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Levels.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cm"/>
    </style:style>
    <style:style style:name="co2" style:family="table-column">
      <style:table-column-properties fo:break-before="auto" style:column-width="6.535cm"/>
    </style:style>
    <style:style style:name="co3" style:family="table-column">
      <style:table-column-properties fo:break-before="auto" style:column-width="2.499cm"/>
    </style:style>
    <style:style style:name="co4" style:family="table-column">
      <style:table-column-properties fo:break-before="auto" style:column-width="2.542cm"/>
    </style:style>
    <style:style style:name="co5" style:family="table-column">
      <style:table-column-properties fo:break-before="auto" style:column-width="2.267cm"/>
    </style:style>
    <style:style style:name="co6" style:family="table-column">
      <style:table-column-properties fo:break-before="auto" style:column-width="1.942cm"/>
    </style:style>
    <style:style style:name="co7" style:family="table-column">
      <style:table-column-properties fo:break-before="auto" style:column-width="1.499cm"/>
    </style:style>
    <style:style style:name="co8" style:family="table-column">
      <style:table-column-properties fo:break-before="auto" style:column-width="1cm"/>
    </style:style>
    <style:style style:name="co9" style:family="table-column">
      <style:table-column-properties fo:break-before="auto" style:column-width="8.962cm"/>
    </style:style>
    <style:style style:name="co10" style:family="table-column">
      <style:table-column-properties fo:break-before="auto" style:column-width="1.799cm"/>
    </style:style>
    <style:style style:name="co11" style:family="table-column">
      <style:table-column-properties fo:break-before="auto" style:column-width="1.7cm"/>
    </style:style>
    <style:style style:name="co12" style:family="table-column">
      <style:table-column-properties fo:break-before="auto" style:column-width="5.8cm"/>
    </style:style>
    <style:style style:name="co13" style:family="table-column">
      <style:table-column-properties fo:break-before="auto" style:column-width="4.466cm"/>
    </style:style>
    <style:style style:name="co14" style:family="table-column">
      <style:table-column-properties fo:break-before="auto" style:column-width="1.199cm"/>
    </style:style>
    <style:style style:name="co15" style:family="table-column">
      <style:table-column-properties fo:break-before="auto" style:column-width="4.47cm"/>
    </style:style>
    <style:style style:name="co16" style:family="table-column">
      <style:table-column-properties fo:break-before="auto" style:column-width="6.001cm"/>
    </style:style>
    <style:style style:name="co17" style:family="table-column">
      <style:table-column-properties fo:break-before="auto" style:column-width="7.999cm"/>
    </style:style>
    <style:style style:name="co18" style:family="table-column">
      <style:table-column-properties fo:break-before="auto" style:column-width="1.58cm"/>
    </style:style>
    <style:style style:name="co19" style:family="table-column">
      <style:table-column-properties fo:break-before="auto" style:column-width="5.826cm"/>
    </style:style>
    <style:style style:name="co20" style:family="table-column">
      <style:table-column-properties fo:break-before="auto" style:column-width="1.914cm"/>
    </style:style>
    <style:style style:name="co21" style:family="table-column">
      <style:table-column-properties fo:break-before="auto" style:column-width="2.496cm"/>
    </style:style>
    <style:style style:name="co22" style:family="table-column">
      <style:table-column-properties fo:break-before="auto" style:column-width="13.458cm"/>
    </style:style>
    <style:style style:name="co23" style:family="table-column">
      <style:table-column-properties fo:break-before="auto" style:column-width="3.08cm"/>
    </style:style>
    <style:style style:name="co24" style:family="table-column">
      <style:table-column-properties fo:break-before="auto" style:column-width="2.692cm"/>
    </style:style>
    <style:style style:name="co25" style:family="table-column">
      <style:table-column-properties fo:break-before="auto" style:column-width="4.135cm"/>
    </style:style>
    <style:style style:name="co26" style:family="table-column">
      <style:table-column-properties fo:break-before="auto" style:column-width="10.682cm"/>
    </style:style>
    <style:style style:name="co27" style:family="table-column">
      <style:table-column-properties fo:break-before="auto" style:column-width="18.842cm"/>
    </style:style>
    <style:style style:name="co28" style:family="table-column">
      <style:table-column-properties fo:break-before="auto" style:column-width="7.685cm"/>
    </style:style>
    <style:style style:name="co29" style:family="table-column">
      <style:table-column-properties fo:break-before="auto" style:column-width="7.158cm"/>
    </style:style>
    <style:style style:name="co30" style:family="table-column">
      <style:table-column-properties fo:break-before="auto" style:column-width="6.242cm"/>
    </style:style>
    <style:style style:name="co31" style:family="table-column">
      <style:table-column-properties fo:break-before="auto" style:column-width="3cm"/>
    </style:style>
    <style:style style:name="co32" style:family="table-column">
      <style:table-column-properties fo:break-before="auto" style:column-width="6.687cm"/>
    </style:style>
    <style:style style:name="co33" style:family="table-column">
      <style:table-column-properties fo:break-before="auto" style:column-width="1.886cm"/>
    </style:style>
    <style:style style:name="co34" style:family="table-column">
      <style:table-column-properties fo:break-before="auto" style:column-width="4.001cm"/>
    </style:style>
    <style:style style:name="co35" style:family="table-column">
      <style:table-column-properties fo:break-before="auto" style:column-width="4.577cm"/>
    </style:style>
    <style:style style:name="co36" style:family="table-column">
      <style:table-column-properties fo:break-before="auto" style:column-width="4.383cm"/>
    </style:style>
    <style:style style:name="co37" style:family="table-column">
      <style:table-column-properties fo:break-before="auto" style:column-width="4.161cm"/>
    </style:style>
    <style:style style:name="co38" style:family="table-column">
      <style:table-column-properties fo:break-before="auto" style:column-width="3.995cm"/>
    </style:style>
    <style:style style:name="co39" style:family="table-column">
      <style:table-column-properties fo:break-before="auto" style:column-width="21.394cm"/>
    </style:style>
    <style:style style:name="co40" style:family="table-column">
      <style:table-column-properties fo:break-before="auto" style:column-width="5.022cm"/>
    </style:style>
    <style:style style:name="co41" style:family="table-column">
      <style:table-column-properties fo:break-before="auto" style:column-width="2.27cm"/>
    </style:style>
    <style:style style:name="co42" style:family="table-column">
      <style:table-column-properties fo:break-before="auto" style:column-width="15.734cm"/>
    </style:style>
    <style:style style:name="ro1" style:family="table-row">
      <style:table-row-properties style:row-height="0.921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75cm" fo:break-before="auto" style:use-optimal-row-height="false"/>
    </style:style>
    <style:style style:name="ro5" style:family="table-row">
      <style:table-row-properties style:row-height="0.55cm" fo:break-before="auto" style:use-optimal-row-height="false"/>
    </style:style>
    <style:style style:name="ro6" style:family="table-row">
      <style:table-row-properties style:row-height="0.469cm" fo:break-before="auto" style:use-optimal-row-height="false"/>
    </style:style>
    <style:style style:name="ro7" style:family="table-row">
      <style:table-row-properties style:row-height="0.6cm" fo:break-before="auto" style:use-optimal-row-height="false"/>
    </style:style>
    <style:style style:name="ro8" style:family="table-row">
      <style:table-row-properties style:row-height="1.799cm" fo:break-before="auto" style:use-optimal-row-height="false"/>
    </style:style>
    <style:style style:name="ro9" style:family="table-row">
      <style:table-row-properties style:row-height="0.499cm" fo:break-before="auto" style:use-optimal-row-height="false"/>
    </style:style>
    <style:style style:name="ro10" style:family="table-row">
      <style:table-row-properties style:row-height="0.552cm" fo:break-before="auto" style:use-optimal-row-height="true"/>
    </style:style>
    <style:style style:name="ro11" style:family="table-row">
      <style:table-row-properties style:row-height="1cm" fo:break-before="auto" style:use-optimal-row-height="false"/>
    </style:style>
    <style:style style:name="ro12" style:family="table-row">
      <style:table-row-properties style:row-height="1.499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style:text-properties style:font-name="Arial" fo:font-weight="bold"/>
    </style:style>
    <style:style style:name="ce2" style:family="table-cell" style:parent-style-name="Default">
      <style:text-properties style:font-name="Arial"/>
    </style:style>
    <style:style style:name="ce3" style:family="table-cell" style:parent-style-name="Default">
      <style:table-cell-properties fo:background-color="#cccccc" style:text-align-source="fix" style:repeat-content="false" style:vertical-align="middle"/>
      <style:paragraph-properties fo:text-align="center"/>
      <style:text-properties style:font-name="Arial" fo:font-weight="bold"/>
    </style:style>
    <style:style style:name="ce4" style:family="table-cell" style:parent-style-name="Default">
      <style:table-cell-properties style:text-align-source="fix" style:repeat-content="false"/>
      <style:paragraph-properties fo:text-align="center" fo:margin-left="0cm"/>
      <style:text-properties style:font-name="Arial"/>
    </style:style>
    <style:style style:name="ce5" style:family="table-cell" style:parent-style-name="Default">
      <style:table-cell-properties fo:background-color="#cccccc" style:text-align-source="fix" style:repeat-content="false"/>
      <style:paragraph-properties fo:text-align="center" fo:margin-left="0cm"/>
      <style:text-properties style:font-name="Arial"/>
    </style:style>
    <style:style style:name="ce6" style:family="table-cell" style:parent-style-name="Default">
      <style:table-cell-properties fo:background-color="#cccccc"/>
      <style:text-properties style:font-name="Arial"/>
    </style:style>
    <style:style style:name="ce7" style:family="table-cell" style:parent-style-name="Default">
      <style:table-cell-properties fo:background-color="#ccffff" style:text-align-source="fix" style:repeat-content="false"/>
      <style:paragraph-properties fo:text-align="center" fo:margin-left="0cm"/>
      <style:text-properties style:font-name="Arial"/>
    </style:style>
    <style:style style:name="ce8" style:family="table-cell" style:parent-style-name="Default">
      <style:table-cell-properties style:text-align-source="fix" style:repeat-content="false" fo:background-color="transparent"/>
      <style:paragraph-properties fo:text-align="center" fo:margin-left="0cm"/>
      <style:text-properties style:font-name="Arial"/>
    </style:style>
    <style:style style:name="ce9" style:family="table-cell" style:parent-style-name="Default" style:data-style-name="N1">
      <style:table-cell-properties fo:background-color="#ccffff" style:text-align-source="fix" style:repeat-content="false"/>
      <style:paragraph-properties fo:text-align="center" fo:margin-left="0cm"/>
      <style:text-properties style:font-name="Arial"/>
    </style:style>
    <style:style style:name="ce10" style:family="table-cell" style:parent-style-name="Default" style:data-style-name="N1">
      <style:table-cell-properties fo:background-color="#e6e6e6" style:text-align-source="fix" style:repeat-content="false"/>
      <style:paragraph-properties fo:text-align="center" fo:margin-left="0cm"/>
      <style:text-properties style:font-name="Arial"/>
    </style:style>
    <style:style style:name="ce11" style:family="table-cell" style:parent-style-name="Default">
      <style:table-cell-properties style:text-align-source="fix" style:repeat-content="false"/>
      <style:paragraph-properties fo:text-align="start" fo:margin-left="0cm"/>
      <style:text-properties style:font-name="Arial" fo:font-weight="bold"/>
    </style:style>
    <style:style style:name="ce12" style:family="table-cell" style:parent-style-name="Default">
      <style:table-cell-properties fo:background-color="#ccccff"/>
      <style:text-properties style:font-name="Arial"/>
    </style:style>
    <style:style style:name="ce13" style:family="table-cell" style:parent-style-name="Default">
      <style:table-cell-properties fo:background-color="transparent"/>
      <style:text-properties style:font-name="Arial"/>
    </style:style>
    <style:style style:name="ce14" style:family="table-cell" style:parent-style-name="Default">
      <style:table-cell-properties fo:background-color="#ccffff"/>
      <style:text-properties style:font-name="Arial"/>
    </style:style>
    <style:style style:name="ce15" style:family="table-cell" style:parent-style-name="Default">
      <style:table-cell-properties fo:background-color="#ffff66"/>
      <style:text-properties style:font-name="Arial"/>
    </style:style>
    <style:style style:name="ce16" style:family="table-cell" style:parent-style-name="Default">
      <style:table-cell-properties fo:background-color="#ccffff"/>
      <style:text-properties style:use-window-font-color="true" style:font-name="Arial"/>
    </style:style>
    <style:style style:name="ce17" style:family="table-cell" style:parent-style-name="Default">
      <style:table-cell-properties fo:background-color="transparent"/>
      <style:text-properties style:use-window-font-color="true" style:font-name="Arial"/>
    </style:style>
    <style:style style:name="ce18" style:family="table-cell" style:parent-style-name="Default">
      <style:table-cell-properties fo:background-color="#ff8080"/>
      <style:text-properties style:font-name="Arial"/>
    </style:style>
    <style:style style:name="ce19" style:family="table-cell" style:parent-style-name="Default">
      <style:table-cell-properties style:text-align-source="fix" style:repeat-content="false"/>
      <style:paragraph-properties fo:text-align="start" fo:margin-left="0cm"/>
      <style:text-properties style:font-name="Arial"/>
    </style:style>
    <style:style style:name="ce20" style:family="table-cell" style:parent-style-name="Default">
      <style:table-cell-properties fo:background-color="#cccccc" style:text-align-source="fix" style:repeat-content="false"/>
      <style:paragraph-properties fo:text-align="start" fo:margin-left="0cm"/>
      <style:text-properties style:font-name="Arial"/>
    </style:style>
    <style:style style:name="ce21" style:family="table-cell" style:parent-style-name="Default" style:data-style-name="N1">
      <style:table-cell-properties style:text-align-source="fix" style:repeat-content="false"/>
      <style:paragraph-properties fo:text-align="start" fo:margin-left="0cm"/>
      <style:text-properties style:font-name="Arial"/>
    </style:style>
    <style:style style:name="ce22" style:family="table-cell" style:parent-style-name="Default">
      <style:table-cell-properties style:text-align-source="fix" style:repeat-content="false" style:vertical-align="middle"/>
      <style:paragraph-properties fo:text-align="center"/>
      <style:text-properties fo:font-weight="bold"/>
    </style:style>
    <style:style style:name="ce23" style:family="table-cell" style:parent-style-name="Default">
      <style:table-cell-properties fo:background-color="#cccccc" style:text-align-source="fix" style:repeat-content="false" style:vertical-align="middle"/>
      <style:paragraph-properties fo:text-align="center"/>
      <style:text-properties fo:font-weight="bold"/>
    </style:style>
    <style:style style:name="ce24" style:family="table-cell" style:parent-style-name="Default">
      <style:table-cell-properties style:text-align-source="fix" style:repeat-content="false"/>
      <style:paragraph-properties fo:text-align="center" fo:margin-left="0cm"/>
    </style:style>
    <style:style style:name="ce25" style:family="table-cell" style:parent-style-name="синий">
      <style:table-cell-properties fo:background-color="transparent"/>
      <style:map style:condition="cell-content()&gt;=1" style:apply-style-name="синий" style:base-cell-address="Покупатели.L63"/>
    </style:style>
    <style:style style:name="ce26" style:family="table-cell" style:parent-style-name="Default">
      <style:table-cell-properties fo:background-color="#cccccc" style:text-align-source="fix" style:repeat-content="false"/>
      <style:paragraph-properties fo:text-align="center" fo:margin-left="0cm"/>
    </style:style>
    <style:style style:name="ce27" style:family="table-cell" style:parent-style-name="Default">
      <style:table-cell-properties style:text-align-source="fix" style:repeat-content="false" style:vertical-align="middle"/>
      <style:paragraph-properties fo:text-align="center"/>
      <style:text-properties fo:font-size="8pt"/>
    </style:style>
    <style:style style:name="ce28" style:family="table-cell" style:parent-style-name="Default">
      <style:table-cell-properties fo:background-color="#cccccc"/>
    </style:style>
    <style:style style:name="ce29"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30" style:family="table-cell" style:parent-style-name="синий">
      <style:table-cell-properties fo:background-color="transparent"/>
      <style:map style:condition="cell-content()&gt;=1" style:apply-style-name="синий" style:base-cell-address="Покупатели.L63"/>
    </style:style>
    <style:style style:name="ce31" style:family="table-cell" style:parent-style-name="Default">
      <style:text-properties fo:font-size="8pt"/>
    </style:style>
    <style:style style:name="ce32" style:family="table-cell" style:parent-style-name="Default">
      <style:table-cell-properties fo:background-color="transparent"/>
    </style:style>
    <style:style style:name="ce33" style:family="table-cell" style:parent-style-name="синий">
      <style:table-cell-properties fo:background-color="transparent"/>
      <style:map style:condition="cell-content()&gt;=1" style:apply-style-name="синий" style:base-cell-address="Покупатели.L63"/>
    </style:style>
    <style:style style:name="ce34"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35" style:family="table-cell" style:parent-style-name="синий">
      <style:table-cell-properties fo:background-color="transparent"/>
      <style:map style:condition="cell-content()&gt;=1" style:apply-style-name="синий" style:base-cell-address="Покупатели.L63"/>
    </style:style>
    <style:style style:name="ce36" style:family="table-cell" style:parent-style-name="Default">
      <style:table-cell-properties fo:background-color="#ffff66"/>
    </style:style>
    <style:style style:name="ce37" style:family="table-cell" style:parent-style-name="Default">
      <style:table-cell-properties fo:background-color="#ff8080"/>
    </style:style>
    <style:style style:name="ce38" style:family="table-cell" style:parent-style-name="Default">
      <style:table-cell-properties fo:background-color="#ccccff"/>
    </style:style>
    <style:style style:name="ce39" style:family="table-cell" style:parent-style-name="Default">
      <style:table-cell-properties fo:border-bottom="none" fo:border-left="none" fo:border-right="0.002cm solid #000000" fo:border-top="none"/>
    </style:style>
    <style:style style:name="ce40" style:family="table-cell" style:parent-style-name="Default">
      <style:table-cell-properties fo:border-bottom="none" fo:background-color="#cccccc" fo:border-left="none" fo:border-right="0.002cm solid #000000" fo:border-top="none"/>
    </style:style>
    <style:style style:name="ce41" style:family="table-cell" style:parent-style-name="Default">
      <style:table-cell-properties fo:border-bottom="none" fo:border-left="none" fo:border-right="0.002cm solid #000000" fo:border-top="none"/>
      <style:text-properties fo:font-size="8pt"/>
    </style:style>
    <style:style style:name="ce42" style:family="table-cell" style:parent-style-name="Default">
      <style:table-cell-properties fo:border-bottom="none" style:text-align-source="fix" style:repeat-content="false" fo:border-left="none" fo:border-right="0.002cm solid #000000" fo:border-top="none"/>
      <style:paragraph-properties fo:text-align="center" fo:margin-left="0cm"/>
    </style:style>
    <style:style style:name="ce43" style:family="table-cell" style:parent-style-name="Default">
      <style:table-cell-properties fo:border-bottom="none" fo:border-left="none" fo:border-right="0.002cm solid #000000" fo:border-top="none"/>
      <style:text-properties fo:font-weight="bold"/>
    </style:style>
    <style:style style:name="ce44" style:family="table-cell" style:parent-style-name="Default">
      <style:table-cell-properties fo:border-bottom="none" fo:background-color="#cccccc" style:text-align-source="fix" style:repeat-content="false" fo:border-left="none" fo:border-right="0.002cm solid #000000" fo:border-top="none" style:vertical-align="middle"/>
      <style:paragraph-properties fo:text-align="center"/>
      <style:text-properties fo:font-weight="bold"/>
    </style:style>
    <style:style style:name="ce45" style:family="table-cell" style:parent-style-name="Default">
      <style:table-cell-properties fo:border-bottom="none" fo:background-color="#cccccc" style:text-align-source="fix" style:repeat-content="false" fo:border-left="none" fo:border-right="0.002cm solid #000000" fo:border-top="none"/>
      <style:paragraph-properties fo:text-align="center" fo:margin-left="0cm"/>
    </style:style>
    <style:style style:name="ce46" style:family="table-cell" style:parent-style-name="Default">
      <style:table-cell-properties style:text-align-source="fix" style:repeat-content="false" style:vertical-align="middle"/>
      <style:paragraph-properties fo:text-align="center"/>
    </style:style>
    <style:style style:name="ce47" style:family="table-cell" style:parent-style-name="Default">
      <style:table-cell-properties fo:border-bottom="none" fo:background-color="#cccccc" style:text-align-source="fix" style:repeat-content="false" fo:border-left="0.002cm solid #000000" fo:border-right="0.002cm solid #000000" fo:border-top="none" style:vertical-align="middle"/>
      <style:paragraph-properties fo:text-align="center"/>
      <style:text-properties fo:font-weight="bold"/>
    </style:style>
    <style:style style:name="ce48" style:family="table-cell" style:parent-style-name="Default">
      <style:table-cell-properties style:text-align-source="fix" style:repeat-content="false" fo:background-color="transparent" style:vertical-align="middle"/>
      <style:paragraph-properties fo:text-align="center"/>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table-cell-properties style:text-align-source="fix" style:repeat-content="false"/>
      <style:paragraph-properties fo:text-align="center" fo:margin-left="0cm"/>
      <style:map style:condition="cell-content()&gt;=1" style:apply-style-name="синий" style:base-cell-address="'Рецепты ингред'.Y68"/>
      <style:map style:condition="cell-content()=0" style:apply-style-name="white_20_font" style:base-cell-address="'Рецепты ингред'.Y68"/>
    </style:style>
    <style:style style:name="ce50" style:family="table-cell" style:parent-style-name="синий">
      <style:table-cell-properties fo:background-color="transparent" fo:border="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51" style:family="table-cell" style:parent-style-name="Default">
      <style:map style:condition="cell-content()&gt;=1" style:apply-style-name="синий" style:base-cell-address="'Рецепты ингред'.Y68"/>
      <style:map style:condition="cell-content()=0" style:apply-style-name="white_20_font" style:base-cell-address="'Рецепты ингред'.Y68"/>
    </style:style>
    <style:style style:name="ce52" style:family="table-cell" style:parent-style-name="Default">
      <style:table-cell-properties fo:background-color="#ffff00"/>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54" style:family="table-cell" style:parent-style-name="синий">
      <style:table-cell-properties fo:background-color="transparent"/>
      <style:text-properties fo:font-weight="bold"/>
    </style:style>
    <style:style style:name="ce55" style:family="table-cell" style:parent-style-name="синий">
      <style:table-cell-properties fo:background-color="transparent"/>
      <style:map style:condition="cell-content()&gt;=1" style:apply-style-name="синий" style:base-cell-address="Покупатели.L63"/>
    </style:style>
    <style:style style:name="ce56"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Рецепты ингред'.Y68"/>
      <style:map style:condition="cell-content()=0" style:apply-style-name="white_20_font" style:base-cell-address="'Рецепты ингред'.Y68"/>
    </style:style>
    <style:style style:name="ce57" style:family="table-cell" style:parent-style-name="Default">
      <style:table-cell-properties style:text-align-source="fix" style:repeat-content="false"/>
      <style:paragraph-properties fo:text-align="center" fo:margin-left="0cm"/>
      <style:text-properties fo:font-size="8pt"/>
      <style:map style:condition="cell-content()&gt;=1" style:apply-style-name="синий" style:base-cell-address="'Рецепты ингред'.Y68"/>
      <style:map style:condition="cell-content()=0" style:apply-style-name="white_20_font" style:base-cell-address="'Рецепты ингред'.Y68"/>
    </style:style>
    <style:style style:name="ce58" style:family="table-cell" style:parent-style-name="Default">
      <style:table-cell-properties fo:border-bottom="none" fo:border-left="none" fo:border-right="0.002cm solid #000000" fo:border-top="none"/>
      <style:text-properties fo:font-weight="bold"/>
      <style:map style:condition="cell-content()=0" style:apply-style-name="Default" style:base-cell-address="Бонусы.Z1"/>
    </style:style>
    <style:style style:name="ce59"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Бонусы.Z1"/>
    </style:style>
    <style:style style:name="ce60" style:family="table-cell" style:parent-style-name="Default">
      <style:table-cell-properties fo:border-bottom="none" fo:border-left="none" fo:border-right="0.002cm solid #000000" fo:border-top="none"/>
      <style:text-properties fo:font-size="8pt" fo:font-weight="bold"/>
      <style:map style:condition="cell-content()=0" style:apply-style-name="Default" style:base-cell-address="Бонусы.Z1"/>
    </style:style>
    <style:style style:name="ce61" style:family="table-cell" style:parent-style-name="синий">
      <style:table-cell-properties fo:border-bottom="none" style:text-align-source="fix" style:repeat-content="false" fo:background-color="transparent" fo:border-left="none" fo:border-right="0.002cm solid #000000" fo:border-top="none"/>
      <style:paragraph-properties fo:text-align="center" fo:margin-left="0cm"/>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2" style:family="table-cell" style:parent-style-name="синий">
      <style:table-cell-properties fo:border-bottom="none" fo:background-color="transparent" fo:border-left="none" fo:border-right="0.002cm solid #000000"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3" style:family="table-cell" style:parent-style-name="синий">
      <style:table-cell-properties fo:border-bottom="none" fo:background-color="transparent" fo:border-left="none" fo:border-right="0.002cm solid #000000" fo:border-top="none"/>
      <style:text-properties fo:font-weight="bold"/>
      <style:map style:condition="cell-content()=0" style:apply-style-name="Default" style:base-cell-address="Бонусы.Z1"/>
    </style:style>
    <style:style style:name="ce64"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Бонусы.Z1"/>
    </style:style>
    <style:style style:name="ce65" style:family="table-cell" style:parent-style-name="Default">
      <style:table-cell-properties fo:border-bottom="none" fo:border-left="none" fo:border-right="0.002cm solid #000000"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6" style:family="table-cell" style:parent-style-name="Default">
      <style:table-cell-properties fo:border-bottom="none" fo:border-left="0.002cm solid #000000" fo:border-right="none" fo:border-top="none"/>
    </style:style>
    <style:style style:name="ce67"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style>
    <style:style style:name="ce68" style:family="table-cell" style:parent-style-name="Default">
      <style:table-cell-properties fo:border-bottom="none" fo:background-color="#cccccc" fo:border-left="0.002cm solid #000000" fo:border-right="none" fo:border-top="none"/>
    </style:style>
    <style:style style:name="ce69"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text-properties fo:font-size="8pt"/>
    </style:style>
    <style:style style:name="ce70" style:family="table-cell" style:parent-style-name="синий">
      <style:table-cell-properties fo:border-bottom="none" fo:background-color="#cccccc" fo:border-left="0.002cm solid #000000" fo:border-right="none" fo:border-top="none"/>
      <style:map style:condition="cell-content()&gt;=1" style:apply-style-name="синий" style:base-cell-address="Покупатели.L63"/>
    </style:style>
    <style:style style:name="ce71" style:family="table-cell" style:parent-style-name="Default">
      <style:table-cell-properties fo:background-color="transparent"/>
      <style:map style:condition="cell-content()&gt;=1" style:apply-style-name="синий" style:base-cell-address="'Рецепты ингред'.Y68"/>
      <style:map style:condition="cell-content()=0" style:apply-style-name="white_20_font" style:base-cell-address="'Рецепты ингред'.Y68"/>
    </style:style>
    <style:style style:name="ce72" style:family="table-cell" style:parent-style-name="синий">
      <style:table-cell-properties fo:border-bottom="none" fo:background-color="transparent" fo:border-left="0.002cm solid #000000" fo:border-right="none"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73" style:family="table-cell" style:parent-style-name="Default">
      <style:text-properties fo:font-weight="bold"/>
    </style:style>
    <style:style style:name="ce74"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fo:font-size="8pt"/>
    </style:style>
    <style:style style:name="ce75" style:family="table-cell" style:parent-style-name="Default">
      <style:table-cell-properties fo:border-bottom="none" fo:background-color="#cccccc" fo:border-left="none" fo:border-right="0.002cm solid #000000" fo:border-top="none"/>
      <style:text-properties fo:font-weight="bold"/>
    </style:style>
    <style:style style:name="ce76" style:family="table-cell" style:parent-style-name="Default">
      <style:table-cell-properties fo:border-bottom="none" fo:border-left="none" fo:border-right="0.002cm solid #000000" fo:border-top="none"/>
      <style:text-properties fo:font-size="8pt" fo:font-weight="bold"/>
    </style:style>
    <style:style style:name="ce77" style:family="table-cell" style:parent-style-name="Default">
      <style:table-cell-properties style:text-align-source="fix" style:repeat-content="false" style:vertical-align="middle"/>
      <style:paragraph-properties fo:text-align="center"/>
      <style:text-properties style:font-name="Arial"/>
    </style:style>
    <style:style style:name="ce78" style:family="table-cell" style:parent-style-name="Default" style:data-style-name="N100">
      <style:table-cell-properties fo:background-color="transparent"/>
      <style:text-properties style:font-name="Arial"/>
    </style:style>
    <style:style style:name="ce79"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1"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82" style:family="table-cell" style:parent-style-name="blue">
      <style:table-cell-properties style:cell-protect="protected" style:print-content="true" fo:background-color="transparent"/>
      <style:text-properties style:font-name="Arial"/>
      <style:map style:condition="cell-content()&gt;=1" style:apply-style-name="blue" style:base-cell-address="'1 _ American'.S22"/>
    </style:style>
    <style:style style:name="ce83" style:family="table-cell" style:parent-style-name="Default">
      <style:table-cell-properties fo:background-color="transparent"/>
      <style:text-properties style:font-name="Arial"/>
      <style:map style:condition="cell-content()&gt;=1" style:apply-style-name="blue" style:base-cell-address="'1 _ American'.S22"/>
    </style:style>
    <style:style style:name="ce84" style:family="table-cell" style:parent-style-name="Default">
      <style:table-cell-properties style:rotation-angle="0"/>
      <style:text-properties style:font-name="Arial"/>
    </style:style>
    <style:style style:name="ce85" style:family="table-cell" style:parent-style-name="Default">
      <style:text-properties style:font-name="Arial" fo:font-size="10pt" fo:font-weight="bold"/>
    </style:style>
    <style:style style:name="ce86"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87" style:family="table-cell" style:parent-style-name="blue">
      <style:table-cell-properties style:cell-protect="protected" style:print-content="true" fo:background-color="transparent"/>
      <style:text-properties style:font-name="Arial" fo:font-size="10pt" fo:font-weight="bold"/>
    </style:style>
    <style:style style:name="ce88" style:family="table-cell" style:parent-style-name="blue" style:data-style-name="N2">
      <style:table-cell-properties style:cell-protect="protected" style:print-content="true" fo:background-color="transparent"/>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89" style:family="table-cell" style:parent-style-name="Default">
      <style:table-cell-properties style:rotation-angle="0"/>
      <style:text-properties style:font-name="Arial" fo:font-size="10pt" fo:font-weight="bold"/>
    </style:style>
    <style:style style:name="ce90" style:family="table-cell" style:parent-style-name="Default">
      <style:table-cell-properties fo:border-bottom="0.002cm solid #000000" fo:border-left="none" fo:border-right="none" fo:border-top="none"/>
      <style:text-properties style:font-name="Arial"/>
    </style:style>
    <style:style style:name="ce91" style:family="table-cell" style:parent-style-name="Default">
      <style:table-cell-properties fo:background-color="transparent"/>
      <style:text-properties style:font-name="Arial" fo:font-style="italic"/>
    </style:style>
    <style:style style:name="ce92" style:family="table-cell" style:parent-style-name="Default">
      <style:text-properties style:font-name="Arial" fo:font-style="italic"/>
    </style:style>
    <style:style style:name="ce93"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4" style:family="table-cell" style:parent-style-name="Default">
      <style:text-properties style:font-name="Arial"/>
      <style:map style:condition="cell-content()&gt;=1" style:apply-style-name="blue" style:base-cell-address="'1 _ American'.S22"/>
    </style:style>
    <style:style style:name="ce95"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1 _ American'.S22"/>
    </style:style>
    <style:style style:name="ce96" style:family="table-cell" style:parent-style-name="Default">
      <style:text-properties style:font-name="Arial" fo:font-weight="bold"/>
    </style:style>
    <style:style style:name="ce97" style:family="table-cell" style:parent-style-name="Default">
      <style:text-properties style:font-name="Arial"/>
      <style:map style:condition="cell-content()=1" style:apply-style-name="blue2" style:base-cell-address="'1 _ American'.T26"/>
    </style:style>
    <style:style style:name="ce98" style:family="table-cell" style:parent-style-name="Default">
      <style:map style:condition="cell-content()&gt;=1" style:apply-style-name="blue" style:base-cell-address="'1 _ American'.S22"/>
    </style:style>
    <style:style style:name="ce99"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100" style:family="table-cell" style:parent-style-name="Default">
      <style:text-properties style:font-name="Arial" fo:font-size="10pt"/>
    </style:style>
    <style:style style:name="ce101" style:family="table-cell" style:parent-style-name="Default" style:data-style-name="N1">
      <style:text-properties style:font-name="Arial"/>
    </style:style>
    <style:style style:name="ce102" style:family="table-cell" style:parent-style-name="Default">
      <style:table-cell-properties fo:border="none"/>
      <style:text-properties style:font-name="Arial"/>
      <style:map style:condition="cell-content()&gt;=1" style:apply-style-name="blue" style:base-cell-address="'1 _ American'.S22"/>
    </style:style>
    <style:style style:name="ce103" style:family="table-cell" style:parent-style-name="Default">
      <style:table-cell-properties style:rotation-angle="0"/>
      <style:text-properties style:font-name="Arial" fo:font-size="10pt" fo:language="en" fo:country="US" style:font-size-asian="6.80000019073486pt" style:language-asian="en" style:country-asian="US" style:font-size-complex="6.80000019073486pt" style:language-complex="en" style:country-complex="US"/>
    </style:style>
    <style:style style:name="ce10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06" style:family="table-cell" style:parent-style-name="blue">
      <style:table-cell-properties style:cell-protect="protected" style:print-content="true" fo:background-color="transparent"/>
      <style:text-properties style:font-name="Arial"/>
      <style:map style:condition="cell-content()&gt;=1" style:apply-style-name="blue" style:base-cell-address="'1 _ American'.S22"/>
    </style:style>
    <style:style style:name="ce107" style:family="table-cell" style:parent-style-name="Default">
      <style:table-cell-properties fo:background-color="transparent"/>
      <style:text-properties style:font-name="Arial"/>
      <style:map style:condition="cell-content()&gt;=1" style:apply-style-name="blue" style:base-cell-address="'1 _ American'.S22"/>
    </style:style>
    <style:style style:name="ce108" style:family="table-cell" style:parent-style-name="Default">
      <style:table-cell-properties fo:border-bottom="0.002cm solid #000000" fo:background-color="transparent" fo:border-left="none" fo:border-right="none"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ext-properties style:font-name="Arial"/>
      <style:map style:condition="cell-content()&gt;=1" style:apply-style-name="blue" style:base-cell-address="'1 _ American'.S22"/>
    </style:style>
    <style:style style:name="ce110"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1 _ American'.S22"/>
    </style:style>
    <style:style style:name="ce111" style:family="table-cell" style:parent-style-name="Default">
      <style:text-properties style:font-name="Arial"/>
      <style:map style:condition="cell-content()=1" style:apply-style-name="blue2" style:base-cell-address="'1 _ American'.T26"/>
    </style:style>
    <style:style style:name="ce112" style:family="table-cell" style:parent-style-name="Default">
      <style:map style:condition="cell-content()&gt;=1" style:apply-style-name="blue" style:base-cell-address="'1 _ American'.S22"/>
    </style:style>
    <style:style style:name="ce113" style:family="table-cell" style:parent-style-name="Default">
      <style:table-cell-properties fo:border="none"/>
      <style:text-properties style:font-name="Arial"/>
      <style:map style:condition="cell-content()&gt;=1" style:apply-style-name="blue" style:base-cell-address="'1 _ American'.S22"/>
    </style:style>
    <style:style style:name="ce114" style:family="table-cell" style:parent-style-name="Default">
      <style:table-cell-properties fo:border-bottom="none" fo:border-left="0.002cm solid #000000" fo:border-right="none" fo:border-top="0.002cm solid #000000"/>
      <style:text-properties style:font-name="Arial"/>
      <style:map style:condition="cell-content()&gt;=1" style:apply-style-name="blue" style:base-cell-address="'1 _ American'.S22"/>
    </style:style>
    <style:style style:name="ce115" style:family="table-cell" style:parent-style-name="Default">
      <style:table-cell-properties fo:border-bottom="none" fo:border-left="0.002cm solid #000000" fo:border-right="none" fo:border-top="none"/>
      <style:text-properties style:font-name="Arial"/>
      <style:map style:condition="cell-content()&gt;=1" style:apply-style-name="blue" style:base-cell-address="'1 _ American'.S22"/>
    </style:style>
    <style:style style:name="ce116" style:family="table-cell" style:parent-style-name="Default">
      <style:table-cell-properties fo:border-bottom="0.002cm solid #000000" fo:border-left="0.002cm solid #000000" fo:border-right="none" fo:border-top="none"/>
      <style:text-properties style:font-name="Arial"/>
      <style:map style:condition="cell-content()&gt;=1" style:apply-style-name="blue" style:base-cell-address="'1 _ American'.S22"/>
    </style:style>
    <style:style style:name="ce117" style:family="table-cell" style:parent-style-name="Default">
      <style:table-cell-properties fo:border-bottom="none" fo:border-left="none" fo:border-right="none" fo:border-top="0.002cm solid #000000"/>
      <style:text-properties style:font-name="Arial"/>
      <style:map style:condition="cell-content()&gt;=1" style:apply-style-name="blue" style:base-cell-address="'1 _ American'.S22"/>
    </style:style>
    <style:style style:name="ce118" style:family="table-cell" style:parent-style-name="Default">
      <style:table-cell-properties fo:border-bottom="none" fo:border-left="none" fo:border-right="0.002cm solid #000000" fo:border-top="0.002cm solid #000000"/>
      <style:text-properties style:font-name="Arial"/>
      <style:map style:condition="cell-content()&gt;=1" style:apply-style-name="blue" style:base-cell-address="'1 _ American'.S22"/>
    </style:style>
    <style:style style:name="ce119" style:family="table-cell" style:parent-style-name="Default">
      <style:table-cell-properties fo:border-bottom="none" fo:border-left="none" fo:border-right="0.002cm solid #000000" fo:border-top="none"/>
      <style:text-properties style:font-name="Arial"/>
      <style:map style:condition="cell-content()&gt;=1" style:apply-style-name="blue" style:base-cell-address="'1 _ American'.S22"/>
    </style:style>
    <style:style style:name="ce120" style:family="table-cell" style:parent-style-name="Default">
      <style:table-cell-properties fo:border-bottom="0.002cm solid #000000" fo:border-left="none" fo:border-right="0.002cm solid #000000" fo:border-top="none"/>
      <style:text-properties style:font-name="Arial"/>
      <style:map style:condition="cell-content()&gt;=1" style:apply-style-name="blue" style:base-cell-address="'1 _ American'.S22"/>
    </style:style>
    <style:style style:name="ce121" style:family="table-cell" style:parent-style-name="Default" style:data-style-name="N100">
      <style:table-cell-properties fo:background-color="transparent"/>
    </style:style>
    <style:style style:name="ce122" style:family="table-cell" style:parent-style-name="Default" style:data-style-name="N100"/>
    <style:style style:name="ce123"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4"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25"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26" style:family="table-cell" style:parent-style-name="Default">
      <style:table-cell-properties fo:background-color="transparent"/>
      <style:map style:condition="cell-content()&gt;=1" style:apply-style-name="blue" style:base-cell-address="'1 _ American'.S22"/>
    </style:style>
    <style:style style:name="ce127" style:family="table-cell" style:parent-style-name="blue">
      <style:table-cell-properties style:cell-protect="protected" style:print-content="true" fo:background-color="transparent"/>
      <style:text-properties fo:font-weight="bold"/>
    </style:style>
    <style:style style:name="ce128" style:family="table-cell" style:parent-style-name="Default">
      <style:table-cell-properties fo:border-bottom="0.002cm solid #000000" fo:border-left="none" fo:border-right="none" fo:border-top="none"/>
    </style:style>
    <style:style style:name="ce129" style:family="table-cell" style:parent-style-name="Default">
      <style:table-cell-properties fo:border-bottom="none" fo:background-color="transparent" fo:border-left="none" fo:border-right="none" fo:border-top="0.002cm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0" style:family="table-cell" style:parent-style-name="Default">
      <style:table-cell-properties fo:border-bottom="none" fo:background-color="transparent" fo:border-left="none" fo:border-right="none" fo:border-top="0.002cm solid #000000"/>
      <style:text-properties fo:font-style="italic"/>
    </style:style>
    <style:style style:name="ce131" style:family="table-cell" style:parent-style-name="Default">
      <style:text-properties fo:font-style="italic"/>
    </style:style>
    <style:style style:name="ce132"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3" style:family="table-cell" style:parent-style-name="Default">
      <style:map style:condition="cell-content()&gt;=1" style:apply-style-name="blue" style:base-cell-address="'1 _ American'.S22"/>
    </style:style>
    <style:style style:name="ce134"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35"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36" style:family="table-cell" style:parent-style-name="Default">
      <style:map style:condition="cell-content()=1" style:apply-style-name="blue2" style:base-cell-address="'1 _ American'.T26"/>
    </style:style>
    <style:style style:name="ce137"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138" style:family="table-cell" style:parent-style-name="Default">
      <style:text-properties style:font-name="Arial"/>
      <style:map style:condition="cell-content()&gt;=1" style:apply-style-name="blue" style:base-cell-address="'1 _ American'.S22"/>
    </style:style>
    <style:style style:name="ce139" style:family="table-cell" style:parent-style-name="Default">
      <style:table-cell-properties fo:border="none"/>
      <style:text-properties style:font-name="Arial"/>
      <style:map style:condition="cell-content()&gt;=1" style:apply-style-name="blue" style:base-cell-address="'1 _ American'.S22"/>
    </style:style>
    <style:style style:name="ce140"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41"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42"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43"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44"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45"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46"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7" style:family="table-cell" style:parent-style-name="Default">
      <style:table-cell-properties fo:background-color="transparen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8"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49"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50" style:family="table-cell" style:parent-style-name="Default">
      <style:table-cell-properties fo:background-color="transparent"/>
      <style:map style:condition="cell-content()&gt;=1" style:apply-style-name="blue" style:base-cell-address="'1 _ American'.S22"/>
    </style:style>
    <style:style style:name="ce151" style:family="table-cell" style:parent-style-name="Default">
      <style:map style:condition="cell-content()&gt;=1" style:apply-style-name="blue" style:base-cell-address="'1 _ American'.S22"/>
    </style:style>
    <style:style style:name="ce152"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53" style:family="table-cell" style:parent-style-name="Default">
      <style:map style:condition="cell-content()=1" style:apply-style-name="blue2" style:base-cell-address="'1 _ American'.T26"/>
    </style:style>
    <style:style style:name="ce154" style:family="table-cell" style:parent-style-name="Default">
      <style:text-properties style:font-name="Arial"/>
      <style:map style:condition="cell-content()&gt;=1" style:apply-style-name="blue" style:base-cell-address="'1 _ American'.S22"/>
    </style:style>
    <style:style style:name="ce155" style:family="table-cell" style:parent-style-name="Default">
      <style:table-cell-properties fo:border="none"/>
      <style:text-properties style:font-name="Arial"/>
      <style:map style:condition="cell-content()&gt;=1" style:apply-style-name="blue" style:base-cell-address="'1 _ American'.S22"/>
    </style:style>
    <style:style style:name="ce156"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57"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58"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59"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60"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61"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62"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6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4"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65"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66" style:family="table-cell" style:parent-style-name="Default">
      <style:table-cell-properties fo:background-color="transparent"/>
      <style:map style:condition="cell-content()&gt;=1" style:apply-style-name="blue" style:base-cell-address="'1 _ American'.S22"/>
    </style:style>
    <style:style style:name="ce167" style:family="table-cell" style:parent-style-name="Default">
      <style:map style:condition="cell-content()&gt;=1" style:apply-style-name="blue" style:base-cell-address="'1 _ American'.S22"/>
    </style:style>
    <style:style style:name="ce168"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69"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70" style:family="table-cell" style:parent-style-name="Default">
      <style:table-cell-properties fo:border-bottom="none" fo:border-left="none" fo:border-right="none" fo:border-top="0.002cm solid #000000"/>
      <style:text-properties fo:font-weight="bold"/>
    </style:style>
    <style:style style:name="ce171" style:family="table-cell" style:parent-style-name="Default">
      <style:map style:condition="cell-content()=1" style:apply-style-name="blue2" style:base-cell-address="'1 _ American'.T26"/>
    </style:style>
    <style:style style:name="ce172" style:family="table-cell" style:parent-style-name="Default">
      <style:text-properties style:font-name="Arial"/>
      <style:map style:condition="cell-content()&gt;=1" style:apply-style-name="blue" style:base-cell-address="'1 _ American'.S22"/>
    </style:style>
    <style:style style:name="ce173" style:family="table-cell" style:parent-style-name="Default">
      <style:table-cell-properties fo:border="none"/>
      <style:text-properties style:font-name="Arial"/>
      <style:map style:condition="cell-content()&gt;=1" style:apply-style-name="blue" style:base-cell-address="'1 _ American'.S22"/>
    </style:style>
    <style:style style:name="ce174"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75"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76"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77"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78"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79"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80" style:family="table-cell" style:parent-style-name="Default">
      <style:table-cell-properties style:text-align-source="fix" style:repeat-content="false"/>
      <style:paragraph-properties fo:text-align="start" fo:margin-left="0cm"/>
      <style:text-properties fo:font-size="10pt"/>
    </style:style>
    <style:style style:name="ce181" style:family="table-cell" style:parent-style-name="Default">
      <style:table-cell-properties style:text-align-source="fix" style:repeat-content="false" style:vertical-align="middle"/>
      <style:paragraph-properties fo:text-align="start" fo:margin-left="0cm"/>
      <style:text-properties fo:font-size="10pt"/>
    </style:style>
    <style:style style:name="ce182"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3" style:family="table-cell" style:parent-style-name="Default" style:data-style-name="N0">
      <style:table-cell-properties style:text-align-source="fix" style:repeat-content="false"/>
      <style:paragraph-properties fo:text-align="end" fo:margin-left="0cm"/>
    </style:style>
    <style:style style:name="ce184" style:family="table-cell" style:parent-style-name="Default" style:data-style-name="N100">
      <style:table-cell-properties style:text-align-source="fix" style:repeat-content="false"/>
      <style:paragraph-properties fo:text-align="end" fo:margin-left="0cm"/>
    </style:style>
    <style:style style:name="ce185" style:family="table-cell" style:parent-style-name="Default">
      <style:table-cell-properties style:text-align-source="fix" style:repeat-content="false"/>
      <style:paragraph-properties fo:text-align="end" fo:margin-left="0cm"/>
    </style:style>
    <style:style style:name="ce186" style:family="table-cell" style:parent-style-name="Default" style:data-style-name="N0">
      <style:table-cell-properties fo:background-color="transparent"/>
      <style:map style:condition="cell-content()=#ИМЯ?E$3" style:apply-style-name="Default" style:base-cell-address="People.E6"/>
    </style:style>
    <style:style style:name="ce187" style:family="table-cell" style:parent-style-name="Default" style:data-style-name="N0">
      <style:table-cell-properties fo:background-color="#ffff99"/>
      <style:map style:condition="cell-content()=#ИМЯ?E$3" style:apply-style-name="Default" style:base-cell-address="People.E6"/>
    </style:style>
    <style:style style:name="ce188" style:family="table-cell" style:parent-style-name="Default">
      <style:table-cell-properties style:text-align-source="fix" style:repeat-content="false" style:vertical-align="middle"/>
      <style:paragraph-properties fo:text-align="start" fo:margin-left="0cm"/>
      <style:text-properties style:font-name="Arial" fo:font-weight="bold"/>
    </style:style>
    <style:style style:name="ce189" style:family="table-cell" style:parent-style-name="Default">
      <style:text-properties fo:font-weight="normal"/>
    </style:style>
    <style:style style:name="ce190" style:family="table-cell" style:parent-style-name="Default">
      <style:table-cell-properties fo:background-color="#ffff99"/>
    </style:style>
    <style:style style:name="ce191" style:family="table-cell" style:parent-style-name="Default">
      <style:table-cell-properties fo:background-color="#9999cc"/>
    </style:style>
    <style:style style:name="ce192" style:family="table-cell" style:parent-style-name="Default">
      <style:table-cell-properties fo:background-color="#ffcc99"/>
    </style:style>
    <style:style style:name="ce193" style:family="table-cell" style:parent-style-name="Default">
      <style:table-cell-properties fo:background-color="#ccffff"/>
    </style:style>
    <style:style style:name="ce194" style:family="table-cell" style:parent-style-name="Default">
      <style:table-cell-properties fo:background-color="#ffff99"/>
      <style:text-properties fo:font-style="normal"/>
    </style:style>
    <style:style style:name="ce195" style:family="table-cell" style:parent-style-name="Default">
      <style:table-cell-properties fo:background-color="#ffff99"/>
      <style:text-properties fo:font-style="italic"/>
    </style:style>
    <style:style style:name="ce196" style:family="table-cell" style:parent-style-name="Default">
      <style:table-cell-properties fo:border="none"/>
    </style:style>
    <style:style style:name="ce197" style:family="table-cell" style:parent-style-name="Default">
      <style:table-cell-properties fo:background-color="transparent" fo:border="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fo:font-weight="normal"/>
    </style:style>
  </office:automatic-styles>
  <office:body>
    <office:spreadsheet>
      <table:calculation-settings table:use-regular-expressions="false"/>
      <table:table table:name="Уровни" table:style-name="ta1" table:print="false">
        <table:table-column table:style-name="co1" table:number-columns-repeated="19" table:default-cell-style-name="ce2"/>
        <table:table-column table:style-name="co2" table:default-cell-style-name="ce2"/>
        <table:table-column table:style-name="co3" table:default-cell-style-name="ce2"/>
        <table:table-column table:style-name="co4" table:default-cell-style-name="ce19"/>
        <table:table-column table:style-name="co3" table:number-columns-repeated="3" table:default-cell-style-name="ce19"/>
        <table:table-column table:style-name="co2" table:default-cell-style-name="ce2"/>
        <table:table-column table:style-name="co5" table:number-columns-repeated="230" table:default-cell-style-name="ce2"/>
        <table:table-row table:style-name="ro1">
          <table:table-cell table:style-name="ce1" office:value-type="string">
            <text:p>Сводная информация об уровнях</text:p>
          </table:table-cell>
          <table:table-cell table:number-columns-repeated="2"/>
          <table:table-cell/>
          <table:table-cell table:number-columns-repeated="17"/>
          <table:table-cell office:value-type="string">
            <text:p>Quick Play</text:p>
          </table:table-cell>
          <table:table-cell/>
          <table:table-cell office:value-type="string">
            <text:p>Relax Play</text:p>
          </table:table-cell>
          <table:table-cell table:number-columns-repeated="232"/>
        </table:table-row>
        <table:table-row table:style-name="ro2">
          <table:table-cell table:number-columns-repeated="256"/>
        </table:table-row>
        <table:table-row table:style-name="ro2">
          <table:table-cell office:value-type="string">
            <text:p>Уровень</text:p>
          </table:table-cell>
          <table:table-cell office:value-type="string">
            <text:p>Покупателей</text:p>
          </table:table-cell>
          <table:table-cell office:value-type="string">
            <text:p>Типов пок</text:p>
          </table:table-cell>
          <table:table-cell office:value-type="string">
            <text:p>Стейшенов</text:p>
          </table:table-cell>
          <table:table-cell office:value-type="string">
            <text:p>Мусорка</text:p>
          </table:table-cell>
          <table:table-cell office:value-type="string">
            <text:p>Ингредиентов</text:p>
          </table:table-cell>
          <table:table-cell office:value-type="string">
            <text:p>Бонусов</text:p>
          </table:table-cell>
          <table:table-cell office:value-type="string">
            <text:p>Рецептов</text:p>
          </table:table-cell>
          <table:table-cell office:value-type="string">
            <text:p>Рец х2</text:p>
          </table:table-cell>
          <table:table-cell office:value-type="string">
            <text:p>Рец х3</text:p>
          </table:table-cell>
          <table:table-cell office:value-type="string">
            <text:p>Рец х4</text:p>
          </table:table-cell>
          <table:table-cell office:value-type="string">
            <text:p>Ср сложн</text:p>
          </table:table-cell>
          <table:table-cell office:value-type="string">
            <text:p>Мин счет</text:p>
          </table:table-cell>
          <table:table-cell office:value-type="string">
            <text:p>Сред счет</text:p>
          </table:table-cell>
          <table:table-cell office:value-type="string">
            <text:p>Идеал счет</text:p>
          </table:table-cell>
          <table:table-cell office:value-type="string">
            <text:p>Рек цель</text:p>
          </table:table-cell>
          <table:table-cell office:value-type="string">
            <text:p>Рек эксперт</text:p>
          </table:table-cell>
          <table:table-cell office:value-type="string">
            <text:p>Цель</text:p>
          </table:table-cell>
          <table:table-cell office:value-type="string">
            <text:p>Эксперт</text:p>
          </table:table-cell>
          <table:table-cell office:value-type="string">
            <text:p>Особенности уровня</text:p>
          </table:table-cell>
          <table:table-cell/>
          <table:table-cell office:value-type="string">
            <text:p>Score</text:p>
          </table:table-cell>
          <table:table-cell office:value-type="string">
            <text:p>Time</text:p>
          </table:table-cell>
          <table:table-cell office:value-type="string">
            <text:p>Score</text:p>
          </table:table-cell>
          <table:table-cell office:value-type="string">
            <text:p>Time</text:p>
          </table:table-cell>
          <table:table-cell office:value-type="string">
            <text:p>Особенности уровня</text:p>
          </table:table-cell>
          <table:table-cell table:number-columns-repeated="230"/>
        </table:table-row>
        <table:table-row table:style-name="ro2">
          <table:table-cell table:number-columns-repeated="256"/>
        </table:table-row>
        <table:table-row table:style-name="ro2">
          <table:table-cell table:style-name="ce3" office:value-type="string">
            <text:p>Америка</text:p>
          </table:table-cell>
          <table:table-cell table:style-name="ce6" table:number-columns-repeated="20"/>
          <table:table-cell table:style-name="ce20" table:number-columns-repeated="4"/>
          <table:table-cell table:style-name="ce6" table:number-columns-repeated="230"/>
          <table:table-cell/>
        </table:table-row>
        <table:table-row table:style-name="ro2">
          <table:table-cell table:style-name="ce4" office:value-type="float" office:value="1">
            <text:p>1</text:p>
          </table:table-cell>
          <table:table-cell table:style-name="ce7" office:value-type="float" office:value="8">
            <text:p>8</text:p>
          </table:table-cell>
          <table:table-cell table:style-name="ce4" table:formula="oooc:=IF([Покупатели.B6]&gt;0;1;0)+IF([Покупатели.D6]&gt;0;1;0)+IF([Покупатели.F6]&gt;0;1;0)+IF([Покупатели.H6]&gt;0;1;0)+IF([Покупатели.J6]&gt;0;1;0)+IF([Покупатели.L6]&gt;0;1;0)+IF([Покупатели.N6]&gt;0;1;0)+IF([Покупатели.P6]&gt;0;1;0)+IF([Покупатели.R6]&gt;0;1;0)+IF([Покупатели.T6]&gt;0;1;0)+IF([Покупатели.V6]&gt;0;1;0)" office:value-type="float" office:value="1">
            <text:p>1</text:p>
          </table:table-cell>
          <table:table-cell table:style-name="ce4" office:value-type="float" office:value="2">
            <text:p>2</text:p>
          </table:table-cell>
          <table:table-cell table:style-name="ce4" office:value-type="string">
            <text:p>есть</text:p>
          </table:table-cell>
          <table:table-cell table:style-name="ce8" table:formula="oooc:=['1 _ American'.K26]" office:value-type="float" office:value="3">
            <text:p>3</text:p>
          </table:table-cell>
          <table:table-cell table:style-name="ce4" table:formula="oooc:=IF([Бонусы.B6]&gt;0;1;0)+IF([Бонусы.D6]&gt;0;1;0)+IF([Бонусы.F6]&gt;0;1;0)+IF([Бонусы.H6]&gt;0;1;0)+IF([Бонусы.J6]&gt;0;1;0)+IF([Бонусы.L6]&gt;0;1;0)+IF([Бонусы.N6]&gt;0;1;0)+IF([Бонусы.P6]&gt;0;1;0)+IF([Бонусы.R6]&gt;0;1;0)" office:value-type="float" office:value="0">
            <text:p>0</text:p>
          </table:table-cell>
          <table:table-cell table:style-name="ce8" table:formula="oooc:=['1 _ American'.K15]" office:value-type="float" office:value="1">
            <text:p>1</text:p>
          </table:table-cell>
          <table:table-cell table:style-name="ce4" table:formula="oooc:=IF(['1 _ American'.K3]&gt;0;1;0)+IF(['1 _ American'.K4]&gt;0;1;0)+IF(['1 _ American'.K5]&gt;0;1;0)+IF(['1 _ American'.K6]&gt;0;1;0)+IF(['1 _ American'.K7]&gt;0;1;0)+IF(['1 _ American'.K8]&gt;0;1;0)" office:value-type="float" office:value="0">
            <text:p>0</text:p>
          </table:table-cell>
          <table:table-cell table:style-name="ce4" table:formula="oooc:=IF(['1 _ American'.K9]&gt;0;1;0)+IF(['1 _ American'.K10]&gt;0;1;0)+IF(['1 _ American'.K11]&gt;0;1;0)+IF(['1 _ American'.K12]&gt;0;1;0)" office:value-type="float" office:value="1">
            <text:p>1</text:p>
          </table:table-cell>
          <table:table-cell table:style-name="ce4" table:formula="oooc:=IF(['1 _ American'.K13]&gt;0;1;0)+IF(['1 _ American'.K14]&gt;0;1;0)" office:value-type="float" office:value="0">
            <text:p>0</text:p>
          </table:table-cell>
          <table:table-cell table:style-name="ce8" table:formula="oooc:=['1 _ American'.K16]" office:value-type="float" office:value="3">
            <text:p>3</text:p>
          </table:table-cell>
          <table:table-cell table:style-name="ce9" table:formula="oooc:=[.B6]*(['1 _ American'.K32]+[Покупатели.Y6])" office:value-type="float" office:value="784">
            <text:p>784</text:p>
          </table:table-cell>
          <table:table-cell table:style-name="ce9" table:formula="oooc:=[.B6]*(['1 _ American'.K34]+[Покупатели.AB6])" office:value-type="float" office:value="840">
            <text:p>840</text:p>
          </table:table-cell>
          <table:table-cell table:style-name="ce9" table:formula="oooc:=[.B6]*(['1 _ American'.K33]+[Покупатели.Z6])" office:value-type="float" office:value="1256">
            <text:p>1256</text:p>
          </table:table-cell>
          <table:table-cell table:style-name="ce10" table:formula="oooc:=FLOOR(POWER([.M6]*[.M6]*[.N6];1/3);1)" office:value-type="float" office:value="802">
            <text:p>802</text:p>
          </table:table-cell>
          <table:table-cell table:style-name="ce10" table:formula="oooc:=FLOOR(POWER([.N6]*[.N6]*[.O6];1/3);1)" office:value-type="float" office:value="960">
            <text:p>960</text:p>
          </table:table-cell>
          <table:table-cell table:style-name="ce4" office:value-type="float" office:value="500">
            <text:p>500</text:p>
          </table:table-cell>
          <table:table-cell table:style-name="ce4" office:value-type="float" office:value="700">
            <text:p>700</text:p>
          </table:table-cell>
          <table:table-cell table:style-name="ce12" office:value-type="string">
            <text:p>рабочие</text:p>
          </table:table-cell>
          <table:table-cell/>
          <table:table-cell office:value-type="float" office:value="1138">
            <text:p>1138</text:p>
          </table:table-cell>
          <table:table-cell office:value-type="float" office:value="87">
            <text:p>87</text:p>
          </table:table-cell>
          <table:table-cell office:value-type="float" office:value="1117">
            <text:p>1117</text:p>
          </table:table-cell>
          <table:table-cell office:value-type="float" office:value="122">
            <text:p>122</text:p>
          </table:table-cell>
          <table:table-cell table:style-name="ce12" office:value-type="string">
            <text:p>рабочие</text:p>
          </table:table-cell>
          <table:table-cell table:number-columns-repeated="230"/>
        </table:table-row>
        <table:table-row table:style-name="ro2">
          <table:table-cell table:style-name="ce4" office:value-type="float" office:value="2">
            <text:p>2</text:p>
          </table:table-cell>
          <table:table-cell table:style-name="ce7" office:value-type="float" office:value="12">
            <text:p>12</text:p>
          </table:table-cell>
          <table:table-cell table:style-name="ce4" table:formula="oooc:=IF([Покупатели.B7]&gt;0;1;0)+IF([Покупатели.D7]&gt;0;1;0)+IF([Покупатели.F7]&gt;0;1;0)+IF([Покупатели.H7]&gt;0;1;0)+IF([Покупатели.J7]&gt;0;1;0)+IF([Покупатели.L7]&gt;0;1;0)+IF([Покупатели.N7]&gt;0;1;0)+IF([Покупатели.P7]&gt;0;1;0)+IF([Покупатели.R7]&gt;0;1;0)+IF([Покупатели.T7]&gt;0;1;0)+IF([Покупатели.V7]&gt;0;1;0)" office:value-type="float" office:value="1">
            <text:p>1</text:p>
          </table:table-cell>
          <table:table-cell table:style-name="ce4" office:value-type="float" office:value="3">
            <text:p>3</text:p>
          </table:table-cell>
          <table:table-cell table:style-name="ce4" office:value-type="string">
            <text:p>есть</text:p>
          </table:table-cell>
          <table:table-cell table:style-name="ce8" table:formula="oooc:=['1 _ American'.L26]" office:value-type="float" office:value="3">
            <text:p>3</text:p>
          </table:table-cell>
          <table:table-cell table:style-name="ce4" table:formula="oooc:=IF([Бонусы.B7]&gt;0;1;0)+IF([Бонусы.D7]&gt;0;1;0)+IF([Бонусы.F7]&gt;0;1;0)+IF([Бонусы.H7]&gt;0;1;0)+IF([Бонусы.J7]&gt;0;1;0)+IF([Бонусы.L7]&gt;0;1;0)+IF([Бонусы.N7]&gt;0;1;0)+IF([Бонусы.P7]&gt;0;1;0)+IF([Бонусы.R7]&gt;0;1;0)" office:value-type="float" office:value="0">
            <text:p>0</text:p>
          </table:table-cell>
          <table:table-cell table:style-name="ce8" table:formula="oooc:=['1 _ American'.L15]" office:value-type="float" office:value="2">
            <text:p>2</text:p>
          </table:table-cell>
          <table:table-cell table:style-name="ce4" table:formula="oooc:=IF(['1 _ American'.L3]&gt;0;1;0)+IF(['1 _ American'.L4]&gt;0;1;0)+IF(['1 _ American'.L5]&gt;0;1;0)+IF(['1 _ American'.L6]&gt;0;1;0)+IF(['1 _ American'.L7]&gt;0;1;0)+IF(['1 _ American'.L8]&gt;0;1;0)" office:value-type="float" office:value="1">
            <text:p>1</text:p>
          </table:table-cell>
          <table:table-cell table:style-name="ce4" table:formula="oooc:=IF(['1 _ American'.L9]&gt;0;1;0)+IF(['1 _ American'.L10]&gt;0;1;0)+IF(['1 _ American'.L11]&gt;0;1;0)+IF(['1 _ American'.L12]&gt;0;1;0)" office:value-type="float" office:value="1">
            <text:p>1</text:p>
          </table:table-cell>
          <table:table-cell table:style-name="ce4" table:formula="oooc:=IF(['1 _ American'.L13]&gt;0;1;0)+IF(['1 _ American'.L14]&gt;0;1;0)" office:value-type="float" office:value="0">
            <text:p>0</text:p>
          </table:table-cell>
          <table:table-cell table:style-name="ce8" table:formula="oooc:=['1 _ American'.L16]" office:value-type="float" office:value="2.4">
            <text:p>2,4</text:p>
          </table:table-cell>
          <table:table-cell table:style-name="ce9" table:formula="oooc:=[.B7]*(['1 _ American'.L32]+[Покупатели.Y7])" office:value-type="float" office:value="960">
            <text:p>960</text:p>
          </table:table-cell>
          <table:table-cell table:style-name="ce9" table:formula="oooc:=[.B7]*(['1 _ American'.L34]+[Покупатели.AB7])" office:value-type="float" office:value="1029.6">
            <text:p>1030</text:p>
          </table:table-cell>
          <table:table-cell table:style-name="ce9" table:formula="oooc:=[.B7]*(['1 _ American'.L33]+[Покупатели.Z7])" office:value-type="float" office:value="1624.8">
            <text:p>1625</text:p>
          </table:table-cell>
          <table:table-cell table:style-name="ce10" table:formula="oooc:=FLOOR(POWER([.M7]*[.M7]*[.N7];1/3);1)" office:value-type="float" office:value="982">
            <text:p>982</text:p>
          </table:table-cell>
          <table:table-cell table:style-name="ce10" table:formula="oooc:=FLOOR(POWER([.N7]*[.N7]*[.O7];1/3);1)" office:value-type="float" office:value="1198">
            <text:p>1198</text:p>
          </table:table-cell>
          <table:table-cell table:style-name="ce4" office:value-type="float" office:value="700">
            <text:p>700</text:p>
          </table:table-cell>
          <table:table-cell table:style-name="ce4" office:value-type="float" office:value="900">
            <text:p>900</text:p>
          </table:table-cell>
          <table:table-cell table:style-name="ce13" office:value-type="string">
            <text:p>третий стол</text:p>
          </table:table-cell>
          <table:table-cell/>
          <table:table-cell office:value-type="float" office:value="1348">
            <text:p>1348</text:p>
          </table:table-cell>
          <table:table-cell office:value-type="float" office:value="114">
            <text:p>114</text:p>
          </table:table-cell>
          <table:table-cell office:value-type="float" office:value="1384">
            <text:p>1384</text:p>
          </table:table-cell>
          <table:table-cell office:value-type="float" office:value="185">
            <text:p>185</text:p>
          </table:table-cell>
          <table:table-cell office:value-type="string">
            <text:p>первый бонус – удаление ряда</text:p>
          </table:table-cell>
          <table:table-cell table:number-columns-repeated="230"/>
        </table:table-row>
        <table:table-row table:style-name="ro2">
          <table:table-cell table:style-name="ce4" office:value-type="float" office:value="3">
            <text:p>3</text:p>
          </table:table-cell>
          <table:table-cell table:style-name="ce7" office:value-type="float" office:value="12">
            <text:p>12</text:p>
          </table:table-cell>
          <table:table-cell table:style-name="ce4" table:formula="oooc:=IF([Покупатели.B8]&gt;0;1;0)+IF([Покупатели.D8]&gt;0;1;0)+IF([Покупатели.F8]&gt;0;1;0)+IF([Покупатели.H8]&gt;0;1;0)+IF([Покупатели.J8]&gt;0;1;0)+IF([Покупатели.L8]&gt;0;1;0)+IF([Покупатели.N8]&gt;0;1;0)+IF([Покупатели.P8]&gt;0;1;0)+IF([Покупатели.R8]&gt;0;1;0)+IF([Покупатели.T8]&gt;0;1;0)+IF([Покупатели.V8]&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M26]" office:value-type="float" office:value="4">
            <text:p>4</text:p>
          </table:table-cell>
          <table:table-cell table:style-name="ce4" table:formula="oooc:=IF([Бонусы.B8]&gt;0;1;0)+IF([Бонусы.D8]&gt;0;1;0)+IF([Бонусы.F8]&gt;0;1;0)+IF([Бонусы.H8]&gt;0;1;0)+IF([Бонусы.J8]&gt;0;1;0)+IF([Бонусы.L8]&gt;0;1;0)+IF([Бонусы.N8]&gt;0;1;0)+IF([Бонусы.P8]&gt;0;1;0)+IF([Бонусы.R8]&gt;0;1;0)" office:value-type="float" office:value="0">
            <text:p>0</text:p>
          </table:table-cell>
          <table:table-cell table:style-name="ce8" table:formula="oooc:=['1 _ American'.M15]" office:value-type="float" office:value="3">
            <text:p>3</text:p>
          </table:table-cell>
          <table:table-cell table:style-name="ce4" table:formula="oooc:=IF(['1 _ American'.M3]&gt;0;1;0)+IF(['1 _ American'.M4]&gt;0;1;0)+IF(['1 _ American'.M5]&gt;0;1;0)+IF(['1 _ American'.M6]&gt;0;1;0)+IF(['1 _ American'.M7]&gt;0;1;0)+IF(['1 _ American'.M8]&gt;0;1;0)" office:value-type="float" office:value="2">
            <text:p>2</text:p>
          </table:table-cell>
          <table:table-cell table:style-name="ce4" table:formula="oooc:=IF(['1 _ American'.M9]&gt;0;1;0)+IF(['1 _ American'.M10]&gt;0;1;0)+IF(['1 _ American'.M11]&gt;0;1;0)+IF(['1 _ American'.M12]&gt;0;1;0)" office:value-type="float" office:value="1">
            <text:p>1</text:p>
          </table:table-cell>
          <table:table-cell table:style-name="ce4" table:formula="oooc:=IF(['1 _ American'.M13]&gt;0;1;0)+IF(['1 _ American'.M14]&gt;0;1;0)" office:value-type="float" office:value="0">
            <text:p>0</text:p>
          </table:table-cell>
          <table:table-cell table:style-name="ce8" table:formula="oooc:=['1 _ American'.M16]" office:value-type="float" office:value="2.375">
            <text:p>2,38</text:p>
          </table:table-cell>
          <table:table-cell table:style-name="ce9" table:formula="oooc:=[.B8]*(['1 _ American'.M32]+[Покупатели.Y8])" office:value-type="float" office:value="933">
            <text:p>933</text:p>
          </table:table-cell>
          <table:table-cell table:style-name="ce9" table:formula="oooc:=[.B8]*(['1 _ American'.M34]+[Покупатели.AB8])" office:value-type="float" office:value="1020">
            <text:p>1020</text:p>
          </table:table-cell>
          <table:table-cell table:style-name="ce9" table:formula="oooc:=[.B8]*(['1 _ American'.M33]+[Покупатели.Z8])" office:value-type="float" office:value="1494">
            <text:p>1494</text:p>
          </table:table-cell>
          <table:table-cell table:style-name="ce10" table:formula="oooc:=FLOOR(POWER([.M8]*[.M8]*[.N8];1/3);1)" office:value-type="float" office:value="961">
            <text:p>961</text:p>
          </table:table-cell>
          <table:table-cell table:style-name="ce10" table:formula="oooc:=FLOOR(POWER([.N8]*[.N8]*[.O8];1/3);1)" office:value-type="float" office:value="1158">
            <text:p>1158</text:p>
          </table:table-cell>
          <table:table-cell table:style-name="ce4" office:value-type="float" office:value="900">
            <text:p>900</text:p>
          </table:table-cell>
          <table:table-cell table:style-name="ce4" office:value-type="float" office:value="1100">
            <text:p>1100</text:p>
          </table:table-cell>
          <table:table-cell table:style-name="ce12" office:value-type="string">
            <text:p>студентки</text:p>
          </table:table-cell>
          <table:table-cell/>
          <table:table-cell office:value-type="float" office:value="1204">
            <text:p>1204</text:p>
          </table:table-cell>
          <table:table-cell office:value-type="float" office:value="180">
            <text:p>180</text:p>
          </table:table-cell>
          <table:table-cell office:value-type="float" office:value="1300">
            <text:p>1300</text:p>
          </table:table-cell>
          <table:table-cell office:value-type="float" office:value="195">
            <text:p>195</text:p>
          </table:table-cell>
          <table:table-cell table:style-name="ce12" office:value-type="string">
            <text:p>студентки</text:p>
          </table:table-cell>
          <table:table-cell table:number-columns-repeated="230"/>
        </table:table-row>
        <table:table-row table:style-name="ro2">
          <table:table-cell table:style-name="ce4" office:value-type="float" office:value="4">
            <text:p>4</text:p>
          </table:table-cell>
          <table:table-cell table:style-name="ce7" office:value-type="float" office:value="15">
            <text:p>15</text:p>
          </table:table-cell>
          <table:table-cell table:style-name="ce4" table:formula="oooc:=IF([Покупатели.B9]&gt;0;1;0)+IF([Покупатели.D9]&gt;0;1;0)+IF([Покупатели.F9]&gt;0;1;0)+IF([Покупатели.H9]&gt;0;1;0)+IF([Покупатели.J9]&gt;0;1;0)+IF([Покупатели.L9]&gt;0;1;0)+IF([Покупатели.N9]&gt;0;1;0)+IF([Покупатели.P9]&gt;0;1;0)+IF([Покупатели.R9]&gt;0;1;0)+IF([Покупатели.T9]&gt;0;1;0)+IF([Покупатели.V9]&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N26]" office:value-type="float" office:value="4">
            <text:p>4</text:p>
          </table:table-cell>
          <table:table-cell table:style-name="ce4" table:formula="oooc:=IF([Бонусы.B9]&gt;0;1;0)+IF([Бонусы.D9]&gt;0;1;0)+IF([Бонусы.F9]&gt;0;1;0)+IF([Бонусы.H9]&gt;0;1;0)+IF([Бонусы.J9]&gt;0;1;0)+IF([Бонусы.L9]&gt;0;1;0)+IF([Бонусы.N9]&gt;0;1;0)+IF([Бонусы.P9]&gt;0;1;0)+IF([Бонусы.R9]&gt;0;1;0)" office:value-type="float" office:value="0">
            <text:p>0</text:p>
          </table:table-cell>
          <table:table-cell table:style-name="ce8" table:formula="oooc:=['1 _ American'.N15]" office:value-type="float" office:value="3">
            <text:p>3</text:p>
          </table:table-cell>
          <table:table-cell table:style-name="ce4" table:formula="oooc:=IF(['1 _ American'.N3]&gt;0;1;0)+IF(['1 _ American'.N4]&gt;0;1;0)+IF(['1 _ American'.N5]&gt;0;1;0)+IF(['1 _ American'.N6]&gt;0;1;0)+IF(['1 _ American'.N7]&gt;0;1;0)+IF(['1 _ American'.N8]&gt;0;1;0)" office:value-type="float" office:value="2">
            <text:p>2</text:p>
          </table:table-cell>
          <table:table-cell table:style-name="ce4" table:formula="oooc:=IF(['1 _ American'.N9]&gt;0;1;0)+IF(['1 _ American'.N10]&gt;0;1;0)+IF(['1 _ American'.N11]&gt;0;1;0)+IF(['1 _ American'.N12]&gt;0;1;0)" office:value-type="float" office:value="1">
            <text:p>1</text:p>
          </table:table-cell>
          <table:table-cell table:style-name="ce4" table:formula="oooc:=IF(['1 _ American'.N13]&gt;0;1;0)+IF(['1 _ American'.N14]&gt;0;1;0)" office:value-type="float" office:value="0">
            <text:p>0</text:p>
          </table:table-cell>
          <table:table-cell table:style-name="ce8" table:formula="oooc:=['1 _ American'.N16]" office:value-type="float" office:value="2.4">
            <text:p>2,4</text:p>
          </table:table-cell>
          <table:table-cell table:style-name="ce9" table:formula="oooc:=[.B9]*(['1 _ American'.N32]+[Покупатели.Y9])" office:value-type="float" office:value="1177.5">
            <text:p>1178</text:p>
          </table:table-cell>
          <table:table-cell table:style-name="ce9" table:formula="oooc:=[.B9]*(['1 _ American'.N34]+[Покупатели.AB9])" office:value-type="float" office:value="1287">
            <text:p>1287</text:p>
          </table:table-cell>
          <table:table-cell table:style-name="ce9" table:formula="oooc:=[.B9]*(['1 _ American'.N33]+[Покупатели.Z9])" office:value-type="float" office:value="1881">
            <text:p>1881</text:p>
          </table:table-cell>
          <table:table-cell table:style-name="ce10" table:formula="oooc:=FLOOR(POWER([.M9]*[.M9]*[.N9];1/3);1)" office:value-type="float" office:value="1212">
            <text:p>1212</text:p>
          </table:table-cell>
          <table:table-cell table:style-name="ce10" table:formula="oooc:=FLOOR(POWER([.N9]*[.N9]*[.O9];1/3);1)" office:value-type="float" office:value="1460">
            <text:p>1460</text:p>
          </table:table-cell>
          <table:table-cell table:style-name="ce4" office:value-type="float" office:value="1200">
            <text:p>1200</text:p>
          </table:table-cell>
          <table:table-cell table:style-name="ce4" office:value-type="float" office:value="1400">
            <text:p>1400</text:p>
          </table:table-cell>
          <table:table-cell table:style-name="ce13" office:value-type="string">
            <text:p>(лазанья)</text:p>
          </table:table-cell>
          <table:table-cell/>
          <table:table-cell office:value-type="float" office:value="1588">
            <text:p>1588</text:p>
          </table:table-cell>
          <table:table-cell office:value-type="float" office:value="161">
            <text:p>161</text:p>
          </table:table-cell>
          <table:table-cell office:value-type="float" office:value="1561">
            <text:p>1561</text:p>
          </table:table-cell>
          <table:table-cell office:value-type="float" office:value="252">
            <text:p>252</text:p>
          </table:table-cell>
          <table:table-cell table:number-columns-repeated="231"/>
        </table:table-row>
        <table:table-row table:style-name="ro2">
          <table:table-cell table:style-name="ce4" office:value-type="float" office:value="5">
            <text:p>5</text:p>
          </table:table-cell>
          <table:table-cell table:style-name="ce7" office:value-type="float" office:value="15">
            <text:p>15</text:p>
          </table:table-cell>
          <table:table-cell table:style-name="ce4" table:formula="oooc:=IF([Покупатели.B10]&gt;0;1;0)+IF([Покупатели.D10]&gt;0;1;0)+IF([Покупатели.F10]&gt;0;1;0)+IF([Покупатели.H10]&gt;0;1;0)+IF([Покупатели.J10]&gt;0;1;0)+IF([Покупатели.L10]&gt;0;1;0)+IF([Покупатели.N10]&gt;0;1;0)+IF([Покупатели.P10]&gt;0;1;0)+IF([Покупатели.R10]&gt;0;1;0)+IF([Покупатели.T10]&gt;0;1;0)+IF([Покупатели.V10]&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O26]" office:value-type="float" office:value="4">
            <text:p>4</text:p>
          </table:table-cell>
          <table:table-cell table:style-name="ce4" table:formula="oooc:=IF([Бонусы.B10]&gt;0;1;0)+IF([Бонусы.D10]&gt;0;1;0)+IF([Бонусы.F10]&gt;0;1;0)+IF([Бонусы.H10]&gt;0;1;0)+IF([Бонусы.J10]&gt;0;1;0)+IF([Бонусы.L10]&gt;0;1;0)+IF([Бонусы.N10]&gt;0;1;0)+IF([Бонусы.P10]&gt;0;1;0)+IF([Бонусы.R10]&gt;0;1;0)" office:value-type="float" office:value="1">
            <text:p>1</text:p>
          </table:table-cell>
          <table:table-cell table:style-name="ce8" table:formula="oooc:=['1 _ American'.O15]" office:value-type="float" office:value="4">
            <text:p>4</text:p>
          </table:table-cell>
          <table:table-cell table:style-name="ce4" table:formula="oooc:=IF(['1 _ American'.O3]&gt;0;1;0)+IF(['1 _ American'.O4]&gt;0;1;0)+IF(['1 _ American'.O5]&gt;0;1;0)+IF(['1 _ American'.O6]&gt;0;1;0)+IF(['1 _ American'.O7]&gt;0;1;0)+IF(['1 _ American'.O8]&gt;0;1;0)" office:value-type="float" office:value="3">
            <text:p>3</text:p>
          </table:table-cell>
          <table:table-cell table:style-name="ce4" table:formula="oooc:=IF(['1 _ American'.O9]&gt;0;1;0)+IF(['1 _ American'.O10]&gt;0;1;0)+IF(['1 _ American'.O11]&gt;0;1;0)+IF(['1 _ American'.O12]&gt;0;1;0)" office:value-type="float" office:value="1">
            <text:p>1</text:p>
          </table:table-cell>
          <table:table-cell table:style-name="ce4" table:formula="oooc:=IF(['1 _ American'.O13]&gt;0;1;0)+IF(['1 _ American'.O14]&gt;0;1;0)" office:value-type="float" office:value="0">
            <text:p>0</text:p>
          </table:table-cell>
          <table:table-cell table:style-name="ce8" table:formula="oooc:=['1 _ American'.O16]" office:value-type="float" office:value="2.4">
            <text:p>2,4</text:p>
          </table:table-cell>
          <table:table-cell table:style-name="ce9" table:formula="oooc:=[.B10]*(['1 _ American'.O32]+[Покупатели.Y10])" office:value-type="float" office:value="1177.5">
            <text:p>1178</text:p>
          </table:table-cell>
          <table:table-cell table:style-name="ce9" table:formula="oooc:=[.B10]*(['1 _ American'.O34]+[Покупатели.AB10])" office:value-type="float" office:value="1287">
            <text:p>1287</text:p>
          </table:table-cell>
          <table:table-cell table:style-name="ce9" table:formula="oooc:=[.B10]*(['1 _ American'.O33]+[Покупатели.Z10])" office:value-type="float" office:value="1893">
            <text:p>1893</text:p>
          </table:table-cell>
          <table:table-cell table:style-name="ce10" table:formula="oooc:=FLOOR(POWER([.M10]*[.M10]*[.N10];1/3);1)" office:value-type="float" office:value="1212">
            <text:p>1212</text:p>
          </table:table-cell>
          <table:table-cell table:style-name="ce10" table:formula="oooc:=FLOOR(POWER([.N10]*[.N10]*[.O10];1/3);1)" office:value-type="float" office:value="1463">
            <text:p>1463</text:p>
          </table:table-cell>
          <table:table-cell table:style-name="ce4" office:value-type="float" office:value="1200">
            <text:p>1200</text:p>
          </table:table-cell>
          <table:table-cell table:style-name="ce4" office:value-type="float" office:value="1400">
            <text:p>1400</text:p>
          </table:table-cell>
          <table:table-cell table:style-name="ce14" office:value-type="string">
            <text:p>бонус – конфета</text:p>
          </table:table-cell>
          <table:table-cell/>
          <table:table-cell office:value-type="float" office:value="2032">
            <text:p>2032</text:p>
          </table:table-cell>
          <table:table-cell office:value-type="float" office:value="156">
            <text:p>156</text:p>
          </table:table-cell>
          <table:table-cell office:value-type="float" office:value="1726">
            <text:p>1726</text:p>
          </table:table-cell>
          <table:table-cell office:value-type="float" office:value="193">
            <text:p>193</text:p>
          </table:table-cell>
          <table:table-cell table:style-name="ce12" office:value-type="string">
            <text:p>бизнес-леди</text:p>
          </table:table-cell>
          <table:table-cell table:number-columns-repeated="230"/>
        </table:table-row>
        <table:table-row table:style-name="ro2">
          <table:table-cell table:style-name="ce4" office:value-type="float" office:value="6">
            <text:p>6</text:p>
          </table:table-cell>
          <table:table-cell table:style-name="ce7" office:value-type="float" office:value="15">
            <text:p>15</text:p>
          </table:table-cell>
          <table:table-cell table:style-name="ce4" table:formula="oooc:=IF([Покупатели.B11]&gt;0;1;0)+IF([Покупатели.D11]&gt;0;1;0)+IF([Покупатели.F11]&gt;0;1;0)+IF([Покупатели.H11]&gt;0;1;0)+IF([Покупатели.J11]&gt;0;1;0)+IF([Покупатели.L11]&gt;0;1;0)+IF([Покупатели.N11]&gt;0;1;0)+IF([Покупатели.P11]&gt;0;1;0)+IF([Покупатели.R11]&gt;0;1;0)+IF([Покупатели.T11]&gt;0;1;0)+IF([Покупатели.V11]&gt;0;1;0)" office:value-type="float" office:value="3">
            <text:p>3</text:p>
          </table:table-cell>
          <table:table-cell table:style-name="ce4" office:value-type="float" office:value="3">
            <text:p>3</text:p>
          </table:table-cell>
          <table:table-cell table:style-name="ce4" office:value-type="string">
            <text:p>есть</text:p>
          </table:table-cell>
          <table:table-cell table:style-name="ce8" table:formula="oooc:=['1 _ American'.P26]" office:value-type="float" office:value="4">
            <text:p>4</text:p>
          </table:table-cell>
          <table:table-cell table:style-name="ce4" table:formula="oooc:=IF([Бонусы.B11]&gt;0;1;0)+IF([Бонусы.D11]&gt;0;1;0)+IF([Бонусы.F11]&gt;0;1;0)+IF([Бонусы.H11]&gt;0;1;0)+IF([Бонусы.J11]&gt;0;1;0)+IF([Бонусы.L11]&gt;0;1;0)+IF([Бонусы.N11]&gt;0;1;0)+IF([Бонусы.P11]&gt;0;1;0)+IF([Бонусы.R11]&gt;0;1;0)" office:value-type="float" office:value="1">
            <text:p>1</text:p>
          </table:table-cell>
          <table:table-cell table:style-name="ce8" table:formula="oooc:=['1 _ American'.P15]" office:value-type="float" office:value="5">
            <text:p>5</text:p>
          </table:table-cell>
          <table:table-cell table:style-name="ce4" table:formula="oooc:=IF(['1 _ American'.P3]&gt;0;1;0)+IF(['1 _ American'.P4]&gt;0;1;0)+IF(['1 _ American'.P5]&gt;0;1;0)+IF(['1 _ American'.P6]&gt;0;1;0)+IF(['1 _ American'.P7]&gt;0;1;0)+IF(['1 _ American'.P8]&gt;0;1;0)" office:value-type="float" office:value="3">
            <text:p>3</text:p>
          </table:table-cell>
          <table:table-cell table:style-name="ce4" table:formula="oooc:=IF(['1 _ American'.P9]&gt;0;1;0)+IF(['1 _ American'.P10]&gt;0;1;0)+IF(['1 _ American'.P11]&gt;0;1;0)+IF(['1 _ American'.P12]&gt;0;1;0)" office:value-type="float" office:value="2">
            <text:p>2</text:p>
          </table:table-cell>
          <table:table-cell table:style-name="ce4" table:formula="oooc:=IF(['1 _ American'.P13]&gt;0;1;0)+IF(['1 _ American'.P14]&gt;0;1;0)" office:value-type="float" office:value="0">
            <text:p>0</text:p>
          </table:table-cell>
          <table:table-cell table:style-name="ce8" table:formula="oooc:=['1 _ American'.P16]" office:value-type="float" office:value="2.53846153846154">
            <text:p>2,54</text:p>
          </table:table-cell>
          <table:table-cell table:style-name="ce9" table:formula="oooc:=[.B11]*(['1 _ American'.P32]+[Покупатели.Y11])" office:value-type="float" office:value="1272.30769230769">
            <text:p>1272</text:p>
          </table:table-cell>
          <table:table-cell table:style-name="ce9" table:formula="oooc:=[.B11]*(['1 _ American'.P34]+[Покупатели.AB11])" office:value-type="float" office:value="1353.46153846154">
            <text:p>1353</text:p>
          </table:table-cell>
          <table:table-cell table:style-name="ce9" table:formula="oooc:=[.B11]*(['1 _ American'.P33]+[Покупатели.Z11])" office:value-type="float" office:value="2180.76923076923">
            <text:p>2181</text:p>
          </table:table-cell>
          <table:table-cell table:style-name="ce10" table:formula="oooc:=FLOOR(POWER([.M11]*[.M11]*[.N11];1/3);1)" office:value-type="float" office:value="1298">
            <text:p>1298</text:p>
          </table:table-cell>
          <table:table-cell table:style-name="ce10" table:formula="oooc:=FLOOR(POWER([.N11]*[.N11]*[.O11];1/3);1)" office:value-type="float" office:value="1586">
            <text:p>1586</text:p>
          </table:table-cell>
          <table:table-cell table:style-name="ce4" office:value-type="float" office:value="1300">
            <text:p>1300</text:p>
          </table:table-cell>
          <table:table-cell table:style-name="ce4" office:value-type="float" office:value="1500">
            <text:p>1500</text:p>
          </table:table-cell>
          <table:table-cell table:style-name="ce12" office:value-type="string">
            <text:p>бизнес-леди</text:p>
          </table:table-cell>
          <table:table-cell/>
          <table:table-cell office:value-type="float" office:value="1621">
            <text:p>1621</text:p>
          </table:table-cell>
          <table:table-cell office:value-type="float" office:value="175">
            <text:p>175</text:p>
          </table:table-cell>
          <table:table-cell office:value-type="float" office:value="1630">
            <text:p>1630</text:p>
          </table:table-cell>
          <table:table-cell office:value-type="float" office:value="257">
            <text:p>257</text:p>
          </table:table-cell>
          <table:table-cell office:value-type="string">
            <text:p>второй бонус – конфета</text:p>
          </table:table-cell>
          <table:table-cell table:number-columns-repeated="230"/>
        </table:table-row>
        <table:table-row table:style-name="ro2">
          <table:table-cell table:style-name="ce4" office:value-type="float" office:value="7">
            <text:p>7</text:p>
          </table:table-cell>
          <table:table-cell table:style-name="ce7" office:value-type="float" office:value="20">
            <text:p>20</text:p>
          </table:table-cell>
          <table:table-cell table:style-name="ce4" table:formula="oooc:=IF([Покупатели.B12]&gt;0;1;0)+IF([Покупатели.D12]&gt;0;1;0)+IF([Покупатели.F12]&gt;0;1;0)+IF([Покупатели.H12]&gt;0;1;0)+IF([Покупатели.J12]&gt;0;1;0)+IF([Покупатели.L12]&gt;0;1;0)+IF([Покупатели.N12]&gt;0;1;0)+IF([Покупатели.P12]&gt;0;1;0)+IF([Покупатели.R12]&gt;0;1;0)+IF([Покупатели.T12]&gt;0;1;0)+IF([Покупатели.V12]&gt;0;1;0)" office:value-type="float" office:value="2">
            <text:p>2</text:p>
          </table:table-cell>
          <table:table-cell table:style-name="ce4" office:value-type="float" office:value="2">
            <text:p>2</text:p>
          </table:table-cell>
          <table:table-cell table:style-name="ce4" office:value-type="string">
            <text:p>есть</text:p>
          </table:table-cell>
          <table:table-cell table:style-name="ce8" table:formula="oooc:=['1 _ American'.Q26]" office:value-type="float" office:value="5">
            <text:p>5</text:p>
          </table:table-cell>
          <table:table-cell table:style-name="ce4" table:formula="oooc:=IF([Бонусы.B12]&gt;0;1;0)+IF([Бонусы.D12]&gt;0;1;0)+IF([Бонусы.F12]&gt;0;1;0)+IF([Бонусы.H12]&gt;0;1;0)+IF([Бонусы.J12]&gt;0;1;0)+IF([Бонусы.L12]&gt;0;1;0)+IF([Бонусы.N12]&gt;0;1;0)+IF([Бонусы.P12]&gt;0;1;0)+IF([Бонусы.R12]&gt;0;1;0)" office:value-type="float" office:value="1">
            <text:p>1</text:p>
          </table:table-cell>
          <table:table-cell table:style-name="ce8" table:formula="oooc:=['1 _ American'.Q15]" office:value-type="float" office:value="5">
            <text:p>5</text:p>
          </table:table-cell>
          <table:table-cell table:style-name="ce4" table:formula="oooc:=IF(['1 _ American'.Q3]&gt;0;1;0)+IF(['1 _ American'.Q4]&gt;0;1;0)+IF(['1 _ American'.Q5]&gt;0;1;0)+IF(['1 _ American'.Q6]&gt;0;1;0)+IF(['1 _ American'.Q7]&gt;0;1;0)+IF(['1 _ American'.Q8]&gt;0;1;0)" office:value-type="float" office:value="2">
            <text:p>2</text:p>
          </table:table-cell>
          <table:table-cell table:style-name="ce4" table:formula="oooc:=IF(['1 _ American'.Q9]&gt;0;1;0)+IF(['1 _ American'.Q10]&gt;0;1;0)+IF(['1 _ American'.Q11]&gt;0;1;0)+IF(['1 _ American'.Q12]&gt;0;1;0)" office:value-type="float" office:value="2">
            <text:p>2</text:p>
          </table:table-cell>
          <table:table-cell table:style-name="ce4" table:formula="oooc:=IF(['1 _ American'.Q13]&gt;0;1;0)+IF(['1 _ American'.Q14]&gt;0;1;0)" office:value-type="float" office:value="1">
            <text:p>1</text:p>
          </table:table-cell>
          <table:table-cell table:style-name="ce8" table:formula="oooc:=['1 _ American'.Q16]" office:value-type="float" office:value="2.66666666666667">
            <text:p>2,67</text:p>
          </table:table-cell>
          <table:table-cell table:style-name="ce9" table:formula="oooc:=[.B12]*(['1 _ American'.Q32]+[Покупатели.Y12])" office:value-type="float" office:value="1775.55555555556">
            <text:p>1776</text:p>
          </table:table-cell>
          <table:table-cell table:style-name="ce9" table:formula="oooc:=[.B12]*(['1 _ American'.Q34]+[Покупатели.AB12])" office:value-type="float" office:value="1873.33333333333">
            <text:p>1873</text:p>
          </table:table-cell>
          <table:table-cell table:style-name="ce9" table:formula="oooc:=[.B12]*(['1 _ American'.Q33]+[Покупатели.Z12])" office:value-type="float" office:value="3050">
            <text:p>3050</text:p>
          </table:table-cell>
          <table:table-cell table:style-name="ce10" table:formula="oooc:=FLOOR(POWER([.M12]*[.M12]*[.N12];1/3);1)" office:value-type="float" office:value="1807">
            <text:p>1807</text:p>
          </table:table-cell>
          <table:table-cell table:style-name="ce10" table:formula="oooc:=FLOOR(POWER([.N12]*[.N12]*[.O12];1/3);1)" office:value-type="float" office:value="2203">
            <text:p>2203</text:p>
          </table:table-cell>
          <table:table-cell table:style-name="ce4" office:value-type="float" office:value="1700">
            <text:p>1700</text:p>
          </table:table-cell>
          <table:table-cell table:style-name="ce4" office:value-type="float" office:value="2100">
            <text:p>2100</text:p>
          </table:table-cell>
          <table:table-cell table:style-name="ce15" office:value-type="string">
            <text:p>только дамы</text:p>
          </table:table-cell>
          <table:table-cell/>
          <table:table-cell office:value-type="float" office:value="2811">
            <text:p>2811</text:p>
          </table:table-cell>
          <table:table-cell office:value-type="float" office:value="326">
            <text:p>326</text:p>
          </table:table-cell>
          <table:table-cell office:value-type="float" office:value="2551">
            <text:p>2551</text:p>
          </table:table-cell>
          <table:table-cell office:value-type="float" office:value="360">
            <text:p>360</text:p>
          </table:table-cell>
          <table:table-cell table:style-name="ce15" office:value-type="string">
            <text:p>только дамы</text:p>
          </table:table-cell>
          <table:table-cell table:number-columns-repeated="230"/>
        </table:table-row>
        <table:table-row table:style-name="ro2">
          <table:table-cell table:style-name="ce4" office:value-type="float" office:value="8">
            <text:p>8</text:p>
          </table:table-cell>
          <table:table-cell table:style-name="ce7" office:value-type="float" office:value="20">
            <text:p>20</text:p>
          </table:table-cell>
          <table:table-cell table:style-name="ce4" table:formula="oooc:=IF([Покупатели.B13]&gt;0;1;0)+IF([Покупатели.D13]&gt;0;1;0)+IF([Покупатели.F13]&gt;0;1;0)+IF([Покупатели.H13]&gt;0;1;0)+IF([Покупатели.J13]&gt;0;1;0)+IF([Покупатели.L13]&gt;0;1;0)+IF([Покупатели.N13]&gt;0;1;0)+IF([Покупатели.P13]&gt;0;1;0)+IF([Покупатели.R13]&gt;0;1;0)+IF([Покупатели.T13]&gt;0;1;0)+IF([Покупатели.V13]&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R26]" office:value-type="float" office:value="5">
            <text:p>5</text:p>
          </table:table-cell>
          <table:table-cell table:style-name="ce4" table:formula="oooc:=IF([Бонусы.B13]&gt;0;1;0)+IF([Бонусы.D13]&gt;0;1;0)+IF([Бонусы.F13]&gt;0;1;0)+IF([Бонусы.H13]&gt;0;1;0)+IF([Бонусы.J13]&gt;0;1;0)+IF([Бонусы.L13]&gt;0;1;0)+IF([Бонусы.N13]&gt;0;1;0)+IF([Бонусы.P13]&gt;0;1;0)+IF([Бонусы.R13]&gt;0;1;0)" office:value-type="float" office:value="2">
            <text:p>2</text:p>
          </table:table-cell>
          <table:table-cell table:style-name="ce8" table:formula="oooc:=['1 _ American'.R15]" office:value-type="float" office:value="5">
            <text:p>5</text:p>
          </table:table-cell>
          <table:table-cell table:style-name="ce4" table:formula="oooc:=IF(['1 _ American'.R3]&gt;0;1;0)+IF(['1 _ American'.R4]&gt;0;1;0)+IF(['1 _ American'.R5]&gt;0;1;0)+IF(['1 _ American'.R6]&gt;0;1;0)+IF(['1 _ American'.R7]&gt;0;1;0)+IF(['1 _ American'.R8]&gt;0;1;0)" office:value-type="float" office:value="2">
            <text:p>2</text:p>
          </table:table-cell>
          <table:table-cell table:style-name="ce4" table:formula="oooc:=IF(['1 _ American'.R9]&gt;0;1;0)+IF(['1 _ American'.R10]&gt;0;1;0)+IF(['1 _ American'.R11]&gt;0;1;0)+IF(['1 _ American'.R12]&gt;0;1;0)" office:value-type="float" office:value="2">
            <text:p>2</text:p>
          </table:table-cell>
          <table:table-cell table:style-name="ce4" table:formula="oooc:=IF(['1 _ American'.R13]&gt;0;1;0)+IF(['1 _ American'.R14]&gt;0;1;0)" office:value-type="float" office:value="1">
            <text:p>1</text:p>
          </table:table-cell>
          <table:table-cell table:style-name="ce8" table:formula="oooc:=['1 _ American'.R16]" office:value-type="float" office:value="2.75">
            <text:p>2,75</text:p>
          </table:table-cell>
          <table:table-cell table:style-name="ce9" table:formula="oooc:=[.B13]*(['1 _ American'.R32]+[Покупатели.Y13])" office:value-type="float" office:value="1855">
            <text:p>1855</text:p>
          </table:table-cell>
          <table:table-cell table:style-name="ce9" table:formula="oooc:=[.B13]*(['1 _ American'.R34]+[Покупатели.AB13])" office:value-type="float" office:value="1925">
            <text:p>1925</text:p>
          </table:table-cell>
          <table:table-cell table:style-name="ce9" table:formula="oooc:=[.B13]*(['1 _ American'.R33]+[Покупатели.Z13])" office:value-type="float" office:value="3320">
            <text:p>3320</text:p>
          </table:table-cell>
          <table:table-cell table:style-name="ce10" table:formula="oooc:=FLOOR(POWER([.M13]*[.M13]*[.N13];1/3);1)" office:value-type="float" office:value="1878">
            <text:p>1878</text:p>
          </table:table-cell>
          <table:table-cell table:style-name="ce10" table:formula="oooc:=FLOOR(POWER([.N13]*[.N13]*[.O13];1/3);1)" office:value-type="float" office:value="2308">
            <text:p>2308</text:p>
          </table:table-cell>
          <table:table-cell table:style-name="ce4" office:value-type="float" office:value="1800">
            <text:p>1800</text:p>
          </table:table-cell>
          <table:table-cell table:style-name="ce4" office:value-type="float" office:value="2300">
            <text:p>2300</text:p>
          </table:table-cell>
          <table:table-cell table:style-name="ce16" office:value-type="string">
            <text:p>бонус – удаление ряда</text:p>
          </table:table-cell>
          <table:table-cell/>
          <table:table-cell office:value-type="float" office:value="2454">
            <text:p>2454</text:p>
          </table:table-cell>
          <table:table-cell office:value-type="float" office:value="290">
            <text:p>290</text:p>
          </table:table-cell>
          <table:table-cell office:value-type="float" office:value="2437">
            <text:p>2437</text:p>
          </table:table-cell>
          <table:table-cell office:value-type="float" office:value="362">
            <text:p>362</text:p>
          </table:table-cell>
          <table:table-cell table:style-name="ce12" office:value-type="string">
            <text:p>туристы гав.</text:p>
          </table:table-cell>
          <table:table-cell table:number-columns-repeated="230"/>
        </table:table-row>
        <table:table-row table:style-name="ro2">
          <table:table-cell table:style-name="ce4" office:value-type="float" office:value="9">
            <text:p>9</text:p>
          </table:table-cell>
          <table:table-cell table:style-name="ce7" office:value-type="float" office:value="20">
            <text:p>20</text:p>
          </table:table-cell>
          <table:table-cell table:style-name="ce4" table:formula="oooc:=IF([Покупатели.B14]&gt;0;1;0)+IF([Покупатели.D14]&gt;0;1;0)+IF([Покупатели.F14]&gt;0;1;0)+IF([Покупатели.H14]&gt;0;1;0)+IF([Покупатели.J14]&gt;0;1;0)+IF([Покупатели.L14]&gt;0;1;0)+IF([Покупатели.N14]&gt;0;1;0)+IF([Покупатели.P14]&gt;0;1;0)+IF([Покупатели.R14]&gt;0;1;0)+IF([Покупатели.T14]&gt;0;1;0)+IF([Покупатели.V14]&gt;0;1;0)" office:value-type="float" office:value="3">
            <text:p>3</text:p>
          </table:table-cell>
          <table:table-cell table:style-name="ce4" office:value-type="float" office:value="3">
            <text:p>3</text:p>
          </table:table-cell>
          <table:table-cell table:style-name="ce4" office:value-type="string">
            <text:p>есть</text:p>
          </table:table-cell>
          <table:table-cell table:style-name="ce8" table:formula="oooc:=['1 _ American'.S26]" office:value-type="float" office:value="5">
            <text:p>5</text:p>
          </table:table-cell>
          <table:table-cell table:style-name="ce4" table:formula="oooc:=IF([Бонусы.B14]&gt;0;1;0)+IF([Бонусы.D14]&gt;0;1;0)+IF([Бонусы.F14]&gt;0;1;0)+IF([Бонусы.H14]&gt;0;1;0)+IF([Бонусы.J14]&gt;0;1;0)+IF([Бонусы.L14]&gt;0;1;0)+IF([Бонусы.N14]&gt;0;1;0)+IF([Бонусы.P14]&gt;0;1;0)+IF([Бонусы.R14]&gt;0;1;0)" office:value-type="float" office:value="2">
            <text:p>2</text:p>
          </table:table-cell>
          <table:table-cell table:style-name="ce8" table:formula="oooc:=['1 _ American'.S15]" office:value-type="float" office:value="6">
            <text:p>6</text:p>
          </table:table-cell>
          <table:table-cell table:style-name="ce4" table:formula="oooc:=IF(['1 _ American'.S3]&gt;0;1;0)+IF(['1 _ American'.S4]&gt;0;1;0)+IF(['1 _ American'.S5]&gt;0;1;0)+IF(['1 _ American'.S6]&gt;0;1;0)+IF(['1 _ American'.S7]&gt;0;1;0)+IF(['1 _ American'.S8]&gt;0;1;0)" office:value-type="float" office:value="3">
            <text:p>3</text:p>
          </table:table-cell>
          <table:table-cell table:style-name="ce4" table:formula="oooc:=IF(['1 _ American'.S9]&gt;0;1;0)+IF(['1 _ American'.S10]&gt;0;1;0)+IF(['1 _ American'.S11]&gt;0;1;0)+IF(['1 _ American'.S12]&gt;0;1;0)" office:value-type="float" office:value="2">
            <text:p>2</text:p>
          </table:table-cell>
          <table:table-cell table:style-name="ce4" table:formula="oooc:=IF(['1 _ American'.S13]&gt;0;1;0)+IF(['1 _ American'.S14]&gt;0;1;0)" office:value-type="float" office:value="1">
            <text:p>1</text:p>
          </table:table-cell>
          <table:table-cell table:style-name="ce8" table:formula="oooc:=['1 _ American'.S16]" office:value-type="float" office:value="2.63636363636364">
            <text:p>2,64</text:p>
          </table:table-cell>
          <table:table-cell table:style-name="ce9" table:formula="oooc:=[.B14]*(['1 _ American'.S32]+[Покупатели.Y14])" office:value-type="float" office:value="1751.51515151515">
            <text:p>1752</text:p>
          </table:table-cell>
          <table:table-cell table:style-name="ce9" table:formula="oooc:=[.B14]*(['1 _ American'.S34]+[Покупатели.AB14])" office:value-type="float" office:value="1856.36363636364">
            <text:p>1856</text:p>
          </table:table-cell>
          <table:table-cell table:style-name="ce9" table:formula="oooc:=[.B14]*(['1 _ American'.S33]+[Покупатели.Z14])" office:value-type="float" office:value="2985.45454545454">
            <text:p>2985</text:p>
          </table:table-cell>
          <table:table-cell table:style-name="ce10" table:formula="oooc:=FLOOR(POWER([.M14]*[.M14]*[.N14];1/3);1)" office:value-type="float" office:value="1785">
            <text:p>1785</text:p>
          </table:table-cell>
          <table:table-cell table:style-name="ce10" table:formula="oooc:=FLOOR(POWER([.N14]*[.N14]*[.O14];1/3);1)" office:value-type="float" office:value="2174">
            <text:p>2174</text:p>
          </table:table-cell>
          <table:table-cell table:style-name="ce4" office:value-type="float" office:value="1700">
            <text:p>1700</text:p>
          </table:table-cell>
          <table:table-cell table:style-name="ce4" office:value-type="float" office:value="2100">
            <text:p>2100</text:p>
          </table:table-cell>
          <table:table-cell table:style-name="ce12" office:value-type="string">
            <text:p>гавайские туристы</text:p>
          </table:table-cell>
          <table:table-cell/>
          <table:table-cell office:value-type="float" office:value="2448">
            <text:p>2448</text:p>
          </table:table-cell>
          <table:table-cell office:value-type="float" office:value="314">
            <text:p>314</text:p>
          </table:table-cell>
          <table:table-cell office:value-type="float" office:value="3228">
            <text:p>3228</text:p>
          </table:table-cell>
          <table:table-cell office:value-type="float" office:value="349">
            <text:p>349</text:p>
          </table:table-cell>
          <table:table-cell office:value-type="string">
            <text:p>третий бонус – бомба</text:p>
          </table:table-cell>
          <table:table-cell table:number-columns-repeated="230"/>
        </table:table-row>
        <table:table-row table:style-name="ro2">
          <table:table-cell table:style-name="ce4" office:value-type="float" office:value="10">
            <text:p>10</text:p>
          </table:table-cell>
          <table:table-cell table:style-name="ce7" office:value-type="float" office:value="25">
            <text:p>25</text:p>
          </table:table-cell>
          <table:table-cell table:style-name="ce4" table:formula="oooc:=IF([Покупатели.B15]&gt;0;1;0)+IF([Покупатели.D15]&gt;0;1;0)+IF([Покупатели.F15]&gt;0;1;0)+IF([Покупатели.H15]&gt;0;1;0)+IF([Покупатели.J15]&gt;0;1;0)+IF([Покупатели.L15]&gt;0;1;0)+IF([Покупатели.N15]&gt;0;1;0)+IF([Покупатели.P15]&gt;0;1;0)+IF([Покупатели.R15]&gt;0;1;0)+IF([Покупатели.T15]&gt;0;1;0)+IF([Покупатели.V15]&gt;0;1;0)" office:value-type="float" office:value="4">
            <text:p>4</text:p>
          </table:table-cell>
          <table:table-cell table:style-name="ce4" office:value-type="float" office:value="4">
            <text:p>4</text:p>
          </table:table-cell>
          <table:table-cell table:style-name="ce4" office:value-type="string">
            <text:p>нет</text:p>
          </table:table-cell>
          <table:table-cell table:style-name="ce8" table:formula="oooc:=['1 _ American'.T26]" office:value-type="float" office:value="5">
            <text:p>5</text:p>
          </table:table-cell>
          <table:table-cell table:style-name="ce4" table:formula="oooc:=IF([Бонусы.B15]&gt;0;1;0)+IF([Бонусы.D15]&gt;0;1;0)+IF([Бонусы.F15]&gt;0;1;0)+IF([Бонусы.H15]&gt;0;1;0)+IF([Бонусы.J15]&gt;0;1;0)+IF([Бонусы.L15]&gt;0;1;0)+IF([Бонусы.N15]&gt;0;1;0)+IF([Бонусы.P15]&gt;0;1;0)+IF([Бонусы.R15]&gt;0;1;0)" office:value-type="float" office:value="2">
            <text:p>2</text:p>
          </table:table-cell>
          <table:table-cell table:style-name="ce8" table:formula="oooc:=['1 _ American'.T15]" office:value-type="float" office:value="6">
            <text:p>6</text:p>
          </table:table-cell>
          <table:table-cell table:style-name="ce4" table:formula="oooc:=IF(['1 _ American'.T3]&gt;0;1;0)+IF(['1 _ American'.T4]&gt;0;1;0)+IF(['1 _ American'.T5]&gt;0;1;0)+IF(['1 _ American'.T6]&gt;0;1;0)+IF(['1 _ American'.T7]&gt;0;1;0)+IF(['1 _ American'.T8]&gt;0;1;0)" office:value-type="float" office:value="4">
            <text:p>4</text:p>
          </table:table-cell>
          <table:table-cell table:style-name="ce4" table:formula="oooc:=IF(['1 _ American'.T9]&gt;0;1;0)+IF(['1 _ American'.T10]&gt;0;1;0)+IF(['1 _ American'.T11]&gt;0;1;0)+IF(['1 _ American'.T12]&gt;0;1;0)" office:value-type="float" office:value="1">
            <text:p>1</text:p>
          </table:table-cell>
          <table:table-cell table:style-name="ce4" table:formula="oooc:=IF(['1 _ American'.T13]&gt;0;1;0)+IF(['1 _ American'.T14]&gt;0;1;0)" office:value-type="float" office:value="1">
            <text:p>1</text:p>
          </table:table-cell>
          <table:table-cell table:style-name="ce8" table:formula="oooc:=['1 _ American'.T16]" office:value-type="float" office:value="2.66666666666667">
            <text:p>2,67</text:p>
          </table:table-cell>
          <table:table-cell table:style-name="ce9" table:formula="oooc:=[.B15]*(['1 _ American'.T32]+[Покупатели.Y15])" office:value-type="float" office:value="2187.08333333333">
            <text:p>2187</text:p>
          </table:table-cell>
          <table:table-cell table:style-name="ce9" table:formula="oooc:=[.B15]*(['1 _ American'.T34]+[Покупатели.AB15])" office:value-type="float" office:value="2338.33333333333">
            <text:p>2338</text:p>
          </table:table-cell>
          <table:table-cell table:style-name="ce9" table:formula="oooc:=[.B15]*(['1 _ American'.T33]+[Покупатели.Z15])" office:value-type="float" office:value="3587.08333333333">
            <text:p>3587</text:p>
          </table:table-cell>
          <table:table-cell table:style-name="ce10" table:formula="oooc:=FLOOR(POWER([.M15]*[.M15]*[.N15];1/3);1)" office:value-type="float" office:value="2236">
            <text:p>2236</text:p>
          </table:table-cell>
          <table:table-cell table:style-name="ce10" table:formula="oooc:=FLOOR(POWER([.N15]*[.N15]*[.O15];1/3);1)" office:value-type="float" office:value="2696">
            <text:p>2696</text:p>
          </table:table-cell>
          <table:table-cell table:style-name="ce4" office:value-type="float" office:value="2200">
            <text:p>2200</text:p>
          </table:table-cell>
          <table:table-cell table:style-name="ce4" office:value-type="float" office:value="2600">
            <text:p>2600</text:p>
          </table:table-cell>
          <table:table-cell table:style-name="ce17" office:value-type="string">
            <text:p>последний день</text:p>
          </table:table-cell>
          <table:table-cell/>
          <table:table-cell office:value-type="float" office:value="3676">
            <text:p>3676</text:p>
          </table:table-cell>
          <table:table-cell office:value-type="float" office:value="410">
            <text:p>410</text:p>
          </table:table-cell>
          <table:table-cell office:value-type="float" office:value="3307">
            <text:p>3307</text:p>
          </table:table-cell>
          <table:table-cell office:value-type="float" office:value="458">
            <text:p>458</text:p>
          </table:table-cell>
          <table:table-cell table:style-name="ce18" office:value-type="string">
            <text:p>критики. сложный, тестовый уровень</text:p>
          </table:table-cell>
          <table:table-cell table:number-columns-repeated="230"/>
        </table:table-row>
        <table:table-row table:style-name="ro2">
          <table:table-cell table:number-columns-repeated="17"/>
          <table:table-cell table:style-name="ce11" table:formula="oooc:=SUM([.R6:.R15])" office:value-type="float" office:value="13200">
            <text:p>13200</text:p>
          </table:table-cell>
          <table:table-cell table:style-name="ce11" table:formula="oooc:=SUM([.S6:.S15])" office:value-type="float" office:value="16100">
            <text:p>16100</text:p>
          </table:table-cell>
          <table:table-cell table:number-columns-repeated="2"/>
          <table:table-cell table:style-name="ce11" table:formula="oooc:=SUM([.V6:.V15])" office:value-type="float" office:value="20320">
            <text:p>20320</text:p>
          </table:table-cell>
          <table:table-cell table:style-name="ce11" table:formula="oooc:=(SUM([.W6:.W15]))/60" office:value-type="float" office:value="36.8833333333333">
            <text:p>36,88</text:p>
          </table:table-cell>
          <table:table-cell table:style-name="ce11" table:formula="oooc:=SUM([.X6:.X15])" office:value-type="float" office:value="20241">
            <text:p>20241</text:p>
          </table:table-cell>
          <table:table-cell table:style-name="ce11" table:formula="oooc:=(SUM([.Y6:.Y15]))/60" office:value-type="float" office:value="45.55">
            <text:p>45,55</text:p>
          </table:table-cell>
          <table:table-cell table:number-columns-repeated="231"/>
        </table:table-row>
        <table:table-row table:style-name="ro2">
          <table:table-cell table:style-name="ce3" office:value-type="string">
            <text:p>Мексика</text:p>
          </table:table-cell>
          <table:table-cell table:style-name="ce6" table:number-columns-repeated="20"/>
          <table:table-cell table:style-name="ce20" table:number-columns-repeated="4"/>
          <table:table-cell table:style-name="ce6" table:number-columns-repeated="230"/>
          <table:table-cell/>
        </table:table-row>
        <table:table-row table:style-name="ro2">
          <table:table-cell table:style-name="ce4" office:value-type="float" office:value="11">
            <text:p>11</text:p>
          </table:table-cell>
          <table:table-cell table:style-name="ce7" office:value-type="float" office:value="12">
            <text:p>12</text:p>
          </table:table-cell>
          <table:table-cell table:style-name="ce4" table:formula="oooc:=IF([Покупатели.B18]&gt;0;1;0)+IF([Покупатели.D18]&gt;0;1;0)+IF([Покупатели.F18]&gt;0;1;0)+IF([Покупатели.H18]&gt;0;1;0)+IF([Покупатели.J18]&gt;0;1;0)+IF([Покупатели.L18]&gt;0;1;0)+IF([Покупатели.N18]&gt;0;1;0)+IF([Покупатели.P18]&gt;0;1;0)+IF([Покупатели.R18]&gt;0;1;0)+IF([Покупатели.T18]&gt;0;1;0)+IF([Покупатели.V18]&gt;0;1;0)" office:value-type="float" office:value="3">
            <text:p>3</text:p>
          </table:table-cell>
          <table:table-cell table:style-name="ce4" office:value-type="float" office:value="3">
            <text:p>3</text:p>
          </table:table-cell>
          <table:table-cell table:style-name="ce4"/>
          <table:table-cell table:style-name="ce8" table:formula="oooc:=['2 _ Mexican'.K26]" office:value-type="float" office:value="3">
            <text:p>3</text:p>
          </table:table-cell>
          <table:table-cell table:style-name="ce4" table:formula="oooc:=IF([Бонусы.B18]&gt;0;1;0)+IF([Бонусы.D18]&gt;0;1;0)+IF([Бонусы.F18]&gt;0;1;0)+IF([Бонусы.H18]&gt;0;1;0)+IF([Бонусы.J18]&gt;0;1;0)+IF([Бонусы.L18]&gt;0;1;0)+IF([Бонусы.N18]&gt;0;1;0)+IF([Бонусы.P18]&gt;0;1;0)+IF([Бонусы.R18]&gt;0;1;0)" office:value-type="float" office:value="2">
            <text:p>2</text:p>
          </table:table-cell>
          <table:table-cell table:style-name="ce8" table:formula="oooc:=['2 _ Mexican'.K15]" office:value-type="float" office:value="2">
            <text:p>2</text:p>
          </table:table-cell>
          <table:table-cell table:style-name="ce4" table:formula="oooc:=IF(['2 _ Mexican'.K3]&gt;0;1;0)+IF(['2 _ Mexican'.K4]&gt;0;1;0)+IF(['2 _ Mexican'.K5]&gt;0;1;0)+IF(['2 _ Mexican'.K6]&gt;0;1;0)+IF(['2 _ Mexican'.K7]&gt;0;1;0)" office:value-type="float" office:value="1">
            <text:p>1</text:p>
          </table:table-cell>
          <table:table-cell table:style-name="ce4" table:formula="oooc:=IF(['2 _ Mexican'.K8]&gt;0;1;0)+IF(['2 _ Mexican'.K9]&gt;0;1;0)+IF(['2 _ Mexican'.K10]&gt;0;1;0)+IF(['2 _ Mexican'.K11]&gt;0;1;0)+IF(['2 _ Mexican'.K12]&gt;0;1;0)" office:value-type="float" office:value="1">
            <text:p>1</text:p>
          </table:table-cell>
          <table:table-cell table:style-name="ce4" table:formula="oooc:=IF(['2 _ Mexican'.K13]&gt;0;1;0)+IF(['2 _ Mexican'.K14]&gt;0;1;0)" office:value-type="float" office:value="0">
            <text:p>0</text:p>
          </table:table-cell>
          <table:table-cell table:style-name="ce8" table:formula="oooc:=['2 _ Mexican'.K16]" office:value-type="float" office:value="2.33333333333333">
            <text:p>2,33</text:p>
          </table:table-cell>
          <table:table-cell table:style-name="ce9" table:formula="oooc:=[.B18]*(['2 _ Mexican'.K32]+[Покупатели.Y18])" office:value-type="float" office:value="956">
            <text:p>956</text:p>
          </table:table-cell>
          <table:table-cell table:style-name="ce9" table:formula="oooc:=[.B18]*(['2 _ Mexican'.K34]+[Покупатели.AB18])" office:value-type="float" office:value="1040">
            <text:p>1040</text:p>
          </table:table-cell>
          <table:table-cell table:style-name="ce9" table:formula="oooc:=[.B18]*(['2 _ Mexican'.K33]+[Покупатели.Z18])" office:value-type="float" office:value="1692">
            <text:p>1692</text:p>
          </table:table-cell>
          <table:table-cell table:style-name="ce10" table:formula="oooc:=FLOOR(POWER([.M18]*[.M18]*[.N18];1/3);1)" office:value-type="float" office:value="983">
            <text:p>983</text:p>
          </table:table-cell>
          <table:table-cell table:style-name="ce10" table:formula="oooc:=FLOOR(POWER([.N18]*[.N18]*[.O18];1/3);1)" office:value-type="float" office:value="1223">
            <text:p>1223</text:p>
          </table:table-cell>
          <table:table-cell table:style-name="ce4" office:value-type="float" office:value="900">
            <text:p>900</text:p>
          </table:table-cell>
          <table:table-cell table:style-name="ce4" office:value-type="float" office:value="1100">
            <text:p>1100</text:p>
          </table:table-cell>
          <table:table-cell table:style-name="ce13" office:value-type="string">
            <text:p>Мексика</text:p>
          </table:table-cell>
          <table:table-cell/>
          <table:table-cell office:value-type="float" office:value="1229">
            <text:p>1229</text:p>
          </table:table-cell>
          <table:table-cell office:value-type="float" office:value="113">
            <text:p>113</text:p>
          </table:table-cell>
          <table:table-cell table:number-columns-repeated="2"/>
          <table:table-cell table:style-name="ce12" office:value-type="string">
            <text:p>мекс туристы</text:p>
          </table:table-cell>
          <table:table-cell table:number-columns-repeated="230"/>
        </table:table-row>
        <table:table-row table:style-name="ro2">
          <table:table-cell table:style-name="ce4" office:value-type="float" office:value="12">
            <text:p>12</text:p>
          </table:table-cell>
          <table:table-cell table:style-name="ce7" office:value-type="float" office:value="15">
            <text:p>15</text:p>
          </table:table-cell>
          <table:table-cell table:style-name="ce4" table:formula="oooc:=IF([Покупатели.B19]&gt;0;1;0)+IF([Покупатели.D19]&gt;0;1;0)+IF([Покупатели.F19]&gt;0;1;0)+IF([Покупатели.H19]&gt;0;1;0)+IF([Покупатели.J19]&gt;0;1;0)+IF([Покупатели.L19]&gt;0;1;0)+IF([Покупатели.N19]&gt;0;1;0)+IF([Покупатели.P19]&gt;0;1;0)+IF([Покупатели.R19]&gt;0;1;0)+IF([Покупатели.T19]&gt;0;1;0)+IF([Покупатели.V19]&gt;0;1;0)" office:value-type="float" office:value="2">
            <text:p>2</text:p>
          </table:table-cell>
          <table:table-cell table:style-name="ce4" office:value-type="float" office:value="3">
            <text:p>3</text:p>
          </table:table-cell>
          <table:table-cell table:style-name="ce4"/>
          <table:table-cell table:style-name="ce8" table:formula="oooc:=['2 _ Mexican'.L26]" office:value-type="float" office:value="4">
            <text:p>4</text:p>
          </table:table-cell>
          <table:table-cell table:style-name="ce4" table:formula="oooc:=IF([Бонусы.B19]&gt;0;1;0)+IF([Бонусы.D19]&gt;0;1;0)+IF([Бонусы.F19]&gt;0;1;0)+IF([Бонусы.H19]&gt;0;1;0)+IF([Бонусы.J19]&gt;0;1;0)+IF([Бонусы.L19]&gt;0;1;0)+IF([Бонусы.N19]&gt;0;1;0)+IF([Бонусы.P19]&gt;0;1;0)+IF([Бонусы.R19]&gt;0;1;0)" office:value-type="float" office:value="1">
            <text:p>1</text:p>
          </table:table-cell>
          <table:table-cell table:style-name="ce8" table:formula="oooc:=['2 _ Mexican'.L15]" office:value-type="float" office:value="3">
            <text:p>3</text:p>
          </table:table-cell>
          <table:table-cell table:style-name="ce4" table:formula="oooc:=IF(['2 _ Mexican'.L3]&gt;0;1;0)+IF(['2 _ Mexican'.L4]&gt;0;1;0)+IF(['2 _ Mexican'.L5]&gt;0;1;0)+IF(['2 _ Mexican'.L6]&gt;0;1;0)+IF(['2 _ Mexican'.L7]&gt;0;1;0)" office:value-type="float" office:value="2">
            <text:p>2</text:p>
          </table:table-cell>
          <table:table-cell table:style-name="ce4" table:formula="oooc:=IF(['2 _ Mexican'.L8]&gt;0;1;0)+IF(['2 _ Mexican'.L9]&gt;0;1;0)+IF(['2 _ Mexican'.L10]&gt;0;1;0)+IF(['2 _ Mexican'.L11]&gt;0;1;0)+IF(['2 _ Mexican'.L12]&gt;0;1;0)" office:value-type="float" office:value="1">
            <text:p>1</text:p>
          </table:table-cell>
          <table:table-cell table:style-name="ce4" table:formula="oooc:=IF(['2 _ Mexican'.L13]&gt;0;1;0)+IF(['2 _ Mexican'.L14]&gt;0;1;0)" office:value-type="float" office:value="0">
            <text:p>0</text:p>
          </table:table-cell>
          <table:table-cell table:style-name="ce8" table:formula="oooc:=['2 _ Mexican'.L16]" office:value-type="float" office:value="2.375">
            <text:p>2,38</text:p>
          </table:table-cell>
          <table:table-cell table:style-name="ce9" table:formula="oooc:=[.B19]*(['2 _ Mexican'.L32]+[Покупатели.Y19])" office:value-type="float" office:value="1241.25">
            <text:p>1241</text:p>
          </table:table-cell>
          <table:table-cell table:style-name="ce9" table:formula="oooc:=[.B19]*(['2 _ Mexican'.L34]+[Покупатели.AB19])" office:value-type="float" office:value="1320">
            <text:p>1320</text:p>
          </table:table-cell>
          <table:table-cell table:style-name="ce9" table:formula="oooc:=[.B19]*(['2 _ Mexican'.L33]+[Покупатели.Z19])" office:value-type="float" office:value="2325">
            <text:p>2325</text:p>
          </table:table-cell>
          <table:table-cell table:style-name="ce10" table:formula="oooc:=FLOOR(POWER([.M19]*[.M19]*[.N19];1/3);1)" office:value-type="float" office:value="1266">
            <text:p>1266</text:p>
          </table:table-cell>
          <table:table-cell table:style-name="ce10" table:formula="oooc:=FLOOR(POWER([.N19]*[.N19]*[.O19];1/3);1)" office:value-type="float" office:value="1594">
            <text:p>1594</text:p>
          </table:table-cell>
          <table:table-cell table:style-name="ce4" office:value-type="float" office:value="1200">
            <text:p>1200</text:p>
          </table:table-cell>
          <table:table-cell table:style-name="ce4" office:value-type="float" office:value="1500">
            <text:p>1500</text:p>
          </table:table-cell>
          <table:table-cell table:style-name="ce14" office:value-type="string">
            <text:p>бонус – бомба</text:p>
          </table:table-cell>
          <table:table-cell/>
          <table:table-cell office:value-type="float" office:value="2116">
            <text:p>2116</text:p>
          </table:table-cell>
          <table:table-cell office:value-type="float" office:value="153">
            <text:p>153</text:p>
          </table:table-cell>
          <table:table-cell table:number-columns-repeated="233"/>
        </table:table-row>
        <table:table-row table:style-name="ro2">
          <table:table-cell table:style-name="ce4" office:value-type="float" office:value="13">
            <text:p>13</text:p>
          </table:table-cell>
          <table:table-cell table:style-name="ce7" office:value-type="float" office:value="15">
            <text:p>15</text:p>
          </table:table-cell>
          <table:table-cell table:style-name="ce4" table:formula="oooc:=IF([Покупатели.B20]&gt;0;1;0)+IF([Покупатели.D20]&gt;0;1;0)+IF([Покупатели.F20]&gt;0;1;0)+IF([Покупатели.H20]&gt;0;1;0)+IF([Покупатели.J20]&gt;0;1;0)+IF([Покупатели.L20]&gt;0;1;0)+IF([Покупатели.N20]&gt;0;1;0)+IF([Покупатели.P20]&gt;0;1;0)+IF([Покупатели.R20]&gt;0;1;0)+IF([Покупатели.T20]&gt;0;1;0)+IF([Покупатели.V20]&gt;0;1;0)" office:value-type="float" office:value="3">
            <text:p>3</text:p>
          </table:table-cell>
          <table:table-cell table:style-name="ce4" office:value-type="float" office:value="3">
            <text:p>3</text:p>
          </table:table-cell>
          <table:table-cell table:style-name="ce4"/>
          <table:table-cell table:style-name="ce8" table:formula="oooc:=['2 _ Mexican'.M26]" office:value-type="float" office:value="4">
            <text:p>4</text:p>
          </table:table-cell>
          <table:table-cell table:style-name="ce4" table:formula="oooc:=IF([Бонусы.B20]&gt;0;1;0)+IF([Бонусы.D20]&gt;0;1;0)+IF([Бонусы.F20]&gt;0;1;0)+IF([Бонусы.H20]&gt;0;1;0)+IF([Бонусы.J20]&gt;0;1;0)+IF([Бонусы.L20]&gt;0;1;0)+IF([Бонусы.N20]&gt;0;1;0)+IF([Бонусы.P20]&gt;0;1;0)+IF([Бонусы.R20]&gt;0;1;0)" office:value-type="float" office:value="1">
            <text:p>1</text:p>
          </table:table-cell>
          <table:table-cell table:style-name="ce8" table:formula="oooc:=['2 _ Mexican'.M15]" office:value-type="float" office:value="3">
            <text:p>3</text:p>
          </table:table-cell>
          <table:table-cell table:style-name="ce4" table:formula="oooc:=IF(['2 _ Mexican'.M3]&gt;0;1;0)+IF(['2 _ Mexican'.M4]&gt;0;1;0)+IF(['2 _ Mexican'.M5]&gt;0;1;0)+IF(['2 _ Mexican'.M6]&gt;0;1;0)+IF(['2 _ Mexican'.M7]&gt;0;1;0)" office:value-type="float" office:value="1">
            <text:p>1</text:p>
          </table:table-cell>
          <table:table-cell table:style-name="ce4" table:formula="oooc:=IF(['2 _ Mexican'.M8]&gt;0;1;0)+IF(['2 _ Mexican'.M9]&gt;0;1;0)+IF(['2 _ Mexican'.M10]&gt;0;1;0)+IF(['2 _ Mexican'.M11]&gt;0;1;0)+IF(['2 _ Mexican'.M12]&gt;0;1;0)" office:value-type="float" office:value="2">
            <text:p>2</text:p>
          </table:table-cell>
          <table:table-cell table:style-name="ce4" table:formula="oooc:=IF(['2 _ Mexican'.M13]&gt;0;1;0)+IF(['2 _ Mexican'.M14]&gt;0;1;0)" office:value-type="float" office:value="0">
            <text:p>0</text:p>
          </table:table-cell>
          <table:table-cell table:style-name="ce8" table:formula="oooc:=['2 _ Mexican'.M16]" office:value-type="float" office:value="2.5">
            <text:p>2,5</text:p>
          </table:table-cell>
          <table:table-cell table:style-name="ce9" table:formula="oooc:=[.B20]*(['2 _ Mexican'.M32]+[Покупатели.Y20])" office:value-type="float" office:value="1270">
            <text:p>1270</text:p>
          </table:table-cell>
          <table:table-cell table:style-name="ce9" table:formula="oooc:=[.B20]*(['2 _ Mexican'.M34]+[Покупатели.AB20])" office:value-type="float" office:value="1380">
            <text:p>1380</text:p>
          </table:table-cell>
          <table:table-cell table:style-name="ce9" table:formula="oooc:=[.B20]*(['2 _ Mexican'.M33]+[Покупатели.Z20])" office:value-type="float" office:value="2205">
            <text:p>2205</text:p>
          </table:table-cell>
          <table:table-cell table:style-name="ce10" table:formula="oooc:=FLOOR(POWER([.M20]*[.M20]*[.N20];1/3);1)" office:value-type="float" office:value="1305">
            <text:p>1305</text:p>
          </table:table-cell>
          <table:table-cell table:style-name="ce10" table:formula="oooc:=FLOOR(POWER([.N20]*[.N20]*[.O20];1/3);1)" office:value-type="float" office:value="1613">
            <text:p>1613</text:p>
          </table:table-cell>
          <table:table-cell table:style-name="ce4" office:value-type="float" office:value="1300">
            <text:p>1300</text:p>
          </table:table-cell>
          <table:table-cell table:style-name="ce4" office:value-type="float" office:value="1600">
            <text:p>1600</text:p>
          </table:table-cell>
          <table:table-cell table:style-name="ce12" office:value-type="string">
            <text:p>мексиканские туристы</text:p>
          </table:table-cell>
          <table:table-cell/>
          <table:table-cell office:value-type="float" office:value="2239">
            <text:p>2239</text:p>
          </table:table-cell>
          <table:table-cell office:value-type="float" office:value="154">
            <text:p>154</text:p>
          </table:table-cell>
          <table:table-cell table:number-columns-repeated="233"/>
        </table:table-row>
        <table:table-row table:style-name="ro2">
          <table:table-cell table:style-name="ce4" office:value-type="float" office:value="14">
            <text:p>14</text:p>
          </table:table-cell>
          <table:table-cell table:style-name="ce7" office:value-type="float" office:value="18">
            <text:p>18</text:p>
          </table:table-cell>
          <table:table-cell table:style-name="ce4" table:formula="oooc:=IF([Покупатели.B21]&gt;0;1;0)+IF([Покупатели.D21]&gt;0;1;0)+IF([Покупатели.F21]&gt;0;1;0)+IF([Покупатели.H21]&gt;0;1;0)+IF([Покупатели.J21]&gt;0;1;0)+IF([Покупатели.L21]&gt;0;1;0)+IF([Покупатели.N21]&gt;0;1;0)+IF([Покупатели.P21]&gt;0;1;0)+IF([Покупатели.R21]&gt;0;1;0)+IF([Покупатели.T21]&gt;0;1;0)+IF([Покупатели.V21]&gt;0;1;0)" office:value-type="float" office:value="2">
            <text:p>2</text:p>
          </table:table-cell>
          <table:table-cell table:style-name="ce4" office:value-type="float" office:value="3">
            <text:p>3</text:p>
          </table:table-cell>
          <table:table-cell table:style-name="ce4"/>
          <table:table-cell table:style-name="ce8" table:formula="oooc:=['2 _ Mexican'.N26]" office:value-type="float" office:value="4">
            <text:p>4</text:p>
          </table:table-cell>
          <table:table-cell table:style-name="ce4" table:formula="oooc:=IF([Бонусы.B21]&gt;0;1;0)+IF([Бонусы.D21]&gt;0;1;0)+IF([Бонусы.F21]&gt;0;1;0)+IF([Бонусы.H21]&gt;0;1;0)+IF([Бонусы.J21]&gt;0;1;0)+IF([Бонусы.L21]&gt;0;1;0)+IF([Бонусы.N21]&gt;0;1;0)+IF([Бонусы.P21]&gt;0;1;0)+IF([Бонусы.R21]&gt;0;1;0)" office:value-type="float" office:value="2">
            <text:p>2</text:p>
          </table:table-cell>
          <table:table-cell table:style-name="ce8" table:formula="oooc:=['2 _ Mexican'.N15]" office:value-type="float" office:value="4">
            <text:p>4</text:p>
          </table:table-cell>
          <table:table-cell table:style-name="ce4" table:formula="oooc:=IF(['2 _ Mexican'.N3]&gt;0;1;0)+IF(['2 _ Mexican'.N4]&gt;0;1;0)+IF(['2 _ Mexican'.N5]&gt;0;1;0)+IF(['2 _ Mexican'.N6]&gt;0;1;0)+IF(['2 _ Mexican'.N7]&gt;0;1;0)" office:value-type="float" office:value="2">
            <text:p>2</text:p>
          </table:table-cell>
          <table:table-cell table:style-name="ce4" table:formula="oooc:=IF(['2 _ Mexican'.N8]&gt;0;1;0)+IF(['2 _ Mexican'.N9]&gt;0;1;0)+IF(['2 _ Mexican'.N10]&gt;0;1;0)+IF(['2 _ Mexican'.N11]&gt;0;1;0)+IF(['2 _ Mexican'.N12]&gt;0;1;0)" office:value-type="float" office:value="2">
            <text:p>2</text:p>
          </table:table-cell>
          <table:table-cell table:style-name="ce4" table:formula="oooc:=IF(['2 _ Mexican'.N13]&gt;0;1;0)+IF(['2 _ Mexican'.N14]&gt;0;1;0)" office:value-type="float" office:value="0">
            <text:p>0</text:p>
          </table:table-cell>
          <table:table-cell table:style-name="ce8" table:formula="oooc:=['2 _ Mexican'.N16]" office:value-type="float" office:value="2.5">
            <text:p>2,5</text:p>
          </table:table-cell>
          <table:table-cell table:style-name="ce9" table:formula="oooc:=[.B21]*(['2 _ Mexican'.N32]+[Покупатели.Y21])" office:value-type="float" office:value="1530">
            <text:p>1530</text:p>
          </table:table-cell>
          <table:table-cell table:style-name="ce9" table:formula="oooc:=[.B21]*(['2 _ Mexican'.N34]+[Покупатели.AB21])" office:value-type="float" office:value="1662.75">
            <text:p>1663</text:p>
          </table:table-cell>
          <table:table-cell table:style-name="ce9" table:formula="oooc:=[.B21]*(['2 _ Mexican'.N33]+[Покупатели.Z21])" office:value-type="float" office:value="2691">
            <text:p>2691</text:p>
          </table:table-cell>
          <table:table-cell table:style-name="ce10" table:formula="oooc:=FLOOR(POWER([.M21]*[.M21]*[.N21];1/3);1)" office:value-type="float" office:value="1573">
            <text:p>1573</text:p>
          </table:table-cell>
          <table:table-cell table:style-name="ce10" table:formula="oooc:=FLOOR(POWER([.N21]*[.N21]*[.O21];1/3);1)" office:value-type="float" office:value="1952">
            <text:p>1952</text:p>
          </table:table-cell>
          <table:table-cell table:style-name="ce4" office:value-type="float" office:value="1500">
            <text:p>1500</text:p>
          </table:table-cell>
          <table:table-cell table:style-name="ce4" office:value-type="float" office:value="1900">
            <text:p>1900</text:p>
          </table:table-cell>
          <table:table-cell table:style-name="ce13" office:value-type="string">
            <text:p>(playing tips)</text:p>
          </table:table-cell>
          <table:table-cell office:value-type="string">
            <text:p>без сыра</text:p>
          </table:table-cell>
          <table:table-cell office:value-type="float" office:value="2346">
            <text:p>2346</text:p>
          </table:table-cell>
          <table:table-cell office:value-type="float" office:value="197">
            <text:p>197</text:p>
          </table:table-cell>
          <table:table-cell table:number-columns-repeated="233"/>
        </table:table-row>
        <table:table-row table:style-name="ro2">
          <table:table-cell table:style-name="ce4" office:value-type="float" office:value="15">
            <text:p>15</text:p>
          </table:table-cell>
          <table:table-cell table:style-name="ce7" office:value-type="float" office:value="18">
            <text:p>18</text:p>
          </table:table-cell>
          <table:table-cell table:style-name="ce4" table:formula="oooc:=IF([Покупатели.B22]&gt;0;1;0)+IF([Покупатели.D22]&gt;0;1;0)+IF([Покупатели.F22]&gt;0;1;0)+IF([Покупатели.H22]&gt;0;1;0)+IF([Покупатели.J22]&gt;0;1;0)+IF([Покупатели.L22]&gt;0;1;0)+IF([Покупатели.N22]&gt;0;1;0)+IF([Покупатели.P22]&gt;0;1;0)+IF([Покупатели.R22]&gt;0;1;0)+IF([Покупатели.T22]&gt;0;1;0)+IF([Покупатели.V22]&gt;0;1;0)" office:value-type="float" office:value="3">
            <text:p>3</text:p>
          </table:table-cell>
          <table:table-cell table:style-name="ce4" office:value-type="float" office:value="3">
            <text:p>3</text:p>
          </table:table-cell>
          <table:table-cell table:style-name="ce4"/>
          <table:table-cell table:style-name="ce8" table:formula="oooc:=['2 _ Mexican'.O26]" office:value-type="float" office:value="4">
            <text:p>4</text:p>
          </table:table-cell>
          <table:table-cell table:style-name="ce4" table:formula="oooc:=IF([Бонусы.B22]&gt;0;1;0)+IF([Бонусы.D22]&gt;0;1;0)+IF([Бонусы.F22]&gt;0;1;0)+IF([Бонусы.H22]&gt;0;1;0)+IF([Бонусы.J22]&gt;0;1;0)+IF([Бонусы.L22]&gt;0;1;0)+IF([Бонусы.N22]&gt;0;1;0)+IF([Бонусы.P22]&gt;0;1;0)+IF([Бонусы.R22]&gt;0;1;0)" office:value-type="float" office:value="2">
            <text:p>2</text:p>
          </table:table-cell>
          <table:table-cell table:style-name="ce8" table:formula="oooc:=['2 _ Mexican'.O15]" office:value-type="float" office:value="4">
            <text:p>4</text:p>
          </table:table-cell>
          <table:table-cell table:style-name="ce4" table:formula="oooc:=IF(['2 _ Mexican'.O3]&gt;0;1;0)+IF(['2 _ Mexican'.O4]&gt;0;1;0)+IF(['2 _ Mexican'.O5]&gt;0;1;0)+IF(['2 _ Mexican'.O6]&gt;0;1;0)+IF(['2 _ Mexican'.O7]&gt;0;1;0)" office:value-type="float" office:value="2">
            <text:p>2</text:p>
          </table:table-cell>
          <table:table-cell table:style-name="ce4" table:formula="oooc:=IF(['2 _ Mexican'.O8]&gt;0;1;0)+IF(['2 _ Mexican'.O9]&gt;0;1;0)+IF(['2 _ Mexican'.O10]&gt;0;1;0)+IF(['2 _ Mexican'.O11]&gt;0;1;0)+IF(['2 _ Mexican'.O12]&gt;0;1;0)" office:value-type="float" office:value="1">
            <text:p>1</text:p>
          </table:table-cell>
          <table:table-cell table:style-name="ce4" table:formula="oooc:=IF(['2 _ Mexican'.O13]&gt;0;1;0)+IF(['2 _ Mexican'.O14]&gt;0;1;0)" office:value-type="float" office:value="1">
            <text:p>1</text:p>
          </table:table-cell>
          <table:table-cell table:style-name="ce8" table:formula="oooc:=['2 _ Mexican'.O16]" office:value-type="float" office:value="2.75">
            <text:p>2,75</text:p>
          </table:table-cell>
          <table:table-cell table:style-name="ce9" table:formula="oooc:=[.B22]*(['2 _ Mexican'.O32]+[Покупатели.Y22])" office:value-type="float" office:value="1654.5">
            <text:p>1655</text:p>
          </table:table-cell>
          <table:table-cell table:style-name="ce9" table:formula="oooc:=[.B22]*(['2 _ Mexican'.O34]+[Покупатели.AB22])" office:value-type="float" office:value="1791">
            <text:p>1791</text:p>
          </table:table-cell>
          <table:table-cell table:style-name="ce9" table:formula="oooc:=[.B22]*(['2 _ Mexican'.O33]+[Покупатели.Z22])" office:value-type="float" office:value="2794.5">
            <text:p>2795</text:p>
          </table:table-cell>
          <table:table-cell table:style-name="ce10" table:formula="oooc:=FLOOR(POWER([.M22]*[.M22]*[.N22];1/3);1)" office:value-type="float" office:value="1698">
            <text:p>1698</text:p>
          </table:table-cell>
          <table:table-cell table:style-name="ce10" table:formula="oooc:=FLOOR(POWER([.N22]*[.N22]*[.O22];1/3);1)" office:value-type="float" office:value="2077">
            <text:p>2077</text:p>
          </table:table-cell>
          <table:table-cell table:style-name="ce4" office:value-type="float" office:value="1600">
            <text:p>1600</text:p>
          </table:table-cell>
          <table:table-cell table:style-name="ce4" office:value-type="float" office:value="2000">
            <text:p>2000</text:p>
          </table:table-cell>
          <table:table-cell table:style-name="ce14" office:value-type="string">
            <text:p>бонус – обратная прокрутка</text:p>
          </table:table-cell>
          <table:table-cell office:value-type="string">
            <text:p>без тортильи</text:p>
          </table:table-cell>
          <table:table-cell office:value-type="float" office:value="2263">
            <text:p>2263</text:p>
          </table:table-cell>
          <table:table-cell office:value-type="float" office:value="154">
            <text:p>154</text:p>
          </table:table-cell>
          <table:table-cell table:number-columns-repeated="2"/>
          <table:table-cell table:style-name="ce12" office:value-type="string">
            <text:p>бабушки</text:p>
          </table:table-cell>
          <table:table-cell table:number-columns-repeated="230"/>
        </table:table-row>
        <table:table-row table:style-name="ro2">
          <table:table-cell table:style-name="ce4" office:value-type="float" office:value="16">
            <text:p>16</text:p>
          </table:table-cell>
          <table:table-cell table:style-name="ce7" office:value-type="float" office:value="20">
            <text:p>20</text:p>
          </table:table-cell>
          <table:table-cell table:style-name="ce4" table:formula="oooc:=IF([Покупатели.B23]&gt;0;1;0)+IF([Покупатели.D23]&gt;0;1;0)+IF([Покупатели.F23]&gt;0;1;0)+IF([Покупатели.H23]&gt;0;1;0)+IF([Покупатели.J23]&gt;0;1;0)+IF([Покупатели.L23]&gt;0;1;0)+IF([Покупатели.N23]&gt;0;1;0)+IF([Покупатели.P23]&gt;0;1;0)+IF([Покупатели.R23]&gt;0;1;0)+IF([Покупатели.T23]&gt;0;1;0)+IF([Покупатели.V23]&gt;0;1;0)" office:value-type="float" office:value="4">
            <text:p>4</text:p>
          </table:table-cell>
          <table:table-cell table:style-name="ce4" office:value-type="float" office:value="3">
            <text:p>3</text:p>
          </table:table-cell>
          <table:table-cell table:style-name="ce4"/>
          <table:table-cell table:style-name="ce8" table:formula="oooc:=['2 _ Mexican'.P26]" office:value-type="float" office:value="5">
            <text:p>5</text:p>
          </table:table-cell>
          <table:table-cell table:style-name="ce4" table:formula="oooc:=IF([Бонусы.B23]&gt;0;1;0)+IF([Бонусы.D23]&gt;0;1;0)+IF([Бонусы.F23]&gt;0;1;0)+IF([Бонусы.H23]&gt;0;1;0)+IF([Бонусы.J23]&gt;0;1;0)+IF([Бонусы.L23]&gt;0;1;0)+IF([Бонусы.N23]&gt;0;1;0)+IF([Бонусы.P23]&gt;0;1;0)+IF([Бонусы.R23]&gt;0;1;0)" office:value-type="float" office:value="2">
            <text:p>2</text:p>
          </table:table-cell>
          <table:table-cell table:style-name="ce8" table:formula="oooc:=['2 _ Mexican'.P15]" office:value-type="float" office:value="4">
            <text:p>4</text:p>
          </table:table-cell>
          <table:table-cell table:style-name="ce4" table:formula="oooc:=IF(['2 _ Mexican'.P3]&gt;0;1;0)+IF(['2 _ Mexican'.P4]&gt;0;1;0)+IF(['2 _ Mexican'.P5]&gt;0;1;0)+IF(['2 _ Mexican'.P6]&gt;0;1;0)+IF(['2 _ Mexican'.P7]&gt;0;1;0)" office:value-type="float" office:value="1">
            <text:p>1</text:p>
          </table:table-cell>
          <table:table-cell table:style-name="ce4" table:formula="oooc:=IF(['2 _ Mexican'.P8]&gt;0;1;0)+IF(['2 _ Mexican'.P9]&gt;0;1;0)+IF(['2 _ Mexican'.P10]&gt;0;1;0)+IF(['2 _ Mexican'.P11]&gt;0;1;0)+IF(['2 _ Mexican'.P12]&gt;0;1;0)" office:value-type="float" office:value="2">
            <text:p>2</text:p>
          </table:table-cell>
          <table:table-cell table:style-name="ce4" table:formula="oooc:=IF(['2 _ Mexican'.P13]&gt;0;1;0)+IF(['2 _ Mexican'.P14]&gt;0;1;0)" office:value-type="float" office:value="1">
            <text:p>1</text:p>
          </table:table-cell>
          <table:table-cell table:style-name="ce8" table:formula="oooc:=['2 _ Mexican'.P16]" office:value-type="float" office:value="2.76923076923077">
            <text:p>2,77</text:p>
          </table:table-cell>
          <table:table-cell table:style-name="ce9" table:formula="oooc:=[.B23]*(['2 _ Mexican'.P32]+[Покупатели.Y23])" office:value-type="float" office:value="1873.46153846154">
            <text:p>1873</text:p>
          </table:table-cell>
          <table:table-cell table:style-name="ce9" table:formula="oooc:=[.B23]*(['2 _ Mexican'.P34]+[Покупатели.AB23])" office:value-type="float" office:value="2010.76923076923">
            <text:p>2011</text:p>
          </table:table-cell>
          <table:table-cell table:style-name="ce9" table:formula="oooc:=[.B23]*(['2 _ Mexican'.P33]+[Покупатели.Z23])" office:value-type="float" office:value="3274.61538461538">
            <text:p>3275</text:p>
          </table:table-cell>
          <table:table-cell table:style-name="ce10" table:formula="oooc:=FLOOR(POWER([.M23]*[.M23]*[.N23];1/3);1)" office:value-type="float" office:value="1918">
            <text:p>1918</text:p>
          </table:table-cell>
          <table:table-cell table:style-name="ce10" table:formula="oooc:=FLOOR(POWER([.N23]*[.N23]*[.O23];1/3);1)" office:value-type="float" office:value="2365">
            <text:p>2365</text:p>
          </table:table-cell>
          <table:table-cell table:style-name="ce4" office:value-type="float" office:value="1900">
            <text:p>1900</text:p>
          </table:table-cell>
          <table:table-cell table:style-name="ce4" office:value-type="float" office:value="2300">
            <text:p>2300</text:p>
          </table:table-cell>
          <table:table-cell table:style-name="ce12" office:value-type="string">
            <text:p>бабушки</text:p>
          </table:table-cell>
          <table:table-cell office:value-type="string">
            <text:p>без авокадо</text:p>
          </table:table-cell>
          <table:table-cell office:value-type="float" office:value="2695">
            <text:p>2695</text:p>
          </table:table-cell>
          <table:table-cell office:value-type="float" office:value="195">
            <text:p>195</text:p>
          </table:table-cell>
          <table:table-cell table:number-columns-repeated="233"/>
        </table:table-row>
        <table:table-row table:style-name="ro2">
          <table:table-cell table:style-name="ce4" office:value-type="float" office:value="17">
            <text:p>17</text:p>
          </table:table-cell>
          <table:table-cell table:style-name="ce7" office:value-type="float" office:value="20">
            <text:p>20</text:p>
          </table:table-cell>
          <table:table-cell table:style-name="ce4" table:formula="oooc:=IF([Покупатели.B24]&gt;0;1;0)+IF([Покупатели.D24]&gt;0;1;0)+IF([Покупатели.F24]&gt;0;1;0)+IF([Покупатели.H24]&gt;0;1;0)+IF([Покупатели.J24]&gt;0;1;0)+IF([Покупатели.L24]&gt;0;1;0)+IF([Покупатели.N24]&gt;0;1;0)+IF([Покупатели.P24]&gt;0;1;0)+IF([Покупатели.R24]&gt;0;1;0)+IF([Покупатели.T24]&gt;0;1;0)+IF([Покупатели.V24]&gt;0;1;0)" office:value-type="float" office:value="3">
            <text:p>3</text:p>
          </table:table-cell>
          <table:table-cell table:style-name="ce4" office:value-type="float" office:value="3">
            <text:p>3</text:p>
          </table:table-cell>
          <table:table-cell table:style-name="ce4"/>
          <table:table-cell table:style-name="ce8" table:formula="oooc:=['2 _ Mexican'.Q26]" office:value-type="float" office:value="5">
            <text:p>5</text:p>
          </table:table-cell>
          <table:table-cell table:style-name="ce4" table:formula="oooc:=IF([Бонусы.B24]&gt;0;1;0)+IF([Бонусы.D24]&gt;0;1;0)+IF([Бонусы.F24]&gt;0;1;0)+IF([Бонусы.H24]&gt;0;1;0)+IF([Бонусы.J24]&gt;0;1;0)+IF([Бонусы.L24]&gt;0;1;0)+IF([Бонусы.N24]&gt;0;1;0)+IF([Бонусы.P24]&gt;0;1;0)+IF([Бонусы.R24]&gt;0;1;0)" office:value-type="float" office:value="2">
            <text:p>2</text:p>
          </table:table-cell>
          <table:table-cell table:style-name="ce8" table:formula="oooc:=['2 _ Mexican'.Q15]" office:value-type="float" office:value="5">
            <text:p>5</text:p>
          </table:table-cell>
          <table:table-cell table:style-name="ce4" table:formula="oooc:=IF(['2 _ Mexican'.Q3]&gt;0;1;0)+IF(['2 _ Mexican'.Q4]&gt;0;1;0)+IF(['2 _ Mexican'.Q5]&gt;0;1;0)+IF(['2 _ Mexican'.Q6]&gt;0;1;0)+IF(['2 _ Mexican'.Q7]&gt;0;1;0)" office:value-type="float" office:value="3">
            <text:p>3</text:p>
          </table:table-cell>
          <table:table-cell table:style-name="ce4" table:formula="oooc:=IF(['2 _ Mexican'.Q8]&gt;0;1;0)+IF(['2 _ Mexican'.Q9]&gt;0;1;0)+IF(['2 _ Mexican'.Q10]&gt;0;1;0)+IF(['2 _ Mexican'.Q11]&gt;0;1;0)+IF(['2 _ Mexican'.Q12]&gt;0;1;0)" office:value-type="float" office:value="1">
            <text:p>1</text:p>
          </table:table-cell>
          <table:table-cell table:style-name="ce4" table:formula="oooc:=IF(['2 _ Mexican'.Q13]&gt;0;1;0)+IF(['2 _ Mexican'.Q14]&gt;0;1;0)" office:value-type="float" office:value="1">
            <text:p>1</text:p>
          </table:table-cell>
          <table:table-cell table:style-name="ce8" table:formula="oooc:=['2 _ Mexican'.Q16]" office:value-type="float" office:value="2.66666666666667">
            <text:p>2,67</text:p>
          </table:table-cell>
          <table:table-cell table:style-name="ce9" table:formula="oooc:=[.B24]*(['2 _ Mexican'.Q32]+[Покупатели.Y24])" office:value-type="float" office:value="1736.66666666667">
            <text:p>1737</text:p>
          </table:table-cell>
          <table:table-cell table:style-name="ce9" table:formula="oooc:=[.B24]*(['2 _ Mexican'.Q34]+[Покупатели.AB24])" office:value-type="float" office:value="1936.66666666667">
            <text:p>1937</text:p>
          </table:table-cell>
          <table:table-cell table:style-name="ce9" table:formula="oooc:=[.B24]*(['2 _ Mexican'.Q33]+[Покупатели.Z24])" office:value-type="float" office:value="2683.33333333333">
            <text:p>2683</text:p>
          </table:table-cell>
          <table:table-cell table:style-name="ce10" table:formula="oooc:=FLOOR(POWER([.M24]*[.M24]*[.N24];1/3);1)" office:value-type="float" office:value="1800">
            <text:p>1800</text:p>
          </table:table-cell>
          <table:table-cell table:style-name="ce10" table:formula="oooc:=FLOOR(POWER([.N24]*[.N24]*[.O24];1/3);1)" office:value-type="float" office:value="2159">
            <text:p>2159</text:p>
          </table:table-cell>
          <table:table-cell table:style-name="ce4" office:value-type="float" office:value="1800">
            <text:p>1800</text:p>
          </table:table-cell>
          <table:table-cell table:style-name="ce4" office:value-type="float" office:value="2200">
            <text:p>2200</text:p>
          </table:table-cell>
          <table:table-cell table:style-name="ce15" office:value-type="string">
            <text:p>только мужчины</text:p>
          </table:table-cell>
          <table:table-cell/>
          <table:table-cell office:value-type="float" office:value="2839">
            <text:p>2839</text:p>
          </table:table-cell>
          <table:table-cell office:value-type="float" office:value="188">
            <text:p>188</text:p>
          </table:table-cell>
          <table:table-cell table:number-columns-repeated="2"/>
          <table:table-cell table:style-name="ce15" office:value-type="string">
            <text:p>только мужчины</text:p>
          </table:table-cell>
          <table:table-cell table:number-columns-repeated="230"/>
        </table:table-row>
        <table:table-row table:style-name="ro2">
          <table:table-cell table:style-name="ce4" office:value-type="float" office:value="18">
            <text:p>18</text:p>
          </table:table-cell>
          <table:table-cell table:style-name="ce7" office:value-type="float" office:value="20">
            <text:p>20</text:p>
          </table:table-cell>
          <table:table-cell table:style-name="ce4" table:formula="oooc:=IF([Покупатели.B25]&gt;0;1;0)+IF([Покупатели.D25]&gt;0;1;0)+IF([Покупатели.F25]&gt;0;1;0)+IF([Покупатели.H25]&gt;0;1;0)+IF([Покупатели.J25]&gt;0;1;0)+IF([Покупатели.L25]&gt;0;1;0)+IF([Покупатели.N25]&gt;0;1;0)+IF([Покупатели.P25]&gt;0;1;0)+IF([Покупатели.R25]&gt;0;1;0)+IF([Покупатели.T25]&gt;0;1;0)+IF([Покупатели.V25]&gt;0;1;0)" office:value-type="float" office:value="2">
            <text:p>2</text:p>
          </table:table-cell>
          <table:table-cell table:style-name="ce4" office:value-type="float" office:value="3">
            <text:p>3</text:p>
          </table:table-cell>
          <table:table-cell table:style-name="ce4"/>
          <table:table-cell table:style-name="ce8" table:formula="oooc:=['2 _ Mexican'.R26]" office:value-type="float" office:value="5">
            <text:p>5</text:p>
          </table:table-cell>
          <table:table-cell table:style-name="ce4" table:formula="oooc:=IF([Бонусы.B25]&gt;0;1;0)+IF([Бонусы.D25]&gt;0;1;0)+IF([Бонусы.F25]&gt;0;1;0)+IF([Бонусы.H25]&gt;0;1;0)+IF([Бонусы.J25]&gt;0;1;0)+IF([Бонусы.L25]&gt;0;1;0)+IF([Бонусы.N25]&gt;0;1;0)+IF([Бонусы.P25]&gt;0;1;0)+IF([Бонусы.R25]&gt;0;1;0)" office:value-type="float" office:value="1">
            <text:p>1</text:p>
          </table:table-cell>
          <table:table-cell table:style-name="ce8" table:formula="oooc:=['2 _ Mexican'.R15]" office:value-type="float" office:value="5">
            <text:p>5</text:p>
          </table:table-cell>
          <table:table-cell table:style-name="ce4" table:formula="oooc:=IF(['2 _ Mexican'.R3]&gt;0;1;0)+IF(['2 _ Mexican'.R4]&gt;0;1;0)+IF(['2 _ Mexican'.R5]&gt;0;1;0)+IF(['2 _ Mexican'.R6]&gt;0;1;0)+IF(['2 _ Mexican'.R7]&gt;0;1;0)" office:value-type="float" office:value="2">
            <text:p>2</text:p>
          </table:table-cell>
          <table:table-cell table:style-name="ce4" table:formula="oooc:=IF(['2 _ Mexican'.R8]&gt;0;1;0)+IF(['2 _ Mexican'.R9]&gt;0;1;0)+IF(['2 _ Mexican'.R10]&gt;0;1;0)+IF(['2 _ Mexican'.R11]&gt;0;1;0)+IF(['2 _ Mexican'.R12]&gt;0;1;0)" office:value-type="float" office:value="2">
            <text:p>2</text:p>
          </table:table-cell>
          <table:table-cell table:style-name="ce4" table:formula="oooc:=IF(['2 _ Mexican'.R13]&gt;0;1;0)+IF(['2 _ Mexican'.R14]&gt;0;1;0)" office:value-type="float" office:value="1">
            <text:p>1</text:p>
          </table:table-cell>
          <table:table-cell table:style-name="ce8" table:formula="oooc:=['2 _ Mexican'.R16]" office:value-type="float" office:value="2.8">
            <text:p>2,8</text:p>
          </table:table-cell>
          <table:table-cell table:style-name="ce9" table:formula="oooc:=[.B25]*(['2 _ Mexican'.R32]+[Покупатели.Y25])" office:value-type="float" office:value="1796">
            <text:p>1796</text:p>
          </table:table-cell>
          <table:table-cell table:style-name="ce9" table:formula="oooc:=[.B25]*(['2 _ Mexican'.R34]+[Покупатели.AB25])" office:value-type="float" office:value="2020">
            <text:p>2020</text:p>
          </table:table-cell>
          <table:table-cell table:style-name="ce9" table:formula="oooc:=[.B25]*(['2 _ Mexican'.R33]+[Покупатели.Z25])" office:value-type="float" office:value="2644">
            <text:p>2644</text:p>
          </table:table-cell>
          <table:table-cell table:style-name="ce10" table:formula="oooc:=FLOOR(POWER([.M25]*[.M25]*[.N25];1/3);1)" office:value-type="float" office:value="1867">
            <text:p>1867</text:p>
          </table:table-cell>
          <table:table-cell table:style-name="ce10" table:formula="oooc:=FLOOR(POWER([.N25]*[.N25]*[.O25];1/3);1)" office:value-type="float" office:value="2209">
            <text:p>2209</text:p>
          </table:table-cell>
          <table:table-cell table:style-name="ce4" office:value-type="float" office:value="1800">
            <text:p>1800</text:p>
          </table:table-cell>
          <table:table-cell table:style-name="ce4" office:value-type="float" office:value="2200">
            <text:p>2200</text:p>
          </table:table-cell>
          <table:table-cell table:style-name="ce15" office:value-type="string">
            <text:p>только туристы</text:p>
          </table:table-cell>
          <table:table-cell/>
          <table:table-cell office:value-type="float" office:value="2263">
            <text:p>2263</text:p>
          </table:table-cell>
          <table:table-cell office:value-type="float" office:value="185">
            <text:p>185</text:p>
          </table:table-cell>
          <table:table-cell table:number-columns-repeated="2"/>
          <table:table-cell table:style-name="ce15" office:value-type="string">
            <text:p>только туристы</text:p>
          </table:table-cell>
          <table:table-cell table:number-columns-repeated="230"/>
        </table:table-row>
        <table:table-row table:style-name="ro2">
          <table:table-cell table:style-name="ce4" office:value-type="float" office:value="19">
            <text:p>19</text:p>
          </table:table-cell>
          <table:table-cell table:style-name="ce7" office:value-type="float" office:value="25">
            <text:p>25</text:p>
          </table:table-cell>
          <table:table-cell table:style-name="ce4" table:formula="oooc:=IF([Покупатели.B26]&gt;0;1;0)+IF([Покупатели.D26]&gt;0;1;0)+IF([Покупатели.F26]&gt;0;1;0)+IF([Покупатели.H26]&gt;0;1;0)+IF([Покупатели.J26]&gt;0;1;0)+IF([Покупатели.L26]&gt;0;1;0)+IF([Покупатели.N26]&gt;0;1;0)+IF([Покупатели.P26]&gt;0;1;0)+IF([Покупатели.R26]&gt;0;1;0)+IF([Покупатели.T26]&gt;0;1;0)+IF([Покупатели.V26]&gt;0;1;0)" office:value-type="float" office:value="3">
            <text:p>3</text:p>
          </table:table-cell>
          <table:table-cell table:style-name="ce4" office:value-type="float" office:value="3">
            <text:p>3</text:p>
          </table:table-cell>
          <table:table-cell table:style-name="ce4"/>
          <table:table-cell table:style-name="ce8" table:formula="oooc:=['2 _ Mexican'.S26]" office:value-type="float" office:value="5">
            <text:p>5</text:p>
          </table:table-cell>
          <table:table-cell table:style-name="ce4" table:formula="oooc:=IF([Бонусы.B26]&gt;0;1;0)+IF([Бонусы.D26]&gt;0;1;0)+IF([Бонусы.F26]&gt;0;1;0)+IF([Бонусы.H26]&gt;0;1;0)+IF([Бонусы.J26]&gt;0;1;0)+IF([Бонусы.L26]&gt;0;1;0)+IF([Бонусы.N26]&gt;0;1;0)+IF([Бонусы.P26]&gt;0;1;0)+IF([Бонусы.R26]&gt;0;1;0)" office:value-type="float" office:value="2">
            <text:p>2</text:p>
          </table:table-cell>
          <table:table-cell table:style-name="ce8" table:formula="oooc:=['2 _ Mexican'.S15]" office:value-type="float" office:value="6">
            <text:p>6</text:p>
          </table:table-cell>
          <table:table-cell table:style-name="ce4" table:formula="oooc:=IF(['2 _ Mexican'.S3]&gt;0;1;0)+IF(['2 _ Mexican'.S4]&gt;0;1;0)+IF(['2 _ Mexican'.S5]&gt;0;1;0)+IF(['2 _ Mexican'.S6]&gt;0;1;0)+IF(['2 _ Mexican'.S7]&gt;0;1;0)" office:value-type="float" office:value="3">
            <text:p>3</text:p>
          </table:table-cell>
          <table:table-cell table:style-name="ce4" table:formula="oooc:=IF(['2 _ Mexican'.S8]&gt;0;1;0)+IF(['2 _ Mexican'.S9]&gt;0;1;0)+IF(['2 _ Mexican'.S10]&gt;0;1;0)+IF(['2 _ Mexican'.S11]&gt;0;1;0)+IF(['2 _ Mexican'.S12]&gt;0;1;0)" office:value-type="float" office:value="2">
            <text:p>2</text:p>
          </table:table-cell>
          <table:table-cell table:style-name="ce4" table:formula="oooc:=IF(['2 _ Mexican'.S13]&gt;0;1;0)+IF(['2 _ Mexican'.S14]&gt;0;1;0)" office:value-type="float" office:value="1">
            <text:p>1</text:p>
          </table:table-cell>
          <table:table-cell table:style-name="ce8" table:formula="oooc:=['2 _ Mexican'.S16]" office:value-type="float" office:value="2.81818181818182">
            <text:p>2,82</text:p>
          </table:table-cell>
          <table:table-cell table:style-name="ce9" table:formula="oooc:=[.B26]*(['2 _ Mexican'.S32]+[Покупатели.Y26])" office:value-type="float" office:value="2392.42424242424">
            <text:p>2392</text:p>
          </table:table-cell>
          <table:table-cell table:style-name="ce9" table:formula="oooc:=[.B26]*(['2 _ Mexican'.S34]+[Покупатели.AB26])" office:value-type="float" office:value="2543.18181818182">
            <text:p>2543</text:p>
          </table:table-cell>
          <table:table-cell table:style-name="ce9" table:formula="oooc:=[.B26]*(['2 _ Mexican'.S33]+[Покупатели.Z26])" office:value-type="float" office:value="4239.39393939394">
            <text:p>4239</text:p>
          </table:table-cell>
          <table:table-cell table:style-name="ce10" table:formula="oooc:=FLOOR(POWER([.M26]*[.M26]*[.N26];1/3);1)" office:value-type="float" office:value="2441">
            <text:p>2441</text:p>
          </table:table-cell>
          <table:table-cell table:style-name="ce10" table:formula="oooc:=FLOOR(POWER([.N26]*[.N26]*[.O26];1/3);1)" office:value-type="float" office:value="3015">
            <text:p>3015</text:p>
          </table:table-cell>
          <table:table-cell table:style-name="ce4" office:value-type="float" office:value="2400">
            <text:p>2400</text:p>
          </table:table-cell>
          <table:table-cell table:style-name="ce4" office:value-type="float" office:value="3000">
            <text:p>3000</text:p>
          </table:table-cell>
          <table:table-cell table:style-name="ce15" office:value-type="string">
            <text:p>только дамы</text:p>
          </table:table-cell>
          <table:table-cell/>
          <table:table-cell office:value-type="float" office:value="3338">
            <text:p>3338</text:p>
          </table:table-cell>
          <table:table-cell office:value-type="float" office:value="264">
            <text:p>264</text:p>
          </table:table-cell>
          <table:table-cell table:number-columns-repeated="2"/>
          <table:table-cell table:style-name="ce12" office:value-type="string">
            <text:p>школьники</text:p>
          </table:table-cell>
          <table:table-cell table:number-columns-repeated="230"/>
        </table:table-row>
        <table:table-row table:style-name="ro2">
          <table:table-cell table:style-name="ce4" office:value-type="float" office:value="20">
            <text:p>20</text:p>
          </table:table-cell>
          <table:table-cell table:style-name="ce7" office:value-type="float" office:value="25">
            <text:p>25</text:p>
          </table:table-cell>
          <table:table-cell table:style-name="ce4" table:formula="oooc:=IF([Покупатели.B27]&gt;0;1;0)+IF([Покупатели.D27]&gt;0;1;0)+IF([Покупатели.F27]&gt;0;1;0)+IF([Покупатели.H27]&gt;0;1;0)+IF([Покупатели.J27]&gt;0;1;0)+IF([Покупатели.L27]&gt;0;1;0)+IF([Покупатели.N27]&gt;0;1;0)+IF([Покупатели.P27]&gt;0;1;0)+IF([Покупатели.R27]&gt;0;1;0)+IF([Покупатели.T27]&gt;0;1;0)+IF([Покупатели.V27]&gt;0;1;0)" office:value-type="float" office:value="4">
            <text:p>4</text:p>
          </table:table-cell>
          <table:table-cell table:style-name="ce4" office:value-type="float" office:value="3">
            <text:p>3</text:p>
          </table:table-cell>
          <table:table-cell table:style-name="ce4"/>
          <table:table-cell table:style-name="ce8" table:formula="oooc:=['2 _ Mexican'.T26]" office:value-type="float" office:value="6">
            <text:p>6</text:p>
          </table:table-cell>
          <table:table-cell table:style-name="ce4" table:formula="oooc:=IF([Бонусы.B27]&gt;0;1;0)+IF([Бонусы.D27]&gt;0;1;0)+IF([Бонусы.F27]&gt;0;1;0)+IF([Бонусы.H27]&gt;0;1;0)+IF([Бонусы.J27]&gt;0;1;0)+IF([Бонусы.L27]&gt;0;1;0)+IF([Бонусы.N27]&gt;0;1;0)+IF([Бонусы.P27]&gt;0;1;0)+IF([Бонусы.R27]&gt;0;1;0)" office:value-type="float" office:value="2">
            <text:p>2</text:p>
          </table:table-cell>
          <table:table-cell table:style-name="ce8" table:formula="oooc:=['2 _ Mexican'.T15]" office:value-type="float" office:value="6">
            <text:p>6</text:p>
          </table:table-cell>
          <table:table-cell table:style-name="ce4" table:formula="oooc:=IF(['2 _ Mexican'.T3]&gt;0;1;0)+IF(['2 _ Mexican'.T4]&gt;0;1;0)+IF(['2 _ Mexican'.T5]&gt;0;1;0)+IF(['2 _ Mexican'.T6]&gt;0;1;0)+IF(['2 _ Mexican'.T7]&gt;0;1;0)" office:value-type="float" office:value="2">
            <text:p>2</text:p>
          </table:table-cell>
          <table:table-cell table:style-name="ce4" table:formula="oooc:=IF(['2 _ Mexican'.T8]&gt;0;1;0)+IF(['2 _ Mexican'.T9]&gt;0;1;0)+IF(['2 _ Mexican'.T10]&gt;0;1;0)+IF(['2 _ Mexican'.T11]&gt;0;1;0)+IF(['2 _ Mexican'.T12]&gt;0;1;0)" office:value-type="float" office:value="3">
            <text:p>3</text:p>
          </table:table-cell>
          <table:table-cell table:style-name="ce4" table:formula="oooc:=IF(['2 _ Mexican'.T13]&gt;0;1;0)+IF(['2 _ Mexican'.T14]&gt;0;1;0)" office:value-type="float" office:value="1">
            <text:p>1</text:p>
          </table:table-cell>
          <table:table-cell table:style-name="ce8" table:formula="oooc:=['2 _ Mexican'.T16]" office:value-type="float" office:value="2.90909090909091">
            <text:p>2,91</text:p>
          </table:table-cell>
          <table:table-cell table:style-name="ce9" table:formula="oooc:=[.B27]*(['2 _ Mexican'.T32]+[Покупатели.Y27])" office:value-type="float" office:value="2427.27272727273">
            <text:p>2427</text:p>
          </table:table-cell>
          <table:table-cell table:style-name="ce9" table:formula="oooc:=[.B27]*(['2 _ Mexican'.T34]+[Покупатели.AB27])" office:value-type="float" office:value="2615.90909090909">
            <text:p>2616</text:p>
          </table:table-cell>
          <table:table-cell table:style-name="ce9" table:formula="oooc:=[.B27]*(['2 _ Mexican'.T33]+[Покупатели.Z27])" office:value-type="float" office:value="4092.04545454545">
            <text:p>4092</text:p>
          </table:table-cell>
          <table:table-cell table:style-name="ce10" table:formula="oooc:=FLOOR(POWER([.M27]*[.M27]*[.N27];1/3);1)" office:value-type="float" office:value="2488">
            <text:p>2488</text:p>
          </table:table-cell>
          <table:table-cell table:style-name="ce10" table:formula="oooc:=FLOOR(POWER([.N27]*[.N27]*[.O27];1/3);1)" office:value-type="float" office:value="3036">
            <text:p>3036</text:p>
          </table:table-cell>
          <table:table-cell table:style-name="ce4" office:value-type="float" office:value="2500">
            <text:p>2500</text:p>
          </table:table-cell>
          <table:table-cell table:style-name="ce4" office:value-type="float" office:value="3000">
            <text:p>3000</text:p>
          </table:table-cell>
          <table:table-cell table:style-name="ce12" office:value-type="string">
            <text:p>критики</text:p>
          </table:table-cell>
          <table:table-cell/>
          <table:table-cell office:value-type="float" office:value="3681">
            <text:p>3681</text:p>
          </table:table-cell>
          <table:table-cell office:value-type="float" office:value="288">
            <text:p>288</text:p>
          </table:table-cell>
          <table:table-cell table:number-columns-repeated="2"/>
          <table:table-cell table:style-name="ce15" office:value-type="string">
            <text:p>без туристов, но с критиками</text:p>
          </table:table-cell>
          <table:table-cell table:number-columns-repeated="230"/>
        </table:table-row>
        <table:table-row table:style-name="ro2">
          <table:table-cell table:style-name="ce4"/>
          <table:table-cell table:number-columns-repeated="16"/>
          <table:table-cell table:style-name="ce11" table:formula="oooc:=SUM([.R18:.R27])" office:value-type="float" office:value="16900">
            <text:p>16900</text:p>
          </table:table-cell>
          <table:table-cell table:style-name="ce11" table:formula="oooc:=SUM([.S18:.S27])" office:value-type="float" office:value="20800">
            <text:p>20800</text:p>
          </table:table-cell>
          <table:table-cell table:number-columns-repeated="2"/>
          <table:table-cell table:style-name="ce11" table:formula="oooc:=SUM([.V18:.V27])" office:value-type="float" office:value="25009">
            <text:p>25009</text:p>
          </table:table-cell>
          <table:table-cell table:style-name="ce11" table:formula="oooc:=(SUM([.W18:.W27]))/60" office:value-type="float" office:value="31.5166666666667">
            <text:p>31,52</text:p>
          </table:table-cell>
          <table:table-cell table:style-name="ce11" table:formula="oooc:=SUM([.X18:.X27])" office:value-type="float" office:value="0">
            <text:p>0</text:p>
          </table:table-cell>
          <table:table-cell table:style-name="ce11" table:formula="oooc:=(SUM([.Y18:.Y27]))/60" office:value-type="float" office:value="0">
            <text:p>0</text:p>
          </table:table-cell>
          <table:table-cell table:number-columns-repeated="231"/>
        </table:table-row>
        <table:table-row table:style-name="ro2">
          <table:table-cell table:style-name="ce3" office:value-type="string">
            <text:p>Россия</text:p>
          </table:table-cell>
          <table:table-cell table:style-name="ce6" table:number-columns-repeated="20"/>
          <table:table-cell table:style-name="ce20" table:number-columns-repeated="4"/>
          <table:table-cell table:style-name="ce6" table:number-columns-repeated="230"/>
          <table:table-cell/>
        </table:table-row>
        <table:table-row table:style-name="ro2">
          <table:table-cell table:style-name="ce4" office:value-type="float" office:value="21">
            <text:p>21</text:p>
          </table:table-cell>
          <table:table-cell table:style-name="ce7" office:value-type="float" office:value="15">
            <text:p>15</text:p>
          </table:table-cell>
          <table:table-cell table:style-name="ce4" table:formula="oooc:=IF([Покупатели.B30]&gt;0;1;0)+IF([Покупатели.D30]&gt;0;1;0)+IF([Покупатели.F30]&gt;0;1;0)+IF([Покупатели.H30]&gt;0;1;0)+IF([Покупатели.J30]&gt;0;1;0)+IF([Покупатели.L30]&gt;0;1;0)+IF([Покупатели.N30]&gt;0;1;0)+IF([Покупатели.P30]&gt;0;1;0)+IF([Покупатели.R30]&gt;0;1;0)+IF([Покупатели.T30]&gt;0;1;0)+IF([Покупатели.V30]&gt;0;1;0)" office:value-type="float" office:value="3">
            <text:p>3</text:p>
          </table:table-cell>
          <table:table-cell table:style-name="ce4" office:value-type="float" office:value="3">
            <text:p>3</text:p>
          </table:table-cell>
          <table:table-cell table:style-name="ce4"/>
          <table:table-cell table:style-name="ce8" table:formula="oooc:=['3 _ Russian'.K26]" office:value-type="float" office:value="3">
            <text:p>3</text:p>
          </table:table-cell>
          <table:table-cell table:style-name="ce4" table:formula="oooc:=IF([Бонусы.B30]&gt;0;1;0)+IF([Бонусы.D30]&gt;0;1;0)+IF([Бонусы.F30]&gt;0;1;0)+IF([Бонусы.H30]&gt;0;1;0)+IF([Бонусы.J30]&gt;0;1;0)+IF([Бонусы.L30]&gt;0;1;0)+IF([Бонусы.N30]&gt;0;1;0)+IF([Бонусы.P30]&gt;0;1;0)+IF([Бонусы.R30]&gt;0;1;0)" office:value-type="float" office:value="1">
            <text:p>1</text:p>
          </table:table-cell>
          <table:table-cell table:style-name="ce8" table:formula="oooc:=['3 _ Russian'.K15]" office:value-type="float" office:value="2">
            <text:p>2</text:p>
          </table:table-cell>
          <table:table-cell table:style-name="ce4" table:formula="oooc:=IF(['3 _ Russian'.K3]&gt;0;1;0)+IF(['3 _ Russian'.K4]&gt;0;1;0)+IF(['3 _ Russian'.K5]&gt;0;1;0)+IF(['3 _ Russian'.K6]&gt;0;1;0)+IF(['3 _ Russian'.K7]&gt;0;1;0)" office:value-type="float" office:value="1">
            <text:p>1</text:p>
          </table:table-cell>
          <table:table-cell table:style-name="ce4" table:formula="oooc:=IF(['3 _ Russian'.K8]&gt;0;1;0)+IF(['3 _ Russian'.K9]&gt;0;1;0)+IF(['3 _ Russian'.K10]&gt;0;1;0)+IF(['3 _ Russian'.K11]&gt;0;1;0)" office:value-type="float" office:value="1">
            <text:p>1</text:p>
          </table:table-cell>
          <table:table-cell table:style-name="ce4" table:formula="oooc:=IF(['3 _ Russian'.K12]&gt;0;1;0)+IF(['3 _ Russian'.K13]&gt;0;1;0)+IF(['3 _ Russian'.K14]&gt;0;1;0)" office:value-type="float" office:value="0">
            <text:p>0</text:p>
          </table:table-cell>
          <table:table-cell table:style-name="ce8" table:formula="oooc:=['3 _ Russian'.K16]" office:value-type="float" office:value="2.4">
            <text:p>2,4</text:p>
          </table:table-cell>
          <table:table-cell table:style-name="ce9" table:formula="oooc:=[.B30]*(['3 _ Russian'.K32]+[Покупатели.Y30])" office:value-type="float" office:value="1231">
            <text:p>1231</text:p>
          </table:table-cell>
          <table:table-cell table:style-name="ce9" table:formula="oooc:=[.B30]*(['3 _ Russian'.K34]+[Покупатели.AB30])" office:value-type="float" office:value="1350">
            <text:p>1350</text:p>
          </table:table-cell>
          <table:table-cell table:style-name="ce9" table:formula="oooc:=[.B30]*(['3 _ Russian'.K33]+[Покупатели.Z30])" office:value-type="float" office:value="2169">
            <text:p>2169</text:p>
          </table:table-cell>
          <table:table-cell table:style-name="ce10" table:formula="oooc:=FLOOR(POWER([.M30]*[.M30]*[.N30];1/3);1)" office:value-type="float" office:value="1269">
            <text:p>1269</text:p>
          </table:table-cell>
          <table:table-cell table:style-name="ce10" table:formula="oooc:=FLOOR(POWER([.N30]*[.N30]*[.O30];1/3);1)" office:value-type="float" office:value="1581">
            <text:p>1581</text:p>
          </table:table-cell>
          <table:table-cell table:style-name="ce4" office:value-type="float" office:value="1200">
            <text:p>1200</text:p>
          </table:table-cell>
          <table:table-cell table:style-name="ce4" office:value-type="float" office:value="1500">
            <text:p>1500</text:p>
          </table:table-cell>
          <table:table-cell table:style-name="ce13" office:value-type="string">
            <text:p>Россия</text:p>
          </table:table-cell>
          <table:table-cell/>
          <table:table-cell office:value-type="float" office:value="2015">
            <text:p>2015</text:p>
          </table:table-cell>
          <table:table-cell office:value-type="float" office:value="129">
            <text:p>129</text:p>
          </table:table-cell>
          <table:table-cell table:number-columns-repeated="2"/>
          <table:table-cell table:style-name="ce12" office:value-type="string">
            <text:p>рус туристы</text:p>
          </table:table-cell>
          <table:table-cell table:number-columns-repeated="230"/>
        </table:table-row>
        <table:table-row table:style-name="ro2">
          <table:table-cell table:style-name="ce4" office:value-type="float" office:value="22">
            <text:p>22</text:p>
          </table:table-cell>
          <table:table-cell table:style-name="ce7" office:value-type="float" office:value="18">
            <text:p>18</text:p>
          </table:table-cell>
          <table:table-cell table:style-name="ce4" table:formula="oooc:=IF([Покупатели.B31]&gt;0;1;0)+IF([Покупатели.D31]&gt;0;1;0)+IF([Покупатели.F31]&gt;0;1;0)+IF([Покупатели.H31]&gt;0;1;0)+IF([Покупатели.J31]&gt;0;1;0)+IF([Покупатели.L31]&gt;0;1;0)+IF([Покупатели.N31]&gt;0;1;0)+IF([Покупатели.P31]&gt;0;1;0)+IF([Покупатели.R31]&gt;0;1;0)+IF([Покупатели.T31]&gt;0;1;0)+IF([Покупатели.V31]&gt;0;1;0)" office:value-type="float" office:value="3">
            <text:p>3</text:p>
          </table:table-cell>
          <table:table-cell table:style-name="ce4" office:value-type="float" office:value="3">
            <text:p>3</text:p>
          </table:table-cell>
          <table:table-cell table:style-name="ce4"/>
          <table:table-cell table:style-name="ce8" table:formula="oooc:=['3 _ Russian'.L26]" office:value-type="float" office:value="4">
            <text:p>4</text:p>
          </table:table-cell>
          <table:table-cell table:style-name="ce4" table:formula="oooc:=IF([Бонусы.B31]&gt;0;1;0)+IF([Бонусы.D31]&gt;0;1;0)+IF([Бонусы.F31]&gt;0;1;0)+IF([Бонусы.H31]&gt;0;1;0)+IF([Бонусы.J31]&gt;0;1;0)+IF([Бонусы.L31]&gt;0;1;0)+IF([Бонусы.N31]&gt;0;1;0)+IF([Бонусы.P31]&gt;0;1;0)+IF([Бонусы.R31]&gt;0;1;0)" office:value-type="float" office:value="2">
            <text:p>2</text:p>
          </table:table-cell>
          <table:table-cell table:style-name="ce8" table:formula="oooc:=['3 _ Russian'.L15]" office:value-type="float" office:value="3">
            <text:p>3</text:p>
          </table:table-cell>
          <table:table-cell table:style-name="ce4" table:formula="oooc:=IF(['3 _ Russian'.L3]&gt;0;1;0)+IF(['3 _ Russian'.L4]&gt;0;1;0)+IF(['3 _ Russian'.L5]&gt;0;1;0)+IF(['3 _ Russian'.L6]&gt;0;1;0)+IF(['3 _ Russian'.L7]&gt;0;1;0)" office:value-type="float" office:value="1">
            <text:p>1</text:p>
          </table:table-cell>
          <table:table-cell table:style-name="ce4" table:formula="oooc:=IF(['3 _ Russian'.L8]&gt;0;1;0)+IF(['3 _ Russian'.L9]&gt;0;1;0)+IF(['3 _ Russian'.L10]&gt;0;1;0)+IF(['3 _ Russian'.L11]&gt;0;1;0)" office:value-type="float" office:value="2">
            <text:p>2</text:p>
          </table:table-cell>
          <table:table-cell table:style-name="ce4" table:formula="oooc:=IF(['3 _ Russian'.L12]&gt;0;1;0)+IF(['3 _ Russian'.L13]&gt;0;1;0)+IF(['3 _ Russian'.L14]&gt;0;1;0)" office:value-type="float" office:value="0">
            <text:p>0</text:p>
          </table:table-cell>
          <table:table-cell table:style-name="ce8" table:formula="oooc:=['3 _ Russian'.L16]" office:value-type="float" office:value="2.5">
            <text:p>2,5</text:p>
          </table:table-cell>
          <table:table-cell table:style-name="ce9" table:formula="oooc:=[.B31]*(['3 _ Russian'.L32]+[Покупатели.Y31])" office:value-type="float" office:value="1533">
            <text:p>1533</text:p>
          </table:table-cell>
          <table:table-cell table:style-name="ce9" table:formula="oooc:=[.B31]*(['3 _ Russian'.L34]+[Покупатели.AB31])" office:value-type="float" office:value="1683">
            <text:p>1683</text:p>
          </table:table-cell>
          <table:table-cell table:style-name="ce9" table:formula="oooc:=[.B31]*(['3 _ Russian'.L33]+[Покупатели.Z31])" office:value-type="float" office:value="2685">
            <text:p>2685</text:p>
          </table:table-cell>
          <table:table-cell table:style-name="ce10" table:formula="oooc:=FLOOR(POWER([.M31]*[.M31]*[.N31];1/3);1)" office:value-type="float" office:value="1581">
            <text:p>1581</text:p>
          </table:table-cell>
          <table:table-cell table:style-name="ce10" table:formula="oooc:=FLOOR(POWER([.N31]*[.N31]*[.O31];1/3);1)" office:value-type="float" office:value="1966">
            <text:p>1966</text:p>
          </table:table-cell>
          <table:table-cell table:style-name="ce4" office:value-type="float" office:value="1500">
            <text:p>1500</text:p>
          </table:table-cell>
          <table:table-cell table:style-name="ce4" office:value-type="float" office:value="1900">
            <text:p>1900</text:p>
          </table:table-cell>
          <table:table-cell table:style-name="ce12" office:value-type="string">
            <text:p>рус туристы</text:p>
          </table:table-cell>
          <table:table-cell/>
          <table:table-cell office:value-type="float" office:value="2414">
            <text:p>2414</text:p>
          </table:table-cell>
          <table:table-cell office:value-type="float" office:value="168">
            <text:p>168</text:p>
          </table:table-cell>
          <table:table-cell table:number-columns-repeated="233"/>
        </table:table-row>
        <table:table-row table:style-name="ro2">
          <table:table-cell table:style-name="ce4" office:value-type="float" office:value="23">
            <text:p>23</text:p>
          </table:table-cell>
          <table:table-cell table:style-name="ce7" office:value-type="float" office:value="20">
            <text:p>20</text:p>
          </table:table-cell>
          <table:table-cell table:style-name="ce4" table:formula="oooc:=IF([Покупатели.B32]&gt;0;1;0)+IF([Покупатели.D32]&gt;0;1;0)+IF([Покупатели.F32]&gt;0;1;0)+IF([Покупатели.H32]&gt;0;1;0)+IF([Покупатели.J32]&gt;0;1;0)+IF([Покупатели.L32]&gt;0;1;0)+IF([Покупатели.N32]&gt;0;1;0)+IF([Покупатели.P32]&gt;0;1;0)+IF([Покупатели.R32]&gt;0;1;0)+IF([Покупатели.T32]&gt;0;1;0)+IF([Покупатели.V32]&gt;0;1;0)" office:value-type="float" office:value="2">
            <text:p>2</text:p>
          </table:table-cell>
          <table:table-cell table:style-name="ce4" office:value-type="float" office:value="3">
            <text:p>3</text:p>
          </table:table-cell>
          <table:table-cell table:style-name="ce4"/>
          <table:table-cell table:style-name="ce8" table:formula="oooc:=['3 _ Russian'.M26]" office:value-type="float" office:value="4">
            <text:p>4</text:p>
          </table:table-cell>
          <table:table-cell table:style-name="ce4" table:formula="oooc:=IF([Бонусы.B32]&gt;0;1;0)+IF([Бонусы.D32]&gt;0;1;0)+IF([Бонусы.F32]&gt;0;1;0)+IF([Бонусы.H32]&gt;0;1;0)+IF([Бонусы.J32]&gt;0;1;0)+IF([Бонусы.L32]&gt;0;1;0)+IF([Бонусы.N32]&gt;0;1;0)+IF([Бонусы.P32]&gt;0;1;0)+IF([Бонусы.R32]&gt;0;1;0)" office:value-type="float" office:value="2">
            <text:p>2</text:p>
          </table:table-cell>
          <table:table-cell table:style-name="ce8" table:formula="oooc:=['3 _ Russian'.M15]" office:value-type="float" office:value="3">
            <text:p>3</text:p>
          </table:table-cell>
          <table:table-cell table:style-name="ce4" table:formula="oooc:=IF(['3 _ Russian'.M3]&gt;0;1;0)+IF(['3 _ Russian'.M4]&gt;0;1;0)+IF(['3 _ Russian'.M5]&gt;0;1;0)+IF(['3 _ Russian'.M6]&gt;0;1;0)+IF(['3 _ Russian'.M7]&gt;0;1;0)" office:value-type="float" office:value="1">
            <text:p>1</text:p>
          </table:table-cell>
          <table:table-cell table:style-name="ce4" table:formula="oooc:=IF(['3 _ Russian'.M8]&gt;0;1;0)+IF(['3 _ Russian'.M9]&gt;0;1;0)+IF(['3 _ Russian'.M10]&gt;0;1;0)+IF(['3 _ Russian'.M11]&gt;0;1;0)" office:value-type="float" office:value="1">
            <text:p>1</text:p>
          </table:table-cell>
          <table:table-cell table:style-name="ce4" table:formula="oooc:=IF(['3 _ Russian'.M12]&gt;0;1;0)+IF(['3 _ Russian'.M13]&gt;0;1;0)+IF(['3 _ Russian'.M14]&gt;0;1;0)" office:value-type="float" office:value="1">
            <text:p>1</text:p>
          </table:table-cell>
          <table:table-cell table:style-name="ce8" table:formula="oooc:=['3 _ Russian'.M16]" office:value-type="float" office:value="2.57142857142857">
            <text:p>2,57</text:p>
          </table:table-cell>
          <table:table-cell table:style-name="ce9" table:formula="oooc:=[.B32]*(['3 _ Russian'.M32]+[Покупатели.Y32])" office:value-type="float" office:value="1778.57142857143">
            <text:p>1779</text:p>
          </table:table-cell>
          <table:table-cell table:style-name="ce9" table:formula="oooc:=[.B32]*(['3 _ Russian'.M34]+[Покупатели.AB32])" office:value-type="float" office:value="1902.85714285714">
            <text:p>1903</text:p>
          </table:table-cell>
          <table:table-cell table:style-name="ce9" table:formula="oooc:=[.B32]*(['3 _ Russian'.M33]+[Покупатели.Z32])" office:value-type="float" office:value="3264.28571428571">
            <text:p>3264</text:p>
          </table:table-cell>
          <table:table-cell table:style-name="ce10" table:formula="oooc:=FLOOR(POWER([.M32]*[.M32]*[.N32];1/3);1)" office:value-type="float" office:value="1819">
            <text:p>1819</text:p>
          </table:table-cell>
          <table:table-cell table:style-name="ce10" table:formula="oooc:=FLOOR(POWER([.N32]*[.N32]*[.O32];1/3);1)" office:value-type="float" office:value="2277">
            <text:p>2277</text:p>
          </table:table-cell>
          <table:table-cell table:style-name="ce4" office:value-type="float" office:value="1800">
            <text:p>1800</text:p>
          </table:table-cell>
          <table:table-cell table:style-name="ce4" office:value-type="float" office:value="2200">
            <text:p>2200</text:p>
          </table:table-cell>
          <table:table-cell table:style-name="ce13" office:value-type="string">
            <text:p>(fun facts)</text:p>
          </table:table-cell>
          <table:table-cell/>
          <table:table-cell office:value-type="float" office:value="2933">
            <text:p>2933</text:p>
          </table:table-cell>
          <table:table-cell office:value-type="float" office:value="169">
            <text:p>169</text:p>
          </table:table-cell>
          <table:table-cell table:number-columns-repeated="233"/>
        </table:table-row>
        <table:table-row table:style-name="ro2">
          <table:table-cell table:style-name="ce4" office:value-type="float" office:value="24">
            <text:p>24</text:p>
          </table:table-cell>
          <table:table-cell table:style-name="ce7" office:value-type="float" office:value="20">
            <text:p>20</text:p>
          </table:table-cell>
          <table:table-cell table:style-name="ce4" table:formula="oooc:=IF([Покупатели.B33]&gt;0;1;0)+IF([Покупатели.D33]&gt;0;1;0)+IF([Покупатели.F33]&gt;0;1;0)+IF([Покупатели.H33]&gt;0;1;0)+IF([Покупатели.J33]&gt;0;1;0)+IF([Покупатели.L33]&gt;0;1;0)+IF([Покупатели.N33]&gt;0;1;0)+IF([Покупатели.P33]&gt;0;1;0)+IF([Покупатели.R33]&gt;0;1;0)+IF([Покупатели.T33]&gt;0;1;0)+IF([Покупатели.V33]&gt;0;1;0)" office:value-type="float" office:value="3">
            <text:p>3</text:p>
          </table:table-cell>
          <table:table-cell table:style-name="ce4" office:value-type="float" office:value="3">
            <text:p>3</text:p>
          </table:table-cell>
          <table:table-cell table:style-name="ce4"/>
          <table:table-cell table:style-name="ce8" table:formula="oooc:=['3 _ Russian'.N26]" office:value-type="float" office:value="5">
            <text:p>5</text:p>
          </table:table-cell>
          <table:table-cell table:style-name="ce4" table:formula="oooc:=IF([Бонусы.B33]&gt;0;1;0)+IF([Бонусы.D33]&gt;0;1;0)+IF([Бонусы.F33]&gt;0;1;0)+IF([Бонусы.H33]&gt;0;1;0)+IF([Бонусы.J33]&gt;0;1;0)+IF([Бонусы.L33]&gt;0;1;0)+IF([Бонусы.N33]&gt;0;1;0)+IF([Бонусы.P33]&gt;0;1;0)+IF([Бонусы.R33]&gt;0;1;0)" office:value-type="float" office:value="2">
            <text:p>2</text:p>
          </table:table-cell>
          <table:table-cell table:style-name="ce8" table:formula="oooc:=['3 _ Russian'.N15]" office:value-type="float" office:value="4">
            <text:p>4</text:p>
          </table:table-cell>
          <table:table-cell table:style-name="ce4" table:formula="oooc:=IF(['3 _ Russian'.N3]&gt;0;1;0)+IF(['3 _ Russian'.N4]&gt;0;1;0)+IF(['3 _ Russian'.N5]&gt;0;1;0)+IF(['3 _ Russian'.N6]&gt;0;1;0)+IF(['3 _ Russian'.N7]&gt;0;1;0)" office:value-type="float" office:value="3">
            <text:p>3</text:p>
          </table:table-cell>
          <table:table-cell table:style-name="ce4" table:formula="oooc:=IF(['3 _ Russian'.N8]&gt;0;1;0)+IF(['3 _ Russian'.N9]&gt;0;1;0)+IF(['3 _ Russian'.N10]&gt;0;1;0)+IF(['3 _ Russian'.N11]&gt;0;1;0)" office:value-type="float" office:value="1">
            <text:p>1</text:p>
          </table:table-cell>
          <table:table-cell table:style-name="ce4" table:formula="oooc:=IF(['3 _ Russian'.N12]&gt;0;1;0)+IF(['3 _ Russian'.N13]&gt;0;1;0)+IF(['3 _ Russian'.N14]&gt;0;1;0)" office:value-type="float" office:value="0">
            <text:p>0</text:p>
          </table:table-cell>
          <table:table-cell table:style-name="ce8" table:formula="oooc:=['3 _ Russian'.N16]" office:value-type="float" office:value="2.57142857142857">
            <text:p>2,57</text:p>
          </table:table-cell>
          <table:table-cell table:style-name="ce9" table:formula="oooc:=[.B33]*(['3 _ Russian'.N32]+[Покупатели.Y33])" office:value-type="float" office:value="1727.61904761905">
            <text:p>1728</text:p>
          </table:table-cell>
          <table:table-cell table:style-name="ce9" table:formula="oooc:=[.B33]*(['3 _ Russian'.N34]+[Покупатели.AB33])" office:value-type="float" office:value="1922.85714285714">
            <text:p>1923</text:p>
          </table:table-cell>
          <table:table-cell table:style-name="ce9" table:formula="oooc:=[.B33]*(['3 _ Russian'.N33]+[Покупатели.Z33])" office:value-type="float" office:value="2892.38095238095">
            <text:p>2892</text:p>
          </table:table-cell>
          <table:table-cell table:style-name="ce10" table:formula="oooc:=FLOOR(POWER([.M33]*[.M33]*[.N33];1/3);1)" office:value-type="float" office:value="1790">
            <text:p>1790</text:p>
          </table:table-cell>
          <table:table-cell table:style-name="ce10" table:formula="oooc:=FLOOR(POWER([.N33]*[.N33]*[.O33];1/3);1)" office:value-type="float" office:value="2203">
            <text:p>2203</text:p>
          </table:table-cell>
          <table:table-cell table:style-name="ce4" office:value-type="float" office:value="1800">
            <text:p>1800</text:p>
          </table:table-cell>
          <table:table-cell table:style-name="ce4" office:value-type="float" office:value="2300">
            <text:p>2300</text:p>
          </table:table-cell>
          <table:table-cell table:style-name="ce14" office:value-type="string">
            <text:p>бонус – подарок</text:p>
          </table:table-cell>
          <table:table-cell/>
          <table:table-cell office:value-type="float" office:value="2425">
            <text:p>2425</text:p>
          </table:table-cell>
          <table:table-cell office:value-type="float" office:value="168">
            <text:p>168</text:p>
          </table:table-cell>
          <table:table-cell table:number-columns-repeated="233"/>
        </table:table-row>
        <table:table-row table:style-name="ro2">
          <table:table-cell table:style-name="ce4" office:value-type="float" office:value="25">
            <text:p>25</text:p>
          </table:table-cell>
          <table:table-cell table:style-name="ce7" office:value-type="float" office:value="22">
            <text:p>22</text:p>
          </table:table-cell>
          <table:table-cell table:style-name="ce4" table:formula="oooc:=IF([Покупатели.B34]&gt;0;1;0)+IF([Покупатели.D34]&gt;0;1;0)+IF([Покупатели.F34]&gt;0;1;0)+IF([Покупатели.H34]&gt;0;1;0)+IF([Покупатели.J34]&gt;0;1;0)+IF([Покупатели.L34]&gt;0;1;0)+IF([Покупатели.N34]&gt;0;1;0)+IF([Покупатели.P34]&gt;0;1;0)+IF([Покупатели.R34]&gt;0;1;0)+IF([Покупатели.T34]&gt;0;1;0)+IF([Покупатели.V34]&gt;0;1;0)" office:value-type="float" office:value="2">
            <text:p>2</text:p>
          </table:table-cell>
          <table:table-cell table:style-name="ce4" office:value-type="float" office:value="3">
            <text:p>3</text:p>
          </table:table-cell>
          <table:table-cell table:style-name="ce4"/>
          <table:table-cell table:style-name="ce8" table:formula="oooc:=['3 _ Russian'.O26]" office:value-type="float" office:value="4">
            <text:p>4</text:p>
          </table:table-cell>
          <table:table-cell table:style-name="ce4" table:formula="oooc:=IF([Бонусы.B34]&gt;0;1;0)+IF([Бонусы.D34]&gt;0;1;0)+IF([Бонусы.F34]&gt;0;1;0)+IF([Бонусы.H34]&gt;0;1;0)+IF([Бонусы.J34]&gt;0;1;0)+IF([Бонусы.L34]&gt;0;1;0)+IF([Бонусы.N34]&gt;0;1;0)+IF([Бонусы.P34]&gt;0;1;0)+IF([Бонусы.R34]&gt;0;1;0)" office:value-type="float" office:value="1">
            <text:p>1</text:p>
          </table:table-cell>
          <table:table-cell table:style-name="ce8" table:formula="oooc:=['3 _ Russian'.O15]" office:value-type="float" office:value="4">
            <text:p>4</text:p>
          </table:table-cell>
          <table:table-cell table:style-name="ce4" table:formula="oooc:=IF(['3 _ Russian'.O3]&gt;0;1;0)+IF(['3 _ Russian'.O4]&gt;0;1;0)+IF(['3 _ Russian'.O5]&gt;0;1;0)+IF(['3 _ Russian'.O6]&gt;0;1;0)+IF(['3 _ Russian'.O7]&gt;0;1;0)" office:value-type="float" office:value="2">
            <text:p>2</text:p>
          </table:table-cell>
          <table:table-cell table:style-name="ce4" table:formula="oooc:=IF(['3 _ Russian'.O8]&gt;0;1;0)+IF(['3 _ Russian'.O9]&gt;0;1;0)+IF(['3 _ Russian'.O10]&gt;0;1;0)+IF(['3 _ Russian'.O11]&gt;0;1;0)" office:value-type="float" office:value="1">
            <text:p>1</text:p>
          </table:table-cell>
          <table:table-cell table:style-name="ce4" table:formula="oooc:=IF(['3 _ Russian'.O12]&gt;0;1;0)+IF(['3 _ Russian'.O13]&gt;0;1;0)+IF(['3 _ Russian'.O14]&gt;0;1;0)" office:value-type="float" office:value="1">
            <text:p>1</text:p>
          </table:table-cell>
          <table:table-cell table:style-name="ce8" table:formula="oooc:=['3 _ Russian'.O16]" office:value-type="float" office:value="2.66666666666667">
            <text:p>2,67</text:p>
          </table:table-cell>
          <table:table-cell table:style-name="ce9" table:formula="oooc:=[.B34]*(['3 _ Russian'.O32]+[Покупатели.Y34])" office:value-type="float" office:value="1932.33333333333">
            <text:p>1932</text:p>
          </table:table-cell>
          <table:table-cell table:style-name="ce9" table:formula="oooc:=[.B34]*(['3 _ Russian'.O34]+[Покупатели.AB34])" office:value-type="float" office:value="2167">
            <text:p>2167</text:p>
          </table:table-cell>
          <table:table-cell table:style-name="ce9" table:formula="oooc:=[.B34]*(['3 _ Russian'.O33]+[Покупатели.Z34])" office:value-type="float" office:value="3058">
            <text:p>3058</text:p>
          </table:table-cell>
          <table:table-cell table:style-name="ce10" table:formula="oooc:=FLOOR(POWER([.M34]*[.M34]*[.N34];1/3);1)" office:value-type="float" office:value="2007">
            <text:p>2007</text:p>
          </table:table-cell>
          <table:table-cell table:style-name="ce10" table:formula="oooc:=FLOOR(POWER([.N34]*[.N34]*[.O34];1/3);1)" office:value-type="float" office:value="2430">
            <text:p>2430</text:p>
          </table:table-cell>
          <table:table-cell table:style-name="ce4" office:value-type="float" office:value="2000">
            <text:p>2000</text:p>
          </table:table-cell>
          <table:table-cell table:style-name="ce4" office:value-type="float" office:value="2400">
            <text:p>2400</text:p>
          </table:table-cell>
          <table:table-cell table:style-name="ce15" office:value-type="string">
            <text:p>только мужчины</text:p>
          </table:table-cell>
          <table:table-cell/>
          <table:table-cell office:value-type="float" office:value="3066">
            <text:p>3066</text:p>
          </table:table-cell>
          <table:table-cell office:value-type="float" office:value="184">
            <text:p>184</text:p>
          </table:table-cell>
          <table:table-cell table:number-columns-repeated="2"/>
          <table:table-cell table:style-name="ce12" office:value-type="string">
            <text:p>вегетарианки</text:p>
          </table:table-cell>
          <table:table-cell table:number-columns-repeated="230"/>
        </table:table-row>
        <table:table-row table:style-name="ro2">
          <table:table-cell table:style-name="ce4" office:value-type="float" office:value="26">
            <text:p>26</text:p>
          </table:table-cell>
          <table:table-cell table:style-name="ce7" office:value-type="float" office:value="22">
            <text:p>22</text:p>
          </table:table-cell>
          <table:table-cell table:style-name="ce4" table:formula="oooc:=IF([Покупатели.B35]&gt;0;1;0)+IF([Покупатели.D35]&gt;0;1;0)+IF([Покупатели.F35]&gt;0;1;0)+IF([Покупатели.H35]&gt;0;1;0)+IF([Покупатели.J35]&gt;0;1;0)+IF([Покупатели.L35]&gt;0;1;0)+IF([Покупатели.N35]&gt;0;1;0)+IF([Покупатели.P35]&gt;0;1;0)+IF([Покупатели.R35]&gt;0;1;0)+IF([Покупатели.T35]&gt;0;1;0)+IF([Покупатели.V35]&gt;0;1;0)" office:value-type="float" office:value="4">
            <text:p>4</text:p>
          </table:table-cell>
          <table:table-cell table:style-name="ce4" office:value-type="float" office:value="3">
            <text:p>3</text:p>
          </table:table-cell>
          <table:table-cell table:style-name="ce4"/>
          <table:table-cell table:style-name="ce8" table:formula="oooc:=['3 _ Russian'.P26]" office:value-type="float" office:value="5">
            <text:p>5</text:p>
          </table:table-cell>
          <table:table-cell table:style-name="ce4" table:formula="oooc:=IF([Бонусы.B35]&gt;0;1;0)+IF([Бонусы.D35]&gt;0;1;0)+IF([Бонусы.F35]&gt;0;1;0)+IF([Бонусы.H35]&gt;0;1;0)+IF([Бонусы.J35]&gt;0;1;0)+IF([Бонусы.L35]&gt;0;1;0)+IF([Бонусы.N35]&gt;0;1;0)+IF([Бонусы.P35]&gt;0;1;0)+IF([Бонусы.R35]&gt;0;1;0)" office:value-type="float" office:value="1">
            <text:p>1</text:p>
          </table:table-cell>
          <table:table-cell table:style-name="ce8" table:formula="oooc:=['3 _ Russian'.P15]" office:value-type="float" office:value="4">
            <text:p>4</text:p>
          </table:table-cell>
          <table:table-cell table:style-name="ce4" table:formula="oooc:=IF(['3 _ Russian'.P3]&gt;0;1;0)+IF(['3 _ Russian'.P4]&gt;0;1;0)+IF(['3 _ Russian'.P5]&gt;0;1;0)+IF(['3 _ Russian'.P6]&gt;0;1;0)+IF(['3 _ Russian'.P7]&gt;0;1;0)" office:value-type="float" office:value="2">
            <text:p>2</text:p>
          </table:table-cell>
          <table:table-cell table:style-name="ce4" table:formula="oooc:=IF(['3 _ Russian'.P8]&gt;0;1;0)+IF(['3 _ Russian'.P9]&gt;0;1;0)+IF(['3 _ Russian'.P10]&gt;0;1;0)+IF(['3 _ Russian'.P11]&gt;0;1;0)" office:value-type="float" office:value="1">
            <text:p>1</text:p>
          </table:table-cell>
          <table:table-cell table:style-name="ce4" table:formula="oooc:=IF(['3 _ Russian'.P12]&gt;0;1;0)+IF(['3 _ Russian'.P13]&gt;0;1;0)+IF(['3 _ Russian'.P14]&gt;0;1;0)" office:value-type="float" office:value="1">
            <text:p>1</text:p>
          </table:table-cell>
          <table:table-cell table:style-name="ce8" table:formula="oooc:=['3 _ Russian'.P16]" office:value-type="float" office:value="2.75">
            <text:p>2,75</text:p>
          </table:table-cell>
          <table:table-cell table:style-name="ce9" table:formula="oooc:=[.B35]*(['3 _ Russian'.P32]+[Покупатели.Y35])" office:value-type="float" office:value="2013">
            <text:p>2013</text:p>
          </table:table-cell>
          <table:table-cell table:style-name="ce9" table:formula="oooc:=[.B35]*(['3 _ Russian'.P34]+[Покупатели.AB35])" office:value-type="float" office:value="2216.5">
            <text:p>2217</text:p>
          </table:table-cell>
          <table:table-cell table:style-name="ce9" table:formula="oooc:=[.B35]*(['3 _ Russian'.P33]+[Покупатели.Z35])" office:value-type="float" office:value="3322">
            <text:p>3322</text:p>
          </table:table-cell>
          <table:table-cell table:style-name="ce10" table:formula="oooc:=FLOOR(POWER([.M35]*[.M35]*[.N35];1/3);1)" office:value-type="float" office:value="2078">
            <text:p>2078</text:p>
          </table:table-cell>
          <table:table-cell table:style-name="ce10" table:formula="oooc:=FLOOR(POWER([.N35]*[.N35]*[.O35];1/3);1)" office:value-type="float" office:value="2536">
            <text:p>2536</text:p>
          </table:table-cell>
          <table:table-cell table:style-name="ce4" office:value-type="float" office:value="2100">
            <text:p>2100</text:p>
          </table:table-cell>
          <table:table-cell table:style-name="ce4" office:value-type="float" office:value="2500">
            <text:p>2500</text:p>
          </table:table-cell>
          <table:table-cell table:style-name="ce12" office:value-type="string">
            <text:p>вегетарианки</text:p>
          </table:table-cell>
          <table:table-cell/>
          <table:table-cell office:value-type="float" office:value="2756">
            <text:p>2756</text:p>
          </table:table-cell>
          <table:table-cell office:value-type="float" office:value="201">
            <text:p>201</text:p>
          </table:table-cell>
          <table:table-cell table:number-columns-repeated="233"/>
        </table:table-row>
        <table:table-row table:style-name="ro2">
          <table:table-cell table:style-name="ce4" office:value-type="float" office:value="27">
            <text:p>27</text:p>
          </table:table-cell>
          <table:table-cell table:style-name="ce7" office:value-type="float" office:value="25">
            <text:p>25</text:p>
          </table:table-cell>
          <table:table-cell table:style-name="ce4" table:formula="oooc:=IF([Покупатели.B36]&gt;0;1;0)+IF([Покупатели.D36]&gt;0;1;0)+IF([Покупатели.F36]&gt;0;1;0)+IF([Покупатели.H36]&gt;0;1;0)+IF([Покупатели.J36]&gt;0;1;0)+IF([Покупатели.L36]&gt;0;1;0)+IF([Покупатели.N36]&gt;0;1;0)+IF([Покупатели.P36]&gt;0;1;0)+IF([Покупатели.R36]&gt;0;1;0)+IF([Покупатели.T36]&gt;0;1;0)+IF([Покупатели.V36]&gt;0;1;0)" office:value-type="float" office:value="3">
            <text:p>3</text:p>
          </table:table-cell>
          <table:table-cell table:style-name="ce4" office:value-type="float" office:value="3">
            <text:p>3</text:p>
          </table:table-cell>
          <table:table-cell table:style-name="ce4"/>
          <table:table-cell table:style-name="ce8" table:formula="oooc:=['3 _ Russian'.Q26]" office:value-type="float" office:value="5">
            <text:p>5</text:p>
          </table:table-cell>
          <table:table-cell table:style-name="ce4" table:formula="oooc:=IF([Бонусы.B36]&gt;0;1;0)+IF([Бонусы.D36]&gt;0;1;0)+IF([Бонусы.F36]&gt;0;1;0)+IF([Бонусы.H36]&gt;0;1;0)+IF([Бонусы.J36]&gt;0;1;0)+IF([Бонусы.L36]&gt;0;1;0)+IF([Бонусы.N36]&gt;0;1;0)+IF([Бонусы.P36]&gt;0;1;0)+IF([Бонусы.R36]&gt;0;1;0)" office:value-type="float" office:value="2">
            <text:p>2</text:p>
          </table:table-cell>
          <table:table-cell table:style-name="ce8" table:formula="oooc:=['3 _ Russian'.Q15]" office:value-type="float" office:value="4">
            <text:p>4</text:p>
          </table:table-cell>
          <table:table-cell table:style-name="ce4" table:formula="oooc:=IF(['3 _ Russian'.Q3]&gt;0;1;0)+IF(['3 _ Russian'.Q4]&gt;0;1;0)+IF(['3 _ Russian'.Q5]&gt;0;1;0)+IF(['3 _ Russian'.Q6]&gt;0;1;0)+IF(['3 _ Russian'.Q7]&gt;0;1;0)" office:value-type="float" office:value="2">
            <text:p>2</text:p>
          </table:table-cell>
          <table:table-cell table:style-name="ce4" table:formula="oooc:=IF(['3 _ Russian'.Q8]&gt;0;1;0)+IF(['3 _ Russian'.Q9]&gt;0;1;0)+IF(['3 _ Russian'.Q10]&gt;0;1;0)+IF(['3 _ Russian'.Q11]&gt;0;1;0)" office:value-type="float" office:value="1">
            <text:p>1</text:p>
          </table:table-cell>
          <table:table-cell table:style-name="ce4" table:formula="oooc:=IF(['3 _ Russian'.Q12]&gt;0;1;0)+IF(['3 _ Russian'.Q13]&gt;0;1;0)+IF(['3 _ Russian'.Q14]&gt;0;1;0)" office:value-type="float" office:value="1">
            <text:p>1</text:p>
          </table:table-cell>
          <table:table-cell table:style-name="ce8" table:formula="oooc:=['3 _ Russian'.Q16]" office:value-type="float" office:value="2.75">
            <text:p>2,75</text:p>
          </table:table-cell>
          <table:table-cell table:style-name="ce9" table:formula="oooc:=[.B36]*(['3 _ Russian'.Q32]+[Покупатели.Y36])" office:value-type="float" office:value="2352.08333333333">
            <text:p>2352</text:p>
          </table:table-cell>
          <table:table-cell table:style-name="ce9" table:formula="oooc:=[.B36]*(['3 _ Russian'.Q34]+[Покупатели.AB36])" office:value-type="float" office:value="2518.75">
            <text:p>2519</text:p>
          </table:table-cell>
          <table:table-cell table:style-name="ce9" table:formula="oooc:=[.B36]*(['3 _ Russian'.Q33]+[Покупатели.Z36])" office:value-type="float" office:value="4210.41666666667">
            <text:p>4210</text:p>
          </table:table-cell>
          <table:table-cell table:style-name="ce10" table:formula="oooc:=FLOOR(POWER([.M36]*[.M36]*[.N36];1/3);1)" office:value-type="float" office:value="2406">
            <text:p>2406</text:p>
          </table:table-cell>
          <table:table-cell table:style-name="ce10" table:formula="oooc:=FLOOR(POWER([.N36]*[.N36]*[.O36];1/3);1)" office:value-type="float" office:value="2989">
            <text:p>2989</text:p>
          </table:table-cell>
          <table:table-cell table:style-name="ce4" office:value-type="float" office:value="2400">
            <text:p>2400</text:p>
          </table:table-cell>
          <table:table-cell table:style-name="ce4" office:value-type="float" office:value="2900">
            <text:p>2900</text:p>
          </table:table-cell>
          <table:table-cell table:style-name="ce15" office:value-type="string">
            <text:p>только дамы</text:p>
          </table:table-cell>
          <table:table-cell/>
          <table:table-cell office:value-type="float" office:value="3522">
            <text:p>3522</text:p>
          </table:table-cell>
          <table:table-cell office:value-type="float" office:value="254">
            <text:p>254</text:p>
          </table:table-cell>
          <table:table-cell table:number-columns-repeated="233"/>
        </table:table-row>
        <table:table-row table:style-name="ro2">
          <table:table-cell table:style-name="ce4" office:value-type="float" office:value="28">
            <text:p>28</text:p>
          </table:table-cell>
          <table:table-cell table:style-name="ce7" office:value-type="float" office:value="25">
            <text:p>25</text:p>
          </table:table-cell>
          <table:table-cell table:style-name="ce4" table:formula="oooc:=IF([Покупатели.B37]&gt;0;1;0)+IF([Покупатели.D37]&gt;0;1;0)+IF([Покупатели.F37]&gt;0;1;0)+IF([Покупатели.H37]&gt;0;1;0)+IF([Покупатели.J37]&gt;0;1;0)+IF([Покупатели.L37]&gt;0;1;0)+IF([Покупатели.N37]&gt;0;1;0)+IF([Покупатели.P37]&gt;0;1;0)+IF([Покупатели.R37]&gt;0;1;0)+IF([Покупатели.T37]&gt;0;1;0)+IF([Покупатели.V37]&gt;0;1;0)" office:value-type="float" office:value="3">
            <text:p>3</text:p>
          </table:table-cell>
          <table:table-cell table:style-name="ce4" office:value-type="float" office:value="3">
            <text:p>3</text:p>
          </table:table-cell>
          <table:table-cell table:style-name="ce4"/>
          <table:table-cell table:style-name="ce8" table:formula="oooc:=['3 _ Russian'.R26]" office:value-type="float" office:value="5">
            <text:p>5</text:p>
          </table:table-cell>
          <table:table-cell table:style-name="ce4" table:formula="oooc:=IF([Бонусы.B37]&gt;0;1;0)+IF([Бонусы.D37]&gt;0;1;0)+IF([Бонусы.F37]&gt;0;1;0)+IF([Бонусы.H37]&gt;0;1;0)+IF([Бонусы.J37]&gt;0;1;0)+IF([Бонусы.L37]&gt;0;1;0)+IF([Бонусы.N37]&gt;0;1;0)+IF([Бонусы.P37]&gt;0;1;0)+IF([Бонусы.R37]&gt;0;1;0)" office:value-type="float" office:value="1">
            <text:p>1</text:p>
          </table:table-cell>
          <table:table-cell table:style-name="ce8" table:formula="oooc:=['3 _ Russian'.R15]" office:value-type="float" office:value="5">
            <text:p>5</text:p>
          </table:table-cell>
          <table:table-cell table:style-name="ce4" table:formula="oooc:=IF(['3 _ Russian'.R3]&gt;0;1;0)+IF(['3 _ Russian'.R4]&gt;0;1;0)+IF(['3 _ Russian'.R5]&gt;0;1;0)+IF(['3 _ Russian'.R6]&gt;0;1;0)+IF(['3 _ Russian'.R7]&gt;0;1;0)" office:value-type="float" office:value="2">
            <text:p>2</text:p>
          </table:table-cell>
          <table:table-cell table:style-name="ce4" table:formula="oooc:=IF(['3 _ Russian'.R8]&gt;0;1;0)+IF(['3 _ Russian'.R9]&gt;0;1;0)+IF(['3 _ Russian'.R10]&gt;0;1;0)+IF(['3 _ Russian'.R11]&gt;0;1;0)" office:value-type="float" office:value="2">
            <text:p>2</text:p>
          </table:table-cell>
          <table:table-cell table:style-name="ce4" table:formula="oooc:=IF(['3 _ Russian'.R12]&gt;0;1;0)+IF(['3 _ Russian'.R13]&gt;0;1;0)+IF(['3 _ Russian'.R14]&gt;0;1;0)" office:value-type="float" office:value="1">
            <text:p>1</text:p>
          </table:table-cell>
          <table:table-cell table:style-name="ce8" table:formula="oooc:=['3 _ Russian'.R16]" office:value-type="float" office:value="2.8">
            <text:p>2,8</text:p>
          </table:table-cell>
          <table:table-cell table:style-name="ce9" table:formula="oooc:=[.B37]*(['3 _ Russian'.R32]+[Покупатели.Y37])" office:value-type="float" office:value="2351.66666666667">
            <text:p>2352</text:p>
          </table:table-cell>
          <table:table-cell table:style-name="ce9" table:formula="oooc:=[.B37]*(['3 _ Russian'.R34]+[Покупатели.AB37])" office:value-type="float" office:value="2575">
            <text:p>2575</text:p>
          </table:table-cell>
          <table:table-cell table:style-name="ce9" table:formula="oooc:=[.B37]*(['3 _ Russian'.R33]+[Покупатели.Z37])" office:value-type="float" office:value="3985">
            <text:p>3985</text:p>
          </table:table-cell>
          <table:table-cell table:style-name="ce10" table:formula="oooc:=FLOOR(POWER([.M37]*[.M37]*[.N37];1/3);1)" office:value-type="float" office:value="2423">
            <text:p>2423</text:p>
          </table:table-cell>
          <table:table-cell table:style-name="ce10" table:formula="oooc:=FLOOR(POWER([.N37]*[.N37]*[.O37];1/3);1)" office:value-type="float" office:value="2978">
            <text:p>2978</text:p>
          </table:table-cell>
          <table:table-cell table:style-name="ce4" office:value-type="float" office:value="2400">
            <text:p>2400</text:p>
          </table:table-cell>
          <table:table-cell table:style-name="ce4" office:value-type="float" office:value="2900">
            <text:p>2900</text:p>
          </table:table-cell>
          <table:table-cell table:style-name="ce14" office:value-type="string">
            <text:p>бонус – перемешивание</text:p>
          </table:table-cell>
          <table:table-cell/>
          <table:table-cell office:value-type="float" office:value="3329">
            <text:p>3329</text:p>
          </table:table-cell>
          <table:table-cell office:value-type="float" office:value="244">
            <text:p>244</text:p>
          </table:table-cell>
          <table:table-cell table:number-columns-repeated="233"/>
        </table:table-row>
        <table:table-row table:style-name="ro2">
          <table:table-cell table:style-name="ce4" office:value-type="float" office:value="29">
            <text:p>29</text:p>
          </table:table-cell>
          <table:table-cell table:style-name="ce7" office:value-type="float" office:value="28">
            <text:p>28</text:p>
          </table:table-cell>
          <table:table-cell table:style-name="ce4" table:formula="oooc:=IF([Покупатели.B38]&gt;0;1;0)+IF([Покупатели.D38]&gt;0;1;0)+IF([Покупатели.F38]&gt;0;1;0)+IF([Покупатели.H38]&gt;0;1;0)+IF([Покупатели.J38]&gt;0;1;0)+IF([Покупатели.L38]&gt;0;1;0)+IF([Покупатели.N38]&gt;0;1;0)+IF([Покупатели.P38]&gt;0;1;0)+IF([Покупатели.R38]&gt;0;1;0)+IF([Покупатели.T38]&gt;0;1;0)+IF([Покупатели.V38]&gt;0;1;0)" office:value-type="float" office:value="4">
            <text:p>4</text:p>
          </table:table-cell>
          <table:table-cell table:style-name="ce4" office:value-type="float" office:value="3">
            <text:p>3</text:p>
          </table:table-cell>
          <table:table-cell table:style-name="ce4"/>
          <table:table-cell table:style-name="ce8" table:formula="oooc:=['3 _ Russian'.S26]" office:value-type="float" office:value="6">
            <text:p>6</text:p>
          </table:table-cell>
          <table:table-cell table:style-name="ce4" table:formula="oooc:=IF([Бонусы.B38]&gt;0;1;0)+IF([Бонусы.D38]&gt;0;1;0)+IF([Бонусы.F38]&gt;0;1;0)+IF([Бонусы.H38]&gt;0;1;0)+IF([Бонусы.J38]&gt;0;1;0)+IF([Бонусы.L38]&gt;0;1;0)+IF([Бонусы.N38]&gt;0;1;0)+IF([Бонусы.P38]&gt;0;1;0)+IF([Бонусы.R38]&gt;0;1;0)" office:value-type="float" office:value="2">
            <text:p>2</text:p>
          </table:table-cell>
          <table:table-cell table:style-name="ce8" table:formula="oooc:=['3 _ Russian'.S15]" office:value-type="float" office:value="5">
            <text:p>5</text:p>
          </table:table-cell>
          <table:table-cell table:style-name="ce4" table:formula="oooc:=IF(['3 _ Russian'.S3]&gt;0;1;0)+IF(['3 _ Russian'.S4]&gt;0;1;0)+IF(['3 _ Russian'.S5]&gt;0;1;0)+IF(['3 _ Russian'.S6]&gt;0;1;0)+IF(['3 _ Russian'.S7]&gt;0;1;0)" office:value-type="float" office:value="2">
            <text:p>2</text:p>
          </table:table-cell>
          <table:table-cell table:style-name="ce4" table:formula="oooc:=IF(['3 _ Russian'.S8]&gt;0;1;0)+IF(['3 _ Russian'.S9]&gt;0;1;0)+IF(['3 _ Russian'.S10]&gt;0;1;0)+IF(['3 _ Russian'.S11]&gt;0;1;0)" office:value-type="float" office:value="2">
            <text:p>2</text:p>
          </table:table-cell>
          <table:table-cell table:style-name="ce4" table:formula="oooc:=IF(['3 _ Russian'.S12]&gt;0;1;0)+IF(['3 _ Russian'.S13]&gt;0;1;0)+IF(['3 _ Russian'.S14]&gt;0;1;0)" office:value-type="float" office:value="1">
            <text:p>1</text:p>
          </table:table-cell>
          <table:table-cell table:style-name="ce8" table:formula="oooc:=['3 _ Russian'.S16]" office:value-type="float" office:value="2.875">
            <text:p>2,88</text:p>
          </table:table-cell>
          <table:table-cell table:style-name="ce9" table:formula="oooc:=[.B38]*(['3 _ Russian'.S32]+[Покупатели.Y38])" office:value-type="float" office:value="2635.5">
            <text:p>2636</text:p>
          </table:table-cell>
          <table:table-cell table:style-name="ce9" table:formula="oooc:=[.B38]*(['3 _ Russian'.S34]+[Покупатели.AB38])" office:value-type="float" office:value="2943.5">
            <text:p>2944</text:p>
          </table:table-cell>
          <table:table-cell table:style-name="ce9" table:formula="oooc:=[.B38]*(['3 _ Russian'.S33]+[Покупатели.Z38])" office:value-type="float" office:value="4119.5">
            <text:p>4120</text:p>
          </table:table-cell>
          <table:table-cell table:style-name="ce10" table:formula="oooc:=FLOOR(POWER([.M38]*[.M38]*[.N38];1/3);1)" office:value-type="float" office:value="2734">
            <text:p>2734</text:p>
          </table:table-cell>
          <table:table-cell table:style-name="ce10" table:formula="oooc:=FLOOR(POWER([.N38]*[.N38]*[.O38];1/3);1)" office:value-type="float" office:value="3292">
            <text:p>3292</text:p>
          </table:table-cell>
          <table:table-cell table:style-name="ce4" office:value-type="float" office:value="2700">
            <text:p>2700</text:p>
          </table:table-cell>
          <table:table-cell table:style-name="ce4" office:value-type="float" office:value="3200">
            <text:p>3200</text:p>
          </table:table-cell>
          <table:table-cell table:style-name="ce12" office:value-type="string">
            <text:p>школьники</text:p>
          </table:table-cell>
          <table:table-cell/>
          <table:table-cell office:value-type="float" office:value="4089">
            <text:p>4089</text:p>
          </table:table-cell>
          <table:table-cell office:value-type="float" office:value="289">
            <text:p>289</text:p>
          </table:table-cell>
          <table:table-cell table:number-columns-repeated="233"/>
        </table:table-row>
        <table:table-row table:style-name="ro2">
          <table:table-cell table:style-name="ce4" office:value-type="float" office:value="30">
            <text:p>30</text:p>
          </table:table-cell>
          <table:table-cell table:style-name="ce7" office:value-type="float" office:value="30">
            <text:p>30</text:p>
          </table:table-cell>
          <table:table-cell table:style-name="ce4" table:formula="oooc:=IF([Покупатели.B39]&gt;0;1;0)+IF([Покупатели.D39]&gt;0;1;0)+IF([Покупатели.F39]&gt;0;1;0)+IF([Покупатели.H39]&gt;0;1;0)+IF([Покупатели.J39]&gt;0;1;0)+IF([Покупатели.L39]&gt;0;1;0)+IF([Покупатели.N39]&gt;0;1;0)+IF([Покупатели.P39]&gt;0;1;0)+IF([Покупатели.R39]&gt;0;1;0)+IF([Покупатели.T39]&gt;0;1;0)+IF([Покупатели.V39]&gt;0;1;0)" office:value-type="float" office:value="5">
            <text:p>5</text:p>
          </table:table-cell>
          <table:table-cell table:style-name="ce4" office:value-type="float" office:value="3">
            <text:p>3</text:p>
          </table:table-cell>
          <table:table-cell table:style-name="ce4"/>
          <table:table-cell table:style-name="ce8" table:formula="oooc:=['3 _ Russian'.T26]" office:value-type="float" office:value="6">
            <text:p>6</text:p>
          </table:table-cell>
          <table:table-cell table:style-name="ce4" table:formula="oooc:=IF([Бонусы.B39]&gt;0;1;0)+IF([Бонусы.D39]&gt;0;1;0)+IF([Бонусы.F39]&gt;0;1;0)+IF([Бонусы.H39]&gt;0;1;0)+IF([Бонусы.J39]&gt;0;1;0)+IF([Бонусы.L39]&gt;0;1;0)+IF([Бонусы.N39]&gt;0;1;0)+IF([Бонусы.P39]&gt;0;1;0)+IF([Бонусы.R39]&gt;0;1;0)" office:value-type="float" office:value="2">
            <text:p>2</text:p>
          </table:table-cell>
          <table:table-cell table:style-name="ce8" table:formula="oooc:=['3 _ Russian'.T15]" office:value-type="float" office:value="6">
            <text:p>6</text:p>
          </table:table-cell>
          <table:table-cell table:style-name="ce4" table:formula="oooc:=IF(['3 _ Russian'.T3]&gt;0;1;0)+IF(['3 _ Russian'.T4]&gt;0;1;0)+IF(['3 _ Russian'.T5]&gt;0;1;0)+IF(['3 _ Russian'.T6]&gt;0;1;0)+IF(['3 _ Russian'.T7]&gt;0;1;0)" office:value-type="float" office:value="2">
            <text:p>2</text:p>
          </table:table-cell>
          <table:table-cell table:style-name="ce4" table:formula="oooc:=IF(['3 _ Russian'.T8]&gt;0;1;0)+IF(['3 _ Russian'.T9]&gt;0;1;0)+IF(['3 _ Russian'.T10]&gt;0;1;0)+IF(['3 _ Russian'.T11]&gt;0;1;0)" office:value-type="float" office:value="1">
            <text:p>1</text:p>
          </table:table-cell>
          <table:table-cell table:style-name="ce4" table:formula="oooc:=IF(['3 _ Russian'.T12]&gt;0;1;0)+IF(['3 _ Russian'.T13]&gt;0;1;0)+IF(['3 _ Russian'.T14]&gt;0;1;0)" office:value-type="float" office:value="3">
            <text:p>3</text:p>
          </table:table-cell>
          <table:table-cell table:style-name="ce8" table:formula="oooc:=['3 _ Russian'.T16]" office:value-type="float" office:value="3">
            <text:p>3</text:p>
          </table:table-cell>
          <table:table-cell table:style-name="ce9" table:formula="oooc:=[.B39]*(['3 _ Russian'.T32]+[Покупатели.Y39])" office:value-type="float" office:value="3031.5">
            <text:p>3032</text:p>
          </table:table-cell>
          <table:table-cell table:style-name="ce9" table:formula="oooc:=[.B39]*(['3 _ Russian'.T34]+[Покупатели.AB39])" office:value-type="float" office:value="3270">
            <text:p>3270</text:p>
          </table:table-cell>
          <table:table-cell table:style-name="ce9" table:formula="oooc:=[.B39]*(['3 _ Russian'.T33]+[Покупатели.Z39])" office:value-type="float" office:value="5220">
            <text:p>5220</text:p>
          </table:table-cell>
          <table:table-cell table:style-name="ce10" table:formula="oooc:=FLOOR(POWER([.M39]*[.M39]*[.N39];1/3);1)" office:value-type="float" office:value="3109">
            <text:p>3109</text:p>
          </table:table-cell>
          <table:table-cell table:style-name="ce10" table:formula="oooc:=FLOOR(POWER([.N39]*[.N39]*[.O39];1/3);1)" office:value-type="float" office:value="3821">
            <text:p>3821</text:p>
          </table:table-cell>
          <table:table-cell table:style-name="ce4" office:value-type="float" office:value="3000">
            <text:p>3000</text:p>
          </table:table-cell>
          <table:table-cell table:style-name="ce4" office:value-type="float" office:value="3800">
            <text:p>3800</text:p>
          </table:table-cell>
          <table:table-cell office:value-type="string">
            <text:p>последний день</text:p>
          </table:table-cell>
          <table:table-cell/>
          <table:table-cell office:value-type="float" office:value="4610">
            <text:p>4610</text:p>
          </table:table-cell>
          <table:table-cell office:value-type="float" office:value="297">
            <text:p>297</text:p>
          </table:table-cell>
          <table:table-cell table:number-columns-repeated="233"/>
        </table:table-row>
        <table:table-row table:style-name="ro2">
          <table:table-cell table:style-name="ce4"/>
          <table:table-cell table:number-columns-repeated="16"/>
          <table:table-cell table:style-name="ce11" table:formula="oooc:=SUM([.R30:.R39])" office:value-type="float" office:value="20900">
            <text:p>20900</text:p>
          </table:table-cell>
          <table:table-cell table:style-name="ce11" table:formula="oooc:=SUM([.S30:.S39])" office:value-type="float" office:value="25600">
            <text:p>25600</text:p>
          </table:table-cell>
          <table:table-cell table:number-columns-repeated="2"/>
          <table:table-cell table:style-name="ce11" table:formula="oooc:=SUM([.V30:.V39])" office:value-type="float" office:value="31159">
            <text:p>31159</text:p>
          </table:table-cell>
          <table:table-cell table:style-name="ce11" table:formula="oooc:=(SUM([.W30:.W39]))/60" office:value-type="float" office:value="35.05">
            <text:p>35,05</text:p>
          </table:table-cell>
          <table:table-cell table:style-name="ce11" table:formula="oooc:=SUM([.X30:.X39])" office:value-type="float" office:value="0">
            <text:p>0</text:p>
          </table:table-cell>
          <table:table-cell table:style-name="ce11" table:formula="oooc:=(SUM([.Y30:.Y39]))/60" office:value-type="float" office:value="0">
            <text:p>0</text:p>
          </table:table-cell>
          <table:table-cell table:number-columns-repeated="231"/>
        </table:table-row>
        <table:table-row table:style-name="ro2">
          <table:table-cell table:style-name="ce3" office:value-type="string">
            <text:p>Япония</text:p>
          </table:table-cell>
          <table:table-cell table:style-name="ce6" table:number-columns-repeated="20"/>
          <table:table-cell table:style-name="ce20" table:number-columns-repeated="4"/>
          <table:table-cell table:style-name="ce6" table:number-columns-repeated="230"/>
          <table:table-cell/>
        </table:table-row>
        <table:table-row table:style-name="ro2">
          <table:table-cell table:style-name="ce4" office:value-type="float" office:value="31">
            <text:p>31</text:p>
          </table:table-cell>
          <table:table-cell table:style-name="ce7" office:value-type="float" office:value="18">
            <text:p>18</text:p>
          </table:table-cell>
          <table:table-cell table:style-name="ce4" table:formula="oooc:=IF([Покупатели.B42]&gt;0;1;0)+IF([Покупатели.D42]&gt;0;1;0)+IF([Покупатели.F42]&gt;0;1;0)+IF([Покупатели.H42]&gt;0;1;0)+IF([Покупатели.J42]&gt;0;1;0)+IF([Покупатели.L42]&gt;0;1;0)+IF([Покупатели.N42]&gt;0;1;0)+IF([Покупатели.P42]&gt;0;1;0)+IF([Покупатели.R42]&gt;0;1;0)+IF([Покупатели.T42]&gt;0;1;0)+IF([Покупатели.V42]&gt;0;1;0)" office:value-type="float" office:value="1">
            <text:p>1</text:p>
          </table:table-cell>
          <table:table-cell table:style-name="ce4" office:value-type="float" office:value="3">
            <text:p>3</text:p>
          </table:table-cell>
          <table:table-cell table:style-name="ce4"/>
          <table:table-cell table:style-name="ce8" table:formula="oooc:=['4 _ Japanese'.K26]" office:value-type="float" office:value="4">
            <text:p>4</text:p>
          </table:table-cell>
          <table:table-cell table:style-name="ce4" table:formula="oooc:=IF([Бонусы.B42]&gt;0;1;0)+IF([Бонусы.D42]&gt;0;1;0)+IF([Бонусы.F42]&gt;0;1;0)+IF([Бонусы.H42]&gt;0;1;0)+IF([Бонусы.J42]&gt;0;1;0)+IF([Бонусы.L42]&gt;0;1;0)+IF([Бонусы.N42]&gt;0;1;0)+IF([Бонусы.P42]&gt;0;1;0)+IF([Бонусы.R42]&gt;0;1;0)" office:value-type="float" office:value="2">
            <text:p>2</text:p>
          </table:table-cell>
          <table:table-cell table:style-name="ce8" table:formula="oooc:=['4 _ Japanese'.K15]" office:value-type="float" office:value="2">
            <text:p>2</text:p>
          </table:table-cell>
          <table:table-cell table:style-name="ce4" table:formula="oooc:=IF(['4 _ Japanese'.K3]&gt;0;1;0)+IF(['4 _ Japanese'.K4]&gt;0;1;0)+IF(['4 _ Japanese'.K5]&gt;0;1;0)+IF(['4 _ Japanese'.K6]&gt;0;1;0)" office:value-type="float" office:value="1">
            <text:p>1</text:p>
          </table:table-cell>
          <table:table-cell table:style-name="ce4" table:formula="oooc:=IF(['4 _ Japanese'.K7]&gt;0;1;0)+IF(['4 _ Japanese'.K8]&gt;0;1;0)+IF(['4 _ Japanese'.K9]&gt;0;1;0)+IF(['4 _ Japanese'.K10]&gt;0;1;0)+IF(['4 _ Japanese'.K11]&gt;0;1;0)" office:value-type="float" office:value="1">
            <text:p>1</text:p>
          </table:table-cell>
          <table:table-cell table:style-name="ce4" table:formula="oooc:=IF(['4 _ Japanese'.K12]&gt;0;1;0)+IF(['4 _ Japanese'.K13]&gt;0;1;0)+IF(['4 _ Japanese'.K14]&gt;0;1;0)" office:value-type="float" office:value="0">
            <text:p>0</text:p>
          </table:table-cell>
          <table:table-cell table:style-name="ce8" table:formula="oooc:=['4 _ Japanese'.K16]" office:value-type="float" office:value="2.4">
            <text:p>2,4</text:p>
          </table:table-cell>
          <table:table-cell table:style-name="ce9" table:formula="oooc:=[.B42]*(['4 _ Japanese'.K32]+[Покупатели.Y42])" office:value-type="float" office:value="1476">
            <text:p>1476</text:p>
          </table:table-cell>
          <table:table-cell table:style-name="ce9" table:formula="oooc:=[.B42]*(['4 _ Japanese'.K34]+[Покупатели.AA42])" office:value-type="float" office:value="1922.4">
            <text:p>1922</text:p>
          </table:table-cell>
          <table:table-cell table:style-name="ce9" table:formula="oooc:=[.B42]*(['4 _ Japanese'.K33]+[Покупатели.Z42])" office:value-type="float" office:value="2545.2">
            <text:p>2545</text:p>
          </table:table-cell>
          <table:table-cell table:style-name="ce10" table:formula="oooc:=FLOOR(POWER([.M42]*[.M42]*[.N42];1/3);1)" office:value-type="float" office:value="1611">
            <text:p>1611</text:p>
          </table:table-cell>
          <table:table-cell table:style-name="ce10" table:formula="oooc:=FLOOR(POWER([.N42]*[.N42]*[.O42];1/3);1)" office:value-type="float" office:value="2110">
            <text:p>2110</text:p>
          </table:table-cell>
          <table:table-cell table:style-name="ce4" office:value-type="float" office:value="1400">
            <text:p>1400</text:p>
          </table:table-cell>
          <table:table-cell table:style-name="ce4" office:value-type="float" office:value="1800">
            <text:p>1800</text:p>
          </table:table-cell>
          <table:table-cell table:style-name="ce13" office:value-type="string">
            <text:p>Япония</text:p>
          </table:table-cell>
          <table:table-cell/>
          <table:table-cell office:value-type="float" office:value="2161">
            <text:p>2161</text:p>
          </table:table-cell>
          <table:table-cell office:value-type="float" office:value="140">
            <text:p>140</text:p>
          </table:table-cell>
          <table:table-cell table:number-columns-repeated="2"/>
          <table:table-cell table:style-name="ce12" office:value-type="string">
            <text:p>яп туристы</text:p>
          </table:table-cell>
          <table:table-cell table:number-columns-repeated="230"/>
        </table:table-row>
        <table:table-row table:style-name="ro2">
          <table:table-cell table:style-name="ce4" office:value-type="float" office:value="32">
            <text:p>32</text:p>
          </table:table-cell>
          <table:table-cell table:style-name="ce7" office:value-type="float" office:value="20">
            <text:p>20</text:p>
          </table:table-cell>
          <table:table-cell table:style-name="ce4" table:formula="oooc:=IF([Покупатели.B43]&gt;0;1;0)+IF([Покупатели.D43]&gt;0;1;0)+IF([Покупатели.F43]&gt;0;1;0)+IF([Покупатели.H43]&gt;0;1;0)+IF([Покупатели.J43]&gt;0;1;0)+IF([Покупатели.L43]&gt;0;1;0)+IF([Покупатели.N43]&gt;0;1;0)+IF([Покупатели.P43]&gt;0;1;0)+IF([Покупатели.R43]&gt;0;1;0)+IF([Покупатели.T43]&gt;0;1;0)+IF([Покупатели.V43]&gt;0;1;0)" office:value-type="float" office:value="4">
            <text:p>4</text:p>
          </table:table-cell>
          <table:table-cell table:style-name="ce4" office:value-type="float" office:value="3">
            <text:p>3</text:p>
          </table:table-cell>
          <table:table-cell table:style-name="ce4"/>
          <table:table-cell table:style-name="ce8" table:formula="oooc:=['4 _ Japanese'.L26]" office:value-type="float" office:value="4">
            <text:p>4</text:p>
          </table:table-cell>
          <table:table-cell table:style-name="ce4" table:formula="oooc:=IF([Бонусы.B43]&gt;0;1;0)+IF([Бонусы.D43]&gt;0;1;0)+IF([Бонусы.F43]&gt;0;1;0)+IF([Бонусы.H43]&gt;0;1;0)+IF([Бонусы.J43]&gt;0;1;0)+IF([Бонусы.L43]&gt;0;1;0)+IF([Бонусы.N43]&gt;0;1;0)+IF([Бонусы.P43]&gt;0;1;0)+IF([Бонусы.R43]&gt;0;1;0)" office:value-type="float" office:value="2">
            <text:p>2</text:p>
          </table:table-cell>
          <table:table-cell table:style-name="ce8" table:formula="oooc:=['4 _ Japanese'.L15]" office:value-type="float" office:value="3">
            <text:p>3</text:p>
          </table:table-cell>
          <table:table-cell table:style-name="ce4" table:formula="oooc:=IF(['4 _ Japanese'.L3]&gt;0;1;0)+IF(['4 _ Japanese'.L4]&gt;0;1;0)+IF(['4 _ Japanese'.L5]&gt;0;1;0)+IF(['4 _ Japanese'.L6]&gt;0;1;0)" office:value-type="float" office:value="1">
            <text:p>1</text:p>
          </table:table-cell>
          <table:table-cell table:style-name="ce4" table:formula="oooc:=IF(['4 _ Japanese'.L7]&gt;0;1;0)+IF(['4 _ Japanese'.L8]&gt;0;1;0)+IF(['4 _ Japanese'.L9]&gt;0;1;0)+IF(['4 _ Japanese'.L10]&gt;0;1;0)+IF(['4 _ Japanese'.L11]&gt;0;1;0)" office:value-type="float" office:value="2">
            <text:p>2</text:p>
          </table:table-cell>
          <table:table-cell table:style-name="ce4" table:formula="oooc:=IF(['4 _ Japanese'.L12]&gt;0;1;0)+IF(['4 _ Japanese'.L13]&gt;0;1;0)+IF(['4 _ Japanese'.L14]&gt;0;1;0)" office:value-type="float" office:value="0">
            <text:p>0</text:p>
          </table:table-cell>
          <table:table-cell table:style-name="ce8" table:formula="oooc:=['4 _ Japanese'.L16]" office:value-type="float" office:value="2.5">
            <text:p>2,5</text:p>
          </table:table-cell>
          <table:table-cell table:style-name="ce9" table:formula="oooc:=[.B43]*(['4 _ Japanese'.L32]+[Покупатели.Y43])" office:value-type="float" office:value="1655">
            <text:p>1655</text:p>
          </table:table-cell>
          <table:table-cell table:style-name="ce9" table:formula="oooc:=[.B43]*(['4 _ Japanese'.L34]+[Покупатели.AA43])" office:value-type="float" office:value="2090">
            <text:p>2090</text:p>
          </table:table-cell>
          <table:table-cell table:style-name="ce9" table:formula="oooc:=[.B43]*(['4 _ Japanese'.L33]+[Покупатели.Z43])" office:value-type="float" office:value="2600">
            <text:p>2600</text:p>
          </table:table-cell>
          <table:table-cell table:style-name="ce10" table:formula="oooc:=FLOOR(POWER([.M43]*[.M43]*[.N43];1/3);1)" office:value-type="float" office:value="1788">
            <text:p>1788</text:p>
          </table:table-cell>
          <table:table-cell table:style-name="ce10" table:formula="oooc:=FLOOR(POWER([.N43]*[.N43]*[.O43];1/3);1)" office:value-type="float" office:value="2247">
            <text:p>2247</text:p>
          </table:table-cell>
          <table:table-cell table:style-name="ce4" office:value-type="float" office:value="1700">
            <text:p>1700</text:p>
          </table:table-cell>
          <table:table-cell table:style-name="ce4" office:value-type="float" office:value="2100">
            <text:p>2100</text:p>
          </table:table-cell>
          <table:table-cell office:value-type="string">
            <text:p>(вегетарианки)</text:p>
          </table:table-cell>
          <table:table-cell/>
          <table:table-cell office:value-type="float" office:value="2467">
            <text:p>2467</text:p>
          </table:table-cell>
          <table:table-cell office:value-type="float" office:value="161">
            <text:p>161</text:p>
          </table:table-cell>
          <table:table-cell table:number-columns-repeated="233"/>
        </table:table-row>
        <table:table-row table:style-name="ro2">
          <table:table-cell table:style-name="ce4" office:value-type="float" office:value="33">
            <text:p>33</text:p>
          </table:table-cell>
          <table:table-cell table:style-name="ce7" office:value-type="float" office:value="20">
            <text:p>20</text:p>
          </table:table-cell>
          <table:table-cell table:style-name="ce4" table:formula="oooc:=IF([Покупатели.B44]&gt;0;1;0)+IF([Покупатели.D44]&gt;0;1;0)+IF([Покупатели.F44]&gt;0;1;0)+IF([Покупатели.H44]&gt;0;1;0)+IF([Покупатели.J44]&gt;0;1;0)+IF([Покупатели.L44]&gt;0;1;0)+IF([Покупатели.N44]&gt;0;1;0)+IF([Покупатели.P44]&gt;0;1;0)+IF([Покупатели.R44]&gt;0;1;0)+IF([Покупатели.T44]&gt;0;1;0)+IF([Покупатели.V44]&gt;0;1;0)" office:value-type="float" office:value="4">
            <text:p>4</text:p>
          </table:table-cell>
          <table:table-cell table:style-name="ce4" office:value-type="float" office:value="3">
            <text:p>3</text:p>
          </table:table-cell>
          <table:table-cell table:style-name="ce4"/>
          <table:table-cell table:style-name="ce8" table:formula="oooc:=['4 _ Japanese'.M26]" office:value-type="float" office:value="4">
            <text:p>4</text:p>
          </table:table-cell>
          <table:table-cell table:style-name="ce4" table:formula="oooc:=IF([Бонусы.B44]&gt;0;1;0)+IF([Бонусы.D44]&gt;0;1;0)+IF([Бонусы.F44]&gt;0;1;0)+IF([Бонусы.H44]&gt;0;1;0)+IF([Бонусы.J44]&gt;0;1;0)+IF([Бонусы.L44]&gt;0;1;0)+IF([Бонусы.N44]&gt;0;1;0)+IF([Бонусы.P44]&gt;0;1;0)+IF([Бонусы.R44]&gt;0;1;0)" office:value-type="float" office:value="2">
            <text:p>2</text:p>
          </table:table-cell>
          <table:table-cell table:style-name="ce8" table:formula="oooc:=['4 _ Japanese'.M15]" office:value-type="float" office:value="3">
            <text:p>3</text:p>
          </table:table-cell>
          <table:table-cell table:style-name="ce4" table:formula="oooc:=IF(['4 _ Japanese'.M3]&gt;0;1;0)+IF(['4 _ Japanese'.M4]&gt;0;1;0)+IF(['4 _ Japanese'.M5]&gt;0;1;0)+IF(['4 _ Japanese'.M6]&gt;0;1;0)" office:value-type="float" office:value="1">
            <text:p>1</text:p>
          </table:table-cell>
          <table:table-cell table:style-name="ce4" table:formula="oooc:=IF(['4 _ Japanese'.M7]&gt;0;1;0)+IF(['4 _ Japanese'.M8]&gt;0;1;0)+IF(['4 _ Japanese'.M9]&gt;0;1;0)+IF(['4 _ Japanese'.M10]&gt;0;1;0)+IF(['4 _ Japanese'.M11]&gt;0;1;0)" office:value-type="float" office:value="1">
            <text:p>1</text:p>
          </table:table-cell>
          <table:table-cell table:style-name="ce4" table:formula="oooc:=IF(['4 _ Japanese'.M12]&gt;0;1;0)+IF(['4 _ Japanese'.M13]&gt;0;1;0)+IF(['4 _ Japanese'.M14]&gt;0;1;0)" office:value-type="float" office:value="1">
            <text:p>1</text:p>
          </table:table-cell>
          <table:table-cell table:style-name="ce8" table:formula="oooc:=['4 _ Japanese'.M16]" office:value-type="float" office:value="2.625">
            <text:p>2,63</text:p>
          </table:table-cell>
          <table:table-cell table:style-name="ce9" table:formula="oooc:=[.B44]*(['4 _ Japanese'.M32]+[Покупатели.Y44])" office:value-type="float" office:value="1730">
            <text:p>1730</text:p>
          </table:table-cell>
          <table:table-cell table:style-name="ce9" table:formula="oooc:=[.B44]*(['4 _ Japanese'.M34]+[Покупатели.AA44])" office:value-type="float" office:value="2170">
            <text:p>2170</text:p>
          </table:table-cell>
          <table:table-cell table:style-name="ce9" table:formula="oooc:=[.B44]*(['4 _ Japanese'.M33]+[Покупатели.Z44])" office:value-type="float" office:value="2690">
            <text:p>2690</text:p>
          </table:table-cell>
          <table:table-cell table:style-name="ce10" table:formula="oooc:=FLOOR(POWER([.M44]*[.M44]*[.N44];1/3);1)" office:value-type="float" office:value="1865">
            <text:p>1865</text:p>
          </table:table-cell>
          <table:table-cell table:style-name="ce10" table:formula="oooc:=FLOOR(POWER([.N44]*[.N44]*[.O44];1/3);1)" office:value-type="float" office:value="2331">
            <text:p>2331</text:p>
          </table:table-cell>
          <table:table-cell table:style-name="ce4" office:value-type="float" office:value="1800">
            <text:p>1800</text:p>
          </table:table-cell>
          <table:table-cell table:style-name="ce4" office:value-type="float" office:value="2200">
            <text:p>2200</text:p>
          </table:table-cell>
          <table:table-cell table:style-name="ce12" office:value-type="string">
            <text:p>японские туристы</text:p>
          </table:table-cell>
          <table:table-cell/>
          <table:table-cell office:value-type="float" office:value="2468">
            <text:p>2468</text:p>
          </table:table-cell>
          <table:table-cell office:value-type="float" office:value="188">
            <text:p>188</text:p>
          </table:table-cell>
          <table:table-cell table:number-columns-repeated="233"/>
        </table:table-row>
        <table:table-row table:style-name="ro2">
          <table:table-cell table:style-name="ce4" office:value-type="float" office:value="34">
            <text:p>34</text:p>
          </table:table-cell>
          <table:table-cell table:style-name="ce7" office:value-type="float" office:value="22">
            <text:p>22</text:p>
          </table:table-cell>
          <table:table-cell table:style-name="ce4" table:formula="oooc:=IF([Покупатели.B45]&gt;0;1;0)+IF([Покупатели.D45]&gt;0;1;0)+IF([Покупатели.F45]&gt;0;1;0)+IF([Покупатели.H45]&gt;0;1;0)+IF([Покупатели.J45]&gt;0;1;0)+IF([Покупатели.L45]&gt;0;1;0)+IF([Покупатели.N45]&gt;0;1;0)+IF([Покупатели.P45]&gt;0;1;0)+IF([Покупатели.R45]&gt;0;1;0)+IF([Покупатели.T45]&gt;0;1;0)+IF([Покупатели.V45]&gt;0;1;0)" office:value-type="float" office:value="4">
            <text:p>4</text:p>
          </table:table-cell>
          <table:table-cell table:style-name="ce4" office:value-type="float" office:value="3">
            <text:p>3</text:p>
          </table:table-cell>
          <table:table-cell table:style-name="ce4"/>
          <table:table-cell table:style-name="ce8" table:formula="oooc:=['4 _ Japanese'.N26]" office:value-type="float" office:value="5">
            <text:p>5</text:p>
          </table:table-cell>
          <table:table-cell table:style-name="ce4" table:formula="oooc:=IF([Бонусы.B45]&gt;0;1;0)+IF([Бонусы.D45]&gt;0;1;0)+IF([Бонусы.F45]&gt;0;1;0)+IF([Бонусы.H45]&gt;0;1;0)+IF([Бонусы.J45]&gt;0;1;0)+IF([Бонусы.L45]&gt;0;1;0)+IF([Бонусы.N45]&gt;0;1;0)+IF([Бонусы.P45]&gt;0;1;0)+IF([Бонусы.R45]&gt;0;1;0)" office:value-type="float" office:value="3">
            <text:p>3</text:p>
          </table:table-cell>
          <table:table-cell table:style-name="ce8" table:formula="oooc:=['4 _ Japanese'.N15]" office:value-type="float" office:value="4">
            <text:p>4</text:p>
          </table:table-cell>
          <table:table-cell table:style-name="ce4" table:formula="oooc:=IF(['4 _ Japanese'.N3]&gt;0;1;0)+IF(['4 _ Japanese'.N4]&gt;0;1;0)+IF(['4 _ Japanese'.N5]&gt;0;1;0)+IF(['4 _ Japanese'.N6]&gt;0;1;0)" office:value-type="float" office:value="2">
            <text:p>2</text:p>
          </table:table-cell>
          <table:table-cell table:style-name="ce4" table:formula="oooc:=IF(['4 _ Japanese'.N7]&gt;0;1;0)+IF(['4 _ Japanese'.N8]&gt;0;1;0)+IF(['4 _ Japanese'.N9]&gt;0;1;0)+IF(['4 _ Japanese'.N10]&gt;0;1;0)+IF(['4 _ Japanese'.N11]&gt;0;1;0)" office:value-type="float" office:value="1">
            <text:p>1</text:p>
          </table:table-cell>
          <table:table-cell table:style-name="ce4" table:formula="oooc:=IF(['4 _ Japanese'.N12]&gt;0;1;0)+IF(['4 _ Japanese'.N13]&gt;0;1;0)+IF(['4 _ Japanese'.N14]&gt;0;1;0)" office:value-type="float" office:value="1">
            <text:p>1</text:p>
          </table:table-cell>
          <table:table-cell table:style-name="ce8" table:formula="oooc:=['4 _ Japanese'.N16]" office:value-type="float" office:value="2.625">
            <text:p>2,63</text:p>
          </table:table-cell>
          <table:table-cell table:style-name="ce9" table:formula="oooc:=[.B45]*(['4 _ Japanese'.N32]+[Покупатели.Y45])" office:value-type="float" office:value="1974.5">
            <text:p>1975</text:p>
          </table:table-cell>
          <table:table-cell table:style-name="ce9" table:formula="oooc:=[.B45]*(['4 _ Japanese'.N34]+[Покупатели.AA45])" office:value-type="float" office:value="2642.75">
            <text:p>2643</text:p>
          </table:table-cell>
          <table:table-cell table:style-name="ce9" table:formula="oooc:=[.B45]*(['4 _ Japanese'.N33]+[Покупатели.Z45])" office:value-type="float" office:value="3454">
            <text:p>3454</text:p>
          </table:table-cell>
          <table:table-cell table:style-name="ce10" table:formula="oooc:=FLOOR(POWER([.M45]*[.M45]*[.N45];1/3);1)" office:value-type="float" office:value="2175">
            <text:p>2175</text:p>
          </table:table-cell>
          <table:table-cell table:style-name="ce10" table:formula="oooc:=FLOOR(POWER([.N45]*[.N45]*[.O45];1/3);1)" office:value-type="float" office:value="2889">
            <text:p>2889</text:p>
          </table:table-cell>
          <table:table-cell table:style-name="ce4" office:value-type="float" office:value="2100">
            <text:p>2100</text:p>
          </table:table-cell>
          <table:table-cell table:style-name="ce4" office:value-type="float" office:value="2800">
            <text:p>2800</text:p>
          </table:table-cell>
          <table:table-cell table:style-name="ce14" office:value-type="string">
            <text:p>бонус – ложка</text:p>
          </table:table-cell>
          <table:table-cell/>
          <table:table-cell office:value-type="float" office:value="2915">
            <text:p>2915</text:p>
          </table:table-cell>
          <table:table-cell office:value-type="float" office:value="164">
            <text:p>164</text:p>
          </table:table-cell>
          <table:table-cell table:number-columns-repeated="233"/>
        </table:table-row>
        <table:table-row table:style-name="ro2">
          <table:table-cell table:style-name="ce4" office:value-type="float" office:value="35">
            <text:p>35</text:p>
          </table:table-cell>
          <table:table-cell table:style-name="ce7" office:value-type="float" office:value="22">
            <text:p>22</text:p>
          </table:table-cell>
          <table:table-cell table:style-name="ce4" table:formula="oooc:=IF([Покупатели.B46]&gt;0;1;0)+IF([Покупатели.D46]&gt;0;1;0)+IF([Покупатели.F46]&gt;0;1;0)+IF([Покупатели.H46]&gt;0;1;0)+IF([Покупатели.J46]&gt;0;1;0)+IF([Покупатели.L46]&gt;0;1;0)+IF([Покупатели.N46]&gt;0;1;0)+IF([Покупатели.P46]&gt;0;1;0)+IF([Покупатели.R46]&gt;0;1;0)+IF([Покупатели.T46]&gt;0;1;0)+IF([Покупатели.V46]&gt;0;1;0)" office:value-type="float" office:value="4">
            <text:p>4</text:p>
          </table:table-cell>
          <table:table-cell table:style-name="ce4" office:value-type="float" office:value="3">
            <text:p>3</text:p>
          </table:table-cell>
          <table:table-cell table:style-name="ce4"/>
          <table:table-cell table:style-name="ce8" table:formula="oooc:=['4 _ Japanese'.O26]" office:value-type="float" office:value="5">
            <text:p>5</text:p>
          </table:table-cell>
          <table:table-cell table:style-name="ce4" table:formula="oooc:=IF([Бонусы.B46]&gt;0;1;0)+IF([Бонусы.D46]&gt;0;1;0)+IF([Бонусы.F46]&gt;0;1;0)+IF([Бонусы.H46]&gt;0;1;0)+IF([Бонусы.J46]&gt;0;1;0)+IF([Бонусы.L46]&gt;0;1;0)+IF([Бонусы.N46]&gt;0;1;0)+IF([Бонусы.P46]&gt;0;1;0)+IF([Бонусы.R46]&gt;0;1;0)" office:value-type="float" office:value="3">
            <text:p>3</text:p>
          </table:table-cell>
          <table:table-cell table:style-name="ce8" table:formula="oooc:=['4 _ Japanese'.O15]" office:value-type="float" office:value="4">
            <text:p>4</text:p>
          </table:table-cell>
          <table:table-cell table:style-name="ce4" table:formula="oooc:=IF(['4 _ Japanese'.O3]&gt;0;1;0)+IF(['4 _ Japanese'.O4]&gt;0;1;0)+IF(['4 _ Japanese'.O5]&gt;0;1;0)+IF(['4 _ Japanese'.O6]&gt;0;1;0)" office:value-type="float" office:value="1">
            <text:p>1</text:p>
          </table:table-cell>
          <table:table-cell table:style-name="ce4" table:formula="oooc:=IF(['4 _ Japanese'.O7]&gt;0;1;0)+IF(['4 _ Japanese'.O8]&gt;0;1;0)+IF(['4 _ Japanese'.O9]&gt;0;1;0)+IF(['4 _ Japanese'.O10]&gt;0;1;0)+IF(['4 _ Japanese'.O11]&gt;0;1;0)" office:value-type="float" office:value="2">
            <text:p>2</text:p>
          </table:table-cell>
          <table:table-cell table:style-name="ce4" table:formula="oooc:=IF(['4 _ Japanese'.O12]&gt;0;1;0)+IF(['4 _ Japanese'.O13]&gt;0;1;0)+IF(['4 _ Japanese'.O14]&gt;0;1;0)" office:value-type="float" office:value="1">
            <text:p>1</text:p>
          </table:table-cell>
          <table:table-cell table:style-name="ce8" table:formula="oooc:=['4 _ Japanese'.O16]" office:value-type="float" office:value="2.75">
            <text:p>2,75</text:p>
          </table:table-cell>
          <table:table-cell table:style-name="ce9" table:formula="oooc:=[.B46]*(['4 _ Japanese'.O32]+[Покупатели.Y46])" office:value-type="float" office:value="1985.5">
            <text:p>1986</text:p>
          </table:table-cell>
          <table:table-cell table:style-name="ce9" table:formula="oooc:=[.B46]*(['4 _ Japanese'.O34]+[Покупатели.AA46])" office:value-type="float" office:value="2464">
            <text:p>2464</text:p>
          </table:table-cell>
          <table:table-cell table:style-name="ce9" table:formula="oooc:=[.B46]*(['4 _ Japanese'.O33]+[Покупатели.Z46])" office:value-type="float" office:value="3058">
            <text:p>3058</text:p>
          </table:table-cell>
          <table:table-cell table:style-name="ce10" table:formula="oooc:=FLOOR(POWER([.M46]*[.M46]*[.N46];1/3);1)" office:value-type="float" office:value="2133">
            <text:p>2133</text:p>
          </table:table-cell>
          <table:table-cell table:style-name="ce10" table:formula="oooc:=FLOOR(POWER([.N46]*[.N46]*[.O46];1/3);1)" office:value-type="float" office:value="2647">
            <text:p>2647</text:p>
          </table:table-cell>
          <table:table-cell table:style-name="ce4" office:value-type="float" office:value="2100">
            <text:p>2100</text:p>
          </table:table-cell>
          <table:table-cell table:style-name="ce4" office:value-type="float" office:value="2700">
            <text:p>2700</text:p>
          </table:table-cell>
          <table:table-cell table:style-name="ce15" office:value-type="string">
            <text:p>только мужчины</text:p>
          </table:table-cell>
          <table:table-cell/>
          <table:table-cell office:value-type="float" office:value="3211">
            <text:p>3211</text:p>
          </table:table-cell>
          <table:table-cell office:value-type="float" office:value="216">
            <text:p>216</text:p>
          </table:table-cell>
          <table:table-cell table:number-columns-repeated="233"/>
        </table:table-row>
        <table:table-row table:style-name="ro2">
          <table:table-cell table:style-name="ce4" office:value-type="float" office:value="36">
            <text:p>36</text:p>
          </table:table-cell>
          <table:table-cell table:style-name="ce7" office:value-type="float" office:value="25">
            <text:p>25</text:p>
          </table:table-cell>
          <table:table-cell table:style-name="ce4" table:formula="oooc:=IF([Покупатели.B47]&gt;0;1;0)+IF([Покупатели.D47]&gt;0;1;0)+IF([Покупатели.F47]&gt;0;1;0)+IF([Покупатели.H47]&gt;0;1;0)+IF([Покупатели.J47]&gt;0;1;0)+IF([Покупатели.L47]&gt;0;1;0)+IF([Покупатели.N47]&gt;0;1;0)+IF([Покупатели.P47]&gt;0;1;0)+IF([Покупатели.R47]&gt;0;1;0)+IF([Покупатели.T47]&gt;0;1;0)+IF([Покупатели.V47]&gt;0;1;0)" office:value-type="float" office:value="4">
            <text:p>4</text:p>
          </table:table-cell>
          <table:table-cell table:style-name="ce4" office:value-type="float" office:value="3">
            <text:p>3</text:p>
          </table:table-cell>
          <table:table-cell table:style-name="ce4"/>
          <table:table-cell table:style-name="ce8" table:formula="oooc:=['4 _ Japanese'.P26]" office:value-type="float" office:value="4">
            <text:p>4</text:p>
          </table:table-cell>
          <table:table-cell table:style-name="ce4" table:formula="oooc:=IF([Бонусы.B47]&gt;0;1;0)+IF([Бонусы.D47]&gt;0;1;0)+IF([Бонусы.F47]&gt;0;1;0)+IF([Бонусы.H47]&gt;0;1;0)+IF([Бонусы.J47]&gt;0;1;0)+IF([Бонусы.L47]&gt;0;1;0)+IF([Бонусы.N47]&gt;0;1;0)+IF([Бонусы.P47]&gt;0;1;0)+IF([Бонусы.R47]&gt;0;1;0)" office:value-type="float" office:value="2">
            <text:p>2</text:p>
          </table:table-cell>
          <table:table-cell table:style-name="ce8" table:formula="oooc:=['4 _ Japanese'.P15]" office:value-type="float" office:value="5">
            <text:p>5</text:p>
          </table:table-cell>
          <table:table-cell table:style-name="ce4" table:formula="oooc:=IF(['4 _ Japanese'.P3]&gt;0;1;0)+IF(['4 _ Japanese'.P4]&gt;0;1;0)+IF(['4 _ Japanese'.P5]&gt;0;1;0)+IF(['4 _ Japanese'.P6]&gt;0;1;0)" office:value-type="float" office:value="2">
            <text:p>2</text:p>
          </table:table-cell>
          <table:table-cell table:style-name="ce4" table:formula="oooc:=IF(['4 _ Japanese'.P7]&gt;0;1;0)+IF(['4 _ Japanese'.P8]&gt;0;1;0)+IF(['4 _ Japanese'.P9]&gt;0;1;0)+IF(['4 _ Japanese'.P10]&gt;0;1;0)+IF(['4 _ Japanese'.P11]&gt;0;1;0)" office:value-type="float" office:value="3">
            <text:p>3</text:p>
          </table:table-cell>
          <table:table-cell table:style-name="ce4" table:formula="oooc:=IF(['4 _ Japanese'.P12]&gt;0;1;0)+IF(['4 _ Japanese'.P13]&gt;0;1;0)+IF(['4 _ Japanese'.P14]&gt;0;1;0)" office:value-type="float" office:value="0">
            <text:p>0</text:p>
          </table:table-cell>
          <table:table-cell table:style-name="ce8" table:formula="oooc:=['4 _ Japanese'.P16]" office:value-type="float" office:value="2.61538461538462">
            <text:p>2,62</text:p>
          </table:table-cell>
          <table:table-cell table:style-name="ce9" table:formula="oooc:=[.B47]*(['4 _ Japanese'.P32]+[Покупатели.Y47])" office:value-type="float" office:value="2174.03846153846">
            <text:p>2174</text:p>
          </table:table-cell>
          <table:table-cell table:style-name="ce9" table:formula="oooc:=[.B47]*(['4 _ Japanese'.P34]+[Покупатели.AA47])" office:value-type="float" office:value="2751.92307692308">
            <text:p>2752</text:p>
          </table:table-cell>
          <table:table-cell table:style-name="ce9" table:formula="oooc:=[.B47]*(['4 _ Japanese'.P33]+[Покупатели.Z47])" office:value-type="float" office:value="3478.84615384615">
            <text:p>3479</text:p>
          </table:table-cell>
          <table:table-cell table:style-name="ce10" table:formula="oooc:=FLOOR(POWER([.M47]*[.M47]*[.N47];1/3);1)" office:value-type="float" office:value="2351">
            <text:p>2351</text:p>
          </table:table-cell>
          <table:table-cell table:style-name="ce10" table:formula="oooc:=FLOOR(POWER([.N47]*[.N47]*[.O47];1/3);1)" office:value-type="float" office:value="2975">
            <text:p>2975</text:p>
          </table:table-cell>
          <table:table-cell table:style-name="ce4" office:value-type="float" office:value="2300">
            <text:p>2300</text:p>
          </table:table-cell>
          <table:table-cell table:style-name="ce4" office:value-type="float" office:value="2900">
            <text:p>2900</text:p>
          </table:table-cell>
          <table:table-cell table:style-name="ce15" office:value-type="string">
            <text:p>только молодежь</text:p>
          </table:table-cell>
          <table:table-cell/>
          <table:table-cell office:value-type="float" office:value="3631">
            <text:p>3631</text:p>
          </table:table-cell>
          <table:table-cell office:value-type="float" office:value="211">
            <text:p>211</text:p>
          </table:table-cell>
          <table:table-cell table:number-columns-repeated="233"/>
        </table:table-row>
        <table:table-row table:style-name="ro2">
          <table:table-cell table:style-name="ce4" office:value-type="float" office:value="37">
            <text:p>37</text:p>
          </table:table-cell>
          <table:table-cell table:style-name="ce7" office:value-type="float" office:value="25">
            <text:p>25</text:p>
          </table:table-cell>
          <table:table-cell table:style-name="ce4" table:formula="oooc:=IF([Покупатели.B48]&gt;0;1;0)+IF([Покупатели.D48]&gt;0;1;0)+IF([Покупатели.F48]&gt;0;1;0)+IF([Покупатели.H48]&gt;0;1;0)+IF([Покупатели.J48]&gt;0;1;0)+IF([Покупатели.L48]&gt;0;1;0)+IF([Покупатели.N48]&gt;0;1;0)+IF([Покупатели.P48]&gt;0;1;0)+IF([Покупатели.R48]&gt;0;1;0)+IF([Покупатели.T48]&gt;0;1;0)+IF([Покупатели.V48]&gt;0;1;0)" office:value-type="float" office:value="4">
            <text:p>4</text:p>
          </table:table-cell>
          <table:table-cell table:style-name="ce4" office:value-type="float" office:value="3">
            <text:p>3</text:p>
          </table:table-cell>
          <table:table-cell table:style-name="ce4"/>
          <table:table-cell table:style-name="ce8" table:formula="oooc:=['4 _ Japanese'.Q26]" office:value-type="float" office:value="5">
            <text:p>5</text:p>
          </table:table-cell>
          <table:table-cell table:style-name="ce4" table:formula="oooc:=IF([Бонусы.B48]&gt;0;1;0)+IF([Бонусы.D48]&gt;0;1;0)+IF([Бонусы.F48]&gt;0;1;0)+IF([Бонусы.H48]&gt;0;1;0)+IF([Бонусы.J48]&gt;0;1;0)+IF([Бонусы.L48]&gt;0;1;0)+IF([Бонусы.N48]&gt;0;1;0)+IF([Бонусы.P48]&gt;0;1;0)+IF([Бонусы.R48]&gt;0;1;0)" office:value-type="float" office:value="2">
            <text:p>2</text:p>
          </table:table-cell>
          <table:table-cell table:style-name="ce8" table:formula="oooc:=['4 _ Japanese'.Q15]" office:value-type="float" office:value="5">
            <text:p>5</text:p>
          </table:table-cell>
          <table:table-cell table:style-name="ce4" table:formula="oooc:=IF(['4 _ Japanese'.Q3]&gt;0;1;0)+IF(['4 _ Japanese'.Q4]&gt;0;1;0)+IF(['4 _ Japanese'.Q5]&gt;0;1;0)+IF(['4 _ Japanese'.Q6]&gt;0;1;0)" office:value-type="float" office:value="3">
            <text:p>3</text:p>
          </table:table-cell>
          <table:table-cell table:style-name="ce4" table:formula="oooc:=IF(['4 _ Japanese'.Q7]&gt;0;1;0)+IF(['4 _ Japanese'.Q8]&gt;0;1;0)+IF(['4 _ Japanese'.Q9]&gt;0;1;0)+IF(['4 _ Japanese'.Q10]&gt;0;1;0)+IF(['4 _ Japanese'.Q11]&gt;0;1;0)" office:value-type="float" office:value="1">
            <text:p>1</text:p>
          </table:table-cell>
          <table:table-cell table:style-name="ce4" table:formula="oooc:=IF(['4 _ Japanese'.Q12]&gt;0;1;0)+IF(['4 _ Japanese'.Q13]&gt;0;1;0)+IF(['4 _ Japanese'.Q14]&gt;0;1;0)" office:value-type="float" office:value="1">
            <text:p>1</text:p>
          </table:table-cell>
          <table:table-cell table:style-name="ce8" table:formula="oooc:=['4 _ Japanese'.Q16]" office:value-type="float" office:value="2.7">
            <text:p>2,7</text:p>
          </table:table-cell>
          <table:table-cell table:style-name="ce9" table:formula="oooc:=[.B48]*(['4 _ Japanese'.Q32]+[Покупатели.Y48])" office:value-type="float" office:value="2237.5">
            <text:p>2238</text:p>
          </table:table-cell>
          <table:table-cell table:style-name="ce9" table:formula="oooc:=[.B48]*(['4 _ Japanese'.Q34]+[Покупатели.AA48])" office:value-type="float" office:value="2815">
            <text:p>2815</text:p>
          </table:table-cell>
          <table:table-cell table:style-name="ce9" table:formula="oooc:=[.B48]*(['4 _ Japanese'.Q33]+[Покупатели.Z48])" office:value-type="float" office:value="3555">
            <text:p>3555</text:p>
          </table:table-cell>
          <table:table-cell table:style-name="ce10" table:formula="oooc:=FLOOR(POWER([.M48]*[.M48]*[.N48];1/3);1)" office:value-type="float" office:value="2415">
            <text:p>2415</text:p>
          </table:table-cell>
          <table:table-cell table:style-name="ce10" table:formula="oooc:=FLOOR(POWER([.N48]*[.N48]*[.O48];1/3);1)" office:value-type="float" office:value="3042">
            <text:p>3042</text:p>
          </table:table-cell>
          <table:table-cell table:style-name="ce4" office:value-type="float" office:value="2400">
            <text:p>2400</text:p>
          </table:table-cell>
          <table:table-cell table:style-name="ce4" office:value-type="float" office:value="3000">
            <text:p>3000</text:p>
          </table:table-cell>
          <table:table-cell table:style-name="ce14" office:value-type="string">
            <text:p>бонус – сердце</text:p>
          </table:table-cell>
          <table:table-cell/>
          <table:table-cell office:value-type="float" office:value="3346">
            <text:p>3346</text:p>
          </table:table-cell>
          <table:table-cell office:value-type="float" office:value="244">
            <text:p>244</text:p>
          </table:table-cell>
          <table:table-cell table:number-columns-repeated="233"/>
        </table:table-row>
        <table:table-row table:style-name="ro2">
          <table:table-cell table:style-name="ce4" office:value-type="float" office:value="38">
            <text:p>38</text:p>
          </table:table-cell>
          <table:table-cell table:style-name="ce7" office:value-type="float" office:value="25">
            <text:p>25</text:p>
          </table:table-cell>
          <table:table-cell table:style-name="ce4" table:formula="oooc:=IF([Покупатели.B49]&gt;0;1;0)+IF([Покупатели.D49]&gt;0;1;0)+IF([Покупатели.F49]&gt;0;1;0)+IF([Покупатели.H49]&gt;0;1;0)+IF([Покупатели.J49]&gt;0;1;0)+IF([Покупатели.L49]&gt;0;1;0)+IF([Покупатели.N49]&gt;0;1;0)+IF([Покупатели.P49]&gt;0;1;0)+IF([Покупатели.R49]&gt;0;1;0)+IF([Покупатели.T49]&gt;0;1;0)+IF([Покупатели.V49]&gt;0;1;0)" office:value-type="float" office:value="4">
            <text:p>4</text:p>
          </table:table-cell>
          <table:table-cell table:style-name="ce4" office:value-type="float" office:value="3">
            <text:p>3</text:p>
          </table:table-cell>
          <table:table-cell table:style-name="ce4"/>
          <table:table-cell table:style-name="ce8" table:formula="oooc:=['4 _ Japanese'.R26]" office:value-type="float" office:value="5">
            <text:p>5</text:p>
          </table:table-cell>
          <table:table-cell table:style-name="ce4" table:formula="oooc:=IF([Бонусы.B49]&gt;0;1;0)+IF([Бонусы.D49]&gt;0;1;0)+IF([Бонусы.F49]&gt;0;1;0)+IF([Бонусы.H49]&gt;0;1;0)+IF([Бонусы.J49]&gt;0;1;0)+IF([Бонусы.L49]&gt;0;1;0)+IF([Бонусы.N49]&gt;0;1;0)+IF([Бонусы.P49]&gt;0;1;0)+IF([Бонусы.R49]&gt;0;1;0)" office:value-type="float" office:value="3">
            <text:p>3</text:p>
          </table:table-cell>
          <table:table-cell table:style-name="ce8" table:formula="oooc:=['4 _ Japanese'.R15]" office:value-type="float" office:value="6">
            <text:p>6</text:p>
          </table:table-cell>
          <table:table-cell table:style-name="ce4" table:formula="oooc:=IF(['4 _ Japanese'.R3]&gt;0;1;0)+IF(['4 _ Japanese'.R4]&gt;0;1;0)+IF(['4 _ Japanese'.R5]&gt;0;1;0)+IF(['4 _ Japanese'.R6]&gt;0;1;0)" office:value-type="float" office:value="2">
            <text:p>2</text:p>
          </table:table-cell>
          <table:table-cell table:style-name="ce4" table:formula="oooc:=IF(['4 _ Japanese'.R7]&gt;0;1;0)+IF(['4 _ Japanese'.R8]&gt;0;1;0)+IF(['4 _ Japanese'.R9]&gt;0;1;0)+IF(['4 _ Japanese'.R10]&gt;0;1;0)+IF(['4 _ Japanese'.R11]&gt;0;1;0)" office:value-type="float" office:value="3">
            <text:p>3</text:p>
          </table:table-cell>
          <table:table-cell table:style-name="ce4" table:formula="oooc:=IF(['4 _ Japanese'.R12]&gt;0;1;0)+IF(['4 _ Japanese'.R13]&gt;0;1;0)+IF(['4 _ Japanese'.R14]&gt;0;1;0)" office:value-type="float" office:value="1">
            <text:p>1</text:p>
          </table:table-cell>
          <table:table-cell table:style-name="ce8" table:formula="oooc:=['4 _ Japanese'.R16]" office:value-type="float" office:value="2.8">
            <text:p>2,8</text:p>
          </table:table-cell>
          <table:table-cell table:style-name="ce9" table:formula="oooc:=[.B49]*(['4 _ Japanese'.R32]+[Покупатели.Y49])" office:value-type="float" office:value="2393.75">
            <text:p>2394</text:p>
          </table:table-cell>
          <table:table-cell table:style-name="ce9" table:formula="oooc:=[.B49]*(['4 _ Japanese'.R34]+[Покупатели.AA49])" office:value-type="float" office:value="3190">
            <text:p>3190</text:p>
          </table:table-cell>
          <table:table-cell table:style-name="ce9" table:formula="oooc:=[.B49]*(['4 _ Japanese'.R33]+[Покупатели.Z49])" office:value-type="float" office:value="4207.5">
            <text:p>4208</text:p>
          </table:table-cell>
          <table:table-cell table:style-name="ce10" table:formula="oooc:=FLOOR(POWER([.M49]*[.M49]*[.N49];1/3);1)" office:value-type="float" office:value="2634">
            <text:p>2634</text:p>
          </table:table-cell>
          <table:table-cell table:style-name="ce10" table:formula="oooc:=FLOOR(POWER([.N49]*[.N49]*[.O49];1/3);1)" office:value-type="float" office:value="3498">
            <text:p>3498</text:p>
          </table:table-cell>
          <table:table-cell table:style-name="ce4" office:value-type="float" office:value="2600">
            <text:p>2600</text:p>
          </table:table-cell>
          <table:table-cell table:style-name="ce4" office:value-type="float" office:value="3400">
            <text:p>3400</text:p>
          </table:table-cell>
          <table:table-cell table:style-name="ce15" office:value-type="string">
            <text:p>только дамы</text:p>
          </table:table-cell>
          <table:table-cell/>
          <table:table-cell office:value-type="float" office:value="3733">
            <text:p>3733</text:p>
          </table:table-cell>
          <table:table-cell office:value-type="float" office:value="234">
            <text:p>234</text:p>
          </table:table-cell>
          <table:table-cell table:number-columns-repeated="233"/>
        </table:table-row>
        <table:table-row table:style-name="ro2">
          <table:table-cell table:style-name="ce4" office:value-type="float" office:value="39">
            <text:p>39</text:p>
          </table:table-cell>
          <table:table-cell table:style-name="ce7" office:value-type="float" office:value="30">
            <text:p>30</text:p>
          </table:table-cell>
          <table:table-cell table:style-name="ce4" table:formula="oooc:=IF([Покупатели.B50]&gt;0;1;0)+IF([Покупатели.D50]&gt;0;1;0)+IF([Покупатели.F50]&gt;0;1;0)+IF([Покупатели.H50]&gt;0;1;0)+IF([Покупатели.J50]&gt;0;1;0)+IF([Покупатели.L50]&gt;0;1;0)+IF([Покупатели.N50]&gt;0;1;0)+IF([Покупатели.P50]&gt;0;1;0)+IF([Покупатели.R50]&gt;0;1;0)+IF([Покупатели.T50]&gt;0;1;0)+IF([Покупатели.V50]&gt;0;1;0)" office:value-type="float" office:value="3">
            <text:p>3</text:p>
          </table:table-cell>
          <table:table-cell table:style-name="ce4" office:value-type="float" office:value="3">
            <text:p>3</text:p>
          </table:table-cell>
          <table:table-cell table:style-name="ce4"/>
          <table:table-cell table:style-name="ce8" table:formula="oooc:=['4 _ Japanese'.S26]" office:value-type="float" office:value="6">
            <text:p>6</text:p>
          </table:table-cell>
          <table:table-cell table:style-name="ce4" table:formula="oooc:=IF([Бонусы.B50]&gt;0;1;0)+IF([Бонусы.D50]&gt;0;1;0)+IF([Бонусы.F50]&gt;0;1;0)+IF([Бонусы.H50]&gt;0;1;0)+IF([Бонусы.J50]&gt;0;1;0)+IF([Бонусы.L50]&gt;0;1;0)+IF([Бонусы.N50]&gt;0;1;0)+IF([Бонусы.P50]&gt;0;1;0)+IF([Бонусы.R50]&gt;0;1;0)" office:value-type="float" office:value="3">
            <text:p>3</text:p>
          </table:table-cell>
          <table:table-cell table:style-name="ce8" table:formula="oooc:=['4 _ Japanese'.S15]" office:value-type="float" office:value="6">
            <text:p>6</text:p>
          </table:table-cell>
          <table:table-cell table:style-name="ce4" table:formula="oooc:=IF(['4 _ Japanese'.S3]&gt;0;1;0)+IF(['4 _ Japanese'.S4]&gt;0;1;0)+IF(['4 _ Japanese'.S5]&gt;0;1;0)+IF(['4 _ Japanese'.S6]&gt;0;1;0)" office:value-type="float" office:value="2">
            <text:p>2</text:p>
          </table:table-cell>
          <table:table-cell table:style-name="ce4" table:formula="oooc:=IF(['4 _ Japanese'.S7]&gt;0;1;0)+IF(['4 _ Japanese'.S8]&gt;0;1;0)+IF(['4 _ Japanese'.S9]&gt;0;1;0)+IF(['4 _ Japanese'.S10]&gt;0;1;0)+IF(['4 _ Japanese'.S11]&gt;0;1;0)" office:value-type="float" office:value="3">
            <text:p>3</text:p>
          </table:table-cell>
          <table:table-cell table:style-name="ce4" table:formula="oooc:=IF(['4 _ Japanese'.S12]&gt;0;1;0)+IF(['4 _ Japanese'.S13]&gt;0;1;0)+IF(['4 _ Japanese'.S14]&gt;0;1;0)" office:value-type="float" office:value="1">
            <text:p>1</text:p>
          </table:table-cell>
          <table:table-cell table:style-name="ce8" table:formula="oooc:=['4 _ Japanese'.S16]" office:value-type="float" office:value="2.88888888888889">
            <text:p>2,89</text:p>
          </table:table-cell>
          <table:table-cell table:style-name="ce9" table:formula="oooc:=[.B50]*(['4 _ Japanese'.S32]+[Покупатели.Y50])" office:value-type="float" office:value="2970">
            <text:p>2970</text:p>
          </table:table-cell>
          <table:table-cell table:style-name="ce9" table:formula="oooc:=[.B50]*(['4 _ Japanese'.S34]+[Покупатели.AA50])" office:value-type="float" office:value="4000">
            <text:p>4000</text:p>
          </table:table-cell>
          <table:table-cell table:style-name="ce9" table:formula="oooc:=[.B50]*(['4 _ Japanese'.S33]+[Покупатели.Z50])" office:value-type="float" office:value="5270">
            <text:p>5270</text:p>
          </table:table-cell>
          <table:table-cell table:style-name="ce10" table:formula="oooc:=FLOOR(POWER([.M50]*[.M50]*[.N50];1/3);1)" office:value-type="float" office:value="3279">
            <text:p>3279</text:p>
          </table:table-cell>
          <table:table-cell table:style-name="ce10" table:formula="oooc:=FLOOR(POWER([.N50]*[.N50]*[.O50];1/3);1)" office:value-type="float" office:value="4385">
            <text:p>4385</text:p>
          </table:table-cell>
          <table:table-cell table:style-name="ce4" office:value-type="float" office:value="3200">
            <text:p>3200</text:p>
          </table:table-cell>
          <table:table-cell table:style-name="ce4" office:value-type="float" office:value="4300">
            <text:p>4300</text:p>
          </table:table-cell>
          <table:table-cell table:style-name="ce15" office:value-type="string">
            <text:p>только пожилые</text:p>
          </table:table-cell>
          <table:table-cell/>
          <table:table-cell office:value-type="float" office:value="4557">
            <text:p>4557</text:p>
          </table:table-cell>
          <table:table-cell office:value-type="float" office:value="306">
            <text:p>306</text:p>
          </table:table-cell>
          <table:table-cell table:number-columns-repeated="233"/>
        </table:table-row>
        <table:table-row table:style-name="ro2">
          <table:table-cell table:style-name="ce4" office:value-type="float" office:value="40">
            <text:p>40</text:p>
          </table:table-cell>
          <table:table-cell table:style-name="ce7" office:value-type="float" office:value="30">
            <text:p>30</text:p>
          </table:table-cell>
          <table:table-cell table:style-name="ce4" table:formula="oooc:=IF([Покупатели.B51]&gt;0;1;0)+IF([Покупатели.D51]&gt;0;1;0)+IF([Покупатели.F51]&gt;0;1;0)+IF([Покупатели.H51]&gt;0;1;0)+IF([Покупатели.J51]&gt;0;1;0)+IF([Покупатели.L51]&gt;0;1;0)+IF([Покупатели.N51]&gt;0;1;0)+IF([Покупатели.P51]&gt;0;1;0)+IF([Покупатели.R51]&gt;0;1;0)+IF([Покупатели.T51]&gt;0;1;0)+IF([Покупатели.V51]&gt;0;1;0)" office:value-type="float" office:value="4">
            <text:p>4</text:p>
          </table:table-cell>
          <table:table-cell table:style-name="ce4" office:value-type="float" office:value="3">
            <text:p>3</text:p>
          </table:table-cell>
          <table:table-cell table:style-name="ce4"/>
          <table:table-cell table:style-name="ce8" table:formula="oooc:=['4 _ Japanese'.T26]" office:value-type="float" office:value="6">
            <text:p>6</text:p>
          </table:table-cell>
          <table:table-cell table:style-name="ce4" table:formula="oooc:=IF([Бонусы.B51]&gt;0;1;0)+IF([Бонусы.D51]&gt;0;1;0)+IF([Бонусы.F51]&gt;0;1;0)+IF([Бонусы.H51]&gt;0;1;0)+IF([Бонусы.J51]&gt;0;1;0)+IF([Бонусы.L51]&gt;0;1;0)+IF([Бонусы.N51]&gt;0;1;0)+IF([Бонусы.P51]&gt;0;1;0)+IF([Бонусы.R51]&gt;0;1;0)" office:value-type="float" office:value="3">
            <text:p>3</text:p>
          </table:table-cell>
          <table:table-cell table:style-name="ce8" table:formula="oooc:=['4 _ Japanese'.T15]" office:value-type="float" office:value="7">
            <text:p>7</text:p>
          </table:table-cell>
          <table:table-cell table:style-name="ce4" table:formula="oooc:=IF(['4 _ Japanese'.T3]&gt;0;1;0)+IF(['4 _ Japanese'.T4]&gt;0;1;0)+IF(['4 _ Japanese'.T5]&gt;0;1;0)+IF(['4 _ Japanese'.T6]&gt;0;1;0)" office:value-type="float" office:value="3">
            <text:p>3</text:p>
          </table:table-cell>
          <table:table-cell table:style-name="ce4" table:formula="oooc:=IF(['4 _ Japanese'.T7]&gt;0;1;0)+IF(['4 _ Japanese'.T8]&gt;0;1;0)+IF(['4 _ Japanese'.T9]&gt;0;1;0)+IF(['4 _ Japanese'.T10]&gt;0;1;0)+IF(['4 _ Japanese'.T11]&gt;0;1;0)" office:value-type="float" office:value="1">
            <text:p>1</text:p>
          </table:table-cell>
          <table:table-cell table:style-name="ce4" table:formula="oooc:=IF(['4 _ Japanese'.T12]&gt;0;1;0)+IF(['4 _ Japanese'.T13]&gt;0;1;0)+IF(['4 _ Japanese'.T14]&gt;0;1;0)" office:value-type="float" office:value="3">
            <text:p>3</text:p>
          </table:table-cell>
          <table:table-cell table:style-name="ce8" table:formula="oooc:=['4 _ Japanese'.T16]" office:value-type="float" office:value="3">
            <text:p>3</text:p>
          </table:table-cell>
          <table:table-cell table:style-name="ce9" table:formula="oooc:=[.B51]*(['4 _ Japanese'.T32]+[Покупатели.Y51])" office:value-type="float" office:value="3052.5">
            <text:p>3053</text:p>
          </table:table-cell>
          <table:table-cell table:style-name="ce9" table:formula="oooc:=[.B51]*(['4 _ Japanese'.T34]+[Покупатели.AA51])" office:value-type="float" office:value="4029.23076923077">
            <text:p>4029</text:p>
          </table:table-cell>
          <table:table-cell table:style-name="ce9" table:formula="oooc:=[.B51]*(['4 _ Japanese'.T33]+[Покупатели.Z51])" office:value-type="float" office:value="5265">
            <text:p>5265</text:p>
          </table:table-cell>
          <table:table-cell table:style-name="ce10" table:formula="oooc:=FLOOR(POWER([.M51]*[.M51]*[.N51];1/3);1)" office:value-type="float" office:value="3348">
            <text:p>3348</text:p>
          </table:table-cell>
          <table:table-cell table:style-name="ce10" table:formula="oooc:=FLOOR(POWER([.N51]*[.N51]*[.O51];1/3);1)" office:value-type="float" office:value="4405">
            <text:p>4405</text:p>
          </table:table-cell>
          <table:table-cell table:style-name="ce4" office:value-type="float" office:value="3200">
            <text:p>3200</text:p>
          </table:table-cell>
          <table:table-cell table:style-name="ce4" office:value-type="float" office:value="4300">
            <text:p>4300</text:p>
          </table:table-cell>
          <table:table-cell office:value-type="string">
            <text:p>последний день – ждем итогов</text:p>
          </table:table-cell>
          <table:table-cell/>
          <table:table-cell office:value-type="float" office:value="4275">
            <text:p>4275</text:p>
          </table:table-cell>
          <table:table-cell office:value-type="float" office:value="290">
            <text:p>290</text:p>
          </table:table-cell>
          <table:table-cell table:number-columns-repeated="233"/>
        </table:table-row>
        <table:table-row table:style-name="ro2">
          <table:table-cell table:style-name="ce4"/>
          <table:table-cell table:number-columns-repeated="16"/>
          <table:table-cell table:style-name="ce11" table:formula="oooc:=SUM([.R42:.R51])" office:value-type="float" office:value="22800">
            <text:p>22800</text:p>
          </table:table-cell>
          <table:table-cell table:style-name="ce11" table:formula="oooc:=SUM([.S42:.S51])" office:value-type="float" office:value="29500">
            <text:p>29500</text:p>
          </table:table-cell>
          <table:table-cell table:number-columns-repeated="2"/>
          <table:table-cell table:style-name="ce11" table:formula="oooc:=SUM([.V42:.V51])" office:value-type="float" office:value="32764">
            <text:p>32764</text:p>
          </table:table-cell>
          <table:table-cell table:style-name="ce11" table:formula="oooc:=(SUM([.W42:.W51]))/60" office:value-type="float" office:value="35.9">
            <text:p>35,9</text:p>
          </table:table-cell>
          <table:table-cell table:style-name="ce11" table:formula="oooc:=SUM([.X42:.X51])" office:value-type="float" office:value="0">
            <text:p>0</text:p>
          </table:table-cell>
          <table:table-cell table:style-name="ce11" table:formula="oooc:=(SUM([.Y42:.Y51]))/60" office:value-type="float" office:value="0">
            <text:p>0</text:p>
          </table:table-cell>
          <table:table-cell table:number-columns-repeated="231"/>
        </table:table-row>
        <table:table-row table:style-name="ro2">
          <table:table-cell table:style-name="ce3" office:value-type="string">
            <text:p>Гавайи</text:p>
          </table:table-cell>
          <table:table-cell table:style-name="ce6" table:number-columns-repeated="20"/>
          <table:table-cell table:style-name="ce20" table:number-columns-repeated="4"/>
          <table:table-cell table:style-name="ce6" table:number-columns-repeated="230"/>
          <table:table-cell/>
        </table:table-row>
        <table:table-row table:style-name="ro2">
          <table:table-cell table:style-name="ce4" office:value-type="float" office:value="41">
            <text:p>41</text:p>
          </table:table-cell>
          <table:table-cell table:style-name="ce7" office:value-type="float" office:value="20">
            <text:p>20</text:p>
          </table:table-cell>
          <table:table-cell table:style-name="ce4" table:formula="oooc:=IF([Покупатели.B54]&gt;0;1;0)+IF([Покупатели.D54]&gt;0;1;0)+IF([Покупатели.F54]&gt;0;1;0)+IF([Покупатели.H54]&gt;0;1;0)+IF([Покупатели.J54]&gt;0;1;0)+IF([Покупатели.L54]&gt;0;1;0)+IF([Покупатели.N54]&gt;0;1;0)+IF([Покупатели.P54]&gt;0;1;0)+IF([Покупатели.R54]&gt;0;1;0)+IF([Покупатели.T54]&gt;0;1;0)+IF([Покупатели.V54]&gt;0;1;0)" office:value-type="float" office:value="4">
            <text:p>4</text:p>
          </table:table-cell>
          <table:table-cell table:style-name="ce4" office:value-type="float" office:value="3">
            <text:p>3</text:p>
          </table:table-cell>
          <table:table-cell table:style-name="ce4"/>
          <table:table-cell table:style-name="ce8" table:formula="oooc:=['5 _ Hawaiian'.K26]" office:value-type="float" office:value="4">
            <text:p>4</text:p>
          </table:table-cell>
          <table:table-cell table:style-name="ce4" table:formula="oooc:=IF([Бонусы.B54]&gt;0;1;0)+IF([Бонусы.D54]&gt;0;1;0)+IF([Бонусы.F54]&gt;0;1;0)+IF([Бонусы.H54]&gt;0;1;0)+IF([Бонусы.J54]&gt;0;1;0)+IF([Бонусы.L54]&gt;0;1;0)+IF([Бонусы.N54]&gt;0;1;0)+IF([Бонусы.P54]&gt;0;1;0)+IF([Бонусы.R54]&gt;0;1;0)" office:value-type="float" office:value="5">
            <text:p>5</text:p>
          </table:table-cell>
          <table:table-cell table:style-name="ce8" table:formula="oooc:=['5 _ Hawaiian'.K15]" office:value-type="float" office:value="2">
            <text:p>2</text:p>
          </table:table-cell>
          <table:table-cell table:style-name="ce4" table:formula="oooc:=IF(['5 _ Hawaiian'.K3]&gt;0;1;0)+IF(['5 _ Hawaiian'.K4]&gt;0;1;0)+IF(['5 _ Hawaiian'.K5]&gt;0;1;0)+IF(['5 _ Hawaiian'.K6]&gt;0;1;0)" office:value-type="float" office:value="1">
            <text:p>1</text:p>
          </table:table-cell>
          <table:table-cell table:style-name="ce4" table:formula="oooc:=IF(['5 _ Hawaiian'.K7]&gt;0;1;0)+IF(['5 _ Hawaiian'.K8]&gt;0;1;0)+IF(['5 _ Hawaiian'.K9]&gt;0;1;0)+IF(['5 _ Hawaiian'.K10]&gt;0;1;0)" office:value-type="float" office:value="1">
            <text:p>1</text:p>
          </table:table-cell>
          <table:table-cell table:style-name="ce4" table:formula="oooc:=IF(['5 _ Hawaiian'.K11]&gt;0;1;0)+IF(['5 _ Hawaiian'.K12]&gt;0;1;0)+IF(['5 _ Hawaiian'.K13]&gt;0;1;0)+IF(['5 _ Hawaiian'.K14]&gt;0;1;0)" office:value-type="float" office:value="0">
            <text:p>0</text:p>
          </table:table-cell>
          <table:table-cell table:style-name="ce8" table:formula="oooc:=['5 _ Hawaiian'.K16]" office:value-type="float" office:value="2.4">
            <text:p>2,4</text:p>
          </table:table-cell>
          <table:table-cell table:style-name="ce9" table:formula="oooc:=[.B54]*(['5 _ Hawaiian'.K32]+[Покупатели.Y54])" office:value-type="float" office:value="1643">
            <text:p>1643</text:p>
          </table:table-cell>
          <table:table-cell table:style-name="ce9" table:formula="oooc:=[.B54]*(['5 _ Hawaiian'.K34]+[Покупатели.AA54])" office:value-type="float" office:value="2180">
            <text:p>2180</text:p>
          </table:table-cell>
          <table:table-cell table:style-name="ce9" table:formula="oooc:=[.B54]*(['5 _ Hawaiian'.K33]+[Покупатели.Z54])" office:value-type="float" office:value="2827">
            <text:p>2827</text:p>
          </table:table-cell>
          <table:table-cell table:style-name="ce10" table:formula="oooc:=FLOOR(POWER([.M54]*[.M54]*[.N54];1/3);1)" office:value-type="float" office:value="1805">
            <text:p>1805</text:p>
          </table:table-cell>
          <table:table-cell table:style-name="ce10" table:formula="oooc:=FLOOR(POWER([.N54]*[.N54]*[.O54];1/3);1)" office:value-type="float" office:value="2377">
            <text:p>2377</text:p>
          </table:table-cell>
          <table:table-cell table:style-name="ce4" office:value-type="float" office:value="1600">
            <text:p>1600</text:p>
          </table:table-cell>
          <table:table-cell table:style-name="ce4" office:value-type="float" office:value="2000">
            <text:p>2000</text:p>
          </table:table-cell>
          <table:table-cell table:style-name="ce13" office:value-type="string">
            <text:p>Гавайи</text:p>
          </table:table-cell>
          <table:table-cell/>
          <table:table-cell office:value-type="float" office:value="2183">
            <text:p>2183</text:p>
          </table:table-cell>
          <table:table-cell office:value-type="float" office:value="172">
            <text:p>172</text:p>
          </table:table-cell>
          <table:table-cell table:number-columns-repeated="2"/>
          <table:table-cell table:style-name="ce15" office:value-type="string">
            <text:p>только туристы</text:p>
          </table:table-cell>
          <table:table-cell table:number-columns-repeated="230"/>
        </table:table-row>
        <table:table-row table:style-name="ro2">
          <table:table-cell table:style-name="ce4" office:value-type="float" office:value="42">
            <text:p>42</text:p>
          </table:table-cell>
          <table:table-cell table:style-name="ce7" office:value-type="float" office:value="20">
            <text:p>20</text:p>
          </table:table-cell>
          <table:table-cell table:style-name="ce4" table:formula="oooc:=IF([Покупатели.B55]&gt;0;1;0)+IF([Покупатели.D55]&gt;0;1;0)+IF([Покупатели.F55]&gt;0;1;0)+IF([Покупатели.H55]&gt;0;1;0)+IF([Покупатели.J55]&gt;0;1;0)+IF([Покупатели.L55]&gt;0;1;0)+IF([Покупатели.N55]&gt;0;1;0)+IF([Покупатели.P55]&gt;0;1;0)+IF([Покупатели.R55]&gt;0;1;0)+IF([Покупатели.T55]&gt;0;1;0)+IF([Покупатели.V55]&gt;0;1;0)" office:value-type="float" office:value="4">
            <text:p>4</text:p>
          </table:table-cell>
          <table:table-cell table:style-name="ce4" office:value-type="float" office:value="3">
            <text:p>3</text:p>
          </table:table-cell>
          <table:table-cell table:style-name="ce4"/>
          <table:table-cell table:style-name="ce8" table:formula="oooc:=['5 _ Hawaiian'.L26]" office:value-type="float" office:value="4">
            <text:p>4</text:p>
          </table:table-cell>
          <table:table-cell table:style-name="ce4" table:formula="oooc:=IF([Бонусы.B55]&gt;0;1;0)+IF([Бонусы.D55]&gt;0;1;0)+IF([Бонусы.F55]&gt;0;1;0)+IF([Бонусы.H55]&gt;0;1;0)+IF([Бонусы.J55]&gt;0;1;0)+IF([Бонусы.L55]&gt;0;1;0)+IF([Бонусы.N55]&gt;0;1;0)+IF([Бонусы.P55]&gt;0;1;0)+IF([Бонусы.R55]&gt;0;1;0)" office:value-type="float" office:value="6">
            <text:p>6</text:p>
          </table:table-cell>
          <table:table-cell table:style-name="ce8" table:formula="oooc:=['5 _ Hawaiian'.L15]" office:value-type="float" office:value="3">
            <text:p>3</text:p>
          </table:table-cell>
          <table:table-cell table:style-name="ce4" table:formula="oooc:=IF(['5 _ Hawaiian'.L3]&gt;0;1;0)+IF(['5 _ Hawaiian'.L4]&gt;0;1;0)+IF(['5 _ Hawaiian'.L5]&gt;0;1;0)+IF(['5 _ Hawaiian'.L6]&gt;0;1;0)" office:value-type="float" office:value="1">
            <text:p>1</text:p>
          </table:table-cell>
          <table:table-cell table:style-name="ce4" table:formula="oooc:=IF(['5 _ Hawaiian'.L7]&gt;0;1;0)+IF(['5 _ Hawaiian'.L8]&gt;0;1;0)+IF(['5 _ Hawaiian'.L9]&gt;0;1;0)+IF(['5 _ Hawaiian'.L10]&gt;0;1;0)" office:value-type="float" office:value="2">
            <text:p>2</text:p>
          </table:table-cell>
          <table:table-cell table:style-name="ce4" table:formula="oooc:=IF(['5 _ Hawaiian'.L11]&gt;0;1;0)+IF(['5 _ Hawaiian'.L12]&gt;0;1;0)+IF(['5 _ Hawaiian'.L13]&gt;0;1;0)+IF(['5 _ Hawaiian'.L14]&gt;0;1;0)" office:value-type="float" office:value="0">
            <text:p>0</text:p>
          </table:table-cell>
          <table:table-cell table:style-name="ce8" table:formula="oooc:=['5 _ Hawaiian'.L16]" office:value-type="float" office:value="2.5">
            <text:p>2,5</text:p>
          </table:table-cell>
          <table:table-cell table:style-name="ce9" table:formula="oooc:=[.B55]*(['5 _ Hawaiian'.L32]+[Покупатели.Y55])" office:value-type="float" office:value="1650">
            <text:p>1650</text:p>
          </table:table-cell>
          <table:table-cell table:style-name="ce9" table:formula="oooc:=[.B55]*(['5 _ Hawaiian'.L34]+[Покупатели.AA55])" office:value-type="float" office:value="2070">
            <text:p>2070</text:p>
          </table:table-cell>
          <table:table-cell table:style-name="ce9" table:formula="oooc:=[.B55]*(['5 _ Hawaiian'.L33]+[Покупатели.Z55])" office:value-type="float" office:value="2530">
            <text:p>2530</text:p>
          </table:table-cell>
          <table:table-cell table:style-name="ce10" table:formula="oooc:=FLOOR(POWER([.M55]*[.M55]*[.N55];1/3);1)" office:value-type="float" office:value="1779">
            <text:p>1779</text:p>
          </table:table-cell>
          <table:table-cell table:style-name="ce10" table:formula="oooc:=FLOOR(POWER([.N55]*[.N55]*[.O55];1/3);1)" office:value-type="float" office:value="2213">
            <text:p>2213</text:p>
          </table:table-cell>
          <table:table-cell table:style-name="ce4" office:value-type="float" office:value="1700">
            <text:p>1700</text:p>
          </table:table-cell>
          <table:table-cell table:style-name="ce4" office:value-type="float" office:value="2100">
            <text:p>2100</text:p>
          </table:table-cell>
          <table:table-cell table:style-name="ce15" office:value-type="string">
            <text:p>только туристы</text:p>
          </table:table-cell>
          <table:table-cell/>
          <table:table-cell office:value-type="float" office:value="2884">
            <text:p>2884</text:p>
          </table:table-cell>
          <table:table-cell office:value-type="float" office:value="194">
            <text:p>194</text:p>
          </table:table-cell>
          <table:table-cell table:number-columns-repeated="233"/>
        </table:table-row>
        <table:table-row table:style-name="ro2">
          <table:table-cell table:style-name="ce4" office:value-type="float" office:value="43">
            <text:p>43</text:p>
          </table:table-cell>
          <table:table-cell table:style-name="ce7" office:value-type="float" office:value="22">
            <text:p>22</text:p>
          </table:table-cell>
          <table:table-cell table:style-name="ce4" table:formula="oooc:=IF([Покупатели.B56]&gt;0;1;0)+IF([Покупатели.D56]&gt;0;1;0)+IF([Покупатели.F56]&gt;0;1;0)+IF([Покупатели.H56]&gt;0;1;0)+IF([Покупатели.J56]&gt;0;1;0)+IF([Покупатели.L56]&gt;0;1;0)+IF([Покупатели.N56]&gt;0;1;0)+IF([Покупатели.P56]&gt;0;1;0)+IF([Покупатели.R56]&gt;0;1;0)+IF([Покупатели.T56]&gt;0;1;0)+IF([Покупатели.V56]&gt;0;1;0)" office:value-type="float" office:value="3">
            <text:p>3</text:p>
          </table:table-cell>
          <table:table-cell table:style-name="ce4" office:value-type="float" office:value="3">
            <text:p>3</text:p>
          </table:table-cell>
          <table:table-cell table:style-name="ce4"/>
          <table:table-cell table:style-name="ce8" table:formula="oooc:=['5 _ Hawaiian'.M26]" office:value-type="float" office:value="5">
            <text:p>5</text:p>
          </table:table-cell>
          <table:table-cell table:style-name="ce4" table:formula="oooc:=IF([Бонусы.B56]&gt;0;1;0)+IF([Бонусы.D56]&gt;0;1;0)+IF([Бонусы.F56]&gt;0;1;0)+IF([Бонусы.H56]&gt;0;1;0)+IF([Бонусы.J56]&gt;0;1;0)+IF([Бонусы.L56]&gt;0;1;0)+IF([Бонусы.N56]&gt;0;1;0)+IF([Бонусы.P56]&gt;0;1;0)+IF([Бонусы.R56]&gt;0;1;0)" office:value-type="float" office:value="5">
            <text:p>5</text:p>
          </table:table-cell>
          <table:table-cell table:style-name="ce8" table:formula="oooc:=['5 _ Hawaiian'.M15]" office:value-type="float" office:value="3">
            <text:p>3</text:p>
          </table:table-cell>
          <table:table-cell table:style-name="ce4" table:formula="oooc:=IF(['5 _ Hawaiian'.M3]&gt;0;1;0)+IF(['5 _ Hawaiian'.M4]&gt;0;1;0)+IF(['5 _ Hawaiian'.M5]&gt;0;1;0)+IF(['5 _ Hawaiian'.M6]&gt;0;1;0)" office:value-type="float" office:value="1">
            <text:p>1</text:p>
          </table:table-cell>
          <table:table-cell table:style-name="ce4" table:formula="oooc:=IF(['5 _ Hawaiian'.M7]&gt;0;1;0)+IF(['5 _ Hawaiian'.M8]&gt;0;1;0)+IF(['5 _ Hawaiian'.M9]&gt;0;1;0)+IF(['5 _ Hawaiian'.M10]&gt;0;1;0)" office:value-type="float" office:value="1">
            <text:p>1</text:p>
          </table:table-cell>
          <table:table-cell table:style-name="ce4" table:formula="oooc:=IF(['5 _ Hawaiian'.M11]&gt;0;1;0)+IF(['5 _ Hawaiian'.M12]&gt;0;1;0)+IF(['5 _ Hawaiian'.M13]&gt;0;1;0)+IF(['5 _ Hawaiian'.M14]&gt;0;1;0)" office:value-type="float" office:value="1">
            <text:p>1</text:p>
          </table:table-cell>
          <table:table-cell table:style-name="ce8" table:formula="oooc:=['5 _ Hawaiian'.M16]" office:value-type="float" office:value="2.66666666666667">
            <text:p>2,67</text:p>
          </table:table-cell>
          <table:table-cell table:style-name="ce9" table:formula="oooc:=[.B56]*(['5 _ Hawaiian'.M32]+[Покупатели.Y56])" office:value-type="float" office:value="1947">
            <text:p>1947</text:p>
          </table:table-cell>
          <table:table-cell table:style-name="ce9" table:formula="oooc:=[.B56]*(['5 _ Hawaiian'.M34]+[Покупатели.AA56])" office:value-type="float" office:value="2453">
            <text:p>2453</text:p>
          </table:table-cell>
          <table:table-cell table:style-name="ce9" table:formula="oooc:=[.B56]*(['5 _ Hawaiian'.M33]+[Покупатели.Z56])" office:value-type="float" office:value="3061.66666666667">
            <text:p>3062</text:p>
          </table:table-cell>
          <table:table-cell table:style-name="ce10" table:formula="oooc:=FLOOR(POWER([.M56]*[.M56]*[.N56];1/3);1)" office:value-type="float" office:value="2102">
            <text:p>2102</text:p>
          </table:table-cell>
          <table:table-cell table:style-name="ce10" table:formula="oooc:=FLOOR(POWER([.N56]*[.N56]*[.O56];1/3);1)" office:value-type="float" office:value="2641">
            <text:p>2641</text:p>
          </table:table-cell>
          <table:table-cell table:style-name="ce4" office:value-type="float" office:value="2100">
            <text:p>2100</text:p>
          </table:table-cell>
          <table:table-cell table:style-name="ce4" office:value-type="float" office:value="2600">
            <text:p>2600</text:p>
          </table:table-cell>
          <table:table-cell table:style-name="ce15" office:value-type="string">
            <text:p>только молодежь</text:p>
          </table:table-cell>
          <table:table-cell/>
          <table:table-cell office:value-type="float" office:value="3077">
            <text:p>3077</text:p>
          </table:table-cell>
          <table:table-cell office:value-type="float" office:value="209">
            <text:p>209</text:p>
          </table:table-cell>
          <table:table-cell table:number-columns-repeated="233"/>
        </table:table-row>
        <table:table-row table:style-name="ro2">
          <table:table-cell table:style-name="ce4" office:value-type="float" office:value="44">
            <text:p>44</text:p>
          </table:table-cell>
          <table:table-cell table:style-name="ce7" office:value-type="float" office:value="22">
            <text:p>22</text:p>
          </table:table-cell>
          <table:table-cell table:style-name="ce4" table:formula="oooc:=IF([Покупатели.B57]&gt;0;1;0)+IF([Покупатели.D57]&gt;0;1;0)+IF([Покупатели.F57]&gt;0;1;0)+IF([Покупатели.H57]&gt;0;1;0)+IF([Покупатели.J57]&gt;0;1;0)+IF([Покупатели.L57]&gt;0;1;0)+IF([Покупатели.N57]&gt;0;1;0)+IF([Покупатели.P57]&gt;0;1;0)+IF([Покупатели.R57]&gt;0;1;0)+IF([Покупатели.T57]&gt;0;1;0)+IF([Покупатели.V57]&gt;0;1;0)" office:value-type="float" office:value="4">
            <text:p>4</text:p>
          </table:table-cell>
          <table:table-cell table:style-name="ce4" office:value-type="float" office:value="3">
            <text:p>3</text:p>
          </table:table-cell>
          <table:table-cell table:style-name="ce4"/>
          <table:table-cell table:style-name="ce8" table:formula="oooc:=['5 _ Hawaiian'.N26]" office:value-type="float" office:value="5">
            <text:p>5</text:p>
          </table:table-cell>
          <table:table-cell table:style-name="ce4" table:formula="oooc:=IF([Бонусы.B57]&gt;0;1;0)+IF([Бонусы.D57]&gt;0;1;0)+IF([Бонусы.F57]&gt;0;1;0)+IF([Бонусы.H57]&gt;0;1;0)+IF([Бонусы.J57]&gt;0;1;0)+IF([Бонусы.L57]&gt;0;1;0)+IF([Бонусы.N57]&gt;0;1;0)+IF([Бонусы.P57]&gt;0;1;0)+IF([Бонусы.R57]&gt;0;1;0)" office:value-type="float" office:value="6">
            <text:p>6</text:p>
          </table:table-cell>
          <table:table-cell table:style-name="ce8" table:formula="oooc:=['5 _ Hawaiian'.N15]" office:value-type="float" office:value="4">
            <text:p>4</text:p>
          </table:table-cell>
          <table:table-cell table:style-name="ce4" table:formula="oooc:=IF(['5 _ Hawaiian'.N3]&gt;0;1;0)+IF(['5 _ Hawaiian'.N4]&gt;0;1;0)+IF(['5 _ Hawaiian'.N5]&gt;0;1;0)+IF(['5 _ Hawaiian'.N6]&gt;0;1;0)" office:value-type="float" office:value="2">
            <text:p>2</text:p>
          </table:table-cell>
          <table:table-cell table:style-name="ce4" table:formula="oooc:=IF(['5 _ Hawaiian'.N7]&gt;0;1;0)+IF(['5 _ Hawaiian'.N8]&gt;0;1;0)+IF(['5 _ Hawaiian'.N9]&gt;0;1;0)+IF(['5 _ Hawaiian'.N10]&gt;0;1;0)" office:value-type="float" office:value="1">
            <text:p>1</text:p>
          </table:table-cell>
          <table:table-cell table:style-name="ce4" table:formula="oooc:=IF(['5 _ Hawaiian'.N11]&gt;0;1;0)+IF(['5 _ Hawaiian'.N12]&gt;0;1;0)+IF(['5 _ Hawaiian'.N13]&gt;0;1;0)+IF(['5 _ Hawaiian'.N14]&gt;0;1;0)" office:value-type="float" office:value="1">
            <text:p>1</text:p>
          </table:table-cell>
          <table:table-cell table:style-name="ce8" table:formula="oooc:=['5 _ Hawaiian'.N16]" office:value-type="float" office:value="2.7">
            <text:p>2,7</text:p>
          </table:table-cell>
          <table:table-cell table:style-name="ce9" table:formula="oooc:=[.B57]*(['5 _ Hawaiian'.N32]+[Покупатели.Y57])" office:value-type="float" office:value="2051.5">
            <text:p>2052</text:p>
          </table:table-cell>
          <table:table-cell table:style-name="ce9" table:formula="oooc:=[.B57]*(['5 _ Hawaiian'.N34]+[Покупатели.AA57])" office:value-type="float" office:value="2774.2">
            <text:p>2774</text:p>
          </table:table-cell>
          <table:table-cell table:style-name="ce9" table:formula="oooc:=[.B57]*(['5 _ Hawaiian'.N33]+[Покупатели.Z57])" office:value-type="float" office:value="3656.4">
            <text:p>3656</text:p>
          </table:table-cell>
          <table:table-cell table:style-name="ce10" table:formula="oooc:=FLOOR(POWER([.M57]*[.M57]*[.N57];1/3);1)" office:value-type="float" office:value="2268">
            <text:p>2268</text:p>
          </table:table-cell>
          <table:table-cell table:style-name="ce10" table:formula="oooc:=FLOOR(POWER([.N57]*[.N57]*[.O57];1/3);1)" office:value-type="float" office:value="3041">
            <text:p>3041</text:p>
          </table:table-cell>
          <table:table-cell table:style-name="ce4" office:value-type="float" office:value="2200">
            <text:p>2200</text:p>
          </table:table-cell>
          <table:table-cell table:style-name="ce4" office:value-type="float" office:value="2800">
            <text:p>2800</text:p>
          </table:table-cell>
          <table:table-cell table:style-name="ce15" office:value-type="string">
            <text:p>только дамы</text:p>
          </table:table-cell>
          <table:table-cell/>
          <table:table-cell office:value-type="float" office:value="2961">
            <text:p>2961</text:p>
          </table:table-cell>
          <table:table-cell office:value-type="float" office:value="193">
            <text:p>193</text:p>
          </table:table-cell>
          <table:table-cell table:number-columns-repeated="233"/>
        </table:table-row>
        <table:table-row table:style-name="ro2">
          <table:table-cell table:style-name="ce4" office:value-type="float" office:value="45">
            <text:p>45</text:p>
          </table:table-cell>
          <table:table-cell table:style-name="ce7" office:value-type="float" office:value="25">
            <text:p>25</text:p>
          </table:table-cell>
          <table:table-cell table:style-name="ce4" table:formula="oooc:=IF([Покупатели.B58]&gt;0;1;0)+IF([Покупатели.D58]&gt;0;1;0)+IF([Покупатели.F58]&gt;0;1;0)+IF([Покупатели.H58]&gt;0;1;0)+IF([Покупатели.J58]&gt;0;1;0)+IF([Покупатели.L58]&gt;0;1;0)+IF([Покупатели.N58]&gt;0;1;0)+IF([Покупатели.P58]&gt;0;1;0)+IF([Покупатели.R58]&gt;0;1;0)+IF([Покупатели.T58]&gt;0;1;0)+IF([Покупатели.V58]&gt;0;1;0)" office:value-type="float" office:value="6">
            <text:p>6</text:p>
          </table:table-cell>
          <table:table-cell table:style-name="ce4" office:value-type="float" office:value="3">
            <text:p>3</text:p>
          </table:table-cell>
          <table:table-cell table:style-name="ce4"/>
          <table:table-cell table:style-name="ce8" table:formula="oooc:=['5 _ Hawaiian'.O26]" office:value-type="float" office:value="5">
            <text:p>5</text:p>
          </table:table-cell>
          <table:table-cell table:style-name="ce4" table:formula="oooc:=IF([Бонусы.B58]&gt;0;1;0)+IF([Бонусы.D58]&gt;0;1;0)+IF([Бонусы.F58]&gt;0;1;0)+IF([Бонусы.H58]&gt;0;1;0)+IF([Бонусы.J58]&gt;0;1;0)+IF([Бонусы.L58]&gt;0;1;0)+IF([Бонусы.N58]&gt;0;1;0)+IF([Бонусы.P58]&gt;0;1;0)+IF([Бонусы.R58]&gt;0;1;0)" office:value-type="float" office:value="6">
            <text:p>6</text:p>
          </table:table-cell>
          <table:table-cell table:style-name="ce8" table:formula="oooc:=['5 _ Hawaiian'.O15]" office:value-type="float" office:value="5">
            <text:p>5</text:p>
          </table:table-cell>
          <table:table-cell table:style-name="ce4" table:formula="oooc:=IF(['5 _ Hawaiian'.O3]&gt;0;1;0)+IF(['5 _ Hawaiian'.O4]&gt;0;1;0)+IF(['5 _ Hawaiian'.O5]&gt;0;1;0)+IF(['5 _ Hawaiian'.O6]&gt;0;1;0)" office:value-type="float" office:value="1">
            <text:p>1</text:p>
          </table:table-cell>
          <table:table-cell table:style-name="ce4" table:formula="oooc:=IF(['5 _ Hawaiian'.O7]&gt;0;1;0)+IF(['5 _ Hawaiian'.O8]&gt;0;1;0)+IF(['5 _ Hawaiian'.O9]&gt;0;1;0)+IF(['5 _ Hawaiian'.O10]&gt;0;1;0)" office:value-type="float" office:value="2">
            <text:p>2</text:p>
          </table:table-cell>
          <table:table-cell table:style-name="ce4" table:formula="oooc:=IF(['5 _ Hawaiian'.O11]&gt;0;1;0)+IF(['5 _ Hawaiian'.O12]&gt;0;1;0)+IF(['5 _ Hawaiian'.O13]&gt;0;1;0)+IF(['5 _ Hawaiian'.O14]&gt;0;1;0)" office:value-type="float" office:value="2">
            <text:p>2</text:p>
          </table:table-cell>
          <table:table-cell table:style-name="ce8" table:formula="oooc:=['5 _ Hawaiian'.O16]" office:value-type="float" office:value="2.8">
            <text:p>2,8</text:p>
          </table:table-cell>
          <table:table-cell table:style-name="ce9" table:formula="oooc:=[.B58]*(['5 _ Hawaiian'.O32]+[Покупатели.Y58])" office:value-type="float" office:value="2369.16666666667">
            <text:p>2369</text:p>
          </table:table-cell>
          <table:table-cell table:style-name="ce9" table:formula="oooc:=[.B58]*(['5 _ Hawaiian'.O34]+[Покупатели.AA58])" office:value-type="float" office:value="3101.66666666667">
            <text:p>3102</text:p>
          </table:table-cell>
          <table:table-cell table:style-name="ce9" table:formula="oooc:=[.B58]*(['5 _ Hawaiian'.O33]+[Покупатели.Z58])" office:value-type="float" office:value="3981.66666666667">
            <text:p>3982</text:p>
          </table:table-cell>
          <table:table-cell table:style-name="ce10" table:formula="oooc:=FLOOR(POWER([.M58]*[.M58]*[.N58];1/3);1)" office:value-type="float" office:value="2591">
            <text:p>2591</text:p>
          </table:table-cell>
          <table:table-cell table:style-name="ce10" table:formula="oooc:=FLOOR(POWER([.N58]*[.N58]*[.O58];1/3);1)" office:value-type="float" office:value="3370">
            <text:p>3370</text:p>
          </table:table-cell>
          <table:table-cell table:style-name="ce4" office:value-type="float" office:value="2500">
            <text:p>2500</text:p>
          </table:table-cell>
          <table:table-cell table:style-name="ce4" office:value-type="float" office:value="3200">
            <text:p>3200</text:p>
          </table:table-cell>
          <table:table-cell office:value-type="string">
            <text:p>christmas in july</text:p>
          </table:table-cell>
          <table:table-cell/>
          <table:table-cell office:value-type="float" office:value="3304">
            <text:p>3304</text:p>
          </table:table-cell>
          <table:table-cell office:value-type="float" office:value="261">
            <text:p>261</text:p>
          </table:table-cell>
          <table:table-cell table:number-columns-repeated="233"/>
        </table:table-row>
        <table:table-row table:style-name="ro2">
          <table:table-cell table:style-name="ce4" office:value-type="float" office:value="46">
            <text:p>46</text:p>
          </table:table-cell>
          <table:table-cell table:style-name="ce7" office:value-type="float" office:value="25">
            <text:p>25</text:p>
          </table:table-cell>
          <table:table-cell table:style-name="ce4" table:formula="oooc:=IF([Покупатели.B59]&gt;0;1;0)+IF([Покупатели.D59]&gt;0;1;0)+IF([Покупатели.F59]&gt;0;1;0)+IF([Покупатели.H59]&gt;0;1;0)+IF([Покупатели.J59]&gt;0;1;0)+IF([Покупатели.L59]&gt;0;1;0)+IF([Покупатели.N59]&gt;0;1;0)+IF([Покупатели.P59]&gt;0;1;0)+IF([Покупатели.R59]&gt;0;1;0)+IF([Покупатели.T59]&gt;0;1;0)+IF([Покупатели.V59]&gt;0;1;0)" office:value-type="float" office:value="1">
            <text:p>1</text:p>
          </table:table-cell>
          <table:table-cell table:style-name="ce4" office:value-type="float" office:value="3">
            <text:p>3</text:p>
          </table:table-cell>
          <table:table-cell table:style-name="ce4"/>
          <table:table-cell table:style-name="ce8" table:formula="oooc:=['5 _ Hawaiian'.P26]" office:value-type="float" office:value="6">
            <text:p>6</text:p>
          </table:table-cell>
          <table:table-cell table:style-name="ce4" table:formula="oooc:=IF([Бонусы.B59]&gt;0;1;0)+IF([Бонусы.D59]&gt;0;1;0)+IF([Бонусы.F59]&gt;0;1;0)+IF([Бонусы.H59]&gt;0;1;0)+IF([Бонусы.J59]&gt;0;1;0)+IF([Бонусы.L59]&gt;0;1;0)+IF([Бонусы.N59]&gt;0;1;0)+IF([Бонусы.P59]&gt;0;1;0)+IF([Бонусы.R59]&gt;0;1;0)" office:value-type="float" office:value="5">
            <text:p>5</text:p>
          </table:table-cell>
          <table:table-cell table:style-name="ce8" table:formula="oooc:=['5 _ Hawaiian'.P15]" office:value-type="float" office:value="6">
            <text:p>6</text:p>
          </table:table-cell>
          <table:table-cell table:style-name="ce4" table:formula="oooc:=IF(['5 _ Hawaiian'.P3]&gt;0;1;0)+IF(['5 _ Hawaiian'.P4]&gt;0;1;0)+IF(['5 _ Hawaiian'.P5]&gt;0;1;0)+IF(['5 _ Hawaiian'.P6]&gt;0;1;0)" office:value-type="float" office:value="1">
            <text:p>1</text:p>
          </table:table-cell>
          <table:table-cell table:style-name="ce4" table:formula="oooc:=IF(['5 _ Hawaiian'.P7]&gt;0;1;0)+IF(['5 _ Hawaiian'.P8]&gt;0;1;0)+IF(['5 _ Hawaiian'.P9]&gt;0;1;0)+IF(['5 _ Hawaiian'.P10]&gt;0;1;0)" office:value-type="float" office:value="3">
            <text:p>3</text:p>
          </table:table-cell>
          <table:table-cell table:style-name="ce4" table:formula="oooc:=IF(['5 _ Hawaiian'.P11]&gt;0;1;0)+IF(['5 _ Hawaiian'.P12]&gt;0;1;0)+IF(['5 _ Hawaiian'.P13]&gt;0;1;0)+IF(['5 _ Hawaiian'.P14]&gt;0;1;0)" office:value-type="float" office:value="2">
            <text:p>2</text:p>
          </table:table-cell>
          <table:table-cell table:style-name="ce8" table:formula="oooc:=['5 _ Hawaiian'.P16]" office:value-type="float" office:value="2.875">
            <text:p>2,88</text:p>
          </table:table-cell>
          <table:table-cell table:style-name="ce9" table:formula="oooc:=[.B59]*(['5 _ Hawaiian'.P32]+[Покупатели.Y59])" office:value-type="float" office:value="2546.875">
            <text:p>2547</text:p>
          </table:table-cell>
          <table:table-cell table:style-name="ce9" table:formula="oooc:=[.B59]*(['5 _ Hawaiian'.P34]+[Покупатели.AA59])" office:value-type="float" office:value="3606.25">
            <text:p>3606</text:p>
          </table:table-cell>
          <table:table-cell table:style-name="ce9" table:formula="oooc:=[.B59]*(['5 _ Hawaiian'.P33]+[Покупатели.Z59])" office:value-type="float" office:value="4884.375">
            <text:p>4884</text:p>
          </table:table-cell>
          <table:table-cell table:style-name="ce10" table:formula="oooc:=FLOOR(POWER([.M59]*[.M59]*[.N59];1/3);1)" office:value-type="float" office:value="2859">
            <text:p>2859</text:p>
          </table:table-cell>
          <table:table-cell table:style-name="ce10" table:formula="oooc:=FLOOR(POWER([.N59]*[.N59]*[.O59];1/3);1)" office:value-type="float" office:value="3990">
            <text:p>3990</text:p>
          </table:table-cell>
          <table:table-cell table:style-name="ce4" office:value-type="float" office:value="2800">
            <text:p>2800</text:p>
          </table:table-cell>
          <table:table-cell table:style-name="ce4" office:value-type="float" office:value="3700">
            <text:p>3700</text:p>
          </table:table-cell>
          <table:table-cell table:style-name="ce18" office:value-type="string">
            <text:p>только критики</text:p>
          </table:table-cell>
          <table:table-cell/>
          <table:table-cell office:value-type="float" office:value="4492">
            <text:p>4492</text:p>
          </table:table-cell>
          <table:table-cell office:value-type="float" office:value="273">
            <text:p>273</text:p>
          </table:table-cell>
          <table:table-cell table:number-columns-repeated="2"/>
          <table:table-cell table:style-name="ce18" office:value-type="string">
            <text:p>только критики</text:p>
          </table:table-cell>
          <table:table-cell table:number-columns-repeated="230"/>
        </table:table-row>
        <table:table-row table:style-name="ro2">
          <table:table-cell table:style-name="ce4" office:value-type="float" office:value="47">
            <text:p>47</text:p>
          </table:table-cell>
          <table:table-cell table:style-name="ce7" office:value-type="float" office:value="30">
            <text:p>30</text:p>
          </table:table-cell>
          <table:table-cell table:style-name="ce4" table:formula="oooc:=IF([Покупатели.B60]&gt;0;1;0)+IF([Покупатели.D60]&gt;0;1;0)+IF([Покупатели.F60]&gt;0;1;0)+IF([Покупатели.H60]&gt;0;1;0)+IF([Покупатели.J60]&gt;0;1;0)+IF([Покупатели.L60]&gt;0;1;0)+IF([Покупатели.N60]&gt;0;1;0)+IF([Покупатели.P60]&gt;0;1;0)+IF([Покупатели.R60]&gt;0;1;0)+IF([Покупатели.T60]&gt;0;1;0)+IF([Покупатели.V60]&gt;0;1;0)" office:value-type="float" office:value="5">
            <text:p>5</text:p>
          </table:table-cell>
          <table:table-cell table:style-name="ce4" office:value-type="float" office:value="3">
            <text:p>3</text:p>
          </table:table-cell>
          <table:table-cell table:style-name="ce4"/>
          <table:table-cell table:style-name="ce8" table:formula="oooc:=['5 _ Hawaiian'.Q26]" office:value-type="float" office:value="5">
            <text:p>5</text:p>
          </table:table-cell>
          <table:table-cell table:style-name="ce4" table:formula="oooc:=IF([Бонусы.B60]&gt;0;1;0)+IF([Бонусы.D60]&gt;0;1;0)+IF([Бонусы.F60]&gt;0;1;0)+IF([Бонусы.H60]&gt;0;1;0)+IF([Бонусы.J60]&gt;0;1;0)+IF([Бонусы.L60]&gt;0;1;0)+IF([Бонусы.N60]&gt;0;1;0)+IF([Бонусы.P60]&gt;0;1;0)+IF([Бонусы.R60]&gt;0;1;0)" office:value-type="float" office:value="6">
            <text:p>6</text:p>
          </table:table-cell>
          <table:table-cell table:style-name="ce8" table:formula="oooc:=['5 _ Hawaiian'.Q15]" office:value-type="float" office:value="5">
            <text:p>5</text:p>
          </table:table-cell>
          <table:table-cell table:style-name="ce4" table:formula="oooc:=IF(['5 _ Hawaiian'.Q3]&gt;0;1;0)+IF(['5 _ Hawaiian'.Q4]&gt;0;1;0)+IF(['5 _ Hawaiian'.Q5]&gt;0;1;0)+IF(['5 _ Hawaiian'.Q6]&gt;0;1;0)" office:value-type="float" office:value="2">
            <text:p>2</text:p>
          </table:table-cell>
          <table:table-cell table:style-name="ce4" table:formula="oooc:=IF(['5 _ Hawaiian'.Q7]&gt;0;1;0)+IF(['5 _ Hawaiian'.Q8]&gt;0;1;0)+IF(['5 _ Hawaiian'.Q9]&gt;0;1;0)+IF(['5 _ Hawaiian'.Q10]&gt;0;1;0)" office:value-type="float" office:value="1">
            <text:p>1</text:p>
          </table:table-cell>
          <table:table-cell table:style-name="ce4" table:formula="oooc:=IF(['5 _ Hawaiian'.Q11]&gt;0;1;0)+IF(['5 _ Hawaiian'.Q12]&gt;0;1;0)+IF(['5 _ Hawaiian'.Q13]&gt;0;1;0)+IF(['5 _ Hawaiian'.Q14]&gt;0;1;0)" office:value-type="float" office:value="2">
            <text:p>2</text:p>
          </table:table-cell>
          <table:table-cell table:style-name="ce8" table:formula="oooc:=['5 _ Hawaiian'.Q16]" office:value-type="float" office:value="2.875">
            <text:p>2,88</text:p>
          </table:table-cell>
          <table:table-cell table:style-name="ce9" table:formula="oooc:=[.B60]*(['5 _ Hawaiian'.Q32]+[Покупатели.Y60])" office:value-type="float" office:value="2912.25">
            <text:p>2912</text:p>
          </table:table-cell>
          <table:table-cell table:style-name="ce9" table:formula="oooc:=[.B60]*(['5 _ Hawaiian'.Q34]+[Покупатели.AA60])" office:value-type="float" office:value="3816">
            <text:p>3816</text:p>
          </table:table-cell>
          <table:table-cell table:style-name="ce9" table:formula="oooc:=[.B60]*(['5 _ Hawaiian'.Q33]+[Покупатели.Z60])" office:value-type="float" office:value="4871.25">
            <text:p>4871</text:p>
          </table:table-cell>
          <table:table-cell table:style-name="ce10" table:formula="oooc:=FLOOR(POWER([.M60]*[.M60]*[.N60];1/3);1)" office:value-type="float" office:value="3186">
            <text:p>3186</text:p>
          </table:table-cell>
          <table:table-cell table:style-name="ce10" table:formula="oooc:=FLOOR(POWER([.N60]*[.N60]*[.O60];1/3);1)" office:value-type="float" office:value="4139">
            <text:p>4139</text:p>
          </table:table-cell>
          <table:table-cell table:style-name="ce4" office:value-type="float" office:value="3100">
            <text:p>3100</text:p>
          </table:table-cell>
          <table:table-cell table:style-name="ce4" office:value-type="float" office:value="4100">
            <text:p>4100</text:p>
          </table:table-cell>
          <table:table-cell table:style-name="ce15" office:value-type="string">
            <text:p>только пожилые</text:p>
          </table:table-cell>
          <table:table-cell/>
          <table:table-cell office:value-type="float" office:value="4095">
            <text:p>4095</text:p>
          </table:table-cell>
          <table:table-cell office:value-type="float" office:value="301">
            <text:p>301</text:p>
          </table:table-cell>
          <table:table-cell table:number-columns-repeated="233"/>
        </table:table-row>
        <table:table-row table:style-name="ro2">
          <table:table-cell table:style-name="ce4" office:value-type="float" office:value="48">
            <text:p>48</text:p>
          </table:table-cell>
          <table:table-cell table:style-name="ce7" office:value-type="float" office:value="30">
            <text:p>30</text:p>
          </table:table-cell>
          <table:table-cell table:style-name="ce4" table:formula="oooc:=IF([Покупатели.B61]&gt;0;1;0)+IF([Покупатели.D61]&gt;0;1;0)+IF([Покупатели.F61]&gt;0;1;0)+IF([Покупатели.H61]&gt;0;1;0)+IF([Покупатели.J61]&gt;0;1;0)+IF([Покупатели.L61]&gt;0;1;0)+IF([Покупатели.N61]&gt;0;1;0)+IF([Покупатели.P61]&gt;0;1;0)+IF([Покупатели.R61]&gt;0;1;0)+IF([Покупатели.T61]&gt;0;1;0)+IF([Покупатели.V61]&gt;0;1;0)" office:value-type="float" office:value="4">
            <text:p>4</text:p>
          </table:table-cell>
          <table:table-cell table:style-name="ce4" office:value-type="float" office:value="3">
            <text:p>3</text:p>
          </table:table-cell>
          <table:table-cell table:style-name="ce4"/>
          <table:table-cell table:style-name="ce8" table:formula="oooc:=['5 _ Hawaiian'.R26]" office:value-type="float" office:value="6">
            <text:p>6</text:p>
          </table:table-cell>
          <table:table-cell table:style-name="ce4" table:formula="oooc:=IF([Бонусы.B61]&gt;0;1;0)+IF([Бонусы.D61]&gt;0;1;0)+IF([Бонусы.F61]&gt;0;1;0)+IF([Бонусы.H61]&gt;0;1;0)+IF([Бонусы.J61]&gt;0;1;0)+IF([Бонусы.L61]&gt;0;1;0)+IF([Бонусы.N61]&gt;0;1;0)+IF([Бонусы.P61]&gt;0;1;0)+IF([Бонусы.R61]&gt;0;1;0)" office:value-type="float" office:value="5">
            <text:p>5</text:p>
          </table:table-cell>
          <table:table-cell table:style-name="ce8" table:formula="oooc:=['5 _ Hawaiian'.R15]" office:value-type="float" office:value="6">
            <text:p>6</text:p>
          </table:table-cell>
          <table:table-cell table:style-name="ce4" table:formula="oooc:=IF(['5 _ Hawaiian'.R3]&gt;0;1;0)+IF(['5 _ Hawaiian'.R4]&gt;0;1;0)+IF(['5 _ Hawaiian'.R5]&gt;0;1;0)+IF(['5 _ Hawaiian'.R6]&gt;0;1;0)" office:value-type="float" office:value="2">
            <text:p>2</text:p>
          </table:table-cell>
          <table:table-cell table:style-name="ce4" table:formula="oooc:=IF(['5 _ Hawaiian'.R7]&gt;0;1;0)+IF(['5 _ Hawaiian'.R8]&gt;0;1;0)+IF(['5 _ Hawaiian'.R9]&gt;0;1;0)+IF(['5 _ Hawaiian'.R10]&gt;0;1;0)" office:value-type="float" office:value="1">
            <text:p>1</text:p>
          </table:table-cell>
          <table:table-cell table:style-name="ce4" table:formula="oooc:=IF(['5 _ Hawaiian'.R11]&gt;0;1;0)+IF(['5 _ Hawaiian'.R12]&gt;0;1;0)+IF(['5 _ Hawaiian'.R13]&gt;0;1;0)+IF(['5 _ Hawaiian'.R14]&gt;0;1;0)" office:value-type="float" office:value="3">
            <text:p>3</text:p>
          </table:table-cell>
          <table:table-cell table:style-name="ce8" table:formula="oooc:=['5 _ Hawaiian'.R16]" office:value-type="float" office:value="3">
            <text:p>3</text:p>
          </table:table-cell>
          <table:table-cell table:style-name="ce9" table:formula="oooc:=[.B61]*(['5 _ Hawaiian'.R32]+[Покупатели.Y61])" office:value-type="float" office:value="2926.66666666667">
            <text:p>2927</text:p>
          </table:table-cell>
          <table:table-cell table:style-name="ce9" table:formula="oooc:=[.B61]*(['5 _ Hawaiian'.R34]+[Покупатели.AA61])" office:value-type="float" office:value="3590">
            <text:p>3590</text:p>
          </table:table-cell>
          <table:table-cell table:style-name="ce9" table:formula="oooc:=[.B61]*(['5 _ Hawaiian'.R33]+[Покупатели.Z61])" office:value-type="float" office:value="4340">
            <text:p>4340</text:p>
          </table:table-cell>
          <table:table-cell table:style-name="ce10" table:formula="oooc:=FLOOR(POWER([.M61]*[.M61]*[.N61];1/3);1)" office:value-type="float" office:value="3132">
            <text:p>3132</text:p>
          </table:table-cell>
          <table:table-cell table:style-name="ce10" table:formula="oooc:=FLOOR(POWER([.N61]*[.N61]*[.O61];1/3);1)" office:value-type="float" office:value="3824">
            <text:p>3824</text:p>
          </table:table-cell>
          <table:table-cell table:style-name="ce4" office:value-type="float" office:value="3100">
            <text:p>3100</text:p>
          </table:table-cell>
          <table:table-cell table:style-name="ce4" office:value-type="float" office:value="3700">
            <text:p>3700</text:p>
          </table:table-cell>
          <table:table-cell table:style-name="ce15" office:value-type="string">
            <text:p>только туристы</text:p>
          </table:table-cell>
          <table:table-cell/>
          <table:table-cell office:value-type="float" office:value="4205">
            <text:p>4205</text:p>
          </table:table-cell>
          <table:table-cell office:value-type="float" office:value="375">
            <text:p>375</text:p>
          </table:table-cell>
          <table:table-cell table:number-columns-repeated="2"/>
          <table:table-cell table:style-name="ce15" office:value-type="string">
            <text:p>только туристы</text:p>
          </table:table-cell>
          <table:table-cell table:number-columns-repeated="230"/>
        </table:table-row>
        <table:table-row table:style-name="ro2">
          <table:table-cell table:style-name="ce4" office:value-type="float" office:value="49">
            <text:p>49</text:p>
          </table:table-cell>
          <table:table-cell table:style-name="ce7" office:value-type="float" office:value="35">
            <text:p>35</text:p>
          </table:table-cell>
          <table:table-cell table:style-name="ce4" table:formula="oooc:=IF([Покупатели.B62]&gt;0;1;0)+IF([Покупатели.D62]&gt;0;1;0)+IF([Покупатели.F62]&gt;0;1;0)+IF([Покупатели.H62]&gt;0;1;0)+IF([Покупатели.J62]&gt;0;1;0)+IF([Покупатели.L62]&gt;0;1;0)+IF([Покупатели.N62]&gt;0;1;0)+IF([Покупатели.P62]&gt;0;1;0)+IF([Покупатели.R62]&gt;0;1;0)+IF([Покупатели.T62]&gt;0;1;0)+IF([Покупатели.V62]&gt;0;1;0)" office:value-type="float" office:value="6">
            <text:p>6</text:p>
          </table:table-cell>
          <table:table-cell table:style-name="ce4" office:value-type="float" office:value="3">
            <text:p>3</text:p>
          </table:table-cell>
          <table:table-cell table:style-name="ce4"/>
          <table:table-cell table:style-name="ce8" table:formula="oooc:=['5 _ Hawaiian'.S26]" office:value-type="float" office:value="6">
            <text:p>6</text:p>
          </table:table-cell>
          <table:table-cell table:style-name="ce4" table:formula="oooc:=IF([Бонусы.B62]&gt;0;1;0)+IF([Бонусы.D62]&gt;0;1;0)+IF([Бонусы.F62]&gt;0;1;0)+IF([Бонусы.H62]&gt;0;1;0)+IF([Бонусы.J62]&gt;0;1;0)+IF([Бонусы.L62]&gt;0;1;0)+IF([Бонусы.N62]&gt;0;1;0)+IF([Бонусы.P62]&gt;0;1;0)+IF([Бонусы.R62]&gt;0;1;0)" office:value-type="float" office:value="5">
            <text:p>5</text:p>
          </table:table-cell>
          <table:table-cell table:style-name="ce8" table:formula="oooc:=['5 _ Hawaiian'.S15]" office:value-type="float" office:value="6">
            <text:p>6</text:p>
          </table:table-cell>
          <table:table-cell table:style-name="ce4" table:formula="oooc:=IF(['5 _ Hawaiian'.S3]&gt;0;1;0)+IF(['5 _ Hawaiian'.S4]&gt;0;1;0)+IF(['5 _ Hawaiian'.S5]&gt;0;1;0)+IF(['5 _ Hawaiian'.S6]&gt;0;1;0)" office:value-type="float" office:value="2">
            <text:p>2</text:p>
          </table:table-cell>
          <table:table-cell table:style-name="ce4" table:formula="oooc:=IF(['5 _ Hawaiian'.S7]&gt;0;1;0)+IF(['5 _ Hawaiian'.S8]&gt;0;1;0)+IF(['5 _ Hawaiian'.S9]&gt;0;1;0)+IF(['5 _ Hawaiian'.S10]&gt;0;1;0)" office:value-type="float" office:value="2">
            <text:p>2</text:p>
          </table:table-cell>
          <table:table-cell table:style-name="ce4" table:formula="oooc:=IF(['5 _ Hawaiian'.S11]&gt;0;1;0)+IF(['5 _ Hawaiian'.S12]&gt;0;1;0)+IF(['5 _ Hawaiian'.S13]&gt;0;1;0)+IF(['5 _ Hawaiian'.S14]&gt;0;1;0)" office:value-type="float" office:value="2">
            <text:p>2</text:p>
          </table:table-cell>
          <table:table-cell table:style-name="ce8" table:formula="oooc:=['5 _ Hawaiian'.S16]" office:value-type="float" office:value="3">
            <text:p>3</text:p>
          </table:table-cell>
          <table:table-cell table:style-name="ce9" table:formula="oooc:=[.B62]*(['5 _ Hawaiian'.S32]+[Покупатели.Y62])" office:value-type="float" office:value="3481.04166666667">
            <text:p>3481</text:p>
          </table:table-cell>
          <table:table-cell table:style-name="ce9" table:formula="oooc:=[.B62]*(['5 _ Hawaiian'.S34]+[Покупатели.AA62])" office:value-type="float" office:value="4405.625">
            <text:p>4406</text:p>
          </table:table-cell>
          <table:table-cell table:style-name="ce9" table:formula="oooc:=[.B62]*(['5 _ Hawaiian'.S33]+[Покупатели.Z62])" office:value-type="float" office:value="5508.125">
            <text:p>5508</text:p>
          </table:table-cell>
          <table:table-cell table:style-name="ce10" table:formula="oooc:=FLOOR(POWER([.M62]*[.M62]*[.N62];1/3);1)" office:value-type="float" office:value="3765">
            <text:p>3765</text:p>
          </table:table-cell>
          <table:table-cell table:style-name="ce10" table:formula="oooc:=FLOOR(POWER([.N62]*[.N62]*[.O62];1/3);1)" office:value-type="float" office:value="4746">
            <text:p>4746</text:p>
          </table:table-cell>
          <table:table-cell table:style-name="ce4" office:value-type="float" office:value="3700">
            <text:p>3700</text:p>
          </table:table-cell>
          <table:table-cell table:style-name="ce4" office:value-type="float" office:value="4600">
            <text:p>4600</text:p>
          </table:table-cell>
          <table:table-cell table:style-name="ce15" office:value-type="string">
            <text:p>только мужчины</text:p>
          </table:table-cell>
          <table:table-cell/>
          <table:table-cell office:value-type="float" office:value="4483">
            <text:p>4483</text:p>
          </table:table-cell>
          <table:table-cell office:value-type="float" office:value="339">
            <text:p>339</text:p>
          </table:table-cell>
          <table:table-cell table:number-columns-repeated="233"/>
        </table:table-row>
        <table:table-row table:style-name="ro2">
          <table:table-cell table:style-name="ce4" office:value-type="float" office:value="50">
            <text:p>50</text:p>
          </table:table-cell>
          <table:table-cell table:style-name="ce7" office:value-type="float" office:value="40">
            <text:p>40</text:p>
          </table:table-cell>
          <table:table-cell table:style-name="ce4" table:formula="oooc:=IF([Покупатели.B63]&gt;0;1;0)+IF([Покупатели.D63]&gt;0;1;0)+IF([Покупатели.F63]&gt;0;1;0)+IF([Покупатели.H63]&gt;0;1;0)+IF([Покупатели.J63]&gt;0;1;0)+IF([Покупатели.L63]&gt;0;1;0)+IF([Покупатели.N63]&gt;0;1;0)+IF([Покупатели.P63]&gt;0;1;0)+IF([Покупатели.R63]&gt;0;1;0)+IF([Покупатели.T63]&gt;0;1;0)+IF([Покупатели.V63]&gt;0;1;0)" office:value-type="float" office:value="6">
            <text:p>6</text:p>
          </table:table-cell>
          <table:table-cell table:style-name="ce4" office:value-type="float" office:value="3">
            <text:p>3</text:p>
          </table:table-cell>
          <table:table-cell table:style-name="ce4"/>
          <table:table-cell table:style-name="ce8" table:formula="oooc:=['5 _ Hawaiian'.T26]" office:value-type="float" office:value="6">
            <text:p>6</text:p>
          </table:table-cell>
          <table:table-cell table:style-name="ce4" table:formula="oooc:=IF([Бонусы.B63]&gt;0;1;0)+IF([Бонусы.D63]&gt;0;1;0)+IF([Бонусы.F63]&gt;0;1;0)+IF([Бонусы.H63]&gt;0;1;0)+IF([Бонусы.J63]&gt;0;1;0)+IF([Бонусы.L63]&gt;0;1;0)+IF([Бонусы.N63]&gt;0;1;0)+IF([Бонусы.P63]&gt;0;1;0)+IF([Бонусы.R63]&gt;0;1;0)" office:value-type="float" office:value="5">
            <text:p>5</text:p>
          </table:table-cell>
          <table:table-cell table:style-name="ce8" table:formula="oooc:=['5 _ Hawaiian'.T15]" office:value-type="float" office:value="7">
            <text:p>7</text:p>
          </table:table-cell>
          <table:table-cell table:style-name="ce4" table:formula="oooc:=IF(['5 _ Hawaiian'.T3]&gt;0;1;0)+IF(['5 _ Hawaiian'.T4]&gt;0;1;0)+IF(['5 _ Hawaiian'.T5]&gt;0;1;0)+IF(['5 _ Hawaiian'.T6]&gt;0;1;0)" office:value-type="float" office:value="2">
            <text:p>2</text:p>
          </table:table-cell>
          <table:table-cell table:style-name="ce4" table:formula="oooc:=IF(['5 _ Hawaiian'.T7]&gt;0;1;0)+IF(['5 _ Hawaiian'.T8]&gt;0;1;0)+IF(['5 _ Hawaiian'.T9]&gt;0;1;0)+IF(['5 _ Hawaiian'.T10]&gt;0;1;0)" office:value-type="float" office:value="2">
            <text:p>2</text:p>
          </table:table-cell>
          <table:table-cell table:style-name="ce4" table:formula="oooc:=IF(['5 _ Hawaiian'.T11]&gt;0;1;0)+IF(['5 _ Hawaiian'.T12]&gt;0;1;0)+IF(['5 _ Hawaiian'.T13]&gt;0;1;0)+IF(['5 _ Hawaiian'.T14]&gt;0;1;0)" office:value-type="float" office:value="3">
            <text:p>3</text:p>
          </table:table-cell>
          <table:table-cell table:style-name="ce8" table:formula="oooc:=['5 _ Hawaiian'.T16]" office:value-type="float" office:value="3.1">
            <text:p>3,1</text:p>
          </table:table-cell>
          <table:table-cell table:style-name="ce9" table:formula="oooc:=[.B63]*(['5 _ Hawaiian'.T32]+[Покупатели.Y63])" office:value-type="float" office:value="4188">
            <text:p>4188</text:p>
          </table:table-cell>
          <table:table-cell table:style-name="ce9" table:formula="oooc:=[.B63]*(['5 _ Hawaiian'.T34]+[Покупатели.AA63])" office:value-type="float" office:value="5500">
            <text:p>5500</text:p>
          </table:table-cell>
          <table:table-cell table:style-name="ce9" table:formula="oooc:=[.B63]*(['5 _ Hawaiian'.T33]+[Покупатели.Z63])" office:value-type="float" office:value="7048">
            <text:p>7048</text:p>
          </table:table-cell>
          <table:table-cell table:style-name="ce10" table:formula="oooc:=FLOOR(POWER([.M63]*[.M63]*[.N63];1/3);1)" office:value-type="float" office:value="4586">
            <text:p>4586</text:p>
          </table:table-cell>
          <table:table-cell table:style-name="ce10" table:formula="oooc:=FLOOR(POWER([.N63]*[.N63]*[.O63];1/3);1)" office:value-type="float" office:value="5973">
            <text:p>5973</text:p>
          </table:table-cell>
          <table:table-cell table:style-name="ce4" office:value-type="float" office:value="4500">
            <text:p>4500</text:p>
          </table:table-cell>
          <table:table-cell table:style-name="ce4" office:value-type="float" office:value="6000">
            <text:p>6000</text:p>
          </table:table-cell>
          <table:table-cell table:style-name="ce18" office:value-type="string">
            <text:p>последнее испытание</text:p>
          </table:table-cell>
          <table:table-cell/>
          <table:table-cell office:value-type="float" office:value="6118">
            <text:p>6118</text:p>
          </table:table-cell>
          <table:table-cell office:value-type="float" office:value="506">
            <text:p>506</text:p>
          </table:table-cell>
          <table:table-cell table:number-columns-repeated="2"/>
          <table:table-cell table:style-name="ce18" office:value-type="string">
            <text:p>последнее испытание</text:p>
          </table:table-cell>
          <table:table-cell table:number-columns-repeated="230"/>
        </table:table-row>
        <table:table-row table:style-name="ro2">
          <table:table-cell table:style-name="ce4"/>
          <table:table-cell table:number-columns-repeated="16"/>
          <table:table-cell table:style-name="ce11" table:formula="oooc:=SUM([.R54:.R63])" office:value-type="float" office:value="27300">
            <text:p>27300</text:p>
          </table:table-cell>
          <table:table-cell table:style-name="ce11" table:formula="oooc:=SUM([.S54:.S63])" office:value-type="float" office:value="34800">
            <text:p>34800</text:p>
          </table:table-cell>
          <table:table-cell table:number-columns-repeated="2"/>
          <table:table-cell table:style-name="ce11" table:formula="oooc:=SUM([.V54:.V63])" office:value-type="float" office:value="37802">
            <text:p>37802</text:p>
          </table:table-cell>
          <table:table-cell table:style-name="ce11" table:formula="oooc:=(SUM([.W54:.W63]))/60" office:value-type="float" office:value="47.05">
            <text:p>47,05</text:p>
          </table:table-cell>
          <table:table-cell table:style-name="ce11" table:formula="oooc:=SUM([.X54:.X63])" office:value-type="float" office:value="0">
            <text:p>0</text:p>
          </table:table-cell>
          <table:table-cell table:style-name="ce11" table:formula="oooc:=(SUM([.Y54:.Y63]))/60" office:value-type="float" office:value="0">
            <text:p>0</text:p>
          </table:table-cell>
          <table:table-cell table:number-columns-repeated="231"/>
        </table:table-row>
        <table:table-row table:style-name="ro2">
          <table:table-cell table:style-name="ce5"/>
          <table:table-cell table:style-name="ce6" table:number-columns-repeated="20"/>
          <table:table-cell table:style-name="ce20" table:number-columns-repeated="4"/>
          <table:table-cell table:style-name="ce6" table:number-columns-repeated="230"/>
          <table:table-cell/>
        </table:table-row>
        <table:table-row table:style-name="ro2">
          <table:table-cell table:style-name="ce4"/>
          <table:table-cell table:number-columns-repeated="20"/>
          <table:table-cell table:formula="oooc:=SUM([.V6:.V15])+SUM([.V18:.V27])+SUM([.V30:.V39])+SUM([.V42:.V51])+SUM([.V54:.V63])" office:value-type="float" office:value="147054">
            <text:p>147054</text:p>
          </table:table-cell>
          <table:table-cell table:style-name="ce21" table:formula="oooc:=(SUM([.W6:.W15])+SUM([.W18:.W27])+SUM([.W30:.W39])+SUM([.W42:.W51])+SUM([.W54:.W63]))/60" office:value-type="float" office:value="186.4">
            <text:p>186</text:p>
          </table:table-cell>
          <table:table-cell table:formula="oooc:=SUM([.X6:.X15])+SUM([.X18:.X27])+SUM([.X30:.X39])+SUM([.X42:.X51])+SUM([.X54:.X63])" office:value-type="float" office:value="20241">
            <text:p>20241</text:p>
          </table:table-cell>
          <table:table-cell table:style-name="ce21" table:formula="oooc:=(SUM([.Y6:.Y15])+SUM([.Y18:.Y27])+SUM([.Y30:.Y39])+SUM([.Y42:.Y51])+SUM([.Y54:.Y63]))/60" office:value-type="float" office:value="45.55">
            <text:p>46</text:p>
          </table:table-cell>
          <table:table-cell table:number-columns-repeated="231"/>
        </table:table-row>
        <table:table-row table:style-name="ro2">
          <table:table-cell table:number-columns-repeated="19"/>
          <table:table-cell table:style-name="ce15" office:value-type="string">
            <text:p>ограниченный контингент покупателей</text:p>
          </table:table-cell>
          <table:table-cell table:number-columns-repeated="5"/>
          <table:table-cell table:style-name="ce15" office:value-type="string">
            <text:p>ограниченный контингент покупателей</text:p>
          </table:table-cell>
          <table:table-cell table:number-columns-repeated="230"/>
        </table:table-row>
        <table:table-row table:style-name="ro2">
          <table:table-cell table:number-columns-repeated="19"/>
          <table:table-cell table:style-name="ce18" office:value-type="string">
            <text:p>сложный уровень</text:p>
          </table:table-cell>
          <table:table-cell table:number-columns-repeated="5"/>
          <table:table-cell table:style-name="ce18" office:value-type="string">
            <text:p>сложный уровень</text:p>
          </table:table-cell>
          <table:table-cell table:number-columns-repeated="230"/>
        </table:table-row>
        <table:table-row table:style-name="ro2">
          <table:table-cell table:number-columns-repeated="19"/>
          <table:table-cell table:style-name="ce12" office:value-type="string">
            <text:p>новый тип покупателей</text:p>
          </table:table-cell>
          <table:table-cell table:number-columns-repeated="5"/>
          <table:table-cell table:style-name="ce12" office:value-type="string">
            <text:p>новый тип покупателей</text:p>
          </table:table-cell>
          <table:table-cell table:number-columns-repeated="230"/>
        </table:table-row>
        <table:table-row table:style-name="ro2">
          <table:table-cell table:number-columns-repeated="19"/>
          <table:table-cell table:style-name="ce14" office:value-type="string">
            <text:p>бонусы</text:p>
          </table:table-cell>
          <table:table-cell table:number-columns-repeated="236"/>
        </table:table-row>
        <table:table-row table:style-name="ro2" table:number-rows-repeated="7">
          <table:table-cell table:number-columns-repeated="256"/>
        </table:table-row>
        <table:table-row table:style-name="ro2" table:number-rows-repeated="4">
          <table:table-cell table:style-name="ce4"/>
          <table:table-cell table:number-columns-repeated="255"/>
        </table:table-row>
        <table:table-row table:style-name="ro2">
          <table:table-cell table:style-name="ce4"/>
          <table:table-cell table:number-columns-repeated="22"/>
          <table:table-cell office:value-type="string">
            <text:p><text:s text:c="3"/></text:p>
          </table:table-cell>
          <table:table-cell table:number-columns-repeated="232"/>
        </table:table-row>
        <table:table-row table:style-name="ro2">
          <table:table-cell table:style-name="ce4"/>
          <table:table-cell table:number-columns-repeated="255"/>
        </table:table-row>
        <table:table-row table:style-name="ro2" table:number-rows-repeated="29">
          <table:table-cell table:style-name="ce4"/>
          <table:table-cell table:number-columns-repeated="22"/>
          <table:table-cell table:style-name="ce2"/>
          <table:table-cell table:number-columns-repeated="232"/>
        </table:table-row>
        <table:table-row table:style-name="ro2" table:number-rows-repeated="186">
          <table:table-cell table:style-name="ce4"/>
          <table:table-cell table:number-columns-repeated="255"/>
        </table:table-row>
        <table:table-row table:style-name="ro2" table:number-rows-repeated="65237">
          <table:table-cell table:number-columns-repeated="256"/>
        </table:table-row>
        <table:table-row table:style-name="ro2">
          <table:table-cell table:number-columns-repeated="256"/>
        </table:table-row>
      </table:table>
      <table:table table:name="Покупатели" table:style-name="ta1" table:print="false">
        <table:table-column table:style-name="co6" table:default-cell-style-name="ce24"/>
        <table:table-column table:style-name="co7" table:default-cell-style-name="Default"/>
        <table:table-column table:style-name="co8" table:default-cell-style-name="Default"/>
        <table:table-column table:style-name="co7" table:default-cell-style-name="Default"/>
        <table:table-column table:style-name="co8" table:default-cell-style-name="Default"/>
        <table:table-column table:style-name="co7" table:default-cell-style-name="Default"/>
        <table:table-column table:style-name="co8" table:default-cell-style-name="Default"/>
        <table:table-column table:style-name="co7" table:default-cell-style-name="Default"/>
        <table:table-column table:style-name="co8" table:default-cell-style-name="Default"/>
        <table:table-column table:style-name="co7" table:default-cell-style-name="Default"/>
        <table:table-column table:style-name="co8" table:default-cell-style-name="Default"/>
        <table:table-column table:style-name="co7" table:default-cell-style-name="Default"/>
        <table:table-column table:style-name="co8" table:default-cell-style-name="Default"/>
        <table:table-column table:style-name="co7" table:default-cell-style-name="Default"/>
        <table:table-column table:style-name="co8" table:default-cell-style-name="Default"/>
        <table:table-column table:style-name="co7" table:default-cell-style-name="Default"/>
        <table:table-column table:style-name="co8" table:default-cell-style-name="Default"/>
        <table:table-column table:style-name="co7" table:default-cell-style-name="Default"/>
        <table:table-column table:style-name="co8" table:default-cell-style-name="Default"/>
        <table:table-column table:style-name="co7" table:default-cell-style-name="Default"/>
        <table:table-column table:style-name="co8" table:default-cell-style-name="Default"/>
        <table:table-column table:style-name="co7" table:default-cell-style-name="Default"/>
        <table:table-column table:style-name="co8" table:default-cell-style-name="Default"/>
        <table:table-column table:style-name="co9" table:default-cell-style-name="Default"/>
        <table:table-column table:style-name="co3" table:number-columns-repeated="5" table:default-cell-style-name="Default"/>
        <table:table-column table:style-name="co5" table:number-columns-repeated="226" table:default-cell-style-name="Default"/>
        <table:table-row table:style-name="ro1">
          <table:table-cell table:style-name="ce22" office:value-type="string" table:number-columns-spanned="23" table:number-rows-spanned="1">
            <text:p>Распределение покупателей по уровням</text:p>
          </table:table-cell>
          <table:covered-table-cell table:number-columns-repeated="22"/>
          <table:table-cell table:number-columns-repeated="232"/>
        </table:table-row>
        <table:table-row table:style-name="ro2">
          <table:table-cell table:style-name="Default"/>
          <table:table-cell table:number-columns-repeated="254"/>
        </table:table-row>
        <table:table-row table:style-name="ro2">
          <table:table-cell table:style-name="Default" office:value-type="string">
            <text:p>Уровень</text:p>
          </table:table-cell>
          <table:table-cell table:style-name="ce27" office:value-type="string" table:number-columns-spanned="2" table:number-rows-spanned="1">
            <text:p>Worker</text:p>
          </table:table-cell>
          <table:covered-table-cell table:style-name="ce31"/>
          <table:table-cell table:style-name="ce27" office:value-type="string" table:number-columns-spanned="2" table:number-rows-spanned="1">
            <text:p>Student</text:p>
          </table:table-cell>
          <table:covered-table-cell table:style-name="ce31"/>
          <table:table-cell table:style-name="ce27" office:value-type="string" table:number-columns-spanned="2" table:number-rows-spanned="1">
            <text:p>Business</text:p>
          </table:table-cell>
          <table:covered-table-cell table:style-name="ce31"/>
          <table:table-cell table:style-name="ce27" office:value-type="string" table:number-columns-spanned="2" table:number-rows-spanned="1">
            <text:p>Oldlady</text:p>
          </table:table-cell>
          <table:covered-table-cell table:style-name="ce31"/>
          <table:table-cell table:style-name="ce27" office:value-type="string" table:number-columns-spanned="2" table:number-rows-spanned="1">
            <text:p>Critic</text:p>
          </table:table-cell>
          <table:covered-table-cell table:style-name="ce31"/>
          <table:table-cell table:style-name="ce27" office:value-type="string" table:number-columns-spanned="2" table:number-rows-spanned="1">
            <text:p>Schoolkid</text:p>
          </table:table-cell>
          <table:covered-table-cell table:style-name="ce31"/>
          <table:table-cell table:style-name="ce27" office:value-type="string" table:number-columns-spanned="2" table:number-rows-spanned="1">
            <text:p>Vegetarian</text:p>
          </table:table-cell>
          <table:covered-table-cell table:style-name="ce31"/>
          <table:table-cell table:style-name="ce27" office:value-type="string" table:number-columns-spanned="2" table:number-rows-spanned="1">
            <text:p>Tourist Hawaiian</text:p>
          </table:table-cell>
          <table:covered-table-cell table:style-name="ce31"/>
          <table:table-cell table:style-name="ce27" office:value-type="string" table:number-columns-spanned="2" table:number-rows-spanned="1">
            <text:p>Tourist Mexican</text:p>
          </table:table-cell>
          <table:covered-table-cell table:style-name="ce31"/>
          <table:table-cell table:style-name="ce27" office:value-type="string" table:number-columns-spanned="2" table:number-rows-spanned="1">
            <text:p>Tourist Russian</text:p>
          </table:table-cell>
          <table:covered-table-cell table:style-name="ce31"/>
          <table:table-cell table:style-name="ce27" office:value-type="string" table:number-columns-spanned="2" table:number-rows-spanned="1">
            <text:p>Tourist Japanese</text:p>
          </table:table-cell>
          <table:covered-table-cell table:style-name="ce31"/>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table:style-name="Default"/>
          <table:table-cell table:number-columns-repeated="254"/>
        </table:table-row>
        <table:table-row table:style-name="ro2">
          <table:table-cell table:style-name="ce23" office:value-type="string" table:number-columns-spanned="23" table:number-rows-spanned="1">
            <text:p>Америка</text:p>
          </table:table-cell>
          <table:covered-table-cell table:number-columns-repeated="22" table:style-name="ce28"/>
          <table:table-cell table:style-name="ce28" table:number-columns-repeated="232"/>
        </table:table-row>
        <table:table-row table:style-name="ro3">
          <table:table-cell office:value-type="float" office:value="1">
            <text:p>1</text:p>
          </table:table-cell>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32" table:formula="oooc:=[Уровни.T6]" office:value-type="string" office:string-value="рабочие">
            <text:p>рабочие</text:p>
          </table:table-cell>
          <table:table-cell table:formula="oooc:=SUMPRODUCT([.B6:.W6];[.B72:.W72])/SUM([.B6:.W6])" office:value-type="float" office:value="5">
            <text:p>5</text:p>
          </table:table-cell>
          <table:table-cell table:formula="oooc:=SUMPRODUCT([.B6:.W6];[.B74:.W74])/SUM([.B6:.W6])" office:value-type="float" office:value="40">
            <text:p>40</text:p>
          </table:table-cell>
          <table:table-cell table:formula="oooc:=SUMPRODUCT([.B6:.W6];[.B73:.W73])/SUM([.B6:.W6])" office:value-type="float" office:value="15">
            <text:p>15</text:p>
          </table:table-cell>
          <table:table-cell/>
          <table:table-cell table:number-columns-repeated="227"/>
        </table:table-row>
        <table:table-row table:style-name="ro3">
          <table:table-cell office:value-type="float" office:value="2">
            <text:p>2</text:p>
          </table:table-cell>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32" table:formula="oooc:=[Уровни.T7]" office:value-type="string" office:string-value="третий стол">
            <text:p>третий стол</text:p>
          </table:table-cell>
          <table:table-cell table:formula="oooc:=SUMPRODUCT([.B7:.W7];[.B72:.W72])/SUM([.B7:.W7])" office:value-type="float" office:value="5">
            <text:p>5</text:p>
          </table:table-cell>
          <table:table-cell table:formula="oooc:=SUMPRODUCT([.B7:.W7];[.B74:.W74])/SUM([.B7:.W7])" office:value-type="float" office:value="40">
            <text:p>40</text:p>
          </table:table-cell>
          <table:table-cell table:formula="oooc:=SUMPRODUCT([.B7:.W7];[.B73:.W73])/SUM([.B7:.W7])" office:value-type="float" office:value="15">
            <text:p>15</text:p>
          </table:table-cell>
          <table:table-cell/>
          <table:table-cell table:number-columns-repeated="227"/>
        </table:table-row>
        <table:table-row table:style-name="ro3">
          <table:table-cell office:value-type="float" office:value="3">
            <text:p>3</text:p>
          </table:table-cell>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32" table:formula="oooc:=[Уровни.T8]" office:value-type="string" office:string-value="студентки">
            <text:p>студентки</text:p>
          </table:table-cell>
          <table:table-cell table:formula="oooc:=SUMPRODUCT([.B8:.W8];[.B72:.W72])/SUM([.B8:.W8])" office:value-type="float" office:value="3.5">
            <text:p>3,5</text:p>
          </table:table-cell>
          <table:table-cell table:formula="oooc:=SUMPRODUCT([.B8:.W8];[.B74:.W74])/SUM([.B8:.W8])" office:value-type="float" office:value="30">
            <text:p>30</text:p>
          </table:table-cell>
          <table:table-cell table:formula="oooc:=SUMPRODUCT([.B8:.W8];[.B73:.W73])/SUM([.B8:.W8])" office:value-type="float" office:value="11">
            <text:p>11</text:p>
          </table:table-cell>
          <table:table-cell/>
          <table:table-cell table:number-columns-repeated="227"/>
        </table:table-row>
        <table:table-row table:style-name="ro3">
          <table:table-cell office:value-type="float" office:value="4">
            <text:p>4</text:p>
          </table:table-cell>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32" table:formula="oooc:=[Уровни.T9]" office:value-type="string" office:string-value="(лазанья)">
            <text:p>(лазанья)</text:p>
          </table:table-cell>
          <table:table-cell table:formula="oooc:=SUMPRODUCT([.B9:.W9];[.B72:.W72])/SUM([.B9:.W9])" office:value-type="float" office:value="3.5">
            <text:p>3,5</text:p>
          </table:table-cell>
          <table:table-cell table:formula="oooc:=SUMPRODUCT([.B9:.W9];[.B74:.W74])/SUM([.B9:.W9])" office:value-type="float" office:value="30">
            <text:p>30</text:p>
          </table:table-cell>
          <table:table-cell table:formula="oooc:=SUMPRODUCT([.B9:.W9];[.B73:.W73])/SUM([.B9:.W9])" office:value-type="float" office:value="11">
            <text:p>11</text:p>
          </table:table-cell>
          <table:table-cell/>
          <table:table-cell table:number-columns-repeated="227"/>
        </table:table-row>
        <table:table-row table:style-name="ro3">
          <table:table-cell office:value-type="float" office:value="5">
            <text:p>5</text:p>
          </table:table-cell>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32" table:formula="oooc:=[Уровни.T10]" office:value-type="string" office:string-value="бонус – конфета">
            <text:p>бонус – конфета</text:p>
          </table:table-cell>
          <table:table-cell table:formula="oooc:=SUMPRODUCT([.B10:.W10];[.B72:.W72])/SUM([.B10:.W10])" office:value-type="float" office:value="3.5">
            <text:p>3,5</text:p>
          </table:table-cell>
          <table:table-cell table:formula="oooc:=SUMPRODUCT([.B10:.W10];[.B74:.W74])/SUM([.B10:.W10])" office:value-type="float" office:value="30">
            <text:p>30</text:p>
          </table:table-cell>
          <table:table-cell table:formula="oooc:=SUMPRODUCT([.B10:.W10];[.B73:.W73])/SUM([.B10:.W10])" office:value-type="float" office:value="11">
            <text:p>11</text:p>
          </table:table-cell>
          <table:table-cell/>
          <table:table-cell table:number-columns-repeated="227"/>
        </table:table-row>
        <table:table-row table:style-name="ro3">
          <table:table-cell office:value-type="float" office:value="6">
            <text:p>6</text:p>
          </table:table-cell>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32" table:formula="oooc:=[Уровни.T11]" office:value-type="string" office:string-value="бизнес-леди">
            <text:p>бизнес-леди</text:p>
          </table:table-cell>
          <table:table-cell table:formula="oooc:=SUMPRODUCT([.B11:.W11];[.B72:.W72])/SUM([.B11:.W11])" office:value-type="float" office:value="5.66666666666667">
            <text:p>5,67</text:p>
          </table:table-cell>
          <table:table-cell table:formula="oooc:=SUMPRODUCT([.B11:.W11];[.B74:.W74])/SUM([.B11:.W11])" office:value-type="float" office:value="45">
            <text:p>45</text:p>
          </table:table-cell>
          <table:table-cell table:formula="oooc:=SUMPRODUCT([.B11:.W11];[.B73:.W73])/SUM([.B11:.W11])" office:value-type="float" office:value="19">
            <text:p>19</text:p>
          </table:table-cell>
          <table:table-cell/>
          <table:table-cell table:number-columns-repeated="227"/>
        </table:table-row>
        <table:table-row table:style-name="ro3">
          <table:table-cell office:value-type="float" office:value="7">
            <text:p>7</text:p>
          </table:table-cell>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32" table:formula="oooc:=[Уровни.T12]" office:value-type="string" office:string-value="только дамы">
            <text:p>только дамы</text:p>
          </table:table-cell>
          <table:table-cell table:formula="oooc:=SUMPRODUCT([.B12:.W12];[.B72:.W72])/SUM([.B12:.W12])" office:value-type="float" office:value="6">
            <text:p>6</text:p>
          </table:table-cell>
          <table:table-cell table:formula="oooc:=SUMPRODUCT([.B12:.W12];[.B74:.W74])/SUM([.B12:.W12])" office:value-type="float" office:value="47.5">
            <text:p>47,5</text:p>
          </table:table-cell>
          <table:table-cell table:formula="oooc:=SUMPRODUCT([.B12:.W12];[.B73:.W73])/SUM([.B12:.W12])" office:value-type="float" office:value="21">
            <text:p>21</text:p>
          </table:table-cell>
          <table:table-cell/>
          <table:table-cell table:number-columns-repeated="227"/>
        </table:table-row>
        <table:table-row table:style-name="ro3">
          <table:table-cell office:value-type="float" office:value="8">
            <text:p>8</text:p>
          </table:table-cell>
          <table:table-cell table:style-name="ce29" office:value-type="float" office:value="1">
            <text:p>1</text:p>
          </table:table-cell>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32" table:formula="oooc:=[Уровни.T13]" office:value-type="string" office:string-value="бонус – удаление ряда">
            <text:p>бонус – удаление ряда</text:p>
          </table:table-cell>
          <table:table-cell table:formula="oooc:=SUMPRODUCT([.B13:.W13];[.B72:.W72])/SUM([.B13:.W13])" office:value-type="float" office:value="7.5">
            <text:p>7,5</text:p>
          </table:table-cell>
          <table:table-cell table:formula="oooc:=SUMPRODUCT([.B13:.W13];[.B74:.W74])/SUM([.B13:.W13])" office:value-type="float" office:value="57.5">
            <text:p>57,5</text:p>
          </table:table-cell>
          <table:table-cell table:formula="oooc:=SUMPRODUCT([.B13:.W13];[.B73:.W73])/SUM([.B13:.W13])" office:value-type="float" office:value="25">
            <text:p>25</text:p>
          </table:table-cell>
          <table:table-cell/>
          <table:table-cell table:number-columns-repeated="227"/>
        </table:table-row>
        <table:table-row table:style-name="ro3">
          <table:table-cell office:value-type="float" office:value="9">
            <text:p>9</text:p>
          </table:table-cell>
          <table:table-cell table:style-name="ce29" office:value-type="float" office:value="1">
            <text:p>1</text:p>
          </table:table-cell>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32" table:formula="oooc:=[Уровни.T14]" office:value-type="string" office:string-value="гавайские туристы">
            <text:p>гавайские туристы</text:p>
          </table:table-cell>
          <table:table-cell table:formula="oooc:=SUMPRODUCT([.B14:.W14];[.B72:.W72])/SUM([.B14:.W14])" office:value-type="float" office:value="5.66666666666667">
            <text:p>5,67</text:p>
          </table:table-cell>
          <table:table-cell table:formula="oooc:=SUMPRODUCT([.B14:.W14];[.B74:.W74])/SUM([.B14:.W14])" office:value-type="float" office:value="45">
            <text:p>45</text:p>
          </table:table-cell>
          <table:table-cell table:formula="oooc:=SUMPRODUCT([.B14:.W14];[.B73:.W73])/SUM([.B14:.W14])" office:value-type="float" office:value="19">
            <text:p>19</text:p>
          </table:table-cell>
          <table:table-cell/>
          <table:table-cell table:number-columns-repeated="227"/>
        </table:table-row>
        <table:table-row table:style-name="ro3">
          <table:table-cell office:value-type="float" office:value="10">
            <text:p>10</text:p>
          </table:table-cell>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32" table:formula="oooc:=[Уровни.T15]" office:value-type="string" office:string-value="последний день">
            <text:p>последний день</text:p>
          </table:table-cell>
          <table:table-cell table:formula="oooc:=SUMPRODUCT([.B15:.W15];[.B72:.W72])/SUM([.B15:.W15])" office:value-type="float" office:value="4.75">
            <text:p>4,75</text:p>
          </table:table-cell>
          <table:table-cell table:formula="oooc:=SUMPRODUCT([.B15:.W15];[.B74:.W74])/SUM([.B15:.W15])" office:value-type="float" office:value="38.75">
            <text:p>38,75</text:p>
          </table:table-cell>
          <table:table-cell table:formula="oooc:=SUMPRODUCT([.B15:.W15];[.B73:.W73])/SUM([.B15:.W15])" office:value-type="float" office:value="16">
            <text:p>16</text:p>
          </table:table-cell>
          <table:table-cell/>
          <table:table-cell table:number-columns-repeated="227"/>
        </table:table-row>
        <table:table-row table:style-name="ro2">
          <table:table-cell table:style-name="Default"/>
          <table:table-cell table:style-name="ce25" table:number-columns-repeated="22"/>
          <table:table-cell table:number-columns-repeated="232"/>
        </table:table-row>
        <table:table-row table:style-name="ro2">
          <table:table-cell table:style-name="ce23" office:value-type="string" table:number-columns-spanned="23" table:number-rows-spanned="1">
            <text:p>Мексика</text:p>
          </table:table-cell>
          <table:covered-table-cell table:number-columns-repeated="22" table:style-name="ce30"/>
          <table:table-cell table:style-name="ce28" table:number-columns-repeated="232"/>
        </table:table-row>
        <table:table-row table:style-name="ro3">
          <table:table-cell office:value-type="float" office:value="11">
            <text:p>11</text:p>
          </table:table-cell>
          <table:table-cell table:style-name="ce29" office:value-type="float" office:value="1">
            <text:p>1</text:p>
          </table:table-cell>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32" table:formula="oooc:=[Уровни.T18]" office:value-type="string" office:string-value="Мексика">
            <text:p>Мексика</text:p>
          </table:table-cell>
          <table:table-cell table:formula="oooc:=SUMPRODUCT([.B18:.W18];[.B72:.W72])/SUM([.B18:.W18])" office:value-type="float" office:value="5.66666666666667">
            <text:p>5,67</text:p>
          </table:table-cell>
          <table:table-cell table:formula="oooc:=SUMPRODUCT([.B18:.W18];[.B74:.W74])/SUM([.B18:.W18])" office:value-type="float" office:value="45">
            <text:p>45</text:p>
          </table:table-cell>
          <table:table-cell table:formula="oooc:=SUMPRODUCT([.B18:.W18];[.B73:.W73])/SUM([.B18:.W18])" office:value-type="float" office:value="19">
            <text:p>19</text:p>
          </table:table-cell>
          <table:table-cell/>
          <table:table-cell table:number-columns-repeated="227"/>
        </table:table-row>
        <table:table-row table:style-name="ro3">
          <table:table-cell office:value-type="float" office:value="12">
            <text:p>12</text:p>
          </table:table-cell>
          <table:table-cell table:style-name="ce29" office:value-type="float" office:value="1">
            <text:p>1</text:p>
          </table:table-cell>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32" table:formula="oooc:=[Уровни.T19]" office:value-type="string" office:string-value="бонус – бомба">
            <text:p>бонус – бомба</text:p>
          </table:table-cell>
          <table:table-cell table:formula="oooc:=SUMPRODUCT([.B19:.W19];[.B72:.W72])/SUM([.B19:.W19])" office:value-type="float" office:value="7.5">
            <text:p>7,5</text:p>
          </table:table-cell>
          <table:table-cell table:formula="oooc:=SUMPRODUCT([.B19:.W19];[.B74:.W74])/SUM([.B19:.W19])" office:value-type="float" office:value="57.5">
            <text:p>57,5</text:p>
          </table:table-cell>
          <table:table-cell table:formula="oooc:=SUMPRODUCT([.B19:.W19];[.B73:.W73])/SUM([.B19:.W19])" office:value-type="float" office:value="25">
            <text:p>25</text:p>
          </table:table-cell>
          <table:table-cell/>
          <table:table-cell table:number-columns-repeated="227"/>
        </table:table-row>
        <table:table-row table:style-name="ro3">
          <table:table-cell office:value-type="float" office:value="13">
            <text:p>13</text:p>
          </table:table-cell>
          <table:table-cell table:style-name="ce29" office:value-type="float" office:value="1">
            <text:p>1</text:p>
          </table:table-cell>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32" table:formula="oooc:=[Уровни.T20]" office:value-type="string" office:string-value="мексиканские туристы">
            <text:p>мексиканские туристы</text:p>
          </table:table-cell>
          <table:table-cell table:formula="oooc:=SUMPRODUCT([.B20:.W20];[.B72:.W72])/SUM([.B20:.W20])" office:value-type="float" office:value="5.66666666666667">
            <text:p>5,67</text:p>
          </table:table-cell>
          <table:table-cell table:formula="oooc:=SUMPRODUCT([.B20:.W20];[.B74:.W74])/SUM([.B20:.W20])" office:value-type="float" office:value="45">
            <text:p>45</text:p>
          </table:table-cell>
          <table:table-cell table:formula="oooc:=SUMPRODUCT([.B20:.W20];[.B73:.W73])/SUM([.B20:.W20])" office:value-type="float" office:value="19">
            <text:p>19</text:p>
          </table:table-cell>
          <table:table-cell/>
          <table:table-cell table:number-columns-repeated="227"/>
        </table:table-row>
        <table:table-row table:style-name="ro3">
          <table:table-cell office:value-type="float" office:value="14">
            <text:p>14</text:p>
          </table:table-cell>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32" table:formula="oooc:=[Уровни.T21]" office:value-type="string" office:string-value="(playing tips)">
            <text:p>(playing tips)</text:p>
          </table:table-cell>
          <table:table-cell table:formula="oooc:=SUMPRODUCT([.B21:.W21];[.B72:.W72])/SUM([.B21:.W21])" office:value-type="float" office:value="6">
            <text:p>6</text:p>
          </table:table-cell>
          <table:table-cell table:formula="oooc:=SUMPRODUCT([.B21:.W21];[.B74:.W74])/SUM([.B21:.W21])" office:value-type="float" office:value="47.5">
            <text:p>47,5</text:p>
          </table:table-cell>
          <table:table-cell table:formula="oooc:=SUMPRODUCT([.B21:.W21];[.B73:.W73])/SUM([.B21:.W21])" office:value-type="float" office:value="21">
            <text:p>21</text:p>
          </table:table-cell>
          <table:table-cell/>
          <table:table-cell table:number-columns-repeated="227"/>
        </table:table-row>
        <table:table-row table:style-name="ro3">
          <table:table-cell office:value-type="float" office:value="15">
            <text:p>15</text:p>
          </table:table-cell>
          <table:table-cell table:style-name="ce29" office:value-type="float" office:value="1">
            <text:p>1</text:p>
          </table:table-cell>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32" table:formula="oooc:=[Уровни.T22]" office:value-type="string" office:string-value="бонус – обратная прокрутка">
            <text:p>бонус – обратная прокрутка</text:p>
          </table:table-cell>
          <table:table-cell table:formula="oooc:=SUMPRODUCT([.B22:.W22];[.B72:.W72])/SUM([.B22:.W22])" office:value-type="float" office:value="5.66666666666667">
            <text:p>5,67</text:p>
          </table:table-cell>
          <table:table-cell table:formula="oooc:=SUMPRODUCT([.B22:.W22];[.B74:.W74])/SUM([.B22:.W22])" office:value-type="float" office:value="45">
            <text:p>45</text:p>
          </table:table-cell>
          <table:table-cell table:formula="oooc:=SUMPRODUCT([.B22:.W22];[.B73:.W73])/SUM([.B22:.W22])" office:value-type="float" office:value="19">
            <text:p>19</text:p>
          </table:table-cell>
          <table:table-cell/>
          <table:table-cell table:number-columns-repeated="227"/>
        </table:table-row>
        <table:table-row table:style-name="ro3">
          <table:table-cell office:value-type="float" office:value="16">
            <text:p>16</text:p>
          </table:table-cell>
          <table:table-cell table:style-name="ce29" office:value-type="float" office:value="1">
            <text:p>1</text:p>
          </table:table-cell>
          <table:table-cell table:style-name="ce29"/>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32" table:formula="oooc:=[Уровни.T23]" office:value-type="string" office:string-value="бабушки">
            <text:p>бабушки</text:p>
          </table:table-cell>
          <table:table-cell table:formula="oooc:=SUMPRODUCT([.B23:.W23];[.B72:.W72])/SUM([.B23:.W23])" office:value-type="float" office:value="6.75">
            <text:p>6,75</text:p>
          </table:table-cell>
          <table:table-cell table:formula="oooc:=SUMPRODUCT([.B23:.W23];[.B74:.W74])/SUM([.B23:.W23])" office:value-type="float" office:value="52.5">
            <text:p>52,5</text:p>
          </table:table-cell>
          <table:table-cell table:formula="oooc:=SUMPRODUCT([.B23:.W23];[.B73:.W73])/SUM([.B23:.W23])" office:value-type="float" office:value="23">
            <text:p>23</text:p>
          </table:table-cell>
          <table:table-cell/>
          <table:table-cell table:number-columns-repeated="227"/>
        </table:table-row>
        <table:table-row table:style-name="ro3">
          <table:table-cell office:value-type="float" office:value="17">
            <text:p>17</text:p>
          </table:table-cell>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32" table:formula="oooc:=[Уровни.T24]" office:value-type="string" office:string-value="только мужчины">
            <text:p>только мужчины</text:p>
          </table:table-cell>
          <table:table-cell table:formula="oooc:=SUMPRODUCT([.B24:.W24];[.B72:.W72])/SUM([.B24:.W24])" office:value-type="float" office:value="3">
            <text:p>3</text:p>
          </table:table-cell>
          <table:table-cell table:formula="oooc:=SUMPRODUCT([.B24:.W24];[.B74:.W74])/SUM([.B24:.W24])" office:value-type="float" office:value="26.6666666666667">
            <text:p>26,67</text:p>
          </table:table-cell>
          <table:table-cell table:formula="oooc:=SUMPRODUCT([.B24:.W24];[.B73:.W73])/SUM([.B24:.W24])" office:value-type="float" office:value="9.66666666666667">
            <text:p>9,67</text:p>
          </table:table-cell>
          <table:table-cell/>
          <table:table-cell table:number-columns-repeated="227"/>
        </table:table-row>
        <table:table-row table:style-name="ro3">
          <table:table-cell office:value-type="float" office:value="18">
            <text:p>18</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32" table:formula="oooc:=[Уровни.T25]" office:value-type="string" office:string-value="только туристы">
            <text:p>только туристы</text:p>
          </table:table-cell>
          <table:table-cell table:formula="oooc:=SUMPRODUCT([.B25:.W25];[.B72:.W72])/SUM([.B25:.W25])" office:value-type="float" office:value="2">
            <text:p>2</text:p>
          </table:table-cell>
          <table:table-cell table:formula="oooc:=SUMPRODUCT([.B25:.W25];[.B74:.W74])/SUM([.B25:.W25])" office:value-type="float" office:value="20">
            <text:p>20</text:p>
          </table:table-cell>
          <table:table-cell table:formula="oooc:=SUMPRODUCT([.B25:.W25];[.B73:.W73])/SUM([.B25:.W25])" office:value-type="float" office:value="7">
            <text:p>7</text:p>
          </table:table-cell>
          <table:table-cell/>
          <table:table-cell table:number-columns-repeated="227"/>
        </table:table-row>
        <table:table-row table:style-name="ro3">
          <table:table-cell office:value-type="float" office:value="19">
            <text:p>19</text:p>
          </table:table-cell>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32" table:formula="oooc:=[Уровни.T26]" office:value-type="string" office:string-value="только дамы">
            <text:p>только дамы</text:p>
          </table:table-cell>
          <table:table-cell table:formula="oooc:=SUMPRODUCT([.B26:.W26];[.B72:.W72])/SUM([.B26:.W26])" office:value-type="float" office:value="7.33333333333333">
            <text:p>7,33</text:p>
          </table:table-cell>
          <table:table-cell table:formula="oooc:=SUMPRODUCT([.B26:.W26];[.B74:.W74])/SUM([.B26:.W26])" office:value-type="float" office:value="56.6666666666667">
            <text:p>56,67</text:p>
          </table:table-cell>
          <table:table-cell table:formula="oooc:=SUMPRODUCT([.B26:.W26];[.B73:.W73])/SUM([.B26:.W26])" office:value-type="float" office:value="25.6666666666667">
            <text:p>25,67</text:p>
          </table:table-cell>
          <table:table-cell/>
          <table:table-cell table:number-columns-repeated="227"/>
        </table:table-row>
        <table:table-row table:style-name="ro3">
          <table:table-cell office:value-type="float" office:value="20">
            <text:p>20</text:p>
          </table:table-cell>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32" table:formula="oooc:=[Уровни.T27]" office:value-type="string" office:string-value="критики">
            <text:p>критики</text:p>
          </table:table-cell>
          <table:table-cell table:formula="oooc:=SUMPRODUCT([.B27:.W27];[.B72:.W72])/SUM([.B27:.W27])" office:value-type="float" office:value="6">
            <text:p>6</text:p>
          </table:table-cell>
          <table:table-cell table:formula="oooc:=SUMPRODUCT([.B27:.W27];[.B74:.W74])/SUM([.B27:.W27])" office:value-type="float" office:value="47.5">
            <text:p>47,5</text:p>
          </table:table-cell>
          <table:table-cell table:formula="oooc:=SUMPRODUCT([.B27:.W27];[.B73:.W73])/SUM([.B27:.W27])" office:value-type="float" office:value="21">
            <text:p>21</text:p>
          </table:table-cell>
          <table:table-cell/>
          <table:table-cell table:number-columns-repeated="227"/>
        </table:table-row>
        <table:table-row table:style-name="ro2">
          <table:table-cell/>
          <table:table-cell table:style-name="ce25" table:number-columns-repeated="22"/>
          <table:table-cell table:number-columns-repeated="232"/>
        </table:table-row>
        <table:table-row table:style-name="ro2">
          <table:table-cell table:style-name="ce23" office:value-type="string" table:number-columns-spanned="23" table:number-rows-spanned="1">
            <text:p>Россия</text:p>
          </table:table-cell>
          <table:covered-table-cell table:number-columns-repeated="22" table:style-name="ce30"/>
          <table:table-cell table:style-name="ce28" table:number-columns-repeated="232"/>
        </table:table-row>
        <table:table-row table:style-name="ro3">
          <table:table-cell office:value-type="float" office:value="21">
            <text:p>21</text:p>
          </table:table-cell>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32" table:formula="oooc:=[Уровни.T30]" office:value-type="string" office:string-value="Россия">
            <text:p>Россия</text:p>
          </table:table-cell>
          <table:table-cell table:formula="oooc:=SUMPRODUCT([.B30:.W30];[.B72:.W72])/SUM([.B30:.W30])" office:value-type="float" office:value="5.66666666666667">
            <text:p>5,67</text:p>
          </table:table-cell>
          <table:table-cell table:formula="oooc:=SUMPRODUCT([.B30:.W30];[.B74:.W74])/SUM([.B30:.W30])" office:value-type="float" office:value="45">
            <text:p>45</text:p>
          </table:table-cell>
          <table:table-cell table:formula="oooc:=SUMPRODUCT([.B30:.W30];[.B73:.W73])/SUM([.B30:.W30])" office:value-type="float" office:value="19">
            <text:p>19</text:p>
          </table:table-cell>
          <table:table-cell/>
          <table:table-cell table:number-columns-repeated="227"/>
        </table:table-row>
        <table:table-row table:style-name="ro3">
          <table:table-cell office:value-type="float" office:value="22">
            <text:p>22</text:p>
          </table:table-cell>
          <table:table-cell table:style-name="ce29" office:value-type="float" office:value="1">
            <text:p>1</text:p>
          </table:table-cell>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32" table:formula="oooc:=[Уровни.T31]" office:value-type="string" office:string-value="рус туристы">
            <text:p>рус туристы</text:p>
          </table:table-cell>
          <table:table-cell table:formula="oooc:=SUMPRODUCT([.B31:.W31];[.B72:.W72])/SUM([.B31:.W31])" office:value-type="float" office:value="5.66666666666667">
            <text:p>5,67</text:p>
          </table:table-cell>
          <table:table-cell table:formula="oooc:=SUMPRODUCT([.B31:.W31];[.B74:.W74])/SUM([.B31:.W31])" office:value-type="float" office:value="45">
            <text:p>45</text:p>
          </table:table-cell>
          <table:table-cell table:formula="oooc:=SUMPRODUCT([.B31:.W31];[.B73:.W73])/SUM([.B31:.W31])" office:value-type="float" office:value="19">
            <text:p>19</text:p>
          </table:table-cell>
          <table:table-cell/>
          <table:table-cell table:number-columns-repeated="227"/>
        </table:table-row>
        <table:table-row table:style-name="ro3">
          <table:table-cell office:value-type="float" office:value="23">
            <text:p>23</text:p>
          </table:table-cell>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32" table:formula="oooc:=[Уровни.T32]" office:value-type="string" office:string-value="(fun facts)">
            <text:p>(fun facts)</text:p>
          </table:table-cell>
          <table:table-cell table:formula="oooc:=SUMPRODUCT([.B32:.W32];[.B72:.W72])/SUM([.B32:.W32])" office:value-type="float" office:value="7.5">
            <text:p>7,5</text:p>
          </table:table-cell>
          <table:table-cell table:formula="oooc:=SUMPRODUCT([.B32:.W32];[.B74:.W74])/SUM([.B32:.W32])" office:value-type="float" office:value="57.5">
            <text:p>57,5</text:p>
          </table:table-cell>
          <table:table-cell table:formula="oooc:=SUMPRODUCT([.B32:.W32];[.B73:.W73])/SUM([.B32:.W32])" office:value-type="float" office:value="25">
            <text:p>25</text:p>
          </table:table-cell>
          <table:table-cell/>
          <table:table-cell table:number-columns-repeated="227"/>
        </table:table-row>
        <table:table-row table:style-name="ro3">
          <table:table-cell office:value-type="float" office:value="24">
            <text:p>24</text:p>
          </table:table-cell>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32" table:formula="oooc:=[Уровни.T33]" office:value-type="string" office:string-value="бонус – подарок">
            <text:p>бонус – подарок</text:p>
          </table:table-cell>
          <table:table-cell table:formula="oooc:=SUMPRODUCT([.B33:.W33];[.B72:.W72])/SUM([.B33:.W33])" office:value-type="float" office:value="4.66666666666667">
            <text:p>4,67</text:p>
          </table:table-cell>
          <table:table-cell table:formula="oooc:=SUMPRODUCT([.B33:.W33];[.B74:.W74])/SUM([.B33:.W33])" office:value-type="float" office:value="38.3333333333333">
            <text:p>38,33</text:p>
          </table:table-cell>
          <table:table-cell table:formula="oooc:=SUMPRODUCT([.B33:.W33];[.B73:.W73])/SUM([.B33:.W33])" office:value-type="float" office:value="16.3333333333333">
            <text:p>16,33</text:p>
          </table:table-cell>
          <table:table-cell/>
          <table:table-cell table:number-columns-repeated="227"/>
        </table:table-row>
        <table:table-row table:style-name="ro3">
          <table:table-cell office:value-type="float" office:value="25">
            <text:p>25</text:p>
          </table:table-cell>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32" table:formula="oooc:=[Уровни.T34]" office:value-type="string" office:string-value="только мужчины">
            <text:p>только мужчины</text:p>
          </table:table-cell>
          <table:table-cell table:formula="oooc:=SUMPRODUCT([.B34:.W34];[.B72:.W72])/SUM([.B34:.W34])" office:value-type="float" office:value="3.5">
            <text:p>3,5</text:p>
          </table:table-cell>
          <table:table-cell table:formula="oooc:=SUMPRODUCT([.B34:.W34];[.B74:.W74])/SUM([.B34:.W34])" office:value-type="float" office:value="30">
            <text:p>30</text:p>
          </table:table-cell>
          <table:table-cell table:formula="oooc:=SUMPRODUCT([.B34:.W34];[.B73:.W73])/SUM([.B34:.W34])" office:value-type="float" office:value="11">
            <text:p>11</text:p>
          </table:table-cell>
          <table:table-cell/>
          <table:table-cell table:number-columns-repeated="227"/>
        </table:table-row>
        <table:table-row table:style-name="ro3">
          <table:table-cell office:value-type="float" office:value="26">
            <text:p>26</text:p>
          </table:table-cell>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32" table:formula="oooc:=[Уровни.T35]" office:value-type="string" office:string-value="вегетарианки">
            <text:p>вегетарианки</text:p>
          </table:table-cell>
          <table:table-cell table:formula="oooc:=SUMPRODUCT([.B35:.W35];[.B72:.W72])/SUM([.B35:.W35])" office:value-type="float" office:value="4.75">
            <text:p>4,75</text:p>
          </table:table-cell>
          <table:table-cell table:formula="oooc:=SUMPRODUCT([.B35:.W35];[.B74:.W74])/SUM([.B35:.W35])" office:value-type="float" office:value="38.75">
            <text:p>38,75</text:p>
          </table:table-cell>
          <table:table-cell table:formula="oooc:=SUMPRODUCT([.B35:.W35];[.B73:.W73])/SUM([.B35:.W35])" office:value-type="float" office:value="16">
            <text:p>16</text:p>
          </table:table-cell>
          <table:table-cell/>
          <table:table-cell table:number-columns-repeated="227"/>
        </table:table-row>
        <table:table-row table:style-name="ro3">
          <table:table-cell office:value-type="float" office:value="27">
            <text:p>27</text:p>
          </table:table-cell>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32" table:formula="oooc:=[Уровни.T36]" office:value-type="string" office:string-value="только дамы">
            <text:p>только дамы</text:p>
          </table:table-cell>
          <table:table-cell table:formula="oooc:=SUMPRODUCT([.B36:.W36];[.B72:.W72])/SUM([.B36:.W36])" office:value-type="float" office:value="7.33333333333333">
            <text:p>7,33</text:p>
          </table:table-cell>
          <table:table-cell table:formula="oooc:=SUMPRODUCT([.B36:.W36];[.B74:.W74])/SUM([.B36:.W36])" office:value-type="float" office:value="56.6666666666667">
            <text:p>56,67</text:p>
          </table:table-cell>
          <table:table-cell table:formula="oooc:=SUMPRODUCT([.B36:.W36];[.B73:.W73])/SUM([.B36:.W36])" office:value-type="float" office:value="25.6666666666667">
            <text:p>25,67</text:p>
          </table:table-cell>
          <table:table-cell/>
          <table:table-cell table:number-columns-repeated="227"/>
        </table:table-row>
        <table:table-row table:style-name="ro3">
          <table:table-cell office:value-type="float" office:value="28">
            <text:p>28</text:p>
          </table:table-cell>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32" table:formula="oooc:=[Уровни.T37]" office:value-type="string" office:string-value="бонус – перемешивание">
            <text:p>бонус – перемешивание</text:p>
          </table:table-cell>
          <table:table-cell table:formula="oooc:=SUMPRODUCT([.B37:.W37];[.B72:.W72])/SUM([.B37:.W37])" office:value-type="float" office:value="5.66666666666667">
            <text:p>5,67</text:p>
          </table:table-cell>
          <table:table-cell table:formula="oooc:=SUMPRODUCT([.B37:.W37];[.B74:.W74])/SUM([.B37:.W37])" office:value-type="float" office:value="45">
            <text:p>45</text:p>
          </table:table-cell>
          <table:table-cell table:formula="oooc:=SUMPRODUCT([.B37:.W37];[.B73:.W73])/SUM([.B37:.W37])" office:value-type="float" office:value="19">
            <text:p>19</text:p>
          </table:table-cell>
          <table:table-cell/>
          <table:table-cell table:number-columns-repeated="227"/>
        </table:table-row>
        <table:table-row table:style-name="ro3">
          <table:table-cell office:value-type="float" office:value="29">
            <text:p>29</text:p>
          </table:table-cell>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32" table:formula="oooc:=[Уровни.T38]" office:value-type="string" office:string-value="школьники">
            <text:p>школьники</text:p>
          </table:table-cell>
          <table:table-cell table:formula="oooc:=SUMPRODUCT([.B38:.W38];[.B72:.W72])/SUM([.B38:.W38])" office:value-type="float" office:value="3.5">
            <text:p>3,5</text:p>
          </table:table-cell>
          <table:table-cell table:formula="oooc:=SUMPRODUCT([.B38:.W38];[.B74:.W74])/SUM([.B38:.W38])" office:value-type="float" office:value="30">
            <text:p>30</text:p>
          </table:table-cell>
          <table:table-cell table:formula="oooc:=SUMPRODUCT([.B38:.W38];[.B73:.W73])/SUM([.B38:.W38])" office:value-type="float" office:value="11">
            <text:p>11</text:p>
          </table:table-cell>
          <table:table-cell/>
          <table:table-cell table:number-columns-repeated="227"/>
        </table:table-row>
        <table:table-row table:style-name="ro3">
          <table:table-cell office:value-type="float" office:value="30">
            <text:p>30</text:p>
          </table:table-cell>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32" table:formula="oooc:=[Уровни.T39]" office:value-type="string" office:string-value="последний день">
            <text:p>последний день</text:p>
          </table:table-cell>
          <table:table-cell table:formula="oooc:=SUMPRODUCT([.B39:.W39];[.B72:.W72])/SUM([.B39:.W39])" office:value-type="float" office:value="6.8">
            <text:p>6,8</text:p>
          </table:table-cell>
          <table:table-cell table:formula="oooc:=SUMPRODUCT([.B39:.W39];[.B74:.W74])/SUM([.B39:.W39])" office:value-type="float" office:value="53">
            <text:p>53</text:p>
          </table:table-cell>
          <table:table-cell table:formula="oooc:=SUMPRODUCT([.B39:.W39];[.B73:.W73])/SUM([.B39:.W39])" office:value-type="float" office:value="23.8">
            <text:p>23,8</text:p>
          </table:table-cell>
          <table:table-cell/>
          <table:table-cell table:number-columns-repeated="227"/>
        </table:table-row>
        <table:table-row table:style-name="ro2">
          <table:table-cell table:style-name="ce25" table:number-columns-repeated="23"/>
          <table:table-cell table:number-columns-repeated="232"/>
        </table:table-row>
        <table:table-row table:style-name="ro2">
          <table:table-cell table:style-name="ce23" office:value-type="string" table:number-columns-spanned="23" table:number-rows-spanned="1">
            <text:p>Япония</text:p>
          </table:table-cell>
          <table:covered-table-cell table:number-columns-repeated="22" table:style-name="ce30"/>
          <table:table-cell table:style-name="ce28" table:number-columns-repeated="232"/>
        </table:table-row>
        <table:table-row table:style-name="ro3">
          <table:table-cell office:value-type="float" office:value="31">
            <text:p>3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32" table:formula="oooc:=[Уровни.T42]" office:value-type="string" office:string-value="Япония">
            <text:p>Япония</text:p>
          </table:table-cell>
          <table:table-cell table:formula="oooc:=SUMPRODUCT([.B42:.W42];[.B72:.W72])/SUM([.B42:.W42])" office:value-type="float" office:value="5">
            <text:p>5</text:p>
          </table:table-cell>
          <table:table-cell table:formula="oooc:=SUMPRODUCT([.B42:.W42];[.B74:.W74])/SUM([.B42:.W42])" office:value-type="float" office:value="40">
            <text:p>40</text:p>
          </table:table-cell>
          <table:table-cell table:formula="oooc:=SUMPRODUCT([.B42:.W42];[.B73:.W73])/SUM([.B42:.W42])" office:value-type="float" office:value="15">
            <text:p>15</text:p>
          </table:table-cell>
          <table:table-cell table:number-columns-repeated="228"/>
        </table:table-row>
        <table:table-row table:style-name="ro3">
          <table:table-cell office:value-type="float" office:value="32">
            <text:p>32</text:p>
          </table:table-cell>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32" table:formula="oooc:=[Уровни.T43]" office:value-type="string" office:string-value="(вегетарианки)">
            <text:p>(вегетарианки)</text:p>
          </table:table-cell>
          <table:table-cell table:formula="oooc:=SUMPRODUCT([.B43:.W43];[.B72:.W72])/SUM([.B43:.W43])" office:value-type="float" office:value="2.75">
            <text:p>2,75</text:p>
          </table:table-cell>
          <table:table-cell table:formula="oooc:=SUMPRODUCT([.B43:.W43];[.B74:.W74])/SUM([.B43:.W43])" office:value-type="float" office:value="25">
            <text:p>25</text:p>
          </table:table-cell>
          <table:table-cell table:formula="oooc:=SUMPRODUCT([.B43:.W43];[.B73:.W73])/SUM([.B43:.W43])" office:value-type="float" office:value="9">
            <text:p>9</text:p>
          </table:table-cell>
          <table:table-cell table:number-columns-repeated="228"/>
        </table:table-row>
        <table:table-row table:style-name="ro3">
          <table:table-cell office:value-type="float" office:value="33">
            <text:p>33</text:p>
          </table:table-cell>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32" table:formula="oooc:=[Уровни.T44]" office:value-type="string" office:string-value="японские туристы">
            <text:p>японские туристы</text:p>
          </table:table-cell>
          <table:table-cell table:formula="oooc:=SUMPRODUCT([.B44:.W44];[.B72:.W72])/SUM([.B44:.W44])" office:value-type="float" office:value="2.75">
            <text:p>2,75</text:p>
          </table:table-cell>
          <table:table-cell table:formula="oooc:=SUMPRODUCT([.B44:.W44];[.B74:.W74])/SUM([.B44:.W44])" office:value-type="float" office:value="25">
            <text:p>25</text:p>
          </table:table-cell>
          <table:table-cell table:formula="oooc:=SUMPRODUCT([.B44:.W44];[.B73:.W73])/SUM([.B44:.W44])" office:value-type="float" office:value="9">
            <text:p>9</text:p>
          </table:table-cell>
          <table:table-cell table:number-columns-repeated="228"/>
        </table:table-row>
        <table:table-row table:style-name="ro3">
          <table:table-cell office:value-type="float" office:value="34">
            <text:p>34</text:p>
          </table:table-cell>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32" table:formula="oooc:=[Уровни.T45]" office:value-type="string" office:string-value="бонус – ложка">
            <text:p>бонус – ложка</text:p>
          </table:table-cell>
          <table:table-cell table:formula="oooc:=SUMPRODUCT([.B45:.W45];[.B72:.W72])/SUM([.B45:.W45])" office:value-type="float" office:value="6">
            <text:p>6</text:p>
          </table:table-cell>
          <table:table-cell table:formula="oooc:=SUMPRODUCT([.B45:.W45];[.B74:.W74])/SUM([.B45:.W45])" office:value-type="float" office:value="47.5">
            <text:p>47,5</text:p>
          </table:table-cell>
          <table:table-cell table:formula="oooc:=SUMPRODUCT([.B45:.W45];[.B73:.W73])/SUM([.B45:.W45])" office:value-type="float" office:value="21">
            <text:p>21</text:p>
          </table:table-cell>
          <table:table-cell table:number-columns-repeated="228"/>
        </table:table-row>
        <table:table-row table:style-name="ro3">
          <table:table-cell office:value-type="float" office:value="35">
            <text:p>35</text:p>
          </table:table-cell>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32" table:formula="oooc:=[Уровни.T46]" office:value-type="string" office:string-value="только мужчины">
            <text:p>только мужчины</text:p>
          </table:table-cell>
          <table:table-cell table:formula="oooc:=SUMPRODUCT([.B46:.W46];[.B72:.W72])/SUM([.B46:.W46])" office:value-type="float" office:value="2.75">
            <text:p>2,75</text:p>
          </table:table-cell>
          <table:table-cell table:formula="oooc:=SUMPRODUCT([.B46:.W46];[.B74:.W74])/SUM([.B46:.W46])" office:value-type="float" office:value="25">
            <text:p>25</text:p>
          </table:table-cell>
          <table:table-cell table:formula="oooc:=SUMPRODUCT([.B46:.W46];[.B73:.W73])/SUM([.B46:.W46])" office:value-type="float" office:value="9">
            <text:p>9</text:p>
          </table:table-cell>
          <table:table-cell table:number-columns-repeated="228"/>
        </table:table-row>
        <table:table-row table:style-name="ro3">
          <table:table-cell office:value-type="float" office:value="36">
            <text:p>36</text:p>
          </table:table-cell>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32" table:formula="oooc:=[Уровни.T47]" office:value-type="string" office:string-value="только молодежь">
            <text:p>только молодежь</text:p>
          </table:table-cell>
          <table:table-cell table:formula="oooc:=SUMPRODUCT([.B47:.W47];[.B72:.W72])/SUM([.B47:.W47])" office:value-type="float" office:value="3.5">
            <text:p>3,5</text:p>
          </table:table-cell>
          <table:table-cell table:formula="oooc:=SUMPRODUCT([.B47:.W47];[.B74:.W74])/SUM([.B47:.W47])" office:value-type="float" office:value="30">
            <text:p>30</text:p>
          </table:table-cell>
          <table:table-cell table:formula="oooc:=SUMPRODUCT([.B47:.W47];[.B73:.W73])/SUM([.B47:.W47])" office:value-type="float" office:value="11">
            <text:p>11</text:p>
          </table:table-cell>
          <table:table-cell table:number-columns-repeated="228"/>
        </table:table-row>
        <table:table-row table:style-name="ro3">
          <table:table-cell office:value-type="float" office:value="37">
            <text:p>37</text:p>
          </table:table-cell>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32" table:formula="oooc:=[Уровни.T48]" office:value-type="string" office:string-value="бонус – сердце">
            <text:p>бонус – сердце</text:p>
          </table:table-cell>
          <table:table-cell table:formula="oooc:=SUMPRODUCT([.B48:.W48];[.B72:.W72])/SUM([.B48:.W48])" office:value-type="float" office:value="3.5">
            <text:p>3,5</text:p>
          </table:table-cell>
          <table:table-cell table:formula="oooc:=SUMPRODUCT([.B48:.W48];[.B74:.W74])/SUM([.B48:.W48])" office:value-type="float" office:value="30">
            <text:p>30</text:p>
          </table:table-cell>
          <table:table-cell table:formula="oooc:=SUMPRODUCT([.B48:.W48];[.B73:.W73])/SUM([.B48:.W48])" office:value-type="float" office:value="11">
            <text:p>11</text:p>
          </table:table-cell>
          <table:table-cell table:number-columns-repeated="228"/>
        </table:table-row>
        <table:table-row table:style-name="ro3">
          <table:table-cell office:value-type="float" office:value="38">
            <text:p>38</text:p>
          </table:table-cell>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32" table:formula="oooc:=[Уровни.T49]" office:value-type="string" office:string-value="только дамы">
            <text:p>только дамы</text:p>
          </table:table-cell>
          <table:table-cell table:formula="oooc:=SUMPRODUCT([.B49:.W49];[.B72:.W72])/SUM([.B49:.W49])" office:value-type="float" office:value="6.75">
            <text:p>6,75</text:p>
          </table:table-cell>
          <table:table-cell table:formula="oooc:=SUMPRODUCT([.B49:.W49];[.B74:.W74])/SUM([.B49:.W49])" office:value-type="float" office:value="52.5">
            <text:p>52,5</text:p>
          </table:table-cell>
          <table:table-cell table:formula="oooc:=SUMPRODUCT([.B49:.W49];[.B73:.W73])/SUM([.B49:.W49])" office:value-type="float" office:value="23">
            <text:p>23</text:p>
          </table:table-cell>
          <table:table-cell table:number-columns-repeated="228"/>
        </table:table-row>
        <table:table-row table:style-name="ro3">
          <table:table-cell office:value-type="float" office:value="39">
            <text:p>39</text:p>
          </table:table-cell>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32" table:formula="oooc:=[Уровни.T50]" office:value-type="string" office:string-value="только пожилые">
            <text:p>только пожилые</text:p>
          </table:table-cell>
          <table:table-cell table:formula="oooc:=SUMPRODUCT([.B50:.W50];[.B72:.W72])/SUM([.B50:.W50])" office:value-type="float" office:value="7.33333333333333">
            <text:p>7,33</text:p>
          </table:table-cell>
          <table:table-cell table:formula="oooc:=SUMPRODUCT([.B50:.W50];[.B74:.W74])/SUM([.B50:.W50])" office:value-type="float" office:value="56.6666666666667">
            <text:p>56,67</text:p>
          </table:table-cell>
          <table:table-cell table:formula="oooc:=SUMPRODUCT([.B50:.W50];[.B73:.W73])/SUM([.B50:.W50])" office:value-type="float" office:value="25.6666666666667">
            <text:p>25,67</text:p>
          </table:table-cell>
          <table:table-cell table:number-columns-repeated="228"/>
        </table:table-row>
        <table:table-row table:style-name="ro3">
          <table:table-cell office:value-type="float" office:value="40">
            <text:p>40</text:p>
          </table:table-cell>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32" table:formula="oooc:=[Уровни.T51]" office:value-type="string" office:string-value="последний день – ждем итогов">
            <text:p>последний день – ждем итогов</text:p>
          </table:table-cell>
          <table:table-cell table:formula="oooc:=SUMPRODUCT([.B51:.W51];[.B72:.W72])/SUM([.B51:.W51])" office:value-type="float" office:value="6.75">
            <text:p>6,75</text:p>
          </table:table-cell>
          <table:table-cell table:formula="oooc:=SUMPRODUCT([.B51:.W51];[.B74:.W74])/SUM([.B51:.W51])" office:value-type="float" office:value="52.5">
            <text:p>52,5</text:p>
          </table:table-cell>
          <table:table-cell table:formula="oooc:=SUMPRODUCT([.B51:.W51];[.B73:.W73])/SUM([.B51:.W51])" office:value-type="float" office:value="23">
            <text:p>23</text:p>
          </table:table-cell>
          <table:table-cell table:number-columns-repeated="228"/>
        </table:table-row>
        <table:table-row table:style-name="ro2">
          <table:table-cell/>
          <table:table-cell table:style-name="ce25" table:number-columns-repeated="22"/>
          <table:table-cell table:number-columns-repeated="232"/>
        </table:table-row>
        <table:table-row table:style-name="ro2">
          <table:table-cell table:style-name="ce23" office:value-type="string" table:number-columns-spanned="23" table:number-rows-spanned="1">
            <text:p>Гавайи</text:p>
          </table:table-cell>
          <table:covered-table-cell table:number-columns-repeated="22" table:style-name="ce30"/>
          <table:table-cell table:style-name="ce28" table:number-columns-repeated="232"/>
        </table:table-row>
        <table:table-row table:style-name="ro3">
          <table:table-cell office:value-type="float" office:value="41">
            <text:p>41</text:p>
          </table:table-cell>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32" table:formula="oooc:=[Уровни.T54]" office:value-type="string" office:string-value="Гавайи">
            <text:p>Гавайи</text:p>
          </table:table-cell>
          <table:table-cell table:formula="oooc:=SUMPRODUCT([.B54:.W54];[.B72:.W72])/SUM([.B54:.W54])" office:value-type="float" office:value="4.75">
            <text:p>4,75</text:p>
          </table:table-cell>
          <table:table-cell table:formula="oooc:=SUMPRODUCT([.B54:.W54];[.B74:.W74])/SUM([.B54:.W54])" office:value-type="float" office:value="38.75">
            <text:p>38,75</text:p>
          </table:table-cell>
          <table:table-cell table:formula="oooc:=SUMPRODUCT([.B54:.W54];[.B73:.W73])/SUM([.B54:.W54])" office:value-type="float" office:value="16">
            <text:p>16</text:p>
          </table:table-cell>
          <table:table-cell table:number-columns-repeated="228"/>
        </table:table-row>
        <table:table-row table:style-name="ro3">
          <table:table-cell office:value-type="float" office:value="42">
            <text:p>42</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32" table:formula="oooc:=[Уровни.T55]" office:value-type="string" office:string-value="только туристы">
            <text:p>только туристы</text:p>
          </table:table-cell>
          <table:table-cell table:formula="oooc:=SUMPRODUCT([.B55:.W55];[.B72:.W72])/SUM([.B55:.W55])" office:value-type="float" office:value="2">
            <text:p>2</text:p>
          </table:table-cell>
          <table:table-cell table:formula="oooc:=SUMPRODUCT([.B55:.W55];[.B74:.W74])/SUM([.B55:.W55])" office:value-type="float" office:value="20">
            <text:p>20</text:p>
          </table:table-cell>
          <table:table-cell table:formula="oooc:=SUMPRODUCT([.B55:.W55];[.B73:.W73])/SUM([.B55:.W55])" office:value-type="float" office:value="7">
            <text:p>7</text:p>
          </table:table-cell>
          <table:table-cell table:number-columns-repeated="228"/>
        </table:table-row>
        <table:table-row table:style-name="ro3">
          <table:table-cell office:value-type="float" office:value="43">
            <text:p>43</text:p>
          </table:table-cell>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32" table:formula="oooc:=[Уровни.T56]" office:value-type="string" office:string-value="только молодежь">
            <text:p>только молодежь</text:p>
          </table:table-cell>
          <table:table-cell table:formula="oooc:=SUMPRODUCT([.B56:.W56];[.B72:.W72])/SUM([.B56:.W56])" office:value-type="float" office:value="3">
            <text:p>3</text:p>
          </table:table-cell>
          <table:table-cell table:formula="oooc:=SUMPRODUCT([.B56:.W56];[.B74:.W74])/SUM([.B56:.W56])" office:value-type="float" office:value="26.6666666666667">
            <text:p>26,67</text:p>
          </table:table-cell>
          <table:table-cell table:formula="oooc:=SUMPRODUCT([.B56:.W56];[.B73:.W73])/SUM([.B56:.W56])" office:value-type="float" office:value="9.66666666666667">
            <text:p>9,67</text:p>
          </table:table-cell>
          <table:table-cell table:number-columns-repeated="228"/>
        </table:table-row>
        <table:table-row table:style-name="ro3">
          <table:table-cell office:value-type="float" office:value="44">
            <text:p>44</text:p>
          </table:table-cell>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32" table:formula="oooc:=[Уровни.T57]" office:value-type="string" office:string-value="только дамы">
            <text:p>только дамы</text:p>
          </table:table-cell>
          <table:table-cell table:formula="oooc:=SUMPRODUCT([.B57:.W57];[.B72:.W72])/SUM([.B57:.W57])" office:value-type="float" office:value="6.75">
            <text:p>6,75</text:p>
          </table:table-cell>
          <table:table-cell table:formula="oooc:=SUMPRODUCT([.B57:.W57];[.B74:.W74])/SUM([.B57:.W57])" office:value-type="float" office:value="52.5">
            <text:p>52,5</text:p>
          </table:table-cell>
          <table:table-cell table:formula="oooc:=SUMPRODUCT([.B57:.W57];[.B73:.W73])/SUM([.B57:.W57])" office:value-type="float" office:value="23">
            <text:p>23</text:p>
          </table:table-cell>
          <table:table-cell table:number-columns-repeated="228"/>
        </table:table-row>
        <table:table-row table:style-name="ro3">
          <table:table-cell office:value-type="float" office:value="45">
            <text:p>45</text:p>
          </table:table-cell>
          <table:table-cell table:style-name="ce29" office:value-type="float" office:value="1">
            <text:p>1</text:p>
          </table:table-cell>
          <table:table-cell table:style-name="ce29"/>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32" table:formula="oooc:=[Уровни.T58]" office:value-type="string" office:string-value="christmas in july">
            <text:p>christmas in july</text:p>
          </table:table-cell>
          <table:table-cell table:formula="oooc:=SUMPRODUCT([.B58:.W58];[.B72:.W72])/SUM([.B58:.W58])" office:value-type="float" office:value="5.16666666666667">
            <text:p>5,17</text:p>
          </table:table-cell>
          <table:table-cell table:formula="oooc:=SUMPRODUCT([.B58:.W58];[.B74:.W74])/SUM([.B58:.W58])" office:value-type="float" office:value="41.6666666666667">
            <text:p>41,67</text:p>
          </table:table-cell>
          <table:table-cell table:formula="oooc:=SUMPRODUCT([.B58:.W58];[.B73:.W73])/SUM([.B58:.W58])" office:value-type="float" office:value="17.6666666666667">
            <text:p>17,67</text:p>
          </table:table-cell>
          <table:table-cell table:number-columns-repeated="228"/>
        </table:table-row>
        <table:table-row table:style-name="ro3">
          <table:table-cell office:value-type="float" office:value="46">
            <text:p>46</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32" table:formula="oooc:=[Уровни.T59]" office:value-type="string" office:string-value="только критики">
            <text:p>только критики</text:p>
          </table:table-cell>
          <table:table-cell table:formula="oooc:=SUMPRODUCT([.B59:.W59];[.B72:.W72])/SUM([.B59:.W59])" office:value-type="float" office:value="10">
            <text:p>10</text:p>
          </table:table-cell>
          <table:table-cell table:formula="oooc:=SUMPRODUCT([.B59:.W59];[.B74:.W74])/SUM([.B59:.W59])" office:value-type="float" office:value="75">
            <text:p>75</text:p>
          </table:table-cell>
          <table:table-cell table:formula="oooc:=SUMPRODUCT([.B59:.W59];[.B73:.W73])/SUM([.B59:.W59])" office:value-type="float" office:value="35">
            <text:p>35</text:p>
          </table:table-cell>
          <table:table-cell table:number-columns-repeated="228"/>
        </table:table-row>
        <table:table-row table:style-name="ro3">
          <table:table-cell office:value-type="float" office:value="47">
            <text:p>47</text:p>
          </table:table-cell>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32" table:formula="oooc:=[Уровни.T60]" office:value-type="string" office:string-value="только пожилые">
            <text:p>только пожилые</text:p>
          </table:table-cell>
          <table:table-cell table:formula="oooc:=SUMPRODUCT([.B60:.W60];[.B72:.W72])/SUM([.B60:.W60])" office:value-type="float" office:value="5.2">
            <text:p>5,2</text:p>
          </table:table-cell>
          <table:table-cell table:formula="oooc:=SUMPRODUCT([.B60:.W60];[.B74:.W74])/SUM([.B60:.W60])" office:value-type="float" office:value="42">
            <text:p>42</text:p>
          </table:table-cell>
          <table:table-cell table:formula="oooc:=SUMPRODUCT([.B60:.W60];[.B73:.W73])/SUM([.B60:.W60])" office:value-type="float" office:value="18.2">
            <text:p>18,2</text:p>
          </table:table-cell>
          <table:table-cell table:number-columns-repeated="228"/>
        </table:table-row>
        <table:table-row table:style-name="ro3">
          <table:table-cell office:value-type="float" office:value="48">
            <text:p>48</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32" table:formula="oooc:=[Уровни.T61]" office:value-type="string" office:string-value="только туристы">
            <text:p>только туристы</text:p>
          </table:table-cell>
          <table:table-cell table:formula="oooc:=SUMPRODUCT([.B61:.W61];[.B72:.W72])/SUM([.B61:.W61])" office:value-type="float" office:value="2">
            <text:p>2</text:p>
          </table:table-cell>
          <table:table-cell table:formula="oooc:=SUMPRODUCT([.B61:.W61];[.B74:.W74])/SUM([.B61:.W61])" office:value-type="float" office:value="20">
            <text:p>20</text:p>
          </table:table-cell>
          <table:table-cell table:formula="oooc:=SUMPRODUCT([.B61:.W61];[.B73:.W73])/SUM([.B61:.W61])" office:value-type="float" office:value="7">
            <text:p>7</text:p>
          </table:table-cell>
          <table:table-cell table:number-columns-repeated="228"/>
        </table:table-row>
        <table:table-row table:style-name="ro3">
          <table:table-cell office:value-type="float" office:value="49">
            <text:p>49</text:p>
          </table:table-cell>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office:value-type="float" office:value="1">
            <text:p>1</text:p>
          </table:table-cell>
          <table:table-cell table:style-name="ce29"/>
          <table:table-cell table:style-name="ce32" table:formula="oooc:=[Уровни.T62]" office:value-type="string" office:string-value="только мужчины">
            <text:p>только мужчины</text:p>
          </table:table-cell>
          <table:table-cell table:formula="oooc:=SUMPRODUCT([.B62:.W62];[.B72:.W72])/SUM([.B62:.W62])" office:value-type="float" office:value="3.83333333333333">
            <text:p>3,83</text:p>
          </table:table-cell>
          <table:table-cell table:formula="oooc:=SUMPRODUCT([.B62:.W62];[.B74:.W74])/SUM([.B62:.W62])" office:value-type="float" office:value="32.5">
            <text:p>32,5</text:p>
          </table:table-cell>
          <table:table-cell table:formula="oooc:=SUMPRODUCT([.B62:.W62];[.B73:.W73])/SUM([.B62:.W62])" office:value-type="float" office:value="13">
            <text:p>13</text:p>
          </table:table-cell>
          <table:table-cell table:number-columns-repeated="228"/>
        </table:table-row>
        <table:table-row table:style-name="ro3">
          <table:table-cell office:value-type="float" office:value="50">
            <text:p>50</text:p>
          </table:table-cell>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32" table:formula="oooc:=[Уровни.T63]" office:value-type="string" office:string-value="последнее испытание">
            <text:p>последнее испытание</text:p>
          </table:table-cell>
          <table:table-cell table:formula="oooc:=SUMPRODUCT([.B63:.W63];[.B72:.W72])/SUM([.B63:.W63])" office:value-type="float" office:value="6">
            <text:p>6</text:p>
          </table:table-cell>
          <table:table-cell table:formula="oooc:=SUMPRODUCT([.B63:.W63];[.B74:.W74])/SUM([.B63:.W63])" office:value-type="float" office:value="47.5">
            <text:p>47,5</text:p>
          </table:table-cell>
          <table:table-cell table:formula="oooc:=SUMPRODUCT([.B63:.W63];[.B73:.W73])/SUM([.B63:.W63])" office:value-type="float" office:value="21">
            <text:p>21</text:p>
          </table:table-cell>
          <table:table-cell table:number-columns-repeated="228"/>
        </table:table-row>
        <table:table-row table:style-name="ro2">
          <table:table-cell table:number-columns-repeated="255"/>
        </table:table-row>
        <table:table-row table:style-name="ro2">
          <table:table-cell table:style-name="ce26"/>
          <table:table-cell table:style-name="ce28" table:number-columns-repeated="254"/>
        </table:table-row>
        <table:table-row table:style-name="ro2">
          <table:table-cell/>
          <table:table-cell table:formula="oooc:=COUNT([.B6:.B63])" office:value-type="float" office:value="26">
            <text:p>26</text:p>
          </table:table-cell>
          <table:table-cell/>
          <table:table-cell table:formula="oooc:=COUNT([.D6:.D63])" office:value-type="float" office:value="22">
            <text:p>22</text:p>
          </table:table-cell>
          <table:table-cell/>
          <table:table-cell table:formula="oooc:=COUNT([.F6:.F63])" office:value-type="float" office:value="24">
            <text:p>24</text:p>
          </table:table-cell>
          <table:table-cell/>
          <table:table-cell table:formula="oooc:=COUNT([.H6:.H63])" office:value-type="float" office:value="15">
            <text:p>15</text:p>
          </table:table-cell>
          <table:table-cell/>
          <table:table-cell table:formula="oooc:=COUNT([.J6:.J63])" office:value-type="float" office:value="8">
            <text:p>8</text:p>
          </table:table-cell>
          <table:table-cell/>
          <table:table-cell table:formula="oooc:=COUNT([.L6:.L63])" office:value-type="float" office:value="8">
            <text:p>8</text:p>
          </table:table-cell>
          <table:table-cell/>
          <table:table-cell table:formula="oooc:=COUNT([.N6:.N63])" office:value-type="float" office:value="12">
            <text:p>12</text:p>
          </table:table-cell>
          <table:table-cell/>
          <table:table-cell table:formula="oooc:=COUNT([.P6:.P63])" office:value-type="float" office:value="12">
            <text:p>12</text:p>
          </table:table-cell>
          <table:table-cell/>
          <table:table-cell table:formula="oooc:=COUNT([.R6:.R63])" office:value-type="float" office:value="11">
            <text:p>11</text:p>
          </table:table-cell>
          <table:table-cell/>
          <table:table-cell table:formula="oooc:=COUNT([.T6:.T63])" office:value-type="float" office:value="12">
            <text:p>12</text:p>
          </table:table-cell>
          <table:table-cell/>
          <table:table-cell table:formula="oooc:=COUNT([.V6:.V63])" office:value-type="float" office:value="12">
            <text:p>12</text:p>
          </table:table-cell>
          <table:table-cell table:number-columns-repeated="233"/>
        </table:table-row>
        <table:table-row table:style-name="ro2">
          <table:table-cell table:style-name="Default" office:value-type="string">
            <text:p>Уровень</text:p>
          </table:table-cell>
          <table:table-cell table:style-name="ce27" office:value-type="string" table:number-columns-spanned="2" table:number-rows-spanned="1">
            <text:p>Worker</text:p>
          </table:table-cell>
          <table:covered-table-cell table:style-name="ce31"/>
          <table:table-cell table:style-name="ce27" office:value-type="string" table:number-columns-spanned="2" table:number-rows-spanned="1">
            <text:p>Student</text:p>
          </table:table-cell>
          <table:covered-table-cell table:style-name="ce31"/>
          <table:table-cell table:style-name="ce27" office:value-type="string" table:number-columns-spanned="2" table:number-rows-spanned="1">
            <text:p>Business</text:p>
          </table:table-cell>
          <table:covered-table-cell table:style-name="ce31"/>
          <table:table-cell table:style-name="ce27" office:value-type="string" table:number-columns-spanned="2" table:number-rows-spanned="1">
            <text:p>Oldlady</text:p>
          </table:table-cell>
          <table:covered-table-cell table:style-name="ce31"/>
          <table:table-cell table:style-name="ce27" office:value-type="string" table:number-columns-spanned="2" table:number-rows-spanned="1">
            <text:p>Critic</text:p>
          </table:table-cell>
          <table:covered-table-cell table:style-name="ce31"/>
          <table:table-cell table:style-name="ce27" office:value-type="string" table:number-columns-spanned="2" table:number-rows-spanned="1">
            <text:p>Schoolkid</text:p>
          </table:table-cell>
          <table:covered-table-cell table:style-name="ce31"/>
          <table:table-cell table:style-name="ce27" office:value-type="string" table:number-columns-spanned="2" table:number-rows-spanned="1">
            <text:p>Vegetarian</text:p>
          </table:table-cell>
          <table:covered-table-cell table:style-name="ce31"/>
          <table:table-cell table:style-name="ce27" office:value-type="string" table:number-columns-spanned="2" table:number-rows-spanned="1">
            <text:p>Tourist Hawaiian</text:p>
          </table:table-cell>
          <table:covered-table-cell table:style-name="ce31"/>
          <table:table-cell table:style-name="ce27" office:value-type="string" table:number-columns-spanned="2" table:number-rows-spanned="1">
            <text:p>Tourist Mexican</text:p>
          </table:table-cell>
          <table:covered-table-cell table:style-name="ce31"/>
          <table:table-cell table:style-name="ce27" office:value-type="string" table:number-columns-spanned="2" table:number-rows-spanned="1">
            <text:p>Tourist Russian</text:p>
          </table:table-cell>
          <table:covered-table-cell table:style-name="ce31"/>
          <table:table-cell table:style-name="ce27" office:value-type="string" table:number-columns-spanned="2" table:number-rows-spanned="1">
            <text:p>Tourist Japanese</text:p>
          </table:table-cell>
          <table:covered-table-cell table:style-name="ce31"/>
          <table:table-cell table:style-name="ce32" office:value-type="string">
            <text:p>ограниченный контингент покупателей</text:p>
          </table:table-cell>
          <table:table-cell table:number-columns-repeated="231"/>
        </table:table-row>
        <table:table-row table:style-name="ro2">
          <table:table-cell table:number-columns-repeated="23"/>
          <table:table-cell table:style-name="ce32" office:value-type="string">
            <text:p>сложный уровень</text:p>
          </table:table-cell>
          <table:table-cell table:number-columns-repeated="231"/>
        </table:table-row>
        <table:table-row table:style-name="ro2">
          <table:table-cell table:number-columns-repeated="23"/>
          <table:table-cell table:style-name="ce32" office:value-type="string">
            <text:p>новый тип покупателей</text:p>
          </table:table-cell>
          <table:table-cell table:number-columns-repeated="231"/>
        </table:table-row>
        <table:table-row table:style-name="ro2">
          <table:table-cell table:number-columns-repeated="23"/>
          <table:table-cell table:style-name="ce32"/>
          <table:table-cell table:number-columns-repeated="231"/>
        </table:table-row>
        <table:table-row table:style-name="ro2">
          <table:table-cell table:style-name="Default"/>
          <table:table-cell table:number-columns-repeated="22"/>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office:value-type="string">
            <text:p>min tips</text:p>
          </table:table-cell>
          <table:table-cell office:value-type="float" office:value="5">
            <text:p>5</text:p>
          </table:table-cell>
          <table:table-cell/>
          <table:table-cell office:value-type="float" office:value="2">
            <text:p>2</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2">
            <text:p>2</text:p>
          </table:table-cell>
          <table:table-cell/>
          <table:table-cell office:value-type="float" office:value="5">
            <text:p>5</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number-columns-repeated="233"/>
        </table:table-row>
        <table:table-row table:style-name="ro2">
          <table:table-cell office:value-type="string">
            <text:p>ave tips</text:p>
          </table:table-cell>
          <table:table-cell office:value-type="float" office:value="15">
            <text:p>15</text:p>
          </table:table-cell>
          <table:table-cell/>
          <table:table-cell office:value-type="float" office:value="7">
            <text:p>7</text:p>
          </table:table-cell>
          <table:table-cell/>
          <table:table-cell office:value-type="float" office:value="35">
            <text:p>35</text:p>
          </table:table-cell>
          <table:table-cell/>
          <table:table-cell office:value-type="float" office:value="35">
            <text:p>35</text:p>
          </table:table-cell>
          <table:table-cell/>
          <table:table-cell office:value-type="float" office:value="35">
            <text:p>35</text:p>
          </table:table-cell>
          <table:table-cell/>
          <table:table-cell office:value-type="float" office:value="7">
            <text:p>7</text:p>
          </table:table-cell>
          <table:table-cell/>
          <table:table-cell office:value-type="float" office:value="15">
            <text:p>15</text:p>
          </table:table-cell>
          <table:table-cell/>
          <table:table-cell office:value-type="float" office:value="7">
            <text:p>7</text:p>
          </table:table-cell>
          <table:table-cell/>
          <table:table-cell office:value-type="float" office:value="7">
            <text:p>7</text:p>
          </table:table-cell>
          <table:table-cell/>
          <table:table-cell office:value-type="float" office:value="7">
            <text:p>7</text:p>
          </table:table-cell>
          <table:table-cell/>
          <table:table-cell office:value-type="float" office:value="7">
            <text:p>7</text:p>
          </table:table-cell>
          <table:table-cell table:number-columns-repeated="233"/>
        </table:table-row>
        <table:table-row table:style-name="ro2">
          <table:table-cell office:value-type="string">
            <text:p>max tips</text:p>
          </table:table-cell>
          <table:table-cell office:value-type="float" office:value="40">
            <text:p>40</text:p>
          </table:table-cell>
          <table:table-cell/>
          <table:table-cell office:value-type="float" office:value="20">
            <text:p>20</text:p>
          </table:table-cell>
          <table:table-cell/>
          <table:table-cell office:value-type="float" office:value="75">
            <text:p>75</text:p>
          </table:table-cell>
          <table:table-cell/>
          <table:table-cell office:value-type="float" office:value="75">
            <text:p>75</text:p>
          </table:table-cell>
          <table:table-cell/>
          <table:table-cell office:value-type="float" office:value="75">
            <text:p>75</text:p>
          </table:table-cell>
          <table:table-cell/>
          <table:table-cell office:value-type="float" office:value="20">
            <text:p>20</text:p>
          </table:table-cell>
          <table:table-cell/>
          <table:table-cell office:value-type="float" office:value="40">
            <text:p>40</text:p>
          </table:table-cell>
          <table:table-cell/>
          <table:table-cell office:value-type="float" office:value="20">
            <text:p>20</text:p>
          </table:table-cell>
          <table:table-cell/>
          <table:table-cell office:value-type="float" office:value="20">
            <text:p>20</text:p>
          </table:table-cell>
          <table:table-cell/>
          <table:table-cell office:value-type="float" office:value="20">
            <text:p>20</text:p>
          </table:table-cell>
          <table:table-cell/>
          <table:table-cell office:value-type="float" office:value="20">
            <text:p>20</text:p>
          </table:table-cell>
          <table:table-cell table:number-columns-repeated="233"/>
        </table:table-row>
        <table:table-row table:style-name="ro2" table:number-rows-repeated="224">
          <table:table-cell table:number-columns-repeated="255"/>
        </table:table-row>
        <table:table-row table:style-name="ro2">
          <table:table-cell table:number-columns-repeated="255"/>
        </table:table-row>
      </table:table>
      <table:table table:name="Бонусы" table:style-name="ta1" table:print="false">
        <table:table-column table:style-name="co6" table:default-cell-style-name="ce24"/>
        <table:table-column table:style-name="co10" table:default-cell-style-name="Default"/>
        <table:table-column table:style-name="co8" table:default-cell-style-name="Default"/>
        <table:table-column table:style-name="co10" table:default-cell-style-name="Default"/>
        <table:table-column table:style-name="co8" table:default-cell-style-name="Default"/>
        <table:table-column table:style-name="co10" table:default-cell-style-name="Default"/>
        <table:table-column table:style-name="co8" table:default-cell-style-name="Default"/>
        <table:table-column table:style-name="co10" table:default-cell-style-name="Default"/>
        <table:table-column table:style-name="co8" table:default-cell-style-name="Default"/>
        <table:table-column table:style-name="co10" table:default-cell-style-name="Default"/>
        <table:table-column table:style-name="co8" table:default-cell-style-name="Default"/>
        <table:table-column table:style-name="co10" table:default-cell-style-name="Default"/>
        <table:table-column table:style-name="co8" table:default-cell-style-name="Default"/>
        <table:table-column table:style-name="co10" table:default-cell-style-name="Default"/>
        <table:table-column table:style-name="co8" table:default-cell-style-name="Default"/>
        <table:table-column table:style-name="co10" table:default-cell-style-name="Default"/>
        <table:table-column table:style-name="co8" table:default-cell-style-name="Default"/>
        <table:table-column table:style-name="co10" table:default-cell-style-name="Default"/>
        <table:table-column table:style-name="co8" table:default-cell-style-name="Default"/>
        <table:table-column table:style-name="co3" table:default-cell-style-name="Default"/>
        <table:table-column table:style-name="co9" table:default-cell-style-name="Default"/>
        <table:table-column table:style-name="co3" table:number-columns-repeated="5" table:default-cell-style-name="Default"/>
        <table:table-column table:style-name="co5" table:number-columns-repeated="226" table:default-cell-style-name="Default"/>
        <table:table-row table:style-name="ro1">
          <table:table-cell table:style-name="ce22" office:value-type="string" table:number-columns-spanned="19" table:number-rows-spanned="1">
            <text:p>Распределение бонусов по уровням</text:p>
          </table:table-cell>
          <table:covered-table-cell table:number-columns-repeated="18"/>
          <table:table-cell table:number-columns-repeated="233"/>
        </table:table-row>
        <table:table-row table:style-name="ro2">
          <table:table-cell table:style-name="Default"/>
          <table:table-cell table:number-columns-repeated="251"/>
        </table:table-row>
        <table:table-row table:style-name="ro2">
          <table:table-cell table:style-name="Default" office:value-type="string">
            <text:p>Уровень</text:p>
          </table:table-cell>
          <table:table-cell table:style-name="ce27" office:value-type="string" table:number-columns-spanned="2" table:number-rows-spanned="1">
            <text:p>bonus.spoon</text:p>
          </table:table-cell>
          <table:covered-table-cell table:style-name="ce31"/>
          <table:table-cell table:style-name="ce27" office:value-type="string" table:number-columns-spanned="2" table:number-rows-spanned="1">
            <text:p>bonus.removerow</text:p>
          </table:table-cell>
          <table:covered-table-cell table:style-name="ce31"/>
          <table:table-cell table:style-name="ce27" office:value-type="string" table:number-columns-spanned="2" table:number-rows-spanned="1">
            <text:p>bonus.bomb</text:p>
          </table:table-cell>
          <table:covered-table-cell table:style-name="ce31"/>
          <table:table-cell table:style-name="ce27" office:value-type="string" table:number-columns-spanned="2" table:number-rows-spanned="1">
            <text:p>bonus.scrollback</text:p>
          </table:table-cell>
          <table:covered-table-cell table:style-name="ce31"/>
          <table:table-cell table:style-name="ce27" office:value-type="string" table:number-columns-spanned="2" table:number-rows-spanned="1">
            <text:p>bonus.shuffle</text:p>
          </table:table-cell>
          <table:covered-table-cell table:style-name="ce31"/>
          <table:table-cell table:style-name="ce27" office:value-type="string" table:number-columns-spanned="2" table:number-rows-spanned="1">
            <text:p>bonus.magicwand</text:p>
          </table:table-cell>
          <table:covered-table-cell table:style-name="ce31"/>
          <table:table-cell table:style-name="ce27" office:value-type="string" table:number-columns-spanned="2" table:number-rows-spanned="1">
            <text:p>bonus.sweet</text:p>
          </table:table-cell>
          <table:covered-table-cell table:style-name="ce31"/>
          <table:table-cell table:style-name="ce27" office:value-type="string" table:number-columns-spanned="2" table:number-rows-spanned="1">
            <text:p>bonus.gift</text:p>
          </table:table-cell>
          <table:covered-table-cell table:style-name="ce31"/>
          <table:table-cell table:style-name="ce27" office:value-type="string" table:number-columns-spanned="2" table:number-rows-spanned="1">
            <text:p>bonus.hearts</text:p>
          </table:table-cell>
          <table:covered-table-cell table:style-name="ce31"/>
          <table:table-cell table:style-name="ce24" office:value-type="string">
            <text:p>Сумма</text:p>
          </table:table-cell>
          <table:table-cell office:value-type="string">
            <text:p>Особенности уровня</text:p>
          </table:table-cell>
          <table:table-cell table:number-columns-repeated="231"/>
        </table:table-row>
        <table:table-row table:style-name="ro2">
          <table:table-cell table:style-name="Default"/>
          <table:table-cell table:number-columns-repeated="251"/>
        </table:table-row>
        <table:table-row table:style-name="ro2">
          <table:table-cell table:style-name="ce23" office:value-type="string" table:number-columns-spanned="19" table:number-rows-spanned="1">
            <text:p>Америка</text:p>
          </table:table-cell>
          <table:covered-table-cell table:number-columns-repeated="18" table:style-name="ce28"/>
          <table:table-cell table:style-name="ce28" table:number-columns-repeated="233"/>
        </table:table-row>
        <table:table-row table:style-name="ro3">
          <table:table-cell office:value-type="float" office:value="1">
            <text:p>1</text:p>
          </table:table-cell>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formula="oooc:=SUM([.B6];[.D6];[.F6];[.H6];[.J6];[.L6];[.N6];[.P6];[.R6])" office:value-type="float" office:value="0">
            <text:p>0</text:p>
          </table:table-cell>
          <table:table-cell table:style-name="ce32" table:formula="oooc:=[Уровни.T6]" office:value-type="string" office:string-value="рабочие">
            <text:p>рабочие</text:p>
          </table:table-cell>
          <table:table-cell table:number-columns-repeated="231"/>
        </table:table-row>
        <table:table-row table:style-name="ro3">
          <table:table-cell office:value-type="float" office:value="2">
            <text:p>2</text:p>
          </table:table-cell>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formula="oooc:=SUM([.B7];[.D7];[.F7];[.H7];[.J7];[.L7];[.N7];[.P7];[.R7])" office:value-type="float" office:value="0">
            <text:p>0</text:p>
          </table:table-cell>
          <table:table-cell table:style-name="ce32" table:formula="oooc:=[Уровни.T7]" office:value-type="string" office:string-value="третий стол">
            <text:p>третий стол</text:p>
          </table:table-cell>
          <table:table-cell table:number-columns-repeated="231"/>
        </table:table-row>
        <table:table-row table:style-name="ro3">
          <table:table-cell office:value-type="float" office:value="3">
            <text:p>3</text:p>
          </table:table-cell>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formula="oooc:=SUM([.B8];[.D8];[.F8];[.H8];[.J8];[.L8];[.N8];[.P8];[.R8])" office:value-type="float" office:value="0">
            <text:p>0</text:p>
          </table:table-cell>
          <table:table-cell table:style-name="ce32" table:formula="oooc:=[Уровни.T8]" office:value-type="string" office:string-value="студентки">
            <text:p>студентки</text:p>
          </table:table-cell>
          <table:table-cell table:number-columns-repeated="231"/>
        </table:table-row>
        <table:table-row table:style-name="ro3">
          <table:table-cell office:value-type="float" office:value="4">
            <text:p>4</text:p>
          </table:table-cell>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formula="oooc:=SUM([.B9];[.D9];[.F9];[.H9];[.J9];[.L9];[.N9];[.P9];[.R9])" office:value-type="float" office:value="0">
            <text:p>0</text:p>
          </table:table-cell>
          <table:table-cell table:style-name="ce32" table:formula="oooc:=[Уровни.T9]" office:value-type="string" office:string-value="(лазанья)">
            <text:p>(лазанья)</text:p>
          </table:table-cell>
          <table:table-cell table:number-columns-repeated="231"/>
        </table:table-row>
        <table:table-row table:style-name="ro3">
          <table:table-cell office:value-type="float" office:value="5">
            <text:p>5</text:p>
          </table:table-cell>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table:table-cell table:style-name="ce34"/>
          <table:table-cell table:style-name="ce34" table:formula="oooc:=SUM([.B10];[.D10];[.F10];[.H10];[.J10];[.L10];[.N10];[.P10];[.R10])" office:value-type="float" office:value="1">
            <text:p>1</text:p>
          </table:table-cell>
          <table:table-cell table:style-name="ce32" table:formula="oooc:=[Уровни.T10]" office:value-type="string" office:string-value="бонус – конфета">
            <text:p>бонус – конфета</text:p>
          </table:table-cell>
          <table:table-cell table:number-columns-repeated="231"/>
        </table:table-row>
        <table:table-row table:style-name="ro3">
          <table:table-cell office:value-type="float" office:value="6">
            <text:p>6</text:p>
          </table:table-cell>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table:table-cell table:style-name="ce34"/>
          <table:table-cell table:style-name="ce34" table:formula="oooc:=SUM([.B11];[.D11];[.F11];[.H11];[.J11];[.L11];[.N11];[.P11];[.R11])" office:value-type="float" office:value="1">
            <text:p>1</text:p>
          </table:table-cell>
          <table:table-cell table:style-name="ce32" table:formula="oooc:=[Уровни.T11]" office:value-type="string" office:string-value="бизнес-леди">
            <text:p>бизнес-леди</text:p>
          </table:table-cell>
          <table:table-cell table:number-columns-repeated="231"/>
        </table:table-row>
        <table:table-row table:style-name="ro3">
          <table:table-cell office:value-type="float" office:value="7">
            <text:p>7</text:p>
          </table:table-cell>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table:table-cell table:style-name="ce34"/>
          <table:table-cell table:style-name="ce34" table:formula="oooc:=SUM([.B12];[.D12];[.F12];[.H12];[.J12];[.L12];[.N12];[.P12];[.R12])" office:value-type="float" office:value="1">
            <text:p>1</text:p>
          </table:table-cell>
          <table:table-cell table:style-name="ce32" table:formula="oooc:=[Уровни.T12]" office:value-type="string" office:string-value="только дамы">
            <text:p>только дамы</text:p>
          </table:table-cell>
          <table:table-cell table:number-columns-repeated="231"/>
        </table:table-row>
        <table:table-row table:style-name="ro3">
          <table:table-cell office:value-type="float" office:value="8">
            <text:p>8</text:p>
          </table:table-cell>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table:table-cell table:style-name="ce34"/>
          <table:table-cell table:style-name="ce34" table:formula="oooc:=SUM([.B13];[.D13];[.F13];[.H13];[.J13];[.L13];[.N13];[.P13];[.R13])" office:value-type="float" office:value="2">
            <text:p>2</text:p>
          </table:table-cell>
          <table:table-cell table:style-name="ce32" table:formula="oooc:=[Уровни.T13]" office:value-type="string" office:string-value="бонус – удаление ряда">
            <text:p>бонус – удаление ряда</text:p>
          </table:table-cell>
          <table:table-cell table:number-columns-repeated="231"/>
        </table:table-row>
        <table:table-row table:style-name="ro3">
          <table:table-cell office:value-type="float" office:value="9">
            <text:p>9</text:p>
          </table:table-cell>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table:table-cell table:style-name="ce34"/>
          <table:table-cell table:style-name="ce34" table:formula="oooc:=SUM([.B14];[.D14];[.F14];[.H14];[.J14];[.L14];[.N14];[.P14];[.R14])" office:value-type="float" office:value="2">
            <text:p>2</text:p>
          </table:table-cell>
          <table:table-cell table:style-name="ce32" table:formula="oooc:=[Уровни.T14]" office:value-type="string" office:string-value="гавайские туристы">
            <text:p>гавайские туристы</text:p>
          </table:table-cell>
          <table:table-cell table:number-columns-repeated="231"/>
        </table:table-row>
        <table:table-row table:style-name="ro3">
          <table:table-cell office:value-type="float" office:value="10">
            <text:p>10</text:p>
          </table:table-cell>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table:table-cell table:style-name="ce34"/>
          <table:table-cell table:style-name="ce34" table:formula="oooc:=SUM([.B15];[.D15];[.F15];[.H15];[.J15];[.L15];[.N15];[.P15];[.R15])" office:value-type="float" office:value="2">
            <text:p>2</text:p>
          </table:table-cell>
          <table:table-cell table:style-name="ce32" table:formula="oooc:=[Уровни.T15]" office:value-type="string" office:string-value="последний день">
            <text:p>последний день</text:p>
          </table:table-cell>
          <table:table-cell table:number-columns-repeated="231"/>
        </table:table-row>
        <table:table-row table:style-name="ro2">
          <table:table-cell table:style-name="Default"/>
          <table:table-cell table:style-name="ce33" table:number-columns-repeated="19"/>
          <table:table-cell table:number-columns-repeated="232"/>
        </table:table-row>
        <table:table-row table:style-name="ro2">
          <table:table-cell table:style-name="ce23" office:value-type="string" table:number-columns-spanned="19" table:number-rows-spanned="1">
            <text:p>Мексика</text:p>
          </table:table-cell>
          <table:covered-table-cell table:number-columns-repeated="18" table:style-name="ce35"/>
          <table:table-cell table:style-name="ce28" table:number-columns-repeated="233"/>
        </table:table-row>
        <table:table-row table:style-name="ro3">
          <table:table-cell office:value-type="float" office:value="11">
            <text:p>11</text:p>
          </table:table-cell>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table:table-cell table:style-name="ce34"/>
          <table:table-cell table:style-name="ce34" table:formula="oooc:=SUM([.B18];[.D18];[.F18];[.H18];[.J18];[.L18];[.N18];[.P18];[.R18])" office:value-type="float" office:value="2">
            <text:p>2</text:p>
          </table:table-cell>
          <table:table-cell table:style-name="ce32" table:formula="oooc:=[Уровни.T18]" office:value-type="string" office:string-value="Мексика">
            <text:p>Мексика</text:p>
          </table:table-cell>
          <table:table-cell table:number-columns-repeated="231"/>
        </table:table-row>
        <table:table-row table:style-name="ro3">
          <table:table-cell office:value-type="float" office:value="12">
            <text:p>12</text:p>
          </table:table-cell>
          <table:table-cell table:style-name="ce34"/>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formula="oooc:=SUM([.B19];[.D19];[.F19];[.H19];[.J19];[.L19];[.N19];[.P19];[.R19])" office:value-type="float" office:value="1">
            <text:p>1</text:p>
          </table:table-cell>
          <table:table-cell table:style-name="ce32" table:formula="oooc:=[Уровни.T19]" office:value-type="string" office:string-value="бонус – бомба">
            <text:p>бонус – бомба</text:p>
          </table:table-cell>
          <table:table-cell table:number-columns-repeated="231"/>
        </table:table-row>
        <table:table-row table:style-name="ro3">
          <table:table-cell office:value-type="float" office:value="13">
            <text:p>13</text:p>
          </table:table-cell>
          <table:table-cell table:style-name="ce34"/>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formula="oooc:=SUM([.B20];[.D20];[.F20];[.H20];[.J20];[.L20];[.N20];[.P20];[.R20])" office:value-type="float" office:value="1">
            <text:p>1</text:p>
          </table:table-cell>
          <table:table-cell table:style-name="ce32" table:formula="oooc:=[Уровни.T20]" office:value-type="string" office:string-value="мексиканские туристы">
            <text:p>мексиканские туристы</text:p>
          </table:table-cell>
          <table:table-cell table:number-columns-repeated="231"/>
        </table:table-row>
        <table:table-row table:style-name="ro3">
          <table:table-cell office:value-type="float" office:value="14">
            <text:p>14</text:p>
          </table:table-cell>
          <table:table-cell table:style-name="ce34"/>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table:table-cell table:style-name="ce34"/>
          <table:table-cell table:style-name="ce34" table:formula="oooc:=SUM([.B21];[.D21];[.F21];[.H21];[.J21];[.L21];[.N21];[.P21];[.R21])" office:value-type="float" office:value="2">
            <text:p>2</text:p>
          </table:table-cell>
          <table:table-cell table:style-name="ce32" table:formula="oooc:=[Уровни.T21]" office:value-type="string" office:string-value="(playing tips)">
            <text:p>(playing tips)</text:p>
          </table:table-cell>
          <table:table-cell table:number-columns-repeated="231"/>
        </table:table-row>
        <table:table-row table:style-name="ro3">
          <table:table-cell office:value-type="float" office:value="15">
            <text:p>15</text:p>
          </table:table-cell>
          <table:table-cell table:style-name="ce34"/>
          <table:table-cell table:style-name="ce34"/>
          <table:table-cell table:style-name="ce34"/>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table:table-cell table:style-name="ce34"/>
          <table:table-cell table:style-name="ce34" table:formula="oooc:=SUM([.B22];[.D22];[.F22];[.H22];[.J22];[.L22];[.N22];[.P22];[.R22])" office:value-type="float" office:value="2">
            <text:p>2</text:p>
          </table:table-cell>
          <table:table-cell table:style-name="ce32" table:formula="oooc:=[Уровни.T22]" office:value-type="string" office:string-value="бонус – обратная прокрутка">
            <text:p>бонус – обратная прокрутка</text:p>
          </table:table-cell>
          <table:table-cell table:number-columns-repeated="231"/>
        </table:table-row>
        <table:table-row table:style-name="ro3">
          <table:table-cell office:value-type="float" office:value="16">
            <text:p>16</text:p>
          </table:table-cell>
          <table:table-cell table:style-name="ce34"/>
          <table:table-cell table:style-name="ce34"/>
          <table:table-cell table:style-name="ce34"/>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table:table-cell table:style-name="ce34"/>
          <table:table-cell table:style-name="ce34" table:formula="oooc:=SUM([.B23];[.D23];[.F23];[.H23];[.J23];[.L23];[.N23];[.P23];[.R23])" office:value-type="float" office:value="2">
            <text:p>2</text:p>
          </table:table-cell>
          <table:table-cell table:style-name="ce32" table:formula="oooc:=[Уровни.T23]" office:value-type="string" office:string-value="бабушки">
            <text:p>бабушки</text:p>
          </table:table-cell>
          <table:table-cell table:number-columns-repeated="231"/>
        </table:table-row>
        <table:table-row table:style-name="ro3">
          <table:table-cell office:value-type="float" office:value="17">
            <text:p>17</text:p>
          </table:table-cell>
          <table:table-cell table:style-name="ce34"/>
          <table:table-cell table:style-name="ce34"/>
          <table:table-cell table:style-name="ce34"/>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table:table-cell table:style-name="ce34"/>
          <table:table-cell table:style-name="ce34" table:formula="oooc:=SUM([.B24];[.D24];[.F24];[.H24];[.J24];[.L24];[.N24];[.P24];[.R24])" office:value-type="float" office:value="2">
            <text:p>2</text:p>
          </table:table-cell>
          <table:table-cell table:style-name="ce32" table:formula="oooc:=[Уровни.T24]" office:value-type="string" office:string-value="только мужчины">
            <text:p>только мужчины</text:p>
          </table:table-cell>
          <table:table-cell table:number-columns-repeated="231"/>
        </table:table-row>
        <table:table-row table:style-name="ro3">
          <table:table-cell office:value-type="float" office:value="18">
            <text:p>18</text:p>
          </table:table-cell>
          <table:table-cell table:style-name="ce34"/>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formula="oooc:=SUM([.B25];[.D25];[.F25];[.H25];[.J25];[.L25];[.N25];[.P25];[.R25])" office:value-type="float" office:value="1">
            <text:p>1</text:p>
          </table:table-cell>
          <table:table-cell table:style-name="ce32" table:formula="oooc:=[Уровни.T25]" office:value-type="string" office:string-value="только туристы">
            <text:p>только туристы</text:p>
          </table:table-cell>
          <table:table-cell table:number-columns-repeated="231"/>
        </table:table-row>
        <table:table-row table:style-name="ro3">
          <table:table-cell office:value-type="float" office:value="19">
            <text:p>19</text:p>
          </table:table-cell>
          <table:table-cell table:style-name="ce34"/>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table:table-cell table:style-name="ce34"/>
          <table:table-cell table:style-name="ce34" table:formula="oooc:=SUM([.B26];[.D26];[.F26];[.H26];[.J26];[.L26];[.N26];[.P26];[.R26])" office:value-type="float" office:value="2">
            <text:p>2</text:p>
          </table:table-cell>
          <table:table-cell table:style-name="ce32" table:formula="oooc:=[Уровни.T26]" office:value-type="string" office:string-value="только дамы">
            <text:p>только дамы</text:p>
          </table:table-cell>
          <table:table-cell table:number-columns-repeated="231"/>
        </table:table-row>
        <table:table-row table:style-name="ro3">
          <table:table-cell office:value-type="float" office:value="20">
            <text:p>20</text:p>
          </table:table-cell>
          <table:table-cell table:style-name="ce34"/>
          <table:table-cell table:style-name="ce34"/>
          <table:table-cell table:style-name="ce34"/>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table:table-cell table:style-name="ce34"/>
          <table:table-cell table:style-name="ce34" table:formula="oooc:=SUM([.B27];[.D27];[.F27];[.H27];[.J27];[.L27];[.N27];[.P27];[.R27])" office:value-type="float" office:value="2">
            <text:p>2</text:p>
          </table:table-cell>
          <table:table-cell table:style-name="ce32" table:formula="oooc:=[Уровни.T27]" office:value-type="string" office:string-value="критики">
            <text:p>критики</text:p>
          </table:table-cell>
          <table:table-cell table:number-columns-repeated="231"/>
        </table:table-row>
        <table:table-row table:style-name="ro2">
          <table:table-cell/>
          <table:table-cell table:style-name="ce33" table:number-columns-repeated="19"/>
          <table:table-cell table:number-columns-repeated="232"/>
        </table:table-row>
        <table:table-row table:style-name="ro2">
          <table:table-cell table:style-name="ce23" office:value-type="string" table:number-columns-spanned="19" table:number-rows-spanned="1">
            <text:p>Россия</text:p>
          </table:table-cell>
          <table:covered-table-cell table:number-columns-repeated="18" table:style-name="ce35"/>
          <table:table-cell table:style-name="ce28" table:number-columns-repeated="233"/>
        </table:table-row>
        <table:table-row table:style-name="ro3">
          <table:table-cell office:value-type="float" office:value="21">
            <text:p>21</text:p>
          </table:table-cell>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table:table-cell table:style-name="ce34"/>
          <table:table-cell table:style-name="ce34" table:formula="oooc:=SUM([.B30];[.D30];[.F30];[.H30];[.J30];[.L30];[.N30];[.P30];[.R30])" office:value-type="float" office:value="1">
            <text:p>1</text:p>
          </table:table-cell>
          <table:table-cell table:style-name="ce32" table:formula="oooc:=[Уровни.T30]" office:value-type="string" office:string-value="Россия">
            <text:p>Россия</text:p>
          </table:table-cell>
          <table:table-cell table:number-columns-repeated="231"/>
        </table:table-row>
        <table:table-row table:style-name="ro3">
          <table:table-cell office:value-type="float" office:value="22">
            <text:p>22</text:p>
          </table:table-cell>
          <table:table-cell table:style-name="ce34"/>
          <table:table-cell table:style-name="ce34"/>
          <table:table-cell table:style-name="ce34"/>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table:table-cell table:style-name="ce34"/>
          <table:table-cell table:style-name="ce34" table:formula="oooc:=SUM([.B31];[.D31];[.F31];[.H31];[.J31];[.L31];[.N31];[.P31];[.R31])" office:value-type="float" office:value="2">
            <text:p>2</text:p>
          </table:table-cell>
          <table:table-cell table:style-name="ce32" table:formula="oooc:=[Уровни.T31]" office:value-type="string" office:string-value="рус туристы">
            <text:p>рус туристы</text:p>
          </table:table-cell>
          <table:table-cell table:number-columns-repeated="231"/>
        </table:table-row>
        <table:table-row table:style-name="ro3">
          <table:table-cell office:value-type="float" office:value="23">
            <text:p>23</text:p>
          </table:table-cell>
          <table:table-cell table:style-name="ce34"/>
          <table:table-cell table:style-name="ce34"/>
          <table:table-cell table:style-name="ce34"/>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table:table-cell table:style-name="ce34"/>
          <table:table-cell table:style-name="ce34" table:formula="oooc:=SUM([.B32];[.D32];[.F32];[.H32];[.J32];[.L32];[.N32];[.P32];[.R32])" office:value-type="float" office:value="2">
            <text:p>2</text:p>
          </table:table-cell>
          <table:table-cell table:style-name="ce32" table:formula="oooc:=[Уровни.T32]" office:value-type="string" office:string-value="(fun facts)">
            <text:p>(fun facts)</text:p>
          </table:table-cell>
          <table:table-cell table:number-columns-repeated="231"/>
        </table:table-row>
        <table:table-row table:style-name="ro3">
          <table:table-cell office:value-type="float" office:value="24">
            <text:p>24</text:p>
          </table:table-cell>
          <table:table-cell table:style-name="ce34"/>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table:formula="oooc:=SUM([.B33];[.D33];[.F33];[.H33];[.J33];[.L33];[.N33];[.P33];[.R33])" office:value-type="float" office:value="2">
            <text:p>2</text:p>
          </table:table-cell>
          <table:table-cell table:style-name="ce32" table:formula="oooc:=[Уровни.T33]" office:value-type="string" office:string-value="бонус – подарок">
            <text:p>бонус – подарок</text:p>
          </table:table-cell>
          <table:table-cell table:number-columns-repeated="231"/>
        </table:table-row>
        <table:table-row table:style-name="ro3">
          <table:table-cell office:value-type="float" office:value="25">
            <text:p>25</text:p>
          </table:table-cell>
          <table:table-cell table:style-name="ce34"/>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formula="oooc:=SUM([.B34];[.D34];[.F34];[.H34];[.J34];[.L34];[.N34];[.P34];[.R34])" office:value-type="float" office:value="1">
            <text:p>1</text:p>
          </table:table-cell>
          <table:table-cell table:style-name="ce32" table:formula="oooc:=[Уровни.T34]" office:value-type="string" office:string-value="только мужчины">
            <text:p>только мужчины</text:p>
          </table:table-cell>
          <table:table-cell table:number-columns-repeated="231"/>
        </table:table-row>
        <table:table-row table:style-name="ro3">
          <table:table-cell office:value-type="float" office:value="26">
            <text:p>26</text:p>
          </table:table-cell>
          <table:table-cell table:style-name="ce34"/>
          <table:table-cell table:style-name="ce34"/>
          <table:table-cell table:style-name="ce34"/>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formula="oooc:=SUM([.B35];[.D35];[.F35];[.H35];[.J35];[.L35];[.N35];[.P35];[.R35])" office:value-type="float" office:value="1">
            <text:p>1</text:p>
          </table:table-cell>
          <table:table-cell table:style-name="ce32" table:formula="oooc:=[Уровни.T35]" office:value-type="string" office:string-value="вегетарианки">
            <text:p>вегетарианки</text:p>
          </table:table-cell>
          <table:table-cell table:number-columns-repeated="231"/>
        </table:table-row>
        <table:table-row table:style-name="ro3">
          <table:table-cell office:value-type="float" office:value="27">
            <text:p>27</text:p>
          </table:table-cell>
          <table:table-cell table:style-name="ce34"/>
          <table:table-cell table:style-name="ce34"/>
          <table:table-cell table:style-name="ce34"/>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table:formula="oooc:=SUM([.B36];[.D36];[.F36];[.H36];[.J36];[.L36];[.N36];[.P36];[.R36])" office:value-type="float" office:value="2">
            <text:p>2</text:p>
          </table:table-cell>
          <table:table-cell table:style-name="ce32" table:formula="oooc:=[Уровни.T36]" office:value-type="string" office:string-value="только дамы">
            <text:p>только дамы</text:p>
          </table:table-cell>
          <table:table-cell table:number-columns-repeated="231"/>
        </table:table-row>
        <table:table-row table:style-name="ro3">
          <table:table-cell office:value-type="float" office:value="28">
            <text:p>28</text:p>
          </table:table-cell>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table:formula="oooc:=SUM([.B37];[.D37];[.F37];[.H37];[.J37];[.L37];[.N37];[.P37];[.R37])" office:value-type="float" office:value="1">
            <text:p>1</text:p>
          </table:table-cell>
          <table:table-cell table:style-name="ce32" table:formula="oooc:=[Уровни.T37]" office:value-type="string" office:string-value="бонус – перемешивание">
            <text:p>бонус – перемешивание</text:p>
          </table:table-cell>
          <table:table-cell table:number-columns-repeated="231"/>
        </table:table-row>
        <table:table-row table:style-name="ro3">
          <table:table-cell office:value-type="float" office:value="29">
            <text:p>29</text:p>
          </table:table-cell>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table:formula="oooc:=SUM([.B38];[.D38];[.F38];[.H38];[.J38];[.L38];[.N38];[.P38];[.R38])" office:value-type="float" office:value="2">
            <text:p>2</text:p>
          </table:table-cell>
          <table:table-cell table:style-name="ce32" table:formula="oooc:=[Уровни.T38]" office:value-type="string" office:string-value="школьники">
            <text:p>школьники</text:p>
          </table:table-cell>
          <table:table-cell table:number-columns-repeated="231"/>
        </table:table-row>
        <table:table-row table:style-name="ro3">
          <table:table-cell office:value-type="float" office:value="30">
            <text:p>30</text:p>
          </table:table-cell>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table:formula="oooc:=SUM([.B39];[.D39];[.F39];[.H39];[.J39];[.L39];[.N39];[.P39];[.R39])" office:value-type="float" office:value="2">
            <text:p>2</text:p>
          </table:table-cell>
          <table:table-cell table:style-name="ce32" table:formula="oooc:=[Уровни.T39]" office:value-type="string" office:string-value="последний день">
            <text:p>последний день</text:p>
          </table:table-cell>
          <table:table-cell table:number-columns-repeated="231"/>
        </table:table-row>
        <table:table-row table:style-name="ro2">
          <table:table-cell table:style-name="ce33" table:number-columns-repeated="20"/>
          <table:table-cell table:number-columns-repeated="232"/>
        </table:table-row>
        <table:table-row table:style-name="ro2">
          <table:table-cell table:style-name="ce23" office:value-type="string" table:number-columns-spanned="19" table:number-rows-spanned="1">
            <text:p>Япония</text:p>
          </table:table-cell>
          <table:covered-table-cell table:number-columns-repeated="18" table:style-name="ce35"/>
          <table:table-cell table:style-name="ce28" table:number-columns-repeated="233"/>
        </table:table-row>
        <table:table-row table:style-name="ro3">
          <table:table-cell office:value-type="float" office:value="31">
            <text:p>31</text:p>
          </table:table-cell>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table:table-cell table:style-name="ce34"/>
          <table:table-cell table:style-name="ce34" table:formula="oooc:=SUM([.B42];[.D42];[.F42];[.H42];[.J42];[.L42];[.N42];[.P42];[.R42])" office:value-type="float" office:value="2">
            <text:p>2</text:p>
          </table:table-cell>
          <table:table-cell table:style-name="ce32" table:formula="oooc:=[Уровни.T42]" office:value-type="string" office:string-value="Япония">
            <text:p>Япония</text:p>
          </table:table-cell>
          <table:table-cell table:number-columns-repeated="231"/>
        </table:table-row>
        <table:table-row table:style-name="ro3">
          <table:table-cell office:value-type="float" office:value="32">
            <text:p>32</text:p>
          </table:table-cell>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table:table-cell table:style-name="ce34"/>
          <table:table-cell table:style-name="ce34" table:formula="oooc:=SUM([.B43];[.D43];[.F43];[.H43];[.J43];[.L43];[.N43];[.P43];[.R43])" office:value-type="float" office:value="2">
            <text:p>2</text:p>
          </table:table-cell>
          <table:table-cell table:style-name="ce32" table:formula="oooc:=[Уровни.T43]" office:value-type="string" office:string-value="(вегетарианки)">
            <text:p>(вегетарианки)</text:p>
          </table:table-cell>
          <table:table-cell table:number-columns-repeated="231"/>
        </table:table-row>
        <table:table-row table:style-name="ro3">
          <table:table-cell office:value-type="float" office:value="33">
            <text:p>33</text:p>
          </table:table-cell>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table:table-cell table:style-name="ce34"/>
          <table:table-cell table:style-name="ce34" table:formula="oooc:=SUM([.B44];[.D44];[.F44];[.H44];[.J44];[.L44];[.N44];[.P44];[.R44])" office:value-type="float" office:value="2">
            <text:p>2</text:p>
          </table:table-cell>
          <table:table-cell table:style-name="ce32" table:formula="oooc:=[Уровни.T44]" office:value-type="string" office:string-value="японские туристы">
            <text:p>японские туристы</text:p>
          </table:table-cell>
          <table:table-cell table:number-columns-repeated="231"/>
        </table:table-row>
        <table:table-row table:style-name="ro3">
          <table:table-cell office:value-type="float" office:value="34">
            <text:p>34</text:p>
          </table:table-cell>
          <table:table-cell table:style-name="ce34" office:value-type="float" office:value="1">
            <text:p>1</text:p>
          </table:table-cell>
          <table:table-cell table:style-name="ce34"/>
          <table:table-cell table:style-name="ce34"/>
          <table:table-cell table:style-name="ce34"/>
          <table:table-cell table:style-name="ce34"/>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table:table-cell table:style-name="ce34"/>
          <table:table-cell table:style-name="ce34" table:formula="oooc:=SUM([.B45];[.D45];[.F45];[.H45];[.J45];[.L45];[.N45];[.P45];[.R45])" office:value-type="float" office:value="3">
            <text:p>3</text:p>
          </table:table-cell>
          <table:table-cell table:style-name="ce32" table:formula="oooc:=[Уровни.T45]" office:value-type="string" office:string-value="бонус – ложка">
            <text:p>бонус – ложка</text:p>
          </table:table-cell>
          <table:table-cell table:number-columns-repeated="231"/>
        </table:table-row>
        <table:table-row table:style-name="ro3">
          <table:table-cell office:value-type="float" office:value="35">
            <text:p>35</text:p>
          </table:table-cell>
          <table:table-cell table:style-name="ce34" office:value-type="float" office:value="1">
            <text:p>1</text:p>
          </table:table-cell>
          <table:table-cell table:style-name="ce34"/>
          <table:table-cell table:style-name="ce34"/>
          <table:table-cell table:style-name="ce34"/>
          <table:table-cell table:style-name="ce34"/>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table:formula="oooc:=SUM([.B46];[.D46];[.F46];[.H46];[.J46];[.L46];[.N46];[.P46];[.R46])" office:value-type="float" office:value="3">
            <text:p>3</text:p>
          </table:table-cell>
          <table:table-cell table:style-name="ce32" table:formula="oooc:=[Уровни.T46]" office:value-type="string" office:string-value="только мужчины">
            <text:p>только мужчины</text:p>
          </table:table-cell>
          <table:table-cell table:number-columns-repeated="231"/>
        </table:table-row>
        <table:table-row table:style-name="ro3">
          <table:table-cell office:value-type="float" office:value="36">
            <text:p>36</text:p>
          </table:table-cell>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table:formula="oooc:=SUM([.B47];[.D47];[.F47];[.H47];[.J47];[.L47];[.N47];[.P47];[.R47])" office:value-type="float" office:value="2">
            <text:p>2</text:p>
          </table:table-cell>
          <table:table-cell table:style-name="ce32" table:formula="oooc:=[Уровни.T47]" office:value-type="string" office:string-value="только молодежь">
            <text:p>только молодежь</text:p>
          </table:table-cell>
          <table:table-cell table:number-columns-repeated="231"/>
        </table:table-row>
        <table:table-row table:style-name="ro3">
          <table:table-cell office:value-type="float" office:value="37">
            <text:p>37</text:p>
          </table:table-cell>
          <table:table-cell table:style-name="ce34"/>
          <table:table-cell table:style-name="ce34"/>
          <table:table-cell table:style-name="ce34"/>
          <table:table-cell table:style-name="ce34"/>
          <table:table-cell table:style-name="ce34"/>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table:table-cell table:style-name="ce34"/>
          <table:table-cell table:style-name="ce34"/>
          <table:table-cell table:style-name="ce34"/>
          <table:table-cell table:style-name="ce34" office:value-type="float" office:value="1">
            <text:p>1</text:p>
          </table:table-cell>
          <table:table-cell table:style-name="ce34"/>
          <table:table-cell table:style-name="ce34" table:formula="oooc:=SUM([.B48];[.D48];[.F48];[.H48];[.J48];[.L48];[.N48];[.P48];[.R48])" office:value-type="float" office:value="2">
            <text:p>2</text:p>
          </table:table-cell>
          <table:table-cell table:style-name="ce32" table:formula="oooc:=[Уровни.T48]" office:value-type="string" office:string-value="бонус – сердце">
            <text:p>бонус – сердце</text:p>
          </table:table-cell>
          <table:table-cell table:number-columns-repeated="231"/>
        </table:table-row>
        <table:table-row table:style-name="ro3">
          <table:table-cell office:value-type="float" office:value="38">
            <text:p>38</text:p>
          </table:table-cell>
          <table:table-cell table:style-name="ce34" office:value-type="float" office:value="1">
            <text:p>1</text:p>
          </table:table-cell>
          <table:table-cell table:style-name="ce34"/>
          <table:table-cell table:style-name="ce34"/>
          <table:table-cell table:style-name="ce34"/>
          <table:table-cell table:style-name="ce34"/>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table:table-cell table:style-name="ce34"/>
          <table:table-cell table:style-name="ce34"/>
          <table:table-cell table:style-name="ce34"/>
          <table:table-cell table:style-name="ce34" office:value-type="float" office:value="1">
            <text:p>1</text:p>
          </table:table-cell>
          <table:table-cell table:style-name="ce34"/>
          <table:table-cell table:style-name="ce34" table:formula="oooc:=SUM([.B49];[.D49];[.F49];[.H49];[.J49];[.L49];[.N49];[.P49];[.R49])" office:value-type="float" office:value="3">
            <text:p>3</text:p>
          </table:table-cell>
          <table:table-cell table:style-name="ce32" table:formula="oooc:=[Уровни.T49]" office:value-type="string" office:string-value="только дамы">
            <text:p>только дамы</text:p>
          </table:table-cell>
          <table:table-cell table:number-columns-repeated="231"/>
        </table:table-row>
        <table:table-row table:style-name="ro3">
          <table:table-cell office:value-type="float" office:value="39">
            <text:p>39</text:p>
          </table:table-cell>
          <table:table-cell table:style-name="ce34" office:value-type="float" office:value="1">
            <text:p>1</text:p>
          </table:table-cell>
          <table:table-cell table:style-name="ce34"/>
          <table:table-cell table:style-name="ce34"/>
          <table:table-cell table:style-name="ce34"/>
          <table:table-cell table:style-name="ce34"/>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table:table-cell table:style-name="ce34"/>
          <table:table-cell table:style-name="ce34" table:formula="oooc:=SUM([.B50];[.D50];[.F50];[.H50];[.J50];[.L50];[.N50];[.P50];[.R50])" office:value-type="float" office:value="3">
            <text:p>3</text:p>
          </table:table-cell>
          <table:table-cell table:style-name="ce32" table:formula="oooc:=[Уровни.T50]" office:value-type="string" office:string-value="только пожилые">
            <text:p>только пожилые</text:p>
          </table:table-cell>
          <table:table-cell table:number-columns-repeated="231"/>
        </table:table-row>
        <table:table-row table:style-name="ro3">
          <table:table-cell office:value-type="float" office:value="40">
            <text:p>40</text:p>
          </table:table-cell>
          <table:table-cell table:style-name="ce34" office:value-type="float" office:value="1">
            <text:p>1</text:p>
          </table:table-cell>
          <table:table-cell table:style-name="ce34"/>
          <table:table-cell table:style-name="ce34"/>
          <table:table-cell table:style-name="ce34"/>
          <table:table-cell table:style-name="ce34"/>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table:formula="oooc:=SUM([.B51];[.D51];[.F51];[.H51];[.J51];[.L51];[.N51];[.P51];[.R51])" office:value-type="float" office:value="3">
            <text:p>3</text:p>
          </table:table-cell>
          <table:table-cell table:style-name="ce32" table:formula="oooc:=[Уровни.T51]" office:value-type="string" office:string-value="последний день – ждем итогов">
            <text:p>последний день – ждем итогов</text:p>
          </table:table-cell>
          <table:table-cell table:number-columns-repeated="231"/>
        </table:table-row>
        <table:table-row table:style-name="ro2">
          <table:table-cell/>
          <table:table-cell table:style-name="ce33" table:number-columns-repeated="19"/>
          <table:table-cell table:number-columns-repeated="232"/>
        </table:table-row>
        <table:table-row table:style-name="ro2">
          <table:table-cell table:style-name="ce23" office:value-type="string" table:number-columns-spanned="19" table:number-rows-spanned="1">
            <text:p>Гавайи</text:p>
          </table:table-cell>
          <table:covered-table-cell table:number-columns-repeated="18" table:style-name="ce35"/>
          <table:table-cell table:style-name="ce28" table:number-columns-repeated="233"/>
        </table:table-row>
        <table:table-row table:style-name="ro3">
          <table:table-cell office:value-type="float" office:value="41">
            <text:p>41</text:p>
          </table:table-cell>
          <table:table-cell table:style-name="ce34" office:value-type="float" office:value="1">
            <text:p>1</text:p>
          </table:table-cell>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office:value-type="float" office:value="1">
            <text:p>1</text:p>
          </table:table-cell>
          <table:table-cell table:style-name="ce34"/>
          <table:table-cell table:style-name="ce34" table:formula="oooc:=SUM([.B54];[.D54];[.F54];[.H54];[.J54];[.L54];[.N54];[.P54];[.R54])" office:value-type="float" office:value="5">
            <text:p>5</text:p>
          </table:table-cell>
          <table:table-cell table:style-name="ce32" table:formula="oooc:=[Уровни.T54]" office:value-type="string" office:string-value="Гавайи">
            <text:p>Гавайи</text:p>
          </table:table-cell>
          <table:table-cell table:number-columns-repeated="231"/>
        </table:table-row>
        <table:table-row table:style-name="ro3">
          <table:table-cell office:value-type="float" office:value="42">
            <text:p>42</text:p>
          </table:table-cell>
          <table:table-cell table:style-name="ce34" office:value-type="float" office:value="1">
            <text:p>1</text:p>
          </table:table-cell>
          <table:table-cell table:style-name="ce34"/>
          <table:table-cell table:style-name="ce34"/>
          <table:table-cell table:style-name="ce34"/>
          <table:table-cell table:style-name="ce34" office:value-type="float" office:value="1">
            <text:p>1</text:p>
          </table:table-cell>
          <table:table-cell table:style-name="ce34"/>
          <table:table-cell table:style-name="ce34" office:value-type="float" office:value="1">
            <text:p>1</text:p>
          </table:table-cell>
          <table:table-cell table:style-name="ce34"/>
          <table:table-cell table:style-name="ce34" office:value-type="float" office:value="1">
            <text:p>1</text:p>
          </table:table-cell>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office:value-type="float" office:value="1">
            <text:p>1</text:p>
          </table:table-cell>
          <table:table-cell table:style-name="ce34"/>
          <table:table-cell table:style-name="ce34" table:formula="oooc:=SUM([.B55];[.D55];[.F55];[.H55];[.J55];[.L55];[.N55];[.P55];[.R55])" office:value-type="float" office:value="6">
            <text:p>6</text:p>
          </table:table-cell>
          <table:table-cell table:style-name="ce32" table:formula="oooc:=[Уровни.T55]" office:value-type="string" office:string-value="только туристы">
            <text:p>только туристы</text:p>
          </table:table-cell>
          <table:table-cell table:number-columns-repeated="231"/>
        </table:table-row>
        <table:table-row table:style-name="ro3">
          <table:table-cell office:value-type="float" office:value="43">
            <text:p>43</text:p>
          </table:table-cell>
          <table:table-cell table:style-name="ce34" office:value-type="float" office:value="1">
            <text:p>1</text:p>
          </table:table-cell>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office:value-type="float" office:value="1">
            <text:p>1</text:p>
          </table:table-cell>
          <table:table-cell table:style-name="ce34"/>
          <table:table-cell table:style-name="ce34" table:formula="oooc:=SUM([.B56];[.D56];[.F56];[.H56];[.J56];[.L56];[.N56];[.P56];[.R56])" office:value-type="float" office:value="5">
            <text:p>5</text:p>
          </table:table-cell>
          <table:table-cell table:style-name="ce32" table:formula="oooc:=[Уровни.T56]" office:value-type="string" office:string-value="только молодежь">
            <text:p>только молодежь</text:p>
          </table:table-cell>
          <table:table-cell table:number-columns-repeated="231"/>
        </table:table-row>
        <table:table-row table:style-name="ro3">
          <table:table-cell office:value-type="float" office:value="44">
            <text:p>44</text:p>
          </table:table-cell>
          <table:table-cell table:style-name="ce34" office:value-type="float" office:value="1">
            <text:p>1</text:p>
          </table:table-cell>
          <table:table-cell table:style-name="ce34"/>
          <table:table-cell table:style-name="ce34"/>
          <table:table-cell table:style-name="ce34"/>
          <table:table-cell table:style-name="ce34" office:value-type="float" office:value="1">
            <text:p>1</text:p>
          </table:table-cell>
          <table:table-cell table:style-name="ce34"/>
          <table:table-cell table:style-name="ce34" office:value-type="float" office:value="1">
            <text:p>1</text:p>
          </table:table-cell>
          <table:table-cell table:style-name="ce34"/>
          <table:table-cell table:style-name="ce34" office:value-type="float" office:value="1">
            <text:p>1</text:p>
          </table:table-cell>
          <table:table-cell table:style-name="ce34"/>
          <table:table-cell table:style-name="ce34"/>
          <table:table-cell table:style-name="ce34"/>
          <table:table-cell table:style-name="ce34" office:value-type="float" office:value="1">
            <text:p>1</text:p>
          </table:table-cell>
          <table:table-cell table:style-name="ce34"/>
          <table:table-cell table:style-name="ce34" office:value-type="float" office:value="1">
            <text:p>1</text:p>
          </table:table-cell>
          <table:table-cell table:style-name="ce34"/>
          <table:table-cell table:style-name="ce34"/>
          <table:table-cell table:style-name="ce34"/>
          <table:table-cell table:style-name="ce34" table:formula="oooc:=SUM([.B57];[.D57];[.F57];[.H57];[.J57];[.L57];[.N57];[.P57];[.R57])" office:value-type="float" office:value="6">
            <text:p>6</text:p>
          </table:table-cell>
          <table:table-cell table:style-name="ce32" table:formula="oooc:=[Уровни.T57]" office:value-type="string" office:string-value="только дамы">
            <text:p>только дамы</text:p>
          </table:table-cell>
          <table:table-cell table:number-columns-repeated="231"/>
        </table:table-row>
        <table:table-row table:style-name="ro3">
          <table:table-cell office:value-type="float" office:value="45">
            <text:p>45</text:p>
          </table:table-cell>
          <table:table-cell table:style-name="ce34" office:value-type="float" office:value="1">
            <text:p>1</text:p>
          </table:table-cell>
          <table:table-cell table:style-name="ce34"/>
          <table:table-cell table:style-name="ce34"/>
          <table:table-cell table:style-name="ce34"/>
          <table:table-cell table:style-name="ce34" office:value-type="float" office:value="1">
            <text:p>1</text:p>
          </table:table-cell>
          <table:table-cell table:style-name="ce34"/>
          <table:table-cell table:style-name="ce34" office:value-type="float" office:value="1">
            <text:p>1</text:p>
          </table:table-cell>
          <table:table-cell table:style-name="ce34"/>
          <table:table-cell table:style-name="ce34" office:value-type="float" office:value="1">
            <text:p>1</text:p>
          </table:table-cell>
          <table:table-cell table:style-name="ce34"/>
          <table:table-cell table:style-name="ce34"/>
          <table:table-cell table:style-name="ce34"/>
          <table:table-cell table:style-name="ce34" office:value-type="float" office:value="1">
            <text:p>1</text:p>
          </table:table-cell>
          <table:table-cell table:style-name="ce34"/>
          <table:table-cell table:style-name="ce34" office:value-type="float" office:value="1">
            <text:p>1</text:p>
          </table:table-cell>
          <table:table-cell table:style-name="ce34"/>
          <table:table-cell table:style-name="ce34"/>
          <table:table-cell table:style-name="ce34"/>
          <table:table-cell table:style-name="ce34" table:formula="oooc:=SUM([.B58];[.D58];[.F58];[.H58];[.J58];[.L58];[.N58];[.P58];[.R58])" office:value-type="float" office:value="6">
            <text:p>6</text:p>
          </table:table-cell>
          <table:table-cell table:style-name="ce32" table:formula="oooc:=[Уровни.T58]" office:value-type="string" office:string-value="christmas in july">
            <text:p>christmas in july</text:p>
          </table:table-cell>
          <table:table-cell table:number-columns-repeated="231"/>
        </table:table-row>
        <table:table-row table:style-name="ro3">
          <table:table-cell office:value-type="float" office:value="46">
            <text:p>46</text:p>
          </table:table-cell>
          <table:table-cell table:style-name="ce34" office:value-type="float" office:value="1">
            <text:p>1</text:p>
          </table:table-cell>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table:table-cell table:style-name="ce34"/>
          <table:table-cell table:style-name="ce34" office:value-type="float" office:value="1">
            <text:p>1</text:p>
          </table:table-cell>
          <table:table-cell table:style-name="ce34"/>
          <table:table-cell table:style-name="ce34" office:value-type="float" office:value="1">
            <text:p>1</text:p>
          </table:table-cell>
          <table:table-cell table:style-name="ce34"/>
          <table:table-cell table:style-name="ce34" table:formula="oooc:=SUM([.B59];[.D59];[.F59];[.H59];[.J59];[.L59];[.N59];[.P59];[.R59])" office:value-type="float" office:value="5">
            <text:p>5</text:p>
          </table:table-cell>
          <table:table-cell table:style-name="ce32" table:formula="oooc:=[Уровни.T59]" office:value-type="string" office:string-value="только критики">
            <text:p>только критики</text:p>
          </table:table-cell>
          <table:table-cell table:number-columns-repeated="231"/>
        </table:table-row>
        <table:table-row table:style-name="ro3">
          <table:table-cell office:value-type="float" office:value="47">
            <text:p>47</text:p>
          </table:table-cell>
          <table:table-cell table:style-name="ce34" office:value-type="float" office:value="1">
            <text:p>1</text:p>
          </table:table-cell>
          <table:table-cell table:style-name="ce34"/>
          <table:table-cell table:style-name="ce34"/>
          <table:table-cell table:style-name="ce34"/>
          <table:table-cell table:style-name="ce34" office:value-type="float" office:value="1">
            <text:p>1</text:p>
          </table:table-cell>
          <table:table-cell table:style-name="ce34"/>
          <table:table-cell table:style-name="ce34" office:value-type="float" office:value="1">
            <text:p>1</text:p>
          </table:table-cell>
          <table:table-cell table:style-name="ce34"/>
          <table:table-cell table:style-name="ce34" office:value-type="float" office:value="1">
            <text:p>1</text:p>
          </table:table-cell>
          <table:table-cell table:style-name="ce34"/>
          <table:table-cell table:style-name="ce34"/>
          <table:table-cell table:style-name="ce34"/>
          <table:table-cell table:style-name="ce34"/>
          <table:table-cell table:style-name="ce34"/>
          <table:table-cell table:style-name="ce34" office:value-type="float" office:value="1">
            <text:p>1</text:p>
          </table:table-cell>
          <table:table-cell table:style-name="ce34"/>
          <table:table-cell table:style-name="ce34" office:value-type="float" office:value="1">
            <text:p>1</text:p>
          </table:table-cell>
          <table:table-cell table:style-name="ce34"/>
          <table:table-cell table:style-name="ce34" table:formula="oooc:=SUM([.B60];[.D60];[.F60];[.H60];[.J60];[.L60];[.N60];[.P60];[.R60])" office:value-type="float" office:value="6">
            <text:p>6</text:p>
          </table:table-cell>
          <table:table-cell table:style-name="ce32" table:formula="oooc:=[Уровни.T60]" office:value-type="string" office:string-value="только пожилые">
            <text:p>только пожилые</text:p>
          </table:table-cell>
          <table:table-cell table:number-columns-repeated="231"/>
        </table:table-row>
        <table:table-row table:style-name="ro3">
          <table:table-cell office:value-type="float" office:value="48">
            <text:p>48</text:p>
          </table:table-cell>
          <table:table-cell table:style-name="ce34" office:value-type="float" office:value="1">
            <text:p>1</text:p>
          </table:table-cell>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office:value-type="float" office:value="1">
            <text:p>1</text:p>
          </table:table-cell>
          <table:table-cell table:style-name="ce34"/>
          <table:table-cell table:style-name="ce34" office:value-type="float" office:value="1">
            <text:p>1</text:p>
          </table:table-cell>
          <table:table-cell table:style-name="ce34"/>
          <table:table-cell table:style-name="ce34"/>
          <table:table-cell table:style-name="ce34"/>
          <table:table-cell table:style-name="ce34" table:formula="oooc:=SUM([.B61];[.D61];[.F61];[.H61];[.J61];[.L61];[.N61];[.P61];[.R61])" office:value-type="float" office:value="5">
            <text:p>5</text:p>
          </table:table-cell>
          <table:table-cell table:style-name="ce32" table:formula="oooc:=[Уровни.T61]" office:value-type="string" office:string-value="только туристы">
            <text:p>только туристы</text:p>
          </table:table-cell>
          <table:table-cell table:number-columns-repeated="231"/>
        </table:table-row>
        <table:table-row table:style-name="ro3">
          <table:table-cell office:value-type="float" office:value="49">
            <text:p>49</text:p>
          </table:table-cell>
          <table:table-cell table:style-name="ce34" office:value-type="float" office:value="1">
            <text:p>1</text:p>
          </table:table-cell>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table:table-cell table:style-name="ce34"/>
          <table:table-cell table:style-name="ce34" office:value-type="float" office:value="1">
            <text:p>1</text:p>
          </table:table-cell>
          <table:table-cell table:style-name="ce34"/>
          <table:table-cell table:style-name="ce34" office:value-type="float" office:value="1">
            <text:p>1</text:p>
          </table:table-cell>
          <table:table-cell table:style-name="ce34"/>
          <table:table-cell table:style-name="ce34" table:formula="oooc:=SUM([.B62];[.D62];[.F62];[.H62];[.J62];[.L62];[.N62];[.P62];[.R62])" office:value-type="float" office:value="5">
            <text:p>5</text:p>
          </table:table-cell>
          <table:table-cell table:style-name="ce32" table:formula="oooc:=[Уровни.T62]" office:value-type="string" office:string-value="только мужчины">
            <text:p>только мужчины</text:p>
          </table:table-cell>
          <table:table-cell table:number-columns-repeated="231"/>
        </table:table-row>
        <table:table-row table:style-name="ro3">
          <table:table-cell office:value-type="float" office:value="50">
            <text:p>50</text:p>
          </table:table-cell>
          <table:table-cell table:style-name="ce34" office:value-type="float" office:value="1">
            <text:p>1</text:p>
          </table:table-cell>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office:value-type="float" office:value="1">
            <text:p>1</text:p>
          </table:table-cell>
          <table:table-cell table:style-name="ce34"/>
          <table:table-cell table:style-name="ce34"/>
          <table:table-cell table:style-name="ce34"/>
          <table:table-cell table:style-name="ce34"/>
          <table:table-cell table:style-name="ce34"/>
          <table:table-cell table:style-name="ce34" office:value-type="float" office:value="1">
            <text:p>1</text:p>
          </table:table-cell>
          <table:table-cell table:style-name="ce34"/>
          <table:table-cell table:style-name="ce34" office:value-type="float" office:value="1">
            <text:p>1</text:p>
          </table:table-cell>
          <table:table-cell table:style-name="ce34"/>
          <table:table-cell table:style-name="ce34" table:formula="oooc:=SUM([.B63];[.D63];[.F63];[.H63];[.J63];[.L63];[.N63];[.P63];[.R63])" office:value-type="float" office:value="5">
            <text:p>5</text:p>
          </table:table-cell>
          <table:table-cell table:style-name="ce32" table:formula="oooc:=[Уровни.T63]" office:value-type="string" office:string-value="последнее испытание">
            <text:p>последнее испытание</text:p>
          </table:table-cell>
          <table:table-cell table:number-columns-repeated="231"/>
        </table:table-row>
        <table:table-row table:style-name="ro2">
          <table:table-cell table:number-columns-repeated="252"/>
        </table:table-row>
        <table:table-row table:style-name="ro2">
          <table:table-cell table:style-name="ce26"/>
          <table:table-cell table:style-name="ce28" table:number-columns-repeated="251"/>
        </table:table-row>
        <table:table-row table:style-name="ro2">
          <table:table-cell table:number-columns-repeated="252"/>
        </table:table-row>
        <table:table-row table:style-name="ro2">
          <table:table-cell table:number-columns-repeated="20"/>
          <table:table-cell table:style-name="ce36" office:value-type="string">
            <text:p>ограниченный контингент покупателей</text:p>
          </table:table-cell>
          <table:table-cell table:number-columns-repeated="231"/>
        </table:table-row>
        <table:table-row table:style-name="ro2">
          <table:table-cell table:number-columns-repeated="20"/>
          <table:table-cell table:style-name="ce37" office:value-type="string">
            <text:p>сложный уровень</text:p>
          </table:table-cell>
          <table:table-cell table:number-columns-repeated="231"/>
        </table:table-row>
        <table:table-row table:style-name="ro2">
          <table:table-cell table:number-columns-repeated="20"/>
          <table:table-cell table:style-name="ce38" office:value-type="string">
            <text:p>новый тип покупателей</text:p>
          </table:table-cell>
          <table:table-cell table:number-columns-repeated="231"/>
        </table:table-row>
        <table:table-row table:style-name="ro2" table:number-rows-repeated="228">
          <table:table-cell table:number-columns-repeated="252"/>
        </table:table-row>
        <table:table-row table:style-name="ro2">
          <table:table-cell table:number-columns-repeated="252"/>
        </table:table-row>
      </table:table>
      <table:table table:name="Рецепты ингред" table:style-name="ta1" table:print="false">
        <table:table-column table:style-name="co6" table:default-cell-style-name="Default"/>
        <table:table-column table:style-name="co11" table:default-cell-style-name="ce51"/>
        <table:table-column table:style-name="co8" table:default-cell-style-name="Default"/>
        <table:table-column table:style-name="co11" table:default-cell-style-name="ce51"/>
        <table:table-column table:style-name="co8" table:default-cell-style-name="Default"/>
        <table:table-column table:style-name="co11" table:default-cell-style-name="ce51"/>
        <table:table-column table:style-name="co8" table:default-cell-style-name="Default"/>
        <table:table-column table:style-name="co11" table:default-cell-style-name="ce51"/>
        <table:table-column table:style-name="co8" table:default-cell-style-name="Default"/>
        <table:table-column table:style-name="co11" table:default-cell-style-name="ce51"/>
        <table:table-column table:style-name="co8" table:default-cell-style-name="Default"/>
        <table:table-column table:style-name="co11" table:default-cell-style-name="ce51"/>
        <table:table-column table:style-name="co8" table:default-cell-style-name="Default"/>
        <table:table-column table:style-name="co11" table:default-cell-style-name="ce51"/>
        <table:table-column table:style-name="co8" table:default-cell-style-name="Default"/>
        <table:table-column table:style-name="co11" table:default-cell-style-name="ce51"/>
        <table:table-column table:style-name="co8" table:default-cell-style-name="Default"/>
        <table:table-column table:style-name="co11" table:default-cell-style-name="ce51"/>
        <table:table-column table:style-name="co8" table:default-cell-style-name="Default"/>
        <table:table-column table:style-name="co11" table:default-cell-style-name="ce51"/>
        <table:table-column table:style-name="co8" table:default-cell-style-name="Default"/>
        <table:table-column table:style-name="co11" table:default-cell-style-name="ce51"/>
        <table:table-column table:style-name="co8" table:default-cell-style-name="Default"/>
        <table:table-column table:style-name="co11" table:default-cell-style-name="ce51"/>
        <table:table-column table:style-name="co8" table:default-cell-style-name="Default"/>
        <table:table-column table:style-name="co11" table:default-cell-style-name="ce65"/>
        <table:table-column table:style-name="co7" table:default-cell-style-name="ce51"/>
        <table:table-column table:style-name="co8" table:default-cell-style-name="Default"/>
        <table:table-column table:style-name="co7" table:default-cell-style-name="ce51"/>
        <table:table-column table:style-name="co8" table:default-cell-style-name="Default"/>
        <table:table-column table:style-name="co7" table:default-cell-style-name="ce51"/>
        <table:table-column table:style-name="co8" table:default-cell-style-name="Default"/>
        <table:table-column table:style-name="co7" table:default-cell-style-name="ce51"/>
        <table:table-column table:style-name="co8" table:default-cell-style-name="Default"/>
        <table:table-column table:style-name="co7" table:default-cell-style-name="ce51"/>
        <table:table-column table:style-name="co8" table:default-cell-style-name="Default"/>
        <table:table-column table:style-name="co7" table:default-cell-style-name="ce51"/>
        <table:table-column table:style-name="co8" table:default-cell-style-name="Default"/>
        <table:table-column table:style-name="co7" table:default-cell-style-name="ce65"/>
        <table:table-column table:style-name="co5" table:number-columns-repeated="217" table:default-cell-style-name="Default"/>
        <table:table-row table:style-name="ro1">
          <table:table-cell table:style-name="ce39"/>
          <table:table-cell table:style-name="ce22" office:value-type="string" table:number-columns-spanned="24" table:number-rows-spanned="1">
            <text:p>Распределение рецептов по уровням</text:p>
          </table:table-cell>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table-cell table:style-name="ce58"/>
          <table:table-cell table:style-name="ce66"/>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3"/>
          <table:table-cell table:number-columns-repeated="217"/>
        </table:table-row>
        <table:table-row table:style-name="ro2">
          <table:table-cell table:style-name="ce39"/>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8"/>
          <table:table-cell table:style-name="ce66"/>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3"/>
          <table:table-cell table:number-columns-repeated="217"/>
        </table:table-row>
        <table:table-row table:style-name="ro2">
          <table:table-cell table:style-name="ce39" office:value-type="string">
            <text:p>Уровень</text:p>
          </table:table-cell>
          <table:table-cell table:style-name="ce46" office:value-type="float" office:value="1" table:number-columns-spanned="2" table:number-rows-spanned="1">
            <text:p>1</text:p>
          </table:table-cell>
          <table:covered-table-cell/>
          <table:table-cell table:style-name="ce46" office:value-type="float" office:value="2" table:number-columns-spanned="2" table:number-rows-spanned="1">
            <text:p>2</text:p>
          </table:table-cell>
          <table:covered-table-cell/>
          <table:table-cell table:style-name="ce46" office:value-type="float" office:value="3" table:number-columns-spanned="2" table:number-rows-spanned="1">
            <text:p>3</text:p>
          </table:table-cell>
          <table:covered-table-cell/>
          <table:table-cell table:style-name="ce46" office:value-type="float" office:value="4" table:number-columns-spanned="2" table:number-rows-spanned="1">
            <text:p>4</text:p>
          </table:table-cell>
          <table:covered-table-cell/>
          <table:table-cell table:style-name="ce46" office:value-type="float" office:value="5" table:number-columns-spanned="2" table:number-rows-spanned="1">
            <text:p>5</text:p>
          </table:table-cell>
          <table:covered-table-cell/>
          <table:table-cell table:style-name="ce46" office:value-type="float" office:value="6" table:number-columns-spanned="2" table:number-rows-spanned="1">
            <text:p>6</text:p>
          </table:table-cell>
          <table:covered-table-cell/>
          <table:table-cell table:style-name="ce46" office:value-type="float" office:value="7" table:number-columns-spanned="2" table:number-rows-spanned="1">
            <text:p>7</text:p>
          </table:table-cell>
          <table:covered-table-cell/>
          <table:table-cell table:style-name="ce46" office:value-type="float" office:value="8" table:number-columns-spanned="2" table:number-rows-spanned="1">
            <text:p>8</text:p>
          </table:table-cell>
          <table:covered-table-cell/>
          <table:table-cell table:style-name="ce46" office:value-type="float" office:value="9" table:number-columns-spanned="2" table:number-rows-spanned="1">
            <text:p>9</text:p>
          </table:table-cell>
          <table:covered-table-cell/>
          <table:table-cell table:style-name="ce46" office:value-type="float" office:value="10" table:number-columns-spanned="2" table:number-rows-spanned="1">
            <text:p>10</text:p>
          </table:table-cell>
          <table:covered-table-cell/>
          <table:table-cell table:style-name="ce46" office:value-type="float" office:value="11" table:number-columns-spanned="2" table:number-rows-spanned="1">
            <text:p>11</text:p>
          </table:table-cell>
          <table:covered-table-cell/>
          <table:table-cell table:style-name="ce46" office:value-type="float" office:value="12" table:number-columns-spanned="2" table:number-rows-spanned="1">
            <text:p>12</text:p>
          </table:table-cell>
          <table:covered-table-cell/>
          <table:table-cell table:style-name="ce58"/>
          <table:table-cell table:style-name="ce67" office:value-type="float" office:value="1" table:number-columns-spanned="2" table:number-rows-spanned="1">
            <text:p>1</text:p>
          </table:table-cell>
          <table:covered-table-cell office:value-type="float" office:value="1">
            <text:p>1</text:p>
          </table:covered-table-cell>
          <table:table-cell table:style-name="ce46" office:value-type="float" office:value="2" table:number-columns-spanned="2" table:number-rows-spanned="1">
            <text:p>2</text:p>
          </table:table-cell>
          <table:covered-table-cell/>
          <table:table-cell table:style-name="ce46" office:value-type="float" office:value="3" table:number-columns-spanned="2" table:number-rows-spanned="1">
            <text:p>3</text:p>
          </table:table-cell>
          <table:covered-table-cell/>
          <table:table-cell table:style-name="ce46" office:value-type="float" office:value="4" table:number-columns-spanned="2" table:number-rows-spanned="1">
            <text:p>4</text:p>
          </table:table-cell>
          <table:covered-table-cell/>
          <table:table-cell table:style-name="ce46" office:value-type="float" office:value="5" table:number-columns-spanned="2" table:number-rows-spanned="1">
            <text:p>5</text:p>
          </table:table-cell>
          <table:covered-table-cell/>
          <table:table-cell table:style-name="ce46" office:value-type="float" office:value="6" table:number-columns-spanned="2" table:number-rows-spanned="1">
            <text:p>6</text:p>
          </table:table-cell>
          <table:covered-table-cell/>
          <table:table-cell table:style-name="ce43"/>
          <table:table-cell table:number-columns-repeated="217"/>
        </table:table-row>
        <table:table-row table:style-name="ro2">
          <table:table-cell table:style-name="ce39"/>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8"/>
          <table:table-cell table:style-name="ce66"/>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3"/>
          <table:table-cell table:number-columns-repeated="217"/>
        </table:table-row>
        <table:table-row table:style-name="ro2">
          <table:table-cell table:style-name="ce40"/>
          <table:table-cell table:style-name="ce47" office:value-type="string" table:number-columns-spanned="25" table:number-rows-spanned="1">
            <text:p>Америка</text:p>
          </table:table-cell>
          <table:covered-table-cell table:number-columns-repeated="23" table:style-name="ce28"/>
          <table:covered-table-cell table:style-name="ce59"/>
          <table:table-cell table:style-name="ce68"/>
          <table:table-cell table:style-name="ce28" table:number-columns-repeated="11"/>
          <table:table-cell table:style-name="ce75"/>
          <table:table-cell table:style-name="ce28" table:number-columns-repeated="213"/>
          <table:table-cell table:number-columns-repeated="4"/>
        </table:table-row>
        <table:table-row table:style-name="ro4">
          <table:table-cell table:style-name="ce41"/>
          <table:table-cell table:style-name="ce48" office:value-type="string" table:number-columns-spanned="2" table:number-rows-spanned="1">
            <text:p>Squash + Tomato</text:p>
          </table:table-cell>
          <table:covered-table-cell table:style-name="ce52"/>
          <table:table-cell table:style-name="ce27" office:value-type="string" table:number-columns-spanned="2" table:number-rows-spanned="1">
            <text:p>Chicken Squash</text:p>
          </table:table-cell>
          <table:covered-table-cell table:style-name="ce31"/>
          <table:table-cell table:style-name="ce27" office:value-type="string" table:number-columns-spanned="2" table:number-rows-spanned="1">
            <text:p>Pasta + Tomato</text:p>
          </table:table-cell>
          <table:covered-table-cell table:style-name="ce31"/>
          <table:table-cell table:style-name="ce27" office:value-type="string" table:number-columns-spanned="2" table:number-rows-spanned="1">
            <text:p>Pin + Tomato</text:p>
          </table:table-cell>
          <table:covered-table-cell table:style-name="ce31"/>
          <table:table-cell table:style-name="ce27" office:value-type="string" table:number-columns-spanned="2" table:number-rows-spanned="1">
            <text:p>Carib Chicken</text:p>
          </table:table-cell>
          <table:covered-table-cell table:style-name="ce57"/>
          <table:table-cell table:style-name="ce27" office:value-type="string" table:number-columns-spanned="2" table:number-rows-spanned="1">
            <text:p>Baked Chicken</text:p>
          </table:table-cell>
          <table:covered-table-cell table:style-name="ce31"/>
          <table:table-cell table:style-name="ce27" office:value-type="string" table:number-columns-spanned="2" table:number-rows-spanned="1">
            <text:p>Pin Lasagna</text:p>
          </table:table-cell>
          <table:covered-table-cell table:style-name="ce31"/>
          <table:table-cell table:style-name="ce27" office:value-type="string" table:number-columns-spanned="2" table:number-rows-spanned="1">
            <text:p>Squash Soup</text:p>
          </table:table-cell>
          <table:covered-table-cell table:style-name="ce31"/>
          <table:table-cell table:style-name="ce27" office:value-type="string" table:number-columns-spanned="2" table:number-rows-spanned="1">
            <text:p>Grilled Meat</text:p>
          </table:table-cell>
          <table:covered-table-cell table:style-name="ce31"/>
          <table:table-cell table:style-name="ce27" office:value-type="string" table:number-columns-spanned="2" table:number-rows-spanned="1">
            <text:p>Spagh+Tom+Chi</text:p>
          </table:table-cell>
          <table:covered-table-cell table:style-name="ce31"/>
          <table:table-cell table:style-name="ce27" office:value-type="string" table:number-columns-spanned="2" table:number-rows-spanned="1">
            <text:p>Chick Pasta</text:p>
          </table:table-cell>
          <table:covered-table-cell table:style-name="ce31"/>
          <table:table-cell table:style-name="ce27" office:value-type="string" table:number-columns-spanned="2" table:number-rows-spanned="1">
            <text:p>C-P Pasta Pock</text:p>
          </table:table-cell>
          <table:covered-table-cell table:style-name="ce57"/>
          <table:table-cell table:style-name="ce60"/>
          <table:table-cell table:style-name="ce69" table:number-columns-spanned="2" table:number-rows-spanned="1">
            <draw:frame table:end-cell-address="'Рецепты ингред'.AA6" table:end-x="1.081cm" table:end-y="0.729cm" draw:z-index="6" draw:name="Изображения 7" draw:style-name="gr1" draw:text-style-name="P1" svg:width="0.948cm" svg:height="0.684cm" svg:x="0.132cm" svg:y="0.044cm">
              <draw:image xlink:href="../../py/img/ingredients/meat.icon.png" xlink:type="simple" xlink:show="embed" xlink:actuate="onLoad">
                <text:p/>
              </draw:image>
            </draw:frame>
          </table:table-cell>
          <table:covered-table-cell table:style-name="ce31"/>
          <table:table-cell table:style-name="ce27" table:number-columns-spanned="2" table:number-rows-spanned="1">
            <draw:frame table:end-cell-address="'Рецепты ингред'.AC6" table:end-x="1.158cm" table:end-y="0.729cm" draw:z-index="7" draw:name="Изображения 8" draw:style-name="gr1" draw:text-style-name="P1" svg:width="0.803cm" svg:height="0.657cm" svg:x="0.354cm" svg:y="0.071cm">
              <draw:image xlink:href="../../py/img/ingredients/pasta.icon.png" xlink:type="simple" xlink:show="embed" xlink:actuate="onLoad">
                <text:p/>
              </draw:image>
            </draw:frame>
          </table:table-cell>
          <table:covered-table-cell table:style-name="ce31"/>
          <table:table-cell table:style-name="ce27" table:number-columns-spanned="2" table:number-rows-spanned="1">
            <draw:frame table:end-cell-address="'Рецепты ингред'.AE7" table:end-x="1.076cm" table:end-y="0.036cm" draw:z-index="8" draw:name="Изображения 9" draw:style-name="gr1" draw:text-style-name="P1" svg:width="0.747cm" svg:height="0.74cm" svg:x="0.328cm" svg:y="0.042cm">
              <draw:image xlink:href="../../py/img/ingredients/pumpkin.icon.png" xlink:type="simple" xlink:show="embed" xlink:actuate="onLoad">
                <text:p/>
              </draw:image>
            </draw:frame>
          </table:table-cell>
          <table:covered-table-cell table:style-name="ce31"/>
          <table:table-cell table:style-name="ce74" table:number-columns-spanned="2" table:number-rows-spanned="1">
            <draw:frame table:end-cell-address="'Рецепты ингред'.AG6" table:end-x="1.049cm" table:end-y="0.729cm" draw:z-index="9" draw:name="Изображения 10" draw:style-name="gr1" draw:text-style-name="P1" svg:width="0.748cm" svg:height="0.711cm" svg:x="0.3cm" svg:y="0.017cm">
              <draw:image xlink:href="../../py/img/ingredients/tomato.icon.png" xlink:type="simple" xlink:show="embed" xlink:actuate="onLoad">
                <text:p/>
              </draw:image>
            </draw:frame>
          </table:table-cell>
          <table:covered-table-cell table:style-name="ce31"/>
          <table:table-cell table:style-name="ce27" table:number-columns-spanned="2" table:number-rows-spanned="1">
            <draw:frame table:end-cell-address="'Рецепты ингред'.AI7" table:end-x="1.079cm" table:end-y="0.008cm" draw:z-index="10" draw:name="Изображения 11" draw:style-name="gr1" draw:text-style-name="P1" svg:width="0.775cm" svg:height="0.685cm" svg:x="0.303cm" svg:y="0.069cm">
              <draw:image xlink:href="../../py/img/ingredients/milk.icon.png" xlink:type="simple" xlink:show="embed" xlink:actuate="onLoad">
                <text:p/>
              </draw:image>
            </draw:frame>
          </table:table-cell>
          <table:covered-table-cell table:style-name="ce31">
            <draw:frame table:end-cell-address="'Рецепты ингред'.AK7" table:end-x="0.662cm" table:end-y="0.009cm" draw:z-index="11" draw:name="Изображения 12" draw:style-name="gr1" draw:text-style-name="P1" svg:width="0.665cm" svg:height="0.684cm" svg:x="0.993cm" svg:y="0.071cm">
              <draw:image xlink:href="../../py/img/ingredients/pineapple.icon.png" xlink:type="simple" xlink:show="embed" xlink:actuate="onLoad">
                <text:p/>
              </draw:image>
            </draw:frame>
          </table:covered-table-cell>
          <table:table-cell table:style-name="ce27" table:number-columns-spanned="2" table:number-rows-spanned="1"/>
          <table:covered-table-cell table:style-name="ce31"/>
          <table:table-cell table:style-name="ce76"/>
          <table:table-cell table:style-name="ce31" table:number-columns-repeated="217"/>
        </table:table-row>
        <table:table-row table:style-name="ro5">
          <table:table-cell table:style-name="ce42" office:value-type="float" office:value="1">
            <text:p>1</text:p>
          </table:table-cell>
          <table:table-cell table:style-name="ce49" table:formula="oooc:=['1 _ American'.K3]" office:value-type="float" office:value="0">
            <text:p>0</text:p>
          </table:table-cell>
          <table:table-cell table:style-name="ce53"/>
          <table:table-cell table:style-name="ce49" table:formula="oooc:=['1 _ American'.K4]" office:value-type="float" office:value="0">
            <text:p>0</text:p>
          </table:table-cell>
          <table:table-cell table:style-name="ce53"/>
          <table:table-cell table:style-name="ce49" table:formula="oooc:=['1 _ American'.K5]" office:value-type="float" office:value="0">
            <text:p>0</text:p>
          </table:table-cell>
          <table:table-cell table:style-name="ce53"/>
          <table:table-cell table:style-name="ce49" table:formula="oooc:=['1 _ American'.K6]" office:value-type="float" office:value="0">
            <text:p>0</text:p>
          </table:table-cell>
          <table:table-cell table:style-name="ce53"/>
          <table:table-cell table:style-name="ce49" table:formula="oooc:=['1 _ American'.K7]" office:value-type="float" office:value="0">
            <text:p>0</text:p>
          </table:table-cell>
          <table:table-cell table:style-name="ce53"/>
          <table:table-cell table:style-name="ce49" table:formula="oooc:=['1 _ American'.K8]" office:value-type="float" office:value="0">
            <text:p>0</text:p>
          </table:table-cell>
          <table:table-cell table:style-name="ce53"/>
          <table:table-cell table:style-name="ce49" table:formula="oooc:=['1 _ American'.K9]" office:value-type="float" office:value="0">
            <text:p>0</text:p>
          </table:table-cell>
          <table:table-cell table:style-name="ce53"/>
          <table:table-cell table:style-name="ce49" table:formula="oooc:=['1 _ American'.K10]" office:value-type="float" office:value="0">
            <text:p>0</text:p>
          </table:table-cell>
          <table:table-cell table:style-name="ce53"/>
          <table:table-cell table:style-name="ce49" table:formula="oooc:=['1 _ American'.K11]" office:value-type="float" office:value="1">
            <text:p>1</text:p>
          </table:table-cell>
          <table:table-cell table:style-name="ce53"/>
          <table:table-cell table:style-name="ce49" table:formula="oooc:=['1 _ American'.K12]" office:value-type="float" office:value="0">
            <text:p>0</text:p>
          </table:table-cell>
          <table:table-cell table:style-name="ce53"/>
          <table:table-cell table:style-name="ce49" table:formula="oooc:=['1 _ American'.K13]" office:value-type="float" office:value="0">
            <text:p>0</text:p>
          </table:table-cell>
          <table:table-cell table:style-name="ce53"/>
          <table:table-cell table:style-name="ce49" table:formula="oooc:=['1 _ American'.K14]" office:value-type="float" office:value="0">
            <text:p>0</text:p>
          </table:table-cell>
          <table:table-cell table:style-name="ce53"/>
          <table:table-cell table:style-name="ce61" table:formula="oooc:=IF([.B7]&gt;0;1;0)+IF([.D7]&gt;0;1;0)+IF([.F7]&gt;0;1;0)+IF([.H7]&gt;0;1;0)+IF([.J7]&gt;0;1;0)+IF([.L7]&gt;0;1;0)+IF([.N7]&gt;0;1;0)+IF([.P7]&gt;0;1;0)+IF([.R7]&gt;0;1;0)+IF([.T7]&gt;0;1;0)+IF([.V7]&gt;0;1;0)+IF([.X7]&gt;0;1;0)" office:value-type="float" office:value="1">
            <text:p>1</text:p>
          </table:table-cell>
          <table:table-cell table:style-name="ce49" table:formula="oooc:=['1 _ American'.K37]" office:value-type="float" office:value="8">
            <text:p>8</text:p>
          </table:table-cell>
          <table:table-cell table:style-name="ce24"/>
          <table:table-cell table:style-name="ce49" table:formula="oooc:=['1 _ American'.K38]" office:value-type="float" office:value="0">
            <text:p>0</text:p>
          </table:table-cell>
          <table:table-cell table:style-name="ce24"/>
          <table:table-cell table:style-name="ce49" table:formula="oooc:=['1 _ American'.K39]" office:value-type="float" office:value="0">
            <text:p>0</text:p>
          </table:table-cell>
          <table:table-cell table:style-name="ce24"/>
          <table:table-cell table:style-name="ce49" table:formula="oooc:=['1 _ American'.K40]" office:value-type="float" office:value="5">
            <text:p>5</text:p>
          </table:table-cell>
          <table:table-cell table:style-name="ce24"/>
          <table:table-cell table:style-name="ce49" table:formula="oooc:=['1 _ American'.K41]" office:value-type="float" office:value="0">
            <text:p>0</text:p>
          </table:table-cell>
          <table:table-cell table:style-name="ce24"/>
          <table:table-cell table:style-name="ce49" table:formula="oooc:=['1 _ American'.K42]" office:value-type="float" office:value="5">
            <text:p>5</text:p>
          </table:table-cell>
          <table:table-cell table:style-name="ce24"/>
          <table:table-cell table:style-name="ce61" table:formula="oooc:=IF([.O7]&gt;0;1;0)+IF([.Q7]&gt;0;1;0)+IF([.S7]&gt;0;1;0)+IF([.U7]&gt;0;1;0)+IF([.W7]&gt;0;1;0)+IF([.Y7]&gt;0;1;0)+IF([.AA7]&gt;0;1;0)+IF([.AC7]&gt;0;1;0)+IF([.AE7]&gt;0;1;0)+IF([.AG7]&gt;0;1;0)+IF([.AI7]&gt;0;1;0)+IF([.AK7]&gt;0;1;0)" office:value-type="float" office:value="3">
            <text:p>3</text:p>
          </table:table-cell>
          <table:table-cell table:number-columns-repeated="217"/>
        </table:table-row>
        <table:table-row table:style-name="ro5">
          <table:table-cell table:style-name="ce42" office:value-type="float" office:value="2">
            <text:p>2</text:p>
          </table:table-cell>
          <table:table-cell table:style-name="ce49" table:formula="oooc:=['1 _ American'.L3]" office:value-type="float" office:value="0">
            <text:p>0</text:p>
          </table:table-cell>
          <table:table-cell table:style-name="ce53"/>
          <table:table-cell table:style-name="ce49" table:formula="oooc:=['1 _ American'.L4]" office:value-type="float" office:value="0">
            <text:p>0</text:p>
          </table:table-cell>
          <table:table-cell table:style-name="ce53"/>
          <table:table-cell table:style-name="ce49" table:formula="oooc:=['1 _ American'.L5]" office:value-type="float" office:value="0">
            <text:p>0</text:p>
          </table:table-cell>
          <table:table-cell table:style-name="ce53"/>
          <table:table-cell table:style-name="ce49" table:formula="oooc:=['1 _ American'.L6]" office:value-type="float" office:value="3">
            <text:p>3</text:p>
          </table:table-cell>
          <table:table-cell table:style-name="ce53"/>
          <table:table-cell table:style-name="ce49" table:formula="oooc:=['1 _ American'.L7]" office:value-type="float" office:value="0">
            <text:p>0</text:p>
          </table:table-cell>
          <table:table-cell table:style-name="ce53"/>
          <table:table-cell table:style-name="ce49" table:formula="oooc:=['1 _ American'.L8]" office:value-type="float" office:value="0">
            <text:p>0</text:p>
          </table:table-cell>
          <table:table-cell table:style-name="ce53"/>
          <table:table-cell table:style-name="ce49" table:formula="oooc:=['1 _ American'.L9]" office:value-type="float" office:value="0">
            <text:p>0</text:p>
          </table:table-cell>
          <table:table-cell table:style-name="ce53"/>
          <table:table-cell table:style-name="ce49" table:formula="oooc:=['1 _ American'.L10]" office:value-type="float" office:value="0">
            <text:p>0</text:p>
          </table:table-cell>
          <table:table-cell table:style-name="ce53"/>
          <table:table-cell table:style-name="ce49" table:formula="oooc:=['1 _ American'.L11]" office:value-type="float" office:value="2">
            <text:p>2</text:p>
          </table:table-cell>
          <table:table-cell table:style-name="ce53"/>
          <table:table-cell table:style-name="ce49" table:formula="oooc:=['1 _ American'.L12]" office:value-type="float" office:value="0">
            <text:p>0</text:p>
          </table:table-cell>
          <table:table-cell table:style-name="ce53"/>
          <table:table-cell table:style-name="ce49" table:formula="oooc:=['1 _ American'.L13]" office:value-type="float" office:value="0">
            <text:p>0</text:p>
          </table:table-cell>
          <table:table-cell table:style-name="ce53"/>
          <table:table-cell table:style-name="ce49" table:formula="oooc:=['1 _ American'.L14]" office:value-type="float" office:value="0">
            <text:p>0</text:p>
          </table:table-cell>
          <table:table-cell table:style-name="ce53"/>
          <table:table-cell table:style-name="ce61" table:formula="oooc:=IF([.B8]&gt;0;1;0)+IF([.D8]&gt;0;1;0)+IF([.F8]&gt;0;1;0)+IF([.H8]&gt;0;1;0)+IF([.J8]&gt;0;1;0)+IF([.L8]&gt;0;1;0)+IF([.N8]&gt;0;1;0)+IF([.P8]&gt;0;1;0)+IF([.R8]&gt;0;1;0)+IF([.T8]&gt;0;1;0)+IF([.V8]&gt;0;1;0)+IF([.X8]&gt;0;1;0)" office:value-type="float" office:value="2">
            <text:p>2</text:p>
          </table:table-cell>
          <table:table-cell table:style-name="ce49" table:formula="oooc:=['1 _ American'.L37]" office:value-type="float" office:value="16">
            <text:p>16</text:p>
          </table:table-cell>
          <table:table-cell table:style-name="ce24"/>
          <table:table-cell table:style-name="ce49" table:formula="oooc:=['1 _ American'.L38]" office:value-type="float" office:value="0">
            <text:p>0</text:p>
          </table:table-cell>
          <table:table-cell table:style-name="ce24"/>
          <table:table-cell table:style-name="ce49" table:formula="oooc:=['1 _ American'.L39]" office:value-type="float" office:value="0">
            <text:p>0</text:p>
          </table:table-cell>
          <table:table-cell table:style-name="ce24"/>
          <table:table-cell table:style-name="ce49" table:formula="oooc:=['1 _ American'.L40]" office:value-type="float" office:value="28">
            <text:p>28</text:p>
          </table:table-cell>
          <table:table-cell table:style-name="ce24"/>
          <table:table-cell table:style-name="ce49" table:formula="oooc:=['1 _ American'.L41]" office:value-type="float" office:value="0">
            <text:p>0</text:p>
          </table:table-cell>
          <table:table-cell table:style-name="ce24"/>
          <table:table-cell table:style-name="ce49" table:formula="oooc:=['1 _ American'.L42]" office:value-type="float" office:value="31">
            <text:p>31</text:p>
          </table:table-cell>
          <table:table-cell table:style-name="ce24"/>
          <table:table-cell table:style-name="ce61" table:formula="oooc:=IF([.O8]&gt;0;1;0)+IF([.Q8]&gt;0;1;0)+IF([.S8]&gt;0;1;0)+IF([.U8]&gt;0;1;0)+IF([.W8]&gt;0;1;0)+IF([.Y8]&gt;0;1;0)+IF([.AA8]&gt;0;1;0)+IF([.AC8]&gt;0;1;0)+IF([.AE8]&gt;0;1;0)+IF([.AG8]&gt;0;1;0)+IF([.AI8]&gt;0;1;0)+IF([.AK8]&gt;0;1;0)" office:value-type="float" office:value="3">
            <text:p>3</text:p>
          </table:table-cell>
          <table:table-cell table:number-columns-repeated="217"/>
        </table:table-row>
        <table:table-row table:style-name="ro5">
          <table:table-cell table:style-name="ce42" office:value-type="float" office:value="3">
            <text:p>3</text:p>
          </table:table-cell>
          <table:table-cell table:style-name="ce49" table:formula="oooc:=['1 _ American'.M3]" office:value-type="float" office:value="0">
            <text:p>0</text:p>
          </table:table-cell>
          <table:table-cell table:style-name="ce53"/>
          <table:table-cell table:style-name="ce49" table:formula="oooc:=['1 _ American'.M4]" office:value-type="float" office:value="0">
            <text:p>0</text:p>
          </table:table-cell>
          <table:table-cell table:style-name="ce53"/>
          <table:table-cell table:style-name="ce49" table:formula="oooc:=['1 _ American'.M5]" office:value-type="float" office:value="0">
            <text:p>0</text:p>
          </table:table-cell>
          <table:table-cell table:style-name="ce53"/>
          <table:table-cell table:style-name="ce49" table:formula="oooc:=['1 _ American'.M6]" office:value-type="float" office:value="2">
            <text:p>2</text:p>
          </table:table-cell>
          <table:table-cell table:style-name="ce53"/>
          <table:table-cell table:style-name="ce49" table:formula="oooc:=['1 _ American'.M7]" office:value-type="float" office:value="3">
            <text:p>3</text:p>
          </table:table-cell>
          <table:table-cell table:style-name="ce53"/>
          <table:table-cell table:style-name="ce49" table:formula="oooc:=['1 _ American'.M8]" office:value-type="float" office:value="0">
            <text:p>0</text:p>
          </table:table-cell>
          <table:table-cell table:style-name="ce53"/>
          <table:table-cell table:style-name="ce49" table:formula="oooc:=['1 _ American'.M9]" office:value-type="float" office:value="0">
            <text:p>0</text:p>
          </table:table-cell>
          <table:table-cell table:style-name="ce53"/>
          <table:table-cell table:style-name="ce49" table:formula="oooc:=['1 _ American'.M10]" office:value-type="float" office:value="0">
            <text:p>0</text:p>
          </table:table-cell>
          <table:table-cell table:style-name="ce53"/>
          <table:table-cell table:style-name="ce49" table:formula="oooc:=['1 _ American'.M11]" office:value-type="float" office:value="0">
            <text:p>0</text:p>
          </table:table-cell>
          <table:table-cell table:style-name="ce53"/>
          <table:table-cell table:style-name="ce49" table:formula="oooc:=['1 _ American'.M12]" office:value-type="float" office:value="3">
            <text:p>3</text:p>
          </table:table-cell>
          <table:table-cell table:style-name="ce53"/>
          <table:table-cell table:style-name="ce49" table:formula="oooc:=['1 _ American'.M13]" office:value-type="float" office:value="0">
            <text:p>0</text:p>
          </table:table-cell>
          <table:table-cell table:style-name="ce53"/>
          <table:table-cell table:style-name="ce49" table:formula="oooc:=['1 _ American'.M14]" office:value-type="float" office:value="0">
            <text:p>0</text:p>
          </table:table-cell>
          <table:table-cell table:style-name="ce53"/>
          <table:table-cell table:style-name="ce61" table:formula="oooc:=IF([.B9]&gt;0;1;0)+IF([.D9]&gt;0;1;0)+IF([.F9]&gt;0;1;0)+IF([.H9]&gt;0;1;0)+IF([.J9]&gt;0;1;0)+IF([.L9]&gt;0;1;0)+IF([.N9]&gt;0;1;0)+IF([.P9]&gt;0;1;0)+IF([.R9]&gt;0;1;0)+IF([.T9]&gt;0;1;0)+IF([.V9]&gt;0;1;0)+IF([.X9]&gt;0;1;0)" office:value-type="float" office:value="3">
            <text:p>3</text:p>
          </table:table-cell>
          <table:table-cell table:style-name="ce49" table:formula="oooc:=['1 _ American'.M37]" office:value-type="float" office:value="39">
            <text:p>39</text:p>
          </table:table-cell>
          <table:table-cell table:style-name="ce24"/>
          <table:table-cell table:style-name="ce49" table:formula="oooc:=['1 _ American'.M38]" office:value-type="float" office:value="24">
            <text:p>24</text:p>
          </table:table-cell>
          <table:table-cell table:style-name="ce24"/>
          <table:table-cell table:style-name="ce49" table:formula="oooc:=['1 _ American'.M39]" office:value-type="float" office:value="0">
            <text:p>0</text:p>
          </table:table-cell>
          <table:table-cell table:style-name="ce24"/>
          <table:table-cell table:style-name="ce49" table:formula="oooc:=['1 _ American'.M40]" office:value-type="float" office:value="27">
            <text:p>27</text:p>
          </table:table-cell>
          <table:table-cell table:style-name="ce24"/>
          <table:table-cell table:style-name="ce49" table:formula="oooc:=['1 _ American'.M41]" office:value-type="float" office:value="0">
            <text:p>0</text:p>
          </table:table-cell>
          <table:table-cell table:style-name="ce24"/>
          <table:table-cell table:style-name="ce49" table:formula="oooc:=['1 _ American'.M42]" office:value-type="float" office:value="29">
            <text:p>29</text:p>
          </table:table-cell>
          <table:table-cell table:style-name="ce24"/>
          <table:table-cell table:style-name="ce61" table:formula="oooc:=IF([.O9]&gt;0;1;0)+IF([.Q9]&gt;0;1;0)+IF([.S9]&gt;0;1;0)+IF([.U9]&gt;0;1;0)+IF([.W9]&gt;0;1;0)+IF([.Y9]&gt;0;1;0)+IF([.AA9]&gt;0;1;0)+IF([.AC9]&gt;0;1;0)+IF([.AE9]&gt;0;1;0)+IF([.AG9]&gt;0;1;0)+IF([.AI9]&gt;0;1;0)+IF([.AK9]&gt;0;1;0)" office:value-type="float" office:value="4">
            <text:p>4</text:p>
          </table:table-cell>
          <table:table-cell table:number-columns-repeated="217"/>
        </table:table-row>
        <table:table-row table:style-name="ro5">
          <table:table-cell table:style-name="ce42" office:value-type="float" office:value="4">
            <text:p>4</text:p>
          </table:table-cell>
          <table:table-cell table:style-name="ce49" table:formula="oooc:=['1 _ American'.N3]" office:value-type="float" office:value="0">
            <text:p>0</text:p>
          </table:table-cell>
          <table:table-cell table:style-name="ce53"/>
          <table:table-cell table:style-name="ce49" table:formula="oooc:=['1 _ American'.N4]" office:value-type="float" office:value="0">
            <text:p>0</text:p>
          </table:table-cell>
          <table:table-cell table:style-name="ce53"/>
          <table:table-cell table:style-name="ce49" table:formula="oooc:=['1 _ American'.N5]" office:value-type="float" office:value="0">
            <text:p>0</text:p>
          </table:table-cell>
          <table:table-cell table:style-name="ce53"/>
          <table:table-cell table:style-name="ce49" table:formula="oooc:=['1 _ American'.N6]" office:value-type="float" office:value="0">
            <text:p>0</text:p>
          </table:table-cell>
          <table:table-cell table:style-name="ce53"/>
          <table:table-cell table:style-name="ce49" table:formula="oooc:=['1 _ American'.N7]" office:value-type="float" office:value="1">
            <text:p>1</text:p>
          </table:table-cell>
          <table:table-cell table:style-name="ce53"/>
          <table:table-cell table:style-name="ce49" table:formula="oooc:=['1 _ American'.N8]" office:value-type="float" office:value="2">
            <text:p>2</text:p>
          </table:table-cell>
          <table:table-cell table:style-name="ce53"/>
          <table:table-cell table:style-name="ce49" table:formula="oooc:=['1 _ American'.N9]" office:value-type="float" office:value="2">
            <text:p>2</text:p>
          </table:table-cell>
          <table:table-cell table:style-name="ce53"/>
          <table:table-cell table:style-name="ce49" table:formula="oooc:=['1 _ American'.N10]" office:value-type="float" office:value="0">
            <text:p>0</text:p>
          </table:table-cell>
          <table:table-cell table:style-name="ce53"/>
          <table:table-cell table:style-name="ce49" table:formula="oooc:=['1 _ American'.N11]" office:value-type="float" office:value="0">
            <text:p>0</text:p>
          </table:table-cell>
          <table:table-cell table:style-name="ce53"/>
          <table:table-cell table:style-name="ce49" table:formula="oooc:=['1 _ American'.N12]" office:value-type="float" office:value="0">
            <text:p>0</text:p>
          </table:table-cell>
          <table:table-cell table:style-name="ce53"/>
          <table:table-cell table:style-name="ce49" table:formula="oooc:=['1 _ American'.N13]" office:value-type="float" office:value="0">
            <text:p>0</text:p>
          </table:table-cell>
          <table:table-cell table:style-name="ce53"/>
          <table:table-cell table:style-name="ce49" table:formula="oooc:=['1 _ American'.N14]" office:value-type="float" office:value="0">
            <text:p>0</text:p>
          </table:table-cell>
          <table:table-cell table:style-name="ce53"/>
          <table:table-cell table:style-name="ce61" table:formula="oooc:=IF([.B10]&gt;0;1;0)+IF([.D10]&gt;0;1;0)+IF([.F10]&gt;0;1;0)+IF([.H10]&gt;0;1;0)+IF([.J10]&gt;0;1;0)+IF([.L10]&gt;0;1;0)+IF([.N10]&gt;0;1;0)+IF([.P10]&gt;0;1;0)+IF([.R10]&gt;0;1;0)+IF([.T10]&gt;0;1;0)+IF([.V10]&gt;0;1;0)+IF([.X10]&gt;0;1;0)" office:value-type="float" office:value="3">
            <text:p>3</text:p>
          </table:table-cell>
          <table:table-cell table:style-name="ce49" table:formula="oooc:=['1 _ American'.N37]" office:value-type="float" office:value="24">
            <text:p>24</text:p>
          </table:table-cell>
          <table:table-cell table:style-name="ce24"/>
          <table:table-cell table:style-name="ce49" table:formula="oooc:=['1 _ American'.N38]" office:value-type="float" office:value="12">
            <text:p>12</text:p>
          </table:table-cell>
          <table:table-cell table:style-name="ce24"/>
          <table:table-cell table:style-name="ce49" table:formula="oooc:=['1 _ American'.N39]" office:value-type="float" office:value="0">
            <text:p>0</text:p>
          </table:table-cell>
          <table:table-cell table:style-name="ce24"/>
          <table:table-cell table:style-name="ce49" table:formula="oooc:=['1 _ American'.N40]" office:value-type="float" office:value="0">
            <text:p>0</text:p>
          </table:table-cell>
          <table:table-cell table:style-name="ce24"/>
          <table:table-cell table:style-name="ce49" table:formula="oooc:=['1 _ American'.N41]" office:value-type="float" office:value="22">
            <text:p>22</text:p>
          </table:table-cell>
          <table:table-cell table:style-name="ce24"/>
          <table:table-cell table:style-name="ce49" table:formula="oooc:=['1 _ American'.N42]" office:value-type="float" office:value="17">
            <text:p>17</text:p>
          </table:table-cell>
          <table:table-cell table:style-name="ce24"/>
          <table:table-cell table:style-name="ce61" table:formula="oooc:=IF([.O10]&gt;0;1;0)+IF([.Q10]&gt;0;1;0)+IF([.S10]&gt;0;1;0)+IF([.U10]&gt;0;1;0)+IF([.W10]&gt;0;1;0)+IF([.Y10]&gt;0;1;0)+IF([.AA10]&gt;0;1;0)+IF([.AC10]&gt;0;1;0)+IF([.AE10]&gt;0;1;0)+IF([.AG10]&gt;0;1;0)+IF([.AI10]&gt;0;1;0)+IF([.AK10]&gt;0;1;0)" office:value-type="float" office:value="4">
            <text:p>4</text:p>
          </table:table-cell>
          <table:table-cell table:number-columns-repeated="217"/>
        </table:table-row>
        <table:table-row table:style-name="ro5">
          <table:table-cell table:style-name="ce42" office:value-type="float" office:value="5">
            <text:p>5</text:p>
          </table:table-cell>
          <table:table-cell table:style-name="ce49" table:formula="oooc:=['1 _ American'.O3]" office:value-type="float" office:value="0">
            <text:p>0</text:p>
          </table:table-cell>
          <table:table-cell table:style-name="ce53"/>
          <table:table-cell table:style-name="ce49" table:formula="oooc:=['1 _ American'.O4]" office:value-type="float" office:value="1">
            <text:p>1</text:p>
          </table:table-cell>
          <table:table-cell table:style-name="ce53"/>
          <table:table-cell table:style-name="ce49" table:formula="oooc:=['1 _ American'.O5]" office:value-type="float" office:value="0">
            <text:p>0</text:p>
          </table:table-cell>
          <table:table-cell table:style-name="ce53"/>
          <table:table-cell table:style-name="ce49" table:formula="oooc:=['1 _ American'.O6]" office:value-type="float" office:value="0">
            <text:p>0</text:p>
          </table:table-cell>
          <table:table-cell table:style-name="ce53"/>
          <table:table-cell table:style-name="ce49" table:formula="oooc:=['1 _ American'.O7]" office:value-type="float" office:value="1">
            <text:p>1</text:p>
          </table:table-cell>
          <table:table-cell table:style-name="ce53"/>
          <table:table-cell table:style-name="ce49" table:formula="oooc:=['1 _ American'.O8]" office:value-type="float" office:value="1">
            <text:p>1</text:p>
          </table:table-cell>
          <table:table-cell table:style-name="ce53"/>
          <table:table-cell table:style-name="ce49" table:formula="oooc:=['1 _ American'.O9]" office:value-type="float" office:value="0">
            <text:p>0</text:p>
          </table:table-cell>
          <table:table-cell table:style-name="ce53"/>
          <table:table-cell table:style-name="ce49" table:formula="oooc:=['1 _ American'.O10]" office:value-type="float" office:value="2">
            <text:p>2</text:p>
          </table:table-cell>
          <table:table-cell table:style-name="ce53"/>
          <table:table-cell table:style-name="ce49" table:formula="oooc:=['1 _ American'.O11]" office:value-type="float" office:value="0">
            <text:p>0</text:p>
          </table:table-cell>
          <table:table-cell table:style-name="ce53"/>
          <table:table-cell table:style-name="ce49" table:formula="oooc:=['1 _ American'.O12]" office:value-type="float" office:value="0">
            <text:p>0</text:p>
          </table:table-cell>
          <table:table-cell table:style-name="ce53"/>
          <table:table-cell table:style-name="ce49" table:formula="oooc:=['1 _ American'.O13]" office:value-type="float" office:value="0">
            <text:p>0</text:p>
          </table:table-cell>
          <table:table-cell table:style-name="ce53"/>
          <table:table-cell table:style-name="ce49" table:formula="oooc:=['1 _ American'.O14]" office:value-type="float" office:value="0">
            <text:p>0</text:p>
          </table:table-cell>
          <table:table-cell table:style-name="ce53"/>
          <table:table-cell table:style-name="ce61" table:formula="oooc:=IF([.B11]&gt;0;1;0)+IF([.D11]&gt;0;1;0)+IF([.F11]&gt;0;1;0)+IF([.H11]&gt;0;1;0)+IF([.J11]&gt;0;1;0)+IF([.L11]&gt;0;1;0)+IF([.N11]&gt;0;1;0)+IF([.P11]&gt;0;1;0)+IF([.R11]&gt;0;1;0)+IF([.T11]&gt;0;1;0)+IF([.V11]&gt;0;1;0)+IF([.X11]&gt;0;1;0)" office:value-type="float" office:value="4">
            <text:p>4</text:p>
          </table:table-cell>
          <table:table-cell table:style-name="ce49" table:formula="oooc:=['1 _ American'.O37]" office:value-type="float" office:value="29">
            <text:p>29</text:p>
          </table:table-cell>
          <table:table-cell table:style-name="ce24"/>
          <table:table-cell table:style-name="ce49" table:formula="oooc:=['1 _ American'.O38]" office:value-type="float" office:value="0">
            <text:p>0</text:p>
          </table:table-cell>
          <table:table-cell table:style-name="ce24"/>
          <table:table-cell table:style-name="ce49" table:formula="oooc:=['1 _ American'.O39]" office:value-type="float" office:value="24">
            <text:p>24</text:p>
          </table:table-cell>
          <table:table-cell table:style-name="ce24"/>
          <table:table-cell table:style-name="ce49" table:formula="oooc:=['1 _ American'.O40]" office:value-type="float" office:value="0">
            <text:p>0</text:p>
          </table:table-cell>
          <table:table-cell table:style-name="ce24"/>
          <table:table-cell table:style-name="ce49" table:formula="oooc:=['1 _ American'.O41]" office:value-type="float" office:value="17">
            <text:p>17</text:p>
          </table:table-cell>
          <table:table-cell table:style-name="ce24"/>
          <table:table-cell table:style-name="ce49" table:formula="oooc:=['1 _ American'.O42]" office:value-type="float" office:value="5">
            <text:p>5</text:p>
          </table:table-cell>
          <table:table-cell table:style-name="ce24"/>
          <table:table-cell table:style-name="ce61" table:formula="oooc:=IF([.O11]&gt;0;1;0)+IF([.Q11]&gt;0;1;0)+IF([.S11]&gt;0;1;0)+IF([.U11]&gt;0;1;0)+IF([.W11]&gt;0;1;0)+IF([.Y11]&gt;0;1;0)+IF([.AA11]&gt;0;1;0)+IF([.AC11]&gt;0;1;0)+IF([.AE11]&gt;0;1;0)+IF([.AG11]&gt;0;1;0)+IF([.AI11]&gt;0;1;0)+IF([.AK11]&gt;0;1;0)" office:value-type="float" office:value="4">
            <text:p>4</text:p>
          </table:table-cell>
          <table:table-cell table:number-columns-repeated="217"/>
        </table:table-row>
        <table:table-row table:style-name="ro5">
          <table:table-cell table:style-name="ce42" office:value-type="float" office:value="6">
            <text:p>6</text:p>
          </table:table-cell>
          <table:table-cell table:style-name="ce49" table:formula="oooc:=['1 _ American'.P3]" office:value-type="float" office:value="0">
            <text:p>0</text:p>
          </table:table-cell>
          <table:table-cell table:style-name="ce53"/>
          <table:table-cell table:style-name="ce49" table:formula="oooc:=['1 _ American'.P4]" office:value-type="float" office:value="0">
            <text:p>0</text:p>
          </table:table-cell>
          <table:table-cell table:style-name="ce53"/>
          <table:table-cell table:style-name="ce49" table:formula="oooc:=['1 _ American'.P5]" office:value-type="float" office:value="2">
            <text:p>2</text:p>
          </table:table-cell>
          <table:table-cell table:style-name="ce53"/>
          <table:table-cell table:style-name="ce49" table:formula="oooc:=['1 _ American'.P6]" office:value-type="float" office:value="2">
            <text:p>2</text:p>
          </table:table-cell>
          <table:table-cell table:style-name="ce53"/>
          <table:table-cell table:style-name="ce49" table:formula="oooc:=['1 _ American'.P7]" office:value-type="float" office:value="2">
            <text:p>2</text:p>
          </table:table-cell>
          <table:table-cell table:style-name="ce53"/>
          <table:table-cell table:style-name="ce49" table:formula="oooc:=['1 _ American'.P8]" office:value-type="float" office:value="0">
            <text:p>0</text:p>
          </table:table-cell>
          <table:table-cell table:style-name="ce53"/>
          <table:table-cell table:style-name="ce49" table:formula="oooc:=['1 _ American'.P9]" office:value-type="float" office:value="0">
            <text:p>0</text:p>
          </table:table-cell>
          <table:table-cell table:style-name="ce53"/>
          <table:table-cell table:style-name="ce49" table:formula="oooc:=['1 _ American'.P10]" office:value-type="float" office:value="0">
            <text:p>0</text:p>
          </table:table-cell>
          <table:table-cell table:style-name="ce53"/>
          <table:table-cell table:style-name="ce49" table:formula="oooc:=['1 _ American'.P11]" office:value-type="float" office:value="4">
            <text:p>4</text:p>
          </table:table-cell>
          <table:table-cell table:style-name="ce53"/>
          <table:table-cell table:style-name="ce49" table:formula="oooc:=['1 _ American'.P12]" office:value-type="float" office:value="3">
            <text:p>3</text:p>
          </table:table-cell>
          <table:table-cell table:style-name="ce53"/>
          <table:table-cell table:style-name="ce49" table:formula="oooc:=['1 _ American'.P13]" office:value-type="float" office:value="0">
            <text:p>0</text:p>
          </table:table-cell>
          <table:table-cell table:style-name="ce53"/>
          <table:table-cell table:style-name="ce49" table:formula="oooc:=['1 _ American'.P14]" office:value-type="float" office:value="0">
            <text:p>0</text:p>
          </table:table-cell>
          <table:table-cell table:style-name="ce53"/>
          <table:table-cell table:style-name="ce61" table:formula="oooc:=IF([.B12]&gt;0;1;0)+IF([.D12]&gt;0;1;0)+IF([.F12]&gt;0;1;0)+IF([.H12]&gt;0;1;0)+IF([.J12]&gt;0;1;0)+IF([.L12]&gt;0;1;0)+IF([.N12]&gt;0;1;0)+IF([.P12]&gt;0;1;0)+IF([.R12]&gt;0;1;0)+IF([.T12]&gt;0;1;0)+IF([.V12]&gt;0;1;0)+IF([.X12]&gt;0;1;0)" office:value-type="float" office:value="5">
            <text:p>5</text:p>
          </table:table-cell>
          <table:table-cell table:style-name="ce49" table:formula="oooc:=['1 _ American'.P37]" office:value-type="float" office:value="63">
            <text:p>63</text:p>
          </table:table-cell>
          <table:table-cell table:style-name="ce24"/>
          <table:table-cell table:style-name="ce49" table:formula="oooc:=['1 _ American'.P38]" office:value-type="float" office:value="38">
            <text:p>38</text:p>
          </table:table-cell>
          <table:table-cell table:style-name="ce24"/>
          <table:table-cell table:style-name="ce49" table:formula="oooc:=['1 _ American'.P39]" office:value-type="float" office:value="0">
            <text:p>0</text:p>
          </table:table-cell>
          <table:table-cell table:style-name="ce24"/>
          <table:table-cell table:style-name="ce49" table:formula="oooc:=['1 _ American'.P40]" office:value-type="float" office:value="59">
            <text:p>59</text:p>
          </table:table-cell>
          <table:table-cell table:style-name="ce24"/>
          <table:table-cell table:style-name="ce49" table:formula="oooc:=['1 _ American'.P41]" office:value-type="float" office:value="0">
            <text:p>0</text:p>
          </table:table-cell>
          <table:table-cell table:style-name="ce24"/>
          <table:table-cell table:style-name="ce49" table:formula="oooc:=['1 _ American'.P42]" office:value-type="float" office:value="44">
            <text:p>44</text:p>
          </table:table-cell>
          <table:table-cell table:style-name="ce24"/>
          <table:table-cell table:style-name="ce61" table:formula="oooc:=IF([.O12]&gt;0;1;0)+IF([.Q12]&gt;0;1;0)+IF([.S12]&gt;0;1;0)+IF([.U12]&gt;0;1;0)+IF([.W12]&gt;0;1;0)+IF([.Y12]&gt;0;1;0)+IF([.AA12]&gt;0;1;0)+IF([.AC12]&gt;0;1;0)+IF([.AE12]&gt;0;1;0)+IF([.AG12]&gt;0;1;0)+IF([.AI12]&gt;0;1;0)+IF([.AK12]&gt;0;1;0)" office:value-type="float" office:value="4">
            <text:p>4</text:p>
          </table:table-cell>
          <table:table-cell table:number-columns-repeated="217"/>
        </table:table-row>
        <table:table-row table:style-name="ro5">
          <table:table-cell table:style-name="ce42" office:value-type="float" office:value="7">
            <text:p>7</text:p>
          </table:table-cell>
          <table:table-cell table:style-name="ce49" table:formula="oooc:=['1 _ American'.Q3]" office:value-type="float" office:value="3">
            <text:p>3</text:p>
          </table:table-cell>
          <table:table-cell table:style-name="ce53"/>
          <table:table-cell table:style-name="ce49" table:formula="oooc:=['1 _ American'.Q4]" office:value-type="float" office:value="0">
            <text:p>0</text:p>
          </table:table-cell>
          <table:table-cell table:style-name="ce53"/>
          <table:table-cell table:style-name="ce49" table:formula="oooc:=['1 _ American'.Q5]" office:value-type="float" office:value="2">
            <text:p>2</text:p>
          </table:table-cell>
          <table:table-cell table:style-name="ce53"/>
          <table:table-cell table:style-name="ce49" table:formula="oooc:=['1 _ American'.Q6]" office:value-type="float" office:value="0">
            <text:p>0</text:p>
          </table:table-cell>
          <table:table-cell table:style-name="ce53"/>
          <table:table-cell table:style-name="ce49" table:formula="oooc:=['1 _ American'.Q7]" office:value-type="float" office:value="0">
            <text:p>0</text:p>
          </table:table-cell>
          <table:table-cell table:style-name="ce53"/>
          <table:table-cell table:style-name="ce49" table:formula="oooc:=['1 _ American'.Q8]" office:value-type="float" office:value="0">
            <text:p>0</text:p>
          </table:table-cell>
          <table:table-cell table:style-name="ce53"/>
          <table:table-cell table:style-name="ce49" table:formula="oooc:=['1 _ American'.Q9]" office:value-type="float" office:value="0">
            <text:p>0</text:p>
          </table:table-cell>
          <table:table-cell table:style-name="ce53"/>
          <table:table-cell table:style-name="ce49" table:formula="oooc:=['1 _ American'.Q10]" office:value-type="float" office:value="1">
            <text:p>1</text:p>
          </table:table-cell>
          <table:table-cell table:style-name="ce53"/>
          <table:table-cell table:style-name="ce49" table:formula="oooc:=['1 _ American'.Q11]" office:value-type="float" office:value="0">
            <text:p>0</text:p>
          </table:table-cell>
          <table:table-cell table:style-name="ce53"/>
          <table:table-cell table:style-name="ce49" table:formula="oooc:=['1 _ American'.Q12]" office:value-type="float" office:value="1">
            <text:p>1</text:p>
          </table:table-cell>
          <table:table-cell table:style-name="ce53"/>
          <table:table-cell table:style-name="ce49" table:formula="oooc:=['1 _ American'.Q13]" office:value-type="float" office:value="2">
            <text:p>2</text:p>
          </table:table-cell>
          <table:table-cell table:style-name="ce53"/>
          <table:table-cell table:style-name="ce49" table:formula="oooc:=['1 _ American'.Q14]" office:value-type="float" office:value="0">
            <text:p>0</text:p>
          </table:table-cell>
          <table:table-cell table:style-name="ce53"/>
          <table:table-cell table:style-name="ce61" table:formula="oooc:=IF([.B13]&gt;0;1;0)+IF([.D13]&gt;0;1;0)+IF([.F13]&gt;0;1;0)+IF([.H13]&gt;0;1;0)+IF([.J13]&gt;0;1;0)+IF([.L13]&gt;0;1;0)+IF([.N13]&gt;0;1;0)+IF([.P13]&gt;0;1;0)+IF([.R13]&gt;0;1;0)+IF([.T13]&gt;0;1;0)+IF([.V13]&gt;0;1;0)+IF([.X13]&gt;0;1;0)" office:value-type="float" office:value="5">
            <text:p>5</text:p>
          </table:table-cell>
          <table:table-cell table:style-name="ce49" table:formula="oooc:=['1 _ American'.Q37]" office:value-type="float" office:value="19">
            <text:p>19</text:p>
          </table:table-cell>
          <table:table-cell table:style-name="ce24"/>
          <table:table-cell table:style-name="ce49" table:formula="oooc:=['1 _ American'.Q38]" office:value-type="float" office:value="38">
            <text:p>38</text:p>
          </table:table-cell>
          <table:table-cell table:style-name="ce24"/>
          <table:table-cell table:style-name="ce49" table:formula="oooc:=['1 _ American'.Q39]" office:value-type="float" office:value="40">
            <text:p>40</text:p>
          </table:table-cell>
          <table:table-cell table:style-name="ce24"/>
          <table:table-cell table:style-name="ce49" table:formula="oooc:=['1 _ American'.Q40]" office:value-type="float" office:value="42">
            <text:p>42</text:p>
          </table:table-cell>
          <table:table-cell table:style-name="ce24"/>
          <table:table-cell table:style-name="ce49" table:formula="oooc:=['1 _ American'.Q41]" office:value-type="float" office:value="6">
            <text:p>6</text:p>
          </table:table-cell>
          <table:table-cell table:style-name="ce24"/>
          <table:table-cell table:style-name="ce49" table:formula="oooc:=['1 _ American'.Q42]" office:value-type="float" office:value="0">
            <text:p>0</text:p>
          </table:table-cell>
          <table:table-cell table:style-name="ce24"/>
          <table:table-cell table:style-name="ce61" table:formula="oooc:=IF([.O13]&gt;0;1;0)+IF([.Q13]&gt;0;1;0)+IF([.S13]&gt;0;1;0)+IF([.U13]&gt;0;1;0)+IF([.W13]&gt;0;1;0)+IF([.Y13]&gt;0;1;0)+IF([.AA13]&gt;0;1;0)+IF([.AC13]&gt;0;1;0)+IF([.AE13]&gt;0;1;0)+IF([.AG13]&gt;0;1;0)+IF([.AI13]&gt;0;1;0)+IF([.AK13]&gt;0;1;0)" office:value-type="float" office:value="5">
            <text:p>5</text:p>
          </table:table-cell>
          <table:table-cell table:number-columns-repeated="217"/>
        </table:table-row>
        <table:table-row table:style-name="ro5">
          <table:table-cell table:style-name="ce42" office:value-type="float" office:value="8">
            <text:p>8</text:p>
          </table:table-cell>
          <table:table-cell table:style-name="ce49" table:formula="oooc:=['1 _ American'.R3]" office:value-type="float" office:value="0">
            <text:p>0</text:p>
          </table:table-cell>
          <table:table-cell table:style-name="ce53"/>
          <table:table-cell table:style-name="ce49" table:formula="oooc:=['1 _ American'.R4]" office:value-type="float" office:value="2">
            <text:p>2</text:p>
          </table:table-cell>
          <table:table-cell table:style-name="ce53"/>
          <table:table-cell table:style-name="ce49" table:formula="oooc:=['1 _ American'.R5]" office:value-type="float" office:value="0">
            <text:p>0</text:p>
          </table:table-cell>
          <table:table-cell table:style-name="ce53"/>
          <table:table-cell table:style-name="ce49" table:formula="oooc:=['1 _ American'.R6]" office:value-type="float" office:value="0">
            <text:p>0</text:p>
          </table:table-cell>
          <table:table-cell table:style-name="ce53"/>
          <table:table-cell table:style-name="ce49" table:formula="oooc:=['1 _ American'.R7]" office:value-type="float" office:value="0">
            <text:p>0</text:p>
          </table:table-cell>
          <table:table-cell table:style-name="ce53"/>
          <table:table-cell table:style-name="ce49" table:formula="oooc:=['1 _ American'.R8]" office:value-type="float" office:value="2">
            <text:p>2</text:p>
          </table:table-cell>
          <table:table-cell table:style-name="ce53"/>
          <table:table-cell table:style-name="ce49" table:formula="oooc:=['1 _ American'.R9]" office:value-type="float" office:value="1">
            <text:p>1</text:p>
          </table:table-cell>
          <table:table-cell table:style-name="ce53"/>
          <table:table-cell table:style-name="ce49" table:formula="oooc:=['1 _ American'.R10]" office:value-type="float" office:value="1">
            <text:p>1</text:p>
          </table:table-cell>
          <table:table-cell table:style-name="ce53"/>
          <table:table-cell table:style-name="ce49" table:formula="oooc:=['1 _ American'.R11]" office:value-type="float" office:value="0">
            <text:p>0</text:p>
          </table:table-cell>
          <table:table-cell table:style-name="ce53"/>
          <table:table-cell table:style-name="ce49" table:formula="oooc:=['1 _ American'.R12]" office:value-type="float" office:value="0">
            <text:p>0</text:p>
          </table:table-cell>
          <table:table-cell table:style-name="ce53"/>
          <table:table-cell table:style-name="ce49" table:formula="oooc:=['1 _ American'.R13]" office:value-type="float" office:value="0">
            <text:p>0</text:p>
          </table:table-cell>
          <table:table-cell table:style-name="ce53"/>
          <table:table-cell table:style-name="ce49" table:formula="oooc:=['1 _ American'.R14]" office:value-type="float" office:value="2">
            <text:p>2</text:p>
          </table:table-cell>
          <table:table-cell table:style-name="ce53"/>
          <table:table-cell table:style-name="ce61" table:formula="oooc:=IF([.B14]&gt;0;1;0)+IF([.D14]&gt;0;1;0)+IF([.F14]&gt;0;1;0)+IF([.H14]&gt;0;1;0)+IF([.J14]&gt;0;1;0)+IF([.L14]&gt;0;1;0)+IF([.N14]&gt;0;1;0)+IF([.P14]&gt;0;1;0)+IF([.R14]&gt;0;1;0)+IF([.T14]&gt;0;1;0)+IF([.V14]&gt;0;1;0)+IF([.X14]&gt;0;1;0)" office:value-type="float" office:value="5">
            <text:p>5</text:p>
          </table:table-cell>
          <table:table-cell table:style-name="ce49" table:formula="oooc:=['1 _ American'.R37]" office:value-type="float" office:value="38">
            <text:p>38</text:p>
          </table:table-cell>
          <table:table-cell table:style-name="ce24"/>
          <table:table-cell table:style-name="ce49" table:formula="oooc:=['1 _ American'.R38]" office:value-type="float" office:value="22">
            <text:p>22</text:p>
          </table:table-cell>
          <table:table-cell table:style-name="ce24"/>
          <table:table-cell table:style-name="ce49" table:formula="oooc:=['1 _ American'.R39]" office:value-type="float" office:value="24">
            <text:p>24</text:p>
          </table:table-cell>
          <table:table-cell table:style-name="ce24"/>
          <table:table-cell table:style-name="ce49" table:formula="oooc:=['1 _ American'.R40]" office:value-type="float" office:value="0">
            <text:p>0</text:p>
          </table:table-cell>
          <table:table-cell table:style-name="ce24"/>
          <table:table-cell table:style-name="ce49" table:formula="oooc:=['1 _ American'.R41]" office:value-type="float" office:value="34">
            <text:p>34</text:p>
          </table:table-cell>
          <table:table-cell table:style-name="ce24"/>
          <table:table-cell table:style-name="ce49" table:formula="oooc:=['1 _ American'.R42]" office:value-type="float" office:value="14">
            <text:p>14</text:p>
          </table:table-cell>
          <table:table-cell table:style-name="ce24"/>
          <table:table-cell table:style-name="ce61" table:formula="oooc:=IF([.O14]&gt;0;1;0)+IF([.Q14]&gt;0;1;0)+IF([.S14]&gt;0;1;0)+IF([.U14]&gt;0;1;0)+IF([.W14]&gt;0;1;0)+IF([.Y14]&gt;0;1;0)+IF([.AA14]&gt;0;1;0)+IF([.AC14]&gt;0;1;0)+IF([.AE14]&gt;0;1;0)+IF([.AG14]&gt;0;1;0)+IF([.AI14]&gt;0;1;0)+IF([.AK14]&gt;0;1;0)" office:value-type="float" office:value="5">
            <text:p>5</text:p>
          </table:table-cell>
          <table:table-cell table:number-columns-repeated="217"/>
        </table:table-row>
        <table:table-row table:style-name="ro5">
          <table:table-cell table:style-name="ce42" office:value-type="float" office:value="9">
            <text:p>9</text:p>
          </table:table-cell>
          <table:table-cell table:style-name="ce49" table:formula="oooc:=['1 _ American'.S3]" office:value-type="float" office:value="0">
            <text:p>0</text:p>
          </table:table-cell>
          <table:table-cell table:style-name="ce53"/>
          <table:table-cell table:style-name="ce49" table:formula="oooc:=['1 _ American'.S4]" office:value-type="float" office:value="3">
            <text:p>3</text:p>
          </table:table-cell>
          <table:table-cell table:style-name="ce53"/>
          <table:table-cell table:style-name="ce49" table:formula="oooc:=['1 _ American'.S5]" office:value-type="float" office:value="0">
            <text:p>0</text:p>
          </table:table-cell>
          <table:table-cell table:style-name="ce53"/>
          <table:table-cell table:style-name="ce49" table:formula="oooc:=['1 _ American'.S6]" office:value-type="float" office:value="0">
            <text:p>0</text:p>
          </table:table-cell>
          <table:table-cell table:style-name="ce53"/>
          <table:table-cell table:style-name="ce49" table:formula="oooc:=['1 _ American'.S7]" office:value-type="float" office:value="1">
            <text:p>1</text:p>
          </table:table-cell>
          <table:table-cell table:style-name="ce53"/>
          <table:table-cell table:style-name="ce49" table:formula="oooc:=['1 _ American'.S8]" office:value-type="float" office:value="2">
            <text:p>2</text:p>
          </table:table-cell>
          <table:table-cell table:style-name="ce53"/>
          <table:table-cell table:style-name="ce49" table:formula="oooc:=['1 _ American'.S9]" office:value-type="float" office:value="2">
            <text:p>2</text:p>
          </table:table-cell>
          <table:table-cell table:style-name="ce53"/>
          <table:table-cell table:style-name="ce49" table:formula="oooc:=['1 _ American'.S10]" office:value-type="float" office:value="1">
            <text:p>1</text:p>
          </table:table-cell>
          <table:table-cell table:style-name="ce53"/>
          <table:table-cell table:style-name="ce49" table:formula="oooc:=['1 _ American'.S11]" office:value-type="float" office:value="0">
            <text:p>0</text:p>
          </table:table-cell>
          <table:table-cell table:style-name="ce53"/>
          <table:table-cell table:style-name="ce49" table:formula="oooc:=['1 _ American'.S12]" office:value-type="float" office:value="0">
            <text:p>0</text:p>
          </table:table-cell>
          <table:table-cell table:style-name="ce53"/>
          <table:table-cell table:style-name="ce49" table:formula="oooc:=['1 _ American'.S13]" office:value-type="float" office:value="0">
            <text:p>0</text:p>
          </table:table-cell>
          <table:table-cell table:style-name="ce53"/>
          <table:table-cell table:style-name="ce49" table:formula="oooc:=['1 _ American'.S14]" office:value-type="float" office:value="2">
            <text:p>2</text:p>
          </table:table-cell>
          <table:table-cell table:style-name="ce53"/>
          <table:table-cell table:style-name="ce61" table:formula="oooc:=IF([.B15]&gt;0;1;0)+IF([.D15]&gt;0;1;0)+IF([.F15]&gt;0;1;0)+IF([.H15]&gt;0;1;0)+IF([.J15]&gt;0;1;0)+IF([.L15]&gt;0;1;0)+IF([.N15]&gt;0;1;0)+IF([.P15]&gt;0;1;0)+IF([.R15]&gt;0;1;0)+IF([.T15]&gt;0;1;0)+IF([.V15]&gt;0;1;0)+IF([.X15]&gt;0;1;0)" office:value-type="float" office:value="6">
            <text:p>6</text:p>
          </table:table-cell>
          <table:table-cell table:style-name="ce49" table:formula="oooc:=['1 _ American'.S37]" office:value-type="float" office:value="51">
            <text:p>51</text:p>
          </table:table-cell>
          <table:table-cell table:style-name="ce24"/>
          <table:table-cell table:style-name="ce49" table:formula="oooc:=['1 _ American'.S38]" office:value-type="float" office:value="28">
            <text:p>28</text:p>
          </table:table-cell>
          <table:table-cell table:style-name="ce24"/>
          <table:table-cell table:style-name="ce49" table:formula="oooc:=['1 _ American'.S39]" office:value-type="float" office:value="32">
            <text:p>32</text:p>
          </table:table-cell>
          <table:table-cell table:style-name="ce24"/>
          <table:table-cell table:style-name="ce49" table:formula="oooc:=['1 _ American'.S40]" office:value-type="float" office:value="0">
            <text:p>0</text:p>
          </table:table-cell>
          <table:table-cell table:style-name="ce24"/>
          <table:table-cell table:style-name="ce49" table:formula="oooc:=['1 _ American'.S41]" office:value-type="float" office:value="40">
            <text:p>40</text:p>
          </table:table-cell>
          <table:table-cell table:style-name="ce24"/>
          <table:table-cell table:style-name="ce49" table:formula="oooc:=['1 _ American'.S42]" office:value-type="float" office:value="25">
            <text:p>25</text:p>
          </table:table-cell>
          <table:table-cell table:style-name="ce24"/>
          <table:table-cell table:style-name="ce61" table:formula="oooc:=IF([.O15]&gt;0;1;0)+IF([.Q15]&gt;0;1;0)+IF([.S15]&gt;0;1;0)+IF([.U15]&gt;0;1;0)+IF([.W15]&gt;0;1;0)+IF([.Y15]&gt;0;1;0)+IF([.AA15]&gt;0;1;0)+IF([.AC15]&gt;0;1;0)+IF([.AE15]&gt;0;1;0)+IF([.AG15]&gt;0;1;0)+IF([.AI15]&gt;0;1;0)+IF([.AK15]&gt;0;1;0)" office:value-type="float" office:value="5">
            <text:p>5</text:p>
          </table:table-cell>
          <table:table-cell table:number-columns-repeated="217"/>
        </table:table-row>
        <table:table-row table:style-name="ro5">
          <table:table-cell table:style-name="ce42" office:value-type="float" office:value="10">
            <text:p>10</text:p>
          </table:table-cell>
          <table:table-cell table:style-name="ce49" table:formula="oooc:=['1 _ American'.T3]" office:value-type="float" office:value="2">
            <text:p>2</text:p>
          </table:table-cell>
          <table:table-cell table:style-name="ce53"/>
          <table:table-cell table:style-name="ce49" table:formula="oooc:=['1 _ American'.T4]" office:value-type="float" office:value="2">
            <text:p>2</text:p>
          </table:table-cell>
          <table:table-cell table:style-name="ce53"/>
          <table:table-cell table:style-name="ce49" table:formula="oooc:=['1 _ American'.T5]" office:value-type="float" office:value="2">
            <text:p>2</text:p>
          </table:table-cell>
          <table:table-cell table:style-name="ce53"/>
          <table:table-cell table:style-name="ce49" table:formula="oooc:=['1 _ American'.T6]" office:value-type="float" office:value="0">
            <text:p>0</text:p>
          </table:table-cell>
          <table:table-cell table:style-name="ce53"/>
          <table:table-cell table:style-name="ce49" table:formula="oooc:=['1 _ American'.T7]" office:value-type="float" office:value="0">
            <text:p>0</text:p>
          </table:table-cell>
          <table:table-cell table:style-name="ce53"/>
          <table:table-cell table:style-name="ce49" table:formula="oooc:=['1 _ American'.T8]" office:value-type="float" office:value="3">
            <text:p>3</text:p>
          </table:table-cell>
          <table:table-cell table:style-name="ce53"/>
          <table:table-cell table:style-name="ce49" table:formula="oooc:=['1 _ American'.T9]" office:value-type="float" office:value="0">
            <text:p>0</text:p>
          </table:table-cell>
          <table:table-cell table:style-name="ce53"/>
          <table:table-cell table:style-name="ce49" table:formula="oooc:=['1 _ American'.T10]" office:value-type="float" office:value="0">
            <text:p>0</text:p>
          </table:table-cell>
          <table:table-cell table:style-name="ce53"/>
          <table:table-cell table:style-name="ce49" table:formula="oooc:=['1 _ American'.T11]" office:value-type="float" office:value="0">
            <text:p>0</text:p>
          </table:table-cell>
          <table:table-cell table:style-name="ce53"/>
          <table:table-cell table:style-name="ce49" table:formula="oooc:=['1 _ American'.T12]" office:value-type="float" office:value="2">
            <text:p>2</text:p>
          </table:table-cell>
          <table:table-cell table:style-name="ce53"/>
          <table:table-cell table:style-name="ce49" table:formula="oooc:=['1 _ American'.T13]" office:value-type="float" office:value="4">
            <text:p>4</text:p>
          </table:table-cell>
          <table:table-cell table:style-name="ce53"/>
          <table:table-cell table:style-name="ce49" table:formula="oooc:=['1 _ American'.T14]" office:value-type="float" office:value="0">
            <text:p>0</text:p>
          </table:table-cell>
          <table:table-cell table:style-name="ce53"/>
          <table:table-cell table:style-name="ce61" table:formula="oooc:=IF([.B16]&gt;0;1;0)+IF([.D16]&gt;0;1;0)+IF([.F16]&gt;0;1;0)+IF([.H16]&gt;0;1;0)+IF([.J16]&gt;0;1;0)+IF([.L16]&gt;0;1;0)+IF([.N16]&gt;0;1;0)+IF([.P16]&gt;0;1;0)+IF([.R16]&gt;0;1;0)+IF([.T16]&gt;0;1;0)+IF([.V16]&gt;0;1;0)+IF([.X16]&gt;0;1;0)" office:value-type="float" office:value="6">
            <text:p>6</text:p>
          </table:table-cell>
          <table:table-cell table:style-name="ce49" table:formula="oooc:=['1 _ American'.T37]" office:value-type="float" office:value="64">
            <text:p>64</text:p>
          </table:table-cell>
          <table:table-cell table:style-name="ce24"/>
          <table:table-cell table:style-name="ce49" table:formula="oooc:=['1 _ American'.T38]" office:value-type="float" office:value="62">
            <text:p>62</text:p>
          </table:table-cell>
          <table:table-cell table:style-name="ce24"/>
          <table:table-cell table:style-name="ce49" table:formula="oooc:=['1 _ American'.T39]" office:value-type="float" office:value="48">
            <text:p>48</text:p>
          </table:table-cell>
          <table:table-cell table:style-name="ce24"/>
          <table:table-cell table:style-name="ce49" table:formula="oooc:=['1 _ American'.T40]" office:value-type="float" office:value="52">
            <text:p>52</text:p>
          </table:table-cell>
          <table:table-cell table:style-name="ce24"/>
          <table:table-cell table:style-name="ce49" table:formula="oooc:=['1 _ American'.T41]" office:value-type="float" office:value="15">
            <text:p>15</text:p>
          </table:table-cell>
          <table:table-cell table:style-name="ce24"/>
          <table:table-cell table:style-name="ce49" table:formula="oooc:=['1 _ American'.T42]" office:value-type="float" office:value="0">
            <text:p>0</text:p>
          </table:table-cell>
          <table:table-cell table:style-name="ce24"/>
          <table:table-cell table:style-name="ce61" table:formula="oooc:=IF([.O16]&gt;0;1;0)+IF([.Q16]&gt;0;1;0)+IF([.S16]&gt;0;1;0)+IF([.U16]&gt;0;1;0)+IF([.W16]&gt;0;1;0)+IF([.Y16]&gt;0;1;0)+IF([.AA16]&gt;0;1;0)+IF([.AC16]&gt;0;1;0)+IF([.AE16]&gt;0;1;0)+IF([.AG16]&gt;0;1;0)+IF([.AI16]&gt;0;1;0)+IF([.AK16]&gt;0;1;0)" office:value-type="float" office:value="5">
            <text:p>5</text:p>
          </table:table-cell>
          <table:table-cell table:number-columns-repeated="217"/>
        </table:table-row>
        <table:table-row table:style-name="ro5">
          <table:table-cell table:style-name="ce43"/>
          <table:table-cell table:style-name="ce50" table:formula="oooc:=IF([.B7]&gt;0;1;0)+IF([.B8]&gt;0;1;0)+IF([.B9]&gt;0;1;0)+IF([.B10]&gt;0;1;0)+IF([.B11]&gt;0;1;0)+IF([.B12]&gt;0;1;0)+IF([.B13]&gt;0;1;0)+IF([.B14]&gt;0;1;0)+IF([.B15]&gt;0;1;0)+IF([.B16]&gt;0;1;0)" office:value-type="float" office:value="2">
            <text:p>2</text:p>
          </table:table-cell>
          <table:table-cell table:style-name="ce54"/>
          <table:table-cell table:style-name="ce50" table:formula="oooc:=IF([.D7]&gt;0;1;0)+IF([.D8]&gt;0;1;0)+IF([.D9]&gt;0;1;0)+IF([.D10]&gt;0;1;0)+IF([.D11]&gt;0;1;0)+IF([.D12]&gt;0;1;0)+IF([.D13]&gt;0;1;0)+IF([.D14]&gt;0;1;0)+IF([.D15]&gt;0;1;0)+IF([.D16]&gt;0;1;0)" office:value-type="float" office:value="4">
            <text:p>4</text:p>
          </table:table-cell>
          <table:table-cell table:style-name="ce54"/>
          <table:table-cell table:style-name="ce50" table:formula="oooc:=IF([.F7]&gt;0;1;0)+IF([.F8]&gt;0;1;0)+IF([.F9]&gt;0;1;0)+IF([.F10]&gt;0;1;0)+IF([.F11]&gt;0;1;0)+IF([.F12]&gt;0;1;0)+IF([.F13]&gt;0;1;0)+IF([.F14]&gt;0;1;0)+IF([.F15]&gt;0;1;0)+IF([.F16]&gt;0;1;0)" office:value-type="float" office:value="3">
            <text:p>3</text:p>
          </table:table-cell>
          <table:table-cell table:style-name="ce54"/>
          <table:table-cell table:style-name="ce50" table:formula="oooc:=IF([.H7]&gt;0;1;0)+IF([.H8]&gt;0;1;0)+IF([.H9]&gt;0;1;0)+IF([.H10]&gt;0;1;0)+IF([.H11]&gt;0;1;0)+IF([.H12]&gt;0;1;0)+IF([.H13]&gt;0;1;0)+IF([.H14]&gt;0;1;0)+IF([.H15]&gt;0;1;0)+IF([.H16]&gt;0;1;0)" office:value-type="float" office:value="3">
            <text:p>3</text:p>
          </table:table-cell>
          <table:table-cell table:style-name="ce54"/>
          <table:table-cell table:style-name="ce50" table:formula="oooc:=IF([.J7]&gt;0;1;0)+IF([.J8]&gt;0;1;0)+IF([.J9]&gt;0;1;0)+IF([.J10]&gt;0;1;0)+IF([.J11]&gt;0;1;0)+IF([.J12]&gt;0;1;0)+IF([.J13]&gt;0;1;0)+IF([.J14]&gt;0;1;0)+IF([.J15]&gt;0;1;0)+IF([.J16]&gt;0;1;0)" office:value-type="float" office:value="5">
            <text:p>5</text:p>
          </table:table-cell>
          <table:table-cell table:style-name="ce54"/>
          <table:table-cell table:style-name="ce50" table:formula="oooc:=IF([.L7]&gt;0;1;0)+IF([.L8]&gt;0;1;0)+IF([.L9]&gt;0;1;0)+IF([.L10]&gt;0;1;0)+IF([.L11]&gt;0;1;0)+IF([.L12]&gt;0;1;0)+IF([.L13]&gt;0;1;0)+IF([.L14]&gt;0;1;0)+IF([.L15]&gt;0;1;0)+IF([.L16]&gt;0;1;0)" office:value-type="float" office:value="5">
            <text:p>5</text:p>
          </table:table-cell>
          <table:table-cell table:style-name="ce54"/>
          <table:table-cell table:style-name="ce50" table:formula="oooc:=IF([.N7]&gt;0;1;0)+IF([.N8]&gt;0;1;0)+IF([.N9]&gt;0;1;0)+IF([.N10]&gt;0;1;0)+IF([.N11]&gt;0;1;0)+IF([.N12]&gt;0;1;0)+IF([.N13]&gt;0;1;0)+IF([.N14]&gt;0;1;0)+IF([.N15]&gt;0;1;0)+IF([.N16]&gt;0;1;0)" office:value-type="float" office:value="3">
            <text:p>3</text:p>
          </table:table-cell>
          <table:table-cell table:style-name="ce54"/>
          <table:table-cell table:style-name="ce50" table:formula="oooc:=IF([.P7]&gt;0;1;0)+IF([.P8]&gt;0;1;0)+IF([.P9]&gt;0;1;0)+IF([.P10]&gt;0;1;0)+IF([.P11]&gt;0;1;0)+IF([.P12]&gt;0;1;0)+IF([.P13]&gt;0;1;0)+IF([.P14]&gt;0;1;0)+IF([.P15]&gt;0;1;0)+IF([.P16]&gt;0;1;0)" office:value-type="float" office:value="4">
            <text:p>4</text:p>
          </table:table-cell>
          <table:table-cell table:style-name="ce54"/>
          <table:table-cell table:style-name="ce50" table:formula="oooc:=IF([.R7]&gt;0;1;0)+IF([.R8]&gt;0;1;0)+IF([.R9]&gt;0;1;0)+IF([.R10]&gt;0;1;0)+IF([.R11]&gt;0;1;0)+IF([.R12]&gt;0;1;0)+IF([.R13]&gt;0;1;0)+IF([.R14]&gt;0;1;0)+IF([.R15]&gt;0;1;0)+IF([.R16]&gt;0;1;0)" office:value-type="float" office:value="3">
            <text:p>3</text:p>
          </table:table-cell>
          <table:table-cell table:style-name="ce54"/>
          <table:table-cell table:style-name="ce50" table:formula="oooc:=IF([.T7]&gt;0;1;0)+IF([.T8]&gt;0;1;0)+IF([.T9]&gt;0;1;0)+IF([.T10]&gt;0;1;0)+IF([.T11]&gt;0;1;0)+IF([.T12]&gt;0;1;0)+IF([.T13]&gt;0;1;0)+IF([.T14]&gt;0;1;0)+IF([.T15]&gt;0;1;0)+IF([.T16]&gt;0;1;0)" office:value-type="float" office:value="4">
            <text:p>4</text:p>
          </table:table-cell>
          <table:table-cell table:style-name="ce54"/>
          <table:table-cell table:style-name="ce50" table:formula="oooc:=IF([.V7]&gt;0;1;0)+IF([.V8]&gt;0;1;0)+IF([.V9]&gt;0;1;0)+IF([.V10]&gt;0;1;0)+IF([.V11]&gt;0;1;0)+IF([.V12]&gt;0;1;0)+IF([.V13]&gt;0;1;0)+IF([.V14]&gt;0;1;0)+IF([.V15]&gt;0;1;0)+IF([.V16]&gt;0;1;0)" office:value-type="float" office:value="2">
            <text:p>2</text:p>
          </table:table-cell>
          <table:table-cell table:style-name="ce54"/>
          <table:table-cell table:style-name="ce50" table:formula="oooc:=IF([.X7]&gt;0;1;0)+IF([.X8]&gt;0;1;0)+IF([.X9]&gt;0;1;0)+IF([.X10]&gt;0;1;0)+IF([.X11]&gt;0;1;0)+IF([.X12]&gt;0;1;0)+IF([.X13]&gt;0;1;0)+IF([.X14]&gt;0;1;0)+IF([.X15]&gt;0;1;0)+IF([.X16]&gt;0;1;0)" office:value-type="float" office:value="2">
            <text:p>2</text:p>
          </table:table-cell>
          <table:table-cell table:style-name="ce54"/>
          <table:table-cell table:style-name="ce62"/>
          <table:table-cell table:style-name="ce50" table:formula="oooc:=IF([.AA7]&gt;0;1;0)+IF([.AA8]&gt;0;1;0)+IF([.AA9]&gt;0;1;0)+IF([.AA10]&gt;0;1;0)+IF([.AA11]&gt;0;1;0)+IF([.AA12]&gt;0;1;0)+IF([.AA13]&gt;0;1;0)+IF([.AA14]&gt;0;1;0)+IF([.AA15]&gt;0;1;0)+IF([.AA16]&gt;0;1;0)" office:value-type="float" office:value="10">
            <text:p>10</text:p>
          </table:table-cell>
          <table:table-cell table:style-name="ce73"/>
          <table:table-cell table:style-name="ce50" table:formula="oooc:=IF([.AC7]&gt;0;1;0)+IF([.AC8]&gt;0;1;0)+IF([.AC9]&gt;0;1;0)+IF([.AC10]&gt;0;1;0)+IF([.AC11]&gt;0;1;0)+IF([.AC12]&gt;0;1;0)+IF([.AC13]&gt;0;1;0)+IF([.AC14]&gt;0;1;0)+IF([.AC15]&gt;0;1;0)+IF([.AC16]&gt;0;1;0)" office:value-type="float" office:value="7">
            <text:p>7</text:p>
          </table:table-cell>
          <table:table-cell table:style-name="ce73"/>
          <table:table-cell table:style-name="ce50" table:formula="oooc:=IF([.AE7]&gt;0;1;0)+IF([.AE8]&gt;0;1;0)+IF([.AE9]&gt;0;1;0)+IF([.AE10]&gt;0;1;0)+IF([.AE11]&gt;0;1;0)+IF([.AE12]&gt;0;1;0)+IF([.AE13]&gt;0;1;0)+IF([.AE14]&gt;0;1;0)+IF([.AE15]&gt;0;1;0)+IF([.AE16]&gt;0;1;0)" office:value-type="float" office:value="5">
            <text:p>5</text:p>
          </table:table-cell>
          <table:table-cell table:style-name="ce73"/>
          <table:table-cell table:style-name="ce50" table:formula="oooc:=IF([.AG7]&gt;0;1;0)+IF([.AG8]&gt;0;1;0)+IF([.AG9]&gt;0;1;0)+IF([.AG10]&gt;0;1;0)+IF([.AG11]&gt;0;1;0)+IF([.AG12]&gt;0;1;0)+IF([.AG13]&gt;0;1;0)+IF([.AG14]&gt;0;1;0)+IF([.AG15]&gt;0;1;0)+IF([.AG16]&gt;0;1;0)" office:value-type="float" office:value="6">
            <text:p>6</text:p>
          </table:table-cell>
          <table:table-cell table:style-name="ce73"/>
          <table:table-cell table:style-name="ce50" table:formula="oooc:=IF([.AI7]&gt;0;1;0)+IF([.AI8]&gt;0;1;0)+IF([.AI9]&gt;0;1;0)+IF([.AI10]&gt;0;1;0)+IF([.AI11]&gt;0;1;0)+IF([.AI12]&gt;0;1;0)+IF([.AI13]&gt;0;1;0)+IF([.AI14]&gt;0;1;0)+IF([.AI15]&gt;0;1;0)+IF([.AI16]&gt;0;1;0)" office:value-type="float" office:value="6">
            <text:p>6</text:p>
          </table:table-cell>
          <table:table-cell table:style-name="ce73"/>
          <table:table-cell table:style-name="ce50" table:formula="oooc:=IF([.AK7]&gt;0;1;0)+IF([.AK8]&gt;0;1;0)+IF([.AK9]&gt;0;1;0)+IF([.AK10]&gt;0;1;0)+IF([.AK11]&gt;0;1;0)+IF([.AK12]&gt;0;1;0)+IF([.AK13]&gt;0;1;0)+IF([.AK14]&gt;0;1;0)+IF([.AK15]&gt;0;1;0)+IF([.AK16]&gt;0;1;0)" office:value-type="float" office:value="8">
            <text:p>8</text:p>
          </table:table-cell>
          <table:table-cell table:style-name="ce73"/>
          <table:table-cell/>
          <table:table-cell table:style-name="ce73" table:number-columns-repeated="217"/>
        </table:table-row>
        <table:table-row table:style-name="ro2">
          <table:table-cell table:style-name="ce44"/>
          <table:table-cell table:style-name="ce44" office:value-type="string" table:number-columns-spanned="25" table:number-rows-spanned="1">
            <text:p>Мексика</text:p>
          </table:table-cell>
          <table:covered-table-cell table:number-columns-repeated="23" table:style-name="ce55"/>
          <table:covered-table-cell table:style-name="ce63"/>
          <table:table-cell table:style-name="ce70"/>
          <table:table-cell table:style-name="ce28" table:number-columns-repeated="11"/>
          <table:table-cell table:style-name="ce75"/>
          <table:table-cell table:style-name="ce28" table:number-columns-repeated="213"/>
          <table:table-cell table:number-columns-repeated="4"/>
        </table:table-row>
        <table:table-row table:style-name="ro4">
          <table:table-cell table:style-name="ce41"/>
          <table:table-cell table:style-name="ce27" office:value-type="string" table:number-columns-spanned="2" table:number-rows-spanned="1">
            <text:p>Tortilla Soup</text:p>
          </table:table-cell>
          <table:covered-table-cell table:style-name="ce31"/>
          <table:table-cell table:style-name="ce27" office:value-type="string" table:number-columns-spanned="2" table:number-rows-spanned="1">
            <text:p>Guacamole</text:p>
          </table:table-cell>
          <table:covered-table-cell table:style-name="ce31"/>
          <table:table-cell table:style-name="ce27" office:value-type="string" table:number-columns-spanned="2" table:number-rows-spanned="1">
            <text:p>Cheese Nachos</text:p>
          </table:table-cell>
          <table:covered-table-cell table:style-name="ce31"/>
          <table:table-cell table:style-name="ce27" office:value-type="string" table:number-columns-spanned="2" table:number-rows-spanned="1">
            <text:p>Chilies Renellos</text:p>
          </table:table-cell>
          <table:covered-table-cell table:style-name="ce31"/>
          <table:table-cell table:style-name="ce27" office:value-type="string" table:number-columns-spanned="2" table:number-rows-spanned="1">
            <text:p>Av St Tacos</text:p>
          </table:table-cell>
          <table:covered-table-cell table:style-name="ce31"/>
          <table:table-cell table:style-name="ce27" office:value-type="string" table:number-columns-spanned="2" table:number-rows-spanned="1">
            <text:p>Burrito</text:p>
          </table:table-cell>
          <table:covered-table-cell table:style-name="ce31"/>
          <table:table-cell table:style-name="ce27" office:value-type="string" table:number-columns-spanned="2" table:number-rows-spanned="1">
            <text:p>Chili con Carne</text:p>
          </table:table-cell>
          <table:covered-table-cell table:style-name="ce31"/>
          <table:table-cell table:style-name="ce27" office:value-type="string" table:number-columns-spanned="2" table:number-rows-spanned="1">
            <text:p>Quesadilla</text:p>
          </table:table-cell>
          <table:covered-table-cell table:style-name="ce31"/>
          <table:table-cell table:style-name="ce27" office:value-type="string" table:number-columns-spanned="2" table:number-rows-spanned="1">
            <text:p>TM Turket Cas</text:p>
          </table:table-cell>
          <table:covered-table-cell table:style-name="ce31"/>
          <table:table-cell table:style-name="ce27" office:value-type="string" table:number-columns-spanned="2" table:number-rows-spanned="1">
            <text:p>Avocado Salsa</text:p>
          </table:table-cell>
          <table:covered-table-cell table:style-name="ce31"/>
          <table:table-cell table:style-name="ce27" office:value-type="string" table:number-columns-spanned="2" table:number-rows-spanned="1">
            <text:p>Fajitas</text:p>
          </table:table-cell>
          <table:covered-table-cell table:style-name="ce31"/>
          <table:table-cell table:style-name="ce27" office:value-type="string" table:number-columns-spanned="2" table:number-rows-spanned="1">
            <text:p>F Fan Nachos</text:p>
          </table:table-cell>
          <table:covered-table-cell table:style-name="ce31"/>
          <table:table-cell table:style-name="ce60"/>
          <table:table-cell table:style-name="ce69" table:number-columns-spanned="2" table:number-rows-spanned="1">
            <draw:frame table:end-cell-address="'Рецепты ингред'.AA20" table:end-x="0.954cm" table:end-y="0.016cm" draw:z-index="3" draw:name="Изображения 4" draw:style-name="gr1" draw:text-style-name="P1" svg:width="0.704cm" svg:height="0.704cm" svg:x="0.249cm" svg:y="0.058cm">
              <draw:image xlink:href="../../py/img/ingredients/pork.icon.png" xlink:type="simple" xlink:show="embed" xlink:actuate="onLoad">
                <text:p/>
              </draw:image>
            </draw:frame>
          </table:table-cell>
          <table:covered-table-cell table:style-name="ce31"/>
          <table:table-cell table:style-name="ce27" table:number-columns-spanned="2" table:number-rows-spanned="1">
            <draw:frame table:end-cell-address="'Рецепты ингред'.AC20" table:end-x="0.958cm" table:end-y="0.046cm" draw:z-index="2" draw:name="Изображения 3" draw:style-name="gr1" draw:text-style-name="P1" svg:width="0.704cm" svg:height="0.704cm" svg:x="0.253cm" svg:y="0.088cm">
              <draw:image xlink:href="../../py/img/ingredients/chili-pepper.icon.png" xlink:type="simple" xlink:show="embed" xlink:actuate="onLoad">
                <text:p/>
              </draw:image>
            </draw:frame>
          </table:table-cell>
          <table:covered-table-cell table:style-name="ce31"/>
          <table:table-cell table:style-name="ce27" table:number-columns-spanned="2" table:number-rows-spanned="1">
            <draw:frame table:end-cell-address="'Рецепты ингред'.AE20" table:end-x="0.841cm" table:end-y="0.044cm" draw:z-index="4" draw:name="Изображения 5" draw:style-name="gr1" draw:text-style-name="P1" svg:width="0.704cm" svg:height="0.704cm" svg:x="0.136cm" svg:y="0.086cm">
              <draw:image xlink:href="../../py/img/ingredients/tomato.icon.png" xlink:type="simple" xlink:show="embed" xlink:actuate="onLoad">
                <text:p/>
              </draw:image>
            </draw:frame>
          </table:table-cell>
          <table:covered-table-cell table:style-name="ce31"/>
          <table:table-cell table:style-name="ce27" table:number-columns-spanned="2" table:number-rows-spanned="1">
            <draw:frame table:end-cell-address="'Рецепты ингред'.AG19" table:end-x="0.915cm" table:end-y="0.745cm" draw:z-index="5" draw:name="Изображения 6" draw:style-name="gr1" draw:text-style-name="P1" svg:width="0.704cm" svg:height="0.704cm" svg:x="0.21cm" svg:y="0.04cm">
              <draw:image xlink:href="../../py/img/ingredients/tortilla.icon.png" xlink:type="simple" xlink:show="embed" xlink:actuate="onLoad">
                <text:p/>
              </draw:image>
            </draw:frame>
          </table:table-cell>
          <table:covered-table-cell table:style-name="ce31"/>
          <table:table-cell table:style-name="ce27" table:number-columns-spanned="2" table:number-rows-spanned="1">
            <draw:frame table:end-cell-address="'Рецепты ингред'.AI20" table:end-x="0.99cm" table:end-y="0.04cm" draw:z-index="0" draw:name="Изображения 1" draw:style-name="gr1" draw:text-style-name="P1" svg:width="0.704cm" svg:height="0.704cm" svg:x="0.285cm" svg:y="0.082cm">
              <draw:image xlink:href="../../py/img/ingredients/avocado.icon.png" xlink:type="simple" xlink:show="embed" xlink:actuate="onLoad">
                <text:p/>
              </draw:image>
            </draw:frame>
          </table:table-cell>
          <table:covered-table-cell table:style-name="ce31"/>
          <table:table-cell table:style-name="ce27" table:number-columns-spanned="2" table:number-rows-spanned="1">
            <draw:frame table:end-cell-address="'Рецепты ингред'.AK20" table:end-x="1.085cm" table:end-y="0.05cm" draw:z-index="1" draw:name="Изображения 2" draw:style-name="gr1" draw:text-style-name="P1" svg:width="0.704cm" svg:height="0.704cm" svg:x="0.38cm" svg:y="0.092cm">
              <draw:image xlink:href="../../py/img/ingredients/cheese.icon.png" xlink:type="simple" xlink:show="embed" xlink:actuate="onLoad">
                <text:p/>
              </draw:image>
            </draw:frame>
          </table:table-cell>
          <table:covered-table-cell table:style-name="ce31"/>
          <table:table-cell table:style-name="ce76"/>
          <table:table-cell table:style-name="ce31" table:number-columns-repeated="217"/>
        </table:table-row>
        <table:table-row table:style-name="ro5">
          <table:table-cell table:style-name="ce42" office:value-type="float" office:value="11">
            <text:p>11</text:p>
          </table:table-cell>
          <table:table-cell table:formula="oooc:=['2 _ Mexican'.K3]" office:value-type="float" office:value="4">
            <text:p>4</text:p>
          </table:table-cell>
          <table:table-cell table:style-name="ce53"/>
          <table:table-cell table:formula="oooc:=['2 _ Mexican'.K4]" office:value-type="float" office:value="0">
            <text:p>0</text:p>
          </table:table-cell>
          <table:table-cell table:style-name="ce53"/>
          <table:table-cell table:formula="oooc:=['2 _ Mexican'.K5]" office:value-type="float" office:value="0">
            <text:p>0</text:p>
          </table:table-cell>
          <table:table-cell table:style-name="ce53"/>
          <table:table-cell table:formula="oooc:=['2 _ Mexican'.K6]" office:value-type="float" office:value="0">
            <text:p>0</text:p>
          </table:table-cell>
          <table:table-cell table:style-name="ce53"/>
          <table:table-cell table:formula="oooc:=['2 _ Mexican'.K7]" office:value-type="float" office:value="0">
            <text:p>0</text:p>
          </table:table-cell>
          <table:table-cell table:style-name="ce53"/>
          <table:table-cell table:formula="oooc:=['2 _ Mexican'.K8]" office:value-type="float" office:value="2">
            <text:p>2</text:p>
          </table:table-cell>
          <table:table-cell table:style-name="ce53"/>
          <table:table-cell table:formula="oooc:=['2 _ Mexican'.K9]" office:value-type="float" office:value="0">
            <text:p>0</text:p>
          </table:table-cell>
          <table:table-cell table:style-name="ce53"/>
          <table:table-cell table:formula="oooc:=['2 _ Mexican'.K10]" office:value-type="float" office:value="0">
            <text:p>0</text:p>
          </table:table-cell>
          <table:table-cell table:style-name="ce53"/>
          <table:table-cell table:formula="oooc:=['2 _ Mexican'.K11]" office:value-type="float" office:value="0">
            <text:p>0</text:p>
          </table:table-cell>
          <table:table-cell table:style-name="ce53"/>
          <table:table-cell table:formula="oooc:=['2 _ Mexican'.K12]" office:value-type="float" office:value="0">
            <text:p>0</text:p>
          </table:table-cell>
          <table:table-cell table:style-name="ce53"/>
          <table:table-cell table:formula="oooc:=['2 _ Mexican'.K13]" office:value-type="float" office:value="0">
            <text:p>0</text:p>
          </table:table-cell>
          <table:table-cell table:style-name="ce53"/>
          <table:table-cell table:formula="oooc:=['2 _ Mexican'.K14]" office:value-type="float" office:value="0">
            <text:p>0</text:p>
          </table:table-cell>
          <table:table-cell table:style-name="ce53"/>
          <table:table-cell table:style-name="ce61" table:formula="oooc:=IF([.B20]&gt;0;1;0)+IF([.D20]&gt;0;1;0)+IF([.F20]&gt;0;1;0)+IF([.H20]&gt;0;1;0)+IF([.J20]&gt;0;1;0)+IF([.L20]&gt;0;1;0)+IF([.N20]&gt;0;1;0)+IF([.P20]&gt;0;1;0)+IF([.R20]&gt;0;1;0)+IF([.T20]&gt;0;1;0)+IF([.V20]&gt;0;1;0)+IF([.X20]&gt;0;1;0)" office:value-type="float" office:value="2">
            <text:p>2</text:p>
          </table:table-cell>
          <table:table-cell table:formula="oooc:=['2 _ Mexican'.K20]" office:value-type="float" office:value="24">
            <text:p>24</text:p>
          </table:table-cell>
          <table:table-cell table:style-name="ce24"/>
          <table:table-cell table:formula="oooc:=['2 _ Mexican'.K21]" office:value-type="float" office:value="0">
            <text:p>0</text:p>
          </table:table-cell>
          <table:table-cell table:style-name="ce24"/>
          <table:table-cell table:formula="oooc:=['2 _ Mexican'.K22]" office:value-type="float" office:value="12">
            <text:p>12</text:p>
          </table:table-cell>
          <table:table-cell table:style-name="ce24"/>
          <table:table-cell table:formula="oooc:=['2 _ Mexican'.K23]" office:value-type="float" office:value="21">
            <text:p>21</text:p>
          </table:table-cell>
          <table:table-cell table:style-name="ce24"/>
          <table:table-cell table:formula="oooc:=['2 _ Mexican'.K24]" office:value-type="float" office:value="0">
            <text:p>0</text:p>
          </table:table-cell>
          <table:table-cell table:style-name="ce24"/>
          <table:table-cell table:formula="oooc:=['2 _ Mexican'.K25]" office:value-type="float" office:value="0">
            <text:p>0</text:p>
          </table:table-cell>
          <table:table-cell table:style-name="ce24"/>
          <table:table-cell table:style-name="ce61" table:formula="oooc:=IF([.O20]&gt;0;1;0)+IF([.Q20]&gt;0;1;0)+IF([.S20]&gt;0;1;0)+IF([.U20]&gt;0;1;0)+IF([.W20]&gt;0;1;0)+IF([.Y20]&gt;0;1;0)+IF([.AA20]&gt;0;1;0)+IF([.AC20]&gt;0;1;0)+IF([.AE20]&gt;0;1;0)+IF([.AG20]&gt;0;1;0)+IF([.AI20]&gt;0;1;0)+IF([.AK20]&gt;0;1;0)" office:value-type="float" office:value="3">
            <text:p>3</text:p>
          </table:table-cell>
          <table:table-cell table:number-columns-repeated="217"/>
        </table:table-row>
        <table:table-row table:style-name="ro5">
          <table:table-cell table:style-name="ce42" office:value-type="float" office:value="12">
            <text:p>12</text:p>
          </table:table-cell>
          <table:table-cell table:formula="oooc:=['2 _ Mexican'.L3]" office:value-type="float" office:value="2">
            <text:p>2</text:p>
          </table:table-cell>
          <table:table-cell table:style-name="ce53"/>
          <table:table-cell table:formula="oooc:=['2 _ Mexican'.L4]" office:value-type="float" office:value="0">
            <text:p>0</text:p>
          </table:table-cell>
          <table:table-cell table:style-name="ce53"/>
          <table:table-cell table:formula="oooc:=['2 _ Mexican'.L5]" office:value-type="float" office:value="0">
            <text:p>0</text:p>
          </table:table-cell>
          <table:table-cell table:style-name="ce53"/>
          <table:table-cell table:formula="oooc:=['2 _ Mexican'.L6]" office:value-type="float" office:value="3">
            <text:p>3</text:p>
          </table:table-cell>
          <table:table-cell table:style-name="ce53"/>
          <table:table-cell table:formula="oooc:=['2 _ Mexican'.L7]" office:value-type="float" office:value="0">
            <text:p>0</text:p>
          </table:table-cell>
          <table:table-cell table:style-name="ce53"/>
          <table:table-cell table:formula="oooc:=['2 _ Mexican'.L8]" office:value-type="float" office:value="0">
            <text:p>0</text:p>
          </table:table-cell>
          <table:table-cell table:style-name="ce53"/>
          <table:table-cell table:formula="oooc:=['2 _ Mexican'.L9]" office:value-type="float" office:value="3">
            <text:p>3</text:p>
          </table:table-cell>
          <table:table-cell table:style-name="ce53"/>
          <table:table-cell table:formula="oooc:=['2 _ Mexican'.L10]" office:value-type="float" office:value="0">
            <text:p>0</text:p>
          </table:table-cell>
          <table:table-cell table:style-name="ce53"/>
          <table:table-cell table:formula="oooc:=['2 _ Mexican'.L11]" office:value-type="float" office:value="0">
            <text:p>0</text:p>
          </table:table-cell>
          <table:table-cell table:style-name="ce53"/>
          <table:table-cell table:formula="oooc:=['2 _ Mexican'.L12]" office:value-type="float" office:value="0">
            <text:p>0</text:p>
          </table:table-cell>
          <table:table-cell table:style-name="ce53"/>
          <table:table-cell table:formula="oooc:=['2 _ Mexican'.L13]" office:value-type="float" office:value="0">
            <text:p>0</text:p>
          </table:table-cell>
          <table:table-cell table:style-name="ce53"/>
          <table:table-cell table:formula="oooc:=['2 _ Mexican'.L14]" office:value-type="float" office:value="0">
            <text:p>0</text:p>
          </table:table-cell>
          <table:table-cell table:style-name="ce53"/>
          <table:table-cell table:style-name="ce61" table:formula="oooc:=IF([.B21]&gt;0;1;0)+IF([.D21]&gt;0;1;0)+IF([.F21]&gt;0;1;0)+IF([.H21]&gt;0;1;0)+IF([.J21]&gt;0;1;0)+IF([.L21]&gt;0;1;0)+IF([.N21]&gt;0;1;0)+IF([.P21]&gt;0;1;0)+IF([.R21]&gt;0;1;0)+IF([.T21]&gt;0;1;0)+IF([.V21]&gt;0;1;0)+IF([.X21]&gt;0;1;0)" office:value-type="float" office:value="3">
            <text:p>3</text:p>
          </table:table-cell>
          <table:table-cell table:formula="oooc:=['2 _ Mexican'.L20]" office:value-type="float" office:value="24">
            <text:p>24</text:p>
          </table:table-cell>
          <table:table-cell table:style-name="ce24"/>
          <table:table-cell table:formula="oooc:=['2 _ Mexican'.L21]" office:value-type="float" office:value="24">
            <text:p>24</text:p>
          </table:table-cell>
          <table:table-cell table:style-name="ce24"/>
          <table:table-cell table:formula="oooc:=['2 _ Mexican'.L22]" office:value-type="float" office:value="15">
            <text:p>15</text:p>
          </table:table-cell>
          <table:table-cell table:style-name="ce24"/>
          <table:table-cell table:formula="oooc:=['2 _ Mexican'.L23]" office:value-type="float" office:value="12">
            <text:p>12</text:p>
          </table:table-cell>
          <table:table-cell table:style-name="ce24"/>
          <table:table-cell table:formula="oooc:=['2 _ Mexican'.L24]" office:value-type="float" office:value="0">
            <text:p>0</text:p>
          </table:table-cell>
          <table:table-cell table:style-name="ce24"/>
          <table:table-cell table:formula="oooc:=['2 _ Mexican'.L25]" office:value-type="float" office:value="0">
            <text:p>0</text:p>
          </table:table-cell>
          <table:table-cell table:style-name="ce24"/>
          <table:table-cell table:style-name="ce61" table:formula="oooc:=IF([.O21]&gt;0;1;0)+IF([.Q21]&gt;0;1;0)+IF([.S21]&gt;0;1;0)+IF([.U21]&gt;0;1;0)+IF([.W21]&gt;0;1;0)+IF([.Y21]&gt;0;1;0)+IF([.AA21]&gt;0;1;0)+IF([.AC21]&gt;0;1;0)+IF([.AE21]&gt;0;1;0)+IF([.AG21]&gt;0;1;0)+IF([.AI21]&gt;0;1;0)+IF([.AK21]&gt;0;1;0)" office:value-type="float" office:value="4">
            <text:p>4</text:p>
          </table:table-cell>
          <table:table-cell table:number-columns-repeated="217"/>
        </table:table-row>
        <table:table-row table:style-name="ro5">
          <table:table-cell table:style-name="ce42" office:value-type="float" office:value="13">
            <text:p>13</text:p>
          </table:table-cell>
          <table:table-cell table:formula="oooc:=['2 _ Mexican'.M3]" office:value-type="float" office:value="0">
            <text:p>0</text:p>
          </table:table-cell>
          <table:table-cell table:style-name="ce53"/>
          <table:table-cell table:formula="oooc:=['2 _ Mexican'.M4]" office:value-type="float" office:value="0">
            <text:p>0</text:p>
          </table:table-cell>
          <table:table-cell table:style-name="ce53"/>
          <table:table-cell table:formula="oooc:=['2 _ Mexican'.M5]" office:value-type="float" office:value="0">
            <text:p>0</text:p>
          </table:table-cell>
          <table:table-cell table:style-name="ce53"/>
          <table:table-cell table:formula="oooc:=['2 _ Mexican'.M6]" office:value-type="float" office:value="4">
            <text:p>4</text:p>
          </table:table-cell>
          <table:table-cell table:style-name="ce53"/>
          <table:table-cell table:formula="oooc:=['2 _ Mexican'.M7]" office:value-type="float" office:value="0">
            <text:p>0</text:p>
          </table:table-cell>
          <table:table-cell table:style-name="ce53"/>
          <table:table-cell table:formula="oooc:=['2 _ Mexican'.M8]" office:value-type="float" office:value="0">
            <text:p>0</text:p>
          </table:table-cell>
          <table:table-cell table:style-name="ce53"/>
          <table:table-cell table:formula="oooc:=['2 _ Mexican'.M9]" office:value-type="float" office:value="2">
            <text:p>2</text:p>
          </table:table-cell>
          <table:table-cell table:style-name="ce53"/>
          <table:table-cell table:formula="oooc:=['2 _ Mexican'.M10]" office:value-type="float" office:value="0">
            <text:p>0</text:p>
          </table:table-cell>
          <table:table-cell table:style-name="ce53"/>
          <table:table-cell table:formula="oooc:=['2 _ Mexican'.M11]" office:value-type="float" office:value="2">
            <text:p>2</text:p>
          </table:table-cell>
          <table:table-cell table:style-name="ce53"/>
          <table:table-cell table:formula="oooc:=['2 _ Mexican'.M12]" office:value-type="float" office:value="0">
            <text:p>0</text:p>
          </table:table-cell>
          <table:table-cell table:style-name="ce53"/>
          <table:table-cell table:formula="oooc:=['2 _ Mexican'.M13]" office:value-type="float" office:value="0">
            <text:p>0</text:p>
          </table:table-cell>
          <table:table-cell table:style-name="ce53"/>
          <table:table-cell table:formula="oooc:=['2 _ Mexican'.M14]" office:value-type="float" office:value="0">
            <text:p>0</text:p>
          </table:table-cell>
          <table:table-cell table:style-name="ce53"/>
          <table:table-cell table:style-name="ce61" table:formula="oooc:=IF([.B22]&gt;0;1;0)+IF([.D22]&gt;0;1;0)+IF([.F22]&gt;0;1;0)+IF([.H22]&gt;0;1;0)+IF([.J22]&gt;0;1;0)+IF([.L22]&gt;0;1;0)+IF([.N22]&gt;0;1;0)+IF([.P22]&gt;0;1;0)+IF([.R22]&gt;0;1;0)+IF([.T22]&gt;0;1;0)+IF([.V22]&gt;0;1;0)+IF([.X22]&gt;0;1;0)" office:value-type="float" office:value="3">
            <text:p>3</text:p>
          </table:table-cell>
          <table:table-cell table:formula="oooc:=['2 _ Mexican'.M20]" office:value-type="float" office:value="18">
            <text:p>18</text:p>
          </table:table-cell>
          <table:table-cell table:style-name="ce24"/>
          <table:table-cell table:formula="oooc:=['2 _ Mexican'.M21]" office:value-type="float" office:value="24">
            <text:p>24</text:p>
          </table:table-cell>
          <table:table-cell table:style-name="ce24"/>
          <table:table-cell table:formula="oooc:=['2 _ Mexican'.M22]" office:value-type="float" office:value="10">
            <text:p>10</text:p>
          </table:table-cell>
          <table:table-cell table:style-name="ce24"/>
          <table:table-cell table:formula="oooc:=['2 _ Mexican'.M23]" office:value-type="float" office:value="0">
            <text:p>0</text:p>
          </table:table-cell>
          <table:table-cell table:style-name="ce24"/>
          <table:table-cell table:formula="oooc:=['2 _ Mexican'.M24]" office:value-type="float" office:value="0">
            <text:p>0</text:p>
          </table:table-cell>
          <table:table-cell table:style-name="ce24"/>
          <table:table-cell table:formula="oooc:=['2 _ Mexican'.M25]" office:value-type="float" office:value="12">
            <text:p>12</text:p>
          </table:table-cell>
          <table:table-cell table:style-name="ce24"/>
          <table:table-cell table:style-name="ce61" table:formula="oooc:=IF([.O22]&gt;0;1;0)+IF([.Q22]&gt;0;1;0)+IF([.S22]&gt;0;1;0)+IF([.U22]&gt;0;1;0)+IF([.W22]&gt;0;1;0)+IF([.Y22]&gt;0;1;0)+IF([.AA22]&gt;0;1;0)+IF([.AC22]&gt;0;1;0)+IF([.AE22]&gt;0;1;0)+IF([.AG22]&gt;0;1;0)+IF([.AI22]&gt;0;1;0)+IF([.AK22]&gt;0;1;0)" office:value-type="float" office:value="4">
            <text:p>4</text:p>
          </table:table-cell>
          <table:table-cell table:number-columns-repeated="217"/>
        </table:table-row>
        <table:table-row table:style-name="ro5">
          <table:table-cell table:style-name="ce42" office:value-type="float" office:value="14">
            <text:p>14</text:p>
          </table:table-cell>
          <table:table-cell table:formula="oooc:=['2 _ Mexican'.N3]" office:value-type="float" office:value="0">
            <text:p>0</text:p>
          </table:table-cell>
          <table:table-cell table:style-name="ce53"/>
          <table:table-cell table:formula="oooc:=['2 _ Mexican'.N4]" office:value-type="float" office:value="3">
            <text:p>3</text:p>
          </table:table-cell>
          <table:table-cell table:style-name="ce53"/>
          <table:table-cell table:formula="oooc:=['2 _ Mexican'.N5]" office:value-type="float" office:value="0">
            <text:p>0</text:p>
          </table:table-cell>
          <table:table-cell table:style-name="ce53"/>
          <table:table-cell table:formula="oooc:=['2 _ Mexican'.N6]" office:value-type="float" office:value="1">
            <text:p>1</text:p>
          </table:table-cell>
          <table:table-cell table:style-name="ce53"/>
          <table:table-cell table:formula="oooc:=['2 _ Mexican'.N7]" office:value-type="float" office:value="0">
            <text:p>0</text:p>
          </table:table-cell>
          <table:table-cell table:style-name="ce53"/>
          <table:table-cell table:formula="oooc:=['2 _ Mexican'.N8]" office:value-type="float" office:value="0">
            <text:p>0</text:p>
          </table:table-cell>
          <table:table-cell table:style-name="ce53"/>
          <table:table-cell table:formula="oooc:=['2 _ Mexican'.N9]" office:value-type="float" office:value="1">
            <text:p>1</text:p>
          </table:table-cell>
          <table:table-cell table:style-name="ce53"/>
          <table:table-cell table:formula="oooc:=['2 _ Mexican'.N10]" office:value-type="float" office:value="0">
            <text:p>0</text:p>
          </table:table-cell>
          <table:table-cell table:style-name="ce53"/>
          <table:table-cell table:formula="oooc:=['2 _ Mexican'.N11]" office:value-type="float" office:value="0">
            <text:p>0</text:p>
          </table:table-cell>
          <table:table-cell table:style-name="ce53"/>
          <table:table-cell table:formula="oooc:=['2 _ Mexican'.N12]" office:value-type="float" office:value="3">
            <text:p>3</text:p>
          </table:table-cell>
          <table:table-cell table:style-name="ce53"/>
          <table:table-cell table:formula="oooc:=['2 _ Mexican'.N13]" office:value-type="float" office:value="0">
            <text:p>0</text:p>
          </table:table-cell>
          <table:table-cell table:style-name="ce53"/>
          <table:table-cell table:formula="oooc:=['2 _ Mexican'.N14]" office:value-type="float" office:value="0">
            <text:p>0</text:p>
          </table:table-cell>
          <table:table-cell table:style-name="ce53"/>
          <table:table-cell table:style-name="ce61" table:formula="oooc:=IF([.B23]&gt;0;1;0)+IF([.D23]&gt;0;1;0)+IF([.F23]&gt;0;1;0)+IF([.H23]&gt;0;1;0)+IF([.J23]&gt;0;1;0)+IF([.L23]&gt;0;1;0)+IF([.N23]&gt;0;1;0)+IF([.P23]&gt;0;1;0)+IF([.R23]&gt;0;1;0)+IF([.T23]&gt;0;1;0)+IF([.V23]&gt;0;1;0)+IF([.X23]&gt;0;1;0)" office:value-type="float" office:value="4">
            <text:p>4</text:p>
          </table:table-cell>
          <table:table-cell table:formula="oooc:=['2 _ Mexican'.N20]" office:value-type="float" office:value="12">
            <text:p>12</text:p>
          </table:table-cell>
          <table:table-cell table:style-name="ce24"/>
          <table:table-cell table:formula="oooc:=['2 _ Mexican'.N21]" office:value-type="float" office:value="24">
            <text:p>24</text:p>
          </table:table-cell>
          <table:table-cell table:style-name="ce24"/>
          <table:table-cell table:formula="oooc:=['2 _ Mexican'.N22]" office:value-type="float" office:value="15">
            <text:p>15</text:p>
          </table:table-cell>
          <table:table-cell table:style-name="ce24"/>
          <table:table-cell table:formula="oooc:=['2 _ Mexican'.N23]" office:value-type="float" office:value="0">
            <text:p>0</text:p>
          </table:table-cell>
          <table:table-cell table:style-name="ce24"/>
          <table:table-cell table:formula="oooc:=['2 _ Mexican'.N24]" office:value-type="float" office:value="27">
            <text:p>27</text:p>
          </table:table-cell>
          <table:table-cell table:style-name="ce24"/>
          <table:table-cell table:formula="oooc:=['2 _ Mexican'.N25]" office:value-type="float" office:value="0">
            <text:p>0</text:p>
          </table:table-cell>
          <table:table-cell table:style-name="ce24"/>
          <table:table-cell table:style-name="ce61" table:formula="oooc:=IF([.O23]&gt;0;1;0)+IF([.Q23]&gt;0;1;0)+IF([.S23]&gt;0;1;0)+IF([.U23]&gt;0;1;0)+IF([.W23]&gt;0;1;0)+IF([.Y23]&gt;0;1;0)+IF([.AA23]&gt;0;1;0)+IF([.AC23]&gt;0;1;0)+IF([.AE23]&gt;0;1;0)+IF([.AG23]&gt;0;1;0)+IF([.AI23]&gt;0;1;0)+IF([.AK23]&gt;0;1;0)" office:value-type="float" office:value="4">
            <text:p>4</text:p>
          </table:table-cell>
          <table:table-cell table:number-columns-repeated="217"/>
        </table:table-row>
        <table:table-row table:style-name="ro5">
          <table:table-cell table:style-name="ce42" office:value-type="float" office:value="15">
            <text:p>15</text:p>
          </table:table-cell>
          <table:table-cell table:formula="oooc:=['2 _ Mexican'.O3]" office:value-type="float" office:value="2">
            <text:p>2</text:p>
          </table:table-cell>
          <table:table-cell table:style-name="ce53"/>
          <table:table-cell table:formula="oooc:=['2 _ Mexican'.O4]" office:value-type="float" office:value="2">
            <text:p>2</text:p>
          </table:table-cell>
          <table:table-cell table:style-name="ce53"/>
          <table:table-cell table:formula="oooc:=['2 _ Mexican'.O5]" office:value-type="float" office:value="0">
            <text:p>0</text:p>
          </table:table-cell>
          <table:table-cell table:style-name="ce53"/>
          <table:table-cell table:formula="oooc:=['2 _ Mexican'.O6]" office:value-type="float" office:value="0">
            <text:p>0</text:p>
          </table:table-cell>
          <table:table-cell table:style-name="ce53"/>
          <table:table-cell table:formula="oooc:=['2 _ Mexican'.O7]" office:value-type="float" office:value="0">
            <text:p>0</text:p>
          </table:table-cell>
          <table:table-cell table:style-name="ce53"/>
          <table:table-cell table:formula="oooc:=['2 _ Mexican'.O8]" office:value-type="float" office:value="2">
            <text:p>2</text:p>
          </table:table-cell>
          <table:table-cell table:style-name="ce53"/>
          <table:table-cell table:formula="oooc:=['2 _ Mexican'.O9]" office:value-type="float" office:value="0">
            <text:p>0</text:p>
          </table:table-cell>
          <table:table-cell table:style-name="ce53"/>
          <table:table-cell table:formula="oooc:=['2 _ Mexican'.O10]" office:value-type="float" office:value="0">
            <text:p>0</text:p>
          </table:table-cell>
          <table:table-cell table:style-name="ce53"/>
          <table:table-cell table:formula="oooc:=['2 _ Mexican'.O11]" office:value-type="float" office:value="0">
            <text:p>0</text:p>
          </table:table-cell>
          <table:table-cell table:style-name="ce53"/>
          <table:table-cell table:formula="oooc:=['2 _ Mexican'.O12]" office:value-type="float" office:value="0">
            <text:p>0</text:p>
          </table:table-cell>
          <table:table-cell table:style-name="ce53"/>
          <table:table-cell table:formula="oooc:=['2 _ Mexican'.O13]" office:value-type="float" office:value="0">
            <text:p>0</text:p>
          </table:table-cell>
          <table:table-cell table:style-name="ce53"/>
          <table:table-cell table:formula="oooc:=['2 _ Mexican'.O14]" office:value-type="float" office:value="2">
            <text:p>2</text:p>
          </table:table-cell>
          <table:table-cell table:style-name="ce53"/>
          <table:table-cell table:style-name="ce61" table:formula="oooc:=IF([.B24]&gt;0;1;0)+IF([.D24]&gt;0;1;0)+IF([.F24]&gt;0;1;0)+IF([.H24]&gt;0;1;0)+IF([.J24]&gt;0;1;0)+IF([.L24]&gt;0;1;0)+IF([.N24]&gt;0;1;0)+IF([.P24]&gt;0;1;0)+IF([.R24]&gt;0;1;0)+IF([.T24]&gt;0;1;0)+IF([.V24]&gt;0;1;0)+IF([.X24]&gt;0;1;0)" office:value-type="float" office:value="4">
            <text:p>4</text:p>
          </table:table-cell>
          <table:table-cell table:formula="oooc:=['2 _ Mexican'.O20]" office:value-type="float" office:value="24">
            <text:p>24</text:p>
          </table:table-cell>
          <table:table-cell table:style-name="ce24"/>
          <table:table-cell table:formula="oooc:=['2 _ Mexican'.O21]" office:value-type="float" office:value="0">
            <text:p>0</text:p>
          </table:table-cell>
          <table:table-cell table:style-name="ce24"/>
          <table:table-cell table:formula="oooc:=['2 _ Mexican'.O22]" office:value-type="float" office:value="18">
            <text:p>18</text:p>
          </table:table-cell>
          <table:table-cell table:style-name="ce24"/>
          <table:table-cell table:formula="oooc:=['2 _ Mexican'.O23]" office:value-type="float" office:value="21">
            <text:p>21</text:p>
          </table:table-cell>
          <table:table-cell table:style-name="ce24"/>
          <table:table-cell table:formula="oooc:=['2 _ Mexican'.O24]" office:value-type="float" office:value="27">
            <text:p>27</text:p>
          </table:table-cell>
          <table:table-cell table:style-name="ce24"/>
          <table:table-cell table:formula="oooc:=['2 _ Mexican'.O25]" office:value-type="float" office:value="0">
            <text:p>0</text:p>
          </table:table-cell>
          <table:table-cell table:style-name="ce24"/>
          <table:table-cell table:style-name="ce61" table:formula="oooc:=IF([.O24]&gt;0;1;0)+IF([.Q24]&gt;0;1;0)+IF([.S24]&gt;0;1;0)+IF([.U24]&gt;0;1;0)+IF([.W24]&gt;0;1;0)+IF([.Y24]&gt;0;1;0)+IF([.AA24]&gt;0;1;0)+IF([.AC24]&gt;0;1;0)+IF([.AE24]&gt;0;1;0)+IF([.AG24]&gt;0;1;0)+IF([.AI24]&gt;0;1;0)+IF([.AK24]&gt;0;1;0)" office:value-type="float" office:value="4">
            <text:p>4</text:p>
          </table:table-cell>
          <table:table-cell table:number-columns-repeated="217"/>
        </table:table-row>
        <table:table-row table:style-name="ro5">
          <table:table-cell table:style-name="ce42" office:value-type="float" office:value="16">
            <text:p>16</text:p>
          </table:table-cell>
          <table:table-cell table:formula="oooc:=['2 _ Mexican'.P3]" office:value-type="float" office:value="0">
            <text:p>0</text:p>
          </table:table-cell>
          <table:table-cell table:style-name="ce53"/>
          <table:table-cell table:formula="oooc:=['2 _ Mexican'.P4]" office:value-type="float" office:value="5">
            <text:p>5</text:p>
          </table:table-cell>
          <table:table-cell table:style-name="ce53"/>
          <table:table-cell table:formula="oooc:=['2 _ Mexican'.P5]" office:value-type="float" office:value="0">
            <text:p>0</text:p>
          </table:table-cell>
          <table:table-cell table:style-name="ce53"/>
          <table:table-cell table:formula="oooc:=['2 _ Mexican'.P6]" office:value-type="float" office:value="0">
            <text:p>0</text:p>
          </table:table-cell>
          <table:table-cell table:style-name="ce53"/>
          <table:table-cell table:formula="oooc:=['2 _ Mexican'.P7]" office:value-type="float" office:value="0">
            <text:p>0</text:p>
          </table:table-cell>
          <table:table-cell table:style-name="ce53"/>
          <table:table-cell table:formula="oooc:=['2 _ Mexican'.P8]" office:value-type="float" office:value="2">
            <text:p>2</text:p>
          </table:table-cell>
          <table:table-cell table:style-name="ce53"/>
          <table:table-cell table:formula="oooc:=['2 _ Mexican'.P9]" office:value-type="float" office:value="0">
            <text:p>0</text:p>
          </table:table-cell>
          <table:table-cell table:style-name="ce53"/>
          <table:table-cell table:formula="oooc:=['2 _ Mexican'.P10]" office:value-type="float" office:value="4">
            <text:p>4</text:p>
          </table:table-cell>
          <table:table-cell table:style-name="ce53"/>
          <table:table-cell table:formula="oooc:=['2 _ Mexican'.P11]" office:value-type="float" office:value="0">
            <text:p>0</text:p>
          </table:table-cell>
          <table:table-cell table:style-name="ce53"/>
          <table:table-cell table:formula="oooc:=['2 _ Mexican'.P12]" office:value-type="float" office:value="0">
            <text:p>0</text:p>
          </table:table-cell>
          <table:table-cell table:style-name="ce53"/>
          <table:table-cell table:formula="oooc:=['2 _ Mexican'.P13]" office:value-type="float" office:value="0">
            <text:p>0</text:p>
          </table:table-cell>
          <table:table-cell table:style-name="ce53"/>
          <table:table-cell table:formula="oooc:=['2 _ Mexican'.P14]" office:value-type="float" office:value="2">
            <text:p>2</text:p>
          </table:table-cell>
          <table:table-cell table:style-name="ce53"/>
          <table:table-cell table:style-name="ce61" table:formula="oooc:=IF([.B25]&gt;0;1;0)+IF([.D25]&gt;0;1;0)+IF([.F25]&gt;0;1;0)+IF([.H25]&gt;0;1;0)+IF([.J25]&gt;0;1;0)+IF([.L25]&gt;0;1;0)+IF([.N25]&gt;0;1;0)+IF([.P25]&gt;0;1;0)+IF([.R25]&gt;0;1;0)+IF([.T25]&gt;0;1;0)+IF([.V25]&gt;0;1;0)+IF([.X25]&gt;0;1;0)" office:value-type="float" office:value="4">
            <text:p>4</text:p>
          </table:table-cell>
          <table:table-cell table:formula="oooc:=['2 _ Mexican'.P20]" office:value-type="float" office:value="18">
            <text:p>18</text:p>
          </table:table-cell>
          <table:table-cell table:style-name="ce24"/>
          <table:table-cell table:formula="oooc:=['2 _ Mexican'.P21]" office:value-type="float" office:value="0">
            <text:p>0</text:p>
          </table:table-cell>
          <table:table-cell table:style-name="ce24"/>
          <table:table-cell table:formula="oooc:=['2 _ Mexican'.P22]" office:value-type="float" office:value="18">
            <text:p>18</text:p>
          </table:table-cell>
          <table:table-cell table:style-name="ce24"/>
          <table:table-cell table:formula="oooc:=['2 _ Mexican'.P23]" office:value-type="float" office:value="24">
            <text:p>24</text:p>
          </table:table-cell>
          <table:table-cell table:style-name="ce24"/>
          <table:table-cell table:formula="oooc:=['2 _ Mexican'.P24]" office:value-type="float" office:value="27">
            <text:p>27</text:p>
          </table:table-cell>
          <table:table-cell table:style-name="ce24"/>
          <table:table-cell table:formula="oooc:=['2 _ Mexican'.P25]" office:value-type="float" office:value="15">
            <text:p>15</text:p>
          </table:table-cell>
          <table:table-cell table:style-name="ce24"/>
          <table:table-cell table:style-name="ce61" table:formula="oooc:=IF([.O25]&gt;0;1;0)+IF([.Q25]&gt;0;1;0)+IF([.S25]&gt;0;1;0)+IF([.U25]&gt;0;1;0)+IF([.W25]&gt;0;1;0)+IF([.Y25]&gt;0;1;0)+IF([.AA25]&gt;0;1;0)+IF([.AC25]&gt;0;1;0)+IF([.AE25]&gt;0;1;0)+IF([.AG25]&gt;0;1;0)+IF([.AI25]&gt;0;1;0)+IF([.AK25]&gt;0;1;0)" office:value-type="float" office:value="5">
            <text:p>5</text:p>
          </table:table-cell>
          <table:table-cell table:number-columns-repeated="217"/>
        </table:table-row>
        <table:table-row table:style-name="ro5">
          <table:table-cell table:style-name="ce42" office:value-type="float" office:value="17">
            <text:p>17</text:p>
          </table:table-cell>
          <table:table-cell table:formula="oooc:=['2 _ Mexican'.Q3]" office:value-type="float" office:value="1">
            <text:p>1</text:p>
          </table:table-cell>
          <table:table-cell table:style-name="ce53"/>
          <table:table-cell table:formula="oooc:=['2 _ Mexican'.Q4]" office:value-type="float" office:value="0">
            <text:p>0</text:p>
          </table:table-cell>
          <table:table-cell table:style-name="ce53"/>
          <table:table-cell table:formula="oooc:=['2 _ Mexican'.Q5]" office:value-type="float" office:value="3">
            <text:p>3</text:p>
          </table:table-cell>
          <table:table-cell table:style-name="ce53"/>
          <table:table-cell table:formula="oooc:=['2 _ Mexican'.Q6]" office:value-type="float" office:value="2">
            <text:p>2</text:p>
          </table:table-cell>
          <table:table-cell table:style-name="ce53"/>
          <table:table-cell table:formula="oooc:=['2 _ Mexican'.Q7]" office:value-type="float" office:value="0">
            <text:p>0</text:p>
          </table:table-cell>
          <table:table-cell table:style-name="ce53"/>
          <table:table-cell table:formula="oooc:=['2 _ Mexican'.Q8]" office:value-type="float" office:value="0">
            <text:p>0</text:p>
          </table:table-cell>
          <table:table-cell table:style-name="ce53"/>
          <table:table-cell table:formula="oooc:=['2 _ Mexican'.Q9]" office:value-type="float" office:value="4">
            <text:p>4</text:p>
          </table:table-cell>
          <table:table-cell table:style-name="ce53"/>
          <table:table-cell table:formula="oooc:=['2 _ Mexican'.Q10]" office:value-type="float" office:value="0">
            <text:p>0</text:p>
          </table:table-cell>
          <table:table-cell table:style-name="ce53"/>
          <table:table-cell table:formula="oooc:=['2 _ Mexican'.Q11]" office:value-type="float" office:value="0">
            <text:p>0</text:p>
          </table:table-cell>
          <table:table-cell table:style-name="ce53"/>
          <table:table-cell table:formula="oooc:=['2 _ Mexican'.Q12]" office:value-type="float" office:value="0">
            <text:p>0</text:p>
          </table:table-cell>
          <table:table-cell table:style-name="ce53"/>
          <table:table-cell table:formula="oooc:=['2 _ Mexican'.Q13]" office:value-type="float" office:value="2">
            <text:p>2</text:p>
          </table:table-cell>
          <table:table-cell table:style-name="ce53"/>
          <table:table-cell table:formula="oooc:=['2 _ Mexican'.Q14]" office:value-type="float" office:value="0">
            <text:p>0</text:p>
          </table:table-cell>
          <table:table-cell table:style-name="ce53"/>
          <table:table-cell table:style-name="ce61" table:formula="oooc:=IF([.B26]&gt;0;1;0)+IF([.D26]&gt;0;1;0)+IF([.F26]&gt;0;1;0)+IF([.H26]&gt;0;1;0)+IF([.J26]&gt;0;1;0)+IF([.L26]&gt;0;1;0)+IF([.N26]&gt;0;1;0)+IF([.P26]&gt;0;1;0)+IF([.R26]&gt;0;1;0)+IF([.T26]&gt;0;1;0)+IF([.V26]&gt;0;1;0)+IF([.X26]&gt;0;1;0)" office:value-type="float" office:value="5">
            <text:p>5</text:p>
          </table:table-cell>
          <table:table-cell table:formula="oooc:=['2 _ Mexican'.Q20]" office:value-type="float" office:value="24">
            <text:p>24</text:p>
          </table:table-cell>
          <table:table-cell table:style-name="ce24"/>
          <table:table-cell table:formula="oooc:=['2 _ Mexican'.Q21]" office:value-type="float" office:value="24">
            <text:p>24</text:p>
          </table:table-cell>
          <table:table-cell table:style-name="ce24"/>
          <table:table-cell table:formula="oooc:=['2 _ Mexican'.Q22]" office:value-type="float" office:value="15">
            <text:p>15</text:p>
          </table:table-cell>
          <table:table-cell table:style-name="ce24"/>
          <table:table-cell table:formula="oooc:=['2 _ Mexican'.Q23]" office:value-type="float" office:value="21">
            <text:p>21</text:p>
          </table:table-cell>
          <table:table-cell table:style-name="ce24"/>
          <table:table-cell table:formula="oooc:=['2 _ Mexican'.Q24]" office:value-type="float" office:value="0">
            <text:p>0</text:p>
          </table:table-cell>
          <table:table-cell table:style-name="ce24"/>
          <table:table-cell table:formula="oooc:=['2 _ Mexican'.Q25]" office:value-type="float" office:value="21">
            <text:p>21</text:p>
          </table:table-cell>
          <table:table-cell table:style-name="ce24"/>
          <table:table-cell table:style-name="ce61" table:formula="oooc:=IF([.O26]&gt;0;1;0)+IF([.Q26]&gt;0;1;0)+IF([.S26]&gt;0;1;0)+IF([.U26]&gt;0;1;0)+IF([.W26]&gt;0;1;0)+IF([.Y26]&gt;0;1;0)+IF([.AA26]&gt;0;1;0)+IF([.AC26]&gt;0;1;0)+IF([.AE26]&gt;0;1;0)+IF([.AG26]&gt;0;1;0)+IF([.AI26]&gt;0;1;0)+IF([.AK26]&gt;0;1;0)" office:value-type="float" office:value="5">
            <text:p>5</text:p>
          </table:table-cell>
          <table:table-cell table:number-columns-repeated="217"/>
        </table:table-row>
        <table:table-row table:style-name="ro5">
          <table:table-cell table:style-name="ce42" office:value-type="float" office:value="18">
            <text:p>18</text:p>
          </table:table-cell>
          <table:table-cell table:formula="oooc:=['2 _ Mexican'.R3]" office:value-type="float" office:value="0">
            <text:p>0</text:p>
          </table:table-cell>
          <table:table-cell table:style-name="ce53"/>
          <table:table-cell table:formula="oooc:=['2 _ Mexican'.R4]" office:value-type="float" office:value="0">
            <text:p>0</text:p>
          </table:table-cell>
          <table:table-cell table:style-name="ce53"/>
          <table:table-cell table:formula="oooc:=['2 _ Mexican'.R5]" office:value-type="float" office:value="1">
            <text:p>1</text:p>
          </table:table-cell>
          <table:table-cell table:style-name="ce53"/>
          <table:table-cell table:formula="oooc:=['2 _ Mexican'.R6]" office:value-type="float" office:value="0">
            <text:p>0</text:p>
          </table:table-cell>
          <table:table-cell table:style-name="ce53"/>
          <table:table-cell table:formula="oooc:=['2 _ Mexican'.R7]" office:value-type="float" office:value="3">
            <text:p>3</text:p>
          </table:table-cell>
          <table:table-cell table:style-name="ce53"/>
          <table:table-cell table:formula="oooc:=['2 _ Mexican'.R8]" office:value-type="float" office:value="0">
            <text:p>0</text:p>
          </table:table-cell>
          <table:table-cell table:style-name="ce53"/>
          <table:table-cell table:formula="oooc:=['2 _ Mexican'.R9]" office:value-type="float" office:value="0">
            <text:p>0</text:p>
          </table:table-cell>
          <table:table-cell table:style-name="ce53"/>
          <table:table-cell table:formula="oooc:=['2 _ Mexican'.R10]" office:value-type="float" office:value="1">
            <text:p>1</text:p>
          </table:table-cell>
          <table:table-cell table:style-name="ce53"/>
          <table:table-cell table:formula="oooc:=['2 _ Mexican'.R11]" office:value-type="float" office:value="3">
            <text:p>3</text:p>
          </table:table-cell>
          <table:table-cell table:style-name="ce53"/>
          <table:table-cell table:formula="oooc:=['2 _ Mexican'.R12]" office:value-type="float" office:value="0">
            <text:p>0</text:p>
          </table:table-cell>
          <table:table-cell table:style-name="ce53"/>
          <table:table-cell table:formula="oooc:=['2 _ Mexican'.R13]" office:value-type="float" office:value="2">
            <text:p>2</text:p>
          </table:table-cell>
          <table:table-cell table:style-name="ce53"/>
          <table:table-cell table:formula="oooc:=['2 _ Mexican'.R14]" office:value-type="float" office:value="0">
            <text:p>0</text:p>
          </table:table-cell>
          <table:table-cell table:style-name="ce53"/>
          <table:table-cell table:style-name="ce61" table:formula="oooc:=IF([.B27]&gt;0;1;0)+IF([.D27]&gt;0;1;0)+IF([.F27]&gt;0;1;0)+IF([.H27]&gt;0;1;0)+IF([.J27]&gt;0;1;0)+IF([.L27]&gt;0;1;0)+IF([.N27]&gt;0;1;0)+IF([.P27]&gt;0;1;0)+IF([.R27]&gt;0;1;0)+IF([.T27]&gt;0;1;0)+IF([.V27]&gt;0;1;0)+IF([.X27]&gt;0;1;0)" office:value-type="float" office:value="5">
            <text:p>5</text:p>
          </table:table-cell>
          <table:table-cell table:formula="oooc:=['2 _ Mexican'.R20]" office:value-type="float" office:value="18">
            <text:p>18</text:p>
          </table:table-cell>
          <table:table-cell table:style-name="ce24"/>
          <table:table-cell table:formula="oooc:=['2 _ Mexican'.R21]" office:value-type="float" office:value="21">
            <text:p>21</text:p>
          </table:table-cell>
          <table:table-cell table:style-name="ce24"/>
          <table:table-cell table:formula="oooc:=['2 _ Mexican'.R22]" office:value-type="float" office:value="0">
            <text:p>0</text:p>
          </table:table-cell>
          <table:table-cell table:style-name="ce24"/>
          <table:table-cell table:formula="oooc:=['2 _ Mexican'.R23]" office:value-type="float" office:value="24">
            <text:p>24</text:p>
          </table:table-cell>
          <table:table-cell table:style-name="ce24"/>
          <table:table-cell table:formula="oooc:=['2 _ Mexican'.R24]" office:value-type="float" office:value="24">
            <text:p>24</text:p>
          </table:table-cell>
          <table:table-cell table:style-name="ce24"/>
          <table:table-cell table:formula="oooc:=['2 _ Mexican'.R25]" office:value-type="float" office:value="21">
            <text:p>21</text:p>
          </table:table-cell>
          <table:table-cell table:style-name="ce24"/>
          <table:table-cell table:style-name="ce61" table:formula="oooc:=IF([.O27]&gt;0;1;0)+IF([.Q27]&gt;0;1;0)+IF([.S27]&gt;0;1;0)+IF([.U27]&gt;0;1;0)+IF([.W27]&gt;0;1;0)+IF([.Y27]&gt;0;1;0)+IF([.AA27]&gt;0;1;0)+IF([.AC27]&gt;0;1;0)+IF([.AE27]&gt;0;1;0)+IF([.AG27]&gt;0;1;0)+IF([.AI27]&gt;0;1;0)+IF([.AK27]&gt;0;1;0)" office:value-type="float" office:value="5">
            <text:p>5</text:p>
          </table:table-cell>
          <table:table-cell table:number-columns-repeated="217"/>
        </table:table-row>
        <table:table-row table:style-name="ro5">
          <table:table-cell table:style-name="ce42" office:value-type="float" office:value="19">
            <text:p>19</text:p>
          </table:table-cell>
          <table:table-cell table:formula="oooc:=['2 _ Mexican'.S3]" office:value-type="float" office:value="0">
            <text:p>0</text:p>
          </table:table-cell>
          <table:table-cell table:style-name="ce53"/>
          <table:table-cell table:formula="oooc:=['2 _ Mexican'.S4]" office:value-type="float" office:value="1">
            <text:p>1</text:p>
          </table:table-cell>
          <table:table-cell table:style-name="ce53"/>
          <table:table-cell table:formula="oooc:=['2 _ Mexican'.S5]" office:value-type="float" office:value="0">
            <text:p>0</text:p>
          </table:table-cell>
          <table:table-cell table:style-name="ce53"/>
          <table:table-cell table:formula="oooc:=['2 _ Mexican'.S6]" office:value-type="float" office:value="1">
            <text:p>1</text:p>
          </table:table-cell>
          <table:table-cell table:style-name="ce53"/>
          <table:table-cell table:formula="oooc:=['2 _ Mexican'.S7]" office:value-type="float" office:value="2">
            <text:p>2</text:p>
          </table:table-cell>
          <table:table-cell table:style-name="ce53"/>
          <table:table-cell table:formula="oooc:=['2 _ Mexican'.S8]" office:value-type="float" office:value="0">
            <text:p>0</text:p>
          </table:table-cell>
          <table:table-cell table:style-name="ce53"/>
          <table:table-cell table:formula="oooc:=['2 _ Mexican'.S9]" office:value-type="float" office:value="2">
            <text:p>2</text:p>
          </table:table-cell>
          <table:table-cell table:style-name="ce53"/>
          <table:table-cell table:formula="oooc:=['2 _ Mexican'.S10]" office:value-type="float" office:value="0">
            <text:p>0</text:p>
          </table:table-cell>
          <table:table-cell table:style-name="ce53"/>
          <table:table-cell table:formula="oooc:=['2 _ Mexican'.S11]" office:value-type="float" office:value="0">
            <text:p>0</text:p>
          </table:table-cell>
          <table:table-cell table:style-name="ce53"/>
          <table:table-cell table:formula="oooc:=['2 _ Mexican'.S12]" office:value-type="float" office:value="3">
            <text:p>3</text:p>
          </table:table-cell>
          <table:table-cell table:style-name="ce53"/>
          <table:table-cell table:formula="oooc:=['2 _ Mexican'.S13]" office:value-type="float" office:value="0">
            <text:p>0</text:p>
          </table:table-cell>
          <table:table-cell table:style-name="ce53"/>
          <table:table-cell table:formula="oooc:=['2 _ Mexican'.S14]" office:value-type="float" office:value="2">
            <text:p>2</text:p>
          </table:table-cell>
          <table:table-cell table:style-name="ce53"/>
          <table:table-cell table:style-name="ce61" table:formula="oooc:=IF([.B28]&gt;0;1;0)+IF([.D28]&gt;0;1;0)+IF([.F28]&gt;0;1;0)+IF([.H28]&gt;0;1;0)+IF([.J28]&gt;0;1;0)+IF([.L28]&gt;0;1;0)+IF([.N28]&gt;0;1;0)+IF([.P28]&gt;0;1;0)+IF([.R28]&gt;0;1;0)+IF([.T28]&gt;0;1;0)+IF([.V28]&gt;0;1;0)+IF([.X28]&gt;0;1;0)" office:value-type="float" office:value="6">
            <text:p>6</text:p>
          </table:table-cell>
          <table:table-cell table:formula="oooc:=['2 _ Mexican'.S20]" office:value-type="float" office:value="18">
            <text:p>18</text:p>
          </table:table-cell>
          <table:table-cell table:style-name="ce24"/>
          <table:table-cell table:formula="oooc:=['2 _ Mexican'.S21]" office:value-type="float" office:value="24">
            <text:p>24</text:p>
          </table:table-cell>
          <table:table-cell table:style-name="ce24"/>
          <table:table-cell table:formula="oooc:=['2 _ Mexican'.S22]" office:value-type="float" office:value="15">
            <text:p>15</text:p>
          </table:table-cell>
          <table:table-cell table:style-name="ce24"/>
          <table:table-cell table:formula="oooc:=['2 _ Mexican'.S23]" office:value-type="float" office:value="18">
            <text:p>18</text:p>
          </table:table-cell>
          <table:table-cell table:style-name="ce24"/>
          <table:table-cell table:formula="oooc:=['2 _ Mexican'.S24]" office:value-type="float" office:value="27">
            <text:p>27</text:p>
          </table:table-cell>
          <table:table-cell table:style-name="ce24"/>
          <table:table-cell table:formula="oooc:=['2 _ Mexican'.S25]" office:value-type="float" office:value="0">
            <text:p>0</text:p>
          </table:table-cell>
          <table:table-cell table:style-name="ce24"/>
          <table:table-cell table:style-name="ce61" table:formula="oooc:=IF([.O28]&gt;0;1;0)+IF([.Q28]&gt;0;1;0)+IF([.S28]&gt;0;1;0)+IF([.U28]&gt;0;1;0)+IF([.W28]&gt;0;1;0)+IF([.Y28]&gt;0;1;0)+IF([.AA28]&gt;0;1;0)+IF([.AC28]&gt;0;1;0)+IF([.AE28]&gt;0;1;0)+IF([.AG28]&gt;0;1;0)+IF([.AI28]&gt;0;1;0)+IF([.AK28]&gt;0;1;0)" office:value-type="float" office:value="5">
            <text:p>5</text:p>
          </table:table-cell>
          <table:table-cell table:number-columns-repeated="217"/>
        </table:table-row>
        <table:table-row table:style-name="ro5">
          <table:table-cell table:style-name="ce42" office:value-type="float" office:value="20">
            <text:p>20</text:p>
          </table:table-cell>
          <table:table-cell table:formula="oooc:=['2 _ Mexican'.T3]" office:value-type="float" office:value="0">
            <text:p>0</text:p>
          </table:table-cell>
          <table:table-cell table:style-name="ce53"/>
          <table:table-cell table:formula="oooc:=['2 _ Mexican'.T4]" office:value-type="float" office:value="1">
            <text:p>1</text:p>
          </table:table-cell>
          <table:table-cell table:style-name="ce53"/>
          <table:table-cell table:formula="oooc:=['2 _ Mexican'.T5]" office:value-type="float" office:value="2">
            <text:p>2</text:p>
          </table:table-cell>
          <table:table-cell table:style-name="ce53"/>
          <table:table-cell table:formula="oooc:=['2 _ Mexican'.T6]" office:value-type="float" office:value="0">
            <text:p>0</text:p>
          </table:table-cell>
          <table:table-cell table:style-name="ce53"/>
          <table:table-cell table:formula="oooc:=['2 _ Mexican'.T7]" office:value-type="float" office:value="0">
            <text:p>0</text:p>
          </table:table-cell>
          <table:table-cell table:style-name="ce53"/>
          <table:table-cell table:formula="oooc:=['2 _ Mexican'.T8]" office:value-type="float" office:value="1">
            <text:p>1</text:p>
          </table:table-cell>
          <table:table-cell table:style-name="ce53"/>
          <table:table-cell table:formula="oooc:=['2 _ Mexican'.T9]" office:value-type="float" office:value="0">
            <text:p>0</text:p>
          </table:table-cell>
          <table:table-cell table:style-name="ce53"/>
          <table:table-cell table:formula="oooc:=['2 _ Mexican'.T10]" office:value-type="float" office:value="0">
            <text:p>0</text:p>
          </table:table-cell>
          <table:table-cell table:style-name="ce53"/>
          <table:table-cell table:formula="oooc:=['2 _ Mexican'.T11]" office:value-type="float" office:value="3">
            <text:p>3</text:p>
          </table:table-cell>
          <table:table-cell table:style-name="ce53"/>
          <table:table-cell table:formula="oooc:=['2 _ Mexican'.T12]" office:value-type="float" office:value="2">
            <text:p>2</text:p>
          </table:table-cell>
          <table:table-cell table:style-name="ce53"/>
          <table:table-cell table:formula="oooc:=['2 _ Mexican'.T13]" office:value-type="float" office:value="2">
            <text:p>2</text:p>
          </table:table-cell>
          <table:table-cell table:style-name="ce53"/>
          <table:table-cell table:formula="oooc:=['2 _ Mexican'.T14]" office:value-type="float" office:value="0">
            <text:p>0</text:p>
          </table:table-cell>
          <table:table-cell table:style-name="ce53"/>
          <table:table-cell table:style-name="ce61" table:formula="oooc:=IF([.B29]&gt;0;1;0)+IF([.D29]&gt;0;1;0)+IF([.F29]&gt;0;1;0)+IF([.H29]&gt;0;1;0)+IF([.J29]&gt;0;1;0)+IF([.L29]&gt;0;1;0)+IF([.N29]&gt;0;1;0)+IF([.P29]&gt;0;1;0)+IF([.R29]&gt;0;1;0)+IF([.T29]&gt;0;1;0)+IF([.V29]&gt;0;1;0)+IF([.X29]&gt;0;1;0)" office:value-type="float" office:value="6">
            <text:p>6</text:p>
          </table:table-cell>
          <table:table-cell table:formula="oooc:=['2 _ Mexican'.T20]" office:value-type="float" office:value="18">
            <text:p>18</text:p>
          </table:table-cell>
          <table:table-cell table:style-name="ce24"/>
          <table:table-cell table:formula="oooc:=['2 _ Mexican'.T21]" office:value-type="float" office:value="21">
            <text:p>21</text:p>
          </table:table-cell>
          <table:table-cell table:style-name="ce24"/>
          <table:table-cell table:formula="oooc:=['2 _ Mexican'.T22]" office:value-type="float" office:value="18">
            <text:p>18</text:p>
          </table:table-cell>
          <table:table-cell table:style-name="ce24"/>
          <table:table-cell table:formula="oooc:=['2 _ Mexican'.T23]" office:value-type="float" office:value="21">
            <text:p>21</text:p>
          </table:table-cell>
          <table:table-cell table:style-name="ce24"/>
          <table:table-cell table:formula="oooc:=['2 _ Mexican'.T24]" office:value-type="float" office:value="23">
            <text:p>23</text:p>
          </table:table-cell>
          <table:table-cell table:style-name="ce24"/>
          <table:table-cell table:formula="oooc:=['2 _ Mexican'.T25]" office:value-type="float" office:value="21">
            <text:p>21</text:p>
          </table:table-cell>
          <table:table-cell table:style-name="ce24"/>
          <table:table-cell table:style-name="ce61" table:formula="oooc:=IF([.O29]&gt;0;1;0)+IF([.Q29]&gt;0;1;0)+IF([.S29]&gt;0;1;0)+IF([.U29]&gt;0;1;0)+IF([.W29]&gt;0;1;0)+IF([.Y29]&gt;0;1;0)+IF([.AA29]&gt;0;1;0)+IF([.AC29]&gt;0;1;0)+IF([.AE29]&gt;0;1;0)+IF([.AG29]&gt;0;1;0)+IF([.AI29]&gt;0;1;0)+IF([.AK29]&gt;0;1;0)" office:value-type="float" office:value="6">
            <text:p>6</text:p>
          </table:table-cell>
          <table:table-cell table:number-columns-repeated="217"/>
        </table:table-row>
        <table:table-row table:style-name="ro5">
          <table:table-cell table:style-name="ce43"/>
          <table:table-cell table:style-name="ce50" table:formula="oooc:=IF([.B20]&gt;0;1;0)+IF([.B21]&gt;0;1;0)+IF([.B22]&gt;0;1;0)+IF([.B23]&gt;0;1;0)+IF([.B24]&gt;0;1;0)+IF([.B25]&gt;0;1;0)+IF([.B26]&gt;0;1;0)+IF([.B27]&gt;0;1;0)+IF([.B28]&gt;0;1;0)+IF([.B29]&gt;0;1;0)" office:value-type="float" office:value="4">
            <text:p>4</text:p>
          </table:table-cell>
          <table:table-cell table:style-name="ce54"/>
          <table:table-cell table:style-name="ce50" table:formula="oooc:=IF([.D20]&gt;0;1;0)+IF([.D21]&gt;0;1;0)+IF([.D22]&gt;0;1;0)+IF([.D23]&gt;0;1;0)+IF([.D24]&gt;0;1;0)+IF([.D25]&gt;0;1;0)+IF([.D26]&gt;0;1;0)+IF([.D27]&gt;0;1;0)+IF([.D28]&gt;0;1;0)+IF([.D29]&gt;0;1;0)" office:value-type="float" office:value="5">
            <text:p>5</text:p>
          </table:table-cell>
          <table:table-cell table:style-name="ce54"/>
          <table:table-cell table:style-name="ce50" table:formula="oooc:=IF([.F20]&gt;0;1;0)+IF([.F21]&gt;0;1;0)+IF([.F22]&gt;0;1;0)+IF([.F23]&gt;0;1;0)+IF([.F24]&gt;0;1;0)+IF([.F25]&gt;0;1;0)+IF([.F26]&gt;0;1;0)+IF([.F27]&gt;0;1;0)+IF([.F28]&gt;0;1;0)+IF([.F29]&gt;0;1;0)" office:value-type="float" office:value="3">
            <text:p>3</text:p>
          </table:table-cell>
          <table:table-cell table:style-name="ce54"/>
          <table:table-cell table:style-name="ce50" table:formula="oooc:=IF([.H20]&gt;0;1;0)+IF([.H21]&gt;0;1;0)+IF([.H22]&gt;0;1;0)+IF([.H23]&gt;0;1;0)+IF([.H24]&gt;0;1;0)+IF([.H25]&gt;0;1;0)+IF([.H26]&gt;0;1;0)+IF([.H27]&gt;0;1;0)+IF([.H28]&gt;0;1;0)+IF([.H29]&gt;0;1;0)" office:value-type="float" office:value="5">
            <text:p>5</text:p>
          </table:table-cell>
          <table:table-cell table:style-name="ce54"/>
          <table:table-cell table:style-name="ce50" table:formula="oooc:=IF([.J20]&gt;0;1;0)+IF([.J21]&gt;0;1;0)+IF([.J22]&gt;0;1;0)+IF([.J23]&gt;0;1;0)+IF([.J24]&gt;0;1;0)+IF([.J25]&gt;0;1;0)+IF([.J26]&gt;0;1;0)+IF([.J27]&gt;0;1;0)+IF([.J28]&gt;0;1;0)+IF([.J29]&gt;0;1;0)" office:value-type="float" office:value="2">
            <text:p>2</text:p>
          </table:table-cell>
          <table:table-cell table:style-name="ce54"/>
          <table:table-cell table:style-name="ce50" table:formula="oooc:=IF([.L20]&gt;0;1;0)+IF([.L21]&gt;0;1;0)+IF([.L22]&gt;0;1;0)+IF([.L23]&gt;0;1;0)+IF([.L24]&gt;0;1;0)+IF([.L25]&gt;0;1;0)+IF([.L26]&gt;0;1;0)+IF([.L27]&gt;0;1;0)+IF([.L28]&gt;0;1;0)+IF([.L29]&gt;0;1;0)" office:value-type="float" office:value="4">
            <text:p>4</text:p>
          </table:table-cell>
          <table:table-cell table:style-name="ce54"/>
          <table:table-cell table:style-name="ce50" table:formula="oooc:=IF([.N20]&gt;0;1;0)+IF([.N21]&gt;0;1;0)+IF([.N22]&gt;0;1;0)+IF([.N23]&gt;0;1;0)+IF([.N24]&gt;0;1;0)+IF([.N25]&gt;0;1;0)+IF([.N26]&gt;0;1;0)+IF([.N27]&gt;0;1;0)+IF([.N28]&gt;0;1;0)+IF([.N29]&gt;0;1;0)" office:value-type="float" office:value="5">
            <text:p>5</text:p>
          </table:table-cell>
          <table:table-cell table:style-name="ce54"/>
          <table:table-cell table:style-name="ce50" table:formula="oooc:=IF([.P20]&gt;0;1;0)+IF([.P21]&gt;0;1;0)+IF([.P22]&gt;0;1;0)+IF([.P23]&gt;0;1;0)+IF([.P24]&gt;0;1;0)+IF([.P25]&gt;0;1;0)+IF([.P26]&gt;0;1;0)+IF([.P27]&gt;0;1;0)+IF([.P28]&gt;0;1;0)+IF([.P29]&gt;0;1;0)" office:value-type="float" office:value="2">
            <text:p>2</text:p>
          </table:table-cell>
          <table:table-cell table:style-name="ce54"/>
          <table:table-cell table:style-name="ce50" table:formula="oooc:=IF([.R20]&gt;0;1;0)+IF([.R21]&gt;0;1;0)+IF([.R22]&gt;0;1;0)+IF([.R23]&gt;0;1;0)+IF([.R24]&gt;0;1;0)+IF([.R25]&gt;0;1;0)+IF([.R26]&gt;0;1;0)+IF([.R27]&gt;0;1;0)+IF([.R28]&gt;0;1;0)+IF([.R29]&gt;0;1;0)" office:value-type="float" office:value="3">
            <text:p>3</text:p>
          </table:table-cell>
          <table:table-cell table:style-name="ce54"/>
          <table:table-cell table:style-name="ce50" table:formula="oooc:=IF([.T20]&gt;0;1;0)+IF([.T21]&gt;0;1;0)+IF([.T22]&gt;0;1;0)+IF([.T23]&gt;0;1;0)+IF([.T24]&gt;0;1;0)+IF([.T25]&gt;0;1;0)+IF([.T26]&gt;0;1;0)+IF([.T27]&gt;0;1;0)+IF([.T28]&gt;0;1;0)+IF([.T29]&gt;0;1;0)" office:value-type="float" office:value="3">
            <text:p>3</text:p>
          </table:table-cell>
          <table:table-cell table:style-name="ce54"/>
          <table:table-cell table:style-name="ce50" table:formula="oooc:=IF([.V20]&gt;0;1;0)+IF([.V21]&gt;0;1;0)+IF([.V22]&gt;0;1;0)+IF([.V23]&gt;0;1;0)+IF([.V24]&gt;0;1;0)+IF([.V25]&gt;0;1;0)+IF([.V26]&gt;0;1;0)+IF([.V27]&gt;0;1;0)+IF([.V28]&gt;0;1;0)+IF([.V29]&gt;0;1;0)" office:value-type="float" office:value="3">
            <text:p>3</text:p>
          </table:table-cell>
          <table:table-cell table:style-name="ce54"/>
          <table:table-cell table:style-name="ce50" table:formula="oooc:=IF([.X20]&gt;0;1;0)+IF([.X21]&gt;0;1;0)+IF([.X22]&gt;0;1;0)+IF([.X23]&gt;0;1;0)+IF([.X24]&gt;0;1;0)+IF([.X25]&gt;0;1;0)+IF([.X26]&gt;0;1;0)+IF([.X27]&gt;0;1;0)+IF([.X28]&gt;0;1;0)+IF([.X29]&gt;0;1;0)" office:value-type="float" office:value="3">
            <text:p>3</text:p>
          </table:table-cell>
          <table:table-cell table:style-name="ce54"/>
          <table:table-cell table:style-name="ce62"/>
          <table:table-cell table:style-name="ce50" table:formula="oooc:=IF([.AA20]&gt;0;1;0)+IF([.AA21]&gt;0;1;0)+IF([.AA22]&gt;0;1;0)+IF([.AA23]&gt;0;1;0)+IF([.AA24]&gt;0;1;0)+IF([.AA25]&gt;0;1;0)+IF([.AA26]&gt;0;1;0)+IF([.AA27]&gt;0;1;0)+IF([.AA28]&gt;0;1;0)+IF([.AA29]&gt;0;1;0)" office:value-type="float" office:value="10">
            <text:p>10</text:p>
          </table:table-cell>
          <table:table-cell table:style-name="ce73"/>
          <table:table-cell table:style-name="ce50" table:formula="oooc:=IF([.AC20]&gt;0;1;0)+IF([.AC21]&gt;0;1;0)+IF([.AC22]&gt;0;1;0)+IF([.AC23]&gt;0;1;0)+IF([.AC24]&gt;0;1;0)+IF([.AC25]&gt;0;1;0)+IF([.AC26]&gt;0;1;0)+IF([.AC27]&gt;0;1;0)+IF([.AC28]&gt;0;1;0)+IF([.AC29]&gt;0;1;0)" office:value-type="float" office:value="7">
            <text:p>7</text:p>
          </table:table-cell>
          <table:table-cell table:style-name="ce73"/>
          <table:table-cell table:style-name="ce50" table:formula="oooc:=IF([.AE20]&gt;0;1;0)+IF([.AE21]&gt;0;1;0)+IF([.AE22]&gt;0;1;0)+IF([.AE23]&gt;0;1;0)+IF([.AE24]&gt;0;1;0)+IF([.AE25]&gt;0;1;0)+IF([.AE26]&gt;0;1;0)+IF([.AE27]&gt;0;1;0)+IF([.AE28]&gt;0;1;0)+IF([.AE29]&gt;0;1;0)" office:value-type="float" office:value="9">
            <text:p>9</text:p>
          </table:table-cell>
          <table:table-cell table:style-name="ce73"/>
          <table:table-cell table:style-name="ce50" table:formula="oooc:=IF([.AG20]&gt;0;1;0)+IF([.AG21]&gt;0;1;0)+IF([.AG22]&gt;0;1;0)+IF([.AG23]&gt;0;1;0)+IF([.AG24]&gt;0;1;0)+IF([.AG25]&gt;0;1;0)+IF([.AG26]&gt;0;1;0)+IF([.AG27]&gt;0;1;0)+IF([.AG28]&gt;0;1;0)+IF([.AG29]&gt;0;1;0)" office:value-type="float" office:value="8">
            <text:p>8</text:p>
          </table:table-cell>
          <table:table-cell table:style-name="ce73"/>
          <table:table-cell table:style-name="ce50" table:formula="oooc:=IF([.AI20]&gt;0;1;0)+IF([.AI21]&gt;0;1;0)+IF([.AI22]&gt;0;1;0)+IF([.AI23]&gt;0;1;0)+IF([.AI24]&gt;0;1;0)+IF([.AI25]&gt;0;1;0)+IF([.AI26]&gt;0;1;0)+IF([.AI27]&gt;0;1;0)+IF([.AI28]&gt;0;1;0)+IF([.AI29]&gt;0;1;0)" office:value-type="float" office:value="6">
            <text:p>6</text:p>
          </table:table-cell>
          <table:table-cell table:style-name="ce73"/>
          <table:table-cell table:style-name="ce50" table:formula="oooc:=IF([.AK20]&gt;0;1;0)+IF([.AK21]&gt;0;1;0)+IF([.AK22]&gt;0;1;0)+IF([.AK23]&gt;0;1;0)+IF([.AK24]&gt;0;1;0)+IF([.AK25]&gt;0;1;0)+IF([.AK26]&gt;0;1;0)+IF([.AK27]&gt;0;1;0)+IF([.AK28]&gt;0;1;0)+IF([.AK29]&gt;0;1;0)" office:value-type="float" office:value="5">
            <text:p>5</text:p>
          </table:table-cell>
          <table:table-cell table:style-name="ce73"/>
          <table:table-cell/>
          <table:table-cell table:style-name="ce73" table:number-columns-repeated="217"/>
        </table:table-row>
        <table:table-row table:style-name="ro2">
          <table:table-cell table:style-name="ce44"/>
          <table:table-cell table:style-name="ce44" office:value-type="string" table:number-columns-spanned="25" table:number-rows-spanned="1">
            <text:p>Россия</text:p>
          </table:table-cell>
          <table:covered-table-cell table:number-columns-repeated="23" table:style-name="ce55"/>
          <table:covered-table-cell table:style-name="ce63"/>
          <table:table-cell table:style-name="ce70"/>
          <table:table-cell table:style-name="ce28" table:number-columns-repeated="11"/>
          <table:table-cell table:style-name="ce75"/>
          <table:table-cell table:style-name="ce28" table:number-columns-repeated="213"/>
          <table:table-cell table:number-columns-repeated="4"/>
        </table:table-row>
        <table:table-row table:style-name="ro4">
          <table:table-cell table:style-name="ce41"/>
          <table:table-cell table:style-name="ce27" office:value-type="string" table:number-columns-spanned="2" table:number-rows-spanned="1">
            <text:p>Cabbage Stew</text:p>
          </table:table-cell>
          <table:covered-table-cell table:style-name="ce31"/>
          <table:table-cell table:style-name="ce27" office:value-type="string" table:number-columns-spanned="2" table:number-rows-spanned="1">
            <text:p>Pelmeni</text:p>
          </table:table-cell>
          <table:covered-table-cell table:style-name="ce31"/>
          <table:table-cell table:style-name="ce27" office:value-type="string" table:number-columns-spanned="2" table:number-rows-spanned="1">
            <text:p>Golubtsy</text:p>
          </table:table-cell>
          <table:covered-table-cell table:style-name="ce31"/>
          <table:table-cell table:style-name="ce27" office:value-type="string" table:number-columns-spanned="2" table:number-rows-spanned="1">
            <text:p>Fried Mushrooms</text:p>
          </table:table-cell>
          <table:covered-table-cell table:style-name="ce31"/>
          <table:table-cell table:style-name="ce27" office:value-type="string" table:number-columns-spanned="2" table:number-rows-spanned="1">
            <text:p>Vareniki</text:p>
          </table:table-cell>
          <table:covered-table-cell table:style-name="ce31"/>
          <table:table-cell table:style-name="ce27" office:value-type="string" table:number-columns-spanned="2" table:number-rows-spanned="1">
            <text:p>Baked Meat</text:p>
          </table:table-cell>
          <table:covered-table-cell table:style-name="ce31"/>
          <table:table-cell table:style-name="ce27" office:value-type="string" table:number-columns-spanned="2" table:number-rows-spanned="1">
            <text:p>Cutlets</text:p>
          </table:table-cell>
          <table:covered-table-cell table:style-name="ce31"/>
          <table:table-cell table:style-name="ce27" office:value-type="string" table:number-columns-spanned="2" table:number-rows-spanned="1">
            <text:p>Mushroom Ragout</text:p>
          </table:table-cell>
          <table:covered-table-cell table:style-name="ce31"/>
          <table:table-cell table:style-name="ce27" office:value-type="string" table:number-columns-spanned="2" table:number-rows-spanned="1">
            <text:p>Cab Pancakes</text:p>
          </table:table-cell>
          <table:covered-table-cell table:style-name="ce31"/>
          <table:table-cell table:style-name="ce27" office:value-type="string" table:number-columns-spanned="2" table:number-rows-spanned="1">
            <text:p>Kulebyaka</text:p>
          </table:table-cell>
          <table:covered-table-cell table:style-name="ce31"/>
          <table:table-cell table:style-name="ce27" office:value-type="string" table:number-columns-spanned="2" table:number-rows-spanned="1">
            <text:p>Shchi</text:p>
          </table:table-cell>
          <table:covered-table-cell table:style-name="ce31"/>
          <table:table-cell table:style-name="ce27" office:value-type="string" table:number-columns-spanned="2" table:number-rows-spanned="1">
            <text:p>Mushroom Soup</text:p>
          </table:table-cell>
          <table:covered-table-cell table:style-name="ce31"/>
          <table:table-cell table:style-name="ce60"/>
          <table:table-cell table:style-name="ce69" table:number-columns-spanned="2" table:number-rows-spanned="1">
            <draw:frame table:end-cell-address="'Рецепты ингред'.AA33" table:end-x="0.997cm" table:end-y="0.08cm" draw:z-index="12" draw:name="Изображения 13" draw:style-name="gr1" draw:text-style-name="P1" svg:width="0.83cm" svg:height="0.74cm" svg:x="0.166cm" svg:y="0.086cm">
              <draw:image xlink:href="../../py/img/ingredients/pork.icon.png" xlink:type="simple" xlink:show="embed" xlink:actuate="onLoad">
                <text:p/>
              </draw:image>
            </draw:frame>
          </table:table-cell>
          <table:covered-table-cell table:style-name="ce31"/>
          <table:table-cell table:style-name="ce27" table:number-columns-spanned="2" table:number-rows-spanned="1">
            <draw:frame table:end-cell-address="'Рецепты ингред'.AC33" table:end-x="1.043cm" table:end-y="0.048cm" draw:z-index="13" draw:name="Изображения 14" draw:style-name="gr1" draw:text-style-name="P1" svg:width="0.803cm" svg:height="0.766cm" svg:x="0.239cm" svg:y="0.028cm">
              <draw:image xlink:href="../../py/img/ingredients/mushroom.icon.png" xlink:type="simple" xlink:show="embed" xlink:actuate="onLoad">
                <text:p/>
              </draw:image>
            </draw:frame>
          </table:table-cell>
          <table:covered-table-cell table:style-name="ce31"/>
          <table:table-cell table:style-name="ce27" table:number-columns-spanned="2" table:number-rows-spanned="1">
            <draw:frame table:end-cell-address="'Рецепты ингред'.AE33" table:end-x="0.931cm" table:end-y="0.023cm" draw:z-index="14" draw:name="Изображения 15" draw:style-name="gr1" draw:text-style-name="P1" svg:width="0.748cm" svg:height="0.712cm" svg:x="0.182cm" svg:y="0.057cm">
              <draw:image xlink:href="../../py/img/ingredients/cabbage.icon.png" xlink:type="simple" xlink:show="embed" xlink:actuate="onLoad">
                <text:p/>
              </draw:image>
            </draw:frame>
          </table:table-cell>
          <table:covered-table-cell table:style-name="ce31"/>
          <table:table-cell table:style-name="ce27" table:number-columns-spanned="2" table:number-rows-spanned="1">
            <draw:frame table:end-cell-address="'Рецепты ингред'.AG33" table:end-x="1.097cm" table:end-y="0.161cm" draw:z-index="15" draw:name="Изображения 16" draw:style-name="gr1" draw:text-style-name="P1" svg:width="0.748cm" svg:height="0.794cm" svg:x="0.348cm" svg:y="0.113cm">
              <draw:image xlink:href="../../py/img/ingredients/potato.icon.png" xlink:type="simple" xlink:show="embed" xlink:actuate="onLoad">
                <text:p/>
              </draw:image>
            </draw:frame>
          </table:table-cell>
          <table:covered-table-cell table:style-name="ce31"/>
          <table:table-cell table:style-name="ce27" table:number-columns-spanned="2" table:number-rows-spanned="1">
            <draw:frame table:end-cell-address="'Рецепты ингред'.AI33" table:end-x="1.045cm" table:end-y="0.078cm" draw:z-index="16" draw:name="Изображения 17" draw:style-name="gr1" draw:text-style-name="P1" svg:width="0.802cm" svg:height="0.74cm" svg:x="0.242cm" svg:y="0.084cm">
              <draw:image xlink:href="../../py/img/ingredients/onion.icon.png" xlink:type="simple" xlink:show="embed" xlink:actuate="onLoad">
                <text:p/>
              </draw:image>
            </draw:frame>
          </table:table-cell>
          <table:covered-table-cell table:style-name="ce31"/>
          <table:table-cell table:style-name="ce27" table:number-columns-spanned="2" table:number-rows-spanned="1">
            <draw:frame table:end-cell-address="'Рецепты ингред'.AK33" table:end-x="1.203cm" table:end-y="0.155cm" draw:z-index="17" draw:name="Изображения 18" draw:style-name="gr1" draw:text-style-name="P1" svg:width="0.859cm" svg:height="0.685cm" svg:x="0.343cm" svg:y="0.216cm">
              <draw:image xlink:href="../../py/img/ingredients/flour.icon.png" xlink:type="simple" xlink:show="embed" xlink:actuate="onLoad">
                <text:p/>
              </draw:image>
            </draw:frame>
          </table:table-cell>
          <table:covered-table-cell table:style-name="ce31"/>
          <table:table-cell table:style-name="ce76"/>
          <table:table-cell table:style-name="ce31" table:number-columns-repeated="217"/>
        </table:table-row>
        <table:table-row table:style-name="ro5">
          <table:table-cell table:style-name="ce42" office:value-type="float" office:value="21">
            <text:p>21</text:p>
          </table:table-cell>
          <table:table-cell table:formula="oooc:=['3 _ Russian'.K3]" office:value-type="float" office:value="0">
            <text:p>0</text:p>
          </table:table-cell>
          <table:table-cell table:style-name="ce53"/>
          <table:table-cell table:formula="oooc:=['3 _ Russian'.K4]" office:value-type="float" office:value="3">
            <text:p>3</text:p>
          </table:table-cell>
          <table:table-cell table:style-name="ce53"/>
          <table:table-cell table:formula="oooc:=['3 _ Russian'.K5]" office:value-type="float" office:value="0">
            <text:p>0</text:p>
          </table:table-cell>
          <table:table-cell table:style-name="ce53"/>
          <table:table-cell table:formula="oooc:=['3 _ Russian'.K6]" office:value-type="float" office:value="0">
            <text:p>0</text:p>
          </table:table-cell>
          <table:table-cell table:style-name="ce53"/>
          <table:table-cell table:formula="oooc:=['3 _ Russian'.K7]" office:value-type="float" office:value="0">
            <text:p>0</text:p>
          </table:table-cell>
          <table:table-cell table:style-name="ce53"/>
          <table:table-cell table:formula="oooc:=['3 _ Russian'.K8]" office:value-type="float" office:value="0">
            <text:p>0</text:p>
          </table:table-cell>
          <table:table-cell table:style-name="ce53"/>
          <table:table-cell table:formula="oooc:=['3 _ Russian'.K9]" office:value-type="float" office:value="2">
            <text:p>2</text:p>
          </table:table-cell>
          <table:table-cell table:style-name="ce53"/>
          <table:table-cell table:formula="oooc:=['3 _ Russian'.K10]" office:value-type="float" office:value="0">
            <text:p>0</text:p>
          </table:table-cell>
          <table:table-cell table:style-name="ce53"/>
          <table:table-cell table:formula="oooc:=['3 _ Russian'.K11]" office:value-type="float" office:value="0">
            <text:p>0</text:p>
          </table:table-cell>
          <table:table-cell table:style-name="ce53"/>
          <table:table-cell table:formula="oooc:=['3 _ Russian'.K12]" office:value-type="float" office:value="0">
            <text:p>0</text:p>
          </table:table-cell>
          <table:table-cell table:style-name="ce53"/>
          <table:table-cell table:formula="oooc:=['3 _ Russian'.K13]" office:value-type="float" office:value="0">
            <text:p>0</text:p>
          </table:table-cell>
          <table:table-cell table:style-name="ce53"/>
          <table:table-cell table:formula="oooc:=['3 _ Russian'.K14]" office:value-type="float" office:value="0">
            <text:p>0</text:p>
          </table:table-cell>
          <table:table-cell table:style-name="ce53"/>
          <table:table-cell table:style-name="ce61" table:formula="oooc:=IF([.B33]&gt;0;1;0)+IF([.D33]&gt;0;1;0)+IF([.F33]&gt;0;1;0)+IF([.H33]&gt;0;1;0)+IF([.J33]&gt;0;1;0)+IF([.L33]&gt;0;1;0)+IF([.N33]&gt;0;1;0)+IF([.P33]&gt;0;1;0)+IF([.R33]&gt;0;1;0)+IF([.T33]&gt;0;1;0)+IF([.V33]&gt;0;1;0)+IF([.X33]&gt;0;1;0)" office:value-type="float" office:value="2">
            <text:p>2</text:p>
          </table:table-cell>
          <table:table-cell table:formula="oooc:=['3 _ Russian'.K20]" office:value-type="float" office:value="24">
            <text:p>24</text:p>
          </table:table-cell>
          <table:table-cell table:style-name="ce24"/>
          <table:table-cell table:formula="oooc:=['3 _ Russian'.K21]" office:value-type="float" office:value="0">
            <text:p>0</text:p>
          </table:table-cell>
          <table:table-cell table:style-name="ce24"/>
          <table:table-cell table:formula="oooc:=['3 _ Russian'.K22]" office:value-type="float" office:value="0">
            <text:p>0</text:p>
          </table:table-cell>
          <table:table-cell table:style-name="ce24"/>
          <table:table-cell table:formula="oooc:=['3 _ Russian'.K23]" office:value-type="float" office:value="0">
            <text:p>0</text:p>
          </table:table-cell>
          <table:table-cell table:style-name="ce24"/>
          <table:table-cell table:formula="oooc:=['3 _ Russian'.K24]" office:value-type="float" office:value="12">
            <text:p>12</text:p>
          </table:table-cell>
          <table:table-cell table:style-name="ce24"/>
          <table:table-cell table:formula="oooc:=['3 _ Russian'.K25]" office:value-type="float" office:value="18">
            <text:p>18</text:p>
          </table:table-cell>
          <table:table-cell table:style-name="ce24"/>
          <table:table-cell table:style-name="ce61" table:formula="oooc:=IF([.O33]&gt;0;1;0)+IF([.Q33]&gt;0;1;0)+IF([.S33]&gt;0;1;0)+IF([.U33]&gt;0;1;0)+IF([.W33]&gt;0;1;0)+IF([.Y33]&gt;0;1;0)+IF([.AA33]&gt;0;1;0)+IF([.AC33]&gt;0;1;0)+IF([.AE33]&gt;0;1;0)+IF([.AG33]&gt;0;1;0)+IF([.AI33]&gt;0;1;0)+IF([.AK33]&gt;0;1;0)" office:value-type="float" office:value="3">
            <text:p>3</text:p>
          </table:table-cell>
          <table:table-cell table:number-columns-repeated="217"/>
        </table:table-row>
        <table:table-row table:style-name="ro5">
          <table:table-cell table:style-name="ce42" office:value-type="float" office:value="22">
            <text:p>22</text:p>
          </table:table-cell>
          <table:table-cell table:formula="oooc:=['3 _ Russian'.G34]" office:value-type="float" office:value="158">
            <text:p>158</text:p>
          </table:table-cell>
          <table:table-cell table:style-name="ce53"/>
          <table:table-cell table:formula="oooc:=['3 _ Russian'.G35]" office:value-type="float" office:value="156">
            <text:p>156</text:p>
          </table:table-cell>
          <table:table-cell table:style-name="ce53"/>
          <table:table-cell table:formula="oooc:=['3 _ Russian'.L5]" office:value-type="float" office:value="0">
            <text:p>0</text:p>
          </table:table-cell>
          <table:table-cell table:style-name="ce53"/>
          <table:table-cell table:formula="oooc:=['3 _ Russian'.L6]" office:value-type="float" office:value="0">
            <text:p>0</text:p>
          </table:table-cell>
          <table:table-cell table:style-name="ce53"/>
          <table:table-cell table:formula="oooc:=['3 _ Russian'.L7]" office:value-type="float" office:value="0">
            <text:p>0</text:p>
          </table:table-cell>
          <table:table-cell table:style-name="ce53"/>
          <table:table-cell table:formula="oooc:=['3 _ Russian'.L8]" office:value-type="float" office:value="0">
            <text:p>0</text:p>
          </table:table-cell>
          <table:table-cell table:style-name="ce53"/>
          <table:table-cell table:formula="oooc:=['3 _ Russian'.L9]" office:value-type="float" office:value="1">
            <text:p>1</text:p>
          </table:table-cell>
          <table:table-cell table:style-name="ce53"/>
          <table:table-cell table:formula="oooc:=['3 _ Russian'.L10]" office:value-type="float" office:value="0">
            <text:p>0</text:p>
          </table:table-cell>
          <table:table-cell table:style-name="ce53"/>
          <table:table-cell table:formula="oooc:=['3 _ Russian'.L11]" office:value-type="float" office:value="2">
            <text:p>2</text:p>
          </table:table-cell>
          <table:table-cell table:style-name="ce53"/>
          <table:table-cell table:formula="oooc:=['3 _ Russian'.L12]" office:value-type="float" office:value="0">
            <text:p>0</text:p>
          </table:table-cell>
          <table:table-cell table:style-name="ce53"/>
          <table:table-cell table:formula="oooc:=['3 _ Russian'.L13]" office:value-type="float" office:value="0">
            <text:p>0</text:p>
          </table:table-cell>
          <table:table-cell table:style-name="ce53"/>
          <table:table-cell table:formula="oooc:=['3 _ Russian'.L14]" office:value-type="float" office:value="0">
            <text:p>0</text:p>
          </table:table-cell>
          <table:table-cell table:style-name="ce53"/>
          <table:table-cell table:style-name="ce61" table:formula="oooc:=IF([.B34]&gt;0;1;0)+IF([.D34]&gt;0;1;0)+IF([.F34]&gt;0;1;0)+IF([.H34]&gt;0;1;0)+IF([.J34]&gt;0;1;0)+IF([.L34]&gt;0;1;0)+IF([.N34]&gt;0;1;0)+IF([.P34]&gt;0;1;0)+IF([.R34]&gt;0;1;0)+IF([.T34]&gt;0;1;0)+IF([.V34]&gt;0;1;0)+IF([.X34]&gt;0;1;0)" office:value-type="float" office:value="4">
            <text:p>4</text:p>
          </table:table-cell>
          <table:table-cell table:formula="oooc:=['3 _ Russian'.L20]" office:value-type="float" office:value="24">
            <text:p>24</text:p>
          </table:table-cell>
          <table:table-cell table:style-name="ce24"/>
          <table:table-cell table:formula="oooc:=['3 _ Russian'.L21]" office:value-type="float" office:value="0">
            <text:p>0</text:p>
          </table:table-cell>
          <table:table-cell table:style-name="ce24"/>
          <table:table-cell table:formula="oooc:=['3 _ Russian'.L22]" office:value-type="float" office:value="24">
            <text:p>24</text:p>
          </table:table-cell>
          <table:table-cell table:style-name="ce24"/>
          <table:table-cell table:formula="oooc:=['3 _ Russian'.L23]" office:value-type="float" office:value="0">
            <text:p>0</text:p>
          </table:table-cell>
          <table:table-cell table:style-name="ce24"/>
          <table:table-cell table:formula="oooc:=['3 _ Russian'.L24]" office:value-type="float" office:value="14">
            <text:p>14</text:p>
          </table:table-cell>
          <table:table-cell table:style-name="ce24"/>
          <table:table-cell table:formula="oooc:=['3 _ Russian'.L25]" office:value-type="float" office:value="22">
            <text:p>22</text:p>
          </table:table-cell>
          <table:table-cell table:style-name="ce24"/>
          <table:table-cell table:style-name="ce61" table:formula="oooc:=IF([.O34]&gt;0;1;0)+IF([.Q34]&gt;0;1;0)+IF([.S34]&gt;0;1;0)+IF([.U34]&gt;0;1;0)+IF([.W34]&gt;0;1;0)+IF([.Y34]&gt;0;1;0)+IF([.AA34]&gt;0;1;0)+IF([.AC34]&gt;0;1;0)+IF([.AE34]&gt;0;1;0)+IF([.AG34]&gt;0;1;0)+IF([.AI34]&gt;0;1;0)+IF([.AK34]&gt;0;1;0)" office:value-type="float" office:value="4">
            <text:p>4</text:p>
          </table:table-cell>
          <table:table-cell table:number-columns-repeated="217"/>
        </table:table-row>
        <table:table-row table:style-name="ro5">
          <table:table-cell table:style-name="ce42" office:value-type="float" office:value="23">
            <text:p>23</text:p>
          </table:table-cell>
          <table:table-cell table:formula="oooc:=['3 _ Russian'.C34]" office:value-type="float" office:value="140">
            <text:p>140</text:p>
          </table:table-cell>
          <table:table-cell table:style-name="ce53"/>
          <table:table-cell table:formula="oooc:=['3 _ Russian'.C35]" office:value-type="float" office:value="140">
            <text:p>140</text:p>
          </table:table-cell>
          <table:table-cell table:style-name="ce53"/>
          <table:table-cell table:formula="oooc:=['3 _ Russian'.M5]" office:value-type="float" office:value="0">
            <text:p>0</text:p>
          </table:table-cell>
          <table:table-cell table:style-name="ce53"/>
          <table:table-cell table:formula="oooc:=['3 _ Russian'.M6]" office:value-type="float" office:value="0">
            <text:p>0</text:p>
          </table:table-cell>
          <table:table-cell table:style-name="ce53"/>
          <table:table-cell table:formula="oooc:=['3 _ Russian'.M7]" office:value-type="float" office:value="0">
            <text:p>0</text:p>
          </table:table-cell>
          <table:table-cell table:style-name="ce53"/>
          <table:table-cell table:formula="oooc:=['3 _ Russian'.M8]" office:value-type="float" office:value="2">
            <text:p>2</text:p>
          </table:table-cell>
          <table:table-cell table:style-name="ce53"/>
          <table:table-cell table:formula="oooc:=['3 _ Russian'.M9]" office:value-type="float" office:value="0">
            <text:p>0</text:p>
          </table:table-cell>
          <table:table-cell table:style-name="ce53"/>
          <table:table-cell table:formula="oooc:=['3 _ Russian'.M10]" office:value-type="float" office:value="0">
            <text:p>0</text:p>
          </table:table-cell>
          <table:table-cell table:style-name="ce53"/>
          <table:table-cell table:formula="oooc:=['3 _ Russian'.M11]" office:value-type="float" office:value="0">
            <text:p>0</text:p>
          </table:table-cell>
          <table:table-cell table:style-name="ce53"/>
          <table:table-cell table:formula="oooc:=['3 _ Russian'.M12]" office:value-type="float" office:value="1">
            <text:p>1</text:p>
          </table:table-cell>
          <table:table-cell table:style-name="ce53"/>
          <table:table-cell table:formula="oooc:=['3 _ Russian'.M13]" office:value-type="float" office:value="0">
            <text:p>0</text:p>
          </table:table-cell>
          <table:table-cell table:style-name="ce53"/>
          <table:table-cell table:formula="oooc:=['3 _ Russian'.M14]" office:value-type="float" office:value="0">
            <text:p>0</text:p>
          </table:table-cell>
          <table:table-cell table:style-name="ce53"/>
          <table:table-cell table:style-name="ce61" table:formula="oooc:=IF([.B35]&gt;0;1;0)+IF([.D35]&gt;0;1;0)+IF([.F35]&gt;0;1;0)+IF([.H35]&gt;0;1;0)+IF([.J35]&gt;0;1;0)+IF([.L35]&gt;0;1;0)+IF([.N35]&gt;0;1;0)+IF([.P35]&gt;0;1;0)+IF([.R35]&gt;0;1;0)+IF([.T35]&gt;0;1;0)+IF([.V35]&gt;0;1;0)+IF([.X35]&gt;0;1;0)" office:value-type="float" office:value="4">
            <text:p>4</text:p>
          </table:table-cell>
          <table:table-cell table:formula="oooc:=['3 _ Russian'.M20]" office:value-type="float" office:value="24">
            <text:p>24</text:p>
          </table:table-cell>
          <table:table-cell table:style-name="ce24"/>
          <table:table-cell table:formula="oooc:=['3 _ Russian'.M21]" office:value-type="float" office:value="18">
            <text:p>18</text:p>
          </table:table-cell>
          <table:table-cell table:style-name="ce24"/>
          <table:table-cell table:formula="oooc:=['3 _ Russian'.M22]" office:value-type="float" office:value="0">
            <text:p>0</text:p>
          </table:table-cell>
          <table:table-cell table:style-name="ce24"/>
          <table:table-cell table:formula="oooc:=['3 _ Russian'.M23]" office:value-type="float" office:value="18">
            <text:p>18</text:p>
          </table:table-cell>
          <table:table-cell table:style-name="ce24"/>
          <table:table-cell table:formula="oooc:=['3 _ Russian'.M24]" office:value-type="float" office:value="0">
            <text:p>0</text:p>
          </table:table-cell>
          <table:table-cell table:style-name="ce24"/>
          <table:table-cell table:formula="oooc:=['3 _ Russian'.M25]" office:value-type="float" office:value="24">
            <text:p>24</text:p>
          </table:table-cell>
          <table:table-cell table:style-name="ce24"/>
          <table:table-cell table:style-name="ce61" table:formula="oooc:=IF([.O35]&gt;0;1;0)+IF([.Q35]&gt;0;1;0)+IF([.S35]&gt;0;1;0)+IF([.U35]&gt;0;1;0)+IF([.W35]&gt;0;1;0)+IF([.Y35]&gt;0;1;0)+IF([.AA35]&gt;0;1;0)+IF([.AC35]&gt;0;1;0)+IF([.AE35]&gt;0;1;0)+IF([.AG35]&gt;0;1;0)+IF([.AI35]&gt;0;1;0)+IF([.AK35]&gt;0;1;0)" office:value-type="float" office:value="4">
            <text:p>4</text:p>
          </table:table-cell>
          <table:table-cell table:number-columns-repeated="217"/>
        </table:table-row>
        <table:table-row table:style-name="ro5">
          <table:table-cell table:style-name="ce42" office:value-type="float" office:value="24">
            <text:p>24</text:p>
          </table:table-cell>
          <table:table-cell table:formula="oooc:=['3 _ Russian'.N3]" office:value-type="float" office:value="1">
            <text:p>1</text:p>
          </table:table-cell>
          <table:table-cell table:style-name="ce53"/>
          <table:table-cell table:formula="oooc:=['3 _ Russian'.N4]" office:value-type="float" office:value="0">
            <text:p>0</text:p>
          </table:table-cell>
          <table:table-cell table:style-name="ce53"/>
          <table:table-cell table:formula="oooc:=['3 _ Russian'.N5]" office:value-type="float" office:value="1">
            <text:p>1</text:p>
          </table:table-cell>
          <table:table-cell table:style-name="ce53"/>
          <table:table-cell table:formula="oooc:=['3 _ Russian'.N6]" office:value-type="float" office:value="1">
            <text:p>1</text:p>
          </table:table-cell>
          <table:table-cell table:style-name="ce53"/>
          <table:table-cell table:formula="oooc:=['3 _ Russian'.N7]" office:value-type="float" office:value="0">
            <text:p>0</text:p>
          </table:table-cell>
          <table:table-cell table:style-name="ce53"/>
          <table:table-cell table:formula="oooc:=['3 _ Russian'.N8]" office:value-type="float" office:value="4">
            <text:p>4</text:p>
          </table:table-cell>
          <table:table-cell table:style-name="ce53"/>
          <table:table-cell table:formula="oooc:=['3 _ Russian'.N9]" office:value-type="float" office:value="0">
            <text:p>0</text:p>
          </table:table-cell>
          <table:table-cell table:style-name="ce53"/>
          <table:table-cell table:formula="oooc:=['3 _ Russian'.N10]" office:value-type="float" office:value="0">
            <text:p>0</text:p>
          </table:table-cell>
          <table:table-cell table:style-name="ce53"/>
          <table:table-cell table:formula="oooc:=['3 _ Russian'.N11]" office:value-type="float" office:value="0">
            <text:p>0</text:p>
          </table:table-cell>
          <table:table-cell table:style-name="ce53"/>
          <table:table-cell table:formula="oooc:=['3 _ Russian'.N12]" office:value-type="float" office:value="0">
            <text:p>0</text:p>
          </table:table-cell>
          <table:table-cell table:style-name="ce53"/>
          <table:table-cell table:formula="oooc:=['3 _ Russian'.N13]" office:value-type="float" office:value="0">
            <text:p>0</text:p>
          </table:table-cell>
          <table:table-cell table:style-name="ce53"/>
          <table:table-cell table:formula="oooc:=['3 _ Russian'.N14]" office:value-type="float" office:value="0">
            <text:p>0</text:p>
          </table:table-cell>
          <table:table-cell table:style-name="ce53"/>
          <table:table-cell table:style-name="ce61" table:formula="oooc:=IF([.B36]&gt;0;1;0)+IF([.D36]&gt;0;1;0)+IF([.F36]&gt;0;1;0)+IF([.H36]&gt;0;1;0)+IF([.J36]&gt;0;1;0)+IF([.L36]&gt;0;1;0)+IF([.N36]&gt;0;1;0)+IF([.P36]&gt;0;1;0)+IF([.R36]&gt;0;1;0)+IF([.T36]&gt;0;1;0)+IF([.V36]&gt;0;1;0)+IF([.X36]&gt;0;1;0)" office:value-type="float" office:value="4">
            <text:p>4</text:p>
          </table:table-cell>
          <table:table-cell table:formula="oooc:=['3 _ Russian'.N20]" office:value-type="float" office:value="21">
            <text:p>21</text:p>
          </table:table-cell>
          <table:table-cell table:style-name="ce24"/>
          <table:table-cell table:formula="oooc:=['3 _ Russian'.N21]" office:value-type="float" office:value="27">
            <text:p>27</text:p>
          </table:table-cell>
          <table:table-cell table:style-name="ce24"/>
          <table:table-cell table:formula="oooc:=['3 _ Russian'.N22]" office:value-type="float" office:value="15">
            <text:p>15</text:p>
          </table:table-cell>
          <table:table-cell table:style-name="ce24"/>
          <table:table-cell table:formula="oooc:=['3 _ Russian'.N23]" office:value-type="float" office:value="21">
            <text:p>21</text:p>
          </table:table-cell>
          <table:table-cell table:style-name="ce24"/>
          <table:table-cell table:formula="oooc:=['3 _ Russian'.N24]" office:value-type="float" office:value="5">
            <text:p>5</text:p>
          </table:table-cell>
          <table:table-cell table:style-name="ce24"/>
          <table:table-cell table:formula="oooc:=['3 _ Russian'.N25]" office:value-type="float" office:value="0">
            <text:p>0</text:p>
          </table:table-cell>
          <table:table-cell table:style-name="ce24"/>
          <table:table-cell table:style-name="ce61" table:formula="oooc:=IF([.O36]&gt;0;1;0)+IF([.Q36]&gt;0;1;0)+IF([.S36]&gt;0;1;0)+IF([.U36]&gt;0;1;0)+IF([.W36]&gt;0;1;0)+IF([.Y36]&gt;0;1;0)+IF([.AA36]&gt;0;1;0)+IF([.AC36]&gt;0;1;0)+IF([.AE36]&gt;0;1;0)+IF([.AG36]&gt;0;1;0)+IF([.AI36]&gt;0;1;0)+IF([.AK36]&gt;0;1;0)" office:value-type="float" office:value="5">
            <text:p>5</text:p>
          </table:table-cell>
          <table:table-cell table:number-columns-repeated="217"/>
        </table:table-row>
        <table:table-row table:style-name="ro5">
          <table:table-cell table:style-name="ce42" office:value-type="float" office:value="25">
            <text:p>25</text:p>
          </table:table-cell>
          <table:table-cell table:formula="oooc:=['3 _ Russian'.O3]" office:value-type="float" office:value="0">
            <text:p>0</text:p>
          </table:table-cell>
          <table:table-cell table:style-name="ce53"/>
          <table:table-cell table:formula="oooc:=['3 _ Russian'.O4]" office:value-type="float" office:value="0">
            <text:p>0</text:p>
          </table:table-cell>
          <table:table-cell table:style-name="ce53"/>
          <table:table-cell table:formula="oooc:=['3 _ Russian'.O5]" office:value-type="float" office:value="2">
            <text:p>2</text:p>
          </table:table-cell>
          <table:table-cell table:style-name="ce53"/>
          <table:table-cell table:formula="oooc:=['3 _ Russian'.O6]" office:value-type="float" office:value="1">
            <text:p>1</text:p>
          </table:table-cell>
          <table:table-cell table:style-name="ce53"/>
          <table:table-cell table:formula="oooc:=['3 _ Russian'.O7]" office:value-type="float" office:value="0">
            <text:p>0</text:p>
          </table:table-cell>
          <table:table-cell table:style-name="ce53"/>
          <table:table-cell table:formula="oooc:=['3 _ Russian'.O8]" office:value-type="float" office:value="0">
            <text:p>0</text:p>
          </table:table-cell>
          <table:table-cell table:style-name="ce53"/>
          <table:table-cell table:formula="oooc:=['3 _ Russian'.O9]" office:value-type="float" office:value="0">
            <text:p>0</text:p>
          </table:table-cell>
          <table:table-cell table:style-name="ce53"/>
          <table:table-cell table:formula="oooc:=['3 _ Russian'.O10]" office:value-type="float" office:value="2">
            <text:p>2</text:p>
          </table:table-cell>
          <table:table-cell table:style-name="ce53"/>
          <table:table-cell table:formula="oooc:=['3 _ Russian'.O11]" office:value-type="float" office:value="0">
            <text:p>0</text:p>
          </table:table-cell>
          <table:table-cell table:style-name="ce53"/>
          <table:table-cell table:formula="oooc:=['3 _ Russian'.O12]" office:value-type="float" office:value="0">
            <text:p>0</text:p>
          </table:table-cell>
          <table:table-cell table:style-name="ce53"/>
          <table:table-cell table:formula="oooc:=['3 _ Russian'.O13]" office:value-type="float" office:value="0">
            <text:p>0</text:p>
          </table:table-cell>
          <table:table-cell table:style-name="ce53"/>
          <table:table-cell table:formula="oooc:=['3 _ Russian'.O14]" office:value-type="float" office:value="1">
            <text:p>1</text:p>
          </table:table-cell>
          <table:table-cell table:style-name="ce53"/>
          <table:table-cell table:style-name="ce61" table:formula="oooc:=IF([.B37]&gt;0;1;0)+IF([.D37]&gt;0;1;0)+IF([.F37]&gt;0;1;0)+IF([.H37]&gt;0;1;0)+IF([.J37]&gt;0;1;0)+IF([.L37]&gt;0;1;0)+IF([.N37]&gt;0;1;0)+IF([.P37]&gt;0;1;0)+IF([.R37]&gt;0;1;0)+IF([.T37]&gt;0;1;0)+IF([.V37]&gt;0;1;0)+IF([.X37]&gt;0;1;0)" office:value-type="float" office:value="4">
            <text:p>4</text:p>
          </table:table-cell>
          <table:table-cell table:formula="oooc:=['3 _ Russian'.O20]" office:value-type="float" office:value="0">
            <text:p>0</text:p>
          </table:table-cell>
          <table:table-cell table:style-name="ce24"/>
          <table:table-cell table:formula="oooc:=['3 _ Russian'.O21]" office:value-type="float" office:value="27">
            <text:p>27</text:p>
          </table:table-cell>
          <table:table-cell table:style-name="ce24"/>
          <table:table-cell table:formula="oooc:=['3 _ Russian'.O22]" office:value-type="float" office:value="20">
            <text:p>20</text:p>
          </table:table-cell>
          <table:table-cell table:style-name="ce24"/>
          <table:table-cell table:formula="oooc:=['3 _ Russian'.O23]" office:value-type="float" office:value="20">
            <text:p>20</text:p>
          </table:table-cell>
          <table:table-cell table:style-name="ce24"/>
          <table:table-cell table:formula="oooc:=['3 _ Russian'.O24]" office:value-type="float" office:value="15">
            <text:p>15</text:p>
          </table:table-cell>
          <table:table-cell table:style-name="ce24"/>
          <table:table-cell table:formula="oooc:=['3 _ Russian'.O25]" office:value-type="float" office:value="0">
            <text:p>0</text:p>
          </table:table-cell>
          <table:table-cell table:style-name="ce24"/>
          <table:table-cell table:style-name="ce61" table:formula="oooc:=IF([.O37]&gt;0;1;0)+IF([.Q37]&gt;0;1;0)+IF([.S37]&gt;0;1;0)+IF([.U37]&gt;0;1;0)+IF([.W37]&gt;0;1;0)+IF([.Y37]&gt;0;1;0)+IF([.AA37]&gt;0;1;0)+IF([.AC37]&gt;0;1;0)+IF([.AE37]&gt;0;1;0)+IF([.AG37]&gt;0;1;0)+IF([.AI37]&gt;0;1;0)+IF([.AK37]&gt;0;1;0)" office:value-type="float" office:value="4">
            <text:p>4</text:p>
          </table:table-cell>
          <table:table-cell table:number-columns-repeated="217"/>
        </table:table-row>
        <table:table-row table:style-name="ro5">
          <table:table-cell table:style-name="ce42" office:value-type="float" office:value="26">
            <text:p>26</text:p>
          </table:table-cell>
          <table:table-cell table:formula="oooc:=['3 _ Russian'.P3]" office:value-type="float" office:value="0">
            <text:p>0</text:p>
          </table:table-cell>
          <table:table-cell table:style-name="ce53"/>
          <table:table-cell table:formula="oooc:=['3 _ Russian'.P4]" office:value-type="float" office:value="0">
            <text:p>0</text:p>
          </table:table-cell>
          <table:table-cell table:style-name="ce53"/>
          <table:table-cell table:formula="oooc:=['3 _ Russian'.P5]" office:value-type="float" office:value="2">
            <text:p>2</text:p>
          </table:table-cell>
          <table:table-cell table:style-name="ce53"/>
          <table:table-cell table:formula="oooc:=['3 _ Russian'.P6]" office:value-type="float" office:value="0">
            <text:p>0</text:p>
          </table:table-cell>
          <table:table-cell table:style-name="ce53"/>
          <table:table-cell table:formula="oooc:=['3 _ Russian'.P7]" office:value-type="float" office:value="2">
            <text:p>2</text:p>
          </table:table-cell>
          <table:table-cell table:style-name="ce53"/>
          <table:table-cell table:formula="oooc:=['3 _ Russian'.P8]" office:value-type="float" office:value="0">
            <text:p>0</text:p>
          </table:table-cell>
          <table:table-cell table:style-name="ce53"/>
          <table:table-cell table:formula="oooc:=['3 _ Russian'.P9]" office:value-type="float" office:value="0">
            <text:p>0</text:p>
          </table:table-cell>
          <table:table-cell table:style-name="ce53"/>
          <table:table-cell table:formula="oooc:=['3 _ Russian'.P10]" office:value-type="float" office:value="0">
            <text:p>0</text:p>
          </table:table-cell>
          <table:table-cell table:style-name="ce53"/>
          <table:table-cell table:formula="oooc:=['3 _ Russian'.P11]" office:value-type="float" office:value="2">
            <text:p>2</text:p>
          </table:table-cell>
          <table:table-cell table:style-name="ce53"/>
          <table:table-cell table:formula="oooc:=['3 _ Russian'.P12]" office:value-type="float" office:value="0">
            <text:p>0</text:p>
          </table:table-cell>
          <table:table-cell table:style-name="ce53"/>
          <table:table-cell table:formula="oooc:=['3 _ Russian'.P13]" office:value-type="float" office:value="0">
            <text:p>0</text:p>
          </table:table-cell>
          <table:table-cell table:style-name="ce53"/>
          <table:table-cell table:formula="oooc:=['3 _ Russian'.P14]" office:value-type="float" office:value="2">
            <text:p>2</text:p>
          </table:table-cell>
          <table:table-cell table:style-name="ce53"/>
          <table:table-cell table:style-name="ce61" table:formula="oooc:=IF([.B38]&gt;0;1;0)+IF([.D38]&gt;0;1;0)+IF([.F38]&gt;0;1;0)+IF([.H38]&gt;0;1;0)+IF([.J38]&gt;0;1;0)+IF([.L38]&gt;0;1;0)+IF([.N38]&gt;0;1;0)+IF([.P38]&gt;0;1;0)+IF([.R38]&gt;0;1;0)+IF([.T38]&gt;0;1;0)+IF([.V38]&gt;0;1;0)+IF([.X38]&gt;0;1;0)" office:value-type="float" office:value="4">
            <text:p>4</text:p>
          </table:table-cell>
          <table:table-cell table:formula="oooc:=['3 _ Russian'.P20]" office:value-type="float" office:value="0">
            <text:p>0</text:p>
          </table:table-cell>
          <table:table-cell table:style-name="ce24"/>
          <table:table-cell table:formula="oooc:=['3 _ Russian'.P21]" office:value-type="float" office:value="21">
            <text:p>21</text:p>
          </table:table-cell>
          <table:table-cell table:style-name="ce24"/>
          <table:table-cell table:formula="oooc:=['3 _ Russian'.P22]" office:value-type="float" office:value="24">
            <text:p>24</text:p>
          </table:table-cell>
          <table:table-cell table:style-name="ce24"/>
          <table:table-cell table:formula="oooc:=['3 _ Russian'.P23]" office:value-type="float" office:value="24">
            <text:p>24</text:p>
          </table:table-cell>
          <table:table-cell table:style-name="ce24"/>
          <table:table-cell table:formula="oooc:=['3 _ Russian'.P24]" office:value-type="float" office:value="15">
            <text:p>15</text:p>
          </table:table-cell>
          <table:table-cell table:style-name="ce24"/>
          <table:table-cell table:formula="oooc:=['3 _ Russian'.P25]" office:value-type="float" office:value="24">
            <text:p>24</text:p>
          </table:table-cell>
          <table:table-cell table:style-name="ce24"/>
          <table:table-cell table:style-name="ce61" table:formula="oooc:=IF([.O38]&gt;0;1;0)+IF([.Q38]&gt;0;1;0)+IF([.S38]&gt;0;1;0)+IF([.U38]&gt;0;1;0)+IF([.W38]&gt;0;1;0)+IF([.Y38]&gt;0;1;0)+IF([.AA38]&gt;0;1;0)+IF([.AC38]&gt;0;1;0)+IF([.AE38]&gt;0;1;0)+IF([.AG38]&gt;0;1;0)+IF([.AI38]&gt;0;1;0)+IF([.AK38]&gt;0;1;0)" office:value-type="float" office:value="5">
            <text:p>5</text:p>
          </table:table-cell>
          <table:table-cell table:number-columns-repeated="217"/>
        </table:table-row>
        <table:table-row table:style-name="ro5">
          <table:table-cell table:style-name="ce42" office:value-type="float" office:value="27">
            <text:p>27</text:p>
          </table:table-cell>
          <table:table-cell table:formula="oooc:=['3 _ Russian'.Q3]" office:value-type="float" office:value="2">
            <text:p>2</text:p>
          </table:table-cell>
          <table:table-cell table:style-name="ce53"/>
          <table:table-cell table:formula="oooc:=['3 _ Russian'.Q4]" office:value-type="float" office:value="0">
            <text:p>0</text:p>
          </table:table-cell>
          <table:table-cell table:style-name="ce53"/>
          <table:table-cell table:formula="oooc:=['3 _ Russian'.Q5]" office:value-type="float" office:value="0">
            <text:p>0</text:p>
          </table:table-cell>
          <table:table-cell table:style-name="ce53"/>
          <table:table-cell table:formula="oooc:=['3 _ Russian'.Q6]" office:value-type="float" office:value="0">
            <text:p>0</text:p>
          </table:table-cell>
          <table:table-cell table:style-name="ce53"/>
          <table:table-cell table:formula="oooc:=['3 _ Russian'.Q7]" office:value-type="float" office:value="2">
            <text:p>2</text:p>
          </table:table-cell>
          <table:table-cell table:style-name="ce53"/>
          <table:table-cell table:formula="oooc:=['3 _ Russian'.Q8]" office:value-type="float" office:value="0">
            <text:p>0</text:p>
          </table:table-cell>
          <table:table-cell table:style-name="ce53"/>
          <table:table-cell table:formula="oooc:=['3 _ Russian'.Q9]" office:value-type="float" office:value="2">
            <text:p>2</text:p>
          </table:table-cell>
          <table:table-cell table:style-name="ce53"/>
          <table:table-cell table:formula="oooc:=['3 _ Russian'.Q10]" office:value-type="float" office:value="0">
            <text:p>0</text:p>
          </table:table-cell>
          <table:table-cell table:style-name="ce53"/>
          <table:table-cell table:formula="oooc:=['3 _ Russian'.Q11]" office:value-type="float" office:value="0">
            <text:p>0</text:p>
          </table:table-cell>
          <table:table-cell table:style-name="ce53"/>
          <table:table-cell table:formula="oooc:=['3 _ Russian'.Q12]" office:value-type="float" office:value="0">
            <text:p>0</text:p>
          </table:table-cell>
          <table:table-cell table:style-name="ce53"/>
          <table:table-cell table:formula="oooc:=['3 _ Russian'.Q13]" office:value-type="float" office:value="2">
            <text:p>2</text:p>
          </table:table-cell>
          <table:table-cell table:style-name="ce53"/>
          <table:table-cell table:formula="oooc:=['3 _ Russian'.Q14]" office:value-type="float" office:value="0">
            <text:p>0</text:p>
          </table:table-cell>
          <table:table-cell table:style-name="ce53"/>
          <table:table-cell table:style-name="ce61" table:formula="oooc:=IF([.B39]&gt;0;1;0)+IF([.D39]&gt;0;1;0)+IF([.F39]&gt;0;1;0)+IF([.H39]&gt;0;1;0)+IF([.J39]&gt;0;1;0)+IF([.L39]&gt;0;1;0)+IF([.N39]&gt;0;1;0)+IF([.P39]&gt;0;1;0)+IF([.R39]&gt;0;1;0)+IF([.T39]&gt;0;1;0)+IF([.V39]&gt;0;1;0)+IF([.X39]&gt;0;1;0)" office:value-type="float" office:value="4">
            <text:p>4</text:p>
          </table:table-cell>
          <table:table-cell table:formula="oooc:=['3 _ Russian'.Q20]" office:value-type="float" office:value="24">
            <text:p>24</text:p>
          </table:table-cell>
          <table:table-cell table:style-name="ce24"/>
          <table:table-cell table:formula="oooc:=['3 _ Russian'.Q21]" office:value-type="float" office:value="0">
            <text:p>0</text:p>
          </table:table-cell>
          <table:table-cell table:style-name="ce24"/>
          <table:table-cell table:formula="oooc:=['3 _ Russian'.Q22]" office:value-type="float" office:value="24">
            <text:p>24</text:p>
          </table:table-cell>
          <table:table-cell table:style-name="ce24"/>
          <table:table-cell table:formula="oooc:=['3 _ Russian'.Q23]" office:value-type="float" office:value="24">
            <text:p>24</text:p>
          </table:table-cell>
          <table:table-cell table:style-name="ce24"/>
          <table:table-cell table:formula="oooc:=['3 _ Russian'.Q24]" office:value-type="float" office:value="18">
            <text:p>18</text:p>
          </table:table-cell>
          <table:table-cell table:style-name="ce24"/>
          <table:table-cell table:formula="oooc:=['3 _ Russian'.Q25]" office:value-type="float" office:value="18">
            <text:p>18</text:p>
          </table:table-cell>
          <table:table-cell table:style-name="ce24"/>
          <table:table-cell table:style-name="ce61" table:formula="oooc:=IF([.O39]&gt;0;1;0)+IF([.Q39]&gt;0;1;0)+IF([.S39]&gt;0;1;0)+IF([.U39]&gt;0;1;0)+IF([.W39]&gt;0;1;0)+IF([.Y39]&gt;0;1;0)+IF([.AA39]&gt;0;1;0)+IF([.AC39]&gt;0;1;0)+IF([.AE39]&gt;0;1;0)+IF([.AG39]&gt;0;1;0)+IF([.AI39]&gt;0;1;0)+IF([.AK39]&gt;0;1;0)" office:value-type="float" office:value="5">
            <text:p>5</text:p>
          </table:table-cell>
          <table:table-cell table:number-columns-repeated="217"/>
        </table:table-row>
        <table:table-row table:style-name="ro5">
          <table:table-cell table:style-name="ce42" office:value-type="float" office:value="28">
            <text:p>28</text:p>
          </table:table-cell>
          <table:table-cell table:formula="oooc:=['3 _ Russian'.R3]" office:value-type="float" office:value="0">
            <text:p>0</text:p>
          </table:table-cell>
          <table:table-cell table:style-name="ce53"/>
          <table:table-cell table:formula="oooc:=['3 _ Russian'.R4]" office:value-type="float" office:value="0">
            <text:p>0</text:p>
          </table:table-cell>
          <table:table-cell table:style-name="ce53"/>
          <table:table-cell table:formula="oooc:=['3 _ Russian'.R5]" office:value-type="float" office:value="0">
            <text:p>0</text:p>
          </table:table-cell>
          <table:table-cell table:style-name="ce53"/>
          <table:table-cell table:formula="oooc:=['3 _ Russian'.R6]" office:value-type="float" office:value="2">
            <text:p>2</text:p>
          </table:table-cell>
          <table:table-cell table:style-name="ce53"/>
          <table:table-cell table:formula="oooc:=['3 _ Russian'.R7]" office:value-type="float" office:value="2">
            <text:p>2</text:p>
          </table:table-cell>
          <table:table-cell table:style-name="ce53"/>
          <table:table-cell table:formula="oooc:=['3 _ Russian'.R8]" office:value-type="float" office:value="0">
            <text:p>0</text:p>
          </table:table-cell>
          <table:table-cell table:style-name="ce53"/>
          <table:table-cell table:formula="oooc:=['3 _ Russian'.R9]" office:value-type="float" office:value="2">
            <text:p>2</text:p>
          </table:table-cell>
          <table:table-cell table:style-name="ce53"/>
          <table:table-cell table:formula="oooc:=['3 _ Russian'.R10]" office:value-type="float" office:value="2">
            <text:p>2</text:p>
          </table:table-cell>
          <table:table-cell table:style-name="ce53"/>
          <table:table-cell table:formula="oooc:=['3 _ Russian'.R11]" office:value-type="float" office:value="0">
            <text:p>0</text:p>
          </table:table-cell>
          <table:table-cell table:style-name="ce53"/>
          <table:table-cell table:formula="oooc:=['3 _ Russian'.R12]" office:value-type="float" office:value="2">
            <text:p>2</text:p>
          </table:table-cell>
          <table:table-cell table:style-name="ce53"/>
          <table:table-cell table:formula="oooc:=['3 _ Russian'.R13]" office:value-type="float" office:value="0">
            <text:p>0</text:p>
          </table:table-cell>
          <table:table-cell table:style-name="ce53"/>
          <table:table-cell table:formula="oooc:=['3 _ Russian'.R14]" office:value-type="float" office:value="0">
            <text:p>0</text:p>
          </table:table-cell>
          <table:table-cell table:style-name="ce53"/>
          <table:table-cell table:style-name="ce61" table:formula="oooc:=IF([.B40]&gt;0;1;0)+IF([.D40]&gt;0;1;0)+IF([.F40]&gt;0;1;0)+IF([.H40]&gt;0;1;0)+IF([.J40]&gt;0;1;0)+IF([.L40]&gt;0;1;0)+IF([.N40]&gt;0;1;0)+IF([.P40]&gt;0;1;0)+IF([.R40]&gt;0;1;0)+IF([.T40]&gt;0;1;0)+IF([.V40]&gt;0;1;0)+IF([.X40]&gt;0;1;0)" office:value-type="float" office:value="5">
            <text:p>5</text:p>
          </table:table-cell>
          <table:table-cell table:formula="oooc:=['3 _ Russian'.R20]" office:value-type="float" office:value="24">
            <text:p>24</text:p>
          </table:table-cell>
          <table:table-cell table:style-name="ce24"/>
          <table:table-cell table:formula="oooc:=['3 _ Russian'.R21]" office:value-type="float" office:value="27">
            <text:p>27</text:p>
          </table:table-cell>
          <table:table-cell table:style-name="ce24"/>
          <table:table-cell table:formula="oooc:=['3 _ Russian'.R22]" office:value-type="float" office:value="0">
            <text:p>0</text:p>
          </table:table-cell>
          <table:table-cell table:style-name="ce24"/>
          <table:table-cell table:formula="oooc:=['3 _ Russian'.R23]" office:value-type="float" office:value="24">
            <text:p>24</text:p>
          </table:table-cell>
          <table:table-cell table:style-name="ce24"/>
          <table:table-cell table:formula="oooc:=['3 _ Russian'.R24]" office:value-type="float" office:value="18">
            <text:p>18</text:p>
          </table:table-cell>
          <table:table-cell table:style-name="ce24"/>
          <table:table-cell table:formula="oooc:=['3 _ Russian'.R25]" office:value-type="float" office:value="24">
            <text:p>24</text:p>
          </table:table-cell>
          <table:table-cell table:style-name="ce24"/>
          <table:table-cell table:style-name="ce61" table:formula="oooc:=IF([.O40]&gt;0;1;0)+IF([.Q40]&gt;0;1;0)+IF([.S40]&gt;0;1;0)+IF([.U40]&gt;0;1;0)+IF([.W40]&gt;0;1;0)+IF([.Y40]&gt;0;1;0)+IF([.AA40]&gt;0;1;0)+IF([.AC40]&gt;0;1;0)+IF([.AE40]&gt;0;1;0)+IF([.AG40]&gt;0;1;0)+IF([.AI40]&gt;0;1;0)+IF([.AK40]&gt;0;1;0)" office:value-type="float" office:value="5">
            <text:p>5</text:p>
          </table:table-cell>
          <table:table-cell table:number-columns-repeated="217"/>
        </table:table-row>
        <table:table-row table:style-name="ro5">
          <table:table-cell table:style-name="ce42" office:value-type="float" office:value="29">
            <text:p>29</text:p>
          </table:table-cell>
          <table:table-cell table:formula="oooc:=['3 _ Russian'.S3]" office:value-type="float" office:value="0">
            <text:p>0</text:p>
          </table:table-cell>
          <table:table-cell table:style-name="ce53"/>
          <table:table-cell table:formula="oooc:=['3 _ Russian'.S4]" office:value-type="float" office:value="1">
            <text:p>1</text:p>
          </table:table-cell>
          <table:table-cell table:style-name="ce53"/>
          <table:table-cell table:formula="oooc:=['3 _ Russian'.S5]" office:value-type="float" office:value="2">
            <text:p>2</text:p>
          </table:table-cell>
          <table:table-cell table:style-name="ce53"/>
          <table:table-cell table:formula="oooc:=['3 _ Russian'.S6]" office:value-type="float" office:value="0">
            <text:p>0</text:p>
          </table:table-cell>
          <table:table-cell table:style-name="ce53"/>
          <table:table-cell table:formula="oooc:=['3 _ Russian'.S7]" office:value-type="float" office:value="0">
            <text:p>0</text:p>
          </table:table-cell>
          <table:table-cell table:style-name="ce53"/>
          <table:table-cell table:formula="oooc:=['3 _ Russian'.S8]" office:value-type="float" office:value="1">
            <text:p>1</text:p>
          </table:table-cell>
          <table:table-cell table:style-name="ce53"/>
          <table:table-cell table:formula="oooc:=['3 _ Russian'.S9]" office:value-type="float" office:value="0">
            <text:p>0</text:p>
          </table:table-cell>
          <table:table-cell table:style-name="ce53"/>
          <table:table-cell table:formula="oooc:=['3 _ Russian'.S10]" office:value-type="float" office:value="0">
            <text:p>0</text:p>
          </table:table-cell>
          <table:table-cell table:style-name="ce53"/>
          <table:table-cell table:formula="oooc:=['3 _ Russian'.S11]" office:value-type="float" office:value="2">
            <text:p>2</text:p>
          </table:table-cell>
          <table:table-cell table:style-name="ce53"/>
          <table:table-cell table:formula="oooc:=['3 _ Russian'.S12]" office:value-type="float" office:value="0">
            <text:p>0</text:p>
          </table:table-cell>
          <table:table-cell table:style-name="ce53"/>
          <table:table-cell table:formula="oooc:=['3 _ Russian'.S13]" office:value-type="float" office:value="2">
            <text:p>2</text:p>
          </table:table-cell>
          <table:table-cell table:style-name="ce53"/>
          <table:table-cell table:formula="oooc:=['3 _ Russian'.S14]" office:value-type="float" office:value="0">
            <text:p>0</text:p>
          </table:table-cell>
          <table:table-cell table:style-name="ce53"/>
          <table:table-cell table:style-name="ce61" table:formula="oooc:=IF([.B41]&gt;0;1;0)+IF([.D41]&gt;0;1;0)+IF([.F41]&gt;0;1;0)+IF([.H41]&gt;0;1;0)+IF([.J41]&gt;0;1;0)+IF([.L41]&gt;0;1;0)+IF([.N41]&gt;0;1;0)+IF([.P41]&gt;0;1;0)+IF([.R41]&gt;0;1;0)+IF([.T41]&gt;0;1;0)+IF([.V41]&gt;0;1;0)+IF([.X41]&gt;0;1;0)" office:value-type="float" office:value="5">
            <text:p>5</text:p>
          </table:table-cell>
          <table:table-cell table:formula="oooc:=['3 _ Russian'.S20]" office:value-type="float" office:value="24">
            <text:p>24</text:p>
          </table:table-cell>
          <table:table-cell table:style-name="ce24"/>
          <table:table-cell table:formula="oooc:=['3 _ Russian'.S21]" office:value-type="float" office:value="20">
            <text:p>20</text:p>
          </table:table-cell>
          <table:table-cell table:style-name="ce24"/>
          <table:table-cell table:formula="oooc:=['3 _ Russian'.S22]" office:value-type="float" office:value="24">
            <text:p>24</text:p>
          </table:table-cell>
          <table:table-cell table:style-name="ce24"/>
          <table:table-cell table:formula="oooc:=['3 _ Russian'.S23]" office:value-type="float" office:value="17">
            <text:p>17</text:p>
          </table:table-cell>
          <table:table-cell table:style-name="ce24"/>
          <table:table-cell table:formula="oooc:=['3 _ Russian'.S24]" office:value-type="float" office:value="15">
            <text:p>15</text:p>
          </table:table-cell>
          <table:table-cell table:style-name="ce24"/>
          <table:table-cell table:formula="oooc:=['3 _ Russian'.S25]" office:value-type="float" office:value="22">
            <text:p>22</text:p>
          </table:table-cell>
          <table:table-cell table:style-name="ce24"/>
          <table:table-cell table:style-name="ce61" table:formula="oooc:=IF([.O41]&gt;0;1;0)+IF([.Q41]&gt;0;1;0)+IF([.S41]&gt;0;1;0)+IF([.U41]&gt;0;1;0)+IF([.W41]&gt;0;1;0)+IF([.Y41]&gt;0;1;0)+IF([.AA41]&gt;0;1;0)+IF([.AC41]&gt;0;1;0)+IF([.AE41]&gt;0;1;0)+IF([.AG41]&gt;0;1;0)+IF([.AI41]&gt;0;1;0)+IF([.AK41]&gt;0;1;0)" office:value-type="float" office:value="6">
            <text:p>6</text:p>
          </table:table-cell>
          <table:table-cell table:number-columns-repeated="217"/>
        </table:table-row>
        <table:table-row table:style-name="ro5">
          <table:table-cell table:style-name="ce42" office:value-type="float" office:value="30">
            <text:p>30</text:p>
          </table:table-cell>
          <table:table-cell table:formula="oooc:=['3 _ Russian'.T3]" office:value-type="float" office:value="0">
            <text:p>0</text:p>
          </table:table-cell>
          <table:table-cell table:style-name="ce53"/>
          <table:table-cell table:formula="oooc:=['3 _ Russian'.T4]" office:value-type="float" office:value="1">
            <text:p>1</text:p>
          </table:table-cell>
          <table:table-cell table:style-name="ce53"/>
          <table:table-cell table:formula="oooc:=['3 _ Russian'.T5]" office:value-type="float" office:value="0">
            <text:p>0</text:p>
          </table:table-cell>
          <table:table-cell table:style-name="ce53"/>
          <table:table-cell table:formula="oooc:=['3 _ Russian'.T6]" office:value-type="float" office:value="2">
            <text:p>2</text:p>
          </table:table-cell>
          <table:table-cell table:style-name="ce53"/>
          <table:table-cell table:formula="oooc:=['3 _ Russian'.T7]" office:value-type="float" office:value="0">
            <text:p>0</text:p>
          </table:table-cell>
          <table:table-cell table:style-name="ce53"/>
          <table:table-cell table:formula="oooc:=['3 _ Russian'.T8]" office:value-type="float" office:value="0">
            <text:p>0</text:p>
          </table:table-cell>
          <table:table-cell table:style-name="ce53"/>
          <table:table-cell table:formula="oooc:=['3 _ Russian'.T9]" office:value-type="float" office:value="0">
            <text:p>0</text:p>
          </table:table-cell>
          <table:table-cell table:style-name="ce53"/>
          <table:table-cell table:formula="oooc:=['3 _ Russian'.T10]" office:value-type="float" office:value="2">
            <text:p>2</text:p>
          </table:table-cell>
          <table:table-cell table:style-name="ce53"/>
          <table:table-cell table:formula="oooc:=['3 _ Russian'.T11]" office:value-type="float" office:value="0">
            <text:p>0</text:p>
          </table:table-cell>
          <table:table-cell table:style-name="ce53"/>
          <table:table-cell table:formula="oooc:=['3 _ Russian'.T12]" office:value-type="float" office:value="1">
            <text:p>1</text:p>
          </table:table-cell>
          <table:table-cell table:style-name="ce53"/>
          <table:table-cell table:formula="oooc:=['3 _ Russian'.T13]" office:value-type="float" office:value="1">
            <text:p>1</text:p>
          </table:table-cell>
          <table:table-cell table:style-name="ce53"/>
          <table:table-cell table:formula="oooc:=['3 _ Russian'.T14]" office:value-type="float" office:value="1">
            <text:p>1</text:p>
          </table:table-cell>
          <table:table-cell table:style-name="ce53"/>
          <table:table-cell table:style-name="ce61" table:formula="oooc:=IF([.B42]&gt;0;1;0)+IF([.D42]&gt;0;1;0)+IF([.F42]&gt;0;1;0)+IF([.H42]&gt;0;1;0)+IF([.J42]&gt;0;1;0)+IF([.L42]&gt;0;1;0)+IF([.N42]&gt;0;1;0)+IF([.P42]&gt;0;1;0)+IF([.R42]&gt;0;1;0)+IF([.T42]&gt;0;1;0)+IF([.V42]&gt;0;1;0)+IF([.X42]&gt;0;1;0)" office:value-type="float" office:value="6">
            <text:p>6</text:p>
          </table:table-cell>
          <table:table-cell table:formula="oooc:=['3 _ Russian'.T20]" office:value-type="float" office:value="20">
            <text:p>20</text:p>
          </table:table-cell>
          <table:table-cell table:style-name="ce24"/>
          <table:table-cell table:formula="oooc:=['3 _ Russian'.T21]" office:value-type="float" office:value="27">
            <text:p>27</text:p>
          </table:table-cell>
          <table:table-cell table:style-name="ce24"/>
          <table:table-cell table:formula="oooc:=['3 _ Russian'.T22]" office:value-type="float" office:value="14">
            <text:p>14</text:p>
          </table:table-cell>
          <table:table-cell table:style-name="ce24"/>
          <table:table-cell table:formula="oooc:=['3 _ Russian'.T23]" office:value-type="float" office:value="21">
            <text:p>21</text:p>
          </table:table-cell>
          <table:table-cell table:style-name="ce24"/>
          <table:table-cell table:formula="oooc:=['3 _ Russian'.T24]" office:value-type="float" office:value="15">
            <text:p>15</text:p>
          </table:table-cell>
          <table:table-cell table:style-name="ce24"/>
          <table:table-cell table:formula="oooc:=['3 _ Russian'.T25]" office:value-type="float" office:value="14">
            <text:p>14</text:p>
          </table:table-cell>
          <table:table-cell table:style-name="ce24"/>
          <table:table-cell table:style-name="ce61" table:formula="oooc:=IF([.O42]&gt;0;1;0)+IF([.Q42]&gt;0;1;0)+IF([.S42]&gt;0;1;0)+IF([.U42]&gt;0;1;0)+IF([.W42]&gt;0;1;0)+IF([.Y42]&gt;0;1;0)+IF([.AA42]&gt;0;1;0)+IF([.AC42]&gt;0;1;0)+IF([.AE42]&gt;0;1;0)+IF([.AG42]&gt;0;1;0)+IF([.AI42]&gt;0;1;0)+IF([.AK42]&gt;0;1;0)" office:value-type="float" office:value="6">
            <text:p>6</text:p>
          </table:table-cell>
          <table:table-cell table:number-columns-repeated="217"/>
        </table:table-row>
        <table:table-row table:style-name="ro5">
          <table:table-cell table:style-name="ce43"/>
          <table:table-cell table:style-name="ce50" table:formula="oooc:=IF([.B33]&gt;0;1;0)+IF([.B34]&gt;0;1;0)+IF([.B35]&gt;0;1;0)+IF([.B36]&gt;0;1;0)+IF([.B37]&gt;0;1;0)+IF([.B38]&gt;0;1;0)+IF([.B39]&gt;0;1;0)+IF([.B40]&gt;0;1;0)+IF([.B41]&gt;0;1;0)+IF([.B42]&gt;0;1;0)" office:value-type="float" office:value="4">
            <text:p>4</text:p>
          </table:table-cell>
          <table:table-cell table:style-name="ce54"/>
          <table:table-cell table:style-name="ce50" table:formula="oooc:=IF([.D33]&gt;0;1;0)+IF([.D34]&gt;0;1;0)+IF([.D35]&gt;0;1;0)+IF([.D36]&gt;0;1;0)+IF([.D37]&gt;0;1;0)+IF([.D38]&gt;0;1;0)+IF([.D39]&gt;0;1;0)+IF([.D40]&gt;0;1;0)+IF([.D41]&gt;0;1;0)+IF([.D42]&gt;0;1;0)" office:value-type="float" office:value="5">
            <text:p>5</text:p>
          </table:table-cell>
          <table:table-cell table:style-name="ce54"/>
          <table:table-cell table:style-name="ce50" table:formula="oooc:=IF([.F33]&gt;0;1;0)+IF([.F34]&gt;0;1;0)+IF([.F35]&gt;0;1;0)+IF([.F36]&gt;0;1;0)+IF([.F37]&gt;0;1;0)+IF([.F38]&gt;0;1;0)+IF([.F39]&gt;0;1;0)+IF([.F40]&gt;0;1;0)+IF([.F41]&gt;0;1;0)+IF([.F42]&gt;0;1;0)" office:value-type="float" office:value="4">
            <text:p>4</text:p>
          </table:table-cell>
          <table:table-cell table:style-name="ce54"/>
          <table:table-cell table:style-name="ce50" table:formula="oooc:=IF([.H33]&gt;0;1;0)+IF([.H34]&gt;0;1;0)+IF([.H35]&gt;0;1;0)+IF([.H36]&gt;0;1;0)+IF([.H37]&gt;0;1;0)+IF([.H38]&gt;0;1;0)+IF([.H39]&gt;0;1;0)+IF([.H40]&gt;0;1;0)+IF([.H41]&gt;0;1;0)+IF([.H42]&gt;0;1;0)" office:value-type="float" office:value="4">
            <text:p>4</text:p>
          </table:table-cell>
          <table:table-cell table:style-name="ce54"/>
          <table:table-cell table:style-name="ce50" table:formula="oooc:=IF([.J33]&gt;0;1;0)+IF([.J34]&gt;0;1;0)+IF([.J35]&gt;0;1;0)+IF([.J36]&gt;0;1;0)+IF([.J37]&gt;0;1;0)+IF([.J38]&gt;0;1;0)+IF([.J39]&gt;0;1;0)+IF([.J40]&gt;0;1;0)+IF([.J41]&gt;0;1;0)+IF([.J42]&gt;0;1;0)" office:value-type="float" office:value="3">
            <text:p>3</text:p>
          </table:table-cell>
          <table:table-cell table:style-name="ce54"/>
          <table:table-cell table:style-name="ce50" table:formula="oooc:=IF([.L33]&gt;0;1;0)+IF([.L34]&gt;0;1;0)+IF([.L35]&gt;0;1;0)+IF([.L36]&gt;0;1;0)+IF([.L37]&gt;0;1;0)+IF([.L38]&gt;0;1;0)+IF([.L39]&gt;0;1;0)+IF([.L40]&gt;0;1;0)+IF([.L41]&gt;0;1;0)+IF([.L42]&gt;0;1;0)" office:value-type="float" office:value="3">
            <text:p>3</text:p>
          </table:table-cell>
          <table:table-cell table:style-name="ce54"/>
          <table:table-cell table:style-name="ce50" table:formula="oooc:=IF([.N33]&gt;0;1;0)+IF([.N34]&gt;0;1;0)+IF([.N35]&gt;0;1;0)+IF([.N36]&gt;0;1;0)+IF([.N37]&gt;0;1;0)+IF([.N38]&gt;0;1;0)+IF([.N39]&gt;0;1;0)+IF([.N40]&gt;0;1;0)+IF([.N41]&gt;0;1;0)+IF([.N42]&gt;0;1;0)" office:value-type="float" office:value="4">
            <text:p>4</text:p>
          </table:table-cell>
          <table:table-cell table:style-name="ce54"/>
          <table:table-cell table:style-name="ce50" table:formula="oooc:=IF([.P33]&gt;0;1;0)+IF([.P34]&gt;0;1;0)+IF([.P35]&gt;0;1;0)+IF([.P36]&gt;0;1;0)+IF([.P37]&gt;0;1;0)+IF([.P38]&gt;0;1;0)+IF([.P39]&gt;0;1;0)+IF([.P40]&gt;0;1;0)+IF([.P41]&gt;0;1;0)+IF([.P42]&gt;0;1;0)" office:value-type="float" office:value="3">
            <text:p>3</text:p>
          </table:table-cell>
          <table:table-cell table:style-name="ce54"/>
          <table:table-cell table:style-name="ce50" table:formula="oooc:=IF([.R33]&gt;0;1;0)+IF([.R34]&gt;0;1;0)+IF([.R35]&gt;0;1;0)+IF([.R36]&gt;0;1;0)+IF([.R37]&gt;0;1;0)+IF([.R38]&gt;0;1;0)+IF([.R39]&gt;0;1;0)+IF([.R40]&gt;0;1;0)+IF([.R41]&gt;0;1;0)+IF([.R42]&gt;0;1;0)" office:value-type="float" office:value="3">
            <text:p>3</text:p>
          </table:table-cell>
          <table:table-cell table:style-name="ce54"/>
          <table:table-cell table:style-name="ce50" table:formula="oooc:=IF([.T33]&gt;0;1;0)+IF([.T34]&gt;0;1;0)+IF([.T35]&gt;0;1;0)+IF([.T36]&gt;0;1;0)+IF([.T37]&gt;0;1;0)+IF([.T38]&gt;0;1;0)+IF([.T39]&gt;0;1;0)+IF([.T40]&gt;0;1;0)+IF([.T41]&gt;0;1;0)+IF([.T42]&gt;0;1;0)" office:value-type="float" office:value="3">
            <text:p>3</text:p>
          </table:table-cell>
          <table:table-cell table:style-name="ce54"/>
          <table:table-cell table:style-name="ce50" table:formula="oooc:=IF([.V33]&gt;0;1;0)+IF([.V34]&gt;0;1;0)+IF([.V35]&gt;0;1;0)+IF([.V36]&gt;0;1;0)+IF([.V37]&gt;0;1;0)+IF([.V38]&gt;0;1;0)+IF([.V39]&gt;0;1;0)+IF([.V40]&gt;0;1;0)+IF([.V41]&gt;0;1;0)+IF([.V42]&gt;0;1;0)" office:value-type="float" office:value="3">
            <text:p>3</text:p>
          </table:table-cell>
          <table:table-cell table:style-name="ce54"/>
          <table:table-cell table:style-name="ce50" table:formula="oooc:=IF([.X33]&gt;0;1;0)+IF([.X34]&gt;0;1;0)+IF([.X35]&gt;0;1;0)+IF([.X36]&gt;0;1;0)+IF([.X37]&gt;0;1;0)+IF([.X38]&gt;0;1;0)+IF([.X39]&gt;0;1;0)+IF([.X40]&gt;0;1;0)+IF([.X41]&gt;0;1;0)+IF([.X42]&gt;0;1;0)" office:value-type="float" office:value="3">
            <text:p>3</text:p>
          </table:table-cell>
          <table:table-cell table:style-name="ce54"/>
          <table:table-cell table:style-name="ce62"/>
          <table:table-cell table:style-name="ce50" table:formula="oooc:=IF([.AA33]&gt;0;1;0)+IF([.AA34]&gt;0;1;0)+IF([.AA35]&gt;0;1;0)+IF([.AA36]&gt;0;1;0)+IF([.AA37]&gt;0;1;0)+IF([.AA38]&gt;0;1;0)+IF([.AA39]&gt;0;1;0)+IF([.AA40]&gt;0;1;0)+IF([.AA41]&gt;0;1;0)+IF([.AA42]&gt;0;1;0)" office:value-type="float" office:value="8">
            <text:p>8</text:p>
          </table:table-cell>
          <table:table-cell table:style-name="ce73"/>
          <table:table-cell table:style-name="ce50" table:formula="oooc:=IF([.AC33]&gt;0;1;0)+IF([.AC34]&gt;0;1;0)+IF([.AC35]&gt;0;1;0)+IF([.AC36]&gt;0;1;0)+IF([.AC37]&gt;0;1;0)+IF([.AC38]&gt;0;1;0)+IF([.AC39]&gt;0;1;0)+IF([.AC40]&gt;0;1;0)+IF([.AC41]&gt;0;1;0)+IF([.AC42]&gt;0;1;0)" office:value-type="float" office:value="7">
            <text:p>7</text:p>
          </table:table-cell>
          <table:table-cell table:style-name="ce73"/>
          <table:table-cell table:style-name="ce50" table:formula="oooc:=IF([.AE33]&gt;0;1;0)+IF([.AE34]&gt;0;1;0)+IF([.AE35]&gt;0;1;0)+IF([.AE36]&gt;0;1;0)+IF([.AE37]&gt;0;1;0)+IF([.AE38]&gt;0;1;0)+IF([.AE39]&gt;0;1;0)+IF([.AE40]&gt;0;1;0)+IF([.AE41]&gt;0;1;0)+IF([.AE42]&gt;0;1;0)" office:value-type="float" office:value="7">
            <text:p>7</text:p>
          </table:table-cell>
          <table:table-cell table:style-name="ce73"/>
          <table:table-cell table:style-name="ce50" table:formula="oooc:=IF([.AG33]&gt;0;1;0)+IF([.AG34]&gt;0;1;0)+IF([.AG35]&gt;0;1;0)+IF([.AG36]&gt;0;1;0)+IF([.AG37]&gt;0;1;0)+IF([.AG38]&gt;0;1;0)+IF([.AG39]&gt;0;1;0)+IF([.AG40]&gt;0;1;0)+IF([.AG41]&gt;0;1;0)+IF([.AG42]&gt;0;1;0)" office:value-type="float" office:value="8">
            <text:p>8</text:p>
          </table:table-cell>
          <table:table-cell table:style-name="ce73"/>
          <table:table-cell table:style-name="ce50" table:formula="oooc:=IF([.AI33]&gt;0;1;0)+IF([.AI34]&gt;0;1;0)+IF([.AI35]&gt;0;1;0)+IF([.AI36]&gt;0;1;0)+IF([.AI37]&gt;0;1;0)+IF([.AI38]&gt;0;1;0)+IF([.AI39]&gt;0;1;0)+IF([.AI40]&gt;0;1;0)+IF([.AI41]&gt;0;1;0)+IF([.AI42]&gt;0;1;0)" office:value-type="float" office:value="9">
            <text:p>9</text:p>
          </table:table-cell>
          <table:table-cell table:style-name="ce73"/>
          <table:table-cell table:style-name="ce50" table:formula="oooc:=IF([.AK33]&gt;0;1;0)+IF([.AK34]&gt;0;1;0)+IF([.AK35]&gt;0;1;0)+IF([.AK36]&gt;0;1;0)+IF([.AK37]&gt;0;1;0)+IF([.AK38]&gt;0;1;0)+IF([.AK39]&gt;0;1;0)+IF([.AK40]&gt;0;1;0)+IF([.AK41]&gt;0;1;0)+IF([.AK42]&gt;0;1;0)" office:value-type="float" office:value="8">
            <text:p>8</text:p>
          </table:table-cell>
          <table:table-cell table:style-name="ce73"/>
          <table:table-cell/>
          <table:table-cell table:style-name="ce73" table:number-columns-repeated="217"/>
        </table:table-row>
        <table:table-row table:style-name="ro2">
          <table:table-cell table:style-name="ce44"/>
          <table:table-cell table:style-name="ce44" office:value-type="string" table:number-columns-spanned="25" table:number-rows-spanned="1">
            <text:p>Япония</text:p>
          </table:table-cell>
          <table:covered-table-cell table:number-columns-repeated="23" table:style-name="ce55"/>
          <table:covered-table-cell table:style-name="ce63"/>
          <table:table-cell table:style-name="ce68"/>
          <table:table-cell table:style-name="ce28" table:number-columns-repeated="4"/>
          <table:table-cell table:style-name="ce28">
            <draw:frame table:end-cell-address="'Рецепты ингред'.AG45" table:end-x="0.871cm" table:end-y="0.715cm" draw:z-index="21" draw:name="Изображения 22" draw:style-name="gr1" draw:text-style-name="P1" svg:width="0.887cm" svg:height="0.743cm" svg:x="0.98cm" svg:y="0.423cm">
              <draw:image xlink:href="../../py/img/ingredients/tofu.icon.png" xlink:type="simple" xlink:show="embed" xlink:actuate="onLoad">
                <text:p/>
              </draw:image>
            </draw:frame>
          </table:table-cell>
          <table:table-cell table:style-name="ce28"/>
          <table:table-cell table:style-name="ce28">
            <draw:frame table:end-cell-address="'Рецепты ингред'.AI45" table:end-x="0.741cm" table:end-y="0.735cm" draw:z-index="22" draw:name="Изображения 23" draw:style-name="gr1" draw:text-style-name="P1" svg:width="0.775cm" svg:height="0.763cm" svg:x="0.962cm" svg:y="0.423cm">
              <draw:image xlink:href="../../py/img/ingredients/veggymix.icon.png" xlink:type="simple" xlink:show="embed" xlink:actuate="onLoad">
                <text:p/>
              </draw:image>
            </draw:frame>
          </table:table-cell>
          <table:table-cell table:style-name="ce28"/>
          <table:table-cell table:style-name="ce28">
            <draw:frame table:end-cell-address="'Рецепты ингред'.AK46" table:end-x="0.732cm" table:end-y="0.028cm" draw:z-index="23" draw:name="Изображения 24" draw:style-name="gr1" draw:text-style-name="P1" svg:width="0.803cm" svg:height="0.803cm" svg:x="0.925cm" svg:y="0.423cm">
              <draw:image xlink:href="../../py/img/ingredients/seaweed.icon.png" xlink:type="simple" xlink:show="embed" xlink:actuate="onLoad">
                <text:p/>
              </draw:image>
            </draw:frame>
          </table:table-cell>
          <table:table-cell table:style-name="ce28" table:number-columns-repeated="2"/>
          <table:table-cell table:style-name="ce75"/>
          <table:table-cell table:style-name="ce28" table:number-columns-repeated="213"/>
          <table:table-cell table:number-columns-repeated="4"/>
        </table:table-row>
        <table:table-row table:style-name="ro4">
          <table:table-cell table:style-name="ce41"/>
          <table:table-cell table:style-name="ce27" office:value-type="string" table:number-columns-spanned="2" table:number-rows-spanned="1">
            <text:p>Nigiri Zushi</text:p>
          </table:table-cell>
          <table:covered-table-cell table:style-name="ce31"/>
          <table:table-cell table:style-name="ce27" office:value-type="string" table:number-columns-spanned="2" table:number-rows-spanned="1">
            <text:p>Sashimi</text:p>
          </table:table-cell>
          <table:covered-table-cell table:style-name="ce31"/>
          <table:table-cell table:style-name="ce27" office:value-type="string" table:number-columns-spanned="2" table:number-rows-spanned="1">
            <text:p>Seafood Tempura</text:p>
          </table:table-cell>
          <table:covered-table-cell table:style-name="ce31"/>
          <table:table-cell table:style-name="ce27" office:value-type="string" table:number-columns-spanned="2" table:number-rows-spanned="1">
            <text:p>TofuDengaku</text:p>
          </table:table-cell>
          <table:covered-table-cell table:style-name="ce31"/>
          <table:table-cell table:style-name="ce27" office:value-type="string" table:number-columns-spanned="2" table:number-rows-spanned="1">
            <text:p>Tempura</text:p>
          </table:table-cell>
          <table:covered-table-cell table:style-name="ce31"/>
          <table:table-cell table:style-name="ce27" office:value-type="string" table:number-columns-spanned="2" table:number-rows-spanned="1">
            <text:p>Koyungohan</text:p>
          </table:table-cell>
          <table:covered-table-cell table:style-name="ce31"/>
          <table:table-cell table:style-name="ce27" office:value-type="string" table:number-columns-spanned="2" table:number-rows-spanned="1">
            <text:p>Ochazuke</text:p>
          </table:table-cell>
          <table:covered-table-cell table:style-name="ce31"/>
          <table:table-cell table:style-name="ce27" office:value-type="string" table:number-columns-spanned="2" table:number-rows-spanned="1">
            <text:p>Temp Shr Roll</text:p>
          </table:table-cell>
          <table:covered-table-cell table:style-name="ce31"/>
          <table:table-cell table:style-name="ce27" office:value-type="string" table:number-columns-spanned="2" table:number-rows-spanned="1">
            <text:p>Onigiri</text:p>
          </table:table-cell>
          <table:covered-table-cell table:style-name="ce31"/>
          <table:table-cell table:style-name="ce27" office:value-type="string" table:number-columns-spanned="2" table:number-rows-spanned="1">
            <text:p>Osechi</text:p>
          </table:table-cell>
          <table:covered-table-cell table:style-name="ce31"/>
          <table:table-cell table:style-name="ce27" office:value-type="string" table:number-columns-spanned="2" table:number-rows-spanned="1">
            <text:p>Yosenabe</text:p>
          </table:table-cell>
          <table:covered-table-cell table:style-name="ce31"/>
          <table:table-cell table:style-name="ce27" office:value-type="string" table:number-columns-spanned="2" table:number-rows-spanned="1">
            <text:p>Temaki Zushi</text:p>
          </table:table-cell>
          <table:covered-table-cell table:style-name="ce31"/>
          <table:table-cell table:style-name="ce60"/>
          <table:table-cell table:style-name="ce69" table:number-columns-spanned="2" table:number-rows-spanned="1">
            <draw:frame table:end-cell-address="'Рецепты ингред'.AA45" table:end-x="0.76cm" table:end-y="0.722cm" draw:z-index="18" draw:name="Изображения 19" draw:style-name="gr1" draw:text-style-name="P1" svg:width="0.72cm" svg:height="0.712cm" svg:x="0.039cm" svg:y="0.009cm">
              <draw:image xlink:href="../../py/img/ingredients/salmon.icon.png" xlink:type="simple" xlink:show="embed" xlink:actuate="onLoad">
                <text:p/>
              </draw:image>
            </draw:frame>
          </table:table-cell>
          <table:covered-table-cell table:style-name="ce31"/>
          <table:table-cell table:style-name="ce27" table:number-columns-spanned="2" table:number-rows-spanned="1">
            <draw:frame table:end-cell-address="'Рецепты ингред'.AC46" table:end-x="0.895cm" table:end-y="0.028cm" draw:z-index="19" draw:name="Изображения 20" draw:style-name="gr1" draw:text-style-name="P1" svg:width="0.775cm" svg:height="0.739cm" svg:x="0.119cm" svg:y="0.035cm">
              <draw:image xlink:href="../../py/img/ingredients/shrimp.icon.png" xlink:type="simple" xlink:show="embed" xlink:actuate="onLoad">
                <text:p/>
              </draw:image>
            </draw:frame>
          </table:table-cell>
          <table:covered-table-cell table:style-name="ce31"/>
          <table:table-cell table:style-name="ce27" table:number-columns-spanned="2" table:number-rows-spanned="1">
            <draw:frame table:end-cell-address="'Рецепты ингред'.AE46" table:end-x="0.703cm" table:end-y="0.018cm" draw:z-index="20" draw:name="Изображения 21" draw:style-name="gr1" draw:text-style-name="P1" svg:width="0.693cm" svg:height="0.739cm" svg:x="0.009cm" svg:y="0.025cm">
              <draw:image xlink:href="../../py/img/ingredients/rice.icon.png" xlink:type="simple" xlink:show="embed" xlink:actuate="onLoad">
                <text:p/>
              </draw:image>
            </draw:frame>
          </table:table-cell>
          <table:covered-table-cell table:style-name="ce31"/>
          <table:table-cell table:style-name="ce27" table:number-columns-spanned="2" table:number-rows-spanned="1"/>
          <table:covered-table-cell table:style-name="ce31"/>
          <table:table-cell table:style-name="ce27" table:number-columns-spanned="2" table:number-rows-spanned="1"/>
          <table:covered-table-cell table:style-name="ce31"/>
          <table:table-cell table:style-name="ce27" table:number-columns-spanned="2" table:number-rows-spanned="1"/>
          <table:covered-table-cell table:style-name="ce31"/>
          <table:table-cell table:style-name="ce76"/>
          <table:table-cell table:style-name="ce31" table:number-columns-repeated="217"/>
        </table:table-row>
        <table:table-row table:style-name="ro5">
          <table:table-cell table:style-name="ce42" office:value-type="float" office:value="31">
            <text:p>31</text:p>
          </table:table-cell>
          <table:table-cell table:formula="oooc:=['4 _ Japanese'.K3]" office:value-type="float" office:value="0">
            <text:p>0</text:p>
          </table:table-cell>
          <table:table-cell table:style-name="ce53"/>
          <table:table-cell table:formula="oooc:=['4 _ Japanese'.K4]" office:value-type="float" office:value="3">
            <text:p>3</text:p>
          </table:table-cell>
          <table:table-cell table:style-name="ce53"/>
          <table:table-cell table:formula="oooc:=['4 _ Japanese'.K5]" office:value-type="float" office:value="0">
            <text:p>0</text:p>
          </table:table-cell>
          <table:table-cell table:style-name="ce53"/>
          <table:table-cell table:formula="oooc:=['4 _ Japanese'.K6]" office:value-type="float" office:value="0">
            <text:p>0</text:p>
          </table:table-cell>
          <table:table-cell table:style-name="ce53"/>
          <table:table-cell table:formula="oooc:=['4 _ Japanese'.K7]" office:value-type="float" office:value="0">
            <text:p>0</text:p>
          </table:table-cell>
          <table:table-cell table:style-name="ce53"/>
          <table:table-cell table:formula="oooc:=['4 _ Japanese'.K8]" office:value-type="float" office:value="0">
            <text:p>0</text:p>
          </table:table-cell>
          <table:table-cell table:style-name="ce53"/>
          <table:table-cell table:formula="oooc:=['4 _ Japanese'.K9]" office:value-type="float" office:value="2">
            <text:p>2</text:p>
          </table:table-cell>
          <table:table-cell table:style-name="ce53"/>
          <table:table-cell table:formula="oooc:=['4 _ Japanese'.K10]" office:value-type="float" office:value="0">
            <text:p>0</text:p>
          </table:table-cell>
          <table:table-cell table:style-name="ce53"/>
          <table:table-cell table:formula="oooc:=['4 _ Japanese'.K11]" office:value-type="float" office:value="0">
            <text:p>0</text:p>
          </table:table-cell>
          <table:table-cell table:style-name="ce53"/>
          <table:table-cell table:formula="oooc:=['4 _ Japanese'.K12]" office:value-type="float" office:value="0">
            <text:p>0</text:p>
          </table:table-cell>
          <table:table-cell table:style-name="ce53"/>
          <table:table-cell table:formula="oooc:=['4 _ Japanese'.K13]" office:value-type="float" office:value="0">
            <text:p>0</text:p>
          </table:table-cell>
          <table:table-cell table:style-name="ce53"/>
          <table:table-cell table:formula="oooc:=['4 _ Japanese'.K14]" office:value-type="float" office:value="0">
            <text:p>0</text:p>
          </table:table-cell>
          <table:table-cell table:style-name="ce53"/>
          <table:table-cell table:style-name="ce61" table:formula="oooc:=IF([.B46]&gt;0;1;0)+IF([.D46]&gt;0;1;0)+IF([.F46]&gt;0;1;0)+IF([.H46]&gt;0;1;0)+IF([.J46]&gt;0;1;0)+IF([.L46]&gt;0;1;0)+IF([.N46]&gt;0;1;0)+IF([.P46]&gt;0;1;0)+IF([.R46]&gt;0;1;0)+IF([.T46]&gt;0;1;0)+IF([.V46]&gt;0;1;0)+IF([.X46]&gt;0;1;0)" office:value-type="float" office:value="2">
            <text:p>2</text:p>
          </table:table-cell>
          <table:table-cell table:formula="oooc:=['4 _ Japanese'.K20]" office:value-type="float" office:value="24">
            <text:p>24</text:p>
          </table:table-cell>
          <table:table-cell table:style-name="ce24"/>
          <table:table-cell table:formula="oooc:=['4 _ Japanese'.K21]" office:value-type="float" office:value="0">
            <text:p>0</text:p>
          </table:table-cell>
          <table:table-cell table:style-name="ce24"/>
          <table:table-cell table:formula="oooc:=['4 _ Japanese'.K22]" office:value-type="float" office:value="14">
            <text:p>14</text:p>
          </table:table-cell>
          <table:table-cell table:style-name="ce24"/>
          <table:table-cell table:formula="oooc:=['4 _ Japanese'.K23]" office:value-type="float" office:value="0">
            <text:p>0</text:p>
          </table:table-cell>
          <table:table-cell table:style-name="ce24"/>
          <table:table-cell table:formula="oooc:=['4 _ Japanese'.K24]" office:value-type="float" office:value="21">
            <text:p>21</text:p>
          </table:table-cell>
          <table:table-cell table:style-name="ce24"/>
          <table:table-cell table:formula="oooc:=['4 _ Japanese'.K25]" office:value-type="float" office:value="10">
            <text:p>10</text:p>
          </table:table-cell>
          <table:table-cell table:style-name="ce24"/>
          <table:table-cell table:style-name="ce61" table:formula="oooc:=IF([.O46]&gt;0;1;0)+IF([.Q46]&gt;0;1;0)+IF([.S46]&gt;0;1;0)+IF([.U46]&gt;0;1;0)+IF([.W46]&gt;0;1;0)+IF([.Y46]&gt;0;1;0)+IF([.AA46]&gt;0;1;0)+IF([.AC46]&gt;0;1;0)+IF([.AE46]&gt;0;1;0)+IF([.AG46]&gt;0;1;0)+IF([.AI46]&gt;0;1;0)+IF([.AK46]&gt;0;1;0)" office:value-type="float" office:value="4">
            <text:p>4</text:p>
          </table:table-cell>
          <table:table-cell table:number-columns-repeated="217"/>
        </table:table-row>
        <table:table-row table:style-name="ro5">
          <table:table-cell table:style-name="ce42" office:value-type="float" office:value="32">
            <text:p>32</text:p>
          </table:table-cell>
          <table:table-cell table:formula="oooc:=['4 _ Japanese'.L3]" office:value-type="float" office:value="4">
            <text:p>4</text:p>
          </table:table-cell>
          <table:table-cell table:style-name="ce53"/>
          <table:table-cell table:formula="oooc:=['4 _ Japanese'.L4]" office:value-type="float" office:value="0">
            <text:p>0</text:p>
          </table:table-cell>
          <table:table-cell table:style-name="ce53"/>
          <table:table-cell table:formula="oooc:=['4 _ Japanese'.L5]" office:value-type="float" office:value="0">
            <text:p>0</text:p>
          </table:table-cell>
          <table:table-cell table:style-name="ce53"/>
          <table:table-cell table:formula="oooc:=['4 _ Japanese'.L6]" office:value-type="float" office:value="0">
            <text:p>0</text:p>
          </table:table-cell>
          <table:table-cell table:style-name="ce53"/>
          <table:table-cell table:formula="oooc:=['4 _ Japanese'.L7]" office:value-type="float" office:value="0">
            <text:p>0</text:p>
          </table:table-cell>
          <table:table-cell table:style-name="ce53"/>
          <table:table-cell table:formula="oooc:=['4 _ Japanese'.L8]" office:value-type="float" office:value="2">
            <text:p>2</text:p>
          </table:table-cell>
          <table:table-cell table:style-name="ce53"/>
          <table:table-cell table:formula="oooc:=['4 _ Japanese'.L9]" office:value-type="float" office:value="2">
            <text:p>2</text:p>
          </table:table-cell>
          <table:table-cell table:style-name="ce53"/>
          <table:table-cell table:formula="oooc:=['4 _ Japanese'.L10]" office:value-type="float" office:value="0">
            <text:p>0</text:p>
          </table:table-cell>
          <table:table-cell table:style-name="ce53"/>
          <table:table-cell table:formula="oooc:=['4 _ Japanese'.L11]" office:value-type="float" office:value="0">
            <text:p>0</text:p>
          </table:table-cell>
          <table:table-cell table:style-name="ce53"/>
          <table:table-cell table:formula="oooc:=['4 _ Japanese'.L12]" office:value-type="float" office:value="0">
            <text:p>0</text:p>
          </table:table-cell>
          <table:table-cell table:style-name="ce53"/>
          <table:table-cell table:formula="oooc:=['4 _ Japanese'.L13]" office:value-type="float" office:value="0">
            <text:p>0</text:p>
          </table:table-cell>
          <table:table-cell table:style-name="ce53"/>
          <table:table-cell table:formula="oooc:=['4 _ Japanese'.L14]" office:value-type="float" office:value="0">
            <text:p>0</text:p>
          </table:table-cell>
          <table:table-cell table:style-name="ce53"/>
          <table:table-cell table:style-name="ce61" table:formula="oooc:=IF([.B47]&gt;0;1;0)+IF([.D47]&gt;0;1;0)+IF([.F47]&gt;0;1;0)+IF([.H47]&gt;0;1;0)+IF([.J47]&gt;0;1;0)+IF([.L47]&gt;0;1;0)+IF([.N47]&gt;0;1;0)+IF([.P47]&gt;0;1;0)+IF([.R47]&gt;0;1;0)+IF([.T47]&gt;0;1;0)+IF([.V47]&gt;0;1;0)+IF([.X47]&gt;0;1;0)" office:value-type="float" office:value="3">
            <text:p>3</text:p>
          </table:table-cell>
          <table:table-cell table:formula="oooc:=['4 _ Japanese'.L20]" office:value-type="float" office:value="24">
            <text:p>24</text:p>
          </table:table-cell>
          <table:table-cell table:style-name="ce24"/>
          <table:table-cell table:formula="oooc:=['4 _ Japanese'.L21]" office:value-type="float" office:value="0">
            <text:p>0</text:p>
          </table:table-cell>
          <table:table-cell table:style-name="ce24"/>
          <table:table-cell table:formula="oooc:=['4 _ Japanese'.L22]" office:value-type="float" office:value="27">
            <text:p>27</text:p>
          </table:table-cell>
          <table:table-cell table:style-name="ce24"/>
          <table:table-cell table:formula="oooc:=['4 _ Japanese'.L23]" office:value-type="float" office:value="12">
            <text:p>12</text:p>
          </table:table-cell>
          <table:table-cell table:style-name="ce24"/>
          <table:table-cell table:formula="oooc:=['4 _ Japanese'.L24]" office:value-type="float" office:value="0">
            <text:p>0</text:p>
          </table:table-cell>
          <table:table-cell table:style-name="ce24"/>
          <table:table-cell table:formula="oooc:=['4 _ Japanese'.L25]" office:value-type="float" office:value="10">
            <text:p>10</text:p>
          </table:table-cell>
          <table:table-cell table:style-name="ce24"/>
          <table:table-cell table:style-name="ce61" table:formula="oooc:=IF([.O47]&gt;0;1;0)+IF([.Q47]&gt;0;1;0)+IF([.S47]&gt;0;1;0)+IF([.U47]&gt;0;1;0)+IF([.W47]&gt;0;1;0)+IF([.Y47]&gt;0;1;0)+IF([.AA47]&gt;0;1;0)+IF([.AC47]&gt;0;1;0)+IF([.AE47]&gt;0;1;0)+IF([.AG47]&gt;0;1;0)+IF([.AI47]&gt;0;1;0)+IF([.AK47]&gt;0;1;0)" office:value-type="float" office:value="4">
            <text:p>4</text:p>
          </table:table-cell>
          <table:table-cell table:number-columns-repeated="217"/>
        </table:table-row>
        <table:table-row table:style-name="ro5">
          <table:table-cell table:style-name="ce42" office:value-type="float" office:value="33">
            <text:p>33</text:p>
          </table:table-cell>
          <table:table-cell table:formula="oooc:=['4 _ Japanese'.M3]" office:value-type="float" office:value="4">
            <text:p>4</text:p>
          </table:table-cell>
          <table:table-cell table:style-name="ce53"/>
          <table:table-cell table:formula="oooc:=['4 _ Japanese'.M4]" office:value-type="float" office:value="0">
            <text:p>0</text:p>
          </table:table-cell>
          <table:table-cell table:style-name="ce53"/>
          <table:table-cell table:formula="oooc:=['4 _ Japanese'.M5]" office:value-type="float" office:value="0">
            <text:p>0</text:p>
          </table:table-cell>
          <table:table-cell table:style-name="ce53"/>
          <table:table-cell table:formula="oooc:=['4 _ Japanese'.M6]" office:value-type="float" office:value="0">
            <text:p>0</text:p>
          </table:table-cell>
          <table:table-cell table:style-name="ce53"/>
          <table:table-cell table:formula="oooc:=['4 _ Japanese'.M7]" office:value-type="float" office:value="0">
            <text:p>0</text:p>
          </table:table-cell>
          <table:table-cell table:style-name="ce53"/>
          <table:table-cell table:formula="oooc:=['4 _ Japanese'.M8]" office:value-type="float" office:value="0">
            <text:p>0</text:p>
          </table:table-cell>
          <table:table-cell table:style-name="ce53"/>
          <table:table-cell table:formula="oooc:=['4 _ Japanese'.M9]" office:value-type="float" office:value="0">
            <text:p>0</text:p>
          </table:table-cell>
          <table:table-cell table:style-name="ce53"/>
          <table:table-cell table:formula="oooc:=['4 _ Japanese'.M10]" office:value-type="float" office:value="3">
            <text:p>3</text:p>
          </table:table-cell>
          <table:table-cell table:style-name="ce53"/>
          <table:table-cell table:formula="oooc:=['4 _ Japanese'.M11]" office:value-type="float" office:value="0">
            <text:p>0</text:p>
          </table:table-cell>
          <table:table-cell table:style-name="ce53"/>
          <table:table-cell table:formula="oooc:=['4 _ Japanese'.M12]" office:value-type="float" office:value="1">
            <text:p>1</text:p>
          </table:table-cell>
          <table:table-cell table:style-name="ce53"/>
          <table:table-cell table:formula="oooc:=['4 _ Japanese'.M13]" office:value-type="float" office:value="0">
            <text:p>0</text:p>
          </table:table-cell>
          <table:table-cell table:style-name="ce53"/>
          <table:table-cell table:formula="oooc:=['4 _ Japanese'.M14]" office:value-type="float" office:value="0">
            <text:p>0</text:p>
          </table:table-cell>
          <table:table-cell table:style-name="ce53"/>
          <table:table-cell table:style-name="ce61" table:formula="oooc:=IF([.B48]&gt;0;1;0)+IF([.D48]&gt;0;1;0)+IF([.F48]&gt;0;1;0)+IF([.H48]&gt;0;1;0)+IF([.J48]&gt;0;1;0)+IF([.L48]&gt;0;1;0)+IF([.N48]&gt;0;1;0)+IF([.P48]&gt;0;1;0)+IF([.R48]&gt;0;1;0)+IF([.T48]&gt;0;1;0)+IF([.V48]&gt;0;1;0)+IF([.X48]&gt;0;1;0)" office:value-type="float" office:value="3">
            <text:p>3</text:p>
          </table:table-cell>
          <table:table-cell table:formula="oooc:=['4 _ Japanese'.M20]" office:value-type="float" office:value="18">
            <text:p>18</text:p>
          </table:table-cell>
          <table:table-cell table:style-name="ce24"/>
          <table:table-cell table:formula="oooc:=['4 _ Japanese'.M21]" office:value-type="float" office:value="21">
            <text:p>21</text:p>
          </table:table-cell>
          <table:table-cell table:style-name="ce24"/>
          <table:table-cell table:formula="oooc:=['4 _ Japanese'.M22]" office:value-type="float" office:value="27">
            <text:p>27</text:p>
          </table:table-cell>
          <table:table-cell table:style-name="ce24"/>
          <table:table-cell table:formula="oooc:=['4 _ Japanese'.M23]" office:value-type="float" office:value="0">
            <text:p>0</text:p>
          </table:table-cell>
          <table:table-cell table:style-name="ce24"/>
          <table:table-cell table:formula="oooc:=['4 _ Japanese'.M24]" office:value-type="float" office:value="0">
            <text:p>0</text:p>
          </table:table-cell>
          <table:table-cell table:style-name="ce24"/>
          <table:table-cell table:formula="oooc:=['4 _ Japanese'.M25]" office:value-type="float" office:value="18">
            <text:p>18</text:p>
          </table:table-cell>
          <table:table-cell table:style-name="ce24"/>
          <table:table-cell table:style-name="ce61" table:formula="oooc:=IF([.O48]&gt;0;1;0)+IF([.Q48]&gt;0;1;0)+IF([.S48]&gt;0;1;0)+IF([.U48]&gt;0;1;0)+IF([.W48]&gt;0;1;0)+IF([.Y48]&gt;0;1;0)+IF([.AA48]&gt;0;1;0)+IF([.AC48]&gt;0;1;0)+IF([.AE48]&gt;0;1;0)+IF([.AG48]&gt;0;1;0)+IF([.AI48]&gt;0;1;0)+IF([.AK48]&gt;0;1;0)" office:value-type="float" office:value="4">
            <text:p>4</text:p>
          </table:table-cell>
          <table:table-cell table:number-columns-repeated="217"/>
        </table:table-row>
        <table:table-row table:style-name="ro5">
          <table:table-cell table:style-name="ce42" office:value-type="float" office:value="34">
            <text:p>34</text:p>
          </table:table-cell>
          <table:table-cell table:formula="oooc:=['4 _ Japanese'.N3]" office:value-type="float" office:value="1">
            <text:p>1</text:p>
          </table:table-cell>
          <table:table-cell table:style-name="ce53"/>
          <table:table-cell table:formula="oooc:=['4 _ Japanese'.N4]" office:value-type="float" office:value="0">
            <text:p>0</text:p>
          </table:table-cell>
          <table:table-cell table:style-name="ce53"/>
          <table:table-cell table:formula="oooc:=['4 _ Japanese'.N5]" office:value-type="float" office:value="3">
            <text:p>3</text:p>
          </table:table-cell>
          <table:table-cell table:style-name="ce53"/>
          <table:table-cell table:formula="oooc:=['4 _ Japanese'.N6]" office:value-type="float" office:value="0">
            <text:p>0</text:p>
          </table:table-cell>
          <table:table-cell table:style-name="ce53"/>
          <table:table-cell table:formula="oooc:=['4 _ Japanese'.N7]" office:value-type="float" office:value="0">
            <text:p>0</text:p>
          </table:table-cell>
          <table:table-cell table:style-name="ce53"/>
          <table:table-cell table:formula="oooc:=['4 _ Japanese'.N8]" office:value-type="float" office:value="3">
            <text:p>3</text:p>
          </table:table-cell>
          <table:table-cell table:style-name="ce53"/>
          <table:table-cell table:formula="oooc:=['4 _ Japanese'.N9]" office:value-type="float" office:value="0">
            <text:p>0</text:p>
          </table:table-cell>
          <table:table-cell table:style-name="ce53"/>
          <table:table-cell table:formula="oooc:=['4 _ Japanese'.N10]" office:value-type="float" office:value="0">
            <text:p>0</text:p>
          </table:table-cell>
          <table:table-cell table:style-name="ce53"/>
          <table:table-cell table:formula="oooc:=['4 _ Japanese'.N11]" office:value-type="float" office:value="0">
            <text:p>0</text:p>
          </table:table-cell>
          <table:table-cell table:style-name="ce53"/>
          <table:table-cell table:formula="oooc:=['4 _ Japanese'.N12]" office:value-type="float" office:value="0">
            <text:p>0</text:p>
          </table:table-cell>
          <table:table-cell table:style-name="ce53"/>
          <table:table-cell table:formula="oooc:=['4 _ Japanese'.N13]" office:value-type="float" office:value="1">
            <text:p>1</text:p>
          </table:table-cell>
          <table:table-cell table:style-name="ce53"/>
          <table:table-cell table:formula="oooc:=['4 _ Japanese'.N14]" office:value-type="float" office:value="0">
            <text:p>0</text:p>
          </table:table-cell>
          <table:table-cell table:style-name="ce53"/>
          <table:table-cell table:style-name="ce61" table:formula="oooc:=IF([.B49]&gt;0;1;0)+IF([.D49]&gt;0;1;0)+IF([.F49]&gt;0;1;0)+IF([.H49]&gt;0;1;0)+IF([.J49]&gt;0;1;0)+IF([.L49]&gt;0;1;0)+IF([.N49]&gt;0;1;0)+IF([.P49]&gt;0;1;0)+IF([.R49]&gt;0;1;0)+IF([.T49]&gt;0;1;0)+IF([.V49]&gt;0;1;0)+IF([.X49]&gt;0;1;0)" office:value-type="float" office:value="4">
            <text:p>4</text:p>
          </table:table-cell>
          <table:table-cell table:formula="oooc:=['4 _ Japanese'.N20]" office:value-type="float" office:value="21">
            <text:p>21</text:p>
          </table:table-cell>
          <table:table-cell table:style-name="ce24"/>
          <table:table-cell table:formula="oooc:=['4 _ Japanese'.N21]" office:value-type="float" office:value="24">
            <text:p>24</text:p>
          </table:table-cell>
          <table:table-cell table:style-name="ce24"/>
          <table:table-cell table:formula="oooc:=['4 _ Japanese'.N22]" office:value-type="float" office:value="27">
            <text:p>27</text:p>
          </table:table-cell>
          <table:table-cell table:style-name="ce24"/>
          <table:table-cell table:formula="oooc:=['4 _ Japanese'.N23]" office:value-type="float" office:value="18">
            <text:p>18</text:p>
          </table:table-cell>
          <table:table-cell table:style-name="ce24"/>
          <table:table-cell table:formula="oooc:=['4 _ Japanese'.N24]" office:value-type="float" office:value="21">
            <text:p>21</text:p>
          </table:table-cell>
          <table:table-cell table:style-name="ce24"/>
          <table:table-cell table:formula="oooc:=['4 _ Japanese'.N25]" office:value-type="float" office:value="0">
            <text:p>0</text:p>
          </table:table-cell>
          <table:table-cell table:style-name="ce24"/>
          <table:table-cell table:style-name="ce61" table:formula="oooc:=IF([.O49]&gt;0;1;0)+IF([.Q49]&gt;0;1;0)+IF([.S49]&gt;0;1;0)+IF([.U49]&gt;0;1;0)+IF([.W49]&gt;0;1;0)+IF([.Y49]&gt;0;1;0)+IF([.AA49]&gt;0;1;0)+IF([.AC49]&gt;0;1;0)+IF([.AE49]&gt;0;1;0)+IF([.AG49]&gt;0;1;0)+IF([.AI49]&gt;0;1;0)+IF([.AK49]&gt;0;1;0)" office:value-type="float" office:value="5">
            <text:p>5</text:p>
          </table:table-cell>
          <table:table-cell table:number-columns-repeated="217"/>
        </table:table-row>
        <table:table-row table:style-name="ro5">
          <table:table-cell table:style-name="ce42" office:value-type="float" office:value="35">
            <text:p>35</text:p>
          </table:table-cell>
          <table:table-cell table:formula="oooc:=['4 _ Japanese'.O3]" office:value-type="float" office:value="0">
            <text:p>0</text:p>
          </table:table-cell>
          <table:table-cell table:style-name="ce53"/>
          <table:table-cell table:formula="oooc:=['4 _ Japanese'.O4]" office:value-type="float" office:value="0">
            <text:p>0</text:p>
          </table:table-cell>
          <table:table-cell table:style-name="ce53"/>
          <table:table-cell table:formula="oooc:=['4 _ Japanese'.O5]" office:value-type="float" office:value="3">
            <text:p>3</text:p>
          </table:table-cell>
          <table:table-cell table:style-name="ce53"/>
          <table:table-cell table:formula="oooc:=['4 _ Japanese'.O6]" office:value-type="float" office:value="0">
            <text:p>0</text:p>
          </table:table-cell>
          <table:table-cell table:style-name="ce53"/>
          <table:table-cell table:formula="oooc:=['4 _ Japanese'.O7]" office:value-type="float" office:value="0">
            <text:p>0</text:p>
          </table:table-cell>
          <table:table-cell table:style-name="ce53"/>
          <table:table-cell table:formula="oooc:=['4 _ Japanese'.O8]" office:value-type="float" office:value="0">
            <text:p>0</text:p>
          </table:table-cell>
          <table:table-cell table:style-name="ce53"/>
          <table:table-cell table:formula="oooc:=['4 _ Japanese'.O9]" office:value-type="float" office:value="0">
            <text:p>0</text:p>
          </table:table-cell>
          <table:table-cell table:style-name="ce53"/>
          <table:table-cell table:formula="oooc:=['4 _ Japanese'.O10]" office:value-type="float" office:value="2">
            <text:p>2</text:p>
          </table:table-cell>
          <table:table-cell table:style-name="ce53"/>
          <table:table-cell table:formula="oooc:=['4 _ Japanese'.O11]" office:value-type="float" office:value="2">
            <text:p>2</text:p>
          </table:table-cell>
          <table:table-cell table:style-name="ce53"/>
          <table:table-cell table:formula="oooc:=['4 _ Japanese'.O12]" office:value-type="float" office:value="0">
            <text:p>0</text:p>
          </table:table-cell>
          <table:table-cell table:style-name="ce53"/>
          <table:table-cell table:formula="oooc:=['4 _ Japanese'.O13]" office:value-type="float" office:value="0">
            <text:p>0</text:p>
          </table:table-cell>
          <table:table-cell table:style-name="ce53"/>
          <table:table-cell table:formula="oooc:=['4 _ Japanese'.O14]" office:value-type="float" office:value="1">
            <text:p>1</text:p>
          </table:table-cell>
          <table:table-cell table:style-name="ce53"/>
          <table:table-cell table:style-name="ce61" table:formula="oooc:=IF([.B50]&gt;0;1;0)+IF([.D50]&gt;0;1;0)+IF([.F50]&gt;0;1;0)+IF([.H50]&gt;0;1;0)+IF([.J50]&gt;0;1;0)+IF([.L50]&gt;0;1;0)+IF([.N50]&gt;0;1;0)+IF([.P50]&gt;0;1;0)+IF([.R50]&gt;0;1;0)+IF([.T50]&gt;0;1;0)+IF([.V50]&gt;0;1;0)+IF([.X50]&gt;0;1;0)" office:value-type="float" office:value="4">
            <text:p>4</text:p>
          </table:table-cell>
          <table:table-cell table:formula="oooc:=['4 _ Japanese'.O20]" office:value-type="float" office:value="0">
            <text:p>0</text:p>
          </table:table-cell>
          <table:table-cell table:style-name="ce24"/>
          <table:table-cell table:formula="oooc:=['4 _ Japanese'.O21]" office:value-type="float" office:value="24">
            <text:p>24</text:p>
          </table:table-cell>
          <table:table-cell table:style-name="ce24"/>
          <table:table-cell table:formula="oooc:=['4 _ Japanese'.O22]" office:value-type="float" office:value="24">
            <text:p>24</text:p>
          </table:table-cell>
          <table:table-cell table:style-name="ce24"/>
          <table:table-cell table:formula="oooc:=['4 _ Japanese'.O23]" office:value-type="float" office:value="17">
            <text:p>17</text:p>
          </table:table-cell>
          <table:table-cell table:style-name="ce24"/>
          <table:table-cell table:formula="oooc:=['4 _ Japanese'.O24]" office:value-type="float" office:value="21">
            <text:p>21</text:p>
          </table:table-cell>
          <table:table-cell table:style-name="ce24"/>
          <table:table-cell table:formula="oooc:=['4 _ Japanese'.O25]" office:value-type="float" office:value="21">
            <text:p>21</text:p>
          </table:table-cell>
          <table:table-cell table:style-name="ce24"/>
          <table:table-cell table:style-name="ce61" table:formula="oooc:=IF([.O50]&gt;0;1;0)+IF([.Q50]&gt;0;1;0)+IF([.S50]&gt;0;1;0)+IF([.U50]&gt;0;1;0)+IF([.W50]&gt;0;1;0)+IF([.Y50]&gt;0;1;0)+IF([.AA50]&gt;0;1;0)+IF([.AC50]&gt;0;1;0)+IF([.AE50]&gt;0;1;0)+IF([.AG50]&gt;0;1;0)+IF([.AI50]&gt;0;1;0)+IF([.AK50]&gt;0;1;0)" office:value-type="float" office:value="5">
            <text:p>5</text:p>
          </table:table-cell>
          <table:table-cell table:number-columns-repeated="217"/>
        </table:table-row>
        <table:table-row table:style-name="ro5">
          <table:table-cell table:style-name="ce42" office:value-type="float" office:value="36">
            <text:p>36</text:p>
          </table:table-cell>
          <table:table-cell table:formula="oooc:=['4 _ Japanese'.P3]" office:value-type="float" office:value="2">
            <text:p>2</text:p>
          </table:table-cell>
          <table:table-cell table:style-name="ce53"/>
          <table:table-cell table:formula="oooc:=['4 _ Japanese'.P4]" office:value-type="float" office:value="0">
            <text:p>0</text:p>
          </table:table-cell>
          <table:table-cell table:style-name="ce53"/>
          <table:table-cell table:formula="oooc:=['4 _ Japanese'.P5]" office:value-type="float" office:value="0">
            <text:p>0</text:p>
          </table:table-cell>
          <table:table-cell table:style-name="ce53"/>
          <table:table-cell table:formula="oooc:=['4 _ Japanese'.P6]" office:value-type="float" office:value="3">
            <text:p>3</text:p>
          </table:table-cell>
          <table:table-cell table:style-name="ce53"/>
          <table:table-cell table:formula="oooc:=['4 _ Japanese'.P7]" office:value-type="float" office:value="0">
            <text:p>0</text:p>
          </table:table-cell>
          <table:table-cell table:style-name="ce53"/>
          <table:table-cell table:formula="oooc:=['4 _ Japanese'.P8]" office:value-type="float" office:value="2">
            <text:p>2</text:p>
          </table:table-cell>
          <table:table-cell table:style-name="ce53"/>
          <table:table-cell table:formula="oooc:=['4 _ Japanese'.P9]" office:value-type="float" office:value="3">
            <text:p>3</text:p>
          </table:table-cell>
          <table:table-cell table:style-name="ce53"/>
          <table:table-cell table:formula="oooc:=['4 _ Japanese'.P10]" office:value-type="float" office:value="0">
            <text:p>0</text:p>
          </table:table-cell>
          <table:table-cell table:style-name="ce53"/>
          <table:table-cell table:formula="oooc:=['4 _ Japanese'.P11]" office:value-type="float" office:value="3">
            <text:p>3</text:p>
          </table:table-cell>
          <table:table-cell table:style-name="ce53"/>
          <table:table-cell table:formula="oooc:=['4 _ Japanese'.P12]" office:value-type="float" office:value="0">
            <text:p>0</text:p>
          </table:table-cell>
          <table:table-cell table:style-name="ce53"/>
          <table:table-cell table:formula="oooc:=['4 _ Japanese'.P13]" office:value-type="float" office:value="0">
            <text:p>0</text:p>
          </table:table-cell>
          <table:table-cell table:style-name="ce53"/>
          <table:table-cell table:formula="oooc:=['4 _ Japanese'.P14]" office:value-type="float" office:value="0">
            <text:p>0</text:p>
          </table:table-cell>
          <table:table-cell table:style-name="ce53"/>
          <table:table-cell table:style-name="ce61" table:formula="oooc:=IF([.B51]&gt;0;1;0)+IF([.D51]&gt;0;1;0)+IF([.F51]&gt;0;1;0)+IF([.H51]&gt;0;1;0)+IF([.J51]&gt;0;1;0)+IF([.L51]&gt;0;1;0)+IF([.N51]&gt;0;1;0)+IF([.P51]&gt;0;1;0)+IF([.R51]&gt;0;1;0)+IF([.T51]&gt;0;1;0)+IF([.V51]&gt;0;1;0)+IF([.X51]&gt;0;1;0)" office:value-type="float" office:value="5">
            <text:p>5</text:p>
          </table:table-cell>
          <table:table-cell table:formula="oooc:=['4 _ Japanese'.P20]" office:value-type="float" office:value="24">
            <text:p>24</text:p>
          </table:table-cell>
          <table:table-cell table:style-name="ce24"/>
          <table:table-cell table:formula="oooc:=['4 _ Japanese'.P21]" office:value-type="float" office:value="0">
            <text:p>0</text:p>
          </table:table-cell>
          <table:table-cell table:style-name="ce24"/>
          <table:table-cell table:formula="oooc:=['4 _ Japanese'.P22]" office:value-type="float" office:value="27">
            <text:p>27</text:p>
          </table:table-cell>
          <table:table-cell table:style-name="ce24"/>
          <table:table-cell table:formula="oooc:=['4 _ Japanese'.P23]" office:value-type="float" office:value="27">
            <text:p>27</text:p>
          </table:table-cell>
          <table:table-cell table:style-name="ce24"/>
          <table:table-cell table:formula="oooc:=['4 _ Japanese'.P24]" office:value-type="float" office:value="0">
            <text:p>0</text:p>
          </table:table-cell>
          <table:table-cell table:style-name="ce24"/>
          <table:table-cell table:formula="oooc:=['4 _ Japanese'.P25]" office:value-type="float" office:value="21">
            <text:p>21</text:p>
          </table:table-cell>
          <table:table-cell table:style-name="ce24"/>
          <table:table-cell table:style-name="ce61" table:formula="oooc:=IF([.O51]&gt;0;1;0)+IF([.Q51]&gt;0;1;0)+IF([.S51]&gt;0;1;0)+IF([.U51]&gt;0;1;0)+IF([.W51]&gt;0;1;0)+IF([.Y51]&gt;0;1;0)+IF([.AA51]&gt;0;1;0)+IF([.AC51]&gt;0;1;0)+IF([.AE51]&gt;0;1;0)+IF([.AG51]&gt;0;1;0)+IF([.AI51]&gt;0;1;0)+IF([.AK51]&gt;0;1;0)" office:value-type="float" office:value="4">
            <text:p>4</text:p>
          </table:table-cell>
          <table:table-cell table:number-columns-repeated="217"/>
        </table:table-row>
        <table:table-row table:style-name="ro5">
          <table:table-cell table:style-name="ce42" office:value-type="float" office:value="37">
            <text:p>37</text:p>
          </table:table-cell>
          <table:table-cell table:formula="oooc:=['4 _ Japanese'.Q3]" office:value-type="float" office:value="0">
            <text:p>0</text:p>
          </table:table-cell>
          <table:table-cell table:style-name="ce53"/>
          <table:table-cell table:formula="oooc:=['4 _ Japanese'.Q4]" office:value-type="float" office:value="2">
            <text:p>2</text:p>
          </table:table-cell>
          <table:table-cell table:style-name="ce53"/>
          <table:table-cell table:formula="oooc:=['4 _ Japanese'.Q5]" office:value-type="float" office:value="1">
            <text:p>1</text:p>
          </table:table-cell>
          <table:table-cell table:style-name="ce53"/>
          <table:table-cell table:formula="oooc:=['4 _ Japanese'.Q6]" office:value-type="float" office:value="2">
            <text:p>2</text:p>
          </table:table-cell>
          <table:table-cell table:style-name="ce53"/>
          <table:table-cell table:formula="oooc:=['4 _ Japanese'.Q7]" office:value-type="float" office:value="3">
            <text:p>3</text:p>
          </table:table-cell>
          <table:table-cell table:style-name="ce53"/>
          <table:table-cell table:formula="oooc:=['4 _ Japanese'.Q8]" office:value-type="float" office:value="0">
            <text:p>0</text:p>
          </table:table-cell>
          <table:table-cell table:style-name="ce53"/>
          <table:table-cell table:formula="oooc:=['4 _ Japanese'.Q9]" office:value-type="float" office:value="0">
            <text:p>0</text:p>
          </table:table-cell>
          <table:table-cell table:style-name="ce53"/>
          <table:table-cell table:formula="oooc:=['4 _ Japanese'.Q10]" office:value-type="float" office:value="0">
            <text:p>0</text:p>
          </table:table-cell>
          <table:table-cell table:style-name="ce53"/>
          <table:table-cell table:formula="oooc:=['4 _ Japanese'.Q11]" office:value-type="float" office:value="0">
            <text:p>0</text:p>
          </table:table-cell>
          <table:table-cell table:style-name="ce53"/>
          <table:table-cell table:formula="oooc:=['4 _ Japanese'.Q12]" office:value-type="float" office:value="0">
            <text:p>0</text:p>
          </table:table-cell>
          <table:table-cell table:style-name="ce53"/>
          <table:table-cell table:formula="oooc:=['4 _ Japanese'.Q13]" office:value-type="float" office:value="2">
            <text:p>2</text:p>
          </table:table-cell>
          <table:table-cell table:style-name="ce53"/>
          <table:table-cell table:formula="oooc:=['4 _ Japanese'.Q14]" office:value-type="float" office:value="0">
            <text:p>0</text:p>
          </table:table-cell>
          <table:table-cell table:style-name="ce53"/>
          <table:table-cell table:style-name="ce61" table:formula="oooc:=IF([.B52]&gt;0;1;0)+IF([.D52]&gt;0;1;0)+IF([.F52]&gt;0;1;0)+IF([.H52]&gt;0;1;0)+IF([.J52]&gt;0;1;0)+IF([.L52]&gt;0;1;0)+IF([.N52]&gt;0;1;0)+IF([.P52]&gt;0;1;0)+IF([.R52]&gt;0;1;0)+IF([.T52]&gt;0;1;0)+IF([.V52]&gt;0;1;0)+IF([.X52]&gt;0;1;0)" office:value-type="float" office:value="5">
            <text:p>5</text:p>
          </table:table-cell>
          <table:table-cell table:formula="oooc:=['4 _ Japanese'.Q20]" office:value-type="float" office:value="24">
            <text:p>24</text:p>
          </table:table-cell>
          <table:table-cell table:style-name="ce24"/>
          <table:table-cell table:formula="oooc:=['4 _ Japanese'.Q21]" office:value-type="float" office:value="24">
            <text:p>24</text:p>
          </table:table-cell>
          <table:table-cell table:style-name="ce24"/>
          <table:table-cell table:formula="oooc:=['4 _ Japanese'.Q22]" office:value-type="float" office:value="0">
            <text:p>0</text:p>
          </table:table-cell>
          <table:table-cell table:style-name="ce24"/>
          <table:table-cell table:formula="oooc:=['4 _ Japanese'.Q23]" office:value-type="float" office:value="27">
            <text:p>27</text:p>
          </table:table-cell>
          <table:table-cell table:style-name="ce24"/>
          <table:table-cell table:formula="oooc:=['4 _ Japanese'.Q24]" office:value-type="float" office:value="21">
            <text:p>21</text:p>
          </table:table-cell>
          <table:table-cell table:style-name="ce24"/>
          <table:table-cell table:formula="oooc:=['4 _ Japanese'.Q25]" office:value-type="float" office:value="12">
            <text:p>12</text:p>
          </table:table-cell>
          <table:table-cell table:style-name="ce24"/>
          <table:table-cell table:style-name="ce61" table:formula="oooc:=IF([.O52]&gt;0;1;0)+IF([.Q52]&gt;0;1;0)+IF([.S52]&gt;0;1;0)+IF([.U52]&gt;0;1;0)+IF([.W52]&gt;0;1;0)+IF([.Y52]&gt;0;1;0)+IF([.AA52]&gt;0;1;0)+IF([.AC52]&gt;0;1;0)+IF([.AE52]&gt;0;1;0)+IF([.AG52]&gt;0;1;0)+IF([.AI52]&gt;0;1;0)+IF([.AK52]&gt;0;1;0)" office:value-type="float" office:value="5">
            <text:p>5</text:p>
          </table:table-cell>
          <table:table-cell table:number-columns-repeated="217"/>
        </table:table-row>
        <table:table-row table:style-name="ro5">
          <table:table-cell table:style-name="ce42" office:value-type="float" office:value="38">
            <text:p>38</text:p>
          </table:table-cell>
          <table:table-cell table:formula="oooc:=['4 _ Japanese'.R3]" office:value-type="float" office:value="0">
            <text:p>0</text:p>
          </table:table-cell>
          <table:table-cell table:style-name="ce53"/>
          <table:table-cell table:formula="oooc:=['4 _ Japanese'.R4]" office:value-type="float" office:value="2">
            <text:p>2</text:p>
          </table:table-cell>
          <table:table-cell table:style-name="ce53"/>
          <table:table-cell table:formula="oooc:=['4 _ Japanese'.R5]" office:value-type="float" office:value="2">
            <text:p>2</text:p>
          </table:table-cell>
          <table:table-cell table:style-name="ce53"/>
          <table:table-cell table:formula="oooc:=['4 _ Japanese'.R6]" office:value-type="float" office:value="0">
            <text:p>0</text:p>
          </table:table-cell>
          <table:table-cell table:style-name="ce53"/>
          <table:table-cell table:formula="oooc:=['4 _ Japanese'.R7]" office:value-type="float" office:value="1">
            <text:p>1</text:p>
          </table:table-cell>
          <table:table-cell table:style-name="ce53"/>
          <table:table-cell table:formula="oooc:=['4 _ Japanese'.R8]" office:value-type="float" office:value="0">
            <text:p>0</text:p>
          </table:table-cell>
          <table:table-cell table:style-name="ce53"/>
          <table:table-cell table:formula="oooc:=['4 _ Japanese'.R9]" office:value-type="float" office:value="1">
            <text:p>1</text:p>
          </table:table-cell>
          <table:table-cell table:style-name="ce53"/>
          <table:table-cell table:formula="oooc:=['4 _ Japanese'.R10]" office:value-type="float" office:value="2">
            <text:p>2</text:p>
          </table:table-cell>
          <table:table-cell table:style-name="ce53"/>
          <table:table-cell table:formula="oooc:=['4 _ Japanese'.R11]" office:value-type="float" office:value="0">
            <text:p>0</text:p>
          </table:table-cell>
          <table:table-cell table:style-name="ce53"/>
          <table:table-cell table:formula="oooc:=['4 _ Japanese'.R12]" office:value-type="float" office:value="2">
            <text:p>2</text:p>
          </table:table-cell>
          <table:table-cell table:style-name="ce53"/>
          <table:table-cell table:formula="oooc:=['4 _ Japanese'.R13]" office:value-type="float" office:value="0">
            <text:p>0</text:p>
          </table:table-cell>
          <table:table-cell table:style-name="ce53"/>
          <table:table-cell table:formula="oooc:=['4 _ Japanese'.R14]" office:value-type="float" office:value="0">
            <text:p>0</text:p>
          </table:table-cell>
          <table:table-cell table:style-name="ce53"/>
          <table:table-cell table:style-name="ce61" table:formula="oooc:=IF([.B53]&gt;0;1;0)+IF([.D53]&gt;0;1;0)+IF([.F53]&gt;0;1;0)+IF([.H53]&gt;0;1;0)+IF([.J53]&gt;0;1;0)+IF([.L53]&gt;0;1;0)+IF([.N53]&gt;0;1;0)+IF([.P53]&gt;0;1;0)+IF([.R53]&gt;0;1;0)+IF([.T53]&gt;0;1;0)+IF([.V53]&gt;0;1;0)+IF([.X53]&gt;0;1;0)" office:value-type="float" office:value="6">
            <text:p>6</text:p>
          </table:table-cell>
          <table:table-cell table:formula="oooc:=['4 _ Japanese'.R20]" office:value-type="float" office:value="24">
            <text:p>24</text:p>
          </table:table-cell>
          <table:table-cell table:style-name="ce24"/>
          <table:table-cell table:formula="oooc:=['4 _ Japanese'.R21]" office:value-type="float" office:value="24">
            <text:p>24</text:p>
          </table:table-cell>
          <table:table-cell table:style-name="ce24"/>
          <table:table-cell table:formula="oooc:=['4 _ Japanese'.R22]" office:value-type="float" office:value="21">
            <text:p>21</text:p>
          </table:table-cell>
          <table:table-cell table:style-name="ce24"/>
          <table:table-cell table:formula="oooc:=['4 _ Japanese'.R23]" office:value-type="float" office:value="0">
            <text:p>0</text:p>
          </table:table-cell>
          <table:table-cell table:style-name="ce24"/>
          <table:table-cell table:formula="oooc:=['4 _ Japanese'.R24]" office:value-type="float" office:value="21">
            <text:p>21</text:p>
          </table:table-cell>
          <table:table-cell table:style-name="ce24"/>
          <table:table-cell table:formula="oooc:=['4 _ Japanese'.R25]" office:value-type="float" office:value="18">
            <text:p>18</text:p>
          </table:table-cell>
          <table:table-cell table:style-name="ce24"/>
          <table:table-cell table:style-name="ce61" table:formula="oooc:=IF([.O53]&gt;0;1;0)+IF([.Q53]&gt;0;1;0)+IF([.S53]&gt;0;1;0)+IF([.U53]&gt;0;1;0)+IF([.W53]&gt;0;1;0)+IF([.Y53]&gt;0;1;0)+IF([.AA53]&gt;0;1;0)+IF([.AC53]&gt;0;1;0)+IF([.AE53]&gt;0;1;0)+IF([.AG53]&gt;0;1;0)+IF([.AI53]&gt;0;1;0)+IF([.AK53]&gt;0;1;0)" office:value-type="float" office:value="5">
            <text:p>5</text:p>
          </table:table-cell>
          <table:table-cell table:number-columns-repeated="217"/>
        </table:table-row>
        <table:table-row table:style-name="ro5">
          <table:table-cell table:style-name="ce42" office:value-type="float" office:value="39">
            <text:p>39</text:p>
          </table:table-cell>
          <table:table-cell table:formula="oooc:=['4 _ Japanese'.S3]" office:value-type="float" office:value="0">
            <text:p>0</text:p>
          </table:table-cell>
          <table:table-cell table:style-name="ce53"/>
          <table:table-cell table:formula="oooc:=['4 _ Japanese'.S4]" office:value-type="float" office:value="1">
            <text:p>1</text:p>
          </table:table-cell>
          <table:table-cell table:style-name="ce53"/>
          <table:table-cell table:formula="oooc:=['4 _ Japanese'.S5]" office:value-type="float" office:value="0">
            <text:p>0</text:p>
          </table:table-cell>
          <table:table-cell table:style-name="ce53"/>
          <table:table-cell table:formula="oooc:=['4 _ Japanese'.S6]" office:value-type="float" office:value="2">
            <text:p>2</text:p>
          </table:table-cell>
          <table:table-cell table:style-name="ce53"/>
          <table:table-cell table:formula="oooc:=['4 _ Japanese'.S7]" office:value-type="float" office:value="0">
            <text:p>0</text:p>
          </table:table-cell>
          <table:table-cell table:style-name="ce53"/>
          <table:table-cell table:formula="oooc:=['4 _ Japanese'.S8]" office:value-type="float" office:value="1">
            <text:p>1</text:p>
          </table:table-cell>
          <table:table-cell table:style-name="ce53"/>
          <table:table-cell table:formula="oooc:=['4 _ Japanese'.S9]" office:value-type="float" office:value="0">
            <text:p>0</text:p>
          </table:table-cell>
          <table:table-cell table:style-name="ce53"/>
          <table:table-cell table:formula="oooc:=['4 _ Japanese'.S10]" office:value-type="float" office:value="1">
            <text:p>1</text:p>
          </table:table-cell>
          <table:table-cell table:style-name="ce53"/>
          <table:table-cell table:formula="oooc:=['4 _ Japanese'.S11]" office:value-type="float" office:value="2">
            <text:p>2</text:p>
          </table:table-cell>
          <table:table-cell table:style-name="ce53"/>
          <table:table-cell table:formula="oooc:=['4 _ Japanese'.S12]" office:value-type="float" office:value="0">
            <text:p>0</text:p>
          </table:table-cell>
          <table:table-cell table:style-name="ce53"/>
          <table:table-cell table:formula="oooc:=['4 _ Japanese'.S13]" office:value-type="float" office:value="0">
            <text:p>0</text:p>
          </table:table-cell>
          <table:table-cell table:style-name="ce53"/>
          <table:table-cell table:formula="oooc:=['4 _ Japanese'.S14]" office:value-type="float" office:value="2">
            <text:p>2</text:p>
          </table:table-cell>
          <table:table-cell table:style-name="ce53"/>
          <table:table-cell table:style-name="ce61" table:formula="oooc:=IF([.B54]&gt;0;1;0)+IF([.D54]&gt;0;1;0)+IF([.F54]&gt;0;1;0)+IF([.H54]&gt;0;1;0)+IF([.J54]&gt;0;1;0)+IF([.L54]&gt;0;1;0)+IF([.N54]&gt;0;1;0)+IF([.P54]&gt;0;1;0)+IF([.R54]&gt;0;1;0)+IF([.T54]&gt;0;1;0)+IF([.V54]&gt;0;1;0)+IF([.X54]&gt;0;1;0)" office:value-type="float" office:value="6">
            <text:p>6</text:p>
          </table:table-cell>
          <table:table-cell table:formula="oooc:=['4 _ Japanese'.S20]" office:value-type="float" office:value="14">
            <text:p>14</text:p>
          </table:table-cell>
          <table:table-cell table:style-name="ce24"/>
          <table:table-cell table:formula="oooc:=['4 _ Japanese'.S21]" office:value-type="float" office:value="7">
            <text:p>7</text:p>
          </table:table-cell>
          <table:table-cell table:style-name="ce24"/>
          <table:table-cell table:formula="oooc:=['4 _ Japanese'.S22]" office:value-type="float" office:value="24">
            <text:p>24</text:p>
          </table:table-cell>
          <table:table-cell table:style-name="ce24"/>
          <table:table-cell table:formula="oooc:=['4 _ Japanese'.S23]" office:value-type="float" office:value="27">
            <text:p>27</text:p>
          </table:table-cell>
          <table:table-cell table:style-name="ce24"/>
          <table:table-cell table:formula="oooc:=['4 _ Japanese'.S24]" office:value-type="float" office:value="19">
            <text:p>19</text:p>
          </table:table-cell>
          <table:table-cell table:style-name="ce24"/>
          <table:table-cell table:formula="oooc:=['4 _ Japanese'.S25]" office:value-type="float" office:value="21">
            <text:p>21</text:p>
          </table:table-cell>
          <table:table-cell table:style-name="ce24"/>
          <table:table-cell table:style-name="ce61" table:formula="oooc:=IF([.O54]&gt;0;1;0)+IF([.Q54]&gt;0;1;0)+IF([.S54]&gt;0;1;0)+IF([.U54]&gt;0;1;0)+IF([.W54]&gt;0;1;0)+IF([.Y54]&gt;0;1;0)+IF([.AA54]&gt;0;1;0)+IF([.AC54]&gt;0;1;0)+IF([.AE54]&gt;0;1;0)+IF([.AG54]&gt;0;1;0)+IF([.AI54]&gt;0;1;0)+IF([.AK54]&gt;0;1;0)" office:value-type="float" office:value="6">
            <text:p>6</text:p>
          </table:table-cell>
          <table:table-cell table:number-columns-repeated="217"/>
        </table:table-row>
        <table:table-row table:style-name="ro5">
          <table:table-cell table:style-name="ce42" office:value-type="float" office:value="40">
            <text:p>40</text:p>
          </table:table-cell>
          <table:table-cell table:formula="oooc:=['4 _ Japanese'.T3]" office:value-type="float" office:value="2">
            <text:p>2</text:p>
          </table:table-cell>
          <table:table-cell table:style-name="ce53"/>
          <table:table-cell table:formula="oooc:=['4 _ Japanese'.T4]" office:value-type="float" office:value="0">
            <text:p>0</text:p>
          </table:table-cell>
          <table:table-cell table:style-name="ce53"/>
          <table:table-cell table:formula="oooc:=['4 _ Japanese'.T5]" office:value-type="float" office:value="2">
            <text:p>2</text:p>
          </table:table-cell>
          <table:table-cell table:style-name="ce53"/>
          <table:table-cell table:formula="oooc:=['4 _ Japanese'.T6]" office:value-type="float" office:value="2">
            <text:p>2</text:p>
          </table:table-cell>
          <table:table-cell table:style-name="ce53"/>
          <table:table-cell table:formula="oooc:=['4 _ Japanese'.T7]" office:value-type="float" office:value="1">
            <text:p>1</text:p>
          </table:table-cell>
          <table:table-cell table:style-name="ce53"/>
          <table:table-cell table:formula="oooc:=['4 _ Japanese'.T8]" office:value-type="float" office:value="0">
            <text:p>0</text:p>
          </table:table-cell>
          <table:table-cell table:style-name="ce53"/>
          <table:table-cell table:formula="oooc:=['4 _ Japanese'.T9]" office:value-type="float" office:value="0">
            <text:p>0</text:p>
          </table:table-cell>
          <table:table-cell table:style-name="ce53"/>
          <table:table-cell table:formula="oooc:=['4 _ Japanese'.T10]" office:value-type="float" office:value="0">
            <text:p>0</text:p>
          </table:table-cell>
          <table:table-cell table:style-name="ce53"/>
          <table:table-cell table:formula="oooc:=['4 _ Japanese'.T11]" office:value-type="float" office:value="0">
            <text:p>0</text:p>
          </table:table-cell>
          <table:table-cell table:style-name="ce53"/>
          <table:table-cell table:formula="oooc:=['4 _ Japanese'.T12]" office:value-type="float" office:value="2">
            <text:p>2</text:p>
          </table:table-cell>
          <table:table-cell table:style-name="ce53"/>
          <table:table-cell table:formula="oooc:=['4 _ Japanese'.T13]" office:value-type="float" office:value="2">
            <text:p>2</text:p>
          </table:table-cell>
          <table:table-cell table:style-name="ce53"/>
          <table:table-cell table:formula="oooc:=['4 _ Japanese'.T14]" office:value-type="float" office:value="2">
            <text:p>2</text:p>
          </table:table-cell>
          <table:table-cell table:style-name="ce53"/>
          <table:table-cell table:style-name="ce61" table:formula="oooc:=IF([.B55]&gt;0;1;0)+IF([.D55]&gt;0;1;0)+IF([.F55]&gt;0;1;0)+IF([.H55]&gt;0;1;0)+IF([.J55]&gt;0;1;0)+IF([.L55]&gt;0;1;0)+IF([.N55]&gt;0;1;0)+IF([.P55]&gt;0;1;0)+IF([.R55]&gt;0;1;0)+IF([.T55]&gt;0;1;0)+IF([.V55]&gt;0;1;0)+IF([.X55]&gt;0;1;0)" office:value-type="float" office:value="7">
            <text:p>7</text:p>
          </table:table-cell>
          <table:table-cell table:formula="oooc:=['4 _ Japanese'.T20]" office:value-type="float" office:value="21">
            <text:p>21</text:p>
          </table:table-cell>
          <table:table-cell table:style-name="ce24"/>
          <table:table-cell table:formula="oooc:=['4 _ Japanese'.T21]" office:value-type="float" office:value="24">
            <text:p>24</text:p>
          </table:table-cell>
          <table:table-cell table:style-name="ce24"/>
          <table:table-cell table:formula="oooc:=['4 _ Japanese'.T22]" office:value-type="float" office:value="27">
            <text:p>27</text:p>
          </table:table-cell>
          <table:table-cell table:style-name="ce24"/>
          <table:table-cell table:formula="oooc:=['4 _ Japanese'.T23]" office:value-type="float" office:value="27">
            <text:p>27</text:p>
          </table:table-cell>
          <table:table-cell table:style-name="ce24"/>
          <table:table-cell table:formula="oooc:=['4 _ Japanese'.T24]" office:value-type="float" office:value="21">
            <text:p>21</text:p>
          </table:table-cell>
          <table:table-cell table:style-name="ce24"/>
          <table:table-cell table:formula="oooc:=['4 _ Japanese'.T25]" office:value-type="float" office:value="18">
            <text:p>18</text:p>
          </table:table-cell>
          <table:table-cell table:style-name="ce24"/>
          <table:table-cell table:style-name="ce61" table:formula="oooc:=IF([.O55]&gt;0;1;0)+IF([.Q55]&gt;0;1;0)+IF([.S55]&gt;0;1;0)+IF([.U55]&gt;0;1;0)+IF([.W55]&gt;0;1;0)+IF([.Y55]&gt;0;1;0)+IF([.AA55]&gt;0;1;0)+IF([.AC55]&gt;0;1;0)+IF([.AE55]&gt;0;1;0)+IF([.AG55]&gt;0;1;0)+IF([.AI55]&gt;0;1;0)+IF([.AK55]&gt;0;1;0)" office:value-type="float" office:value="6">
            <text:p>6</text:p>
          </table:table-cell>
          <table:table-cell table:number-columns-repeated="217"/>
        </table:table-row>
        <table:table-row table:style-name="ro5">
          <table:table-cell table:style-name="ce43"/>
          <table:table-cell table:style-name="ce50" table:formula="oooc:=IF([.B46]&gt;0;1;0)+IF([.B47]&gt;0;1;0)+IF([.B48]&gt;0;1;0)+IF([.B49]&gt;0;1;0)+IF([.B50]&gt;0;1;0)+IF([.B51]&gt;0;1;0)+IF([.B52]&gt;0;1;0)+IF([.B53]&gt;0;1;0)+IF([.B54]&gt;0;1;0)+IF([.B55]&gt;0;1;0)" office:value-type="float" office:value="5">
            <text:p>5</text:p>
          </table:table-cell>
          <table:table-cell table:style-name="ce54"/>
          <table:table-cell table:style-name="ce50" table:formula="oooc:=IF([.D46]&gt;0;1;0)+IF([.D47]&gt;0;1;0)+IF([.D48]&gt;0;1;0)+IF([.D49]&gt;0;1;0)+IF([.D50]&gt;0;1;0)+IF([.D51]&gt;0;1;0)+IF([.D52]&gt;0;1;0)+IF([.D53]&gt;0;1;0)+IF([.D54]&gt;0;1;0)+IF([.D55]&gt;0;1;0)" office:value-type="float" office:value="4">
            <text:p>4</text:p>
          </table:table-cell>
          <table:table-cell table:style-name="ce54"/>
          <table:table-cell table:style-name="ce50" table:formula="oooc:=IF([.F46]&gt;0;1;0)+IF([.F47]&gt;0;1;0)+IF([.F48]&gt;0;1;0)+IF([.F49]&gt;0;1;0)+IF([.F50]&gt;0;1;0)+IF([.F51]&gt;0;1;0)+IF([.F52]&gt;0;1;0)+IF([.F53]&gt;0;1;0)+IF([.F54]&gt;0;1;0)+IF([.F55]&gt;0;1;0)" office:value-type="float" office:value="5">
            <text:p>5</text:p>
          </table:table-cell>
          <table:table-cell table:style-name="ce54"/>
          <table:table-cell table:style-name="ce50" table:formula="oooc:=IF([.H46]&gt;0;1;0)+IF([.H47]&gt;0;1;0)+IF([.H48]&gt;0;1;0)+IF([.H49]&gt;0;1;0)+IF([.H50]&gt;0;1;0)+IF([.H51]&gt;0;1;0)+IF([.H52]&gt;0;1;0)+IF([.H53]&gt;0;1;0)+IF([.H54]&gt;0;1;0)+IF([.H55]&gt;0;1;0)" office:value-type="float" office:value="4">
            <text:p>4</text:p>
          </table:table-cell>
          <table:table-cell table:style-name="ce54"/>
          <table:table-cell table:style-name="ce50" table:formula="oooc:=IF([.J46]&gt;0;1;0)+IF([.J47]&gt;0;1;0)+IF([.J48]&gt;0;1;0)+IF([.J49]&gt;0;1;0)+IF([.J50]&gt;0;1;0)+IF([.J51]&gt;0;1;0)+IF([.J52]&gt;0;1;0)+IF([.J53]&gt;0;1;0)+IF([.J54]&gt;0;1;0)+IF([.J55]&gt;0;1;0)" office:value-type="float" office:value="3">
            <text:p>3</text:p>
          </table:table-cell>
          <table:table-cell table:style-name="ce54"/>
          <table:table-cell table:style-name="ce50" table:formula="oooc:=IF([.L46]&gt;0;1;0)+IF([.L47]&gt;0;1;0)+IF([.L48]&gt;0;1;0)+IF([.L49]&gt;0;1;0)+IF([.L50]&gt;0;1;0)+IF([.L51]&gt;0;1;0)+IF([.L52]&gt;0;1;0)+IF([.L53]&gt;0;1;0)+IF([.L54]&gt;0;1;0)+IF([.L55]&gt;0;1;0)" office:value-type="float" office:value="4">
            <text:p>4</text:p>
          </table:table-cell>
          <table:table-cell table:style-name="ce54"/>
          <table:table-cell table:style-name="ce50" table:formula="oooc:=IF([.N46]&gt;0;1;0)+IF([.N47]&gt;0;1;0)+IF([.N48]&gt;0;1;0)+IF([.N49]&gt;0;1;0)+IF([.N50]&gt;0;1;0)+IF([.N51]&gt;0;1;0)+IF([.N52]&gt;0;1;0)+IF([.N53]&gt;0;1;0)+IF([.N54]&gt;0;1;0)+IF([.N55]&gt;0;1;0)" office:value-type="float" office:value="4">
            <text:p>4</text:p>
          </table:table-cell>
          <table:table-cell table:style-name="ce54"/>
          <table:table-cell table:style-name="ce50" table:formula="oooc:=IF([.P46]&gt;0;1;0)+IF([.P47]&gt;0;1;0)+IF([.P48]&gt;0;1;0)+IF([.P49]&gt;0;1;0)+IF([.P50]&gt;0;1;0)+IF([.P51]&gt;0;1;0)+IF([.P52]&gt;0;1;0)+IF([.P53]&gt;0;1;0)+IF([.P54]&gt;0;1;0)+IF([.P55]&gt;0;1;0)" office:value-type="float" office:value="4">
            <text:p>4</text:p>
          </table:table-cell>
          <table:table-cell table:style-name="ce54"/>
          <table:table-cell table:style-name="ce50" table:formula="oooc:=IF([.R46]&gt;0;1;0)+IF([.R47]&gt;0;1;0)+IF([.R48]&gt;0;1;0)+IF([.R49]&gt;0;1;0)+IF([.R50]&gt;0;1;0)+IF([.R51]&gt;0;1;0)+IF([.R52]&gt;0;1;0)+IF([.R53]&gt;0;1;0)+IF([.R54]&gt;0;1;0)+IF([.R55]&gt;0;1;0)" office:value-type="float" office:value="3">
            <text:p>3</text:p>
          </table:table-cell>
          <table:table-cell table:style-name="ce54"/>
          <table:table-cell table:style-name="ce50" table:formula="oooc:=IF([.T46]&gt;0;1;0)+IF([.T47]&gt;0;1;0)+IF([.T48]&gt;0;1;0)+IF([.T49]&gt;0;1;0)+IF([.T50]&gt;0;1;0)+IF([.T51]&gt;0;1;0)+IF([.T52]&gt;0;1;0)+IF([.T53]&gt;0;1;0)+IF([.T54]&gt;0;1;0)+IF([.T55]&gt;0;1;0)" office:value-type="float" office:value="3">
            <text:p>3</text:p>
          </table:table-cell>
          <table:table-cell table:style-name="ce54"/>
          <table:table-cell table:style-name="ce50" table:formula="oooc:=IF([.V46]&gt;0;1;0)+IF([.V47]&gt;0;1;0)+IF([.V48]&gt;0;1;0)+IF([.V49]&gt;0;1;0)+IF([.V50]&gt;0;1;0)+IF([.V51]&gt;0;1;0)+IF([.V52]&gt;0;1;0)+IF([.V53]&gt;0;1;0)+IF([.V54]&gt;0;1;0)+IF([.V55]&gt;0;1;0)" office:value-type="float" office:value="3">
            <text:p>3</text:p>
          </table:table-cell>
          <table:table-cell table:style-name="ce54"/>
          <table:table-cell table:style-name="ce50" table:formula="oooc:=IF([.X46]&gt;0;1;0)+IF([.X47]&gt;0;1;0)+IF([.X48]&gt;0;1;0)+IF([.X49]&gt;0;1;0)+IF([.X50]&gt;0;1;0)+IF([.X51]&gt;0;1;0)+IF([.X52]&gt;0;1;0)+IF([.X53]&gt;0;1;0)+IF([.X54]&gt;0;1;0)+IF([.X55]&gt;0;1;0)" office:value-type="float" office:value="3">
            <text:p>3</text:p>
          </table:table-cell>
          <table:table-cell table:style-name="ce54"/>
          <table:table-cell table:style-name="ce62"/>
          <table:table-cell table:style-name="ce50" table:formula="oooc:=IF([.AA46]&gt;0;1;0)+IF([.AA47]&gt;0;1;0)+IF([.AA48]&gt;0;1;0)+IF([.AA49]&gt;0;1;0)+IF([.AA50]&gt;0;1;0)+IF([.AA51]&gt;0;1;0)+IF([.AA52]&gt;0;1;0)+IF([.AA53]&gt;0;1;0)+IF([.AA54]&gt;0;1;0)+IF([.AA55]&gt;0;1;0)" office:value-type="float" office:value="9">
            <text:p>9</text:p>
          </table:table-cell>
          <table:table-cell table:style-name="ce73"/>
          <table:table-cell table:style-name="ce50" table:formula="oooc:=IF([.AC46]&gt;0;1;0)+IF([.AC47]&gt;0;1;0)+IF([.AC48]&gt;0;1;0)+IF([.AC49]&gt;0;1;0)+IF([.AC50]&gt;0;1;0)+IF([.AC51]&gt;0;1;0)+IF([.AC52]&gt;0;1;0)+IF([.AC53]&gt;0;1;0)+IF([.AC54]&gt;0;1;0)+IF([.AC55]&gt;0;1;0)" office:value-type="float" office:value="7">
            <text:p>7</text:p>
          </table:table-cell>
          <table:table-cell table:style-name="ce73"/>
          <table:table-cell table:style-name="ce50" table:formula="oooc:=IF([.AE46]&gt;0;1;0)+IF([.AE47]&gt;0;1;0)+IF([.AE48]&gt;0;1;0)+IF([.AE49]&gt;0;1;0)+IF([.AE50]&gt;0;1;0)+IF([.AE51]&gt;0;1;0)+IF([.AE52]&gt;0;1;0)+IF([.AE53]&gt;0;1;0)+IF([.AE54]&gt;0;1;0)+IF([.AE55]&gt;0;1;0)" office:value-type="float" office:value="9">
            <text:p>9</text:p>
          </table:table-cell>
          <table:table-cell table:style-name="ce73"/>
          <table:table-cell table:style-name="ce50" table:formula="oooc:=IF([.AG46]&gt;0;1;0)+IF([.AG47]&gt;0;1;0)+IF([.AG48]&gt;0;1;0)+IF([.AG49]&gt;0;1;0)+IF([.AG50]&gt;0;1;0)+IF([.AG51]&gt;0;1;0)+IF([.AG52]&gt;0;1;0)+IF([.AG53]&gt;0;1;0)+IF([.AG54]&gt;0;1;0)+IF([.AG55]&gt;0;1;0)" office:value-type="float" office:value="7">
            <text:p>7</text:p>
          </table:table-cell>
          <table:table-cell table:style-name="ce73"/>
          <table:table-cell table:style-name="ce50" table:formula="oooc:=IF([.AI46]&gt;0;1;0)+IF([.AI47]&gt;0;1;0)+IF([.AI48]&gt;0;1;0)+IF([.AI49]&gt;0;1;0)+IF([.AI50]&gt;0;1;0)+IF([.AI51]&gt;0;1;0)+IF([.AI52]&gt;0;1;0)+IF([.AI53]&gt;0;1;0)+IF([.AI54]&gt;0;1;0)+IF([.AI55]&gt;0;1;0)" office:value-type="float" office:value="7">
            <text:p>7</text:p>
          </table:table-cell>
          <table:table-cell table:style-name="ce73"/>
          <table:table-cell table:style-name="ce50" table:formula="oooc:=IF([.AK46]&gt;0;1;0)+IF([.AK47]&gt;0;1;0)+IF([.AK48]&gt;0;1;0)+IF([.AK49]&gt;0;1;0)+IF([.AK50]&gt;0;1;0)+IF([.AK51]&gt;0;1;0)+IF([.AK52]&gt;0;1;0)+IF([.AK53]&gt;0;1;0)+IF([.AK54]&gt;0;1;0)+IF([.AK55]&gt;0;1;0)" office:value-type="float" office:value="9">
            <text:p>9</text:p>
          </table:table-cell>
          <table:table-cell table:style-name="ce73"/>
          <table:table-cell/>
          <table:table-cell table:style-name="ce73" table:number-columns-repeated="217"/>
        </table:table-row>
        <table:table-row table:style-name="ro2">
          <table:table-cell table:style-name="ce44"/>
          <table:table-cell table:style-name="ce44" office:value-type="string" table:number-columns-spanned="25" table:number-rows-spanned="1">
            <text:p>Гавайи</text:p>
          </table:table-cell>
          <table:covered-table-cell table:number-columns-repeated="23" table:style-name="ce55"/>
          <table:covered-table-cell table:style-name="ce63"/>
          <table:table-cell table:style-name="ce68">
            <draw:frame table:end-cell-address="'Рецепты ингред'.AA59" table:end-x="0.767cm" table:end-y="0.025cm" draw:z-index="24" draw:name="Изображения 25" draw:style-name="gr1" draw:text-style-name="P1" svg:width="0.72cm" svg:height="0.798cm" svg:x="0.046cm" svg:y="0.424cm">
              <draw:image xlink:href="../../py/img/ingredients/shrimp.icon.png" xlink:type="simple" xlink:show="embed" xlink:actuate="onLoad">
                <text:p/>
              </draw:image>
            </draw:frame>
          </table:table-cell>
          <table:table-cell table:style-name="ce28" table:number-columns-repeated="4"/>
          <table:table-cell table:style-name="ce28">
            <draw:frame table:end-cell-address="'Рецепты ингред'.AG58" table:end-x="0.638cm" table:end-y="0.687cm" draw:z-index="28" draw:name="Изображения 29" draw:style-name="gr1" draw:text-style-name="P1" svg:width="0.704cm" svg:height="0.713cm" svg:x="0.93cm" svg:y="0.424cm">
              <draw:image xlink:href="../../py/img/ingredients/lime.icon.png" xlink:type="simple" xlink:show="embed" xlink:actuate="onLoad">
                <text:p/>
              </draw:image>
            </draw:frame>
          </table:table-cell>
          <table:table-cell table:style-name="ce28"/>
          <table:table-cell table:style-name="ce28">
            <draw:frame table:end-cell-address="'Рецепты ингред'.AI59" table:end-x="0.852cm" table:end-y="0.044cm" draw:z-index="25" draw:name="Изображения 26" draw:style-name="gr1" draw:text-style-name="P1" svg:width="0.856cm" svg:height="0.817cm" svg:x="0.992cm" svg:y="0.424cm">
              <draw:image xlink:href="../../py/img/ingredients/mango.icon.png" xlink:type="simple" xlink:show="embed" xlink:actuate="onLoad">
                <text:p/>
              </draw:image>
            </draw:frame>
          </table:table-cell>
          <table:table-cell table:style-name="ce28" table:number-columns-repeated="2"/>
          <table:table-cell table:style-name="ce28">
            <draw:frame table:end-cell-address="'Рецепты ингред'.AK58" table:end-x="0.728cm" table:end-y="0.7cm" draw:z-index="29" draw:name="Изображения 30" draw:style-name="gr1" draw:text-style-name="P1" svg:width="0.704cm" svg:height="0.726cm" svg:x="0.023cm" svg:y="0.424cm">
              <draw:image xlink:href="../../py/img/ingredients/shoyu.icon.png" xlink:type="simple" xlink:show="embed" xlink:actuate="onLoad">
                <text:p/>
              </draw:image>
            </draw:frame>
          </table:table-cell>
          <table:table-cell table:style-name="ce28"/>
          <table:table-cell table:style-name="ce75"/>
          <table:table-cell table:style-name="ce28" table:number-columns-repeated="213"/>
          <table:table-cell table:number-columns-repeated="4"/>
        </table:table-row>
        <table:table-row table:style-name="ro4">
          <table:table-cell table:style-name="ce41"/>
          <table:table-cell table:style-name="ce27" office:value-type="string" table:number-columns-spanned="2" table:number-rows-spanned="1">
            <text:p>Chick Shr Soup</text:p>
          </table:table-cell>
          <table:covered-table-cell table:style-name="ce31"/>
          <table:table-cell table:style-name="ce27" office:value-type="string" table:number-columns-spanned="2" table:number-rows-spanned="1">
            <text:p>Spicy Shrimps</text:p>
          </table:table-cell>
          <table:covered-table-cell table:style-name="ce31"/>
          <table:table-cell table:style-name="ce27" office:value-type="string" table:number-columns-spanned="2" table:number-rows-spanned="1">
            <text:p>Hulihuli Chicken</text:p>
          </table:table-cell>
          <table:covered-table-cell table:style-name="ce31"/>
          <table:table-cell table:style-name="ce27" office:value-type="string" table:number-columns-spanned="2" table:number-rows-spanned="1">
            <text:p>Mango Mui</text:p>
          </table:table-cell>
          <table:covered-table-cell table:style-name="ce31"/>
          <table:table-cell table:style-name="ce27" office:value-type="string" table:number-columns-spanned="2" table:number-rows-spanned="1">
            <text:p>Wonton</text:p>
          </table:table-cell>
          <table:covered-table-cell table:style-name="ce31"/>
          <table:table-cell table:style-name="ce27" office:value-type="string" table:number-columns-spanned="2" table:number-rows-spanned="1">
            <text:p>Shrimp Canton</text:p>
          </table:table-cell>
          <table:covered-table-cell table:style-name="ce31"/>
          <table:table-cell table:style-name="ce27" office:value-type="string" table:number-columns-spanned="2" table:number-rows-spanned="1">
            <text:p>Lime Chicken</text:p>
          </table:table-cell>
          <table:covered-table-cell table:style-name="ce31"/>
          <table:table-cell table:style-name="ce27" office:value-type="string" table:number-columns-spanned="2" table:number-rows-spanned="1">
            <text:p>Mango Salsa</text:p>
          </table:table-cell>
          <table:covered-table-cell table:style-name="ce31"/>
          <table:table-cell table:style-name="ce27" office:value-type="string" table:number-columns-spanned="2" table:number-rows-spanned="1">
            <text:p>Chicken Laulau</text:p>
          </table:table-cell>
          <table:covered-table-cell table:style-name="ce31"/>
          <table:table-cell table:style-name="ce27" office:value-type="string" table:number-columns-spanned="2" table:number-rows-spanned="1">
            <text:p>Shr Mango Salad</text:p>
          </table:table-cell>
          <table:covered-table-cell table:style-name="ce31"/>
          <table:table-cell table:style-name="ce27" office:value-type="string" table:number-columns-spanned="2" table:number-rows-spanned="1">
            <text:p>Pipikaula</text:p>
          </table:table-cell>
          <table:covered-table-cell table:style-name="ce31"/>
          <table:table-cell table:style-name="ce27" office:value-type="string" table:number-columns-spanned="2" table:number-rows-spanned="1">
            <text:p>Mango Chicken</text:p>
          </table:table-cell>
          <table:covered-table-cell table:style-name="ce31"/>
          <table:table-cell table:style-name="ce60"/>
          <table:table-cell table:style-name="ce69" table:number-columns-spanned="2" table:number-rows-spanned="1"/>
          <table:covered-table-cell table:style-name="ce31"/>
          <table:table-cell table:style-name="ce27" table:number-columns-spanned="2" table:number-rows-spanned="1">
            <draw:frame table:end-cell-address="'Рецепты ингред'.AC59" table:end-x="0.852cm" table:end-y="0.06cm" draw:z-index="26" draw:name="Изображения 27" draw:style-name="gr1" draw:text-style-name="P1" svg:width="0.83cm" svg:height="0.794cm" svg:x="0.021cm" svg:y="0.012cm">
              <draw:image xlink:href="../../py/img/ingredients/meat.icon.png" xlink:type="simple" xlink:show="embed" xlink:actuate="onLoad">
                <text:p/>
              </draw:image>
            </draw:frame>
          </table:table-cell>
          <table:covered-table-cell table:style-name="ce31"/>
          <table:table-cell table:style-name="ce27" table:number-columns-spanned="2" table:number-rows-spanned="1">
            <draw:frame table:end-cell-address="'Рецепты ингред'.AE58" table:end-x="0.831cm" table:end-y="0.744cm" draw:z-index="27" draw:name="Изображения 28" draw:style-name="gr1" draw:text-style-name="P1" svg:width="0.802cm" svg:height="0.739cm" svg:x="0.028cm" svg:y="0.004cm">
              <draw:image xlink:href="../../py/img/ingredients/chili-pepper.icon.png" xlink:type="simple" xlink:show="embed" xlink:actuate="onLoad">
                <text:p/>
              </draw:image>
            </draw:frame>
          </table:table-cell>
          <table:covered-table-cell table:style-name="ce31"/>
          <table:table-cell table:style-name="ce27" table:number-columns-spanned="2" table:number-rows-spanned="1"/>
          <table:covered-table-cell table:style-name="ce31"/>
          <table:table-cell table:style-name="ce27" table:number-columns-spanned="2" table:number-rows-spanned="1"/>
          <table:covered-table-cell table:style-name="ce31"/>
          <table:table-cell table:style-name="ce27" table:number-columns-spanned="2" table:number-rows-spanned="1"/>
          <table:covered-table-cell table:style-name="ce31"/>
          <table:table-cell table:style-name="ce76"/>
          <table:table-cell table:style-name="ce31" table:number-columns-repeated="217"/>
        </table:table-row>
        <table:table-row table:style-name="ro5">
          <table:table-cell table:style-name="ce42" office:value-type="float" office:value="41">
            <text:p>41</text:p>
          </table:table-cell>
          <table:table-cell table:style-name="Default" office:value-type="string">
            <table:cell-range-source table:name="HawRec" xlink:href="../Level%20Progress.ods" table:filter-name="calc8" table:last-column-spanned="1" table:last-row-spanned="1"/>
            <text:p>Невозможно обновить ссылку.</text:p>
          </table:table-cell>
          <table:table-cell table:style-name="ce56"/>
          <table:table-cell table:formula="oooc:=['5 _ Hawaiian'.K4]" office:value-type="float" office:value="0">
            <text:p>0</text:p>
          </table:table-cell>
          <table:table-cell table:style-name="ce56"/>
          <table:table-cell table:formula="oooc:=['5 _ Hawaiian'.K5]" office:value-type="float" office:value="3">
            <text:p>3</text:p>
          </table:table-cell>
          <table:table-cell table:style-name="ce56"/>
          <table:table-cell table:formula="oooc:=['5 _ Hawaiian'.K6]" office:value-type="float" office:value="0">
            <text:p>0</text:p>
          </table:table-cell>
          <table:table-cell table:style-name="ce56"/>
          <table:table-cell table:formula="oooc:=['5 _ Hawaiian'.K7]" office:value-type="float" office:value="0">
            <text:p>0</text:p>
          </table:table-cell>
          <table:table-cell table:style-name="ce56"/>
          <table:table-cell table:formula="oooc:=['5 _ Hawaiian'.K8]" office:value-type="float" office:value="0">
            <text:p>0</text:p>
          </table:table-cell>
          <table:table-cell table:style-name="ce56"/>
          <table:table-cell table:formula="oooc:=['5 _ Hawaiian'.K9]" office:value-type="float" office:value="2">
            <text:p>2</text:p>
          </table:table-cell>
          <table:table-cell table:style-name="ce56"/>
          <table:table-cell table:formula="oooc:=['5 _ Hawaiian'.K10]" office:value-type="float" office:value="0">
            <text:p>0</text:p>
          </table:table-cell>
          <table:table-cell table:style-name="ce56"/>
          <table:table-cell table:formula="oooc:=['5 _ Hawaiian'.K11]" office:value-type="float" office:value="0">
            <text:p>0</text:p>
          </table:table-cell>
          <table:table-cell table:style-name="ce56"/>
          <table:table-cell table:formula="oooc:=['5 _ Hawaiian'.K12]" office:value-type="float" office:value="0">
            <text:p>0</text:p>
          </table:table-cell>
          <table:table-cell table:style-name="ce56"/>
          <table:table-cell table:formula="oooc:=['5 _ Hawaiian'.K13]" office:value-type="float" office:value="0">
            <text:p>0</text:p>
          </table:table-cell>
          <table:table-cell table:style-name="ce56"/>
          <table:table-cell table:formula="oooc:=['5 _ Hawaiian'.K14]" office:value-type="float" office:value="0">
            <text:p>0</text:p>
          </table:table-cell>
          <table:table-cell table:style-name="ce56"/>
          <table:table-cell table:style-name="ce61" table:formula="oooc:=IF([.B59]&gt;0;1;0)+IF([.D59]&gt;0;1;0)+IF([.F59]&gt;0;1;0)+IF([.H59]&gt;0;1;0)+IF([.J59]&gt;0;1;0)+IF([.L59]&gt;0;1;0)+IF([.N59]&gt;0;1;0)+IF([.P59]&gt;0;1;0)+IF([.R59]&gt;0;1;0)+IF([.T59]&gt;0;1;0)+IF([.V59]&gt;0;1;0)+IF([.X59]&gt;0;1;0)" office:value-type="float" office:value="3">
            <text:p>3</text:p>
          </table:table-cell>
          <table:table-cell table:style-name="ce71" table:formula="oooc:=['5 _ Hawaiian'.K20]" office:value-type="float" office:value="0">
            <text:p>0</text:p>
          </table:table-cell>
          <table:table-cell table:style-name="ce24"/>
          <table:table-cell table:style-name="ce71" table:formula="oooc:=['5 _ Hawaiian'.K21]" office:value-type="float" office:value="24">
            <text:p>24</text:p>
          </table:table-cell>
          <table:table-cell table:style-name="ce24"/>
          <table:table-cell table:style-name="ce71" table:formula="oooc:=['5 _ Hawaiian'.K22]" office:value-type="float" office:value="12">
            <text:p>12</text:p>
          </table:table-cell>
          <table:table-cell table:style-name="ce24"/>
          <table:table-cell table:style-name="ce71" table:formula="oooc:=['5 _ Hawaiian'.K23]" office:value-type="float" office:value="14">
            <text:p>14</text:p>
          </table:table-cell>
          <table:table-cell table:style-name="ce24"/>
          <table:table-cell table:style-name="ce71" table:formula="oooc:=['5 _ Hawaiian'.K24]" office:value-type="float" office:value="0">
            <text:p>0</text:p>
          </table:table-cell>
          <table:table-cell table:style-name="ce24"/>
          <table:table-cell table:style-name="ce71" table:formula="oooc:=['5 _ Hawaiian'.K25]" office:value-type="float" office:value="21">
            <text:p>21</text:p>
          </table:table-cell>
          <table:table-cell table:style-name="ce24"/>
          <table:table-cell table:style-name="ce61" table:formula="oooc:=IF([.O59]&gt;0;1;0)+IF([.Q59]&gt;0;1;0)+IF([.S59]&gt;0;1;0)+IF([.U59]&gt;0;1;0)+IF([.W59]&gt;0;1;0)+IF([.Y59]&gt;0;1;0)+IF([.AA59]&gt;0;1;0)+IF([.AC59]&gt;0;1;0)+IF([.AE59]&gt;0;1;0)+IF([.AG59]&gt;0;1;0)+IF([.AI59]&gt;0;1;0)+IF([.AK59]&gt;0;1;0)" office:value-type="float" office:value="4">
            <text:p>4</text:p>
          </table:table-cell>
          <table:table-cell table:number-columns-repeated="217"/>
        </table:table-row>
        <table:table-row table:style-name="ro5">
          <table:table-cell table:style-name="ce42" office:value-type="float" office:value="42">
            <text:p>42</text:p>
          </table:table-cell>
          <table:table-cell table:formula="oooc:=['5 _ Hawaiian'.L3]" office:value-type="float" office:value="0">
            <text:p>0</text:p>
          </table:table-cell>
          <table:table-cell table:style-name="ce56"/>
          <table:table-cell table:formula="oooc:=['5 _ Hawaiian'.L4]" office:value-type="float" office:value="0">
            <text:p>0</text:p>
          </table:table-cell>
          <table:table-cell table:style-name="ce56"/>
          <table:table-cell table:formula="oooc:=['5 _ Hawaiian'.L5]" office:value-type="float" office:value="4">
            <text:p>4</text:p>
          </table:table-cell>
          <table:table-cell table:style-name="ce56"/>
          <table:table-cell table:formula="oooc:=['5 _ Hawaiian'.L6]" office:value-type="float" office:value="0">
            <text:p>0</text:p>
          </table:table-cell>
          <table:table-cell table:style-name="ce56"/>
          <table:table-cell table:formula="oooc:=['5 _ Hawaiian'.L7]" office:value-type="float" office:value="2">
            <text:p>2</text:p>
          </table:table-cell>
          <table:table-cell table:style-name="ce56"/>
          <table:table-cell table:formula="oooc:=['5 _ Hawaiian'.L8]" office:value-type="float" office:value="2">
            <text:p>2</text:p>
          </table:table-cell>
          <table:table-cell table:style-name="ce56"/>
          <table:table-cell table:formula="oooc:=['5 _ Hawaiian'.L9]" office:value-type="float" office:value="0">
            <text:p>0</text:p>
          </table:table-cell>
          <table:table-cell table:style-name="ce56"/>
          <table:table-cell table:formula="oooc:=['5 _ Hawaiian'.L10]" office:value-type="float" office:value="0">
            <text:p>0</text:p>
          </table:table-cell>
          <table:table-cell table:style-name="ce56"/>
          <table:table-cell table:formula="oooc:=['5 _ Hawaiian'.L11]" office:value-type="float" office:value="0">
            <text:p>0</text:p>
          </table:table-cell>
          <table:table-cell table:style-name="ce56"/>
          <table:table-cell table:formula="oooc:=['5 _ Hawaiian'.L12]" office:value-type="float" office:value="0">
            <text:p>0</text:p>
          </table:table-cell>
          <table:table-cell table:style-name="ce56"/>
          <table:table-cell table:formula="oooc:=['5 _ Hawaiian'.L13]" office:value-type="float" office:value="0">
            <text:p>0</text:p>
          </table:table-cell>
          <table:table-cell table:style-name="ce56"/>
          <table:table-cell table:formula="oooc:=['5 _ Hawaiian'.L14]" office:value-type="float" office:value="0">
            <text:p>0</text:p>
          </table:table-cell>
          <table:table-cell table:style-name="ce56"/>
          <table:table-cell table:style-name="ce61" table:formula="oooc:=IF([.B60]&gt;0;1;0)+IF([.D60]&gt;0;1;0)+IF([.F60]&gt;0;1;0)+IF([.H60]&gt;0;1;0)+IF([.J60]&gt;0;1;0)+IF([.L60]&gt;0;1;0)+IF([.N60]&gt;0;1;0)+IF([.P60]&gt;0;1;0)+IF([.R60]&gt;0;1;0)+IF([.T60]&gt;0;1;0)+IF([.V60]&gt;0;1;0)+IF([.X60]&gt;0;1;0)" office:value-type="float" office:value="3">
            <text:p>3</text:p>
          </table:table-cell>
          <table:table-cell table:style-name="ce71" table:formula="oooc:=['5 _ Hawaiian'.L20]" office:value-type="float" office:value="24">
            <text:p>24</text:p>
          </table:table-cell>
          <table:table-cell table:style-name="ce24"/>
          <table:table-cell table:style-name="ce71" table:formula="oooc:=['5 _ Hawaiian'.L21]" office:value-type="float" office:value="24">
            <text:p>24</text:p>
          </table:table-cell>
          <table:table-cell table:style-name="ce24"/>
          <table:table-cell table:style-name="ce71" table:formula="oooc:=['5 _ Hawaiian'.L22]" office:value-type="float" office:value="0">
            <text:p>0</text:p>
          </table:table-cell>
          <table:table-cell table:style-name="ce24"/>
          <table:table-cell table:style-name="ce71" table:formula="oooc:=['5 _ Hawaiian'.L23]" office:value-type="float" office:value="0">
            <text:p>0</text:p>
          </table:table-cell>
          <table:table-cell table:style-name="ce24"/>
          <table:table-cell table:style-name="ce71" table:formula="oooc:=['5 _ Hawaiian'.L24]" office:value-type="float" office:value="14">
            <text:p>14</text:p>
          </table:table-cell>
          <table:table-cell table:style-name="ce24"/>
          <table:table-cell table:style-name="ce71" table:formula="oooc:=['5 _ Hawaiian'.L25]" office:value-type="float" office:value="21">
            <text:p>21</text:p>
          </table:table-cell>
          <table:table-cell table:style-name="ce24"/>
          <table:table-cell table:style-name="ce61" table:formula="oooc:=IF([.O60]&gt;0;1;0)+IF([.Q60]&gt;0;1;0)+IF([.S60]&gt;0;1;0)+IF([.U60]&gt;0;1;0)+IF([.W60]&gt;0;1;0)+IF([.Y60]&gt;0;1;0)+IF([.AA60]&gt;0;1;0)+IF([.AC60]&gt;0;1;0)+IF([.AE60]&gt;0;1;0)+IF([.AG60]&gt;0;1;0)+IF([.AI60]&gt;0;1;0)+IF([.AK60]&gt;0;1;0)" office:value-type="float" office:value="4">
            <text:p>4</text:p>
          </table:table-cell>
          <table:table-cell table:number-columns-repeated="217"/>
        </table:table-row>
        <table:table-row table:style-name="ro5">
          <table:table-cell table:style-name="ce42" office:value-type="float" office:value="43">
            <text:p>43</text:p>
          </table:table-cell>
          <table:table-cell table:formula="oooc:=['5 _ Hawaiian'.M3]" office:value-type="float" office:value="0">
            <text:p>0</text:p>
          </table:table-cell>
          <table:table-cell table:style-name="ce56"/>
          <table:table-cell table:formula="oooc:=['5 _ Hawaiian'.M4]" office:value-type="float" office:value="3">
            <text:p>3</text:p>
          </table:table-cell>
          <table:table-cell table:style-name="ce56"/>
          <table:table-cell table:formula="oooc:=['5 _ Hawaiian'.M5]" office:value-type="float" office:value="0">
            <text:p>0</text:p>
          </table:table-cell>
          <table:table-cell table:style-name="ce56"/>
          <table:table-cell table:formula="oooc:=['5 _ Hawaiian'.M6]" office:value-type="float" office:value="0">
            <text:p>0</text:p>
          </table:table-cell>
          <table:table-cell table:style-name="ce56"/>
          <table:table-cell table:formula="oooc:=['5 _ Hawaiian'.M7]" office:value-type="float" office:value="0">
            <text:p>0</text:p>
          </table:table-cell>
          <table:table-cell table:style-name="ce56"/>
          <table:table-cell table:formula="oooc:=['5 _ Hawaiian'.M8]" office:value-type="float" office:value="2">
            <text:p>2</text:p>
          </table:table-cell>
          <table:table-cell table:style-name="ce56"/>
          <table:table-cell table:formula="oooc:=['5 _ Hawaiian'.M9]" office:value-type="float" office:value="0">
            <text:p>0</text:p>
          </table:table-cell>
          <table:table-cell table:style-name="ce56"/>
          <table:table-cell table:formula="oooc:=['5 _ Hawaiian'.M10]" office:value-type="float" office:value="0">
            <text:p>0</text:p>
          </table:table-cell>
          <table:table-cell table:style-name="ce56"/>
          <table:table-cell table:formula="oooc:=['5 _ Hawaiian'.M11]" office:value-type="float" office:value="0">
            <text:p>0</text:p>
          </table:table-cell>
          <table:table-cell table:style-name="ce56"/>
          <table:table-cell table:formula="oooc:=['5 _ Hawaiian'.M12]" office:value-type="float" office:value="1">
            <text:p>1</text:p>
          </table:table-cell>
          <table:table-cell table:style-name="ce56"/>
          <table:table-cell table:formula="oooc:=['5 _ Hawaiian'.M13]" office:value-type="float" office:value="0">
            <text:p>0</text:p>
          </table:table-cell>
          <table:table-cell table:style-name="ce56"/>
          <table:table-cell table:formula="oooc:=['5 _ Hawaiian'.M14]" office:value-type="float" office:value="0">
            <text:p>0</text:p>
          </table:table-cell>
          <table:table-cell table:style-name="ce56"/>
          <table:table-cell table:style-name="ce61" table:formula="oooc:=IF([.B61]&gt;0;1;0)+IF([.D61]&gt;0;1;0)+IF([.F61]&gt;0;1;0)+IF([.H61]&gt;0;1;0)+IF([.J61]&gt;0;1;0)+IF([.L61]&gt;0;1;0)+IF([.N61]&gt;0;1;0)+IF([.P61]&gt;0;1;0)+IF([.R61]&gt;0;1;0)+IF([.T61]&gt;0;1;0)+IF([.V61]&gt;0;1;0)+IF([.X61]&gt;0;1;0)" office:value-type="float" office:value="3">
            <text:p>3</text:p>
          </table:table-cell>
          <table:table-cell table:style-name="ce71" table:formula="oooc:=['5 _ Hawaiian'.M20]" office:value-type="float" office:value="24">
            <text:p>24</text:p>
          </table:table-cell>
          <table:table-cell table:style-name="ce24"/>
          <table:table-cell table:style-name="ce71" table:formula="oooc:=['5 _ Hawaiian'.M21]" office:value-type="float" office:value="0">
            <text:p>0</text:p>
          </table:table-cell>
          <table:table-cell table:style-name="ce24"/>
          <table:table-cell table:style-name="ce71" table:formula="oooc:=['5 _ Hawaiian'.M22]" office:value-type="float" office:value="21">
            <text:p>21</text:p>
          </table:table-cell>
          <table:table-cell table:style-name="ce24"/>
          <table:table-cell table:style-name="ce71" table:formula="oooc:=['5 _ Hawaiian'.M23]" office:value-type="float" office:value="6">
            <text:p>6</text:p>
          </table:table-cell>
          <table:table-cell table:style-name="ce24"/>
          <table:table-cell table:style-name="ce71" table:formula="oooc:=['5 _ Hawaiian'.M24]" office:value-type="float" office:value="21">
            <text:p>21</text:p>
          </table:table-cell>
          <table:table-cell table:style-name="ce24"/>
          <table:table-cell table:style-name="ce71" table:formula="oooc:=['5 _ Hawaiian'.M25]" office:value-type="float" office:value="12">
            <text:p>12</text:p>
          </table:table-cell>
          <table:table-cell table:style-name="ce24"/>
          <table:table-cell table:style-name="ce61" table:formula="oooc:=IF([.O61]&gt;0;1;0)+IF([.Q61]&gt;0;1;0)+IF([.S61]&gt;0;1;0)+IF([.U61]&gt;0;1;0)+IF([.W61]&gt;0;1;0)+IF([.Y61]&gt;0;1;0)+IF([.AA61]&gt;0;1;0)+IF([.AC61]&gt;0;1;0)+IF([.AE61]&gt;0;1;0)+IF([.AG61]&gt;0;1;0)+IF([.AI61]&gt;0;1;0)+IF([.AK61]&gt;0;1;0)" office:value-type="float" office:value="5">
            <text:p>5</text:p>
          </table:table-cell>
          <table:table-cell table:number-columns-repeated="217"/>
        </table:table-row>
        <table:table-row table:style-name="ro5">
          <table:table-cell table:style-name="ce42" office:value-type="float" office:value="44">
            <text:p>44</text:p>
          </table:table-cell>
          <table:table-cell table:formula="oooc:=['5 _ Hawaiian'.N3]" office:value-type="float" office:value="3">
            <text:p>3</text:p>
          </table:table-cell>
          <table:table-cell table:style-name="ce56"/>
          <table:table-cell table:formula="oooc:=['5 _ Hawaiian'.N4]" office:value-type="float" office:value="0">
            <text:p>0</text:p>
          </table:table-cell>
          <table:table-cell table:style-name="ce56"/>
          <table:table-cell table:formula="oooc:=['5 _ Hawaiian'.N5]" office:value-type="float" office:value="0">
            <text:p>0</text:p>
          </table:table-cell>
          <table:table-cell table:style-name="ce56"/>
          <table:table-cell table:formula="oooc:=['5 _ Hawaiian'.N6]" office:value-type="float" office:value="2">
            <text:p>2</text:p>
          </table:table-cell>
          <table:table-cell table:style-name="ce56"/>
          <table:table-cell table:formula="oooc:=['5 _ Hawaiian'.N7]" office:value-type="float" office:value="0">
            <text:p>0</text:p>
          </table:table-cell>
          <table:table-cell table:style-name="ce56"/>
          <table:table-cell table:formula="oooc:=['5 _ Hawaiian'.N8]" office:value-type="float" office:value="0">
            <text:p>0</text:p>
          </table:table-cell>
          <table:table-cell table:style-name="ce56"/>
          <table:table-cell table:formula="oooc:=['5 _ Hawaiian'.N9]" office:value-type="float" office:value="3">
            <text:p>3</text:p>
          </table:table-cell>
          <table:table-cell table:style-name="ce56"/>
          <table:table-cell table:formula="oooc:=['5 _ Hawaiian'.N10]" office:value-type="float" office:value="0">
            <text:p>0</text:p>
          </table:table-cell>
          <table:table-cell table:style-name="ce56"/>
          <table:table-cell table:formula="oooc:=['5 _ Hawaiian'.N11]" office:value-type="float" office:value="0">
            <text:p>0</text:p>
          </table:table-cell>
          <table:table-cell table:style-name="ce56"/>
          <table:table-cell table:formula="oooc:=['5 _ Hawaiian'.N12]" office:value-type="float" office:value="2">
            <text:p>2</text:p>
          </table:table-cell>
          <table:table-cell table:style-name="ce56"/>
          <table:table-cell table:formula="oooc:=['5 _ Hawaiian'.N13]" office:value-type="float" office:value="0">
            <text:p>0</text:p>
          </table:table-cell>
          <table:table-cell table:style-name="ce56"/>
          <table:table-cell table:formula="oooc:=['5 _ Hawaiian'.N14]" office:value-type="float" office:value="0">
            <text:p>0</text:p>
          </table:table-cell>
          <table:table-cell table:style-name="ce56"/>
          <table:table-cell table:style-name="ce61" table:formula="oooc:=IF([.B62]&gt;0;1;0)+IF([.D62]&gt;0;1;0)+IF([.F62]&gt;0;1;0)+IF([.H62]&gt;0;1;0)+IF([.J62]&gt;0;1;0)+IF([.L62]&gt;0;1;0)+IF([.N62]&gt;0;1;0)+IF([.P62]&gt;0;1;0)+IF([.R62]&gt;0;1;0)+IF([.T62]&gt;0;1;0)+IF([.V62]&gt;0;1;0)+IF([.X62]&gt;0;1;0)" office:value-type="float" office:value="4">
            <text:p>4</text:p>
          </table:table-cell>
          <table:table-cell table:style-name="ce71" table:formula="oooc:=['5 _ Hawaiian'.N20]" office:value-type="float" office:value="21">
            <text:p>21</text:p>
          </table:table-cell>
          <table:table-cell table:style-name="ce24"/>
          <table:table-cell table:style-name="ce71" table:formula="oooc:=['5 _ Hawaiian'.N21]" office:value-type="float" office:value="24">
            <text:p>24</text:p>
          </table:table-cell>
          <table:table-cell table:style-name="ce24"/>
          <table:table-cell table:style-name="ce71" table:formula="oooc:=['5 _ Hawaiian'.N22]" office:value-type="float" office:value="18">
            <text:p>18</text:p>
          </table:table-cell>
          <table:table-cell table:style-name="ce24"/>
          <table:table-cell table:style-name="ce71" table:formula="oooc:=['5 _ Hawaiian'.N23]" office:value-type="float" office:value="21">
            <text:p>21</text:p>
          </table:table-cell>
          <table:table-cell table:style-name="ce24"/>
          <table:table-cell table:style-name="ce71" table:formula="oooc:=['5 _ Hawaiian'.N24]" office:value-type="float" office:value="27">
            <text:p>27</text:p>
          </table:table-cell>
          <table:table-cell table:style-name="ce24"/>
          <table:table-cell table:style-name="ce71" table:formula="oooc:=['5 _ Hawaiian'.N25]" office:value-type="float" office:value="0">
            <text:p>0</text:p>
          </table:table-cell>
          <table:table-cell table:style-name="ce24"/>
          <table:table-cell table:style-name="ce61" table:formula="oooc:=IF([.O62]&gt;0;1;0)+IF([.Q62]&gt;0;1;0)+IF([.S62]&gt;0;1;0)+IF([.U62]&gt;0;1;0)+IF([.W62]&gt;0;1;0)+IF([.Y62]&gt;0;1;0)+IF([.AA62]&gt;0;1;0)+IF([.AC62]&gt;0;1;0)+IF([.AE62]&gt;0;1;0)+IF([.AG62]&gt;0;1;0)+IF([.AI62]&gt;0;1;0)+IF([.AK62]&gt;0;1;0)" office:value-type="float" office:value="5">
            <text:p>5</text:p>
          </table:table-cell>
          <table:table-cell table:number-columns-repeated="217"/>
        </table:table-row>
        <table:table-row table:style-name="ro5">
          <table:table-cell table:style-name="ce42" office:value-type="float" office:value="45">
            <text:p>45</text:p>
          </table:table-cell>
          <table:table-cell table:formula="oooc:=['5 _ Hawaiian'.O3]" office:value-type="float" office:value="0">
            <text:p>0</text:p>
          </table:table-cell>
          <table:table-cell table:style-name="ce56"/>
          <table:table-cell table:formula="oooc:=['5 _ Hawaiian'.O4]" office:value-type="float" office:value="4">
            <text:p>4</text:p>
          </table:table-cell>
          <table:table-cell table:style-name="ce56"/>
          <table:table-cell table:formula="oooc:=['5 _ Hawaiian'.O5]" office:value-type="float" office:value="0">
            <text:p>0</text:p>
          </table:table-cell>
          <table:table-cell table:style-name="ce56"/>
          <table:table-cell table:formula="oooc:=['5 _ Hawaiian'.O6]" office:value-type="float" office:value="0">
            <text:p>0</text:p>
          </table:table-cell>
          <table:table-cell table:style-name="ce56"/>
          <table:table-cell table:formula="oooc:=['5 _ Hawaiian'.O7]" office:value-type="float" office:value="2">
            <text:p>2</text:p>
          </table:table-cell>
          <table:table-cell table:style-name="ce56"/>
          <table:table-cell table:formula="oooc:=['5 _ Hawaiian'.O8]" office:value-type="float" office:value="0">
            <text:p>0</text:p>
          </table:table-cell>
          <table:table-cell table:style-name="ce56"/>
          <table:table-cell table:formula="oooc:=['5 _ Hawaiian'.O9]" office:value-type="float" office:value="2">
            <text:p>2</text:p>
          </table:table-cell>
          <table:table-cell table:style-name="ce56"/>
          <table:table-cell table:formula="oooc:=['5 _ Hawaiian'.O10]" office:value-type="float" office:value="0">
            <text:p>0</text:p>
          </table:table-cell>
          <table:table-cell table:style-name="ce56"/>
          <table:table-cell table:formula="oooc:=['5 _ Hawaiian'.O11]" office:value-type="float" office:value="1">
            <text:p>1</text:p>
          </table:table-cell>
          <table:table-cell table:style-name="ce56"/>
          <table:table-cell table:formula="oooc:=['5 _ Hawaiian'.O12]" office:value-type="float" office:value="0">
            <text:p>0</text:p>
          </table:table-cell>
          <table:table-cell table:style-name="ce56"/>
          <table:table-cell table:formula="oooc:=['5 _ Hawaiian'.O13]" office:value-type="float" office:value="1">
            <text:p>1</text:p>
          </table:table-cell>
          <table:table-cell table:style-name="ce56"/>
          <table:table-cell table:formula="oooc:=['5 _ Hawaiian'.O14]" office:value-type="float" office:value="0">
            <text:p>0</text:p>
          </table:table-cell>
          <table:table-cell table:style-name="ce56"/>
          <table:table-cell table:style-name="ce61" table:formula="oooc:=IF([.B63]&gt;0;1;0)+IF([.D63]&gt;0;1;0)+IF([.F63]&gt;0;1;0)+IF([.H63]&gt;0;1;0)+IF([.J63]&gt;0;1;0)+IF([.L63]&gt;0;1;0)+IF([.N63]&gt;0;1;0)+IF([.P63]&gt;0;1;0)+IF([.R63]&gt;0;1;0)+IF([.T63]&gt;0;1;0)+IF([.V63]&gt;0;1;0)+IF([.X63]&gt;0;1;0)" office:value-type="float" office:value="5">
            <text:p>5</text:p>
          </table:table-cell>
          <table:table-cell table:style-name="ce71" table:formula="oooc:=['5 _ Hawaiian'.O20]" office:value-type="float" office:value="24">
            <text:p>24</text:p>
          </table:table-cell>
          <table:table-cell table:style-name="ce24"/>
          <table:table-cell table:style-name="ce71" table:formula="oooc:=['5 _ Hawaiian'.O21]" office:value-type="float" office:value="24">
            <text:p>24</text:p>
          </table:table-cell>
          <table:table-cell table:style-name="ce24"/>
          <table:table-cell table:style-name="ce71" table:formula="oooc:=['5 _ Hawaiian'.O22]" office:value-type="float" office:value="21">
            <text:p>21</text:p>
          </table:table-cell>
          <table:table-cell table:style-name="ce24"/>
          <table:table-cell table:style-name="ce71" table:formula="oooc:=['5 _ Hawaiian'.O23]" office:value-type="float" office:value="21">
            <text:p>21</text:p>
          </table:table-cell>
          <table:table-cell table:style-name="ce24"/>
          <table:table-cell table:style-name="ce71" table:formula="oooc:=['5 _ Hawaiian'.O24]" office:value-type="float" office:value="0">
            <text:p>0</text:p>
          </table:table-cell>
          <table:table-cell table:style-name="ce24"/>
          <table:table-cell table:style-name="ce71" table:formula="oooc:=['5 _ Hawaiian'.O25]" office:value-type="float" office:value="18">
            <text:p>18</text:p>
          </table:table-cell>
          <table:table-cell table:style-name="ce24"/>
          <table:table-cell table:style-name="ce61" table:formula="oooc:=IF([.O63]&gt;0;1;0)+IF([.Q63]&gt;0;1;0)+IF([.S63]&gt;0;1;0)+IF([.U63]&gt;0;1;0)+IF([.W63]&gt;0;1;0)+IF([.Y63]&gt;0;1;0)+IF([.AA63]&gt;0;1;0)+IF([.AC63]&gt;0;1;0)+IF([.AE63]&gt;0;1;0)+IF([.AG63]&gt;0;1;0)+IF([.AI63]&gt;0;1;0)+IF([.AK63]&gt;0;1;0)" office:value-type="float" office:value="5">
            <text:p>5</text:p>
          </table:table-cell>
          <table:table-cell table:number-columns-repeated="217"/>
        </table:table-row>
        <table:table-row table:style-name="ro5">
          <table:table-cell table:style-name="ce42" office:value-type="float" office:value="46">
            <text:p>46</text:p>
          </table:table-cell>
          <table:table-cell table:formula="oooc:=['5 _ Hawaiian'.P3]" office:value-type="float" office:value="0">
            <text:p>0</text:p>
          </table:table-cell>
          <table:table-cell table:style-name="ce56"/>
          <table:table-cell table:formula="oooc:=['5 _ Hawaiian'.P4]" office:value-type="float" office:value="0">
            <text:p>0</text:p>
          </table:table-cell>
          <table:table-cell table:style-name="ce56"/>
          <table:table-cell table:formula="oooc:=['5 _ Hawaiian'.P5]" office:value-type="float" office:value="0">
            <text:p>0</text:p>
          </table:table-cell>
          <table:table-cell table:style-name="ce56"/>
          <table:table-cell table:formula="oooc:=['5 _ Hawaiian'.P6]" office:value-type="float" office:value="3">
            <text:p>3</text:p>
          </table:table-cell>
          <table:table-cell table:style-name="ce56"/>
          <table:table-cell table:formula="oooc:=['5 _ Hawaiian'.P7]" office:value-type="float" office:value="1">
            <text:p>1</text:p>
          </table:table-cell>
          <table:table-cell table:style-name="ce56"/>
          <table:table-cell table:formula="oooc:=['5 _ Hawaiian'.P8]" office:value-type="float" office:value="1">
            <text:p>1</text:p>
          </table:table-cell>
          <table:table-cell table:style-name="ce56"/>
          <table:table-cell table:formula="oooc:=['5 _ Hawaiian'.P9]" office:value-type="float" office:value="1">
            <text:p>1</text:p>
          </table:table-cell>
          <table:table-cell table:style-name="ce56"/>
          <table:table-cell table:formula="oooc:=['5 _ Hawaiian'.P10]" office:value-type="float" office:value="0">
            <text:p>0</text:p>
          </table:table-cell>
          <table:table-cell table:style-name="ce56"/>
          <table:table-cell table:formula="oooc:=['5 _ Hawaiian'.P11]" office:value-type="float" office:value="0">
            <text:p>0</text:p>
          </table:table-cell>
          <table:table-cell table:style-name="ce56"/>
          <table:table-cell table:formula="oooc:=['5 _ Hawaiian'.P12]" office:value-type="float" office:value="1">
            <text:p>1</text:p>
          </table:table-cell>
          <table:table-cell table:style-name="ce56"/>
          <table:table-cell table:formula="oooc:=['5 _ Hawaiian'.P13]" office:value-type="float" office:value="0">
            <text:p>0</text:p>
          </table:table-cell>
          <table:table-cell table:style-name="ce56"/>
          <table:table-cell table:formula="oooc:=['5 _ Hawaiian'.P14]" office:value-type="float" office:value="1">
            <text:p>1</text:p>
          </table:table-cell>
          <table:table-cell table:style-name="ce56"/>
          <table:table-cell table:style-name="ce61" table:formula="oooc:=IF([.B64]&gt;0;1;0)+IF([.D64]&gt;0;1;0)+IF([.F64]&gt;0;1;0)+IF([.H64]&gt;0;1;0)+IF([.J64]&gt;0;1;0)+IF([.L64]&gt;0;1;0)+IF([.N64]&gt;0;1;0)+IF([.P64]&gt;0;1;0)+IF([.R64]&gt;0;1;0)+IF([.T64]&gt;0;1;0)+IF([.V64]&gt;0;1;0)+IF([.X64]&gt;0;1;0)" office:value-type="float" office:value="6">
            <text:p>6</text:p>
          </table:table-cell>
          <table:table-cell table:style-name="ce71" table:formula="oooc:=['5 _ Hawaiian'.P20]" office:value-type="float" office:value="22">
            <text:p>22</text:p>
          </table:table-cell>
          <table:table-cell table:style-name="ce24"/>
          <table:table-cell table:style-name="ce71" table:formula="oooc:=['5 _ Hawaiian'.P21]" office:value-type="float" office:value="24">
            <text:p>24</text:p>
          </table:table-cell>
          <table:table-cell table:style-name="ce24"/>
          <table:table-cell table:style-name="ce71" table:formula="oooc:=['5 _ Hawaiian'.P22]" office:value-type="float" office:value="17">
            <text:p>17</text:p>
          </table:table-cell>
          <table:table-cell table:style-name="ce24"/>
          <table:table-cell table:style-name="ce71" table:formula="oooc:=['5 _ Hawaiian'.P23]" office:value-type="float" office:value="21">
            <text:p>21</text:p>
          </table:table-cell>
          <table:table-cell table:style-name="ce24"/>
          <table:table-cell table:style-name="ce71" table:formula="oooc:=['5 _ Hawaiian'.P24]" office:value-type="float" office:value="27">
            <text:p>27</text:p>
          </table:table-cell>
          <table:table-cell table:style-name="ce24"/>
          <table:table-cell table:style-name="ce71" table:formula="oooc:=['5 _ Hawaiian'.P25]" office:value-type="float" office:value="17">
            <text:p>17</text:p>
          </table:table-cell>
          <table:table-cell table:style-name="ce24"/>
          <table:table-cell table:style-name="ce61" table:formula="oooc:=IF([.O64]&gt;0;1;0)+IF([.Q64]&gt;0;1;0)+IF([.S64]&gt;0;1;0)+IF([.U64]&gt;0;1;0)+IF([.W64]&gt;0;1;0)+IF([.Y64]&gt;0;1;0)+IF([.AA64]&gt;0;1;0)+IF([.AC64]&gt;0;1;0)+IF([.AE64]&gt;0;1;0)+IF([.AG64]&gt;0;1;0)+IF([.AI64]&gt;0;1;0)+IF([.AK64]&gt;0;1;0)" office:value-type="float" office:value="6">
            <text:p>6</text:p>
          </table:table-cell>
          <table:table-cell table:number-columns-repeated="217"/>
        </table:table-row>
        <table:table-row table:style-name="ro5">
          <table:table-cell table:style-name="ce42" office:value-type="float" office:value="47">
            <text:p>47</text:p>
          </table:table-cell>
          <table:table-cell table:formula="oooc:=['5 _ Hawaiian'.Q3]" office:value-type="float" office:value="0">
            <text:p>0</text:p>
          </table:table-cell>
          <table:table-cell table:style-name="ce56"/>
          <table:table-cell table:formula="oooc:=['5 _ Hawaiian'.Q4]" office:value-type="float" office:value="0">
            <text:p>0</text:p>
          </table:table-cell>
          <table:table-cell table:style-name="ce56"/>
          <table:table-cell table:formula="oooc:=['5 _ Hawaiian'.Q5]" office:value-type="float" office:value="2">
            <text:p>2</text:p>
          </table:table-cell>
          <table:table-cell table:style-name="ce56"/>
          <table:table-cell table:formula="oooc:=['5 _ Hawaiian'.Q6]" office:value-type="float" office:value="1">
            <text:p>1</text:p>
          </table:table-cell>
          <table:table-cell table:style-name="ce56"/>
          <table:table-cell table:formula="oooc:=['5 _ Hawaiian'.Q7]" office:value-type="float" office:value="0">
            <text:p>0</text:p>
          </table:table-cell>
          <table:table-cell table:style-name="ce56"/>
          <table:table-cell table:formula="oooc:=['5 _ Hawaiian'.Q8]" office:value-type="float" office:value="0">
            <text:p>0</text:p>
          </table:table-cell>
          <table:table-cell table:style-name="ce56"/>
          <table:table-cell table:formula="oooc:=['5 _ Hawaiian'.Q9]" office:value-type="float" office:value="0">
            <text:p>0</text:p>
          </table:table-cell>
          <table:table-cell table:style-name="ce56"/>
          <table:table-cell table:formula="oooc:=['5 _ Hawaiian'.Q10]" office:value-type="float" office:value="3">
            <text:p>3</text:p>
          </table:table-cell>
          <table:table-cell table:style-name="ce56"/>
          <table:table-cell table:formula="oooc:=['5 _ Hawaiian'.Q11]" office:value-type="float" office:value="0">
            <text:p>0</text:p>
          </table:table-cell>
          <table:table-cell table:style-name="ce56"/>
          <table:table-cell table:formula="oooc:=['5 _ Hawaiian'.Q12]" office:value-type="float" office:value="0">
            <text:p>0</text:p>
          </table:table-cell>
          <table:table-cell table:style-name="ce56"/>
          <table:table-cell table:formula="oooc:=['5 _ Hawaiian'.Q13]" office:value-type="float" office:value="1">
            <text:p>1</text:p>
          </table:table-cell>
          <table:table-cell table:style-name="ce56"/>
          <table:table-cell table:formula="oooc:=['5 _ Hawaiian'.Q14]" office:value-type="float" office:value="1">
            <text:p>1</text:p>
          </table:table-cell>
          <table:table-cell table:style-name="ce56"/>
          <table:table-cell table:style-name="ce61" table:formula="oooc:=IF([.B65]&gt;0;1;0)+IF([.D65]&gt;0;1;0)+IF([.F65]&gt;0;1;0)+IF([.H65]&gt;0;1;0)+IF([.J65]&gt;0;1;0)+IF([.L65]&gt;0;1;0)+IF([.N65]&gt;0;1;0)+IF([.P65]&gt;0;1;0)+IF([.R65]&gt;0;1;0)+IF([.T65]&gt;0;1;0)+IF([.V65]&gt;0;1;0)+IF([.X65]&gt;0;1;0)" office:value-type="float" office:value="5">
            <text:p>5</text:p>
          </table:table-cell>
          <table:table-cell table:style-name="ce71" table:formula="oooc:=['5 _ Hawaiian'.Q20]" office:value-type="float" office:value="0">
            <text:p>0</text:p>
          </table:table-cell>
          <table:table-cell table:style-name="ce24"/>
          <table:table-cell table:style-name="ce71" table:formula="oooc:=['5 _ Hawaiian'.Q21]" office:value-type="float" office:value="24">
            <text:p>24</text:p>
          </table:table-cell>
          <table:table-cell table:style-name="ce24"/>
          <table:table-cell table:style-name="ce71" table:formula="oooc:=['5 _ Hawaiian'.Q22]" office:value-type="float" office:value="21">
            <text:p>21</text:p>
          </table:table-cell>
          <table:table-cell table:style-name="ce24"/>
          <table:table-cell table:style-name="ce71" table:formula="oooc:=['5 _ Hawaiian'.Q23]" office:value-type="float" office:value="18">
            <text:p>18</text:p>
          </table:table-cell>
          <table:table-cell table:style-name="ce24"/>
          <table:table-cell table:style-name="ce71" table:formula="oooc:=['5 _ Hawaiian'.Q24]" office:value-type="float" office:value="27">
            <text:p>27</text:p>
          </table:table-cell>
          <table:table-cell table:style-name="ce24"/>
          <table:table-cell table:style-name="ce71" table:formula="oooc:=['5 _ Hawaiian'.Q25]" office:value-type="float" office:value="21">
            <text:p>21</text:p>
          </table:table-cell>
          <table:table-cell table:style-name="ce24"/>
          <table:table-cell table:style-name="ce61" table:formula="oooc:=IF([.O65]&gt;0;1;0)+IF([.Q65]&gt;0;1;0)+IF([.S65]&gt;0;1;0)+IF([.U65]&gt;0;1;0)+IF([.W65]&gt;0;1;0)+IF([.Y65]&gt;0;1;0)+IF([.AA65]&gt;0;1;0)+IF([.AC65]&gt;0;1;0)+IF([.AE65]&gt;0;1;0)+IF([.AG65]&gt;0;1;0)+IF([.AI65]&gt;0;1;0)+IF([.AK65]&gt;0;1;0)" office:value-type="float" office:value="5">
            <text:p>5</text:p>
          </table:table-cell>
          <table:table-cell table:number-columns-repeated="217"/>
        </table:table-row>
        <table:table-row table:style-name="ro5">
          <table:table-cell table:style-name="ce42" office:value-type="float" office:value="48">
            <text:p>48</text:p>
          </table:table-cell>
          <table:table-cell table:formula="oooc:=['5 _ Hawaiian'.R3]" office:value-type="float" office:value="2">
            <text:p>2</text:p>
          </table:table-cell>
          <table:table-cell table:style-name="ce56"/>
          <table:table-cell table:formula="oooc:=['5 _ Hawaiian'.R4]" office:value-type="float" office:value="2">
            <text:p>2</text:p>
          </table:table-cell>
          <table:table-cell table:style-name="ce56"/>
          <table:table-cell table:formula="oooc:=['5 _ Hawaiian'.R5]" office:value-type="float" office:value="0">
            <text:p>0</text:p>
          </table:table-cell>
          <table:table-cell table:style-name="ce56"/>
          <table:table-cell table:formula="oooc:=['5 _ Hawaiian'.R6]" office:value-type="float" office:value="0">
            <text:p>0</text:p>
          </table:table-cell>
          <table:table-cell table:style-name="ce56"/>
          <table:table-cell table:formula="oooc:=['5 _ Hawaiian'.R7]" office:value-type="float" office:value="0">
            <text:p>0</text:p>
          </table:table-cell>
          <table:table-cell table:style-name="ce56"/>
          <table:table-cell table:formula="oooc:=['5 _ Hawaiian'.R8]" office:value-type="float" office:value="0">
            <text:p>0</text:p>
          </table:table-cell>
          <table:table-cell table:style-name="ce56"/>
          <table:table-cell table:formula="oooc:=['5 _ Hawaiian'.R9]" office:value-type="float" office:value="0">
            <text:p>0</text:p>
          </table:table-cell>
          <table:table-cell table:style-name="ce56"/>
          <table:table-cell table:formula="oooc:=['5 _ Hawaiian'.R10]" office:value-type="float" office:value="1">
            <text:p>1</text:p>
          </table:table-cell>
          <table:table-cell table:style-name="ce56"/>
          <table:table-cell table:formula="oooc:=['5 _ Hawaiian'.R11]" office:value-type="float" office:value="1">
            <text:p>1</text:p>
          </table:table-cell>
          <table:table-cell table:style-name="ce56"/>
          <table:table-cell table:formula="oooc:=['5 _ Hawaiian'.R12]" office:value-type="float" office:value="0">
            <text:p>0</text:p>
          </table:table-cell>
          <table:table-cell table:style-name="ce56"/>
          <table:table-cell table:formula="oooc:=['5 _ Hawaiian'.R13]" office:value-type="float" office:value="2">
            <text:p>2</text:p>
          </table:table-cell>
          <table:table-cell table:style-name="ce56"/>
          <table:table-cell table:formula="oooc:=['5 _ Hawaiian'.R14]" office:value-type="float" office:value="1">
            <text:p>1</text:p>
          </table:table-cell>
          <table:table-cell table:style-name="ce56"/>
          <table:table-cell table:style-name="ce61" table:formula="oooc:=IF([.B66]&gt;0;1;0)+IF([.D66]&gt;0;1;0)+IF([.F66]&gt;0;1;0)+IF([.H66]&gt;0;1;0)+IF([.J66]&gt;0;1;0)+IF([.L66]&gt;0;1;0)+IF([.N66]&gt;0;1;0)+IF([.P66]&gt;0;1;0)+IF([.R66]&gt;0;1;0)+IF([.T66]&gt;0;1;0)+IF([.V66]&gt;0;1;0)+IF([.X66]&gt;0;1;0)" office:value-type="float" office:value="6">
            <text:p>6</text:p>
          </table:table-cell>
          <table:table-cell table:style-name="ce71" table:formula="oooc:=['5 _ Hawaiian'.R20]" office:value-type="float" office:value="24">
            <text:p>24</text:p>
          </table:table-cell>
          <table:table-cell table:style-name="ce24"/>
          <table:table-cell table:style-name="ce71" table:formula="oooc:=['5 _ Hawaiian'.R21]" office:value-type="float" office:value="24">
            <text:p>24</text:p>
          </table:table-cell>
          <table:table-cell table:style-name="ce24"/>
          <table:table-cell table:style-name="ce71" table:formula="oooc:=['5 _ Hawaiian'.R22]" office:value-type="float" office:value="21">
            <text:p>21</text:p>
          </table:table-cell>
          <table:table-cell table:style-name="ce24"/>
          <table:table-cell table:style-name="ce71" table:formula="oooc:=['5 _ Hawaiian'.R23]" office:value-type="float" office:value="18">
            <text:p>18</text:p>
          </table:table-cell>
          <table:table-cell table:style-name="ce24"/>
          <table:table-cell table:style-name="ce71" table:formula="oooc:=['5 _ Hawaiian'.R24]" office:value-type="float" office:value="16">
            <text:p>16</text:p>
          </table:table-cell>
          <table:table-cell table:style-name="ce24"/>
          <table:table-cell table:style-name="ce71" table:formula="oooc:=['5 _ Hawaiian'.R25]" office:value-type="float" office:value="18">
            <text:p>18</text:p>
          </table:table-cell>
          <table:table-cell table:style-name="ce24"/>
          <table:table-cell table:style-name="ce61" table:formula="oooc:=IF([.O66]&gt;0;1;0)+IF([.Q66]&gt;0;1;0)+IF([.S66]&gt;0;1;0)+IF([.U66]&gt;0;1;0)+IF([.W66]&gt;0;1;0)+IF([.Y66]&gt;0;1;0)+IF([.AA66]&gt;0;1;0)+IF([.AC66]&gt;0;1;0)+IF([.AE66]&gt;0;1;0)+IF([.AG66]&gt;0;1;0)+IF([.AI66]&gt;0;1;0)+IF([.AK66]&gt;0;1;0)" office:value-type="float" office:value="6">
            <text:p>6</text:p>
          </table:table-cell>
          <table:table-cell table:number-columns-repeated="217"/>
        </table:table-row>
        <table:table-row table:style-name="ro5">
          <table:table-cell table:style-name="ce42" office:value-type="float" office:value="49">
            <text:p>49</text:p>
          </table:table-cell>
          <table:table-cell table:formula="oooc:=['5 _ Hawaiian'.S3]" office:value-type="float" office:value="2">
            <text:p>2</text:p>
          </table:table-cell>
          <table:table-cell table:style-name="ce56"/>
          <table:table-cell table:formula="oooc:=['5 _ Hawaiian'.S4]" office:value-type="float" office:value="0">
            <text:p>0</text:p>
          </table:table-cell>
          <table:table-cell table:style-name="ce56"/>
          <table:table-cell table:formula="oooc:=['5 _ Hawaiian'.S5]" office:value-type="float" office:value="1">
            <text:p>1</text:p>
          </table:table-cell>
          <table:table-cell table:style-name="ce56"/>
          <table:table-cell table:formula="oooc:=['5 _ Hawaiian'.S6]" office:value-type="float" office:value="0">
            <text:p>0</text:p>
          </table:table-cell>
          <table:table-cell table:style-name="ce56"/>
          <table:table-cell table:formula="oooc:=['5 _ Hawaiian'.S7]" office:value-type="float" office:value="1">
            <text:p>1</text:p>
          </table:table-cell>
          <table:table-cell table:style-name="ce56"/>
          <table:table-cell table:formula="oooc:=['5 _ Hawaiian'.S8]" office:value-type="float" office:value="0">
            <text:p>0</text:p>
          </table:table-cell>
          <table:table-cell table:style-name="ce56"/>
          <table:table-cell table:formula="oooc:=['5 _ Hawaiian'.S9]" office:value-type="float" office:value="0">
            <text:p>0</text:p>
          </table:table-cell>
          <table:table-cell table:style-name="ce56"/>
          <table:table-cell table:formula="oooc:=['5 _ Hawaiian'.S10]" office:value-type="float" office:value="1">
            <text:p>1</text:p>
          </table:table-cell>
          <table:table-cell table:style-name="ce56"/>
          <table:table-cell table:formula="oooc:=['5 _ Hawaiian'.S11]" office:value-type="float" office:value="2">
            <text:p>2</text:p>
          </table:table-cell>
          <table:table-cell table:style-name="ce56"/>
          <table:table-cell table:formula="oooc:=['5 _ Hawaiian'.S12]" office:value-type="float" office:value="1">
            <text:p>1</text:p>
          </table:table-cell>
          <table:table-cell table:style-name="ce56"/>
          <table:table-cell table:formula="oooc:=['5 _ Hawaiian'.S13]" office:value-type="float" office:value="0">
            <text:p>0</text:p>
          </table:table-cell>
          <table:table-cell table:style-name="ce56"/>
          <table:table-cell table:formula="oooc:=['5 _ Hawaiian'.S14]" office:value-type="float" office:value="0">
            <text:p>0</text:p>
          </table:table-cell>
          <table:table-cell table:style-name="ce56"/>
          <table:table-cell table:style-name="ce61" table:formula="oooc:=IF([.B67]&gt;0;1;0)+IF([.D67]&gt;0;1;0)+IF([.F67]&gt;0;1;0)+IF([.H67]&gt;0;1;0)+IF([.J67]&gt;0;1;0)+IF([.L67]&gt;0;1;0)+IF([.N67]&gt;0;1;0)+IF([.P67]&gt;0;1;0)+IF([.R67]&gt;0;1;0)+IF([.T67]&gt;0;1;0)+IF([.V67]&gt;0;1;0)+IF([.X67]&gt;0;1;0)" office:value-type="float" office:value="6">
            <text:p>6</text:p>
          </table:table-cell>
          <table:table-cell table:style-name="ce71" table:formula="oooc:=['5 _ Hawaiian'.S20]" office:value-type="float" office:value="21">
            <text:p>21</text:p>
          </table:table-cell>
          <table:table-cell table:style-name="ce24"/>
          <table:table-cell table:style-name="ce71" table:formula="oooc:=['5 _ Hawaiian'.S21]" office:value-type="float" office:value="24">
            <text:p>24</text:p>
          </table:table-cell>
          <table:table-cell table:style-name="ce24"/>
          <table:table-cell table:style-name="ce71" table:formula="oooc:=['5 _ Hawaiian'.S22]" office:value-type="float" office:value="13">
            <text:p>13</text:p>
          </table:table-cell>
          <table:table-cell table:style-name="ce24"/>
          <table:table-cell table:style-name="ce71" table:formula="oooc:=['5 _ Hawaiian'.S23]" office:value-type="float" office:value="18">
            <text:p>18</text:p>
          </table:table-cell>
          <table:table-cell table:style-name="ce24"/>
          <table:table-cell table:style-name="ce71" table:formula="oooc:=['5 _ Hawaiian'.S24]" office:value-type="float" office:value="15">
            <text:p>15</text:p>
          </table:table-cell>
          <table:table-cell table:style-name="ce24"/>
          <table:table-cell table:style-name="ce71" table:formula="oooc:=['5 _ Hawaiian'.S25]" office:value-type="float" office:value="21">
            <text:p>21</text:p>
          </table:table-cell>
          <table:table-cell table:style-name="ce24"/>
          <table:table-cell table:style-name="ce61" table:formula="oooc:=IF([.O67]&gt;0;1;0)+IF([.Q67]&gt;0;1;0)+IF([.S67]&gt;0;1;0)+IF([.U67]&gt;0;1;0)+IF([.W67]&gt;0;1;0)+IF([.Y67]&gt;0;1;0)+IF([.AA67]&gt;0;1;0)+IF([.AC67]&gt;0;1;0)+IF([.AE67]&gt;0;1;0)+IF([.AG67]&gt;0;1;0)+IF([.AI67]&gt;0;1;0)+IF([.AK67]&gt;0;1;0)" office:value-type="float" office:value="6">
            <text:p>6</text:p>
          </table:table-cell>
          <table:table-cell table:number-columns-repeated="217"/>
        </table:table-row>
        <table:table-row table:style-name="ro5">
          <table:table-cell table:style-name="ce42" office:value-type="float" office:value="50">
            <text:p>50</text:p>
          </table:table-cell>
          <table:table-cell table:formula="oooc:=['5 _ Hawaiian'.T3]" office:value-type="float" office:value="0">
            <text:p>0</text:p>
          </table:table-cell>
          <table:table-cell table:style-name="ce56"/>
          <table:table-cell table:formula="oooc:=['5 _ Hawaiian'.T4]" office:value-type="float" office:value="1">
            <text:p>1</text:p>
          </table:table-cell>
          <table:table-cell table:style-name="ce56"/>
          <table:table-cell table:formula="oooc:=['5 _ Hawaiian'.T5]" office:value-type="float" office:value="0">
            <text:p>0</text:p>
          </table:table-cell>
          <table:table-cell table:style-name="ce56"/>
          <table:table-cell table:formula="oooc:=['5 _ Hawaiian'.T6]" office:value-type="float" office:value="2">
            <text:p>2</text:p>
          </table:table-cell>
          <table:table-cell table:style-name="ce56"/>
          <table:table-cell table:formula="oooc:=['5 _ Hawaiian'.T7]" office:value-type="float" office:value="0">
            <text:p>0</text:p>
          </table:table-cell>
          <table:table-cell table:style-name="ce56"/>
          <table:table-cell table:formula="oooc:=['5 _ Hawaiian'.T8]" office:value-type="float" office:value="2">
            <text:p>2</text:p>
          </table:table-cell>
          <table:table-cell table:style-name="ce56"/>
          <table:table-cell table:formula="oooc:=['5 _ Hawaiian'.T9]" office:value-type="float" office:value="0">
            <text:p>0</text:p>
          </table:table-cell>
          <table:table-cell table:style-name="ce56"/>
          <table:table-cell table:formula="oooc:=['5 _ Hawaiian'.T10]" office:value-type="float" office:value="1">
            <text:p>1</text:p>
          </table:table-cell>
          <table:table-cell table:style-name="ce56"/>
          <table:table-cell table:formula="oooc:=['5 _ Hawaiian'.T11]" office:value-type="float" office:value="1">
            <text:p>1</text:p>
          </table:table-cell>
          <table:table-cell table:style-name="ce56"/>
          <table:table-cell table:formula="oooc:=['5 _ Hawaiian'.T12]" office:value-type="float" office:value="0">
            <text:p>0</text:p>
          </table:table-cell>
          <table:table-cell table:style-name="ce56"/>
          <table:table-cell table:formula="oooc:=['5 _ Hawaiian'.T13]" office:value-type="float" office:value="1">
            <text:p>1</text:p>
          </table:table-cell>
          <table:table-cell table:style-name="ce56"/>
          <table:table-cell table:formula="oooc:=['5 _ Hawaiian'.T14]" office:value-type="float" office:value="2">
            <text:p>2</text:p>
          </table:table-cell>
          <table:table-cell table:style-name="ce56"/>
          <table:table-cell table:style-name="ce61" table:formula="oooc:=IF([.B68]&gt;0;1;0)+IF([.D68]&gt;0;1;0)+IF([.F68]&gt;0;1;0)+IF([.H68]&gt;0;1;0)+IF([.J68]&gt;0;1;0)+IF([.L68]&gt;0;1;0)+IF([.N68]&gt;0;1;0)+IF([.P68]&gt;0;1;0)+IF([.R68]&gt;0;1;0)+IF([.T68]&gt;0;1;0)+IF([.V68]&gt;0;1;0)+IF([.X68]&gt;0;1;0)" office:value-type="float" office:value="7">
            <text:p>7</text:p>
          </table:table-cell>
          <table:table-cell table:style-name="ce71" table:formula="oooc:=['5 _ Hawaiian'.T20]" office:value-type="float" office:value="24">
            <text:p>24</text:p>
          </table:table-cell>
          <table:table-cell table:style-name="ce24"/>
          <table:table-cell table:style-name="ce71" table:formula="oooc:=['5 _ Hawaiian'.T21]" office:value-type="float" office:value="24">
            <text:p>24</text:p>
          </table:table-cell>
          <table:table-cell table:style-name="ce24"/>
          <table:table-cell table:style-name="ce71" table:formula="oooc:=['5 _ Hawaiian'.T22]" office:value-type="float" office:value="21">
            <text:p>21</text:p>
          </table:table-cell>
          <table:table-cell table:style-name="ce24"/>
          <table:table-cell table:style-name="ce71" table:formula="oooc:=['5 _ Hawaiian'.T23]" office:value-type="float" office:value="18">
            <text:p>18</text:p>
          </table:table-cell>
          <table:table-cell table:style-name="ce24"/>
          <table:table-cell table:style-name="ce71" table:formula="oooc:=['5 _ Hawaiian'.T24]" office:value-type="float" office:value="27">
            <text:p>27</text:p>
          </table:table-cell>
          <table:table-cell table:style-name="ce24"/>
          <table:table-cell table:style-name="ce71" table:formula="oooc:=['5 _ Hawaiian'.T25]" office:value-type="float" office:value="18">
            <text:p>18</text:p>
          </table:table-cell>
          <table:table-cell table:style-name="ce24"/>
          <table:table-cell table:style-name="ce61" table:formula="oooc:=IF([.O68]&gt;0;1;0)+IF([.Q68]&gt;0;1;0)+IF([.S68]&gt;0;1;0)+IF([.U68]&gt;0;1;0)+IF([.W68]&gt;0;1;0)+IF([.Y68]&gt;0;1;0)+IF([.AA68]&gt;0;1;0)+IF([.AC68]&gt;0;1;0)+IF([.AE68]&gt;0;1;0)+IF([.AG68]&gt;0;1;0)+IF([.AI68]&gt;0;1;0)+IF([.AK68]&gt;0;1;0)" office:value-type="float" office:value="6">
            <text:p>6</text:p>
          </table:table-cell>
          <table:table-cell table:number-columns-repeated="217"/>
        </table:table-row>
        <table:table-row table:style-name="ro5">
          <table:table-cell table:style-name="ce43"/>
          <table:table-cell table:style-name="ce50" table:formula="oooc:=IF([.B59]&gt;0;1;0)+IF([.B60]&gt;0;1;0)+IF([.B61]&gt;0;1;0)+IF([.B62]&gt;0;1;0)+IF([.B63]&gt;0;1;0)+IF([.B64]&gt;0;1;0)+IF([.B65]&gt;0;1;0)+IF([.B66]&gt;0;1;0)+IF([.B67]&gt;0;1;0)+IF([.B68]&gt;0;1;0)" office:value-type="float" office:value="4">
            <text:p>4</text:p>
          </table:table-cell>
          <table:table-cell table:style-name="ce54"/>
          <table:table-cell table:style-name="ce50" table:formula="oooc:=IF([.D59]&gt;0;1;0)+IF([.D60]&gt;0;1;0)+IF([.D61]&gt;0;1;0)+IF([.D62]&gt;0;1;0)+IF([.D63]&gt;0;1;0)+IF([.D64]&gt;0;1;0)+IF([.D65]&gt;0;1;0)+IF([.D66]&gt;0;1;0)+IF([.D67]&gt;0;1;0)+IF([.D68]&gt;0;1;0)" office:value-type="float" office:value="4">
            <text:p>4</text:p>
          </table:table-cell>
          <table:table-cell table:style-name="ce54"/>
          <table:table-cell table:style-name="ce50" table:formula="oooc:=IF([.F59]&gt;0;1;0)+IF([.F60]&gt;0;1;0)+IF([.F61]&gt;0;1;0)+IF([.F62]&gt;0;1;0)+IF([.F63]&gt;0;1;0)+IF([.F64]&gt;0;1;0)+IF([.F65]&gt;0;1;0)+IF([.F66]&gt;0;1;0)+IF([.F67]&gt;0;1;0)+IF([.F68]&gt;0;1;0)" office:value-type="float" office:value="4">
            <text:p>4</text:p>
          </table:table-cell>
          <table:table-cell table:style-name="ce54"/>
          <table:table-cell table:style-name="ce50" table:formula="oooc:=IF([.H59]&gt;0;1;0)+IF([.H60]&gt;0;1;0)+IF([.H61]&gt;0;1;0)+IF([.H62]&gt;0;1;0)+IF([.H63]&gt;0;1;0)+IF([.H64]&gt;0;1;0)+IF([.H65]&gt;0;1;0)+IF([.H66]&gt;0;1;0)+IF([.H67]&gt;0;1;0)+IF([.H68]&gt;0;1;0)" office:value-type="float" office:value="4">
            <text:p>4</text:p>
          </table:table-cell>
          <table:table-cell table:style-name="ce54"/>
          <table:table-cell table:style-name="ce50" table:formula="oooc:=IF([.J59]&gt;0;1;0)+IF([.J60]&gt;0;1;0)+IF([.J61]&gt;0;1;0)+IF([.J62]&gt;0;1;0)+IF([.J63]&gt;0;1;0)+IF([.J64]&gt;0;1;0)+IF([.J65]&gt;0;1;0)+IF([.J66]&gt;0;1;0)+IF([.J67]&gt;0;1;0)+IF([.J68]&gt;0;1;0)" office:value-type="float" office:value="4">
            <text:p>4</text:p>
          </table:table-cell>
          <table:table-cell table:style-name="ce54"/>
          <table:table-cell table:style-name="ce50" table:formula="oooc:=IF([.L59]&gt;0;1;0)+IF([.L60]&gt;0;1;0)+IF([.L61]&gt;0;1;0)+IF([.L62]&gt;0;1;0)+IF([.L63]&gt;0;1;0)+IF([.L64]&gt;0;1;0)+IF([.L65]&gt;0;1;0)+IF([.L66]&gt;0;1;0)+IF([.L67]&gt;0;1;0)+IF([.L68]&gt;0;1;0)" office:value-type="float" office:value="4">
            <text:p>4</text:p>
          </table:table-cell>
          <table:table-cell table:style-name="ce54"/>
          <table:table-cell table:style-name="ce50" table:formula="oooc:=IF([.N59]&gt;0;1;0)+IF([.N60]&gt;0;1;0)+IF([.N61]&gt;0;1;0)+IF([.N62]&gt;0;1;0)+IF([.N63]&gt;0;1;0)+IF([.N64]&gt;0;1;0)+IF([.N65]&gt;0;1;0)+IF([.N66]&gt;0;1;0)+IF([.N67]&gt;0;1;0)+IF([.N68]&gt;0;1;0)" office:value-type="float" office:value="4">
            <text:p>4</text:p>
          </table:table-cell>
          <table:table-cell table:style-name="ce54"/>
          <table:table-cell table:style-name="ce50" table:formula="oooc:=IF([.P59]&gt;0;1;0)+IF([.P60]&gt;0;1;0)+IF([.P61]&gt;0;1;0)+IF([.P62]&gt;0;1;0)+IF([.P63]&gt;0;1;0)+IF([.P64]&gt;0;1;0)+IF([.P65]&gt;0;1;0)+IF([.P66]&gt;0;1;0)+IF([.P67]&gt;0;1;0)+IF([.P68]&gt;0;1;0)" office:value-type="float" office:value="4">
            <text:p>4</text:p>
          </table:table-cell>
          <table:table-cell table:style-name="ce54"/>
          <table:table-cell table:style-name="ce50" table:formula="oooc:=IF([.R59]&gt;0;1;0)+IF([.R60]&gt;0;1;0)+IF([.R61]&gt;0;1;0)+IF([.R62]&gt;0;1;0)+IF([.R63]&gt;0;1;0)+IF([.R64]&gt;0;1;0)+IF([.R65]&gt;0;1;0)+IF([.R66]&gt;0;1;0)+IF([.R67]&gt;0;1;0)+IF([.R68]&gt;0;1;0)" office:value-type="float" office:value="4">
            <text:p>4</text:p>
          </table:table-cell>
          <table:table-cell table:style-name="ce54"/>
          <table:table-cell table:style-name="ce50" table:formula="oooc:=IF([.T59]&gt;0;1;0)+IF([.T60]&gt;0;1;0)+IF([.T61]&gt;0;1;0)+IF([.T62]&gt;0;1;0)+IF([.T63]&gt;0;1;0)+IF([.T64]&gt;0;1;0)+IF([.T65]&gt;0;1;0)+IF([.T66]&gt;0;1;0)+IF([.T67]&gt;0;1;0)+IF([.T68]&gt;0;1;0)" office:value-type="float" office:value="4">
            <text:p>4</text:p>
          </table:table-cell>
          <table:table-cell table:style-name="ce54"/>
          <table:table-cell table:style-name="ce50" table:formula="oooc:=IF([.V59]&gt;0;1;0)+IF([.V60]&gt;0;1;0)+IF([.V61]&gt;0;1;0)+IF([.V62]&gt;0;1;0)+IF([.V63]&gt;0;1;0)+IF([.V64]&gt;0;1;0)+IF([.V65]&gt;0;1;0)+IF([.V66]&gt;0;1;0)+IF([.V67]&gt;0;1;0)+IF([.V68]&gt;0;1;0)" office:value-type="float" office:value="4">
            <text:p>4</text:p>
          </table:table-cell>
          <table:table-cell table:style-name="ce54"/>
          <table:table-cell table:style-name="ce50" table:formula="oooc:=IF([.X59]&gt;0;1;0)+IF([.X60]&gt;0;1;0)+IF([.X61]&gt;0;1;0)+IF([.X62]&gt;0;1;0)+IF([.X63]&gt;0;1;0)+IF([.X64]&gt;0;1;0)+IF([.X65]&gt;0;1;0)+IF([.X66]&gt;0;1;0)+IF([.X67]&gt;0;1;0)+IF([.X68]&gt;0;1;0)" office:value-type="float" office:value="4">
            <text:p>4</text:p>
          </table:table-cell>
          <table:table-cell table:style-name="ce54"/>
          <table:table-cell table:style-name="ce62"/>
          <table:table-cell table:style-name="ce72" table:formula="oooc:=IF([.AA59]&gt;0;1;0)+IF([.AA60]&gt;0;1;0)+IF([.AA61]&gt;0;1;0)+IF([.AA62]&gt;0;1;0)+IF([.AA63]&gt;0;1;0)+IF([.AA64]&gt;0;1;0)+IF([.AA65]&gt;0;1;0)+IF([.AA66]&gt;0;1;0)+IF([.AA67]&gt;0;1;0)+IF([.AA68]&gt;0;1;0)" office:value-type="float" office:value="8">
            <text:p>8</text:p>
          </table:table-cell>
          <table:table-cell table:style-name="ce73"/>
          <table:table-cell table:style-name="ce50" table:formula="oooc:=IF([.AC59]&gt;0;1;0)+IF([.AC60]&gt;0;1;0)+IF([.AC61]&gt;0;1;0)+IF([.AC62]&gt;0;1;0)+IF([.AC63]&gt;0;1;0)+IF([.AC64]&gt;0;1;0)+IF([.AC65]&gt;0;1;0)+IF([.AC66]&gt;0;1;0)+IF([.AC67]&gt;0;1;0)+IF([.AC68]&gt;0;1;0)" office:value-type="float" office:value="9">
            <text:p>9</text:p>
          </table:table-cell>
          <table:table-cell table:style-name="ce73"/>
          <table:table-cell table:style-name="ce50" table:formula="oooc:=IF([.AE59]&gt;0;1;0)+IF([.AE60]&gt;0;1;0)+IF([.AE61]&gt;0;1;0)+IF([.AE62]&gt;0;1;0)+IF([.AE63]&gt;0;1;0)+IF([.AE64]&gt;0;1;0)+IF([.AE65]&gt;0;1;0)+IF([.AE66]&gt;0;1;0)+IF([.AE67]&gt;0;1;0)+IF([.AE68]&gt;0;1;0)" office:value-type="float" office:value="9">
            <text:p>9</text:p>
          </table:table-cell>
          <table:table-cell table:style-name="ce73"/>
          <table:table-cell table:style-name="ce50" table:formula="oooc:=IF([.AG59]&gt;0;1;0)+IF([.AG60]&gt;0;1;0)+IF([.AG61]&gt;0;1;0)+IF([.AG62]&gt;0;1;0)+IF([.AG63]&gt;0;1;0)+IF([.AG64]&gt;0;1;0)+IF([.AG65]&gt;0;1;0)+IF([.AG66]&gt;0;1;0)+IF([.AG67]&gt;0;1;0)+IF([.AG68]&gt;0;1;0)" office:value-type="float" office:value="9">
            <text:p>9</text:p>
          </table:table-cell>
          <table:table-cell table:style-name="ce73"/>
          <table:table-cell table:style-name="ce50" table:formula="oooc:=IF([.AI59]&gt;0;1;0)+IF([.AI60]&gt;0;1;0)+IF([.AI61]&gt;0;1;0)+IF([.AI62]&gt;0;1;0)+IF([.AI63]&gt;0;1;0)+IF([.AI64]&gt;0;1;0)+IF([.AI65]&gt;0;1;0)+IF([.AI66]&gt;0;1;0)+IF([.AI67]&gt;0;1;0)+IF([.AI68]&gt;0;1;0)" office:value-type="float" office:value="8">
            <text:p>8</text:p>
          </table:table-cell>
          <table:table-cell table:style-name="ce73"/>
          <table:table-cell table:style-name="ce50" table:formula="oooc:=IF([.AK59]&gt;0;1;0)+IF([.AK60]&gt;0;1;0)+IF([.AK61]&gt;0;1;0)+IF([.AK62]&gt;0;1;0)+IF([.AK63]&gt;0;1;0)+IF([.AK64]&gt;0;1;0)+IF([.AK65]&gt;0;1;0)+IF([.AK66]&gt;0;1;0)+IF([.AK67]&gt;0;1;0)+IF([.AK68]&gt;0;1;0)" office:value-type="float" office:value="9">
            <text:p>9</text:p>
          </table:table-cell>
          <table:table-cell table:style-name="ce73"/>
          <table:table-cell/>
          <table:table-cell table:style-name="ce73" table:number-columns-repeated="217"/>
        </table:table-row>
        <table:table-row table:style-name="ro2">
          <table:table-cell table:style-name="ce45"/>
          <table:table-cell table:style-name="ce28" table:number-columns-repeated="24"/>
          <table:table-cell table:style-name="ce64"/>
          <table:table-cell table:style-name="ce68"/>
          <table:table-cell table:style-name="ce28" table:number-columns-repeated="11"/>
          <table:table-cell table:style-name="ce75"/>
          <table:table-cell table:style-name="ce28" table:number-columns-repeated="213"/>
          <table:table-cell table:number-columns-repeated="4"/>
        </table:table-row>
        <table:table-row table:style-name="ro2" table:number-rows-repeated="2">
          <table:table-cell table:style-name="ce24"/>
          <table:table-cell table:number-columns-repeated="255"/>
        </table:table-row>
        <table:table-row table:style-name="ro2">
          <table:table-cell table:number-columns-repeated="256"/>
        </table:table-row>
        <table:table-row table:style-name="ro6">
          <table:table-cell table:number-columns-repeated="256"/>
        </table:table-row>
        <table:table-row table:style-name="ro2" table:number-rows-repeated="6">
          <table:table-cell table:number-columns-repeated="256"/>
        </table:table-row>
        <table:table-row table:style-name="ro2">
          <table:table-cell table:style-name="ce24">
            <table:cell-range-source table:name="a" xlink:href="../Level%20Progress.ods" table:filter-name="calc8" table:last-column-spanned="1" table:last-row-spanned="1"/>
          </table:table-cell>
          <table:table-cell table:number-columns-repeated="255"/>
        </table:table-row>
        <table:table-row table:style-name="ro2" table:number-rows-repeated="3">
          <table:table-cell table:number-columns-repeated="256"/>
        </table:table-row>
        <table:table-row table:style-name="ro2" table:number-rows-repeated="203">
          <table:table-cell table:style-name="ce24"/>
          <table:table-cell table:number-columns-repeated="255"/>
        </table:table-row>
        <table:table-row table:style-name="ro2" table:number-rows-repeated="65248">
          <table:table-cell table:number-columns-repeated="256"/>
        </table:table-row>
        <table:table-row table:style-name="ro2">
          <table:table-cell table:number-columns-repeated="256"/>
        </table:table-row>
      </table:table>
      <table:table table:name="1 _ American" table:style-name="ta1" table:print="false">
        <table:table-column table:style-name="co12" table:default-cell-style-name="ce2"/>
        <table:table-column table:style-name="co8" table:number-columns-repeated="6" table:default-cell-style-name="ce2"/>
        <table:table-column table:style-name="co8" table:default-cell-style-name="ce85"/>
        <table:table-column table:style-name="co5" table:default-cell-style-name="ce2"/>
        <table:table-column table:style-name="co12" table:default-cell-style-name="ce2"/>
        <table:table-column table:style-name="co8" table:number-columns-repeated="10" table:default-cell-style-name="ce2"/>
        <table:table-column table:style-name="co8" table:default-cell-style-name="ce85"/>
        <table:table-column table:style-name="co8" table:default-cell-style-name="ce2"/>
        <table:table-column table:style-name="co5" table:number-columns-repeated="232" table:default-cell-style-name="ce2"/>
        <table:table-row table:style-name="ro7">
          <table:table-cell table:style-name="ce77"/>
          <table:table-cell table:style-name="ce1" office:value-type="string" table:number-columns-spanned="6" table:number-rows-spanned="1">
            <text:p>Кухня</text:p>
          </table:table-cell>
          <table:covered-table-cell table:number-columns-repeated="5"/>
          <table:table-cell table:number-columns-repeated="3"/>
          <table:table-cell table:style-name="ce1" office:value-type="string" table:number-columns-spanned="10" table:number-rows-spanned="1">
            <text:p>Уровни</text:p>
          </table:table-cell>
          <table:covered-table-cell table:number-columns-repeated="9"/>
          <table:table-cell table:number-columns-repeated="234"/>
        </table:table-row>
        <table:table-row table:style-name="ro8">
          <table:table-cell table:style-name="ce78" office:value-type="string">
            <text:p>Название</text:p>
          </table:table-cell>
          <table:table-cell table:style-name="ce80" office:value-type="string">
            <text:p>meat</text:p>
          </table:table-cell>
          <table:table-cell table:style-name="ce80" office:value-type="string">
            <text:p>pasta</text:p>
          </table:table-cell>
          <table:table-cell table:style-name="ce80" office:value-type="string">
            <text:p>pumpkin</text:p>
          </table:table-cell>
          <table:table-cell table:style-name="ce80" office:value-type="string">
            <text:p>tomato</text:p>
          </table:table-cell>
          <table:table-cell table:style-name="ce80" office:value-type="string">
            <text:p>milk</text:p>
          </table:table-cell>
          <table:table-cell table:style-name="ce80" office:value-type="string">
            <text:p>pineapple</text:p>
          </table:table-cell>
          <table:table-cell table:style-name="ce86"/>
          <table:table-cell/>
          <table:table-cell table:style-name="ce90" office:value-type="string">
            <text:p>Название</text:p>
          </table:table-cell>
          <table:table-cell table:style-name="ce90" office:value-type="float" office:value="1">
            <text:p>1</text:p>
          </table:table-cell>
          <table:table-cell table:style-name="ce90" office:value-type="float" office:value="2">
            <text:p>2</text:p>
          </table:table-cell>
          <table:table-cell table:style-name="ce90" office:value-type="float" office:value="3">
            <text:p>3</text:p>
          </table:table-cell>
          <table:table-cell table:style-name="ce90" office:value-type="float" office:value="4">
            <text:p>4</text:p>
          </table:table-cell>
          <table:table-cell table:style-name="ce90" office:value-type="float" office:value="5">
            <text:p>5</text:p>
          </table:table-cell>
          <table:table-cell table:style-name="ce90" office:value-type="float" office:value="6">
            <text:p>6</text:p>
          </table:table-cell>
          <table:table-cell table:style-name="ce90" office:value-type="float" office:value="7">
            <text:p>7</text:p>
          </table:table-cell>
          <table:table-cell table:style-name="ce90" office:value-type="float" office:value="8">
            <text:p>8</text:p>
          </table:table-cell>
          <table:table-cell table:style-name="ce90" office:value-type="float" office:value="9">
            <text:p>9</text:p>
          </table:table-cell>
          <table:table-cell table:style-name="ce90" office:value-type="float" office:value="10">
            <text:p>10</text:p>
          </table:table-cell>
          <table:table-cell/>
          <table:table-cell office:value-type="string">
            <text:p>s</text:p>
          </table:table-cell>
          <table:table-cell table:number-columns-repeated="232"/>
        </table:table-row>
        <table:table-row table:style-name="ro9">
          <table:table-cell table:style-name="ce79" office:value-type="string">
            <text:p>Squash with Tomato Sauce</text:p>
          </table:table-cell>
          <table:table-cell table:number-columns-repeated="2" table:style-name="ce81"/>
          <table:table-cell table:style-name="ce82" office:value-type="float" office:value="8">
            <text:p>8</text:p>
          </table:table-cell>
          <table:table-cell table:style-name="ce82" office:value-type="float" office:value="5">
            <text:p>5</text:p>
          </table:table-cell>
          <table:table-cell table:number-columns-repeated="2" table:style-name="ce82"/>
          <table:table-cell table:style-name="ce87" table:formula="oooc:=SUM([.B3:.G3])" office:value-type="float" office:value="13">
            <text:p>13</text:p>
          </table:table-cell>
          <table:table-cell/>
          <table:table-cell table:style-name="ce79" table:formula="oooc:=[.A3]" office:value-type="string" office:string-value="Squash with Tomato Sauce">
            <text:p>Squash with Tomato Sauce</text:p>
          </table:table-cell>
          <table:table-cell table:number-columns-repeated="6" table:style-name="ce94"/>
          <table:table-cell table:style-name="ce94" office:value-type="float" office:value="3">
            <text:p>3</text:p>
          </table:table-cell>
          <table:table-cell table:number-columns-repeated="2" table:style-name="ce94"/>
          <table:table-cell table:style-name="ce94" office:value-type="float" office:value="2">
            <text:p>2</text:p>
          </table:table-cell>
          <table:table-cell table:style-name="ce99" table:formula="oooc:=IF([.K3]&gt;0;1;0)+IF([.L3]&gt;0;1;0)+IF([.M3]&gt;0;1;0)+IF([.N3]&gt;0;1;0)+IF([.O3]&gt;0;1;0)+IF([.P3]&gt;0;1;0)+IF([.Q3]&gt;0;1;0)+IF([.R3]&gt;0;1;0)+IF([.S3]&gt;0;1;0)+IF([.T3]&gt;0;1;0)" office:value-type="float" office:value="2">
            <text:p>2</text:p>
          </table:table-cell>
          <table:table-cell table:formula="oooc:=SUM([.K3:.T3])" office:value-type="float" office:value="5">
            <text:p>5</text:p>
          </table:table-cell>
          <table:table-cell table:number-columns-repeated="232"/>
        </table:table-row>
        <table:table-row table:style-name="ro9">
          <table:table-cell table:style-name="ce79" office:value-type="string">
            <text:p>Chicken Squash Stir-Fry</text:p>
          </table:table-cell>
          <table:table-cell table:style-name="ce81" office:value-type="float" office:value="5">
            <text:p>5</text:p>
          </table:table-cell>
          <table:table-cell table:style-name="ce82"/>
          <table:table-cell table:style-name="ce81" office:value-type="float" office:value="8">
            <text:p>8</text:p>
          </table:table-cell>
          <table:table-cell table:number-columns-repeated="3" table:style-name="ce82"/>
          <table:table-cell table:style-name="ce87" table:formula="oooc:=SUM([.B4:.G4])" office:value-type="float" office:value="13">
            <text:p>13</text:p>
          </table:table-cell>
          <table:table-cell/>
          <table:table-cell table:style-name="ce79" table:formula="oooc:=[.A4]" office:value-type="string" office:string-value="Chicken Squash Stir-Fry">
            <text:p>Chicken Squash Stir-Fry</text:p>
          </table:table-cell>
          <table:table-cell table:number-columns-repeated="4" table:style-name="ce94"/>
          <table:table-cell table:style-name="ce94" office:value-type="float" office:value="1">
            <text:p>1</text:p>
          </table:table-cell>
          <table:table-cell table:number-columns-repeated="2" table:style-name="ce94"/>
          <table:table-cell table:style-name="ce94" office:value-type="float" office:value="2">
            <text:p>2</text:p>
          </table:table-cell>
          <table:table-cell table:style-name="ce94" office:value-type="float" office:value="3">
            <text:p>3</text:p>
          </table:table-cell>
          <table:table-cell table:style-name="ce94" office:value-type="float" office:value="2">
            <text:p>2</text:p>
          </table:table-cell>
          <table:table-cell table:style-name="ce99" table:formula="oooc:=IF([.K4]&gt;0;1;0)+IF([.L4]&gt;0;1;0)+IF([.M4]&gt;0;1;0)+IF([.N4]&gt;0;1;0)+IF([.O4]&gt;0;1;0)+IF([.P4]&gt;0;1;0)+IF([.Q4]&gt;0;1;0)+IF([.R4]&gt;0;1;0)+IF([.S4]&gt;0;1;0)+IF([.T4]&gt;0;1;0)" office:value-type="float" office:value="4">
            <text:p>4</text:p>
          </table:table-cell>
          <table:table-cell table:formula="oooc:=SUM([.K4:.T4])" office:value-type="float" office:value="8">
            <text:p>8</text:p>
          </table:table-cell>
          <table:table-cell table:style-name="ce13" table:number-columns-repeated="2"/>
          <table:table-cell table:number-columns-repeated="230"/>
        </table:table-row>
        <table:table-row table:style-name="ro9">
          <table:table-cell table:style-name="ce79" office:value-type="string">
            <text:p>Pasta with Tomato Sauce</text:p>
          </table:table-cell>
          <table:table-cell table:style-name="ce82"/>
          <table:table-cell table:style-name="ce81" office:value-type="float" office:value="7">
            <text:p>7</text:p>
          </table:table-cell>
          <table:table-cell table:style-name="ce82"/>
          <table:table-cell table:style-name="ce82" office:value-type="float" office:value="6">
            <text:p>6</text:p>
          </table:table-cell>
          <table:table-cell table:style-name="ce82"/>
          <table:table-cell table:style-name="ce81"/>
          <table:table-cell table:style-name="ce87" table:formula="oooc:=SUM([.B5:.G5])" office:value-type="float" office:value="13">
            <text:p>13</text:p>
          </table:table-cell>
          <table:table-cell/>
          <table:table-cell table:style-name="ce79" table:formula="oooc:=[.A5]" office:value-type="string" office:string-value="Pasta with Tomato Sauce">
            <text:p>Pasta with Tomato Sauce</text:p>
          </table:table-cell>
          <table:table-cell table:number-columns-repeated="5" table:style-name="ce94"/>
          <table:table-cell table:number-columns-repeated="2" table:style-name="ce94" office:value-type="float" office:value="2">
            <text:p>2</text:p>
          </table:table-cell>
          <table:table-cell table:number-columns-repeated="2" table:style-name="ce94"/>
          <table:table-cell table:style-name="ce94" office:value-type="float" office:value="2">
            <text:p>2</text:p>
          </table:table-cell>
          <table:table-cell table:style-name="ce99"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8" table:number-columns-repeated="2"/>
          <table:table-cell table:number-columns-repeated="230"/>
        </table:table-row>
        <table:table-row table:style-name="ro9">
          <table:table-cell table:style-name="ce79" office:value-type="string">
            <text:p>Pineapple Tomato Salad</text:p>
          </table:table-cell>
          <table:table-cell table:number-columns-repeated="3" table:style-name="ce82"/>
          <table:table-cell table:style-name="ce81" office:value-type="float" office:value="6">
            <text:p>6</text:p>
          </table:table-cell>
          <table:table-cell table:style-name="ce81"/>
          <table:table-cell table:style-name="ce82" office:value-type="float" office:value="7">
            <text:p>7</text:p>
          </table:table-cell>
          <table:table-cell table:style-name="ce87" table:formula="oooc:=SUM([.B6:.G6])" office:value-type="float" office:value="13">
            <text:p>13</text:p>
          </table:table-cell>
          <table:table-cell/>
          <table:table-cell table:style-name="ce79" table:formula="oooc:=[.A6]" office:value-type="string" office:string-value="Pineapple Tomato Salad">
            <text:p>Pineapple Tomato Salad</text:p>
          </table:table-cell>
          <table:table-cell table:style-name="ce94"/>
          <table:table-cell table:style-name="ce94" office:value-type="float" office:value="3">
            <text:p>3</text:p>
          </table:table-cell>
          <table:table-cell table:style-name="ce94" office:value-type="float" office:value="2">
            <text:p>2</text:p>
          </table:table-cell>
          <table:table-cell table:number-columns-repeated="2" table:style-name="ce94"/>
          <table:table-cell table:style-name="ce94" office:value-type="float" office:value="2">
            <text:p>2</text:p>
          </table:table-cell>
          <table:table-cell table:number-columns-repeated="4" table:style-name="ce94"/>
          <table:table-cell table:style-name="ce99" table:formula="oooc:=IF([.K6]&gt;0;1;0)+IF([.L6]&gt;0;1;0)+IF([.M6]&gt;0;1;0)+IF([.N6]&gt;0;1;0)+IF([.O6]&gt;0;1;0)+IF([.P6]&gt;0;1;0)+IF([.Q6]&gt;0;1;0)+IF([.R6]&gt;0;1;0)+IF([.S6]&gt;0;1;0)+IF([.T6]&gt;0;1;0)" office:value-type="float" office:value="3">
            <text:p>3</text:p>
          </table:table-cell>
          <table:table-cell table:formula="oooc:=SUM([.K6:.T6])" office:value-type="float" office:value="7">
            <text:p>7</text:p>
          </table:table-cell>
          <table:table-cell table:style-name="ce8" table:number-columns-repeated="2"/>
          <table:table-cell table:number-columns-repeated="230"/>
        </table:table-row>
        <table:table-row table:style-name="ro9">
          <table:table-cell table:style-name="ce79" office:value-type="string">
            <text:p>Caribbean Spice Chicken</text:p>
          </table:table-cell>
          <table:table-cell table:style-name="ce81" office:value-type="float" office:value="8">
            <text:p>8</text:p>
          </table:table-cell>
          <table:table-cell table:style-name="ce81"/>
          <table:table-cell table:number-columns-repeated="3" table:style-name="ce82"/>
          <table:table-cell table:style-name="ce81" office:value-type="float" office:value="5">
            <text:p>5</text:p>
          </table:table-cell>
          <table:table-cell table:style-name="ce87" table:formula="oooc:=SUM([.B7:.G7])" office:value-type="float" office:value="13">
            <text:p>13</text:p>
          </table:table-cell>
          <table:table-cell/>
          <table:table-cell table:style-name="ce79" table:formula="oooc:=[.A7]" office:value-type="string" office:string-value="Caribbean Spice Chicken">
            <text:p>Caribbean Spice Chicken</text:p>
          </table:table-cell>
          <table:table-cell table:number-columns-repeated="2" table:style-name="ce94"/>
          <table:table-cell table:style-name="ce94" office:value-type="float" office:value="3">
            <text:p>3</text:p>
          </table:table-cell>
          <table:table-cell table:number-columns-repeated="2" table:style-name="ce94" office:value-type="float" office:value="1">
            <text:p>1</text:p>
          </table:table-cell>
          <table:table-cell table:style-name="ce94" office:value-type="float" office:value="2">
            <text:p>2</text:p>
          </table:table-cell>
          <table:table-cell table:number-columns-repeated="2" table:style-name="ce94"/>
          <table:table-cell table:style-name="ce94" office:value-type="float" office:value="1">
            <text:p>1</text:p>
          </table:table-cell>
          <table:table-cell table:style-name="ce94"/>
          <table:table-cell table:style-name="ce99" table:formula="oooc:=IF([.K7]&gt;0;1;0)+IF([.L7]&gt;0;1;0)+IF([.M7]&gt;0;1;0)+IF([.N7]&gt;0;1;0)+IF([.O7]&gt;0;1;0)+IF([.P7]&gt;0;1;0)+IF([.Q7]&gt;0;1;0)+IF([.R7]&gt;0;1;0)+IF([.S7]&gt;0;1;0)+IF([.T7]&gt;0;1;0)" office:value-type="float" office:value="5">
            <text:p>5</text:p>
          </table:table-cell>
          <table:table-cell table:formula="oooc:=SUM([.K7:.T7])" office:value-type="float" office:value="8">
            <text:p>8</text:p>
          </table:table-cell>
          <table:table-cell table:style-name="ce8" table:number-columns-repeated="2"/>
          <table:table-cell table:number-columns-repeated="230"/>
        </table:table-row>
        <table:table-row table:style-name="ro9">
          <table:table-cell table:style-name="ce79" office:value-type="string">
            <text:p>Crispy Baked Chicken</text:p>
          </table:table-cell>
          <table:table-cell table:style-name="ce81" office:value-type="float" office:value="8">
            <text:p>8</text:p>
          </table:table-cell>
          <table:table-cell table:number-columns-repeated="3" table:style-name="ce82"/>
          <table:table-cell table:style-name="ce81" office:value-type="float" office:value="5">
            <text:p>5</text:p>
          </table:table-cell>
          <table:table-cell table:style-name="ce81"/>
          <table:table-cell table:style-name="ce87" table:formula="oooc:=SUM([.B8:.G8])" office:value-type="float" office:value="13">
            <text:p>13</text:p>
          </table:table-cell>
          <table:table-cell/>
          <table:table-cell table:style-name="ce79" table:formula="oooc:=[.A8]" office:value-type="string" office:string-value="Crispy Baked Chicken">
            <text:p>Crispy Baked Chicken</text:p>
          </table:table-cell>
          <table:table-cell table:number-columns-repeated="3" table:style-name="ce95"/>
          <table:table-cell table:style-name="ce95" office:value-type="float" office:value="2">
            <text:p>2</text:p>
          </table:table-cell>
          <table:table-cell table:style-name="ce95" office:value-type="float" office:value="1">
            <text:p>1</text:p>
          </table:table-cell>
          <table:table-cell table:number-columns-repeated="2" table:style-name="ce95"/>
          <table:table-cell table:number-columns-repeated="2" table:style-name="ce95" office:value-type="float" office:value="2">
            <text:p>2</text:p>
          </table:table-cell>
          <table:table-cell table:style-name="ce95" office:value-type="float" office:value="3">
            <text:p>3</text:p>
          </table:table-cell>
          <table:table-cell table:style-name="ce99" table:formula="oooc:=IF([.K8]&gt;0;1;0)+IF([.L8]&gt;0;1;0)+IF([.M8]&gt;0;1;0)+IF([.N8]&gt;0;1;0)+IF([.O8]&gt;0;1;0)+IF([.P8]&gt;0;1;0)+IF([.Q8]&gt;0;1;0)+IF([.R8]&gt;0;1;0)+IF([.S8]&gt;0;1;0)+IF([.T8]&gt;0;1;0)" office:value-type="float" office:value="5">
            <text:p>5</text:p>
          </table:table-cell>
          <table:table-cell table:formula="oooc:=SUM([.K8:.T8])" office:value-type="float" office:value="10">
            <text:p>10</text:p>
          </table:table-cell>
          <table:table-cell table:style-name="ce8" table:number-columns-repeated="2"/>
          <table:table-cell table:number-columns-repeated="230"/>
        </table:table-row>
        <table:table-row table:style-name="ro9">
          <table:table-cell table:style-name="ce79" office:value-type="string">
            <text:p>Pineapple Lasagna</text:p>
          </table:table-cell>
          <table:table-cell table:style-name="ce82"/>
          <table:table-cell table:style-name="ce81" office:value-type="float" office:value="6">
            <text:p>6</text:p>
          </table:table-cell>
          <table:table-cell table:number-columns-repeated="2" table:style-name="ce81"/>
          <table:table-cell table:number-columns-repeated="2" table:style-name="ce82" office:value-type="float" office:value="6">
            <text:p>6</text:p>
          </table:table-cell>
          <table:table-cell table:style-name="ce87" table:formula="oooc:=SUM([.B9:.G9])" office:value-type="float" office:value="18">
            <text:p>18</text:p>
          </table:table-cell>
          <table:table-cell/>
          <table:table-cell table:style-name="ce79" table:formula="oooc:=[.A9]" office:value-type="string" office:string-value="Pineapple Lasagna">
            <text:p>Pineapple Lasagna</text:p>
          </table:table-cell>
          <table:table-cell table:number-columns-repeated="3" table:style-name="ce94"/>
          <table:table-cell table:style-name="ce94" office:value-type="float" office:value="2">
            <text:p>2</text:p>
          </table:table-cell>
          <table:table-cell table:number-columns-repeated="3" table:style-name="ce94"/>
          <table:table-cell table:style-name="ce94" office:value-type="float" office:value="1">
            <text:p>1</text:p>
          </table:table-cell>
          <table:table-cell table:style-name="ce94" office:value-type="float" office:value="2">
            <text:p>2</text:p>
          </table:table-cell>
          <table:table-cell table:style-name="ce94"/>
          <table:table-cell table:style-name="ce99" table:formula="oooc:=IF([.K9]&gt;0;1;0)+IF([.L9]&gt;0;1;0)+IF([.M9]&gt;0;1;0)+IF([.N9]&gt;0;1;0)+IF([.O9]&gt;0;1;0)+IF([.P9]&gt;0;1;0)+IF([.Q9]&gt;0;1;0)+IF([.R9]&gt;0;1;0)+IF([.S9]&gt;0;1;0)+IF([.T9]&gt;0;1;0)" office:value-type="float" office:value="3">
            <text:p>3</text:p>
          </table:table-cell>
          <table:table-cell table:formula="oooc:=SUM([.K9:.T9])" office:value-type="float" office:value="5">
            <text:p>5</text:p>
          </table:table-cell>
          <table:table-cell table:style-name="ce8" table:number-columns-repeated="2"/>
          <table:table-cell table:number-columns-repeated="230"/>
        </table:table-row>
        <table:table-row table:style-name="ro9">
          <table:table-cell table:style-name="ce79" office:value-type="string">
            <text:p>Hubbard Squash Soup Du Jour</text:p>
          </table:table-cell>
          <table:table-cell table:style-name="ce81" office:value-type="float" office:value="4">
            <text:p>4</text:p>
          </table:table-cell>
          <table:table-cell table:style-name="ce81"/>
          <table:table-cell table:style-name="ce81" office:value-type="float" office:value="8">
            <text:p>8</text:p>
          </table:table-cell>
          <table:table-cell table:style-name="ce81"/>
          <table:table-cell table:style-name="ce81" office:value-type="float" office:value="6">
            <text:p>6</text:p>
          </table:table-cell>
          <table:table-cell table:style-name="ce81"/>
          <table:table-cell table:style-name="ce87" table:formula="oooc:=SUM([.B10:.G10])" office:value-type="float" office:value="18">
            <text:p>18</text:p>
          </table:table-cell>
          <table:table-cell/>
          <table:table-cell table:style-name="ce79" table:formula="oooc:=[.A10]" office:value-type="string" office:string-value="Hubbard Squash Soup Du Jour">
            <text:p>Hubbard Squash Soup Du Jour</text:p>
          </table:table-cell>
          <table:table-cell table:number-columns-repeated="4" table:style-name="ce94"/>
          <table:table-cell table:style-name="ce94" office:value-type="float" office:value="2">
            <text:p>2</text:p>
          </table:table-cell>
          <table:table-cell table:style-name="ce94"/>
          <table:table-cell table:number-columns-repeated="3" table:style-name="ce94" office:value-type="float" office:value="1">
            <text:p>1</text:p>
          </table:table-cell>
          <table:table-cell table:style-name="ce94"/>
          <table:table-cell table:style-name="ce99" table:formula="oooc:=IF([.K10]&gt;0;1;0)+IF([.L10]&gt;0;1;0)+IF([.M10]&gt;0;1;0)+IF([.N10]&gt;0;1;0)+IF([.O10]&gt;0;1;0)+IF([.P10]&gt;0;1;0)+IF([.Q10]&gt;0;1;0)+IF([.R10]&gt;0;1;0)+IF([.S10]&gt;0;1;0)+IF([.T10]&gt;0;1;0)" office:value-type="float" office:value="4">
            <text:p>4</text:p>
          </table:table-cell>
          <table:table-cell table:formula="oooc:=SUM([.K10:.T10])" office:value-type="float" office:value="5">
            <text:p>5</text:p>
          </table:table-cell>
          <table:table-cell table:style-name="ce8" table:number-columns-repeated="2"/>
          <table:table-cell table:number-columns-repeated="230"/>
        </table:table-row>
        <table:table-row table:style-name="ro9">
          <table:table-cell table:style-name="ce79" office:value-type="string">
            <text:p>Grilled Meat</text:p>
          </table:table-cell>
          <table:table-cell table:style-name="ce81" office:value-type="float" office:value="8">
            <text:p>8</text:p>
          </table:table-cell>
          <table:table-cell table:style-name="ce81"/>
          <table:table-cell table:style-name="ce82"/>
          <table:table-cell table:style-name="ce81" office:value-type="float" office:value="5">
            <text:p>5</text:p>
          </table:table-cell>
          <table:table-cell table:style-name="ce81"/>
          <table:table-cell table:style-name="ce81" office:value-type="float" office:value="5">
            <text:p>5</text:p>
          </table:table-cell>
          <table:table-cell table:style-name="ce87" table:formula="oooc:=SUM([.B11:.G11])" office:value-type="float" office:value="18">
            <text:p>18</text:p>
          </table:table-cell>
          <table:table-cell/>
          <table:table-cell table:style-name="ce79" table:formula="oooc:=[.A11]" office:value-type="string" office:string-value="Grilled Meat">
            <text:p>Grilled Meat</text:p>
          </table:table-cell>
          <table:table-cell table:style-name="ce94" office:value-type="float" office:value="1">
            <text:p>1</text:p>
          </table:table-cell>
          <table:table-cell table:style-name="ce94" office:value-type="float" office:value="2">
            <text:p>2</text:p>
          </table:table-cell>
          <table:table-cell table:number-columns-repeated="3" table:style-name="ce94"/>
          <table:table-cell table:style-name="ce94" office:value-type="float" office:value="4">
            <text:p>4</text:p>
          </table:table-cell>
          <table:table-cell table:number-columns-repeated="4" table:style-name="ce94"/>
          <table:table-cell table:style-name="ce99" table:formula="oooc:=IF([.K11]&gt;0;1;0)+IF([.L11]&gt;0;1;0)+IF([.M11]&gt;0;1;0)+IF([.N11]&gt;0;1;0)+IF([.O11]&gt;0;1;0)+IF([.P11]&gt;0;1;0)+IF([.Q11]&gt;0;1;0)+IF([.R11]&gt;0;1;0)+IF([.S11]&gt;0;1;0)+IF([.T11]&gt;0;1;0)" office:value-type="float" office:value="3">
            <text:p>3</text:p>
          </table:table-cell>
          <table:table-cell table:formula="oooc:=SUM([.K11:.T11])" office:value-type="float" office:value="7">
            <text:p>7</text:p>
          </table:table-cell>
          <table:table-cell table:style-name="ce8" table:number-columns-repeated="2"/>
          <table:table-cell table:number-columns-repeated="230"/>
        </table:table-row>
        <table:table-row table:style-name="ro9">
          <table:table-cell table:style-name="ce79" office:value-type="string">
            <text:p>Spaghetti with Turkey Meat Sauce</text:p>
          </table:table-cell>
          <table:table-cell table:style-name="ce81" office:value-type="float" office:value="5">
            <text:p>5</text:p>
          </table:table-cell>
          <table:table-cell table:style-name="ce81" office:value-type="float" office:value="8">
            <text:p>8</text:p>
          </table:table-cell>
          <table:table-cell table:style-name="ce81"/>
          <table:table-cell table:style-name="ce81" office:value-type="float" office:value="5">
            <text:p>5</text:p>
          </table:table-cell>
          <table:table-cell table:number-columns-repeated="2" table:style-name="ce81"/>
          <table:table-cell table:style-name="ce87" table:formula="oooc:=SUM([.B12:.G12])" office:value-type="float" office:value="18">
            <text:p>18</text:p>
          </table:table-cell>
          <table:table-cell/>
          <table:table-cell table:style-name="ce79" table:formula="oooc:=[.A12]" office:value-type="string" office:string-value="Spaghetti with Turkey Meat Sauce">
            <text:p>Spaghetti with Turkey Meat Sauce</text:p>
          </table:table-cell>
          <table:table-cell table:number-columns-repeated="2" table:style-name="ce95"/>
          <table:table-cell table:style-name="ce95" office:value-type="float" office:value="3">
            <text:p>3</text:p>
          </table:table-cell>
          <table:table-cell table:number-columns-repeated="2" table:style-name="ce95"/>
          <table:table-cell table:style-name="ce95" office:value-type="float" office:value="3">
            <text:p>3</text:p>
          </table:table-cell>
          <table:table-cell table:style-name="ce95" office:value-type="float" office:value="1">
            <text:p>1</text:p>
          </table:table-cell>
          <table:table-cell table:number-columns-repeated="2" table:style-name="ce95"/>
          <table:table-cell table:style-name="ce95" office:value-type="float" office:value="2">
            <text:p>2</text:p>
          </table:table-cell>
          <table:table-cell table:style-name="ce99" table:formula="oooc:=IF([.K12]&gt;0;1;0)+IF([.L12]&gt;0;1;0)+IF([.M12]&gt;0;1;0)+IF([.N12]&gt;0;1;0)+IF([.O12]&gt;0;1;0)+IF([.P12]&gt;0;1;0)+IF([.Q12]&gt;0;1;0)+IF([.R12]&gt;0;1;0)+IF([.S12]&gt;0;1;0)+IF([.T12]&gt;0;1;0)" office:value-type="float" office:value="4">
            <text:p>4</text:p>
          </table:table-cell>
          <table:table-cell table:formula="oooc:=SUM([.K12:.T12])" office:value-type="float" office:value="9">
            <text:p>9</text:p>
          </table:table-cell>
          <table:table-cell table:style-name="ce8" table:number-columns-repeated="2"/>
          <table:table-cell table:number-columns-repeated="230"/>
        </table:table-row>
        <table:table-row table:style-name="ro9">
          <table:table-cell table:style-name="ce79" office:value-type="string">
            <text:p>Chicken Pasta Casseroule</text:p>
          </table:table-cell>
          <table:table-cell table:style-name="ce82" office:value-type="float" office:value="5">
            <text:p>5</text:p>
          </table:table-cell>
          <table:table-cell table:style-name="ce81" office:value-type="float" office:value="8">
            <text:p>8</text:p>
          </table:table-cell>
          <table:table-cell table:style-name="ce81" office:value-type="float" office:value="4">
            <text:p>4</text:p>
          </table:table-cell>
          <table:table-cell table:style-name="ce81" office:value-type="float" office:value="5">
            <text:p>5</text:p>
          </table:table-cell>
          <table:table-cell table:style-name="ce82"/>
          <table:table-cell table:style-name="ce81"/>
          <table:table-cell table:style-name="ce87" table:formula="oooc:=SUM([.B13:.G13])" office:value-type="float" office:value="22">
            <text:p>22</text:p>
          </table:table-cell>
          <table:table-cell/>
          <table:table-cell table:style-name="ce79" table:formula="oooc:=[.A13]" office:value-type="string" office:string-value="Chicken Pasta Casseroule">
            <text:p>Chicken Pasta Casseroule</text:p>
          </table:table-cell>
          <table:table-cell table:number-columns-repeated="6" table:style-name="ce94"/>
          <table:table-cell table:style-name="ce94" office:value-type="float" office:value="2">
            <text:p>2</text:p>
          </table:table-cell>
          <table:table-cell table:number-columns-repeated="2" table:style-name="ce94"/>
          <table:table-cell table:style-name="ce94" office:value-type="float" office:value="4">
            <text:p>4</text:p>
          </table:table-cell>
          <table:table-cell table:style-name="ce99" table:formula="oooc:=IF([.K13]&gt;0;1;0)+IF([.L13]&gt;0;1;0)+IF([.M13]&gt;0;1;0)+IF([.N13]&gt;0;1;0)+IF([.O13]&gt;0;1;0)+IF([.P13]&gt;0;1;0)+IF([.Q13]&gt;0;1;0)+IF([.R13]&gt;0;1;0)+IF([.S13]&gt;0;1;0)+IF([.T13]&gt;0;1;0)" office:value-type="float" office:value="2">
            <text:p>2</text:p>
          </table:table-cell>
          <table:table-cell table:formula="oooc:=SUM([.K13:.T13])" office:value-type="float" office:value="6">
            <text:p>6</text:p>
          </table:table-cell>
          <table:table-cell table:style-name="ce8" table:number-columns-repeated="2"/>
          <table:table-cell table:number-columns-repeated="230"/>
        </table:table-row>
        <table:table-row table:style-name="ro9">
          <table:table-cell table:style-name="ce79" office:value-type="string">
            <text:p>Chicken Pineapple Pasta Pockets</text:p>
          </table:table-cell>
          <table:table-cell table:style-name="ce83" office:value-type="float" office:value="4">
            <text:p>4</text:p>
          </table:table-cell>
          <table:table-cell table:style-name="ce81" office:value-type="float" office:value="8">
            <text:p>8</text:p>
          </table:table-cell>
          <table:table-cell table:style-name="ce81"/>
          <table:table-cell table:style-name="ce83"/>
          <table:table-cell table:style-name="ce81" office:value-type="float" office:value="6">
            <text:p>6</text:p>
          </table:table-cell>
          <table:table-cell table:style-name="ce81" office:value-type="float" office:value="4">
            <text:p>4</text:p>
          </table:table-cell>
          <table:table-cell table:style-name="ce87" table:formula="oooc:=SUM([.B14:.G14])" office:value-type="float" office:value="22">
            <text:p>22</text:p>
          </table:table-cell>
          <table:table-cell/>
          <table:table-cell table:style-name="ce79" table:formula="oooc:=[.A14]" office:value-type="string" office:string-value="Chicken Pineapple Pasta Pockets">
            <text:p>Chicken Pineapple Pasta Pockets</text:p>
          </table:table-cell>
          <table:table-cell table:number-columns-repeated="7" table:style-name="ce95"/>
          <table:table-cell table:number-columns-repeated="2" table:style-name="ce95" office:value-type="float" office:value="2">
            <text:p>2</text:p>
          </table:table-cell>
          <table:table-cell table:style-name="ce95"/>
          <table:table-cell table:style-name="ce99" table:formula="oooc:=IF([.K14]&gt;0;1;0)+IF([.L14]&gt;0;1;0)+IF([.M14]&gt;0;1;0)+IF([.N14]&gt;0;1;0)+IF([.O14]&gt;0;1;0)+IF([.P14]&gt;0;1;0)+IF([.Q14]&gt;0;1;0)+IF([.R14]&gt;0;1;0)+IF([.S14]&gt;0;1;0)+IF([.T14]&gt;0;1;0)" office:value-type="float" office:value="2">
            <text:p>2</text:p>
          </table:table-cell>
          <table:table-cell table:formula="oooc:=SUM([.K14:.T14])" office:value-type="float" office:value="4">
            <text:p>4</text:p>
          </table:table-cell>
          <table:table-cell table:style-name="ce8" table:number-columns-repeated="2"/>
          <table:table-cell table:number-columns-repeated="230"/>
        </table:table-row>
        <table:table-row table:style-name="ro9">
          <table:table-cell table:style-name="ce13"/>
          <table:table-cell table:style-name="ce13" table:formula="oooc:=SUM([.B3:.B14])" office:value-type="float" office:value="47">
            <text:p>47</text:p>
          </table:table-cell>
          <table:table-cell table:style-name="ce13" table:formula="oooc:=SUM([.C3:.C14])" office:value-type="float" office:value="37">
            <text:p>37</text:p>
          </table:table-cell>
          <table:table-cell table:style-name="ce13" table:formula="oooc:=SUM([.D3:.D14])" office:value-type="float" office:value="28">
            <text:p>28</text:p>
          </table:table-cell>
          <table:table-cell table:style-name="ce13" table:formula="oooc:=SUM([.E3:.E14])" office:value-type="float" office:value="32">
            <text:p>32</text:p>
          </table:table-cell>
          <table:table-cell table:style-name="ce13" table:formula="oooc:=SUM([.F3:.F14])" office:value-type="float" office:value="23">
            <text:p>23</text:p>
          </table:table-cell>
          <table:table-cell table:style-name="ce13" table:formula="oooc:=SUM([.G3:.G14])" office:value-type="float" office:value="27">
            <text:p>27</text:p>
          </table:table-cell>
          <table:table-cell table:style-name="ce88" table:formula="oooc:=SUM([.H3:.H14])/(12)" office:value-type="float" office:value="16.1666666666667">
            <text:p>16,17</text:p>
          </table:table-cell>
          <table:table-cell/>
          <table:table-cell table:style-name="ce91" office:value-type="string">
            <text:p>total recipes</text:p>
          </table:table-cell>
          <table:table-cell table:style-name="ce96" table:formula="oooc:=IF([.K3]&gt;0;1;0)+IF([.K4]&gt;0;1;0)+IF([.K5]&gt;0;1;0)+IF([.K6]&gt;0;1;0)+IF([.K7]&gt;0;1;0)+IF([.K8]&gt;0;1;0)+IF([.K9]&gt;0;1;0)+IF([.K10]&gt;0;1;0)+IF([.K11]&gt;0;1;0)+IF([.K12]&gt;0;1;0)+IF([.K13]&gt;0;1;0)+IF([.K14]&gt;0;1;0)" office:value-type="float" office:value="1">
            <text:p>1</text:p>
          </table:table-cell>
          <table:table-cell table:style-name="ce96" table:formula="oooc:=IF([.L3]&gt;0;1;0)+IF([.L4]&gt;0;1;0)+IF([.L5]&gt;0;1;0)+IF([.L6]&gt;0;1;0)+IF([.L7]&gt;0;1;0)+IF([.L8]&gt;0;1;0)+IF([.L9]&gt;0;1;0)+IF([.L10]&gt;0;1;0)+IF([.L11]&gt;0;1;0)+IF([.L12]&gt;0;1;0)+IF([.L13]&gt;0;1;0)+IF([.L14]&gt;0;1;0)" office:value-type="float" office:value="2">
            <text:p>2</text:p>
          </table:table-cell>
          <table:table-cell table:style-name="ce96" table:formula="oooc:=IF([.M3]&gt;0;1;0)+IF([.M4]&gt;0;1;0)+IF([.M5]&gt;0;1;0)+IF([.M6]&gt;0;1;0)+IF([.M7]&gt;0;1;0)+IF([.M8]&gt;0;1;0)+IF([.M9]&gt;0;1;0)+IF([.M10]&gt;0;1;0)+IF([.M11]&gt;0;1;0)+IF([.M12]&gt;0;1;0)+IF([.M13]&gt;0;1;0)+IF([.M14]&gt;0;1;0)" office:value-type="float" office:value="3">
            <text:p>3</text:p>
          </table:table-cell>
          <table:table-cell table:style-name="ce96" table:formula="oooc:=IF([.N3]&gt;0;1;0)+IF([.N4]&gt;0;1;0)+IF([.N5]&gt;0;1;0)+IF([.N6]&gt;0;1;0)+IF([.N7]&gt;0;1;0)+IF([.N8]&gt;0;1;0)+IF([.N9]&gt;0;1;0)+IF([.N10]&gt;0;1;0)+IF([.N11]&gt;0;1;0)+IF([.N12]&gt;0;1;0)+IF([.N13]&gt;0;1;0)+IF([.N14]&gt;0;1;0)" office:value-type="float" office:value="3">
            <text:p>3</text:p>
          </table:table-cell>
          <table:table-cell table:style-name="ce96" table:formula="oooc:=IF([.O3]&gt;0;1;0)+IF([.O4]&gt;0;1;0)+IF([.O5]&gt;0;1;0)+IF([.O6]&gt;0;1;0)+IF([.O7]&gt;0;1;0)+IF([.O8]&gt;0;1;0)+IF([.O9]&gt;0;1;0)+IF([.O10]&gt;0;1;0)+IF([.O11]&gt;0;1;0)+IF([.O12]&gt;0;1;0)+IF([.O13]&gt;0;1;0)+IF([.O14]&gt;0;1;0)" office:value-type="float" office:value="4">
            <text:p>4</text:p>
          </table:table-cell>
          <table:table-cell table:style-name="ce96" table:formula="oooc:=IF([.P3]&gt;0;1;0)+IF([.P4]&gt;0;1;0)+IF([.P5]&gt;0;1;0)+IF([.P6]&gt;0;1;0)+IF([.P7]&gt;0;1;0)+IF([.P8]&gt;0;1;0)+IF([.P9]&gt;0;1;0)+IF([.P10]&gt;0;1;0)+IF([.P11]&gt;0;1;0)+IF([.P12]&gt;0;1;0)+IF([.P13]&gt;0;1;0)+IF([.P14]&gt;0;1;0)" office:value-type="float" office:value="5">
            <text:p>5</text:p>
          </table:table-cell>
          <table:table-cell table:style-name="ce96" table:formula="oooc:=IF([.Q3]&gt;0;1;0)+IF([.Q4]&gt;0;1;0)+IF([.Q5]&gt;0;1;0)+IF([.Q6]&gt;0;1;0)+IF([.Q7]&gt;0;1;0)+IF([.Q8]&gt;0;1;0)+IF([.Q9]&gt;0;1;0)+IF([.Q10]&gt;0;1;0)+IF([.Q11]&gt;0;1;0)+IF([.Q12]&gt;0;1;0)+IF([.Q13]&gt;0;1;0)+IF([.Q14]&gt;0;1;0)" office:value-type="float" office:value="5">
            <text:p>5</text:p>
          </table:table-cell>
          <table:table-cell table:style-name="ce96" table:formula="oooc:=IF([.R3]&gt;0;1;0)+IF([.R4]&gt;0;1;0)+IF([.R5]&gt;0;1;0)+IF([.R6]&gt;0;1;0)+IF([.R7]&gt;0;1;0)+IF([.R8]&gt;0;1;0)+IF([.R9]&gt;0;1;0)+IF([.R10]&gt;0;1;0)+IF([.R11]&gt;0;1;0)+IF([.R12]&gt;0;1;0)+IF([.R13]&gt;0;1;0)+IF([.R14]&gt;0;1;0)" office:value-type="float" office:value="5">
            <text:p>5</text:p>
          </table:table-cell>
          <table:table-cell table:style-name="ce96" table:formula="oooc:=IF([.S3]&gt;0;1;0)+IF([.S4]&gt;0;1;0)+IF([.S5]&gt;0;1;0)+IF([.S6]&gt;0;1;0)+IF([.S7]&gt;0;1;0)+IF([.S8]&gt;0;1;0)+IF([.S9]&gt;0;1;0)+IF([.S10]&gt;0;1;0)+IF([.S11]&gt;0;1;0)+IF([.S12]&gt;0;1;0)+IF([.S13]&gt;0;1;0)+IF([.S14]&gt;0;1;0)" office:value-type="float" office:value="6">
            <text:p>6</text:p>
          </table:table-cell>
          <table:table-cell table:style-name="ce96" table:formula="oooc:=IF([.T3]&gt;0;1;0)+IF([.T4]&gt;0;1;0)+IF([.T5]&gt;0;1;0)+IF([.T6]&gt;0;1;0)+IF([.T7]&gt;0;1;0)+IF([.T8]&gt;0;1;0)+IF([.T9]&gt;0;1;0)+IF([.T10]&gt;0;1;0)+IF([.T11]&gt;0;1;0)+IF([.T12]&gt;0;1;0)+IF([.T13]&gt;0;1;0)+IF([.T14]&gt;0;1;0)" office:value-type="float" office:value="6">
            <text:p>6</text:p>
          </table:table-cell>
          <table:table-cell table:style-name="ce99"/>
          <table:table-cell table:number-columns-repeated="233"/>
        </table:table-row>
        <table:table-row table:style-name="ro9">
          <table:table-cell table:number-columns-repeated="9"/>
          <table:table-cell table:style-name="ce92" office:value-type="string">
            <text:p>average ingr in recipe</text:p>
          </table:table-cell>
          <table:table-cell table:formula="oooc:=(SUM([.K3:.K8])*2+SUM([.K9:.K12])*3+SUM([.K13:.K14])*4)/SUM([.K3:.K14])" office:value-type="float" office:value="3">
            <text:p>3</text:p>
          </table:table-cell>
          <table:table-cell table:formula="oooc:=(SUM([.L3:.L8])*2+SUM([.L9:.L12])*3+SUM([.L13:.L14])*4)/SUM([.L3:.L14])" office:value-type="float" office:value="2.4">
            <text:p>2,4</text:p>
          </table:table-cell>
          <table:table-cell table:formula="oooc:=(SUM([.M3:.M8])*2+SUM([.M9:.M12])*3+SUM([.M13:.M14])*4)/SUM([.M3:.M14])" office:value-type="float" office:value="2.375">
            <text:p>2,38</text:p>
          </table:table-cell>
          <table:table-cell table:formula="oooc:=(SUM([.N3:.N8])*2+SUM([.N9:.N12])*3+SUM([.N13:.N14])*4)/SUM([.N3:.N14])" office:value-type="float" office:value="2.4">
            <text:p>2,4</text:p>
          </table:table-cell>
          <table:table-cell table:formula="oooc:=(SUM([.O3:.O8])*2+SUM([.O9:.O12])*3+SUM([.O13:.O14])*4)/SUM([.O3:.O14])" office:value-type="float" office:value="2.4">
            <text:p>2,4</text:p>
          </table:table-cell>
          <table:table-cell table:formula="oooc:=(SUM([.P3:.P8])*2+SUM([.P9:.P12])*3+SUM([.P13:.P14])*4)/SUM([.P3:.P14])" office:value-type="float" office:value="2.53846153846154">
            <text:p>2,54</text:p>
          </table:table-cell>
          <table:table-cell table:formula="oooc:=(SUM([.Q3:.Q8])*2+SUM([.Q9:.Q12])*3+SUM([.Q13:.Q14])*4)/SUM([.Q3:.Q14])" office:value-type="float" office:value="2.66666666666667">
            <text:p>2,67</text:p>
          </table:table-cell>
          <table:table-cell table:formula="oooc:=(SUM([.R3:.R8])*2+SUM([.R9:.R12])*3+SUM([.R13:.R14])*4)/SUM([.R3:.R14])" office:value-type="float" office:value="2.75">
            <text:p>2,75</text:p>
          </table:table-cell>
          <table:table-cell table:formula="oooc:=(SUM([.S3:.S8])*2+SUM([.S9:.S12])*3+SUM([.S13:.S14])*4)/SUM([.S3:.S14])" office:value-type="float" office:value="2.63636363636364">
            <text:p>2,64</text:p>
          </table:table-cell>
          <table:table-cell table:formula="oooc:=(SUM([.T3:.T8])*2+SUM([.T9:.T12])*3+SUM([.T13:.T14])*4)/SUM([.T3:.T14])" office:value-type="float" office:value="2.66666666666667">
            <text:p>2,67</text:p>
          </table:table-cell>
          <table:table-cell table:number-columns-repeated="234"/>
        </table:table-row>
        <table:table-row table:style-name="ro9">
          <table:table-cell table:number-columns-repeated="9"/>
          <table:table-cell table:style-name="ce92" office:value-type="string">
            <text:p>target</text:p>
          </table:table-cell>
          <table:table-cell office:value-type="float" office:value="1">
            <text:p>1</text:p>
          </table:table-cell>
          <table:table-cell office:value-type="float" office:value="2">
            <text:p>2</text:p>
          </table:table-cell>
          <table:table-cell table:number-columns-repeated="2" office:value-type="float" office:value="3">
            <text:p>3</text:p>
          </table:table-cell>
          <table:table-cell office:value-type="float" office:value="4">
            <text:p>4</text:p>
          </table:table-cell>
          <table:table-cell table:number-columns-repeated="3" office:value-type="float" office:value="5">
            <text:p>5</text:p>
          </table:table-cell>
          <table:table-cell table:number-columns-repeated="2" office:value-type="float" office:value="6">
            <text:p>6</text:p>
          </table:table-cell>
          <table:table-cell table:number-columns-repeated="234"/>
        </table:table-row>
        <table:table-row table:style-name="ro9">
          <table:table-cell table:number-columns-repeated="10"/>
          <table:table-cell table:style-name="ce97" table:formula="oooc:=IF([.K17]=[.K15];1;0)" office:value-type="float" office:value="1">
            <text:p>1</text:p>
          </table:table-cell>
          <table:table-cell table:style-name="ce97" table:formula="oooc:=IF([.L17]=[.L15];1;0)" office:value-type="float" office:value="1">
            <text:p>1</text:p>
          </table:table-cell>
          <table:table-cell table:style-name="ce97" table:formula="oooc:=IF([.M17]=[.M15];1;0)" office:value-type="float" office:value="1">
            <text:p>1</text:p>
          </table:table-cell>
          <table:table-cell table:style-name="ce97" table:formula="oooc:=IF([.N17]=[.N15];1;0)" office:value-type="float" office:value="1">
            <text:p>1</text:p>
          </table:table-cell>
          <table:table-cell table:style-name="ce97" table:formula="oooc:=IF([.O17]=[.O15];1;0)" office:value-type="float" office:value="1">
            <text:p>1</text:p>
          </table:table-cell>
          <table:table-cell table:style-name="ce97" table:formula="oooc:=IF([.P17]=[.P15];1;0)" office:value-type="float" office:value="1">
            <text:p>1</text:p>
          </table:table-cell>
          <table:table-cell table:style-name="ce97" table:formula="oooc:=IF([.Q17]=[.Q15];1;0)" office:value-type="float" office:value="1">
            <text:p>1</text:p>
          </table:table-cell>
          <table:table-cell table:style-name="ce97" table:formula="oooc:=IF([.R17]=[.R15];1;0)" office:value-type="float" office:value="1">
            <text:p>1</text:p>
          </table:table-cell>
          <table:table-cell table:style-name="ce97" table:formula="oooc:=IF([.S17]=[.S15];1;0)" office:value-type="float" office:value="1">
            <text:p>1</text:p>
          </table:table-cell>
          <table:table-cell table:style-name="ce97" table:formula="oooc:=IF([.T17]=[.T15];1;0)" office:value-type="float" office:value="1">
            <text:p>1</text:p>
          </table:table-cell>
          <table:table-cell table:number-columns-repeated="234"/>
        </table:table-row>
        <table:table-row table:style-name="ro9">
          <table:table-cell table:number-columns-repeated="9"/>
          <table:table-cell table:style-name="ce92" office:value-type="string">
            <text:p>new recipes</text:p>
          </table:table-cell>
          <table:table-cell table:formula="oooc:=IF(([.K3]&gt;0);1;0)+IF(([.K4]&gt;0);1;0)+IF(([.K5]&gt;0);1;0)+IF(([.K6]&gt;0);1;0)+IF(([.K7]&gt;0);1;0)+IF(([.K8]&gt;0);1;0)+IF(([.K9]&gt;0);1;0)+IF(([.K10]&gt;0);1;0)+IF(([.K11]&gt;0);1;0)+IF(([.K12]&gt;0);1;0)+IF(([.K13]&gt;0);1;0)+IF(([.K14]&gt;0);1;0)" office:value-type="float" office:value="1">
            <text:p>1</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1">
            <text:p>1</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4"/>
        </table:table-row>
        <table:table-row table:style-name="ro9">
          <table:table-cell/>
          <table:table-cell table:style-name="ce1" office:value-type="string" table:number-columns-spanned="7" table:number-rows-spanned="3">
            <text:p>Episode 1 – American</text:p>
          </table:table-cell>
          <table:covered-table-cell table:number-columns-repeated="6"/>
          <table:table-cell/>
          <table:table-cell table:style-name="ce93" office:value-type="string">
            <text:p>meat</text:p>
          </table:table-cell>
          <table:table-cell table:style-name="ce98" table:formula="oooc:=MIN([.K37];[.K45]*[Уровни.D6])" office:value-type="float" office:value="8">
            <text:p>8</text:p>
          </table:table-cell>
          <table:table-cell table:style-name="ce98" table:formula="oooc:=MIN([.L37];[.L45]*[Уровни.D7])" office:value-type="float" office:value="16">
            <text:p>16</text:p>
          </table:table-cell>
          <table:table-cell table:style-name="ce98" table:formula="oooc:=MIN([.M37];[.M45]*[Уровни.D8])" office:value-type="float" office:value="24">
            <text:p>24</text:p>
          </table:table-cell>
          <table:table-cell table:style-name="ce98" table:formula="oooc:=MIN([.N37];[.N45]*[Уровни.D9])" office:value-type="float" office:value="24">
            <text:p>24</text:p>
          </table:table-cell>
          <table:table-cell table:style-name="ce98" table:formula="oooc:=MIN([.O37];[.O45]*[Уровни.D10])" office:value-type="float" office:value="24">
            <text:p>24</text:p>
          </table:table-cell>
          <table:table-cell table:style-name="ce98" table:formula="oooc:=MIN([.P37];[.P45]*[Уровни.D11])" office:value-type="float" office:value="24">
            <text:p>24</text:p>
          </table:table-cell>
          <table:table-cell table:style-name="ce98" table:formula="oooc:=MIN([.Q37];[.Q45]*[Уровни.D12])" office:value-type="float" office:value="10">
            <text:p>10</text:p>
          </table:table-cell>
          <table:table-cell table:style-name="ce98" table:formula="oooc:=MIN([.R37];[.R45]*[Уровни.D13])" office:value-type="float" office:value="24">
            <text:p>24</text:p>
          </table:table-cell>
          <table:table-cell table:style-name="ce98" table:formula="oooc:=MIN([.S37];[.S45]*[Уровни.D14])" office:value-type="float" office:value="24">
            <text:p>24</text:p>
          </table:table-cell>
          <table:table-cell table:style-name="ce98" table:formula="oooc:=MIN([.T37];[.T45]*[Уровни.D15])" office:value-type="float" office:value="32">
            <text:p>32</text:p>
          </table:table-cell>
          <table:table-cell table:style-name="ce99" table:formula="oooc:=IF([.K37]&gt;0;1;0)+IF([.L37]&gt;0;1;0)+IF([.M37]&gt;0;1;0)+IF([.N37]&gt;0;1;0)+IF([.O37]&gt;0;1;0)+IF([.P37]&gt;0;1;0)+IF([.Q37]&gt;0;1;0)+IF([.R37]&gt;0;1;0)+IF([.S37]&gt;0;1;0)+IF([.T37]&gt;0;1;0)" office:value-type="float" office:value="10">
            <text:p>10</text:p>
          </table:table-cell>
          <table:table-cell table:number-columns-repeated="233"/>
        </table:table-row>
        <table:table-row table:style-name="ro9">
          <table:table-cell/>
          <table:covered-table-cell table:number-columns-repeated="7"/>
          <table:table-cell/>
          <table:table-cell table:style-name="ce93" office:value-type="string">
            <text:p>pasta</text:p>
          </table:table-cell>
          <table:table-cell table:style-name="ce98" table:formula="oooc:=MIN([.K38];[.K46]*[Уровни.D6])" office:value-type="float" office:value="0">
            <text:p>0</text:p>
          </table:table-cell>
          <table:table-cell table:style-name="ce98" table:formula="oooc:=MIN([.L38];[.L46]*[Уровни.D7])" office:value-type="float" office:value="0">
            <text:p>0</text:p>
          </table:table-cell>
          <table:table-cell table:style-name="ce98" table:formula="oooc:=MIN([.M38];[.M46]*[Уровни.D8])" office:value-type="float" office:value="24">
            <text:p>24</text:p>
          </table:table-cell>
          <table:table-cell table:style-name="ce98" table:formula="oooc:=MIN([.N38];[.N46]*[Уровни.D9])" office:value-type="float" office:value="12">
            <text:p>12</text:p>
          </table:table-cell>
          <table:table-cell table:style-name="ce98" table:formula="oooc:=MIN([.O38];[.O46]*[Уровни.D10])" office:value-type="float" office:value="0">
            <text:p>0</text:p>
          </table:table-cell>
          <table:table-cell table:style-name="ce98" table:formula="oooc:=MIN([.P38];[.P46]*[Уровни.D11])" office:value-type="float" office:value="24">
            <text:p>24</text:p>
          </table:table-cell>
          <table:table-cell table:style-name="ce98" table:formula="oooc:=MIN([.Q38];[.Q46]*[Уровни.D12])" office:value-type="float" office:value="16">
            <text:p>16</text:p>
          </table:table-cell>
          <table:table-cell table:style-name="ce98" table:formula="oooc:=MIN([.R38];[.R46]*[Уровни.D13])" office:value-type="float" office:value="22">
            <text:p>22</text:p>
          </table:table-cell>
          <table:table-cell table:style-name="ce98" table:formula="oooc:=MIN([.S38];[.S46]*[Уровни.D14])" office:value-type="float" office:value="24">
            <text:p>24</text:p>
          </table:table-cell>
          <table:table-cell table:style-name="ce98" table:formula="oooc:=MIN([.T38];[.T46]*[Уровни.D15])" office:value-type="float" office:value="32">
            <text:p>32</text:p>
          </table:table-cell>
          <table:table-cell table:style-name="ce99" table:formula="oooc:=IF([.K38]&gt;0;1;0)+IF([.L38]&gt;0;1;0)+IF([.M38]&gt;0;1;0)+IF([.N38]&gt;0;1;0)+IF([.O38]&gt;0;1;0)+IF([.P38]&gt;0;1;0)+IF([.Q38]&gt;0;1;0)+IF([.R38]&gt;0;1;0)+IF([.S38]&gt;0;1;0)+IF([.T38]&gt;0;1;0)" office:value-type="float" office:value="7">
            <text:p>7</text:p>
          </table:table-cell>
          <table:table-cell table:number-columns-repeated="233"/>
        </table:table-row>
        <table:table-row table:style-name="ro9">
          <table:table-cell/>
          <table:covered-table-cell table:number-columns-repeated="7"/>
          <table:table-cell/>
          <table:table-cell table:style-name="ce93" office:value-type="string">
            <text:p>pumpkin</text:p>
          </table:table-cell>
          <table:table-cell table:style-name="ce98" table:formula="oooc:=MIN([.K39];[.K47]*[Уровни.D6])" office:value-type="float" office:value="0">
            <text:p>0</text:p>
          </table:table-cell>
          <table:table-cell table:style-name="ce98" table:formula="oooc:=MIN([.L39];[.L47]*[Уровни.D7])" office:value-type="float" office:value="0">
            <text:p>0</text:p>
          </table:table-cell>
          <table:table-cell table:style-name="ce98" table:formula="oooc:=MIN([.M39];[.M47]*[Уровни.D8])" office:value-type="float" office:value="0">
            <text:p>0</text:p>
          </table:table-cell>
          <table:table-cell table:style-name="ce98" table:formula="oooc:=MIN([.N39];[.N47]*[Уровни.D9])" office:value-type="float" office:value="0">
            <text:p>0</text:p>
          </table:table-cell>
          <table:table-cell table:style-name="ce98" table:formula="oooc:=MIN([.O39];[.O47]*[Уровни.D10])" office:value-type="float" office:value="24">
            <text:p>24</text:p>
          </table:table-cell>
          <table:table-cell table:style-name="ce98" table:formula="oooc:=MIN([.P39];[.P47]*[Уровни.D11])" office:value-type="float" office:value="0">
            <text:p>0</text:p>
          </table:table-cell>
          <table:table-cell table:style-name="ce98" table:formula="oooc:=MIN([.Q39];[.Q47]*[Уровни.D12])" office:value-type="float" office:value="16">
            <text:p>16</text:p>
          </table:table-cell>
          <table:table-cell table:style-name="ce98" table:formula="oooc:=MIN([.R39];[.R47]*[Уровни.D13])" office:value-type="float" office:value="24">
            <text:p>24</text:p>
          </table:table-cell>
          <table:table-cell table:style-name="ce98" table:formula="oooc:=MIN([.S39];[.S47]*[Уровни.D14])" office:value-type="float" office:value="24">
            <text:p>24</text:p>
          </table:table-cell>
          <table:table-cell table:style-name="ce98" table:formula="oooc:=MIN([.T39];[.T47]*[Уровни.D15])" office:value-type="float" office:value="32">
            <text:p>32</text:p>
          </table:table-cell>
          <table:table-cell table:style-name="ce99" table:formula="oooc:=IF([.K39]&gt;0;1;0)+IF([.L39]&gt;0;1;0)+IF([.M39]&gt;0;1;0)+IF([.N39]&gt;0;1;0)+IF([.O39]&gt;0;1;0)+IF([.P39]&gt;0;1;0)+IF([.Q39]&gt;0;1;0)+IF([.R39]&gt;0;1;0)+IF([.S39]&gt;0;1;0)+IF([.T39]&gt;0;1;0)" office:value-type="float" office:value="5">
            <text:p>5</text:p>
          </table:table-cell>
          <table:table-cell table:number-columns-repeated="233"/>
        </table:table-row>
        <table:table-row table:style-name="ro9">
          <table:table-cell table:number-columns-repeated="9"/>
          <table:table-cell table:style-name="ce93" office:value-type="string">
            <text:p>tomato</text:p>
          </table:table-cell>
          <table:table-cell table:style-name="ce98" table:formula="oooc:=MIN([.K40];[.K48]*[Уровни.D6])" office:value-type="float" office:value="5">
            <text:p>5</text:p>
          </table:table-cell>
          <table:table-cell table:style-name="ce98" table:formula="oooc:=MIN([.L40];[.L48]*[Уровни.D7])" office:value-type="float" office:value="18">
            <text:p>18</text:p>
          </table:table-cell>
          <table:table-cell table:style-name="ce98" table:formula="oooc:=MIN([.M40];[.M48]*[Уровни.D8])" office:value-type="float" office:value="18">
            <text:p>18</text:p>
          </table:table-cell>
          <table:table-cell table:style-name="ce98" table:formula="oooc:=MIN([.N40];[.N48]*[Уровни.D9])" office:value-type="float" office:value="0">
            <text:p>0</text:p>
          </table:table-cell>
          <table:table-cell table:style-name="ce98" table:formula="oooc:=MIN([.O40];[.O48]*[Уровни.D1])" office:value-type="float" office:value="0">
            <text:p>0</text:p>
          </table:table-cell>
          <table:table-cell table:style-name="ce98" table:formula="oooc:=MIN([.P40];[.P48]*[Уровни.D11])" office:value-type="float" office:value="18">
            <text:p>18</text:p>
          </table:table-cell>
          <table:table-cell table:style-name="ce98" table:formula="oooc:=MIN([.Q40];[.Q48]*[Уровни.D12])" office:value-type="float" office:value="12">
            <text:p>12</text:p>
          </table:table-cell>
          <table:table-cell table:style-name="ce98" table:formula="oooc:=MIN([.R40];[.R48]*[Уровни.D13])" office:value-type="float" office:value="0">
            <text:p>0</text:p>
          </table:table-cell>
          <table:table-cell table:style-name="ce98" table:formula="oooc:=MIN([.S40];[.S48]*[Уровни.D14])" office:value-type="float" office:value="0">
            <text:p>0</text:p>
          </table:table-cell>
          <table:table-cell table:style-name="ce98" table:formula="oooc:=MIN([.T40];[.T48]*[Уровни.D15])" office:value-type="float" office:value="24">
            <text:p>24</text:p>
          </table:table-cell>
          <table:table-cell table:style-name="ce99" table:formula="oooc:=IF([.K40]&gt;0;1;0)+IF([.L40]&gt;0;1;0)+IF([.M40]&gt;0;1;0)+IF([.N40]&gt;0;1;0)+IF([.O40]&gt;0;1;0)+IF([.P40]&gt;0;1;0)+IF([.Q40]&gt;0;1;0)+IF([.R40]&gt;0;1;0)+IF([.S40]&gt;0;1;0)+IF([.T40]&gt;0;1;0)" office:value-type="float" office:value="6">
            <text:p>6</text:p>
          </table:table-cell>
          <table:table-cell table:number-columns-repeated="233"/>
        </table:table-row>
        <table:table-row table:style-name="ro9">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93" office:value-type="string">
            <text:p>milk</text:p>
          </table:table-cell>
          <table:table-cell table:style-name="ce98" table:formula="oooc:=MIN([.K41];[.K49]*[Уровни.D6])" office:value-type="float" office:value="0">
            <text:p>0</text:p>
          </table:table-cell>
          <table:table-cell table:style-name="ce98" table:formula="oooc:=MIN([.L41];[.L49]*[Уровни.D7])" office:value-type="float" office:value="0">
            <text:p>0</text:p>
          </table:table-cell>
          <table:table-cell table:style-name="ce98" table:formula="oooc:=MIN([.M41];[.M49]*[Уровни.D8])" office:value-type="float" office:value="0">
            <text:p>0</text:p>
          </table:table-cell>
          <table:table-cell table:style-name="ce98" table:formula="oooc:=MIN([.N41];[.N49]*[Уровни.D9])" office:value-type="float" office:value="18">
            <text:p>18</text:p>
          </table:table-cell>
          <table:table-cell table:style-name="ce98" table:formula="oooc:=MIN([.O41];[.O49]*[Уровни.D10])" office:value-type="float" office:value="17">
            <text:p>17</text:p>
          </table:table-cell>
          <table:table-cell table:style-name="ce98" table:formula="oooc:=MIN([.P41];[.P49]*[Уровни.D11])" office:value-type="float" office:value="0">
            <text:p>0</text:p>
          </table:table-cell>
          <table:table-cell table:style-name="ce98" table:formula="oooc:=MIN([.Q41];[.Q49]*[Уровни.D12])" office:value-type="float" office:value="6">
            <text:p>6</text:p>
          </table:table-cell>
          <table:table-cell table:style-name="ce98" table:formula="oooc:=MIN([.R41];[.R49]*[Уровни.D13])" office:value-type="float" office:value="18">
            <text:p>18</text:p>
          </table:table-cell>
          <table:table-cell table:style-name="ce98" table:formula="oooc:=MIN([.S41];[.S49]*[Уровни.D14])" office:value-type="float" office:value="18">
            <text:p>18</text:p>
          </table:table-cell>
          <table:table-cell table:style-name="ce98" table:formula="oooc:=MIN([.T41];[.T49]*[Уровни.D15])" office:value-type="float" office:value="15">
            <text:p>15</text:p>
          </table:table-cell>
          <table:table-cell table:style-name="ce99" table:formula="oooc:=IF([.K41]&gt;0;1;0)+IF([.L41]&gt;0;1;0)+IF([.M41]&gt;0;1;0)+IF([.N41]&gt;0;1;0)+IF([.O41]&gt;0;1;0)+IF([.P41]&gt;0;1;0)+IF([.Q41]&gt;0;1;0)+IF([.R41]&gt;0;1;0)+IF([.S41]&gt;0;1;0)+IF([.T41]&gt;0;1;0)" office:value-type="float" office:value="6">
            <text:p>6</text:p>
          </table:table-cell>
          <table:table-cell table:number-columns-repeated="233"/>
        </table:table-row>
        <table:table-row table:style-name="ro9">
          <table:table-cell table:formula="oooc:=[.A3]" office:value-type="string" office:string-value="Squash with Tomato Sauce">
            <text:p>Squash with Tomato Sauce</text:p>
          </table:table-cell>
          <table:table-cell table:style-name="Default" table:formula="oooc:=[.H3]+COUNT([.B3:.G3])*25" office:value-type="float" office:value="63">
            <text:p>63</text:p>
          </table:table-cell>
          <table:table-cell table:formula="oooc:=VLOOKUP([.B3];[.B38:.C47];2)+VLOOKUP([.C3];[.B38:.C47];2)+VLOOKUP([.D3];[.B38:.C47];2)+VLOOKUP([.E3];[.B38:.C47];2)+VLOOKUP([.F3];[.B38:.C47];2)+VLOOKUP([.G3];[.B38:.C47];2)+COUNT([.B3:.G3])*25" office:value-type="float" office:value="73">
            <text:p>73</text:p>
          </table:table-cell>
          <table:table-cell table:style-name="Default" table:formula="oooc:=FLOOR(POWER([.B25]*[.B25]*[.C25];1/3);1)" office:value-type="float" office:value="66">
            <text:p>66</text:p>
          </table:table-cell>
          <table:table-cell table:style-name="Default"/>
          <table:table-cell table:formula="oooc:=IF([.B3]&gt;0;VLOOKUP([.B3]-1;[.B38:.C47];2);0)+IF([.C3]&gt;0;VLOOKUP([.C3]-1;[.B38:.C47];2);0)+IF([.D3]&gt;0;VLOOKUP([.D3]-1;[.B38:.C47];2);0)+IF([.E3]&gt;0;VLOOKUP([.E3]-1;[.B38:.C47];2);0)+IF([.F3]&gt;0;VLOOKUP([.F3]-1;[.B38:.C47];2);0)+IF([.G3]&gt;0;VLOOKUP([.G3]-1;[.B38:.C47];2);0)+COUNT([.B3:.G3])*(25+VLOOKUP(5;[.B38:.C47];2))" office:value-type="float" office:value="81">
            <text:p>81</text:p>
          </table:table-cell>
          <table:table-cell table:number-columns-repeated="3"/>
          <table:table-cell table:style-name="ce93" office:value-type="string">
            <text:p>pineapple</text:p>
          </table:table-cell>
          <table:table-cell table:style-name="ce98" table:formula="oooc:=MIN([.K42];[.K50]*[Уровни.D6])" office:value-type="float" office:value="5">
            <text:p>5</text:p>
          </table:table-cell>
          <table:table-cell table:style-name="ce98" table:formula="oooc:=MIN([.L42];[.L50]*[Уровни.D7])" office:value-type="float" office:value="21">
            <text:p>21</text:p>
          </table:table-cell>
          <table:table-cell table:style-name="ce98" table:formula="oooc:=MIN([.M42];[.M50]*[Уровни.D8])" office:value-type="float" office:value="21">
            <text:p>21</text:p>
          </table:table-cell>
          <table:table-cell table:style-name="ce98" table:formula="oooc:=MIN([.N42];[.N50]*[Уровни.D9])" office:value-type="float" office:value="17">
            <text:p>17</text:p>
          </table:table-cell>
          <table:table-cell table:style-name="ce98" table:formula="oooc:=MIN([.O42];[.O50]*[Уровни.D10])" office:value-type="float" office:value="5">
            <text:p>5</text:p>
          </table:table-cell>
          <table:table-cell table:style-name="ce98" table:formula="oooc:=MIN([.P42];[.P50]*[Уровни.D11])" office:value-type="float" office:value="21">
            <text:p>21</text:p>
          </table:table-cell>
          <table:table-cell table:style-name="ce98" table:formula="oooc:=MIN([.Q42];[.Q50]*[Уровни.D12])" office:value-type="float" office:value="0">
            <text:p>0</text:p>
          </table:table-cell>
          <table:table-cell table:style-name="ce98" table:formula="oooc:=MIN([.R42];[.R50]*[Уровни.D13])" office:value-type="float" office:value="14">
            <text:p>14</text:p>
          </table:table-cell>
          <table:table-cell table:style-name="ce98" table:formula="oooc:=MIN([.S42];[.S50]*[Уровни.D14])" office:value-type="float" office:value="18">
            <text:p>18</text:p>
          </table:table-cell>
          <table:table-cell table:style-name="ce98" table:formula="oooc:=MIN([.T42];[.T50]*[Уровни.D15])" office:value-type="float" office:value="0">
            <text:p>0</text:p>
          </table:table-cell>
          <table:table-cell table:style-name="ce99" table:formula="oooc:=IF([.K42]&gt;0;1;0)+IF([.L42]&gt;0;1;0)+IF([.M42]&gt;0;1;0)+IF([.N42]&gt;0;1;0)+IF([.O42]&gt;0;1;0)+IF([.P42]&gt;0;1;0)+IF([.Q42]&gt;0;1;0)+IF([.R42]&gt;0;1;0)+IF([.S42]&gt;0;1;0)+IF([.T42]&gt;0;1;0)" office:value-type="float" office:value="8">
            <text:p>8</text:p>
          </table:table-cell>
          <table:table-cell table:number-columns-repeated="233"/>
        </table:table-row>
        <table:table-row table:style-name="ro9">
          <table:table-cell table:formula="oooc:=[.A4]" office:value-type="string" office:string-value="Chicken Squash Stir-Fry">
            <text:p>Chicken Squash Stir-Fry</text:p>
          </table:table-cell>
          <table:table-cell table:style-name="Default" table:formula="oooc:=[.H4]+COUNT([.B4:.G4])*25" office:value-type="float" office:value="63">
            <text:p>63</text:p>
          </table:table-cell>
          <table:table-cell table:formula="oooc:=VLOOKUP([.B4];[.B38:.C47];2)+VLOOKUP([.C4];[.B38:.C47];2)+VLOOKUP([.D4];[.B38:.C47];2)+VLOOKUP([.E4];[.B38:.C47];2)+VLOOKUP([.F4];[.B38:.C47];2)+VLOOKUP([.G4];[.B38:.C47];2)+COUNT([.B4:.G4])*25" office:value-type="float" office:value="73">
            <text:p>73</text:p>
          </table:table-cell>
          <table:table-cell table:style-name="Default" table:formula="oooc:=FLOOR(POWER([.B26]*[.B26]*[.C26];1/3);1)" office:value-type="float" office:value="66">
            <text:p>66</text:p>
          </table:table-cell>
          <table:table-cell table:style-name="Default"/>
          <table:table-cell table:formula="oooc:=IF([.B4]&gt;0;VLOOKUP([.B4]-1;[.B38:.C47];2);0)+IF([.C4]&gt;0;VLOOKUP([.C4]-1;[.B38:.C47];2);0)+IF([.D4]&gt;0;VLOOKUP([.D4]-1;[.B38:.C47];2);0)+IF([.E4]&gt;0;VLOOKUP([.E4]-1;[.B38:.C47];2);0)+IF([.F4]&gt;0;VLOOKUP([.F4]-1;[.B38:.C47];2);0)+IF([.G4]&gt;0;VLOOKUP([.G4]-1;[.B38:.C47];2);0)+COUNT([.B4:.G4])*(25+VLOOKUP(5;[.B38:.C47];2))" office:value-type="float" office:value="81">
            <text:p>81</text:p>
          </table:table-cell>
          <table:table-cell table:number-columns-repeated="4"/>
          <table:table-cell table:style-name="ce99" table:formula="oooc:=IF([.K20]&gt;0;1;0)+IF([.K21]&gt;0;1;0)+IF([.K22]&gt;0;1;0)+IF([.K23]&gt;0;1;0)+IF([.K24]&gt;0;1;0)+IF([.K25]&gt;0;1;0)" office:value-type="float" office:value="3">
            <text:p>3</text:p>
          </table:table-cell>
          <table:table-cell table:style-name="ce99" table:formula="oooc:=IF([.L20]&gt;0;1;0)+IF([.L21]&gt;0;1;0)+IF([.L22]&gt;0;1;0)+IF([.L23]&gt;0;1;0)+IF([.L24]&gt;0;1;0)+IF([.L25]&gt;0;1;0)" office:value-type="float" office:value="3">
            <text:p>3</text:p>
          </table:table-cell>
          <table:table-cell table:style-name="ce99" table:formula="oooc:=IF([.M20]&gt;0;1;0)+IF([.M21]&gt;0;1;0)+IF([.M22]&gt;0;1;0)+IF([.M23]&gt;0;1;0)+IF([.M24]&gt;0;1;0)+IF([.M25]&gt;0;1;0)" office:value-type="float" office:value="4">
            <text:p>4</text:p>
          </table:table-cell>
          <table:table-cell table:style-name="ce99" table:formula="oooc:=IF([.N20]&gt;0;1;0)+IF([.N21]&gt;0;1;0)+IF([.N22]&gt;0;1;0)+IF([.N23]&gt;0;1;0)+IF([.N24]&gt;0;1;0)+IF([.N25]&gt;0;1;0)" office:value-type="float" office:value="4">
            <text:p>4</text:p>
          </table:table-cell>
          <table:table-cell table:style-name="ce99" table:formula="oooc:=IF([.O20]&gt;0;1;0)+IF([.O21]&gt;0;1;0)+IF([.O22]&gt;0;1;0)+IF([.O23]&gt;0;1;0)+IF([.O24]&gt;0;1;0)+IF([.O25]&gt;0;1;0)" office:value-type="float" office:value="4">
            <text:p>4</text:p>
          </table:table-cell>
          <table:table-cell table:style-name="ce99" table:formula="oooc:=IF([.P20]&gt;0;1;0)+IF([.P21]&gt;0;1;0)+IF([.P22]&gt;0;1;0)+IF([.P23]&gt;0;1;0)+IF([.P24]&gt;0;1;0)+IF([.P25]&gt;0;1;0)" office:value-type="float" office:value="4">
            <text:p>4</text:p>
          </table:table-cell>
          <table:table-cell table:style-name="ce99" table:formula="oooc:=IF([.Q20]&gt;0;1;0)+IF([.Q21]&gt;0;1;0)+IF([.Q22]&gt;0;1;0)+IF([.Q23]&gt;0;1;0)+IF([.Q24]&gt;0;1;0)+IF([.Q25]&gt;0;1;0)" office:value-type="float" office:value="5">
            <text:p>5</text:p>
          </table:table-cell>
          <table:table-cell table:style-name="ce99" table:formula="oooc:=IF([.R20]&gt;0;1;0)+IF([.R21]&gt;0;1;0)+IF([.R22]&gt;0;1;0)+IF([.R23]&gt;0;1;0)+IF([.R24]&gt;0;1;0)+IF([.R25]&gt;0;1;0)" office:value-type="float" office:value="5">
            <text:p>5</text:p>
          </table:table-cell>
          <table:table-cell table:style-name="ce99" table:formula="oooc:=IF([.S20]&gt;0;1;0)+IF([.S21]&gt;0;1;0)+IF([.S22]&gt;0;1;0)+IF([.S23]&gt;0;1;0)+IF([.S24]&gt;0;1;0)+IF([.S25]&gt;0;1;0)" office:value-type="float" office:value="5">
            <text:p>5</text:p>
          </table:table-cell>
          <table:table-cell table:style-name="ce99" table:formula="oooc:=IF([.T20]&gt;0;1;0)+IF([.T21]&gt;0;1;0)+IF([.T22]&gt;0;1;0)+IF([.T23]&gt;0;1;0)+IF([.T24]&gt;0;1;0)+IF([.T25]&gt;0;1;0)" office:value-type="float" office:value="5">
            <text:p>5</text:p>
          </table:table-cell>
          <table:table-cell table:number-columns-repeated="234"/>
        </table:table-row>
        <table:table-row table:style-name="ro9">
          <table:table-cell table:formula="oooc:=[.A5]" office:value-type="string" office:string-value="Pasta with Tomato Sauce">
            <text:p>Pasta with Tomato Sauce</text:p>
          </table:table-cell>
          <table:table-cell table:style-name="Default" table:formula="oooc:=[.H5]+COUNT([.B5:.G5])*25" office:value-type="float" office:value="63">
            <text:p>63</text:p>
          </table:table-cell>
          <table:table-cell table:formula="oooc:=VLOOKUP([.B5];[.B38:.C47];2)+VLOOKUP([.C5];[.B38:.C47];2)+VLOOKUP([.D5];[.B38:.C47];2)+VLOOKUP([.E5];[.B38:.C47];2)+VLOOKUP([.F5];[.B38:.C47];2)+VLOOKUP([.G5];[.B38:.C47];2)+COUNT([.B5:.G5])*25" office:value-type="float" office:value="73">
            <text:p>73</text:p>
          </table:table-cell>
          <table:table-cell table:style-name="Default" table:formula="oooc:=FLOOR(POWER([.B27]*[.B27]*[.C27];1/3);1)" office:value-type="float" office:value="66">
            <text:p>66</text:p>
          </table:table-cell>
          <table:table-cell table:style-name="Default"/>
          <table:table-cell table:formula="oooc:=IF([.B5]&gt;0;VLOOKUP([.B5]-1;[.B38:.C47];2);0)+IF([.C5]&gt;0;VLOOKUP([.C5]-1;[.B38:.C47];2);0)+IF([.D5]&gt;0;VLOOKUP([.D5]-1;[.B38:.C47];2);0)+IF([.E5]&gt;0;VLOOKUP([.E5]-1;[.B38:.C47];2);0)+IF([.F5]&gt;0;VLOOKUP([.F5]-1;[.B38:.C47];2);0)+IF([.G5]&gt;0;VLOOKUP([.G5]-1;[.B38:.C47];2);0)+COUNT([.B5:.G5])*(25+VLOOKUP(5;[.B38:.C47];2))" office:value-type="float" office:value="81">
            <text:p>81</text:p>
          </table:table-cell>
          <table:table-cell table:number-columns-repeated="3"/>
          <table:table-cell table:style-name="ce92" office:value-type="string">
            <text:p>target</text:p>
          </table:table-cell>
          <table:table-cell table:number-columns-repeated="2" table:style-name="ce100" office:value-type="float" office:value="3">
            <text:p>3</text:p>
          </table:table-cell>
          <table:table-cell table:number-columns-repeated="4" table:style-name="ce100" office:value-type="float" office:value="4">
            <text:p>4</text:p>
          </table:table-cell>
          <table:table-cell table:number-columns-repeated="4" table:style-name="ce100" office:value-type="float" office:value="5">
            <text:p>5</text:p>
          </table:table-cell>
          <table:table-cell table:number-columns-repeated="234"/>
        </table:table-row>
        <table:table-row table:style-name="ro9">
          <table:table-cell table:formula="oooc:=[.A6]" office:value-type="string" office:string-value="Pineapple Tomato Salad">
            <text:p>Pineapple Tomato Salad</text:p>
          </table:table-cell>
          <table:table-cell table:style-name="Default" table:formula="oooc:=[.H6]+COUNT([.B6:.G6])*25" office:value-type="float" office:value="63">
            <text:p>63</text:p>
          </table:table-cell>
          <table:table-cell table:formula="oooc:=VLOOKUP([.B6];[.B38:.C47];2)+VLOOKUP([.C6];[.B38:.C47];2)+VLOOKUP([.D6];[.B38:.C47];2)+VLOOKUP([.E6];[.B38:.C47];2)+VLOOKUP([.F6];[.B38:.C47];2)+VLOOKUP([.G6];[.B38:.C47];2)+COUNT([.B6:.G6])*25" office:value-type="float" office:value="73">
            <text:p>73</text:p>
          </table:table-cell>
          <table:table-cell table:style-name="Default" table:formula="oooc:=FLOOR(POWER([.B28]*[.B28]*[.C28];1/3);1)" office:value-type="float" office:value="66">
            <text:p>66</text:p>
          </table:table-cell>
          <table:table-cell table:style-name="Default"/>
          <table:table-cell table:formula="oooc:=IF([.B6]&gt;0;VLOOKUP([.B6]-1;[.B38:.C47];2);0)+IF([.C6]&gt;0;VLOOKUP([.C6]-1;[.B38:.C47];2);0)+IF([.D6]&gt;0;VLOOKUP([.D6]-1;[.B38:.C47];2);0)+IF([.E6]&gt;0;VLOOKUP([.E6]-1;[.B38:.C47];2);0)+IF([.F6]&gt;0;VLOOKUP([.F6]-1;[.B38:.C47];2);0)+IF([.G6]&gt;0;VLOOKUP([.G6]-1;[.B38:.C47];2);0)+COUNT([.B6:.G6])*(25+VLOOKUP(5;[.B38:.C47];2))" office:value-type="float" office:value="81">
            <text:p>81</text:p>
          </table:table-cell>
          <table:table-cell table:number-columns-repeated="4"/>
          <table:table-cell table:style-name="ce97" table:formula="oooc:=IF([.K27]=[.K26];1;0)" office:value-type="float" office:value="1">
            <text:p>1</text:p>
          </table:table-cell>
          <table:table-cell table:style-name="ce97" table:formula="oooc:=IF([.L27]=[.L26];1;0)" office:value-type="float" office:value="1">
            <text:p>1</text:p>
          </table:table-cell>
          <table:table-cell table:style-name="ce97" table:formula="oooc:=IF([.M27]=[.M26];1;0)" office:value-type="float" office:value="1">
            <text:p>1</text:p>
          </table:table-cell>
          <table:table-cell table:style-name="ce97" table:formula="oooc:=IF([.N27]=[.N26];1;0)" office:value-type="float" office:value="1">
            <text:p>1</text:p>
          </table:table-cell>
          <table:table-cell table:style-name="ce97" table:formula="oooc:=IF([.O27]=[.O26];1;0)" office:value-type="float" office:value="1">
            <text:p>1</text:p>
          </table:table-cell>
          <table:table-cell table:style-name="ce97" table:formula="oooc:=IF([.P27]=[.P26];1;0)" office:value-type="float" office:value="1">
            <text:p>1</text:p>
          </table:table-cell>
          <table:table-cell table:style-name="ce97" table:formula="oooc:=IF([.Q27]=[.Q26];1;0)" office:value-type="float" office:value="1">
            <text:p>1</text:p>
          </table:table-cell>
          <table:table-cell table:style-name="ce97" table:formula="oooc:=IF([.R27]=[.R26];1;0)" office:value-type="float" office:value="1">
            <text:p>1</text:p>
          </table:table-cell>
          <table:table-cell table:style-name="ce97" table:formula="oooc:=IF([.S27]=[.S26];1;0)" office:value-type="float" office:value="1">
            <text:p>1</text:p>
          </table:table-cell>
          <table:table-cell table:style-name="ce97" table:formula="oooc:=IF([.T27]=[.T26];1;0)" office:value-type="float" office:value="1">
            <text:p>1</text:p>
          </table:table-cell>
          <table:table-cell table:number-columns-repeated="234"/>
        </table:table-row>
        <table:table-row table:style-name="ro2">
          <table:table-cell table:formula="oooc:=[.A7]" office:value-type="string" office:string-value="Caribbean Spice Chicken">
            <text:p>Caribbean Spice Chicken</text:p>
          </table:table-cell>
          <table:table-cell table:style-name="Default" table:formula="oooc:=[.H7]+COUNT([.B7:.G7])*25" office:value-type="float" office:value="63">
            <text:p>63</text:p>
          </table:table-cell>
          <table:table-cell table:formula="oooc:=VLOOKUP([.B7];[.B38:.C47];2)+VLOOKUP([.C7];[.B38:.C47];2)+VLOOKUP([.D7];[.B38:.C47];2)+VLOOKUP([.E7];[.B38:.C47];2)+VLOOKUP([.F7];[.B38:.C47];2)+VLOOKUP([.G7];[.B38:.C47];2)+COUNT([.B7:.G7])*25" office:value-type="float" office:value="73">
            <text:p>73</text:p>
          </table:table-cell>
          <table:table-cell table:style-name="Default" table:formula="oooc:=FLOOR(POWER([.B29]*[.B29]*[.C29];1/3);1)" office:value-type="float" office:value="66">
            <text:p>66</text:p>
          </table:table-cell>
          <table:table-cell table:style-name="Default"/>
          <table:table-cell table:formula="oooc:=IF([.B7]&gt;0;VLOOKUP([.B7]-1;[.B38:.C47];2);0)+IF([.C7]&gt;0;VLOOKUP([.C7]-1;[.B38:.C47];2);0)+IF([.D7]&gt;0;VLOOKUP([.D7]-1;[.B38:.C47];2);0)+IF([.E7]&gt;0;VLOOKUP([.E7]-1;[.B38:.C47];2);0)+IF([.F7]&gt;0;VLOOKUP([.F7]-1;[.B38:.C47];2);0)+IF([.G7]&gt;0;VLOOKUP([.G7]-1;[.B38:.C47];2);0)+COUNT([.B7:.G7])*(25+VLOOKUP(5;[.B38:.C47];2))" office:value-type="float" office:value="81">
            <text:p>81</text:p>
          </table:table-cell>
          <table:table-cell table:number-columns-repeated="248"/>
        </table:table-row>
        <table:table-row table:style-name="ro2">
          <table:table-cell table:formula="oooc:=[.A8]" office:value-type="string" office:string-value="Crispy Baked Chicken">
            <text:p>Crispy Baked Chicken</text:p>
          </table:table-cell>
          <table:table-cell table:style-name="Default" table:formula="oooc:=[.H8]+COUNT([.B8:.G8])*25" office:value-type="float" office:value="63">
            <text:p>63</text:p>
          </table:table-cell>
          <table:table-cell table:style-name="ce84" table:formula="oooc:=VLOOKUP([.B8];[.B38:.C47];2)+VLOOKUP([.C8];[.B38:.C47];2)+VLOOKUP([.D8];[.B38:.C47];2)+VLOOKUP([.E8];[.B38:.C47];2)+VLOOKUP([.F8];[.B38:.C47];2)+VLOOKUP([.G8];[.B38:.C47];2)+COUNT([.B8:.G8])*25" office:value-type="float" office:value="73">
            <text:p>73</text:p>
          </table:table-cell>
          <table:table-cell table:style-name="Default" table:formula="oooc:=FLOOR(POWER([.B30]*[.B30]*[.C30];1/3);1)" office:value-type="float" office:value="66">
            <text:p>66</text:p>
          </table:table-cell>
          <table:table-cell table:style-name="Default"/>
          <table:table-cell table:style-name="ce84" table:formula="oooc:=IF([.B8]&gt;0;VLOOKUP([.B8]-1;[.B38:.C47];2);0)+IF([.C8]&gt;0;VLOOKUP([.C8]-1;[.B38:.C47];2);0)+IF([.D8]&gt;0;VLOOKUP([.D8]-1;[.B38:.C47];2);0)+IF([.E8]&gt;0;VLOOKUP([.E8]-1;[.B38:.C47];2);0)+IF([.F8]&gt;0;VLOOKUP([.F8]-1;[.B38:.C47];2);0)+IF([.G8]&gt;0;VLOOKUP([.G8]-1;[.B38:.C47];2);0)+COUNT([.B8:.G8])*(25+VLOOKUP(5;[.B38:.C47];2))" office:value-type="float" office:value="81">
            <text:p>81</text:p>
          </table:table-cell>
          <table:table-cell table:style-name="ce84"/>
          <table:table-cell table:style-name="ce89"/>
          <table:table-cell table:style-name="ce84"/>
          <table:table-cell table:style-name="ce84" office:value-type="string">
            <text:p>unlocked recipes</text:p>
          </table:table-cell>
          <table:table-cell table:style-name="ce84"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Grilled Meat', ">
            <text:p>'Grilled Meat', </text:p>
          </table:table-cell>
          <table:table-cell table:style-name="ce103"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Pineapple Tomato Salad', ">
            <text:p>'Pineapple Tomato Salad', </text:p>
          </table:table-cell>
          <table:table-cell table:style-name="ce84"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Caribbean Spice Chicken', 'Spaghetti with Turkey Meat Sauce', ">
            <text:p>'Caribbean Spice Chicken', 'Spaghetti with Turkey Meat Sauce', </text:p>
          </table:table-cell>
          <table:table-cell table:style-name="ce84"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rispy Baked Chicken', 'Pineapple Lasagna', ">
            <text:p>'Crispy Baked Chicken', 'Pineapple Lasagna', </text:p>
          </table:table-cell>
          <table:table-cell table:style-name="ce84"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Squash Stir-Fry', 'Hubbard Squash Soup Du Jour', ">
            <text:p>'Chicken Squash Stir-Fry', 'Hubbard Squash Soup Du Jour', </text:p>
          </table:table-cell>
          <table:table-cell table:style-name="ce84"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Pasta with Tomato Sauce', ">
            <text:p>'Pasta with Tomato Sauce', </text:p>
          </table:table-cell>
          <table:table-cell table:style-name="ce84"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quash with Tomato Sauce', 'Chicken Pasta Casseroule', ">
            <text:p>'Squash with Tomato Sauce', 'Chicken Pasta Casseroule', </text:p>
          </table:table-cell>
          <table:table-cell table:style-name="ce84"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Chicken Pineapple Pasta Pockets', ">
            <text:p>'Chicken Pineapple Pasta Pockets', </text:p>
          </table:table-cell>
          <table:table-cell table:style-name="ce84"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4"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9"/>
          <table:table-cell table:style-name="ce84" table:number-columns-repeated="233"/>
        </table:table-row>
        <table:table-row table:style-name="ro2">
          <table:table-cell table:formula="oooc:=[.A9]" office:value-type="string" office:string-value="Pineapple Lasagna">
            <text:p>Pineapple Lasagna</text:p>
          </table:table-cell>
          <table:table-cell table:style-name="Default" table:formula="oooc:=[.H9]+COUNT([.B9:.G9])*25" office:value-type="float" office:value="93">
            <text:p>93</text:p>
          </table:table-cell>
          <table:table-cell table:formula="oooc:=VLOOKUP([.B9];[.B38:.C47];2)+VLOOKUP([.C9];[.B38:.C47];2)+VLOOKUP([.D9];[.B38:.C47];2)+VLOOKUP([.E9];[.B38:.C47];2)+VLOOKUP([.F9];[.B38:.C47];2)+VLOOKUP([.G9];[.B38:.C47];2)+COUNT([.B9:.G9])*25" office:value-type="float" office:value="105">
            <text:p>105</text:p>
          </table:table-cell>
          <table:table-cell table:style-name="Default" table:formula="oooc:=FLOOR(POWER([.B31]*[.B31]*[.C31];1/3);1)" office:value-type="float" office:value="96">
            <text:p>96</text:p>
          </table:table-cell>
          <table:table-cell table:style-name="Default"/>
          <table:table-cell table:formula="oooc:=IF([.B9]&gt;0;VLOOKUP([.B9]-1;[.B38:.C47];2);0)+IF([.C9]&gt;0;VLOOKUP([.C9]-1;[.B38:.C47];2);0)+IF([.D9]&gt;0;VLOOKUP([.D9]-1;[.B38:.C47];2);0)+IF([.E9]&gt;0;VLOOKUP([.E9]-1;[.B38:.C47];2);0)+IF([.F9]&gt;0;VLOOKUP([.F9]-1;[.B38:.C47];2);0)+IF([.G9]&gt;0;VLOOKUP([.G9]-1;[.B38:.C47];2);0)+COUNT([.B9:.G9])*(25+VLOOKUP(5;[.B38:.C47];2))" office:value-type="float" office:value="117">
            <text:p>117</text:p>
          </table:table-cell>
          <table:table-cell table:number-columns-repeated="248"/>
        </table:table-row>
        <table:table-row table:style-name="ro2">
          <table:table-cell table:formula="oooc:=[.A10]" office:value-type="string" office:string-value="Hubbard Squash Soup Du Jour">
            <text:p>Hubbard Squash Soup Du Jour</text:p>
          </table:table-cell>
          <table:table-cell table:style-name="Default" table:formula="oooc:=[.H10]+COUNT([.B10:.G10])*25" office:value-type="float" office:value="93">
            <text:p>93</text:p>
          </table:table-cell>
          <table:table-cell table:formula="oooc:=VLOOKUP([.B10];[.B38:.C47];2)+VLOOKUP([.C10];[.B38:.C47];2)+VLOOKUP([.D10];[.B38:.C47];2)+VLOOKUP([.E10];[.B38:.C47];2)+VLOOKUP([.F10];[.B38:.C47];2)+VLOOKUP([.G10];[.B38:.C47];2)+COUNT([.B10:.G10])*25" office:value-type="float" office:value="105">
            <text:p>105</text:p>
          </table:table-cell>
          <table:table-cell table:style-name="Default" table:formula="oooc:=FLOOR(POWER([.B32]*[.B32]*[.C32];1/3);1)" office:value-type="float" office:value="96">
            <text:p>96</text:p>
          </table:table-cell>
          <table:table-cell table:style-name="Default"/>
          <table:table-cell table:formula="oooc:=IF([.B10]&gt;0;VLOOKUP([.B10]-1;[.B38:.C47];2);0)+IF([.C10]&gt;0;VLOOKUP([.C10]-1;[.B38:.C47];2);0)+IF([.D10]&gt;0;VLOOKUP([.D10]-1;[.B38:.C47];2);0)+IF([.E10]&gt;0;VLOOKUP([.E10]-1;[.B38:.C47];2);0)+IF([.F10]&gt;0;VLOOKUP([.F10]-1;[.B38:.C47];2);0)+IF([.G10]&gt;0;VLOOKUP([.G10]-1;[.B38:.C47];2);0)+COUNT([.B10:.G10])*(25+VLOOKUP(5;[.B38:.C47];2))" office:value-type="float" office:value="119">
            <text:p>119</text:p>
          </table:table-cell>
          <table:table-cell table:number-columns-repeated="3"/>
          <table:table-cell office:value-type="string">
            <text:p>min score</text:p>
          </table:table-cell>
          <table:table-cell table:style-name="ce101" table:formula="oooc:=SUMPRODUCT([.K3:.K14];[.B25:.B36])/SUM([.K3:.K14])" office:value-type="float" office:value="93">
            <text:p>93</text:p>
          </table:table-cell>
          <table:table-cell table:style-name="ce101" table:formula="oooc:=SUMPRODUCT([.L3:.L14];[.B25:.B36])/SUM([.L3:.L14])" office:value-type="float" office:value="75">
            <text:p>75</text:p>
          </table:table-cell>
          <table:table-cell table:style-name="ce101" table:formula="oooc:=SUMPRODUCT([.M3:.M14];[.B25:.B36])/SUM([.M3:.M14])" office:value-type="float" office:value="74.25">
            <text:p>74</text:p>
          </table:table-cell>
          <table:table-cell table:style-name="ce101" table:formula="oooc:=SUMPRODUCT([.N3:.N14];[.B25:.B36])/SUM([.N3:.N14])" office:value-type="float" office:value="75">
            <text:p>75</text:p>
          </table:table-cell>
          <table:table-cell table:style-name="ce101" table:formula="oooc:=SUMPRODUCT([.O3:.O14];[.B25:.B36])/SUM([.O3:.O14])" office:value-type="float" office:value="75">
            <text:p>75</text:p>
          </table:table-cell>
          <table:table-cell table:style-name="ce101" table:formula="oooc:=SUMPRODUCT([.P3:.P14];[.B25:.B36])/SUM([.P3:.P14])" office:value-type="float" office:value="79.1538461538462">
            <text:p>79</text:p>
          </table:table-cell>
          <table:table-cell table:style-name="ce101" table:formula="oooc:=SUMPRODUCT([.Q3:.Q14];[.B25:.B36])/SUM([.Q3:.Q14])" office:value-type="float" office:value="82.7777777777778">
            <text:p>83</text:p>
          </table:table-cell>
          <table:table-cell table:style-name="ce101" table:formula="oooc:=SUMPRODUCT([.R3:.R14];[.B25:.B36])/SUM([.R3:.R14])" office:value-type="float" office:value="85.25">
            <text:p>85</text:p>
          </table:table-cell>
          <table:table-cell table:style-name="ce101" table:formula="oooc:=SUMPRODUCT([.S3:.S14];[.B25:.B36])/SUM([.S3:.S14])" office:value-type="float" office:value="81.9090909090909">
            <text:p>82</text:p>
          </table:table-cell>
          <table:table-cell table:style-name="ce101" table:formula="oooc:=SUMPRODUCT([.T3:.T14];[.B25:.B36])/SUM([.T3:.T14])" office:value-type="float" office:value="82.7333333333333">
            <text:p>83</text:p>
          </table:table-cell>
          <table:table-cell table:number-columns-repeated="234"/>
        </table:table-row>
        <table:table-row table:style-name="ro2">
          <table:table-cell table:formula="oooc:=[.A11]" office:value-type="string" office:string-value="Grilled Meat">
            <text:p>Grilled Meat</text:p>
          </table:table-cell>
          <table:table-cell table:style-name="Default" table:formula="oooc:=[.H11]+COUNT([.B11:.G11])*25" office:value-type="float" office:value="93">
            <text:p>93</text:p>
          </table:table-cell>
          <table:table-cell table:formula="oooc:=VLOOKUP([.B11];[.B38:.C47];2)+VLOOKUP([.C11];[.B38:.C47];2)+VLOOKUP([.D11];[.B38:.C47];2)+VLOOKUP([.E11];[.B38:.C47];2)+VLOOKUP([.F11];[.B38:.C47];2)+VLOOKUP([.G11];[.B38:.C47];2)+COUNT([.B11:.G11])*25" office:value-type="float" office:value="105">
            <text:p>105</text:p>
          </table:table-cell>
          <table:table-cell table:style-name="Default" table:formula="oooc:=FLOOR(POWER([.B33]*[.B33]*[.C33];1/3);1)" office:value-type="float" office:value="96">
            <text:p>96</text:p>
          </table:table-cell>
          <table:table-cell table:style-name="Default"/>
          <table:table-cell table:formula="oooc:=IF([.B11]&gt;0;VLOOKUP([.B11]-1;[.B38:.C47];2);0)+IF([.C11]&gt;0;VLOOKUP([.C11]-1;[.B38:.C47];2);0)+IF([.D11]&gt;0;VLOOKUP([.D11]-1;[.B38:.C47];2);0)+IF([.E11]&gt;0;VLOOKUP([.E11]-1;[.B38:.C47];2);0)+IF([.F11]&gt;0;VLOOKUP([.F11]-1;[.B38:.C47];2);0)+IF([.G11]&gt;0;VLOOKUP([.G11]-1;[.B38:.C47];2);0)+COUNT([.B11:.G11])*(25+VLOOKUP(5;[.B38:.C47];2))" office:value-type="float" office:value="117">
            <text:p>117</text:p>
          </table:table-cell>
          <table:table-cell table:number-columns-repeated="3"/>
          <table:table-cell office:value-type="string">
            <text:p>max score</text:p>
          </table:table-cell>
          <table:table-cell table:style-name="ce101" table:formula="oooc:=SUMPRODUCT([.K3:.K14];[.F25:.F36])/SUM([.K3:.K14])" office:value-type="float" office:value="117">
            <text:p>117</text:p>
          </table:table-cell>
          <table:table-cell table:style-name="ce101" table:formula="oooc:=SUMPRODUCT([.L3:.L14];[.F25:.F36])/SUM([.L3:.L14])" office:value-type="float" office:value="95.4">
            <text:p>95</text:p>
          </table:table-cell>
          <table:table-cell table:style-name="ce101" table:formula="oooc:=SUMPRODUCT([.M3:.M14];[.F25:.F36])/SUM([.M3:.M14])" office:value-type="float" office:value="94.5">
            <text:p>95</text:p>
          </table:table-cell>
          <table:table-cell table:style-name="ce101" table:formula="oooc:=SUMPRODUCT([.N3:.N14];[.F25:.F36])/SUM([.N3:.N14])" office:value-type="float" office:value="95.4">
            <text:p>95</text:p>
          </table:table-cell>
          <table:table-cell table:style-name="ce101" table:formula="oooc:=SUMPRODUCT([.O3:.O14];[.F25:.F36])/SUM([.O3:.O14])" office:value-type="float" office:value="96.2">
            <text:p>96</text:p>
          </table:table-cell>
          <table:table-cell table:style-name="ce101" table:formula="oooc:=SUMPRODUCT([.P3:.P14];[.F25:.F36])/SUM([.P3:.P14])" office:value-type="float" office:value="100.384615384615">
            <text:p>100</text:p>
          </table:table-cell>
          <table:table-cell table:style-name="ce101" table:formula="oooc:=SUMPRODUCT([.Q3:.Q14];[.F25:.F36])/SUM([.Q3:.Q14])" office:value-type="float" office:value="105">
            <text:p>105</text:p>
          </table:table-cell>
          <table:table-cell table:style-name="ce101" table:formula="oooc:=SUMPRODUCT([.R3:.R14];[.F25:.F36])/SUM([.R3:.R14])" office:value-type="float" office:value="108.5">
            <text:p>109</text:p>
          </table:table-cell>
          <table:table-cell table:style-name="ce101" table:formula="oooc:=SUMPRODUCT([.S3:.S14];[.F25:.F36])/SUM([.S3:.S14])" office:value-type="float" office:value="104.272727272727">
            <text:p>104</text:p>
          </table:table-cell>
          <table:table-cell table:style-name="ce101" table:formula="oooc:=SUMPRODUCT([.T3:.T14];[.F25:.F36])/SUM([.T3:.T14])" office:value-type="float" office:value="104.733333333333">
            <text:p>105</text:p>
          </table:table-cell>
          <table:table-cell table:number-columns-repeated="234"/>
        </table:table-row>
        <table:table-row table:style-name="ro2">
          <table:table-cell table:formula="oooc:=[.A12]" office:value-type="string" office:string-value="Spaghetti with Turkey Meat Sauce">
            <text:p>Spaghetti with Turkey Meat Sauce</text:p>
          </table:table-cell>
          <table:table-cell table:style-name="Default" table:formula="oooc:=[.H12]+COUNT([.B12:.G12])*25" office:value-type="float" office:value="93">
            <text:p>93</text:p>
          </table:table-cell>
          <table:table-cell table:formula="oooc:=VLOOKUP([.B12];[.B38:.C47];2)+VLOOKUP([.C12];[.B38:.C47];2)+VLOOKUP([.D12];[.B38:.C47];2)+VLOOKUP([.E12];[.B38:.C47];2)+VLOOKUP([.F12];[.B38:.C47];2)+VLOOKUP([.G12];[.B38:.C47];2)+COUNT([.B12:.G12])*25" office:value-type="float" office:value="105">
            <text:p>105</text:p>
          </table:table-cell>
          <table:table-cell table:style-name="Default" table:formula="oooc:=FLOOR(POWER([.B34]*[.B34]*[.C34];1/3);1)" office:value-type="float" office:value="96">
            <text:p>96</text:p>
          </table:table-cell>
          <table:table-cell table:style-name="Default"/>
          <table:table-cell table:formula="oooc:=IF([.B12]&gt;0;VLOOKUP([.B12]-1;[.B38:.C47];2);0)+IF([.C12]&gt;0;VLOOKUP([.C12]-1;[.B38:.C47];2);0)+IF([.D12]&gt;0;VLOOKUP([.D12]-1;[.B38:.C47];2);0)+IF([.E12]&gt;0;VLOOKUP([.E12]-1;[.B38:.C47];2);0)+IF([.F12]&gt;0;VLOOKUP([.F12]-1;[.B38:.C47];2);0)+IF([.G12]&gt;0;VLOOKUP([.G12]-1;[.B38:.C47];2);0)+COUNT([.B12:.G12])*(25+VLOOKUP(5;[.B38:.C47];2))" office:value-type="float" office:value="117">
            <text:p>117</text:p>
          </table:table-cell>
          <table:table-cell table:number-columns-repeated="3"/>
          <table:table-cell office:value-type="string">
            <text:p>ave score</text:p>
          </table:table-cell>
          <table:table-cell table:style-name="ce101" table:formula="oooc:=SUMPRODUCT([.K3:.K14];[.C25:.C36])/SUM([.K3:.K14])" office:value-type="float" office:value="105">
            <text:p>105</text:p>
          </table:table-cell>
          <table:table-cell table:style-name="ce101" table:formula="oooc:=SUMPRODUCT([.L3:.L14];[.C25:.C36])/SUM([.L3:.L14])" office:value-type="float" office:value="85.8">
            <text:p>86</text:p>
          </table:table-cell>
          <table:table-cell table:style-name="ce101" table:formula="oooc:=SUMPRODUCT([.M3:.M14];[.C25:.C36])/SUM([.M3:.M14])" office:value-type="float" office:value="85">
            <text:p>85</text:p>
          </table:table-cell>
          <table:table-cell table:style-name="ce101" table:formula="oooc:=SUMPRODUCT([.N3:.N14];[.C25:.C36])/SUM([.N3:.N14])" office:value-type="float" office:value="85.8">
            <text:p>86</text:p>
          </table:table-cell>
          <table:table-cell table:style-name="ce101" table:formula="oooc:=SUMPRODUCT([.O3:.O14];[.C25:.C36])/SUM([.O3:.O14])" office:value-type="float" office:value="85.8">
            <text:p>86</text:p>
          </table:table-cell>
          <table:table-cell table:style-name="ce101" table:formula="oooc:=SUMPRODUCT([.P3:.P14];[.C25:.C36])/SUM([.P3:.P14])" office:value-type="float" office:value="90.2307692307692">
            <text:p>90</text:p>
          </table:table-cell>
          <table:table-cell table:style-name="ce101" table:formula="oooc:=SUMPRODUCT([.Q3:.Q14];[.C25:.C36])/SUM([.Q3:.Q14])" office:value-type="float" office:value="93.6666666666667">
            <text:p>94</text:p>
          </table:table-cell>
          <table:table-cell table:style-name="ce101" table:formula="oooc:=SUMPRODUCT([.R3:.R14];[.C25:.C36])/SUM([.R3:.R14])" office:value-type="float" office:value="96.25">
            <text:p>96</text:p>
          </table:table-cell>
          <table:table-cell table:style-name="ce101" table:formula="oooc:=SUMPRODUCT([.S3:.S14];[.C25:.C36])/SUM([.S3:.S14])" office:value-type="float" office:value="92.8181818181818">
            <text:p>93</text:p>
          </table:table-cell>
          <table:table-cell table:style-name="ce101" table:formula="oooc:=SUMPRODUCT([.T3:.T14];[.C25:.C36])/SUM([.T3:.T14])" office:value-type="float" office:value="93.5333333333333">
            <text:p>94</text:p>
          </table:table-cell>
          <table:table-cell table:number-columns-repeated="234"/>
        </table:table-row>
        <table:table-row table:style-name="ro2">
          <table:table-cell table:formula="oooc:=[.A13]" office:value-type="string" office:string-value="Chicken Pasta Casseroule">
            <text:p>Chicken Pasta Casseroule</text:p>
          </table:table-cell>
          <table:table-cell table:style-name="Default" table:formula="oooc:=[.H13]+COUNT([.B13:.G13])*25" office:value-type="float" office:value="122">
            <text:p>122</text:p>
          </table:table-cell>
          <table:table-cell table:formula="oooc:=VLOOKUP([.B13];[.B38:.C47];2)+VLOOKUP([.C13];[.B38:.C47];2)+VLOOKUP([.D13];[.B38:.C47];2)+VLOOKUP([.E13];[.B38:.C47];2)+VLOOKUP([.F13];[.B38:.C47];2)+VLOOKUP([.G13];[.B38:.C47];2)+COUNT([.B13:.G13])*25" office:value-type="float" office:value="134">
            <text:p>134</text:p>
          </table:table-cell>
          <table:table-cell table:style-name="Default" table:formula="oooc:=FLOOR(POWER([.B35]*[.B35]*[.C35];1/3);1)" office:value-type="float" office:value="125">
            <text:p>125</text:p>
          </table:table-cell>
          <table:table-cell table:style-name="Default"/>
          <table:table-cell table:formula="oooc:=IF([.B13]&gt;0;VLOOKUP([.B13]-1;[.B38:.C47];2);0)+IF([.C13]&gt;0;VLOOKUP([.C13]-1;[.B38:.C47];2);0)+IF([.D13]&gt;0;VLOOKUP([.D13]-1;[.B38:.C47];2);0)+IF([.E13]&gt;0;VLOOKUP([.E13]-1;[.B38:.C47];2);0)+IF([.F13]&gt;0;VLOOKUP([.F13]-1;[.B38:.C47];2);0)+IF([.G13]&gt;0;VLOOKUP([.G13]-1;[.B38:.C47];2);0)+COUNT([.B13:.G13])*(25+VLOOKUP(5;[.B38:.C47];2))" office:value-type="float" office:value="152">
            <text:p>152</text:p>
          </table:table-cell>
          <table:table-cell table:number-columns-repeated="248"/>
        </table:table-row>
        <table:table-row table:style-name="ro2">
          <table:table-cell table:formula="oooc:=[.A14]" office:value-type="string" office:string-value="Chicken Pineapple Pasta Pockets">
            <text:p>Chicken Pineapple Pasta Pockets</text:p>
          </table:table-cell>
          <table:table-cell table:style-name="Default" table:formula="oooc:=[.H14]+COUNT([.B14:.G14])*25" office:value-type="float" office:value="122">
            <text:p>122</text:p>
          </table:table-cell>
          <table:table-cell table:formula="oooc:=VLOOKUP([.B14];[.B38:.C47];2)+VLOOKUP([.C14];[.B38:.C47];2)+VLOOKUP([.D14];[.B38:.C47];2)+VLOOKUP([.E14];[.B38:.C47];2)+VLOOKUP([.F14];[.B38:.C47];2)+VLOOKUP([.G14];[.B38:.C47];2)+COUNT([.B14:.G14])*25" office:value-type="float" office:value="134">
            <text:p>134</text:p>
          </table:table-cell>
          <table:table-cell table:style-name="Default" table:formula="oooc:=FLOOR(POWER([.B36]*[.B36]*[.C36];1/3);1)" office:value-type="float" office:value="125">
            <text:p>125</text:p>
          </table:table-cell>
          <table:table-cell table:style-name="Default"/>
          <table:table-cell table:formula="oooc:=IF([.B14]&gt;0;VLOOKUP([.B14]-1;[.B38:.C47];2);0)+IF([.C14]&gt;0;VLOOKUP([.C14]-1;[.B38:.C47];2);0)+IF([.D14]&gt;0;VLOOKUP([.D14]-1;[.B38:.C47];2);0)+IF([.E14]&gt;0;VLOOKUP([.E14]-1;[.B38:.C47];2);0)+IF([.F14]&gt;0;VLOOKUP([.F14]-1;[.B38:.C47];2);0)+IF([.G14]&gt;0;VLOOKUP([.G14]-1;[.B38:.C47];2);0)+COUNT([.B14:.G14])*(25+VLOOKUP(5;[.B38:.C47];2))" office:value-type="float" office:value="154">
            <text:p>154</text:p>
          </table:table-cell>
          <table:table-cell table:number-columns-repeated="3"/>
          <table:table-cell table:style-name="ce92" office:value-type="string">
            <text:p>ideal scores</text:p>
          </table:table-cell>
          <table:table-cell table:number-columns-repeated="244"/>
        </table:table-row>
        <table:table-row table:style-name="ro10">
          <table:table-cell table:number-columns-repeated="9"/>
          <table:table-cell table:formula="oooc:=[.J20]" office:value-type="string" office:string-value="meat">
            <text:p>meat</text:p>
          </table:table-cell>
          <table:table-cell table:style-name="ce94" table:formula="oooc:=SUMPRODUCT([.B3:.B14];[.K3:.K14])" office:value-type="float" office:value="8">
            <text:p>8</text:p>
          </table:table-cell>
          <table:table-cell table:style-name="ce94" table:formula="oooc:=SUMPRODUCT([.B3:.B14];[.L3:.L14])" office:value-type="float" office:value="16">
            <text:p>16</text:p>
          </table:table-cell>
          <table:table-cell table:style-name="ce94" table:formula="oooc:=SUMPRODUCT([.B3:.B14];[.M3:.M14])" office:value-type="float" office:value="39">
            <text:p>39</text:p>
          </table:table-cell>
          <table:table-cell table:style-name="ce94" table:formula="oooc:=SUMPRODUCT([.B3:.B14];[.N3:.N14])" office:value-type="float" office:value="24">
            <text:p>24</text:p>
          </table:table-cell>
          <table:table-cell table:style-name="ce94" table:formula="oooc:=SUMPRODUCT([.B3:.B14];[.O3:.O14])" office:value-type="float" office:value="29">
            <text:p>29</text:p>
          </table:table-cell>
          <table:table-cell table:style-name="ce94" table:formula="oooc:=SUMPRODUCT([.B3:.B14];[.P3:.P14])" office:value-type="float" office:value="63">
            <text:p>63</text:p>
          </table:table-cell>
          <table:table-cell table:style-name="ce94" table:formula="oooc:=SUMPRODUCT([.B3:.B14];[.Q3:.Q14])" office:value-type="float" office:value="19">
            <text:p>19</text:p>
          </table:table-cell>
          <table:table-cell table:style-name="ce94" table:formula="oooc:=SUMPRODUCT([.B3:.B14];[.R3:.R14])" office:value-type="float" office:value="38">
            <text:p>38</text:p>
          </table:table-cell>
          <table:table-cell table:style-name="ce94" table:formula="oooc:=SUMPRODUCT([.B3:.B14];[.S3:.S14])" office:value-type="float" office:value="51">
            <text:p>51</text:p>
          </table:table-cell>
          <table:table-cell table:style-name="ce94" table:formula="oooc:=SUMPRODUCT([.B3:.B14];[.T3:.T14])" office:value-type="float" office:value="64">
            <text:p>64</text:p>
          </table:table-cell>
          <table:table-cell table:number-columns-repeated="234"/>
        </table:table-row>
        <table:table-row table:style-name="ro10">
          <table:table-cell/>
          <table:table-cell table:number-columns-repeated="2" office:value-type="float" office:value="0">
            <text:p>0</text:p>
          </table:table-cell>
          <table:table-cell table:number-columns-repeated="6"/>
          <table:table-cell table:formula="oooc:=[.J21]" office:value-type="string" office:string-value="pasta">
            <text:p>pasta</text:p>
          </table:table-cell>
          <table:table-cell table:style-name="ce94" table:formula="oooc:=SUMPRODUCT([.C3:.C14];[.K3:.K14])" office:value-type="float" office:value="0">
            <text:p>0</text:p>
          </table:table-cell>
          <table:table-cell table:style-name="ce94" table:formula="oooc:=SUMPRODUCT([.C3:.C14];[.L3:.L14])" office:value-type="float" office:value="0">
            <text:p>0</text:p>
          </table:table-cell>
          <table:table-cell table:style-name="ce94" table:formula="oooc:=SUMPRODUCT([.C3:.C14];[.M3:.M14])" office:value-type="float" office:value="24">
            <text:p>24</text:p>
          </table:table-cell>
          <table:table-cell table:style-name="ce94" table:formula="oooc:=SUMPRODUCT([.C3:.C14];[.N3:.N14])" office:value-type="float" office:value="12">
            <text:p>12</text:p>
          </table:table-cell>
          <table:table-cell table:style-name="ce94" table:formula="oooc:=SUMPRODUCT([.C3:.C14];[.O3:.O14])" office:value-type="float" office:value="0">
            <text:p>0</text:p>
          </table:table-cell>
          <table:table-cell table:style-name="ce94" table:formula="oooc:=SUMPRODUCT([.C3:.C14];[.P3:.P14])" office:value-type="float" office:value="38">
            <text:p>38</text:p>
          </table:table-cell>
          <table:table-cell table:style-name="ce94" table:formula="oooc:=SUMPRODUCT([.C3:.C14];[.Q3:.Q14])" office:value-type="float" office:value="38">
            <text:p>38</text:p>
          </table:table-cell>
          <table:table-cell table:style-name="ce94" table:formula="oooc:=SUMPRODUCT([.C3:.C14];[.R3:.R14])" office:value-type="float" office:value="22">
            <text:p>22</text:p>
          </table:table-cell>
          <table:table-cell table:style-name="ce94" table:formula="oooc:=SUMPRODUCT([.C3:.C14];[.S3:.S14])" office:value-type="float" office:value="28">
            <text:p>28</text:p>
          </table:table-cell>
          <table:table-cell table:style-name="ce94" table:formula="oooc:=SUMPRODUCT([.C3:.C14];[.T3:.T14])" office:value-type="float" office:value="62">
            <text:p>62</text:p>
          </table:table-cell>
          <table:table-cell table:number-columns-repeated="234"/>
        </table:table-row>
        <table:table-row table:style-name="ro10">
          <table:table-cell/>
          <table:table-cell table:number-columns-repeated="2" office:value-type="float" office:value="1">
            <text:p>1</text:p>
          </table:table-cell>
          <table:table-cell table:number-columns-repeated="6"/>
          <table:table-cell table:formula="oooc:=[.J22]" office:value-type="string" office:string-value="pumpkin">
            <text:p>pumpkin</text:p>
          </table:table-cell>
          <table:table-cell table:style-name="ce94" table:formula="oooc:=SUMPRODUCT([.D3:.D14];[.K3:.K14])" office:value-type="float" office:value="0">
            <text:p>0</text:p>
          </table:table-cell>
          <table:table-cell table:style-name="ce94" table:formula="oooc:=SUMPRODUCT([.D3:.D14];[.L3:.L14])" office:value-type="float" office:value="0">
            <text:p>0</text:p>
          </table:table-cell>
          <table:table-cell table:style-name="ce94" table:formula="oooc:=SUMPRODUCT([.D3:.D14];[.M3:.M14])" office:value-type="float" office:value="0">
            <text:p>0</text:p>
          </table:table-cell>
          <table:table-cell table:style-name="ce94" table:formula="oooc:=SUMPRODUCT([.D3:.D14];[.N3:.N14])" office:value-type="float" office:value="0">
            <text:p>0</text:p>
          </table:table-cell>
          <table:table-cell table:style-name="ce94" table:formula="oooc:=SUMPRODUCT([.D3:.D14];[.O3:.O14])" office:value-type="float" office:value="24">
            <text:p>24</text:p>
          </table:table-cell>
          <table:table-cell table:style-name="ce94" table:formula="oooc:=SUMPRODUCT([.D3:.D14];[.P3:.P14])" office:value-type="float" office:value="0">
            <text:p>0</text:p>
          </table:table-cell>
          <table:table-cell table:style-name="ce94" table:formula="oooc:=SUMPRODUCT([.D3:.D14];[.Q3:.Q14])" office:value-type="float" office:value="40">
            <text:p>40</text:p>
          </table:table-cell>
          <table:table-cell table:style-name="ce94" table:formula="oooc:=SUMPRODUCT([.D3:.D14];[.R3:.R14])" office:value-type="float" office:value="24">
            <text:p>24</text:p>
          </table:table-cell>
          <table:table-cell table:style-name="ce94" table:formula="oooc:=SUMPRODUCT([.D3:.D14];[.S3:.S14])" office:value-type="float" office:value="32">
            <text:p>32</text:p>
          </table:table-cell>
          <table:table-cell table:style-name="ce94" table:formula="oooc:=SUMPRODUCT([.D3:.D14];[.T3:.T14])" office:value-type="float" office:value="48">
            <text:p>48</text:p>
          </table:table-cell>
          <table:table-cell table:number-columns-repeated="234"/>
        </table:table-row>
        <table:table-row table:style-name="ro10">
          <table:table-cell/>
          <table:table-cell table:number-columns-repeated="2" office:value-type="float" office:value="2">
            <text:p>2</text:p>
          </table:table-cell>
          <table:table-cell table:number-columns-repeated="6"/>
          <table:table-cell table:formula="oooc:=[.J23]" office:value-type="string" office:string-value="tomato">
            <text:p>tomato</text:p>
          </table:table-cell>
          <table:table-cell table:style-name="ce94" table:formula="oooc:=SUMPRODUCT([.E3:.E14];[.K3:.K14])" office:value-type="float" office:value="5">
            <text:p>5</text:p>
          </table:table-cell>
          <table:table-cell table:style-name="ce94" table:formula="oooc:=SUMPRODUCT([.E3:.E14];[.L3:.L14])" office:value-type="float" office:value="28">
            <text:p>28</text:p>
          </table:table-cell>
          <table:table-cell table:style-name="ce94" table:formula="oooc:=SUMPRODUCT([.E3:.E14];[.M3:.M14])" office:value-type="float" office:value="27">
            <text:p>27</text:p>
          </table:table-cell>
          <table:table-cell table:style-name="ce94" table:formula="oooc:=SUMPRODUCT([.E3:.E14];[.N3:.N14])" office:value-type="float" office:value="0">
            <text:p>0</text:p>
          </table:table-cell>
          <table:table-cell table:style-name="ce94" table:formula="oooc:=SUMPRODUCT([.E3:.E14];[.O3:.O14])" office:value-type="float" office:value="0">
            <text:p>0</text:p>
          </table:table-cell>
          <table:table-cell table:style-name="ce94" table:formula="oooc:=SUMPRODUCT([.E3:.E14];[.P3:.P14])" office:value-type="float" office:value="59">
            <text:p>59</text:p>
          </table:table-cell>
          <table:table-cell table:style-name="ce94" table:formula="oooc:=SUMPRODUCT([.E3:.E14];[.Q3:.Q14])" office:value-type="float" office:value="42">
            <text:p>42</text:p>
          </table:table-cell>
          <table:table-cell table:style-name="ce94" table:formula="oooc:=SUMPRODUCT([.E3:.E14];[.R3:.R14])" office:value-type="float" office:value="0">
            <text:p>0</text:p>
          </table:table-cell>
          <table:table-cell table:style-name="ce94" table:formula="oooc:=SUMPRODUCT([.E3:.E14];[.S3:.S14])" office:value-type="float" office:value="0">
            <text:p>0</text:p>
          </table:table-cell>
          <table:table-cell table:style-name="ce94" table:formula="oooc:=SUMPRODUCT([.E3:.E14];[.T3:.T14])" office:value-type="float" office:value="52">
            <text:p>52</text:p>
          </table:table-cell>
          <table:table-cell table:number-columns-repeated="234"/>
        </table:table-row>
        <table:table-row table:style-name="ro10">
          <table:table-cell/>
          <table:table-cell table:number-columns-repeated="2" office:value-type="float" office:value="3">
            <text:p>3</text:p>
          </table:table-cell>
          <table:table-cell table:number-columns-repeated="6"/>
          <table:table-cell table:formula="oooc:=[.J24]" office:value-type="string" office:string-value="milk">
            <text:p>milk</text:p>
          </table:table-cell>
          <table:table-cell table:style-name="ce94" table:formula="oooc:=SUMPRODUCT([.F3:.F14];[.K3:.K14])" office:value-type="float" office:value="0">
            <text:p>0</text:p>
          </table:table-cell>
          <table:table-cell table:style-name="ce94" table:formula="oooc:=SUMPRODUCT([.F3:.F14];[.L3:.L14])" office:value-type="float" office:value="0">
            <text:p>0</text:p>
          </table:table-cell>
          <table:table-cell table:style-name="ce94" table:formula="oooc:=SUMPRODUCT([.F3:.F14];[.M3:.M14])" office:value-type="float" office:value="0">
            <text:p>0</text:p>
          </table:table-cell>
          <table:table-cell table:style-name="ce94" table:formula="oooc:=SUMPRODUCT([.F3:.F14];[.N3:.N14])" office:value-type="float" office:value="22">
            <text:p>22</text:p>
          </table:table-cell>
          <table:table-cell table:style-name="ce94" table:formula="oooc:=SUMPRODUCT([.F3:.F14];[.O3:.O14])" office:value-type="float" office:value="17">
            <text:p>17</text:p>
          </table:table-cell>
          <table:table-cell table:style-name="ce94" table:formula="oooc:=SUMPRODUCT([.F3:.F14];[.P3:.P14])" office:value-type="float" office:value="0">
            <text:p>0</text:p>
          </table:table-cell>
          <table:table-cell table:style-name="ce94" table:formula="oooc:=SUMPRODUCT([.F3:.F14];[.Q3:.Q14])" office:value-type="float" office:value="6">
            <text:p>6</text:p>
          </table:table-cell>
          <table:table-cell table:style-name="ce94" table:formula="oooc:=SUMPRODUCT([.F3:.F14];[.R3:.R14])" office:value-type="float" office:value="34">
            <text:p>34</text:p>
          </table:table-cell>
          <table:table-cell table:style-name="ce94" table:formula="oooc:=SUMPRODUCT([.F3:.F14];[.S3:.S14])" office:value-type="float" office:value="40">
            <text:p>40</text:p>
          </table:table-cell>
          <table:table-cell table:style-name="ce94" table:formula="oooc:=SUMPRODUCT([.F3:.F14];[.T3:.T14])" office:value-type="float" office:value="15">
            <text:p>15</text:p>
          </table:table-cell>
          <table:table-cell table:number-columns-repeated="234"/>
        </table:table-row>
        <table:table-row table:style-name="ro10">
          <table:table-cell/>
          <table:table-cell table:number-columns-repeated="2" office:value-type="float" office:value="4">
            <text:p>4</text:p>
          </table:table-cell>
          <table:table-cell table:number-columns-repeated="6"/>
          <table:table-cell table:formula="oooc:=[.J25]" office:value-type="string" office:string-value="pineapple">
            <text:p>pineapple</text:p>
          </table:table-cell>
          <table:table-cell table:style-name="ce94" table:formula="oooc:=SUMPRODUCT([.G3:.G14];[.K3:.K14])" office:value-type="float" office:value="5">
            <text:p>5</text:p>
          </table:table-cell>
          <table:table-cell table:style-name="ce94" table:formula="oooc:=SUMPRODUCT([.G3:.G14];[.L3:.L14])" office:value-type="float" office:value="31">
            <text:p>31</text:p>
          </table:table-cell>
          <table:table-cell table:style-name="ce94" table:formula="oooc:=SUMPRODUCT([.G3:.G14];[.M3:.M14])" office:value-type="float" office:value="29">
            <text:p>29</text:p>
          </table:table-cell>
          <table:table-cell table:style-name="ce94" table:formula="oooc:=SUMPRODUCT([.G3:.G14];[.N3:.N14])" office:value-type="float" office:value="17">
            <text:p>17</text:p>
          </table:table-cell>
          <table:table-cell table:style-name="ce94" table:formula="oooc:=SUMPRODUCT([.G3:.G14];[.O3:.O14])" office:value-type="float" office:value="5">
            <text:p>5</text:p>
          </table:table-cell>
          <table:table-cell table:style-name="ce94" table:formula="oooc:=SUMPRODUCT([.G3:.G14];[.P3:.P14])" office:value-type="float" office:value="44">
            <text:p>44</text:p>
          </table:table-cell>
          <table:table-cell table:style-name="ce94" table:formula="oooc:=SUMPRODUCT([.G3:.G14];[.Q3:.Q14])" office:value-type="float" office:value="0">
            <text:p>0</text:p>
          </table:table-cell>
          <table:table-cell table:style-name="ce94" table:formula="oooc:=SUMPRODUCT([.G3:.G14];[.R3:.R14])" office:value-type="float" office:value="14">
            <text:p>14</text:p>
          </table:table-cell>
          <table:table-cell table:style-name="ce94" table:formula="oooc:=SUMPRODUCT([.G3:.G14];[.S3:.S14])" office:value-type="float" office:value="25">
            <text:p>25</text:p>
          </table:table-cell>
          <table:table-cell table:style-name="ce94" table:formula="oooc:=SUMPRODUCT([.G3:.G14];[.T3:.T14])" office:value-type="float" office:value="0">
            <text:p>0</text:p>
          </table:table-cell>
          <table:table-cell table:number-columns-repeated="234"/>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94" table:number-columns-repeated="10"/>
          <table:table-cell table:number-columns-repeated="234"/>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92" office:value-type="string">
            <text:p>max ingred usage in one recipe</text:p>
          </table:table-cell>
          <table:table-cell table:style-name="ce102" table:number-columns-repeated="10"/>
          <table:table-cell table:number-columns-repeated="234"/>
        </table:table-row>
        <table:table-row table:style-name="ro10">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meat">
            <text:p>meat</text:p>
          </table:table-cell>
          <table:table-cell table:style-name="ce94"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94"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94"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94"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8">
            <text:p>8</text:p>
          </table:table-cell>
          <table:table-cell table:style-name="ce94"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94"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94"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5">
            <text:p>5</text:p>
          </table:table-cell>
          <table:table-cell table:style-name="ce94"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94"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94"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style-name="Default"/>
          <table:table-cell table:number-columns-repeated="233"/>
        </table:table-row>
        <table:table-row table:style-name="ro10">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pasta">
            <text:p>pasta</text:p>
          </table:table-cell>
          <table:table-cell table:style-name="ce94"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94"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94"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94"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6">
            <text:p>6</text:p>
          </table:table-cell>
          <table:table-cell table:style-name="ce94"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94"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94"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94"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94"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94"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style-name="Default"/>
          <table:table-cell table:number-columns-repeated="233"/>
        </table:table-row>
        <table:table-row table:style-name="ro10">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pumpkin">
            <text:p>pumpkin</text:p>
          </table:table-cell>
          <table:table-cell table:style-name="ce94"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94"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94"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94"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0">
            <text:p>0</text:p>
          </table:table-cell>
          <table:table-cell table:style-name="ce94"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94"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0">
            <text:p>0</text:p>
          </table:table-cell>
          <table:table-cell table:style-name="ce94"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94"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8">
            <text:p>8</text:p>
          </table:table-cell>
          <table:table-cell table:style-name="ce94"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94"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style-name="Default"/>
          <table:table-cell table:number-columns-repeated="233"/>
        </table:table-row>
        <table:table-row table:style-name="ro10">
          <table:table-cell table:number-columns-repeated="9"/>
          <table:table-cell table:formula="oooc:=[.J23]" office:value-type="string" office:string-value="tomato">
            <text:p>tomato</text:p>
          </table:table-cell>
          <table:table-cell table:style-name="ce94"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5">
            <text:p>5</text:p>
          </table:table-cell>
          <table:table-cell table:style-name="ce94"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94"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94"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94"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0">
            <text:p>0</text:p>
          </table:table-cell>
          <table:table-cell table:style-name="ce94"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6">
            <text:p>6</text:p>
          </table:table-cell>
          <table:table-cell table:style-name="ce94"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94"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94"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0">
            <text:p>0</text:p>
          </table:table-cell>
          <table:table-cell table:style-name="ce94"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style-name="Default"/>
          <table:table-cell table:number-columns-repeated="233"/>
        </table:table-row>
        <table:table-row table:style-name="ro10">
          <table:table-cell table:number-columns-repeated="9"/>
          <table:table-cell table:formula="oooc:=[.J24]" office:value-type="string" office:string-value="milk">
            <text:p>milk</text:p>
          </table:table-cell>
          <table:table-cell table:style-name="ce94"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94"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94"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94"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6">
            <text:p>6</text:p>
          </table:table-cell>
          <table:table-cell table:style-name="ce94"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6">
            <text:p>6</text:p>
          </table:table-cell>
          <table:table-cell table:style-name="ce94"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94"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94"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94"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6">
            <text:p>6</text:p>
          </table:table-cell>
          <table:table-cell table:style-name="ce94"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style-name="Default"/>
          <table:table-cell table:number-columns-repeated="233"/>
        </table:table-row>
        <table:table-row table:style-name="ro10">
          <table:table-cell table:number-columns-repeated="9"/>
          <table:table-cell table:formula="oooc:=[.J25]" office:value-type="string" office:string-value="pineapple">
            <text:p>pineapple</text:p>
          </table:table-cell>
          <table:table-cell table:style-name="ce94"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94"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94"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7">
            <text:p>7</text:p>
          </table:table-cell>
          <table:table-cell table:style-name="ce94"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6">
            <text:p>6</text:p>
          </table:table-cell>
          <table:table-cell table:style-name="ce94"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5">
            <text:p>5</text:p>
          </table:table-cell>
          <table:table-cell table:style-name="ce94"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94"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0">
            <text:p>0</text:p>
          </table:table-cell>
          <table:table-cell table:style-name="ce94"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94"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6">
            <text:p>6</text:p>
          </table:table-cell>
          <table:table-cell table:style-name="ce94"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0">
            <text:p>0</text:p>
          </table:table-cell>
          <table:table-cell table:number-columns-repeated="234"/>
        </table:table-row>
        <table:table-row table:style-name="ro2" table:number-rows-repeated="65485">
          <table:table-cell table:number-columns-repeated="254"/>
        </table:table-row>
        <table:table-row table:style-name="ro2">
          <table:table-cell table:number-columns-repeated="254"/>
        </table:table-row>
      </table:table>
      <table:table table:name="2 _ Mexican" table:style-name="ta1" table:print="false">
        <table:table-column table:style-name="co12" table:default-cell-style-name="ce2"/>
        <table:table-column table:style-name="co8" table:number-columns-repeated="6" table:default-cell-style-name="ce2"/>
        <table:table-column table:style-name="co8" table:default-cell-style-name="ce85"/>
        <table:table-column table:style-name="co5" table:default-cell-style-name="ce2"/>
        <table:table-column table:style-name="co12" table:default-cell-style-name="ce2"/>
        <table:table-column table:style-name="co8" table:number-columns-repeated="10" table:default-cell-style-name="ce2"/>
        <table:table-column table:style-name="co8" table:default-cell-style-name="ce85"/>
        <table:table-column table:style-name="co8" table:default-cell-style-name="ce2"/>
        <table:table-column table:style-name="co5" table:number-columns-repeated="234" table:default-cell-style-name="ce2"/>
        <table:table-row table:style-name="ro11">
          <table:table-cell table:style-name="ce77"/>
          <table:table-cell table:style-name="ce1" office:value-type="string" table:number-columns-spanned="6" table:number-rows-spanned="1">
            <text:p>Кухня</text:p>
          </table:table-cell>
          <table:covered-table-cell table:number-columns-repeated="5"/>
          <table:table-cell table:number-columns-repeated="3"/>
          <table:table-cell table:style-name="ce1" office:value-type="string" table:number-columns-spanned="10" table:number-rows-spanned="1">
            <text:p>Уровни</text:p>
          </table:table-cell>
          <table:covered-table-cell table:number-columns-repeated="9"/>
          <table:table-cell table:number-columns-repeated="236"/>
        </table:table-row>
        <table:table-row table:style-name="ro12">
          <table:table-cell table:style-name="ce78" office:value-type="string">
            <text:p>Название</text:p>
          </table:table-cell>
          <table:table-cell table:style-name="ce80" office:value-type="string">
            <text:p>pork</text:p>
          </table:table-cell>
          <table:table-cell table:style-name="ce80" office:value-type="string">
            <text:p>chili-pepper</text:p>
          </table:table-cell>
          <table:table-cell table:style-name="ce80" office:value-type="string">
            <text:p>tomato</text:p>
          </table:table-cell>
          <table:table-cell table:style-name="ce80" office:value-type="string">
            <text:p>tortilla</text:p>
          </table:table-cell>
          <table:table-cell table:style-name="ce80" office:value-type="string">
            <text:p>avocado</text:p>
          </table:table-cell>
          <table:table-cell table:style-name="ce80" office:value-type="string">
            <text:p>cheese</text:p>
          </table:table-cell>
          <table:table-cell table:style-name="ce86"/>
          <table:table-cell/>
          <table:table-cell table:style-name="ce90" office:value-type="string">
            <text:p>Название</text:p>
          </table:table-cell>
          <table:table-cell table:style-name="ce90" office:value-type="float" office:value="1">
            <text:p>1</text:p>
          </table:table-cell>
          <table:table-cell table:style-name="ce90" office:value-type="float" office:value="2">
            <text:p>2</text:p>
          </table:table-cell>
          <table:table-cell table:style-name="ce90" office:value-type="float" office:value="3">
            <text:p>3</text:p>
          </table:table-cell>
          <table:table-cell table:style-name="ce90" office:value-type="float" office:value="4">
            <text:p>4</text:p>
          </table:table-cell>
          <table:table-cell table:style-name="ce90" office:value-type="float" office:value="5">
            <text:p>5</text:p>
          </table:table-cell>
          <table:table-cell table:style-name="ce90" office:value-type="float" office:value="6">
            <text:p>6</text:p>
          </table:table-cell>
          <table:table-cell table:style-name="ce90" office:value-type="float" office:value="7">
            <text:p>7</text:p>
          </table:table-cell>
          <table:table-cell table:style-name="ce90" office:value-type="float" office:value="8">
            <text:p>8</text:p>
          </table:table-cell>
          <table:table-cell table:style-name="ce90" office:value-type="float" office:value="9">
            <text:p>9</text:p>
          </table:table-cell>
          <table:table-cell table:style-name="ce90" office:value-type="float" office:value="10">
            <text:p>10</text:p>
          </table:table-cell>
          <table:table-cell/>
          <table:table-cell office:value-type="string">
            <text:p>s</text:p>
          </table:table-cell>
          <table:table-cell table:number-columns-repeated="234"/>
        </table:table-row>
        <table:table-row table:style-name="ro9">
          <table:table-cell table:style-name="ce93" office:value-type="string">
            <text:p>Tortilla Soup</text:p>
          </table:table-cell>
          <table:table-cell table:style-name="ce105" office:value-type="float" office:value="8">
            <text:p>8</text:p>
          </table:table-cell>
          <table:table-cell table:style-name="ce105"/>
          <table:table-cell table:style-name="ce106"/>
          <table:table-cell table:style-name="ce106" office:value-type="float" office:value="6">
            <text:p>6</text:p>
          </table:table-cell>
          <table:table-cell table:number-columns-repeated="2" table:style-name="ce106"/>
          <table:table-cell table:style-name="ce87" table:formula="oooc:=SUM([.B3:.G3])" office:value-type="float" office:value="14">
            <text:p>14</text:p>
          </table:table-cell>
          <table:table-cell/>
          <table:table-cell table:style-name="ce79" table:formula="oooc:=[.A3]" office:value-type="string" office:string-value="Tortilla Soup">
            <text:p>Tortilla Soup</text:p>
          </table:table-cell>
          <table:table-cell table:style-name="ce109" office:value-type="float" office:value="4">
            <text:p>4</text:p>
          </table:table-cell>
          <table:table-cell table:style-name="ce109" office:value-type="float" office:value="2">
            <text:p>2</text:p>
          </table:table-cell>
          <table:table-cell table:number-columns-repeated="2" table:style-name="ce109"/>
          <table:table-cell table:style-name="ce109" office:value-type="float" office:value="2">
            <text:p>2</text:p>
          </table:table-cell>
          <table:table-cell table:style-name="ce109"/>
          <table:table-cell table:style-name="ce109" office:value-type="float" office:value="1">
            <text:p>1</text:p>
          </table:table-cell>
          <table:table-cell table:number-columns-repeated="3" table:style-name="ce109"/>
          <table:table-cell table:style-name="ce99" table:formula="oooc:=IF([.K3]&gt;0;1;0)+IF([.L3]&gt;0;1;0)+IF([.M3]&gt;0;1;0)+IF([.N3]&gt;0;1;0)+IF([.O3]&gt;0;1;0)+IF([.P3]&gt;0;1;0)+IF([.Q3]&gt;0;1;0)+IF([.R3]&gt;0;1;0)+IF([.S3]&gt;0;1;0)+IF([.T3]&gt;0;1;0)" office:value-type="float" office:value="4">
            <text:p>4</text:p>
          </table:table-cell>
          <table:table-cell table:formula="oooc:=SUM([.K3:.T3])" office:value-type="float" office:value="9">
            <text:p>9</text:p>
          </table:table-cell>
          <table:table-cell table:style-name="ce8" table:number-columns-repeated="2"/>
          <table:table-cell table:number-columns-repeated="232"/>
        </table:table-row>
        <table:table-row table:style-name="ro9">
          <table:table-cell table:style-name="ce79" office:value-type="string">
            <text:p>Guacamole</text:p>
          </table:table-cell>
          <table:table-cell table:style-name="ce105"/>
          <table:table-cell table:style-name="ce106"/>
          <table:table-cell table:style-name="ce105" office:value-type="float" office:value="5">
            <text:p>5</text:p>
          </table:table-cell>
          <table:table-cell table:style-name="ce106"/>
          <table:table-cell table:style-name="ce106" office:value-type="float" office:value="9">
            <text:p>9</text:p>
          </table:table-cell>
          <table:table-cell table:style-name="ce106"/>
          <table:table-cell table:style-name="ce87" table:formula="oooc:=SUM([.B4:.G4])" office:value-type="float" office:value="14">
            <text:p>14</text:p>
          </table:table-cell>
          <table:table-cell/>
          <table:table-cell table:style-name="ce79" table:formula="oooc:=[.A4]" office:value-type="string" office:string-value="Guacamole">
            <text:p>Guacamole</text:p>
          </table:table-cell>
          <table:table-cell table:number-columns-repeated="3" table:style-name="ce109"/>
          <table:table-cell table:style-name="ce109" office:value-type="float" office:value="3">
            <text:p>3</text:p>
          </table:table-cell>
          <table:table-cell table:style-name="ce109" office:value-type="float" office:value="2">
            <text:p>2</text:p>
          </table:table-cell>
          <table:table-cell table:style-name="ce109" office:value-type="float" office:value="5">
            <text:p>5</text:p>
          </table:table-cell>
          <table:table-cell table:number-columns-repeated="2" table:style-name="ce109"/>
          <table:table-cell table:number-columns-repeated="2" table:style-name="ce109" office:value-type="float" office:value="1">
            <text:p>1</text:p>
          </table:table-cell>
          <table:table-cell table:style-name="ce99" table:formula="oooc:=IF([.K4]&gt;0;1;0)+IF([.L4]&gt;0;1;0)+IF([.M4]&gt;0;1;0)+IF([.N4]&gt;0;1;0)+IF([.O4]&gt;0;1;0)+IF([.P4]&gt;0;1;0)+IF([.Q4]&gt;0;1;0)+IF([.R4]&gt;0;1;0)+IF([.S4]&gt;0;1;0)+IF([.T4]&gt;0;1;0)" office:value-type="float" office:value="5">
            <text:p>5</text:p>
          </table:table-cell>
          <table:table-cell table:formula="oooc:=SUM([.K4:.T4])" office:value-type="float" office:value="12">
            <text:p>12</text:p>
          </table:table-cell>
          <table:table-cell table:style-name="ce8" table:number-columns-repeated="2"/>
          <table:table-cell table:number-columns-repeated="232"/>
        </table:table-row>
        <table:table-row table:style-name="ro9">
          <table:table-cell table:style-name="ce79" office:value-type="string">
            <text:p>Cheese Nachos</text:p>
          </table:table-cell>
          <table:table-cell table:style-name="ce106"/>
          <table:table-cell table:style-name="ce105"/>
          <table:table-cell table:style-name="ce106"/>
          <table:table-cell table:style-name="ce106" office:value-type="float" office:value="7">
            <text:p>7</text:p>
          </table:table-cell>
          <table:table-cell table:style-name="ce106"/>
          <table:table-cell table:style-name="ce105" office:value-type="float" office:value="7">
            <text:p>7</text:p>
          </table:table-cell>
          <table:table-cell table:style-name="ce87" table:formula="oooc:=SUM([.B5:.G5])" office:value-type="float" office:value="14">
            <text:p>14</text:p>
          </table:table-cell>
          <table:table-cell/>
          <table:table-cell table:style-name="ce79" table:formula="oooc:=[.A5]" office:value-type="string" office:string-value="Cheese Nachos">
            <text:p>Cheese Nachos</text:p>
          </table:table-cell>
          <table:table-cell table:number-columns-repeated="6" table:style-name="ce109"/>
          <table:table-cell table:style-name="ce109" office:value-type="float" office:value="3">
            <text:p>3</text:p>
          </table:table-cell>
          <table:table-cell table:style-name="ce109" office:value-type="float" office:value="1">
            <text:p>1</text:p>
          </table:table-cell>
          <table:table-cell table:style-name="ce109"/>
          <table:table-cell table:style-name="ce109" office:value-type="float" office:value="2">
            <text:p>2</text:p>
          </table:table-cell>
          <table:table-cell table:style-name="ce99"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8" table:number-columns-repeated="2"/>
          <table:table-cell table:number-columns-repeated="232"/>
        </table:table-row>
        <table:table-row table:style-name="ro9">
          <table:table-cell table:style-name="ce79" office:value-type="string">
            <text:p>Chiles Renellos</text:p>
          </table:table-cell>
          <table:table-cell table:style-name="ce106" office:value-type="float" office:value="6">
            <text:p>6</text:p>
          </table:table-cell>
          <table:table-cell table:style-name="ce106" office:value-type="float" office:value="8">
            <text:p>8</text:p>
          </table:table-cell>
          <table:table-cell table:style-name="ce106"/>
          <table:table-cell table:number-columns-repeated="2" table:style-name="ce105"/>
          <table:table-cell table:style-name="ce106"/>
          <table:table-cell table:style-name="ce87" table:formula="oooc:=SUM([.B6:.G6])" office:value-type="float" office:value="14">
            <text:p>14</text:p>
          </table:table-cell>
          <table:table-cell/>
          <table:table-cell table:style-name="ce79" table:formula="oooc:=[.A6]" office:value-type="string" office:string-value="Chiles Renellos">
            <text:p>Chiles Renellos</text:p>
          </table:table-cell>
          <table:table-cell table:style-name="ce109"/>
          <table:table-cell table:style-name="ce109" office:value-type="float" office:value="3">
            <text:p>3</text:p>
          </table:table-cell>
          <table:table-cell table:style-name="ce109" office:value-type="float" office:value="4">
            <text:p>4</text:p>
          </table:table-cell>
          <table:table-cell table:style-name="ce109" office:value-type="float" office:value="1">
            <text:p>1</text:p>
          </table:table-cell>
          <table:table-cell table:number-columns-repeated="2" table:style-name="ce109"/>
          <table:table-cell table:style-name="ce109" office:value-type="float" office:value="2">
            <text:p>2</text:p>
          </table:table-cell>
          <table:table-cell table:style-name="ce109"/>
          <table:table-cell table:style-name="ce109" office:value-type="float" office:value="1">
            <text:p>1</text:p>
          </table:table-cell>
          <table:table-cell table:style-name="ce109"/>
          <table:table-cell table:style-name="ce99" table:formula="oooc:=IF([.K6]&gt;0;1;0)+IF([.L6]&gt;0;1;0)+IF([.M6]&gt;0;1;0)+IF([.N6]&gt;0;1;0)+IF([.O6]&gt;0;1;0)+IF([.P6]&gt;0;1;0)+IF([.Q6]&gt;0;1;0)+IF([.R6]&gt;0;1;0)+IF([.S6]&gt;0;1;0)+IF([.T6]&gt;0;1;0)" office:value-type="float" office:value="5">
            <text:p>5</text:p>
          </table:table-cell>
          <table:table-cell table:formula="oooc:=SUM([.K6:.T6])" office:value-type="float" office:value="11">
            <text:p>11</text:p>
          </table:table-cell>
          <table:table-cell table:style-name="ce8" table:number-columns-repeated="2"/>
          <table:table-cell table:number-columns-repeated="232"/>
        </table:table-row>
        <table:table-row table:style-name="ro9">
          <table:table-cell table:style-name="ce93" office:value-type="string">
            <text:p>Avocado Stuffed Tacos</text:p>
          </table:table-cell>
          <table:table-cell table:number-columns-repeated="2" table:style-name="ce105"/>
          <table:table-cell table:style-name="ce106"/>
          <table:table-cell table:style-name="ce106" office:value-type="float" office:value="6">
            <text:p>6</text:p>
          </table:table-cell>
          <table:table-cell table:style-name="ce106" office:value-type="float" office:value="8">
            <text:p>8</text:p>
          </table:table-cell>
          <table:table-cell table:style-name="ce105"/>
          <table:table-cell table:style-name="ce87" table:formula="oooc:=SUM([.B7:.G7])" office:value-type="float" office:value="14">
            <text:p>14</text:p>
          </table:table-cell>
          <table:table-cell/>
          <table:table-cell table:style-name="ce108" table:formula="oooc:=[.A7]" office:value-type="string" office:string-value="Avocado Stuffed Tacos">
            <text:p>Avocado Stuffed Tacos</text:p>
          </table:table-cell>
          <table:table-cell table:number-columns-repeated="7" table:style-name="ce110"/>
          <table:table-cell table:style-name="ce110" office:value-type="float" office:value="3">
            <text:p>3</text:p>
          </table:table-cell>
          <table:table-cell table:style-name="ce110" office:value-type="float" office:value="2">
            <text:p>2</text:p>
          </table:table-cell>
          <table:table-cell table:style-name="ce110"/>
          <table:table-cell table:style-name="ce99" table:formula="oooc:=IF([.K7]&gt;0;1;0)+IF([.L7]&gt;0;1;0)+IF([.M7]&gt;0;1;0)+IF([.N7]&gt;0;1;0)+IF([.O7]&gt;0;1;0)+IF([.P7]&gt;0;1;0)+IF([.Q7]&gt;0;1;0)+IF([.R7]&gt;0;1;0)+IF([.S7]&gt;0;1;0)+IF([.T7]&gt;0;1;0)" office:value-type="float" office:value="2">
            <text:p>2</text:p>
          </table:table-cell>
          <table:table-cell table:formula="oooc:=SUM([.K7:.T7])" office:value-type="float" office:value="5">
            <text:p>5</text:p>
          </table:table-cell>
          <table:table-cell table:style-name="ce8" table:number-columns-repeated="2"/>
          <table:table-cell table:number-columns-repeated="232"/>
        </table:table-row>
        <table:table-row table:style-name="ro9">
          <table:table-cell table:style-name="ce79" office:value-type="string">
            <text:p>Burrito</text:p>
          </table:table-cell>
          <table:table-cell table:style-name="ce105" office:value-type="float" office:value="6">
            <text:p>6</text:p>
          </table:table-cell>
          <table:table-cell table:style-name="ce106"/>
          <table:table-cell table:style-name="ce106" office:value-type="float" office:value="6">
            <text:p>6</text:p>
          </table:table-cell>
          <table:table-cell table:style-name="ce106" office:value-type="float" office:value="7">
            <text:p>7</text:p>
          </table:table-cell>
          <table:table-cell table:number-columns-repeated="2" table:style-name="ce105"/>
          <table:table-cell table:style-name="ce87" table:formula="oooc:=SUM([.B8:.G8])" office:value-type="float" office:value="19">
            <text:p>19</text:p>
          </table:table-cell>
          <table:table-cell/>
          <table:table-cell table:style-name="ce79" table:formula="oooc:=[.A8]" office:value-type="string" office:string-value="Burrito">
            <text:p>Burrito</text:p>
          </table:table-cell>
          <table:table-cell table:style-name="ce109" office:value-type="float" office:value="2">
            <text:p>2</text:p>
          </table:table-cell>
          <table:table-cell table:number-columns-repeated="3" table:style-name="ce109"/>
          <table:table-cell table:number-columns-repeated="2" table:style-name="ce109" office:value-type="float" office:value="2">
            <text:p>2</text:p>
          </table:table-cell>
          <table:table-cell table:number-columns-repeated="3" table:style-name="ce109"/>
          <table:table-cell table:style-name="ce109" office:value-type="float" office:value="1">
            <text:p>1</text:p>
          </table:table-cell>
          <table:table-cell table:style-name="ce99" table:formula="oooc:=IF([.K8]&gt;0;1;0)+IF([.L8]&gt;0;1;0)+IF([.M8]&gt;0;1;0)+IF([.N8]&gt;0;1;0)+IF([.O8]&gt;0;1;0)+IF([.P8]&gt;0;1;0)+IF([.Q8]&gt;0;1;0)+IF([.R8]&gt;0;1;0)+IF([.S8]&gt;0;1;0)+IF([.T8]&gt;0;1;0)" office:value-type="float" office:value="4">
            <text:p>4</text:p>
          </table:table-cell>
          <table:table-cell table:formula="oooc:=SUM([.K8:.T8])" office:value-type="float" office:value="7">
            <text:p>7</text:p>
          </table:table-cell>
          <table:table-cell table:style-name="ce8" table:number-columns-repeated="2"/>
          <table:table-cell table:number-columns-repeated="232"/>
        </table:table-row>
        <table:table-row table:style-name="ro9">
          <table:table-cell table:style-name="ce79" office:value-type="string">
            <text:p>Chili con Carne</text:p>
          </table:table-cell>
          <table:table-cell table:style-name="ce106" office:value-type="float" office:value="6">
            <text:p>6</text:p>
          </table:table-cell>
          <table:table-cell table:style-name="ce105" office:value-type="float" office:value="8">
            <text:p>8</text:p>
          </table:table-cell>
          <table:table-cell table:style-name="ce105" office:value-type="float" office:value="5">
            <text:p>5</text:p>
          </table:table-cell>
          <table:table-cell table:style-name="ce105"/>
          <table:table-cell table:number-columns-repeated="2" table:style-name="ce106"/>
          <table:table-cell table:style-name="ce87" table:formula="oooc:=SUM([.B9:.G9])" office:value-type="float" office:value="19">
            <text:p>19</text:p>
          </table:table-cell>
          <table:table-cell/>
          <table:table-cell table:style-name="ce79" table:formula="oooc:=[.A9]" office:value-type="string" office:string-value="Chili con Carne">
            <text:p>Chili con Carne</text:p>
          </table:table-cell>
          <table:table-cell table:style-name="ce109"/>
          <table:table-cell table:style-name="ce109" office:value-type="float" office:value="3">
            <text:p>3</text:p>
          </table:table-cell>
          <table:table-cell table:style-name="ce109" office:value-type="float" office:value="2">
            <text:p>2</text:p>
          </table:table-cell>
          <table:table-cell table:style-name="ce109" office:value-type="float" office:value="1">
            <text:p>1</text:p>
          </table:table-cell>
          <table:table-cell table:number-columns-repeated="2" table:style-name="ce109"/>
          <table:table-cell table:style-name="ce109" office:value-type="float" office:value="4">
            <text:p>4</text:p>
          </table:table-cell>
          <table:table-cell table:style-name="ce109"/>
          <table:table-cell table:style-name="ce109" office:value-type="float" office:value="2">
            <text:p>2</text:p>
          </table:table-cell>
          <table:table-cell table:style-name="ce109"/>
          <table:table-cell table:style-name="ce99" table:formula="oooc:=IF([.K9]&gt;0;1;0)+IF([.L9]&gt;0;1;0)+IF([.M9]&gt;0;1;0)+IF([.N9]&gt;0;1;0)+IF([.O9]&gt;0;1;0)+IF([.P9]&gt;0;1;0)+IF([.Q9]&gt;0;1;0)+IF([.R9]&gt;0;1;0)+IF([.S9]&gt;0;1;0)+IF([.T9]&gt;0;1;0)" office:value-type="float" office:value="5">
            <text:p>5</text:p>
          </table:table-cell>
          <table:table-cell table:formula="oooc:=SUM([.K9:.T9])" office:value-type="float" office:value="12">
            <text:p>12</text:p>
          </table:table-cell>
          <table:table-cell table:style-name="ce8" table:number-columns-repeated="2"/>
          <table:table-cell table:number-columns-repeated="232"/>
        </table:table-row>
        <table:table-row table:style-name="ro9">
          <table:table-cell table:style-name="ce79" office:value-type="string">
            <text:p>Quesadilla</text:p>
          </table:table-cell>
          <table:table-cell table:number-columns-repeated="3" table:style-name="ce105"/>
          <table:table-cell table:style-name="ce105" office:value-type="float" office:value="8">
            <text:p>8</text:p>
          </table:table-cell>
          <table:table-cell table:style-name="ce105" office:value-type="float" office:value="6">
            <text:p>6</text:p>
          </table:table-cell>
          <table:table-cell table:style-name="ce105" office:value-type="float" office:value="5">
            <text:p>5</text:p>
          </table:table-cell>
          <table:table-cell table:style-name="ce87" table:formula="oooc:=SUM([.B10:.G10])" office:value-type="float" office:value="19">
            <text:p>19</text:p>
          </table:table-cell>
          <table:table-cell/>
          <table:table-cell table:style-name="ce79" table:formula="oooc:=[.A10]" office:value-type="string" office:string-value="Quesadilla">
            <text:p>Quesadilla</text:p>
          </table:table-cell>
          <table:table-cell table:number-columns-repeated="5" table:style-name="ce109"/>
          <table:table-cell table:style-name="ce109" office:value-type="float" office:value="4">
            <text:p>4</text:p>
          </table:table-cell>
          <table:table-cell table:style-name="ce109"/>
          <table:table-cell table:style-name="ce109" office:value-type="float" office:value="1">
            <text:p>1</text:p>
          </table:table-cell>
          <table:table-cell table:number-columns-repeated="2" table:style-name="ce109"/>
          <table:table-cell table:style-name="ce99" table:formula="oooc:=IF([.K10]&gt;0;1;0)+IF([.L10]&gt;0;1;0)+IF([.M10]&gt;0;1;0)+IF([.N10]&gt;0;1;0)+IF([.O10]&gt;0;1;0)+IF([.P10]&gt;0;1;0)+IF([.Q10]&gt;0;1;0)+IF([.R10]&gt;0;1;0)+IF([.S10]&gt;0;1;0)+IF([.T10]&gt;0;1;0)" office:value-type="float" office:value="2">
            <text:p>2</text:p>
          </table:table-cell>
          <table:table-cell table:formula="oooc:=SUM([.K10:.T10])" office:value-type="float" office:value="5">
            <text:p>5</text:p>
          </table:table-cell>
          <table:table-cell table:style-name="ce8" table:number-columns-repeated="2"/>
          <table:table-cell table:number-columns-repeated="232"/>
        </table:table-row>
        <table:table-row table:style-name="ro9">
          <table:table-cell table:style-name="ce79" office:value-type="string">
            <text:p>Tex-Mex Turkey Casseruole</text:p>
          </table:table-cell>
          <table:table-cell table:style-name="ce105" office:value-type="float" office:value="6">
            <text:p>6</text:p>
          </table:table-cell>
          <table:table-cell table:style-name="ce105" office:value-type="float" office:value="7">
            <text:p>7</text:p>
          </table:table-cell>
          <table:table-cell table:style-name="ce106"/>
          <table:table-cell table:number-columns-repeated="2" table:style-name="ce105"/>
          <table:table-cell table:style-name="ce105" office:value-type="float" office:value="6">
            <text:p>6</text:p>
          </table:table-cell>
          <table:table-cell table:style-name="ce87" table:formula="oooc:=SUM([.B11:.G11])" office:value-type="float" office:value="19">
            <text:p>19</text:p>
          </table:table-cell>
          <table:table-cell/>
          <table:table-cell table:style-name="ce79" table:formula="oooc:=[.A11]" office:value-type="string" office:string-value="Tex-Mex Turkey Casseruole">
            <text:p>Tex-Mex Turkey Casseruole</text:p>
          </table:table-cell>
          <table:table-cell table:number-columns-repeated="2" table:style-name="ce109"/>
          <table:table-cell table:style-name="ce109" office:value-type="float" office:value="2">
            <text:p>2</text:p>
          </table:table-cell>
          <table:table-cell table:number-columns-repeated="4" table:style-name="ce109"/>
          <table:table-cell table:style-name="ce109" office:value-type="float" office:value="3">
            <text:p>3</text:p>
          </table:table-cell>
          <table:table-cell table:style-name="ce109"/>
          <table:table-cell table:style-name="ce109" office:value-type="float" office:value="3">
            <text:p>3</text:p>
          </table:table-cell>
          <table:table-cell table:style-name="ce99" table:formula="oooc:=IF([.K11]&gt;0;1;0)+IF([.L11]&gt;0;1;0)+IF([.M11]&gt;0;1;0)+IF([.N11]&gt;0;1;0)+IF([.O11]&gt;0;1;0)+IF([.P11]&gt;0;1;0)+IF([.Q11]&gt;0;1;0)+IF([.R11]&gt;0;1;0)+IF([.S11]&gt;0;1;0)+IF([.T11]&gt;0;1;0)" office:value-type="float" office:value="3">
            <text:p>3</text:p>
          </table:table-cell>
          <table:table-cell table:formula="oooc:=SUM([.K11:.T11])" office:value-type="float" office:value="8">
            <text:p>8</text:p>
          </table:table-cell>
          <table:table-cell table:style-name="ce8" table:number-columns-repeated="2"/>
          <table:table-cell table:number-columns-repeated="232"/>
        </table:table-row>
        <table:table-row table:style-name="ro9">
          <table:table-cell table:style-name="ce79" office:value-type="string">
            <text:p>Avocado Salsa</text:p>
          </table:table-cell>
          <table:table-cell table:style-name="ce105"/>
          <table:table-cell table:style-name="ce105" office:value-type="float" office:value="7">
            <text:p>7</text:p>
          </table:table-cell>
          <table:table-cell table:style-name="ce105" office:value-type="float" office:value="5">
            <text:p>5</text:p>
          </table:table-cell>
          <table:table-cell table:style-name="ce105"/>
          <table:table-cell table:style-name="ce105" office:value-type="float" office:value="7">
            <text:p>7</text:p>
          </table:table-cell>
          <table:table-cell table:style-name="ce105"/>
          <table:table-cell table:style-name="ce87" table:formula="oooc:=SUM([.B12:.G12])" office:value-type="float" office:value="19">
            <text:p>19</text:p>
          </table:table-cell>
          <table:table-cell/>
          <table:table-cell table:style-name="ce108" table:formula="oooc:=[.A12]" office:value-type="string" office:string-value="Avocado Salsa">
            <text:p>Avocado Salsa</text:p>
          </table:table-cell>
          <table:table-cell table:number-columns-repeated="3" table:style-name="ce110"/>
          <table:table-cell table:style-name="ce110" office:value-type="float" office:value="3">
            <text:p>3</text:p>
          </table:table-cell>
          <table:table-cell table:number-columns-repeated="4" table:style-name="ce110"/>
          <table:table-cell table:style-name="ce110" office:value-type="float" office:value="3">
            <text:p>3</text:p>
          </table:table-cell>
          <table:table-cell table:style-name="ce110" office:value-type="float" office:value="2">
            <text:p>2</text:p>
          </table:table-cell>
          <table:table-cell table:style-name="ce99" table:formula="oooc:=IF([.K12]&gt;0;1;0)+IF([.L12]&gt;0;1;0)+IF([.M12]&gt;0;1;0)+IF([.N12]&gt;0;1;0)+IF([.O12]&gt;0;1;0)+IF([.P12]&gt;0;1;0)+IF([.Q12]&gt;0;1;0)+IF([.R12]&gt;0;1;0)+IF([.S12]&gt;0;1;0)+IF([.T12]&gt;0;1;0)" office:value-type="float" office:value="3">
            <text:p>3</text:p>
          </table:table-cell>
          <table:table-cell table:formula="oooc:=SUM([.K12:.T12])" office:value-type="float" office:value="8">
            <text:p>8</text:p>
          </table:table-cell>
          <table:table-cell table:style-name="ce8" table:number-columns-repeated="2"/>
          <table:table-cell table:number-columns-repeated="232"/>
        </table:table-row>
        <table:table-row table:style-name="ro9">
          <table:table-cell table:style-name="ce79" office:value-type="string">
            <text:p>Football Fan Nachos</text:p>
          </table:table-cell>
          <table:table-cell table:style-name="ce106" office:value-type="float" office:value="5">
            <text:p>5</text:p>
          </table:table-cell>
          <table:table-cell table:style-name="ce105" office:value-type="float" office:value="5">
            <text:p>5</text:p>
          </table:table-cell>
          <table:table-cell table:style-name="ce105"/>
          <table:table-cell table:style-name="ce105" office:value-type="float" office:value="7">
            <text:p>7</text:p>
          </table:table-cell>
          <table:table-cell table:style-name="ce106"/>
          <table:table-cell table:style-name="ce105" office:value-type="float" office:value="6">
            <text:p>6</text:p>
          </table:table-cell>
          <table:table-cell table:style-name="ce87" table:formula="oooc:=SUM([.B13:.G13])" office:value-type="float" office:value="23">
            <text:p>23</text:p>
          </table:table-cell>
          <table:table-cell/>
          <table:table-cell table:style-name="ce79" table:formula="oooc:=[.A13]" office:value-type="string" office:string-value="Football Fan Nachos">
            <text:p>Football Fan Nachos</text:p>
          </table:table-cell>
          <table:table-cell table:number-columns-repeated="6" table:style-name="ce109"/>
          <table:table-cell table:number-columns-repeated="2" table:style-name="ce109" office:value-type="float" office:value="2">
            <text:p>2</text:p>
          </table:table-cell>
          <table:table-cell table:style-name="ce109"/>
          <table:table-cell table:style-name="ce109" office:value-type="float" office:value="2">
            <text:p>2</text:p>
          </table:table-cell>
          <table:table-cell table:style-name="ce99" table:formula="oooc:=IF([.K13]&gt;0;1;0)+IF([.L13]&gt;0;1;0)+IF([.M13]&gt;0;1;0)+IF([.N13]&gt;0;1;0)+IF([.O13]&gt;0;1;0)+IF([.P13]&gt;0;1;0)+IF([.Q13]&gt;0;1;0)+IF([.R13]&gt;0;1;0)+IF([.S13]&gt;0;1;0)+IF([.T13]&gt;0;1;0)" office:value-type="float" office:value="3">
            <text:p>3</text:p>
          </table:table-cell>
          <table:table-cell table:formula="oooc:=SUM([.K13:.T13])" office:value-type="float" office:value="6">
            <text:p>6</text:p>
          </table:table-cell>
          <table:table-cell table:number-columns-repeated="234"/>
        </table:table-row>
        <table:table-row table:style-name="ro9">
          <table:table-cell table:style-name="ce104" office:value-type="string">
            <text:p>Fajitas</text:p>
          </table:table-cell>
          <table:table-cell table:style-name="ce107" office:value-type="float" office:value="6">
            <text:p>6</text:p>
          </table:table-cell>
          <table:table-cell table:style-name="ce105"/>
          <table:table-cell table:style-name="ce105" office:value-type="float" office:value="5">
            <text:p>5</text:p>
          </table:table-cell>
          <table:table-cell table:style-name="ce107" office:value-type="float" office:value="6">
            <text:p>6</text:p>
          </table:table-cell>
          <table:table-cell table:style-name="ce105" office:value-type="float" office:value="6">
            <text:p>6</text:p>
          </table:table-cell>
          <table:table-cell table:style-name="ce105"/>
          <table:table-cell table:style-name="ce87" table:formula="oooc:=SUM([.B14:.G14])" office:value-type="float" office:value="23">
            <text:p>23</text:p>
          </table:table-cell>
          <table:table-cell/>
          <table:table-cell table:style-name="ce108" table:formula="oooc:=[.A14]" office:value-type="string" office:string-value="Fajitas">
            <text:p>Fajitas</text:p>
          </table:table-cell>
          <table:table-cell table:number-columns-repeated="4" table:style-name="ce110"/>
          <table:table-cell table:number-columns-repeated="2" table:style-name="ce110" office:value-type="float" office:value="2">
            <text:p>2</text:p>
          </table:table-cell>
          <table:table-cell table:number-columns-repeated="2" table:style-name="ce110"/>
          <table:table-cell table:style-name="ce110" office:value-type="float" office:value="2">
            <text:p>2</text:p>
          </table:table-cell>
          <table:table-cell table:style-name="ce110"/>
          <table:table-cell table:style-name="ce99" table:formula="oooc:=IF([.K14]&gt;0;1;0)+IF([.L14]&gt;0;1;0)+IF([.M14]&gt;0;1;0)+IF([.N14]&gt;0;1;0)+IF([.O14]&gt;0;1;0)+IF([.P14]&gt;0;1;0)+IF([.Q14]&gt;0;1;0)+IF([.R14]&gt;0;1;0)+IF([.S14]&gt;0;1;0)+IF([.T14]&gt;0;1;0)" office:value-type="float" office:value="3">
            <text:p>3</text:p>
          </table:table-cell>
          <table:table-cell table:formula="oooc:=SUM([.K14:.T14])" office:value-type="float" office:value="6">
            <text:p>6</text:p>
          </table:table-cell>
          <table:table-cell table:number-columns-repeated="234"/>
        </table:table-row>
        <table:table-row table:style-name="ro9">
          <table:table-cell table:style-name="ce13"/>
          <table:table-cell table:style-name="ce13" table:formula="oooc:=SUM([.B3:.B14])" office:value-type="float" office:value="43">
            <text:p>43</text:p>
          </table:table-cell>
          <table:table-cell table:style-name="ce13" table:formula="oooc:=SUM([.C3:.C14])" office:value-type="float" office:value="35">
            <text:p>35</text:p>
          </table:table-cell>
          <table:table-cell table:style-name="ce13" table:formula="oooc:=SUM([.D3:.D14])" office:value-type="float" office:value="26">
            <text:p>26</text:p>
          </table:table-cell>
          <table:table-cell table:style-name="ce13" table:formula="oooc:=SUM([.E3:.E14])" office:value-type="float" office:value="47">
            <text:p>47</text:p>
          </table:table-cell>
          <table:table-cell table:style-name="ce13" table:formula="oooc:=SUM([.F3:.F14])" office:value-type="float" office:value="36">
            <text:p>36</text:p>
          </table:table-cell>
          <table:table-cell table:style-name="ce13" table:formula="oooc:=SUM([.G3:.G14])" office:value-type="float" office:value="24">
            <text:p>24</text:p>
          </table:table-cell>
          <table:table-cell table:style-name="ce88" table:formula="oooc:=SUM([.H3:.H14])/(12)" office:value-type="float" office:value="17.5833333333333">
            <text:p>17,58</text:p>
          </table:table-cell>
          <table:table-cell/>
          <table:table-cell table:style-name="ce91" office:value-type="string">
            <text:p>total recipes</text:p>
          </table:table-cell>
          <table:table-cell table:style-name="ce96" table:formula="oooc:=IF([.K3]&gt;0;1;0)+IF([.K4]&gt;0;1;0)+IF([.K5]&gt;0;1;0)+IF([.K6]&gt;0;1;0)+IF([.K7]&gt;0;1;0)+IF([.K8]&gt;0;1;0)+IF([.K9]&gt;0;1;0)+IF([.K10]&gt;0;1;0)+IF([.K11]&gt;0;1;0)+IF([.K12]&gt;0;1;0)+IF([.K13]&gt;0;1;0)+IF([.K14]&gt;0;1;0)" office:value-type="float" office:value="2">
            <text:p>2</text:p>
          </table:table-cell>
          <table:table-cell table:style-name="ce96" table:formula="oooc:=IF([.L3]&gt;0;1;0)+IF([.L4]&gt;0;1;0)+IF([.L5]&gt;0;1;0)+IF([.L6]&gt;0;1;0)+IF([.L7]&gt;0;1;0)+IF([.L8]&gt;0;1;0)+IF([.L9]&gt;0;1;0)+IF([.L10]&gt;0;1;0)+IF([.L11]&gt;0;1;0)+IF([.L12]&gt;0;1;0)+IF([.L13]&gt;0;1;0)+IF([.L14]&gt;0;1;0)" office:value-type="float" office:value="3">
            <text:p>3</text:p>
          </table:table-cell>
          <table:table-cell table:style-name="ce96" table:formula="oooc:=IF([.M3]&gt;0;1;0)+IF([.M4]&gt;0;1;0)+IF([.M5]&gt;0;1;0)+IF([.M6]&gt;0;1;0)+IF([.M7]&gt;0;1;0)+IF([.M8]&gt;0;1;0)+IF([.M9]&gt;0;1;0)+IF([.M10]&gt;0;1;0)+IF([.M11]&gt;0;1;0)+IF([.M12]&gt;0;1;0)+IF([.M13]&gt;0;1;0)+IF([.M14]&gt;0;1;0)" office:value-type="float" office:value="3">
            <text:p>3</text:p>
          </table:table-cell>
          <table:table-cell table:style-name="ce96" table:formula="oooc:=IF([.N3]&gt;0;1;0)+IF([.N4]&gt;0;1;0)+IF([.N5]&gt;0;1;0)+IF([.N6]&gt;0;1;0)+IF([.N7]&gt;0;1;0)+IF([.N8]&gt;0;1;0)+IF([.N9]&gt;0;1;0)+IF([.N10]&gt;0;1;0)+IF([.N11]&gt;0;1;0)+IF([.N12]&gt;0;1;0)+IF([.N13]&gt;0;1;0)+IF([.N14]&gt;0;1;0)" office:value-type="float" office:value="4">
            <text:p>4</text:p>
          </table:table-cell>
          <table:table-cell table:style-name="ce96" table:formula="oooc:=IF([.O3]&gt;0;1;0)+IF([.O4]&gt;0;1;0)+IF([.O5]&gt;0;1;0)+IF([.O6]&gt;0;1;0)+IF([.O7]&gt;0;1;0)+IF([.O8]&gt;0;1;0)+IF([.O9]&gt;0;1;0)+IF([.O10]&gt;0;1;0)+IF([.O11]&gt;0;1;0)+IF([.O12]&gt;0;1;0)+IF([.O13]&gt;0;1;0)+IF([.O14]&gt;0;1;0)" office:value-type="float" office:value="4">
            <text:p>4</text:p>
          </table:table-cell>
          <table:table-cell table:style-name="ce96" table:formula="oooc:=IF([.P3]&gt;0;1;0)+IF([.P4]&gt;0;1;0)+IF([.P5]&gt;0;1;0)+IF([.P6]&gt;0;1;0)+IF([.P7]&gt;0;1;0)+IF([.P8]&gt;0;1;0)+IF([.P9]&gt;0;1;0)+IF([.P10]&gt;0;1;0)+IF([.P11]&gt;0;1;0)+IF([.P12]&gt;0;1;0)+IF([.P13]&gt;0;1;0)+IF([.P14]&gt;0;1;0)" office:value-type="float" office:value="4">
            <text:p>4</text:p>
          </table:table-cell>
          <table:table-cell table:style-name="ce96" table:formula="oooc:=IF([.Q3]&gt;0;1;0)+IF([.Q4]&gt;0;1;0)+IF([.Q5]&gt;0;1;0)+IF([.Q6]&gt;0;1;0)+IF([.Q7]&gt;0;1;0)+IF([.Q8]&gt;0;1;0)+IF([.Q9]&gt;0;1;0)+IF([.Q10]&gt;0;1;0)+IF([.Q11]&gt;0;1;0)+IF([.Q12]&gt;0;1;0)+IF([.Q13]&gt;0;1;0)+IF([.Q14]&gt;0;1;0)" office:value-type="float" office:value="5">
            <text:p>5</text:p>
          </table:table-cell>
          <table:table-cell table:style-name="ce96" table:formula="oooc:=IF([.R3]&gt;0;1;0)+IF([.R4]&gt;0;1;0)+IF([.R5]&gt;0;1;0)+IF([.R6]&gt;0;1;0)+IF([.R7]&gt;0;1;0)+IF([.R8]&gt;0;1;0)+IF([.R9]&gt;0;1;0)+IF([.R10]&gt;0;1;0)+IF([.R11]&gt;0;1;0)+IF([.R12]&gt;0;1;0)+IF([.R13]&gt;0;1;0)+IF([.R14]&gt;0;1;0)" office:value-type="float" office:value="5">
            <text:p>5</text:p>
          </table:table-cell>
          <table:table-cell table:style-name="ce96" table:formula="oooc:=IF([.S3]&gt;0;1;0)+IF([.S4]&gt;0;1;0)+IF([.S5]&gt;0;1;0)+IF([.S6]&gt;0;1;0)+IF([.S7]&gt;0;1;0)+IF([.S8]&gt;0;1;0)+IF([.S9]&gt;0;1;0)+IF([.S10]&gt;0;1;0)+IF([.S11]&gt;0;1;0)+IF([.S12]&gt;0;1;0)+IF([.S13]&gt;0;1;0)+IF([.S14]&gt;0;1;0)" office:value-type="float" office:value="6">
            <text:p>6</text:p>
          </table:table-cell>
          <table:table-cell table:style-name="ce96" table:formula="oooc:=IF([.T3]&gt;0;1;0)+IF([.T4]&gt;0;1;0)+IF([.T5]&gt;0;1;0)+IF([.T6]&gt;0;1;0)+IF([.T7]&gt;0;1;0)+IF([.T8]&gt;0;1;0)+IF([.T9]&gt;0;1;0)+IF([.T10]&gt;0;1;0)+IF([.T11]&gt;0;1;0)+IF([.T12]&gt;0;1;0)+IF([.T13]&gt;0;1;0)+IF([.T14]&gt;0;1;0)" office:value-type="float" office:value="6">
            <text:p>6</text:p>
          </table:table-cell>
          <table:table-cell table:style-name="ce99"/>
          <table:table-cell table:number-columns-repeated="235"/>
        </table:table-row>
        <table:table-row table:style-name="ro9">
          <table:table-cell table:number-columns-repeated="9"/>
          <table:table-cell table:style-name="ce92" office:value-type="string">
            <text:p>average ingr in recipe</text:p>
          </table:table-cell>
          <table:table-cell table:formula="oooc:=(SUM([.K3:.K7])*2+SUM([.K8:.K12])*3+SUM([.K13:.K14])*4)/SUM([.K3:.K14])" office:value-type="float" office:value="2.33333333333333">
            <text:p>2,33</text:p>
          </table:table-cell>
          <table:table-cell table:formula="oooc:=(SUM([.L3:.L7])*2+SUM([.L8:.L12])*3+SUM([.L13:.L14])*4)/SUM([.L3:.L14])" office:value-type="float" office:value="2.375">
            <text:p>2,38</text:p>
          </table:table-cell>
          <table:table-cell table:formula="oooc:=(SUM([.M3:.M7])*2+SUM([.M8:.M12])*3+SUM([.M13:.M14])*4)/SUM([.M3:.M14])" office:value-type="float" office:value="2.5">
            <text:p>2,5</text:p>
          </table:table-cell>
          <table:table-cell table:formula="oooc:=(SUM([.N3:.N7])*2+SUM([.N8:.N12])*3+SUM([.N13:.N14])*4)/SUM([.N3:.N14])" office:value-type="float" office:value="2.5">
            <text:p>2,5</text:p>
          </table:table-cell>
          <table:table-cell table:formula="oooc:=(SUM([.O3:.O7])*2+SUM([.O8:.O12])*3+SUM([.O13:.O14])*4)/SUM([.O3:.O14])" office:value-type="float" office:value="2.75">
            <text:p>2,75</text:p>
          </table:table-cell>
          <table:table-cell table:formula="oooc:=(SUM([.P3:.P7])*2+SUM([.P8:.P12])*3+SUM([.P13:.P14])*4)/SUM([.P3:.P14])" office:value-type="float" office:value="2.76923076923077">
            <text:p>2,77</text:p>
          </table:table-cell>
          <table:table-cell table:formula="oooc:=(SUM([.Q3:.Q7])*2+SUM([.Q8:.Q12])*3+SUM([.Q13:.Q14])*4)/SUM([.Q3:.Q14])" office:value-type="float" office:value="2.66666666666667">
            <text:p>2,67</text:p>
          </table:table-cell>
          <table:table-cell table:formula="oooc:=(SUM([.R3:.R7])*2+SUM([.R8:.R12])*3+SUM([.R13:.R14])*4)/SUM([.R3:.R14])" office:value-type="float" office:value="2.8">
            <text:p>2,8</text:p>
          </table:table-cell>
          <table:table-cell table:formula="oooc:=(SUM([.S3:.S7])*2+SUM([.S8:.S12])*3+SUM([.S13:.S14])*4)/SUM([.S3:.S14])" office:value-type="float" office:value="2.81818181818182">
            <text:p>2,82</text:p>
          </table:table-cell>
          <table:table-cell table:formula="oooc:=(SUM([.T3:.T7])*2+SUM([.T8:.T12])*3+SUM([.T13:.T14])*4)/SUM([.T3:.T14])" office:value-type="float" office:value="2.90909090909091">
            <text:p>2,91</text:p>
          </table:table-cell>
          <table:table-cell table:number-columns-repeated="236"/>
        </table:table-row>
        <table:table-row table:style-name="ro9">
          <table:table-cell table:number-columns-repeated="9"/>
          <table:table-cell table:style-name="ce92" office:value-type="string">
            <text:p>target</text:p>
          </table:table-cell>
          <table:table-cell office:value-type="float" office:value="2">
            <text:p>2</text:p>
          </table:table-cell>
          <table:table-cell table:number-columns-repeated="2" office:value-type="float" office:value="3">
            <text:p>3</text:p>
          </table:table-cell>
          <table:table-cell table:number-columns-repeated="3" office:value-type="float" office:value="4">
            <text:p>4</text:p>
          </table:table-cell>
          <table:table-cell table:number-columns-repeated="2" office:value-type="float" office:value="5">
            <text:p>5</text:p>
          </table:table-cell>
          <table:table-cell table:number-columns-repeated="2" office:value-type="float" office:value="6">
            <text:p>6</text:p>
          </table:table-cell>
          <table:table-cell table:number-columns-repeated="236"/>
        </table:table-row>
        <table:table-row table:style-name="ro9">
          <table:table-cell table:number-columns-repeated="10"/>
          <table:table-cell table:style-name="ce111" table:formula="oooc:=IF([.K17]=[.K15];1;0)" office:value-type="float" office:value="1">
            <text:p>1</text:p>
          </table:table-cell>
          <table:table-cell table:style-name="ce111" table:formula="oooc:=IF([.L17]=[.L15];1;0)" office:value-type="float" office:value="1">
            <text:p>1</text:p>
          </table:table-cell>
          <table:table-cell table:style-name="ce111" table:formula="oooc:=IF([.M17]=[.M15];1;0)" office:value-type="float" office:value="1">
            <text:p>1</text:p>
          </table:table-cell>
          <table:table-cell table:style-name="ce111" table:formula="oooc:=IF([.N17]=[.N15];1;0)" office:value-type="float" office:value="1">
            <text:p>1</text:p>
          </table:table-cell>
          <table:table-cell table:style-name="ce111" table:formula="oooc:=IF([.O17]=[.O15];1;0)" office:value-type="float" office:value="1">
            <text:p>1</text:p>
          </table:table-cell>
          <table:table-cell table:style-name="ce111" table:formula="oooc:=IF([.P17]=[.P15];1;0)" office:value-type="float" office:value="1">
            <text:p>1</text:p>
          </table:table-cell>
          <table:table-cell table:style-name="ce111" table:formula="oooc:=IF([.Q17]=[.Q15];1;0)" office:value-type="float" office:value="1">
            <text:p>1</text:p>
          </table:table-cell>
          <table:table-cell table:style-name="ce111" table:formula="oooc:=IF([.R17]=[.R15];1;0)" office:value-type="float" office:value="1">
            <text:p>1</text:p>
          </table:table-cell>
          <table:table-cell table:style-name="ce111" table:formula="oooc:=IF([.S17]=[.S15];1;0)" office:value-type="float" office:value="1">
            <text:p>1</text:p>
          </table:table-cell>
          <table:table-cell table:style-name="ce111" table:formula="oooc:=IF([.T17]=[.T15];1;0)" office:value-type="float" office:value="1">
            <text:p>1</text:p>
          </table:table-cell>
          <table:table-cell table:number-columns-repeated="236"/>
        </table:table-row>
        <table:table-row table:style-name="ro9">
          <table:table-cell table:number-columns-repeated="9"/>
          <table:table-cell table:style-name="ce92" office:value-type="string">
            <text:p>new recipes</text:p>
          </table:table-cell>
          <table:table-cell table:formula="oooc:=IF(([.K3]&gt;0);1;0)+IF(([.K4]&gt;0);1;0)+IF(([.K5]&gt;0);1;0)+IF(([.K6]&gt;0);1;0)+IF(([.K7]&gt;0);1;0)+IF(([.K8]&gt;0);1;0)+IF(([.K9]&gt;0);1;0)+IF(([.K10]&gt;0);1;0)+IF(([.K11]&gt;0);1;0)+IF(([.K12]&gt;0);1;0)+IF(([.K13]&gt;0);1;0)+IF(([.K14]&gt;0);1;0)" office:value-type="float" office:value="2">
            <text:p>2</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1">
            <text:p>1</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1">
            <text:p>1</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6"/>
        </table:table-row>
        <table:table-row table:style-name="ro9">
          <table:table-cell/>
          <table:table-cell table:style-name="ce1" office:value-type="string" table:number-columns-spanned="7" table:number-rows-spanned="3">
            <text:p>Episode 2 – Mexican</text:p>
          </table:table-cell>
          <table:covered-table-cell table:number-columns-repeated="6"/>
          <table:table-cell/>
          <table:table-cell table:style-name="ce93" office:value-type="string">
            <text:p>pork</text:p>
          </table:table-cell>
          <table:table-cell table:style-name="ce112" table:formula="oooc:=MIN([.K37];[.K45]*[Уровни.D18])" office:value-type="float" office:value="24">
            <text:p>24</text:p>
          </table:table-cell>
          <table:table-cell table:style-name="ce112" table:formula="oooc:=MIN([.L37];[.L45]*[Уровни.D19])" office:value-type="float" office:value="24">
            <text:p>24</text:p>
          </table:table-cell>
          <table:table-cell table:style-name="ce112" table:formula="oooc:=MIN([.M37];[.M45]*[Уровни.D20])" office:value-type="float" office:value="18">
            <text:p>18</text:p>
          </table:table-cell>
          <table:table-cell table:style-name="ce112" table:formula="oooc:=MIN([.N37];[.N45]*[Уровни.D21])" office:value-type="float" office:value="12">
            <text:p>12</text:p>
          </table:table-cell>
          <table:table-cell table:style-name="ce112" table:formula="oooc:=MIN([.O37];[.O45]*[Уровни.D22])" office:value-type="float" office:value="24">
            <text:p>24</text:p>
          </table:table-cell>
          <table:table-cell table:style-name="ce112" table:formula="oooc:=MIN([.P37];[.P45]*[Уровни.D23])" office:value-type="float" office:value="18">
            <text:p>18</text:p>
          </table:table-cell>
          <table:table-cell table:style-name="ce112" table:formula="oooc:=MIN([.Q37];[.Q45]*[Уровни.D24])" office:value-type="float" office:value="24">
            <text:p>24</text:p>
          </table:table-cell>
          <table:table-cell table:style-name="ce112" table:formula="oooc:=MIN([.R37];[.R45]*[Уровни.D25])" office:value-type="float" office:value="18">
            <text:p>18</text:p>
          </table:table-cell>
          <table:table-cell table:style-name="ce112" table:formula="oooc:=MIN([.S37];[.S45]*[Уровни.D26])" office:value-type="float" office:value="18">
            <text:p>18</text:p>
          </table:table-cell>
          <table:table-cell table:style-name="ce112" table:formula="oooc:=MIN([.T37];[.T45]*[Уровни.D27])" office:value-type="float" office:value="18">
            <text:p>18</text:p>
          </table:table-cell>
          <table:table-cell table:style-name="ce99" table:formula="oooc:=IF([.K20]&gt;0;1;0)+IF([.L20]&gt;0;1;0)+IF([.M20]&gt;0;1;0)+IF([.N20]&gt;0;1;0)+IF([.O20]&gt;0;1;0)+IF([.P20]&gt;0;1;0)+IF([.Q20]&gt;0;1;0)+IF([.R20]&gt;0;1;0)+IF([.S20]&gt;0;1;0)+IF([.T20]&gt;0;1;0)" office:value-type="float" office:value="10">
            <text:p>10</text:p>
          </table:table-cell>
          <table:table-cell table:number-columns-repeated="235"/>
        </table:table-row>
        <table:table-row table:style-name="ro9">
          <table:table-cell/>
          <table:covered-table-cell table:number-columns-repeated="7"/>
          <table:table-cell/>
          <table:table-cell table:style-name="ce93" office:value-type="string">
            <text:p>chili-pepper</text:p>
          </table:table-cell>
          <table:table-cell table:style-name="ce112" table:formula="oooc:=MIN([.K38];[.K46]*[Уровни.D18])" office:value-type="float" office:value="0">
            <text:p>0</text:p>
          </table:table-cell>
          <table:table-cell table:style-name="ce112" table:formula="oooc:=MIN([.L38];[.L46]*[Уровни.D19])" office:value-type="float" office:value="24">
            <text:p>24</text:p>
          </table:table-cell>
          <table:table-cell table:style-name="ce112" table:formula="oooc:=MIN([.M38];[.M46]*[Уровни.D20])" office:value-type="float" office:value="24">
            <text:p>24</text:p>
          </table:table-cell>
          <table:table-cell table:style-name="ce112" table:formula="oooc:=MIN([.N38];[.N46]*[Уровни.D21])" office:value-type="float" office:value="24">
            <text:p>24</text:p>
          </table:table-cell>
          <table:table-cell table:style-name="ce112" table:formula="oooc:=MIN([.O38];[.O46]*[Уровни.D22])" office:value-type="float" office:value="0">
            <text:p>0</text:p>
          </table:table-cell>
          <table:table-cell table:style-name="ce112" table:formula="oooc:=MIN([.P38];[.P46]*[Уровни.D23])" office:value-type="float" office:value="0">
            <text:p>0</text:p>
          </table:table-cell>
          <table:table-cell table:style-name="ce112" table:formula="oooc:=MIN([.Q38];[.Q46]*[Уровни.D24])" office:value-type="float" office:value="24">
            <text:p>24</text:p>
          </table:table-cell>
          <table:table-cell table:style-name="ce112" table:formula="oooc:=MIN([.R38];[.R46]*[Уровни.D25])" office:value-type="float" office:value="21">
            <text:p>21</text:p>
          </table:table-cell>
          <table:table-cell table:style-name="ce112" table:formula="oooc:=MIN([.S38];[.S46]*[Уровни.D26])" office:value-type="float" office:value="24">
            <text:p>24</text:p>
          </table:table-cell>
          <table:table-cell table:style-name="ce112" table:formula="oooc:=MIN([.T38];[.T46]*[Уровни.D27])" office:value-type="float" office:value="21">
            <text:p>21</text:p>
          </table:table-cell>
          <table:table-cell table:style-name="ce99"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93" office:value-type="string">
            <text:p>tomato</text:p>
          </table:table-cell>
          <table:table-cell table:style-name="ce112" table:formula="oooc:=MIN([.K39];[.K47]*[Уровни.D18])" office:value-type="float" office:value="12">
            <text:p>12</text:p>
          </table:table-cell>
          <table:table-cell table:style-name="ce112" table:formula="oooc:=MIN([.L39];[.L47]*[Уровни.D19])" office:value-type="float" office:value="15">
            <text:p>15</text:p>
          </table:table-cell>
          <table:table-cell table:style-name="ce112" table:formula="oooc:=MIN([.M39];[.M47]*[Уровни.D20])" office:value-type="float" office:value="10">
            <text:p>10</text:p>
          </table:table-cell>
          <table:table-cell table:style-name="ce112" table:formula="oooc:=MIN([.N39];[.N47]*[Уровни.D21])" office:value-type="float" office:value="15">
            <text:p>15</text:p>
          </table:table-cell>
          <table:table-cell table:style-name="ce112" table:formula="oooc:=MIN([.O39];[.O47]*[Уровни.D22])" office:value-type="float" office:value="18">
            <text:p>18</text:p>
          </table:table-cell>
          <table:table-cell table:style-name="ce112" table:formula="oooc:=MIN([.P39];[.P47]*[Уровни.D23])" office:value-type="float" office:value="18">
            <text:p>18</text:p>
          </table:table-cell>
          <table:table-cell table:style-name="ce112" table:formula="oooc:=MIN([.Q39];[.Q47]*[Уровни.D24])" office:value-type="float" office:value="15">
            <text:p>15</text:p>
          </table:table-cell>
          <table:table-cell table:style-name="ce112" table:formula="oooc:=MIN([.R39];[.R47]*[Уровни.D25])" office:value-type="float" office:value="0">
            <text:p>0</text:p>
          </table:table-cell>
          <table:table-cell table:style-name="ce112" table:formula="oooc:=MIN([.S39];[.S47]*[Уровни.D26])" office:value-type="float" office:value="15">
            <text:p>15</text:p>
          </table:table-cell>
          <table:table-cell table:style-name="ce112" table:formula="oooc:=MIN([.T39];[.T47]*[Уровни.D27])" office:value-type="float" office:value="18">
            <text:p>18</text:p>
          </table:table-cell>
          <table:table-cell table:style-name="ce99"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number-columns-repeated="9"/>
          <table:table-cell table:style-name="ce93" office:value-type="string">
            <text:p>tortilla</text:p>
          </table:table-cell>
          <table:table-cell table:style-name="ce112" table:formula="oooc:=MIN([.K40];[.K48]*[Уровни.D18])" office:value-type="float" office:value="21">
            <text:p>21</text:p>
          </table:table-cell>
          <table:table-cell table:style-name="ce112" table:formula="oooc:=MIN([.L40];[.L48]*[Уровни.D19])" office:value-type="float" office:value="12">
            <text:p>12</text:p>
          </table:table-cell>
          <table:table-cell table:style-name="ce112" table:formula="oooc:=MIN([.M40];[.M48]*[Уровни.D20])" office:value-type="float" office:value="0">
            <text:p>0</text:p>
          </table:table-cell>
          <table:table-cell table:style-name="ce112" table:formula="oooc:=MIN([.N40];[.N48]*[Уровни.D21])" office:value-type="float" office:value="0">
            <text:p>0</text:p>
          </table:table-cell>
          <table:table-cell table:style-name="ce112" table:formula="oooc:=MIN([.O40];[.O48]*[Уровни.D22])" office:value-type="float" office:value="21">
            <text:p>21</text:p>
          </table:table-cell>
          <table:table-cell table:style-name="ce112" table:formula="oooc:=MIN([.P40];[.P48]*[Уровни.D23])" office:value-type="float" office:value="24">
            <text:p>24</text:p>
          </table:table-cell>
          <table:table-cell table:style-name="ce112" table:formula="oooc:=MIN([.Q40];[.Q48]*[Уровни.D24])" office:value-type="float" office:value="21">
            <text:p>21</text:p>
          </table:table-cell>
          <table:table-cell table:style-name="ce112" table:formula="oooc:=MIN([.R40];[.R48]*[Уровни.D25])" office:value-type="float" office:value="24">
            <text:p>24</text:p>
          </table:table-cell>
          <table:table-cell table:style-name="ce112" table:formula="oooc:=MIN([.S40];[.S48]*[Уровни.D26])" office:value-type="float" office:value="18">
            <text:p>18</text:p>
          </table:table-cell>
          <table:table-cell table:style-name="ce112" table:formula="oooc:=MIN([.T40];[.T48]*[Уровни.D27])" office:value-type="float" office:value="21">
            <text:p>21</text:p>
          </table:table-cell>
          <table:table-cell table:style-name="ce99" table:formula="oooc:=IF([.K23]&gt;0;1;0)+IF([.L23]&gt;0;1;0)+IF([.M23]&gt;0;1;0)+IF([.N23]&gt;0;1;0)+IF([.O23]&gt;0;1;0)+IF([.P23]&gt;0;1;0)+IF([.Q23]&gt;0;1;0)+IF([.R23]&gt;0;1;0)+IF([.S23]&gt;0;1;0)+IF([.T23]&gt;0;1;0)" office:value-type="float" office:value="8">
            <text:p>8</text:p>
          </table:table-cell>
          <table:table-cell table:number-columns-repeated="235"/>
        </table:table-row>
        <table:table-row table:style-name="ro9">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93" office:value-type="string">
            <text:p>avocado</text:p>
          </table:table-cell>
          <table:table-cell table:style-name="ce112" table:formula="oooc:=MIN([.K41];[.K49]*[Уровни.D18])" office:value-type="float" office:value="0">
            <text:p>0</text:p>
          </table:table-cell>
          <table:table-cell table:style-name="ce112" table:formula="oooc:=MIN([.L41];[.L49]*[Уровни.D19])" office:value-type="float" office:value="0">
            <text:p>0</text:p>
          </table:table-cell>
          <table:table-cell table:style-name="ce112" table:formula="oooc:=MIN([.M41];[.M49]*[Уровни.D20])" office:value-type="float" office:value="0">
            <text:p>0</text:p>
          </table:table-cell>
          <table:table-cell table:style-name="ce112" table:formula="oooc:=MIN([.N41];[.N49]*[Уровни.D21])" office:value-type="float" office:value="27">
            <text:p>27</text:p>
          </table:table-cell>
          <table:table-cell table:style-name="ce112" table:formula="oooc:=MIN([.O41];[.O49]*[Уровни.D22])" office:value-type="float" office:value="27">
            <text:p>27</text:p>
          </table:table-cell>
          <table:table-cell table:style-name="ce112" table:formula="oooc:=MIN([.P41];[.P49]*[Уровни.D23])" office:value-type="float" office:value="27">
            <text:p>27</text:p>
          </table:table-cell>
          <table:table-cell table:style-name="ce112" table:formula="oooc:=MIN([.Q41];[.Q49]*[Уровни.D24])" office:value-type="float" office:value="0">
            <text:p>0</text:p>
          </table:table-cell>
          <table:table-cell table:style-name="ce112" table:formula="oooc:=MIN([.R41];[.R49]*[Уровни.D25])" office:value-type="float" office:value="24">
            <text:p>24</text:p>
          </table:table-cell>
          <table:table-cell table:style-name="ce112" table:formula="oooc:=MIN([.S41];[.S49]*[Уровни.D26])" office:value-type="float" office:value="27">
            <text:p>27</text:p>
          </table:table-cell>
          <table:table-cell table:style-name="ce112" table:formula="oooc:=MIN([.T41];[.T49]*[Уровни.D27])" office:value-type="float" office:value="23">
            <text:p>23</text:p>
          </table:table-cell>
          <table:table-cell table:style-name="ce99" table:formula="oooc:=IF([.K24]&gt;0;1;0)+IF([.L24]&gt;0;1;0)+IF([.M24]&gt;0;1;0)+IF([.N24]&gt;0;1;0)+IF([.O24]&gt;0;1;0)+IF([.P24]&gt;0;1;0)+IF([.Q24]&gt;0;1;0)+IF([.R24]&gt;0;1;0)+IF([.S24]&gt;0;1;0)+IF([.T24]&gt;0;1;0)" office:value-type="float" office:value="6">
            <text:p>6</text:p>
          </table:table-cell>
          <table:table-cell table:number-columns-repeated="235"/>
        </table:table-row>
        <table:table-row table:style-name="ro9">
          <table:table-cell table:formula="oooc:=[.A3]" office:value-type="string" office:string-value="Tortilla Soup">
            <text:p>Tortilla Soup</text:p>
          </table:table-cell>
          <table:table-cell table:style-name="Default" table:formula="oooc:=[.H3]+COUNT([.B3:.G3])*25" office:value-type="float" office:value="64">
            <text:p>64</text:p>
          </table:table-cell>
          <table:table-cell table:formula="oooc:=VLOOKUP([.B3];[.B38:.C47];2)+VLOOKUP([.C3];[.B38:.C47];2)+VLOOKUP([.D3];[.B38:.C47];2)+VLOOKUP([.E3];[.B38:.C47];2)+VLOOKUP([.F3];[.B38:.C47];2)+VLOOKUP([.G3];[.B38:.C47];2)+COUNT([.B3:.G3])*25" office:value-type="float" office:value="76">
            <text:p>76</text:p>
          </table:table-cell>
          <table:table-cell table:style-name="Default" table:formula="oooc:=FLOOR(POWER([.B25]*[.B25]*[.C25];1/3);1)" office:value-type="float" office:value="67">
            <text:p>67</text:p>
          </table:table-cell>
          <table:table-cell/>
          <table:table-cell table:formula="oooc:=IF([.B3]&gt;0;VLOOKUP([.B3]-1;[.B38:.C47];2);0)+IF([.C3]&gt;0;VLOOKUP([.C3]-1;[.B38:.C47];2);0)+IF([.D3]&gt;0;VLOOKUP([.D3]-1;[.B38:.C47];2);0)+IF([.E3]&gt;0;VLOOKUP([.E3]-1;[.B38:.C47];2);0)+IF([.F3]&gt;0;VLOOKUP([.F3]-1;[.B38:.C47];2);0)+IF([.G3]&gt;0;VLOOKUP([.G3]-1;[.B38:.C47];2);0)+COUNT([.B3:.G3])*(25+VLOOKUP(5;[.B38:.C47];2))" office:value-type="float" office:value="84">
            <text:p>84</text:p>
          </table:table-cell>
          <table:table-cell table:number-columns-repeated="3"/>
          <table:table-cell table:style-name="ce93" office:value-type="string">
            <text:p>cheese</text:p>
          </table:table-cell>
          <table:table-cell table:style-name="ce112" table:formula="oooc:=MIN([.K42];[.K50]*[Уровни.D18])" office:value-type="float" office:value="0">
            <text:p>0</text:p>
          </table:table-cell>
          <table:table-cell table:style-name="ce112" table:formula="oooc:=MIN([.L42];[.L50]*[Уровни.D19])" office:value-type="float" office:value="0">
            <text:p>0</text:p>
          </table:table-cell>
          <table:table-cell table:style-name="ce112" table:formula="oooc:=MIN([.M42];[.M50]*[Уровни.D20])" office:value-type="float" office:value="12">
            <text:p>12</text:p>
          </table:table-cell>
          <table:table-cell table:style-name="ce112" table:formula="oooc:=MIN([.N42];[.N50]*[Уровни.D21])" office:value-type="float" office:value="0">
            <text:p>0</text:p>
          </table:table-cell>
          <table:table-cell table:style-name="ce112" table:formula="oooc:=MIN([.O42];[.O50]*[Уровни.D22])" office:value-type="float" office:value="0">
            <text:p>0</text:p>
          </table:table-cell>
          <table:table-cell table:style-name="ce112" table:formula="oooc:=MIN([.P42];[.P50]*[Уровни.D23])" office:value-type="float" office:value="15">
            <text:p>15</text:p>
          </table:table-cell>
          <table:table-cell table:style-name="ce112" table:formula="oooc:=MIN([.Q42];[.Q50]*[Уровни.D24])" office:value-type="float" office:value="21">
            <text:p>21</text:p>
          </table:table-cell>
          <table:table-cell table:style-name="ce112" table:formula="oooc:=MIN([.R42];[.R50]*[Уровни.D25])" office:value-type="float" office:value="21">
            <text:p>21</text:p>
          </table:table-cell>
          <table:table-cell table:style-name="ce112" table:formula="oooc:=MIN([.S42];[.S50]*[Уровни.D26])" office:value-type="float" office:value="0">
            <text:p>0</text:p>
          </table:table-cell>
          <table:table-cell table:style-name="ce112" table:formula="oooc:=MIN([.T42];[.T50]*[Уровни.D27])" office:value-type="float" office:value="21">
            <text:p>21</text:p>
          </table:table-cell>
          <table:table-cell table:style-name="ce99" table:formula="oooc:=IF([.K25]&gt;0;1;0)+IF([.L25]&gt;0;1;0)+IF([.M25]&gt;0;1;0)+IF([.N25]&gt;0;1;0)+IF([.O25]&gt;0;1;0)+IF([.P25]&gt;0;1;0)+IF([.Q25]&gt;0;1;0)+IF([.R25]&gt;0;1;0)+IF([.S25]&gt;0;1;0)+IF([.T25]&gt;0;1;0)" office:value-type="float" office:value="5">
            <text:p>5</text:p>
          </table:table-cell>
          <table:table-cell table:number-columns-repeated="235"/>
        </table:table-row>
        <table:table-row table:style-name="ro9">
          <table:table-cell table:formula="oooc:=[.A4]" office:value-type="string" office:string-value="Guacamole">
            <text:p>Guacamole</text:p>
          </table:table-cell>
          <table:table-cell table:style-name="Default" table:formula="oooc:=[.H4]+COUNT([.B4:.G4])*25" office:value-type="float" office:value="64">
            <text:p>64</text:p>
          </table:table-cell>
          <table:table-cell table:formula="oooc:=VLOOKUP([.B4];[.B38:.C47];2)+VLOOKUP([.C4];[.B38:.C47];2)+VLOOKUP([.D4];[.B38:.C47];2)+VLOOKUP([.E4];[.B38:.C47];2)+VLOOKUP([.F4];[.B38:.C47];2)+VLOOKUP([.G4];[.B38:.C47];2)+COUNT([.B4:.G4])*25" office:value-type="float" office:value="77">
            <text:p>77</text:p>
          </table:table-cell>
          <table:table-cell table:style-name="Default" table:formula="oooc:=FLOOR(POWER([.B26]*[.B26]*[.C26];1/3);1)" office:value-type="float" office:value="68">
            <text:p>68</text:p>
          </table:table-cell>
          <table:table-cell/>
          <table:table-cell table:formula="oooc:=IF([.B4]&gt;0;VLOOKUP([.B4]-1;[.B38:.C47];2);0)+IF([.C4]&gt;0;VLOOKUP([.C4]-1;[.B38:.C47];2);0)+IF([.D4]&gt;0;VLOOKUP([.D4]-1;[.B38:.C47];2);0)+IF([.E4]&gt;0;VLOOKUP([.E4]-1;[.B38:.C47];2);0)+IF([.F4]&gt;0;VLOOKUP([.F4]-1;[.B38:.C47];2);0)+IF([.G4]&gt;0;VLOOKUP([.G4]-1;[.B38:.C47];2);0)+COUNT([.B4:.G4])*(25+VLOOKUP(5;[.B38:.C47];2))" office:value-type="float" office:value="84">
            <text:p>84</text:p>
          </table:table-cell>
          <table:table-cell table:number-columns-repeated="4"/>
          <table:table-cell table:style-name="ce99" table:formula="oooc:=IF([.K20]&gt;0;1;0)+IF([.K21]&gt;0;1;0)+IF([.K22]&gt;0;1;0)+IF([.K23]&gt;0;1;0)+IF([.K24]&gt;0;1;0)+IF([.K25]&gt;0;1;0)" office:value-type="float" office:value="3">
            <text:p>3</text:p>
          </table:table-cell>
          <table:table-cell table:style-name="ce99" table:formula="oooc:=IF([.L20]&gt;0;1;0)+IF([.L21]&gt;0;1;0)+IF([.L22]&gt;0;1;0)+IF([.L23]&gt;0;1;0)+IF([.L24]&gt;0;1;0)+IF([.L25]&gt;0;1;0)" office:value-type="float" office:value="4">
            <text:p>4</text:p>
          </table:table-cell>
          <table:table-cell table:style-name="ce99" table:formula="oooc:=IF([.M20]&gt;0;1;0)+IF([.M21]&gt;0;1;0)+IF([.M22]&gt;0;1;0)+IF([.M23]&gt;0;1;0)+IF([.M24]&gt;0;1;0)+IF([.M25]&gt;0;1;0)" office:value-type="float" office:value="4">
            <text:p>4</text:p>
          </table:table-cell>
          <table:table-cell table:style-name="ce99" table:formula="oooc:=IF([.N20]&gt;0;1;0)+IF([.N21]&gt;0;1;0)+IF([.N22]&gt;0;1;0)+IF([.N23]&gt;0;1;0)+IF([.N24]&gt;0;1;0)+IF([.N25]&gt;0;1;0)" office:value-type="float" office:value="4">
            <text:p>4</text:p>
          </table:table-cell>
          <table:table-cell table:style-name="ce99" table:formula="oooc:=IF([.O20]&gt;0;1;0)+IF([.O21]&gt;0;1;0)+IF([.O22]&gt;0;1;0)+IF([.O23]&gt;0;1;0)+IF([.O24]&gt;0;1;0)+IF([.O25]&gt;0;1;0)" office:value-type="float" office:value="4">
            <text:p>4</text:p>
          </table:table-cell>
          <table:table-cell table:style-name="ce99" table:formula="oooc:=IF([.P20]&gt;0;1;0)+IF([.P21]&gt;0;1;0)+IF([.P22]&gt;0;1;0)+IF([.P23]&gt;0;1;0)+IF([.P24]&gt;0;1;0)+IF([.P25]&gt;0;1;0)" office:value-type="float" office:value="5">
            <text:p>5</text:p>
          </table:table-cell>
          <table:table-cell table:style-name="ce99" table:formula="oooc:=IF([.Q20]&gt;0;1;0)+IF([.Q21]&gt;0;1;0)+IF([.Q22]&gt;0;1;0)+IF([.Q23]&gt;0;1;0)+IF([.Q24]&gt;0;1;0)+IF([.Q25]&gt;0;1;0)" office:value-type="float" office:value="5">
            <text:p>5</text:p>
          </table:table-cell>
          <table:table-cell table:style-name="ce99" table:formula="oooc:=IF([.R20]&gt;0;1;0)+IF([.R21]&gt;0;1;0)+IF([.R22]&gt;0;1;0)+IF([.R23]&gt;0;1;0)+IF([.R24]&gt;0;1;0)+IF([.R25]&gt;0;1;0)" office:value-type="float" office:value="5">
            <text:p>5</text:p>
          </table:table-cell>
          <table:table-cell table:style-name="ce99" table:formula="oooc:=IF([.S20]&gt;0;1;0)+IF([.S21]&gt;0;1;0)+IF([.S22]&gt;0;1;0)+IF([.S23]&gt;0;1;0)+IF([.S24]&gt;0;1;0)+IF([.S25]&gt;0;1;0)" office:value-type="float" office:value="5">
            <text:p>5</text:p>
          </table:table-cell>
          <table:table-cell table:style-name="ce99" table:formula="oooc:=IF([.T20]&gt;0;1;0)+IF([.T21]&gt;0;1;0)+IF([.T22]&gt;0;1;0)+IF([.T23]&gt;0;1;0)+IF([.T24]&gt;0;1;0)+IF([.T25]&gt;0;1;0)" office:value-type="float" office:value="6">
            <text:p>6</text:p>
          </table:table-cell>
          <table:table-cell table:number-columns-repeated="236"/>
        </table:table-row>
        <table:table-row table:style-name="ro9">
          <table:table-cell table:formula="oooc:=[.A5]" office:value-type="string" office:string-value="Cheese Nachos">
            <text:p>Cheese Nachos</text:p>
          </table:table-cell>
          <table:table-cell table:style-name="Default" table:formula="oooc:=[.H5]+COUNT([.B5:.G5])*25" office:value-type="float" office:value="64">
            <text:p>64</text:p>
          </table:table-cell>
          <table:table-cell table:formula="oooc:=VLOOKUP([.B5];[.B38:.C47];2)+VLOOKUP([.C5];[.B38:.C47];2)+VLOOKUP([.D5];[.B38:.C47];2)+VLOOKUP([.E5];[.B38:.C47];2)+VLOOKUP([.F5];[.B38:.C47];2)+VLOOKUP([.G5];[.B38:.C47];2)+COUNT([.B5:.G5])*25" office:value-type="float" office:value="76">
            <text:p>76</text:p>
          </table:table-cell>
          <table:table-cell table:style-name="Default" table:formula="oooc:=FLOOR(POWER([.B27]*[.B27]*[.C27];1/3);1)" office:value-type="float" office:value="67">
            <text:p>67</text:p>
          </table:table-cell>
          <table:table-cell/>
          <table:table-cell table:formula="oooc:=IF([.B5]&gt;0;VLOOKUP([.B5]-1;[.B38:.C47];2);0)+IF([.C5]&gt;0;VLOOKUP([.C5]-1;[.B38:.C47];2);0)+IF([.D5]&gt;0;VLOOKUP([.D5]-1;[.B38:.C47];2);0)+IF([.E5]&gt;0;VLOOKUP([.E5]-1;[.B38:.C47];2);0)+IF([.F5]&gt;0;VLOOKUP([.F5]-1;[.B38:.C47];2);0)+IF([.G5]&gt;0;VLOOKUP([.G5]-1;[.B38:.C47];2);0)+COUNT([.B5:.G5])*(25+VLOOKUP(5;[.B38:.C47];2))" office:value-type="float" office:value="84">
            <text:p>84</text:p>
          </table:table-cell>
          <table:table-cell table:number-columns-repeated="3"/>
          <table:table-cell table:style-name="ce92" office:value-type="string">
            <text:p>target</text:p>
          </table:table-cell>
          <table:table-cell table:style-name="ce100" office:value-type="float" office:value="3">
            <text:p>3</text:p>
          </table:table-cell>
          <table:table-cell table:number-columns-repeated="4" table:style-name="ce100" office:value-type="float" office:value="4">
            <text:p>4</text:p>
          </table:table-cell>
          <table:table-cell table:number-columns-repeated="4" table:style-name="ce100" office:value-type="float" office:value="5">
            <text:p>5</text:p>
          </table:table-cell>
          <table:table-cell table:style-name="ce100" office:value-type="float" office:value="6">
            <text:p>6</text:p>
          </table:table-cell>
          <table:table-cell table:number-columns-repeated="236"/>
        </table:table-row>
        <table:table-row table:style-name="ro9">
          <table:table-cell table:formula="oooc:=[.A6]" office:value-type="string" office:string-value="Chiles Renellos">
            <text:p>Chiles Renellos</text:p>
          </table:table-cell>
          <table:table-cell table:style-name="Default" table:formula="oooc:=[.H6]+COUNT([.B6:.G6])*25" office:value-type="float" office:value="64">
            <text:p>64</text:p>
          </table:table-cell>
          <table:table-cell table:formula="oooc:=VLOOKUP([.B6];[.B38:.C47];2)+VLOOKUP([.C6];[.B38:.C47];2)+VLOOKUP([.D6];[.B38:.C47];2)+VLOOKUP([.E6];[.B38:.C47];2)+VLOOKUP([.F6];[.B38:.C47];2)+VLOOKUP([.G6];[.B38:.C47];2)+COUNT([.B6:.G6])*25" office:value-type="float" office:value="76">
            <text:p>76</text:p>
          </table:table-cell>
          <table:table-cell table:style-name="Default" table:formula="oooc:=FLOOR(POWER([.B28]*[.B28]*[.C28];1/3);1)" office:value-type="float" office:value="67">
            <text:p>67</text:p>
          </table:table-cell>
          <table:table-cell/>
          <table:table-cell table:formula="oooc:=IF([.B6]&gt;0;VLOOKUP([.B6]-1;[.B38:.C47];2);0)+IF([.C6]&gt;0;VLOOKUP([.C6]-1;[.B38:.C47];2);0)+IF([.D6]&gt;0;VLOOKUP([.D6]-1;[.B38:.C47];2);0)+IF([.E6]&gt;0;VLOOKUP([.E6]-1;[.B38:.C47];2);0)+IF([.F6]&gt;0;VLOOKUP([.F6]-1;[.B38:.C47];2);0)+IF([.G6]&gt;0;VLOOKUP([.G6]-1;[.B38:.C47];2);0)+COUNT([.B6:.G6])*(25+VLOOKUP(5;[.B38:.C47];2))" office:value-type="float" office:value="84">
            <text:p>84</text:p>
          </table:table-cell>
          <table:table-cell table:number-columns-repeated="4"/>
          <table:table-cell table:style-name="ce111" table:formula="oooc:=IF([.K27]=[.K26];1;0)" office:value-type="float" office:value="1">
            <text:p>1</text:p>
          </table:table-cell>
          <table:table-cell table:style-name="ce111" table:formula="oooc:=IF([.L27]=[.L26];1;0)" office:value-type="float" office:value="1">
            <text:p>1</text:p>
          </table:table-cell>
          <table:table-cell table:style-name="ce111" table:formula="oooc:=IF([.M27]=[.M26];1;0)" office:value-type="float" office:value="1">
            <text:p>1</text:p>
          </table:table-cell>
          <table:table-cell table:style-name="ce111" table:formula="oooc:=IF([.N27]=[.N26];1;0)" office:value-type="float" office:value="1">
            <text:p>1</text:p>
          </table:table-cell>
          <table:table-cell table:style-name="ce111" table:formula="oooc:=IF([.O27]=[.O26];1;0)" office:value-type="float" office:value="1">
            <text:p>1</text:p>
          </table:table-cell>
          <table:table-cell table:style-name="ce111" table:formula="oooc:=IF([.P27]=[.P26];1;0)" office:value-type="float" office:value="1">
            <text:p>1</text:p>
          </table:table-cell>
          <table:table-cell table:style-name="ce111" table:formula="oooc:=IF([.Q27]=[.Q26];1;0)" office:value-type="float" office:value="1">
            <text:p>1</text:p>
          </table:table-cell>
          <table:table-cell table:style-name="ce111" table:formula="oooc:=IF([.R27]=[.R26];1;0)" office:value-type="float" office:value="1">
            <text:p>1</text:p>
          </table:table-cell>
          <table:table-cell table:style-name="ce111" table:formula="oooc:=IF([.S27]=[.S26];1;0)" office:value-type="float" office:value="1">
            <text:p>1</text:p>
          </table:table-cell>
          <table:table-cell table:style-name="ce111" table:formula="oooc:=IF([.T27]=[.T26];1;0)" office:value-type="float" office:value="1">
            <text:p>1</text:p>
          </table:table-cell>
          <table:table-cell table:number-columns-repeated="236"/>
        </table:table-row>
        <table:table-row table:style-name="ro2">
          <table:table-cell table:formula="oooc:=[.A7]" office:value-type="string" office:string-value="Avocado Stuffed Tacos">
            <text:p>Avocado Stuffed Tacos</text:p>
          </table:table-cell>
          <table:table-cell table:style-name="Default" table:formula="oooc:=[.H7]+COUNT([.B7:.G7])*25" office:value-type="float" office:value="64">
            <text:p>64</text:p>
          </table:table-cell>
          <table:table-cell table:formula="oooc:=VLOOKUP([.B7];[.B38:.C47];2)+VLOOKUP([.C7];[.B38:.C47];2)+VLOOKUP([.D7];[.B38:.C47];2)+VLOOKUP([.E7];[.B38:.C47];2)+VLOOKUP([.F7];[.B38:.C47];2)+VLOOKUP([.G7];[.B38:.C47];2)+COUNT([.B7:.G7])*25" office:value-type="float" office:value="76">
            <text:p>76</text:p>
          </table:table-cell>
          <table:table-cell table:style-name="Default" table:formula="oooc:=FLOOR(POWER([.B29]*[.B29]*[.C29];1/3);1)" office:value-type="float" office:value="67">
            <text:p>67</text:p>
          </table:table-cell>
          <table:table-cell/>
          <table:table-cell table:formula="oooc:=IF([.B7]&gt;0;VLOOKUP([.B7]-1;[.B38:.C47];2);0)+IF([.C7]&gt;0;VLOOKUP([.C7]-1;[.B38:.C47];2);0)+IF([.D7]&gt;0;VLOOKUP([.D7]-1;[.B38:.C47];2);0)+IF([.E7]&gt;0;VLOOKUP([.E7]-1;[.B38:.C47];2);0)+IF([.F7]&gt;0;VLOOKUP([.F7]-1;[.B38:.C47];2);0)+IF([.G7]&gt;0;VLOOKUP([.G7]-1;[.B38:.C47];2);0)+COUNT([.B7:.G7])*(25+VLOOKUP(5;[.B38:.C47];2))" office:value-type="float" office:value="84">
            <text:p>84</text:p>
          </table:table-cell>
          <table:table-cell table:number-columns-repeated="250"/>
        </table:table-row>
        <table:table-row table:style-name="ro2">
          <table:table-cell table:formula="oooc:=[.A8]" office:value-type="string" office:string-value="Burrito">
            <text:p>Burrito</text:p>
          </table:table-cell>
          <table:table-cell table:style-name="Default" table:formula="oooc:=[.H8]+COUNT([.B8:.G8])*25" office:value-type="float" office:value="94">
            <text:p>94</text:p>
          </table:table-cell>
          <table:table-cell table:style-name="ce84" table:formula="oooc:=VLOOKUP([.B8];[.B38:.C47];2)+VLOOKUP([.C8];[.B38:.C47];2)+VLOOKUP([.D8];[.B38:.C47];2)+VLOOKUP([.E8];[.B38:.C47];2)+VLOOKUP([.F8];[.B38:.C47];2)+VLOOKUP([.G8];[.B38:.C47];2)+COUNT([.B8:.G8])*25" office:value-type="float" office:value="108">
            <text:p>108</text:p>
          </table:table-cell>
          <table:table-cell table:style-name="Default" table:formula="oooc:=FLOOR(POWER([.B30]*[.B30]*[.C30];1/3);1)" office:value-type="float" office:value="98">
            <text:p>98</text:p>
          </table:table-cell>
          <table:table-cell table:style-name="ce84"/>
          <table:table-cell table:style-name="ce84" table:formula="oooc:=IF([.B8]&gt;0;VLOOKUP([.B8]-1;[.B38:.C47];2);0)+IF([.C8]&gt;0;VLOOKUP([.C8]-1;[.B38:.C47];2);0)+IF([.D8]&gt;0;VLOOKUP([.D8]-1;[.B38:.C47];2);0)+IF([.E8]&gt;0;VLOOKUP([.E8]-1;[.B38:.C47];2);0)+IF([.F8]&gt;0;VLOOKUP([.F8]-1;[.B38:.C47];2);0)+IF([.G8]&gt;0;VLOOKUP([.G8]-1;[.B38:.C47];2);0)+COUNT([.B8:.G8])*(25+VLOOKUP(5;[.B38:.C47];2))" office:value-type="float" office:value="120">
            <text:p>120</text:p>
          </table:table-cell>
          <table:table-cell table:style-name="ce84"/>
          <table:table-cell table:style-name="ce89"/>
          <table:table-cell table:style-name="ce84" table:number-columns-repeated="2"/>
          <table:table-cell table:style-name="ce84"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Tortilla Soup', 'Burrito', ">
            <text:p>'Tortilla Soup', 'Burrito', </text:p>
          </table:table-cell>
          <table:table-cell table:style-name="ce103"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hiles Renellos', 'Chili con Carne', ">
            <text:p>'Chiles Renellos', 'Chili con Carne', </text:p>
          </table:table-cell>
          <table:table-cell table:style-name="ce84"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x-Mex Turkey Casseruole', ">
            <text:p>'Tex-Mex Turkey Casseruole', </text:p>
          </table:table-cell>
          <table:table-cell table:style-name="ce84"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uacamole', 'Avocado Salsa', ">
            <text:p>'Guacamole', 'Avocado Salsa', </text:p>
          </table:table-cell>
          <table:table-cell table:style-name="ce84"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Fajitas', ">
            <text:p>'Fajitas', </text:p>
          </table:table-cell>
          <table:table-cell table:style-name="ce84"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Quesadilla', ">
            <text:p>'Quesadilla', </text:p>
          </table:table-cell>
          <table:table-cell table:style-name="ce84"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Cheese Nachos', 'Football Fan Nachos', ">
            <text:p>'Cheese Nachos', 'Football Fan Nachos', </text:p>
          </table:table-cell>
          <table:table-cell table:style-name="ce84"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Avocado Stuffed Tacos', ">
            <text:p>'Avocado Stuffed Tacos', </text:p>
          </table:table-cell>
          <table:table-cell table:style-name="ce84"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4"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9"/>
          <table:table-cell table:style-name="ce84" table:number-columns-repeated="235"/>
        </table:table-row>
        <table:table-row table:style-name="ro2">
          <table:table-cell table:formula="oooc:=[.A9]" office:value-type="string" office:string-value="Chili con Carne">
            <text:p>Chili con Carne</text:p>
          </table:table-cell>
          <table:table-cell table:style-name="Default" table:formula="oooc:=[.H9]+COUNT([.B9:.G9])*25" office:value-type="float" office:value="94">
            <text:p>94</text:p>
          </table:table-cell>
          <table:table-cell table:formula="oooc:=VLOOKUP([.B9];[.B38:.C47];2)+VLOOKUP([.C9];[.B38:.C47];2)+VLOOKUP([.D9];[.B38:.C47];2)+VLOOKUP([.E9];[.B38:.C47];2)+VLOOKUP([.F9];[.B38:.C47];2)+VLOOKUP([.G9];[.B38:.C47];2)+COUNT([.B9:.G9])*25" office:value-type="float" office:value="108">
            <text:p>108</text:p>
          </table:table-cell>
          <table:table-cell table:style-name="Default" table:formula="oooc:=FLOOR(POWER([.B31]*[.B31]*[.C31];1/3);1)" office:value-type="float" office:value="98">
            <text:p>98</text:p>
          </table:table-cell>
          <table:table-cell/>
          <table:table-cell table:formula="oooc:=IF([.B9]&gt;0;VLOOKUP([.B9]-1;[.B38:.C47];2);0)+IF([.C9]&gt;0;VLOOKUP([.C9]-1;[.B38:.C47];2);0)+IF([.D9]&gt;0;VLOOKUP([.D9]-1;[.B38:.C47];2);0)+IF([.E9]&gt;0;VLOOKUP([.E9]-1;[.B38:.C47];2);0)+IF([.F9]&gt;0;VLOOKUP([.F9]-1;[.B38:.C47];2);0)+IF([.G9]&gt;0;VLOOKUP([.G9]-1;[.B38:.C47];2);0)+COUNT([.B9:.G9])*(25+VLOOKUP(5;[.B38:.C47];2))" office:value-type="float" office:value="120">
            <text:p>120</text:p>
          </table:table-cell>
          <table:table-cell table:number-columns-repeated="250"/>
        </table:table-row>
        <table:table-row table:style-name="ro2">
          <table:table-cell table:formula="oooc:=[.A10]" office:value-type="string" office:string-value="Quesadilla">
            <text:p>Quesadilla</text:p>
          </table:table-cell>
          <table:table-cell table:style-name="Default" table:formula="oooc:=[.H10]+COUNT([.B10:.G10])*25" office:value-type="float" office:value="94">
            <text:p>94</text:p>
          </table:table-cell>
          <table:table-cell table:formula="oooc:=VLOOKUP([.B10];[.B38:.C47];2)+VLOOKUP([.C10];[.B38:.C47];2)+VLOOKUP([.D10];[.B38:.C47];2)+VLOOKUP([.E10];[.B38:.C47];2)+VLOOKUP([.F10];[.B38:.C47];2)+VLOOKUP([.G10];[.B38:.C47];2)+COUNT([.B10:.G10])*25" office:value-type="float" office:value="108">
            <text:p>108</text:p>
          </table:table-cell>
          <table:table-cell table:style-name="Default" table:formula="oooc:=FLOOR(POWER([.B32]*[.B32]*[.C32];1/3);1)" office:value-type="float" office:value="98">
            <text:p>98</text:p>
          </table:table-cell>
          <table:table-cell/>
          <table:table-cell table:formula="oooc:=IF([.B10]&gt;0;VLOOKUP([.B10]-1;[.B38:.C47];2);0)+IF([.C10]&gt;0;VLOOKUP([.C10]-1;[.B38:.C47];2);0)+IF([.D10]&gt;0;VLOOKUP([.D10]-1;[.B38:.C47];2);0)+IF([.E10]&gt;0;VLOOKUP([.E10]-1;[.B38:.C47];2);0)+IF([.F10]&gt;0;VLOOKUP([.F10]-1;[.B38:.C47];2);0)+IF([.G10]&gt;0;VLOOKUP([.G10]-1;[.B38:.C47];2);0)+COUNT([.B10:.G10])*(25+VLOOKUP(5;[.B38:.C47];2))" office:value-type="float" office:value="120">
            <text:p>120</text:p>
          </table:table-cell>
          <table:table-cell table:number-columns-repeated="3"/>
          <table:table-cell office:value-type="string">
            <text:p>min score</text:p>
          </table:table-cell>
          <table:table-cell table:style-name="ce101" table:formula="oooc:=SUMPRODUCT([.K3:.K14];[.B25:.B36])/SUM([.K3:.K14])" office:value-type="float" office:value="74">
            <text:p>74</text:p>
          </table:table-cell>
          <table:table-cell table:style-name="ce101" table:formula="oooc:=SUMPRODUCT([.L3:.L14];[.B25:.B36])/SUM([.L3:.L14])" office:value-type="float" office:value="75.25">
            <text:p>75</text:p>
          </table:table-cell>
          <table:table-cell table:style-name="ce101" table:formula="oooc:=SUMPRODUCT([.M3:.M14];[.B25:.B36])/SUM([.M3:.M14])" office:value-type="float" office:value="79">
            <text:p>79</text:p>
          </table:table-cell>
          <table:table-cell table:style-name="ce101" table:formula="oooc:=SUMPRODUCT([.N3:.N14];[.B25:.B36])/SUM([.N3:.N14])" office:value-type="float" office:value="79">
            <text:p>79</text:p>
          </table:table-cell>
          <table:table-cell table:style-name="ce101" table:formula="oooc:=SUMPRODUCT([.O3:.O14];[.B25:.B36])/SUM([.O3:.O14])" office:value-type="float" office:value="86.25">
            <text:p>86</text:p>
          </table:table-cell>
          <table:table-cell table:style-name="ce101" table:formula="oooc:=SUMPRODUCT([.P3:.P14];[.B25:.B36])/SUM([.P3:.P14])" office:value-type="float" office:value="86.9230769230769">
            <text:p>87</text:p>
          </table:table-cell>
          <table:table-cell table:style-name="ce101" table:formula="oooc:=SUMPRODUCT([.Q3:.Q14];[.B25:.B36])/SUM([.Q3:.Q14])" office:value-type="float" office:value="83.8333333333333">
            <text:p>84</text:p>
          </table:table-cell>
          <table:table-cell table:style-name="ce101" table:formula="oooc:=SUMPRODUCT([.R3:.R14];[.B25:.B36])/SUM([.R3:.R14])" office:value-type="float" office:value="87.8">
            <text:p>88</text:p>
          </table:table-cell>
          <table:table-cell table:style-name="ce101" table:formula="oooc:=SUMPRODUCT([.S3:.S14];[.B25:.B36])/SUM([.S3:.S14])" office:value-type="float" office:value="88.3636363636364">
            <text:p>88</text:p>
          </table:table-cell>
          <table:table-cell table:style-name="ce101" table:formula="oooc:=SUMPRODUCT([.T3:.T14];[.B25:.B36])/SUM([.T3:.T14])" office:value-type="float" office:value="91.0909090909091">
            <text:p>91</text:p>
          </table:table-cell>
          <table:table-cell table:number-columns-repeated="236"/>
        </table:table-row>
        <table:table-row table:style-name="ro2">
          <table:table-cell table:formula="oooc:=[.A11]" office:value-type="string" office:string-value="Tex-Mex Turkey Casseruole">
            <text:p>Tex-Mex Turkey Casseruole</text:p>
          </table:table-cell>
          <table:table-cell table:style-name="Default" table:formula="oooc:=[.H11]+COUNT([.B11:.G11])*25" office:value-type="float" office:value="94">
            <text:p>94</text:p>
          </table:table-cell>
          <table:table-cell table:formula="oooc:=VLOOKUP([.B11];[.B38:.C47];2)+VLOOKUP([.C11];[.B38:.C47];2)+VLOOKUP([.D11];[.B38:.C47];2)+VLOOKUP([.E11];[.B38:.C47];2)+VLOOKUP([.F11];[.B38:.C47];2)+VLOOKUP([.G11];[.B38:.C47];2)+COUNT([.B11:.G11])*25" office:value-type="float" office:value="108">
            <text:p>108</text:p>
          </table:table-cell>
          <table:table-cell table:style-name="Default" table:formula="oooc:=FLOOR(POWER([.B33]*[.B33]*[.C33];1/3);1)" office:value-type="float" office:value="98">
            <text:p>98</text:p>
          </table:table-cell>
          <table:table-cell/>
          <table:table-cell table:formula="oooc:=IF([.B11]&gt;0;VLOOKUP([.B11]-1;[.B38:.C47];2);0)+IF([.C11]&gt;0;VLOOKUP([.C11]-1;[.B38:.C47];2);0)+IF([.D11]&gt;0;VLOOKUP([.D11]-1;[.B38:.C47];2);0)+IF([.E11]&gt;0;VLOOKUP([.E11]-1;[.B38:.C47];2);0)+IF([.F11]&gt;0;VLOOKUP([.F11]-1;[.B38:.C47];2);0)+IF([.G11]&gt;0;VLOOKUP([.G11]-1;[.B38:.C47];2);0)+COUNT([.B11:.G11])*(25+VLOOKUP(5;[.B38:.C47];2))" office:value-type="float" office:value="120">
            <text:p>120</text:p>
          </table:table-cell>
          <table:table-cell table:number-columns-repeated="3"/>
          <table:table-cell office:value-type="string">
            <text:p>max score</text:p>
          </table:table-cell>
          <table:table-cell table:style-name="ce101" table:formula="oooc:=SUMPRODUCT([.K3:.K14];[.F25:.F36])/SUM([.K3:.K14])" office:value-type="float" office:value="96">
            <text:p>96</text:p>
          </table:table-cell>
          <table:table-cell table:style-name="ce101" table:formula="oooc:=SUMPRODUCT([.L3:.L14];[.F25:.F36])/SUM([.L3:.L14])" office:value-type="float" office:value="97.5">
            <text:p>98</text:p>
          </table:table-cell>
          <table:table-cell table:style-name="ce101" table:formula="oooc:=SUMPRODUCT([.M3:.M14];[.F25:.F36])/SUM([.M3:.M14])" office:value-type="float" office:value="102">
            <text:p>102</text:p>
          </table:table-cell>
          <table:table-cell table:style-name="ce101" table:formula="oooc:=SUMPRODUCT([.N3:.N14];[.F25:.F36])/SUM([.N3:.N14])" office:value-type="float" office:value="102">
            <text:p>102</text:p>
          </table:table-cell>
          <table:table-cell table:style-name="ce101" table:formula="oooc:=SUMPRODUCT([.O3:.O14];[.F25:.F36])/SUM([.O3:.O14])" office:value-type="float" office:value="110.25">
            <text:p>110</text:p>
          </table:table-cell>
          <table:table-cell table:style-name="ce101" table:formula="oooc:=SUMPRODUCT([.P3:.P14];[.F25:.F36])/SUM([.P3:.P14])" office:value-type="float" office:value="111.230769230769">
            <text:p>111</text:p>
          </table:table-cell>
          <table:table-cell table:style-name="ce101" table:formula="oooc:=SUMPRODUCT([.Q3:.Q14];[.F25:.F36])/SUM([.Q3:.Q14])" office:value-type="float" office:value="107.5">
            <text:p>108</text:p>
          </table:table-cell>
          <table:table-cell table:style-name="ce101" table:formula="oooc:=SUMPRODUCT([.R3:.R14];[.F25:.F36])/SUM([.R3:.R14])" office:value-type="float" office:value="112.2">
            <text:p>112</text:p>
          </table:table-cell>
          <table:table-cell table:style-name="ce101" table:formula="oooc:=SUMPRODUCT([.S3:.S14];[.F25:.F36])/SUM([.S3:.S14])" office:value-type="float" office:value="112.909090909091">
            <text:p>113</text:p>
          </table:table-cell>
          <table:table-cell table:style-name="ce101" table:formula="oooc:=SUMPRODUCT([.T3:.T14];[.F25:.F36])/SUM([.T3:.T14])" office:value-type="float" office:value="116.181818181818">
            <text:p>116</text:p>
          </table:table-cell>
          <table:table-cell table:number-columns-repeated="236"/>
        </table:table-row>
        <table:table-row table:style-name="ro2">
          <table:table-cell table:formula="oooc:=[.A12]" office:value-type="string" office:string-value="Avocado Salsa">
            <text:p>Avocado Salsa</text:p>
          </table:table-cell>
          <table:table-cell table:style-name="Default" table:formula="oooc:=[.H12]+COUNT([.B12:.G12])*25" office:value-type="float" office:value="94">
            <text:p>94</text:p>
          </table:table-cell>
          <table:table-cell table:formula="oooc:=VLOOKUP([.B12];[.B38:.C47];2)+VLOOKUP([.C12];[.B38:.C47];2)+VLOOKUP([.D12];[.B38:.C47];2)+VLOOKUP([.E12];[.B38:.C47];2)+VLOOKUP([.F12];[.B38:.C47];2)+VLOOKUP([.G12];[.B38:.C47];2)+COUNT([.B12:.G12])*25" office:value-type="float" office:value="108">
            <text:p>108</text:p>
          </table:table-cell>
          <table:table-cell table:style-name="Default" table:formula="oooc:=FLOOR(POWER([.B34]*[.B34]*[.C34];1/3);1)" office:value-type="float" office:value="98">
            <text:p>98</text:p>
          </table:table-cell>
          <table:table-cell/>
          <table:table-cell table:formula="oooc:=IF([.B12]&gt;0;VLOOKUP([.B12]-1;[.B38:.C47];2);0)+IF([.C12]&gt;0;VLOOKUP([.C12]-1;[.B38:.C47];2);0)+IF([.D12]&gt;0;VLOOKUP([.D12]-1;[.B38:.C47];2);0)+IF([.E12]&gt;0;VLOOKUP([.E12]-1;[.B38:.C47];2);0)+IF([.F12]&gt;0;VLOOKUP([.F12]-1;[.B38:.C47];2);0)+IF([.G12]&gt;0;VLOOKUP([.G12]-1;[.B38:.C47];2);0)+COUNT([.B12:.G12])*(25+VLOOKUP(5;[.B38:.C47];2))" office:value-type="float" office:value="120">
            <text:p>120</text:p>
          </table:table-cell>
          <table:table-cell table:number-columns-repeated="3"/>
          <table:table-cell office:value-type="string">
            <text:p>ave score</text:p>
          </table:table-cell>
          <table:table-cell table:style-name="ce101" table:formula="oooc:=SUMPRODUCT([.K3:.K14];[.C25:.C36])/SUM([.K3:.K14])" office:value-type="float" office:value="86.6666666666667">
            <text:p>87</text:p>
          </table:table-cell>
          <table:table-cell table:style-name="ce101" table:formula="oooc:=SUMPRODUCT([.L3:.L14];[.C25:.C36])/SUM([.L3:.L14])" office:value-type="float" office:value="88">
            <text:p>88</text:p>
          </table:table-cell>
          <table:table-cell table:style-name="ce101" table:formula="oooc:=SUMPRODUCT([.M3:.M14];[.C25:.C36])/SUM([.M3:.M14])" office:value-type="float" office:value="92">
            <text:p>92</text:p>
          </table:table-cell>
          <table:table-cell table:style-name="ce101" table:formula="oooc:=SUMPRODUCT([.N3:.N14];[.C25:.C36])/SUM([.N3:.N14])" office:value-type="float" office:value="92.375">
            <text:p>92</text:p>
          </table:table-cell>
          <table:table-cell table:style-name="ce101" table:formula="oooc:=SUMPRODUCT([.O3:.O14];[.C25:.C36])/SUM([.O3:.O14])" office:value-type="float" office:value="99.5">
            <text:p>100</text:p>
          </table:table-cell>
          <table:table-cell table:style-name="ce101" table:formula="oooc:=SUMPRODUCT([.P3:.P14];[.C25:.C36])/SUM([.P3:.P14])" office:value-type="float" office:value="100.538461538462">
            <text:p>101</text:p>
          </table:table-cell>
          <table:table-cell table:style-name="ce101" table:formula="oooc:=SUMPRODUCT([.Q3:.Q14];[.C25:.C36])/SUM([.Q3:.Q14])" office:value-type="float" office:value="96.8333333333333">
            <text:p>97</text:p>
          </table:table-cell>
          <table:table-cell table:style-name="ce101" table:formula="oooc:=SUMPRODUCT([.R3:.R14];[.C25:.C36])/SUM([.R3:.R14])" office:value-type="float" office:value="101">
            <text:p>101</text:p>
          </table:table-cell>
          <table:table-cell table:style-name="ce101" table:formula="oooc:=SUMPRODUCT([.S3:.S14];[.C25:.C36])/SUM([.S3:.S14])" office:value-type="float" office:value="101.727272727273">
            <text:p>102</text:p>
          </table:table-cell>
          <table:table-cell table:style-name="ce101" table:formula="oooc:=SUMPRODUCT([.T3:.T14];[.C25:.C36])/SUM([.T3:.T14])" office:value-type="float" office:value="104.636363636364">
            <text:p>105</text:p>
          </table:table-cell>
          <table:table-cell table:number-columns-repeated="236"/>
        </table:table-row>
        <table:table-row table:style-name="ro2">
          <table:table-cell table:formula="oooc:=[.A13]" office:value-type="string" office:string-value="Football Fan Nachos">
            <text:p>Football Fan Nachos</text:p>
          </table:table-cell>
          <table:table-cell table:style-name="Default" table:formula="oooc:=[.H13]+COUNT([.B13:.G13])*25" office:value-type="float" office:value="123">
            <text:p>123</text:p>
          </table:table-cell>
          <table:table-cell table:formula="oooc:=VLOOKUP([.B13];[.B38:.C47];2)+VLOOKUP([.C13];[.B38:.C47];2)+VLOOKUP([.D13];[.B38:.C47];2)+VLOOKUP([.E13];[.B38:.C47];2)+VLOOKUP([.F13];[.B38:.C47];2)+VLOOKUP([.G13];[.B38:.C47];2)+COUNT([.B13:.G13])*25" office:value-type="float" office:value="137">
            <text:p>137</text:p>
          </table:table-cell>
          <table:table-cell table:style-name="Default" table:formula="oooc:=FLOOR(POWER([.B35]*[.B35]*[.C35];1/3);1)" office:value-type="float" office:value="127">
            <text:p>127</text:p>
          </table:table-cell>
          <table:table-cell/>
          <table:table-cell table:formula="oooc:=IF([.B13]&gt;0;VLOOKUP([.B13]-1;[.B38:.C47];2);0)+IF([.C13]&gt;0;VLOOKUP([.C13]-1;[.B38:.C47];2);0)+IF([.D13]&gt;0;VLOOKUP([.D13]-1;[.B38:.C47];2);0)+IF([.E13]&gt;0;VLOOKUP([.E13]-1;[.B38:.C47];2);0)+IF([.F13]&gt;0;VLOOKUP([.F13]-1;[.B38:.C47];2);0)+IF([.G13]&gt;0;VLOOKUP([.G13]-1;[.B38:.C47];2);0)+COUNT([.B13:.G13])*(25+VLOOKUP(5;[.B38:.C47];2))" office:value-type="float" office:value="153">
            <text:p>153</text:p>
          </table:table-cell>
          <table:table-cell table:number-columns-repeated="4"/>
          <table:table-cell table:style-name="Default" table:number-columns-repeated="10"/>
          <table:table-cell table:number-columns-repeated="236"/>
        </table:table-row>
        <table:table-row table:style-name="ro2">
          <table:table-cell table:formula="oooc:=[.A14]" office:value-type="string" office:string-value="Fajitas">
            <text:p>Fajitas</text:p>
          </table:table-cell>
          <table:table-cell table:style-name="Default" table:formula="oooc:=[.H14]+COUNT([.B14:.G14])*25" office:value-type="float" office:value="123">
            <text:p>123</text:p>
          </table:table-cell>
          <table:table-cell table:formula="oooc:=VLOOKUP([.B14];[.B38:.C47];2)+VLOOKUP([.C14];[.B38:.C47];2)+VLOOKUP([.D14];[.B38:.C47];2)+VLOOKUP([.E14];[.B38:.C47];2)+VLOOKUP([.F14];[.B38:.C47];2)+VLOOKUP([.G14];[.B38:.C47];2)+COUNT([.B14:.G14])*25" office:value-type="float" office:value="137">
            <text:p>137</text:p>
          </table:table-cell>
          <table:table-cell table:style-name="Default" table:formula="oooc:=FLOOR(POWER([.B36]*[.B36]*[.C36];1/3);1)" office:value-type="float" office:value="127">
            <text:p>127</text:p>
          </table:table-cell>
          <table:table-cell/>
          <table:table-cell table:formula="oooc:=IF([.B14]&gt;0;VLOOKUP([.B14]-1;[.B38:.C47];2);0)+IF([.C14]&gt;0;VLOOKUP([.C14]-1;[.B38:.C47];2);0)+IF([.D14]&gt;0;VLOOKUP([.D14]-1;[.B38:.C47];2);0)+IF([.E14]&gt;0;VLOOKUP([.E14]-1;[.B38:.C47];2);0)+IF([.F14]&gt;0;VLOOKUP([.F14]-1;[.B38:.C47];2);0)+IF([.G14]&gt;0;VLOOKUP([.G14]-1;[.B38:.C47];2);0)+COUNT([.B14:.G14])*(25+VLOOKUP(5;[.B38:.C47];2))" office:value-type="float" office:value="153">
            <text:p>153</text:p>
          </table:table-cell>
          <table:table-cell table:number-columns-repeated="3"/>
          <table:table-cell table:style-name="ce92" office:value-type="string">
            <text:p>ideal scores</text:p>
          </table:table-cell>
          <table:table-cell table:number-columns-repeated="246"/>
        </table:table-row>
        <table:table-row table:style-name="ro10">
          <table:table-cell table:number-columns-repeated="9"/>
          <table:table-cell table:formula="oooc:=[.J20]" office:value-type="string" office:string-value="pork">
            <text:p>pork</text:p>
          </table:table-cell>
          <table:table-cell table:style-name="ce109" table:formula="oooc:=SUMPRODUCT([.B3:.B14];[.K3:.K14])" office:value-type="float" office:value="44">
            <text:p>44</text:p>
          </table:table-cell>
          <table:table-cell table:style-name="ce109" table:formula="oooc:=SUMPRODUCT([.B3:.B14];[.L3:.L14])" office:value-type="float" office:value="52">
            <text:p>52</text:p>
          </table:table-cell>
          <table:table-cell table:style-name="ce109" table:formula="oooc:=SUMPRODUCT([.B3:.B14];[.M3:.M14])" office:value-type="float" office:value="48">
            <text:p>48</text:p>
          </table:table-cell>
          <table:table-cell table:style-name="ce109" table:formula="oooc:=SUMPRODUCT([.B3:.B14];[.N3:.N14])" office:value-type="float" office:value="12">
            <text:p>12</text:p>
          </table:table-cell>
          <table:table-cell table:style-name="ce109" table:formula="oooc:=SUMPRODUCT([.B3:.B14];[.O3:.O14])" office:value-type="float" office:value="40">
            <text:p>40</text:p>
          </table:table-cell>
          <table:table-cell table:style-name="ce109" table:formula="oooc:=SUMPRODUCT([.B3:.B14];[.P3:.P14])" office:value-type="float" office:value="24">
            <text:p>24</text:p>
          </table:table-cell>
          <table:table-cell table:style-name="ce109" table:formula="oooc:=SUMPRODUCT([.B3:.B14];[.Q3:.Q14])" office:value-type="float" office:value="54">
            <text:p>54</text:p>
          </table:table-cell>
          <table:table-cell table:style-name="ce109" table:formula="oooc:=SUMPRODUCT([.B3:.B14];[.R3:.R14])" office:value-type="float" office:value="28">
            <text:p>28</text:p>
          </table:table-cell>
          <table:table-cell table:style-name="ce109" table:formula="oooc:=SUMPRODUCT([.B3:.B14];[.S3:.S14])" office:value-type="float" office:value="30">
            <text:p>30</text:p>
          </table:table-cell>
          <table:table-cell table:style-name="ce109" table:formula="oooc:=SUMPRODUCT([.B3:.B14];[.T3:.T14])" office:value-type="float" office:value="34">
            <text:p>34</text:p>
          </table:table-cell>
          <table:table-cell table:number-columns-repeated="236"/>
        </table:table-row>
        <table:table-row table:style-name="ro10">
          <table:table-cell/>
          <table:table-cell table:number-columns-repeated="2" office:value-type="float" office:value="0">
            <text:p>0</text:p>
          </table:table-cell>
          <table:table-cell table:number-columns-repeated="6"/>
          <table:table-cell table:formula="oooc:=[.J21]" office:value-type="string" office:string-value="chili-pepper">
            <text:p>chili-pepper</text:p>
          </table:table-cell>
          <table:table-cell table:style-name="ce109" table:formula="oooc:=SUMPRODUCT([.C3:.C14];[.K3:.K14])" office:value-type="float" office:value="0">
            <text:p>0</text:p>
          </table:table-cell>
          <table:table-cell table:style-name="ce109" table:formula="oooc:=SUMPRODUCT([.C3:.C14];[.L3:.L14])" office:value-type="float" office:value="48">
            <text:p>48</text:p>
          </table:table-cell>
          <table:table-cell table:style-name="ce109" table:formula="oooc:=SUMPRODUCT([.C3:.C14];[.M3:.M14])" office:value-type="float" office:value="62">
            <text:p>62</text:p>
          </table:table-cell>
          <table:table-cell table:style-name="ce109" table:formula="oooc:=SUMPRODUCT([.C3:.C14];[.N3:.N14])" office:value-type="float" office:value="37">
            <text:p>37</text:p>
          </table:table-cell>
          <table:table-cell table:style-name="ce109" table:formula="oooc:=SUMPRODUCT([.C3:.C14];[.O3:.O14])" office:value-type="float" office:value="0">
            <text:p>0</text:p>
          </table:table-cell>
          <table:table-cell table:style-name="ce109" table:formula="oooc:=SUMPRODUCT([.C3:.C14];[.P3:.P14])" office:value-type="float" office:value="0">
            <text:p>0</text:p>
          </table:table-cell>
          <table:table-cell table:style-name="ce109" table:formula="oooc:=SUMPRODUCT([.C3:.C14];[.Q3:.Q14])" office:value-type="float" office:value="58">
            <text:p>58</text:p>
          </table:table-cell>
          <table:table-cell table:style-name="ce109" table:formula="oooc:=SUMPRODUCT([.C3:.C14];[.R3:.R14])" office:value-type="float" office:value="31">
            <text:p>31</text:p>
          </table:table-cell>
          <table:table-cell table:style-name="ce109" table:formula="oooc:=SUMPRODUCT([.C3:.C14];[.S3:.S14])" office:value-type="float" office:value="45">
            <text:p>45</text:p>
          </table:table-cell>
          <table:table-cell table:style-name="ce109" table:formula="oooc:=SUMPRODUCT([.C3:.C14];[.T3:.T14])" office:value-type="float" office:value="45">
            <text:p>45</text:p>
          </table:table-cell>
          <table:table-cell table:number-columns-repeated="236"/>
        </table:table-row>
        <table:table-row table:style-name="ro10">
          <table:table-cell/>
          <table:table-cell table:number-columns-repeated="2" office:value-type="float" office:value="1">
            <text:p>1</text:p>
          </table:table-cell>
          <table:table-cell table:number-columns-repeated="6"/>
          <table:table-cell table:formula="oooc:=[.J22]" office:value-type="string" office:string-value="tomato">
            <text:p>tomato</text:p>
          </table:table-cell>
          <table:table-cell table:style-name="ce109" table:formula="oooc:=SUMPRODUCT([.D3:.D14];[.K3:.K14])" office:value-type="float" office:value="12">
            <text:p>12</text:p>
          </table:table-cell>
          <table:table-cell table:style-name="ce109" table:formula="oooc:=SUMPRODUCT([.D3:.D14];[.L3:.L14])" office:value-type="float" office:value="15">
            <text:p>15</text:p>
          </table:table-cell>
          <table:table-cell table:style-name="ce109" table:formula="oooc:=SUMPRODUCT([.D3:.D14];[.M3:.M14])" office:value-type="float" office:value="10">
            <text:p>10</text:p>
          </table:table-cell>
          <table:table-cell table:style-name="ce109" table:formula="oooc:=SUMPRODUCT([.D3:.D14];[.N3:.N14])" office:value-type="float" office:value="35">
            <text:p>35</text:p>
          </table:table-cell>
          <table:table-cell table:style-name="ce109" table:formula="oooc:=SUMPRODUCT([.D3:.D14];[.O3:.O14])" office:value-type="float" office:value="32">
            <text:p>32</text:p>
          </table:table-cell>
          <table:table-cell table:style-name="ce109" table:formula="oooc:=SUMPRODUCT([.D3:.D14];[.P3:.P14])" office:value-type="float" office:value="47">
            <text:p>47</text:p>
          </table:table-cell>
          <table:table-cell table:style-name="ce109" table:formula="oooc:=SUMPRODUCT([.D3:.D14];[.Q3:.Q14])" office:value-type="float" office:value="20">
            <text:p>20</text:p>
          </table:table-cell>
          <table:table-cell table:style-name="ce109" table:formula="oooc:=SUMPRODUCT([.D3:.D14];[.R3:.R14])" office:value-type="float" office:value="0">
            <text:p>0</text:p>
          </table:table-cell>
          <table:table-cell table:style-name="ce109" table:formula="oooc:=SUMPRODUCT([.D3:.D14];[.S3:.S14])" office:value-type="float" office:value="40">
            <text:p>40</text:p>
          </table:table-cell>
          <table:table-cell table:style-name="ce109" table:formula="oooc:=SUMPRODUCT([.D3:.D14];[.T3:.T14])" office:value-type="float" office:value="21">
            <text:p>21</text:p>
          </table:table-cell>
          <table:table-cell table:number-columns-repeated="236"/>
        </table:table-row>
        <table:table-row table:style-name="ro10">
          <table:table-cell/>
          <table:table-cell table:number-columns-repeated="2" office:value-type="float" office:value="2">
            <text:p>2</text:p>
          </table:table-cell>
          <table:table-cell table:number-columns-repeated="6"/>
          <table:table-cell table:formula="oooc:=[.J23]" office:value-type="string" office:string-value="tortilla">
            <text:p>tortilla</text:p>
          </table:table-cell>
          <table:table-cell table:style-name="ce109" table:formula="oooc:=SUMPRODUCT([.E3:.E14];[.K3:.K14])" office:value-type="float" office:value="38">
            <text:p>38</text:p>
          </table:table-cell>
          <table:table-cell table:style-name="ce109" table:formula="oooc:=SUMPRODUCT([.E3:.E14];[.L3:.L14])" office:value-type="float" office:value="12">
            <text:p>12</text:p>
          </table:table-cell>
          <table:table-cell table:style-name="ce109" table:formula="oooc:=SUMPRODUCT([.E3:.E14];[.M3:.M14])" office:value-type="float" office:value="0">
            <text:p>0</text:p>
          </table:table-cell>
          <table:table-cell table:style-name="ce109" table:formula="oooc:=SUMPRODUCT([.E3:.E14];[.N3:.N14])" office:value-type="float" office:value="0">
            <text:p>0</text:p>
          </table:table-cell>
          <table:table-cell table:style-name="ce109" table:formula="oooc:=SUMPRODUCT([.E3:.E14];[.O3:.O14])" office:value-type="float" office:value="38">
            <text:p>38</text:p>
          </table:table-cell>
          <table:table-cell table:style-name="ce109" table:formula="oooc:=SUMPRODUCT([.E3:.E14];[.P3:.P14])" office:value-type="float" office:value="58">
            <text:p>58</text:p>
          </table:table-cell>
          <table:table-cell table:style-name="ce109" table:formula="oooc:=SUMPRODUCT([.E3:.E14];[.Q3:.Q14])" office:value-type="float" office:value="41">
            <text:p>41</text:p>
          </table:table-cell>
          <table:table-cell table:style-name="ce109" table:formula="oooc:=SUMPRODUCT([.E3:.E14];[.R3:.R14])" office:value-type="float" office:value="47">
            <text:p>47</text:p>
          </table:table-cell>
          <table:table-cell table:style-name="ce109" table:formula="oooc:=SUMPRODUCT([.E3:.E14];[.S3:.S14])" office:value-type="float" office:value="24">
            <text:p>24</text:p>
          </table:table-cell>
          <table:table-cell table:style-name="ce109" table:formula="oooc:=SUMPRODUCT([.E3:.E14];[.T3:.T14])" office:value-type="float" office:value="35">
            <text:p>35</text:p>
          </table:table-cell>
          <table:table-cell table:number-columns-repeated="236"/>
        </table:table-row>
        <table:table-row table:style-name="ro10">
          <table:table-cell/>
          <table:table-cell table:number-columns-repeated="2" office:value-type="float" office:value="3">
            <text:p>3</text:p>
          </table:table-cell>
          <table:table-cell table:number-columns-repeated="6"/>
          <table:table-cell table:formula="oooc:=[.J24]" office:value-type="string" office:string-value="avocado">
            <text:p>avocado</text:p>
          </table:table-cell>
          <table:table-cell table:style-name="ce109" table:formula="oooc:=SUMPRODUCT([.F3:.F14];[.K3:.K14])" office:value-type="float" office:value="0">
            <text:p>0</text:p>
          </table:table-cell>
          <table:table-cell table:style-name="ce109" table:formula="oooc:=SUMPRODUCT([.F3:.F14];[.L3:.L14])" office:value-type="float" office:value="0">
            <text:p>0</text:p>
          </table:table-cell>
          <table:table-cell table:style-name="ce109" table:formula="oooc:=SUMPRODUCT([.F3:.F14];[.M3:.M14])" office:value-type="float" office:value="0">
            <text:p>0</text:p>
          </table:table-cell>
          <table:table-cell table:style-name="ce109" table:formula="oooc:=SUMPRODUCT([.F3:.F14];[.N3:.N14])" office:value-type="float" office:value="48">
            <text:p>48</text:p>
          </table:table-cell>
          <table:table-cell table:style-name="ce109" table:formula="oooc:=SUMPRODUCT([.F3:.F14];[.O3:.O14])" office:value-type="float" office:value="30">
            <text:p>30</text:p>
          </table:table-cell>
          <table:table-cell table:style-name="ce109" table:formula="oooc:=SUMPRODUCT([.F3:.F14];[.P3:.P14])" office:value-type="float" office:value="81">
            <text:p>81</text:p>
          </table:table-cell>
          <table:table-cell table:style-name="ce109" table:formula="oooc:=SUMPRODUCT([.F3:.F14];[.Q3:.Q14])" office:value-type="float" office:value="0">
            <text:p>0</text:p>
          </table:table-cell>
          <table:table-cell table:style-name="ce109" table:formula="oooc:=SUMPRODUCT([.F3:.F14];[.R3:.R14])" office:value-type="float" office:value="30">
            <text:p>30</text:p>
          </table:table-cell>
          <table:table-cell table:style-name="ce109" table:formula="oooc:=SUMPRODUCT([.F3:.F14];[.S3:.S14])" office:value-type="float" office:value="58">
            <text:p>58</text:p>
          </table:table-cell>
          <table:table-cell table:style-name="ce109" table:formula="oooc:=SUMPRODUCT([.F3:.F14];[.T3:.T14])" office:value-type="float" office:value="23">
            <text:p>23</text:p>
          </table:table-cell>
          <table:table-cell table:number-columns-repeated="236"/>
        </table:table-row>
        <table:table-row table:style-name="ro10">
          <table:table-cell/>
          <table:table-cell table:number-columns-repeated="2" office:value-type="float" office:value="4">
            <text:p>4</text:p>
          </table:table-cell>
          <table:table-cell table:number-columns-repeated="6"/>
          <table:table-cell table:formula="oooc:=[.J25]" office:value-type="string" office:string-value="cheese">
            <text:p>cheese</text:p>
          </table:table-cell>
          <table:table-cell table:style-name="ce109" table:formula="oooc:=SUMPRODUCT([.G3:.G14];[.K3:.K14])" office:value-type="float" office:value="0">
            <text:p>0</text:p>
          </table:table-cell>
          <table:table-cell table:style-name="ce109" table:formula="oooc:=SUMPRODUCT([.G3:.G14];[.L3:.L14])" office:value-type="float" office:value="0">
            <text:p>0</text:p>
          </table:table-cell>
          <table:table-cell table:style-name="ce109" table:formula="oooc:=SUMPRODUCT([.G3:.G14];[.M3:.M14])" office:value-type="float" office:value="12">
            <text:p>12</text:p>
          </table:table-cell>
          <table:table-cell table:style-name="ce109" table:formula="oooc:=SUMPRODUCT([.G3:.G14];[.N3:.N14])" office:value-type="float" office:value="0">
            <text:p>0</text:p>
          </table:table-cell>
          <table:table-cell table:style-name="ce109" table:formula="oooc:=SUMPRODUCT([.G3:.G14];[.O3:.O14])" office:value-type="float" office:value="0">
            <text:p>0</text:p>
          </table:table-cell>
          <table:table-cell table:style-name="ce109" table:formula="oooc:=SUMPRODUCT([.G3:.G14];[.P3:.P14])" office:value-type="float" office:value="20">
            <text:p>20</text:p>
          </table:table-cell>
          <table:table-cell table:style-name="ce109" table:formula="oooc:=SUMPRODUCT([.G3:.G14];[.Q3:.Q14])" office:value-type="float" office:value="33">
            <text:p>33</text:p>
          </table:table-cell>
          <table:table-cell table:style-name="ce109" table:formula="oooc:=SUMPRODUCT([.G3:.G14];[.R3:.R14])" office:value-type="float" office:value="42">
            <text:p>42</text:p>
          </table:table-cell>
          <table:table-cell table:style-name="ce109" table:formula="oooc:=SUMPRODUCT([.G3:.G14];[.S3:.S14])" office:value-type="float" office:value="0">
            <text:p>0</text:p>
          </table:table-cell>
          <table:table-cell table:style-name="ce109" table:formula="oooc:=SUMPRODUCT([.G3:.G14];[.T3:.T14])" office:value-type="float" office:value="44">
            <text:p>44</text:p>
          </table:table-cell>
          <table:table-cell table:number-columns-repeated="236"/>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109" table:number-columns-repeated="10"/>
          <table:table-cell table:number-columns-repeated="236"/>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92" office:value-type="string">
            <text:p>max ingred usage in one recipe</text:p>
          </table:table-cell>
          <table:table-cell table:style-name="ce113" table:number-columns-repeated="10"/>
          <table:table-cell table:number-columns-repeated="236"/>
        </table:table-row>
        <table:table-row table:style-name="ro10">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pork">
            <text:p>pork</text:p>
          </table:table-cell>
          <table:table-cell table:style-name="ce109"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09"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09"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09"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6">
            <text:p>6</text:p>
          </table:table-cell>
          <table:table-cell table:style-name="ce109"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09"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6">
            <text:p>6</text:p>
          </table:table-cell>
          <table:table-cell table:style-name="ce109"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09"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6">
            <text:p>6</text:p>
          </table:table-cell>
          <table:table-cell table:style-name="ce109"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6">
            <text:p>6</text:p>
          </table:table-cell>
          <table:table-cell table:style-name="ce109"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6">
            <text:p>6</text:p>
          </table:table-cell>
          <table:table-cell table:number-columns-repeated="236"/>
        </table:table-row>
        <table:table-row table:style-name="ro10">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chili-pepper">
            <text:p>chili-pepper</text:p>
          </table:table-cell>
          <table:table-cell table:style-name="ce109"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09"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09"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109"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09"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109"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09"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09"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7">
            <text:p>7</text:p>
          </table:table-cell>
          <table:table-cell table:style-name="ce109"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09"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7">
            <text:p>7</text:p>
          </table:table-cell>
          <table:table-cell table:number-columns-repeated="236"/>
        </table:table-row>
        <table:table-row table:style-name="ro10">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tomato">
            <text:p>tomato</text:p>
          </table:table-cell>
          <table:table-cell table:style-name="ce109"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09"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5">
            <text:p>5</text:p>
          </table:table-cell>
          <table:table-cell table:style-name="ce109"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5">
            <text:p>5</text:p>
          </table:table-cell>
          <table:table-cell table:style-name="ce109"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5">
            <text:p>5</text:p>
          </table:table-cell>
          <table:table-cell table:style-name="ce109"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6">
            <text:p>6</text:p>
          </table:table-cell>
          <table:table-cell table:style-name="ce109"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09"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5">
            <text:p>5</text:p>
          </table:table-cell>
          <table:table-cell table:style-name="ce109"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09"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5">
            <text:p>5</text:p>
          </table:table-cell>
          <table:table-cell table:style-name="ce109"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6">
            <text:p>6</text:p>
          </table:table-cell>
          <table:table-cell table:number-columns-repeated="236"/>
        </table:table-row>
        <table:table-row table:style-name="ro10">
          <table:table-cell table:number-columns-repeated="9"/>
          <table:table-cell table:formula="oooc:=[.J23]" office:value-type="string" office:string-value="tortilla">
            <text:p>tortilla</text:p>
          </table:table-cell>
          <table:table-cell table:style-name="ce109"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09"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09"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09"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109"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09"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09"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7">
            <text:p>7</text:p>
          </table:table-cell>
          <table:table-cell table:style-name="ce109"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09"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09"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0">
          <table:table-cell table:number-columns-repeated="9"/>
          <table:table-cell table:formula="oooc:=[.J24]" office:value-type="string" office:string-value="avocado">
            <text:p>avocado</text:p>
          </table:table-cell>
          <table:table-cell table:style-name="ce109"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09"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09"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09"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09"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9">
            <text:p>9</text:p>
          </table:table-cell>
          <table:table-cell table:style-name="ce109"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09"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0">
            <text:p>0</text:p>
          </table:table-cell>
          <table:table-cell table:style-name="ce109"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09"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9">
            <text:p>9</text:p>
          </table:table-cell>
          <table:table-cell table:style-name="ce109"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0">
          <table:table-cell table:number-columns-repeated="9"/>
          <table:table-cell table:formula="oooc:=[.J25]" office:value-type="string" office:string-value="cheese">
            <text:p>cheese</text:p>
          </table:table-cell>
          <table:table-cell table:style-name="ce109"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0">
            <text:p>0</text:p>
          </table:table-cell>
          <table:table-cell table:style-name="ce109"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0">
            <text:p>0</text:p>
          </table:table-cell>
          <table:table-cell table:style-name="ce109"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09"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09"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09"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5">
            <text:p>5</text:p>
          </table:table-cell>
          <table:table-cell table:style-name="ce109"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09"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7">
            <text:p>7</text:p>
          </table:table-cell>
          <table:table-cell table:style-name="ce109"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0">
            <text:p>0</text:p>
          </table:table-cell>
          <table:table-cell table:style-name="ce109"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7">
            <text:p>7</text:p>
          </table:table-cell>
          <table:table-cell table:number-columns-repeated="236"/>
        </table:table-row>
        <table:table-row table:style-name="ro2">
          <table:table-cell table:number-columns-repeated="10"/>
          <table:table-cell table:style-name="Default" table:number-columns-repeated="10"/>
          <table:table-cell table:number-columns-repeated="236"/>
        </table:table-row>
        <table:table-row table:style-name="ro2">
          <table:table-cell table:number-columns-repeated="10"/>
          <table:table-cell table:style-name="ce113" table:number-columns-repeated="4"/>
          <table:table-cell table:number-columns-repeated="242"/>
        </table:table-row>
        <table:table-row table:style-name="ro2" table:number-rows-repeated="4">
          <table:table-cell table:number-columns-repeated="10"/>
          <table:table-cell table:style-name="ce109" table:number-columns-repeated="4"/>
          <table:table-cell table:number-columns-repeated="242"/>
        </table:table-row>
        <table:table-row table:style-name="ro2">
          <table:table-cell table:number-columns-repeated="10"/>
          <table:table-cell table:style-name="ce113" table:number-columns-repeated="4"/>
          <table:table-cell table:number-columns-repeated="242"/>
        </table:table-row>
        <table:table-row table:style-name="ro2">
          <table:table-cell table:number-columns-repeated="10"/>
          <table:table-cell table:style-name="ce109" table:number-columns-repeated="4"/>
          <table:table-cell table:number-columns-repeated="242"/>
        </table:table-row>
        <table:table-row table:style-name="ro2">
          <table:table-cell table:number-columns-repeated="10"/>
          <table:table-cell table:style-name="ce113" table:number-columns-repeated="4"/>
          <table:table-cell table:number-columns-repeated="242"/>
        </table:table-row>
        <table:table-row table:style-name="ro2">
          <table:table-cell table:number-columns-repeated="256"/>
        </table:table-row>
        <table:table-row table:style-name="ro10">
          <table:table-cell table:number-columns-repeated="10"/>
          <table:table-cell table:style-name="ce114"/>
          <table:table-cell table:style-name="ce117" table:number-columns-repeated="2"/>
          <table:table-cell table:style-name="ce117" office:value-type="float" office:value="2">
            <text:p>2</text:p>
          </table:table-cell>
          <table:table-cell table:style-name="ce117" office:value-type="float" office:value="3">
            <text:p>3</text:p>
          </table:table-cell>
          <table:table-cell table:style-name="ce117" table:number-columns-repeated="2"/>
          <table:table-cell table:style-name="ce117" office:value-type="float" office:value="2">
            <text:p>2</text:p>
          </table:table-cell>
          <table:table-cell table:style-name="ce117"/>
          <table:table-cell table:style-name="ce118"/>
          <table:table-cell table:number-columns-repeated="236"/>
        </table:table-row>
        <table:table-row table:style-name="ro10">
          <table:table-cell table:number-columns-repeated="10"/>
          <table:table-cell table:style-name="ce115"/>
          <table:table-cell table:style-name="ce109" table:number-columns-repeated="4"/>
          <table:table-cell table:style-name="ce109" office:value-type="float" office:value="6">
            <text:p>6</text:p>
          </table:table-cell>
          <table:table-cell table:style-name="ce109" table:number-columns-repeated="2"/>
          <table:table-cell table:style-name="ce109" office:value-type="float" office:value="1">
            <text:p>1</text:p>
          </table:table-cell>
          <table:table-cell table:style-name="ce119" office:value-type="float" office:value="2">
            <text:p>2</text:p>
          </table:table-cell>
          <table:table-cell table:number-columns-repeated="236"/>
        </table:table-row>
        <table:table-row table:style-name="ro10">
          <table:table-cell table:number-columns-repeated="10"/>
          <table:table-cell table:style-name="ce115"/>
          <table:table-cell table:style-name="ce109" office:value-type="float" office:value="2">
            <text:p>2</text:p>
          </table:table-cell>
          <table:table-cell table:style-name="ce109" table:number-columns-repeated="4"/>
          <table:table-cell table:style-name="ce109" office:value-type="float" office:value="1">
            <text:p>1</text:p>
          </table:table-cell>
          <table:table-cell table:style-name="ce109" office:value-type="float" office:value="2">
            <text:p>2</text:p>
          </table:table-cell>
          <table:table-cell table:style-name="ce109" office:value-type="float" office:value="1">
            <text:p>1</text:p>
          </table:table-cell>
          <table:table-cell table:style-name="ce119"/>
          <table:table-cell table:number-columns-repeated="236"/>
        </table:table-row>
        <table:table-row table:style-name="ro10">
          <table:table-cell table:number-columns-repeated="10"/>
          <table:table-cell table:style-name="ce115" office:value-type="float" office:value="5">
            <text:p>5</text:p>
          </table:table-cell>
          <table:table-cell table:style-name="ce109"/>
          <table:table-cell table:style-name="ce109" office:value-type="float" office:value="4">
            <text:p>4</text:p>
          </table:table-cell>
          <table:table-cell table:style-name="ce109" office:value-type="float" office:value="3">
            <text:p>3</text:p>
          </table:table-cell>
          <table:table-cell table:style-name="ce109" table:number-columns-repeated="2"/>
          <table:table-cell table:style-name="ce109" office:value-type="float" office:value="3">
            <text:p>3</text:p>
          </table:table-cell>
          <table:table-cell table:style-name="ce109" table:number-columns-repeated="2"/>
          <table:table-cell table:style-name="ce119"/>
          <table:table-cell table:number-columns-repeated="236"/>
        </table:table-row>
        <table:table-row table:style-name="ro10">
          <table:table-cell table:number-columns-repeated="10"/>
          <table:table-cell table:style-name="ce116"/>
          <table:table-cell table:style-name="ce110" office:value-type="float" office:value="3">
            <text:p>3</text:p>
          </table:table-cell>
          <table:table-cell table:style-name="ce110" table:number-columns-repeated="2"/>
          <table:table-cell table:style-name="ce110" office:value-type="float" office:value="1">
            <text:p>1</text:p>
          </table:table-cell>
          <table:table-cell table:style-name="ce110"/>
          <table:table-cell table:style-name="ce110" office:value-type="float" office:value="2">
            <text:p>2</text:p>
          </table:table-cell>
          <table:table-cell table:style-name="ce110"/>
          <table:table-cell table:style-name="ce110" office:value-type="float" office:value="2">
            <text:p>2</text:p>
          </table:table-cell>
          <table:table-cell table:style-name="ce120" office:value-type="float" office:value="4">
            <text:p>4</text:p>
          </table:table-cell>
          <table:table-cell table:number-columns-repeated="236"/>
        </table:table-row>
        <table:table-row table:style-name="ro10">
          <table:table-cell table:number-columns-repeated="10"/>
          <table:table-cell table:style-name="ce115"/>
          <table:table-cell table:style-name="ce109"/>
          <table:table-cell table:style-name="ce109" office:value-type="float" office:value="3">
            <text:p>3</text:p>
          </table:table-cell>
          <table:table-cell table:style-name="ce109"/>
          <table:table-cell table:style-name="ce109" office:value-type="float" office:value="2">
            <text:p>2</text:p>
          </table:table-cell>
          <table:table-cell table:style-name="ce109" table:number-columns-repeated="2"/>
          <table:table-cell table:style-name="ce109" office:value-type="float" office:value="1">
            <text:p>1</text:p>
          </table:table-cell>
          <table:table-cell table:style-name="ce109" office:value-type="float" office:value="3">
            <text:p>3</text:p>
          </table:table-cell>
          <table:table-cell table:style-name="ce119"/>
          <table:table-cell table:number-columns-repeated="236"/>
        </table:table-row>
        <table:table-row table:style-name="ro10">
          <table:table-cell table:number-columns-repeated="10"/>
          <table:table-cell table:style-name="ce115"/>
          <table:table-cell table:style-name="ce109"/>
          <table:table-cell table:style-name="ce109" office:value-type="float" office:value="1">
            <text:p>1</text:p>
          </table:table-cell>
          <table:table-cell table:style-name="ce109" table:number-columns-repeated="2"/>
          <table:table-cell table:style-name="ce109" office:value-type="float" office:value="1">
            <text:p>1</text:p>
          </table:table-cell>
          <table:table-cell table:style-name="ce109"/>
          <table:table-cell table:style-name="ce109" office:value-type="float" office:value="3">
            <text:p>3</text:p>
          </table:table-cell>
          <table:table-cell table:style-name="ce109"/>
          <table:table-cell table:style-name="ce119"/>
          <table:table-cell table:number-columns-repeated="236"/>
        </table:table-row>
        <table:table-row table:style-name="ro10">
          <table:table-cell table:number-columns-repeated="10"/>
          <table:table-cell table:style-name="ce115"/>
          <table:table-cell table:style-name="ce109" office:value-type="float" office:value="4">
            <text:p>4</text:p>
          </table:table-cell>
          <table:table-cell table:style-name="ce109" table:number-columns-repeated="4"/>
          <table:table-cell table:style-name="ce109" office:value-type="float" office:value="4">
            <text:p>4</text:p>
          </table:table-cell>
          <table:table-cell table:style-name="ce109"/>
          <table:table-cell table:style-name="ce109" office:value-type="float" office:value="2">
            <text:p>2</text:p>
          </table:table-cell>
          <table:table-cell table:style-name="ce119"/>
          <table:table-cell table:number-columns-repeated="236"/>
        </table:table-row>
        <table:table-row table:style-name="ro10">
          <table:table-cell table:number-columns-repeated="10"/>
          <table:table-cell table:style-name="ce115" office:value-type="float" office:value="3">
            <text:p>3</text:p>
          </table:table-cell>
          <table:table-cell table:style-name="ce109" table:number-columns-repeated="2"/>
          <table:table-cell table:style-name="ce109" office:value-type="float" office:value="2">
            <text:p>2</text:p>
          </table:table-cell>
          <table:table-cell table:style-name="ce109" table:number-columns-repeated="5"/>
          <table:table-cell table:style-name="ce119" office:value-type="float" office:value="3">
            <text:p>3</text:p>
          </table:table-cell>
          <table:table-cell table:number-columns-repeated="236"/>
        </table:table-row>
        <table:table-row table:style-name="ro10">
          <table:table-cell table:number-columns-repeated="10"/>
          <table:table-cell table:style-name="ce116"/>
          <table:table-cell table:style-name="ce110" table:number-columns-repeated="4"/>
          <table:table-cell table:style-name="ce110" office:value-type="float" office:value="1">
            <text:p>1</text:p>
          </table:table-cell>
          <table:table-cell table:style-name="ce110" table:number-columns-repeated="3"/>
          <table:table-cell table:style-name="ce120" office:value-type="float" office:value="2">
            <text:p>2</text:p>
          </table:table-cell>
          <table:table-cell table:number-columns-repeated="236"/>
        </table:table-row>
        <table:table-row table:style-name="ro10">
          <table:table-cell table:number-columns-repeated="10"/>
          <table:table-cell table:style-name="ce115"/>
          <table:table-cell table:style-name="ce109" table:number-columns-repeated="2"/>
          <table:table-cell table:style-name="ce109" office:value-type="float" office:value="1">
            <text:p>1</text:p>
          </table:table-cell>
          <table:table-cell table:style-name="ce109" table:number-columns-repeated="2"/>
          <table:table-cell table:number-columns-repeated="2" table:style-name="ce109" office:value-type="float" office:value="2">
            <text:p>2</text:p>
          </table:table-cell>
          <table:table-cell table:style-name="ce109"/>
          <table:table-cell table:style-name="ce119" office:value-type="float" office:value="3">
            <text:p>3</text:p>
          </table:table-cell>
          <table:table-cell table:number-columns-repeated="236"/>
        </table:table-row>
        <table:table-row table:style-name="ro10">
          <table:table-cell table:number-columns-repeated="10"/>
          <table:table-cell table:style-name="ce116"/>
          <table:table-cell table:style-name="ce110" table:number-columns-repeated="3"/>
          <table:table-cell table:style-name="ce110" office:value-type="float" office:value="1">
            <text:p>1</text:p>
          </table:table-cell>
          <table:table-cell table:style-name="ce110" office:value-type="float" office:value="2">
            <text:p>2</text:p>
          </table:table-cell>
          <table:table-cell table:style-name="ce110" table:number-columns-repeated="2"/>
          <table:table-cell table:style-name="ce110" office:value-type="float" office:value="2">
            <text:p>2</text:p>
          </table:table-cell>
          <table:table-cell table:style-name="ce120" office:value-type="float" office:value="3">
            <text:p>3</text:p>
          </table:table-cell>
          <table:table-cell table:number-columns-repeated="236"/>
        </table:table-row>
        <table:table-row table:style-name="ro2" table:number-rows-repeated="65463">
          <table:table-cell table:number-columns-repeated="256"/>
        </table:table-row>
        <table:table-row table:style-name="ro2">
          <table:table-cell table:number-columns-repeated="256"/>
        </table:table-row>
      </table:table>
      <table:table table:name="3 _ Russian" table:style-name="ta1" table:print="false">
        <table:table-column table:style-name="co13" table:default-cell-style-name="Default"/>
        <table:table-column table:style-name="co8" table:number-columns-repeated="6" table:default-cell-style-name="Default"/>
        <table:table-column table:style-name="co14" table:default-cell-style-name="Default"/>
        <table:table-column table:style-name="co5" table:default-cell-style-name="Default"/>
        <table:table-column table:style-name="co15" table:default-cell-style-name="Default"/>
        <table:table-column table:style-name="co8" table:default-cell-style-name="Default"/>
        <table:table-column table:style-name="co8" table:number-columns-repeated="8" table:default-cell-style-name="ce133"/>
        <table:table-column table:style-name="co8" table:number-columns-repeated="3" table:default-cell-style-name="Default"/>
        <table:table-column table:style-name="co5" table:number-columns-repeated="234" table:default-cell-style-name="Default"/>
        <table:table-row table:style-name="ro11">
          <table:table-cell table:style-name="ce46"/>
          <table:table-cell table:style-name="ce22" office:value-type="string" table:number-columns-spanned="6" table:number-rows-spanned="1">
            <text:p>Кухня</text:p>
          </table:table-cell>
          <table:covered-table-cell table:number-columns-repeated="5"/>
          <table:table-cell table:number-columns-repeated="3"/>
          <table:table-cell table:style-name="ce22"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21" office:value-type="string">
            <text:p>Название</text:p>
          </table:table-cell>
          <table:table-cell table:style-name="ce123" office:value-type="string">
            <text:p>pork</text:p>
          </table:table-cell>
          <table:table-cell table:style-name="ce123" office:value-type="string">
            <text:p>mushroom</text:p>
          </table:table-cell>
          <table:table-cell table:style-name="ce123" office:value-type="string">
            <text:p>cabbage</text:p>
          </table:table-cell>
          <table:table-cell table:style-name="ce123" office:value-type="string">
            <text:p>potato</text:p>
          </table:table-cell>
          <table:table-cell table:style-name="ce123" office:value-type="string">
            <text:p>onion</text:p>
          </table:table-cell>
          <table:table-cell table:style-name="ce123" office:value-type="string">
            <text:p>flour</text:p>
          </table:table-cell>
          <table:table-cell table:style-name="ce123"/>
          <table:table-cell/>
          <table:table-cell table:style-name="ce128" office:value-type="string">
            <text:p>Название</text:p>
          </table:table-cell>
          <table:table-cell table:style-name="ce128" office:value-type="float" office:value="1">
            <text:p>1</text:p>
          </table:table-cell>
          <table:table-cell table:style-name="ce128" office:value-type="float" office:value="2">
            <text:p>2</text:p>
          </table:table-cell>
          <table:table-cell table:style-name="ce128" office:value-type="float" office:value="3">
            <text:p>3</text:p>
          </table:table-cell>
          <table:table-cell table:style-name="ce128" office:value-type="float" office:value="4">
            <text:p>4</text:p>
          </table:table-cell>
          <table:table-cell table:style-name="ce128" office:value-type="float" office:value="5">
            <text:p>5</text:p>
          </table:table-cell>
          <table:table-cell table:style-name="ce128" office:value-type="float" office:value="6">
            <text:p>6</text:p>
          </table:table-cell>
          <table:table-cell table:style-name="ce128" office:value-type="float" office:value="7">
            <text:p>7</text:p>
          </table:table-cell>
          <table:table-cell table:style-name="ce128" office:value-type="float" office:value="8">
            <text:p>8</text:p>
          </table:table-cell>
          <table:table-cell table:style-name="ce128" office:value-type="float" office:value="9">
            <text:p>9</text:p>
          </table:table-cell>
          <table:table-cell table:style-name="ce128" office:value-type="float" office:value="10">
            <text:p>10</text:p>
          </table:table-cell>
          <table:table-cell/>
          <table:table-cell office:value-type="string">
            <text:p>s</text:p>
          </table:table-cell>
          <table:table-cell table:number-columns-repeated="234"/>
        </table:table-row>
        <table:table-row table:style-name="ro9">
          <table:table-cell table:style-name="ce122" office:value-type="string">
            <text:p>Cabbage Stew</text:p>
          </table:table-cell>
          <table:table-cell table:style-name="ce124" office:value-type="float" office:value="6">
            <text:p>6</text:p>
          </table:table-cell>
          <table:table-cell table:style-name="ce124"/>
          <table:table-cell table:style-name="ce125" office:value-type="float" office:value="8">
            <text:p>8</text:p>
          </table:table-cell>
          <table:table-cell table:number-columns-repeated="3" table:style-name="ce125"/>
          <table:table-cell table:style-name="ce127" table:formula="oooc:=SUM([.B3:.G3])" office:value-type="float" office:value="14">
            <text:p>14</text:p>
          </table:table-cell>
          <table:table-cell/>
          <table:table-cell table:style-name="ce79" table:formula="oooc:=[.A3]" office:value-type="string" office:string-value="Cabbage Stew">
            <text:p>Cabbage Stew</text:p>
          </table:table-cell>
          <table:table-cell table:style-name="ce133"/>
          <table:table-cell office:value-type="float" office:value="3">
            <text:p>3</text:p>
          </table:table-cell>
          <table:table-cell/>
          <table:table-cell office:value-type="float" office:value="1">
            <text:p>1</text:p>
          </table:table-cell>
          <table:table-cell table:number-columns-repeated="2"/>
          <table:table-cell office:value-type="float" office:value="2">
            <text:p>2</text:p>
          </table:table-cell>
          <table:table-cell table:number-columns-repeated="2"/>
          <table:table-cell table:style-name="ce133"/>
          <table:table-cell table:style-name="ce146" table:formula="oooc:=IF([.K3]&gt;0;1;0)+IF([.L3]&gt;0;1;0)+IF([.M3]&gt;0;1;0)+IF([.N3]&gt;0;1;0)+IF([.O3]&gt;0;1;0)+IF([.P3]&gt;0;1;0)+IF([.Q3]&gt;0;1;0)+IF([.R3]&gt;0;1;0)+IF([.S3]&gt;0;1;0)+IF([.T3]&gt;0;1;0)" office:value-type="float" office:value="3">
            <text:p>3</text:p>
          </table:table-cell>
          <table:table-cell table:style-name="ce2" table:formula="oooc:=SUM([.K3:.T3])" office:value-type="float" office:value="6">
            <text:p>6</text:p>
          </table:table-cell>
          <table:table-cell table:style-name="ce24" table:number-columns-repeated="2"/>
          <table:table-cell table:number-columns-repeated="232"/>
        </table:table-row>
        <table:table-row table:style-name="ro9">
          <table:table-cell table:style-name="ce122" office:value-type="string">
            <text:p>Pelmeni</text:p>
          </table:table-cell>
          <table:table-cell table:style-name="ce124" office:value-type="float" office:value="8">
            <text:p>8</text:p>
          </table:table-cell>
          <table:table-cell table:style-name="ce125"/>
          <table:table-cell table:style-name="ce124"/>
          <table:table-cell table:number-columns-repeated="2" table:style-name="ce125"/>
          <table:table-cell table:style-name="ce125" office:value-type="float" office:value="6">
            <text:p>6</text:p>
          </table:table-cell>
          <table:table-cell table:style-name="ce127" table:formula="oooc:=SUM([.B4:.G4])" office:value-type="float" office:value="14">
            <text:p>14</text:p>
          </table:table-cell>
          <table:table-cell/>
          <table:table-cell table:style-name="ce79" table:formula="oooc:=[.A4]" office:value-type="string" office:string-value="Pelmeni">
            <text:p>Pelmeni</text:p>
          </table:table-cell>
          <table:table-cell table:style-name="ce133" office:value-type="float" office:value="3">
            <text:p>3</text:p>
          </table:table-cell>
          <table:table-cell/>
          <table:table-cell office:value-type="float" office:value="4">
            <text:p>4</text:p>
          </table:table-cell>
          <table:table-cell table:number-columns-repeated="5"/>
          <table:table-cell office:value-type="float" office:value="1">
            <text:p>1</text:p>
          </table:table-cell>
          <table:table-cell table:style-name="ce133" office:value-type="float" office:value="1">
            <text:p>1</text:p>
          </table:table-cell>
          <table:table-cell table:style-name="ce146"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style-name="ce24" table:number-columns-repeated="2"/>
          <table:table-cell table:number-columns-repeated="232"/>
        </table:table-row>
        <table:table-row table:style-name="ro9">
          <table:table-cell table:style-name="ce122" office:value-type="string">
            <text:p>Golubtsy</text:p>
          </table:table-cell>
          <table:table-cell table:style-name="ce125"/>
          <table:table-cell table:style-name="ce124" office:value-type="float" office:value="7">
            <text:p>7</text:p>
          </table:table-cell>
          <table:table-cell table:style-name="ce125" office:value-type="float" office:value="7">
            <text:p>7</text:p>
          </table:table-cell>
          <table:table-cell table:number-columns-repeated="2" table:style-name="ce125"/>
          <table:table-cell table:style-name="ce124"/>
          <table:table-cell table:style-name="ce127" table:formula="oooc:=SUM([.B5:.G5])" office:value-type="float" office:value="14">
            <text:p>14</text:p>
          </table:table-cell>
          <table:table-cell/>
          <table:table-cell table:style-name="ce79" table:formula="oooc:=[.A5]" office:value-type="string" office:string-value="Golubtsy">
            <text:p>Golubtsy</text:p>
          </table:table-cell>
          <table:table-cell table:style-name="ce133"/>
          <table:table-cell table:number-columns-repeated="2"/>
          <table:table-cell office:value-type="float" office:value="1">
            <text:p>1</text:p>
          </table:table-cell>
          <table:table-cell table:number-columns-repeated="2" office:value-type="float" office:value="2">
            <text:p>2</text:p>
          </table:table-cell>
          <table:table-cell table:number-columns-repeated="2"/>
          <table:table-cell office:value-type="float" office:value="2">
            <text:p>2</text:p>
          </table:table-cell>
          <table:table-cell table:style-name="ce133"/>
          <table:table-cell table:style-name="ce146" table:formula="oooc:=IF([.K5]&gt;0;1;0)+IF([.L5]&gt;0;1;0)+IF([.M5]&gt;0;1;0)+IF([.N5]&gt;0;1;0)+IF([.O5]&gt;0;1;0)+IF([.P5]&gt;0;1;0)+IF([.Q5]&gt;0;1;0)+IF([.R5]&gt;0;1;0)+IF([.S5]&gt;0;1;0)+IF([.T5]&gt;0;1;0)" office:value-type="float" office:value="4">
            <text:p>4</text:p>
          </table:table-cell>
          <table:table-cell table:style-name="ce2" table:formula="oooc:=SUM([.K5:.T5])" office:value-type="float" office:value="7">
            <text:p>7</text:p>
          </table:table-cell>
          <table:table-cell table:style-name="ce24" table:number-columns-repeated="2"/>
          <table:table-cell table:number-columns-repeated="232"/>
        </table:table-row>
        <table:table-row table:style-name="ro9">
          <table:table-cell table:style-name="ce122" office:value-type="string">
            <text:p>Fried Mushrooms</text:p>
          </table:table-cell>
          <table:table-cell table:style-name="ce125"/>
          <table:table-cell table:style-name="ce125" office:value-type="float" office:value="9">
            <text:p>9</text:p>
          </table:table-cell>
          <table:table-cell table:style-name="ce125"/>
          <table:table-cell table:style-name="ce124"/>
          <table:table-cell table:style-name="ce124" office:value-type="float" office:value="5">
            <text:p>5</text:p>
          </table:table-cell>
          <table:table-cell table:style-name="ce125"/>
          <table:table-cell table:style-name="ce127" table:formula="oooc:=SUM([.B6:.G6])" office:value-type="float" office:value="14">
            <text:p>14</text:p>
          </table:table-cell>
          <table:table-cell/>
          <table:table-cell table:style-name="ce79" table:formula="oooc:=[.A6]" office:value-type="string" office:string-value="Fried Mushrooms">
            <text:p>Fried Mushrooms</text:p>
          </table:table-cell>
          <table:table-cell table:style-name="ce133"/>
          <table:table-cell table:number-columns-repeated="2"/>
          <table:table-cell table:number-columns-repeated="2" office:value-type="float" office:value="1">
            <text:p>1</text:p>
          </table:table-cell>
          <table:table-cell table:number-columns-repeated="2"/>
          <table:table-cell office:value-type="float" office:value="2">
            <text:p>2</text:p>
          </table:table-cell>
          <table:table-cell/>
          <table:table-cell table:style-name="ce133" office:value-type="float" office:value="2">
            <text:p>2</text:p>
          </table:table-cell>
          <table:table-cell table:style-name="ce146" table:formula="oooc:=IF([.K6]&gt;0;1;0)+IF([.L6]&gt;0;1;0)+IF([.M6]&gt;0;1;0)+IF([.N6]&gt;0;1;0)+IF([.O6]&gt;0;1;0)+IF([.P6]&gt;0;1;0)+IF([.Q6]&gt;0;1;0)+IF([.R6]&gt;0;1;0)+IF([.S6]&gt;0;1;0)+IF([.T6]&gt;0;1;0)" office:value-type="float" office:value="4">
            <text:p>4</text:p>
          </table:table-cell>
          <table:table-cell table:style-name="ce2" table:formula="oooc:=SUM([.K6:.T6])" office:value-type="float" office:value="6">
            <text:p>6</text:p>
          </table:table-cell>
          <table:table-cell table:style-name="ce24" table:number-columns-repeated="2"/>
          <table:table-cell table:number-columns-repeated="232"/>
        </table:table-row>
        <table:table-row table:style-name="ro9">
          <table:table-cell table:style-name="ce122" office:value-type="string">
            <text:p>Vareniki</text:p>
          </table:table-cell>
          <table:table-cell table:number-columns-repeated="2" table:style-name="ce124"/>
          <table:table-cell table:style-name="ce125"/>
          <table:table-cell table:style-name="ce125" office:value-type="float" office:value="8">
            <text:p>8</text:p>
          </table:table-cell>
          <table:table-cell table:style-name="ce125"/>
          <table:table-cell table:style-name="ce124" office:value-type="float" office:value="6">
            <text:p>6</text:p>
          </table:table-cell>
          <table:table-cell table:style-name="ce127" table:formula="oooc:=SUM([.B7:.G7])" office:value-type="float" office:value="14">
            <text:p>14</text:p>
          </table:table-cell>
          <table:table-cell/>
          <table:table-cell table:style-name="ce79" table:formula="oooc:=[.A7]" office:value-type="string" office:string-value="Vareniki">
            <text:p>Vareniki</text:p>
          </table:table-cell>
          <table:table-cell table:number-columns-repeated="5" table:style-name="ce134"/>
          <table:table-cell table:number-columns-repeated="3" table:style-name="ce134" office:value-type="float" office:value="2">
            <text:p>2</text:p>
          </table:table-cell>
          <table:table-cell table:number-columns-repeated="2" table:style-name="ce134"/>
          <table:table-cell table:style-name="ce146" table:formula="oooc:=IF([.K7]&gt;0;1;0)+IF([.L7]&gt;0;1;0)+IF([.M7]&gt;0;1;0)+IF([.N7]&gt;0;1;0)+IF([.O7]&gt;0;1;0)+IF([.P7]&gt;0;1;0)+IF([.Q7]&gt;0;1;0)+IF([.R7]&gt;0;1;0)+IF([.S7]&gt;0;1;0)+IF([.T7]&gt;0;1;0)" office:value-type="float" office:value="3">
            <text:p>3</text:p>
          </table:table-cell>
          <table:table-cell table:style-name="ce2" table:formula="oooc:=SUM([.K7:.T7])" office:value-type="float" office:value="6">
            <text:p>6</text:p>
          </table:table-cell>
          <table:table-cell table:style-name="ce24" table:number-columns-repeated="2"/>
          <table:table-cell table:number-columns-repeated="232"/>
        </table:table-row>
        <table:table-row table:style-name="ro9">
          <table:table-cell table:style-name="ce122" office:value-type="string">
            <text:p>Baked Meat</text:p>
          </table:table-cell>
          <table:table-cell table:style-name="ce124" office:value-type="float" office:value="7">
            <text:p>7</text:p>
          </table:table-cell>
          <table:table-cell table:style-name="ce125" office:value-type="float" office:value="6">
            <text:p>6</text:p>
          </table:table-cell>
          <table:table-cell table:style-name="ce125"/>
          <table:table-cell table:style-name="ce125" office:value-type="float" office:value="7">
            <text:p>7</text:p>
          </table:table-cell>
          <table:table-cell table:number-columns-repeated="2" table:style-name="ce124"/>
          <table:table-cell table:style-name="ce127" table:formula="oooc:=SUM([.B8:.G8])" office:value-type="float" office:value="20">
            <text:p>20</text:p>
          </table:table-cell>
          <table:table-cell/>
          <table:table-cell table:style-name="ce129" table:formula="oooc:=[.A8]" office:value-type="string" office:string-value="Baked Meat">
            <text:p>Baked Meat</text:p>
          </table:table-cell>
          <table:table-cell table:style-name="ce133"/>
          <table:table-cell/>
          <table:table-cell office:value-type="float" office:value="2">
            <text:p>2</text:p>
          </table:table-cell>
          <table:table-cell office:value-type="float" office:value="4">
            <text:p>4</text:p>
          </table:table-cell>
          <table:table-cell table:number-columns-repeated="4"/>
          <table:table-cell office:value-type="float" office:value="1">
            <text:p>1</text:p>
          </table:table-cell>
          <table:table-cell table:style-name="ce133"/>
          <table:table-cell table:style-name="ce146" table:formula="oooc:=IF([.K8]&gt;0;1;0)+IF([.L8]&gt;0;1;0)+IF([.M8]&gt;0;1;0)+IF([.N8]&gt;0;1;0)+IF([.O8]&gt;0;1;0)+IF([.P8]&gt;0;1;0)+IF([.Q8]&gt;0;1;0)+IF([.R8]&gt;0;1;0)+IF([.S8]&gt;0;1;0)+IF([.T8]&gt;0;1;0)" office:value-type="float" office:value="3">
            <text:p>3</text:p>
          </table:table-cell>
          <table:table-cell table:style-name="ce2" table:formula="oooc:=SUM([.K8:.T8])" office:value-type="float" office:value="7">
            <text:p>7</text:p>
          </table:table-cell>
          <table:table-cell table:style-name="ce24" table:number-columns-repeated="2"/>
          <table:table-cell table:number-columns-repeated="232"/>
        </table:table-row>
        <table:table-row table:style-name="ro9">
          <table:table-cell table:style-name="ce122" office:value-type="string">
            <text:p>Cutlets</text:p>
          </table:table-cell>
          <table:table-cell table:style-name="ce125" office:value-type="float" office:value="8">
            <text:p>8</text:p>
          </table:table-cell>
          <table:table-cell table:number-columns-repeated="3" table:style-name="ce124"/>
          <table:table-cell table:number-columns-repeated="2" table:style-name="ce125" office:value-type="float" office:value="6">
            <text:p>6</text:p>
          </table:table-cell>
          <table:table-cell table:style-name="ce127" table:formula="oooc:=SUM([.B9:.G9])" office:value-type="float" office:value="20">
            <text:p>20</text:p>
          </table:table-cell>
          <table:table-cell/>
          <table:table-cell table:style-name="ce79" table:formula="oooc:=[.A9]" office:value-type="string" office:string-value="Cutlets">
            <text:p>Cutlets</text:p>
          </table:table-cell>
          <table:table-cell table:style-name="ce133" office:value-type="float" office:value="2">
            <text:p>2</text:p>
          </table:table-cell>
          <table:table-cell office:value-type="float" office:value="1">
            <text:p>1</text:p>
          </table:table-cell>
          <table:table-cell table:number-columns-repeated="4"/>
          <table:table-cell table:number-columns-repeated="2" office:value-type="float" office:value="2">
            <text:p>2</text:p>
          </table:table-cell>
          <table:table-cell/>
          <table:table-cell table:style-name="ce133"/>
          <table:table-cell table:style-name="ce146" table:formula="oooc:=IF([.K9]&gt;0;1;0)+IF([.L9]&gt;0;1;0)+IF([.M9]&gt;0;1;0)+IF([.N9]&gt;0;1;0)+IF([.O9]&gt;0;1;0)+IF([.P9]&gt;0;1;0)+IF([.Q9]&gt;0;1;0)+IF([.R9]&gt;0;1;0)+IF([.S9]&gt;0;1;0)+IF([.T9]&gt;0;1;0)" office:value-type="float" office:value="4">
            <text:p>4</text:p>
          </table:table-cell>
          <table:table-cell table:style-name="ce2" table:formula="oooc:=SUM([.K9:.T9])" office:value-type="float" office:value="7">
            <text:p>7</text:p>
          </table:table-cell>
          <table:table-cell table:style-name="ce24" table:number-columns-repeated="2"/>
          <table:table-cell table:number-columns-repeated="232"/>
        </table:table-row>
        <table:table-row table:style-name="ro9">
          <table:table-cell table:style-name="ce122" office:value-type="string">
            <text:p>Mushroom Ragout</text:p>
          </table:table-cell>
          <table:table-cell table:style-name="ce124"/>
          <table:table-cell table:style-name="ce124" office:value-type="float" office:value="8">
            <text:p>8</text:p>
          </table:table-cell>
          <table:table-cell table:style-name="ce124"/>
          <table:table-cell table:style-name="ce124" office:value-type="float" office:value="7">
            <text:p>7</text:p>
          </table:table-cell>
          <table:table-cell table:style-name="ce124" office:value-type="float" office:value="5">
            <text:p>5</text:p>
          </table:table-cell>
          <table:table-cell table:style-name="ce124"/>
          <table:table-cell table:style-name="ce127" table:formula="oooc:=SUM([.B10:.G10])" office:value-type="float" office:value="20">
            <text:p>20</text:p>
          </table:table-cell>
          <table:table-cell/>
          <table:table-cell table:style-name="ce79" table:formula="oooc:=[.A10]" office:value-type="string" office:string-value="Mushroom Ragout">
            <text:p>Mushroom Ragout</text:p>
          </table:table-cell>
          <table:table-cell table:style-name="ce133"/>
          <table:table-cell table:number-columns-repeated="3"/>
          <table:table-cell office:value-type="float" office:value="2">
            <text:p>2</text:p>
          </table:table-cell>
          <table:table-cell table:number-columns-repeated="2"/>
          <table:table-cell office:value-type="float" office:value="2">
            <text:p>2</text:p>
          </table:table-cell>
          <table:table-cell/>
          <table:table-cell table:style-name="ce133" office:value-type="float" office:value="2">
            <text:p>2</text:p>
          </table:table-cell>
          <table:table-cell table:style-name="ce146" table:formula="oooc:=IF([.K10]&gt;0;1;0)+IF([.L10]&gt;0;1;0)+IF([.M10]&gt;0;1;0)+IF([.N10]&gt;0;1;0)+IF([.O10]&gt;0;1;0)+IF([.P10]&gt;0;1;0)+IF([.Q10]&gt;0;1;0)+IF([.R10]&gt;0;1;0)+IF([.S10]&gt;0;1;0)+IF([.T10]&gt;0;1;0)" office:value-type="float" office:value="3">
            <text:p>3</text:p>
          </table:table-cell>
          <table:table-cell table:style-name="ce2" table:formula="oooc:=SUM([.K10:.T10])" office:value-type="float" office:value="6">
            <text:p>6</text:p>
          </table:table-cell>
          <table:table-cell table:style-name="ce24" table:number-columns-repeated="2"/>
          <table:table-cell table:number-columns-repeated="232"/>
        </table:table-row>
        <table:table-row table:style-name="ro9">
          <table:table-cell table:style-name="ce122" office:value-type="string">
            <text:p>Cabbage Stuffed Pancakes</text:p>
          </table:table-cell>
          <table:table-cell table:number-columns-repeated="2" table:style-name="ce124"/>
          <table:table-cell table:style-name="ce125" office:value-type="float" office:value="8">
            <text:p>8</text:p>
          </table:table-cell>
          <table:table-cell table:style-name="ce124"/>
          <table:table-cell table:style-name="ce124" office:value-type="float" office:value="4">
            <text:p>4</text:p>
          </table:table-cell>
          <table:table-cell table:style-name="ce124" office:value-type="float" office:value="8">
            <text:p>8</text:p>
          </table:table-cell>
          <table:table-cell table:style-name="ce127" table:formula="oooc:=SUM([.B11:.G11])" office:value-type="float" office:value="20">
            <text:p>20</text:p>
          </table:table-cell>
          <table:table-cell/>
          <table:table-cell table:style-name="ce79" table:formula="oooc:=[.A11]" office:value-type="string" office:string-value="Cabbage Stuffed Pancakes">
            <text:p>Cabbage Stuffed Pancakes</text:p>
          </table:table-cell>
          <table:table-cell table:style-name="ce133"/>
          <table:table-cell office:value-type="float" office:value="2">
            <text:p>2</text:p>
          </table:table-cell>
          <table:table-cell table:number-columns-repeated="3"/>
          <table:table-cell office:value-type="float" office:value="2">
            <text:p>2</text:p>
          </table:table-cell>
          <table:table-cell table:number-columns-repeated="2"/>
          <table:table-cell office:value-type="float" office:value="2">
            <text:p>2</text:p>
          </table:table-cell>
          <table:table-cell table:style-name="ce133"/>
          <table:table-cell table:style-name="ce146" table:formula="oooc:=IF([.K11]&gt;0;1;0)+IF([.L11]&gt;0;1;0)+IF([.M11]&gt;0;1;0)+IF([.N11]&gt;0;1;0)+IF([.O11]&gt;0;1;0)+IF([.P11]&gt;0;1;0)+IF([.Q11]&gt;0;1;0)+IF([.R11]&gt;0;1;0)+IF([.S11]&gt;0;1;0)+IF([.T11]&gt;0;1;0)" office:value-type="float" office:value="3">
            <text:p>3</text:p>
          </table:table-cell>
          <table:table-cell table:style-name="ce2" table:formula="oooc:=SUM([.K11:.T11])" office:value-type="float" office:value="6">
            <text:p>6</text:p>
          </table:table-cell>
          <table:table-cell table:style-name="ce24" table:number-columns-repeated="2"/>
          <table:table-cell table:number-columns-repeated="232"/>
        </table:table-row>
        <table:table-row table:style-name="ro9">
          <table:table-cell table:style-name="ce122" office:value-type="string">
            <text:p>Kulebyaka</text:p>
          </table:table-cell>
          <table:table-cell table:number-columns-repeated="2" table:style-name="ce124" office:value-type="float" office:value="6">
            <text:p>6</text:p>
          </table:table-cell>
          <table:table-cell table:style-name="ce124"/>
          <table:table-cell table:style-name="ce124" office:value-type="float" office:value="4">
            <text:p>4</text:p>
          </table:table-cell>
          <table:table-cell table:style-name="ce124"/>
          <table:table-cell table:style-name="ce124" office:value-type="float" office:value="8">
            <text:p>8</text:p>
          </table:table-cell>
          <table:table-cell table:style-name="ce127" table:formula="oooc:=SUM([.B12:.G12])" office:value-type="float" office:value="24">
            <text:p>24</text:p>
          </table:table-cell>
          <table:table-cell/>
          <table:table-cell table:style-name="ce129" table:formula="oooc:=[.A12]" office:value-type="string" office:string-value="Kulebyaka">
            <text:p>Kulebyaka</text:p>
          </table:table-cell>
          <table:table-cell table:number-columns-repeated="2" table:style-name="ce135"/>
          <table:table-cell table:style-name="ce135" office:value-type="float" office:value="1">
            <text:p>1</text:p>
          </table:table-cell>
          <table:table-cell table:number-columns-repeated="4" table:style-name="ce135"/>
          <table:table-cell table:style-name="ce135" office:value-type="float" office:value="2">
            <text:p>2</text:p>
          </table:table-cell>
          <table:table-cell table:style-name="ce135"/>
          <table:table-cell table:style-name="ce135" office:value-type="float" office:value="1">
            <text:p>1</text:p>
          </table:table-cell>
          <table:table-cell table:style-name="ce146" table:formula="oooc:=IF([.K12]&gt;0;1;0)+IF([.L12]&gt;0;1;0)+IF([.M12]&gt;0;1;0)+IF([.N12]&gt;0;1;0)+IF([.O12]&gt;0;1;0)+IF([.P12]&gt;0;1;0)+IF([.Q12]&gt;0;1;0)+IF([.R12]&gt;0;1;0)+IF([.S12]&gt;0;1;0)+IF([.T12]&gt;0;1;0)" office:value-type="float" office:value="3">
            <text:p>3</text:p>
          </table:table-cell>
          <table:table-cell table:style-name="ce2" table:formula="oooc:=SUM([.K12:.T12])" office:value-type="float" office:value="4">
            <text:p>4</text:p>
          </table:table-cell>
          <table:table-cell table:style-name="ce24" table:number-columns-repeated="2"/>
          <table:table-cell table:number-columns-repeated="232"/>
        </table:table-row>
        <table:table-row table:style-name="ro9">
          <table:table-cell table:style-name="ce122" office:value-type="string">
            <text:p>Shchi</text:p>
          </table:table-cell>
          <table:table-cell table:style-name="ce125" office:value-type="float" office:value="6">
            <text:p>6</text:p>
          </table:table-cell>
          <table:table-cell table:style-name="ce124"/>
          <table:table-cell table:style-name="ce124" office:value-type="float" office:value="8">
            <text:p>8</text:p>
          </table:table-cell>
          <table:table-cell table:style-name="ce124" office:value-type="float" office:value="5">
            <text:p>5</text:p>
          </table:table-cell>
          <table:table-cell table:style-name="ce125" office:value-type="float" office:value="5">
            <text:p>5</text:p>
          </table:table-cell>
          <table:table-cell table:style-name="ce124"/>
          <table:table-cell table:style-name="ce127" table:formula="oooc:=SUM([.B13:.G13])" office:value-type="float" office:value="24">
            <text:p>24</text:p>
          </table:table-cell>
          <table:table-cell/>
          <table:table-cell table:style-name="ce79" table:formula="oooc:=[.A13]" office:value-type="string" office:string-value="Shchi">
            <text:p>Shchi</text:p>
          </table:table-cell>
          <table:table-cell table:style-name="ce133"/>
          <table:table-cell table:number-columns-repeated="5"/>
          <table:table-cell office:value-type="float" office:value="2">
            <text:p>2</text:p>
          </table:table-cell>
          <table:table-cell/>
          <table:table-cell office:value-type="float" office:value="2">
            <text:p>2</text:p>
          </table:table-cell>
          <table:table-cell table:style-name="ce133" office:value-type="float" office:value="1">
            <text:p>1</text:p>
          </table:table-cell>
          <table:table-cell table:style-name="ce146" table:formula="oooc:=IF([.K13]&gt;0;1;0)+IF([.L13]&gt;0;1;0)+IF([.M13]&gt;0;1;0)+IF([.N13]&gt;0;1;0)+IF([.O13]&gt;0;1;0)+IF([.P13]&gt;0;1;0)+IF([.Q13]&gt;0;1;0)+IF([.R13]&gt;0;1;0)+IF([.S13]&gt;0;1;0)+IF([.T13]&gt;0;1;0)" office:value-type="float" office:value="3">
            <text:p>3</text:p>
          </table:table-cell>
          <table:table-cell table:style-name="ce2" table:formula="oooc:=SUM([.K13:.T13])" office:value-type="float" office:value="5">
            <text:p>5</text:p>
          </table:table-cell>
          <table:table-cell table:number-columns-repeated="234"/>
        </table:table-row>
        <table:table-row table:style-name="ro9">
          <table:table-cell table:style-name="ce122" office:value-type="string">
            <text:p>Mushroom Soup</text:p>
          </table:table-cell>
          <table:table-cell table:style-name="ce126"/>
          <table:table-cell table:style-name="ce124" office:value-type="float" office:value="7">
            <text:p>7</text:p>
          </table:table-cell>
          <table:table-cell table:style-name="ce124" office:value-type="float" office:value="6">
            <text:p>6</text:p>
          </table:table-cell>
          <table:table-cell table:style-name="ce126" office:value-type="float" office:value="6">
            <text:p>6</text:p>
          </table:table-cell>
          <table:table-cell table:style-name="ce124" office:value-type="float" office:value="5">
            <text:p>5</text:p>
          </table:table-cell>
          <table:table-cell table:style-name="ce124"/>
          <table:table-cell table:style-name="ce127" table:formula="oooc:=SUM([.B14:.G14])" office:value-type="float" office:value="24">
            <text:p>24</text:p>
          </table:table-cell>
          <table:table-cell/>
          <table:table-cell table:style-name="ce79" table:formula="oooc:=[.A14]" office:value-type="string" office:string-value="Mushroom Soup">
            <text:p>Mushroom Soup</text:p>
          </table:table-cell>
          <table:table-cell table:number-columns-repeated="4" table:style-name="ce134"/>
          <table:table-cell table:style-name="ce134" office:value-type="float" office:value="1">
            <text:p>1</text:p>
          </table:table-cell>
          <table:table-cell table:style-name="ce134" office:value-type="float" office:value="2">
            <text:p>2</text:p>
          </table:table-cell>
          <table:table-cell table:number-columns-repeated="3" table:style-name="ce134"/>
          <table:table-cell table:style-name="ce134" office:value-type="float" office:value="1">
            <text:p>1</text:p>
          </table:table-cell>
          <table:table-cell table:style-name="ce146" table:formula="oooc:=IF([.K14]&gt;0;1;0)+IF([.L14]&gt;0;1;0)+IF([.M14]&gt;0;1;0)+IF([.N14]&gt;0;1;0)+IF([.O14]&gt;0;1;0)+IF([.P14]&gt;0;1;0)+IF([.Q14]&gt;0;1;0)+IF([.R14]&gt;0;1;0)+IF([.S14]&gt;0;1;0)+IF([.T14]&gt;0;1;0)" office:value-type="float" office:value="3">
            <text:p>3</text:p>
          </table:table-cell>
          <table:table-cell table:style-name="ce2" table:formula="oooc:=SUM([.K14:.T14])" office:value-type="float" office:value="4">
            <text:p>4</text:p>
          </table:table-cell>
          <table:table-cell table:number-columns-repeated="234"/>
        </table:table-row>
        <table:table-row table:style-name="ro9">
          <table:table-cell table:style-name="ce32"/>
          <table:table-cell table:style-name="ce32" table:formula="oooc:=SUM([.B3:.B14])" office:value-type="float" office:value="41">
            <text:p>41</text:p>
          </table:table-cell>
          <table:table-cell table:style-name="ce32" table:formula="oooc:=SUM([.C3:.C14])" office:value-type="float" office:value="43">
            <text:p>43</text:p>
          </table:table-cell>
          <table:table-cell table:style-name="ce32" table:formula="oooc:=SUM([.D3:.D14])" office:value-type="float" office:value="37">
            <text:p>37</text:p>
          </table:table-cell>
          <table:table-cell table:style-name="ce32" table:formula="oooc:=SUM([.E3:.E14])" office:value-type="float" office:value="37">
            <text:p>37</text:p>
          </table:table-cell>
          <table:table-cell table:style-name="ce32" table:formula="oooc:=SUM([.F3:.F14])" office:value-type="float" office:value="30">
            <text:p>30</text:p>
          </table:table-cell>
          <table:table-cell table:style-name="ce32" table:formula="oooc:=SUM([.G3:.G14])" office:value-type="float" office:value="34">
            <text:p>34</text:p>
          </table:table-cell>
          <table:table-cell table:style-name="ce88" table:formula="oooc:=SUM([.H3:.H14])/(12)" office:value-type="float" office:value="18.5">
            <text:p>18,50</text:p>
          </table:table-cell>
          <table:table-cell/>
          <table:table-cell table:style-name="ce130" office:value-type="string">
            <text:p>total recipes</text:p>
          </table:table-cell>
          <table:table-cell table:style-name="ce73" table:formula="oooc:=IF([.K3]&gt;0;1;0)+IF([.K4]&gt;0;1;0)+IF([.K5]&gt;0;1;0)+IF([.K6]&gt;0;1;0)+IF([.K7]&gt;0;1;0)+IF([.K8]&gt;0;1;0)+IF([.K9]&gt;0;1;0)+IF([.K10]&gt;0;1;0)+IF([.K11]&gt;0;1;0)+IF([.K12]&gt;0;1;0)+IF([.K13]&gt;0;1;0)+IF([.K14]&gt;0;1;0)" office:value-type="float" office:value="2">
            <text:p>2</text:p>
          </table:table-cell>
          <table:table-cell table:style-name="ce73" table:formula="oooc:=IF([.L3]&gt;0;1;0)+IF([.L4]&gt;0;1;0)+IF([.L5]&gt;0;1;0)+IF([.L6]&gt;0;1;0)+IF([.L7]&gt;0;1;0)+IF([.L8]&gt;0;1;0)+IF([.L9]&gt;0;1;0)+IF([.L10]&gt;0;1;0)+IF([.L11]&gt;0;1;0)+IF([.L12]&gt;0;1;0)+IF([.L13]&gt;0;1;0)+IF([.L14]&gt;0;1;0)" office:value-type="float" office:value="3">
            <text:p>3</text:p>
          </table:table-cell>
          <table:table-cell table:style-name="ce73" table:formula="oooc:=IF([.M3]&gt;0;1;0)+IF([.M4]&gt;0;1;0)+IF([.M5]&gt;0;1;0)+IF([.M6]&gt;0;1;0)+IF([.M7]&gt;0;1;0)+IF([.M8]&gt;0;1;0)+IF([.M9]&gt;0;1;0)+IF([.M10]&gt;0;1;0)+IF([.M11]&gt;0;1;0)+IF([.M12]&gt;0;1;0)+IF([.M13]&gt;0;1;0)+IF([.M14]&gt;0;1;0)" office:value-type="float" office:value="3">
            <text:p>3</text:p>
          </table:table-cell>
          <table:table-cell table:style-name="ce73" table:formula="oooc:=IF([.N3]&gt;0;1;0)+IF([.N4]&gt;0;1;0)+IF([.N5]&gt;0;1;0)+IF([.N6]&gt;0;1;0)+IF([.N7]&gt;0;1;0)+IF([.N8]&gt;0;1;0)+IF([.N9]&gt;0;1;0)+IF([.N10]&gt;0;1;0)+IF([.N11]&gt;0;1;0)+IF([.N12]&gt;0;1;0)+IF([.N13]&gt;0;1;0)+IF([.N14]&gt;0;1;0)" office:value-type="float" office:value="4">
            <text:p>4</text:p>
          </table:table-cell>
          <table:table-cell table:style-name="ce73" table:formula="oooc:=IF([.O3]&gt;0;1;0)+IF([.O4]&gt;0;1;0)+IF([.O5]&gt;0;1;0)+IF([.O6]&gt;0;1;0)+IF([.O7]&gt;0;1;0)+IF([.O8]&gt;0;1;0)+IF([.O9]&gt;0;1;0)+IF([.O10]&gt;0;1;0)+IF([.O11]&gt;0;1;0)+IF([.O12]&gt;0;1;0)+IF([.O13]&gt;0;1;0)+IF([.O14]&gt;0;1;0)" office:value-type="float" office:value="4">
            <text:p>4</text:p>
          </table:table-cell>
          <table:table-cell table:style-name="ce73" table:formula="oooc:=IF([.P3]&gt;0;1;0)+IF([.P4]&gt;0;1;0)+IF([.P5]&gt;0;1;0)+IF([.P6]&gt;0;1;0)+IF([.P7]&gt;0;1;0)+IF([.P8]&gt;0;1;0)+IF([.P9]&gt;0;1;0)+IF([.P10]&gt;0;1;0)+IF([.P11]&gt;0;1;0)+IF([.P12]&gt;0;1;0)+IF([.P13]&gt;0;1;0)+IF([.P14]&gt;0;1;0)" office:value-type="float" office:value="4">
            <text:p>4</text:p>
          </table:table-cell>
          <table:table-cell table:style-name="ce73" table:formula="oooc:=IF([.Q3]&gt;0;1;0)+IF([.Q4]&gt;0;1;0)+IF([.Q5]&gt;0;1;0)+IF([.Q6]&gt;0;1;0)+IF([.Q7]&gt;0;1;0)+IF([.Q8]&gt;0;1;0)+IF([.Q9]&gt;0;1;0)+IF([.Q10]&gt;0;1;0)+IF([.Q11]&gt;0;1;0)+IF([.Q12]&gt;0;1;0)+IF([.Q13]&gt;0;1;0)+IF([.Q14]&gt;0;1;0)" office:value-type="float" office:value="4">
            <text:p>4</text:p>
          </table:table-cell>
          <table:table-cell table:style-name="ce73" table:formula="oooc:=IF([.R3]&gt;0;1;0)+IF([.R4]&gt;0;1;0)+IF([.R5]&gt;0;1;0)+IF([.R6]&gt;0;1;0)+IF([.R7]&gt;0;1;0)+IF([.R8]&gt;0;1;0)+IF([.R9]&gt;0;1;0)+IF([.R10]&gt;0;1;0)+IF([.R11]&gt;0;1;0)+IF([.R12]&gt;0;1;0)+IF([.R13]&gt;0;1;0)+IF([.R14]&gt;0;1;0)" office:value-type="float" office:value="5">
            <text:p>5</text:p>
          </table:table-cell>
          <table:table-cell table:style-name="ce73" table:formula="oooc:=IF([.S3]&gt;0;1;0)+IF([.S4]&gt;0;1;0)+IF([.S5]&gt;0;1;0)+IF([.S6]&gt;0;1;0)+IF([.S7]&gt;0;1;0)+IF([.S8]&gt;0;1;0)+IF([.S9]&gt;0;1;0)+IF([.S10]&gt;0;1;0)+IF([.S11]&gt;0;1;0)+IF([.S12]&gt;0;1;0)+IF([.S13]&gt;0;1;0)+IF([.S14]&gt;0;1;0)" office:value-type="float" office:value="5">
            <text:p>5</text:p>
          </table:table-cell>
          <table:table-cell table:style-name="ce73" table:formula="oooc:=IF([.T3]&gt;0;1;0)+IF([.T4]&gt;0;1;0)+IF([.T5]&gt;0;1;0)+IF([.T6]&gt;0;1;0)+IF([.T7]&gt;0;1;0)+IF([.T8]&gt;0;1;0)+IF([.T9]&gt;0;1;0)+IF([.T10]&gt;0;1;0)+IF([.T11]&gt;0;1;0)+IF([.T12]&gt;0;1;0)+IF([.T13]&gt;0;1;0)+IF([.T14]&gt;0;1;0)" office:value-type="float" office:value="6">
            <text:p>6</text:p>
          </table:table-cell>
          <table:table-cell table:style-name="ce146"/>
          <table:table-cell table:number-columns-repeated="235"/>
        </table:table-row>
        <table:table-row table:style-name="ro9">
          <table:table-cell table:number-columns-repeated="9"/>
          <table:table-cell table:style-name="ce131" office:value-type="string">
            <text:p>average ingr in recipe</text:p>
          </table:table-cell>
          <table:table-cell table:formula="oooc:=(SUM([.K3:.K7])*2+SUM([.K8:.K11])*3+SUM([.K12:.K14])*4)/SUM([.K3:.K14])" office:value-type="float" office:value="2.4">
            <text:p>2,4</text:p>
          </table:table-cell>
          <table:table-cell table:style-name="Default" table:formula="oooc:=(SUM([.L3:.L7])*2+SUM([.L8:.L11])*3+SUM([.L12:.L14])*4)/SUM([.L3:.L14])" office:value-type="float" office:value="2.5">
            <text:p>2,5</text:p>
          </table:table-cell>
          <table:table-cell table:style-name="Default" table:formula="oooc:=(SUM([.M3:.M7])*2+SUM([.M8:.M11])*3+SUM([.M12:.M14])*4)/SUM([.M3:.M14])" office:value-type="float" office:value="2.57142857142857">
            <text:p>2,57</text:p>
          </table:table-cell>
          <table:table-cell table:style-name="Default" table:formula="oooc:=(SUM([.N3:.N7])*2+SUM([.N8:.N11])*3+SUM([.N12:.N14])*4)/SUM([.N3:.N14])" office:value-type="float" office:value="2.57142857142857">
            <text:p>2,57</text:p>
          </table:table-cell>
          <table:table-cell table:style-name="Default" table:formula="oooc:=(SUM([.O3:.O7])*2+SUM([.O8:.O11])*3+SUM([.O12:.O14])*4)/SUM([.O3:.O14])" office:value-type="float" office:value="2.66666666666667">
            <text:p>2,67</text:p>
          </table:table-cell>
          <table:table-cell table:style-name="Default" table:formula="oooc:=(SUM([.P3:.P7])*2+SUM([.P8:.P11])*3+SUM([.P12:.P14])*4)/SUM([.P3:.P14])" office:value-type="float" office:value="2.75">
            <text:p>2,75</text:p>
          </table:table-cell>
          <table:table-cell table:style-name="Default" table:formula="oooc:=(SUM([.Q3:.Q7])*2+SUM([.Q8:.Q11])*3+SUM([.Q12:.Q14])*4)/SUM([.Q3:.Q14])" office:value-type="float" office:value="2.75">
            <text:p>2,75</text:p>
          </table:table-cell>
          <table:table-cell table:style-name="Default" table:formula="oooc:=(SUM([.R3:.R7])*2+SUM([.R8:.R11])*3+SUM([.R12:.R14])*4)/SUM([.R3:.R14])" office:value-type="float" office:value="2.8">
            <text:p>2,8</text:p>
          </table:table-cell>
          <table:table-cell table:style-name="Default" table:formula="oooc:=(SUM([.S3:.S7])*2+SUM([.S8:.S11])*3+SUM([.S12:.S14])*4)/SUM([.S3:.S14])" office:value-type="float" office:value="2.875">
            <text:p>2,88</text:p>
          </table:table-cell>
          <table:table-cell table:formula="oooc:=(SUM([.T3:.T7])*2+SUM([.T8:.T11])*3+SUM([.T12:.T14])*4)/SUM([.T3:.T14])" office:value-type="float" office:value="3">
            <text:p>3</text:p>
          </table:table-cell>
          <table:table-cell table:number-columns-repeated="236"/>
        </table:table-row>
        <table:table-row table:style-name="ro9">
          <table:table-cell table:number-columns-repeated="9"/>
          <table:table-cell table:style-name="ce131"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4" table:style-name="Default" office:value-type="float" office:value="4">
            <text:p>4</text:p>
          </table:table-cell>
          <table:table-cell table:number-columns-repeated="2" table:style-name="Default" office:value-type="float" office:value="5">
            <text:p>5</text:p>
          </table:table-cell>
          <table:table-cell office:value-type="float" office:value="6">
            <text:p>6</text:p>
          </table:table-cell>
          <table:table-cell table:number-columns-repeated="236"/>
        </table:table-row>
        <table:table-row table:style-name="ro9">
          <table:table-cell table:number-columns-repeated="10"/>
          <table:table-cell table:style-name="ce136" table:formula="oooc:=IF([.K17]=[.K15];1;0)" office:value-type="float" office:value="1">
            <text:p>1</text:p>
          </table:table-cell>
          <table:table-cell table:style-name="ce136" table:formula="oooc:=IF([.L17]=[.L15];1;0)" office:value-type="float" office:value="1">
            <text:p>1</text:p>
          </table:table-cell>
          <table:table-cell table:style-name="ce136" table:formula="oooc:=IF([.M17]=[.M15];1;0)" office:value-type="float" office:value="1">
            <text:p>1</text:p>
          </table:table-cell>
          <table:table-cell table:style-name="ce136" table:formula="oooc:=IF([.N17]=[.N15];1;0)" office:value-type="float" office:value="1">
            <text:p>1</text:p>
          </table:table-cell>
          <table:table-cell table:style-name="ce136" table:formula="oooc:=IF([.O17]=[.O15];1;0)" office:value-type="float" office:value="1">
            <text:p>1</text:p>
          </table:table-cell>
          <table:table-cell table:style-name="ce136" table:formula="oooc:=IF([.P17]=[.P15];1;0)" office:value-type="float" office:value="1">
            <text:p>1</text:p>
          </table:table-cell>
          <table:table-cell table:style-name="ce136" table:formula="oooc:=IF([.Q17]=[.Q15];1;0)" office:value-type="float" office:value="1">
            <text:p>1</text:p>
          </table:table-cell>
          <table:table-cell table:style-name="ce136" table:formula="oooc:=IF([.R17]=[.R15];1;0)" office:value-type="float" office:value="1">
            <text:p>1</text:p>
          </table:table-cell>
          <table:table-cell table:style-name="ce136" table:formula="oooc:=IF([.S17]=[.S15];1;0)" office:value-type="float" office:value="1">
            <text:p>1</text:p>
          </table:table-cell>
          <table:table-cell table:style-name="ce136" table:formula="oooc:=IF([.T17]=[.T15];1;0)" office:value-type="float" office:value="1">
            <text:p>1</text:p>
          </table:table-cell>
          <table:table-cell table:number-columns-repeated="236"/>
        </table:table-row>
        <table:table-row table:style-name="ro9">
          <table:table-cell table:style-name="ce2" table:number-columns-repeated="7"/>
          <table:table-cell table:style-name="ce85"/>
          <table:table-cell table:style-name="ce2"/>
          <table:table-cell table:style-name="ce92"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5"/>
          <table:table-cell table:style-name="ce2" table:number-columns-repeated="235"/>
        </table:table-row>
        <table:table-row table:style-name="ro9">
          <table:table-cell/>
          <table:table-cell table:style-name="ce22" office:value-type="string" table:number-columns-spanned="7" table:number-rows-spanned="3">
            <text:p>Episode 3 – Russian</text:p>
          </table:table-cell>
          <table:covered-table-cell table:number-columns-repeated="6"/>
          <table:table-cell/>
          <table:table-cell table:style-name="ce132" office:value-type="string">
            <text:p>pork</text:p>
          </table:table-cell>
          <table:table-cell table:style-name="ce133" table:formula="oooc:=MIN([.K37];[.K45]*[Уровни.D30])" office:value-type="float" office:value="24">
            <text:p>24</text:p>
          </table:table-cell>
          <table:table-cell table:formula="oooc:=MIN([.L37];[.L45]*[Уровни.D31])" office:value-type="float" office:value="24">
            <text:p>24</text:p>
          </table:table-cell>
          <table:table-cell table:formula="oooc:=MIN([.M37];[.M45]*[Уровни.D32])" office:value-type="float" office:value="24">
            <text:p>24</text:p>
          </table:table-cell>
          <table:table-cell table:formula="oooc:=MIN([.N37];[.N45]*[Уровни.D33])" office:value-type="float" office:value="21">
            <text:p>21</text:p>
          </table:table-cell>
          <table:table-cell table:formula="oooc:=MIN([.O37];[.O45]*[Уровни.D34])" office:value-type="float" office:value="0">
            <text:p>0</text:p>
          </table:table-cell>
          <table:table-cell table:formula="oooc:=MIN([.P37];[.P45]*[Уровни.D35])" office:value-type="float" office:value="0">
            <text:p>0</text:p>
          </table:table-cell>
          <table:table-cell table:formula="oooc:=MIN([.Q37];[.Q45]*[Уровни.D36])" office:value-type="float" office:value="24">
            <text:p>24</text:p>
          </table:table-cell>
          <table:table-cell table:formula="oooc:=MIN([.R37];[.R45]*[Уровни.D37])" office:value-type="float" office:value="24">
            <text:p>24</text:p>
          </table:table-cell>
          <table:table-cell table:formula="oooc:=MIN([.S37];[.S45]*[Уровни.D38])" office:value-type="float" office:value="24">
            <text:p>24</text:p>
          </table:table-cell>
          <table:table-cell table:style-name="ce133" table:formula="oooc:=MIN([.T37];[.T45]*[Уровни.D39])" office:value-type="float" office:value="20">
            <text:p>20</text:p>
          </table:table-cell>
          <table:table-cell table:style-name="ce146" table:formula="oooc:=IF([.K20]&gt;0;1;0)+IF([.L20]&gt;0;1;0)+IF([.M20]&gt;0;1;0)+IF([.N20]&gt;0;1;0)+IF([.O20]&gt;0;1;0)+IF([.P20]&gt;0;1;0)+IF([.Q20]&gt;0;1;0)+IF([.R20]&gt;0;1;0)+IF([.S20]&gt;0;1;0)+IF([.T20]&gt;0;1;0)" office:value-type="float" office:value="8">
            <text:p>8</text:p>
          </table:table-cell>
          <table:table-cell table:number-columns-repeated="235"/>
        </table:table-row>
        <table:table-row table:style-name="ro9">
          <table:table-cell/>
          <table:covered-table-cell table:number-columns-repeated="7"/>
          <table:table-cell/>
          <table:table-cell table:style-name="ce132" office:value-type="string">
            <text:p>mushroom</text:p>
          </table:table-cell>
          <table:table-cell table:style-name="ce133" table:formula="oooc:=MIN([.K38];[.K46]*[Уровни.D30])" office:value-type="float" office:value="0">
            <text:p>0</text:p>
          </table:table-cell>
          <table:table-cell table:formula="oooc:=MIN([.L38];[.L46]*[Уровни.D31])" office:value-type="float" office:value="0">
            <text:p>0</text:p>
          </table:table-cell>
          <table:table-cell table:formula="oooc:=MIN([.M38];[.M46]*[Уровни.D32])" office:value-type="float" office:value="18">
            <text:p>18</text:p>
          </table:table-cell>
          <table:table-cell table:formula="oooc:=MIN([.N38];[.N46]*[Уровни.D33])" office:value-type="float" office:value="27">
            <text:p>27</text:p>
          </table:table-cell>
          <table:table-cell table:formula="oooc:=MIN([.O38];[.O46]*[Уровни.D34])" office:value-type="float" office:value="27">
            <text:p>27</text:p>
          </table:table-cell>
          <table:table-cell table:formula="oooc:=MIN([.P38];[.P46]*[Уровни.D35])" office:value-type="float" office:value="21">
            <text:p>21</text:p>
          </table:table-cell>
          <table:table-cell table:formula="oooc:=MIN([.Q38];[.Q46]*[Уровни.D36])" office:value-type="float" office:value="0">
            <text:p>0</text:p>
          </table:table-cell>
          <table:table-cell table:formula="oooc:=MIN([.R38];[.R46]*[Уровни.D37])" office:value-type="float" office:value="27">
            <text:p>27</text:p>
          </table:table-cell>
          <table:table-cell table:formula="oooc:=MIN([.S38];[.S46]*[Уровни.D38])" office:value-type="float" office:value="20">
            <text:p>20</text:p>
          </table:table-cell>
          <table:table-cell table:style-name="ce133" table:formula="oooc:=MIN([.T38];[.T46]*[Уровни.D39])" office:value-type="float" office:value="27">
            <text:p>27</text:p>
          </table:table-cell>
          <table:table-cell table:style-name="ce146"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132" office:value-type="string">
            <text:p>cabbage</text:p>
          </table:table-cell>
          <table:table-cell table:style-name="ce133" table:formula="oooc:=MIN([.K39];[.K47]*[Уровни.D30])" office:value-type="float" office:value="0">
            <text:p>0</text:p>
          </table:table-cell>
          <table:table-cell table:formula="oooc:=MIN([.L39];[.L47]*[Уровни.D31])" office:value-type="float" office:value="24">
            <text:p>24</text:p>
          </table:table-cell>
          <table:table-cell table:formula="oooc:=MIN([.M39];[.M47]*[Уровни.D32])" office:value-type="float" office:value="0">
            <text:p>0</text:p>
          </table:table-cell>
          <table:table-cell table:formula="oooc:=MIN([.N39];[.N47]*[Уровни.D33])" office:value-type="float" office:value="15">
            <text:p>15</text:p>
          </table:table-cell>
          <table:table-cell table:formula="oooc:=MIN([.O39];[.O47]*[Уровни.D34])" office:value-type="float" office:value="20">
            <text:p>20</text:p>
          </table:table-cell>
          <table:table-cell table:formula="oooc:=MIN([.P39];[.P47]*[Уровни.D35])" office:value-type="float" office:value="24">
            <text:p>24</text:p>
          </table:table-cell>
          <table:table-cell table:formula="oooc:=MIN([.Q39];[.Q47]*[Уровни.D36])" office:value-type="float" office:value="24">
            <text:p>24</text:p>
          </table:table-cell>
          <table:table-cell table:formula="oooc:=MIN([.R39];[.R47]*[Уровни.D37])" office:value-type="float" office:value="0">
            <text:p>0</text:p>
          </table:table-cell>
          <table:table-cell table:formula="oooc:=MIN([.S39];[.S47]*[Уровни.D38])" office:value-type="float" office:value="24">
            <text:p>24</text:p>
          </table:table-cell>
          <table:table-cell table:style-name="ce133" table:formula="oooc:=MIN([.T39];[.T47]*[Уровни.D39])" office:value-type="float" office:value="14">
            <text:p>14</text:p>
          </table:table-cell>
          <table:table-cell table:style-name="ce146" table:formula="oooc:=IF([.K22]&gt;0;1;0)+IF([.L22]&gt;0;1;0)+IF([.M22]&gt;0;1;0)+IF([.N22]&gt;0;1;0)+IF([.O22]&gt;0;1;0)+IF([.P22]&gt;0;1;0)+IF([.Q22]&gt;0;1;0)+IF([.R22]&gt;0;1;0)+IF([.S22]&gt;0;1;0)+IF([.T22]&gt;0;1;0)" office:value-type="float" office:value="7">
            <text:p>7</text:p>
          </table:table-cell>
          <table:table-cell table:number-columns-repeated="235"/>
        </table:table-row>
        <table:table-row table:style-name="ro9">
          <table:table-cell table:style-name="ce2" table:number-columns-repeated="7"/>
          <table:table-cell table:style-name="ce85"/>
          <table:table-cell/>
          <table:table-cell table:style-name="ce132" office:value-type="string">
            <text:p>potato</text:p>
          </table:table-cell>
          <table:table-cell table:style-name="ce133" table:formula="oooc:=MIN([.K40];[.K48]*[Уровни.D30])" office:value-type="float" office:value="0">
            <text:p>0</text:p>
          </table:table-cell>
          <table:table-cell table:formula="oooc:=MIN([.L40];[.L48]*[Уровни.D31])" office:value-type="float" office:value="0">
            <text:p>0</text:p>
          </table:table-cell>
          <table:table-cell table:formula="oooc:=MIN([.M40];[.M48]*[Уровни.D32])" office:value-type="float" office:value="18">
            <text:p>18</text:p>
          </table:table-cell>
          <table:table-cell table:formula="oooc:=MIN([.N40];[.N48]*[Уровни.D33])" office:value-type="float" office:value="21">
            <text:p>21</text:p>
          </table:table-cell>
          <table:table-cell table:formula="oooc:=MIN([.O40];[.O48]*[Уровни.D34])" office:value-type="float" office:value="20">
            <text:p>20</text:p>
          </table:table-cell>
          <table:table-cell table:formula="oooc:=MIN([.P40];[.P48]*[Уровни.D35])" office:value-type="float" office:value="24">
            <text:p>24</text:p>
          </table:table-cell>
          <table:table-cell table:formula="oooc:=MIN([.Q40];[.Q48]*[Уровни.D36])" office:value-type="float" office:value="24">
            <text:p>24</text:p>
          </table:table-cell>
          <table:table-cell table:formula="oooc:=MIN([.R40];[.R48]*[Уровни.D37])" office:value-type="float" office:value="24">
            <text:p>24</text:p>
          </table:table-cell>
          <table:table-cell table:formula="oooc:=MIN([.S40];[.S48]*[Уровни.D38])" office:value-type="float" office:value="17">
            <text:p>17</text:p>
          </table:table-cell>
          <table:table-cell table:style-name="ce133" table:formula="oooc:=MIN([.T40];[.T48]*[Уровни.D39])" office:value-type="float" office:value="21">
            <text:p>21</text:p>
          </table:table-cell>
          <table:table-cell table:style-name="ce146" table:formula="oooc:=IF([.K23]&gt;0;1;0)+IF([.L23]&gt;0;1;0)+IF([.M23]&gt;0;1;0)+IF([.N23]&gt;0;1;0)+IF([.O23]&gt;0;1;0)+IF([.P23]&gt;0;1;0)+IF([.Q23]&gt;0;1;0)+IF([.R23]&gt;0;1;0)+IF([.S23]&gt;0;1;0)+IF([.T23]&gt;0;1;0)" office:value-type="float" office:value="8">
            <text:p>8</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85"/>
          <table:table-cell/>
          <table:table-cell table:style-name="ce132" office:value-type="string">
            <text:p>onion</text:p>
          </table:table-cell>
          <table:table-cell table:style-name="ce133" table:formula="oooc:=MIN([.K41];[.K49]*[Уровни.D30])" office:value-type="float" office:value="12">
            <text:p>12</text:p>
          </table:table-cell>
          <table:table-cell table:formula="oooc:=MIN([.L41];[.L49]*[Уровни.D31])" office:value-type="float" office:value="14">
            <text:p>14</text:p>
          </table:table-cell>
          <table:table-cell table:formula="oooc:=MIN([.M41];[.M49]*[Уровни.D32])" office:value-type="float" office:value="0">
            <text:p>0</text:p>
          </table:table-cell>
          <table:table-cell table:formula="oooc:=MIN([.N41];[.N49]*[Уровни.D33])" office:value-type="float" office:value="5">
            <text:p>5</text:p>
          </table:table-cell>
          <table:table-cell table:formula="oooc:=MIN([.O41];[.O49]*[Уровни.D34])" office:value-type="float" office:value="15">
            <text:p>15</text:p>
          </table:table-cell>
          <table:table-cell table:formula="oooc:=MIN([.P41];[.P49]*[Уровни.D35])" office:value-type="float" office:value="15">
            <text:p>15</text:p>
          </table:table-cell>
          <table:table-cell table:formula="oooc:=MIN([.Q41];[.Q49]*[Уровни.D36])" office:value-type="float" office:value="18">
            <text:p>18</text:p>
          </table:table-cell>
          <table:table-cell table:formula="oooc:=MIN([.R41];[.R49]*[Уровни.D37])" office:value-type="float" office:value="18">
            <text:p>18</text:p>
          </table:table-cell>
          <table:table-cell table:formula="oooc:=MIN([.S41];[.S49]*[Уровни.D38])" office:value-type="float" office:value="15">
            <text:p>15</text:p>
          </table:table-cell>
          <table:table-cell table:style-name="ce133" table:formula="oooc:=MIN([.T41];[.T49]*[Уровни.D39])" office:value-type="float" office:value="15">
            <text:p>15</text:p>
          </table:table-cell>
          <table:table-cell table:style-name="ce146" table:formula="oooc:=IF([.K24]&gt;0;1;0)+IF([.L24]&gt;0;1;0)+IF([.M24]&gt;0;1;0)+IF([.N24]&gt;0;1;0)+IF([.O24]&gt;0;1;0)+IF([.P24]&gt;0;1;0)+IF([.Q24]&gt;0;1;0)+IF([.R24]&gt;0;1;0)+IF([.S24]&gt;0;1;0)+IF([.T24]&gt;0;1;0)" office:value-type="float" office:value="9">
            <text:p>9</text:p>
          </table:table-cell>
          <table:table-cell table:number-columns-repeated="235"/>
        </table:table-row>
        <table:table-row table:style-name="ro9">
          <table:table-cell table:style-name="ce2" table:formula="oooc:=[.A3]" office:value-type="string" office:string-value="Cabbage Stew">
            <text:p>Cabbage Stew</text:p>
          </table:table-cell>
          <table:table-cell table:formula="oooc:=[.H3]+COUNT([.B3:.G3])*25" office:value-type="float" office:value="64">
            <text:p>64</text:p>
          </table:table-cell>
          <table:table-cell table:style-name="ce2" table:formula="oooc:=VLOOKUP([.B3];[.B38:.C47];2)+VLOOKUP([.C3];[.B38:.C47];2)+VLOOKUP([.D3];[.B38:.C47];2)+VLOOKUP([.E3];[.B38:.C47];2)+VLOOKUP([.F3];[.B38:.C47];2)+VLOOKUP([.G3];[.B38:.C47];2)+COUNT([.B3:.G3])*25" office:value-type="float" office:value="76">
            <text:p>76</text:p>
          </table:table-cell>
          <table:table-cell table:formula="oooc:=FLOOR(POWER([.B25]*[.B25]*[.C25];1/3);1)" office:value-type="float" office:value="67">
            <text:p>67</text:p>
          </table:table-cell>
          <table:table-cell table:style-name="ce2" table:number-columns-repeated="2"/>
          <table:table-cell table:style-name="ce2" table:formula="oooc:=IF([.B3]&gt;0;VLOOKUP([.B3]-1;[.B38:.C47];2);0)+IF([.C3]&gt;0;VLOOKUP([.C3]-1;[.B38:.C47];2);0)+IF([.D3]&gt;0;VLOOKUP([.D3]-1;[.B38:.C47];2);0)+IF([.E3]&gt;0;VLOOKUP([.E3]-1;[.B38:.C47];2);0)+IF([.F3]&gt;0;VLOOKUP([.F3]-1;[.B38:.C47];2);0)+IF([.G3]&gt;0;VLOOKUP([.G3]-1;[.B38:.C47];2);0)+COUNT([.B3:.G3])*(25+VLOOKUP(5;[.B38:.C47];2))" office:value-type="float" office:value="84">
            <text:p>84</text:p>
          </table:table-cell>
          <table:table-cell table:style-name="ce85"/>
          <table:table-cell/>
          <table:table-cell table:style-name="ce132" office:value-type="string">
            <text:p>flour</text:p>
          </table:table-cell>
          <table:table-cell table:style-name="ce133" table:formula="oooc:=MIN([.K42];[.K50]*[Уровни.D30])" office:value-type="float" office:value="18">
            <text:p>18</text:p>
          </table:table-cell>
          <table:table-cell table:formula="oooc:=MIN([.L42];[.L50]*[Уровни.D31])" office:value-type="float" office:value="22">
            <text:p>22</text:p>
          </table:table-cell>
          <table:table-cell table:formula="oooc:=MIN([.M42];[.M50]*[Уровни.D32])" office:value-type="float" office:value="24">
            <text:p>24</text:p>
          </table:table-cell>
          <table:table-cell table:formula="oooc:=MIN([.N42];[.N50]*[Уровни.D33])" office:value-type="float" office:value="0">
            <text:p>0</text:p>
          </table:table-cell>
          <table:table-cell table:formula="oooc:=MIN([.O42];[.O50]*[Уровни.D34])" office:value-type="float" office:value="0">
            <text:p>0</text:p>
          </table:table-cell>
          <table:table-cell table:formula="oooc:=MIN([.P42];[.P50]*[Уровни.D35])" office:value-type="float" office:value="24">
            <text:p>24</text:p>
          </table:table-cell>
          <table:table-cell table:formula="oooc:=MIN([.Q42];[.Q50]*[Уровни.D36])" office:value-type="float" office:value="18">
            <text:p>18</text:p>
          </table:table-cell>
          <table:table-cell table:formula="oooc:=MIN([.R42];[.R50]*[Уровни.D37])" office:value-type="float" office:value="24">
            <text:p>24</text:p>
          </table:table-cell>
          <table:table-cell table:formula="oooc:=MIN([.S42];[.S50]*[Уровни.D38])" office:value-type="float" office:value="22">
            <text:p>22</text:p>
          </table:table-cell>
          <table:table-cell table:style-name="ce133" table:formula="oooc:=MIN([.T42];[.T50]*[Уровни.D39])" office:value-type="float" office:value="14">
            <text:p>14</text:p>
          </table:table-cell>
          <table:table-cell table:style-name="ce146" table:formula="oooc:=IF([.K25]&gt;0;1;0)+IF([.L25]&gt;0;1;0)+IF([.M25]&gt;0;1;0)+IF([.N25]&gt;0;1;0)+IF([.O25]&gt;0;1;0)+IF([.P25]&gt;0;1;0)+IF([.Q25]&gt;0;1;0)+IF([.R25]&gt;0;1;0)+IF([.S25]&gt;0;1;0)+IF([.T25]&gt;0;1;0)" office:value-type="float" office:value="8">
            <text:p>8</text:p>
          </table:table-cell>
          <table:table-cell table:number-columns-repeated="235"/>
        </table:table-row>
        <table:table-row table:style-name="ro9">
          <table:table-cell table:style-name="ce2" table:formula="oooc:=[.A4]" office:value-type="string" office:string-value="Pelmeni">
            <text:p>Pelmeni</text:p>
          </table:table-cell>
          <table:table-cell table:formula="oooc:=[.H4]+COUNT([.B4:.G4])*25" office:value-type="float" office:value="64">
            <text:p>64</text:p>
          </table:table-cell>
          <table:table-cell table:style-name="ce2" table:formula="oooc:=VLOOKUP([.B4];[.B38:.C47];2)+VLOOKUP([.C4];[.B38:.C47];2)+VLOOKUP([.D4];[.B38:.C47];2)+VLOOKUP([.E4];[.B38:.C47];2)+VLOOKUP([.F4];[.B38:.C47];2)+VLOOKUP([.G4];[.B38:.C47];2)+COUNT([.B4:.G4])*25" office:value-type="float" office:value="76">
            <text:p>76</text:p>
          </table:table-cell>
          <table:table-cell table:formula="oooc:=FLOOR(POWER([.B26]*[.B26]*[.C26];1/3);1)" office:value-type="float" office:value="67">
            <text:p>67</text:p>
          </table:table-cell>
          <table:table-cell table:style-name="ce2" table:number-columns-repeated="2"/>
          <table:table-cell table:style-name="ce2" table:formula="oooc:=IF([.B4]&gt;0;VLOOKUP([.B4]-1;[.B38:.C47];2);0)+IF([.C4]&gt;0;VLOOKUP([.C4]-1;[.B38:.C47];2);0)+IF([.D4]&gt;0;VLOOKUP([.D4]-1;[.B38:.C47];2);0)+IF([.E4]&gt;0;VLOOKUP([.E4]-1;[.B38:.C47];2);0)+IF([.F4]&gt;0;VLOOKUP([.F4]-1;[.B38:.C47];2);0)+IF([.G4]&gt;0;VLOOKUP([.G4]-1;[.B38:.C47];2);0)+COUNT([.B4:.G4])*(25+VLOOKUP(5;[.B38:.C47];2))" office:value-type="float" office:value="84">
            <text:p>84</text:p>
          </table:table-cell>
          <table:table-cell table:style-name="ce85"/>
          <table:table-cell table:number-columns-repeated="2"/>
          <table:table-cell table:style-name="ce137" table:formula="oooc:=IF([.K20]&gt;0;1;0)+IF([.K21]&gt;0;1;0)+IF([.K22]&gt;0;1;0)+IF([.K23]&gt;0;1;0)+IF([.K24]&gt;0;1;0)+IF([.K25]&gt;0;1;0)" office:value-type="float" office:value="3">
            <text:p>3</text:p>
          </table:table-cell>
          <table:table-cell table:style-name="ce137" table:formula="oooc:=IF([.L20]&gt;0;1;0)+IF([.L21]&gt;0;1;0)+IF([.L22]&gt;0;1;0)+IF([.L23]&gt;0;1;0)+IF([.L24]&gt;0;1;0)+IF([.L25]&gt;0;1;0)" office:value-type="float" office:value="4">
            <text:p>4</text:p>
          </table:table-cell>
          <table:table-cell table:style-name="ce137" table:formula="oooc:=IF([.M20]&gt;0;1;0)+IF([.M21]&gt;0;1;0)+IF([.M22]&gt;0;1;0)+IF([.M23]&gt;0;1;0)+IF([.M24]&gt;0;1;0)+IF([.M25]&gt;0;1;0)" office:value-type="float" office:value="4">
            <text:p>4</text:p>
          </table:table-cell>
          <table:table-cell table:style-name="ce137" table:formula="oooc:=IF([.N20]&gt;0;1;0)+IF([.N21]&gt;0;1;0)+IF([.N22]&gt;0;1;0)+IF([.N23]&gt;0;1;0)+IF([.N24]&gt;0;1;0)+IF([.N25]&gt;0;1;0)" office:value-type="float" office:value="5">
            <text:p>5</text:p>
          </table:table-cell>
          <table:table-cell table:style-name="ce137" table:formula="oooc:=IF([.O20]&gt;0;1;0)+IF([.O21]&gt;0;1;0)+IF([.O22]&gt;0;1;0)+IF([.O23]&gt;0;1;0)+IF([.O24]&gt;0;1;0)+IF([.O25]&gt;0;1;0)" office:value-type="float" office:value="4">
            <text:p>4</text:p>
          </table:table-cell>
          <table:table-cell table:style-name="ce137" table:formula="oooc:=IF([.P20]&gt;0;1;0)+IF([.P21]&gt;0;1;0)+IF([.P22]&gt;0;1;0)+IF([.P23]&gt;0;1;0)+IF([.P24]&gt;0;1;0)+IF([.P25]&gt;0;1;0)" office:value-type="float" office:value="5">
            <text:p>5</text:p>
          </table:table-cell>
          <table:table-cell table:style-name="ce137" table:formula="oooc:=IF([.Q20]&gt;0;1;0)+IF([.Q21]&gt;0;1;0)+IF([.Q22]&gt;0;1;0)+IF([.Q23]&gt;0;1;0)+IF([.Q24]&gt;0;1;0)+IF([.Q25]&gt;0;1;0)" office:value-type="float" office:value="5">
            <text:p>5</text:p>
          </table:table-cell>
          <table:table-cell table:style-name="ce137" table:formula="oooc:=IF([.R20]&gt;0;1;0)+IF([.R21]&gt;0;1;0)+IF([.R22]&gt;0;1;0)+IF([.R23]&gt;0;1;0)+IF([.R24]&gt;0;1;0)+IF([.R25]&gt;0;1;0)" office:value-type="float" office:value="5">
            <text:p>5</text:p>
          </table:table-cell>
          <table:table-cell table:style-name="ce137" table:formula="oooc:=IF([.S20]&gt;0;1;0)+IF([.S21]&gt;0;1;0)+IF([.S22]&gt;0;1;0)+IF([.S23]&gt;0;1;0)+IF([.S24]&gt;0;1;0)+IF([.S25]&gt;0;1;0)" office:value-type="float" office:value="6">
            <text:p>6</text:p>
          </table:table-cell>
          <table:table-cell table:style-name="ce137"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Golubtsy">
            <text:p>Golubtsy</text:p>
          </table:table-cell>
          <table:table-cell table:formula="oooc:=[.H5]+COUNT([.B5:.G5])*25" office:value-type="float" office:value="64">
            <text:p>64</text:p>
          </table:table-cell>
          <table:table-cell table:style-name="ce2" table:formula="oooc:=VLOOKUP([.B5];[.B38:.C47];2)+VLOOKUP([.C5];[.B38:.C47];2)+VLOOKUP([.D5];[.B38:.C47];2)+VLOOKUP([.E5];[.B38:.C47];2)+VLOOKUP([.F5];[.B38:.C47];2)+VLOOKUP([.G5];[.B38:.C47];2)+COUNT([.B5:.G5])*25" office:value-type="float" office:value="76">
            <text:p>76</text:p>
          </table:table-cell>
          <table:table-cell table:formula="oooc:=FLOOR(POWER([.B27]*[.B27]*[.C27];1/3);1)" office:value-type="float" office:value="67">
            <text:p>67</text:p>
          </table:table-cell>
          <table:table-cell table:style-name="ce2" table:number-columns-repeated="2"/>
          <table:table-cell table:style-name="ce2" table:formula="oooc:=IF([.B5]&gt;0;VLOOKUP([.B5]-1;[.B38:.C47];2);0)+IF([.C5]&gt;0;VLOOKUP([.C5]-1;[.B38:.C47];2);0)+IF([.D5]&gt;0;VLOOKUP([.D5]-1;[.B38:.C47];2);0)+IF([.E5]&gt;0;VLOOKUP([.E5]-1;[.B38:.C47];2);0)+IF([.F5]&gt;0;VLOOKUP([.F5]-1;[.B38:.C47];2);0)+IF([.G5]&gt;0;VLOOKUP([.G5]-1;[.B38:.C47];2);0)+COUNT([.B5:.G5])*(25+VLOOKUP(5;[.B38:.C47];2))" office:value-type="float" office:value="84">
            <text:p>84</text:p>
          </table:table-cell>
          <table:table-cell table:style-name="ce85"/>
          <table:table-cell/>
          <table:table-cell table:style-name="ce131" office:value-type="string">
            <text:p>target</text:p>
          </table:table-cell>
          <table:table-cell office:value-type="float" office:value="3">
            <text:p>3</text:p>
          </table:table-cell>
          <table:table-cell table:number-columns-repeated="2" table:style-name="Default" office:value-type="float" office:value="4">
            <text:p>4</text:p>
          </table:table-cell>
          <table:table-cell table:style-name="Default" office:value-type="float" office:value="5">
            <text:p>5</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Fried Mushrooms">
            <text:p>Fried Mushrooms</text:p>
          </table:table-cell>
          <table:table-cell table:formula="oooc:=[.H6]+COUNT([.B6:.G6])*25" office:value-type="float" office:value="64">
            <text:p>64</text:p>
          </table:table-cell>
          <table:table-cell table:style-name="ce2" table:formula="oooc:=VLOOKUP([.B6];[.B38:.C47];2)+VLOOKUP([.C6];[.B38:.C47];2)+VLOOKUP([.D6];[.B38:.C47];2)+VLOOKUP([.E6];[.B38:.C47];2)+VLOOKUP([.F6];[.B38:.C47];2)+VLOOKUP([.G6];[.B38:.C47];2)+COUNT([.B6:.G6])*25" office:value-type="float" office:value="77">
            <text:p>77</text:p>
          </table:table-cell>
          <table:table-cell table:formula="oooc:=FLOOR(POWER([.B28]*[.B28]*[.C28];1/3);1)" office:value-type="float" office:value="68">
            <text:p>68</text:p>
          </table:table-cell>
          <table:table-cell table:style-name="ce2" table:number-columns-repeated="2"/>
          <table:table-cell table:style-name="ce2" table:formula="oooc:=IF([.B6]&gt;0;VLOOKUP([.B6]-1;[.B38:.C47];2);0)+IF([.C6]&gt;0;VLOOKUP([.C6]-1;[.B38:.C47];2);0)+IF([.D6]&gt;0;VLOOKUP([.D6]-1;[.B38:.C47];2);0)+IF([.E6]&gt;0;VLOOKUP([.E6]-1;[.B38:.C47];2);0)+IF([.F6]&gt;0;VLOOKUP([.F6]-1;[.B38:.C47];2);0)+IF([.G6]&gt;0;VLOOKUP([.G6]-1;[.B38:.C47];2);0)+COUNT([.B6:.G6])*(25+VLOOKUP(5;[.B38:.C47];2))" office:value-type="float" office:value="84">
            <text:p>84</text:p>
          </table:table-cell>
          <table:table-cell table:style-name="ce85"/>
          <table:table-cell table:number-columns-repeated="2"/>
          <table:table-cell table:style-name="ce136" table:formula="oooc:=IF([.K27]=[.K26];1;0)" office:value-type="float" office:value="1">
            <text:p>1</text:p>
          </table:table-cell>
          <table:table-cell table:style-name="ce136" table:formula="oooc:=IF([.L27]=[.L26];1;0)" office:value-type="float" office:value="1">
            <text:p>1</text:p>
          </table:table-cell>
          <table:table-cell table:style-name="ce136" table:formula="oooc:=IF([.M27]=[.M26];1;0)" office:value-type="float" office:value="1">
            <text:p>1</text:p>
          </table:table-cell>
          <table:table-cell table:style-name="ce136" table:formula="oooc:=IF([.N27]=[.N26];1;0)" office:value-type="float" office:value="1">
            <text:p>1</text:p>
          </table:table-cell>
          <table:table-cell table:style-name="ce136" table:formula="oooc:=IF([.O27]=[.O26];1;0)" office:value-type="float" office:value="1">
            <text:p>1</text:p>
          </table:table-cell>
          <table:table-cell table:style-name="ce136" table:formula="oooc:=IF([.P27]=[.P26];1;0)" office:value-type="float" office:value="1">
            <text:p>1</text:p>
          </table:table-cell>
          <table:table-cell table:style-name="ce136" table:formula="oooc:=IF([.Q27]=[.Q26];1;0)" office:value-type="float" office:value="1">
            <text:p>1</text:p>
          </table:table-cell>
          <table:table-cell table:style-name="ce136" table:formula="oooc:=IF([.R27]=[.R26];1;0)" office:value-type="float" office:value="1">
            <text:p>1</text:p>
          </table:table-cell>
          <table:table-cell table:style-name="ce136" table:formula="oooc:=IF([.S27]=[.S26];1;0)" office:value-type="float" office:value="1">
            <text:p>1</text:p>
          </table:table-cell>
          <table:table-cell table:style-name="ce136" table:formula="oooc:=IF([.T27]=[.T26];1;0)" office:value-type="float" office:value="1">
            <text:p>1</text:p>
          </table:table-cell>
          <table:table-cell table:number-columns-repeated="236"/>
        </table:table-row>
        <table:table-row table:style-name="ro2">
          <table:table-cell table:style-name="ce2" table:formula="oooc:=[.A7]" office:value-type="string" office:string-value="Vareniki">
            <text:p>Vareniki</text:p>
          </table:table-cell>
          <table:table-cell table:formula="oooc:=[.H7]+COUNT([.B7:.G7])*25" office:value-type="float" office:value="64">
            <text:p>64</text:p>
          </table:table-cell>
          <table:table-cell table:style-name="ce2" table:formula="oooc:=VLOOKUP([.B7];[.B38:.C47];2)+VLOOKUP([.C7];[.B38:.C47];2)+VLOOKUP([.D7];[.B38:.C47];2)+VLOOKUP([.E7];[.B38:.C47];2)+VLOOKUP([.F7];[.B38:.C47];2)+VLOOKUP([.G7];[.B38:.C47];2)+COUNT([.B7:.G7])*25" office:value-type="float" office:value="76">
            <text:p>76</text:p>
          </table:table-cell>
          <table:table-cell table:formula="oooc:=FLOOR(POWER([.B29]*[.B29]*[.C29];1/3);1)" office:value-type="float" office:value="67">
            <text:p>67</text:p>
          </table:table-cell>
          <table:table-cell table:style-name="ce2" table:number-columns-repeated="2"/>
          <table:table-cell table:style-name="ce2" table:formula="oooc:=IF([.B7]&gt;0;VLOOKUP([.B7]-1;[.B38:.C47];2);0)+IF([.C7]&gt;0;VLOOKUP([.C7]-1;[.B38:.C47];2);0)+IF([.D7]&gt;0;VLOOKUP([.D7]-1;[.B38:.C47];2);0)+IF([.E7]&gt;0;VLOOKUP([.E7]-1;[.B38:.C47];2);0)+IF([.F7]&gt;0;VLOOKUP([.F7]-1;[.B38:.C47];2);0)+IF([.G7]&gt;0;VLOOKUP([.G7]-1;[.B38:.C47];2);0)+COUNT([.B7:.G7])*(25+VLOOKUP(5;[.B38:.C47];2))" office:value-type="float" office:value="84">
            <text:p>84</text:p>
          </table:table-cell>
          <table:table-cell table:style-name="ce85"/>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Baked Meat">
            <text:p>Baked Meat</text:p>
          </table:table-cell>
          <table:table-cell table:formula="oooc:=[.H8]+COUNT([.B8:.G8])*25" office:value-type="float" office:value="95">
            <text:p>95</text:p>
          </table:table-cell>
          <table:table-cell table:style-name="ce84" table:formula="oooc:=VLOOKUP([.B8];[.B38:.C47];2)+VLOOKUP([.C8];[.B38:.C47];2)+VLOOKUP([.D8];[.B38:.C47];2)+VLOOKUP([.E8];[.B38:.C47];2)+VLOOKUP([.F8];[.B38:.C47];2)+VLOOKUP([.G8];[.B38:.C47];2)+COUNT([.B8:.G8])*25" office:value-type="float" office:value="111">
            <text:p>111</text:p>
          </table:table-cell>
          <table:table-cell table:formula="oooc:=FLOOR(POWER([.B30]*[.B30]*[.C30];1/3);1)" office:value-type="float" office:value="100">
            <text:p>100</text:p>
          </table:table-cell>
          <table:table-cell table:style-name="ce84" table:number-columns-repeated="2"/>
          <table:table-cell table:style-name="ce84"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89"/>
          <table:table-cell table:style-name="ce84" table:number-columns-repeated="2"/>
          <table:table-cell table:style-name="ce84"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Pelmeni', 'Cutlets', ">
            <text:p>'Pelmeni', 'Cutlets', </text:p>
          </table:table-cell>
          <table:table-cell table:style-name="ce103"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abbage Stew', 'Cabbage Stuffed Pancakes', ">
            <text:p>'Cabbage Stew', 'Cabbage Stuffed Pancakes', </text:p>
          </table:table-cell>
          <table:table-cell table:style-name="ce84"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Baked Meat', 'Kulebyaka', ">
            <text:p>'Baked Meat', 'Kulebyaka', </text:p>
          </table:table-cell>
          <table:table-cell table:style-name="ce84"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olubtsy', 'Fried Mushrooms', ">
            <text:p>'Golubtsy', 'Fried Mushrooms', </text:p>
          </table:table-cell>
          <table:table-cell table:style-name="ce84"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Mushroom Ragout', 'Mushroom Soup', ">
            <text:p>'Mushroom Ragout', 'Mushroom Soup', </text:p>
          </table:table-cell>
          <table:table-cell table:style-name="ce84"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Vareniki', ">
            <text:p>'Vareniki', </text:p>
          </table:table-cell>
          <table:table-cell table:style-name="ce84"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hchi', ">
            <text:p>'Shchi', </text:p>
          </table:table-cell>
          <table:table-cell table:style-name="ce84"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4"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4"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9"/>
          <table:table-cell table:style-name="ce84" table:number-columns-repeated="235"/>
        </table:table-row>
        <table:table-row table:style-name="ro2">
          <table:table-cell table:style-name="ce2" table:formula="oooc:=[.A9]" office:value-type="string" office:string-value="Cutlets">
            <text:p>Cutlets</text:p>
          </table:table-cell>
          <table:table-cell table:formula="oooc:=[.H9]+COUNT([.B9:.G9])*25" office:value-type="float" office:value="95">
            <text:p>95</text:p>
          </table:table-cell>
          <table:table-cell table:style-name="ce2" table:formula="oooc:=VLOOKUP([.B9];[.B38:.C47];2)+VLOOKUP([.C9];[.B38:.C47];2)+VLOOKUP([.D9];[.B38:.C47];2)+VLOOKUP([.E9];[.B38:.C47];2)+VLOOKUP([.F9];[.B38:.C47];2)+VLOOKUP([.G9];[.B38:.C47];2)+COUNT([.B9:.G9])*25" office:value-type="float" office:value="111">
            <text:p>111</text:p>
          </table:table-cell>
          <table:table-cell table:formula="oooc:=FLOOR(POWER([.B31]*[.B31]*[.C31];1/3);1)" office:value-type="float" office:value="100">
            <text:p>100</text:p>
          </table:table-cell>
          <table:table-cell table:style-name="ce2" table:number-columns-repeated="2"/>
          <table:table-cell table:style-name="ce2"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85"/>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Mushroom Ragout">
            <text:p>Mushroom Ragout</text:p>
          </table:table-cell>
          <table:table-cell table:formula="oooc:=[.H10]+COUNT([.B10:.G10])*25" office:value-type="float" office:value="95">
            <text:p>95</text:p>
          </table:table-cell>
          <table:table-cell table:style-name="ce2" table:formula="oooc:=VLOOKUP([.B10];[.B38:.C47];2)+VLOOKUP([.C10];[.B38:.C47];2)+VLOOKUP([.D10];[.B38:.C47];2)+VLOOKUP([.E10];[.B38:.C47];2)+VLOOKUP([.F10];[.B38:.C47];2)+VLOOKUP([.G10];[.B38:.C47];2)+COUNT([.B10:.G10])*25" office:value-type="float" office:value="111">
            <text:p>111</text:p>
          </table:table-cell>
          <table:table-cell table:formula="oooc:=FLOOR(POWER([.B32]*[.B32]*[.C32];1/3);1)" office:value-type="float" office:value="100">
            <text:p>100</text:p>
          </table:table-cell>
          <table:table-cell table:style-name="ce2" table:number-columns-repeated="2"/>
          <table:table-cell table:style-name="ce2"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85"/>
          <table:table-cell/>
          <table:table-cell table:style-name="ce2" office:value-type="string">
            <text:p>min score</text:p>
          </table:table-cell>
          <table:table-cell table:style-name="ce101" table:formula="oooc:=SUMPRODUCT([.K3:.K14];[.B25:.B36])/SUM([.K3:.K14])" office:value-type="float" office:value="76.4">
            <text:p>76</text:p>
          </table:table-cell>
          <table:table-cell table:style-name="ce101" table:formula="oooc:=SUMPRODUCT([.L3:.L14];[.B25:.B36])/SUM([.L3:.L14])" office:value-type="float" office:value="79.5">
            <text:p>80</text:p>
          </table:table-cell>
          <table:table-cell table:style-name="ce101" table:formula="oooc:=SUMPRODUCT([.M3:.M14];[.B25:.B36])/SUM([.M3:.M14])" office:value-type="float" office:value="81.4285714285714">
            <text:p>81</text:p>
          </table:table-cell>
          <table:table-cell table:style-name="ce101" table:formula="oooc:=SUMPRODUCT([.N3:.N14];[.B25:.B36])/SUM([.N3:.N14])" office:value-type="float" office:value="81.7142857142857">
            <text:p>82</text:p>
          </table:table-cell>
          <table:table-cell table:style-name="ce101" table:formula="oooc:=SUMPRODUCT([.O3:.O14];[.B25:.B36])/SUM([.O3:.O14])" office:value-type="float" office:value="84.3333333333333">
            <text:p>84</text:p>
          </table:table-cell>
          <table:table-cell table:style-name="ce101" table:formula="oooc:=SUMPRODUCT([.P3:.P14];[.B25:.B36])/SUM([.P3:.P14])" office:value-type="float" office:value="86.75">
            <text:p>87</text:p>
          </table:table-cell>
          <table:table-cell table:style-name="ce101" table:formula="oooc:=SUMPRODUCT([.Q3:.Q14];[.B25:.B36])/SUM([.Q3:.Q14])" office:value-type="float" office:value="86.75">
            <text:p>87</text:p>
          </table:table-cell>
          <table:table-cell table:style-name="ce101" table:formula="oooc:=SUMPRODUCT([.R3:.R14];[.B25:.B36])/SUM([.R3:.R14])" office:value-type="float" office:value="88.4">
            <text:p>88</text:p>
          </table:table-cell>
          <table:table-cell table:style-name="ce101" table:formula="oooc:=SUMPRODUCT([.S3:.S14];[.B25:.B36])/SUM([.S3:.S14])" office:value-type="float" office:value="90.625">
            <text:p>91</text:p>
          </table:table-cell>
          <table:table-cell table:style-name="ce101" table:formula="oooc:=SUMPRODUCT([.T3:.T14];[.B25:.B36])/SUM([.T3:.T14])" office:value-type="float" office:value="94.25">
            <text:p>94</text:p>
          </table:table-cell>
          <table:table-cell table:number-columns-repeated="236"/>
        </table:table-row>
        <table:table-row table:style-name="ro2">
          <table:table-cell table:style-name="ce2" table:formula="oooc:=[.A11]" office:value-type="string" office:string-value="Cabbage Stuffed Pancakes">
            <text:p>Cabbage Stuffed Pancakes</text:p>
          </table:table-cell>
          <table:table-cell table:formula="oooc:=[.H11]+COUNT([.B11:.G11])*25" office:value-type="float" office:value="95">
            <text:p>95</text:p>
          </table:table-cell>
          <table:table-cell table:style-name="ce2" table:formula="oooc:=VLOOKUP([.B11];[.B38:.C47];2)+VLOOKUP([.C11];[.B38:.C47];2)+VLOOKUP([.D11];[.B38:.C47];2)+VLOOKUP([.E11];[.B38:.C47];2)+VLOOKUP([.F11];[.B38:.C47];2)+VLOOKUP([.G11];[.B38:.C47];2)+COUNT([.B11:.G11])*25" office:value-type="float" office:value="111">
            <text:p>111</text:p>
          </table:table-cell>
          <table:table-cell table:formula="oooc:=FLOOR(POWER([.B33]*[.B33]*[.C33];1/3);1)" office:value-type="float" office:value="100">
            <text:p>100</text:p>
          </table:table-cell>
          <table:table-cell table:style-name="ce2" table:number-columns-repeated="2"/>
          <table:table-cell table:style-name="ce2" table:formula="oooc:=IF([.B11]&gt;0;VLOOKUP([.B11]-1;[.B38:.C47];2);0)+IF([.C11]&gt;0;VLOOKUP([.C11]-1;[.B38:.C47];2);0)+IF([.D11]&gt;0;VLOOKUP([.D11]-1;[.B38:.C47];2);0)+IF([.E11]&gt;0;VLOOKUP([.E11]-1;[.B38:.C47];2);0)+IF([.F11]&gt;0;VLOOKUP([.F11]-1;[.B38:.C47];2);0)+IF([.G11]&gt;0;VLOOKUP([.G11]-1;[.B38:.C47];2);0)+COUNT([.B11:.G11])*(25+VLOOKUP(5;[.B38:.C47];2))" office:value-type="float" office:value="125">
            <text:p>125</text:p>
          </table:table-cell>
          <table:table-cell table:style-name="ce85"/>
          <table:table-cell/>
          <table:table-cell table:style-name="ce2" office:value-type="string">
            <text:p>max score</text:p>
          </table:table-cell>
          <table:table-cell table:style-name="ce101" table:formula="oooc:=SUMPRODUCT([.K3:.K14];[.G25:.G36])/SUM([.K3:.K14])" office:value-type="float" office:value="99.6">
            <text:p>100</text:p>
          </table:table-cell>
          <table:table-cell table:style-name="ce101" table:formula="oooc:=SUMPRODUCT([.L3:.L14];[.G25:.G36])/SUM([.L3:.L14])" office:value-type="float" office:value="104.166666666667">
            <text:p>104</text:p>
          </table:table-cell>
          <table:table-cell table:style-name="ce101" table:formula="oooc:=SUMPRODUCT([.M3:.M14];[.G25:.G36])/SUM([.M3:.M14])" office:value-type="float" office:value="105.714285714286">
            <text:p>106</text:p>
          </table:table-cell>
          <table:table-cell table:style-name="ce101" table:formula="oooc:=SUMPRODUCT([.N3:.N14];[.G25:.G36])/SUM([.N3:.N14])" office:value-type="float" office:value="106.285714285714">
            <text:p>106</text:p>
          </table:table-cell>
          <table:table-cell table:style-name="ce101" table:formula="oooc:=SUMPRODUCT([.O3:.O14];[.G25:.G36])/SUM([.O3:.O14])" office:value-type="float" office:value="109">
            <text:p>109</text:p>
          </table:table-cell>
          <table:table-cell table:style-name="ce101" table:formula="oooc:=SUMPRODUCT([.P3:.P14];[.G25:.G36])/SUM([.P3:.P14])" office:value-type="float" office:value="112.25">
            <text:p>112</text:p>
          </table:table-cell>
          <table:table-cell table:style-name="ce101" table:formula="oooc:=SUMPRODUCT([.Q3:.Q14];[.G25:.G36])/SUM([.Q3:.Q14])" office:value-type="float" office:value="111.75">
            <text:p>112</text:p>
          </table:table-cell>
          <table:table-cell table:style-name="ce101" table:formula="oooc:=SUMPRODUCT([.R3:.R14];[.G25:.G36])/SUM([.R3:.R14])" office:value-type="float" office:value="114.4">
            <text:p>114</text:p>
          </table:table-cell>
          <table:table-cell table:style-name="ce101" table:formula="oooc:=SUMPRODUCT([.S3:.S14];[.G25:.G36])/SUM([.S3:.S14])" office:value-type="float" office:value="117.125">
            <text:p>117</text:p>
          </table:table-cell>
          <table:table-cell table:style-name="ce101" table:formula="oooc:=SUMPRODUCT([.T3:.T14];[.G25:.G36])/SUM([.T3:.T14])" office:value-type="float" office:value="121">
            <text:p>121</text:p>
          </table:table-cell>
          <table:table-cell table:number-columns-repeated="236"/>
        </table:table-row>
        <table:table-row table:style-name="ro2">
          <table:table-cell table:style-name="ce2" table:formula="oooc:=[.A12]" office:value-type="string" office:string-value="Kulebyaka">
            <text:p>Kulebyaka</text:p>
          </table:table-cell>
          <table:table-cell table:formula="oooc:=[.H12]+COUNT([.B12:.G12])*25" office:value-type="float" office:value="124">
            <text:p>124</text:p>
          </table:table-cell>
          <table:table-cell table:style-name="ce2" table:formula="oooc:=VLOOKUP([.B12];[.B38:.C47];2)+VLOOKUP([.C12];[.B38:.C47];2)+VLOOKUP([.D12];[.B38:.C47];2)+VLOOKUP([.E12];[.B38:.C47];2)+VLOOKUP([.F12];[.B38:.C47];2)+VLOOKUP([.G12];[.B38:.C47];2)+COUNT([.B12:.G12])*25" office:value-type="float" office:value="140">
            <text:p>140</text:p>
          </table:table-cell>
          <table:table-cell table:formula="oooc:=FLOOR(POWER([.B34]*[.B34]*[.C34];1/3);1)" office:value-type="float" office:value="129">
            <text:p>129</text:p>
          </table:table-cell>
          <table:table-cell table:style-name="ce2" table:number-columns-repeated="2"/>
          <table:table-cell table:style-name="ce2" table:formula="oooc:=IF([.B12]&gt;0;VLOOKUP([.B12]-1;[.B38:.C47];2);0)+IF([.C12]&gt;0;VLOOKUP([.C12]-1;[.B38:.C47];2);0)+IF([.D12]&gt;0;VLOOKUP([.D12]-1;[.B38:.C47];2);0)+IF([.E12]&gt;0;VLOOKUP([.E12]-1;[.B38:.C47];2);0)+IF([.F12]&gt;0;VLOOKUP([.F12]-1;[.B38:.C47];2);0)+IF([.G12]&gt;0;VLOOKUP([.G12]-1;[.B38:.C47];2);0)+COUNT([.B12:.G12])*(25+VLOOKUP(5;[.B38:.C47];2))" office:value-type="float" office:value="158">
            <text:p>158</text:p>
          </table:table-cell>
          <table:table-cell table:style-name="ce85"/>
          <table:table-cell/>
          <table:table-cell table:style-name="ce2" office:value-type="string">
            <text:p>ave score</text:p>
          </table:table-cell>
          <table:table-cell table:style-name="ce101" table:formula="oooc:=SUMPRODUCT([.K3:.K14];[.C25:.C36])/SUM([.K3:.K14])" office:value-type="float" office:value="90">
            <text:p>90</text:p>
          </table:table-cell>
          <table:table-cell table:style-name="ce101" table:formula="oooc:=SUMPRODUCT([.L3:.L14];[.C25:.C36])/SUM([.L3:.L14])" office:value-type="float" office:value="93.5">
            <text:p>94</text:p>
          </table:table-cell>
          <table:table-cell table:style-name="ce101" table:formula="oooc:=SUMPRODUCT([.M3:.M14];[.C25:.C36])/SUM([.M3:.M14])" office:value-type="float" office:value="95.1428571428571">
            <text:p>95</text:p>
          </table:table-cell>
          <table:table-cell table:style-name="ce101" table:formula="oooc:=SUMPRODUCT([.N3:.N14];[.C25:.C36])/SUM([.N3:.N14])" office:value-type="float" office:value="96.1428571428571">
            <text:p>96</text:p>
          </table:table-cell>
          <table:table-cell table:style-name="ce101" table:formula="oooc:=SUMPRODUCT([.O3:.O14];[.C25:.C36])/SUM([.O3:.O14])" office:value-type="float" office:value="98.5">
            <text:p>99</text:p>
          </table:table-cell>
          <table:table-cell table:style-name="ce101" table:formula="oooc:=SUMPRODUCT([.P3:.P14];[.C25:.C36])/SUM([.P3:.P14])" office:value-type="float" office:value="100.75">
            <text:p>101</text:p>
          </table:table-cell>
          <table:table-cell table:style-name="ce101" table:formula="oooc:=SUMPRODUCT([.Q3:.Q14];[.C25:.C36])/SUM([.Q3:.Q14])" office:value-type="float" office:value="100.75">
            <text:p>101</text:p>
          </table:table-cell>
          <table:table-cell table:style-name="ce101" table:formula="oooc:=SUMPRODUCT([.R3:.R14];[.C25:.C36])/SUM([.R3:.R14])" office:value-type="float" office:value="103">
            <text:p>103</text:p>
          </table:table-cell>
          <table:table-cell table:style-name="ce101" table:formula="oooc:=SUMPRODUCT([.S3:.S14];[.C25:.C36])/SUM([.S3:.S14])" office:value-type="float" office:value="105.125">
            <text:p>105</text:p>
          </table:table-cell>
          <table:table-cell table:style-name="ce101" table:formula="oooc:=SUMPRODUCT([.T3:.T14];[.C25:.C36])/SUM([.T3:.T14])" office:value-type="float" office:value="109">
            <text:p>109</text:p>
          </table:table-cell>
          <table:table-cell table:number-columns-repeated="236"/>
        </table:table-row>
        <table:table-row table:style-name="ro2">
          <table:table-cell table:style-name="ce2" table:formula="oooc:=[.A13]" office:value-type="string" office:string-value="Shchi">
            <text:p>Shchi</text:p>
          </table:table-cell>
          <table:table-cell table:formula="oooc:=[.H13]+COUNT([.B13:.G13])*25" office:value-type="float" office:value="124">
            <text:p>124</text:p>
          </table:table-cell>
          <table:table-cell table:style-name="ce2" table:formula="oooc:=VLOOKUP([.B13];[.B38:.C47];2)+VLOOKUP([.C13];[.B38:.C47];2)+VLOOKUP([.D13];[.B38:.C47];2)+VLOOKUP([.E13];[.B38:.C47];2)+VLOOKUP([.F13];[.B38:.C47];2)+VLOOKUP([.G13];[.B38:.C47];2)+COUNT([.B13:.G13])*25" office:value-type="float" office:value="140">
            <text:p>140</text:p>
          </table:table-cell>
          <table:table-cell table:formula="oooc:=FLOOR(POWER([.B35]*[.B35]*[.C35];1/3);1)" office:value-type="float" office:value="129">
            <text:p>129</text:p>
          </table:table-cell>
          <table:table-cell table:style-name="ce2" table:number-columns-repeated="2"/>
          <table:table-cell table:style-name="ce2" table:formula="oooc:=IF([.B13]&gt;0;VLOOKUP([.B13]-1;[.B38:.C47];2);0)+IF([.C13]&gt;0;VLOOKUP([.C13]-1;[.B38:.C47];2);0)+IF([.D13]&gt;0;VLOOKUP([.D13]-1;[.B38:.C47];2);0)+IF([.E13]&gt;0;VLOOKUP([.E13]-1;[.B38:.C47];2);0)+IF([.F13]&gt;0;VLOOKUP([.F13]-1;[.B38:.C47];2);0)+IF([.G13]&gt;0;VLOOKUP([.G13]-1;[.B38:.C47];2);0)+COUNT([.B13:.G13])*(25+VLOOKUP(5;[.B38:.C47];2))" office:value-type="float" office:value="156">
            <text:p>156</text:p>
          </table:table-cell>
          <table:table-cell table:style-name="ce85"/>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Mushroom Soup">
            <text:p>Mushroom Soup</text:p>
          </table:table-cell>
          <table:table-cell table:formula="oooc:=[.H14]+COUNT([.B14:.G14])*25" office:value-type="float" office:value="124">
            <text:p>124</text:p>
          </table:table-cell>
          <table:table-cell table:style-name="ce2" table:formula="oooc:=VLOOKUP([.B14];[.B38:.C47];2)+VLOOKUP([.C14];[.B38:.C47];2)+VLOOKUP([.D14];[.B38:.C47];2)+VLOOKUP([.E14];[.B38:.C47];2)+VLOOKUP([.F14];[.B38:.C47];2)+VLOOKUP([.G14];[.B38:.C47];2)+COUNT([.B14:.G14])*25" office:value-type="float" office:value="140">
            <text:p>140</text:p>
          </table:table-cell>
          <table:table-cell table:formula="oooc:=FLOOR(POWER([.B36]*[.B36]*[.C36];1/3);1)" office:value-type="float" office:value="129">
            <text:p>129</text:p>
          </table:table-cell>
          <table:table-cell table:style-name="ce2" table:number-columns-repeated="2"/>
          <table:table-cell table:style-name="ce2" table:formula="oooc:=IF([.B14]&gt;0;VLOOKUP([.B14]-1;[.B38:.C47];2);0)+IF([.C14]&gt;0;VLOOKUP([.C14]-1;[.B38:.C47];2);0)+IF([.D14]&gt;0;VLOOKUP([.D14]-1;[.B38:.C47];2);0)+IF([.E14]&gt;0;VLOOKUP([.E14]-1;[.B38:.C47];2);0)+IF([.F14]&gt;0;VLOOKUP([.F14]-1;[.B38:.C47];2);0)+IF([.G14]&gt;0;VLOOKUP([.G14]-1;[.B38:.C47];2);0)+COUNT([.B14:.G14])*(25+VLOOKUP(5;[.B38:.C47];2))" office:value-type="float" office:value="156">
            <text:p>156</text:p>
          </table:table-cell>
          <table:table-cell table:style-name="ce85"/>
          <table:table-cell/>
          <table:table-cell table:style-name="ce92"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85"/>
          <table:table-cell/>
          <table:table-cell table:style-name="ce2" table:formula="oooc:=[.J20]" office:value-type="string" office:string-value="pork">
            <text:p>pork</text:p>
          </table:table-cell>
          <table:table-cell table:style-name="ce138" table:formula="oooc:=SUMPRODUCT([.B3:.B14];[.K3:.K14])" office:value-type="float" office:value="40">
            <text:p>40</text:p>
          </table:table-cell>
          <table:table-cell table:style-name="ce138" table:formula="oooc:=SUMPRODUCT([.B3:.B14];[.L3:.L14])" office:value-type="float" office:value="26">
            <text:p>26</text:p>
          </table:table-cell>
          <table:table-cell table:style-name="ce138" table:formula="oooc:=SUMPRODUCT([.B3:.B14];[.M3:.M14])" office:value-type="float" office:value="52">
            <text:p>52</text:p>
          </table:table-cell>
          <table:table-cell table:style-name="ce138" table:formula="oooc:=SUMPRODUCT([.B3:.B14];[.N3:.N14])" office:value-type="float" office:value="34">
            <text:p>34</text:p>
          </table:table-cell>
          <table:table-cell table:style-name="ce138" table:formula="oooc:=SUMPRODUCT([.B3:.B14];[.O3:.O14])" office:value-type="float" office:value="0">
            <text:p>0</text:p>
          </table:table-cell>
          <table:table-cell table:style-name="ce138" table:formula="oooc:=SUMPRODUCT([.B3:.B14];[.P3:.P14])" office:value-type="float" office:value="0">
            <text:p>0</text:p>
          </table:table-cell>
          <table:table-cell table:style-name="ce138" table:formula="oooc:=SUMPRODUCT([.B3:.B14];[.Q3:.Q14])" office:value-type="float" office:value="40">
            <text:p>40</text:p>
          </table:table-cell>
          <table:table-cell table:style-name="ce138" table:formula="oooc:=SUMPRODUCT([.B3:.B14];[.R3:.R14])" office:value-type="float" office:value="28">
            <text:p>28</text:p>
          </table:table-cell>
          <table:table-cell table:style-name="ce138" table:formula="oooc:=SUMPRODUCT([.B3:.B14];[.S3:.S14])" office:value-type="float" office:value="27">
            <text:p>27</text:p>
          </table:table-cell>
          <table:table-cell table:style-name="ce138" table:formula="oooc:=SUMPRODUCT([.B3:.B14];[.T3:.T14])" office:value-type="float" office:value="20">
            <text:p>20</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85"/>
          <table:table-cell/>
          <table:table-cell table:style-name="ce2" table:formula="oooc:=[.J21]" office:value-type="string" office:string-value="mushroom">
            <text:p>mushroom</text:p>
          </table:table-cell>
          <table:table-cell table:style-name="ce138" table:formula="oooc:=SUMPRODUCT([.C3:.C14];[.K3:.K14])" office:value-type="float" office:value="0">
            <text:p>0</text:p>
          </table:table-cell>
          <table:table-cell table:style-name="ce138" table:formula="oooc:=SUMPRODUCT([.C3:.C14];[.L3:.L14])" office:value-type="float" office:value="0">
            <text:p>0</text:p>
          </table:table-cell>
          <table:table-cell table:style-name="ce138" table:formula="oooc:=SUMPRODUCT([.C3:.C14];[.M3:.M14])" office:value-type="float" office:value="18">
            <text:p>18</text:p>
          </table:table-cell>
          <table:table-cell table:style-name="ce138" table:formula="oooc:=SUMPRODUCT([.C3:.C14];[.N3:.N14])" office:value-type="float" office:value="40">
            <text:p>40</text:p>
          </table:table-cell>
          <table:table-cell table:style-name="ce138" table:formula="oooc:=SUMPRODUCT([.C3:.C14];[.O3:.O14])" office:value-type="float" office:value="46">
            <text:p>46</text:p>
          </table:table-cell>
          <table:table-cell table:style-name="ce138" table:formula="oooc:=SUMPRODUCT([.C3:.C14];[.P3:.P14])" office:value-type="float" office:value="28">
            <text:p>28</text:p>
          </table:table-cell>
          <table:table-cell table:style-name="ce138" table:formula="oooc:=SUMPRODUCT([.C3:.C14];[.Q3:.Q14])" office:value-type="float" office:value="0">
            <text:p>0</text:p>
          </table:table-cell>
          <table:table-cell table:style-name="ce138" table:formula="oooc:=SUMPRODUCT([.C3:.C14];[.R3:.R14])" office:value-type="float" office:value="46">
            <text:p>46</text:p>
          </table:table-cell>
          <table:table-cell table:style-name="ce138" table:formula="oooc:=SUMPRODUCT([.C3:.C14];[.S3:.S14])" office:value-type="float" office:value="20">
            <text:p>20</text:p>
          </table:table-cell>
          <table:table-cell table:style-name="ce138" table:formula="oooc:=SUMPRODUCT([.C3:.C14];[.T3:.T14])" office:value-type="float" office:value="47">
            <text:p>47</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85"/>
          <table:table-cell/>
          <table:table-cell table:style-name="ce2" table:formula="oooc:=[.J22]" office:value-type="string" office:string-value="cabbage">
            <text:p>cabbage</text:p>
          </table:table-cell>
          <table:table-cell table:style-name="ce138" table:formula="oooc:=SUMPRODUCT([.D3:.D14];[.K3:.K14])" office:value-type="float" office:value="0">
            <text:p>0</text:p>
          </table:table-cell>
          <table:table-cell table:style-name="ce138" table:formula="oooc:=SUMPRODUCT([.D3:.D14];[.L3:.L14])" office:value-type="float" office:value="40">
            <text:p>40</text:p>
          </table:table-cell>
          <table:table-cell table:style-name="ce138" table:formula="oooc:=SUMPRODUCT([.D3:.D14];[.M3:.M14])" office:value-type="float" office:value="0">
            <text:p>0</text:p>
          </table:table-cell>
          <table:table-cell table:style-name="ce138" table:formula="oooc:=SUMPRODUCT([.D3:.D14];[.N3:.N14])" office:value-type="float" office:value="15">
            <text:p>15</text:p>
          </table:table-cell>
          <table:table-cell table:style-name="ce138" table:formula="oooc:=SUMPRODUCT([.D3:.D14];[.O3:.O14])" office:value-type="float" office:value="20">
            <text:p>20</text:p>
          </table:table-cell>
          <table:table-cell table:style-name="ce138" table:formula="oooc:=SUMPRODUCT([.D3:.D14];[.P3:.P14])" office:value-type="float" office:value="42">
            <text:p>42</text:p>
          </table:table-cell>
          <table:table-cell table:style-name="ce138" table:formula="oooc:=SUMPRODUCT([.D3:.D14];[.Q3:.Q14])" office:value-type="float" office:value="32">
            <text:p>32</text:p>
          </table:table-cell>
          <table:table-cell table:style-name="ce138" table:formula="oooc:=SUMPRODUCT([.D3:.D14];[.R3:.R14])" office:value-type="float" office:value="0">
            <text:p>0</text:p>
          </table:table-cell>
          <table:table-cell table:style-name="ce138" table:formula="oooc:=SUMPRODUCT([.D3:.D14];[.S3:.S14])" office:value-type="float" office:value="46">
            <text:p>46</text:p>
          </table:table-cell>
          <table:table-cell table:style-name="ce138" table:formula="oooc:=SUMPRODUCT([.D3:.D14];[.T3:.T14])" office:value-type="float" office:value="14">
            <text:p>14</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85"/>
          <table:table-cell/>
          <table:table-cell table:style-name="ce2" table:formula="oooc:=[.J23]" office:value-type="string" office:string-value="potato">
            <text:p>potato</text:p>
          </table:table-cell>
          <table:table-cell table:style-name="ce138" table:formula="oooc:=SUMPRODUCT([.E3:.E14];[.K3:.K14])" office:value-type="float" office:value="0">
            <text:p>0</text:p>
          </table:table-cell>
          <table:table-cell table:style-name="ce138" table:formula="oooc:=SUMPRODUCT([.E3:.E14];[.L3:.L14])" office:value-type="float" office:value="0">
            <text:p>0</text:p>
          </table:table-cell>
          <table:table-cell table:style-name="ce138" table:formula="oooc:=SUMPRODUCT([.E3:.E14];[.M3:.M14])" office:value-type="float" office:value="18">
            <text:p>18</text:p>
          </table:table-cell>
          <table:table-cell table:style-name="ce138" table:formula="oooc:=SUMPRODUCT([.E3:.E14];[.N3:.N14])" office:value-type="float" office:value="28">
            <text:p>28</text:p>
          </table:table-cell>
          <table:table-cell table:style-name="ce138" table:formula="oooc:=SUMPRODUCT([.E3:.E14];[.O3:.O14])" office:value-type="float" office:value="20">
            <text:p>20</text:p>
          </table:table-cell>
          <table:table-cell table:style-name="ce138" table:formula="oooc:=SUMPRODUCT([.E3:.E14];[.P3:.P14])" office:value-type="float" office:value="28">
            <text:p>28</text:p>
          </table:table-cell>
          <table:table-cell table:style-name="ce138" table:formula="oooc:=SUMPRODUCT([.E3:.E14];[.Q3:.Q14])" office:value-type="float" office:value="26">
            <text:p>26</text:p>
          </table:table-cell>
          <table:table-cell table:style-name="ce138" table:formula="oooc:=SUMPRODUCT([.E3:.E14];[.R3:.R14])" office:value-type="float" office:value="38">
            <text:p>38</text:p>
          </table:table-cell>
          <table:table-cell table:style-name="ce138" table:formula="oooc:=SUMPRODUCT([.E3:.E14];[.S3:.S14])" office:value-type="float" office:value="17">
            <text:p>17</text:p>
          </table:table-cell>
          <table:table-cell table:style-name="ce138" table:formula="oooc:=SUMPRODUCT([.E3:.E14];[.T3:.T14])" office:value-type="float" office:value="29">
            <text:p>29</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85"/>
          <table:table-cell/>
          <table:table-cell table:style-name="ce2" table:formula="oooc:=[.J24]" office:value-type="string" office:string-value="onion">
            <text:p>onion</text:p>
          </table:table-cell>
          <table:table-cell table:style-name="ce138" table:formula="oooc:=SUMPRODUCT([.F3:.F14];[.K3:.K14])" office:value-type="float" office:value="12">
            <text:p>12</text:p>
          </table:table-cell>
          <table:table-cell table:style-name="ce138" table:formula="oooc:=SUMPRODUCT([.F3:.F14];[.L3:.L14])" office:value-type="float" office:value="14">
            <text:p>14</text:p>
          </table:table-cell>
          <table:table-cell table:style-name="ce138" table:formula="oooc:=SUMPRODUCT([.F3:.F14];[.M3:.M14])" office:value-type="float" office:value="0">
            <text:p>0</text:p>
          </table:table-cell>
          <table:table-cell table:style-name="ce138" table:formula="oooc:=SUMPRODUCT([.F3:.F14];[.N3:.N14])" office:value-type="float" office:value="5">
            <text:p>5</text:p>
          </table:table-cell>
          <table:table-cell table:style-name="ce138" table:formula="oooc:=SUMPRODUCT([.F3:.F14];[.O3:.O14])" office:value-type="float" office:value="20">
            <text:p>20</text:p>
          </table:table-cell>
          <table:table-cell table:style-name="ce138" table:formula="oooc:=SUMPRODUCT([.F3:.F14];[.P3:.P14])" office:value-type="float" office:value="18">
            <text:p>18</text:p>
          </table:table-cell>
          <table:table-cell table:style-name="ce138" table:formula="oooc:=SUMPRODUCT([.F3:.F14];[.Q3:.Q14])" office:value-type="float" office:value="22">
            <text:p>22</text:p>
          </table:table-cell>
          <table:table-cell table:style-name="ce138" table:formula="oooc:=SUMPRODUCT([.F3:.F14];[.R3:.R14])" office:value-type="float" office:value="32">
            <text:p>32</text:p>
          </table:table-cell>
          <table:table-cell table:style-name="ce138" table:formula="oooc:=SUMPRODUCT([.F3:.F14];[.S3:.S14])" office:value-type="float" office:value="18">
            <text:p>18</text:p>
          </table:table-cell>
          <table:table-cell table:style-name="ce138" table:formula="oooc:=SUMPRODUCT([.F3:.F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85"/>
          <table:table-cell/>
          <table:table-cell table:style-name="ce2" table:formula="oooc:=[.J25]" office:value-type="string" office:string-value="flour">
            <text:p>flour</text:p>
          </table:table-cell>
          <table:table-cell table:style-name="ce138" table:formula="oooc:=SUMPRODUCT([.G3:.G14];[.K3:.K14])" office:value-type="float" office:value="30">
            <text:p>30</text:p>
          </table:table-cell>
          <table:table-cell table:style-name="ce138" table:formula="oooc:=SUMPRODUCT([.G3:.G14];[.L3:.L14])" office:value-type="float" office:value="22">
            <text:p>22</text:p>
          </table:table-cell>
          <table:table-cell table:style-name="ce138" table:formula="oooc:=SUMPRODUCT([.G3:.G14];[.M3:.M14])" office:value-type="float" office:value="32">
            <text:p>32</text:p>
          </table:table-cell>
          <table:table-cell table:style-name="ce138" table:formula="oooc:=SUMPRODUCT([.G3:.G14];[.N3:.N14])" office:value-type="float" office:value="0">
            <text:p>0</text:p>
          </table:table-cell>
          <table:table-cell table:style-name="ce138" table:formula="oooc:=SUMPRODUCT([.G3:.G14];[.O3:.O14])" office:value-type="float" office:value="0">
            <text:p>0</text:p>
          </table:table-cell>
          <table:table-cell table:style-name="ce138" table:formula="oooc:=SUMPRODUCT([.G3:.G14];[.P3:.P14])" office:value-type="float" office:value="28">
            <text:p>28</text:p>
          </table:table-cell>
          <table:table-cell table:style-name="ce138" table:formula="oooc:=SUMPRODUCT([.G3:.G14];[.Q3:.Q14])" office:value-type="float" office:value="24">
            <text:p>24</text:p>
          </table:table-cell>
          <table:table-cell table:style-name="ce138" table:formula="oooc:=SUMPRODUCT([.G3:.G14];[.R3:.R14])" office:value-type="float" office:value="40">
            <text:p>40</text:p>
          </table:table-cell>
          <table:table-cell table:style-name="ce138" table:formula="oooc:=SUMPRODUCT([.G3:.G14];[.S3:.S14])" office:value-type="float" office:value="22">
            <text:p>22</text:p>
          </table:table-cell>
          <table:table-cell table:style-name="ce138" table:formula="oooc:=SUMPRODUCT([.G3:.G14];[.T3:.T14])" office:value-type="float" office:value="14">
            <text:p>14</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85"/>
          <table:table-cell/>
          <table:table-cell table:style-name="ce2"/>
          <table:table-cell table:style-name="ce138"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85"/>
          <table:table-cell/>
          <table:table-cell table:style-name="ce92" office:value-type="string">
            <text:p>max ingred usage in one recipe</text:p>
          </table:table-cell>
          <table:table-cell table:style-name="ce139"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85"/>
          <table:table-cell/>
          <table:table-cell table:style-name="ce2" table:formula="oooc:=[.J20]" office:value-type="string" office:string-value="pork">
            <text:p>pork</text:p>
          </table:table-cell>
          <table:table-cell table:style-name="ce138"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38"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38"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38"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38"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38"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0">
            <text:p>0</text:p>
          </table:table-cell>
          <table:table-cell table:style-name="ce138"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38"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38"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38"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85"/>
          <table:table-cell/>
          <table:table-cell table:style-name="ce2" table:formula="oooc:=[.J21]" office:value-type="string" office:string-value="mushroom">
            <text:p>mushroom</text:p>
          </table:table-cell>
          <table:table-cell table:style-name="ce138"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38"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38"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6">
            <text:p>6</text:p>
          </table:table-cell>
          <table:table-cell table:style-name="ce138"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9">
            <text:p>9</text:p>
          </table:table-cell>
          <table:table-cell table:style-name="ce138"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9">
            <text:p>9</text:p>
          </table:table-cell>
          <table:table-cell table:style-name="ce138"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7">
            <text:p>7</text:p>
          </table:table-cell>
          <table:table-cell table:style-name="ce138"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0">
            <text:p>0</text:p>
          </table:table-cell>
          <table:table-cell table:style-name="ce138"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9">
            <text:p>9</text:p>
          </table:table-cell>
          <table:table-cell table:style-name="ce138"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38"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9">
            <text:p>9</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85"/>
          <table:table-cell/>
          <table:table-cell table:style-name="ce2" table:formula="oooc:=[.J22]" office:value-type="string" office:string-value="cabbage">
            <text:p>cabbage</text:p>
          </table:table-cell>
          <table:table-cell table:style-name="ce138"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138"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8">
            <text:p>8</text:p>
          </table:table-cell>
          <table:table-cell table:style-name="ce138"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138"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8">
            <text:p>8</text:p>
          </table:table-cell>
          <table:table-cell table:style-name="ce138"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38"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8">
            <text:p>8</text:p>
          </table:table-cell>
          <table:table-cell table:style-name="ce138"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138"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38"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38"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number-columns-repeated="236"/>
        </table:table-row>
        <table:table-row table:style-name="ro10">
          <table:table-cell table:number-columns-repeated="9"/>
          <table:table-cell table:style-name="ce2" table:formula="oooc:=[.J23]" office:value-type="string" office:string-value="potato">
            <text:p>potato</text:p>
          </table:table-cell>
          <table:table-cell table:style-name="ce138"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38"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38"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7">
            <text:p>7</text:p>
          </table:table-cell>
          <table:table-cell table:style-name="ce138"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38"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38"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38"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8">
            <text:p>8</text:p>
          </table:table-cell>
          <table:table-cell table:style-name="ce138"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38"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7">
            <text:p>7</text:p>
          </table:table-cell>
          <table:table-cell table:style-name="ce138"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0">
          <table:table-cell table:number-columns-repeated="9"/>
          <table:table-cell table:style-name="ce2" table:formula="oooc:=[.J24]" office:value-type="string" office:string-value="onion">
            <text:p>onion</text:p>
          </table:table-cell>
          <table:table-cell table:style-name="ce138"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6">
            <text:p>6</text:p>
          </table:table-cell>
          <table:table-cell table:style-name="ce138"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6">
            <text:p>6</text:p>
          </table:table-cell>
          <table:table-cell table:style-name="ce138"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38"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5">
            <text:p>5</text:p>
          </table:table-cell>
          <table:table-cell table:style-name="ce138"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5">
            <text:p>5</text:p>
          </table:table-cell>
          <table:table-cell table:style-name="ce138"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5">
            <text:p>5</text:p>
          </table:table-cell>
          <table:table-cell table:style-name="ce138"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138"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138"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5">
            <text:p>5</text:p>
          </table:table-cell>
          <table:table-cell table:style-name="ce138"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number-columns-repeated="236"/>
        </table:table-row>
        <table:table-row table:style-name="ro10">
          <table:table-cell table:number-columns-repeated="9"/>
          <table:table-cell table:style-name="ce2" table:formula="oooc:=[.J25]" office:value-type="string" office:string-value="flour">
            <text:p>flour</text:p>
          </table:table-cell>
          <table:table-cell table:style-name="ce138"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6">
            <text:p>6</text:p>
          </table:table-cell>
          <table:table-cell table:style-name="ce138"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8">
            <text:p>8</text:p>
          </table:table-cell>
          <table:table-cell table:style-name="ce138"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8">
            <text:p>8</text:p>
          </table:table-cell>
          <table:table-cell table:style-name="ce138"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38"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38"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8">
            <text:p>8</text:p>
          </table:table-cell>
          <table:table-cell table:style-name="ce138"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38"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8">
            <text:p>8</text:p>
          </table:table-cell>
          <table:table-cell table:style-name="ce138"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8">
            <text:p>8</text:p>
          </table:table-cell>
          <table:table-cell table:style-name="ce138"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8">
            <text:p>8</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40"/>
          <table:table-cell table:style-name="ce135" office:value-type="float" office:value="3">
            <text:p>3</text:p>
          </table:table-cell>
          <table:table-cell table:style-name="ce135" table:number-columns-repeated="3"/>
          <table:table-cell table:style-name="ce135" office:value-type="float" office:value="4">
            <text:p>4</text:p>
          </table:table-cell>
          <table:table-cell table:style-name="ce135" table:number-columns-repeated="3"/>
          <table:table-cell table:style-name="ce143" office:value-type="float" office:value="1">
            <text:p>1</text:p>
          </table:table-cell>
          <table:table-cell table:number-columns-repeated="236"/>
        </table:table-row>
        <table:table-row table:style-name="ro10">
          <table:table-cell table:number-columns-repeated="10"/>
          <table:table-cell table:style-name="ce141" office:value-type="float" office:value="3">
            <text:p>3</text:p>
          </table:table-cell>
          <table:table-cell/>
          <table:table-cell office:value-type="float" office:value="4">
            <text:p>4</text:p>
          </table:table-cell>
          <table:table-cell/>
          <table:table-cell office:value-type="float" office:value="3">
            <text:p>3</text:p>
          </table:table-cell>
          <table:table-cell/>
          <table:table-cell office:value-type="float" office:value="4">
            <text:p>4</text:p>
          </table:table-cell>
          <table:table-cell table:number-columns-repeated="2"/>
          <table:table-cell table:style-name="ce144"/>
          <table:table-cell table:number-columns-repeated="236"/>
        </table:table-row>
        <table:table-row table:style-name="ro10">
          <table:table-cell table:number-columns-repeated="10"/>
          <table:table-cell table:style-name="ce141"/>
          <table:table-cell table:number-columns-repeated="2"/>
          <table:table-cell office:value-type="float" office:value="1">
            <text:p>1</text:p>
          </table:table-cell>
          <table:table-cell table:number-columns-repeated="3"/>
          <table:table-cell office:value-type="float" office:value="1">
            <text:p>1</text:p>
          </table:table-cell>
          <table:table-cell office:value-type="float" office:value="3">
            <text:p>3</text:p>
          </table:table-cell>
          <table:table-cell table:style-name="ce144" office:value-type="float" office:value="3">
            <text:p>3</text:p>
          </table:table-cell>
          <table:table-cell table:number-columns-repeated="236"/>
        </table:table-row>
        <table:table-row table:style-name="ro10">
          <table:table-cell table:number-columns-repeated="10"/>
          <table:table-cell table:style-name="ce141"/>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office:value-type="float" office:value="1">
            <text:p>1</text:p>
          </table:table-cell>
          <table:table-cell table:style-name="ce144"/>
          <table:table-cell table:number-columns-repeated="236"/>
        </table:table-row>
        <table:table-row table:style-name="ro10">
          <table:table-cell table:number-columns-repeated="10"/>
          <table:table-cell table:style-name="ce142"/>
          <table:table-cell table:style-name="ce134" table:number-columns-repeated="3"/>
          <table:table-cell table:style-name="ce134" office:value-type="float" office:value="2">
            <text:p>2</text:p>
          </table:table-cell>
          <table:table-cell table:style-name="ce134" table:number-columns-repeated="2"/>
          <table:table-cell table:style-name="ce134" office:value-type="float" office:value="1">
            <text:p>1</text:p>
          </table:table-cell>
          <table:table-cell table:style-name="ce134"/>
          <table:table-cell table:style-name="ce145" office:value-type="float" office:value="2">
            <text:p>2</text:p>
          </table:table-cell>
          <table:table-cell table:number-columns-repeated="236"/>
        </table:table-row>
        <table:table-row table:style-name="ro10">
          <table:table-cell table:number-columns-repeated="10"/>
          <table:table-cell table:style-name="ce141"/>
          <table:table-cell/>
          <table:table-cell office:value-type="float" office:value="2">
            <text:p>2</text:p>
          </table:table-cell>
          <table:table-cell/>
          <table:table-cell office:value-type="float" office:value="3">
            <text:p>3</text:p>
          </table:table-cell>
          <table:table-cell table:number-columns-repeated="3"/>
          <table:table-cell office:value-type="float" office:value="3">
            <text:p>3</text:p>
          </table:table-cell>
          <table:table-cell table:style-name="ce144"/>
          <table:table-cell table:number-columns-repeated="236"/>
        </table:table-row>
        <table:table-row table:style-name="ro10">
          <table:table-cell table:number-columns-repeated="10"/>
          <table:table-cell table:style-name="ce141" office:value-type="float" office:value="2">
            <text:p>2</text:p>
          </table:table-cell>
          <table:table-cell table:number-columns-repeated="5"/>
          <table:table-cell office:value-type="float" office:value="3">
            <text:p>3</text:p>
          </table:table-cell>
          <table:table-cell table:number-columns-repeated="2"/>
          <table:table-cell table:style-name="ce144"/>
          <table:table-cell table:number-columns-repeated="236"/>
        </table:table-row>
        <table:table-row table:style-name="ro10">
          <table:table-cell table:number-columns-repeated="10"/>
          <table:table-cell table:style-name="ce141"/>
          <table:table-cell table:number-columns-repeated="2"/>
          <table:table-cell office:value-type="float" office:value="2">
            <text:p>2</text:p>
          </table:table-cell>
          <table:table-cell table:number-columns-repeated="2"/>
          <table:table-cell office:value-type="float" office:value="2">
            <text:p>2</text:p>
          </table:table-cell>
          <table:table-cell table:number-columns-repeated="2"/>
          <table:table-cell table:style-name="ce144"/>
          <table:table-cell table:number-columns-repeated="236"/>
        </table:table-row>
        <table:table-row table:style-name="ro10">
          <table:table-cell table:number-columns-repeated="10"/>
          <table:table-cell table:style-name="ce141"/>
          <table:table-cell table:number-columns-repeated="6"/>
          <table:table-cell office:value-type="float" office:value="1">
            <text:p>1</text:p>
          </table:table-cell>
          <table:table-cell/>
          <table:table-cell table:style-name="ce144"/>
          <table:table-cell table:number-columns-repeated="236"/>
        </table:table-row>
        <table:table-row table:style-name="ro10">
          <table:table-cell table:number-columns-repeated="10"/>
          <table:table-cell table:style-name="ce140"/>
          <table:table-cell table:style-name="ce135"/>
          <table:table-cell table:style-name="ce135" office:value-type="float" office:value="1">
            <text:p>1</text:p>
          </table:table-cell>
          <table:table-cell table:style-name="ce135"/>
          <table:table-cell table:style-name="ce135" office:value-type="float" office:value="1">
            <text:p>1</text:p>
          </table:table-cell>
          <table:table-cell table:style-name="ce135"/>
          <table:table-cell table:style-name="ce135" office:value-type="float" office:value="1">
            <text:p>1</text:p>
          </table:table-cell>
          <table:table-cell table:style-name="ce135"/>
          <table:table-cell table:style-name="ce135" office:value-type="float" office:value="2">
            <text:p>2</text:p>
          </table:table-cell>
          <table:table-cell table:style-name="ce143" office:value-type="float" office:value="2">
            <text:p>2</text:p>
          </table:table-cell>
          <table:table-cell table:number-columns-repeated="236"/>
        </table:table-row>
        <table:table-row table:style-name="ro10">
          <table:table-cell table:number-columns-repeated="10"/>
          <table:table-cell table:style-name="ce141"/>
          <table:table-cell office:value-type="float" office:value="1">
            <text:p>1</text:p>
          </table:table-cell>
          <table:table-cell table:number-columns-repeated="3"/>
          <table:table-cell office:value-type="float" office:value="1">
            <text:p>1</text:p>
          </table:table-cell>
          <table:table-cell table:number-columns-repeated="2"/>
          <table:table-cell office:value-type="float" office:value="1">
            <text:p>1</text:p>
          </table:table-cell>
          <table:table-cell table:style-name="ce144" office:value-type="float" office:value="2">
            <text:p>2</text:p>
          </table:table-cell>
          <table:table-cell table:number-columns-repeated="236"/>
        </table:table-row>
        <table:table-row table:style-name="ro10">
          <table:table-cell table:number-columns-repeated="10"/>
          <table:table-cell table:style-name="ce142"/>
          <table:table-cell table:style-name="ce134" table:number-columns-repeated="2"/>
          <table:table-cell table:style-name="ce134" office:value-type="float" office:value="1">
            <text:p>1</text:p>
          </table:table-cell>
          <table:table-cell table:style-name="ce134"/>
          <table:table-cell table:style-name="ce134" office:value-type="float" office:value="2">
            <text:p>2</text:p>
          </table:table-cell>
          <table:table-cell table:style-name="ce134"/>
          <table:table-cell table:style-name="ce134" office:value-type="float" office:value="3">
            <text:p>3</text:p>
          </table:table-cell>
          <table:table-cell table:style-name="ce134"/>
          <table:table-cell table:style-name="ce145" office:value-type="float" office:value="2">
            <text:p>2</text:p>
          </table:table-cell>
          <table:table-cell table:number-columns-repeated="236"/>
        </table:table-row>
      </table:table>
      <table:table table:name="4 _ Japanese" table:style-name="ta1" table:print="false">
        <table:table-column table:style-name="co13" table:default-cell-style-name="Default"/>
        <table:table-column table:style-name="co8" table:number-columns-repeated="6" table:default-cell-style-name="Default"/>
        <table:table-column table:style-name="co14" table:default-cell-style-name="Default"/>
        <table:table-column table:style-name="co5" table:default-cell-style-name="Default"/>
        <table:table-column table:style-name="co15" table:default-cell-style-name="Default"/>
        <table:table-column table:style-name="co8" table:default-cell-style-name="Default"/>
        <table:table-column table:style-name="co8" table:number-columns-repeated="8" table:default-cell-style-name="ce151"/>
        <table:table-column table:style-name="co8" table:number-columns-repeated="3" table:default-cell-style-name="Default"/>
        <table:table-column table:style-name="co5" table:number-columns-repeated="234" table:default-cell-style-name="Default"/>
        <table:table-row table:style-name="ro11">
          <table:table-cell table:style-name="ce46"/>
          <table:table-cell table:style-name="ce22" office:value-type="string" table:number-columns-spanned="6" table:number-rows-spanned="1">
            <text:p>Кухня</text:p>
          </table:table-cell>
          <table:covered-table-cell table:number-columns-repeated="5"/>
          <table:table-cell table:number-columns-repeated="3"/>
          <table:table-cell table:style-name="ce22"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21" office:value-type="string">
            <text:p>Название</text:p>
          </table:table-cell>
          <table:table-cell table:style-name="ce123" office:value-type="string">
            <text:p>salmon</text:p>
          </table:table-cell>
          <table:table-cell table:style-name="ce123" office:value-type="string">
            <text:p>shrimp</text:p>
          </table:table-cell>
          <table:table-cell table:style-name="ce123" office:value-type="string">
            <text:p>rice</text:p>
          </table:table-cell>
          <table:table-cell table:style-name="ce123" office:value-type="string">
            <text:p>tofu</text:p>
          </table:table-cell>
          <table:table-cell table:style-name="ce123" office:value-type="string">
            <text:p>veggymix</text:p>
          </table:table-cell>
          <table:table-cell table:style-name="ce123" office:value-type="string">
            <text:p>seaweed</text:p>
          </table:table-cell>
          <table:table-cell table:style-name="ce123"/>
          <table:table-cell/>
          <table:table-cell table:style-name="ce128" office:value-type="string">
            <text:p>Название</text:p>
          </table:table-cell>
          <table:table-cell table:style-name="ce128" office:value-type="float" office:value="1">
            <text:p>1</text:p>
          </table:table-cell>
          <table:table-cell table:style-name="ce128" office:value-type="float" office:value="2">
            <text:p>2</text:p>
          </table:table-cell>
          <table:table-cell table:style-name="ce128" office:value-type="float" office:value="3">
            <text:p>3</text:p>
          </table:table-cell>
          <table:table-cell table:style-name="ce128" office:value-type="float" office:value="4">
            <text:p>4</text:p>
          </table:table-cell>
          <table:table-cell table:style-name="ce128" office:value-type="float" office:value="5">
            <text:p>5</text:p>
          </table:table-cell>
          <table:table-cell table:style-name="ce128" office:value-type="float" office:value="6">
            <text:p>6</text:p>
          </table:table-cell>
          <table:table-cell table:style-name="ce128" office:value-type="float" office:value="7">
            <text:p>7</text:p>
          </table:table-cell>
          <table:table-cell table:style-name="ce128" office:value-type="float" office:value="8">
            <text:p>8</text:p>
          </table:table-cell>
          <table:table-cell table:style-name="ce128" office:value-type="float" office:value="9">
            <text:p>9</text:p>
          </table:table-cell>
          <table:table-cell table:style-name="ce128" office:value-type="float" office:value="10">
            <text:p>10</text:p>
          </table:table-cell>
          <table:table-cell/>
          <table:table-cell table:style-name="ce2" office:value-type="string">
            <text:p>s</text:p>
          </table:table-cell>
          <table:table-cell table:number-columns-repeated="234"/>
        </table:table-row>
        <table:table-row table:style-name="ro9">
          <table:table-cell table:style-name="ce147" office:value-type="string">
            <text:p>Nigiri Zushi</text:p>
          </table:table-cell>
          <table:table-cell table:style-name="ce148" office:value-type="float" office:value="6">
            <text:p>6</text:p>
          </table:table-cell>
          <table:table-cell table:style-name="ce148"/>
          <table:table-cell table:style-name="ce149" office:value-type="float" office:value="9">
            <text:p>9</text:p>
          </table:table-cell>
          <table:table-cell table:number-columns-repeated="3" table:style-name="ce149"/>
          <table:table-cell table:style-name="ce127" table:formula="oooc:=SUM([.B3:.G3])" office:value-type="float" office:value="15">
            <text:p>15</text:p>
          </table:table-cell>
          <table:table-cell/>
          <table:table-cell table:style-name="ce79" table:formula="oooc:=[.A3]" office:value-type="string" office:string-value="Nigiri Zushi">
            <text:p>Nigiri Zushi</text:p>
          </table:table-cell>
          <table:table-cell table:style-name="ce151"/>
          <table:table-cell table:number-columns-repeated="2" office:value-type="float" office:value="4">
            <text:p>4</text:p>
          </table:table-cell>
          <table:table-cell office:value-type="float" office:value="1">
            <text:p>1</text:p>
          </table:table-cell>
          <table:table-cell/>
          <table:table-cell office:value-type="float" office:value="2">
            <text:p>2</text:p>
          </table:table-cell>
          <table:table-cell table:number-columns-repeated="3"/>
          <table:table-cell table:style-name="ce151" office:value-type="float" office:value="2">
            <text:p>2</text:p>
          </table:table-cell>
          <table:table-cell table:style-name="ce146" table:formula="oooc:=IF([.K3]&gt;0;1;0)+IF([.L3]&gt;0;1;0)+IF([.M3]&gt;0;1;0)+IF([.N3]&gt;0;1;0)+IF([.O3]&gt;0;1;0)+IF([.P3]&gt;0;1;0)+IF([.Q3]&gt;0;1;0)+IF([.R3]&gt;0;1;0)+IF([.S3]&gt;0;1;0)+IF([.T3]&gt;0;1;0)" office:value-type="float" office:value="5">
            <text:p>5</text:p>
          </table:table-cell>
          <table:table-cell table:style-name="ce2" table:formula="oooc:=SUM([.K3:.T3])" office:value-type="float" office:value="13">
            <text:p>13</text:p>
          </table:table-cell>
          <table:table-cell table:style-name="ce24" table:number-columns-repeated="2"/>
          <table:table-cell table:number-columns-repeated="232"/>
        </table:table-row>
        <table:table-row table:style-name="ro9">
          <table:table-cell table:style-name="ce147" office:value-type="string">
            <text:p>Sashimi</text:p>
          </table:table-cell>
          <table:table-cell table:style-name="ce148" office:value-type="float" office:value="8">
            <text:p>8</text:p>
          </table:table-cell>
          <table:table-cell table:style-name="ce149"/>
          <table:table-cell table:style-name="ce148"/>
          <table:table-cell table:style-name="ce149"/>
          <table:table-cell table:style-name="ce149" office:value-type="float" office:value="7">
            <text:p>7</text:p>
          </table:table-cell>
          <table:table-cell table:style-name="ce149"/>
          <table:table-cell table:style-name="ce127" table:formula="oooc:=SUM([.B4:.G4])" office:value-type="float" office:value="15">
            <text:p>15</text:p>
          </table:table-cell>
          <table:table-cell/>
          <table:table-cell table:style-name="ce79" table:formula="oooc:=[.A4]" office:value-type="string" office:string-value="Sashimi">
            <text:p>Sashimi</text:p>
          </table:table-cell>
          <table:table-cell table:style-name="ce151" office:value-type="float" office:value="3">
            <text:p>3</text:p>
          </table:table-cell>
          <table:table-cell table:number-columns-repeated="5"/>
          <table:table-cell table:number-columns-repeated="2" office:value-type="float" office:value="2">
            <text:p>2</text:p>
          </table:table-cell>
          <table:table-cell office:value-type="float" office:value="1">
            <text:p>1</text:p>
          </table:table-cell>
          <table:table-cell table:style-name="ce151"/>
          <table:table-cell table:style-name="ce146" table:formula="oooc:=IF([.K4]&gt;0;1;0)+IF([.L4]&gt;0;1;0)+IF([.M4]&gt;0;1;0)+IF([.N4]&gt;0;1;0)+IF([.O4]&gt;0;1;0)+IF([.P4]&gt;0;1;0)+IF([.Q4]&gt;0;1;0)+IF([.R4]&gt;0;1;0)+IF([.S4]&gt;0;1;0)+IF([.T4]&gt;0;1;0)" office:value-type="float" office:value="4">
            <text:p>4</text:p>
          </table:table-cell>
          <table:table-cell table:style-name="ce2" table:formula="oooc:=SUM([.K4:.T4])" office:value-type="float" office:value="8">
            <text:p>8</text:p>
          </table:table-cell>
          <table:table-cell table:style-name="ce24" table:number-columns-repeated="2"/>
          <table:table-cell table:number-columns-repeated="232"/>
        </table:table-row>
        <table:table-row table:style-name="ro9">
          <table:table-cell table:style-name="ce147" office:value-type="string">
            <text:p>Seafood Tempura</text:p>
          </table:table-cell>
          <table:table-cell table:style-name="ce149"/>
          <table:table-cell table:style-name="ce148" office:value-type="float" office:value="8">
            <text:p>8</text:p>
          </table:table-cell>
          <table:table-cell table:number-columns-repeated="2" table:style-name="ce149"/>
          <table:table-cell table:style-name="ce149" office:value-type="float" office:value="7">
            <text:p>7</text:p>
          </table:table-cell>
          <table:table-cell table:style-name="ce148"/>
          <table:table-cell table:style-name="ce127" table:formula="oooc:=SUM([.B5:.G5])" office:value-type="float" office:value="15">
            <text:p>15</text:p>
          </table:table-cell>
          <table:table-cell/>
          <table:table-cell table:style-name="ce79" table:formula="oooc:=[.A5]" office:value-type="string" office:string-value="Seafood Tempura">
            <text:p>Seafood Tempura</text:p>
          </table:table-cell>
          <table:table-cell table:style-name="ce151"/>
          <table:table-cell table:number-columns-repeated="2"/>
          <table:table-cell table:number-columns-repeated="2" office:value-type="float" office:value="3">
            <text:p>3</text:p>
          </table:table-cell>
          <table:table-cell/>
          <table:table-cell office:value-type="float" office:value="1">
            <text:p>1</text:p>
          </table:table-cell>
          <table:table-cell office:value-type="float" office:value="2">
            <text:p>2</text:p>
          </table:table-cell>
          <table:table-cell/>
          <table:table-cell table:style-name="ce151" office:value-type="float" office:value="2">
            <text:p>2</text:p>
          </table:table-cell>
          <table:table-cell table:style-name="ce146" table:formula="oooc:=IF([.K5]&gt;0;1;0)+IF([.L5]&gt;0;1;0)+IF([.M5]&gt;0;1;0)+IF([.N5]&gt;0;1;0)+IF([.O5]&gt;0;1;0)+IF([.P5]&gt;0;1;0)+IF([.Q5]&gt;0;1;0)+IF([.R5]&gt;0;1;0)+IF([.S5]&gt;0;1;0)+IF([.T5]&gt;0;1;0)" office:value-type="float" office:value="5">
            <text:p>5</text:p>
          </table:table-cell>
          <table:table-cell table:style-name="ce2" table:formula="oooc:=SUM([.K5:.T5])" office:value-type="float" office:value="11">
            <text:p>11</text:p>
          </table:table-cell>
          <table:table-cell table:style-name="ce24" table:number-columns-repeated="2"/>
          <table:table-cell table:number-columns-repeated="232"/>
        </table:table-row>
        <table:table-row table:style-name="ro9">
          <table:table-cell table:style-name="ce147" office:value-type="string">
            <text:p>TofuDengaku</text:p>
          </table:table-cell>
          <table:table-cell table:number-columns-repeated="3" table:style-name="ce149"/>
          <table:table-cell table:style-name="ce148" office:value-type="float" office:value="9">
            <text:p>9</text:p>
          </table:table-cell>
          <table:table-cell table:style-name="ce148"/>
          <table:table-cell table:style-name="ce149" office:value-type="float" office:value="6">
            <text:p>6</text:p>
          </table:table-cell>
          <table:table-cell table:style-name="ce127" table:formula="oooc:=SUM([.B6:.G6])" office:value-type="float" office:value="15">
            <text:p>15</text:p>
          </table:table-cell>
          <table:table-cell/>
          <table:table-cell table:style-name="ce79" table:formula="oooc:=[.A6]" office:value-type="string" office:string-value="TofuDengaku">
            <text:p>TofuDengaku</text:p>
          </table:table-cell>
          <table:table-cell table:number-columns-repeated="5" table:style-name="ce152"/>
          <table:table-cell table:style-name="ce152" office:value-type="float" office:value="3">
            <text:p>3</text:p>
          </table:table-cell>
          <table:table-cell table:style-name="ce152" office:value-type="float" office:value="2">
            <text:p>2</text:p>
          </table:table-cell>
          <table:table-cell table:style-name="ce152"/>
          <table:table-cell table:number-columns-repeated="2" table:style-name="ce152" office:value-type="float" office:value="2">
            <text:p>2</text:p>
          </table:table-cell>
          <table:table-cell table:style-name="ce146" table:formula="oooc:=IF([.K6]&gt;0;1;0)+IF([.L6]&gt;0;1;0)+IF([.M6]&gt;0;1;0)+IF([.N6]&gt;0;1;0)+IF([.O6]&gt;0;1;0)+IF([.P6]&gt;0;1;0)+IF([.Q6]&gt;0;1;0)+IF([.R6]&gt;0;1;0)+IF([.S6]&gt;0;1;0)+IF([.T6]&gt;0;1;0)" office:value-type="float" office:value="4">
            <text:p>4</text:p>
          </table:table-cell>
          <table:table-cell table:style-name="ce2" table:formula="oooc:=SUM([.K6:.T6])" office:value-type="float" office:value="9">
            <text:p>9</text:p>
          </table:table-cell>
          <table:table-cell table:style-name="ce24" table:number-columns-repeated="2"/>
          <table:table-cell table:number-columns-repeated="232"/>
        </table:table-row>
        <table:table-row table:style-name="ro9">
          <table:table-cell table:style-name="ce147" office:value-type="string">
            <text:p>Tempura</text:p>
          </table:table-cell>
          <table:table-cell table:style-name="ce148" office:value-type="float" office:value="6">
            <text:p>6</text:p>
          </table:table-cell>
          <table:table-cell table:style-name="ce148" office:value-type="float" office:value="8">
            <text:p>8</text:p>
          </table:table-cell>
          <table:table-cell table:number-columns-repeated="2" table:style-name="ce149"/>
          <table:table-cell table:style-name="ce149" office:value-type="float" office:value="6">
            <text:p>6</text:p>
          </table:table-cell>
          <table:table-cell table:style-name="ce148"/>
          <table:table-cell table:style-name="ce127" table:formula="oooc:=SUM([.B7:.G7])" office:value-type="float" office:value="20">
            <text:p>20</text:p>
          </table:table-cell>
          <table:table-cell/>
          <table:table-cell table:style-name="ce129" table:formula="oooc:=[.A7]" office:value-type="string" office:string-value="Tempura">
            <text:p>Tempura</text:p>
          </table:table-cell>
          <table:table-cell table:style-name="ce151"/>
          <table:table-cell table:number-columns-repeated="5"/>
          <table:table-cell office:value-type="float" office:value="3">
            <text:p>3</text:p>
          </table:table-cell>
          <table:table-cell office:value-type="float" office:value="1">
            <text:p>1</text:p>
          </table:table-cell>
          <table:table-cell/>
          <table:table-cell table:style-name="ce151" office:value-type="float" office:value="1">
            <text:p>1</text:p>
          </table:table-cell>
          <table:table-cell table:style-name="ce146" table:formula="oooc:=IF([.K7]&gt;0;1;0)+IF([.L7]&gt;0;1;0)+IF([.M7]&gt;0;1;0)+IF([.N7]&gt;0;1;0)+IF([.O7]&gt;0;1;0)+IF([.P7]&gt;0;1;0)+IF([.Q7]&gt;0;1;0)+IF([.R7]&gt;0;1;0)+IF([.S7]&gt;0;1;0)+IF([.T7]&gt;0;1;0)" office:value-type="float" office:value="3">
            <text:p>3</text:p>
          </table:table-cell>
          <table:table-cell table:style-name="ce2" table:formula="oooc:=SUM([.K7:.T7])" office:value-type="float" office:value="5">
            <text:p>5</text:p>
          </table:table-cell>
          <table:table-cell table:style-name="ce24" table:number-columns-repeated="2"/>
          <table:table-cell table:number-columns-repeated="232"/>
        </table:table-row>
        <table:table-row table:style-name="ro9">
          <table:table-cell table:style-name="ce147" office:value-type="string">
            <text:p>Koyungohan</text:p>
          </table:table-cell>
          <table:table-cell table:style-name="ce148" office:value-type="float" office:value="6">
            <text:p>6</text:p>
          </table:table-cell>
          <table:table-cell table:style-name="ce149"/>
          <table:table-cell table:style-name="ce149" office:value-type="float" office:value="8">
            <text:p>8</text:p>
          </table:table-cell>
          <table:table-cell table:style-name="ce149" office:value-type="float" office:value="6">
            <text:p>6</text:p>
          </table:table-cell>
          <table:table-cell table:number-columns-repeated="2" table:style-name="ce148"/>
          <table:table-cell table:style-name="ce127" table:formula="oooc:=SUM([.B8:.G8])" office:value-type="float" office:value="20">
            <text:p>20</text:p>
          </table:table-cell>
          <table:table-cell/>
          <table:table-cell table:style-name="ce79" table:formula="oooc:=[.A8]" office:value-type="string" office:string-value="Koyungohan">
            <text:p>Koyungohan</text:p>
          </table:table-cell>
          <table:table-cell table:style-name="ce151"/>
          <table:table-cell office:value-type="float" office:value="2">
            <text:p>2</text:p>
          </table:table-cell>
          <table:table-cell/>
          <table:table-cell office:value-type="float" office:value="3">
            <text:p>3</text:p>
          </table:table-cell>
          <table:table-cell/>
          <table:table-cell office:value-type="float" office:value="2">
            <text:p>2</text:p>
          </table:table-cell>
          <table:table-cell table:number-columns-repeated="2"/>
          <table:table-cell office:value-type="float" office:value="1">
            <text:p>1</text:p>
          </table:table-cell>
          <table:table-cell table:style-name="ce151"/>
          <table:table-cell table:style-name="ce146" table:formula="oooc:=IF([.K8]&gt;0;1;0)+IF([.L8]&gt;0;1;0)+IF([.M8]&gt;0;1;0)+IF([.N8]&gt;0;1;0)+IF([.O8]&gt;0;1;0)+IF([.P8]&gt;0;1;0)+IF([.Q8]&gt;0;1;0)+IF([.R8]&gt;0;1;0)+IF([.S8]&gt;0;1;0)+IF([.T8]&gt;0;1;0)" office:value-type="float" office:value="4">
            <text:p>4</text:p>
          </table:table-cell>
          <table:table-cell table:style-name="ce2" table:formula="oooc:=SUM([.K8:.T8])" office:value-type="float" office:value="8">
            <text:p>8</text:p>
          </table:table-cell>
          <table:table-cell table:style-name="ce24" table:number-columns-repeated="2"/>
          <table:table-cell table:number-columns-repeated="232"/>
        </table:table-row>
        <table:table-row table:style-name="ro9">
          <table:table-cell table:style-name="ce147" office:value-type="string">
            <text:p>Ochazuke</text:p>
          </table:table-cell>
          <table:table-cell table:style-name="ce149" office:value-type="float" office:value="8">
            <text:p>8</text:p>
          </table:table-cell>
          <table:table-cell table:style-name="ce148"/>
          <table:table-cell table:style-name="ce148" office:value-type="float" office:value="7">
            <text:p>7</text:p>
          </table:table-cell>
          <table:table-cell table:style-name="ce148"/>
          <table:table-cell table:style-name="ce149"/>
          <table:table-cell table:style-name="ce149" office:value-type="float" office:value="5">
            <text:p>5</text:p>
          </table:table-cell>
          <table:table-cell table:style-name="ce127" table:formula="oooc:=SUM([.B9:.G9])" office:value-type="float" office:value="20">
            <text:p>20</text:p>
          </table:table-cell>
          <table:table-cell/>
          <table:table-cell table:style-name="ce79" table:formula="oooc:=[.A9]" office:value-type="string" office:string-value="Ochazuke">
            <text:p>Ochazuke</text:p>
          </table:table-cell>
          <table:table-cell table:style-name="ce151" office:value-type="float" office:value="2">
            <text:p>2</text:p>
          </table:table-cell>
          <table:table-cell office:value-type="float" office:value="2">
            <text:p>2</text:p>
          </table:table-cell>
          <table:table-cell table:number-columns-repeated="3"/>
          <table:table-cell office:value-type="float" office:value="3">
            <text:p>3</text:p>
          </table:table-cell>
          <table:table-cell/>
          <table:table-cell office:value-type="float" office:value="1">
            <text:p>1</text:p>
          </table:table-cell>
          <table:table-cell/>
          <table:table-cell table:style-name="ce151"/>
          <table:table-cell table:style-name="ce146" table:formula="oooc:=IF([.K9]&gt;0;1;0)+IF([.L9]&gt;0;1;0)+IF([.M9]&gt;0;1;0)+IF([.N9]&gt;0;1;0)+IF([.O9]&gt;0;1;0)+IF([.P9]&gt;0;1;0)+IF([.Q9]&gt;0;1;0)+IF([.R9]&gt;0;1;0)+IF([.S9]&gt;0;1;0)+IF([.T9]&gt;0;1;0)" office:value-type="float" office:value="4">
            <text:p>4</text:p>
          </table:table-cell>
          <table:table-cell table:style-name="ce2" table:formula="oooc:=SUM([.K9:.T9])" office:value-type="float" office:value="8">
            <text:p>8</text:p>
          </table:table-cell>
          <table:table-cell table:style-name="ce24" table:number-columns-repeated="2"/>
          <table:table-cell table:number-columns-repeated="232"/>
        </table:table-row>
        <table:table-row table:style-name="ro9">
          <table:table-cell table:style-name="ce147" office:value-type="string">
            <text:p>Tempura Shrimp Roll</text:p>
          </table:table-cell>
          <table:table-cell table:style-name="ce148"/>
          <table:table-cell table:number-columns-repeated="2" table:style-name="ce148" office:value-type="float" office:value="7">
            <text:p>7</text:p>
          </table:table-cell>
          <table:table-cell table:number-columns-repeated="2" table:style-name="ce148"/>
          <table:table-cell table:style-name="ce148" office:value-type="float" office:value="6">
            <text:p>6</text:p>
          </table:table-cell>
          <table:table-cell table:style-name="ce127" table:formula="oooc:=SUM([.B10:.G10])" office:value-type="float" office:value="20">
            <text:p>20</text:p>
          </table:table-cell>
          <table:table-cell/>
          <table:table-cell table:style-name="ce79" table:formula="oooc:=[.A10]" office:value-type="string" office:string-value="Tempura Shrimp Roll">
            <text:p>Tempura Shrimp Roll</text:p>
          </table:table-cell>
          <table:table-cell table:style-name="ce151"/>
          <table:table-cell/>
          <table:table-cell office:value-type="float" office:value="3">
            <text:p>3</text:p>
          </table:table-cell>
          <table:table-cell/>
          <table:table-cell office:value-type="float" office:value="2">
            <text:p>2</text:p>
          </table:table-cell>
          <table:table-cell table:number-columns-repeated="2"/>
          <table:table-cell office:value-type="float" office:value="2">
            <text:p>2</text:p>
          </table:table-cell>
          <table:table-cell office:value-type="float" office:value="1">
            <text:p>1</text:p>
          </table:table-cell>
          <table:table-cell table:style-name="ce151"/>
          <table:table-cell table:style-name="ce146" table:formula="oooc:=IF([.K10]&gt;0;1;0)+IF([.L10]&gt;0;1;0)+IF([.M10]&gt;0;1;0)+IF([.N10]&gt;0;1;0)+IF([.O10]&gt;0;1;0)+IF([.P10]&gt;0;1;0)+IF([.Q10]&gt;0;1;0)+IF([.R10]&gt;0;1;0)+IF([.S10]&gt;0;1;0)+IF([.T10]&gt;0;1;0)" office:value-type="float" office:value="4">
            <text:p>4</text:p>
          </table:table-cell>
          <table:table-cell table:style-name="ce2" table:formula="oooc:=SUM([.K10:.T10])" office:value-type="float" office:value="8">
            <text:p>8</text:p>
          </table:table-cell>
          <table:table-cell table:style-name="ce24" table:number-columns-repeated="2"/>
          <table:table-cell table:number-columns-repeated="232"/>
        </table:table-row>
        <table:table-row table:style-name="ro9">
          <table:table-cell table:style-name="ce147" office:value-type="string">
            <text:p>Onigiri</text:p>
          </table:table-cell>
          <table:table-cell table:number-columns-repeated="2" table:style-name="ce148"/>
          <table:table-cell table:style-name="ce149" office:value-type="float" office:value="7">
            <text:p>7</text:p>
          </table:table-cell>
          <table:table-cell table:style-name="ce148" office:value-type="float" office:value="6">
            <text:p>6</text:p>
          </table:table-cell>
          <table:table-cell table:style-name="ce148"/>
          <table:table-cell table:style-name="ce148" office:value-type="float" office:value="7">
            <text:p>7</text:p>
          </table:table-cell>
          <table:table-cell table:style-name="ce127" table:formula="oooc:=SUM([.B11:.G11])" office:value-type="float" office:value="20">
            <text:p>20</text:p>
          </table:table-cell>
          <table:table-cell/>
          <table:table-cell table:style-name="ce79" table:formula="oooc:=[.A11]" office:value-type="string" office:string-value="Onigiri">
            <text:p>Onigiri</text:p>
          </table:table-cell>
          <table:table-cell table:number-columns-repeated="4" table:style-name="ce152"/>
          <table:table-cell table:style-name="ce152" office:value-type="float" office:value="2">
            <text:p>2</text:p>
          </table:table-cell>
          <table:table-cell table:style-name="ce152" office:value-type="float" office:value="3">
            <text:p>3</text:p>
          </table:table-cell>
          <table:table-cell table:number-columns-repeated="2" table:style-name="ce152"/>
          <table:table-cell table:style-name="ce152" office:value-type="float" office:value="2">
            <text:p>2</text:p>
          </table:table-cell>
          <table:table-cell table:style-name="ce152"/>
          <table:table-cell table:style-name="ce146" table:formula="oooc:=IF([.K11]&gt;0;1;0)+IF([.L11]&gt;0;1;0)+IF([.M11]&gt;0;1;0)+IF([.N11]&gt;0;1;0)+IF([.O11]&gt;0;1;0)+IF([.P11]&gt;0;1;0)+IF([.Q11]&gt;0;1;0)+IF([.R11]&gt;0;1;0)+IF([.S11]&gt;0;1;0)+IF([.T11]&gt;0;1;0)" office:value-type="float" office:value="3">
            <text:p>3</text:p>
          </table:table-cell>
          <table:table-cell table:style-name="ce2" table:formula="oooc:=SUM([.K11:.T11])" office:value-type="float" office:value="7">
            <text:p>7</text:p>
          </table:table-cell>
          <table:table-cell table:style-name="ce24" table:number-columns-repeated="2"/>
          <table:table-cell table:number-columns-repeated="232"/>
        </table:table-row>
        <table:table-row table:style-name="ro9">
          <table:table-cell table:style-name="ce147" office:value-type="string">
            <text:p>Osechi</text:p>
          </table:table-cell>
          <table:table-cell table:number-columns-repeated="2" table:style-name="ce148" office:value-type="float" office:value="6">
            <text:p>6</text:p>
          </table:table-cell>
          <table:table-cell table:style-name="ce148" office:value-type="float" office:value="7">
            <text:p>7</text:p>
          </table:table-cell>
          <table:table-cell table:number-columns-repeated="2" table:style-name="ce148"/>
          <table:table-cell table:style-name="ce148" office:value-type="float" office:value="6">
            <text:p>6</text:p>
          </table:table-cell>
          <table:table-cell table:style-name="ce127" table:formula="oooc:=SUM([.B12:.G12])" office:value-type="float" office:value="25">
            <text:p>25</text:p>
          </table:table-cell>
          <table:table-cell/>
          <table:table-cell table:style-name="ce129" table:formula="oooc:=[.A12]" office:value-type="string" office:string-value="Osechi">
            <text:p>Osechi</text:p>
          </table:table-cell>
          <table:table-cell table:style-name="ce151"/>
          <table:table-cell/>
          <table:table-cell office:value-type="float" office:value="1">
            <text:p>1</text:p>
          </table:table-cell>
          <table:table-cell table:number-columns-repeated="4"/>
          <table:table-cell office:value-type="float" office:value="2">
            <text:p>2</text:p>
          </table:table-cell>
          <table:table-cell/>
          <table:table-cell table:style-name="ce151" office:value-type="float" office:value="2">
            <text:p>2</text:p>
          </table:table-cell>
          <table:table-cell table:style-name="ce146" table:formula="oooc:=IF([.K12]&gt;0;1;0)+IF([.L12]&gt;0;1;0)+IF([.M12]&gt;0;1;0)+IF([.N12]&gt;0;1;0)+IF([.O12]&gt;0;1;0)+IF([.P12]&gt;0;1;0)+IF([.Q12]&gt;0;1;0)+IF([.R12]&gt;0;1;0)+IF([.S12]&gt;0;1;0)+IF([.T12]&gt;0;1;0)" office:value-type="float" office:value="3">
            <text:p>3</text:p>
          </table:table-cell>
          <table:table-cell table:style-name="ce2" table:formula="oooc:=SUM([.K12:.T12])" office:value-type="float" office:value="5">
            <text:p>5</text:p>
          </table:table-cell>
          <table:table-cell table:style-name="ce24" table:number-columns-repeated="2"/>
          <table:table-cell table:number-columns-repeated="232"/>
        </table:table-row>
        <table:table-row table:style-name="ro9">
          <table:table-cell table:style-name="ce147" office:value-type="string">
            <text:p>Yosenabe</text:p>
          </table:table-cell>
          <table:table-cell table:style-name="ce149" office:value-type="float" office:value="7">
            <text:p>7</text:p>
          </table:table-cell>
          <table:table-cell table:style-name="ce148" office:value-type="float" office:value="6">
            <text:p>6</text:p>
          </table:table-cell>
          <table:table-cell table:style-name="ce148"/>
          <table:table-cell table:style-name="ce148" office:value-type="float" office:value="5">
            <text:p>5</text:p>
          </table:table-cell>
          <table:table-cell table:style-name="ce149" office:value-type="float" office:value="7">
            <text:p>7</text:p>
          </table:table-cell>
          <table:table-cell table:style-name="ce148"/>
          <table:table-cell table:style-name="ce127" table:formula="oooc:=SUM([.B13:.G13])" office:value-type="float" office:value="25">
            <text:p>25</text:p>
          </table:table-cell>
          <table:table-cell/>
          <table:table-cell table:style-name="ce79" table:formula="oooc:=[.A13]" office:value-type="string" office:string-value="Yosenabe">
            <text:p>Yosenabe</text:p>
          </table:table-cell>
          <table:table-cell table:style-name="ce151"/>
          <table:table-cell table:number-columns-repeated="2"/>
          <table:table-cell office:value-type="float" office:value="1">
            <text:p>1</text:p>
          </table:table-cell>
          <table:table-cell table:number-columns-repeated="2"/>
          <table:table-cell office:value-type="float" office:value="2">
            <text:p>2</text:p>
          </table:table-cell>
          <table:table-cell table:number-columns-repeated="2"/>
          <table:table-cell table:style-name="ce151" office:value-type="float" office:value="2">
            <text:p>2</text:p>
          </table:table-cell>
          <table:table-cell table:style-name="ce146" table:formula="oooc:=IF([.K13]&gt;0;1;0)+IF([.L13]&gt;0;1;0)+IF([.M13]&gt;0;1;0)+IF([.N13]&gt;0;1;0)+IF([.O13]&gt;0;1;0)+IF([.P13]&gt;0;1;0)+IF([.Q13]&gt;0;1;0)+IF([.R13]&gt;0;1;0)+IF([.S13]&gt;0;1;0)+IF([.T13]&gt;0;1;0)" office:value-type="float" office:value="3">
            <text:p>3</text:p>
          </table:table-cell>
          <table:table-cell table:style-name="ce2" table:formula="oooc:=SUM([.K13:.T13])" office:value-type="float" office:value="5">
            <text:p>5</text:p>
          </table:table-cell>
          <table:table-cell table:number-columns-repeated="234"/>
        </table:table-row>
        <table:table-row table:style-name="ro9">
          <table:table-cell table:style-name="ce147" office:value-type="string">
            <text:p>Temaki Zushi</text:p>
          </table:table-cell>
          <table:table-cell table:style-name="ce150"/>
          <table:table-cell table:style-name="ce148"/>
          <table:table-cell table:style-name="ce148" office:value-type="float" office:value="8">
            <text:p>8</text:p>
          </table:table-cell>
          <table:table-cell table:style-name="ce150" office:value-type="float" office:value="5">
            <text:p>5</text:p>
          </table:table-cell>
          <table:table-cell table:number-columns-repeated="2" table:style-name="ce148" office:value-type="float" office:value="6">
            <text:p>6</text:p>
          </table:table-cell>
          <table:table-cell table:style-name="ce127" table:formula="oooc:=SUM([.B14:.G14])" office:value-type="float" office:value="25">
            <text:p>25</text:p>
          </table:table-cell>
          <table:table-cell/>
          <table:table-cell table:style-name="ce79" table:formula="oooc:=[.A14]" office:value-type="string" office:string-value="Temaki Zushi">
            <text:p>Temaki Zushi</text:p>
          </table:table-cell>
          <table:table-cell table:number-columns-repeated="4" table:style-name="ce152"/>
          <table:table-cell table:style-name="ce152" office:value-type="float" office:value="1">
            <text:p>1</text:p>
          </table:table-cell>
          <table:table-cell table:number-columns-repeated="3" table:style-name="ce152"/>
          <table:table-cell table:number-columns-repeated="2" table:style-name="ce152" office:value-type="float" office:value="2">
            <text:p>2</text:p>
          </table:table-cell>
          <table:table-cell table:style-name="ce146" table:formula="oooc:=IF([.K14]&gt;0;1;0)+IF([.L14]&gt;0;1;0)+IF([.M14]&gt;0;1;0)+IF([.N14]&gt;0;1;0)+IF([.O14]&gt;0;1;0)+IF([.P14]&gt;0;1;0)+IF([.Q14]&gt;0;1;0)+IF([.R14]&gt;0;1;0)+IF([.S14]&gt;0;1;0)+IF([.T14]&gt;0;1;0)" office:value-type="float" office:value="3">
            <text:p>3</text:p>
          </table:table-cell>
          <table:table-cell table:style-name="ce2" table:formula="oooc:=SUM([.K14:.T14])" office:value-type="float" office:value="5">
            <text:p>5</text:p>
          </table:table-cell>
          <table:table-cell table:number-columns-repeated="234"/>
        </table:table-row>
        <table:table-row table:style-name="ro9">
          <table:table-cell table:style-name="ce32"/>
          <table:table-cell table:style-name="ce32" table:formula="oooc:=SUM([.B3:.B14])" office:value-type="float" office:value="47">
            <text:p>47</text:p>
          </table:table-cell>
          <table:table-cell table:style-name="ce32" table:formula="oooc:=SUM([.C3:.C14])" office:value-type="float" office:value="35">
            <text:p>35</text:p>
          </table:table-cell>
          <table:table-cell table:style-name="ce32" table:formula="oooc:=SUM([.D3:.D14])" office:value-type="float" office:value="53">
            <text:p>53</text:p>
          </table:table-cell>
          <table:table-cell table:style-name="ce32" table:formula="oooc:=SUM([.E3:.E14])" office:value-type="float" office:value="31">
            <text:p>31</text:p>
          </table:table-cell>
          <table:table-cell table:style-name="ce32" table:formula="oooc:=SUM([.F3:.F14])" office:value-type="float" office:value="33">
            <text:p>33</text:p>
          </table:table-cell>
          <table:table-cell table:style-name="ce32" table:formula="oooc:=SUM([.G3:.G14])" office:value-type="float" office:value="36">
            <text:p>36</text:p>
          </table:table-cell>
          <table:table-cell table:style-name="ce88" table:formula="oooc:=SUM([.H3:.H14])/(12)" office:value-type="float" office:value="19.5833333333333">
            <text:p>19,58</text:p>
          </table:table-cell>
          <table:table-cell/>
          <table:table-cell table:style-name="ce130" office:value-type="string">
            <text:p>total recipes</text:p>
          </table:table-cell>
          <table:table-cell table:style-name="ce73" table:formula="oooc:=IF([.K3]&gt;0;1;0)+IF([.K4]&gt;0;1;0)+IF([.K5]&gt;0;1;0)+IF([.K6]&gt;0;1;0)+IF([.K7]&gt;0;1;0)+IF([.K8]&gt;0;1;0)+IF([.K9]&gt;0;1;0)+IF([.K10]&gt;0;1;0)+IF([.K11]&gt;0;1;0)+IF([.K12]&gt;0;1;0)+IF([.K13]&gt;0;1;0)+IF([.K14]&gt;0;1;0)" office:value-type="float" office:value="2">
            <text:p>2</text:p>
          </table:table-cell>
          <table:table-cell table:style-name="ce73" table:formula="oooc:=IF([.L3]&gt;0;1;0)+IF([.L4]&gt;0;1;0)+IF([.L5]&gt;0;1;0)+IF([.L6]&gt;0;1;0)+IF([.L7]&gt;0;1;0)+IF([.L8]&gt;0;1;0)+IF([.L9]&gt;0;1;0)+IF([.L10]&gt;0;1;0)+IF([.L11]&gt;0;1;0)+IF([.L12]&gt;0;1;0)+IF([.L13]&gt;0;1;0)+IF([.L14]&gt;0;1;0)" office:value-type="float" office:value="3">
            <text:p>3</text:p>
          </table:table-cell>
          <table:table-cell table:style-name="ce73" table:formula="oooc:=IF([.M3]&gt;0;1;0)+IF([.M4]&gt;0;1;0)+IF([.M5]&gt;0;1;0)+IF([.M6]&gt;0;1;0)+IF([.M7]&gt;0;1;0)+IF([.M8]&gt;0;1;0)+IF([.M9]&gt;0;1;0)+IF([.M10]&gt;0;1;0)+IF([.M11]&gt;0;1;0)+IF([.M12]&gt;0;1;0)+IF([.M13]&gt;0;1;0)+IF([.M14]&gt;0;1;0)" office:value-type="float" office:value="3">
            <text:p>3</text:p>
          </table:table-cell>
          <table:table-cell table:style-name="ce73" table:formula="oooc:=IF([.N3]&gt;0;1;0)+IF([.N4]&gt;0;1;0)+IF([.N5]&gt;0;1;0)+IF([.N6]&gt;0;1;0)+IF([.N7]&gt;0;1;0)+IF([.N8]&gt;0;1;0)+IF([.N9]&gt;0;1;0)+IF([.N10]&gt;0;1;0)+IF([.N11]&gt;0;1;0)+IF([.N12]&gt;0;1;0)+IF([.N13]&gt;0;1;0)+IF([.N14]&gt;0;1;0)" office:value-type="float" office:value="4">
            <text:p>4</text:p>
          </table:table-cell>
          <table:table-cell table:style-name="ce73" table:formula="oooc:=IF([.O3]&gt;0;1;0)+IF([.O4]&gt;0;1;0)+IF([.O5]&gt;0;1;0)+IF([.O6]&gt;0;1;0)+IF([.O7]&gt;0;1;0)+IF([.O8]&gt;0;1;0)+IF([.O9]&gt;0;1;0)+IF([.O10]&gt;0;1;0)+IF([.O11]&gt;0;1;0)+IF([.O12]&gt;0;1;0)+IF([.O13]&gt;0;1;0)+IF([.O14]&gt;0;1;0)" office:value-type="float" office:value="4">
            <text:p>4</text:p>
          </table:table-cell>
          <table:table-cell table:style-name="ce73" table:formula="oooc:=IF([.P3]&gt;0;1;0)+IF([.P4]&gt;0;1;0)+IF([.P5]&gt;0;1;0)+IF([.P6]&gt;0;1;0)+IF([.P7]&gt;0;1;0)+IF([.P8]&gt;0;1;0)+IF([.P9]&gt;0;1;0)+IF([.P10]&gt;0;1;0)+IF([.P11]&gt;0;1;0)+IF([.P12]&gt;0;1;0)+IF([.P13]&gt;0;1;0)+IF([.P14]&gt;0;1;0)" office:value-type="float" office:value="5">
            <text:p>5</text:p>
          </table:table-cell>
          <table:table-cell table:style-name="ce73" table:formula="oooc:=IF([.Q3]&gt;0;1;0)+IF([.Q4]&gt;0;1;0)+IF([.Q5]&gt;0;1;0)+IF([.Q6]&gt;0;1;0)+IF([.Q7]&gt;0;1;0)+IF([.Q8]&gt;0;1;0)+IF([.Q9]&gt;0;1;0)+IF([.Q10]&gt;0;1;0)+IF([.Q11]&gt;0;1;0)+IF([.Q12]&gt;0;1;0)+IF([.Q13]&gt;0;1;0)+IF([.Q14]&gt;0;1;0)" office:value-type="float" office:value="5">
            <text:p>5</text:p>
          </table:table-cell>
          <table:table-cell table:style-name="ce73" table:formula="oooc:=IF([.R3]&gt;0;1;0)+IF([.R4]&gt;0;1;0)+IF([.R5]&gt;0;1;0)+IF([.R6]&gt;0;1;0)+IF([.R7]&gt;0;1;0)+IF([.R8]&gt;0;1;0)+IF([.R9]&gt;0;1;0)+IF([.R10]&gt;0;1;0)+IF([.R11]&gt;0;1;0)+IF([.R12]&gt;0;1;0)+IF([.R13]&gt;0;1;0)+IF([.R14]&gt;0;1;0)" office:value-type="float" office:value="6">
            <text:p>6</text:p>
          </table:table-cell>
          <table:table-cell table:style-name="ce73" table:formula="oooc:=IF([.S3]&gt;0;1;0)+IF([.S4]&gt;0;1;0)+IF([.S5]&gt;0;1;0)+IF([.S6]&gt;0;1;0)+IF([.S7]&gt;0;1;0)+IF([.S8]&gt;0;1;0)+IF([.S9]&gt;0;1;0)+IF([.S10]&gt;0;1;0)+IF([.S11]&gt;0;1;0)+IF([.S12]&gt;0;1;0)+IF([.S13]&gt;0;1;0)+IF([.S14]&gt;0;1;0)" office:value-type="float" office:value="6">
            <text:p>6</text:p>
          </table:table-cell>
          <table:table-cell table:style-name="ce73" table:formula="oooc:=IF([.T3]&gt;0;1;0)+IF([.T4]&gt;0;1;0)+IF([.T5]&gt;0;1;0)+IF([.T6]&gt;0;1;0)+IF([.T7]&gt;0;1;0)+IF([.T8]&gt;0;1;0)+IF([.T9]&gt;0;1;0)+IF([.T10]&gt;0;1;0)+IF([.T11]&gt;0;1;0)+IF([.T12]&gt;0;1;0)+IF([.T13]&gt;0;1;0)+IF([.T14]&gt;0;1;0)" office:value-type="float" office:value="7">
            <text:p>7</text:p>
          </table:table-cell>
          <table:table-cell table:style-name="ce146"/>
          <table:table-cell table:number-columns-repeated="235"/>
        </table:table-row>
        <table:table-row table:style-name="ro9">
          <table:table-cell table:number-columns-repeated="9"/>
          <table:table-cell table:style-name="ce131" office:value-type="string">
            <text:p>average ingr in recipe</text:p>
          </table:table-cell>
          <table:table-cell table:formula="oooc:=(SUM([.K3:.K6])*2+SUM([.K7:.K11])*3+SUM([.K12:.K14])*4)/SUM([.K3:.K14])" office:value-type="float" office:value="2.4">
            <text:p>2,4</text:p>
          </table:table-cell>
          <table:table-cell table:style-name="Default" table:formula="oooc:=(SUM([.L3:.L6])*2+SUM([.L7:.L11])*3+SUM([.L12:.L14])*4)/SUM([.L3:.L14])" office:value-type="float" office:value="2.5">
            <text:p>2,5</text:p>
          </table:table-cell>
          <table:table-cell table:style-name="Default" table:formula="oooc:=(SUM([.M3:.M6])*2+SUM([.M7:.M11])*3+SUM([.M12:.M14])*4)/SUM([.M3:.M14])" office:value-type="float" office:value="2.625">
            <text:p>2,63</text:p>
          </table:table-cell>
          <table:table-cell table:style-name="Default" table:formula="oooc:=(SUM([.N3:.N6])*2+SUM([.N7:.N11])*3+SUM([.N12:.N14])*4)/SUM([.N3:.N14])" office:value-type="float" office:value="2.625">
            <text:p>2,63</text:p>
          </table:table-cell>
          <table:table-cell table:style-name="Default" table:formula="oooc:=(SUM([.O3:.O6])*2+SUM([.O7:.O11])*3+SUM([.O12:.O14])*4)/SUM([.O3:.O14])" office:value-type="float" office:value="2.75">
            <text:p>2,75</text:p>
          </table:table-cell>
          <table:table-cell table:style-name="Default" table:formula="oooc:=(SUM([.P3:.P6])*2+SUM([.P7:.P11])*3+SUM([.P12:.P14])*4)/SUM([.P3:.P14])" office:value-type="float" office:value="2.61538461538462">
            <text:p>2,62</text:p>
          </table:table-cell>
          <table:table-cell table:style-name="Default" table:formula="oooc:=(SUM([.Q3:.Q6])*2+SUM([.Q7:.Q11])*3+SUM([.Q12:.Q14])*4)/SUM([.Q3:.Q14])" office:value-type="float" office:value="2.7">
            <text:p>2,7</text:p>
          </table:table-cell>
          <table:table-cell table:style-name="Default" table:formula="oooc:=(SUM([.R3:.R6])*2+SUM([.R7:.R11])*3+SUM([.R12:.R14])*4)/SUM([.R3:.R14])" office:value-type="float" office:value="2.8">
            <text:p>2,8</text:p>
          </table:table-cell>
          <table:table-cell table:style-name="Default" table:formula="oooc:=(SUM([.S3:.S6])*2+SUM([.S7:.S11])*3+SUM([.S12:.S14])*4)/SUM([.S3:.S14])" office:value-type="float" office:value="2.88888888888889">
            <text:p>2,89</text:p>
          </table:table-cell>
          <table:table-cell table:formula="oooc:=(SUM([.T3:.T6])*2+SUM([.T7:.T11])*3+SUM([.T12:.T14])*4)/SUM([.T3:.T14])" office:value-type="float" office:value="3">
            <text:p>3</text:p>
          </table:table-cell>
          <table:table-cell table:number-columns-repeated="236"/>
        </table:table-row>
        <table:table-row table:style-name="ro9">
          <table:table-cell table:number-columns-repeated="9"/>
          <table:table-cell table:style-name="ce131"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9">
          <table:table-cell table:number-columns-repeated="10"/>
          <table:table-cell table:style-name="ce153" table:formula="oooc:=IF([.K17]=[.K15];1;0)" office:value-type="float" office:value="1">
            <text:p>1</text:p>
          </table:table-cell>
          <table:table-cell table:style-name="ce153" table:formula="oooc:=IF([.L17]=[.L15];1;0)" office:value-type="float" office:value="1">
            <text:p>1</text:p>
          </table:table-cell>
          <table:table-cell table:style-name="ce153" table:formula="oooc:=IF([.M17]=[.M15];1;0)" office:value-type="float" office:value="1">
            <text:p>1</text:p>
          </table:table-cell>
          <table:table-cell table:style-name="ce153" table:formula="oooc:=IF([.N17]=[.N15];1;0)" office:value-type="float" office:value="1">
            <text:p>1</text:p>
          </table:table-cell>
          <table:table-cell table:style-name="ce153" table:formula="oooc:=IF([.O17]=[.O15];1;0)" office:value-type="float" office:value="1">
            <text:p>1</text:p>
          </table:table-cell>
          <table:table-cell table:style-name="ce153" table:formula="oooc:=IF([.P17]=[.P15];1;0)" office:value-type="float" office:value="1">
            <text:p>1</text:p>
          </table:table-cell>
          <table:table-cell table:style-name="ce153" table:formula="oooc:=IF([.Q17]=[.Q15];1;0)" office:value-type="float" office:value="1">
            <text:p>1</text:p>
          </table:table-cell>
          <table:table-cell table:style-name="ce153" table:formula="oooc:=IF([.R17]=[.R15];1;0)" office:value-type="float" office:value="1">
            <text:p>1</text:p>
          </table:table-cell>
          <table:table-cell table:style-name="ce153" table:formula="oooc:=IF([.S17]=[.S15];1;0)" office:value-type="float" office:value="1">
            <text:p>1</text:p>
          </table:table-cell>
          <table:table-cell table:style-name="ce153" table:formula="oooc:=IF([.T17]=[.T15];1;0)" office:value-type="float" office:value="1">
            <text:p>1</text:p>
          </table:table-cell>
          <table:table-cell table:number-columns-repeated="236"/>
        </table:table-row>
        <table:table-row table:style-name="ro9">
          <table:table-cell table:style-name="ce2" table:number-columns-repeated="7"/>
          <table:table-cell table:style-name="ce85"/>
          <table:table-cell table:style-name="ce2"/>
          <table:table-cell table:style-name="ce92"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5"/>
          <table:table-cell table:style-name="ce2" table:number-columns-repeated="235"/>
        </table:table-row>
        <table:table-row table:style-name="ro9">
          <table:table-cell/>
          <table:table-cell table:style-name="ce22" office:value-type="string" table:number-columns-spanned="7" table:number-rows-spanned="3">
            <text:p>Episode 4 – Japanese</text:p>
          </table:table-cell>
          <table:covered-table-cell table:number-columns-repeated="6"/>
          <table:table-cell/>
          <table:table-cell table:style-name="ce132" office:value-type="string">
            <text:p>salmon</text:p>
          </table:table-cell>
          <table:table-cell table:style-name="ce151" table:formula="oooc:=MIN([.K37];[.K45]*[Уровни.D42])" office:value-type="float" office:value="24">
            <text:p>24</text:p>
          </table:table-cell>
          <table:table-cell table:formula="oooc:=MIN([.L37];[.L45]*[Уровни.D43])" office:value-type="float" office:value="24">
            <text:p>24</text:p>
          </table:table-cell>
          <table:table-cell table:formula="oooc:=MIN([.M37];[.M45]*[Уровни.D44])" office:value-type="float" office:value="18">
            <text:p>18</text:p>
          </table:table-cell>
          <table:table-cell table:formula="oooc:=MIN([.N37];[.N45]*[Уровни.D45])" office:value-type="float" office:value="21">
            <text:p>21</text:p>
          </table:table-cell>
          <table:table-cell table:formula="oooc:=MIN([.O37];[.O45]*[Уровни.D46])" office:value-type="float" office:value="0">
            <text:p>0</text:p>
          </table:table-cell>
          <table:table-cell table:formula="oooc:=MIN([.P37];[.P45]*[Уровни.D47])" office:value-type="float" office:value="24">
            <text:p>24</text:p>
          </table:table-cell>
          <table:table-cell table:formula="oooc:=MIN([.Q37];[.Q45]*[Уровни.D48])" office:value-type="float" office:value="24">
            <text:p>24</text:p>
          </table:table-cell>
          <table:table-cell table:formula="oooc:=MIN([.R37];[.R45]*[Уровни.D49])" office:value-type="float" office:value="24">
            <text:p>24</text:p>
          </table:table-cell>
          <table:table-cell table:formula="oooc:=MIN([.S37];[.S45]*[Уровни.D50])" office:value-type="float" office:value="14">
            <text:p>14</text:p>
          </table:table-cell>
          <table:table-cell table:style-name="ce151" table:formula="oooc:=MIN([.T37];[.T45]*[Уровни.D51])" office:value-type="float" office:value="21">
            <text:p>21</text:p>
          </table:table-cell>
          <table:table-cell table:style-name="ce146" table:formula="oooc:=IF([.K20]&gt;0;1;0)+IF([.L20]&gt;0;1;0)+IF([.M20]&gt;0;1;0)+IF([.N20]&gt;0;1;0)+IF([.O20]&gt;0;1;0)+IF([.P20]&gt;0;1;0)+IF([.Q20]&gt;0;1;0)+IF([.R20]&gt;0;1;0)+IF([.S20]&gt;0;1;0)+IF([.T20]&gt;0;1;0)" office:value-type="float" office:value="9">
            <text:p>9</text:p>
          </table:table-cell>
          <table:table-cell table:number-columns-repeated="235"/>
        </table:table-row>
        <table:table-row table:style-name="ro9">
          <table:table-cell/>
          <table:covered-table-cell table:number-columns-repeated="7"/>
          <table:table-cell/>
          <table:table-cell table:style-name="ce132" office:value-type="string">
            <text:p>shrimp</text:p>
          </table:table-cell>
          <table:table-cell table:style-name="ce151" table:formula="oooc:=MIN([.K38];[.K46]*[Уровни.D42])" office:value-type="float" office:value="0">
            <text:p>0</text:p>
          </table:table-cell>
          <table:table-cell table:formula="oooc:=MIN([.L38];[.L46]*[Уровни.D43])" office:value-type="float" office:value="0">
            <text:p>0</text:p>
          </table:table-cell>
          <table:table-cell table:formula="oooc:=MIN([.M38];[.M46]*[Уровни.D44])" office:value-type="float" office:value="21">
            <text:p>21</text:p>
          </table:table-cell>
          <table:table-cell table:formula="oooc:=MIN([.N38];[.N46]*[Уровни.D45])" office:value-type="float" office:value="24">
            <text:p>24</text:p>
          </table:table-cell>
          <table:table-cell table:formula="oooc:=MIN([.O38];[.O46]*[Уровни.D46])" office:value-type="float" office:value="24">
            <text:p>24</text:p>
          </table:table-cell>
          <table:table-cell table:formula="oooc:=MIN([.P38];[.P46]*[Уровни.D47])" office:value-type="float" office:value="0">
            <text:p>0</text:p>
          </table:table-cell>
          <table:table-cell table:formula="oooc:=MIN([.Q38];[.Q46]*[Уровни.D48])" office:value-type="float" office:value="24">
            <text:p>24</text:p>
          </table:table-cell>
          <table:table-cell table:formula="oooc:=MIN([.R38];[.R46]*[Уровни.D49])" office:value-type="float" office:value="24">
            <text:p>24</text:p>
          </table:table-cell>
          <table:table-cell table:formula="oooc:=MIN([.S38];[.S46]*[Уровни.D50])" office:value-type="float" office:value="7">
            <text:p>7</text:p>
          </table:table-cell>
          <table:table-cell table:style-name="ce151" table:formula="oooc:=MIN([.T38];[.T46]*[Уровни.D51])" office:value-type="float" office:value="24">
            <text:p>24</text:p>
          </table:table-cell>
          <table:table-cell table:style-name="ce146"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132" office:value-type="string">
            <text:p>rice</text:p>
          </table:table-cell>
          <table:table-cell table:style-name="ce151" table:formula="oooc:=MIN([.K39];[.K47]*[Уровни.D42])" office:value-type="float" office:value="14">
            <text:p>14</text:p>
          </table:table-cell>
          <table:table-cell table:formula="oooc:=MIN([.L39];[.L47]*[Уровни.D43])" office:value-type="float" office:value="27">
            <text:p>27</text:p>
          </table:table-cell>
          <table:table-cell table:formula="oooc:=MIN([.M39];[.M47]*[Уровни.D44])" office:value-type="float" office:value="27">
            <text:p>27</text:p>
          </table:table-cell>
          <table:table-cell table:formula="oooc:=MIN([.N39];[.N47]*[Уровни.D45])" office:value-type="float" office:value="27">
            <text:p>27</text:p>
          </table:table-cell>
          <table:table-cell table:formula="oooc:=MIN([.O39];[.O47]*[Уровни.D46])" office:value-type="float" office:value="24">
            <text:p>24</text:p>
          </table:table-cell>
          <table:table-cell table:formula="oooc:=MIN([.P39];[.P47]*[Уровни.D47])" office:value-type="float" office:value="27">
            <text:p>27</text:p>
          </table:table-cell>
          <table:table-cell table:formula="oooc:=MIN([.Q39];[.Q47]*[Уровни.D48])" office:value-type="float" office:value="0">
            <text:p>0</text:p>
          </table:table-cell>
          <table:table-cell table:formula="oooc:=MIN([.R39];[.R47]*[Уровни.D49])" office:value-type="float" office:value="21">
            <text:p>21</text:p>
          </table:table-cell>
          <table:table-cell table:formula="oooc:=MIN([.S39];[.S47]*[Уровни.D50])" office:value-type="float" office:value="24">
            <text:p>24</text:p>
          </table:table-cell>
          <table:table-cell table:style-name="ce151" table:formula="oooc:=MIN([.T39];[.T47]*[Уровни.D51])" office:value-type="float" office:value="27">
            <text:p>27</text:p>
          </table:table-cell>
          <table:table-cell table:style-name="ce146"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style-name="ce2" table:number-columns-repeated="7"/>
          <table:table-cell table:style-name="ce85"/>
          <table:table-cell/>
          <table:table-cell table:style-name="ce132" office:value-type="string">
            <text:p>tofu</text:p>
          </table:table-cell>
          <table:table-cell table:style-name="ce151" table:formula="oooc:=MIN([.K40];[.K48]*[Уровни.D42])" office:value-type="float" office:value="0">
            <text:p>0</text:p>
          </table:table-cell>
          <table:table-cell table:formula="oooc:=MIN([.L40];[.L48]*[Уровни.D43])" office:value-type="float" office:value="12">
            <text:p>12</text:p>
          </table:table-cell>
          <table:table-cell table:formula="oooc:=MIN([.M40];[.M48]*[Уровни.D44])" office:value-type="float" office:value="0">
            <text:p>0</text:p>
          </table:table-cell>
          <table:table-cell table:formula="oooc:=MIN([.N40];[.N48]*[Уровни.D45])" office:value-type="float" office:value="18">
            <text:p>18</text:p>
          </table:table-cell>
          <table:table-cell table:formula="oooc:=MIN([.O40];[.O48]*[Уровни.D46])" office:value-type="float" office:value="17">
            <text:p>17</text:p>
          </table:table-cell>
          <table:table-cell table:formula="oooc:=MIN([.P40];[.P48]*[Уровни.D47])" office:value-type="float" office:value="27">
            <text:p>27</text:p>
          </table:table-cell>
          <table:table-cell table:formula="oooc:=MIN([.Q40];[.Q48]*[Уровни.D48])" office:value-type="float" office:value="27">
            <text:p>27</text:p>
          </table:table-cell>
          <table:table-cell table:formula="oooc:=MIN([.R40];[.R48]*[Уровни.D49])" office:value-type="float" office:value="0">
            <text:p>0</text:p>
          </table:table-cell>
          <table:table-cell table:formula="oooc:=MIN([.S40];[.S48]*[Уровни.D50])" office:value-type="float" office:value="27">
            <text:p>27</text:p>
          </table:table-cell>
          <table:table-cell table:style-name="ce151" table:formula="oooc:=MIN([.T40];[.T48]*[Уровни.D51])" office:value-type="float" office:value="27">
            <text:p>27</text:p>
          </table:table-cell>
          <table:table-cell table:style-name="ce146" table:formula="oooc:=IF([.K23]&gt;0;1;0)+IF([.L23]&gt;0;1;0)+IF([.M23]&gt;0;1;0)+IF([.N23]&gt;0;1;0)+IF([.O23]&gt;0;1;0)+IF([.P23]&gt;0;1;0)+IF([.Q23]&gt;0;1;0)+IF([.R23]&gt;0;1;0)+IF([.S23]&gt;0;1;0)+IF([.T23]&gt;0;1;0)" office:value-type="float" office:value="7">
            <text:p>7</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85"/>
          <table:table-cell/>
          <table:table-cell table:style-name="ce132" office:value-type="string">
            <text:p>veggymix</text:p>
          </table:table-cell>
          <table:table-cell table:style-name="ce151" table:formula="oooc:=MIN([.K41];[.K49]*[Уровни.D42])" office:value-type="float" office:value="21">
            <text:p>21</text:p>
          </table:table-cell>
          <table:table-cell table:formula="oooc:=MIN([.L41];[.L49]*[Уровни.D43])" office:value-type="float" office:value="0">
            <text:p>0</text:p>
          </table:table-cell>
          <table:table-cell table:formula="oooc:=MIN([.M41];[.M49]*[Уровни.D44])" office:value-type="float" office:value="0">
            <text:p>0</text:p>
          </table:table-cell>
          <table:table-cell table:formula="oooc:=MIN([.N41];[.N49]*[Уровни.D45])" office:value-type="float" office:value="21">
            <text:p>21</text:p>
          </table:table-cell>
          <table:table-cell table:formula="oooc:=MIN([.O41];[.O49]*[Уровни.D46])" office:value-type="float" office:value="21">
            <text:p>21</text:p>
          </table:table-cell>
          <table:table-cell table:formula="oooc:=MIN([.P41];[.P49]*[Уровни.D47])" office:value-type="float" office:value="0">
            <text:p>0</text:p>
          </table:table-cell>
          <table:table-cell table:formula="oooc:=MIN([.Q41];[.Q49]*[Уровни.D48])" office:value-type="float" office:value="21">
            <text:p>21</text:p>
          </table:table-cell>
          <table:table-cell table:formula="oooc:=MIN([.R41];[.R49]*[Уровни.D49])" office:value-type="float" office:value="21">
            <text:p>21</text:p>
          </table:table-cell>
          <table:table-cell table:formula="oooc:=MIN([.S41];[.S49]*[Уровни.D50])" office:value-type="float" office:value="19">
            <text:p>19</text:p>
          </table:table-cell>
          <table:table-cell table:style-name="ce151" table:formula="oooc:=MIN([.T41];[.T49]*[Уровни.D51])" office:value-type="float" office:value="21">
            <text:p>21</text:p>
          </table:table-cell>
          <table:table-cell table:style-name="ce146" table:formula="oooc:=IF([.K24]&gt;0;1;0)+IF([.L24]&gt;0;1;0)+IF([.M24]&gt;0;1;0)+IF([.N24]&gt;0;1;0)+IF([.O24]&gt;0;1;0)+IF([.P24]&gt;0;1;0)+IF([.Q24]&gt;0;1;0)+IF([.R24]&gt;0;1;0)+IF([.S24]&gt;0;1;0)+IF([.T24]&gt;0;1;0)" office:value-type="float" office:value="7">
            <text:p>7</text:p>
          </table:table-cell>
          <table:table-cell table:number-columns-repeated="235"/>
        </table:table-row>
        <table:table-row table:style-name="ro9">
          <table:table-cell table:style-name="ce2" table:formula="oooc:=[.A3]" office:value-type="string" office:string-value="Nigiri Zushi">
            <text:p>Nigiri Zushi</text:p>
          </table:table-cell>
          <table:table-cell table:formula="oooc:=[.H3]+COUNT([.B3:.G3])*25" office:value-type="float" office:value="65">
            <text:p>65</text:p>
          </table:table-cell>
          <table:table-cell table:style-name="ce2" table:formula="oooc:=VLOOKUP([.B3];[.B38:.C47];2)+VLOOKUP([.C3];[.B38:.C47];2)+VLOOKUP([.D3];[.B38:.C47];2)+VLOOKUP([.E3];[.B38:.C47];2)+VLOOKUP([.F3];[.B38:.C47];2)+VLOOKUP([.G3];[.B38:.C47];2)+COUNT([.B3:.G3])*25" office:value-type="float" office:value="80">
            <text:p>80</text:p>
          </table:table-cell>
          <table:table-cell table:formula="oooc:=FLOOR(POWER([.B25]*[.B25]*[.C25];1/3);1)" office:value-type="float" office:value="69">
            <text:p>69</text:p>
          </table:table-cell>
          <table:table-cell table:style-name="ce2"/>
          <table:table-cell table:style-name="ce2"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2"/>
          <table:table-cell table:style-name="ce85"/>
          <table:table-cell/>
          <table:table-cell table:style-name="ce132" office:value-type="string">
            <text:p>seaweed</text:p>
          </table:table-cell>
          <table:table-cell table:style-name="ce151" table:formula="oooc:=MIN([.K42];[.K50]*[Уровни.D42])" office:value-type="float" office:value="10">
            <text:p>10</text:p>
          </table:table-cell>
          <table:table-cell table:formula="oooc:=MIN([.L42];[.L50]*[Уровни.D43])" office:value-type="float" office:value="10">
            <text:p>10</text:p>
          </table:table-cell>
          <table:table-cell table:formula="oooc:=MIN([.M42];[.M50]*[Уровни.D44])" office:value-type="float" office:value="18">
            <text:p>18</text:p>
          </table:table-cell>
          <table:table-cell table:formula="oooc:=MIN([.N42];[.N50]*[Уровни.D45])" office:value-type="float" office:value="0">
            <text:p>0</text:p>
          </table:table-cell>
          <table:table-cell table:formula="oooc:=MIN([.O42];[.O50]*[Уровни.D46])" office:value-type="float" office:value="21">
            <text:p>21</text:p>
          </table:table-cell>
          <table:table-cell table:formula="oooc:=MIN([.P42];[.P50]*[Уровни.D47])" office:value-type="float" office:value="21">
            <text:p>21</text:p>
          </table:table-cell>
          <table:table-cell table:formula="oooc:=MIN([.Q42];[.Q50]*[Уровни.D48])" office:value-type="float" office:value="12">
            <text:p>12</text:p>
          </table:table-cell>
          <table:table-cell table:formula="oooc:=MIN([.R42];[.R50]*[Уровни.D49])" office:value-type="float" office:value="18">
            <text:p>18</text:p>
          </table:table-cell>
          <table:table-cell table:formula="oooc:=MIN([.S42];[.S50]*[Уровни.D50])" office:value-type="float" office:value="21">
            <text:p>21</text:p>
          </table:table-cell>
          <table:table-cell table:style-name="ce151" table:formula="oooc:=MIN([.T42];[.T50]*[Уровни.D51])" office:value-type="float" office:value="18">
            <text:p>18</text:p>
          </table:table-cell>
          <table:table-cell table:style-name="ce146" table:formula="oooc:=IF([.K25]&gt;0;1;0)+IF([.L25]&gt;0;1;0)+IF([.M25]&gt;0;1;0)+IF([.N25]&gt;0;1;0)+IF([.O25]&gt;0;1;0)+IF([.P25]&gt;0;1;0)+IF([.Q25]&gt;0;1;0)+IF([.R25]&gt;0;1;0)+IF([.S25]&gt;0;1;0)+IF([.T25]&gt;0;1;0)" office:value-type="float" office:value="9">
            <text:p>9</text:p>
          </table:table-cell>
          <table:table-cell table:number-columns-repeated="235"/>
        </table:table-row>
        <table:table-row table:style-name="ro9">
          <table:table-cell table:style-name="ce2" table:formula="oooc:=[.A4]" office:value-type="string" office:string-value="Sashimi">
            <text:p>Sashimi</text:p>
          </table:table-cell>
          <table:table-cell table:formula="oooc:=[.H4]+COUNT([.B4:.G4])*25" office:value-type="float" office:value="65">
            <text:p>65</text:p>
          </table:table-cell>
          <table:table-cell table:style-name="ce2" table:formula="oooc:=VLOOKUP([.B4];[.B38:.C47];2)+VLOOKUP([.C4];[.B38:.C47];2)+VLOOKUP([.D4];[.B38:.C47];2)+VLOOKUP([.E4];[.B38:.C47];2)+VLOOKUP([.F4];[.B38:.C47];2)+VLOOKUP([.G4];[.B38:.C47];2)+COUNT([.B4:.G4])*25" office:value-type="float" office:value="79">
            <text:p>79</text:p>
          </table:table-cell>
          <table:table-cell table:formula="oooc:=FLOOR(POWER([.B26]*[.B26]*[.C26];1/3);1)" office:value-type="float" office:value="69">
            <text:p>69</text:p>
          </table:table-cell>
          <table:table-cell table:style-name="ce2"/>
          <table:table-cell table:style-name="ce2"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2"/>
          <table:table-cell table:style-name="ce85"/>
          <table:table-cell table:number-columns-repeated="2"/>
          <table:table-cell table:style-name="ce137" table:formula="oooc:=IF([.K20]&gt;0;1;0)+IF([.K21]&gt;0;1;0)+IF([.K22]&gt;0;1;0)+IF([.K23]&gt;0;1;0)+IF([.K24]&gt;0;1;0)+IF([.K25]&gt;0;1;0)" office:value-type="float" office:value="4">
            <text:p>4</text:p>
          </table:table-cell>
          <table:table-cell table:style-name="ce137" table:formula="oooc:=IF([.L20]&gt;0;1;0)+IF([.L21]&gt;0;1;0)+IF([.L22]&gt;0;1;0)+IF([.L23]&gt;0;1;0)+IF([.L24]&gt;0;1;0)+IF([.L25]&gt;0;1;0)" office:value-type="float" office:value="4">
            <text:p>4</text:p>
          </table:table-cell>
          <table:table-cell table:style-name="ce137" table:formula="oooc:=IF([.M20]&gt;0;1;0)+IF([.M21]&gt;0;1;0)+IF([.M22]&gt;0;1;0)+IF([.M23]&gt;0;1;0)+IF([.M24]&gt;0;1;0)+IF([.M25]&gt;0;1;0)" office:value-type="float" office:value="4">
            <text:p>4</text:p>
          </table:table-cell>
          <table:table-cell table:style-name="ce137" table:formula="oooc:=IF([.N20]&gt;0;1;0)+IF([.N21]&gt;0;1;0)+IF([.N22]&gt;0;1;0)+IF([.N23]&gt;0;1;0)+IF([.N24]&gt;0;1;0)+IF([.N25]&gt;0;1;0)" office:value-type="float" office:value="5">
            <text:p>5</text:p>
          </table:table-cell>
          <table:table-cell table:style-name="ce137" table:formula="oooc:=IF([.O20]&gt;0;1;0)+IF([.O21]&gt;0;1;0)+IF([.O22]&gt;0;1;0)+IF([.O23]&gt;0;1;0)+IF([.O24]&gt;0;1;0)+IF([.O25]&gt;0;1;0)" office:value-type="float" office:value="5">
            <text:p>5</text:p>
          </table:table-cell>
          <table:table-cell table:style-name="ce137" table:formula="oooc:=IF([.P20]&gt;0;1;0)+IF([.P21]&gt;0;1;0)+IF([.P22]&gt;0;1;0)+IF([.P23]&gt;0;1;0)+IF([.P24]&gt;0;1;0)+IF([.P25]&gt;0;1;0)" office:value-type="float" office:value="4">
            <text:p>4</text:p>
          </table:table-cell>
          <table:table-cell table:style-name="ce137" table:formula="oooc:=IF([.Q20]&gt;0;1;0)+IF([.Q21]&gt;0;1;0)+IF([.Q22]&gt;0;1;0)+IF([.Q23]&gt;0;1;0)+IF([.Q24]&gt;0;1;0)+IF([.Q25]&gt;0;1;0)" office:value-type="float" office:value="5">
            <text:p>5</text:p>
          </table:table-cell>
          <table:table-cell table:style-name="ce137" table:formula="oooc:=IF([.R20]&gt;0;1;0)+IF([.R21]&gt;0;1;0)+IF([.R22]&gt;0;1;0)+IF([.R23]&gt;0;1;0)+IF([.R24]&gt;0;1;0)+IF([.R25]&gt;0;1;0)" office:value-type="float" office:value="5">
            <text:p>5</text:p>
          </table:table-cell>
          <table:table-cell table:style-name="ce137" table:formula="oooc:=IF([.S20]&gt;0;1;0)+IF([.S21]&gt;0;1;0)+IF([.S22]&gt;0;1;0)+IF([.S23]&gt;0;1;0)+IF([.S24]&gt;0;1;0)+IF([.S25]&gt;0;1;0)" office:value-type="float" office:value="6">
            <text:p>6</text:p>
          </table:table-cell>
          <table:table-cell table:style-name="ce137"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Seafood Tempura">
            <text:p>Seafood Tempura</text:p>
          </table:table-cell>
          <table:table-cell table:formula="oooc:=[.H5]+COUNT([.B5:.G5])*25" office:value-type="float" office:value="65">
            <text:p>65</text:p>
          </table:table-cell>
          <table:table-cell table:style-name="ce2" table:formula="oooc:=VLOOKUP([.B5];[.B38:.C47];2)+VLOOKUP([.C5];[.B38:.C47];2)+VLOOKUP([.D5];[.B38:.C47];2)+VLOOKUP([.E5];[.B38:.C47];2)+VLOOKUP([.F5];[.B38:.C47];2)+VLOOKUP([.G5];[.B38:.C47];2)+COUNT([.B5:.G5])*25" office:value-type="float" office:value="79">
            <text:p>79</text:p>
          </table:table-cell>
          <table:table-cell table:formula="oooc:=FLOOR(POWER([.B27]*[.B27]*[.C27];1/3);1)" office:value-type="float" office:value="69">
            <text:p>69</text:p>
          </table:table-cell>
          <table:table-cell table:style-name="ce2"/>
          <table:table-cell table:style-name="ce2"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2"/>
          <table:table-cell table:style-name="ce85"/>
          <table:table-cell/>
          <table:table-cell table:style-name="ce131" office:value-type="string">
            <text:p>target</text:p>
          </table:table-cell>
          <table:table-cell office:value-type="float" office:value="4">
            <text:p>4</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style-name="Default" office:value-type="float" office:value="4">
            <text:p>4</text:p>
          </table:table-cell>
          <table:table-cell table:number-columns-repeated="2"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TofuDengaku">
            <text:p>TofuDengaku</text:p>
          </table:table-cell>
          <table:table-cell table:formula="oooc:=[.H6]+COUNT([.B6:.G6])*25" office:value-type="float" office:value="65">
            <text:p>65</text:p>
          </table:table-cell>
          <table:table-cell table:style-name="ce2" table:formula="oooc:=VLOOKUP([.B6];[.B38:.C47];2)+VLOOKUP([.C6];[.B38:.C47];2)+VLOOKUP([.D6];[.B38:.C47];2)+VLOOKUP([.E6];[.B38:.C47];2)+VLOOKUP([.F6];[.B38:.C47];2)+VLOOKUP([.G6];[.B38:.C47];2)+COUNT([.B6:.G6])*25" office:value-type="float" office:value="80">
            <text:p>80</text:p>
          </table:table-cell>
          <table:table-cell table:formula="oooc:=FLOOR(POWER([.B28]*[.B28]*[.C28];1/3);1)" office:value-type="float" office:value="69">
            <text:p>69</text:p>
          </table:table-cell>
          <table:table-cell table:style-name="ce2"/>
          <table:table-cell table:style-name="ce2"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2"/>
          <table:table-cell table:style-name="ce85"/>
          <table:table-cell table:number-columns-repeated="2"/>
          <table:table-cell table:style-name="ce153" table:formula="oooc:=IF([.K27]=[.K26];1;0)" office:value-type="float" office:value="1">
            <text:p>1</text:p>
          </table:table-cell>
          <table:table-cell table:style-name="ce153" table:formula="oooc:=IF([.L27]=[.L26];1;0)" office:value-type="float" office:value="1">
            <text:p>1</text:p>
          </table:table-cell>
          <table:table-cell table:style-name="ce153" table:formula="oooc:=IF([.M27]=[.M26];1;0)" office:value-type="float" office:value="1">
            <text:p>1</text:p>
          </table:table-cell>
          <table:table-cell table:style-name="ce153" table:formula="oooc:=IF([.N27]=[.N26];1;0)" office:value-type="float" office:value="1">
            <text:p>1</text:p>
          </table:table-cell>
          <table:table-cell table:style-name="ce153" table:formula="oooc:=IF([.O27]=[.O26];1;0)" office:value-type="float" office:value="1">
            <text:p>1</text:p>
          </table:table-cell>
          <table:table-cell table:style-name="ce153" table:formula="oooc:=IF([.P27]=[.P26];1;0)" office:value-type="float" office:value="1">
            <text:p>1</text:p>
          </table:table-cell>
          <table:table-cell table:style-name="ce153" table:formula="oooc:=IF([.Q27]=[.Q26];1;0)" office:value-type="float" office:value="1">
            <text:p>1</text:p>
          </table:table-cell>
          <table:table-cell table:style-name="ce153" table:formula="oooc:=IF([.R27]=[.R26];1;0)" office:value-type="float" office:value="1">
            <text:p>1</text:p>
          </table:table-cell>
          <table:table-cell table:style-name="ce153" table:formula="oooc:=IF([.S27]=[.S26];1;0)" office:value-type="float" office:value="1">
            <text:p>1</text:p>
          </table:table-cell>
          <table:table-cell table:style-name="ce153" table:formula="oooc:=IF([.T27]=[.T26];1;0)" office:value-type="float" office:value="1">
            <text:p>1</text:p>
          </table:table-cell>
          <table:table-cell table:number-columns-repeated="236"/>
        </table:table-row>
        <table:table-row table:style-name="ro2">
          <table:table-cell table:style-name="ce2" table:formula="oooc:=[.A7]" office:value-type="string" office:string-value="Tempura">
            <text:p>Tempura</text:p>
          </table:table-cell>
          <table:table-cell table:formula="oooc:=[.H7]+COUNT([.B7:.G7])*25" office:value-type="float" office:value="95">
            <text:p>95</text:p>
          </table:table-cell>
          <table:table-cell table:style-name="ce2" table:formula="oooc:=VLOOKUP([.B7];[.B38:.C47];2)+VLOOKUP([.C7];[.B38:.C47];2)+VLOOKUP([.D7];[.B38:.C47];2)+VLOOKUP([.E7];[.B38:.C47];2)+VLOOKUP([.F7];[.B38:.C47];2)+VLOOKUP([.G7];[.B38:.C47];2)+COUNT([.B7:.G7])*25" office:value-type="float" office:value="111">
            <text:p>111</text:p>
          </table:table-cell>
          <table:table-cell table:formula="oooc:=FLOOR(POWER([.B29]*[.B29]*[.C29];1/3);1)" office:value-type="float" office:value="100">
            <text:p>100</text:p>
          </table:table-cell>
          <table:table-cell table:style-name="ce2"/>
          <table:table-cell table:style-name="ce2" table:formula="oooc:=IF([.B7]&gt;0;VLOOKUP([.B7]-1;[.B38:.C47];2);0)+IF([.C7]&gt;0;VLOOKUP([.C7]-1;[.B38:.C47];2);0)+IF([.D7]&gt;0;VLOOKUP([.D7]-1;[.B38:.C47];2);0)+IF([.E7]&gt;0;VLOOKUP([.E7]-1;[.B38:.C47];2);0)+IF([.F7]&gt;0;VLOOKUP([.F7]-1;[.B38:.C47];2);0)+IF([.G7]&gt;0;VLOOKUP([.G7]-1;[.B38:.C47];2);0)+COUNT([.B7:.G7])*(25+VLOOKUP(5;[.B38:.C47];2))" office:value-type="float" office:value="123">
            <text:p>123</text:p>
          </table:table-cell>
          <table:table-cell table:style-name="ce2"/>
          <table:table-cell table:style-name="ce85"/>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Koyungohan">
            <text:p>Koyungohan</text:p>
          </table:table-cell>
          <table:table-cell table:formula="oooc:=[.H8]+COUNT([.B8:.G8])*25" office:value-type="float" office:value="95">
            <text:p>95</text:p>
          </table:table-cell>
          <table:table-cell table:style-name="ce84" table:formula="oooc:=VLOOKUP([.B8];[.B38:.C47];2)+VLOOKUP([.C8];[.B38:.C47];2)+VLOOKUP([.D8];[.B38:.C47];2)+VLOOKUP([.E8];[.B38:.C47];2)+VLOOKUP([.F8];[.B38:.C47];2)+VLOOKUP([.G8];[.B38:.C47];2)+COUNT([.B8:.G8])*25" office:value-type="float" office:value="111">
            <text:p>111</text:p>
          </table:table-cell>
          <table:table-cell table:formula="oooc:=FLOOR(POWER([.B30]*[.B30]*[.C30];1/3);1)" office:value-type="float" office:value="100">
            <text:p>100</text:p>
          </table:table-cell>
          <table:table-cell table:style-name="ce84"/>
          <table:table-cell table:style-name="ce84"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84"/>
          <table:table-cell table:style-name="ce89"/>
          <table:table-cell table:style-name="ce84" table:number-columns-repeated="2"/>
          <table:table-cell table:style-name="ce84"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Sashimi', 'Ochazuke', ">
            <text:p>'Sashimi', 'Ochazuke', </text:p>
          </table:table-cell>
          <table:table-cell table:style-name="ce103"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Nigiri Zushi', 'Koyungohan', ">
            <text:p>'Nigiri Zushi', 'Koyungohan', </text:p>
          </table:table-cell>
          <table:table-cell table:style-name="ce84"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mpura Shrimp Roll', 'Osechi', ">
            <text:p>'Tempura Shrimp Roll', 'Osechi', </text:p>
          </table:table-cell>
          <table:table-cell table:style-name="ce84"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Seafood Tempura', 'Yosenabe', ">
            <text:p>'Seafood Tempura', 'Yosenabe', </text:p>
          </table:table-cell>
          <table:table-cell table:style-name="ce84"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Onigiri', 'Temaki Zushi', ">
            <text:p>'Onigiri', 'Temaki Zushi', </text:p>
          </table:table-cell>
          <table:table-cell table:style-name="ce84"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TofuDengaku', ">
            <text:p>'TofuDengaku', </text:p>
          </table:table-cell>
          <table:table-cell table:style-name="ce84"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Tempura', ">
            <text:p>'Tempura', </text:p>
          </table:table-cell>
          <table:table-cell table:style-name="ce84"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4"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4"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9"/>
          <table:table-cell table:style-name="ce84" table:number-columns-repeated="235"/>
        </table:table-row>
        <table:table-row table:style-name="ro2">
          <table:table-cell table:style-name="ce2" table:formula="oooc:=[.A9]" office:value-type="string" office:string-value="Ochazuke">
            <text:p>Ochazuke</text:p>
          </table:table-cell>
          <table:table-cell table:formula="oooc:=[.H9]+COUNT([.B9:.G9])*25" office:value-type="float" office:value="95">
            <text:p>95</text:p>
          </table:table-cell>
          <table:table-cell table:style-name="ce2" table:formula="oooc:=VLOOKUP([.B9];[.B38:.C47];2)+VLOOKUP([.C9];[.B38:.C47];2)+VLOOKUP([.D9];[.B38:.C47];2)+VLOOKUP([.E9];[.B38:.C47];2)+VLOOKUP([.F9];[.B38:.C47];2)+VLOOKUP([.G9];[.B38:.C47];2)+COUNT([.B9:.G9])*25" office:value-type="float" office:value="111">
            <text:p>111</text:p>
          </table:table-cell>
          <table:table-cell table:formula="oooc:=FLOOR(POWER([.B31]*[.B31]*[.C31];1/3);1)" office:value-type="float" office:value="100">
            <text:p>100</text:p>
          </table:table-cell>
          <table:table-cell table:style-name="ce2"/>
          <table:table-cell table:style-name="ce2"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2"/>
          <table:table-cell table:style-name="ce85"/>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Tempura Shrimp Roll">
            <text:p>Tempura Shrimp Roll</text:p>
          </table:table-cell>
          <table:table-cell table:formula="oooc:=[.H10]+COUNT([.B10:.G10])*25" office:value-type="float" office:value="95">
            <text:p>95</text:p>
          </table:table-cell>
          <table:table-cell table:style-name="ce2" table:formula="oooc:=VLOOKUP([.B10];[.B38:.C47];2)+VLOOKUP([.C10];[.B38:.C47];2)+VLOOKUP([.D10];[.B38:.C47];2)+VLOOKUP([.E10];[.B38:.C47];2)+VLOOKUP([.F10];[.B38:.C47];2)+VLOOKUP([.G10];[.B38:.C47];2)+COUNT([.B10:.G10])*25" office:value-type="float" office:value="111">
            <text:p>111</text:p>
          </table:table-cell>
          <table:table-cell table:formula="oooc:=FLOOR(POWER([.B32]*[.B32]*[.C32];1/3);1)" office:value-type="float" office:value="100">
            <text:p>100</text:p>
          </table:table-cell>
          <table:table-cell table:style-name="ce2"/>
          <table:table-cell table:style-name="ce2"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2"/>
          <table:table-cell table:style-name="ce85"/>
          <table:table-cell/>
          <table:table-cell table:style-name="ce2" office:value-type="string">
            <text:p>min score</text:p>
          </table:table-cell>
          <table:table-cell table:style-name="ce101" table:formula="oooc:=SUMPRODUCT([.K3:.K14];[.B25:.B36])/SUM([.K3:.K14])" office:value-type="float" office:value="77">
            <text:p>77</text:p>
          </table:table-cell>
          <table:table-cell table:style-name="ce101" table:formula="oooc:=SUMPRODUCT([.L3:.L14];[.B25:.B36])/SUM([.L3:.L14])" office:value-type="float" office:value="80">
            <text:p>80</text:p>
          </table:table-cell>
          <table:table-cell table:style-name="ce101" table:formula="oooc:=SUMPRODUCT([.M3:.M14];[.B25:.B36])/SUM([.M3:.M14])" office:value-type="float" office:value="83.75">
            <text:p>84</text:p>
          </table:table-cell>
          <table:table-cell table:style-name="ce101" table:formula="oooc:=SUMPRODUCT([.N3:.N14];[.B25:.B36])/SUM([.N3:.N14])" office:value-type="float" office:value="83.75">
            <text:p>84</text:p>
          </table:table-cell>
          <table:table-cell table:style-name="ce101" table:formula="oooc:=SUMPRODUCT([.O3:.O14];[.B25:.B36])/SUM([.O3:.O14])" office:value-type="float" office:value="87.5">
            <text:p>88</text:p>
          </table:table-cell>
          <table:table-cell table:style-name="ce101" table:formula="oooc:=SUMPRODUCT([.P3:.P14];[.B25:.B36])/SUM([.P3:.P14])" office:value-type="float" office:value="83.4615384615385">
            <text:p>83</text:p>
          </table:table-cell>
          <table:table-cell table:style-name="ce101" table:formula="oooc:=SUMPRODUCT([.Q3:.Q14];[.B25:.B36])/SUM([.Q3:.Q14])" office:value-type="float" office:value="86">
            <text:p>86</text:p>
          </table:table-cell>
          <table:table-cell table:style-name="ce101" table:formula="oooc:=SUMPRODUCT([.R3:.R14];[.B25:.B36])/SUM([.R3:.R14])" office:value-type="float" office:value="89">
            <text:p>89</text:p>
          </table:table-cell>
          <table:table-cell table:style-name="ce101" table:formula="oooc:=SUMPRODUCT([.S3:.S14];[.B25:.B36])/SUM([.S3:.S14])" office:value-type="float" office:value="91.6666666666667">
            <text:p>92</text:p>
          </table:table-cell>
          <table:table-cell table:style-name="ce101" table:formula="oooc:=SUMPRODUCT([.T3:.T14];[.B25:.B36])/SUM([.T3:.T14])" office:value-type="float" office:value="95">
            <text:p>95</text:p>
          </table:table-cell>
          <table:table-cell table:number-columns-repeated="236"/>
        </table:table-row>
        <table:table-row table:style-name="ro2">
          <table:table-cell table:style-name="ce2" table:formula="oooc:=[.A11]" office:value-type="string" office:string-value="Onigiri">
            <text:p>Onigiri</text:p>
          </table:table-cell>
          <table:table-cell table:formula="oooc:=[.H11]+COUNT([.B11:.G11])*25" office:value-type="float" office:value="95">
            <text:p>95</text:p>
          </table:table-cell>
          <table:table-cell table:style-name="ce2" table:formula="oooc:=VLOOKUP([.B11];[.B38:.C47];2)+VLOOKUP([.C11];[.B38:.C47];2)+VLOOKUP([.D11];[.B38:.C47];2)+VLOOKUP([.E11];[.B38:.C47];2)+VLOOKUP([.F11];[.B38:.C47];2)+VLOOKUP([.G11];[.B38:.C47];2)+COUNT([.B11:.G11])*25" office:value-type="float" office:value="111">
            <text:p>111</text:p>
          </table:table-cell>
          <table:table-cell table:formula="oooc:=FLOOR(POWER([.B33]*[.B33]*[.C33];1/3);1)" office:value-type="float" office:value="100">
            <text:p>100</text:p>
          </table:table-cell>
          <table:table-cell table:style-name="ce2"/>
          <table:table-cell table:style-name="ce2" table:formula="oooc:=IF([.B11]&gt;0;VLOOKUP([.B11]-1;[.B38:.C47];2);0)+IF([.C11]&gt;0;VLOOKUP([.C11]-1;[.B38:.C47];2);0)+IF([.D11]&gt;0;VLOOKUP([.D11]-1;[.B38:.C47];2);0)+IF([.E11]&gt;0;VLOOKUP([.E11]-1;[.B38:.C47];2);0)+IF([.F11]&gt;0;VLOOKUP([.F11]-1;[.B38:.C47];2);0)+IF([.G11]&gt;0;VLOOKUP([.G11]-1;[.B38:.C47];2);0)+COUNT([.B11:.G11])*(25+VLOOKUP(5;[.B38:.C47];2))" office:value-type="float" office:value="123">
            <text:p>123</text:p>
          </table:table-cell>
          <table:table-cell table:style-name="ce2"/>
          <table:table-cell table:style-name="ce85"/>
          <table:table-cell/>
          <table:table-cell table:style-name="ce2" office:value-type="string">
            <text:p>max score</text:p>
          </table:table-cell>
          <table:table-cell table:style-name="ce101" table:formula="oooc:=SUMPRODUCT([.K3:.K14];[.F25:.F36])/SUM([.K3:.K14])" office:value-type="float" office:value="101.4">
            <text:p>101</text:p>
          </table:table-cell>
          <table:table-cell table:style-name="ce101" table:formula="oooc:=SUMPRODUCT([.L3:.L14];[.F25:.F36])/SUM([.L3:.L14])" office:value-type="float" office:value="105">
            <text:p>105</text:p>
          </table:table-cell>
          <table:table-cell table:style-name="ce101" table:formula="oooc:=SUMPRODUCT([.M3:.M14];[.F25:.F36])/SUM([.M3:.M14])" office:value-type="float" office:value="109.5">
            <text:p>110</text:p>
          </table:table-cell>
          <table:table-cell table:style-name="ce101" table:formula="oooc:=SUMPRODUCT([.N3:.N14];[.F25:.F36])/SUM([.N3:.N14])" office:value-type="float" office:value="109.5">
            <text:p>110</text:p>
          </table:table-cell>
          <table:table-cell table:style-name="ce101" table:formula="oooc:=SUMPRODUCT([.O3:.O14];[.F25:.F36])/SUM([.O3:.O14])" office:value-type="float" office:value="114">
            <text:p>114</text:p>
          </table:table-cell>
          <table:table-cell table:style-name="ce101" table:formula="oooc:=SUMPRODUCT([.P3:.P14];[.F25:.F36])/SUM([.P3:.P14])" office:value-type="float" office:value="109.153846153846">
            <text:p>109</text:p>
          </table:table-cell>
          <table:table-cell table:style-name="ce101" table:formula="oooc:=SUMPRODUCT([.Q3:.Q14];[.F25:.F36])/SUM([.Q3:.Q14])" office:value-type="float" office:value="112.2">
            <text:p>112</text:p>
          </table:table-cell>
          <table:table-cell table:style-name="ce101" table:formula="oooc:=SUMPRODUCT([.R3:.R14];[.F25:.F36])/SUM([.R3:.R14])" office:value-type="float" office:value="115.8">
            <text:p>116</text:p>
          </table:table-cell>
          <table:table-cell table:style-name="ce101" table:formula="oooc:=SUMPRODUCT([.S3:.S14];[.F25:.F36])/SUM([.S3:.S14])" office:value-type="float" office:value="119">
            <text:p>119</text:p>
          </table:table-cell>
          <table:table-cell table:style-name="ce101" table:formula="oooc:=SUMPRODUCT([.T3:.T14];[.F25:.F36])/SUM([.T3:.T14])" office:value-type="float" office:value="123">
            <text:p>123</text:p>
          </table:table-cell>
          <table:table-cell table:number-columns-repeated="236"/>
        </table:table-row>
        <table:table-row table:style-name="ro2">
          <table:table-cell table:style-name="ce2" table:formula="oooc:=[.A12]" office:value-type="string" office:string-value="Osechi">
            <text:p>Osechi</text:p>
          </table:table-cell>
          <table:table-cell table:formula="oooc:=[.H12]+COUNT([.B12:.G12])*25" office:value-type="float" office:value="125">
            <text:p>125</text:p>
          </table:table-cell>
          <table:table-cell table:style-name="ce2" table:formula="oooc:=VLOOKUP([.B12];[.B38:.C47];2)+VLOOKUP([.C12];[.B38:.C47];2)+VLOOKUP([.D12];[.B38:.C47];2)+VLOOKUP([.E12];[.B38:.C47];2)+VLOOKUP([.F12];[.B38:.C47];2)+VLOOKUP([.G12];[.B38:.C47];2)+COUNT([.B12:.G12])*25" office:value-type="float" office:value="143">
            <text:p>143</text:p>
          </table:table-cell>
          <table:table-cell table:formula="oooc:=FLOOR(POWER([.B34]*[.B34]*[.C34];1/3);1)" office:value-type="float" office:value="130">
            <text:p>130</text:p>
          </table:table-cell>
          <table:table-cell table:style-name="ce2"/>
          <table:table-cell table:style-name="ce2" table:formula="oooc:=IF([.B12]&gt;0;VLOOKUP([.B12]-1;[.B38:.C47];2);0)+IF([.C12]&gt;0;VLOOKUP([.C12]-1;[.B38:.C47];2);0)+IF([.D12]&gt;0;VLOOKUP([.D12]-1;[.B38:.C47];2);0)+IF([.E12]&gt;0;VLOOKUP([.E12]-1;[.B38:.C47];2);0)+IF([.F12]&gt;0;VLOOKUP([.F12]-1;[.B38:.C47];2);0)+IF([.G12]&gt;0;VLOOKUP([.G12]-1;[.B38:.C47];2);0)+COUNT([.B12:.G12])*(25+VLOOKUP(5;[.B38:.C47];2))" office:value-type="float" office:value="159">
            <text:p>159</text:p>
          </table:table-cell>
          <table:table-cell table:style-name="ce2"/>
          <table:table-cell table:style-name="ce85"/>
          <table:table-cell/>
          <table:table-cell table:style-name="ce2" office:value-type="string">
            <text:p>ave score</text:p>
          </table:table-cell>
          <table:table-cell table:style-name="ce101" table:formula="oooc:=SUMPRODUCT([.K3:.K14];[.C25:.C36])/SUM([.K3:.K14])" office:value-type="float" office:value="91.8">
            <text:p>92</text:p>
          </table:table-cell>
          <table:table-cell table:style-name="ce101" table:formula="oooc:=SUMPRODUCT([.L3:.L14];[.C25:.C36])/SUM([.L3:.L14])" office:value-type="float" office:value="95.5">
            <text:p>96</text:p>
          </table:table-cell>
          <table:table-cell table:style-name="ce101" table:formula="oooc:=SUMPRODUCT([.M3:.M14];[.C25:.C36])/SUM([.M3:.M14])" office:value-type="float" office:value="99.5">
            <text:p>100</text:p>
          </table:table-cell>
          <table:table-cell table:style-name="ce101" table:formula="oooc:=SUMPRODUCT([.N3:.N14];[.C25:.C36])/SUM([.N3:.N14])" office:value-type="float" office:value="99.125">
            <text:p>99</text:p>
          </table:table-cell>
          <table:table-cell table:style-name="ce101" table:formula="oooc:=SUMPRODUCT([.O3:.O14];[.C25:.C36])/SUM([.O3:.O14])" office:value-type="float" office:value="103">
            <text:p>103</text:p>
          </table:table-cell>
          <table:table-cell table:style-name="ce101" table:formula="oooc:=SUMPRODUCT([.P3:.P14];[.C25:.C36])/SUM([.P3:.P14])" office:value-type="float" office:value="99.0769230769231">
            <text:p>99</text:p>
          </table:table-cell>
          <table:table-cell table:style-name="ce101" table:formula="oooc:=SUMPRODUCT([.Q3:.Q14];[.C25:.C36])/SUM([.Q3:.Q14])" office:value-type="float" office:value="101.6">
            <text:p>102</text:p>
          </table:table-cell>
          <table:table-cell table:style-name="ce101" table:formula="oooc:=SUMPRODUCT([.R3:.R14];[.C25:.C36])/SUM([.R3:.R14])" office:value-type="float" office:value="104.6">
            <text:p>105</text:p>
          </table:table-cell>
          <table:table-cell table:style-name="ce101" table:formula="oooc:=SUMPRODUCT([.S3:.S14];[.C25:.C36])/SUM([.S3:.S14])" office:value-type="float" office:value="107.666666666667">
            <text:p>108</text:p>
          </table:table-cell>
          <table:table-cell table:style-name="ce101" table:formula="oooc:=SUMPRODUCT([.T3:.T14];[.C25:.C36])/SUM([.T3:.T14])" office:value-type="float" office:value="111.307692307692">
            <text:p>111</text:p>
          </table:table-cell>
          <table:table-cell table:number-columns-repeated="236"/>
        </table:table-row>
        <table:table-row table:style-name="ro2">
          <table:table-cell table:style-name="ce2" table:formula="oooc:=[.A13]" office:value-type="string" office:string-value="Yosenabe">
            <text:p>Yosenabe</text:p>
          </table:table-cell>
          <table:table-cell table:formula="oooc:=[.H13]+COUNT([.B13:.G13])*25" office:value-type="float" office:value="125">
            <text:p>125</text:p>
          </table:table-cell>
          <table:table-cell table:style-name="ce2" table:formula="oooc:=VLOOKUP([.B13];[.B38:.C47];2)+VLOOKUP([.C13];[.B38:.C47];2)+VLOOKUP([.D13];[.B38:.C47];2)+VLOOKUP([.E13];[.B38:.C47];2)+VLOOKUP([.F13];[.B38:.C47];2)+VLOOKUP([.G13];[.B38:.C47];2)+COUNT([.B13:.G13])*25" office:value-type="float" office:value="143">
            <text:p>143</text:p>
          </table:table-cell>
          <table:table-cell table:formula="oooc:=FLOOR(POWER([.B35]*[.B35]*[.C35];1/3);1)" office:value-type="float" office:value="130">
            <text:p>130</text:p>
          </table:table-cell>
          <table:table-cell table:style-name="ce2"/>
          <table:table-cell table:style-name="ce2" table:formula="oooc:=IF([.B13]&gt;0;VLOOKUP([.B13]-1;[.B38:.C47];2);0)+IF([.C13]&gt;0;VLOOKUP([.C13]-1;[.B38:.C47];2);0)+IF([.D13]&gt;0;VLOOKUP([.D13]-1;[.B38:.C47];2);0)+IF([.E13]&gt;0;VLOOKUP([.E13]-1;[.B38:.C47];2);0)+IF([.F13]&gt;0;VLOOKUP([.F13]-1;[.B38:.C47];2);0)+IF([.G13]&gt;0;VLOOKUP([.G13]-1;[.B38:.C47];2);0)+COUNT([.B13:.G13])*(25+VLOOKUP(5;[.B38:.C47];2))" office:value-type="float" office:value="159">
            <text:p>159</text:p>
          </table:table-cell>
          <table:table-cell table:style-name="ce2"/>
          <table:table-cell table:style-name="ce85"/>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Temaki Zushi">
            <text:p>Temaki Zushi</text:p>
          </table:table-cell>
          <table:table-cell table:formula="oooc:=[.H14]+COUNT([.B14:.G14])*25" office:value-type="float" office:value="125">
            <text:p>125</text:p>
          </table:table-cell>
          <table:table-cell table:style-name="ce2" table:formula="oooc:=VLOOKUP([.B14];[.B38:.C47];2)+VLOOKUP([.C14];[.B38:.C47];2)+VLOOKUP([.D14];[.B38:.C47];2)+VLOOKUP([.E14];[.B38:.C47];2)+VLOOKUP([.F14];[.B38:.C47];2)+VLOOKUP([.G14];[.B38:.C47];2)+COUNT([.B14:.G14])*25" office:value-type="float" office:value="143">
            <text:p>143</text:p>
          </table:table-cell>
          <table:table-cell table:formula="oooc:=FLOOR(POWER([.B36]*[.B36]*[.C36];1/3);1)" office:value-type="float" office:value="130">
            <text:p>130</text:p>
          </table:table-cell>
          <table:table-cell table:style-name="ce2"/>
          <table:table-cell table:style-name="ce2" table:formula="oooc:=IF([.B14]&gt;0;VLOOKUP([.B14]-1;[.B38:.C47];2);0)+IF([.C14]&gt;0;VLOOKUP([.C14]-1;[.B38:.C47];2);0)+IF([.D14]&gt;0;VLOOKUP([.D14]-1;[.B38:.C47];2);0)+IF([.E14]&gt;0;VLOOKUP([.E14]-1;[.B38:.C47];2);0)+IF([.F14]&gt;0;VLOOKUP([.F14]-1;[.B38:.C47];2);0)+IF([.G14]&gt;0;VLOOKUP([.G14]-1;[.B38:.C47];2);0)+COUNT([.B14:.G14])*(25+VLOOKUP(5;[.B38:.C47];2))" office:value-type="float" office:value="159">
            <text:p>159</text:p>
          </table:table-cell>
          <table:table-cell table:style-name="ce2"/>
          <table:table-cell table:style-name="ce85"/>
          <table:table-cell/>
          <table:table-cell table:style-name="ce92"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85"/>
          <table:table-cell/>
          <table:table-cell table:style-name="ce2" table:formula="oooc:=[.J20]" office:value-type="string" office:string-value="salmon">
            <text:p>salmon</text:p>
          </table:table-cell>
          <table:table-cell table:style-name="ce154" table:formula="oooc:=SUMPRODUCT([.B3:.B14];[.K3:.K14])" office:value-type="float" office:value="40">
            <text:p>40</text:p>
          </table:table-cell>
          <table:table-cell table:style-name="ce154" table:formula="oooc:=SUMPRODUCT([.B3:.B14];[.L3:.L14])" office:value-type="float" office:value="52">
            <text:p>52</text:p>
          </table:table-cell>
          <table:table-cell table:style-name="ce154" table:formula="oooc:=SUMPRODUCT([.B3:.B14];[.M3:.M14])" office:value-type="float" office:value="30">
            <text:p>30</text:p>
          </table:table-cell>
          <table:table-cell table:style-name="ce154" table:formula="oooc:=SUMPRODUCT([.B3:.B14];[.N3:.N14])" office:value-type="float" office:value="31">
            <text:p>31</text:p>
          </table:table-cell>
          <table:table-cell table:style-name="ce154" table:formula="oooc:=SUMPRODUCT([.B3:.B14];[.O3:.O14])" office:value-type="float" office:value="0">
            <text:p>0</text:p>
          </table:table-cell>
          <table:table-cell table:style-name="ce154" table:formula="oooc:=SUMPRODUCT([.B3:.B14];[.P3:.P14])" office:value-type="float" office:value="48">
            <text:p>48</text:p>
          </table:table-cell>
          <table:table-cell table:style-name="ce154" table:formula="oooc:=SUMPRODUCT([.B3:.B14];[.Q3:.Q14])" office:value-type="float" office:value="48">
            <text:p>48</text:p>
          </table:table-cell>
          <table:table-cell table:style-name="ce154" table:formula="oooc:=SUMPRODUCT([.B3:.B14];[.R3:.R14])" office:value-type="float" office:value="42">
            <text:p>42</text:p>
          </table:table-cell>
          <table:table-cell table:style-name="ce154" table:formula="oooc:=SUMPRODUCT([.B3:.B14];[.S3:.S14])" office:value-type="float" office:value="14">
            <text:p>14</text:p>
          </table:table-cell>
          <table:table-cell table:style-name="ce154" table:formula="oooc:=SUMPRODUCT([.B3:.B14];[.T3:.T14])" office:value-type="float" office:value="44">
            <text:p>44</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85"/>
          <table:table-cell/>
          <table:table-cell table:style-name="ce2" table:formula="oooc:=[.J21]" office:value-type="string" office:string-value="shrimp">
            <text:p>shrimp</text:p>
          </table:table-cell>
          <table:table-cell table:style-name="ce154" table:formula="oooc:=SUMPRODUCT([.C3:.C14];[.K3:.K14])" office:value-type="float" office:value="0">
            <text:p>0</text:p>
          </table:table-cell>
          <table:table-cell table:style-name="ce154" table:formula="oooc:=SUMPRODUCT([.C3:.C14];[.L3:.L14])" office:value-type="float" office:value="0">
            <text:p>0</text:p>
          </table:table-cell>
          <table:table-cell table:style-name="ce154" table:formula="oooc:=SUMPRODUCT([.C3:.C14];[.M3:.M14])" office:value-type="float" office:value="27">
            <text:p>27</text:p>
          </table:table-cell>
          <table:table-cell table:style-name="ce154" table:formula="oooc:=SUMPRODUCT([.C3:.C14];[.N3:.N14])" office:value-type="float" office:value="30">
            <text:p>30</text:p>
          </table:table-cell>
          <table:table-cell table:style-name="ce154" table:formula="oooc:=SUMPRODUCT([.C3:.C14];[.O3:.O14])" office:value-type="float" office:value="38">
            <text:p>38</text:p>
          </table:table-cell>
          <table:table-cell table:style-name="ce154" table:formula="oooc:=SUMPRODUCT([.C3:.C14];[.P3:.P14])" office:value-type="float" office:value="0">
            <text:p>0</text:p>
          </table:table-cell>
          <table:table-cell table:style-name="ce154" table:formula="oooc:=SUMPRODUCT([.C3:.C14];[.Q3:.Q14])" office:value-type="float" office:value="44">
            <text:p>44</text:p>
          </table:table-cell>
          <table:table-cell table:style-name="ce154" table:formula="oooc:=SUMPRODUCT([.C3:.C14];[.R3:.R14])" office:value-type="float" office:value="50">
            <text:p>50</text:p>
          </table:table-cell>
          <table:table-cell table:style-name="ce154" table:formula="oooc:=SUMPRODUCT([.C3:.C14];[.S3:.S14])" office:value-type="float" office:value="7">
            <text:p>7</text:p>
          </table:table-cell>
          <table:table-cell table:style-name="ce154" table:formula="oooc:=SUMPRODUCT([.C3:.C14];[.T3:.T14])" office:value-type="float" office:value="48">
            <text:p>48</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85"/>
          <table:table-cell/>
          <table:table-cell table:style-name="ce2" table:formula="oooc:=[.J22]" office:value-type="string" office:string-value="rice">
            <text:p>rice</text:p>
          </table:table-cell>
          <table:table-cell table:style-name="ce154" table:formula="oooc:=SUMPRODUCT([.D3:.D14];[.K3:.K14])" office:value-type="float" office:value="14">
            <text:p>14</text:p>
          </table:table-cell>
          <table:table-cell table:style-name="ce154" table:formula="oooc:=SUMPRODUCT([.D3:.D14];[.L3:.L14])" office:value-type="float" office:value="66">
            <text:p>66</text:p>
          </table:table-cell>
          <table:table-cell table:style-name="ce154" table:formula="oooc:=SUMPRODUCT([.D3:.D14];[.M3:.M14])" office:value-type="float" office:value="64">
            <text:p>64</text:p>
          </table:table-cell>
          <table:table-cell table:style-name="ce154" table:formula="oooc:=SUMPRODUCT([.D3:.D14];[.N3:.N14])" office:value-type="float" office:value="33">
            <text:p>33</text:p>
          </table:table-cell>
          <table:table-cell table:style-name="ce154" table:formula="oooc:=SUMPRODUCT([.D3:.D14];[.O3:.O14])" office:value-type="float" office:value="36">
            <text:p>36</text:p>
          </table:table-cell>
          <table:table-cell table:style-name="ce154" table:formula="oooc:=SUMPRODUCT([.D3:.D14];[.P3:.P14])" office:value-type="float" office:value="76">
            <text:p>76</text:p>
          </table:table-cell>
          <table:table-cell table:style-name="ce154" table:formula="oooc:=SUMPRODUCT([.D3:.D14];[.Q3:.Q14])" office:value-type="float" office:value="0">
            <text:p>0</text:p>
          </table:table-cell>
          <table:table-cell table:style-name="ce154" table:formula="oooc:=SUMPRODUCT([.D3:.D14];[.R3:.R14])" office:value-type="float" office:value="35">
            <text:p>35</text:p>
          </table:table-cell>
          <table:table-cell table:style-name="ce154" table:formula="oooc:=SUMPRODUCT([.D3:.D14];[.S3:.S14])" office:value-type="float" office:value="45">
            <text:p>45</text:p>
          </table:table-cell>
          <table:table-cell table:style-name="ce154" table:formula="oooc:=SUMPRODUCT([.D3:.D14];[.T3:.T14])" office:value-type="float" office:value="48">
            <text:p>48</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85"/>
          <table:table-cell/>
          <table:table-cell table:style-name="ce2" table:formula="oooc:=[.J23]" office:value-type="string" office:string-value="tofu">
            <text:p>tofu</text:p>
          </table:table-cell>
          <table:table-cell table:style-name="ce154" table:formula="oooc:=SUMPRODUCT([.E3:.E14];[.K3:.K14])" office:value-type="float" office:value="0">
            <text:p>0</text:p>
          </table:table-cell>
          <table:table-cell table:style-name="ce154" table:formula="oooc:=SUMPRODUCT([.E3:.E14];[.L3:.L14])" office:value-type="float" office:value="12">
            <text:p>12</text:p>
          </table:table-cell>
          <table:table-cell table:style-name="ce154" table:formula="oooc:=SUMPRODUCT([.E3:.E14];[.M3:.M14])" office:value-type="float" office:value="0">
            <text:p>0</text:p>
          </table:table-cell>
          <table:table-cell table:style-name="ce154" table:formula="oooc:=SUMPRODUCT([.E3:.E14];[.N3:.N14])" office:value-type="float" office:value="23">
            <text:p>23</text:p>
          </table:table-cell>
          <table:table-cell table:style-name="ce154" table:formula="oooc:=SUMPRODUCT([.E3:.E14];[.O3:.O14])" office:value-type="float" office:value="17">
            <text:p>17</text:p>
          </table:table-cell>
          <table:table-cell table:style-name="ce154" table:formula="oooc:=SUMPRODUCT([.E3:.E14];[.P3:.P14])" office:value-type="float" office:value="57">
            <text:p>57</text:p>
          </table:table-cell>
          <table:table-cell table:style-name="ce154" table:formula="oooc:=SUMPRODUCT([.E3:.E14];[.Q3:.Q14])" office:value-type="float" office:value="28">
            <text:p>28</text:p>
          </table:table-cell>
          <table:table-cell table:style-name="ce154" table:formula="oooc:=SUMPRODUCT([.E3:.E14];[.R3:.R14])" office:value-type="float" office:value="0">
            <text:p>0</text:p>
          </table:table-cell>
          <table:table-cell table:style-name="ce154" table:formula="oooc:=SUMPRODUCT([.E3:.E14];[.S3:.S14])" office:value-type="float" office:value="46">
            <text:p>46</text:p>
          </table:table-cell>
          <table:table-cell table:style-name="ce154" table:formula="oooc:=SUMPRODUCT([.E3:.E14];[.T3:.T14])" office:value-type="float" office:value="38">
            <text:p>38</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85"/>
          <table:table-cell/>
          <table:table-cell table:style-name="ce2" table:formula="oooc:=[.J24]" office:value-type="string" office:string-value="veggymix">
            <text:p>veggymix</text:p>
          </table:table-cell>
          <table:table-cell table:style-name="ce154" table:formula="oooc:=SUMPRODUCT([.F3:.F14];[.K3:.K14])" office:value-type="float" office:value="21">
            <text:p>21</text:p>
          </table:table-cell>
          <table:table-cell table:style-name="ce154" table:formula="oooc:=SUMPRODUCT([.F3:.F14];[.L3:.L14])" office:value-type="float" office:value="0">
            <text:p>0</text:p>
          </table:table-cell>
          <table:table-cell table:style-name="ce154" table:formula="oooc:=SUMPRODUCT([.F3:.F14];[.M3:.M14])" office:value-type="float" office:value="0">
            <text:p>0</text:p>
          </table:table-cell>
          <table:table-cell table:style-name="ce154" table:formula="oooc:=SUMPRODUCT([.F3:.F14];[.N3:.N14])" office:value-type="float" office:value="28">
            <text:p>28</text:p>
          </table:table-cell>
          <table:table-cell table:style-name="ce154" table:formula="oooc:=SUMPRODUCT([.F3:.F14];[.O3:.O14])" office:value-type="float" office:value="27">
            <text:p>27</text:p>
          </table:table-cell>
          <table:table-cell table:style-name="ce154" table:formula="oooc:=SUMPRODUCT([.F3:.F14];[.P3:.P14])" office:value-type="float" office:value="0">
            <text:p>0</text:p>
          </table:table-cell>
          <table:table-cell table:style-name="ce154" table:formula="oooc:=SUMPRODUCT([.F3:.F14];[.Q3:.Q14])" office:value-type="float" office:value="53">
            <text:p>53</text:p>
          </table:table-cell>
          <table:table-cell table:style-name="ce154" table:formula="oooc:=SUMPRODUCT([.F3:.F14];[.R3:.R14])" office:value-type="float" office:value="34">
            <text:p>34</text:p>
          </table:table-cell>
          <table:table-cell table:style-name="ce154" table:formula="oooc:=SUMPRODUCT([.F3:.F14];[.S3:.S14])" office:value-type="float" office:value="19">
            <text:p>19</text:p>
          </table:table-cell>
          <table:table-cell table:style-name="ce154" table:formula="oooc:=SUMPRODUCT([.F3:.F14];[.T3:.T14])" office:value-type="float" office:value="46">
            <text:p>46</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85"/>
          <table:table-cell/>
          <table:table-cell table:style-name="ce2" table:formula="oooc:=[.J25]" office:value-type="string" office:string-value="seaweed">
            <text:p>seaweed</text:p>
          </table:table-cell>
          <table:table-cell table:style-name="ce154" table:formula="oooc:=SUMPRODUCT([.G3:.G14];[.K3:.K14])" office:value-type="float" office:value="10">
            <text:p>10</text:p>
          </table:table-cell>
          <table:table-cell table:style-name="ce154" table:formula="oooc:=SUMPRODUCT([.G3:.G14];[.L3:.L14])" office:value-type="float" office:value="10">
            <text:p>10</text:p>
          </table:table-cell>
          <table:table-cell table:style-name="ce154" table:formula="oooc:=SUMPRODUCT([.G3:.G14];[.M3:.M14])" office:value-type="float" office:value="24">
            <text:p>24</text:p>
          </table:table-cell>
          <table:table-cell table:style-name="ce154" table:formula="oooc:=SUMPRODUCT([.G3:.G14];[.N3:.N14])" office:value-type="float" office:value="0">
            <text:p>0</text:p>
          </table:table-cell>
          <table:table-cell table:style-name="ce154" table:formula="oooc:=SUMPRODUCT([.G3:.G14];[.O3:.O14])" office:value-type="float" office:value="32">
            <text:p>32</text:p>
          </table:table-cell>
          <table:table-cell table:style-name="ce154" table:formula="oooc:=SUMPRODUCT([.G3:.G14];[.P3:.P14])" office:value-type="float" office:value="54">
            <text:p>54</text:p>
          </table:table-cell>
          <table:table-cell table:style-name="ce154" table:formula="oooc:=SUMPRODUCT([.G3:.G14];[.Q3:.Q14])" office:value-type="float" office:value="12">
            <text:p>12</text:p>
          </table:table-cell>
          <table:table-cell table:style-name="ce154" table:formula="oooc:=SUMPRODUCT([.G3:.G14];[.R3:.R14])" office:value-type="float" office:value="29">
            <text:p>29</text:p>
          </table:table-cell>
          <table:table-cell table:style-name="ce154" table:formula="oooc:=SUMPRODUCT([.G3:.G14];[.S3:.S14])" office:value-type="float" office:value="44">
            <text:p>44</text:p>
          </table:table-cell>
          <table:table-cell table:style-name="ce154" table:formula="oooc:=SUMPRODUCT([.G3:.G14];[.T3:.T14])" office:value-type="float" office:value="36">
            <text:p>36</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85"/>
          <table:table-cell/>
          <table:table-cell table:style-name="ce2"/>
          <table:table-cell table:style-name="ce154"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85"/>
          <table:table-cell/>
          <table:table-cell table:style-name="ce92" office:value-type="string">
            <text:p>max ingred usage in one recipe</text:p>
          </table:table-cell>
          <table:table-cell table:style-name="ce155"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85"/>
          <table:table-cell/>
          <table:table-cell table:style-name="ce2" table:formula="oooc:=[.J20]" office:value-type="string" office:string-value="salmon">
            <text:p>salmon</text:p>
          </table:table-cell>
          <table:table-cell table:style-name="ce154"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54"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54"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54"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54"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54"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54"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54"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54"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54"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7">
            <text:p>7</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85"/>
          <table:table-cell/>
          <table:table-cell table:style-name="ce2" table:formula="oooc:=[.J21]" office:value-type="string" office:string-value="shrimp">
            <text:p>shrimp</text:p>
          </table:table-cell>
          <table:table-cell table:style-name="ce154"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54"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54"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7">
            <text:p>7</text:p>
          </table:table-cell>
          <table:table-cell table:style-name="ce154"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54"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54"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54"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54"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54"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54"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85"/>
          <table:table-cell/>
          <table:table-cell table:style-name="ce2" table:formula="oooc:=[.J22]" office:value-type="string" office:string-value="rice">
            <text:p>rice</text:p>
          </table:table-cell>
          <table:table-cell table:style-name="ce154"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7">
            <text:p>7</text:p>
          </table:table-cell>
          <table:table-cell table:style-name="ce154"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9">
            <text:p>9</text:p>
          </table:table-cell>
          <table:table-cell table:style-name="ce154"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9">
            <text:p>9</text:p>
          </table:table-cell>
          <table:table-cell table:style-name="ce154"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9">
            <text:p>9</text:p>
          </table:table-cell>
          <table:table-cell table:style-name="ce154"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154"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9">
            <text:p>9</text:p>
          </table:table-cell>
          <table:table-cell table:style-name="ce154"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0">
            <text:p>0</text:p>
          </table:table-cell>
          <table:table-cell table:style-name="ce154"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54"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54"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9">
            <text:p>9</text:p>
          </table:table-cell>
          <table:table-cell table:number-columns-repeated="236"/>
        </table:table-row>
        <table:table-row table:style-name="ro10">
          <table:table-cell table:number-columns-repeated="9"/>
          <table:table-cell table:style-name="ce2" table:formula="oooc:=[.J23]" office:value-type="string" office:string-value="tofu">
            <text:p>tofu</text:p>
          </table:table-cell>
          <table:table-cell table:style-name="ce154"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54"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54"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54"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6">
            <text:p>6</text:p>
          </table:table-cell>
          <table:table-cell table:style-name="ce154"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6">
            <text:p>6</text:p>
          </table:table-cell>
          <table:table-cell table:style-name="ce154"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9">
            <text:p>9</text:p>
          </table:table-cell>
          <table:table-cell table:style-name="ce154"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9">
            <text:p>9</text:p>
          </table:table-cell>
          <table:table-cell table:style-name="ce154"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154"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9">
            <text:p>9</text:p>
          </table:table-cell>
          <table:table-cell table:style-name="ce154"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9">
            <text:p>9</text:p>
          </table:table-cell>
          <table:table-cell table:number-columns-repeated="236"/>
        </table:table-row>
        <table:table-row table:style-name="ro10">
          <table:table-cell table:number-columns-repeated="9"/>
          <table:table-cell table:style-name="ce2" table:formula="oooc:=[.J24]" office:value-type="string" office:string-value="veggymix">
            <text:p>veggymix</text:p>
          </table:table-cell>
          <table:table-cell table:style-name="ce154"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7">
            <text:p>7</text:p>
          </table:table-cell>
          <table:table-cell table:style-name="ce154"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54"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54"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7">
            <text:p>7</text:p>
          </table:table-cell>
          <table:table-cell table:style-name="ce154"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7">
            <text:p>7</text:p>
          </table:table-cell>
          <table:table-cell table:style-name="ce154"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154"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7">
            <text:p>7</text:p>
          </table:table-cell>
          <table:table-cell table:style-name="ce154"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7">
            <text:p>7</text:p>
          </table:table-cell>
          <table:table-cell table:style-name="ce154"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7">
            <text:p>7</text:p>
          </table:table-cell>
          <table:table-cell table:style-name="ce154"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7">
            <text:p>7</text:p>
          </table:table-cell>
          <table:table-cell table:number-columns-repeated="236"/>
        </table:table-row>
        <table:table-row table:style-name="ro10">
          <table:table-cell table:number-columns-repeated="9"/>
          <table:table-cell table:style-name="ce2" table:formula="oooc:=[.J25]" office:value-type="string" office:string-value="seaweed">
            <text:p>seaweed</text:p>
          </table:table-cell>
          <table:table-cell table:style-name="ce154"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154"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5">
            <text:p>5</text:p>
          </table:table-cell>
          <table:table-cell table:style-name="ce154"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54"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54"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7">
            <text:p>7</text:p>
          </table:table-cell>
          <table:table-cell table:style-name="ce154"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154"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54"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54"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54"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56"/>
          <table:table-cell table:style-name="ce159" table:number-columns-repeated="4"/>
          <table:table-cell table:style-name="ce159" office:value-type="float" office:value="5">
            <text:p>5</text:p>
          </table:table-cell>
          <table:table-cell table:style-name="ce159"/>
          <table:table-cell table:style-name="ce159" office:value-type="float" office:value="3">
            <text:p>3</text:p>
          </table:table-cell>
          <table:table-cell table:style-name="ce159" office:value-type="float" office:value="4">
            <text:p>4</text:p>
          </table:table-cell>
          <table:table-cell table:style-name="ce160"/>
          <table:table-cell table:number-columns-repeated="236"/>
        </table:table-row>
        <table:table-row table:style-name="ro10">
          <table:table-cell table:number-columns-repeated="10"/>
          <table:table-cell table:style-name="ce157" office:value-type="float" office:value="3">
            <text:p>3</text:p>
          </table:table-cell>
          <table:table-cell table:number-columns-repeated="3"/>
          <table:table-cell office:value-type="float" office:value="4">
            <text:p>4</text:p>
          </table:table-cell>
          <table:table-cell/>
          <table:table-cell office:value-type="float" office:value="4">
            <text:p>4</text:p>
          </table:table-cell>
          <table:table-cell table:number-columns-repeated="2"/>
          <table:table-cell table:style-name="ce161" office:value-type="float" office:value="2">
            <text:p>2</text:p>
          </table:table-cell>
          <table:table-cell table:number-columns-repeated="236"/>
        </table:table-row>
        <table:table-row table:style-name="ro10">
          <table:table-cell table:number-columns-repeated="10"/>
          <table:table-cell table:style-name="ce157"/>
          <table:table-cell/>
          <table:table-cell office:value-type="float" office:value="4">
            <text:p>4</text:p>
          </table:table-cell>
          <table:table-cell table:number-columns-repeated="3"/>
          <table:table-cell table:number-columns-repeated="2" office:value-type="float" office:value="2">
            <text:p>2</text:p>
          </table:table-cell>
          <table:table-cell office:value-type="float" office:value="3">
            <text:p>3</text:p>
          </table:table-cell>
          <table:table-cell table:style-name="ce161"/>
          <table:table-cell table:number-columns-repeated="236"/>
        </table:table-row>
        <table:table-row table:style-name="ro10">
          <table:table-cell table:number-columns-repeated="10"/>
          <table:table-cell table:style-name="ce158"/>
          <table:table-cell table:style-name="ce152" office:value-type="float" office:value="4">
            <text:p>4</text:p>
          </table:table-cell>
          <table:table-cell table:style-name="ce152"/>
          <table:table-cell table:style-name="ce152" office:value-type="float" office:value="5">
            <text:p>5</text:p>
          </table:table-cell>
          <table:table-cell table:style-name="ce152" table:number-columns-repeated="4"/>
          <table:table-cell table:style-name="ce152" office:value-type="float" office:value="2">
            <text:p>2</text:p>
          </table:table-cell>
          <table:table-cell table:style-name="ce162" office:value-type="float" office:value="3">
            <text:p>3</text:p>
          </table:table-cell>
          <table:table-cell table:number-columns-repeated="236"/>
        </table:table-row>
        <table:table-row table:style-name="ro10">
          <table:table-cell table:number-columns-repeated="10"/>
          <table:table-cell table:style-name="ce157"/>
          <table:table-cell/>
          <table:table-cell office:value-type="float" office:value="3">
            <text:p>3</text:p>
          </table:table-cell>
          <table:table-cell table:number-columns-repeated="3"/>
          <table:table-cell office:value-type="float" office:value="2">
            <text:p>2</text:p>
          </table:table-cell>
          <table:table-cell office:value-type="float" office:value="3">
            <text:p>3</text:p>
          </table:table-cell>
          <table:table-cell/>
          <table:table-cell table:style-name="ce161" office:value-type="float" office:value="4">
            <text:p>4</text:p>
          </table:table-cell>
          <table:table-cell table:number-columns-repeated="236"/>
        </table:table-row>
        <table:table-row table:style-name="ro10">
          <table:table-cell table:number-columns-repeated="10"/>
          <table:table-cell table:style-name="ce157"/>
          <table:table-cell office:value-type="float" office:value="2">
            <text:p>2</text:p>
          </table:table-cell>
          <table:table-cell table:number-columns-repeated="2"/>
          <table:table-cell office:value-type="float" office:value="2">
            <text:p>2</text:p>
          </table:table-cell>
          <table:table-cell/>
          <table:table-cell office:value-type="float" office:value="3">
            <text:p>3</text:p>
          </table:table-cell>
          <table:table-cell table:number-columns-repeated="2"/>
          <table:table-cell table:style-name="ce161"/>
          <table:table-cell table:number-columns-repeated="236"/>
        </table:table-row>
        <table:table-row table:style-name="ro10">
          <table:table-cell table:number-columns-repeated="10"/>
          <table:table-cell table:style-name="ce157" office:value-type="float" office:value="2">
            <text:p>2</text:p>
          </table:table-cell>
          <table:table-cell table:number-columns-repeated="3"/>
          <table:table-cell table:number-columns-repeated="2" office:value-type="float" office:value="3">
            <text:p>3</text:p>
          </table:table-cell>
          <table:table-cell/>
          <table:table-cell office:value-type="float" office:value="2">
            <text:p>2</text:p>
          </table:table-cell>
          <table:table-cell/>
          <table:table-cell table:style-name="ce161"/>
          <table:table-cell table:number-columns-repeated="236"/>
        </table:table-row>
        <table:table-row table:style-name="ro10">
          <table:table-cell table:number-columns-repeated="10"/>
          <table:table-cell table:style-name="ce157"/>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table:table-cell table:style-name="ce161"/>
          <table:table-cell table:number-columns-repeated="236"/>
        </table:table-row>
        <table:table-row table:style-name="ro10">
          <table:table-cell table:number-columns-repeated="10"/>
          <table:table-cell table:style-name="ce158"/>
          <table:table-cell table:style-name="ce152" office:value-type="float" office:value="3">
            <text:p>3</text:p>
          </table:table-cell>
          <table:table-cell table:style-name="ce152"/>
          <table:table-cell table:style-name="ce152" office:value-type="float" office:value="2">
            <text:p>2</text:p>
          </table:table-cell>
          <table:table-cell table:style-name="ce152" table:number-columns-repeated="5"/>
          <table:table-cell table:style-name="ce162" office:value-type="float" office:value="2">
            <text:p>2</text:p>
          </table:table-cell>
          <table:table-cell table:number-columns-repeated="236"/>
        </table:table-row>
        <table:table-row table:style-name="ro10">
          <table:table-cell table:number-columns-repeated="10"/>
          <table:table-cell table:style-name="ce157"/>
          <table:table-cell table:number-columns-repeated="4"/>
          <table:table-cell office:value-type="float" office:value="2">
            <text:p>2</text:p>
          </table:table-cell>
          <table:table-cell/>
          <table:table-cell table:number-columns-repeated="2" office:value-type="float" office:value="2">
            <text:p>2</text:p>
          </table:table-cell>
          <table:table-cell table:style-name="ce161" office:value-type="float" office:value="2">
            <text:p>2</text:p>
          </table:table-cell>
          <table:table-cell table:number-columns-repeated="236"/>
        </table:table-row>
        <table:table-row table:style-name="ro10">
          <table:table-cell table:number-columns-repeated="10"/>
          <table:table-cell table:style-name="ce157"/>
          <table:table-cell/>
          <table:table-cell office:value-type="float" office:value="1">
            <text:p>1</text:p>
          </table:table-cell>
          <table:table-cell table:number-columns-repeated="3"/>
          <table:table-cell office:value-type="float" office:value="3">
            <text:p>3</text:p>
          </table:table-cell>
          <table:table-cell/>
          <table:table-cell office:value-type="float" office:value="3">
            <text:p>3</text:p>
          </table:table-cell>
          <table:table-cell table:style-name="ce161" office:value-type="float" office:value="1">
            <text:p>1</text:p>
          </table:table-cell>
          <table:table-cell table:number-columns-repeated="236"/>
        </table:table-row>
        <table:table-row table:style-name="ro10">
          <table:table-cell table:number-columns-repeated="10"/>
          <table:table-cell table:style-name="ce158"/>
          <table:table-cell table:style-name="ce152" table:number-columns-repeated="2"/>
          <table:table-cell table:number-columns-repeated="2" table:style-name="ce152" office:value-type="float" office:value="1">
            <text:p>1</text:p>
          </table:table-cell>
          <table:table-cell table:style-name="ce152" table:number-columns-repeated="3"/>
          <table:table-cell table:style-name="ce152" office:value-type="float" office:value="3">
            <text:p>3</text:p>
          </table:table-cell>
          <table:table-cell table:style-name="ce162" office:value-type="float" office:value="2">
            <text:p>2</text:p>
          </table:table-cell>
          <table:table-cell table:number-columns-repeated="236"/>
        </table:table-row>
      </table:table>
      <table:table table:name="5 _ Hawaiian" table:style-name="ta1" table:print="false">
        <table:table-column table:style-name="co13" table:default-cell-style-name="Default"/>
        <table:table-column table:style-name="co8" table:number-columns-repeated="6" table:default-cell-style-name="Default"/>
        <table:table-column table:style-name="co14" table:default-cell-style-name="Default"/>
        <table:table-column table:style-name="co5" table:default-cell-style-name="Default"/>
        <table:table-column table:style-name="co15" table:default-cell-style-name="Default"/>
        <table:table-column table:style-name="co8" table:default-cell-style-name="Default"/>
        <table:table-column table:style-name="co8" table:number-columns-repeated="8" table:default-cell-style-name="ce167"/>
        <table:table-column table:style-name="co8" table:number-columns-repeated="3" table:default-cell-style-name="Default"/>
        <table:table-column table:style-name="co5" table:number-columns-repeated="234" table:default-cell-style-name="Default"/>
        <table:table-row table:style-name="ro11">
          <table:table-cell table:style-name="ce46"/>
          <table:table-cell table:style-name="ce22" office:value-type="string" table:number-columns-spanned="6" table:number-rows-spanned="1">
            <text:p>Кухня</text:p>
          </table:table-cell>
          <table:covered-table-cell table:number-columns-repeated="5"/>
          <table:table-cell table:number-columns-repeated="3"/>
          <table:table-cell table:style-name="ce22"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21" office:value-type="string">
            <text:p>Название</text:p>
          </table:table-cell>
          <table:table-cell table:style-name="ce123" office:value-type="string">
            <text:p>shrimp</text:p>
          </table:table-cell>
          <table:table-cell table:style-name="ce123" office:value-type="string">
            <text:p>meat</text:p>
          </table:table-cell>
          <table:table-cell table:style-name="ce80" office:value-type="string">
            <text:p>chili-pepper</text:p>
          </table:table-cell>
          <table:table-cell table:style-name="ce123" office:value-type="string">
            <text:p>lime</text:p>
          </table:table-cell>
          <table:table-cell table:style-name="ce123" office:value-type="string">
            <text:p>mango</text:p>
          </table:table-cell>
          <table:table-cell table:style-name="ce123" office:value-type="string">
            <text:p>shoyu</text:p>
          </table:table-cell>
          <table:table-cell table:style-name="ce123"/>
          <table:table-cell/>
          <table:table-cell table:style-name="ce128" office:value-type="string">
            <text:p>Название</text:p>
          </table:table-cell>
          <table:table-cell table:style-name="ce128" office:value-type="float" office:value="1">
            <text:p>1</text:p>
          </table:table-cell>
          <table:table-cell table:style-name="ce128" office:value-type="float" office:value="2">
            <text:p>2</text:p>
          </table:table-cell>
          <table:table-cell table:style-name="ce128" office:value-type="float" office:value="3">
            <text:p>3</text:p>
          </table:table-cell>
          <table:table-cell table:style-name="ce128" office:value-type="float" office:value="4">
            <text:p>4</text:p>
          </table:table-cell>
          <table:table-cell table:style-name="ce128" office:value-type="float" office:value="5">
            <text:p>5</text:p>
          </table:table-cell>
          <table:table-cell table:style-name="ce128" office:value-type="float" office:value="6">
            <text:p>6</text:p>
          </table:table-cell>
          <table:table-cell table:style-name="ce128" office:value-type="float" office:value="7">
            <text:p>7</text:p>
          </table:table-cell>
          <table:table-cell table:style-name="ce128" office:value-type="float" office:value="8">
            <text:p>8</text:p>
          </table:table-cell>
          <table:table-cell table:style-name="ce128" office:value-type="float" office:value="9">
            <text:p>9</text:p>
          </table:table-cell>
          <table:table-cell table:style-name="ce128" office:value-type="float" office:value="10">
            <text:p>10</text:p>
          </table:table-cell>
          <table:table-cell/>
          <table:table-cell table:style-name="ce2" office:value-type="string">
            <text:p>s</text:p>
          </table:table-cell>
          <table:table-cell table:number-columns-repeated="234"/>
        </table:table-row>
        <table:table-row table:style-name="ro9">
          <table:table-cell table:style-name="ce147" office:value-type="string">
            <text:p>Chicken Shrimp Soup</text:p>
          </table:table-cell>
          <table:table-cell table:style-name="ce164" office:value-type="float" office:value="7">
            <text:p>7</text:p>
          </table:table-cell>
          <table:table-cell table:style-name="ce164" office:value-type="float" office:value="8">
            <text:p>8</text:p>
          </table:table-cell>
          <table:table-cell table:number-columns-repeated="4" table:style-name="ce165"/>
          <table:table-cell table:style-name="ce127" table:formula="oooc:=SUM([.B3:.G3])" office:value-type="float" office:value="15">
            <text:p>15</text:p>
          </table:table-cell>
          <table:table-cell/>
          <table:table-cell table:style-name="ce79" table:formula="oooc:=[.A3]" office:value-type="string" office:string-value="Chicken Shrimp Soup">
            <text:p>Chicken Shrimp Soup</text:p>
          </table:table-cell>
          <table:table-cell table:style-name="ce167"/>
          <table:table-cell table:number-columns-repeated="2"/>
          <table:table-cell office:value-type="float" office:value="3">
            <text:p>3</text:p>
          </table:table-cell>
          <table:table-cell table:number-columns-repeated="3"/>
          <table:table-cell table:number-columns-repeated="2" office:value-type="float" office:value="2">
            <text:p>2</text:p>
          </table:table-cell>
          <table:table-cell table:style-name="ce167"/>
          <table:table-cell table:style-name="ce146" table:formula="oooc:=IF([.K3]&gt;0;1;0)+IF([.L3]&gt;0;1;0)+IF([.M3]&gt;0;1;0)+IF([.N3]&gt;0;1;0)+IF([.O3]&gt;0;1;0)+IF([.P3]&gt;0;1;0)+IF([.Q3]&gt;0;1;0)+IF([.R3]&gt;0;1;0)+IF([.S3]&gt;0;1;0)+IF([.T3]&gt;0;1;0)" office:value-type="float" office:value="3">
            <text:p>3</text:p>
          </table:table-cell>
          <table:table-cell table:style-name="ce2" table:formula="oooc:=SUM([.K3:.T3])" office:value-type="float" office:value="7">
            <text:p>7</text:p>
          </table:table-cell>
          <table:table-cell table:number-columns-repeated="234"/>
        </table:table-row>
        <table:table-row table:style-name="ro9">
          <table:table-cell table:style-name="ce163" office:value-type="string">
            <text:p>Spicy Shrimps</text:p>
          </table:table-cell>
          <table:table-cell table:style-name="ce164" office:value-type="float" office:value="8">
            <text:p>8</text:p>
          </table:table-cell>
          <table:table-cell table:style-name="ce165"/>
          <table:table-cell table:style-name="ce164" office:value-type="float" office:value="7">
            <text:p>7</text:p>
          </table:table-cell>
          <table:table-cell table:number-columns-repeated="3" table:style-name="ce165"/>
          <table:table-cell table:style-name="ce127" table:formula="oooc:=SUM([.B4:.G4])" office:value-type="float" office:value="15">
            <text:p>15</text:p>
          </table:table-cell>
          <table:table-cell/>
          <table:table-cell table:style-name="ce79" table:formula="oooc:=[.A4]" office:value-type="string" office:string-value="Spicy Shrimps">
            <text:p>Spicy Shrimps</text:p>
          </table:table-cell>
          <table:table-cell table:style-name="ce167"/>
          <table:table-cell/>
          <table:table-cell office:value-type="float" office:value="3">
            <text:p>3</text:p>
          </table:table-cell>
          <table:table-cell/>
          <table:table-cell office:value-type="float" office:value="4">
            <text:p>4</text:p>
          </table:table-cell>
          <table:table-cell table:number-columns-repeated="2"/>
          <table:table-cell office:value-type="float" office:value="2">
            <text:p>2</text:p>
          </table:table-cell>
          <table:table-cell/>
          <table:table-cell table:style-name="ce167" office:value-type="float" office:value="1">
            <text:p>1</text:p>
          </table:table-cell>
          <table:table-cell table:style-name="ce146" table:formula="oooc:=IF([.K4]&gt;0;1;0)+IF([.L4]&gt;0;1;0)+IF([.M4]&gt;0;1;0)+IF([.N4]&gt;0;1;0)+IF([.O4]&gt;0;1;0)+IF([.P4]&gt;0;1;0)+IF([.Q4]&gt;0;1;0)+IF([.R4]&gt;0;1;0)+IF([.S4]&gt;0;1;0)+IF([.T4]&gt;0;1;0)" office:value-type="float" office:value="4">
            <text:p>4</text:p>
          </table:table-cell>
          <table:table-cell table:style-name="ce2" table:formula="oooc:=SUM([.K4:.T4])" office:value-type="float" office:value="10">
            <text:p>10</text:p>
          </table:table-cell>
          <table:table-cell table:number-columns-repeated="234"/>
        </table:table-row>
        <table:table-row table:style-name="ro9">
          <table:table-cell table:style-name="ce147" office:value-type="string">
            <text:p>Hulihuli Chicken</text:p>
          </table:table-cell>
          <table:table-cell table:style-name="ce165"/>
          <table:table-cell table:style-name="ce164" office:value-type="float" office:value="8">
            <text:p>8</text:p>
          </table:table-cell>
          <table:table-cell table:number-columns-repeated="3" table:style-name="ce165"/>
          <table:table-cell table:style-name="ce164" office:value-type="float" office:value="7">
            <text:p>7</text:p>
          </table:table-cell>
          <table:table-cell table:style-name="ce127" table:formula="oooc:=SUM([.B5:.G5])" office:value-type="float" office:value="15">
            <text:p>15</text:p>
          </table:table-cell>
          <table:table-cell/>
          <table:table-cell table:style-name="ce79" table:formula="oooc:=[.A5]" office:value-type="string" office:string-value="Hulihuli Chicken">
            <text:p>Hulihuli Chicken</text:p>
          </table:table-cell>
          <table:table-cell table:style-name="ce167" office:value-type="float" office:value="3">
            <text:p>3</text:p>
          </table:table-cell>
          <table:table-cell office:value-type="float" office:value="4">
            <text:p>4</text:p>
          </table:table-cell>
          <table:table-cell table:number-columns-repeated="4"/>
          <table:table-cell office:value-type="float" office:value="2">
            <text:p>2</text:p>
          </table:table-cell>
          <table:table-cell/>
          <table:table-cell office:value-type="float" office:value="1">
            <text:p>1</text:p>
          </table:table-cell>
          <table:table-cell table:style-name="ce167"/>
          <table:table-cell table:style-name="ce146" table:formula="oooc:=IF([.K5]&gt;0;1;0)+IF([.L5]&gt;0;1;0)+IF([.M5]&gt;0;1;0)+IF([.N5]&gt;0;1;0)+IF([.O5]&gt;0;1;0)+IF([.P5]&gt;0;1;0)+IF([.Q5]&gt;0;1;0)+IF([.R5]&gt;0;1;0)+IF([.S5]&gt;0;1;0)+IF([.T5]&gt;0;1;0)" office:value-type="float" office:value="4">
            <text:p>4</text:p>
          </table:table-cell>
          <table:table-cell table:style-name="ce2" table:formula="oooc:=SUM([.K5:.T5])" office:value-type="float" office:value="10">
            <text:p>10</text:p>
          </table:table-cell>
          <table:table-cell table:number-columns-repeated="234"/>
        </table:table-row>
        <table:table-row table:style-name="ro9">
          <table:table-cell table:style-name="ce147" office:value-type="string">
            <text:p>Mango Mui</text:p>
          </table:table-cell>
          <table:table-cell table:number-columns-repeated="3" table:style-name="ce165"/>
          <table:table-cell table:style-name="ce164" office:value-type="float" office:value="6">
            <text:p>6</text:p>
          </table:table-cell>
          <table:table-cell table:style-name="ce164" office:value-type="float" office:value="9">
            <text:p>9</text:p>
          </table:table-cell>
          <table:table-cell table:style-name="ce165"/>
          <table:table-cell table:style-name="ce127" table:formula="oooc:=SUM([.B6:.G6])" office:value-type="float" office:value="15">
            <text:p>15</text:p>
          </table:table-cell>
          <table:table-cell/>
          <table:table-cell table:style-name="ce79" table:formula="oooc:=[.A6]" office:value-type="string" office:string-value="Mango Mui">
            <text:p>Mango Mui</text:p>
          </table:table-cell>
          <table:table-cell table:number-columns-repeated="3" table:style-name="ce168"/>
          <table:table-cell table:style-name="ce168" office:value-type="float" office:value="2">
            <text:p>2</text:p>
          </table:table-cell>
          <table:table-cell table:style-name="ce168"/>
          <table:table-cell table:style-name="ce168" office:value-type="float" office:value="3">
            <text:p>3</text:p>
          </table:table-cell>
          <table:table-cell table:style-name="ce168" office:value-type="float" office:value="1">
            <text:p>1</text:p>
          </table:table-cell>
          <table:table-cell table:number-columns-repeated="2" table:style-name="ce168"/>
          <table:table-cell table:style-name="ce168" office:value-type="float" office:value="2">
            <text:p>2</text:p>
          </table:table-cell>
          <table:table-cell table:style-name="ce146" table:formula="oooc:=IF([.K6]&gt;0;1;0)+IF([.L6]&gt;0;1;0)+IF([.M6]&gt;0;1;0)+IF([.N6]&gt;0;1;0)+IF([.O6]&gt;0;1;0)+IF([.P6]&gt;0;1;0)+IF([.Q6]&gt;0;1;0)+IF([.R6]&gt;0;1;0)+IF([.S6]&gt;0;1;0)+IF([.T6]&gt;0;1;0)" office:value-type="float" office:value="4">
            <text:p>4</text:p>
          </table:table-cell>
          <table:table-cell table:style-name="ce2" table:formula="oooc:=SUM([.K6:.T6])" office:value-type="float" office:value="8">
            <text:p>8</text:p>
          </table:table-cell>
          <table:table-cell table:number-columns-repeated="234"/>
        </table:table-row>
        <table:table-row table:style-name="ro9">
          <table:table-cell table:style-name="ce147" office:value-type="string">
            <text:p>Wonton</text:p>
          </table:table-cell>
          <table:table-cell table:style-name="ce164" office:value-type="float" office:value="7">
            <text:p>7</text:p>
          </table:table-cell>
          <table:table-cell table:style-name="ce164" office:value-type="float" office:value="8">
            <text:p>8</text:p>
          </table:table-cell>
          <table:table-cell table:number-columns-repeated="3" table:style-name="ce165"/>
          <table:table-cell table:style-name="ce164" office:value-type="float" office:value="6">
            <text:p>6</text:p>
          </table:table-cell>
          <table:table-cell table:style-name="ce127" table:formula="oooc:=SUM([.B7:.G7])" office:value-type="float" office:value="21">
            <text:p>21</text:p>
          </table:table-cell>
          <table:table-cell/>
          <table:table-cell table:style-name="ce129" table:formula="oooc:=[.A7]" office:value-type="string" office:string-value="Wonton">
            <text:p>Wonton</text:p>
          </table:table-cell>
          <table:table-cell table:style-name="ce169"/>
          <table:table-cell table:style-name="ce169" office:value-type="float" office:value="2">
            <text:p>2</text:p>
          </table:table-cell>
          <table:table-cell table:number-columns-repeated="2" table:style-name="ce169"/>
          <table:table-cell table:style-name="ce169" office:value-type="float" office:value="2">
            <text:p>2</text:p>
          </table:table-cell>
          <table:table-cell table:style-name="ce169" office:value-type="float" office:value="1">
            <text:p>1</text:p>
          </table:table-cell>
          <table:table-cell table:number-columns-repeated="2" table:style-name="ce169"/>
          <table:table-cell table:style-name="ce169" office:value-type="float" office:value="1">
            <text:p>1</text:p>
          </table:table-cell>
          <table:table-cell table:style-name="ce169"/>
          <table:table-cell table:style-name="ce146" table:formula="oooc:=IF([.K7]&gt;0;1;0)+IF([.L7]&gt;0;1;0)+IF([.M7]&gt;0;1;0)+IF([.N7]&gt;0;1;0)+IF([.O7]&gt;0;1;0)+IF([.P7]&gt;0;1;0)+IF([.Q7]&gt;0;1;0)+IF([.R7]&gt;0;1;0)+IF([.S7]&gt;0;1;0)+IF([.T7]&gt;0;1;0)" office:value-type="float" office:value="4">
            <text:p>4</text:p>
          </table:table-cell>
          <table:table-cell table:style-name="ce2" table:formula="oooc:=SUM([.K7:.T7])" office:value-type="float" office:value="6">
            <text:p>6</text:p>
          </table:table-cell>
          <table:table-cell table:number-columns-repeated="234"/>
        </table:table-row>
        <table:table-row table:style-name="ro9">
          <table:table-cell table:style-name="ce147" office:value-type="string">
            <text:p>Shrimp Canton</text:p>
          </table:table-cell>
          <table:table-cell table:style-name="ce164" office:value-type="float" office:value="8">
            <text:p>8</text:p>
          </table:table-cell>
          <table:table-cell table:number-columns-repeated="3" table:style-name="ce165"/>
          <table:table-cell table:style-name="ce164" office:value-type="float" office:value="7">
            <text:p>7</text:p>
          </table:table-cell>
          <table:table-cell table:style-name="ce164" office:value-type="float" office:value="6">
            <text:p>6</text:p>
          </table:table-cell>
          <table:table-cell table:style-name="ce127" table:formula="oooc:=SUM([.B8:.G8])" office:value-type="float" office:value="21">
            <text:p>21</text:p>
          </table:table-cell>
          <table:table-cell/>
          <table:table-cell table:style-name="ce79" table:formula="oooc:=[.A8]" office:value-type="string" office:string-value="Shrimp Canton">
            <text:p>Shrimp Canton</text:p>
          </table:table-cell>
          <table:table-cell table:style-name="ce167"/>
          <table:table-cell table:number-columns-repeated="2" office:value-type="float" office:value="2">
            <text:p>2</text:p>
          </table:table-cell>
          <table:table-cell table:number-columns-repeated="2"/>
          <table:table-cell office:value-type="float" office:value="1">
            <text:p>1</text:p>
          </table:table-cell>
          <table:table-cell table:number-columns-repeated="3"/>
          <table:table-cell table:style-name="ce167" office:value-type="float" office:value="2">
            <text:p>2</text:p>
          </table:table-cell>
          <table:table-cell table:style-name="ce146" table:formula="oooc:=IF([.K8]&gt;0;1;0)+IF([.L8]&gt;0;1;0)+IF([.M8]&gt;0;1;0)+IF([.N8]&gt;0;1;0)+IF([.O8]&gt;0;1;0)+IF([.P8]&gt;0;1;0)+IF([.Q8]&gt;0;1;0)+IF([.R8]&gt;0;1;0)+IF([.S8]&gt;0;1;0)+IF([.T8]&gt;0;1;0)" office:value-type="float" office:value="4">
            <text:p>4</text:p>
          </table:table-cell>
          <table:table-cell table:style-name="ce2" table:formula="oooc:=SUM([.K8:.T8])" office:value-type="float" office:value="7">
            <text:p>7</text:p>
          </table:table-cell>
          <table:table-cell table:number-columns-repeated="234"/>
        </table:table-row>
        <table:table-row table:style-name="ro9">
          <table:table-cell table:style-name="ce147" office:value-type="string">
            <text:p>Lime Chicken</text:p>
          </table:table-cell>
          <table:table-cell table:style-name="ce165"/>
          <table:table-cell table:style-name="ce164" office:value-type="float" office:value="8">
            <text:p>8</text:p>
          </table:table-cell>
          <table:table-cell table:style-name="ce164" office:value-type="float" office:value="6">
            <text:p>6</text:p>
          </table:table-cell>
          <table:table-cell table:style-name="ce164" office:value-type="float" office:value="7">
            <text:p>7</text:p>
          </table:table-cell>
          <table:table-cell table:number-columns-repeated="2" table:style-name="ce165"/>
          <table:table-cell table:style-name="ce127" table:formula="oooc:=SUM([.B9:.G9])" office:value-type="float" office:value="21">
            <text:p>21</text:p>
          </table:table-cell>
          <table:table-cell/>
          <table:table-cell table:style-name="ce79" table:formula="oooc:=[.A9]" office:value-type="string" office:string-value="Lime Chicken">
            <text:p>Lime Chicken</text:p>
          </table:table-cell>
          <table:table-cell table:style-name="ce167" office:value-type="float" office:value="2">
            <text:p>2</text:p>
          </table:table-cell>
          <table:table-cell table:number-columns-repeated="2"/>
          <table:table-cell office:value-type="float" office:value="3">
            <text:p>3</text:p>
          </table:table-cell>
          <table:table-cell office:value-type="float" office:value="2">
            <text:p>2</text:p>
          </table:table-cell>
          <table:table-cell office:value-type="float" office:value="1">
            <text:p>1</text:p>
          </table:table-cell>
          <table:table-cell table:number-columns-repeated="3"/>
          <table:table-cell table:style-name="ce167"/>
          <table:table-cell table:style-name="ce146" table:formula="oooc:=IF([.K9]&gt;0;1;0)+IF([.L9]&gt;0;1;0)+IF([.M9]&gt;0;1;0)+IF([.N9]&gt;0;1;0)+IF([.O9]&gt;0;1;0)+IF([.P9]&gt;0;1;0)+IF([.Q9]&gt;0;1;0)+IF([.R9]&gt;0;1;0)+IF([.S9]&gt;0;1;0)+IF([.T9]&gt;0;1;0)" office:value-type="float" office:value="4">
            <text:p>4</text:p>
          </table:table-cell>
          <table:table-cell table:style-name="ce2" table:formula="oooc:=SUM([.K9:.T9])" office:value-type="float" office:value="8">
            <text:p>8</text:p>
          </table:table-cell>
          <table:table-cell table:number-columns-repeated="234"/>
        </table:table-row>
        <table:table-row table:style-name="ro9">
          <table:table-cell table:style-name="ce147" office:value-type="string">
            <text:p>Mango Salsa</text:p>
          </table:table-cell>
          <table:table-cell table:number-columns-repeated="2" table:style-name="ce164"/>
          <table:table-cell table:style-name="ce164" office:value-type="float" office:value="7">
            <text:p>7</text:p>
          </table:table-cell>
          <table:table-cell table:style-name="ce164" office:value-type="float" office:value="6">
            <text:p>6</text:p>
          </table:table-cell>
          <table:table-cell table:style-name="ce164" office:value-type="float" office:value="8">
            <text:p>8</text:p>
          </table:table-cell>
          <table:table-cell table:style-name="ce164"/>
          <table:table-cell table:style-name="ce127" table:formula="oooc:=SUM([.B10:.G10])" office:value-type="float" office:value="21">
            <text:p>21</text:p>
          </table:table-cell>
          <table:table-cell/>
          <table:table-cell table:style-name="ce79" table:formula="oooc:=[.A10]" office:value-type="string" office:string-value="Mango Salsa">
            <text:p>Mango Salsa</text:p>
          </table:table-cell>
          <table:table-cell table:number-columns-repeated="6" table:style-name="ce168"/>
          <table:table-cell table:style-name="ce168" office:value-type="float" office:value="3">
            <text:p>3</text:p>
          </table:table-cell>
          <table:table-cell table:number-columns-repeated="3" table:style-name="ce168" office:value-type="float" office:value="1">
            <text:p>1</text:p>
          </table:table-cell>
          <table:table-cell table:style-name="ce146" table:formula="oooc:=IF([.K10]&gt;0;1;0)+IF([.L10]&gt;0;1;0)+IF([.M10]&gt;0;1;0)+IF([.N10]&gt;0;1;0)+IF([.O10]&gt;0;1;0)+IF([.P10]&gt;0;1;0)+IF([.Q10]&gt;0;1;0)+IF([.R10]&gt;0;1;0)+IF([.S10]&gt;0;1;0)+IF([.T10]&gt;0;1;0)" office:value-type="float" office:value="4">
            <text:p>4</text:p>
          </table:table-cell>
          <table:table-cell table:style-name="ce2" table:formula="oooc:=SUM([.K10:.T10])" office:value-type="float" office:value="6">
            <text:p>6</text:p>
          </table:table-cell>
          <table:table-cell table:number-columns-repeated="234"/>
        </table:table-row>
        <table:table-row table:style-name="ro9">
          <table:table-cell table:style-name="ce147" office:value-type="string">
            <text:p>Chicken Laulau</text:p>
          </table:table-cell>
          <table:table-cell table:style-name="ce164" office:value-type="float" office:value="6">
            <text:p>6</text:p>
          </table:table-cell>
          <table:table-cell table:style-name="ce164" office:value-type="float" office:value="8">
            <text:p>8</text:p>
          </table:table-cell>
          <table:table-cell table:style-name="ce165"/>
          <table:table-cell table:style-name="ce164" office:value-type="float" office:value="6">
            <text:p>6</text:p>
          </table:table-cell>
          <table:table-cell table:style-name="ce164"/>
          <table:table-cell table:style-name="ce164" office:value-type="float" office:value="6">
            <text:p>6</text:p>
          </table:table-cell>
          <table:table-cell table:style-name="ce127" table:formula="oooc:=SUM([.B11:.G11])" office:value-type="float" office:value="26">
            <text:p>26</text:p>
          </table:table-cell>
          <table:table-cell/>
          <table:table-cell table:style-name="ce129" table:formula="oooc:=[.A11]" office:value-type="string" office:string-value="Chicken Laulau">
            <text:p>Chicken Laulau</text:p>
          </table:table-cell>
          <table:table-cell table:number-columns-repeated="4" table:style-name="ce169"/>
          <table:table-cell table:style-name="ce169" office:value-type="float" office:value="1">
            <text:p>1</text:p>
          </table:table-cell>
          <table:table-cell table:number-columns-repeated="2" table:style-name="ce169"/>
          <table:table-cell table:style-name="ce169" office:value-type="float" office:value="1">
            <text:p>1</text:p>
          </table:table-cell>
          <table:table-cell table:style-name="ce169" office:value-type="float" office:value="2">
            <text:p>2</text:p>
          </table:table-cell>
          <table:table-cell table:style-name="ce169" office:value-type="float" office:value="1">
            <text:p>1</text:p>
          </table:table-cell>
          <table:table-cell table:style-name="ce146" table:formula="oooc:=IF([.K11]&gt;0;1;0)+IF([.L11]&gt;0;1;0)+IF([.M11]&gt;0;1;0)+IF([.N11]&gt;0;1;0)+IF([.O11]&gt;0;1;0)+IF([.P11]&gt;0;1;0)+IF([.Q11]&gt;0;1;0)+IF([.R11]&gt;0;1;0)+IF([.S11]&gt;0;1;0)+IF([.T11]&gt;0;1;0)" office:value-type="float" office:value="4">
            <text:p>4</text:p>
          </table:table-cell>
          <table:table-cell table:style-name="ce2" table:formula="oooc:=SUM([.K11:.T11])" office:value-type="float" office:value="5">
            <text:p>5</text:p>
          </table:table-cell>
          <table:table-cell table:number-columns-repeated="234"/>
        </table:table-row>
        <table:table-row table:style-name="ro9">
          <table:table-cell table:style-name="ce32" office:value-type="string">
            <text:p>Shrimp Mango Salad</text:p>
          </table:table-cell>
          <table:table-cell table:style-name="ce164" office:value-type="float" office:value="7">
            <text:p>7</text:p>
          </table:table-cell>
          <table:table-cell table:style-name="ce164"/>
          <table:table-cell table:number-columns-repeated="2" table:style-name="ce164" office:value-type="float" office:value="6">
            <text:p>6</text:p>
          </table:table-cell>
          <table:table-cell table:style-name="ce164" office:value-type="float" office:value="7">
            <text:p>7</text:p>
          </table:table-cell>
          <table:table-cell table:style-name="ce164"/>
          <table:table-cell table:style-name="ce127" table:formula="oooc:=SUM([.B12:.G12])" office:value-type="float" office:value="26">
            <text:p>26</text:p>
          </table:table-cell>
          <table:table-cell/>
          <table:table-cell table:style-name="ce79" table:formula="oooc:=[.A12]" office:value-type="string" office:string-value="Shrimp Mango Salad">
            <text:p>Shrimp Mango Salad</text:p>
          </table:table-cell>
          <table:table-cell table:style-name="ce167"/>
          <table:table-cell/>
          <table:table-cell office:value-type="float" office:value="1">
            <text:p>1</text:p>
          </table:table-cell>
          <table:table-cell office:value-type="float" office:value="2">
            <text:p>2</text:p>
          </table:table-cell>
          <table:table-cell/>
          <table:table-cell office:value-type="float" office:value="1">
            <text:p>1</text:p>
          </table:table-cell>
          <table:table-cell table:number-columns-repeated="2"/>
          <table:table-cell office:value-type="float" office:value="1">
            <text:p>1</text:p>
          </table:table-cell>
          <table:table-cell table:style-name="ce167"/>
          <table:table-cell table:style-name="ce146" table:formula="oooc:=IF([.K12]&gt;0;1;0)+IF([.L12]&gt;0;1;0)+IF([.M12]&gt;0;1;0)+IF([.N12]&gt;0;1;0)+IF([.O12]&gt;0;1;0)+IF([.P12]&gt;0;1;0)+IF([.Q12]&gt;0;1;0)+IF([.R12]&gt;0;1;0)+IF([.S12]&gt;0;1;0)+IF([.T12]&gt;0;1;0)" office:value-type="float" office:value="4">
            <text:p>4</text:p>
          </table:table-cell>
          <table:table-cell table:style-name="ce2" table:formula="oooc:=SUM([.K12:.T12])" office:value-type="float" office:value="5">
            <text:p>5</text:p>
          </table:table-cell>
          <table:table-cell table:number-columns-repeated="234"/>
        </table:table-row>
        <table:table-row table:style-name="ro9">
          <table:table-cell table:style-name="ce147" office:value-type="string">
            <text:p>Pipikaula</text:p>
          </table:table-cell>
          <table:table-cell table:style-name="ce165"/>
          <table:table-cell table:number-columns-repeated="2" table:style-name="ce164" office:value-type="float" office:value="7">
            <text:p>7</text:p>
          </table:table-cell>
          <table:table-cell table:style-name="ce164" office:value-type="float" office:value="6">
            <text:p>6</text:p>
          </table:table-cell>
          <table:table-cell table:style-name="ce165"/>
          <table:table-cell table:style-name="ce164" office:value-type="float" office:value="6">
            <text:p>6</text:p>
          </table:table-cell>
          <table:table-cell table:style-name="ce127" table:formula="oooc:=SUM([.B13:.G13])" office:value-type="float" office:value="26">
            <text:p>26</text:p>
          </table:table-cell>
          <table:table-cell/>
          <table:table-cell table:style-name="ce79" table:formula="oooc:=[.A13]" office:value-type="string" office:string-value="Pipikaula">
            <text:p>Pipikaula</text:p>
          </table:table-cell>
          <table:table-cell table:style-name="ce167"/>
          <table:table-cell table:number-columns-repeated="3"/>
          <table:table-cell office:value-type="float" office:value="1">
            <text:p>1</text:p>
          </table:table-cell>
          <table:table-cell/>
          <table:table-cell office:value-type="float" office:value="1">
            <text:p>1</text:p>
          </table:table-cell>
          <table:table-cell office:value-type="float" office:value="2">
            <text:p>2</text:p>
          </table:table-cell>
          <table:table-cell/>
          <table:table-cell table:style-name="ce167" office:value-type="float" office:value="1">
            <text:p>1</text:p>
          </table:table-cell>
          <table:table-cell table:style-name="ce146" table:formula="oooc:=IF([.K13]&gt;0;1;0)+IF([.L13]&gt;0;1;0)+IF([.M13]&gt;0;1;0)+IF([.N13]&gt;0;1;0)+IF([.O13]&gt;0;1;0)+IF([.P13]&gt;0;1;0)+IF([.Q13]&gt;0;1;0)+IF([.R13]&gt;0;1;0)+IF([.S13]&gt;0;1;0)+IF([.T13]&gt;0;1;0)" office:value-type="float" office:value="4">
            <text:p>4</text:p>
          </table:table-cell>
          <table:table-cell table:style-name="ce2" table:formula="oooc:=SUM([.K13:.T13])" office:value-type="float" office:value="5">
            <text:p>5</text:p>
          </table:table-cell>
          <table:table-cell table:number-columns-repeated="234"/>
        </table:table-row>
        <table:table-row table:style-name="ro9">
          <table:table-cell table:style-name="ce32" office:value-type="string">
            <text:p>Mango Chicken</text:p>
          </table:table-cell>
          <table:table-cell table:style-name="ce166"/>
          <table:table-cell table:style-name="ce164" office:value-type="float" office:value="8">
            <text:p>8</text:p>
          </table:table-cell>
          <table:table-cell table:style-name="ce164" office:value-type="float" office:value="5">
            <text:p>5</text:p>
          </table:table-cell>
          <table:table-cell table:style-name="ce166"/>
          <table:table-cell table:style-name="ce164" office:value-type="float" office:value="8">
            <text:p>8</text:p>
          </table:table-cell>
          <table:table-cell table:style-name="ce164" office:value-type="float" office:value="5">
            <text:p>5</text:p>
          </table:table-cell>
          <table:table-cell table:style-name="ce127" table:formula="oooc:=SUM([.B14:.G14])" office:value-type="float" office:value="26">
            <text:p>26</text:p>
          </table:table-cell>
          <table:table-cell/>
          <table:table-cell table:style-name="ce79" table:formula="oooc:=[.A14]" office:value-type="string" office:string-value="Mango Chicken">
            <text:p>Mango Chicken</text:p>
          </table:table-cell>
          <table:table-cell table:number-columns-repeated="5" table:style-name="ce168"/>
          <table:table-cell table:number-columns-repeated="3" table:style-name="ce168" office:value-type="float" office:value="1">
            <text:p>1</text:p>
          </table:table-cell>
          <table:table-cell table:style-name="ce168"/>
          <table:table-cell table:style-name="ce168" office:value-type="float" office:value="2">
            <text:p>2</text:p>
          </table:table-cell>
          <table:table-cell table:style-name="ce146" table:formula="oooc:=IF([.K14]&gt;0;1;0)+IF([.L14]&gt;0;1;0)+IF([.M14]&gt;0;1;0)+IF([.N14]&gt;0;1;0)+IF([.O14]&gt;0;1;0)+IF([.P14]&gt;0;1;0)+IF([.Q14]&gt;0;1;0)+IF([.R14]&gt;0;1;0)+IF([.S14]&gt;0;1;0)+IF([.T14]&gt;0;1;0)" office:value-type="float" office:value="4">
            <text:p>4</text:p>
          </table:table-cell>
          <table:table-cell table:style-name="ce2" table:formula="oooc:=SUM([.K14:.T14])" office:value-type="float" office:value="5">
            <text:p>5</text:p>
          </table:table-cell>
          <table:table-cell table:number-columns-repeated="234"/>
        </table:table-row>
        <table:table-row table:style-name="ro9">
          <table:table-cell table:style-name="ce32"/>
          <table:table-cell table:style-name="ce32" table:formula="oooc:=SUM([.B3:.B14])" office:value-type="float" office:value="43">
            <text:p>43</text:p>
          </table:table-cell>
          <table:table-cell table:style-name="ce32" table:formula="oooc:=SUM([.C3:.C14])" office:value-type="float" office:value="55">
            <text:p>55</text:p>
          </table:table-cell>
          <table:table-cell table:style-name="ce32" table:formula="oooc:=SUM([.D3:.D14])" office:value-type="float" office:value="38">
            <text:p>38</text:p>
          </table:table-cell>
          <table:table-cell table:style-name="ce32" table:formula="oooc:=SUM([.E3:.E14])" office:value-type="float" office:value="37">
            <text:p>37</text:p>
          </table:table-cell>
          <table:table-cell table:style-name="ce32" table:formula="oooc:=SUM([.F3:.F14])" office:value-type="float" office:value="39">
            <text:p>39</text:p>
          </table:table-cell>
          <table:table-cell table:style-name="ce32" table:formula="oooc:=SUM([.G3:.G14])" office:value-type="float" office:value="36">
            <text:p>36</text:p>
          </table:table-cell>
          <table:table-cell table:style-name="ce88" table:formula="oooc:=SUM([.H3:.H14])/(12)" office:value-type="float" office:value="20.6666666666667">
            <text:p>20,67</text:p>
          </table:table-cell>
          <table:table-cell/>
          <table:table-cell table:style-name="ce130" office:value-type="string">
            <text:p>total recipes</text:p>
          </table:table-cell>
          <table:table-cell table:style-name="ce170" table:formula="oooc:=IF([.K3]&gt;0;1;0)+IF([.K4]&gt;0;1;0)+IF([.K5]&gt;0;1;0)+IF([.K6]&gt;0;1;0)+IF([.K7]&gt;0;1;0)+IF([.K8]&gt;0;1;0)+IF([.K9]&gt;0;1;0)+IF([.K10]&gt;0;1;0)+IF([.K11]&gt;0;1;0)+IF([.K12]&gt;0;1;0)+IF([.K13]&gt;0;1;0)+IF([.K14]&gt;0;1;0)" office:value-type="float" office:value="2">
            <text:p>2</text:p>
          </table:table-cell>
          <table:table-cell table:style-name="ce170" table:formula="oooc:=IF([.L3]&gt;0;1;0)+IF([.L4]&gt;0;1;0)+IF([.L5]&gt;0;1;0)+IF([.L6]&gt;0;1;0)+IF([.L7]&gt;0;1;0)+IF([.L8]&gt;0;1;0)+IF([.L9]&gt;0;1;0)+IF([.L10]&gt;0;1;0)+IF([.L11]&gt;0;1;0)+IF([.L12]&gt;0;1;0)+IF([.L13]&gt;0;1;0)+IF([.L14]&gt;0;1;0)" office:value-type="float" office:value="3">
            <text:p>3</text:p>
          </table:table-cell>
          <table:table-cell table:style-name="ce170" table:formula="oooc:=IF([.M3]&gt;0;1;0)+IF([.M4]&gt;0;1;0)+IF([.M5]&gt;0;1;0)+IF([.M6]&gt;0;1;0)+IF([.M7]&gt;0;1;0)+IF([.M8]&gt;0;1;0)+IF([.M9]&gt;0;1;0)+IF([.M10]&gt;0;1;0)+IF([.M11]&gt;0;1;0)+IF([.M12]&gt;0;1;0)+IF([.M13]&gt;0;1;0)+IF([.M14]&gt;0;1;0)" office:value-type="float" office:value="3">
            <text:p>3</text:p>
          </table:table-cell>
          <table:table-cell table:style-name="ce170" table:formula="oooc:=IF([.N3]&gt;0;1;0)+IF([.N4]&gt;0;1;0)+IF([.N5]&gt;0;1;0)+IF([.N6]&gt;0;1;0)+IF([.N7]&gt;0;1;0)+IF([.N8]&gt;0;1;0)+IF([.N9]&gt;0;1;0)+IF([.N10]&gt;0;1;0)+IF([.N11]&gt;0;1;0)+IF([.N12]&gt;0;1;0)+IF([.N13]&gt;0;1;0)+IF([.N14]&gt;0;1;0)" office:value-type="float" office:value="4">
            <text:p>4</text:p>
          </table:table-cell>
          <table:table-cell table:style-name="ce170" table:formula="oooc:=IF([.O3]&gt;0;1;0)+IF([.O4]&gt;0;1;0)+IF([.O5]&gt;0;1;0)+IF([.O6]&gt;0;1;0)+IF([.O7]&gt;0;1;0)+IF([.O8]&gt;0;1;0)+IF([.O9]&gt;0;1;0)+IF([.O10]&gt;0;1;0)+IF([.O11]&gt;0;1;0)+IF([.O12]&gt;0;1;0)+IF([.O13]&gt;0;1;0)+IF([.O14]&gt;0;1;0)" office:value-type="float" office:value="5">
            <text:p>5</text:p>
          </table:table-cell>
          <table:table-cell table:style-name="ce170" table:formula="oooc:=IF([.P3]&gt;0;1;0)+IF([.P4]&gt;0;1;0)+IF([.P5]&gt;0;1;0)+IF([.P6]&gt;0;1;0)+IF([.P7]&gt;0;1;0)+IF([.P8]&gt;0;1;0)+IF([.P9]&gt;0;1;0)+IF([.P10]&gt;0;1;0)+IF([.P11]&gt;0;1;0)+IF([.P12]&gt;0;1;0)+IF([.P13]&gt;0;1;0)+IF([.P14]&gt;0;1;0)" office:value-type="float" office:value="6">
            <text:p>6</text:p>
          </table:table-cell>
          <table:table-cell table:style-name="ce170" table:formula="oooc:=IF([.Q3]&gt;0;1;0)+IF([.Q4]&gt;0;1;0)+IF([.Q5]&gt;0;1;0)+IF([.Q6]&gt;0;1;0)+IF([.Q7]&gt;0;1;0)+IF([.Q8]&gt;0;1;0)+IF([.Q9]&gt;0;1;0)+IF([.Q10]&gt;0;1;0)+IF([.Q11]&gt;0;1;0)+IF([.Q12]&gt;0;1;0)+IF([.Q13]&gt;0;1;0)+IF([.Q14]&gt;0;1;0)" office:value-type="float" office:value="5">
            <text:p>5</text:p>
          </table:table-cell>
          <table:table-cell table:style-name="ce170" table:formula="oooc:=IF([.R3]&gt;0;1;0)+IF([.R4]&gt;0;1;0)+IF([.R5]&gt;0;1;0)+IF([.R6]&gt;0;1;0)+IF([.R7]&gt;0;1;0)+IF([.R8]&gt;0;1;0)+IF([.R9]&gt;0;1;0)+IF([.R10]&gt;0;1;0)+IF([.R11]&gt;0;1;0)+IF([.R12]&gt;0;1;0)+IF([.R13]&gt;0;1;0)+IF([.R14]&gt;0;1;0)" office:value-type="float" office:value="6">
            <text:p>6</text:p>
          </table:table-cell>
          <table:table-cell table:style-name="ce170" table:formula="oooc:=IF([.S3]&gt;0;1;0)+IF([.S4]&gt;0;1;0)+IF([.S5]&gt;0;1;0)+IF([.S6]&gt;0;1;0)+IF([.S7]&gt;0;1;0)+IF([.S8]&gt;0;1;0)+IF([.S9]&gt;0;1;0)+IF([.S10]&gt;0;1;0)+IF([.S11]&gt;0;1;0)+IF([.S12]&gt;0;1;0)+IF([.S13]&gt;0;1;0)+IF([.S14]&gt;0;1;0)" office:value-type="float" office:value="6">
            <text:p>6</text:p>
          </table:table-cell>
          <table:table-cell table:style-name="ce170" table:formula="oooc:=IF([.T3]&gt;0;1;0)+IF([.T4]&gt;0;1;0)+IF([.T5]&gt;0;1;0)+IF([.T6]&gt;0;1;0)+IF([.T7]&gt;0;1;0)+IF([.T8]&gt;0;1;0)+IF([.T9]&gt;0;1;0)+IF([.T10]&gt;0;1;0)+IF([.T11]&gt;0;1;0)+IF([.T12]&gt;0;1;0)+IF([.T13]&gt;0;1;0)+IF([.T14]&gt;0;1;0)" office:value-type="float" office:value="7">
            <text:p>7</text:p>
          </table:table-cell>
          <table:table-cell table:style-name="ce146"/>
          <table:table-cell table:number-columns-repeated="235"/>
        </table:table-row>
        <table:table-row table:style-name="ro9">
          <table:table-cell table:number-columns-repeated="9"/>
          <table:table-cell table:style-name="ce131" office:value-type="string">
            <text:p>average ingr in recipe</text:p>
          </table:table-cell>
          <table:table-cell table:formula="oooc:=(SUM([.K3:.K6])*2+SUM([.K7:.K10])*3+SUM([.K11:.K14])*4)/SUM([.K3:.K14])" office:value-type="float" office:value="2.4">
            <text:p>2,4</text:p>
          </table:table-cell>
          <table:table-cell table:style-name="Default" table:formula="oooc:=(SUM([.L3:.L6])*2+SUM([.L7:.L10])*3+SUM([.L11:.L14])*4)/SUM([.L3:.L14])" office:value-type="float" office:value="2.5">
            <text:p>2,5</text:p>
          </table:table-cell>
          <table:table-cell table:style-name="Default" table:formula="oooc:=(SUM([.M3:.M6])*2+SUM([.M7:.M10])*3+SUM([.M11:.M14])*4)/SUM([.M3:.M14])" office:value-type="float" office:value="2.66666666666667">
            <text:p>2,67</text:p>
          </table:table-cell>
          <table:table-cell table:style-name="Default" table:formula="oooc:=(SUM([.N3:.N6])*2+SUM([.N7:.N10])*3+SUM([.N11:.N14])*4)/SUM([.N3:.N14])" office:value-type="float" office:value="2.7">
            <text:p>2,7</text:p>
          </table:table-cell>
          <table:table-cell table:style-name="Default" table:formula="oooc:=(SUM([.O3:.O6])*2+SUM([.O7:.O10])*3+SUM([.O11:.O14])*4)/SUM([.O3:.O14])" office:value-type="float" office:value="2.8">
            <text:p>2,8</text:p>
          </table:table-cell>
          <table:table-cell table:style-name="Default" table:formula="oooc:=(SUM([.P3:.P6])*2+SUM([.P7:.P10])*3+SUM([.P11:.P14])*4)/SUM([.P3:.P14])" office:value-type="float" office:value="2.875">
            <text:p>2,88</text:p>
          </table:table-cell>
          <table:table-cell table:style-name="Default" table:formula="oooc:=(SUM([.Q3:.Q6])*2+SUM([.Q7:.Q10])*3+SUM([.Q11:.Q14])*4)/SUM([.Q3:.Q14])" office:value-type="float" office:value="2.875">
            <text:p>2,88</text:p>
          </table:table-cell>
          <table:table-cell table:style-name="Default" table:formula="oooc:=(SUM([.R3:.R6])*2+SUM([.R7:.R10])*3+SUM([.R11:.R14])*4)/SUM([.R3:.R14])" office:value-type="float" office:value="3">
            <text:p>3</text:p>
          </table:table-cell>
          <table:table-cell table:style-name="Default" table:formula="oooc:=(SUM([.S3:.S6])*2+SUM([.S7:.S10])*3+SUM([.S11:.S14])*4)/SUM([.S3:.S14])" office:value-type="float" office:value="3">
            <text:p>3</text:p>
          </table:table-cell>
          <table:table-cell table:formula="oooc:=(SUM([.T3:.T6])*2+SUM([.T7:.T10])*3+SUM([.T11:.T14])*4)/SUM([.T3:.T14])" office:value-type="float" office:value="3.1">
            <text:p>3,1</text:p>
          </table:table-cell>
          <table:table-cell table:number-columns-repeated="236"/>
        </table:table-row>
        <table:table-row table:style-name="ro9">
          <table:table-cell table:number-columns-repeated="9"/>
          <table:table-cell table:style-name="ce131" office:value-type="string">
            <text:p>target</text:p>
          </table:table-cell>
          <table:table-cell office:value-type="float" office:value="2">
            <text:p>2</text:p>
          </table:table-cell>
          <table:table-cell table:number-columns-repeated="2" table:style-name="Default" office:value-type="float" office:value="3">
            <text:p>3</text:p>
          </table:table-cell>
          <table:table-cell table:style-name="Default" office:value-type="float" office:value="4">
            <text:p>4</text:p>
          </table:table-cell>
          <table:table-cell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9">
          <table:table-cell table:number-columns-repeated="10"/>
          <table:table-cell table:style-name="ce171" table:formula="oooc:=IF([.K17]=[.K15];1;0)" office:value-type="float" office:value="1">
            <text:p>1</text:p>
          </table:table-cell>
          <table:table-cell table:style-name="ce171" table:formula="oooc:=IF([.L17]=[.L15];1;0)" office:value-type="float" office:value="1">
            <text:p>1</text:p>
          </table:table-cell>
          <table:table-cell table:style-name="ce171" table:formula="oooc:=IF([.M17]=[.M15];1;0)" office:value-type="float" office:value="1">
            <text:p>1</text:p>
          </table:table-cell>
          <table:table-cell table:style-name="ce171" table:formula="oooc:=IF([.N17]=[.N15];1;0)" office:value-type="float" office:value="1">
            <text:p>1</text:p>
          </table:table-cell>
          <table:table-cell table:style-name="ce171" table:formula="oooc:=IF([.O17]=[.O15];1;0)" office:value-type="float" office:value="1">
            <text:p>1</text:p>
          </table:table-cell>
          <table:table-cell table:style-name="ce171" table:formula="oooc:=IF([.P17]=[.P15];1;0)" office:value-type="float" office:value="1">
            <text:p>1</text:p>
          </table:table-cell>
          <table:table-cell table:style-name="ce171" table:formula="oooc:=IF([.Q17]=[.Q15];1;0)" office:value-type="float" office:value="1">
            <text:p>1</text:p>
          </table:table-cell>
          <table:table-cell table:style-name="ce171" table:formula="oooc:=IF([.R17]=[.R15];1;0)" office:value-type="float" office:value="1">
            <text:p>1</text:p>
          </table:table-cell>
          <table:table-cell table:style-name="ce171" table:formula="oooc:=IF([.S17]=[.S15];1;0)" office:value-type="float" office:value="1">
            <text:p>1</text:p>
          </table:table-cell>
          <table:table-cell table:style-name="ce171" table:formula="oooc:=IF([.T17]=[.T15];1;0)" office:value-type="float" office:value="1">
            <text:p>1</text:p>
          </table:table-cell>
          <table:table-cell table:number-columns-repeated="236"/>
        </table:table-row>
        <table:table-row table:style-name="ro9">
          <table:table-cell table:style-name="ce2" table:number-columns-repeated="7"/>
          <table:table-cell table:style-name="ce85"/>
          <table:table-cell table:style-name="ce2"/>
          <table:table-cell table:style-name="ce92"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5"/>
          <table:table-cell table:style-name="ce2" table:number-columns-repeated="235"/>
        </table:table-row>
        <table:table-row table:style-name="ro9">
          <table:table-cell/>
          <table:table-cell table:style-name="ce22" office:value-type="string" table:number-columns-spanned="7" table:number-rows-spanned="3">
            <text:p>Episode 5 – Hawaiian</text:p>
          </table:table-cell>
          <table:covered-table-cell table:number-columns-repeated="6"/>
          <table:table-cell/>
          <table:table-cell table:style-name="ce132" office:value-type="string">
            <text:p>shrimp</text:p>
          </table:table-cell>
          <table:table-cell table:style-name="ce167" table:formula="oooc:=MIN([.K37];[.K45]*[Уровни.D54])" office:value-type="float" office:value="0">
            <text:p>0</text:p>
          </table:table-cell>
          <table:table-cell table:formula="oooc:=MIN([.L37];[.L45]*[Уровни.D55])" office:value-type="float" office:value="24">
            <text:p>24</text:p>
          </table:table-cell>
          <table:table-cell table:formula="oooc:=MIN([.M37];[.M45]*[Уровни.D56])" office:value-type="float" office:value="24">
            <text:p>24</text:p>
          </table:table-cell>
          <table:table-cell table:formula="oooc:=MIN([.N37];[.N45]*[Уровни.D57])" office:value-type="float" office:value="21">
            <text:p>21</text:p>
          </table:table-cell>
          <table:table-cell table:formula="oooc:=MIN([.O37];[.O45]*[Уровни.D58])" office:value-type="float" office:value="24">
            <text:p>24</text:p>
          </table:table-cell>
          <table:table-cell table:formula="oooc:=MIN([.P37];[.P45]*[Уровни.D59])" office:value-type="float" office:value="22">
            <text:p>22</text:p>
          </table:table-cell>
          <table:table-cell table:formula="oooc:=MIN([.Q37];[.Q45]*[Уровни.D60])" office:value-type="float" office:value="0">
            <text:p>0</text:p>
          </table:table-cell>
          <table:table-cell table:formula="oooc:=MIN([.R37];[.R45]*[Уровни.D61])" office:value-type="float" office:value="24">
            <text:p>24</text:p>
          </table:table-cell>
          <table:table-cell table:formula="oooc:=MIN([.S37];[.S45]*[Уровни.D62])" office:value-type="float" office:value="21">
            <text:p>21</text:p>
          </table:table-cell>
          <table:table-cell table:style-name="ce167" table:formula="oooc:=MIN([.T37];[.T45]*[Уровни.D63])" office:value-type="float" office:value="24">
            <text:p>24</text:p>
          </table:table-cell>
          <table:table-cell table:style-name="ce146" table:formula="oooc:=IF([.K20]&gt;0;1;0)+IF([.L20]&gt;0;1;0)+IF([.M20]&gt;0;1;0)+IF([.N20]&gt;0;1;0)+IF([.O20]&gt;0;1;0)+IF([.P20]&gt;0;1;0)+IF([.Q20]&gt;0;1;0)+IF([.R20]&gt;0;1;0)+IF([.S20]&gt;0;1;0)+IF([.T20]&gt;0;1;0)" office:value-type="float" office:value="8">
            <text:p>8</text:p>
          </table:table-cell>
          <table:table-cell table:number-columns-repeated="235"/>
        </table:table-row>
        <table:table-row table:style-name="ro9">
          <table:table-cell/>
          <table:covered-table-cell table:number-columns-repeated="7"/>
          <table:table-cell/>
          <table:table-cell table:style-name="ce132" office:value-type="string">
            <text:p>meat</text:p>
          </table:table-cell>
          <table:table-cell table:style-name="ce167" table:formula="oooc:=MIN([.K38];[.K46]*[Уровни.D54])" office:value-type="float" office:value="24">
            <text:p>24</text:p>
          </table:table-cell>
          <table:table-cell table:formula="oooc:=MIN([.L38];[.L46]*[Уровни.D55])" office:value-type="float" office:value="24">
            <text:p>24</text:p>
          </table:table-cell>
          <table:table-cell table:formula="oooc:=MIN([.M38];[.M46]*[Уровни.D56])" office:value-type="float" office:value="0">
            <text:p>0</text:p>
          </table:table-cell>
          <table:table-cell table:formula="oooc:=MIN([.N38];[.N46]*[Уровни.D57])" office:value-type="float" office:value="24">
            <text:p>24</text:p>
          </table:table-cell>
          <table:table-cell table:formula="oooc:=MIN([.O38];[.O46]*[Уровни.D58])" office:value-type="float" office:value="24">
            <text:p>24</text:p>
          </table:table-cell>
          <table:table-cell table:formula="oooc:=MIN([.P38];[.P46]*[Уровни.D59])" office:value-type="float" office:value="24">
            <text:p>24</text:p>
          </table:table-cell>
          <table:table-cell table:formula="oooc:=MIN([.Q38];[.Q46]*[Уровни.D60])" office:value-type="float" office:value="24">
            <text:p>24</text:p>
          </table:table-cell>
          <table:table-cell table:formula="oooc:=MIN([.R38];[.R46]*[Уровни.D61])" office:value-type="float" office:value="24">
            <text:p>24</text:p>
          </table:table-cell>
          <table:table-cell table:formula="oooc:=MIN([.S38];[.S46]*[Уровни.D62])" office:value-type="float" office:value="24">
            <text:p>24</text:p>
          </table:table-cell>
          <table:table-cell table:style-name="ce167" table:formula="oooc:=MIN([.T38];[.T46]*[Уровни.D63])" office:value-type="float" office:value="24">
            <text:p>24</text:p>
          </table:table-cell>
          <table:table-cell table:style-name="ce146" table:formula="oooc:=IF([.K21]&gt;0;1;0)+IF([.L21]&gt;0;1;0)+IF([.M21]&gt;0;1;0)+IF([.N21]&gt;0;1;0)+IF([.O21]&gt;0;1;0)+IF([.P21]&gt;0;1;0)+IF([.Q21]&gt;0;1;0)+IF([.R21]&gt;0;1;0)+IF([.S21]&gt;0;1;0)+IF([.T21]&gt;0;1;0)" office:value-type="float" office:value="9">
            <text:p>9</text:p>
          </table:table-cell>
          <table:table-cell table:number-columns-repeated="235"/>
        </table:table-row>
        <table:table-row table:style-name="ro9">
          <table:table-cell/>
          <table:covered-table-cell table:number-columns-repeated="7"/>
          <table:table-cell/>
          <table:table-cell table:style-name="ce93" office:value-type="string">
            <text:p>chili-pepper</text:p>
          </table:table-cell>
          <table:table-cell table:style-name="ce167" table:formula="oooc:=MIN([.K39];[.K47]*[Уровни.D54])" office:value-type="float" office:value="12">
            <text:p>12</text:p>
          </table:table-cell>
          <table:table-cell table:formula="oooc:=MIN([.L39];[.L47]*[Уровни.D55])" office:value-type="float" office:value="0">
            <text:p>0</text:p>
          </table:table-cell>
          <table:table-cell table:formula="oooc:=MIN([.M39];[.M47]*[Уровни.D56])" office:value-type="float" office:value="21">
            <text:p>21</text:p>
          </table:table-cell>
          <table:table-cell table:formula="oooc:=MIN([.N39];[.N47]*[Уровни.D57])" office:value-type="float" office:value="18">
            <text:p>18</text:p>
          </table:table-cell>
          <table:table-cell table:formula="oooc:=MIN([.O39];[.O47]*[Уровни.D58])" office:value-type="float" office:value="21">
            <text:p>21</text:p>
          </table:table-cell>
          <table:table-cell table:formula="oooc:=MIN([.P39];[.P47]*[Уровни.D59])" office:value-type="float" office:value="17">
            <text:p>17</text:p>
          </table:table-cell>
          <table:table-cell table:formula="oooc:=MIN([.Q39];[.Q47]*[Уровни.D60])" office:value-type="float" office:value="21">
            <text:p>21</text:p>
          </table:table-cell>
          <table:table-cell table:formula="oooc:=MIN([.R39];[.R47]*[Уровни.D61])" office:value-type="float" office:value="21">
            <text:p>21</text:p>
          </table:table-cell>
          <table:table-cell table:formula="oooc:=MIN([.S39];[.S47]*[Уровни.D62])" office:value-type="float" office:value="13">
            <text:p>13</text:p>
          </table:table-cell>
          <table:table-cell table:style-name="ce167" table:formula="oooc:=MIN([.T39];[.T47]*[Уровни.D63])" office:value-type="float" office:value="21">
            <text:p>21</text:p>
          </table:table-cell>
          <table:table-cell table:style-name="ce146"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style-name="ce2" table:number-columns-repeated="7"/>
          <table:table-cell table:style-name="ce85"/>
          <table:table-cell/>
          <table:table-cell table:style-name="ce132" office:value-type="string">
            <text:p>lime</text:p>
          </table:table-cell>
          <table:table-cell table:style-name="ce167" table:formula="oooc:=MIN([.K40];[.K48]*[Уровни.D54])" office:value-type="float" office:value="14">
            <text:p>14</text:p>
          </table:table-cell>
          <table:table-cell table:formula="oooc:=MIN([.L40];[.L48]*[Уровни.D55])" office:value-type="float" office:value="0">
            <text:p>0</text:p>
          </table:table-cell>
          <table:table-cell table:formula="oooc:=MIN([.M40];[.M48]*[Уровни.D56])" office:value-type="float" office:value="6">
            <text:p>6</text:p>
          </table:table-cell>
          <table:table-cell table:formula="oooc:=MIN([.N40];[.N48]*[Уровни.D57])" office:value-type="float" office:value="21">
            <text:p>21</text:p>
          </table:table-cell>
          <table:table-cell table:formula="oooc:=MIN([.O40];[.O48]*[Уровни.D58])" office:value-type="float" office:value="21">
            <text:p>21</text:p>
          </table:table-cell>
          <table:table-cell table:formula="oooc:=MIN([.P40];[.P48]*[Уровни.D59])" office:value-type="float" office:value="21">
            <text:p>21</text:p>
          </table:table-cell>
          <table:table-cell table:formula="oooc:=MIN([.Q40];[.Q48]*[Уровни.D60])" office:value-type="float" office:value="18">
            <text:p>18</text:p>
          </table:table-cell>
          <table:table-cell table:formula="oooc:=MIN([.R40];[.R48]*[Уровни.D61])" office:value-type="float" office:value="18">
            <text:p>18</text:p>
          </table:table-cell>
          <table:table-cell table:formula="oooc:=MIN([.S40];[.S48]*[Уровни.D62])" office:value-type="float" office:value="18">
            <text:p>18</text:p>
          </table:table-cell>
          <table:table-cell table:style-name="ce167" table:formula="oooc:=MIN([.T40];[.T48]*[Уровни.D63])" office:value-type="float" office:value="18">
            <text:p>18</text:p>
          </table:table-cell>
          <table:table-cell table:style-name="ce146" table:formula="oooc:=IF([.K23]&gt;0;1;0)+IF([.L23]&gt;0;1;0)+IF([.M23]&gt;0;1;0)+IF([.N23]&gt;0;1;0)+IF([.O23]&gt;0;1;0)+IF([.P23]&gt;0;1;0)+IF([.Q23]&gt;0;1;0)+IF([.R23]&gt;0;1;0)+IF([.S23]&gt;0;1;0)+IF([.T23]&gt;0;1;0)" office:value-type="float" office:value="9">
            <text:p>9</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85"/>
          <table:table-cell/>
          <table:table-cell table:style-name="ce132" office:value-type="string">
            <text:p>mango</text:p>
          </table:table-cell>
          <table:table-cell table:style-name="ce167" table:formula="oooc:=MIN([.K41];[.K49]*[Уровни.D54])" office:value-type="float" office:value="0">
            <text:p>0</text:p>
          </table:table-cell>
          <table:table-cell table:formula="oooc:=MIN([.L41];[.L49]*[Уровни.D55])" office:value-type="float" office:value="14">
            <text:p>14</text:p>
          </table:table-cell>
          <table:table-cell table:formula="oooc:=MIN([.M41];[.M49]*[Уровни.D56])" office:value-type="float" office:value="21">
            <text:p>21</text:p>
          </table:table-cell>
          <table:table-cell table:formula="oooc:=MIN([.N41];[.N49]*[Уровни.D57])" office:value-type="float" office:value="27">
            <text:p>27</text:p>
          </table:table-cell>
          <table:table-cell table:formula="oooc:=MIN([.O41];[.O49]*[Уровни.D58])" office:value-type="float" office:value="0">
            <text:p>0</text:p>
          </table:table-cell>
          <table:table-cell table:formula="oooc:=MIN([.P41];[.P49]*[Уровни.D59])" office:value-type="float" office:value="27">
            <text:p>27</text:p>
          </table:table-cell>
          <table:table-cell table:formula="oooc:=MIN([.Q41];[.Q49]*[Уровни.D60])" office:value-type="float" office:value="27">
            <text:p>27</text:p>
          </table:table-cell>
          <table:table-cell table:formula="oooc:=MIN([.R41];[.R49]*[Уровни.D61])" office:value-type="float" office:value="16">
            <text:p>16</text:p>
          </table:table-cell>
          <table:table-cell table:formula="oooc:=MIN([.S41];[.S49]*[Уровни.D62])" office:value-type="float" office:value="15">
            <text:p>15</text:p>
          </table:table-cell>
          <table:table-cell table:style-name="ce167" table:formula="oooc:=MIN([.T41];[.T49]*[Уровни.D63])" office:value-type="float" office:value="27">
            <text:p>27</text:p>
          </table:table-cell>
          <table:table-cell table:style-name="ce146" table:formula="oooc:=IF([.K24]&gt;0;1;0)+IF([.L24]&gt;0;1;0)+IF([.M24]&gt;0;1;0)+IF([.N24]&gt;0;1;0)+IF([.O24]&gt;0;1;0)+IF([.P24]&gt;0;1;0)+IF([.Q24]&gt;0;1;0)+IF([.R24]&gt;0;1;0)+IF([.S24]&gt;0;1;0)+IF([.T24]&gt;0;1;0)" office:value-type="float" office:value="8">
            <text:p>8</text:p>
          </table:table-cell>
          <table:table-cell table:number-columns-repeated="235"/>
        </table:table-row>
        <table:table-row table:style-name="ro9">
          <table:table-cell table:style-name="ce2" table:formula="oooc:=[.A3]" office:value-type="string" office:string-value="Chicken Shrimp Soup">
            <text:p>Chicken Shrimp Soup</text:p>
          </table:table-cell>
          <table:table-cell table:formula="oooc:=[.H3]+COUNT([.B3:.G3])*25" office:value-type="float" office:value="65">
            <text:p>65</text:p>
          </table:table-cell>
          <table:table-cell table:style-name="ce2" table:formula="oooc:=VLOOKUP([.B3];[.B38:.C47];2)+VLOOKUP([.C3];[.B38:.C47];2)+VLOOKUP([.D3];[.B38:.C47];2)+VLOOKUP([.E3];[.B38:.C47];2)+VLOOKUP([.F3];[.B38:.C47];2)+VLOOKUP([.G3];[.B38:.C47];2)+COUNT([.B3:.G3])*25" office:value-type="float" office:value="79">
            <text:p>79</text:p>
          </table:table-cell>
          <table:table-cell table:formula="oooc:=FLOOR(POWER([.B25]*[.B25]*[.C25];1/3);1)" office:value-type="float" office:value="69">
            <text:p>69</text:p>
          </table:table-cell>
          <table:table-cell table:style-name="ce2"/>
          <table:table-cell table:style-name="ce2"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2"/>
          <table:table-cell table:style-name="ce85"/>
          <table:table-cell/>
          <table:table-cell table:style-name="ce132" office:value-type="string">
            <text:p>shoyu</text:p>
          </table:table-cell>
          <table:table-cell table:style-name="ce167" table:formula="oooc:=MIN([.K42];[.K50]*[Уровни.D54])" office:value-type="float" office:value="21">
            <text:p>21</text:p>
          </table:table-cell>
          <table:table-cell table:formula="oooc:=MIN([.L42];[.L50]*[Уровни.D55])" office:value-type="float" office:value="21">
            <text:p>21</text:p>
          </table:table-cell>
          <table:table-cell table:formula="oooc:=MIN([.M42];[.M50]*[Уровни.D56])" office:value-type="float" office:value="12">
            <text:p>12</text:p>
          </table:table-cell>
          <table:table-cell table:formula="oooc:=MIN([.N42];[.N50]*[Уровни.D57])" office:value-type="float" office:value="0">
            <text:p>0</text:p>
          </table:table-cell>
          <table:table-cell table:formula="oooc:=MIN([.O42];[.O50]*[Уровни.D58])" office:value-type="float" office:value="18">
            <text:p>18</text:p>
          </table:table-cell>
          <table:table-cell table:formula="oooc:=MIN([.P42];[.P50]*[Уровни.D59])" office:value-type="float" office:value="17">
            <text:p>17</text:p>
          </table:table-cell>
          <table:table-cell table:formula="oooc:=MIN([.Q42];[.Q50]*[Уровни.D60])" office:value-type="float" office:value="21">
            <text:p>21</text:p>
          </table:table-cell>
          <table:table-cell table:formula="oooc:=MIN([.R42];[.R50]*[Уровни.D61])" office:value-type="float" office:value="18">
            <text:p>18</text:p>
          </table:table-cell>
          <table:table-cell table:formula="oooc:=MIN([.S42];[.S50]*[Уровни.D62])" office:value-type="float" office:value="21">
            <text:p>21</text:p>
          </table:table-cell>
          <table:table-cell table:style-name="ce167" table:formula="oooc:=MIN([.T42];[.T50]*[Уровни.D63])" office:value-type="float" office:value="18">
            <text:p>18</text:p>
          </table:table-cell>
          <table:table-cell table:style-name="ce146" table:formula="oooc:=IF([.K25]&gt;0;1;0)+IF([.L25]&gt;0;1;0)+IF([.M25]&gt;0;1;0)+IF([.N25]&gt;0;1;0)+IF([.O25]&gt;0;1;0)+IF([.P25]&gt;0;1;0)+IF([.Q25]&gt;0;1;0)+IF([.R25]&gt;0;1;0)+IF([.S25]&gt;0;1;0)+IF([.T25]&gt;0;1;0)" office:value-type="float" office:value="9">
            <text:p>9</text:p>
          </table:table-cell>
          <table:table-cell table:number-columns-repeated="235"/>
        </table:table-row>
        <table:table-row table:style-name="ro9">
          <table:table-cell table:style-name="ce2" table:formula="oooc:=[.A4]" office:value-type="string" office:string-value="Spicy Shrimps">
            <text:p>Spicy Shrimps</text:p>
          </table:table-cell>
          <table:table-cell table:formula="oooc:=[.H4]+COUNT([.B4:.G4])*25" office:value-type="float" office:value="65">
            <text:p>65</text:p>
          </table:table-cell>
          <table:table-cell table:style-name="ce2" table:formula="oooc:=VLOOKUP([.B4];[.B38:.C47];2)+VLOOKUP([.C4];[.B38:.C47];2)+VLOOKUP([.D4];[.B38:.C47];2)+VLOOKUP([.E4];[.B38:.C47];2)+VLOOKUP([.F4];[.B38:.C47];2)+VLOOKUP([.G4];[.B38:.C47];2)+COUNT([.B4:.G4])*25" office:value-type="float" office:value="79">
            <text:p>79</text:p>
          </table:table-cell>
          <table:table-cell table:formula="oooc:=FLOOR(POWER([.B26]*[.B26]*[.C26];1/3);1)" office:value-type="float" office:value="69">
            <text:p>69</text:p>
          </table:table-cell>
          <table:table-cell table:style-name="ce2"/>
          <table:table-cell table:style-name="ce2"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2"/>
          <table:table-cell table:style-name="ce85"/>
          <table:table-cell table:number-columns-repeated="2"/>
          <table:table-cell table:style-name="ce137" table:formula="oooc:=IF([.K20]&gt;0;1;0)+IF([.K21]&gt;0;1;0)+IF([.K22]&gt;0;1;0)+IF([.K23]&gt;0;1;0)+IF([.K24]&gt;0;1;0)+IF([.K25]&gt;0;1;0)" office:value-type="float" office:value="4">
            <text:p>4</text:p>
          </table:table-cell>
          <table:table-cell table:style-name="ce137" table:formula="oooc:=IF([.L20]&gt;0;1;0)+IF([.L21]&gt;0;1;0)+IF([.L22]&gt;0;1;0)+IF([.L23]&gt;0;1;0)+IF([.L24]&gt;0;1;0)+IF([.L25]&gt;0;1;0)" office:value-type="float" office:value="4">
            <text:p>4</text:p>
          </table:table-cell>
          <table:table-cell table:style-name="ce137" table:formula="oooc:=IF([.M20]&gt;0;1;0)+IF([.M21]&gt;0;1;0)+IF([.M22]&gt;0;1;0)+IF([.M23]&gt;0;1;0)+IF([.M24]&gt;0;1;0)+IF([.M25]&gt;0;1;0)" office:value-type="float" office:value="5">
            <text:p>5</text:p>
          </table:table-cell>
          <table:table-cell table:style-name="ce137" table:formula="oooc:=IF([.N20]&gt;0;1;0)+IF([.N21]&gt;0;1;0)+IF([.N22]&gt;0;1;0)+IF([.N23]&gt;0;1;0)+IF([.N24]&gt;0;1;0)+IF([.N25]&gt;0;1;0)" office:value-type="float" office:value="5">
            <text:p>5</text:p>
          </table:table-cell>
          <table:table-cell table:style-name="ce137" table:formula="oooc:=IF([.O20]&gt;0;1;0)+IF([.O21]&gt;0;1;0)+IF([.O22]&gt;0;1;0)+IF([.O23]&gt;0;1;0)+IF([.O24]&gt;0;1;0)+IF([.O25]&gt;0;1;0)" office:value-type="float" office:value="5">
            <text:p>5</text:p>
          </table:table-cell>
          <table:table-cell table:style-name="ce137" table:formula="oooc:=IF([.P20]&gt;0;1;0)+IF([.P21]&gt;0;1;0)+IF([.P22]&gt;0;1;0)+IF([.P23]&gt;0;1;0)+IF([.P24]&gt;0;1;0)+IF([.P25]&gt;0;1;0)" office:value-type="float" office:value="6">
            <text:p>6</text:p>
          </table:table-cell>
          <table:table-cell table:style-name="ce137" table:formula="oooc:=IF([.Q20]&gt;0;1;0)+IF([.Q21]&gt;0;1;0)+IF([.Q22]&gt;0;1;0)+IF([.Q23]&gt;0;1;0)+IF([.Q24]&gt;0;1;0)+IF([.Q25]&gt;0;1;0)" office:value-type="float" office:value="5">
            <text:p>5</text:p>
          </table:table-cell>
          <table:table-cell table:style-name="ce137" table:formula="oooc:=IF([.R20]&gt;0;1;0)+IF([.R21]&gt;0;1;0)+IF([.R22]&gt;0;1;0)+IF([.R23]&gt;0;1;0)+IF([.R24]&gt;0;1;0)+IF([.R25]&gt;0;1;0)" office:value-type="float" office:value="6">
            <text:p>6</text:p>
          </table:table-cell>
          <table:table-cell table:style-name="ce137" table:formula="oooc:=IF([.S20]&gt;0;1;0)+IF([.S21]&gt;0;1;0)+IF([.S22]&gt;0;1;0)+IF([.S23]&gt;0;1;0)+IF([.S24]&gt;0;1;0)+IF([.S25]&gt;0;1;0)" office:value-type="float" office:value="6">
            <text:p>6</text:p>
          </table:table-cell>
          <table:table-cell table:style-name="ce137"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Hulihuli Chicken">
            <text:p>Hulihuli Chicken</text:p>
          </table:table-cell>
          <table:table-cell table:formula="oooc:=[.H5]+COUNT([.B5:.G5])*25" office:value-type="float" office:value="65">
            <text:p>65</text:p>
          </table:table-cell>
          <table:table-cell table:style-name="ce2" table:formula="oooc:=VLOOKUP([.B5];[.B38:.C47];2)+VLOOKUP([.C5];[.B38:.C47];2)+VLOOKUP([.D5];[.B38:.C47];2)+VLOOKUP([.E5];[.B38:.C47];2)+VLOOKUP([.F5];[.B38:.C47];2)+VLOOKUP([.G5];[.B38:.C47];2)+COUNT([.B5:.G5])*25" office:value-type="float" office:value="79">
            <text:p>79</text:p>
          </table:table-cell>
          <table:table-cell table:formula="oooc:=FLOOR(POWER([.B27]*[.B27]*[.C27];1/3);1)" office:value-type="float" office:value="69">
            <text:p>69</text:p>
          </table:table-cell>
          <table:table-cell table:style-name="ce2"/>
          <table:table-cell table:style-name="ce2"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2"/>
          <table:table-cell table:style-name="ce85"/>
          <table:table-cell/>
          <table:table-cell table:style-name="ce131" office:value-type="string">
            <text:p>target</text:p>
          </table:table-cell>
          <table:table-cell office:value-type="float" office:value="4">
            <text:p>4</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Mango Mui">
            <text:p>Mango Mui</text:p>
          </table:table-cell>
          <table:table-cell table:formula="oooc:=[.H6]+COUNT([.B6:.G6])*25" office:value-type="float" office:value="65">
            <text:p>65</text:p>
          </table:table-cell>
          <table:table-cell table:style-name="ce2" table:formula="oooc:=VLOOKUP([.B6];[.B38:.C47];2)+VLOOKUP([.C6];[.B38:.C47];2)+VLOOKUP([.D6];[.B38:.C47];2)+VLOOKUP([.E6];[.B38:.C47];2)+VLOOKUP([.F6];[.B38:.C47];2)+VLOOKUP([.G6];[.B38:.C47];2)+COUNT([.B6:.G6])*25" office:value-type="float" office:value="80">
            <text:p>80</text:p>
          </table:table-cell>
          <table:table-cell table:formula="oooc:=FLOOR(POWER([.B28]*[.B28]*[.C28];1/3);1)" office:value-type="float" office:value="69">
            <text:p>69</text:p>
          </table:table-cell>
          <table:table-cell table:style-name="ce2"/>
          <table:table-cell table:style-name="ce2"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2"/>
          <table:table-cell table:style-name="ce85"/>
          <table:table-cell table:number-columns-repeated="2"/>
          <table:table-cell table:style-name="ce171" table:formula="oooc:=IF([.K27]=[.K26];1;0)" office:value-type="float" office:value="1">
            <text:p>1</text:p>
          </table:table-cell>
          <table:table-cell table:style-name="ce171" table:formula="oooc:=IF([.L27]=[.L26];1;0)" office:value-type="float" office:value="1">
            <text:p>1</text:p>
          </table:table-cell>
          <table:table-cell table:style-name="ce171" table:formula="oooc:=IF([.M27]=[.M26];1;0)" office:value-type="float" office:value="1">
            <text:p>1</text:p>
          </table:table-cell>
          <table:table-cell table:style-name="ce171" table:formula="oooc:=IF([.N27]=[.N26];1;0)" office:value-type="float" office:value="1">
            <text:p>1</text:p>
          </table:table-cell>
          <table:table-cell table:style-name="ce171" table:formula="oooc:=IF([.O27]=[.O26];1;0)" office:value-type="float" office:value="1">
            <text:p>1</text:p>
          </table:table-cell>
          <table:table-cell table:style-name="ce171" table:formula="oooc:=IF([.P27]=[.P26];1;0)" office:value-type="float" office:value="1">
            <text:p>1</text:p>
          </table:table-cell>
          <table:table-cell table:style-name="ce171" table:formula="oooc:=IF([.Q27]=[.Q26];1;0)" office:value-type="float" office:value="1">
            <text:p>1</text:p>
          </table:table-cell>
          <table:table-cell table:style-name="ce171" table:formula="oooc:=IF([.R27]=[.R26];1;0)" office:value-type="float" office:value="1">
            <text:p>1</text:p>
          </table:table-cell>
          <table:table-cell table:style-name="ce171" table:formula="oooc:=IF([.S27]=[.S26];1;0)" office:value-type="float" office:value="1">
            <text:p>1</text:p>
          </table:table-cell>
          <table:table-cell table:style-name="ce171" table:formula="oooc:=IF([.T27]=[.T26];1;0)" office:value-type="float" office:value="1">
            <text:p>1</text:p>
          </table:table-cell>
          <table:table-cell table:number-columns-repeated="236"/>
        </table:table-row>
        <table:table-row table:style-name="ro2">
          <table:table-cell table:style-name="ce2" table:formula="oooc:=[.A7]" office:value-type="string" office:string-value="Wonton">
            <text:p>Wonton</text:p>
          </table:table-cell>
          <table:table-cell table:formula="oooc:=[.H7]+COUNT([.B7:.G7])*25" office:value-type="float" office:value="96">
            <text:p>96</text:p>
          </table:table-cell>
          <table:table-cell table:style-name="ce2" table:formula="oooc:=VLOOKUP([.B7];[.B38:.C47];2)+VLOOKUP([.C7];[.B38:.C47];2)+VLOOKUP([.D7];[.B38:.C47];2)+VLOOKUP([.E7];[.B38:.C47];2)+VLOOKUP([.F7];[.B38:.C47];2)+VLOOKUP([.G7];[.B38:.C47];2)+COUNT([.B7:.G7])*25" office:value-type="float" office:value="114">
            <text:p>114</text:p>
          </table:table-cell>
          <table:table-cell table:formula="oooc:=FLOOR(POWER([.B29]*[.B29]*[.C29];1/3);1)" office:value-type="float" office:value="101">
            <text:p>101</text:p>
          </table:table-cell>
          <table:table-cell table:style-name="ce2"/>
          <table:table-cell table:style-name="ce2" table:formula="oooc:=IF([.B7]&gt;0;VLOOKUP([.B7]-1;[.B38:.C47];2);0)+IF([.C7]&gt;0;VLOOKUP([.C7]-1;[.B38:.C47];2);0)+IF([.D7]&gt;0;VLOOKUP([.D7]-1;[.B38:.C47];2);0)+IF([.E7]&gt;0;VLOOKUP([.E7]-1;[.B38:.C47];2);0)+IF([.F7]&gt;0;VLOOKUP([.F7]-1;[.B38:.C47];2);0)+IF([.G7]&gt;0;VLOOKUP([.G7]-1;[.B38:.C47];2);0)+COUNT([.B7:.G7])*(25+VLOOKUP(5;[.B38:.C47];2))" office:value-type="float" office:value="126">
            <text:p>126</text:p>
          </table:table-cell>
          <table:table-cell table:style-name="ce2"/>
          <table:table-cell table:style-name="ce85"/>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Shrimp Canton">
            <text:p>Shrimp Canton</text:p>
          </table:table-cell>
          <table:table-cell table:formula="oooc:=[.H8]+COUNT([.B8:.G8])*25" office:value-type="float" office:value="96">
            <text:p>96</text:p>
          </table:table-cell>
          <table:table-cell table:style-name="ce84" table:formula="oooc:=VLOOKUP([.B8];[.B38:.C47];2)+VLOOKUP([.C8];[.B38:.C47];2)+VLOOKUP([.D8];[.B38:.C47];2)+VLOOKUP([.E8];[.B38:.C47];2)+VLOOKUP([.F8];[.B38:.C47];2)+VLOOKUP([.G8];[.B38:.C47];2)+COUNT([.B8:.G8])*25" office:value-type="float" office:value="114">
            <text:p>114</text:p>
          </table:table-cell>
          <table:table-cell table:formula="oooc:=FLOOR(POWER([.B30]*[.B30]*[.C30];1/3);1)" office:value-type="float" office:value="101">
            <text:p>101</text:p>
          </table:table-cell>
          <table:table-cell table:style-name="ce84"/>
          <table:table-cell table:style-name="ce84" table:formula="oooc:=IF([.B8]&gt;0;VLOOKUP([.B8]-1;[.B38:.C47];2);0)+IF([.C8]&gt;0;VLOOKUP([.C8]-1;[.B38:.C47];2);0)+IF([.D8]&gt;0;VLOOKUP([.D8]-1;[.B38:.C47];2);0)+IF([.E8]&gt;0;VLOOKUP([.E8]-1;[.B38:.C47];2);0)+IF([.F8]&gt;0;VLOOKUP([.F8]-1;[.B38:.C47];2);0)+IF([.G8]&gt;0;VLOOKUP([.G8]-1;[.B38:.C47];2);0)+COUNT([.B8:.G8])*(25+VLOOKUP(5;[.B38:.C47];2))" office:value-type="float" office:value="126">
            <text:p>126</text:p>
          </table:table-cell>
          <table:table-cell table:style-name="ce84"/>
          <table:table-cell table:style-name="ce89"/>
          <table:table-cell table:style-name="ce84" table:number-columns-repeated="2"/>
          <table:table-cell table:style-name="ce84"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Hulihuli Chicken', 'Lime Chicken', ">
            <text:p>'Hulihuli Chicken', 'Lime Chicken', </text:p>
          </table:table-cell>
          <table:table-cell table:style-name="ce103"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Wonton', 'Shrimp Canton', ">
            <text:p>'Wonton', 'Shrimp Canton', </text:p>
          </table:table-cell>
          <table:table-cell table:style-name="ce84"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Spicy Shrimps', 'Shrimp Mango Salad', ">
            <text:p>'Spicy Shrimps', 'Shrimp Mango Salad', </text:p>
          </table:table-cell>
          <table:table-cell table:style-name="ce84"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hicken Shrimp Soup', 'Mango Mui', ">
            <text:p>'Chicken Shrimp Soup', 'Mango Mui', </text:p>
          </table:table-cell>
          <table:table-cell table:style-name="ce84"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Laulau', 'Pipikaula', ">
            <text:p>'Chicken Laulau', 'Pipikaula', </text:p>
          </table:table-cell>
          <table:table-cell table:style-name="ce84"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Mango Chicken', ">
            <text:p>'Mango Chicken', </text:p>
          </table:table-cell>
          <table:table-cell table:style-name="ce84"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Mango Salsa', ">
            <text:p>'Mango Salsa', </text:p>
          </table:table-cell>
          <table:table-cell table:style-name="ce84"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4"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4"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9"/>
          <table:table-cell table:style-name="ce84" table:number-columns-repeated="235"/>
        </table:table-row>
        <table:table-row table:style-name="ro2">
          <table:table-cell table:style-name="ce2" table:formula="oooc:=[.A9]" office:value-type="string" office:string-value="Lime Chicken">
            <text:p>Lime Chicken</text:p>
          </table:table-cell>
          <table:table-cell table:formula="oooc:=[.H9]+COUNT([.B9:.G9])*25" office:value-type="float" office:value="96">
            <text:p>96</text:p>
          </table:table-cell>
          <table:table-cell table:style-name="ce2" table:formula="oooc:=VLOOKUP([.B9];[.B38:.C47];2)+VLOOKUP([.C9];[.B38:.C47];2)+VLOOKUP([.D9];[.B38:.C47];2)+VLOOKUP([.E9];[.B38:.C47];2)+VLOOKUP([.F9];[.B38:.C47];2)+VLOOKUP([.G9];[.B38:.C47];2)+COUNT([.B9:.G9])*25" office:value-type="float" office:value="114">
            <text:p>114</text:p>
          </table:table-cell>
          <table:table-cell table:formula="oooc:=FLOOR(POWER([.B31]*[.B31]*[.C31];1/3);1)" office:value-type="float" office:value="101">
            <text:p>101</text:p>
          </table:table-cell>
          <table:table-cell table:style-name="ce2"/>
          <table:table-cell table:style-name="ce2" table:formula="oooc:=IF([.B9]&gt;0;VLOOKUP([.B9]-1;[.B38:.C47];2);0)+IF([.C9]&gt;0;VLOOKUP([.C9]-1;[.B38:.C47];2);0)+IF([.D9]&gt;0;VLOOKUP([.D9]-1;[.B38:.C47];2);0)+IF([.E9]&gt;0;VLOOKUP([.E9]-1;[.B38:.C47];2);0)+IF([.F9]&gt;0;VLOOKUP([.F9]-1;[.B38:.C47];2);0)+IF([.G9]&gt;0;VLOOKUP([.G9]-1;[.B38:.C47];2);0)+COUNT([.B9:.G9])*(25+VLOOKUP(5;[.B38:.C47];2))" office:value-type="float" office:value="126">
            <text:p>126</text:p>
          </table:table-cell>
          <table:table-cell table:style-name="ce2"/>
          <table:table-cell table:style-name="ce85"/>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Mango Salsa">
            <text:p>Mango Salsa</text:p>
          </table:table-cell>
          <table:table-cell table:formula="oooc:=[.H10]+COUNT([.B10:.G10])*25" office:value-type="float" office:value="96">
            <text:p>96</text:p>
          </table:table-cell>
          <table:table-cell table:style-name="ce2" table:formula="oooc:=VLOOKUP([.B10];[.B38:.C47];2)+VLOOKUP([.C10];[.B38:.C47];2)+VLOOKUP([.D10];[.B38:.C47];2)+VLOOKUP([.E10];[.B38:.C47];2)+VLOOKUP([.F10];[.B38:.C47];2)+VLOOKUP([.G10];[.B38:.C47];2)+COUNT([.B10:.G10])*25" office:value-type="float" office:value="114">
            <text:p>114</text:p>
          </table:table-cell>
          <table:table-cell table:formula="oooc:=FLOOR(POWER([.B32]*[.B32]*[.C32];1/3);1)" office:value-type="float" office:value="101">
            <text:p>101</text:p>
          </table:table-cell>
          <table:table-cell table:style-name="ce2"/>
          <table:table-cell table:style-name="ce2" table:formula="oooc:=IF([.B10]&gt;0;VLOOKUP([.B10]-1;[.B38:.C47];2);0)+IF([.C10]&gt;0;VLOOKUP([.C10]-1;[.B38:.C47];2);0)+IF([.D10]&gt;0;VLOOKUP([.D10]-1;[.B38:.C47];2);0)+IF([.E10]&gt;0;VLOOKUP([.E10]-1;[.B38:.C47];2);0)+IF([.F10]&gt;0;VLOOKUP([.F10]-1;[.B38:.C47];2);0)+IF([.G10]&gt;0;VLOOKUP([.G10]-1;[.B38:.C47];2);0)+COUNT([.B10:.G10])*(25+VLOOKUP(5;[.B38:.C47];2))" office:value-type="float" office:value="126">
            <text:p>126</text:p>
          </table:table-cell>
          <table:table-cell table:style-name="ce2"/>
          <table:table-cell table:style-name="ce85"/>
          <table:table-cell/>
          <table:table-cell table:style-name="ce2" office:value-type="string">
            <text:p>min score</text:p>
          </table:table-cell>
          <table:table-cell table:style-name="ce101" table:formula="oooc:=SUMPRODUCT([.K3:.K14];[.B25:.B36])/SUM([.K3:.K14])" office:value-type="float" office:value="77.4">
            <text:p>77</text:p>
          </table:table-cell>
          <table:table-cell table:style-name="ce101" table:formula="oooc:=SUMPRODUCT([.L3:.L14];[.B25:.B36])/SUM([.L3:.L14])" office:value-type="float" office:value="80.5">
            <text:p>81</text:p>
          </table:table-cell>
          <table:table-cell table:style-name="ce101" table:formula="oooc:=SUMPRODUCT([.M3:.M14];[.B25:.B36])/SUM([.M3:.M14])" office:value-type="float" office:value="85.5">
            <text:p>86</text:p>
          </table:table-cell>
          <table:table-cell table:style-name="ce101" table:formula="oooc:=SUMPRODUCT([.N3:.N14];[.B25:.B36])/SUM([.N3:.N14])" office:value-type="float" office:value="86.5">
            <text:p>87</text:p>
          </table:table-cell>
          <table:table-cell table:style-name="ce101" table:formula="oooc:=SUMPRODUCT([.O3:.O14];[.B25:.B36])/SUM([.O3:.O14])" office:value-type="float" office:value="89.6">
            <text:p>90</text:p>
          </table:table-cell>
          <table:table-cell table:style-name="ce101" table:formula="oooc:=SUMPRODUCT([.P3:.P14];[.B25:.B36])/SUM([.P3:.P14])" office:value-type="float" office:value="91.875">
            <text:p>92</text:p>
          </table:table-cell>
          <table:table-cell table:style-name="ce101" table:formula="oooc:=SUMPRODUCT([.Q3:.Q14];[.B25:.B36])/SUM([.Q3:.Q14])" office:value-type="float" office:value="91.875">
            <text:p>92</text:p>
          </table:table-cell>
          <table:table-cell table:style-name="ce101" table:formula="oooc:=SUMPRODUCT([.R3:.R14];[.B25:.B36])/SUM([.R3:.R14])" office:value-type="float" office:value="95.5555555555556">
            <text:p>96</text:p>
          </table:table-cell>
          <table:table-cell table:style-name="ce101" table:formula="oooc:=SUMPRODUCT([.S3:.S14];[.B25:.B36])/SUM([.S3:.S14])" office:value-type="float" office:value="95.625">
            <text:p>96</text:p>
          </table:table-cell>
          <table:table-cell table:style-name="ce101" table:formula="oooc:=SUMPRODUCT([.T3:.T14];[.B25:.B36])/SUM([.T3:.T14])" office:value-type="float" office:value="98.7">
            <text:p>99</text:p>
          </table:table-cell>
          <table:table-cell table:number-columns-repeated="236"/>
        </table:table-row>
        <table:table-row table:style-name="ro2">
          <table:table-cell table:style-name="ce2" table:formula="oooc:=[.A11]" office:value-type="string" office:string-value="Chicken Laulau">
            <text:p>Chicken Laulau</text:p>
          </table:table-cell>
          <table:table-cell table:formula="oooc:=[.H11]+COUNT([.B11:.G11])*25" office:value-type="float" office:value="126">
            <text:p>126</text:p>
          </table:table-cell>
          <table:table-cell table:style-name="ce2" table:formula="oooc:=VLOOKUP([.B11];[.B38:.C47];2)+VLOOKUP([.C11];[.B38:.C47];2)+VLOOKUP([.D11];[.B38:.C47];2)+VLOOKUP([.E11];[.B38:.C47];2)+VLOOKUP([.F11];[.B38:.C47];2)+VLOOKUP([.G11];[.B38:.C47];2)+COUNT([.B11:.G11])*25" office:value-type="float" office:value="146">
            <text:p>146</text:p>
          </table:table-cell>
          <table:table-cell table:formula="oooc:=FLOOR(POWER([.B33]*[.B33]*[.C33];1/3);1)" office:value-type="float" office:value="132">
            <text:p>132</text:p>
          </table:table-cell>
          <table:table-cell table:style-name="ce2"/>
          <table:table-cell table:style-name="ce2" table:formula="oooc:=IF([.B11]&gt;0;VLOOKUP([.B11]-1;[.B38:.C47];2);0)+IF([.C11]&gt;0;VLOOKUP([.C11]-1;[.B38:.C47];2);0)+IF([.D11]&gt;0;VLOOKUP([.D11]-1;[.B38:.C47];2);0)+IF([.E11]&gt;0;VLOOKUP([.E11]-1;[.B38:.C47];2);0)+IF([.F11]&gt;0;VLOOKUP([.F11]-1;[.B38:.C47];2);0)+IF([.G11]&gt;0;VLOOKUP([.G11]-1;[.B38:.C47];2);0)+COUNT([.B11:.G11])*(25+VLOOKUP(5;[.B38:.C47];2))" office:value-type="float" office:value="162">
            <text:p>162</text:p>
          </table:table-cell>
          <table:table-cell table:style-name="ce2"/>
          <table:table-cell table:style-name="ce85"/>
          <table:table-cell/>
          <table:table-cell table:style-name="ce2" office:value-type="string">
            <text:p>max score</text:p>
          </table:table-cell>
          <table:table-cell table:style-name="ce101" table:formula="oooc:=SUMPRODUCT([.K3:.K14];[.F25:.F36])/SUM([.K3:.K14])" office:value-type="float" office:value="102.6">
            <text:p>103</text:p>
          </table:table-cell>
          <table:table-cell table:style-name="ce101" table:formula="oooc:=SUMPRODUCT([.L3:.L14];[.F25:.F36])/SUM([.L3:.L14])" office:value-type="float" office:value="106.5">
            <text:p>107</text:p>
          </table:table-cell>
          <table:table-cell table:style-name="ce101" table:formula="oooc:=SUMPRODUCT([.M3:.M14];[.F25:.F36])/SUM([.M3:.M14])" office:value-type="float" office:value="112.5">
            <text:p>113</text:p>
          </table:table-cell>
          <table:table-cell table:style-name="ce101" table:formula="oooc:=SUMPRODUCT([.N3:.N14];[.F25:.F36])/SUM([.N3:.N14])" office:value-type="float" office:value="113.7">
            <text:p>114</text:p>
          </table:table-cell>
          <table:table-cell table:style-name="ce101" table:formula="oooc:=SUMPRODUCT([.O3:.O14];[.F25:.F36])/SUM([.O3:.O14])" office:value-type="float" office:value="117.6">
            <text:p>118</text:p>
          </table:table-cell>
          <table:table-cell table:style-name="ce101" table:formula="oooc:=SUMPRODUCT([.P3:.P14];[.F25:.F36])/SUM([.P3:.P14])" office:value-type="float" office:value="120.375">
            <text:p>120</text:p>
          </table:table-cell>
          <table:table-cell table:style-name="ce101" table:formula="oooc:=SUMPRODUCT([.Q3:.Q14];[.F25:.F36])/SUM([.Q3:.Q14])" office:value-type="float" office:value="120.375">
            <text:p>120</text:p>
          </table:table-cell>
          <table:table-cell table:style-name="ce101" table:formula="oooc:=SUMPRODUCT([.R3:.R14];[.F25:.F36])/SUM([.R3:.R14])" office:value-type="float" office:value="124.666666666667">
            <text:p>125</text:p>
          </table:table-cell>
          <table:table-cell table:style-name="ce101" table:formula="oooc:=SUMPRODUCT([.S3:.S14];[.F25:.F36])/SUM([.S3:.S14])" office:value-type="float" office:value="124.875">
            <text:p>125</text:p>
          </table:table-cell>
          <table:table-cell table:style-name="ce101" table:formula="oooc:=SUMPRODUCT([.T3:.T14];[.F25:.F36])/SUM([.T3:.T14])" office:value-type="float" office:value="128.7">
            <text:p>129</text:p>
          </table:table-cell>
          <table:table-cell table:number-columns-repeated="236"/>
        </table:table-row>
        <table:table-row table:style-name="ro2">
          <table:table-cell table:style-name="ce2" table:formula="oooc:=[.A12]" office:value-type="string" office:string-value="Shrimp Mango Salad">
            <text:p>Shrimp Mango Salad</text:p>
          </table:table-cell>
          <table:table-cell table:formula="oooc:=[.H12]+COUNT([.B12:.G12])*25" office:value-type="float" office:value="126">
            <text:p>126</text:p>
          </table:table-cell>
          <table:table-cell table:style-name="ce2" table:formula="oooc:=VLOOKUP([.B12];[.B38:.C47];2)+VLOOKUP([.C12];[.B38:.C47];2)+VLOOKUP([.D12];[.B38:.C47];2)+VLOOKUP([.E12];[.B38:.C47];2)+VLOOKUP([.F12];[.B38:.C47];2)+VLOOKUP([.G12];[.B38:.C47];2)+COUNT([.B12:.G12])*25" office:value-type="float" office:value="146">
            <text:p>146</text:p>
          </table:table-cell>
          <table:table-cell table:formula="oooc:=FLOOR(POWER([.B34]*[.B34]*[.C34];1/3);1)" office:value-type="float" office:value="132">
            <text:p>132</text:p>
          </table:table-cell>
          <table:table-cell table:style-name="ce2"/>
          <table:table-cell table:style-name="ce2" table:formula="oooc:=IF([.B12]&gt;0;VLOOKUP([.B12]-1;[.B38:.C47];2);0)+IF([.C12]&gt;0;VLOOKUP([.C12]-1;[.B38:.C47];2);0)+IF([.D12]&gt;0;VLOOKUP([.D12]-1;[.B38:.C47];2);0)+IF([.E12]&gt;0;VLOOKUP([.E12]-1;[.B38:.C47];2);0)+IF([.F12]&gt;0;VLOOKUP([.F12]-1;[.B38:.C47];2);0)+IF([.G12]&gt;0;VLOOKUP([.G12]-1;[.B38:.C47];2);0)+COUNT([.B12:.G12])*(25+VLOOKUP(5;[.B38:.C47];2))" office:value-type="float" office:value="162">
            <text:p>162</text:p>
          </table:table-cell>
          <table:table-cell table:style-name="ce2"/>
          <table:table-cell table:style-name="ce85"/>
          <table:table-cell/>
          <table:table-cell table:style-name="ce2" office:value-type="string">
            <text:p>ave score</text:p>
          </table:table-cell>
          <table:table-cell table:style-name="ce101" table:formula="oooc:=SUMPRODUCT([.K3:.K14];[.C25:.C36])/SUM([.K3:.K14])" office:value-type="float" office:value="93">
            <text:p>93</text:p>
          </table:table-cell>
          <table:table-cell table:style-name="ce101" table:formula="oooc:=SUMPRODUCT([.L3:.L14];[.C25:.C36])/SUM([.L3:.L14])" office:value-type="float" office:value="96.5">
            <text:p>97</text:p>
          </table:table-cell>
          <table:table-cell table:style-name="ce101" table:formula="oooc:=SUMPRODUCT([.M3:.M14];[.C25:.C36])/SUM([.M3:.M14])" office:value-type="float" office:value="101.833333333333">
            <text:p>102</text:p>
          </table:table-cell>
          <table:table-cell table:style-name="ce101" table:formula="oooc:=SUMPRODUCT([.N3:.N14];[.C25:.C36])/SUM([.N3:.N14])" office:value-type="float" office:value="103.1">
            <text:p>103</text:p>
          </table:table-cell>
          <table:table-cell table:style-name="ce101" table:formula="oooc:=SUMPRODUCT([.O3:.O14];[.C25:.C36])/SUM([.O3:.O14])" office:value-type="float" office:value="106.4">
            <text:p>106</text:p>
          </table:table-cell>
          <table:table-cell table:style-name="ce101" table:formula="oooc:=SUMPRODUCT([.P3:.P14];[.C25:.C36])/SUM([.P3:.P14])" office:value-type="float" office:value="109.25">
            <text:p>109</text:p>
          </table:table-cell>
          <table:table-cell table:style-name="ce101" table:formula="oooc:=SUMPRODUCT([.Q3:.Q14];[.C25:.C36])/SUM([.Q3:.Q14])" office:value-type="float" office:value="109">
            <text:p>109</text:p>
          </table:table-cell>
          <table:table-cell table:style-name="ce101" table:formula="oooc:=SUMPRODUCT([.R3:.R14];[.C25:.C36])/SUM([.R3:.R14])" office:value-type="float" office:value="112.666666666667">
            <text:p>113</text:p>
          </table:table-cell>
          <table:table-cell table:style-name="ce101" table:formula="oooc:=SUMPRODUCT([.S3:.S14];[.C25:.C36])/SUM([.S3:.S14])" office:value-type="float" office:value="112.875">
            <text:p>113</text:p>
          </table:table-cell>
          <table:table-cell table:style-name="ce101" table:formula="oooc:=SUMPRODUCT([.T3:.T14];[.C25:.C36])/SUM([.T3:.T14])" office:value-type="float" office:value="116.5">
            <text:p>117</text:p>
          </table:table-cell>
          <table:table-cell table:number-columns-repeated="236"/>
        </table:table-row>
        <table:table-row table:style-name="ro2">
          <table:table-cell table:style-name="ce2" table:formula="oooc:=[.A13]" office:value-type="string" office:string-value="Pipikaula">
            <text:p>Pipikaula</text:p>
          </table:table-cell>
          <table:table-cell table:formula="oooc:=[.H13]+COUNT([.B13:.G13])*25" office:value-type="float" office:value="126">
            <text:p>126</text:p>
          </table:table-cell>
          <table:table-cell table:style-name="ce2" table:formula="oooc:=VLOOKUP([.B13];[.B38:.C47];2)+VLOOKUP([.C13];[.B38:.C47];2)+VLOOKUP([.D13];[.B38:.C47];2)+VLOOKUP([.E13];[.B38:.C47];2)+VLOOKUP([.F13];[.B38:.C47];2)+VLOOKUP([.G13];[.B38:.C47];2)+COUNT([.B13:.G13])*25" office:value-type="float" office:value="146">
            <text:p>146</text:p>
          </table:table-cell>
          <table:table-cell table:formula="oooc:=FLOOR(POWER([.B35]*[.B35]*[.C35];1/3);1)" office:value-type="float" office:value="132">
            <text:p>132</text:p>
          </table:table-cell>
          <table:table-cell table:style-name="ce2"/>
          <table:table-cell table:style-name="ce2" table:formula="oooc:=IF([.B13]&gt;0;VLOOKUP([.B13]-1;[.B38:.C47];2);0)+IF([.C13]&gt;0;VLOOKUP([.C13]-1;[.B38:.C47];2);0)+IF([.D13]&gt;0;VLOOKUP([.D13]-1;[.B38:.C47];2);0)+IF([.E13]&gt;0;VLOOKUP([.E13]-1;[.B38:.C47];2);0)+IF([.F13]&gt;0;VLOOKUP([.F13]-1;[.B38:.C47];2);0)+IF([.G13]&gt;0;VLOOKUP([.G13]-1;[.B38:.C47];2);0)+COUNT([.B13:.G13])*(25+VLOOKUP(5;[.B38:.C47];2))" office:value-type="float" office:value="162">
            <text:p>162</text:p>
          </table:table-cell>
          <table:table-cell table:style-name="ce2"/>
          <table:table-cell table:style-name="ce85"/>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Mango Chicken">
            <text:p>Mango Chicken</text:p>
          </table:table-cell>
          <table:table-cell table:formula="oooc:=[.H14]+COUNT([.B14:.G14])*25" office:value-type="float" office:value="126">
            <text:p>126</text:p>
          </table:table-cell>
          <table:table-cell table:style-name="ce2" table:formula="oooc:=VLOOKUP([.B14];[.B38:.C47];2)+VLOOKUP([.C14];[.B38:.C47];2)+VLOOKUP([.D14];[.B38:.C47];2)+VLOOKUP([.E14];[.B38:.C47];2)+VLOOKUP([.F14];[.B38:.C47];2)+VLOOKUP([.G14];[.B38:.C47];2)+COUNT([.B14:.G14])*25" office:value-type="float" office:value="146">
            <text:p>146</text:p>
          </table:table-cell>
          <table:table-cell table:formula="oooc:=FLOOR(POWER([.B36]*[.B36]*[.C36];1/3);1)" office:value-type="float" office:value="132">
            <text:p>132</text:p>
          </table:table-cell>
          <table:table-cell table:style-name="ce2"/>
          <table:table-cell table:style-name="ce2" table:formula="oooc:=IF([.B14]&gt;0;VLOOKUP([.B14]-1;[.B38:.C47];2);0)+IF([.C14]&gt;0;VLOOKUP([.C14]-1;[.B38:.C47];2);0)+IF([.D14]&gt;0;VLOOKUP([.D14]-1;[.B38:.C47];2);0)+IF([.E14]&gt;0;VLOOKUP([.E14]-1;[.B38:.C47];2);0)+IF([.F14]&gt;0;VLOOKUP([.F14]-1;[.B38:.C47];2);0)+IF([.G14]&gt;0;VLOOKUP([.G14]-1;[.B38:.C47];2);0)+COUNT([.B14:.G14])*(25+VLOOKUP(5;[.B38:.C47];2))" office:value-type="float" office:value="162">
            <text:p>162</text:p>
          </table:table-cell>
          <table:table-cell table:style-name="ce2"/>
          <table:table-cell table:style-name="ce85"/>
          <table:table-cell/>
          <table:table-cell table:style-name="ce92"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85"/>
          <table:table-cell/>
          <table:table-cell table:style-name="ce2" table:formula="oooc:=[.J20]" office:value-type="string" office:string-value="shrimp">
            <text:p>shrimp</text:p>
          </table:table-cell>
          <table:table-cell table:style-name="ce172" table:formula="oooc:=SUMPRODUCT([.B3:.B14];[.K3:.K14])" office:value-type="float" office:value="0">
            <text:p>0</text:p>
          </table:table-cell>
          <table:table-cell table:style-name="ce172" table:formula="oooc:=SUMPRODUCT([.B3:.B14];[.L3:.L14])" office:value-type="float" office:value="30">
            <text:p>30</text:p>
          </table:table-cell>
          <table:table-cell table:style-name="ce172" table:formula="oooc:=SUMPRODUCT([.B3:.B14];[.M3:.M14])" office:value-type="float" office:value="47">
            <text:p>47</text:p>
          </table:table-cell>
          <table:table-cell table:style-name="ce172" table:formula="oooc:=SUMPRODUCT([.B3:.B14];[.N3:.N14])" office:value-type="float" office:value="35">
            <text:p>35</text:p>
          </table:table-cell>
          <table:table-cell table:style-name="ce172" table:formula="oooc:=SUMPRODUCT([.B3:.B14];[.O3:.O14])" office:value-type="float" office:value="52">
            <text:p>52</text:p>
          </table:table-cell>
          <table:table-cell table:style-name="ce172" table:formula="oooc:=SUMPRODUCT([.B3:.B14];[.P3:.P14])" office:value-type="float" office:value="22">
            <text:p>22</text:p>
          </table:table-cell>
          <table:table-cell table:style-name="ce172" table:formula="oooc:=SUMPRODUCT([.B3:.B14];[.Q3:.Q14])" office:value-type="float" office:value="0">
            <text:p>0</text:p>
          </table:table-cell>
          <table:table-cell table:style-name="ce172" table:formula="oooc:=SUMPRODUCT([.B3:.B14];[.R3:.R14])" office:value-type="float" office:value="36">
            <text:p>36</text:p>
          </table:table-cell>
          <table:table-cell table:style-name="ce172" table:formula="oooc:=SUMPRODUCT([.B3:.B14];[.S3:.S14])" office:value-type="float" office:value="40">
            <text:p>40</text:p>
          </table:table-cell>
          <table:table-cell table:style-name="ce172" table:formula="oooc:=SUMPRODUCT([.B3:.B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85"/>
          <table:table-cell/>
          <table:table-cell table:style-name="ce2" table:formula="oooc:=[.J21]" office:value-type="string" office:string-value="meat">
            <text:p>meat</text:p>
          </table:table-cell>
          <table:table-cell table:style-name="ce172" table:formula="oooc:=SUMPRODUCT([.C3:.C14];[.K3:.K14])" office:value-type="float" office:value="40">
            <text:p>40</text:p>
          </table:table-cell>
          <table:table-cell table:style-name="ce172" table:formula="oooc:=SUMPRODUCT([.C3:.C14];[.L3:.L14])" office:value-type="float" office:value="48">
            <text:p>48</text:p>
          </table:table-cell>
          <table:table-cell table:style-name="ce172" table:formula="oooc:=SUMPRODUCT([.C3:.C14];[.M3:.M14])" office:value-type="float" office:value="0">
            <text:p>0</text:p>
          </table:table-cell>
          <table:table-cell table:style-name="ce172" table:formula="oooc:=SUMPRODUCT([.C3:.C14];[.N3:.N14])" office:value-type="float" office:value="48">
            <text:p>48</text:p>
          </table:table-cell>
          <table:table-cell table:style-name="ce172" table:formula="oooc:=SUMPRODUCT([.C3:.C14];[.O3:.O14])" office:value-type="float" office:value="47">
            <text:p>47</text:p>
          </table:table-cell>
          <table:table-cell table:style-name="ce172" table:formula="oooc:=SUMPRODUCT([.C3:.C14];[.P3:.P14])" office:value-type="float" office:value="24">
            <text:p>24</text:p>
          </table:table-cell>
          <table:table-cell table:style-name="ce172" table:formula="oooc:=SUMPRODUCT([.C3:.C14];[.Q3:.Q14])" office:value-type="float" office:value="31">
            <text:p>31</text:p>
          </table:table-cell>
          <table:table-cell table:style-name="ce172" table:formula="oooc:=SUMPRODUCT([.C3:.C14];[.R3:.R14])" office:value-type="float" office:value="46">
            <text:p>46</text:p>
          </table:table-cell>
          <table:table-cell table:style-name="ce172" table:formula="oooc:=SUMPRODUCT([.C3:.C14];[.S3:.S14])" office:value-type="float" office:value="48">
            <text:p>48</text:p>
          </table:table-cell>
          <table:table-cell table:style-name="ce172" table:formula="oooc:=SUMPRODUCT([.C3:.C14];[.T3:.T14])" office:value-type="float" office:value="31">
            <text:p>31</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85"/>
          <table:table-cell/>
          <table:table-cell table:style-name="ce2" table:formula="oooc:=[.J22]" office:value-type="string" office:string-value="chili-pepper">
            <text:p>chili-pepper</text:p>
          </table:table-cell>
          <table:table-cell table:style-name="ce172" table:formula="oooc:=SUMPRODUCT([.D3:.D14];[.K3:.K14])" office:value-type="float" office:value="12">
            <text:p>12</text:p>
          </table:table-cell>
          <table:table-cell table:style-name="ce172" table:formula="oooc:=SUMPRODUCT([.D3:.D14];[.L3:.L14])" office:value-type="float" office:value="0">
            <text:p>0</text:p>
          </table:table-cell>
          <table:table-cell table:style-name="ce172" table:formula="oooc:=SUMPRODUCT([.D3:.D14];[.M3:.M14])" office:value-type="float" office:value="27">
            <text:p>27</text:p>
          </table:table-cell>
          <table:table-cell table:style-name="ce172" table:formula="oooc:=SUMPRODUCT([.D3:.D14];[.N3:.N14])" office:value-type="float" office:value="30">
            <text:p>30</text:p>
          </table:table-cell>
          <table:table-cell table:style-name="ce172" table:formula="oooc:=SUMPRODUCT([.D3:.D14];[.O3:.O14])" office:value-type="float" office:value="47">
            <text:p>47</text:p>
          </table:table-cell>
          <table:table-cell table:style-name="ce172" table:formula="oooc:=SUMPRODUCT([.D3:.D14];[.P3:.P14])" office:value-type="float" office:value="17">
            <text:p>17</text:p>
          </table:table-cell>
          <table:table-cell table:style-name="ce172" table:formula="oooc:=SUMPRODUCT([.D3:.D14];[.Q3:.Q14])" office:value-type="float" office:value="33">
            <text:p>33</text:p>
          </table:table-cell>
          <table:table-cell table:style-name="ce172" table:formula="oooc:=SUMPRODUCT([.D3:.D14];[.R3:.R14])" office:value-type="float" office:value="40">
            <text:p>40</text:p>
          </table:table-cell>
          <table:table-cell table:style-name="ce172" table:formula="oooc:=SUMPRODUCT([.D3:.D14];[.S3:.S14])" office:value-type="float" office:value="13">
            <text:p>13</text:p>
          </table:table-cell>
          <table:table-cell table:style-name="ce172" table:formula="oooc:=SUMPRODUCT([.D3:.D14];[.T3:.T14])" office:value-type="float" office:value="31">
            <text:p>31</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85"/>
          <table:table-cell/>
          <table:table-cell table:style-name="ce2" table:formula="oooc:=[.J23]" office:value-type="string" office:string-value="lime">
            <text:p>lime</text:p>
          </table:table-cell>
          <table:table-cell table:style-name="ce172" table:formula="oooc:=SUMPRODUCT([.E3:.E14];[.K3:.K14])" office:value-type="float" office:value="14">
            <text:p>14</text:p>
          </table:table-cell>
          <table:table-cell table:style-name="ce172" table:formula="oooc:=SUMPRODUCT([.E3:.E14];[.L3:.L14])" office:value-type="float" office:value="0">
            <text:p>0</text:p>
          </table:table-cell>
          <table:table-cell table:style-name="ce172" table:formula="oooc:=SUMPRODUCT([.E3:.E14];[.M3:.M14])" office:value-type="float" office:value="6">
            <text:p>6</text:p>
          </table:table-cell>
          <table:table-cell table:style-name="ce172" table:formula="oooc:=SUMPRODUCT([.E3:.E14];[.N3:.N14])" office:value-type="float" office:value="45">
            <text:p>45</text:p>
          </table:table-cell>
          <table:table-cell table:style-name="ce172" table:formula="oooc:=SUMPRODUCT([.E3:.E14];[.O3:.O14])" office:value-type="float" office:value="26">
            <text:p>26</text:p>
          </table:table-cell>
          <table:table-cell table:style-name="ce172" table:formula="oooc:=SUMPRODUCT([.E3:.E14];[.P3:.P14])" office:value-type="float" office:value="31">
            <text:p>31</text:p>
          </table:table-cell>
          <table:table-cell table:style-name="ce172" table:formula="oooc:=SUMPRODUCT([.E3:.E14];[.Q3:.Q14])" office:value-type="float" office:value="30">
            <text:p>30</text:p>
          </table:table-cell>
          <table:table-cell table:style-name="ce172" table:formula="oooc:=SUMPRODUCT([.E3:.E14];[.R3:.R14])" office:value-type="float" office:value="24">
            <text:p>24</text:p>
          </table:table-cell>
          <table:table-cell table:style-name="ce172" table:formula="oooc:=SUMPRODUCT([.E3:.E14];[.S3:.S14])" office:value-type="float" office:value="24">
            <text:p>24</text:p>
          </table:table-cell>
          <table:table-cell table:style-name="ce172" table:formula="oooc:=SUMPRODUCT([.E3:.E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85"/>
          <table:table-cell/>
          <table:table-cell table:style-name="ce2" table:formula="oooc:=[.J24]" office:value-type="string" office:string-value="mango">
            <text:p>mango</text:p>
          </table:table-cell>
          <table:table-cell table:style-name="ce172" table:formula="oooc:=SUMPRODUCT([.F3:.F14];[.K3:.K14])" office:value-type="float" office:value="0">
            <text:p>0</text:p>
          </table:table-cell>
          <table:table-cell table:style-name="ce172" table:formula="oooc:=SUMPRODUCT([.F3:.F14];[.L3:.L14])" office:value-type="float" office:value="14">
            <text:p>14</text:p>
          </table:table-cell>
          <table:table-cell table:style-name="ce172" table:formula="oooc:=SUMPRODUCT([.F3:.F14];[.M3:.M14])" office:value-type="float" office:value="21">
            <text:p>21</text:p>
          </table:table-cell>
          <table:table-cell table:style-name="ce172" table:formula="oooc:=SUMPRODUCT([.F3:.F14];[.N3:.N14])" office:value-type="float" office:value="32">
            <text:p>32</text:p>
          </table:table-cell>
          <table:table-cell table:style-name="ce172" table:formula="oooc:=SUMPRODUCT([.F3:.F14];[.O3:.O14])" office:value-type="float" office:value="0">
            <text:p>0</text:p>
          </table:table-cell>
          <table:table-cell table:style-name="ce172" table:formula="oooc:=SUMPRODUCT([.F3:.F14];[.P3:.P14])" office:value-type="float" office:value="49">
            <text:p>49</text:p>
          </table:table-cell>
          <table:table-cell table:style-name="ce172" table:formula="oooc:=SUMPRODUCT([.F3:.F14];[.Q3:.Q14])" office:value-type="float" office:value="41">
            <text:p>41</text:p>
          </table:table-cell>
          <table:table-cell table:style-name="ce172" table:formula="oooc:=SUMPRODUCT([.F3:.F14];[.R3:.R14])" office:value-type="float" office:value="16">
            <text:p>16</text:p>
          </table:table-cell>
          <table:table-cell table:style-name="ce172" table:formula="oooc:=SUMPRODUCT([.F3:.F14];[.S3:.S14])" office:value-type="float" office:value="15">
            <text:p>15</text:p>
          </table:table-cell>
          <table:table-cell table:style-name="ce172" table:formula="oooc:=SUMPRODUCT([.F3:.F14];[.T3:.T14])" office:value-type="float" office:value="56">
            <text:p>56</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85"/>
          <table:table-cell/>
          <table:table-cell table:style-name="ce2" table:formula="oooc:=[.J25]" office:value-type="string" office:string-value="shoyu">
            <text:p>shoyu</text:p>
          </table:table-cell>
          <table:table-cell table:style-name="ce172" table:formula="oooc:=SUMPRODUCT([.G3:.G14];[.K3:.K14])" office:value-type="float" office:value="21">
            <text:p>21</text:p>
          </table:table-cell>
          <table:table-cell table:style-name="ce172" table:formula="oooc:=SUMPRODUCT([.G3:.G14];[.L3:.L14])" office:value-type="float" office:value="52">
            <text:p>52</text:p>
          </table:table-cell>
          <table:table-cell table:style-name="ce172" table:formula="oooc:=SUMPRODUCT([.G3:.G14];[.M3:.M14])" office:value-type="float" office:value="12">
            <text:p>12</text:p>
          </table:table-cell>
          <table:table-cell table:style-name="ce172" table:formula="oooc:=SUMPRODUCT([.G3:.G14];[.N3:.N14])" office:value-type="float" office:value="0">
            <text:p>0</text:p>
          </table:table-cell>
          <table:table-cell table:style-name="ce172" table:formula="oooc:=SUMPRODUCT([.G3:.G14];[.O3:.O14])" office:value-type="float" office:value="24">
            <text:p>24</text:p>
          </table:table-cell>
          <table:table-cell table:style-name="ce172" table:formula="oooc:=SUMPRODUCT([.G3:.G14];[.P3:.P14])" office:value-type="float" office:value="17">
            <text:p>17</text:p>
          </table:table-cell>
          <table:table-cell table:style-name="ce172" table:formula="oooc:=SUMPRODUCT([.G3:.G14];[.Q3:.Q14])" office:value-type="float" office:value="25">
            <text:p>25</text:p>
          </table:table-cell>
          <table:table-cell table:style-name="ce172" table:formula="oooc:=SUMPRODUCT([.G3:.G14];[.R3:.R14])" office:value-type="float" office:value="23">
            <text:p>23</text:p>
          </table:table-cell>
          <table:table-cell table:style-name="ce172" table:formula="oooc:=SUMPRODUCT([.G3:.G14];[.S3:.S14])" office:value-type="float" office:value="25">
            <text:p>25</text:p>
          </table:table-cell>
          <table:table-cell table:style-name="ce172" table:formula="oooc:=SUMPRODUCT([.G3:.G14];[.T3:.T14])" office:value-type="float" office:value="34">
            <text:p>34</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85"/>
          <table:table-cell/>
          <table:table-cell table:style-name="ce2"/>
          <table:table-cell table:style-name="ce172"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85"/>
          <table:table-cell/>
          <table:table-cell table:style-name="ce92" office:value-type="string">
            <text:p>max ingred usage in one recipe</text:p>
          </table:table-cell>
          <table:table-cell table:style-name="ce173"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85"/>
          <table:table-cell/>
          <table:table-cell table:style-name="ce2" table:formula="oooc:=[.J20]" office:value-type="string" office:string-value="shrimp">
            <text:p>shrimp</text:p>
          </table:table-cell>
          <table:table-cell table:style-name="ce172"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0">
            <text:p>0</text:p>
          </table:table-cell>
          <table:table-cell table:style-name="ce172"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72"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72"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72"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72"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72"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0">
            <text:p>0</text:p>
          </table:table-cell>
          <table:table-cell table:style-name="ce172"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72"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7">
            <text:p>7</text:p>
          </table:table-cell>
          <table:table-cell table:style-name="ce172"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85"/>
          <table:table-cell/>
          <table:table-cell table:style-name="ce2" table:formula="oooc:=[.J21]" office:value-type="string" office:string-value="meat">
            <text:p>meat</text:p>
          </table:table-cell>
          <table:table-cell table:style-name="ce172"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8">
            <text:p>8</text:p>
          </table:table-cell>
          <table:table-cell table:style-name="ce172"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72"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0">
            <text:p>0</text:p>
          </table:table-cell>
          <table:table-cell table:style-name="ce172"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72"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72"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172"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72"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72"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72"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85"/>
          <table:table-cell/>
          <table:table-cell table:style-name="ce2" table:formula="oooc:=[.J22]" office:value-type="string" office:string-value="chili-pepper">
            <text:p>chili-pepper</text:p>
          </table:table-cell>
          <table:table-cell table:style-name="ce172"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72"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172"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7">
            <text:p>7</text:p>
          </table:table-cell>
          <table:table-cell table:style-name="ce172"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6">
            <text:p>6</text:p>
          </table:table-cell>
          <table:table-cell table:style-name="ce172"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72"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72"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7">
            <text:p>7</text:p>
          </table:table-cell>
          <table:table-cell table:style-name="ce172"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72"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7">
            <text:p>7</text:p>
          </table:table-cell>
          <table:table-cell table:style-name="ce172"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7">
            <text:p>7</text:p>
          </table:table-cell>
          <table:table-cell table:number-columns-repeated="236"/>
        </table:table-row>
        <table:table-row table:style-name="ro10">
          <table:table-cell table:number-columns-repeated="9"/>
          <table:table-cell table:style-name="ce2" table:formula="oooc:=[.J23]" office:value-type="string" office:string-value="lime">
            <text:p>lime</text:p>
          </table:table-cell>
          <table:table-cell table:style-name="ce172"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72"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72"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172"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72"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72"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7">
            <text:p>7</text:p>
          </table:table-cell>
          <table:table-cell table:style-name="ce172"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172"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6">
            <text:p>6</text:p>
          </table:table-cell>
          <table:table-cell table:style-name="ce172"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72"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number-columns-repeated="236"/>
        </table:table-row>
        <table:table-row table:style-name="ro10">
          <table:table-cell table:number-columns-repeated="9"/>
          <table:table-cell table:style-name="ce2" table:formula="oooc:=[.J24]" office:value-type="string" office:string-value="mango">
            <text:p>mango</text:p>
          </table:table-cell>
          <table:table-cell table:style-name="ce172"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72"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7">
            <text:p>7</text:p>
          </table:table-cell>
          <table:table-cell table:style-name="ce172"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7">
            <text:p>7</text:p>
          </table:table-cell>
          <table:table-cell table:style-name="ce172"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72"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0">
            <text:p>0</text:p>
          </table:table-cell>
          <table:table-cell table:style-name="ce172"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72"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9">
            <text:p>9</text:p>
          </table:table-cell>
          <table:table-cell table:style-name="ce172"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72"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8">
            <text:p>8</text:p>
          </table:table-cell>
          <table:table-cell table:style-name="ce172"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0">
          <table:table-cell table:number-columns-repeated="9"/>
          <table:table-cell table:style-name="ce2" table:formula="oooc:=[.J25]" office:value-type="string" office:string-value="shoyu">
            <text:p>shoyu</text:p>
          </table:table-cell>
          <table:table-cell table:style-name="ce172"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7">
            <text:p>7</text:p>
          </table:table-cell>
          <table:table-cell table:style-name="ce172"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172"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72"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72"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6">
            <text:p>6</text:p>
          </table:table-cell>
          <table:table-cell table:style-name="ce172"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6">
            <text:p>6</text:p>
          </table:table-cell>
          <table:table-cell table:style-name="ce172"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72"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72"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72"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74"/>
          <table:table-cell table:style-name="ce169" office:value-type="float" office:value="4">
            <text:p>4</text:p>
          </table:table-cell>
          <table:table-cell table:style-name="ce169" office:value-type="float" office:value="2">
            <text:p>2</text:p>
          </table:table-cell>
          <table:table-cell table:style-name="ce169" table:number-columns-repeated="4"/>
          <table:table-cell table:style-name="ce169" office:value-type="float" office:value="3">
            <text:p>3</text:p>
          </table:table-cell>
          <table:table-cell table:style-name="ce169"/>
          <table:table-cell table:style-name="ce177"/>
          <table:table-cell table:number-columns-repeated="236"/>
        </table:table-row>
        <table:table-row table:style-name="ro10">
          <table:table-cell table:number-columns-repeated="10"/>
          <table:table-cell table:style-name="ce175" office:value-type="float" office:value="3">
            <text:p>3</text:p>
          </table:table-cell>
          <table:table-cell table:number-columns-repeated="5"/>
          <table:table-cell office:value-type="float" office:value="1">
            <text:p>1</text:p>
          </table:table-cell>
          <table:table-cell office:value-type="float" office:value="3">
            <text:p>3</text:p>
          </table:table-cell>
          <table:table-cell office:value-type="float" office:value="2">
            <text:p>2</text:p>
          </table:table-cell>
          <table:table-cell table:style-name="ce178"/>
          <table:table-cell table:number-columns-repeated="236"/>
        </table:table-row>
        <table:table-row table:style-name="ro10">
          <table:table-cell table:number-columns-repeated="10"/>
          <table:table-cell table:style-name="ce175"/>
          <table:table-cell table:number-columns-repeated="2"/>
          <table:table-cell office:value-type="float" office:value="3">
            <text:p>3</text:p>
          </table:table-cell>
          <table:table-cell table:number-columns-repeated="2"/>
          <table:table-cell office:value-type="float" office:value="3">
            <text:p>3</text:p>
          </table:table-cell>
          <table:table-cell/>
          <table:table-cell office:value-type="float" office:value="2">
            <text:p>2</text:p>
          </table:table-cell>
          <table:table-cell table:style-name="ce178"/>
          <table:table-cell table:number-columns-repeated="236"/>
        </table:table-row>
        <table:table-row table:style-name="ro10">
          <table:table-cell table:number-columns-repeated="10"/>
          <table:table-cell table:style-name="ce176"/>
          <table:table-cell table:style-name="ce168" table:number-columns-repeated="3"/>
          <table:table-cell table:style-name="ce168" office:value-type="float" office:value="3">
            <text:p>3</text:p>
          </table:table-cell>
          <table:table-cell table:style-name="ce168" office:value-type="float" office:value="4">
            <text:p>4</text:p>
          </table:table-cell>
          <table:table-cell table:style-name="ce168"/>
          <table:table-cell table:style-name="ce168" office:value-type="float" office:value="2">
            <text:p>2</text:p>
          </table:table-cell>
          <table:table-cell table:style-name="ce168"/>
          <table:table-cell table:style-name="ce179" office:value-type="float" office:value="4">
            <text:p>4</text:p>
          </table:table-cell>
          <table:table-cell table:number-columns-repeated="236"/>
        </table:table-row>
        <table:table-row table:style-name="ro10">
          <table:table-cell table:number-columns-repeated="10"/>
          <table:table-cell table:style-name="ce174"/>
          <table:table-cell table:style-name="ce169" office:value-type="float" office:value="2">
            <text:p>2</text:p>
          </table:table-cell>
          <table:table-cell table:style-name="ce169"/>
          <table:table-cell table:style-name="ce169" office:value-type="float" office:value="2">
            <text:p>2</text:p>
          </table:table-cell>
          <table:table-cell table:style-name="ce169"/>
          <table:table-cell table:style-name="ce169" office:value-type="float" office:value="3">
            <text:p>3</text:p>
          </table:table-cell>
          <table:table-cell table:style-name="ce169" table:number-columns-repeated="2"/>
          <table:table-cell table:style-name="ce169" office:value-type="float" office:value="1">
            <text:p>1</text:p>
          </table:table-cell>
          <table:table-cell table:style-name="ce177" office:value-type="float" office:value="3">
            <text:p>3</text:p>
          </table:table-cell>
          <table:table-cell table:number-columns-repeated="236"/>
        </table:table-row>
        <table:table-row table:style-name="ro10">
          <table:table-cell table:number-columns-repeated="10"/>
          <table:table-cell table:style-name="ce175"/>
          <table:table-cell office:value-type="float" office:value="5">
            <text:p>5</text:p>
          </table:table-cell>
          <table:table-cell/>
          <table:table-cell office:value-type="float" office:value="2">
            <text:p>2</text:p>
          </table:table-cell>
          <table:table-cell/>
          <table:table-cell office:value-type="float" office:value="1">
            <text:p>1</text:p>
          </table:table-cell>
          <table:table-cell table:number-columns-repeated="3"/>
          <table:table-cell table:style-name="ce178" office:value-type="float" office:value="3">
            <text:p>3</text:p>
          </table:table-cell>
          <table:table-cell table:number-columns-repeated="236"/>
        </table:table-row>
        <table:table-row table:style-name="ro10">
          <table:table-cell table:number-columns-repeated="10"/>
          <table:table-cell table:style-name="ce175"/>
          <table:table-cell table:number-columns-repeated="3"/>
          <table:table-cell table:number-columns-repeated="2" office:value-type="float" office:value="2">
            <text:p>2</text:p>
          </table:table-cell>
          <table:table-cell table:number-columns-repeated="2"/>
          <table:table-cell office:value-type="float" office:value="1">
            <text:p>1</text:p>
          </table:table-cell>
          <table:table-cell table:style-name="ce178" office:value-type="float" office:value="3">
            <text:p>3</text:p>
          </table:table-cell>
          <table:table-cell table:number-columns-repeated="236"/>
        </table:table-row>
        <table:table-row table:style-name="ro10">
          <table:table-cell table:number-columns-repeated="10"/>
          <table:table-cell table:style-name="ce176" office:value-type="float" office:value="4">
            <text:p>4</text:p>
          </table:table-cell>
          <table:table-cell table:style-name="ce168"/>
          <table:table-cell table:style-name="ce168" office:value-type="float" office:value="1">
            <text:p>1</text:p>
          </table:table-cell>
          <table:table-cell table:style-name="ce168"/>
          <table:table-cell table:style-name="ce168" office:value-type="float" office:value="2">
            <text:p>2</text:p>
          </table:table-cell>
          <table:table-cell table:style-name="ce168"/>
          <table:table-cell table:style-name="ce168" office:value-type="float" office:value="3">
            <text:p>3</text:p>
          </table:table-cell>
          <table:table-cell table:style-name="ce168" table:number-columns-repeated="2"/>
          <table:table-cell table:style-name="ce179"/>
          <table:table-cell table:number-columns-repeated="236"/>
        </table:table-row>
        <table:table-row table:style-name="ro10">
          <table:table-cell table:number-columns-repeated="10"/>
          <table:table-cell table:style-name="ce174"/>
          <table:table-cell table:style-name="ce169" table:number-columns-repeated="2"/>
          <table:table-cell table:style-name="ce169" office:value-type="float" office:value="1">
            <text:p>1</text:p>
          </table:table-cell>
          <table:table-cell table:style-name="ce169" table:number-columns-repeated="2"/>
          <table:table-cell table:style-name="ce169" office:value-type="float" office:value="3">
            <text:p>3</text:p>
          </table:table-cell>
          <table:table-cell table:style-name="ce169"/>
          <table:table-cell table:style-name="ce169" office:value-type="float" office:value="4">
            <text:p>4</text:p>
          </table:table-cell>
          <table:table-cell table:style-name="ce177" office:value-type="float" office:value="2">
            <text:p>2</text:p>
          </table:table-cell>
          <table:table-cell table:number-columns-repeated="236"/>
        </table:table-row>
        <table:table-row table:style-name="ro10">
          <table:table-cell table:number-columns-repeated="10"/>
          <table:table-cell table:style-name="ce175"/>
          <table:table-cell/>
          <table:table-cell office:value-type="float" office:value="1">
            <text:p>1</text:p>
          </table:table-cell>
          <table:table-cell table:number-columns-repeated="2"/>
          <table:table-cell office:value-type="float" office:value="1">
            <text:p>1</text:p>
          </table:table-cell>
          <table:table-cell/>
          <table:table-cell office:value-type="float" office:value="5">
            <text:p>5</text:p>
          </table:table-cell>
          <table:table-cell/>
          <table:table-cell table:style-name="ce178" office:value-type="float" office:value="2">
            <text:p>2</text:p>
          </table:table-cell>
          <table:table-cell table:number-columns-repeated="236"/>
        </table:table-row>
        <table:table-row table:style-name="ro10">
          <table:table-cell table:number-columns-repeated="10"/>
          <table:table-cell table:style-name="ce175"/>
          <table:table-cell table:number-columns-repeated="3"/>
          <table:table-cell office:value-type="float" office:value="1">
            <text:p>1</text:p>
          </table:table-cell>
          <table:table-cell office:value-type="float" office:value="3">
            <text:p>3</text:p>
          </table:table-cell>
          <table:table-cell/>
          <table:table-cell office:value-type="float" office:value="2">
            <text:p>2</text:p>
          </table:table-cell>
          <table:table-cell office:value-type="float" office:value="3">
            <text:p>3</text:p>
          </table:table-cell>
          <table:table-cell table:style-name="ce178"/>
          <table:table-cell table:number-columns-repeated="236"/>
        </table:table-row>
        <table:table-row table:style-name="ro10">
          <table:table-cell table:number-columns-repeated="10"/>
          <table:table-cell table:style-name="ce176"/>
          <table:table-cell table:style-name="ce168" table:number-columns-repeated="3"/>
          <table:table-cell table:style-name="ce168" office:value-type="float" office:value="1">
            <text:p>1</text:p>
          </table:table-cell>
          <table:table-cell table:style-name="ce168"/>
          <table:table-cell table:style-name="ce168" office:value-type="float" office:value="2">
            <text:p>2</text:p>
          </table:table-cell>
          <table:table-cell table:style-name="ce168" office:value-type="float" office:value="3">
            <text:p>3</text:p>
          </table:table-cell>
          <table:table-cell table:style-name="ce168"/>
          <table:table-cell table:style-name="ce179" office:value-type="float" office:value="2">
            <text:p>2</text:p>
          </table:table-cell>
          <table:table-cell table:number-columns-repeated="236"/>
        </table:table-row>
      </table:table>
      <table:table table:name="Episode1" table:style-name="ta1" table:print="false">
        <table:table-column table:style-name="co16" table:default-cell-style-name="ce180"/>
        <table:table-column table:style-name="co5" table:number-columns-repeated="10" table:default-cell-style-name="Default"/>
        <table:table-row table:style-name="ro2">
          <table:table-cell table:formula="oooc:=['1 _ American'.B20]" office:value-type="string" office:string-value="Episode 1 – American">
            <text:p>Episode 1 – Amer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81" table:formula="oooc:=[Покупатели.B3]" office:value-type="string" office:string-value="Worker">
            <text:p>Worker</text:p>
          </table:table-cell>
          <table:table-cell table:formula="oooc:=[Покупатели.B6]" office:value-type="float" office:value="1">
            <text:p>1</text:p>
          </table:table-cell>
          <table:table-cell table:formula="oooc:=[Покупатели.B7]" office:value-type="float" office:value="1">
            <text:p>1</text:p>
          </table:table-cell>
          <table:table-cell table:formula="oooc:=[Покупатели.B8]" office:value-type="float" office:value="1">
            <text:p>1</text:p>
          </table:table-cell>
          <table:table-cell table:formula="oooc:=[Покупатели.B9]" office:value-type="float" office:value="1">
            <text:p>1</text:p>
          </table:table-cell>
          <table:table-cell table:formula="oooc:=[Покупатели.B10]" office:value-type="float" office:value="1">
            <text:p>1</text:p>
          </table:table-cell>
          <table:table-cell table:formula="oooc:=[Покупатели.B11]" office:value-type="float" office:value="1">
            <text:p>1</text:p>
          </table:table-cell>
          <table:table-cell table:formula="oooc:=[Покупатели.B12]" office:value-type="float" office:value="0">
            <text:p>0</text:p>
          </table:table-cell>
          <table:table-cell table:formula="oooc:=[Покупатели.B13]" office:value-type="float" office:value="1">
            <text:p>1</text:p>
          </table:table-cell>
          <table:table-cell table:formula="oooc:=[Покупатели.B14]" office:value-type="float" office:value="1">
            <text:p>1</text:p>
          </table:table-cell>
          <table:table-cell table:formula="oooc:=[Покупатели.B15]" office:value-type="float" office:value="1">
            <text:p>1</text:p>
          </table:table-cell>
        </table:table-row>
        <table:table-row table:style-name="ro2">
          <table:table-cell table:style-name="ce181" table:formula="oooc:=[Покупатели.D3]" office:value-type="string" office:string-value="Student">
            <text:p>Student</text:p>
          </table:table-cell>
          <table:table-cell table:formula="oooc:=[Покупатели.D6]" office:value-type="float" office:value="0">
            <text:p>0</text:p>
          </table:table-cell>
          <table:table-cell table:formula="oooc:=[Покупатели.D7]" office:value-type="float" office:value="0">
            <text:p>0</text:p>
          </table:table-cell>
          <table:table-cell table:formula="oooc:=[Покупатели.D8]" office:value-type="float" office:value="1">
            <text:p>1</text:p>
          </table:table-cell>
          <table:table-cell table:formula="oooc:=[Покупатели.D9]" office:value-type="float" office:value="1">
            <text:p>1</text:p>
          </table:table-cell>
          <table:table-cell table:formula="oooc:=[Покупатели.D10]" office:value-type="float" office:value="1">
            <text:p>1</text:p>
          </table:table-cell>
          <table:table-cell table:formula="oooc:=[Покупатели.D11]" office:value-type="float" office:value="1">
            <text:p>1</text:p>
          </table:table-cell>
          <table:table-cell table:formula="oooc:=[Покупатели.D12]" office:value-type="float" office:value="1">
            <text:p>1</text:p>
          </table:table-cell>
          <table:table-cell table:formula="oooc:=[Покупатели.D13]" office:value-type="float" office:value="0">
            <text:p>0</text:p>
          </table:table-cell>
          <table:table-cell table:formula="oooc:=[Покупатели.D14]" office:value-type="float" office:value="0">
            <text:p>0</text:p>
          </table:table-cell>
          <table:table-cell table:formula="oooc:=[Покупатели.D15]" office:value-type="float" office:value="1">
            <text:p>1</text:p>
          </table:table-cell>
        </table:table-row>
        <table:table-row table:style-name="ro2">
          <table:table-cell table:style-name="ce181" table:formula="oooc:=[Покупатели.F3]" office:value-type="string" office:string-value="Business">
            <text:p>Business</text:p>
          </table:table-cell>
          <table:table-cell table:formula="oooc:=[Покупатели.F6]" office:value-type="float" office:value="0">
            <text:p>0</text:p>
          </table:table-cell>
          <table:table-cell table:formula="oooc:=[Покупатели.F7]" office:value-type="float" office:value="0">
            <text:p>0</text:p>
          </table:table-cell>
          <table:table-cell table:formula="oooc:=[Покупатели.F8]" office:value-type="float" office:value="0">
            <text:p>0</text:p>
          </table:table-cell>
          <table:table-cell table:formula="oooc:=[Покупатели.F9]" office:value-type="float" office:value="0">
            <text:p>0</text:p>
          </table:table-cell>
          <table:table-cell table:formula="oooc:=[Покупатели.F10]" office:value-type="float" office:value="0">
            <text:p>0</text:p>
          </table:table-cell>
          <table:table-cell table:formula="oooc:=[Покупатели.F11]" office:value-type="float" office:value="1">
            <text:p>1</text:p>
          </table:table-cell>
          <table:table-cell table:formula="oooc:=[Покупатели.F12]" office:value-type="float" office:value="1">
            <text:p>1</text:p>
          </table:table-cell>
          <table:table-cell table:formula="oooc:=[Покупатели.F13]" office:value-type="float" office:value="1">
            <text:p>1</text:p>
          </table:table-cell>
          <table:table-cell table:formula="oooc:=[Покупатели.F14]" office:value-type="float" office:value="1">
            <text:p>1</text:p>
          </table:table-cell>
          <table:table-cell table:formula="oooc:=[Покупатели.F15]" office:value-type="float" office:value="1">
            <text:p>1</text:p>
          </table:table-cell>
        </table:table-row>
        <table:table-row table:style-name="ro2">
          <table:table-cell table:style-name="ce181" table:formula="oooc:=[Покупатели.H3]" office:value-type="string" office:string-value="Oldlady">
            <text:p>Oldlady</text:p>
          </table:table-cell>
          <table:table-cell table:formula="oooc:=[Покупатели.H6]" office:value-type="float" office:value="0">
            <text:p>0</text:p>
          </table:table-cell>
          <table:table-cell table:formula="oooc:=[Покупатели.H7]" office:value-type="float" office:value="0">
            <text:p>0</text:p>
          </table:table-cell>
          <table:table-cell table:formula="oooc:=[Покупатели.H8]" office:value-type="float" office:value="0">
            <text:p>0</text:p>
          </table:table-cell>
          <table:table-cell table:formula="oooc:=[Покупатели.H9]" office:value-type="float" office:value="0">
            <text:p>0</text:p>
          </table:table-cell>
          <table:table-cell table:formula="oooc:=[Покупатели.H10]" office:value-type="float" office:value="0">
            <text:p>0</text:p>
          </table:table-cell>
          <table:table-cell table:formula="oooc:=[Покупатели.H11]" office:value-type="float" office:value="0">
            <text:p>0</text:p>
          </table:table-cell>
          <table:table-cell table:formula="oooc:=[Покупатели.H12]" office:value-type="float" office:value="0">
            <text:p>0</text:p>
          </table:table-cell>
          <table:table-cell table:formula="oooc:=[Покупатели.H13]" office:value-type="float" office:value="0">
            <text:p>0</text:p>
          </table:table-cell>
          <table:table-cell table:formula="oooc:=[Покупатели.H14]" office:value-type="float" office:value="0">
            <text:p>0</text:p>
          </table:table-cell>
          <table:table-cell table:formula="oooc:=[Покупатели.H15]" office:value-type="float" office:value="0">
            <text:p>0</text:p>
          </table:table-cell>
        </table:table-row>
        <table:table-row table:style-name="ro2">
          <table:table-cell table:style-name="ce181" table:formula="oooc:=[Покупатели.J3]" office:value-type="string" office:string-value="Critic">
            <text:p>Critic</text:p>
          </table:table-cell>
          <table:table-cell table:formula="oooc:=[Покупатели.J6]" office:value-type="float" office:value="0">
            <text:p>0</text:p>
          </table:table-cell>
          <table:table-cell table:formula="oooc:=[Покупатели.J7]" office:value-type="float" office:value="0">
            <text:p>0</text:p>
          </table:table-cell>
          <table:table-cell table:formula="oooc:=[Покупатели.J8]" office:value-type="float" office:value="0">
            <text:p>0</text:p>
          </table:table-cell>
          <table:table-cell table:formula="oooc:=[Покупатели.J9]" office:value-type="float" office:value="0">
            <text:p>0</text:p>
          </table:table-cell>
          <table:table-cell table:formula="oooc:=[Покупатели.J10]" office:value-type="float" office:value="0">
            <text:p>0</text:p>
          </table:table-cell>
          <table:table-cell table:formula="oooc:=[Покупатели.J11]" office:value-type="float" office:value="0">
            <text:p>0</text:p>
          </table:table-cell>
          <table:table-cell table:formula="oooc:=[Покупатели.J12]" office:value-type="float" office:value="0">
            <text:p>0</text:p>
          </table:table-cell>
          <table:table-cell table:formula="oooc:=[Покупатели.J13]" office:value-type="float" office:value="0">
            <text:p>0</text:p>
          </table:table-cell>
          <table:table-cell table:formula="oooc:=[Покупатели.J14]" office:value-type="float" office:value="0">
            <text:p>0</text:p>
          </table:table-cell>
          <table:table-cell table:formula="oooc:=[Покупатели.J15]" office:value-type="float" office:value="0">
            <text:p>0</text:p>
          </table:table-cell>
        </table:table-row>
        <table:table-row table:style-name="ro2">
          <table:table-cell table:style-name="ce181" table:formula="oooc:=[Покупатели.L3]" office:value-type="string" office:string-value="Schoolkid">
            <text:p>Schoolkid</text:p>
          </table:table-cell>
          <table:table-cell table:formula="oooc:=[Покупатели.L6]" office:value-type="float" office:value="0">
            <text:p>0</text:p>
          </table:table-cell>
          <table:table-cell table:formula="oooc:=[Покупатели.L7]" office:value-type="float" office:value="0">
            <text:p>0</text:p>
          </table:table-cell>
          <table:table-cell table:formula="oooc:=[Покупатели.L8]" office:value-type="float" office:value="0">
            <text:p>0</text:p>
          </table:table-cell>
          <table:table-cell table:formula="oooc:=[Покупатели.L9]" office:value-type="float" office:value="0">
            <text:p>0</text:p>
          </table:table-cell>
          <table:table-cell table:formula="oooc:=[Покупатели.L10]" office:value-type="float" office:value="0">
            <text:p>0</text:p>
          </table:table-cell>
          <table:table-cell table:formula="oooc:=[Покупатели.L11]" office:value-type="float" office:value="0">
            <text:p>0</text:p>
          </table:table-cell>
          <table:table-cell table:formula="oooc:=[Покупатели.L12]" office:value-type="float" office:value="0">
            <text:p>0</text:p>
          </table:table-cell>
          <table:table-cell table:formula="oooc:=[Покупатели.L13]" office:value-type="float" office:value="0">
            <text:p>0</text:p>
          </table:table-cell>
          <table:table-cell table:formula="oooc:=[Покупатели.L14]" office:value-type="float" office:value="0">
            <text:p>0</text:p>
          </table:table-cell>
          <table:table-cell table:formula="oooc:=[Покупатели.L15]" office:value-type="float" office:value="0">
            <text:p>0</text:p>
          </table:table-cell>
        </table:table-row>
        <table:table-row table:style-name="ro2">
          <table:table-cell table:style-name="ce181" table:formula="oooc:=[Покупатели.N3]" office:value-type="string" office:string-value="Vegetarian">
            <text:p>Vegetarian</text:p>
          </table:table-cell>
          <table:table-cell table:formula="oooc:=[Покупатели.N6]" office:value-type="float" office:value="0">
            <text:p>0</text:p>
          </table:table-cell>
          <table:table-cell table:formula="oooc:=[Покупатели.N7]" office:value-type="float" office:value="0">
            <text:p>0</text:p>
          </table:table-cell>
          <table:table-cell table:formula="oooc:=[Покупатели.N8]" office:value-type="float" office:value="0">
            <text:p>0</text:p>
          </table:table-cell>
          <table:table-cell table:formula="oooc:=[Покупатели.N9]" office:value-type="float" office:value="0">
            <text:p>0</text:p>
          </table:table-cell>
          <table:table-cell table:formula="oooc:=[Покупатели.N10]" office:value-type="float" office:value="0">
            <text:p>0</text:p>
          </table:table-cell>
          <table:table-cell table:formula="oooc:=[Покупатели.N11]" office:value-type="float" office:value="0">
            <text:p>0</text:p>
          </table:table-cell>
          <table:table-cell table:formula="oooc:=[Покупатели.N12]" office:value-type="float" office:value="0">
            <text:p>0</text:p>
          </table:table-cell>
          <table:table-cell table:formula="oooc:=[Покупатели.N13]" office:value-type="float" office:value="0">
            <text:p>0</text:p>
          </table:table-cell>
          <table:table-cell table:formula="oooc:=[Покупатели.N14]" office:value-type="float" office:value="0">
            <text:p>0</text:p>
          </table:table-cell>
          <table:table-cell table:formula="oooc:=[Покупатели.N15]" office:value-type="float" office:value="0">
            <text:p>0</text:p>
          </table:table-cell>
        </table:table-row>
        <table:table-row table:style-name="ro2">
          <table:table-cell table:style-name="ce181" table:formula="oooc:=[Покупатели.P3]" office:value-type="string" office:string-value="Tourist Hawaiian">
            <text:p>Tourist Hawaiian</text:p>
          </table:table-cell>
          <table:table-cell table:formula="oooc:=[Покупатели.P6]" office:value-type="float" office:value="0">
            <text:p>0</text:p>
          </table:table-cell>
          <table:table-cell table:formula="oooc:=[Покупатели.P7]" office:value-type="float" office:value="0">
            <text:p>0</text:p>
          </table:table-cell>
          <table:table-cell table:formula="oooc:=[Покупатели.P8]" office:value-type="float" office:value="0">
            <text:p>0</text:p>
          </table:table-cell>
          <table:table-cell table:formula="oooc:=[Покупатели.P9]" office:value-type="float" office:value="0">
            <text:p>0</text:p>
          </table:table-cell>
          <table:table-cell table:formula="oooc:=[Покупатели.P10]" office:value-type="float" office:value="0">
            <text:p>0</text:p>
          </table:table-cell>
          <table:table-cell table:formula="oooc:=[Покупатели.P11]" office:value-type="float" office:value="0">
            <text:p>0</text:p>
          </table:table-cell>
          <table:table-cell table:formula="oooc:=[Покупатели.P12]" office:value-type="float" office:value="0">
            <text:p>0</text:p>
          </table:table-cell>
          <table:table-cell table:formula="oooc:=[Покупатели.P13]" office:value-type="float" office:value="0">
            <text:p>0</text:p>
          </table:table-cell>
          <table:table-cell table:formula="oooc:=[Покупатели.P14]" office:value-type="float" office:value="1">
            <text:p>1</text:p>
          </table:table-cell>
          <table:table-cell table:formula="oooc:=[Покупатели.P15]" office:value-type="float" office:value="1">
            <text:p>1</text:p>
          </table:table-cell>
        </table:table-row>
        <table:table-row table:style-name="ro2">
          <table:table-cell table:style-name="ce181" table:formula="oooc:=[Покупатели.R3]" office:value-type="string" office:string-value="Tourist Mexican">
            <text:p>Tourist Mexican</text:p>
          </table:table-cell>
          <table:table-cell table:formula="oooc:=[Покупатели.R6]" office:value-type="float" office:value="0">
            <text:p>0</text:p>
          </table:table-cell>
          <table:table-cell table:formula="oooc:=[Покупатели.R7]" office:value-type="float" office:value="0">
            <text:p>0</text:p>
          </table:table-cell>
          <table:table-cell table:formula="oooc:=[Покупатели.R8]" office:value-type="float" office:value="0">
            <text:p>0</text:p>
          </table:table-cell>
          <table:table-cell table:formula="oooc:=[Покупатели.R9]" office:value-type="float" office:value="0">
            <text:p>0</text:p>
          </table:table-cell>
          <table:table-cell table:formula="oooc:=[Покупатели.R10]" office:value-type="float" office:value="0">
            <text:p>0</text:p>
          </table:table-cell>
          <table:table-cell table:formula="oooc:=[Покупатели.R11]" office:value-type="float" office:value="0">
            <text:p>0</text:p>
          </table:table-cell>
          <table:table-cell table:formula="oooc:=[Покупатели.R12]" office:value-type="float" office:value="0">
            <text:p>0</text:p>
          </table:table-cell>
          <table:table-cell table:formula="oooc:=[Покупатели.R13]" office:value-type="float" office:value="0">
            <text:p>0</text:p>
          </table:table-cell>
          <table:table-cell table:formula="oooc:=[Покупатели.R14]" office:value-type="float" office:value="0">
            <text:p>0</text:p>
          </table:table-cell>
          <table:table-cell table:formula="oooc:=[Покупатели.R15]" office:value-type="float" office:value="0">
            <text:p>0</text:p>
          </table:table-cell>
        </table:table-row>
        <table:table-row table:style-name="ro2">
          <table:table-cell table:style-name="ce181" table:formula="oooc:=[Покупатели.T3]" office:value-type="string" office:string-value="Tourist Russian">
            <text:p>Tourist Russian</text:p>
          </table:table-cell>
          <table:table-cell table:formula="oooc:=[Покупатели.T6]" office:value-type="float" office:value="0">
            <text:p>0</text:p>
          </table:table-cell>
          <table:table-cell table:formula="oooc:=[Покупатели.T7]" office:value-type="float" office:value="0">
            <text:p>0</text:p>
          </table:table-cell>
          <table:table-cell table:formula="oooc:=[Покупатели.T8]" office:value-type="float" office:value="0">
            <text:p>0</text:p>
          </table:table-cell>
          <table:table-cell table:formula="oooc:=[Покупатели.T9]" office:value-type="float" office:value="0">
            <text:p>0</text:p>
          </table:table-cell>
          <table:table-cell table:formula="oooc:=[Покупатели.T10]" office:value-type="float" office:value="0">
            <text:p>0</text:p>
          </table:table-cell>
          <table:table-cell table:formula="oooc:=[Покупатели.T11]" office:value-type="float" office:value="0">
            <text:p>0</text:p>
          </table:table-cell>
          <table:table-cell table:formula="oooc:=[Покупатели.T12]" office:value-type="float" office:value="0">
            <text:p>0</text:p>
          </table:table-cell>
          <table:table-cell table:formula="oooc:=[Покупатели.T13]" office:value-type="float" office:value="0">
            <text:p>0</text:p>
          </table:table-cell>
          <table:table-cell table:formula="oooc:=[Покупатели.T14]" office:value-type="float" office:value="0">
            <text:p>0</text:p>
          </table:table-cell>
          <table:table-cell table:formula="oooc:=[Покупатели.T15]" office:value-type="float" office:value="0">
            <text:p>0</text:p>
          </table:table-cell>
        </table:table-row>
        <table:table-row table:style-name="ro2">
          <table:table-cell table:style-name="ce181" table:formula="oooc:=[Покупатели.V3]" office:value-type="string" office:string-value="Tourist Japanese">
            <text:p>Tourist Japanese</text:p>
          </table:table-cell>
          <table:table-cell table:formula="oooc:=[Покупатели.V6]" office:value-type="float" office:value="0">
            <text:p>0</text:p>
          </table:table-cell>
          <table:table-cell table:formula="oooc:=[Покупатели.V7]" office:value-type="float" office:value="0">
            <text:p>0</text:p>
          </table:table-cell>
          <table:table-cell table:formula="oooc:=[Покупатели.V8]" office:value-type="float" office:value="0">
            <text:p>0</text:p>
          </table:table-cell>
          <table:table-cell table:formula="oooc:=[Покупатели.V9]" office:value-type="float" office:value="0">
            <text:p>0</text:p>
          </table:table-cell>
          <table:table-cell table:formula="oooc:=[Покупатели.V10]" office:value-type="float" office:value="0">
            <text:p>0</text:p>
          </table:table-cell>
          <table:table-cell table:formula="oooc:=[Покупатели.V11]" office:value-type="float" office:value="0">
            <text:p>0</text:p>
          </table:table-cell>
          <table:table-cell table:formula="oooc:=[Покупатели.V12]" office:value-type="float" office:value="0">
            <text:p>0</text:p>
          </table:table-cell>
          <table:table-cell table:formula="oooc:=[Покупатели.V13]" office:value-type="float" office:value="0">
            <text:p>0</text:p>
          </table:table-cell>
          <table:table-cell table:formula="oooc:=[Покупатели.V14]" office:value-type="float" office:value="0">
            <text:p>0</text:p>
          </table:table-cell>
          <table:table-cell table:formula="oooc:=[Покупатели.V15]" office:value-type="float" office:value="0">
            <text:p>0</text:p>
          </table:table-cell>
        </table:table-row>
        <table:table-row table:style-name="ro2">
          <table:table-cell table:style-name="ce182" table:formula="oooc:=['1 _ American'.A3]" office:value-type="string" office:string-value="Squash with Tomato Sauce">
            <text:p>Squash with Tomato Sauce</text:p>
          </table:table-cell>
          <table:table-cell table:formula="oooc:=['1 _ American'.K3]" office:value-type="float" office:value="0">
            <text:p>0</text:p>
          </table:table-cell>
          <table:table-cell table:formula="oooc:=['1 _ American'.L3]" office:value-type="float" office:value="0">
            <text:p>0</text:p>
          </table:table-cell>
          <table:table-cell table:formula="oooc:=['1 _ American'.M3]" office:value-type="float" office:value="0">
            <text:p>0</text:p>
          </table:table-cell>
          <table:table-cell table:formula="oooc:=['1 _ American'.N3]" office:value-type="float" office:value="0">
            <text:p>0</text:p>
          </table:table-cell>
          <table:table-cell table:formula="oooc:=['1 _ American'.O3]" office:value-type="float" office:value="0">
            <text:p>0</text:p>
          </table:table-cell>
          <table:table-cell table:formula="oooc:=['1 _ American'.P3]" office:value-type="float" office:value="0">
            <text:p>0</text:p>
          </table:table-cell>
          <table:table-cell table:formula="oooc:=['1 _ American'.Q3]" office:value-type="float" office:value="3">
            <text:p>3</text:p>
          </table:table-cell>
          <table:table-cell table:formula="oooc:=['1 _ American'.R3]" office:value-type="float" office:value="0">
            <text:p>0</text:p>
          </table:table-cell>
          <table:table-cell table:formula="oooc:=['1 _ American'.S3]" office:value-type="float" office:value="0">
            <text:p>0</text:p>
          </table:table-cell>
          <table:table-cell table:formula="oooc:=['1 _ American'.T3]" office:value-type="float" office:value="2">
            <text:p>2</text:p>
          </table:table-cell>
        </table:table-row>
        <table:table-row table:style-name="ro2">
          <table:table-cell table:style-name="ce182" table:formula="oooc:=['1 _ American'.A4]" office:value-type="string" office:string-value="Chicken Squash Stir-Fry">
            <text:p>Chicken Squash Stir-Fry</text:p>
          </table:table-cell>
          <table:table-cell table:formula="oooc:=['1 _ American'.K4]" office:value-type="float" office:value="0">
            <text:p>0</text:p>
          </table:table-cell>
          <table:table-cell table:formula="oooc:=['1 _ American'.L4]" office:value-type="float" office:value="0">
            <text:p>0</text:p>
          </table:table-cell>
          <table:table-cell table:formula="oooc:=['1 _ American'.M4]" office:value-type="float" office:value="0">
            <text:p>0</text:p>
          </table:table-cell>
          <table:table-cell table:formula="oooc:=['1 _ American'.N4]" office:value-type="float" office:value="0">
            <text:p>0</text:p>
          </table:table-cell>
          <table:table-cell table:formula="oooc:=['1 _ American'.O4]" office:value-type="float" office:value="1">
            <text:p>1</text:p>
          </table:table-cell>
          <table:table-cell table:formula="oooc:=['1 _ American'.P4]" office:value-type="float" office:value="0">
            <text:p>0</text:p>
          </table:table-cell>
          <table:table-cell table:formula="oooc:=['1 _ American'.Q4]" office:value-type="float" office:value="0">
            <text:p>0</text:p>
          </table:table-cell>
          <table:table-cell table:formula="oooc:=['1 _ American'.R4]" office:value-type="float" office:value="2">
            <text:p>2</text:p>
          </table:table-cell>
          <table:table-cell table:formula="oooc:=['1 _ American'.S4]" office:value-type="float" office:value="3">
            <text:p>3</text:p>
          </table:table-cell>
          <table:table-cell table:formula="oooc:=['1 _ American'.T4]" office:value-type="float" office:value="2">
            <text:p>2</text:p>
          </table:table-cell>
        </table:table-row>
        <table:table-row table:style-name="ro2">
          <table:table-cell table:style-name="ce182" table:formula="oooc:=['1 _ American'.A5]" office:value-type="string" office:string-value="Pasta with Tomato Sauce">
            <text:p>Pasta with Tomato Sauce</text:p>
          </table:table-cell>
          <table:table-cell table:formula="oooc:=['1 _ American'.K5]" office:value-type="float" office:value="0">
            <text:p>0</text:p>
          </table:table-cell>
          <table:table-cell table:formula="oooc:=['1 _ American'.L5]" office:value-type="float" office:value="0">
            <text:p>0</text:p>
          </table:table-cell>
          <table:table-cell table:formula="oooc:=['1 _ American'.M5]" office:value-type="float" office:value="0">
            <text:p>0</text:p>
          </table:table-cell>
          <table:table-cell table:formula="oooc:=['1 _ American'.N5]" office:value-type="float" office:value="0">
            <text:p>0</text:p>
          </table:table-cell>
          <table:table-cell table:formula="oooc:=['1 _ American'.O5]" office:value-type="float" office:value="0">
            <text:p>0</text:p>
          </table:table-cell>
          <table:table-cell table:formula="oooc:=['1 _ American'.P5]" office:value-type="float" office:value="2">
            <text:p>2</text:p>
          </table:table-cell>
          <table:table-cell table:formula="oooc:=['1 _ American'.Q5]" office:value-type="float" office:value="2">
            <text:p>2</text:p>
          </table:table-cell>
          <table:table-cell table:formula="oooc:=['1 _ American'.R5]" office:value-type="float" office:value="0">
            <text:p>0</text:p>
          </table:table-cell>
          <table:table-cell table:formula="oooc:=['1 _ American'.S5]" office:value-type="float" office:value="0">
            <text:p>0</text:p>
          </table:table-cell>
          <table:table-cell table:formula="oooc:=['1 _ American'.T5]" office:value-type="float" office:value="2">
            <text:p>2</text:p>
          </table:table-cell>
        </table:table-row>
        <table:table-row table:style-name="ro2">
          <table:table-cell table:style-name="ce182" table:formula="oooc:=['1 _ American'.A6]" office:value-type="string" office:string-value="Pineapple Tomato Salad">
            <text:p>Pineapple Tomato Salad</text:p>
          </table:table-cell>
          <table:table-cell table:formula="oooc:=['1 _ American'.K6]" office:value-type="float" office:value="0">
            <text:p>0</text:p>
          </table:table-cell>
          <table:table-cell table:formula="oooc:=['1 _ American'.L6]" office:value-type="float" office:value="3">
            <text:p>3</text:p>
          </table:table-cell>
          <table:table-cell table:formula="oooc:=['1 _ American'.M6]" office:value-type="float" office:value="2">
            <text:p>2</text:p>
          </table:table-cell>
          <table:table-cell table:formula="oooc:=['1 _ American'.N6]" office:value-type="float" office:value="0">
            <text:p>0</text:p>
          </table:table-cell>
          <table:table-cell table:formula="oooc:=['1 _ American'.O6]" office:value-type="float" office:value="0">
            <text:p>0</text:p>
          </table:table-cell>
          <table:table-cell table:formula="oooc:=['1 _ American'.P6]" office:value-type="float" office:value="2">
            <text:p>2</text:p>
          </table:table-cell>
          <table:table-cell table:formula="oooc:=['1 _ American'.Q6]" office:value-type="float" office:value="0">
            <text:p>0</text:p>
          </table:table-cell>
          <table:table-cell table:formula="oooc:=['1 _ American'.R6]" office:value-type="float" office:value="0">
            <text:p>0</text:p>
          </table:table-cell>
          <table:table-cell table:formula="oooc:=['1 _ American'.S6]" office:value-type="float" office:value="0">
            <text:p>0</text:p>
          </table:table-cell>
          <table:table-cell table:formula="oooc:=['1 _ American'.T6]" office:value-type="float" office:value="0">
            <text:p>0</text:p>
          </table:table-cell>
        </table:table-row>
        <table:table-row table:style-name="ro2">
          <table:table-cell table:style-name="ce182" table:formula="oooc:=['1 _ American'.A7]" office:value-type="string" office:string-value="Caribbean Spice Chicken">
            <text:p>Caribbean Spice Chicken</text:p>
          </table:table-cell>
          <table:table-cell table:formula="oooc:=['1 _ American'.K7]" office:value-type="float" office:value="0">
            <text:p>0</text:p>
          </table:table-cell>
          <table:table-cell table:formula="oooc:=['1 _ American'.L7]" office:value-type="float" office:value="0">
            <text:p>0</text:p>
          </table:table-cell>
          <table:table-cell table:formula="oooc:=['1 _ American'.M7]" office:value-type="float" office:value="3">
            <text:p>3</text:p>
          </table:table-cell>
          <table:table-cell table:formula="oooc:=['1 _ American'.N7]" office:value-type="float" office:value="1">
            <text:p>1</text:p>
          </table:table-cell>
          <table:table-cell table:formula="oooc:=['1 _ American'.O7]" office:value-type="float" office:value="1">
            <text:p>1</text:p>
          </table:table-cell>
          <table:table-cell table:formula="oooc:=['1 _ American'.P7]" office:value-type="float" office:value="2">
            <text:p>2</text:p>
          </table:table-cell>
          <table:table-cell table:formula="oooc:=['1 _ American'.Q7]" office:value-type="float" office:value="0">
            <text:p>0</text:p>
          </table:table-cell>
          <table:table-cell table:formula="oooc:=['1 _ American'.R7]" office:value-type="float" office:value="0">
            <text:p>0</text:p>
          </table:table-cell>
          <table:table-cell table:formula="oooc:=['1 _ American'.S7]" office:value-type="float" office:value="1">
            <text:p>1</text:p>
          </table:table-cell>
          <table:table-cell table:formula="oooc:=['1 _ American'.T7]" office:value-type="float" office:value="0">
            <text:p>0</text:p>
          </table:table-cell>
        </table:table-row>
        <table:table-row table:style-name="ro2">
          <table:table-cell table:style-name="ce182" table:formula="oooc:=['1 _ American'.A8]" office:value-type="string" office:string-value="Crispy Baked Chicken">
            <text:p>Crispy Baked Chicken</text:p>
          </table:table-cell>
          <table:table-cell table:formula="oooc:=['1 _ American'.K8]" office:value-type="float" office:value="0">
            <text:p>0</text:p>
          </table:table-cell>
          <table:table-cell table:formula="oooc:=['1 _ American'.L8]" office:value-type="float" office:value="0">
            <text:p>0</text:p>
          </table:table-cell>
          <table:table-cell table:formula="oooc:=['1 _ American'.M8]" office:value-type="float" office:value="0">
            <text:p>0</text:p>
          </table:table-cell>
          <table:table-cell table:formula="oooc:=['1 _ American'.N8]" office:value-type="float" office:value="2">
            <text:p>2</text:p>
          </table:table-cell>
          <table:table-cell table:formula="oooc:=['1 _ American'.O8]" office:value-type="float" office:value="1">
            <text:p>1</text:p>
          </table:table-cell>
          <table:table-cell table:formula="oooc:=['1 _ American'.P8]" office:value-type="float" office:value="0">
            <text:p>0</text:p>
          </table:table-cell>
          <table:table-cell table:formula="oooc:=['1 _ American'.Q8]" office:value-type="float" office:value="0">
            <text:p>0</text:p>
          </table:table-cell>
          <table:table-cell table:formula="oooc:=['1 _ American'.R8]" office:value-type="float" office:value="2">
            <text:p>2</text:p>
          </table:table-cell>
          <table:table-cell table:formula="oooc:=['1 _ American'.S8]" office:value-type="float" office:value="2">
            <text:p>2</text:p>
          </table:table-cell>
          <table:table-cell table:formula="oooc:=['1 _ American'.T8]" office:value-type="float" office:value="3">
            <text:p>3</text:p>
          </table:table-cell>
        </table:table-row>
        <table:table-row table:style-name="ro2">
          <table:table-cell table:style-name="ce182" table:formula="oooc:=['1 _ American'.A9]" office:value-type="string" office:string-value="Pineapple Lasagna">
            <text:p>Pineapple Lasagna</text:p>
          </table:table-cell>
          <table:table-cell table:formula="oooc:=['1 _ American'.K9]" office:value-type="float" office:value="0">
            <text:p>0</text:p>
          </table:table-cell>
          <table:table-cell table:formula="oooc:=['1 _ American'.L9]" office:value-type="float" office:value="0">
            <text:p>0</text:p>
          </table:table-cell>
          <table:table-cell table:formula="oooc:=['1 _ American'.M9]" office:value-type="float" office:value="0">
            <text:p>0</text:p>
          </table:table-cell>
          <table:table-cell table:formula="oooc:=['1 _ American'.N9]" office:value-type="float" office:value="2">
            <text:p>2</text:p>
          </table:table-cell>
          <table:table-cell table:formula="oooc:=['1 _ American'.O9]" office:value-type="float" office:value="0">
            <text:p>0</text:p>
          </table:table-cell>
          <table:table-cell table:formula="oooc:=['1 _ American'.P9]" office:value-type="float" office:value="0">
            <text:p>0</text:p>
          </table:table-cell>
          <table:table-cell table:formula="oooc:=['1 _ American'.Q9]" office:value-type="float" office:value="0">
            <text:p>0</text:p>
          </table:table-cell>
          <table:table-cell table:formula="oooc:=['1 _ American'.R9]" office:value-type="float" office:value="1">
            <text:p>1</text:p>
          </table:table-cell>
          <table:table-cell table:formula="oooc:=['1 _ American'.S9]" office:value-type="float" office:value="2">
            <text:p>2</text:p>
          </table:table-cell>
          <table:table-cell table:formula="oooc:=['1 _ American'.T9]" office:value-type="float" office:value="0">
            <text:p>0</text:p>
          </table:table-cell>
        </table:table-row>
        <table:table-row table:style-name="ro2">
          <table:table-cell table:style-name="ce182" table:formula="oooc:=['1 _ American'.A10]" office:value-type="string" office:string-value="Hubbard Squash Soup Du Jour">
            <text:p>Hubbard Squash Soup Du Jour</text:p>
          </table:table-cell>
          <table:table-cell table:formula="oooc:=['1 _ American'.K10]" office:value-type="float" office:value="0">
            <text:p>0</text:p>
          </table:table-cell>
          <table:table-cell table:formula="oooc:=['1 _ American'.L10]" office:value-type="float" office:value="0">
            <text:p>0</text:p>
          </table:table-cell>
          <table:table-cell table:formula="oooc:=['1 _ American'.M10]" office:value-type="float" office:value="0">
            <text:p>0</text:p>
          </table:table-cell>
          <table:table-cell table:formula="oooc:=['1 _ American'.N10]" office:value-type="float" office:value="0">
            <text:p>0</text:p>
          </table:table-cell>
          <table:table-cell table:formula="oooc:=['1 _ American'.O10]" office:value-type="float" office:value="2">
            <text:p>2</text:p>
          </table:table-cell>
          <table:table-cell table:formula="oooc:=['1 _ American'.P10]" office:value-type="float" office:value="0">
            <text:p>0</text:p>
          </table:table-cell>
          <table:table-cell table:formula="oooc:=['1 _ American'.Q10]" office:value-type="float" office:value="1">
            <text:p>1</text:p>
          </table:table-cell>
          <table:table-cell table:formula="oooc:=['1 _ American'.R10]" office:value-type="float" office:value="1">
            <text:p>1</text:p>
          </table:table-cell>
          <table:table-cell table:formula="oooc:=['1 _ American'.S10]" office:value-type="float" office:value="1">
            <text:p>1</text:p>
          </table:table-cell>
          <table:table-cell table:formula="oooc:=['1 _ American'.T10]" office:value-type="float" office:value="0">
            <text:p>0</text:p>
          </table:table-cell>
        </table:table-row>
        <table:table-row table:style-name="ro2">
          <table:table-cell table:style-name="ce182" table:formula="oooc:=['1 _ American'.A11]" office:value-type="string" office:string-value="Grilled Meat">
            <text:p>Grilled Meat</text:p>
          </table:table-cell>
          <table:table-cell table:formula="oooc:=['1 _ American'.K11]" office:value-type="float" office:value="1">
            <text:p>1</text:p>
          </table:table-cell>
          <table:table-cell table:formula="oooc:=['1 _ American'.L11]" office:value-type="float" office:value="2">
            <text:p>2</text:p>
          </table:table-cell>
          <table:table-cell table:formula="oooc:=['1 _ American'.M11]" office:value-type="float" office:value="0">
            <text:p>0</text:p>
          </table:table-cell>
          <table:table-cell table:formula="oooc:=['1 _ American'.N11]" office:value-type="float" office:value="0">
            <text:p>0</text:p>
          </table:table-cell>
          <table:table-cell table:formula="oooc:=['1 _ American'.O11]" office:value-type="float" office:value="0">
            <text:p>0</text:p>
          </table:table-cell>
          <table:table-cell table:formula="oooc:=['1 _ American'.P11]" office:value-type="float" office:value="4">
            <text:p>4</text:p>
          </table:table-cell>
          <table:table-cell table:formula="oooc:=['1 _ American'.Q11]" office:value-type="float" office:value="0">
            <text:p>0</text:p>
          </table:table-cell>
          <table:table-cell table:formula="oooc:=['1 _ American'.R11]" office:value-type="float" office:value="0">
            <text:p>0</text:p>
          </table:table-cell>
          <table:table-cell table:formula="oooc:=['1 _ American'.S11]" office:value-type="float" office:value="0">
            <text:p>0</text:p>
          </table:table-cell>
          <table:table-cell table:formula="oooc:=['1 _ American'.T11]" office:value-type="float" office:value="0">
            <text:p>0</text:p>
          </table:table-cell>
        </table:table-row>
        <table:table-row table:style-name="ro2">
          <table:table-cell table:style-name="ce182" table:formula="oooc:=['1 _ American'.A12]" office:value-type="string" office:string-value="Spaghetti with Turkey Meat Sauce">
            <text:p>Spaghetti with Turkey Meat Sauce</text:p>
          </table:table-cell>
          <table:table-cell table:formula="oooc:=['1 _ American'.K12]" office:value-type="float" office:value="0">
            <text:p>0</text:p>
          </table:table-cell>
          <table:table-cell table:formula="oooc:=['1 _ American'.L12]" office:value-type="float" office:value="0">
            <text:p>0</text:p>
          </table:table-cell>
          <table:table-cell table:formula="oooc:=['1 _ American'.M12]" office:value-type="float" office:value="3">
            <text:p>3</text:p>
          </table:table-cell>
          <table:table-cell table:formula="oooc:=['1 _ American'.N12]" office:value-type="float" office:value="0">
            <text:p>0</text:p>
          </table:table-cell>
          <table:table-cell table:formula="oooc:=['1 _ American'.O12]" office:value-type="float" office:value="0">
            <text:p>0</text:p>
          </table:table-cell>
          <table:table-cell table:formula="oooc:=['1 _ American'.P12]" office:value-type="float" office:value="3">
            <text:p>3</text:p>
          </table:table-cell>
          <table:table-cell table:formula="oooc:=['1 _ American'.Q12]" office:value-type="float" office:value="1">
            <text:p>1</text:p>
          </table:table-cell>
          <table:table-cell table:formula="oooc:=['1 _ American'.R12]" office:value-type="float" office:value="0">
            <text:p>0</text:p>
          </table:table-cell>
          <table:table-cell table:formula="oooc:=['1 _ American'.S12]" office:value-type="float" office:value="0">
            <text:p>0</text:p>
          </table:table-cell>
          <table:table-cell table:formula="oooc:=['1 _ American'.T12]" office:value-type="float" office:value="2">
            <text:p>2</text:p>
          </table:table-cell>
        </table:table-row>
        <table:table-row table:style-name="ro2">
          <table:table-cell table:style-name="ce182" table:formula="oooc:=['1 _ American'.A13]" office:value-type="string" office:string-value="Chicken Pasta Casseroule">
            <text:p>Chicken Pasta Casseroule</text:p>
          </table:table-cell>
          <table:table-cell table:formula="oooc:=['1 _ American'.K13]" office:value-type="float" office:value="0">
            <text:p>0</text:p>
          </table:table-cell>
          <table:table-cell table:formula="oooc:=['1 _ American'.L13]" office:value-type="float" office:value="0">
            <text:p>0</text:p>
          </table:table-cell>
          <table:table-cell table:formula="oooc:=['1 _ American'.M13]" office:value-type="float" office:value="0">
            <text:p>0</text:p>
          </table:table-cell>
          <table:table-cell table:formula="oooc:=['1 _ American'.N13]" office:value-type="float" office:value="0">
            <text:p>0</text:p>
          </table:table-cell>
          <table:table-cell table:formula="oooc:=['1 _ American'.O13]" office:value-type="float" office:value="0">
            <text:p>0</text:p>
          </table:table-cell>
          <table:table-cell table:formula="oooc:=['1 _ American'.P13]" office:value-type="float" office:value="0">
            <text:p>0</text:p>
          </table:table-cell>
          <table:table-cell table:formula="oooc:=['1 _ American'.Q13]" office:value-type="float" office:value="2">
            <text:p>2</text:p>
          </table:table-cell>
          <table:table-cell table:formula="oooc:=['1 _ American'.R13]" office:value-type="float" office:value="0">
            <text:p>0</text:p>
          </table:table-cell>
          <table:table-cell table:formula="oooc:=['1 _ American'.S13]" office:value-type="float" office:value="0">
            <text:p>0</text:p>
          </table:table-cell>
          <table:table-cell table:formula="oooc:=['1 _ American'.T13]" office:value-type="float" office:value="4">
            <text:p>4</text:p>
          </table:table-cell>
        </table:table-row>
        <table:table-row table:style-name="ro2">
          <table:table-cell table:style-name="ce182" table:formula="oooc:=['1 _ American'.A14]" office:value-type="string" office:string-value="Chicken Pineapple Pasta Pockets">
            <text:p>Chicken Pineapple Pasta Pockets</text:p>
          </table:table-cell>
          <table:table-cell table:formula="oooc:=['1 _ American'.K14]" office:value-type="float" office:value="0">
            <text:p>0</text:p>
          </table:table-cell>
          <table:table-cell table:formula="oooc:=['1 _ American'.L14]" office:value-type="float" office:value="0">
            <text:p>0</text:p>
          </table:table-cell>
          <table:table-cell table:formula="oooc:=['1 _ American'.M14]" office:value-type="float" office:value="0">
            <text:p>0</text:p>
          </table:table-cell>
          <table:table-cell table:formula="oooc:=['1 _ American'.N14]" office:value-type="float" office:value="0">
            <text:p>0</text:p>
          </table:table-cell>
          <table:table-cell table:formula="oooc:=['1 _ American'.O14]" office:value-type="float" office:value="0">
            <text:p>0</text:p>
          </table:table-cell>
          <table:table-cell table:formula="oooc:=['1 _ American'.P14]" office:value-type="float" office:value="0">
            <text:p>0</text:p>
          </table:table-cell>
          <table:table-cell table:formula="oooc:=['1 _ American'.Q14]" office:value-type="float" office:value="0">
            <text:p>0</text:p>
          </table:table-cell>
          <table:table-cell table:formula="oooc:=['1 _ American'.R14]" office:value-type="float" office:value="2">
            <text:p>2</text:p>
          </table:table-cell>
          <table:table-cell table:formula="oooc:=['1 _ American'.S14]" office:value-type="float" office:value="2">
            <text:p>2</text:p>
          </table:table-cell>
          <table:table-cell table:formula="oooc:=['1 _ American'.T14]" office:value-type="float" office:value="0">
            <text:p>0</text:p>
          </table:table-cell>
        </table:table-row>
        <table:table-row table:style-name="ro2">
          <table:table-cell table:style-name="Default" table:formula="oooc:=['1 _ American'.J20]" office:value-type="string" office:string-value="meat">
            <text:p>meat</text:p>
          </table:table-cell>
          <table:table-cell table:formula="oooc:=['1 _ American'.K20]" office:value-type="float" office:value="8">
            <text:p>8</text:p>
          </table:table-cell>
          <table:table-cell table:formula="oooc:=['1 _ American'.L20]" office:value-type="float" office:value="16">
            <text:p>16</text:p>
          </table:table-cell>
          <table:table-cell table:formula="oooc:=['1 _ American'.M20]" office:value-type="float" office:value="24">
            <text:p>24</text:p>
          </table:table-cell>
          <table:table-cell table:formula="oooc:=['1 _ American'.N20]" office:value-type="float" office:value="24">
            <text:p>24</text:p>
          </table:table-cell>
          <table:table-cell table:formula="oooc:=['1 _ American'.O20]" office:value-type="float" office:value="24">
            <text:p>24</text:p>
          </table:table-cell>
          <table:table-cell table:formula="oooc:=['1 _ American'.P20]" office:value-type="float" office:value="24">
            <text:p>24</text:p>
          </table:table-cell>
          <table:table-cell table:formula="oooc:=['1 _ American'.Q20]" office:value-type="float" office:value="10">
            <text:p>10</text:p>
          </table:table-cell>
          <table:table-cell table:formula="oooc:=['1 _ American'.R20]" office:value-type="float" office:value="24">
            <text:p>24</text:p>
          </table:table-cell>
          <table:table-cell table:formula="oooc:=['1 _ American'.S20]" office:value-type="float" office:value="24">
            <text:p>24</text:p>
          </table:table-cell>
          <table:table-cell table:formula="oooc:=['1 _ American'.T20]" office:value-type="float" office:value="32">
            <text:p>32</text:p>
          </table:table-cell>
        </table:table-row>
        <table:table-row table:style-name="ro2">
          <table:table-cell table:style-name="Default" table:formula="oooc:=['1 _ American'.J21]" office:value-type="string" office:string-value="pasta">
            <text:p>pasta</text:p>
          </table:table-cell>
          <table:table-cell table:formula="oooc:=['1 _ American'.K21]" office:value-type="float" office:value="0">
            <text:p>0</text:p>
          </table:table-cell>
          <table:table-cell table:formula="oooc:=['1 _ American'.L21]" office:value-type="float" office:value="0">
            <text:p>0</text:p>
          </table:table-cell>
          <table:table-cell table:formula="oooc:=['1 _ American'.M21]" office:value-type="float" office:value="24">
            <text:p>24</text:p>
          </table:table-cell>
          <table:table-cell table:formula="oooc:=['1 _ American'.N21]" office:value-type="float" office:value="12">
            <text:p>12</text:p>
          </table:table-cell>
          <table:table-cell table:formula="oooc:=['1 _ American'.O21]" office:value-type="float" office:value="0">
            <text:p>0</text:p>
          </table:table-cell>
          <table:table-cell table:formula="oooc:=['1 _ American'.P21]" office:value-type="float" office:value="24">
            <text:p>24</text:p>
          </table:table-cell>
          <table:table-cell table:formula="oooc:=['1 _ American'.Q21]" office:value-type="float" office:value="16">
            <text:p>16</text:p>
          </table:table-cell>
          <table:table-cell table:formula="oooc:=['1 _ American'.R21]" office:value-type="float" office:value="22">
            <text:p>22</text:p>
          </table:table-cell>
          <table:table-cell table:formula="oooc:=['1 _ American'.S21]" office:value-type="float" office:value="24">
            <text:p>24</text:p>
          </table:table-cell>
          <table:table-cell table:formula="oooc:=['1 _ American'.T21]" office:value-type="float" office:value="32">
            <text:p>32</text:p>
          </table:table-cell>
        </table:table-row>
        <table:table-row table:style-name="ro2">
          <table:table-cell table:style-name="Default" table:formula="oooc:=['1 _ American'.J22]" office:value-type="string" office:string-value="pumpkin">
            <text:p>pumpkin</text:p>
          </table:table-cell>
          <table:table-cell table:formula="oooc:=['1 _ American'.K22]" office:value-type="float" office:value="0">
            <text:p>0</text:p>
          </table:table-cell>
          <table:table-cell table:formula="oooc:=['1 _ American'.L22]" office:value-type="float" office:value="0">
            <text:p>0</text:p>
          </table:table-cell>
          <table:table-cell table:formula="oooc:=['1 _ American'.M22]" office:value-type="float" office:value="0">
            <text:p>0</text:p>
          </table:table-cell>
          <table:table-cell table:formula="oooc:=['1 _ American'.N22]" office:value-type="float" office:value="0">
            <text:p>0</text:p>
          </table:table-cell>
          <table:table-cell table:formula="oooc:=['1 _ American'.O22]" office:value-type="float" office:value="24">
            <text:p>24</text:p>
          </table:table-cell>
          <table:table-cell table:formula="oooc:=['1 _ American'.P22]" office:value-type="float" office:value="0">
            <text:p>0</text:p>
          </table:table-cell>
          <table:table-cell table:formula="oooc:=['1 _ American'.Q22]" office:value-type="float" office:value="16">
            <text:p>16</text:p>
          </table:table-cell>
          <table:table-cell table:formula="oooc:=['1 _ American'.R22]" office:value-type="float" office:value="24">
            <text:p>24</text:p>
          </table:table-cell>
          <table:table-cell table:formula="oooc:=['1 _ American'.S22]" office:value-type="float" office:value="24">
            <text:p>24</text:p>
          </table:table-cell>
          <table:table-cell table:formula="oooc:=['1 _ American'.T22]" office:value-type="float" office:value="32">
            <text:p>32</text:p>
          </table:table-cell>
        </table:table-row>
        <table:table-row table:style-name="ro2">
          <table:table-cell table:style-name="Default" table:formula="oooc:=['1 _ American'.J23]" office:value-type="string" office:string-value="tomato">
            <text:p>tomato</text:p>
          </table:table-cell>
          <table:table-cell table:formula="oooc:=['1 _ American'.K23]" office:value-type="float" office:value="5">
            <text:p>5</text:p>
          </table:table-cell>
          <table:table-cell table:formula="oooc:=['1 _ American'.L23]" office:value-type="float" office:value="18">
            <text:p>18</text:p>
          </table:table-cell>
          <table:table-cell table:formula="oooc:=['1 _ American'.M23]" office:value-type="float" office:value="18">
            <text:p>18</text:p>
          </table:table-cell>
          <table:table-cell table:formula="oooc:=['1 _ American'.N23]" office:value-type="float" office:value="0">
            <text:p>0</text:p>
          </table:table-cell>
          <table:table-cell table:formula="oooc:=['1 _ American'.O23]" office:value-type="float" office:value="0">
            <text:p>0</text:p>
          </table:table-cell>
          <table:table-cell table:formula="oooc:=['1 _ American'.P23]" office:value-type="float" office:value="18">
            <text:p>18</text:p>
          </table:table-cell>
          <table:table-cell table:formula="oooc:=['1 _ American'.Q23]" office:value-type="float" office:value="12">
            <text:p>12</text:p>
          </table:table-cell>
          <table:table-cell table:formula="oooc:=['1 _ American'.R23]" office:value-type="float" office:value="0">
            <text:p>0</text:p>
          </table:table-cell>
          <table:table-cell table:formula="oooc:=['1 _ American'.S23]" office:value-type="float" office:value="0">
            <text:p>0</text:p>
          </table:table-cell>
          <table:table-cell table:formula="oooc:=['1 _ American'.T23]" office:value-type="float" office:value="24">
            <text:p>24</text:p>
          </table:table-cell>
        </table:table-row>
        <table:table-row table:style-name="ro2">
          <table:table-cell table:style-name="Default" table:formula="oooc:=['1 _ American'.J24]" office:value-type="string" office:string-value="milk">
            <text:p>milk</text:p>
          </table:table-cell>
          <table:table-cell table:formula="oooc:=['1 _ American'.K24]" office:value-type="float" office:value="0">
            <text:p>0</text:p>
          </table:table-cell>
          <table:table-cell table:formula="oooc:=['1 _ American'.L24]" office:value-type="float" office:value="0">
            <text:p>0</text:p>
          </table:table-cell>
          <table:table-cell table:formula="oooc:=['1 _ American'.M24]" office:value-type="float" office:value="0">
            <text:p>0</text:p>
          </table:table-cell>
          <table:table-cell table:formula="oooc:=['1 _ American'.N24]" office:value-type="float" office:value="18">
            <text:p>18</text:p>
          </table:table-cell>
          <table:table-cell table:formula="oooc:=['1 _ American'.O24]" office:value-type="float" office:value="17">
            <text:p>17</text:p>
          </table:table-cell>
          <table:table-cell table:formula="oooc:=['1 _ American'.P24]" office:value-type="float" office:value="0">
            <text:p>0</text:p>
          </table:table-cell>
          <table:table-cell table:formula="oooc:=['1 _ American'.Q24]" office:value-type="float" office:value="6">
            <text:p>6</text:p>
          </table:table-cell>
          <table:table-cell table:formula="oooc:=['1 _ American'.R24]" office:value-type="float" office:value="18">
            <text:p>18</text:p>
          </table:table-cell>
          <table:table-cell table:formula="oooc:=['1 _ American'.S24]" office:value-type="float" office:value="18">
            <text:p>18</text:p>
          </table:table-cell>
          <table:table-cell table:formula="oooc:=['1 _ American'.T24]" office:value-type="float" office:value="15">
            <text:p>15</text:p>
          </table:table-cell>
        </table:table-row>
        <table:table-row table:style-name="ro2">
          <table:table-cell table:style-name="Default" table:formula="oooc:=['1 _ American'.J25]" office:value-type="string" office:string-value="pineapple">
            <text:p>pineapple</text:p>
          </table:table-cell>
          <table:table-cell table:formula="oooc:=['1 _ American'.K25]" office:value-type="float" office:value="5">
            <text:p>5</text:p>
          </table:table-cell>
          <table:table-cell table:formula="oooc:=['1 _ American'.L25]" office:value-type="float" office:value="21">
            <text:p>21</text:p>
          </table:table-cell>
          <table:table-cell table:formula="oooc:=['1 _ American'.M25]" office:value-type="float" office:value="21">
            <text:p>21</text:p>
          </table:table-cell>
          <table:table-cell table:formula="oooc:=['1 _ American'.N25]" office:value-type="float" office:value="17">
            <text:p>17</text:p>
          </table:table-cell>
          <table:table-cell table:formula="oooc:=['1 _ American'.O25]" office:value-type="float" office:value="5">
            <text:p>5</text:p>
          </table:table-cell>
          <table:table-cell table:formula="oooc:=['1 _ American'.P25]" office:value-type="float" office:value="21">
            <text:p>21</text:p>
          </table:table-cell>
          <table:table-cell table:formula="oooc:=['1 _ American'.Q25]" office:value-type="float" office:value="0">
            <text:p>0</text:p>
          </table:table-cell>
          <table:table-cell table:formula="oooc:=['1 _ American'.R25]" office:value-type="float" office:value="14">
            <text:p>14</text:p>
          </table:table-cell>
          <table:table-cell table:formula="oooc:=['1 _ American'.S25]" office:value-type="float" office:value="18">
            <text:p>18</text:p>
          </table:table-cell>
          <table:table-cell table:formula="oooc:=['1 _ American'.T25]" office:value-type="float" office:value="0">
            <text:p>0</text:p>
          </table:table-cell>
        </table:table-row>
        <table:table-row table:style-name="ro2">
          <table:table-cell office:value-type="string">
            <text:p>ingredient</text:p>
          </table:table-cell>
          <table:table-cell table:formula="oooc:=100-[.B32]" office:value-type="float" office:value="100">
            <text:p>100</text:p>
          </table:table-cell>
          <table:table-cell table:number-columns-repeated="3" office:value-type="float" office:value="100">
            <text:p>100</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4" office:value-type="float" office:value="0">
            <text:p>0</text:p>
          </table:table-cell>
          <table:table-cell table:number-columns-repeated="6" office:value-type="float" office:value="3">
            <text:p>3</text:p>
          </table:table-cell>
        </table:table-row>
        <table:table-row table:style-name="ro2">
          <table:table-cell table:formula="oooc:=[Бонусы.B3]" office:value-type="string" office:string-value="bonus.spoon">
            <text:p>bonus.spoon</text:p>
          </table:table-cell>
          <table:table-cell table:formula="oooc:=[Бонусы.B6]" office:value-type="float" office:value="0">
            <text:p>0</text:p>
          </table:table-cell>
          <table:table-cell table:formula="oooc:=[Бонусы.B7]" office:value-type="float" office:value="0">
            <text:p>0</text:p>
          </table:table-cell>
          <table:table-cell table:formula="oooc:=[Бонусы.B8]" office:value-type="float" office:value="0">
            <text:p>0</text:p>
          </table:table-cell>
          <table:table-cell table:formula="oooc:=[Бонусы.B9]" office:value-type="float" office:value="0">
            <text:p>0</text:p>
          </table:table-cell>
          <table:table-cell table:formula="oooc:=[Бонусы.B10]" office:value-type="float" office:value="0">
            <text:p>0</text:p>
          </table:table-cell>
          <table:table-cell table:formula="oooc:=[Бонусы.B11]" office:value-type="float" office:value="0">
            <text:p>0</text:p>
          </table:table-cell>
          <table:table-cell table:formula="oooc:=[Бонусы.B12]" office:value-type="float" office:value="0">
            <text:p>0</text:p>
          </table:table-cell>
          <table:table-cell table:formula="oooc:=[Бонусы.B13]" office:value-type="float" office:value="0">
            <text:p>0</text:p>
          </table:table-cell>
          <table:table-cell table:formula="oooc:=[Бонусы.B14]" office:value-type="float" office:value="0">
            <text:p>0</text:p>
          </table:table-cell>
          <table:table-cell table:formula="oooc:=[Бонусы.B15]" office:value-type="float" office:value="0">
            <text:p>0</text:p>
          </table:table-cell>
        </table:table-row>
        <table:table-row table:style-name="ro2">
          <table:table-cell table:formula="oooc:=[Бонусы.D3]" office:value-type="string" office:string-value="bonus.removerow">
            <text:p>bonus.removerow</text:p>
          </table:table-cell>
          <table:table-cell table:formula="oooc:=[Бонусы.D6]" office:value-type="float" office:value="0">
            <text:p>0</text:p>
          </table:table-cell>
          <table:table-cell table:formula="oooc:=[Бонусы.D7]" office:value-type="float" office:value="0">
            <text:p>0</text:p>
          </table:table-cell>
          <table:table-cell table:formula="oooc:=[Бонусы.D8]" office:value-type="float" office:value="0">
            <text:p>0</text:p>
          </table:table-cell>
          <table:table-cell table:formula="oooc:=[Бонусы.D9]" office:value-type="float" office:value="0">
            <text:p>0</text:p>
          </table:table-cell>
          <table:table-cell table:formula="oooc:=[Бонусы.D10]" office:value-type="float" office:value="0">
            <text:p>0</text:p>
          </table:table-cell>
          <table:table-cell table:formula="oooc:=[Бонусы.D11]" office:value-type="float" office:value="0">
            <text:p>0</text:p>
          </table:table-cell>
          <table:table-cell table:formula="oooc:=[Бонусы.D12]" office:value-type="float" office:value="0">
            <text:p>0</text:p>
          </table:table-cell>
          <table:table-cell table:formula="oooc:=[Бонусы.D13]" office:value-type="float" office:value="1">
            <text:p>1</text:p>
          </table:table-cell>
          <table:table-cell table:formula="oooc:=[Бонусы.D14]" office:value-type="float" office:value="1">
            <text:p>1</text:p>
          </table:table-cell>
          <table:table-cell table:formula="oooc:=[Бонусы.D15]" office:value-type="float" office:value="1">
            <text:p>1</text:p>
          </table:table-cell>
        </table:table-row>
        <table:table-row table:style-name="ro2">
          <table:table-cell table:formula="oooc:=[Бонусы.F3]" office:value-type="string" office:string-value="bonus.bomb">
            <text:p>bonus.bomb</text:p>
          </table:table-cell>
          <table:table-cell table:formula="oooc:=[Бонусы.F6]" office:value-type="float" office:value="0">
            <text:p>0</text:p>
          </table:table-cell>
          <table:table-cell table:formula="oooc:=[Бонусы.F7]" office:value-type="float" office:value="0">
            <text:p>0</text:p>
          </table:table-cell>
          <table:table-cell table:formula="oooc:=[Бонусы.F8]" office:value-type="float" office:value="0">
            <text:p>0</text:p>
          </table:table-cell>
          <table:table-cell table:formula="oooc:=[Бонусы.F9]" office:value-type="float" office:value="0">
            <text:p>0</text:p>
          </table:table-cell>
          <table:table-cell table:formula="oooc:=[Бонусы.F10]" office:value-type="float" office:value="0">
            <text:p>0</text:p>
          </table:table-cell>
          <table:table-cell table:formula="oooc:=[Бонусы.F11]" office:value-type="float" office:value="0">
            <text:p>0</text:p>
          </table:table-cell>
          <table:table-cell table:formula="oooc:=[Бонусы.F12]" office:value-type="float" office:value="0">
            <text:p>0</text:p>
          </table:table-cell>
          <table:table-cell table:formula="oooc:=[Бонусы.F13]" office:value-type="float" office:value="0">
            <text:p>0</text:p>
          </table:table-cell>
          <table:table-cell table:formula="oooc:=[Бонусы.F14]" office:value-type="float" office:value="0">
            <text:p>0</text:p>
          </table:table-cell>
          <table:table-cell table:formula="oooc:=[Бонусы.F15]" office:value-type="float" office:value="0">
            <text:p>0</text:p>
          </table:table-cell>
        </table:table-row>
        <table:table-row table:style-name="ro2">
          <table:table-cell table:formula="oooc:=[Бонусы.H3]" office:value-type="string" office:string-value="bonus.scrollback">
            <text:p>bonus.scrollback</text:p>
          </table:table-cell>
          <table:table-cell table:formula="oooc:=[Бонусы.H6]" office:value-type="float" office:value="0">
            <text:p>0</text:p>
          </table:table-cell>
          <table:table-cell table:formula="oooc:=[Бонусы.H7]" office:value-type="float" office:value="0">
            <text:p>0</text:p>
          </table:table-cell>
          <table:table-cell table:formula="oooc:=[Бонусы.H8]" office:value-type="float" office:value="0">
            <text:p>0</text:p>
          </table:table-cell>
          <table:table-cell table:formula="oooc:=[Бонусы.H9]" office:value-type="float" office:value="0">
            <text:p>0</text:p>
          </table:table-cell>
          <table:table-cell table:formula="oooc:=[Бонусы.H10]" office:value-type="float" office:value="0">
            <text:p>0</text:p>
          </table:table-cell>
          <table:table-cell table:formula="oooc:=[Бонусы.H11]" office:value-type="float" office:value="0">
            <text:p>0</text:p>
          </table:table-cell>
          <table:table-cell table:formula="oooc:=[Бонусы.H12]" office:value-type="float" office:value="0">
            <text:p>0</text:p>
          </table:table-cell>
          <table:table-cell table:formula="oooc:=[Бонусы.H13]" office:value-type="float" office:value="0">
            <text:p>0</text:p>
          </table:table-cell>
          <table:table-cell table:formula="oooc:=[Бонусы.H14]" office:value-type="float" office:value="0">
            <text:p>0</text:p>
          </table:table-cell>
          <table:table-cell table:formula="oooc:=[Бонусы.H15]" office:value-type="float" office:value="0">
            <text:p>0</text:p>
          </table:table-cell>
        </table:table-row>
        <table:table-row table:style-name="ro2">
          <table:table-cell table:formula="oooc:=[Бонусы.J3]" office:value-type="string" office:string-value="bonus.shuffle">
            <text:p>bonus.shuffle</text:p>
          </table:table-cell>
          <table:table-cell table:formula="oooc:=[Бонусы.J6]" office:value-type="float" office:value="0">
            <text:p>0</text:p>
          </table:table-cell>
          <table:table-cell table:formula="oooc:=[Бонусы.J7]" office:value-type="float" office:value="0">
            <text:p>0</text:p>
          </table:table-cell>
          <table:table-cell table:formula="oooc:=[Бонусы.J8]" office:value-type="float" office:value="0">
            <text:p>0</text:p>
          </table:table-cell>
          <table:table-cell table:formula="oooc:=[Бонусы.J9]" office:value-type="float" office:value="0">
            <text:p>0</text:p>
          </table:table-cell>
          <table:table-cell table:formula="oooc:=[Бонусы.J10]" office:value-type="float" office:value="0">
            <text:p>0</text:p>
          </table:table-cell>
          <table:table-cell table:formula="oooc:=[Бонусы.J11]" office:value-type="float" office:value="0">
            <text:p>0</text:p>
          </table:table-cell>
          <table:table-cell table:formula="oooc:=[Бонусы.J12]" office:value-type="float" office:value="0">
            <text:p>0</text:p>
          </table:table-cell>
          <table:table-cell table:formula="oooc:=[Бонусы.J13]" office:value-type="float" office:value="0">
            <text:p>0</text:p>
          </table:table-cell>
          <table:table-cell table:formula="oooc:=[Бонусы.J14]" office:value-type="float" office:value="0">
            <text:p>0</text:p>
          </table:table-cell>
          <table:table-cell table:formula="oooc:=[Бонусы.J15]" office:value-type="float" office:value="0">
            <text:p>0</text:p>
          </table:table-cell>
        </table:table-row>
        <table:table-row table:style-name="ro2">
          <table:table-cell table:formula="oooc:=[Бонусы.L3]" office:value-type="string" office:string-value="bonus.magicwand">
            <text:p>bonus.magicwand</text:p>
          </table:table-cell>
          <table:table-cell table:formula="oooc:=[Бонусы.L6]" office:value-type="float" office:value="0">
            <text:p>0</text:p>
          </table:table-cell>
          <table:table-cell table:formula="oooc:=[Бонусы.L7]" office:value-type="float" office:value="0">
            <text:p>0</text:p>
          </table:table-cell>
          <table:table-cell table:formula="oooc:=[Бонусы.L8]" office:value-type="float" office:value="0">
            <text:p>0</text:p>
          </table:table-cell>
          <table:table-cell table:formula="oooc:=[Бонусы.L9]" office:value-type="float" office:value="0">
            <text:p>0</text:p>
          </table:table-cell>
          <table:table-cell table:formula="oooc:=[Бонусы.L10]" office:value-type="float" office:value="0">
            <text:p>0</text:p>
          </table:table-cell>
          <table:table-cell table:formula="oooc:=[Бонусы.L11]" office:value-type="float" office:value="0">
            <text:p>0</text:p>
          </table:table-cell>
          <table:table-cell table:formula="oooc:=[Бонусы.L12]" office:value-type="float" office:value="0">
            <text:p>0</text:p>
          </table:table-cell>
          <table:table-cell table:formula="oooc:=[Бонусы.L13]" office:value-type="float" office:value="0">
            <text:p>0</text:p>
          </table:table-cell>
          <table:table-cell table:formula="oooc:=[Бонусы.L14]" office:value-type="float" office:value="0">
            <text:p>0</text:p>
          </table:table-cell>
          <table:table-cell table:formula="oooc:=[Бонусы.L15]" office:value-type="float" office:value="0">
            <text:p>0</text:p>
          </table:table-cell>
        </table:table-row>
        <table:table-row table:style-name="ro2">
          <table:table-cell table:formula="oooc:=[Бонусы.N3]" office:value-type="string" office:string-value="bonus.sweet">
            <text:p>bonus.sweet</text:p>
          </table:table-cell>
          <table:table-cell table:formula="oooc:=[Бонусы.N6]" office:value-type="float" office:value="0">
            <text:p>0</text:p>
          </table:table-cell>
          <table:table-cell table:formula="oooc:=[Бонусы.N7]" office:value-type="float" office:value="0">
            <text:p>0</text:p>
          </table:table-cell>
          <table:table-cell table:formula="oooc:=[Бонусы.N8]" office:value-type="float" office:value="0">
            <text:p>0</text:p>
          </table:table-cell>
          <table:table-cell table:formula="oooc:=[Бонусы.N9]" office:value-type="float" office:value="0">
            <text:p>0</text:p>
          </table:table-cell>
          <table:table-cell table:formula="oooc:=[Бонусы.N10]" office:value-type="float" office:value="1">
            <text:p>1</text:p>
          </table:table-cell>
          <table:table-cell table:formula="oooc:=[Бонусы.N11]" office:value-type="float" office:value="1">
            <text:p>1</text:p>
          </table:table-cell>
          <table:table-cell table:formula="oooc:=[Бонусы.N12]" office:value-type="float" office:value="1">
            <text:p>1</text:p>
          </table:table-cell>
          <table:table-cell table:formula="oooc:=[Бонусы.N13]" office:value-type="float" office:value="1">
            <text:p>1</text:p>
          </table:table-cell>
          <table:table-cell table:formula="oooc:=[Бонусы.N14]" office:value-type="float" office:value="1">
            <text:p>1</text:p>
          </table:table-cell>
          <table:table-cell table:formula="oooc:=[Бонусы.N15]" office:value-type="float" office:value="1">
            <text:p>1</text:p>
          </table:table-cell>
        </table:table-row>
        <table:table-row table:style-name="ro2">
          <table:table-cell table:formula="oooc:=[Бонусы.P3]" office:value-type="string" office:string-value="bonus.gift">
            <text:p>bonus.gift</text:p>
          </table:table-cell>
          <table:table-cell table:formula="oooc:=[Бонусы.P6]" office:value-type="float" office:value="0">
            <text:p>0</text:p>
          </table:table-cell>
          <table:table-cell table:formula="oooc:=[Бонусы.P7]" office:value-type="float" office:value="0">
            <text:p>0</text:p>
          </table:table-cell>
          <table:table-cell table:formula="oooc:=[Бонусы.P8]" office:value-type="float" office:value="0">
            <text:p>0</text:p>
          </table:table-cell>
          <table:table-cell table:formula="oooc:=[Бонусы.P9]" office:value-type="float" office:value="0">
            <text:p>0</text:p>
          </table:table-cell>
          <table:table-cell table:formula="oooc:=[Бонусы.P10]" office:value-type="float" office:value="0">
            <text:p>0</text:p>
          </table:table-cell>
          <table:table-cell table:formula="oooc:=[Бонусы.P11]" office:value-type="float" office:value="0">
            <text:p>0</text:p>
          </table:table-cell>
          <table:table-cell table:formula="oooc:=[Бонусы.P12]" office:value-type="float" office:value="0">
            <text:p>0</text:p>
          </table:table-cell>
          <table:table-cell table:formula="oooc:=[Бонусы.P13]" office:value-type="float" office:value="0">
            <text:p>0</text:p>
          </table:table-cell>
          <table:table-cell table:formula="oooc:=[Бонусы.P14]" office:value-type="float" office:value="0">
            <text:p>0</text:p>
          </table:table-cell>
          <table:table-cell table:formula="oooc:=[Бонусы.P15]" office:value-type="float" office:value="0">
            <text:p>0</text:p>
          </table:table-cell>
        </table:table-row>
        <table:table-row table:style-name="ro2">
          <table:table-cell table:formula="oooc:=[Бонусы.R3]" office:value-type="string" office:string-value="bonus.hearts">
            <text:p>bonus.hearts</text:p>
          </table:table-cell>
          <table:table-cell table:formula="oooc:=[Бонусы.R6]" office:value-type="float" office:value="0">
            <text:p>0</text:p>
          </table:table-cell>
          <table:table-cell table:formula="oooc:=[Бонусы.R7]" office:value-type="float" office:value="0">
            <text:p>0</text:p>
          </table:table-cell>
          <table:table-cell table:formula="oooc:=[Бонусы.R8]" office:value-type="float" office:value="0">
            <text:p>0</text:p>
          </table:table-cell>
          <table:table-cell table:formula="oooc:=[Бонусы.R9]" office:value-type="float" office:value="0">
            <text:p>0</text:p>
          </table:table-cell>
          <table:table-cell table:formula="oooc:=[Бонусы.R10]" office:value-type="float" office:value="0">
            <text:p>0</text:p>
          </table:table-cell>
          <table:table-cell table:formula="oooc:=[Бонусы.R11]" office:value-type="float" office:value="0">
            <text:p>0</text:p>
          </table:table-cell>
          <table:table-cell table:formula="oooc:=[Бонусы.R12]" office:value-type="float" office:value="0">
            <text:p>0</text:p>
          </table:table-cell>
          <table:table-cell table:formula="oooc:=[Бонусы.R13]" office:value-type="float" office:value="0">
            <text:p>0</text:p>
          </table:table-cell>
          <table:table-cell table:formula="oooc:=[Бонусы.R14]" office:value-type="float" office:value="0">
            <text:p>0</text:p>
          </table:table-cell>
          <table:table-cell table:formula="oooc:=[Бонусы.R15]"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6]" office:value-type="float" office:value="8">
            <text:p>8</text:p>
          </table:table-cell>
          <table:table-cell table:formula="oooc:=[Уровни.B7]" office:value-type="float" office:value="12">
            <text:p>12</text:p>
          </table:table-cell>
          <table:table-cell table:formula="oooc:=[Уровни.B8]" office:value-type="float" office:value="12">
            <text:p>12</text:p>
          </table:table-cell>
          <table:table-cell table:formula="oooc:=[Уровни.B9]" office:value-type="float" office:value="15">
            <text:p>15</text:p>
          </table:table-cell>
          <table:table-cell table:formula="oooc:=[Уровни.B10]" office:value-type="float" office:value="15">
            <text:p>15</text:p>
          </table:table-cell>
          <table:table-cell table:formula="oooc:=[Уровни.B11]" office:value-type="float" office:value="15">
            <text:p>15</text:p>
          </table:table-cell>
          <table:table-cell table:formula="oooc:=[Уровни.B12]" office:value-type="float" office:value="20">
            <text:p>20</text:p>
          </table:table-cell>
          <table:table-cell table:formula="oooc:=[Уровни.B13]" office:value-type="float" office:value="20">
            <text:p>20</text:p>
          </table:table-cell>
          <table:table-cell table:formula="oooc:=[Уровни.B14]" office:value-type="float" office:value="20">
            <text:p>20</text:p>
          </table:table-cell>
          <table:table-cell table:formula="oooc:=[Уровни.B15]" office:value-type="float" office:value="25">
            <text:p>25</text:p>
          </table:table-cell>
        </table:table-row>
        <table:table-row table:style-name="ro2">
          <table:table-cell office:value-type="string">
            <text:p>moneyGoal</text:p>
          </table:table-cell>
          <table:table-cell table:formula="oooc:=[Уровни.R6]" office:value-type="float" office:value="500">
            <text:p>500</text:p>
          </table:table-cell>
          <table:table-cell table:formula="oooc:=[Уровни.R7]" office:value-type="float" office:value="700">
            <text:p>700</text:p>
          </table:table-cell>
          <table:table-cell table:formula="oooc:=[Уровни.R8]" office:value-type="float" office:value="900">
            <text:p>900</text:p>
          </table:table-cell>
          <table:table-cell table:formula="oooc:=[Уровни.R9]" office:value-type="float" office:value="1200">
            <text:p>1200</text:p>
          </table:table-cell>
          <table:table-cell table:formula="oooc:=[Уровни.R10]" office:value-type="float" office:value="1200">
            <text:p>1200</text:p>
          </table:table-cell>
          <table:table-cell table:formula="oooc:=[Уровни.R11]" office:value-type="float" office:value="1300">
            <text:p>1300</text:p>
          </table:table-cell>
          <table:table-cell table:formula="oooc:=[Уровни.R12]" office:value-type="float" office:value="1700">
            <text:p>1700</text:p>
          </table:table-cell>
          <table:table-cell table:formula="oooc:=[Уровни.R13]" office:value-type="float" office:value="1800">
            <text:p>1800</text:p>
          </table:table-cell>
          <table:table-cell table:formula="oooc:=[Уровни.R14]" office:value-type="float" office:value="1700">
            <text:p>1700</text:p>
          </table:table-cell>
          <table:table-cell table:formula="oooc:=[Уровни.R15]" office:value-type="float" office:value="2200">
            <text:p>2200</text:p>
          </table:table-cell>
        </table:table-row>
        <table:table-row table:style-name="ro2">
          <table:table-cell office:value-type="string">
            <text:p>expertGoal</text:p>
          </table:table-cell>
          <table:table-cell table:formula="oooc:=[Уровни.S6]" office:value-type="float" office:value="700">
            <text:p>700</text:p>
          </table:table-cell>
          <table:table-cell table:formula="oooc:=[Уровни.S7]" office:value-type="float" office:value="900">
            <text:p>900</text:p>
          </table:table-cell>
          <table:table-cell table:formula="oooc:=[Уровни.S8]" office:value-type="float" office:value="1100">
            <text:p>1100</text:p>
          </table:table-cell>
          <table:table-cell table:formula="oooc:=[Уровни.S9]" office:value-type="float" office:value="1400">
            <text:p>1400</text:p>
          </table:table-cell>
          <table:table-cell table:formula="oooc:=[Уровни.S10]" office:value-type="float" office:value="1400">
            <text:p>1400</text:p>
          </table:table-cell>
          <table:table-cell table:formula="oooc:=[Уровни.S11]" office:value-type="float" office:value="1500">
            <text:p>1500</text:p>
          </table:table-cell>
          <table:table-cell table:formula="oooc:=[Уровни.S12]" office:value-type="float" office:value="2100">
            <text:p>2100</text:p>
          </table:table-cell>
          <table:table-cell table:formula="oooc:=[Уровни.S13]" office:value-type="float" office:value="2300">
            <text:p>2300</text:p>
          </table:table-cell>
          <table:table-cell table:formula="oooc:=[Уровни.S14]" office:value-type="float" office:value="2100">
            <text:p>2100</text:p>
          </table:table-cell>
          <table:table-cell table:formula="oooc:=[Уровни.S15]" office:value-type="float" office:value="2600">
            <text:p>26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2" table:style-name="ta1" table:print="false">
        <table:table-column table:style-name="co16" table:default-cell-style-name="ce180"/>
        <table:table-column table:style-name="co5" table:number-columns-repeated="10" table:default-cell-style-name="Default"/>
        <table:table-row table:style-name="ro2">
          <table:table-cell table:formula="oooc:=['2 _ Mexican'.B20]" office:value-type="string" office:string-value="Episode 2 – Mexican">
            <text:p>Episode 2 – Mex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81" table:formula="oooc:=[Покупатели.B3]" office:value-type="string" office:string-value="Worker">
            <text:p>Worker</text:p>
          </table:table-cell>
          <table:table-cell table:formula="oooc:=[Покупатели.B18]" office:value-type="float" office:value="1">
            <text:p>1</text:p>
          </table:table-cell>
          <table:table-cell table:formula="oooc:=[Покупатели.B19]" office:value-type="float" office:value="1">
            <text:p>1</text:p>
          </table:table-cell>
          <table:table-cell table:formula="oooc:=[Покупатели.B20]" office:value-type="float" office:value="1">
            <text:p>1</text:p>
          </table:table-cell>
          <table:table-cell table:formula="oooc:=[Покупатели.B21]" office:value-type="float" office:value="0">
            <text:p>0</text:p>
          </table:table-cell>
          <table:table-cell table:formula="oooc:=[Покупатели.B22]" office:value-type="float" office:value="1">
            <text:p>1</text:p>
          </table:table-cell>
          <table:table-cell table:formula="oooc:=[Покупатели.B23]" office:value-type="float" office:value="1">
            <text:p>1</text:p>
          </table:table-cell>
          <table:table-cell table:formula="oooc:=[Покупатели.B24]" office:value-type="float" office:value="1">
            <text:p>1</text:p>
          </table:table-cell>
          <table:table-cell table:formula="oooc:=[Покупатели.B25]" office:value-type="float" office:value="0">
            <text:p>0</text:p>
          </table:table-cell>
          <table:table-cell table:formula="oooc:=[Покупатели.B26]" office:value-type="float" office:value="0">
            <text:p>0</text:p>
          </table:table-cell>
          <table:table-cell table:formula="oooc:=[Покупатели.B27]" office:value-type="float" office:value="0">
            <text:p>0</text:p>
          </table:table-cell>
        </table:table-row>
        <table:table-row table:style-name="ro2">
          <table:table-cell table:style-name="ce181" table:formula="oooc:=[Покупатели.D3]" office:value-type="string" office:string-value="Student">
            <text:p>Student</text:p>
          </table:table-cell>
          <table:table-cell table:formula="oooc:=[Покупатели.D18]" office:value-type="float" office:value="0">
            <text:p>0</text:p>
          </table:table-cell>
          <table:table-cell table:formula="oooc:=[Покупатели.D19]" office:value-type="float" office:value="0">
            <text:p>0</text:p>
          </table:table-cell>
          <table:table-cell table:formula="oooc:=[Покупатели.D20]" office:value-type="float" office:value="0">
            <text:p>0</text:p>
          </table:table-cell>
          <table:table-cell table:formula="oooc:=[Покупатели.D21]" office:value-type="float" office:value="1">
            <text:p>1</text:p>
          </table:table-cell>
          <table:table-cell table:formula="oooc:=[Покупатели.D22]" office:value-type="float" office:value="0">
            <text:p>0</text:p>
          </table:table-cell>
          <table:table-cell table:formula="oooc:=[Покупатели.D23]" office:value-type="float" office:value="0">
            <text:p>0</text:p>
          </table:table-cell>
          <table:table-cell table:formula="oooc:=[Покупатели.D24]" office:value-type="float" office:value="0">
            <text:p>0</text:p>
          </table:table-cell>
          <table:table-cell table:formula="oooc:=[Покупатели.D25]" office:value-type="float" office:value="0">
            <text:p>0</text:p>
          </table:table-cell>
          <table:table-cell table:formula="oooc:=[Покупатели.D26]" office:value-type="float" office:value="1">
            <text:p>1</text:p>
          </table:table-cell>
          <table:table-cell table:formula="oooc:=[Покупатели.D27]" office:value-type="float" office:value="1">
            <text:p>1</text:p>
          </table:table-cell>
        </table:table-row>
        <table:table-row table:style-name="ro2">
          <table:table-cell table:style-name="ce181" table:formula="oooc:=[Покупатели.F3]" office:value-type="string" office:string-value="Business">
            <text:p>Business</text:p>
          </table:table-cell>
          <table:table-cell table:formula="oooc:=[Покупатели.F18]" office:value-type="float" office:value="1">
            <text:p>1</text:p>
          </table:table-cell>
          <table:table-cell table:formula="oooc:=[Покупатели.F19]" office:value-type="float" office:value="1">
            <text:p>1</text:p>
          </table:table-cell>
          <table:table-cell table:formula="oooc:=[Покупатели.F20]" office:value-type="float" office:value="1">
            <text:p>1</text:p>
          </table:table-cell>
          <table:table-cell table:formula="oooc:=[Покупатели.F21]" office:value-type="float" office:value="1">
            <text:p>1</text:p>
          </table:table-cell>
          <table:table-cell table:formula="oooc:=[Покупатели.F22]" office:value-type="float" office:value="1">
            <text:p>1</text:p>
          </table:table-cell>
          <table:table-cell table:formula="oooc:=[Покупатели.F23]" office:value-type="float" office:value="1">
            <text:p>1</text:p>
          </table:table-cell>
          <table:table-cell table:formula="oooc:=[Покупатели.F24]" office:value-type="float" office:value="0">
            <text:p>0</text:p>
          </table:table-cell>
          <table:table-cell table:formula="oooc:=[Покупатели.F25]" office:value-type="float" office:value="0">
            <text:p>0</text:p>
          </table:table-cell>
          <table:table-cell table:formula="oooc:=[Покупатели.F26]" office:value-type="float" office:value="1">
            <text:p>1</text:p>
          </table:table-cell>
          <table:table-cell table:formula="oooc:=[Покупатели.F27]" office:value-type="float" office:value="0">
            <text:p>0</text:p>
          </table:table-cell>
        </table:table-row>
        <table:table-row table:style-name="ro2">
          <table:table-cell table:style-name="ce181" table:formula="oooc:=[Покупатели.H3]" office:value-type="string" office:string-value="Oldlady">
            <text:p>Oldlady</text:p>
          </table:table-cell>
          <table:table-cell table:formula="oooc:=[Покупатели.H18]" office:value-type="float" office:value="0">
            <text:p>0</text:p>
          </table:table-cell>
          <table:table-cell table:formula="oooc:=[Покупатели.H19]" office:value-type="float" office:value="0">
            <text:p>0</text:p>
          </table:table-cell>
          <table:table-cell table:formula="oooc:=[Покупатели.H20]" office:value-type="float" office:value="0">
            <text:p>0</text:p>
          </table:table-cell>
          <table:table-cell table:formula="oooc:=[Покупатели.H21]" office:value-type="float" office:value="0">
            <text:p>0</text:p>
          </table:table-cell>
          <table:table-cell table:formula="oooc:=[Покупатели.H22]" office:value-type="float" office:value="0">
            <text:p>0</text:p>
          </table:table-cell>
          <table:table-cell table:formula="oooc:=[Покупатели.H23]" office:value-type="float" office:value="1">
            <text:p>1</text:p>
          </table:table-cell>
          <table:table-cell table:formula="oooc:=[Покупатели.H24]" office:value-type="float" office:value="0">
            <text:p>0</text:p>
          </table:table-cell>
          <table:table-cell table:formula="oooc:=[Покупатели.H25]" office:value-type="float" office:value="0">
            <text:p>0</text:p>
          </table:table-cell>
          <table:table-cell table:formula="oooc:=[Покупатели.H26]" office:value-type="float" office:value="1">
            <text:p>1</text:p>
          </table:table-cell>
          <table:table-cell table:formula="oooc:=[Покупатели.H27]" office:value-type="float" office:value="1">
            <text:p>1</text:p>
          </table:table-cell>
        </table:table-row>
        <table:table-row table:style-name="ro2">
          <table:table-cell table:style-name="ce181" table:formula="oooc:=[Покупатели.J3]" office:value-type="string" office:string-value="Critic">
            <text:p>Critic</text:p>
          </table:table-cell>
          <table:table-cell table:formula="oooc:=[Покупатели.J18]" office:value-type="float" office:value="0">
            <text:p>0</text:p>
          </table:table-cell>
          <table:table-cell table:formula="oooc:=[Покупатели.J19]" office:value-type="float" office:value="0">
            <text:p>0</text:p>
          </table:table-cell>
          <table:table-cell table:formula="oooc:=[Покупатели.J20]" office:value-type="float" office:value="0">
            <text:p>0</text:p>
          </table:table-cell>
          <table:table-cell table:formula="oooc:=[Покупатели.J21]" office:value-type="float" office:value="0">
            <text:p>0</text:p>
          </table:table-cell>
          <table:table-cell table:formula="oooc:=[Покупатели.J22]" office:value-type="float" office:value="0">
            <text:p>0</text:p>
          </table:table-cell>
          <table:table-cell table:formula="oooc:=[Покупатели.J23]" office:value-type="float" office:value="0">
            <text:p>0</text:p>
          </table:table-cell>
          <table:table-cell table:formula="oooc:=[Покупатели.J24]" office:value-type="float" office:value="0">
            <text:p>0</text:p>
          </table:table-cell>
          <table:table-cell table:formula="oooc:=[Покупатели.J25]" office:value-type="float" office:value="0">
            <text:p>0</text:p>
          </table:table-cell>
          <table:table-cell table:formula="oooc:=[Покупатели.J26]" office:value-type="float" office:value="0">
            <text:p>0</text:p>
          </table:table-cell>
          <table:table-cell table:formula="oooc:=[Покупатели.J27]" office:value-type="float" office:value="1">
            <text:p>1</text:p>
          </table:table-cell>
        </table:table-row>
        <table:table-row table:style-name="ro2">
          <table:table-cell table:style-name="ce181" table:formula="oooc:=[Покупатели.L3]" office:value-type="string" office:string-value="Schoolkid">
            <text:p>Schoolkid</text:p>
          </table:table-cell>
          <table:table-cell table:formula="oooc:=[Покупатели.L18]" office:value-type="float" office:value="0">
            <text:p>0</text:p>
          </table:table-cell>
          <table:table-cell table:formula="oooc:=[Покупатели.L19]" office:value-type="float" office:value="0">
            <text:p>0</text:p>
          </table:table-cell>
          <table:table-cell table:formula="oooc:=[Покупатели.L20]" office:value-type="float" office:value="0">
            <text:p>0</text:p>
          </table:table-cell>
          <table:table-cell table:formula="oooc:=[Покупатели.L21]" office:value-type="float" office:value="0">
            <text:p>0</text:p>
          </table:table-cell>
          <table:table-cell table:formula="oooc:=[Покупатели.L22]" office:value-type="float" office:value="0">
            <text:p>0</text:p>
          </table:table-cell>
          <table:table-cell table:formula="oooc:=[Покупатели.L23]" office:value-type="float" office:value="0">
            <text:p>0</text:p>
          </table:table-cell>
          <table:table-cell table:formula="oooc:=[Покупатели.L24]" office:value-type="float" office:value="0">
            <text:p>0</text:p>
          </table:table-cell>
          <table:table-cell table:formula="oooc:=[Покупатели.L25]" office:value-type="float" office:value="0">
            <text:p>0</text:p>
          </table:table-cell>
          <table:table-cell table:formula="oooc:=[Покупатели.L26]" office:value-type="float" office:value="0">
            <text:p>0</text:p>
          </table:table-cell>
          <table:table-cell table:formula="oooc:=[Покупатели.L27]" office:value-type="float" office:value="0">
            <text:p>0</text:p>
          </table:table-cell>
        </table:table-row>
        <table:table-row table:style-name="ro2">
          <table:table-cell table:style-name="ce181" table:formula="oooc:=[Покупатели.N3]" office:value-type="string" office:string-value="Vegetarian">
            <text:p>Vegetarian</text:p>
          </table:table-cell>
          <table:table-cell table:formula="oooc:=[Покупатели.N18]" office:value-type="float" office:value="0">
            <text:p>0</text:p>
          </table:table-cell>
          <table:table-cell table:formula="oooc:=[Покупатели.N19]" office:value-type="float" office:value="0">
            <text:p>0</text:p>
          </table:table-cell>
          <table:table-cell table:formula="oooc:=[Покупатели.N20]" office:value-type="float" office:value="0">
            <text:p>0</text:p>
          </table:table-cell>
          <table:table-cell table:formula="oooc:=[Покупатели.N21]" office:value-type="float" office:value="0">
            <text:p>0</text:p>
          </table:table-cell>
          <table:table-cell table:formula="oooc:=[Покупатели.N22]" office:value-type="float" office:value="0">
            <text:p>0</text:p>
          </table:table-cell>
          <table:table-cell table:formula="oooc:=[Покупатели.N23]" office:value-type="float" office:value="0">
            <text:p>0</text:p>
          </table:table-cell>
          <table:table-cell table:formula="oooc:=[Покупатели.N24]" office:value-type="float" office:value="0">
            <text:p>0</text:p>
          </table:table-cell>
          <table:table-cell table:formula="oooc:=[Покупатели.N25]" office:value-type="float" office:value="0">
            <text:p>0</text:p>
          </table:table-cell>
          <table:table-cell table:formula="oooc:=[Покупатели.N26]" office:value-type="float" office:value="0">
            <text:p>0</text:p>
          </table:table-cell>
          <table:table-cell table:formula="oooc:=[Покупатели.N27]" office:value-type="float" office:value="0">
            <text:p>0</text:p>
          </table:table-cell>
        </table:table-row>
        <table:table-row table:style-name="ro2">
          <table:table-cell table:style-name="ce181" table:formula="oooc:=[Покупатели.P3]" office:value-type="string" office:string-value="Tourist Hawaiian">
            <text:p>Tourist Hawaiian</text:p>
          </table:table-cell>
          <table:table-cell table:formula="oooc:=[Покупатели.P18]" office:value-type="float" office:value="1">
            <text:p>1</text:p>
          </table:table-cell>
          <table:table-cell table:formula="oooc:=[Покупатели.P19]" office:value-type="float" office:value="0">
            <text:p>0</text:p>
          </table:table-cell>
          <table:table-cell table:formula="oooc:=[Покупатели.P20]" office:value-type="float" office:value="0">
            <text:p>0</text:p>
          </table:table-cell>
          <table:table-cell table:formula="oooc:=[Покупатели.P21]" office:value-type="float" office:value="0">
            <text:p>0</text:p>
          </table:table-cell>
          <table:table-cell table:formula="oooc:=[Покупатели.P22]" office:value-type="float" office:value="0">
            <text:p>0</text:p>
          </table:table-cell>
          <table:table-cell table:formula="oooc:=[Покупатели.P23]" office:value-type="float" office:value="0">
            <text:p>0</text:p>
          </table:table-cell>
          <table:table-cell table:formula="oooc:=[Покупатели.P24]" office:value-type="float" office:value="1">
            <text:p>1</text:p>
          </table:table-cell>
          <table:table-cell table:formula="oooc:=[Покупатели.P25]" office:value-type="float" office:value="1">
            <text:p>1</text:p>
          </table:table-cell>
          <table:table-cell table:formula="oooc:=[Покупатели.P26]" office:value-type="float" office:value="0">
            <text:p>0</text:p>
          </table:table-cell>
          <table:table-cell table:formula="oooc:=[Покупатели.P27]" office:value-type="float" office:value="0">
            <text:p>0</text:p>
          </table:table-cell>
        </table:table-row>
        <table:table-row table:style-name="ro2">
          <table:table-cell table:style-name="ce181" table:formula="oooc:=[Покупатели.R3]" office:value-type="string" office:string-value="Tourist Mexican">
            <text:p>Tourist Mexican</text:p>
          </table:table-cell>
          <table:table-cell table:formula="oooc:=[Покупатели.R18]" office:value-type="float" office:value="0">
            <text:p>0</text:p>
          </table:table-cell>
          <table:table-cell table:formula="oooc:=[Покупатели.R19]" office:value-type="float" office:value="0">
            <text:p>0</text:p>
          </table:table-cell>
          <table:table-cell table:formula="oooc:=[Покупатели.R20]" office:value-type="float" office:value="1">
            <text:p>1</text:p>
          </table:table-cell>
          <table:table-cell table:formula="oooc:=[Покупатели.R21]" office:value-type="float" office:value="0">
            <text:p>0</text:p>
          </table:table-cell>
          <table:table-cell table:formula="oooc:=[Покупатели.R22]" office:value-type="float" office:value="1">
            <text:p>1</text:p>
          </table:table-cell>
          <table:table-cell table:formula="oooc:=[Покупатели.R23]" office:value-type="float" office:value="1">
            <text:p>1</text:p>
          </table:table-cell>
          <table:table-cell table:formula="oooc:=[Покупатели.R24]" office:value-type="float" office:value="1">
            <text:p>1</text:p>
          </table:table-cell>
          <table:table-cell table:formula="oooc:=[Покупатели.R25]" office:value-type="float" office:value="1">
            <text:p>1</text:p>
          </table:table-cell>
          <table:table-cell table:formula="oooc:=[Покупатели.R26]" office:value-type="float" office:value="0">
            <text:p>0</text:p>
          </table:table-cell>
          <table:table-cell table:formula="oooc:=[Покупатели.R27]" office:value-type="float" office:value="1">
            <text:p>1</text:p>
          </table:table-cell>
        </table:table-row>
        <table:table-row table:style-name="ro2">
          <table:table-cell table:style-name="ce181" table:formula="oooc:=[Покупатели.T3]" office:value-type="string" office:string-value="Tourist Russian">
            <text:p>Tourist Russian</text:p>
          </table:table-cell>
          <table:table-cell table:formula="oooc:=[Покупатели.T18]" office:value-type="float" office:value="0">
            <text:p>0</text:p>
          </table:table-cell>
          <table:table-cell table:formula="oooc:=[Покупатели.T19]" office:value-type="float" office:value="0">
            <text:p>0</text:p>
          </table:table-cell>
          <table:table-cell table:formula="oooc:=[Покупатели.T20]" office:value-type="float" office:value="0">
            <text:p>0</text:p>
          </table:table-cell>
          <table:table-cell table:formula="oooc:=[Покупатели.T21]" office:value-type="float" office:value="0">
            <text:p>0</text:p>
          </table:table-cell>
          <table:table-cell table:formula="oooc:=[Покупатели.T22]" office:value-type="float" office:value="0">
            <text:p>0</text:p>
          </table:table-cell>
          <table:table-cell table:formula="oooc:=[Покупатели.T23]" office:value-type="float" office:value="0">
            <text:p>0</text:p>
          </table:table-cell>
          <table:table-cell table:formula="oooc:=[Покупатели.T24]" office:value-type="float" office:value="0">
            <text:p>0</text:p>
          </table:table-cell>
          <table:table-cell table:formula="oooc:=[Покупатели.T25]" office:value-type="float" office:value="0">
            <text:p>0</text:p>
          </table:table-cell>
          <table:table-cell table:formula="oooc:=[Покупатели.T26]" office:value-type="float" office:value="0">
            <text:p>0</text:p>
          </table:table-cell>
          <table:table-cell table:formula="oooc:=[Покупатели.T27]" office:value-type="float" office:value="0">
            <text:p>0</text:p>
          </table:table-cell>
        </table:table-row>
        <table:table-row table:style-name="ro2">
          <table:table-cell table:style-name="ce181" table:formula="oooc:=[Покупатели.V3]" office:value-type="string" office:string-value="Tourist Japanese">
            <text:p>Tourist Japanese</text:p>
          </table:table-cell>
          <table:table-cell table:formula="oooc:=[Покупатели.V18]" office:value-type="float" office:value="0">
            <text:p>0</text:p>
          </table:table-cell>
          <table:table-cell table:formula="oooc:=[Покупатели.V19]" office:value-type="float" office:value="0">
            <text:p>0</text:p>
          </table:table-cell>
          <table:table-cell table:formula="oooc:=[Покупатели.V20]" office:value-type="float" office:value="0">
            <text:p>0</text:p>
          </table:table-cell>
          <table:table-cell table:formula="oooc:=[Покупатели.V21]" office:value-type="float" office:value="0">
            <text:p>0</text:p>
          </table:table-cell>
          <table:table-cell table:formula="oooc:=[Покупатели.V22]" office:value-type="float" office:value="0">
            <text:p>0</text:p>
          </table:table-cell>
          <table:table-cell table:formula="oooc:=[Покупатели.V23]" office:value-type="float" office:value="0">
            <text:p>0</text:p>
          </table:table-cell>
          <table:table-cell table:formula="oooc:=[Покупатели.V24]" office:value-type="float" office:value="0">
            <text:p>0</text:p>
          </table:table-cell>
          <table:table-cell table:formula="oooc:=[Покупатели.V25]" office:value-type="float" office:value="0">
            <text:p>0</text:p>
          </table:table-cell>
          <table:table-cell table:formula="oooc:=[Покупатели.V26]" office:value-type="float" office:value="0">
            <text:p>0</text:p>
          </table:table-cell>
          <table:table-cell table:formula="oooc:=[Покупатели.V27]" office:value-type="float" office:value="0">
            <text:p>0</text:p>
          </table:table-cell>
        </table:table-row>
        <table:table-row table:style-name="ro2">
          <table:table-cell table:style-name="ce182" table:formula="oooc:=['2 _ Mexican'.A3]" office:value-type="string" office:string-value="Tortilla Soup">
            <text:p>Tortilla Soup</text:p>
          </table:table-cell>
          <table:table-cell table:formula="oooc:=['2 _ Mexican'.K3]" office:value-type="float" office:value="4">
            <text:p>4</text:p>
          </table:table-cell>
          <table:table-cell table:formula="oooc:=['2 _ Mexican'.L3]" office:value-type="float" office:value="2">
            <text:p>2</text:p>
          </table:table-cell>
          <table:table-cell table:formula="oooc:=['2 _ Mexican'.M3]" office:value-type="float" office:value="0">
            <text:p>0</text:p>
          </table:table-cell>
          <table:table-cell table:formula="oooc:=['2 _ Mexican'.N3]" office:value-type="float" office:value="0">
            <text:p>0</text:p>
          </table:table-cell>
          <table:table-cell table:formula="oooc:=['2 _ Mexican'.O3]" office:value-type="float" office:value="2">
            <text:p>2</text:p>
          </table:table-cell>
          <table:table-cell table:formula="oooc:=['2 _ Mexican'.P3]" office:value-type="float" office:value="0">
            <text:p>0</text:p>
          </table:table-cell>
          <table:table-cell table:formula="oooc:=['2 _ Mexican'.Q3]" office:value-type="float" office:value="1">
            <text:p>1</text:p>
          </table:table-cell>
          <table:table-cell table:formula="oooc:=['2 _ Mexican'.R3]" office:value-type="float" office:value="0">
            <text:p>0</text:p>
          </table:table-cell>
          <table:table-cell table:formula="oooc:=['2 _ Mexican'.S3]" office:value-type="float" office:value="0">
            <text:p>0</text:p>
          </table:table-cell>
          <table:table-cell table:formula="oooc:=['2 _ Mexican'.T3]" office:value-type="float" office:value="0">
            <text:p>0</text:p>
          </table:table-cell>
        </table:table-row>
        <table:table-row table:style-name="ro2">
          <table:table-cell table:style-name="ce182" table:formula="oooc:=['2 _ Mexican'.A4]" office:value-type="string" office:string-value="Guacamole">
            <text:p>Guacamole</text:p>
          </table:table-cell>
          <table:table-cell table:formula="oooc:=['2 _ Mexican'.K4]" office:value-type="float" office:value="0">
            <text:p>0</text:p>
          </table:table-cell>
          <table:table-cell table:formula="oooc:=['2 _ Mexican'.L4]" office:value-type="float" office:value="0">
            <text:p>0</text:p>
          </table:table-cell>
          <table:table-cell table:formula="oooc:=['2 _ Mexican'.M4]" office:value-type="float" office:value="0">
            <text:p>0</text:p>
          </table:table-cell>
          <table:table-cell table:formula="oooc:=['2 _ Mexican'.N4]" office:value-type="float" office:value="3">
            <text:p>3</text:p>
          </table:table-cell>
          <table:table-cell table:formula="oooc:=['2 _ Mexican'.O4]" office:value-type="float" office:value="2">
            <text:p>2</text:p>
          </table:table-cell>
          <table:table-cell table:formula="oooc:=['2 _ Mexican'.P4]" office:value-type="float" office:value="5">
            <text:p>5</text:p>
          </table:table-cell>
          <table:table-cell table:formula="oooc:=['2 _ Mexican'.Q4]" office:value-type="float" office:value="0">
            <text:p>0</text:p>
          </table:table-cell>
          <table:table-cell table:formula="oooc:=['2 _ Mexican'.R4]" office:value-type="float" office:value="0">
            <text:p>0</text:p>
          </table:table-cell>
          <table:table-cell table:formula="oooc:=['2 _ Mexican'.S4]" office:value-type="float" office:value="1">
            <text:p>1</text:p>
          </table:table-cell>
          <table:table-cell table:formula="oooc:=['2 _ Mexican'.T4]" office:value-type="float" office:value="1">
            <text:p>1</text:p>
          </table:table-cell>
        </table:table-row>
        <table:table-row table:style-name="ro2">
          <table:table-cell table:style-name="ce182" table:formula="oooc:=['2 _ Mexican'.A5]" office:value-type="string" office:string-value="Cheese Nachos">
            <text:p>Cheese Nachos</text:p>
          </table:table-cell>
          <table:table-cell table:formula="oooc:=['2 _ Mexican'.K5]" office:value-type="float" office:value="0">
            <text:p>0</text:p>
          </table:table-cell>
          <table:table-cell table:formula="oooc:=['2 _ Mexican'.L5]" office:value-type="float" office:value="0">
            <text:p>0</text:p>
          </table:table-cell>
          <table:table-cell table:formula="oooc:=['2 _ Mexican'.M5]" office:value-type="float" office:value="0">
            <text:p>0</text:p>
          </table:table-cell>
          <table:table-cell table:formula="oooc:=['2 _ Mexican'.N5]" office:value-type="float" office:value="0">
            <text:p>0</text:p>
          </table:table-cell>
          <table:table-cell table:formula="oooc:=['2 _ Mexican'.O5]" office:value-type="float" office:value="0">
            <text:p>0</text:p>
          </table:table-cell>
          <table:table-cell table:formula="oooc:=['2 _ Mexican'.P5]" office:value-type="float" office:value="0">
            <text:p>0</text:p>
          </table:table-cell>
          <table:table-cell table:formula="oooc:=['2 _ Mexican'.Q5]" office:value-type="float" office:value="3">
            <text:p>3</text:p>
          </table:table-cell>
          <table:table-cell table:formula="oooc:=['2 _ Mexican'.R5]" office:value-type="float" office:value="1">
            <text:p>1</text:p>
          </table:table-cell>
          <table:table-cell table:formula="oooc:=['2 _ Mexican'.S5]" office:value-type="float" office:value="0">
            <text:p>0</text:p>
          </table:table-cell>
          <table:table-cell table:formula="oooc:=['2 _ Mexican'.T5]" office:value-type="float" office:value="2">
            <text:p>2</text:p>
          </table:table-cell>
        </table:table-row>
        <table:table-row table:style-name="ro2">
          <table:table-cell table:style-name="ce182" table:formula="oooc:=['2 _ Mexican'.A6]" office:value-type="string" office:string-value="Chiles Renellos">
            <text:p>Chiles Renellos</text:p>
          </table:table-cell>
          <table:table-cell table:formula="oooc:=['2 _ Mexican'.K6]" office:value-type="float" office:value="0">
            <text:p>0</text:p>
          </table:table-cell>
          <table:table-cell table:formula="oooc:=['2 _ Mexican'.L6]" office:value-type="float" office:value="3">
            <text:p>3</text:p>
          </table:table-cell>
          <table:table-cell table:formula="oooc:=['2 _ Mexican'.M6]" office:value-type="float" office:value="4">
            <text:p>4</text:p>
          </table:table-cell>
          <table:table-cell table:formula="oooc:=['2 _ Mexican'.N6]" office:value-type="float" office:value="1">
            <text:p>1</text:p>
          </table:table-cell>
          <table:table-cell table:formula="oooc:=['2 _ Mexican'.O6]" office:value-type="float" office:value="0">
            <text:p>0</text:p>
          </table:table-cell>
          <table:table-cell table:formula="oooc:=['2 _ Mexican'.P6]" office:value-type="float" office:value="0">
            <text:p>0</text:p>
          </table:table-cell>
          <table:table-cell table:formula="oooc:=['2 _ Mexican'.Q6]" office:value-type="float" office:value="2">
            <text:p>2</text:p>
          </table:table-cell>
          <table:table-cell table:formula="oooc:=['2 _ Mexican'.R6]" office:value-type="float" office:value="0">
            <text:p>0</text:p>
          </table:table-cell>
          <table:table-cell table:formula="oooc:=['2 _ Mexican'.S6]" office:value-type="float" office:value="1">
            <text:p>1</text:p>
          </table:table-cell>
          <table:table-cell table:formula="oooc:=['2 _ Mexican'.T6]" office:value-type="float" office:value="0">
            <text:p>0</text:p>
          </table:table-cell>
        </table:table-row>
        <table:table-row table:style-name="ro2">
          <table:table-cell table:style-name="ce182" table:formula="oooc:=['2 _ Mexican'.A7]" office:value-type="string" office:string-value="Avocado Stuffed Tacos">
            <text:p>Avocado Stuffed Tacos</text:p>
          </table:table-cell>
          <table:table-cell table:formula="oooc:=['2 _ Mexican'.K7]" office:value-type="float" office:value="0">
            <text:p>0</text:p>
          </table:table-cell>
          <table:table-cell table:formula="oooc:=['2 _ Mexican'.L7]" office:value-type="float" office:value="0">
            <text:p>0</text:p>
          </table:table-cell>
          <table:table-cell table:formula="oooc:=['2 _ Mexican'.M7]" office:value-type="float" office:value="0">
            <text:p>0</text:p>
          </table:table-cell>
          <table:table-cell table:formula="oooc:=['2 _ Mexican'.N7]" office:value-type="float" office:value="0">
            <text:p>0</text:p>
          </table:table-cell>
          <table:table-cell table:formula="oooc:=['2 _ Mexican'.O7]" office:value-type="float" office:value="0">
            <text:p>0</text:p>
          </table:table-cell>
          <table:table-cell table:formula="oooc:=['2 _ Mexican'.P7]" office:value-type="float" office:value="0">
            <text:p>0</text:p>
          </table:table-cell>
          <table:table-cell table:formula="oooc:=['2 _ Mexican'.Q7]" office:value-type="float" office:value="0">
            <text:p>0</text:p>
          </table:table-cell>
          <table:table-cell table:formula="oooc:=['2 _ Mexican'.R7]" office:value-type="float" office:value="3">
            <text:p>3</text:p>
          </table:table-cell>
          <table:table-cell table:formula="oooc:=['2 _ Mexican'.S7]" office:value-type="float" office:value="2">
            <text:p>2</text:p>
          </table:table-cell>
          <table:table-cell table:formula="oooc:=['2 _ Mexican'.T7]" office:value-type="float" office:value="0">
            <text:p>0</text:p>
          </table:table-cell>
        </table:table-row>
        <table:table-row table:style-name="ro2">
          <table:table-cell table:style-name="ce182" table:formula="oooc:=['2 _ Mexican'.A8]" office:value-type="string" office:string-value="Burrito">
            <text:p>Burrito</text:p>
          </table:table-cell>
          <table:table-cell table:formula="oooc:=['2 _ Mexican'.K8]" office:value-type="float" office:value="2">
            <text:p>2</text:p>
          </table:table-cell>
          <table:table-cell table:formula="oooc:=['2 _ Mexican'.L8]" office:value-type="float" office:value="0">
            <text:p>0</text:p>
          </table:table-cell>
          <table:table-cell table:formula="oooc:=['2 _ Mexican'.M8]" office:value-type="float" office:value="0">
            <text:p>0</text:p>
          </table:table-cell>
          <table:table-cell table:formula="oooc:=['2 _ Mexican'.N8]" office:value-type="float" office:value="0">
            <text:p>0</text:p>
          </table:table-cell>
          <table:table-cell table:formula="oooc:=['2 _ Mexican'.O8]" office:value-type="float" office:value="2">
            <text:p>2</text:p>
          </table:table-cell>
          <table:table-cell table:formula="oooc:=['2 _ Mexican'.P8]" office:value-type="float" office:value="2">
            <text:p>2</text:p>
          </table:table-cell>
          <table:table-cell table:formula="oooc:=['2 _ Mexican'.Q8]" office:value-type="float" office:value="0">
            <text:p>0</text:p>
          </table:table-cell>
          <table:table-cell table:formula="oooc:=['2 _ Mexican'.R8]" office:value-type="float" office:value="0">
            <text:p>0</text:p>
          </table:table-cell>
          <table:table-cell table:formula="oooc:=['2 _ Mexican'.S8]" office:value-type="float" office:value="0">
            <text:p>0</text:p>
          </table:table-cell>
          <table:table-cell table:formula="oooc:=['2 _ Mexican'.T8]" office:value-type="float" office:value="1">
            <text:p>1</text:p>
          </table:table-cell>
        </table:table-row>
        <table:table-row table:style-name="ro2">
          <table:table-cell table:style-name="ce182" table:formula="oooc:=['2 _ Mexican'.A9]" office:value-type="string" office:string-value="Chili con Carne">
            <text:p>Chili con Carne</text:p>
          </table:table-cell>
          <table:table-cell table:formula="oooc:=['2 _ Mexican'.K9]" office:value-type="float" office:value="0">
            <text:p>0</text:p>
          </table:table-cell>
          <table:table-cell table:formula="oooc:=['2 _ Mexican'.L9]" office:value-type="float" office:value="3">
            <text:p>3</text:p>
          </table:table-cell>
          <table:table-cell table:formula="oooc:=['2 _ Mexican'.M9]" office:value-type="float" office:value="2">
            <text:p>2</text:p>
          </table:table-cell>
          <table:table-cell table:formula="oooc:=['2 _ Mexican'.N9]" office:value-type="float" office:value="1">
            <text:p>1</text:p>
          </table:table-cell>
          <table:table-cell table:formula="oooc:=['2 _ Mexican'.O9]" office:value-type="float" office:value="0">
            <text:p>0</text:p>
          </table:table-cell>
          <table:table-cell table:formula="oooc:=['2 _ Mexican'.P9]" office:value-type="float" office:value="0">
            <text:p>0</text:p>
          </table:table-cell>
          <table:table-cell table:formula="oooc:=['2 _ Mexican'.Q9]" office:value-type="float" office:value="4">
            <text:p>4</text:p>
          </table:table-cell>
          <table:table-cell table:formula="oooc:=['2 _ Mexican'.R9]" office:value-type="float" office:value="0">
            <text:p>0</text:p>
          </table:table-cell>
          <table:table-cell table:formula="oooc:=['2 _ Mexican'.S9]" office:value-type="float" office:value="2">
            <text:p>2</text:p>
          </table:table-cell>
          <table:table-cell table:formula="oooc:=['2 _ Mexican'.T9]" office:value-type="float" office:value="0">
            <text:p>0</text:p>
          </table:table-cell>
        </table:table-row>
        <table:table-row table:style-name="ro2">
          <table:table-cell table:style-name="ce182" table:formula="oooc:=['2 _ Mexican'.A10]" office:value-type="string" office:string-value="Quesadilla">
            <text:p>Quesadilla</text:p>
          </table:table-cell>
          <table:table-cell table:formula="oooc:=['2 _ Mexican'.K10]" office:value-type="float" office:value="0">
            <text:p>0</text:p>
          </table:table-cell>
          <table:table-cell table:formula="oooc:=['2 _ Mexican'.L10]" office:value-type="float" office:value="0">
            <text:p>0</text:p>
          </table:table-cell>
          <table:table-cell table:formula="oooc:=['2 _ Mexican'.M10]" office:value-type="float" office:value="0">
            <text:p>0</text:p>
          </table:table-cell>
          <table:table-cell table:formula="oooc:=['2 _ Mexican'.N10]" office:value-type="float" office:value="0">
            <text:p>0</text:p>
          </table:table-cell>
          <table:table-cell table:formula="oooc:=['2 _ Mexican'.O10]" office:value-type="float" office:value="0">
            <text:p>0</text:p>
          </table:table-cell>
          <table:table-cell table:formula="oooc:=['2 _ Mexican'.P10]" office:value-type="float" office:value="4">
            <text:p>4</text:p>
          </table:table-cell>
          <table:table-cell table:formula="oooc:=['2 _ Mexican'.Q10]" office:value-type="float" office:value="0">
            <text:p>0</text:p>
          </table:table-cell>
          <table:table-cell table:formula="oooc:=['2 _ Mexican'.R10]" office:value-type="float" office:value="1">
            <text:p>1</text:p>
          </table:table-cell>
          <table:table-cell table:formula="oooc:=['2 _ Mexican'.S10]" office:value-type="float" office:value="0">
            <text:p>0</text:p>
          </table:table-cell>
          <table:table-cell table:formula="oooc:=['2 _ Mexican'.T10]" office:value-type="float" office:value="0">
            <text:p>0</text:p>
          </table:table-cell>
        </table:table-row>
        <table:table-row table:style-name="ro2">
          <table:table-cell table:style-name="ce182" table:formula="oooc:=['2 _ Mexican'.A11]" office:value-type="string" office:string-value="Tex-Mex Turkey Casseruole">
            <text:p>Tex-Mex Turkey Casseruole</text:p>
          </table:table-cell>
          <table:table-cell table:formula="oooc:=['2 _ Mexican'.K11]" office:value-type="float" office:value="0">
            <text:p>0</text:p>
          </table:table-cell>
          <table:table-cell table:formula="oooc:=['2 _ Mexican'.L11]" office:value-type="float" office:value="0">
            <text:p>0</text:p>
          </table:table-cell>
          <table:table-cell table:formula="oooc:=['2 _ Mexican'.M11]" office:value-type="float" office:value="2">
            <text:p>2</text:p>
          </table:table-cell>
          <table:table-cell table:formula="oooc:=['2 _ Mexican'.N11]" office:value-type="float" office:value="0">
            <text:p>0</text:p>
          </table:table-cell>
          <table:table-cell table:formula="oooc:=['2 _ Mexican'.O11]" office:value-type="float" office:value="0">
            <text:p>0</text:p>
          </table:table-cell>
          <table:table-cell table:formula="oooc:=['2 _ Mexican'.P11]" office:value-type="float" office:value="0">
            <text:p>0</text:p>
          </table:table-cell>
          <table:table-cell table:formula="oooc:=['2 _ Mexican'.Q11]" office:value-type="float" office:value="0">
            <text:p>0</text:p>
          </table:table-cell>
          <table:table-cell table:formula="oooc:=['2 _ Mexican'.R11]" office:value-type="float" office:value="3">
            <text:p>3</text:p>
          </table:table-cell>
          <table:table-cell table:formula="oooc:=['2 _ Mexican'.S11]" office:value-type="float" office:value="0">
            <text:p>0</text:p>
          </table:table-cell>
          <table:table-cell table:formula="oooc:=['2 _ Mexican'.T11]" office:value-type="float" office:value="3">
            <text:p>3</text:p>
          </table:table-cell>
        </table:table-row>
        <table:table-row table:style-name="ro2">
          <table:table-cell table:style-name="ce182" table:formula="oooc:=['2 _ Mexican'.A12]" office:value-type="string" office:string-value="Avocado Salsa">
            <text:p>Avocado Salsa</text:p>
          </table:table-cell>
          <table:table-cell table:formula="oooc:=['2 _ Mexican'.K12]" office:value-type="float" office:value="0">
            <text:p>0</text:p>
          </table:table-cell>
          <table:table-cell table:formula="oooc:=['2 _ Mexican'.L12]" office:value-type="float" office:value="0">
            <text:p>0</text:p>
          </table:table-cell>
          <table:table-cell table:formula="oooc:=['2 _ Mexican'.M12]" office:value-type="float" office:value="0">
            <text:p>0</text:p>
          </table:table-cell>
          <table:table-cell table:formula="oooc:=['2 _ Mexican'.N12]" office:value-type="float" office:value="3">
            <text:p>3</text:p>
          </table:table-cell>
          <table:table-cell table:formula="oooc:=['2 _ Mexican'.O12]" office:value-type="float" office:value="0">
            <text:p>0</text:p>
          </table:table-cell>
          <table:table-cell table:formula="oooc:=['2 _ Mexican'.P12]" office:value-type="float" office:value="0">
            <text:p>0</text:p>
          </table:table-cell>
          <table:table-cell table:formula="oooc:=['2 _ Mexican'.Q12]" office:value-type="float" office:value="0">
            <text:p>0</text:p>
          </table:table-cell>
          <table:table-cell table:formula="oooc:=['2 _ Mexican'.R12]" office:value-type="float" office:value="0">
            <text:p>0</text:p>
          </table:table-cell>
          <table:table-cell table:formula="oooc:=['2 _ Mexican'.S12]" office:value-type="float" office:value="3">
            <text:p>3</text:p>
          </table:table-cell>
          <table:table-cell table:formula="oooc:=['2 _ Mexican'.T12]" office:value-type="float" office:value="2">
            <text:p>2</text:p>
          </table:table-cell>
        </table:table-row>
        <table:table-row table:style-name="ro2">
          <table:table-cell table:style-name="ce182" table:formula="oooc:=['2 _ Mexican'.A13]" office:value-type="string" office:string-value="Football Fan Nachos">
            <text:p>Football Fan Nachos</text:p>
          </table:table-cell>
          <table:table-cell table:formula="oooc:=['2 _ Mexican'.K13]" office:value-type="float" office:value="0">
            <text:p>0</text:p>
          </table:table-cell>
          <table:table-cell table:formula="oooc:=['2 _ Mexican'.L13]" office:value-type="float" office:value="0">
            <text:p>0</text:p>
          </table:table-cell>
          <table:table-cell table:formula="oooc:=['2 _ Mexican'.M13]" office:value-type="float" office:value="0">
            <text:p>0</text:p>
          </table:table-cell>
          <table:table-cell table:formula="oooc:=['2 _ Mexican'.N13]" office:value-type="float" office:value="0">
            <text:p>0</text:p>
          </table:table-cell>
          <table:table-cell table:formula="oooc:=['2 _ Mexican'.O13]" office:value-type="float" office:value="0">
            <text:p>0</text:p>
          </table:table-cell>
          <table:table-cell table:formula="oooc:=['2 _ Mexican'.P13]" office:value-type="float" office:value="0">
            <text:p>0</text:p>
          </table:table-cell>
          <table:table-cell table:formula="oooc:=['2 _ Mexican'.Q13]" office:value-type="float" office:value="2">
            <text:p>2</text:p>
          </table:table-cell>
          <table:table-cell table:formula="oooc:=['2 _ Mexican'.R13]" office:value-type="float" office:value="2">
            <text:p>2</text:p>
          </table:table-cell>
          <table:table-cell table:formula="oooc:=['2 _ Mexican'.S13]" office:value-type="float" office:value="0">
            <text:p>0</text:p>
          </table:table-cell>
          <table:table-cell table:formula="oooc:=['2 _ Mexican'.T13]" office:value-type="float" office:value="2">
            <text:p>2</text:p>
          </table:table-cell>
        </table:table-row>
        <table:table-row table:style-name="ro2">
          <table:table-cell table:style-name="ce182" table:formula="oooc:=['2 _ Mexican'.A14]" office:value-type="string" office:string-value="Fajitas">
            <text:p>Fajitas</text:p>
          </table:table-cell>
          <table:table-cell table:formula="oooc:=['2 _ Mexican'.K14]" office:value-type="float" office:value="0">
            <text:p>0</text:p>
          </table:table-cell>
          <table:table-cell table:formula="oooc:=['2 _ Mexican'.L14]" office:value-type="float" office:value="0">
            <text:p>0</text:p>
          </table:table-cell>
          <table:table-cell table:formula="oooc:=['2 _ Mexican'.M14]" office:value-type="float" office:value="0">
            <text:p>0</text:p>
          </table:table-cell>
          <table:table-cell table:formula="oooc:=['2 _ Mexican'.N14]" office:value-type="float" office:value="0">
            <text:p>0</text:p>
          </table:table-cell>
          <table:table-cell table:formula="oooc:=['2 _ Mexican'.O14]" office:value-type="float" office:value="2">
            <text:p>2</text:p>
          </table:table-cell>
          <table:table-cell table:formula="oooc:=['2 _ Mexican'.P14]" office:value-type="float" office:value="2">
            <text:p>2</text:p>
          </table:table-cell>
          <table:table-cell table:formula="oooc:=['2 _ Mexican'.Q14]" office:value-type="float" office:value="0">
            <text:p>0</text:p>
          </table:table-cell>
          <table:table-cell table:formula="oooc:=['2 _ Mexican'.R14]" office:value-type="float" office:value="0">
            <text:p>0</text:p>
          </table:table-cell>
          <table:table-cell table:formula="oooc:=['2 _ Mexican'.S14]" office:value-type="float" office:value="2">
            <text:p>2</text:p>
          </table:table-cell>
          <table:table-cell table:formula="oooc:=['2 _ Mexican'.T14]" office:value-type="float" office:value="0">
            <text:p>0</text:p>
          </table:table-cell>
        </table:table-row>
        <table:table-row table:style-name="ro2">
          <table:table-cell table:style-name="Default" table:formula="oooc:=['2 _ Mexican'.J20]" office:value-type="string" office:string-value="pork">
            <text:p>pork</text:p>
          </table:table-cell>
          <table:table-cell table:formula="oooc:=['2 _ Mexican'.K20]" office:value-type="float" office:value="24">
            <text:p>24</text:p>
          </table:table-cell>
          <table:table-cell table:formula="oooc:=['2 _ Mexican'.L20]" office:value-type="float" office:value="24">
            <text:p>24</text:p>
          </table:table-cell>
          <table:table-cell table:formula="oooc:=['2 _ Mexican'.M20]" office:value-type="float" office:value="18">
            <text:p>18</text:p>
          </table:table-cell>
          <table:table-cell table:formula="oooc:=['2 _ Mexican'.N20]" office:value-type="float" office:value="12">
            <text:p>12</text:p>
          </table:table-cell>
          <table:table-cell table:formula="oooc:=['2 _ Mexican'.O20]" office:value-type="float" office:value="24">
            <text:p>24</text:p>
          </table:table-cell>
          <table:table-cell table:formula="oooc:=['2 _ Mexican'.P20]" office:value-type="float" office:value="18">
            <text:p>18</text:p>
          </table:table-cell>
          <table:table-cell table:formula="oooc:=['2 _ Mexican'.Q20]" office:value-type="float" office:value="24">
            <text:p>24</text:p>
          </table:table-cell>
          <table:table-cell table:formula="oooc:=['2 _ Mexican'.R20]" office:value-type="float" office:value="18">
            <text:p>18</text:p>
          </table:table-cell>
          <table:table-cell table:formula="oooc:=['2 _ Mexican'.S20]" office:value-type="float" office:value="18">
            <text:p>18</text:p>
          </table:table-cell>
          <table:table-cell table:formula="oooc:=['2 _ Mexican'.T20]" office:value-type="float" office:value="18">
            <text:p>18</text:p>
          </table:table-cell>
        </table:table-row>
        <table:table-row table:style-name="ro2">
          <table:table-cell table:style-name="Default" table:formula="oooc:=['2 _ Mexican'.J21]" office:value-type="string" office:string-value="chili-pepper">
            <text:p>chili-pepper</text:p>
          </table:table-cell>
          <table:table-cell table:formula="oooc:=['2 _ Mexican'.K21]" office:value-type="float" office:value="0">
            <text:p>0</text:p>
          </table:table-cell>
          <table:table-cell table:formula="oooc:=['2 _ Mexican'.L21]" office:value-type="float" office:value="24">
            <text:p>24</text:p>
          </table:table-cell>
          <table:table-cell table:formula="oooc:=['2 _ Mexican'.M21]" office:value-type="float" office:value="24">
            <text:p>24</text:p>
          </table:table-cell>
          <table:table-cell table:formula="oooc:=['2 _ Mexican'.N21]" office:value-type="float" office:value="24">
            <text:p>24</text:p>
          </table:table-cell>
          <table:table-cell table:formula="oooc:=['2 _ Mexican'.O21]" office:value-type="float" office:value="0">
            <text:p>0</text:p>
          </table:table-cell>
          <table:table-cell table:formula="oooc:=['2 _ Mexican'.P21]" office:value-type="float" office:value="0">
            <text:p>0</text:p>
          </table:table-cell>
          <table:table-cell table:formula="oooc:=['2 _ Mexican'.Q21]" office:value-type="float" office:value="24">
            <text:p>24</text:p>
          </table:table-cell>
          <table:table-cell table:formula="oooc:=['2 _ Mexican'.R21]" office:value-type="float" office:value="21">
            <text:p>21</text:p>
          </table:table-cell>
          <table:table-cell table:formula="oooc:=['2 _ Mexican'.S21]" office:value-type="float" office:value="24">
            <text:p>24</text:p>
          </table:table-cell>
          <table:table-cell table:formula="oooc:=['2 _ Mexican'.T21]" office:value-type="float" office:value="21">
            <text:p>21</text:p>
          </table:table-cell>
        </table:table-row>
        <table:table-row table:style-name="ro2">
          <table:table-cell table:style-name="Default" table:formula="oooc:=['2 _ Mexican'.J22]" office:value-type="string" office:string-value="tomato">
            <text:p>tomato</text:p>
          </table:table-cell>
          <table:table-cell table:formula="oooc:=['2 _ Mexican'.K22]" office:value-type="float" office:value="12">
            <text:p>12</text:p>
          </table:table-cell>
          <table:table-cell table:formula="oooc:=['2 _ Mexican'.L22]" office:value-type="float" office:value="15">
            <text:p>15</text:p>
          </table:table-cell>
          <table:table-cell table:formula="oooc:=['2 _ Mexican'.M22]" office:value-type="float" office:value="10">
            <text:p>10</text:p>
          </table:table-cell>
          <table:table-cell table:formula="oooc:=['2 _ Mexican'.N22]" office:value-type="float" office:value="15">
            <text:p>15</text:p>
          </table:table-cell>
          <table:table-cell table:formula="oooc:=['2 _ Mexican'.O22]" office:value-type="float" office:value="18">
            <text:p>18</text:p>
          </table:table-cell>
          <table:table-cell table:formula="oooc:=['2 _ Mexican'.P22]" office:value-type="float" office:value="18">
            <text:p>18</text:p>
          </table:table-cell>
          <table:table-cell table:formula="oooc:=['2 _ Mexican'.Q22]" office:value-type="float" office:value="15">
            <text:p>15</text:p>
          </table:table-cell>
          <table:table-cell table:formula="oooc:=['2 _ Mexican'.R22]" office:value-type="float" office:value="0">
            <text:p>0</text:p>
          </table:table-cell>
          <table:table-cell table:formula="oooc:=['2 _ Mexican'.S22]" office:value-type="float" office:value="15">
            <text:p>15</text:p>
          </table:table-cell>
          <table:table-cell table:formula="oooc:=['2 _ Mexican'.T22]" office:value-type="float" office:value="18">
            <text:p>18</text:p>
          </table:table-cell>
        </table:table-row>
        <table:table-row table:style-name="ro2">
          <table:table-cell table:style-name="Default" table:formula="oooc:=['2 _ Mexican'.J23]" office:value-type="string" office:string-value="tortilla">
            <text:p>tortilla</text:p>
          </table:table-cell>
          <table:table-cell table:formula="oooc:=['2 _ Mexican'.K23]" office:value-type="float" office:value="21">
            <text:p>21</text:p>
          </table:table-cell>
          <table:table-cell table:formula="oooc:=['2 _ Mexican'.L23]" office:value-type="float" office:value="12">
            <text:p>12</text:p>
          </table:table-cell>
          <table:table-cell table:formula="oooc:=['2 _ Mexican'.M23]" office:value-type="float" office:value="0">
            <text:p>0</text:p>
          </table:table-cell>
          <table:table-cell table:formula="oooc:=['2 _ Mexican'.N23]" office:value-type="float" office:value="0">
            <text:p>0</text:p>
          </table:table-cell>
          <table:table-cell table:formula="oooc:=['2 _ Mexican'.O23]" office:value-type="float" office:value="21">
            <text:p>21</text:p>
          </table:table-cell>
          <table:table-cell table:formula="oooc:=['2 _ Mexican'.P23]" office:value-type="float" office:value="24">
            <text:p>24</text:p>
          </table:table-cell>
          <table:table-cell table:formula="oooc:=['2 _ Mexican'.Q23]" office:value-type="float" office:value="21">
            <text:p>21</text:p>
          </table:table-cell>
          <table:table-cell table:formula="oooc:=['2 _ Mexican'.R23]" office:value-type="float" office:value="24">
            <text:p>24</text:p>
          </table:table-cell>
          <table:table-cell table:formula="oooc:=['2 _ Mexican'.S23]" office:value-type="float" office:value="18">
            <text:p>18</text:p>
          </table:table-cell>
          <table:table-cell table:formula="oooc:=['2 _ Mexican'.T23]" office:value-type="float" office:value="21">
            <text:p>21</text:p>
          </table:table-cell>
        </table:table-row>
        <table:table-row table:style-name="ro2">
          <table:table-cell table:style-name="Default" table:formula="oooc:=['2 _ Mexican'.J24]" office:value-type="string" office:string-value="avocado">
            <text:p>avocado</text:p>
          </table:table-cell>
          <table:table-cell table:formula="oooc:=['2 _ Mexican'.K24]" office:value-type="float" office:value="0">
            <text:p>0</text:p>
          </table:table-cell>
          <table:table-cell table:formula="oooc:=['2 _ Mexican'.L24]" office:value-type="float" office:value="0">
            <text:p>0</text:p>
          </table:table-cell>
          <table:table-cell table:formula="oooc:=['2 _ Mexican'.M24]" office:value-type="float" office:value="0">
            <text:p>0</text:p>
          </table:table-cell>
          <table:table-cell table:formula="oooc:=['2 _ Mexican'.N24]" office:value-type="float" office:value="27">
            <text:p>27</text:p>
          </table:table-cell>
          <table:table-cell table:formula="oooc:=['2 _ Mexican'.O24]" office:value-type="float" office:value="27">
            <text:p>27</text:p>
          </table:table-cell>
          <table:table-cell table:formula="oooc:=['2 _ Mexican'.P24]" office:value-type="float" office:value="27">
            <text:p>27</text:p>
          </table:table-cell>
          <table:table-cell table:formula="oooc:=['2 _ Mexican'.Q24]" office:value-type="float" office:value="0">
            <text:p>0</text:p>
          </table:table-cell>
          <table:table-cell table:formula="oooc:=['2 _ Mexican'.R24]" office:value-type="float" office:value="24">
            <text:p>24</text:p>
          </table:table-cell>
          <table:table-cell table:formula="oooc:=['2 _ Mexican'.S24]" office:value-type="float" office:value="27">
            <text:p>27</text:p>
          </table:table-cell>
          <table:table-cell table:formula="oooc:=['2 _ Mexican'.T24]" office:value-type="float" office:value="23">
            <text:p>23</text:p>
          </table:table-cell>
        </table:table-row>
        <table:table-row table:style-name="ro2">
          <table:table-cell table:style-name="Default" table:formula="oooc:=['2 _ Mexican'.J25]" office:value-type="string" office:string-value="cheese">
            <text:p>cheese</text:p>
          </table:table-cell>
          <table:table-cell table:formula="oooc:=['2 _ Mexican'.K25]" office:value-type="float" office:value="0">
            <text:p>0</text:p>
          </table:table-cell>
          <table:table-cell table:formula="oooc:=['2 _ Mexican'.L25]" office:value-type="float" office:value="0">
            <text:p>0</text:p>
          </table:table-cell>
          <table:table-cell table:formula="oooc:=['2 _ Mexican'.M25]" office:value-type="float" office:value="12">
            <text:p>12</text:p>
          </table:table-cell>
          <table:table-cell table:formula="oooc:=['2 _ Mexican'.N25]" office:value-type="float" office:value="0">
            <text:p>0</text:p>
          </table:table-cell>
          <table:table-cell table:formula="oooc:=['2 _ Mexican'.O25]" office:value-type="float" office:value="0">
            <text:p>0</text:p>
          </table:table-cell>
          <table:table-cell table:formula="oooc:=['2 _ Mexican'.P25]" office:value-type="float" office:value="15">
            <text:p>15</text:p>
          </table:table-cell>
          <table:table-cell table:formula="oooc:=['2 _ Mexican'.Q25]" office:value-type="float" office:value="21">
            <text:p>21</text:p>
          </table:table-cell>
          <table:table-cell table:formula="oooc:=['2 _ Mexican'.R25]" office:value-type="float" office:value="21">
            <text:p>21</text:p>
          </table:table-cell>
          <table:table-cell table:formula="oooc:=['2 _ Mexican'.S25]" office:value-type="float" office:value="0">
            <text:p>0</text:p>
          </table:table-cell>
          <table:table-cell table:formula="oooc:=['2 _ Mexican'.T25]" office:value-type="float" office:value="21">
            <text:p>21</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81" table:formula="oooc:=[Бонусы.B3]" office:value-type="string" office:string-value="bonus.spoon">
            <text:p>bonus.spoon</text:p>
          </table:table-cell>
          <table:table-cell table:formula="oooc:=[Бонусы.B18]" office:value-type="float" office:value="0">
            <text:p>0</text:p>
          </table:table-cell>
          <table:table-cell table:formula="oooc:=[Бонусы.B19]" office:value-type="float" office:value="0">
            <text:p>0</text:p>
          </table:table-cell>
          <table:table-cell table:formula="oooc:=[Бонусы.B20]" office:value-type="float" office:value="0">
            <text:p>0</text:p>
          </table:table-cell>
          <table:table-cell table:formula="oooc:=[Бонусы.B21]" office:value-type="float" office:value="0">
            <text:p>0</text:p>
          </table:table-cell>
          <table:table-cell table:formula="oooc:=[Бонусы.B22]" office:value-type="float" office:value="0">
            <text:p>0</text:p>
          </table:table-cell>
          <table:table-cell table:formula="oooc:=[Бонусы.B23]" office:value-type="float" office:value="0">
            <text:p>0</text:p>
          </table:table-cell>
          <table:table-cell table:formula="oooc:=[Бонусы.B24]" office:value-type="float" office:value="0">
            <text:p>0</text:p>
          </table:table-cell>
          <table:table-cell table:formula="oooc:=[Бонусы.B25]" office:value-type="float" office:value="0">
            <text:p>0</text:p>
          </table:table-cell>
          <table:table-cell table:formula="oooc:=[Бонусы.B26]" office:value-type="float" office:value="0">
            <text:p>0</text:p>
          </table:table-cell>
          <table:table-cell table:formula="oooc:=[Бонусы.B27]" office:value-type="float" office:value="0">
            <text:p>0</text:p>
          </table:table-cell>
        </table:table-row>
        <table:table-row table:style-name="ro2">
          <table:table-cell table:style-name="ce181" table:formula="oooc:=[Бонусы.D3]" office:value-type="string" office:string-value="bonus.removerow">
            <text:p>bonus.removerow</text:p>
          </table:table-cell>
          <table:table-cell table:formula="oooc:=[Бонусы.D18]" office:value-type="float" office:value="1">
            <text:p>1</text:p>
          </table:table-cell>
          <table:table-cell table:formula="oooc:=[Бонусы.D19]" office:value-type="float" office:value="0">
            <text:p>0</text:p>
          </table:table-cell>
          <table:table-cell table:formula="oooc:=[Бонусы.D20]" office:value-type="float" office:value="0">
            <text:p>0</text:p>
          </table:table-cell>
          <table:table-cell table:formula="oooc:=[Бонусы.D21]" office:value-type="float" office:value="0">
            <text:p>0</text:p>
          </table:table-cell>
          <table:table-cell table:formula="oooc:=[Бонусы.D22]" office:value-type="float" office:value="0">
            <text:p>0</text:p>
          </table:table-cell>
          <table:table-cell table:formula="oooc:=[Бонусы.D23]" office:value-type="float" office:value="0">
            <text:p>0</text:p>
          </table:table-cell>
          <table:table-cell table:formula="oooc:=[Бонусы.D24]" office:value-type="float" office:value="0">
            <text:p>0</text:p>
          </table:table-cell>
          <table:table-cell table:formula="oooc:=[Бонусы.D25]" office:value-type="float" office:value="0">
            <text:p>0</text:p>
          </table:table-cell>
          <table:table-cell table:formula="oooc:=[Бонусы.D26]" office:value-type="float" office:value="0">
            <text:p>0</text:p>
          </table:table-cell>
          <table:table-cell table:formula="oooc:=[Бонусы.D27]" office:value-type="float" office:value="0">
            <text:p>0</text:p>
          </table:table-cell>
        </table:table-row>
        <table:table-row table:style-name="ro2">
          <table:table-cell table:style-name="ce181" table:formula="oooc:=[Бонусы.F3]" office:value-type="string" office:string-value="bonus.bomb">
            <text:p>bonus.bomb</text:p>
          </table:table-cell>
          <table:table-cell table:formula="oooc:=[Бонусы.F18]" office:value-type="float" office:value="0">
            <text:p>0</text:p>
          </table:table-cell>
          <table:table-cell table:formula="oooc:=[Бонусы.F19]" office:value-type="float" office:value="1">
            <text:p>1</text:p>
          </table:table-cell>
          <table:table-cell table:formula="oooc:=[Бонусы.F20]" office:value-type="float" office:value="1">
            <text:p>1</text:p>
          </table:table-cell>
          <table:table-cell table:formula="oooc:=[Бонусы.F21]" office:value-type="float" office:value="1">
            <text:p>1</text:p>
          </table:table-cell>
          <table:table-cell table:formula="oooc:=[Бонусы.F22]" office:value-type="float" office:value="0">
            <text:p>0</text:p>
          </table:table-cell>
          <table:table-cell table:formula="oooc:=[Бонусы.F23]" office:value-type="float" office:value="0">
            <text:p>0</text:p>
          </table:table-cell>
          <table:table-cell table:formula="oooc:=[Бонусы.F24]" office:value-type="float" office:value="0">
            <text:p>0</text:p>
          </table:table-cell>
          <table:table-cell table:formula="oooc:=[Бонусы.F25]" office:value-type="float" office:value="1">
            <text:p>1</text:p>
          </table:table-cell>
          <table:table-cell table:formula="oooc:=[Бонусы.F26]" office:value-type="float" office:value="1">
            <text:p>1</text:p>
          </table:table-cell>
          <table:table-cell table:formula="oooc:=[Бонусы.F27]" office:value-type="float" office:value="0">
            <text:p>0</text:p>
          </table:table-cell>
        </table:table-row>
        <table:table-row table:style-name="ro2">
          <table:table-cell table:style-name="ce181" table:formula="oooc:=[Бонусы.H3]" office:value-type="string" office:string-value="bonus.scrollback">
            <text:p>bonus.scrollback</text:p>
          </table:table-cell>
          <table:table-cell table:formula="oooc:=[Бонусы.H18]" office:value-type="float" office:value="0">
            <text:p>0</text:p>
          </table:table-cell>
          <table:table-cell table:formula="oooc:=[Бонусы.H19]" office:value-type="float" office:value="0">
            <text:p>0</text:p>
          </table:table-cell>
          <table:table-cell table:formula="oooc:=[Бонусы.H20]" office:value-type="float" office:value="0">
            <text:p>0</text:p>
          </table:table-cell>
          <table:table-cell table:formula="oooc:=[Бонусы.H21]" office:value-type="float" office:value="0">
            <text:p>0</text:p>
          </table:table-cell>
          <table:table-cell table:formula="oooc:=[Бонусы.H22]" office:value-type="float" office:value="1">
            <text:p>1</text:p>
          </table:table-cell>
          <table:table-cell table:formula="oooc:=[Бонусы.H23]" office:value-type="float" office:value="1">
            <text:p>1</text:p>
          </table:table-cell>
          <table:table-cell table:formula="oooc:=[Бонусы.H24]" office:value-type="float" office:value="1">
            <text:p>1</text:p>
          </table:table-cell>
          <table:table-cell table:formula="oooc:=[Бонусы.H25]" office:value-type="float" office:value="0">
            <text:p>0</text:p>
          </table:table-cell>
          <table:table-cell table:formula="oooc:=[Бонусы.H26]" office:value-type="float" office:value="0">
            <text:p>0</text:p>
          </table:table-cell>
          <table:table-cell table:formula="oooc:=[Бонусы.H27]" office:value-type="float" office:value="1">
            <text:p>1</text:p>
          </table:table-cell>
        </table:table-row>
        <table:table-row table:style-name="ro2">
          <table:table-cell table:style-name="ce181" table:formula="oooc:=[Бонусы.J3]" office:value-type="string" office:string-value="bonus.shuffle">
            <text:p>bonus.shuffle</text:p>
          </table:table-cell>
          <table:table-cell table:formula="oooc:=[Бонусы.J18]" office:value-type="float" office:value="0">
            <text:p>0</text:p>
          </table:table-cell>
          <table:table-cell table:formula="oooc:=[Бонусы.J19]" office:value-type="float" office:value="0">
            <text:p>0</text:p>
          </table:table-cell>
          <table:table-cell table:formula="oooc:=[Бонусы.J20]" office:value-type="float" office:value="0">
            <text:p>0</text:p>
          </table:table-cell>
          <table:table-cell table:formula="oooc:=[Бонусы.J21]" office:value-type="float" office:value="0">
            <text:p>0</text:p>
          </table:table-cell>
          <table:table-cell table:formula="oooc:=[Бонусы.J22]" office:value-type="float" office:value="0">
            <text:p>0</text:p>
          </table:table-cell>
          <table:table-cell table:formula="oooc:=[Бонусы.J23]" office:value-type="float" office:value="0">
            <text:p>0</text:p>
          </table:table-cell>
          <table:table-cell table:formula="oooc:=[Бонусы.J24]" office:value-type="float" office:value="0">
            <text:p>0</text:p>
          </table:table-cell>
          <table:table-cell table:formula="oooc:=[Бонусы.J25]" office:value-type="float" office:value="0">
            <text:p>0</text:p>
          </table:table-cell>
          <table:table-cell table:formula="oooc:=[Бонусы.J26]" office:value-type="float" office:value="0">
            <text:p>0</text:p>
          </table:table-cell>
          <table:table-cell table:formula="oooc:=[Бонусы.J27]" office:value-type="float" office:value="0">
            <text:p>0</text:p>
          </table:table-cell>
        </table:table-row>
        <table:table-row table:style-name="ro2">
          <table:table-cell table:style-name="ce181" table:formula="oooc:=[Бонусы.L3]" office:value-type="string" office:string-value="bonus.magicwand">
            <text:p>bonus.magicwand</text:p>
          </table:table-cell>
          <table:table-cell table:formula="oooc:=[Бонусы.L18]" office:value-type="float" office:value="0">
            <text:p>0</text:p>
          </table:table-cell>
          <table:table-cell table:formula="oooc:=[Бонусы.L19]" office:value-type="float" office:value="0">
            <text:p>0</text:p>
          </table:table-cell>
          <table:table-cell table:formula="oooc:=[Бонусы.L20]" office:value-type="float" office:value="0">
            <text:p>0</text:p>
          </table:table-cell>
          <table:table-cell table:formula="oooc:=[Бонусы.L21]" office:value-type="float" office:value="0">
            <text:p>0</text:p>
          </table:table-cell>
          <table:table-cell table:formula="oooc:=[Бонусы.L22]" office:value-type="float" office:value="0">
            <text:p>0</text:p>
          </table:table-cell>
          <table:table-cell table:formula="oooc:=[Бонусы.L23]" office:value-type="float" office:value="0">
            <text:p>0</text:p>
          </table:table-cell>
          <table:table-cell table:formula="oooc:=[Бонусы.L24]" office:value-type="float" office:value="0">
            <text:p>0</text:p>
          </table:table-cell>
          <table:table-cell table:formula="oooc:=[Бонусы.L25]" office:value-type="float" office:value="0">
            <text:p>0</text:p>
          </table:table-cell>
          <table:table-cell table:formula="oooc:=[Бонусы.L26]" office:value-type="float" office:value="0">
            <text:p>0</text:p>
          </table:table-cell>
          <table:table-cell table:formula="oooc:=[Бонусы.L27]" office:value-type="float" office:value="0">
            <text:p>0</text:p>
          </table:table-cell>
        </table:table-row>
        <table:table-row table:style-name="ro2">
          <table:table-cell table:style-name="ce181" table:formula="oooc:=[Бонусы.N3]" office:value-type="string" office:string-value="bonus.sweet">
            <text:p>bonus.sweet</text:p>
          </table:table-cell>
          <table:table-cell table:formula="oooc:=[Бонусы.N18]" office:value-type="float" office:value="1">
            <text:p>1</text:p>
          </table:table-cell>
          <table:table-cell table:formula="oooc:=[Бонусы.N19]" office:value-type="float" office:value="0">
            <text:p>0</text:p>
          </table:table-cell>
          <table:table-cell table:formula="oooc:=[Бонусы.N20]" office:value-type="float" office:value="0">
            <text:p>0</text:p>
          </table:table-cell>
          <table:table-cell table:formula="oooc:=[Бонусы.N21]" office:value-type="float" office:value="1">
            <text:p>1</text:p>
          </table:table-cell>
          <table:table-cell table:formula="oooc:=[Бонусы.N22]" office:value-type="float" office:value="1">
            <text:p>1</text:p>
          </table:table-cell>
          <table:table-cell table:formula="oooc:=[Бонусы.N23]" office:value-type="float" office:value="1">
            <text:p>1</text:p>
          </table:table-cell>
          <table:table-cell table:formula="oooc:=[Бонусы.N24]" office:value-type="float" office:value="1">
            <text:p>1</text:p>
          </table:table-cell>
          <table:table-cell table:formula="oooc:=[Бонусы.N25]" office:value-type="float" office:value="0">
            <text:p>0</text:p>
          </table:table-cell>
          <table:table-cell table:formula="oooc:=[Бонусы.N26]" office:value-type="float" office:value="1">
            <text:p>1</text:p>
          </table:table-cell>
          <table:table-cell table:formula="oooc:=[Бонусы.N27]" office:value-type="float" office:value="1">
            <text:p>1</text:p>
          </table:table-cell>
        </table:table-row>
        <table:table-row table:style-name="ro2">
          <table:table-cell table:style-name="ce181" table:formula="oooc:=[Бонусы.P3]" office:value-type="string" office:string-value="bonus.gift">
            <text:p>bonus.gift</text:p>
          </table:table-cell>
          <table:table-cell table:formula="oooc:=[Бонусы.P18]" office:value-type="float" office:value="0">
            <text:p>0</text:p>
          </table:table-cell>
          <table:table-cell table:formula="oooc:=[Бонусы.P19]" office:value-type="float" office:value="0">
            <text:p>0</text:p>
          </table:table-cell>
          <table:table-cell table:formula="oooc:=[Бонусы.P20]" office:value-type="float" office:value="0">
            <text:p>0</text:p>
          </table:table-cell>
          <table:table-cell table:formula="oooc:=[Бонусы.P21]" office:value-type="float" office:value="0">
            <text:p>0</text:p>
          </table:table-cell>
          <table:table-cell table:formula="oooc:=[Бонусы.P22]" office:value-type="float" office:value="0">
            <text:p>0</text:p>
          </table:table-cell>
          <table:table-cell table:formula="oooc:=[Бонусы.P23]" office:value-type="float" office:value="0">
            <text:p>0</text:p>
          </table:table-cell>
          <table:table-cell table:formula="oooc:=[Бонусы.P24]" office:value-type="float" office:value="0">
            <text:p>0</text:p>
          </table:table-cell>
          <table:table-cell table:formula="oooc:=[Бонусы.P25]" office:value-type="float" office:value="0">
            <text:p>0</text:p>
          </table:table-cell>
          <table:table-cell table:formula="oooc:=[Бонусы.P26]" office:value-type="float" office:value="0">
            <text:p>0</text:p>
          </table:table-cell>
          <table:table-cell table:formula="oooc:=[Бонусы.P27]" office:value-type="float" office:value="0">
            <text:p>0</text:p>
          </table:table-cell>
        </table:table-row>
        <table:table-row table:style-name="ro2">
          <table:table-cell table:style-name="ce181" table:formula="oooc:=[Бонусы.R3]" office:value-type="string" office:string-value="bonus.hearts">
            <text:p>bonus.hearts</text:p>
          </table:table-cell>
          <table:table-cell table:formula="oooc:=[Бонусы.R18]" office:value-type="float" office:value="0">
            <text:p>0</text:p>
          </table:table-cell>
          <table:table-cell table:formula="oooc:=[Бонусы.R19]" office:value-type="float" office:value="0">
            <text:p>0</text:p>
          </table:table-cell>
          <table:table-cell table:formula="oooc:=[Бонусы.R20]" office:value-type="float" office:value="0">
            <text:p>0</text:p>
          </table:table-cell>
          <table:table-cell table:formula="oooc:=[Бонусы.R21]" office:value-type="float" office:value="0">
            <text:p>0</text:p>
          </table:table-cell>
          <table:table-cell table:formula="oooc:=[Бонусы.R22]" office:value-type="float" office:value="0">
            <text:p>0</text:p>
          </table:table-cell>
          <table:table-cell table:formula="oooc:=[Бонусы.R23]" office:value-type="float" office:value="0">
            <text:p>0</text:p>
          </table:table-cell>
          <table:table-cell table:formula="oooc:=[Бонусы.R24]" office:value-type="float" office:value="0">
            <text:p>0</text:p>
          </table:table-cell>
          <table:table-cell table:formula="oooc:=[Бонусы.R25]" office:value-type="float" office:value="0">
            <text:p>0</text:p>
          </table:table-cell>
          <table:table-cell table:formula="oooc:=[Бонусы.R26]" office:value-type="float" office:value="0">
            <text:p>0</text:p>
          </table:table-cell>
          <table:table-cell table:formula="oooc:=[Бонусы.R27]" office:value-type="float" office:value="0">
            <text:p>0</text:p>
          </table:table-cell>
        </table:table-row>
        <table:table-row table:style-name="ro2" table:number-rows-repeated="2">
          <table:table-cell table:style-name="ce181"/>
          <table:table-cell table:number-columns-repeated="10"/>
        </table:table-row>
        <table:table-row table:style-name="ro2" table:number-rows-repeated="7">
          <table:table-cell table:number-columns-repeated="11"/>
        </table:table-row>
        <table:table-row table:style-name="ro2">
          <table:table-cell office:value-type="string">
            <text:p>noCustomers</text:p>
          </table:table-cell>
          <table:table-cell table:formula="oooc:=[Уровни.B18]" office:value-type="float" office:value="12">
            <text:p>12</text:p>
          </table:table-cell>
          <table:table-cell table:formula="oooc:=[Уровни.B19]" office:value-type="float" office:value="15">
            <text:p>15</text:p>
          </table:table-cell>
          <table:table-cell table:formula="oooc:=[Уровни.B20]" office:value-type="float" office:value="15">
            <text:p>15</text:p>
          </table:table-cell>
          <table:table-cell table:formula="oooc:=[Уровни.B21]" office:value-type="float" office:value="18">
            <text:p>18</text:p>
          </table:table-cell>
          <table:table-cell table:formula="oooc:=[Уровни.B22]" office:value-type="float" office:value="18">
            <text:p>18</text:p>
          </table:table-cell>
          <table:table-cell table:formula="oooc:=[Уровни.B23]" office:value-type="float" office:value="20">
            <text:p>20</text:p>
          </table:table-cell>
          <table:table-cell table:formula="oooc:=[Уровни.B24]" office:value-type="float" office:value="20">
            <text:p>20</text:p>
          </table:table-cell>
          <table:table-cell table:formula="oooc:=[Уровни.B25]" office:value-type="float" office:value="20">
            <text:p>20</text:p>
          </table:table-cell>
          <table:table-cell table:formula="oooc:=[Уровни.B26]" office:value-type="float" office:value="25">
            <text:p>25</text:p>
          </table:table-cell>
          <table:table-cell table:formula="oooc:=[Уровни.B27]" office:value-type="float" office:value="25">
            <text:p>25</text:p>
          </table:table-cell>
        </table:table-row>
        <table:table-row table:style-name="ro2">
          <table:table-cell office:value-type="string">
            <text:p>moneyGoal</text:p>
          </table:table-cell>
          <table:table-cell table:formula="oooc:=[Уровни.R18]" office:value-type="float" office:value="900">
            <text:p>900</text:p>
          </table:table-cell>
          <table:table-cell table:formula="oooc:=[Уровни.R19]" office:value-type="float" office:value="1200">
            <text:p>1200</text:p>
          </table:table-cell>
          <table:table-cell table:formula="oooc:=[Уровни.R20]" office:value-type="float" office:value="1300">
            <text:p>1300</text:p>
          </table:table-cell>
          <table:table-cell table:formula="oooc:=[Уровни.R21]" office:value-type="float" office:value="1500">
            <text:p>1500</text:p>
          </table:table-cell>
          <table:table-cell table:formula="oooc:=[Уровни.R22]" office:value-type="float" office:value="1600">
            <text:p>1600</text:p>
          </table:table-cell>
          <table:table-cell table:formula="oooc:=[Уровни.R23]" office:value-type="float" office:value="1900">
            <text:p>1900</text:p>
          </table:table-cell>
          <table:table-cell table:formula="oooc:=[Уровни.R24]" office:value-type="float" office:value="1800">
            <text:p>1800</text:p>
          </table:table-cell>
          <table:table-cell table:formula="oooc:=[Уровни.R25]" office:value-type="float" office:value="1800">
            <text:p>1800</text:p>
          </table:table-cell>
          <table:table-cell table:formula="oooc:=[Уровни.R26]" office:value-type="float" office:value="2400">
            <text:p>2400</text:p>
          </table:table-cell>
          <table:table-cell table:formula="oooc:=[Уровни.R27]" office:value-type="float" office:value="2500">
            <text:p>2500</text:p>
          </table:table-cell>
        </table:table-row>
        <table:table-row table:style-name="ro2">
          <table:table-cell office:value-type="string">
            <text:p>expertGoal</text:p>
          </table:table-cell>
          <table:table-cell table:formula="oooc:=[Уровни.S18]" office:value-type="float" office:value="1100">
            <text:p>1100</text:p>
          </table:table-cell>
          <table:table-cell table:formula="oooc:=[Уровни.S19]" office:value-type="float" office:value="1500">
            <text:p>1500</text:p>
          </table:table-cell>
          <table:table-cell table:formula="oooc:=[Уровни.S20]" office:value-type="float" office:value="1600">
            <text:p>1600</text:p>
          </table:table-cell>
          <table:table-cell table:formula="oooc:=[Уровни.S21]" office:value-type="float" office:value="1900">
            <text:p>1900</text:p>
          </table:table-cell>
          <table:table-cell table:formula="oooc:=[Уровни.S22]" office:value-type="float" office:value="2000">
            <text:p>2000</text:p>
          </table:table-cell>
          <table:table-cell table:formula="oooc:=[Уровни.S23]" office:value-type="float" office:value="2300">
            <text:p>2300</text:p>
          </table:table-cell>
          <table:table-cell table:formula="oooc:=[Уровни.S24]" office:value-type="float" office:value="2200">
            <text:p>2200</text:p>
          </table:table-cell>
          <table:table-cell table:formula="oooc:=[Уровни.S25]" office:value-type="float" office:value="2200">
            <text:p>2200</text:p>
          </table:table-cell>
          <table:table-cell table:formula="oooc:=[Уровни.S26]" office:value-type="float" office:value="3000">
            <text:p>3000</text:p>
          </table:table-cell>
          <table:table-cell table:formula="oooc:=[Уровни.S27]" office:value-type="float" office:value="3000">
            <text:p>30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3" table:style-name="ta1" table:print="false">
        <table:table-column table:style-name="co16" table:default-cell-style-name="ce180"/>
        <table:table-column table:style-name="co5" table:number-columns-repeated="10" table:default-cell-style-name="Default"/>
        <table:table-row table:style-name="ro2">
          <table:table-cell table:formula="oooc:=['3 _ Russian'.B20]" office:value-type="string" office:string-value="Episode 3 – Russian">
            <text:p>Episode 3 – Russ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81" table:formula="oooc:=[Покупатели.B3]" office:value-type="string" office:string-value="Worker">
            <text:p>Worker</text:p>
          </table:table-cell>
          <table:table-cell table:formula="oooc:=[Покупатели.B30]" office:value-type="float" office:value="1">
            <text:p>1</text:p>
          </table:table-cell>
          <table:table-cell table:formula="oooc:=[Покупатели.B31]" office:value-type="float" office:value="1">
            <text:p>1</text:p>
          </table:table-cell>
          <table:table-cell table:formula="oooc:=[Покупатели.B32]" office:value-type="float" office:value="1">
            <text:p>1</text:p>
          </table:table-cell>
          <table:table-cell table:formula="oooc:=[Покупатели.B33]" office:value-type="float" office:value="0">
            <text:p>0</text:p>
          </table:table-cell>
          <table:table-cell table:formula="oooc:=[Покупатели.B34]" office:value-type="float" office:value="1">
            <text:p>1</text:p>
          </table:table-cell>
          <table:table-cell table:formula="oooc:=[Покупатели.B35]" office:value-type="float" office:value="0">
            <text:p>0</text:p>
          </table:table-cell>
          <table:table-cell table:formula="oooc:=[Покупатели.B36]" office:value-type="float" office:value="0">
            <text:p>0</text:p>
          </table:table-cell>
          <table:table-cell table:formula="oooc:=[Покупатели.B37]" office:value-type="float" office:value="0">
            <text:p>0</text:p>
          </table:table-cell>
          <table:table-cell table:formula="oooc:=[Покупатели.B38]" office:value-type="float" office:value="1">
            <text:p>1</text:p>
          </table:table-cell>
          <table:table-cell table:formula="oooc:=[Покупатели.B39]" office:value-type="float" office:value="0">
            <text:p>0</text:p>
          </table:table-cell>
        </table:table-row>
        <table:table-row table:style-name="ro2">
          <table:table-cell table:style-name="ce181" table:formula="oooc:=[Покупатели.D3]" office:value-type="string" office:string-value="Student">
            <text:p>Student</text:p>
          </table:table-cell>
          <table:table-cell table:formula="oooc:=[Покупатели.D30]" office:value-type="float" office:value="1">
            <text:p>1</text:p>
          </table:table-cell>
          <table:table-cell table:formula="oooc:=[Покупатели.D31]" office:value-type="float" office:value="0">
            <text:p>0</text:p>
          </table:table-cell>
          <table:table-cell table:formula="oooc:=[Покупатели.D32]" office:value-type="float" office:value="0">
            <text:p>0</text:p>
          </table:table-cell>
          <table:table-cell table:formula="oooc:=[Покупатели.D33]" office:value-type="float" office:value="1">
            <text:p>1</text:p>
          </table:table-cell>
          <table:table-cell table:formula="oooc:=[Покупатели.D34]" office:value-type="float" office:value="0">
            <text:p>0</text:p>
          </table:table-cell>
          <table:table-cell table:formula="oooc:=[Покупатели.D35]" office:value-type="float" office:value="1">
            <text:p>1</text:p>
          </table:table-cell>
          <table:table-cell table:formula="oooc:=[Покупатели.D36]" office:value-type="float" office:value="1">
            <text:p>1</text:p>
          </table:table-cell>
          <table:table-cell table:formula="oooc:=[Покупатели.D37]" office:value-type="float" office:value="0">
            <text:p>0</text:p>
          </table:table-cell>
          <table:table-cell table:formula="oooc:=[Покупатели.D38]" office:value-type="float" office:value="0">
            <text:p>0</text:p>
          </table:table-cell>
          <table:table-cell table:formula="oooc:=[Покупатели.D39]" office:value-type="float" office:value="1">
            <text:p>1</text:p>
          </table:table-cell>
        </table:table-row>
        <table:table-row table:style-name="ro2">
          <table:table-cell table:style-name="ce181" table:formula="oooc:=[Покупатели.F3]" office:value-type="string" office:string-value="Business">
            <text:p>Business</text:p>
          </table:table-cell>
          <table:table-cell table:formula="oooc:=[Покупатели.F30]" office:value-type="float" office:value="1">
            <text:p>1</text:p>
          </table:table-cell>
          <table:table-cell table:formula="oooc:=[Покупатели.F31]" office:value-type="float" office:value="1">
            <text:p>1</text:p>
          </table:table-cell>
          <table:table-cell table:formula="oooc:=[Покупатели.F32]" office:value-type="float" office:value="0">
            <text:p>0</text:p>
          </table:table-cell>
          <table:table-cell table:formula="oooc:=[Покупатели.F33]" office:value-type="float" office:value="0">
            <text:p>0</text:p>
          </table:table-cell>
          <table:table-cell table:formula="oooc:=[Покупатели.F34]" office:value-type="float" office:value="0">
            <text:p>0</text:p>
          </table:table-cell>
          <table:table-cell table:formula="oooc:=[Покупатели.F35]" office:value-type="float" office:value="1">
            <text:p>1</text:p>
          </table:table-cell>
          <table:table-cell table:formula="oooc:=[Покупатели.F36]" office:value-type="float" office:value="1">
            <text:p>1</text:p>
          </table:table-cell>
          <table:table-cell table:formula="oooc:=[Покупатели.F37]" office:value-type="float" office:value="1">
            <text:p>1</text:p>
          </table:table-cell>
          <table:table-cell table:formula="oooc:=[Покупатели.F38]" office:value-type="float" office:value="0">
            <text:p>0</text:p>
          </table:table-cell>
          <table:table-cell table:formula="oooc:=[Покупатели.F39]" office:value-type="float" office:value="1">
            <text:p>1</text:p>
          </table:table-cell>
        </table:table-row>
        <table:table-row table:style-name="ro2">
          <table:table-cell table:style-name="ce181" table:formula="oooc:=[Покупатели.H3]" office:value-type="string" office:string-value="Oldlady">
            <text:p>Oldlady</text:p>
          </table:table-cell>
          <table:table-cell table:formula="oooc:=[Покупатели.H30]" office:value-type="float" office:value="0">
            <text:p>0</text:p>
          </table:table-cell>
          <table:table-cell table:formula="oooc:=[Покупатели.H31]" office:value-type="float" office:value="0">
            <text:p>0</text:p>
          </table:table-cell>
          <table:table-cell table:formula="oooc:=[Покупатели.H32]" office:value-type="float" office:value="1">
            <text:p>1</text:p>
          </table:table-cell>
          <table:table-cell table:formula="oooc:=[Покупатели.H33]" office:value-type="float" office:value="1">
            <text:p>1</text:p>
          </table:table-cell>
          <table:table-cell table:formula="oooc:=[Покупатели.H34]" office:value-type="float" office:value="0">
            <text:p>0</text:p>
          </table:table-cell>
          <table:table-cell table:formula="oooc:=[Покупатели.H35]" office:value-type="float" office:value="0">
            <text:p>0</text:p>
          </table:table-cell>
          <table:table-cell table:formula="oooc:=[Покупатели.H36]" office:value-type="float" office:value="1">
            <text:p>1</text:p>
          </table:table-cell>
          <table:table-cell table:formula="oooc:=[Покупатели.H37]" office:value-type="float" office:value="0">
            <text:p>0</text:p>
          </table:table-cell>
          <table:table-cell table:formula="oooc:=[Покупатели.H38]" office:value-type="float" office:value="0">
            <text:p>0</text:p>
          </table:table-cell>
          <table:table-cell table:formula="oooc:=[Покупатели.H39]" office:value-type="float" office:value="1">
            <text:p>1</text:p>
          </table:table-cell>
        </table:table-row>
        <table:table-row table:style-name="ro2">
          <table:table-cell table:style-name="ce181" table:formula="oooc:=[Покупатели.J3]" office:value-type="string" office:string-value="Critic">
            <text:p>Critic</text:p>
          </table:table-cell>
          <table:table-cell table:formula="oooc:=[Покупатели.J30]" office:value-type="float" office:value="0">
            <text:p>0</text:p>
          </table:table-cell>
          <table:table-cell table:formula="oooc:=[Покупатели.J31]" office:value-type="float" office:value="0">
            <text:p>0</text:p>
          </table:table-cell>
          <table:table-cell table:formula="oooc:=[Покупатели.J32]" office:value-type="float" office:value="0">
            <text:p>0</text:p>
          </table:table-cell>
          <table:table-cell table:formula="oooc:=[Покупатели.J33]" office:value-type="float" office:value="0">
            <text:p>0</text:p>
          </table:table-cell>
          <table:table-cell table:formula="oooc:=[Покупатели.J34]" office:value-type="float" office:value="0">
            <text:p>0</text:p>
          </table:table-cell>
          <table:table-cell table:formula="oooc:=[Покупатели.J35]" office:value-type="float" office:value="0">
            <text:p>0</text:p>
          </table:table-cell>
          <table:table-cell table:formula="oooc:=[Покупатели.J36]" office:value-type="float" office:value="0">
            <text:p>0</text:p>
          </table:table-cell>
          <table:table-cell table:formula="oooc:=[Покупатели.J37]" office:value-type="float" office:value="0">
            <text:p>0</text:p>
          </table:table-cell>
          <table:table-cell table:formula="oooc:=[Покупатели.J38]" office:value-type="float" office:value="0">
            <text:p>0</text:p>
          </table:table-cell>
          <table:table-cell table:formula="oooc:=[Покупатели.J39]" office:value-type="float" office:value="1">
            <text:p>1</text:p>
          </table:table-cell>
        </table:table-row>
        <table:table-row table:style-name="ro2">
          <table:table-cell table:style-name="ce181" table:formula="oooc:=[Покупатели.L3]" office:value-type="string" office:string-value="Schoolkid">
            <text:p>Schoolkid</text:p>
          </table:table-cell>
          <table:table-cell table:formula="oooc:=[Покупатели.L30]" office:value-type="float" office:value="0">
            <text:p>0</text:p>
          </table:table-cell>
          <table:table-cell table:formula="oooc:=[Покупатели.L31]" office:value-type="float" office:value="0">
            <text:p>0</text:p>
          </table:table-cell>
          <table:table-cell table:formula="oooc:=[Покупатели.L32]" office:value-type="float" office:value="0">
            <text:p>0</text:p>
          </table:table-cell>
          <table:table-cell table:formula="oooc:=[Покупатели.L33]" office:value-type="float" office:value="0">
            <text:p>0</text:p>
          </table:table-cell>
          <table:table-cell table:formula="oooc:=[Покупатели.L34]" office:value-type="float" office:value="0">
            <text:p>0</text:p>
          </table:table-cell>
          <table:table-cell table:formula="oooc:=[Покупатели.L35]" office:value-type="float" office:value="0">
            <text:p>0</text:p>
          </table:table-cell>
          <table:table-cell table:formula="oooc:=[Покупатели.L36]" office:value-type="float" office:value="0">
            <text:p>0</text:p>
          </table:table-cell>
          <table:table-cell table:formula="oooc:=[Покупатели.L37]" office:value-type="float" office:value="0">
            <text:p>0</text:p>
          </table:table-cell>
          <table:table-cell table:formula="oooc:=[Покупатели.L38]" office:value-type="float" office:value="1">
            <text:p>1</text:p>
          </table:table-cell>
          <table:table-cell table:formula="oooc:=[Покупатели.L39]" office:value-type="float" office:value="0">
            <text:p>0</text:p>
          </table:table-cell>
        </table:table-row>
        <table:table-row table:style-name="ro2">
          <table:table-cell table:style-name="ce181" table:formula="oooc:=[Покупатели.N3]" office:value-type="string" office:string-value="Vegetarian">
            <text:p>Vegetarian</text:p>
          </table:table-cell>
          <table:table-cell table:formula="oooc:=[Покупатели.N30]" office:value-type="float" office:value="0">
            <text:p>0</text:p>
          </table:table-cell>
          <table:table-cell table:formula="oooc:=[Покупатели.N31]" office:value-type="float" office:value="0">
            <text:p>0</text:p>
          </table:table-cell>
          <table:table-cell table:formula="oooc:=[Покупатели.N32]" office:value-type="float" office:value="0">
            <text:p>0</text:p>
          </table:table-cell>
          <table:table-cell table:formula="oooc:=[Покупатели.N33]" office:value-type="float" office:value="0">
            <text:p>0</text:p>
          </table:table-cell>
          <table:table-cell table:formula="oooc:=[Покупатели.N34]" office:value-type="float" office:value="0">
            <text:p>0</text:p>
          </table:table-cell>
          <table:table-cell table:formula="oooc:=[Покупатели.N35]" office:value-type="float" office:value="1">
            <text:p>1</text:p>
          </table:table-cell>
          <table:table-cell table:formula="oooc:=[Покупатели.N36]" office:value-type="float" office:value="0">
            <text:p>0</text:p>
          </table:table-cell>
          <table:table-cell table:formula="oooc:=[Покупатели.N37]" office:value-type="float" office:value="1">
            <text:p>1</text:p>
          </table:table-cell>
          <table:table-cell table:formula="oooc:=[Покупатели.N38]" office:value-type="float" office:value="1">
            <text:p>1</text:p>
          </table:table-cell>
          <table:table-cell table:formula="oooc:=[Покупатели.N39]" office:value-type="float" office:value="0">
            <text:p>0</text:p>
          </table:table-cell>
        </table:table-row>
        <table:table-row table:style-name="ro2">
          <table:table-cell table:style-name="ce181" table:formula="oooc:=[Покупатели.P3]" office:value-type="string" office:string-value="Tourist Hawaiian">
            <text:p>Tourist Hawaiian</text:p>
          </table:table-cell>
          <table:table-cell table:formula="oooc:=[Покупатели.P30]" office:value-type="float" office:value="0">
            <text:p>0</text:p>
          </table:table-cell>
          <table:table-cell table:formula="oooc:=[Покупатели.P31]" office:value-type="float" office:value="0">
            <text:p>0</text:p>
          </table:table-cell>
          <table:table-cell table:formula="oooc:=[Покупатели.P32]" office:value-type="float" office:value="0">
            <text:p>0</text:p>
          </table:table-cell>
          <table:table-cell table:formula="oooc:=[Покупатели.P33]" office:value-type="float" office:value="0">
            <text:p>0</text:p>
          </table:table-cell>
          <table:table-cell table:formula="oooc:=[Покупатели.P34]" office:value-type="float" office:value="0">
            <text:p>0</text:p>
          </table:table-cell>
          <table:table-cell table:formula="oooc:=[Покупатели.P35]" office:value-type="float" office:value="0">
            <text:p>0</text:p>
          </table:table-cell>
          <table:table-cell table:formula="oooc:=[Покупатели.P36]" office:value-type="float" office:value="0">
            <text:p>0</text:p>
          </table:table-cell>
          <table:table-cell table:formula="oooc:=[Покупатели.P37]" office:value-type="float" office:value="0">
            <text:p>0</text:p>
          </table:table-cell>
          <table:table-cell table:formula="oooc:=[Покупатели.P38]" office:value-type="float" office:value="0">
            <text:p>0</text:p>
          </table:table-cell>
          <table:table-cell table:formula="oooc:=[Покупатели.P39]" office:value-type="float" office:value="0">
            <text:p>0</text:p>
          </table:table-cell>
        </table:table-row>
        <table:table-row table:style-name="ro2">
          <table:table-cell table:style-name="ce181" table:formula="oooc:=[Покупатели.R3]" office:value-type="string" office:string-value="Tourist Mexican">
            <text:p>Tourist Mexican</text:p>
          </table:table-cell>
          <table:table-cell table:formula="oooc:=[Покупатели.R30]" office:value-type="float" office:value="0">
            <text:p>0</text:p>
          </table:table-cell>
          <table:table-cell table:formula="oooc:=[Покупатели.R31]" office:value-type="float" office:value="0">
            <text:p>0</text:p>
          </table:table-cell>
          <table:table-cell table:formula="oooc:=[Покупатели.R32]" office:value-type="float" office:value="0">
            <text:p>0</text:p>
          </table:table-cell>
          <table:table-cell table:formula="oooc:=[Покупатели.R33]" office:value-type="float" office:value="0">
            <text:p>0</text:p>
          </table:table-cell>
          <table:table-cell table:formula="oooc:=[Покупатели.R34]" office:value-type="float" office:value="0">
            <text:p>0</text:p>
          </table:table-cell>
          <table:table-cell table:formula="oooc:=[Покупатели.R35]" office:value-type="float" office:value="0">
            <text:p>0</text:p>
          </table:table-cell>
          <table:table-cell table:formula="oooc:=[Покупатели.R36]" office:value-type="float" office:value="0">
            <text:p>0</text:p>
          </table:table-cell>
          <table:table-cell table:formula="oooc:=[Покупатели.R37]" office:value-type="float" office:value="0">
            <text:p>0</text:p>
          </table:table-cell>
          <table:table-cell table:formula="oooc:=[Покупатели.R38]" office:value-type="float" office:value="0">
            <text:p>0</text:p>
          </table:table-cell>
          <table:table-cell table:formula="oooc:=[Покупатели.R39]" office:value-type="float" office:value="0">
            <text:p>0</text:p>
          </table:table-cell>
        </table:table-row>
        <table:table-row table:style-name="ro2">
          <table:table-cell table:style-name="ce181" table:formula="oooc:=[Покупатели.T3]" office:value-type="string" office:string-value="Tourist Russian">
            <text:p>Tourist Russian</text:p>
          </table:table-cell>
          <table:table-cell table:formula="oooc:=[Покупатели.T30]" office:value-type="float" office:value="0">
            <text:p>0</text:p>
          </table:table-cell>
          <table:table-cell table:formula="oooc:=[Покупатели.T31]" office:value-type="float" office:value="1">
            <text:p>1</text:p>
          </table:table-cell>
          <table:table-cell table:formula="oooc:=[Покупатели.T32]" office:value-type="float" office:value="0">
            <text:p>0</text:p>
          </table:table-cell>
          <table:table-cell table:formula="oooc:=[Покупатели.T33]" office:value-type="float" office:value="1">
            <text:p>1</text:p>
          </table:table-cell>
          <table:table-cell table:formula="oooc:=[Покупатели.T34]" office:value-type="float" office:value="1">
            <text:p>1</text:p>
          </table:table-cell>
          <table:table-cell table:formula="oooc:=[Покупатели.T35]" office:value-type="float" office:value="1">
            <text:p>1</text:p>
          </table:table-cell>
          <table:table-cell table:formula="oooc:=[Покупатели.T36]" office:value-type="float" office:value="0">
            <text:p>0</text:p>
          </table:table-cell>
          <table:table-cell table:formula="oooc:=[Покупатели.T37]" office:value-type="float" office:value="1">
            <text:p>1</text:p>
          </table:table-cell>
          <table:table-cell table:formula="oooc:=[Покупатели.T38]" office:value-type="float" office:value="1">
            <text:p>1</text:p>
          </table:table-cell>
          <table:table-cell table:formula="oooc:=[Покупатели.T39]" office:value-type="float" office:value="1">
            <text:p>1</text:p>
          </table:table-cell>
        </table:table-row>
        <table:table-row table:style-name="ro2">
          <table:table-cell table:style-name="ce181" table:formula="oooc:=[Покупатели.V3]" office:value-type="string" office:string-value="Tourist Japanese">
            <text:p>Tourist Japanese</text:p>
          </table:table-cell>
          <table:table-cell table:formula="oooc:=[Покупатели.V30]" office:value-type="float" office:value="0">
            <text:p>0</text:p>
          </table:table-cell>
          <table:table-cell table:formula="oooc:=[Покупатели.V31]" office:value-type="float" office:value="0">
            <text:p>0</text:p>
          </table:table-cell>
          <table:table-cell table:formula="oooc:=[Покупатели.V32]" office:value-type="float" office:value="0">
            <text:p>0</text:p>
          </table:table-cell>
          <table:table-cell table:formula="oooc:=[Покупатели.V33]" office:value-type="float" office:value="0">
            <text:p>0</text:p>
          </table:table-cell>
          <table:table-cell table:formula="oooc:=[Покупатели.V34]" office:value-type="float" office:value="0">
            <text:p>0</text:p>
          </table:table-cell>
          <table:table-cell table:formula="oooc:=[Покупатели.V35]" office:value-type="float" office:value="0">
            <text:p>0</text:p>
          </table:table-cell>
          <table:table-cell table:formula="oooc:=[Покупатели.V36]" office:value-type="float" office:value="0">
            <text:p>0</text:p>
          </table:table-cell>
          <table:table-cell table:formula="oooc:=[Покупатели.V37]" office:value-type="float" office:value="0">
            <text:p>0</text:p>
          </table:table-cell>
          <table:table-cell table:formula="oooc:=[Покупатели.V38]" office:value-type="float" office:value="0">
            <text:p>0</text:p>
          </table:table-cell>
          <table:table-cell table:formula="oooc:=[Покупатели.V39]" office:value-type="float" office:value="0">
            <text:p>0</text:p>
          </table:table-cell>
        </table:table-row>
        <table:table-row table:style-name="ro2">
          <table:table-cell table:style-name="ce182" table:formula="oooc:=['3 _ Russian'.A3]" office:value-type="string" office:string-value="Cabbage Stew">
            <text:p>Cabbage Stew</text:p>
          </table:table-cell>
          <table:table-cell table:formula="oooc:=['3 _ Russian'.K3]" office:value-type="float" office:value="0">
            <text:p>0</text:p>
          </table:table-cell>
          <table:table-cell table:formula="oooc:=['3 _ Russian'.L3]" office:value-type="float" office:value="3">
            <text:p>3</text:p>
          </table:table-cell>
          <table:table-cell table:formula="oooc:=['3 _ Russian'.M3]" office:value-type="float" office:value="0">
            <text:p>0</text:p>
          </table:table-cell>
          <table:table-cell table:formula="oooc:=['3 _ Russian'.N3]" office:value-type="float" office:value="1">
            <text:p>1</text:p>
          </table:table-cell>
          <table:table-cell table:formula="oooc:=['3 _ Russian'.O3]" office:value-type="float" office:value="0">
            <text:p>0</text:p>
          </table:table-cell>
          <table:table-cell table:formula="oooc:=['3 _ Russian'.P3]" office:value-type="float" office:value="0">
            <text:p>0</text:p>
          </table:table-cell>
          <table:table-cell table:formula="oooc:=['3 _ Russian'.Q3]" office:value-type="float" office:value="2">
            <text:p>2</text:p>
          </table:table-cell>
          <table:table-cell table:formula="oooc:=['3 _ Russian'.R3]" office:value-type="float" office:value="0">
            <text:p>0</text:p>
          </table:table-cell>
          <table:table-cell table:formula="oooc:=['3 _ Russian'.S3]" office:value-type="float" office:value="0">
            <text:p>0</text:p>
          </table:table-cell>
          <table:table-cell table:formula="oooc:=['3 _ Russian'.T3]" office:value-type="float" office:value="0">
            <text:p>0</text:p>
          </table:table-cell>
        </table:table-row>
        <table:table-row table:style-name="ro2">
          <table:table-cell table:style-name="ce182" table:formula="oooc:=['3 _ Russian'.A4]" office:value-type="string" office:string-value="Pelmeni">
            <text:p>Pelmeni</text:p>
          </table:table-cell>
          <table:table-cell table:formula="oooc:=['3 _ Russian'.K4]" office:value-type="float" office:value="3">
            <text:p>3</text:p>
          </table:table-cell>
          <table:table-cell table:formula="oooc:=['3 _ Russian'.L4]" office:value-type="float" office:value="0">
            <text:p>0</text:p>
          </table:table-cell>
          <table:table-cell table:formula="oooc:=['3 _ Russian'.M4]" office:value-type="float" office:value="4">
            <text:p>4</text:p>
          </table:table-cell>
          <table:table-cell table:formula="oooc:=['3 _ Russian'.N4]" office:value-type="float" office:value="0">
            <text:p>0</text:p>
          </table:table-cell>
          <table:table-cell table:formula="oooc:=['3 _ Russian'.O4]" office:value-type="float" office:value="0">
            <text:p>0</text:p>
          </table:table-cell>
          <table:table-cell table:formula="oooc:=['3 _ Russian'.P4]" office:value-type="float" office:value="0">
            <text:p>0</text:p>
          </table:table-cell>
          <table:table-cell table:formula="oooc:=['3 _ Russian'.Q4]" office:value-type="float" office:value="0">
            <text:p>0</text:p>
          </table:table-cell>
          <table:table-cell table:formula="oooc:=['3 _ Russian'.R4]" office:value-type="float" office:value="0">
            <text:p>0</text:p>
          </table:table-cell>
          <table:table-cell table:formula="oooc:=['3 _ Russian'.S4]" office:value-type="float" office:value="1">
            <text:p>1</text:p>
          </table:table-cell>
          <table:table-cell table:formula="oooc:=['3 _ Russian'.T4]" office:value-type="float" office:value="1">
            <text:p>1</text:p>
          </table:table-cell>
        </table:table-row>
        <table:table-row table:style-name="ro2">
          <table:table-cell table:style-name="ce182" table:formula="oooc:=['3 _ Russian'.A5]" office:value-type="string" office:string-value="Golubtsy">
            <text:p>Golubtsy</text:p>
          </table:table-cell>
          <table:table-cell table:formula="oooc:=['3 _ Russian'.K5]" office:value-type="float" office:value="0">
            <text:p>0</text:p>
          </table:table-cell>
          <table:table-cell table:formula="oooc:=['3 _ Russian'.L5]" office:value-type="float" office:value="0">
            <text:p>0</text:p>
          </table:table-cell>
          <table:table-cell table:formula="oooc:=['3 _ Russian'.M5]" office:value-type="float" office:value="0">
            <text:p>0</text:p>
          </table:table-cell>
          <table:table-cell table:formula="oooc:=['3 _ Russian'.N5]" office:value-type="float" office:value="1">
            <text:p>1</text:p>
          </table:table-cell>
          <table:table-cell table:formula="oooc:=['3 _ Russian'.O5]" office:value-type="float" office:value="2">
            <text:p>2</text:p>
          </table:table-cell>
          <table:table-cell table:formula="oooc:=['3 _ Russian'.P5]" office:value-type="float" office:value="2">
            <text:p>2</text:p>
          </table:table-cell>
          <table:table-cell table:formula="oooc:=['3 _ Russian'.Q5]" office:value-type="float" office:value="0">
            <text:p>0</text:p>
          </table:table-cell>
          <table:table-cell table:formula="oooc:=['3 _ Russian'.R5]" office:value-type="float" office:value="0">
            <text:p>0</text:p>
          </table:table-cell>
          <table:table-cell table:formula="oooc:=['3 _ Russian'.S5]" office:value-type="float" office:value="2">
            <text:p>2</text:p>
          </table:table-cell>
          <table:table-cell table:formula="oooc:=['3 _ Russian'.T5]" office:value-type="float" office:value="0">
            <text:p>0</text:p>
          </table:table-cell>
        </table:table-row>
        <table:table-row table:style-name="ro2">
          <table:table-cell table:style-name="ce182" table:formula="oooc:=['3 _ Russian'.A6]" office:value-type="string" office:string-value="Fried Mushrooms">
            <text:p>Fried Mushrooms</text:p>
          </table:table-cell>
          <table:table-cell table:formula="oooc:=['3 _ Russian'.K6]" office:value-type="float" office:value="0">
            <text:p>0</text:p>
          </table:table-cell>
          <table:table-cell table:formula="oooc:=['3 _ Russian'.L6]" office:value-type="float" office:value="0">
            <text:p>0</text:p>
          </table:table-cell>
          <table:table-cell table:formula="oooc:=['3 _ Russian'.M6]" office:value-type="float" office:value="0">
            <text:p>0</text:p>
          </table:table-cell>
          <table:table-cell table:formula="oooc:=['3 _ Russian'.N6]" office:value-type="float" office:value="1">
            <text:p>1</text:p>
          </table:table-cell>
          <table:table-cell table:formula="oooc:=['3 _ Russian'.O6]" office:value-type="float" office:value="1">
            <text:p>1</text:p>
          </table:table-cell>
          <table:table-cell table:formula="oooc:=['3 _ Russian'.P6]" office:value-type="float" office:value="0">
            <text:p>0</text:p>
          </table:table-cell>
          <table:table-cell table:formula="oooc:=['3 _ Russian'.Q6]" office:value-type="float" office:value="0">
            <text:p>0</text:p>
          </table:table-cell>
          <table:table-cell table:formula="oooc:=['3 _ Russian'.R6]" office:value-type="float" office:value="2">
            <text:p>2</text:p>
          </table:table-cell>
          <table:table-cell table:formula="oooc:=['3 _ Russian'.S6]" office:value-type="float" office:value="0">
            <text:p>0</text:p>
          </table:table-cell>
          <table:table-cell table:formula="oooc:=['3 _ Russian'.T6]" office:value-type="float" office:value="2">
            <text:p>2</text:p>
          </table:table-cell>
        </table:table-row>
        <table:table-row table:style-name="ro2">
          <table:table-cell table:style-name="ce182" table:formula="oooc:=['3 _ Russian'.A7]" office:value-type="string" office:string-value="Vareniki">
            <text:p>Vareniki</text:p>
          </table:table-cell>
          <table:table-cell table:formula="oooc:=['3 _ Russian'.K7]" office:value-type="float" office:value="0">
            <text:p>0</text:p>
          </table:table-cell>
          <table:table-cell table:formula="oooc:=['3 _ Russian'.L7]" office:value-type="float" office:value="0">
            <text:p>0</text:p>
          </table:table-cell>
          <table:table-cell table:formula="oooc:=['3 _ Russian'.M7]" office:value-type="float" office:value="0">
            <text:p>0</text:p>
          </table:table-cell>
          <table:table-cell table:formula="oooc:=['3 _ Russian'.N7]" office:value-type="float" office:value="0">
            <text:p>0</text:p>
          </table:table-cell>
          <table:table-cell table:formula="oooc:=['3 _ Russian'.O7]" office:value-type="float" office:value="0">
            <text:p>0</text:p>
          </table:table-cell>
          <table:table-cell table:formula="oooc:=['3 _ Russian'.P7]" office:value-type="float" office:value="2">
            <text:p>2</text:p>
          </table:table-cell>
          <table:table-cell table:formula="oooc:=['3 _ Russian'.Q7]" office:value-type="float" office:value="2">
            <text:p>2</text:p>
          </table:table-cell>
          <table:table-cell table:formula="oooc:=['3 _ Russian'.R7]" office:value-type="float" office:value="2">
            <text:p>2</text:p>
          </table:table-cell>
          <table:table-cell table:formula="oooc:=['3 _ Russian'.S7]" office:value-type="float" office:value="0">
            <text:p>0</text:p>
          </table:table-cell>
          <table:table-cell table:formula="oooc:=['3 _ Russian'.T7]" office:value-type="float" office:value="0">
            <text:p>0</text:p>
          </table:table-cell>
        </table:table-row>
        <table:table-row table:style-name="ro2">
          <table:table-cell table:style-name="ce182" table:formula="oooc:=['3 _ Russian'.A8]" office:value-type="string" office:string-value="Baked Meat">
            <text:p>Baked Meat</text:p>
          </table:table-cell>
          <table:table-cell table:formula="oooc:=['3 _ Russian'.K8]" office:value-type="float" office:value="0">
            <text:p>0</text:p>
          </table:table-cell>
          <table:table-cell table:formula="oooc:=['3 _ Russian'.L8]" office:value-type="float" office:value="0">
            <text:p>0</text:p>
          </table:table-cell>
          <table:table-cell table:formula="oooc:=['3 _ Russian'.M8]" office:value-type="float" office:value="2">
            <text:p>2</text:p>
          </table:table-cell>
          <table:table-cell table:formula="oooc:=['3 _ Russian'.N8]" office:value-type="float" office:value="4">
            <text:p>4</text:p>
          </table:table-cell>
          <table:table-cell table:formula="oooc:=['3 _ Russian'.O8]" office:value-type="float" office:value="0">
            <text:p>0</text:p>
          </table:table-cell>
          <table:table-cell table:formula="oooc:=['3 _ Russian'.P8]" office:value-type="float" office:value="0">
            <text:p>0</text:p>
          </table:table-cell>
          <table:table-cell table:formula="oooc:=['3 _ Russian'.Q8]" office:value-type="float" office:value="0">
            <text:p>0</text:p>
          </table:table-cell>
          <table:table-cell table:formula="oooc:=['3 _ Russian'.R8]" office:value-type="float" office:value="0">
            <text:p>0</text:p>
          </table:table-cell>
          <table:table-cell table:formula="oooc:=['3 _ Russian'.S8]" office:value-type="float" office:value="1">
            <text:p>1</text:p>
          </table:table-cell>
          <table:table-cell table:formula="oooc:=['3 _ Russian'.T8]" office:value-type="float" office:value="0">
            <text:p>0</text:p>
          </table:table-cell>
        </table:table-row>
        <table:table-row table:style-name="ro2">
          <table:table-cell table:style-name="ce182" table:formula="oooc:=['3 _ Russian'.A9]" office:value-type="string" office:string-value="Cutlets">
            <text:p>Cutlets</text:p>
          </table:table-cell>
          <table:table-cell table:formula="oooc:=['3 _ Russian'.K9]" office:value-type="float" office:value="2">
            <text:p>2</text:p>
          </table:table-cell>
          <table:table-cell table:formula="oooc:=['3 _ Russian'.L9]" office:value-type="float" office:value="1">
            <text:p>1</text:p>
          </table:table-cell>
          <table:table-cell table:formula="oooc:=['3 _ Russian'.M9]" office:value-type="float" office:value="0">
            <text:p>0</text:p>
          </table:table-cell>
          <table:table-cell table:formula="oooc:=['3 _ Russian'.N9]" office:value-type="float" office:value="0">
            <text:p>0</text:p>
          </table:table-cell>
          <table:table-cell table:formula="oooc:=['3 _ Russian'.O9]" office:value-type="float" office:value="0">
            <text:p>0</text:p>
          </table:table-cell>
          <table:table-cell table:formula="oooc:=['3 _ Russian'.P9]" office:value-type="float" office:value="0">
            <text:p>0</text:p>
          </table:table-cell>
          <table:table-cell table:formula="oooc:=['3 _ Russian'.Q9]" office:value-type="float" office:value="2">
            <text:p>2</text:p>
          </table:table-cell>
          <table:table-cell table:formula="oooc:=['3 _ Russian'.R9]" office:value-type="float" office:value="2">
            <text:p>2</text:p>
          </table:table-cell>
          <table:table-cell table:formula="oooc:=['3 _ Russian'.S9]" office:value-type="float" office:value="0">
            <text:p>0</text:p>
          </table:table-cell>
          <table:table-cell table:formula="oooc:=['3 _ Russian'.T9]" office:value-type="float" office:value="0">
            <text:p>0</text:p>
          </table:table-cell>
        </table:table-row>
        <table:table-row table:style-name="ro2">
          <table:table-cell table:style-name="ce182" table:formula="oooc:=['3 _ Russian'.A10]" office:value-type="string" office:string-value="Mushroom Ragout">
            <text:p>Mushroom Ragout</text:p>
          </table:table-cell>
          <table:table-cell table:formula="oooc:=['3 _ Russian'.K10]" office:value-type="float" office:value="0">
            <text:p>0</text:p>
          </table:table-cell>
          <table:table-cell table:formula="oooc:=['3 _ Russian'.L10]" office:value-type="float" office:value="0">
            <text:p>0</text:p>
          </table:table-cell>
          <table:table-cell table:formula="oooc:=['3 _ Russian'.M10]" office:value-type="float" office:value="0">
            <text:p>0</text:p>
          </table:table-cell>
          <table:table-cell table:formula="oooc:=['3 _ Russian'.N10]" office:value-type="float" office:value="0">
            <text:p>0</text:p>
          </table:table-cell>
          <table:table-cell table:formula="oooc:=['3 _ Russian'.O10]" office:value-type="float" office:value="2">
            <text:p>2</text:p>
          </table:table-cell>
          <table:table-cell table:formula="oooc:=['3 _ Russian'.P10]" office:value-type="float" office:value="0">
            <text:p>0</text:p>
          </table:table-cell>
          <table:table-cell table:formula="oooc:=['3 _ Russian'.Q10]" office:value-type="float" office:value="0">
            <text:p>0</text:p>
          </table:table-cell>
          <table:table-cell table:formula="oooc:=['3 _ Russian'.R10]" office:value-type="float" office:value="2">
            <text:p>2</text:p>
          </table:table-cell>
          <table:table-cell table:formula="oooc:=['3 _ Russian'.S10]" office:value-type="float" office:value="0">
            <text:p>0</text:p>
          </table:table-cell>
          <table:table-cell table:formula="oooc:=['3 _ Russian'.T10]" office:value-type="float" office:value="2">
            <text:p>2</text:p>
          </table:table-cell>
        </table:table-row>
        <table:table-row table:style-name="ro2">
          <table:table-cell table:style-name="ce182" table:formula="oooc:=['3 _ Russian'.A11]" office:value-type="string" office:string-value="Cabbage Stuffed Pancakes">
            <text:p>Cabbage Stuffed Pancakes</text:p>
          </table:table-cell>
          <table:table-cell table:formula="oooc:=['3 _ Russian'.K11]" office:value-type="float" office:value="0">
            <text:p>0</text:p>
          </table:table-cell>
          <table:table-cell table:formula="oooc:=['3 _ Russian'.L11]" office:value-type="float" office:value="2">
            <text:p>2</text:p>
          </table:table-cell>
          <table:table-cell table:formula="oooc:=['3 _ Russian'.M11]" office:value-type="float" office:value="0">
            <text:p>0</text:p>
          </table:table-cell>
          <table:table-cell table:formula="oooc:=['3 _ Russian'.N11]" office:value-type="float" office:value="0">
            <text:p>0</text:p>
          </table:table-cell>
          <table:table-cell table:formula="oooc:=['3 _ Russian'.O11]" office:value-type="float" office:value="0">
            <text:p>0</text:p>
          </table:table-cell>
          <table:table-cell table:formula="oooc:=['3 _ Russian'.P11]" office:value-type="float" office:value="2">
            <text:p>2</text:p>
          </table:table-cell>
          <table:table-cell table:formula="oooc:=['3 _ Russian'.Q11]" office:value-type="float" office:value="0">
            <text:p>0</text:p>
          </table:table-cell>
          <table:table-cell table:formula="oooc:=['3 _ Russian'.R11]" office:value-type="float" office:value="0">
            <text:p>0</text:p>
          </table:table-cell>
          <table:table-cell table:formula="oooc:=['3 _ Russian'.S11]" office:value-type="float" office:value="2">
            <text:p>2</text:p>
          </table:table-cell>
          <table:table-cell table:formula="oooc:=['3 _ Russian'.T11]" office:value-type="float" office:value="0">
            <text:p>0</text:p>
          </table:table-cell>
        </table:table-row>
        <table:table-row table:style-name="ro2">
          <table:table-cell table:style-name="ce182" table:formula="oooc:=['3 _ Russian'.A12]" office:value-type="string" office:string-value="Kulebyaka">
            <text:p>Kulebyaka</text:p>
          </table:table-cell>
          <table:table-cell table:formula="oooc:=['3 _ Russian'.K12]" office:value-type="float" office:value="0">
            <text:p>0</text:p>
          </table:table-cell>
          <table:table-cell table:formula="oooc:=['3 _ Russian'.L12]" office:value-type="float" office:value="0">
            <text:p>0</text:p>
          </table:table-cell>
          <table:table-cell table:formula="oooc:=['3 _ Russian'.M12]" office:value-type="float" office:value="1">
            <text:p>1</text:p>
          </table:table-cell>
          <table:table-cell table:formula="oooc:=['3 _ Russian'.N12]" office:value-type="float" office:value="0">
            <text:p>0</text:p>
          </table:table-cell>
          <table:table-cell table:formula="oooc:=['3 _ Russian'.O12]" office:value-type="float" office:value="0">
            <text:p>0</text:p>
          </table:table-cell>
          <table:table-cell table:formula="oooc:=['3 _ Russian'.P12]" office:value-type="float" office:value="0">
            <text:p>0</text:p>
          </table:table-cell>
          <table:table-cell table:formula="oooc:=['3 _ Russian'.Q12]" office:value-type="float" office:value="0">
            <text:p>0</text:p>
          </table:table-cell>
          <table:table-cell table:formula="oooc:=['3 _ Russian'.R12]" office:value-type="float" office:value="2">
            <text:p>2</text:p>
          </table:table-cell>
          <table:table-cell table:formula="oooc:=['3 _ Russian'.S12]" office:value-type="float" office:value="0">
            <text:p>0</text:p>
          </table:table-cell>
          <table:table-cell table:formula="oooc:=['3 _ Russian'.T12]" office:value-type="float" office:value="1">
            <text:p>1</text:p>
          </table:table-cell>
        </table:table-row>
        <table:table-row table:style-name="ro2">
          <table:table-cell table:style-name="ce182" table:formula="oooc:=['3 _ Russian'.A13]" office:value-type="string" office:string-value="Shchi">
            <text:p>Shchi</text:p>
          </table:table-cell>
          <table:table-cell table:formula="oooc:=['3 _ Russian'.K13]" office:value-type="float" office:value="0">
            <text:p>0</text:p>
          </table:table-cell>
          <table:table-cell table:formula="oooc:=['3 _ Russian'.L13]" office:value-type="float" office:value="0">
            <text:p>0</text:p>
          </table:table-cell>
          <table:table-cell table:formula="oooc:=['3 _ Russian'.M13]" office:value-type="float" office:value="0">
            <text:p>0</text:p>
          </table:table-cell>
          <table:table-cell table:formula="oooc:=['3 _ Russian'.N13]" office:value-type="float" office:value="0">
            <text:p>0</text:p>
          </table:table-cell>
          <table:table-cell table:formula="oooc:=['3 _ Russian'.O13]" office:value-type="float" office:value="0">
            <text:p>0</text:p>
          </table:table-cell>
          <table:table-cell table:formula="oooc:=['3 _ Russian'.P13]" office:value-type="float" office:value="0">
            <text:p>0</text:p>
          </table:table-cell>
          <table:table-cell table:formula="oooc:=['3 _ Russian'.Q13]" office:value-type="float" office:value="2">
            <text:p>2</text:p>
          </table:table-cell>
          <table:table-cell table:formula="oooc:=['3 _ Russian'.R13]" office:value-type="float" office:value="0">
            <text:p>0</text:p>
          </table:table-cell>
          <table:table-cell table:formula="oooc:=['3 _ Russian'.S13]" office:value-type="float" office:value="2">
            <text:p>2</text:p>
          </table:table-cell>
          <table:table-cell table:formula="oooc:=['3 _ Russian'.T13]" office:value-type="float" office:value="1">
            <text:p>1</text:p>
          </table:table-cell>
        </table:table-row>
        <table:table-row table:style-name="ro2">
          <table:table-cell table:style-name="ce182" table:formula="oooc:=['3 _ Russian'.A14]" office:value-type="string" office:string-value="Mushroom Soup">
            <text:p>Mushroom Soup</text:p>
          </table:table-cell>
          <table:table-cell table:formula="oooc:=['3 _ Russian'.K14]" office:value-type="float" office:value="0">
            <text:p>0</text:p>
          </table:table-cell>
          <table:table-cell table:formula="oooc:=['3 _ Russian'.L14]" office:value-type="float" office:value="0">
            <text:p>0</text:p>
          </table:table-cell>
          <table:table-cell table:formula="oooc:=['3 _ Russian'.M14]" office:value-type="float" office:value="0">
            <text:p>0</text:p>
          </table:table-cell>
          <table:table-cell table:formula="oooc:=['3 _ Russian'.N14]" office:value-type="float" office:value="0">
            <text:p>0</text:p>
          </table:table-cell>
          <table:table-cell table:formula="oooc:=['3 _ Russian'.O14]" office:value-type="float" office:value="1">
            <text:p>1</text:p>
          </table:table-cell>
          <table:table-cell table:formula="oooc:=['3 _ Russian'.P14]" office:value-type="float" office:value="2">
            <text:p>2</text:p>
          </table:table-cell>
          <table:table-cell table:formula="oooc:=['3 _ Russian'.Q14]" office:value-type="float" office:value="0">
            <text:p>0</text:p>
          </table:table-cell>
          <table:table-cell table:formula="oooc:=['3 _ Russian'.R14]" office:value-type="float" office:value="0">
            <text:p>0</text:p>
          </table:table-cell>
          <table:table-cell table:formula="oooc:=['3 _ Russian'.S14]" office:value-type="float" office:value="0">
            <text:p>0</text:p>
          </table:table-cell>
          <table:table-cell table:formula="oooc:=['3 _ Russian'.T14]" office:value-type="float" office:value="1">
            <text:p>1</text:p>
          </table:table-cell>
        </table:table-row>
        <table:table-row table:style-name="ro2">
          <table:table-cell table:style-name="Default" table:formula="oooc:=['3 _ Russian'.J20]" office:value-type="string" office:string-value="pork">
            <text:p>pork</text:p>
          </table:table-cell>
          <table:table-cell table:formula="oooc:=['3 _ Russian'.K20]" office:value-type="float" office:value="24">
            <text:p>24</text:p>
          </table:table-cell>
          <table:table-cell table:formula="oooc:=['3 _ Russian'.L20]" office:value-type="float" office:value="24">
            <text:p>24</text:p>
          </table:table-cell>
          <table:table-cell table:formula="oooc:=['3 _ Russian'.M20]" office:value-type="float" office:value="24">
            <text:p>24</text:p>
          </table:table-cell>
          <table:table-cell table:formula="oooc:=['3 _ Russian'.N20]" office:value-type="float" office:value="21">
            <text:p>21</text:p>
          </table:table-cell>
          <table:table-cell table:formula="oooc:=['3 _ Russian'.O20]" office:value-type="float" office:value="0">
            <text:p>0</text:p>
          </table:table-cell>
          <table:table-cell table:formula="oooc:=['3 _ Russian'.P20]" office:value-type="float" office:value="0">
            <text:p>0</text:p>
          </table:table-cell>
          <table:table-cell table:formula="oooc:=['3 _ Russian'.Q20]" office:value-type="float" office:value="24">
            <text:p>24</text:p>
          </table:table-cell>
          <table:table-cell table:formula="oooc:=['3 _ Russian'.R20]" office:value-type="float" office:value="24">
            <text:p>24</text:p>
          </table:table-cell>
          <table:table-cell table:formula="oooc:=['3 _ Russian'.S20]" office:value-type="float" office:value="24">
            <text:p>24</text:p>
          </table:table-cell>
          <table:table-cell table:formula="oooc:=['3 _ Russian'.T20]" office:value-type="float" office:value="20">
            <text:p>20</text:p>
          </table:table-cell>
        </table:table-row>
        <table:table-row table:style-name="ro2">
          <table:table-cell table:style-name="Default" table:formula="oooc:=['3 _ Russian'.J21]" office:value-type="string" office:string-value="mushroom">
            <text:p>mushroom</text:p>
          </table:table-cell>
          <table:table-cell table:formula="oooc:=['3 _ Russian'.K21]" office:value-type="float" office:value="0">
            <text:p>0</text:p>
          </table:table-cell>
          <table:table-cell table:formula="oooc:=['3 _ Russian'.L21]" office:value-type="float" office:value="0">
            <text:p>0</text:p>
          </table:table-cell>
          <table:table-cell table:formula="oooc:=['3 _ Russian'.M21]" office:value-type="float" office:value="18">
            <text:p>18</text:p>
          </table:table-cell>
          <table:table-cell table:formula="oooc:=['3 _ Russian'.N21]" office:value-type="float" office:value="27">
            <text:p>27</text:p>
          </table:table-cell>
          <table:table-cell table:formula="oooc:=['3 _ Russian'.O21]" office:value-type="float" office:value="27">
            <text:p>27</text:p>
          </table:table-cell>
          <table:table-cell table:formula="oooc:=['3 _ Russian'.P21]" office:value-type="float" office:value="21">
            <text:p>21</text:p>
          </table:table-cell>
          <table:table-cell table:formula="oooc:=['3 _ Russian'.Q21]" office:value-type="float" office:value="0">
            <text:p>0</text:p>
          </table:table-cell>
          <table:table-cell table:formula="oooc:=['3 _ Russian'.R21]" office:value-type="float" office:value="27">
            <text:p>27</text:p>
          </table:table-cell>
          <table:table-cell table:formula="oooc:=['3 _ Russian'.S21]" office:value-type="float" office:value="20">
            <text:p>20</text:p>
          </table:table-cell>
          <table:table-cell table:formula="oooc:=['3 _ Russian'.T21]" office:value-type="float" office:value="27">
            <text:p>27</text:p>
          </table:table-cell>
        </table:table-row>
        <table:table-row table:style-name="ro2">
          <table:table-cell table:style-name="Default" table:formula="oooc:=['3 _ Russian'.J22]" office:value-type="string" office:string-value="cabbage">
            <text:p>cabbage</text:p>
          </table:table-cell>
          <table:table-cell table:formula="oooc:=['3 _ Russian'.K22]" office:value-type="float" office:value="0">
            <text:p>0</text:p>
          </table:table-cell>
          <table:table-cell table:formula="oooc:=['3 _ Russian'.L22]" office:value-type="float" office:value="24">
            <text:p>24</text:p>
          </table:table-cell>
          <table:table-cell table:formula="oooc:=['3 _ Russian'.M22]" office:value-type="float" office:value="0">
            <text:p>0</text:p>
          </table:table-cell>
          <table:table-cell table:formula="oooc:=['3 _ Russian'.N22]" office:value-type="float" office:value="15">
            <text:p>15</text:p>
          </table:table-cell>
          <table:table-cell table:formula="oooc:=['3 _ Russian'.O22]" office:value-type="float" office:value="20">
            <text:p>20</text:p>
          </table:table-cell>
          <table:table-cell table:formula="oooc:=['3 _ Russian'.P22]" office:value-type="float" office:value="24">
            <text:p>24</text:p>
          </table:table-cell>
          <table:table-cell table:formula="oooc:=['3 _ Russian'.Q22]" office:value-type="float" office:value="24">
            <text:p>24</text:p>
          </table:table-cell>
          <table:table-cell table:formula="oooc:=['3 _ Russian'.R22]" office:value-type="float" office:value="0">
            <text:p>0</text:p>
          </table:table-cell>
          <table:table-cell table:formula="oooc:=['3 _ Russian'.S22]" office:value-type="float" office:value="24">
            <text:p>24</text:p>
          </table:table-cell>
          <table:table-cell table:formula="oooc:=['3 _ Russian'.T22]" office:value-type="float" office:value="14">
            <text:p>14</text:p>
          </table:table-cell>
        </table:table-row>
        <table:table-row table:style-name="ro2">
          <table:table-cell table:style-name="Default" table:formula="oooc:=['3 _ Russian'.J23]" office:value-type="string" office:string-value="potato">
            <text:p>potato</text:p>
          </table:table-cell>
          <table:table-cell table:formula="oooc:=['3 _ Russian'.K23]" office:value-type="float" office:value="0">
            <text:p>0</text:p>
          </table:table-cell>
          <table:table-cell table:formula="oooc:=['3 _ Russian'.L23]" office:value-type="float" office:value="0">
            <text:p>0</text:p>
          </table:table-cell>
          <table:table-cell table:formula="oooc:=['3 _ Russian'.M23]" office:value-type="float" office:value="18">
            <text:p>18</text:p>
          </table:table-cell>
          <table:table-cell table:formula="oooc:=['3 _ Russian'.N23]" office:value-type="float" office:value="21">
            <text:p>21</text:p>
          </table:table-cell>
          <table:table-cell table:formula="oooc:=['3 _ Russian'.O23]" office:value-type="float" office:value="20">
            <text:p>20</text:p>
          </table:table-cell>
          <table:table-cell table:formula="oooc:=['3 _ Russian'.P23]" office:value-type="float" office:value="24">
            <text:p>24</text:p>
          </table:table-cell>
          <table:table-cell table:formula="oooc:=['3 _ Russian'.Q23]" office:value-type="float" office:value="24">
            <text:p>24</text:p>
          </table:table-cell>
          <table:table-cell table:formula="oooc:=['3 _ Russian'.R23]" office:value-type="float" office:value="24">
            <text:p>24</text:p>
          </table:table-cell>
          <table:table-cell table:formula="oooc:=['3 _ Russian'.S23]" office:value-type="float" office:value="17">
            <text:p>17</text:p>
          </table:table-cell>
          <table:table-cell table:formula="oooc:=['3 _ Russian'.T23]" office:value-type="float" office:value="21">
            <text:p>21</text:p>
          </table:table-cell>
        </table:table-row>
        <table:table-row table:style-name="ro2">
          <table:table-cell table:style-name="Default" table:formula="oooc:=['3 _ Russian'.J24]" office:value-type="string" office:string-value="onion">
            <text:p>onion</text:p>
          </table:table-cell>
          <table:table-cell table:formula="oooc:=['3 _ Russian'.K24]" office:value-type="float" office:value="12">
            <text:p>12</text:p>
          </table:table-cell>
          <table:table-cell table:formula="oooc:=['3 _ Russian'.L24]" office:value-type="float" office:value="14">
            <text:p>14</text:p>
          </table:table-cell>
          <table:table-cell table:formula="oooc:=['3 _ Russian'.M24]" office:value-type="float" office:value="0">
            <text:p>0</text:p>
          </table:table-cell>
          <table:table-cell table:formula="oooc:=['3 _ Russian'.N24]" office:value-type="float" office:value="5">
            <text:p>5</text:p>
          </table:table-cell>
          <table:table-cell table:formula="oooc:=['3 _ Russian'.O24]" office:value-type="float" office:value="15">
            <text:p>15</text:p>
          </table:table-cell>
          <table:table-cell table:formula="oooc:=['3 _ Russian'.P24]" office:value-type="float" office:value="15">
            <text:p>15</text:p>
          </table:table-cell>
          <table:table-cell table:formula="oooc:=['3 _ Russian'.Q24]" office:value-type="float" office:value="18">
            <text:p>18</text:p>
          </table:table-cell>
          <table:table-cell table:formula="oooc:=['3 _ Russian'.R24]" office:value-type="float" office:value="18">
            <text:p>18</text:p>
          </table:table-cell>
          <table:table-cell table:formula="oooc:=['3 _ Russian'.S24]" office:value-type="float" office:value="15">
            <text:p>15</text:p>
          </table:table-cell>
          <table:table-cell table:formula="oooc:=['3 _ Russian'.T24]" office:value-type="float" office:value="15">
            <text:p>15</text:p>
          </table:table-cell>
        </table:table-row>
        <table:table-row table:style-name="ro2">
          <table:table-cell table:style-name="Default" table:formula="oooc:=['3 _ Russian'.J25]" office:value-type="string" office:string-value="flour">
            <text:p>flour</text:p>
          </table:table-cell>
          <table:table-cell table:formula="oooc:=['3 _ Russian'.K25]" office:value-type="float" office:value="18">
            <text:p>18</text:p>
          </table:table-cell>
          <table:table-cell table:formula="oooc:=['3 _ Russian'.L25]" office:value-type="float" office:value="22">
            <text:p>22</text:p>
          </table:table-cell>
          <table:table-cell table:formula="oooc:=['3 _ Russian'.M25]" office:value-type="float" office:value="24">
            <text:p>24</text:p>
          </table:table-cell>
          <table:table-cell table:formula="oooc:=['3 _ Russian'.N25]" office:value-type="float" office:value="0">
            <text:p>0</text:p>
          </table:table-cell>
          <table:table-cell table:formula="oooc:=['3 _ Russian'.O25]" office:value-type="float" office:value="0">
            <text:p>0</text:p>
          </table:table-cell>
          <table:table-cell table:formula="oooc:=['3 _ Russian'.P25]" office:value-type="float" office:value="24">
            <text:p>24</text:p>
          </table:table-cell>
          <table:table-cell table:formula="oooc:=['3 _ Russian'.Q25]" office:value-type="float" office:value="18">
            <text:p>18</text:p>
          </table:table-cell>
          <table:table-cell table:formula="oooc:=['3 _ Russian'.R25]" office:value-type="float" office:value="24">
            <text:p>24</text:p>
          </table:table-cell>
          <table:table-cell table:formula="oooc:=['3 _ Russian'.S25]" office:value-type="float" office:value="22">
            <text:p>22</text:p>
          </table:table-cell>
          <table:table-cell table:formula="oooc:=['3 _ Russian'.T25]" office:value-type="float" office:value="14">
            <text:p>14</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81" table:formula="oooc:=[Бонусы.B3]" office:value-type="string" office:string-value="bonus.spoon">
            <text:p>bonus.spoon</text:p>
          </table:table-cell>
          <table:table-cell table:formula="oooc:=[Бонусы.B30]" office:value-type="float" office:value="0">
            <text:p>0</text:p>
          </table:table-cell>
          <table:table-cell table:formula="oooc:=[Бонусы.B31]" office:value-type="float" office:value="0">
            <text:p>0</text:p>
          </table:table-cell>
          <table:table-cell table:formula="oooc:=[Бонусы.B32]" office:value-type="float" office:value="0">
            <text:p>0</text:p>
          </table:table-cell>
          <table:table-cell table:formula="oooc:=[Бонусы.B33]" office:value-type="float" office:value="0">
            <text:p>0</text:p>
          </table:table-cell>
          <table:table-cell table:formula="oooc:=[Бонусы.B34]" office:value-type="float" office:value="0">
            <text:p>0</text:p>
          </table:table-cell>
          <table:table-cell table:formula="oooc:=[Бонусы.B35]" office:value-type="float" office:value="0">
            <text:p>0</text:p>
          </table:table-cell>
          <table:table-cell table:formula="oooc:=[Бонусы.B36]" office:value-type="float" office:value="0">
            <text:p>0</text:p>
          </table:table-cell>
          <table:table-cell table:formula="oooc:=[Бонусы.B37]" office:value-type="float" office:value="0">
            <text:p>0</text:p>
          </table:table-cell>
          <table:table-cell table:formula="oooc:=[Бонусы.B38]" office:value-type="float" office:value="0">
            <text:p>0</text:p>
          </table:table-cell>
          <table:table-cell table:formula="oooc:=[Бонусы.B39]" office:value-type="float" office:value="0">
            <text:p>0</text:p>
          </table:table-cell>
        </table:table-row>
        <table:table-row table:style-name="ro2">
          <table:table-cell table:style-name="ce181" table:formula="oooc:=[Бонусы.D3]" office:value-type="string" office:string-value="bonus.removerow">
            <text:p>bonus.removerow</text:p>
          </table:table-cell>
          <table:table-cell table:formula="oooc:=[Бонусы.D30]" office:value-type="float" office:value="0">
            <text:p>0</text:p>
          </table:table-cell>
          <table:table-cell table:formula="oooc:=[Бонусы.D31]" office:value-type="float" office:value="0">
            <text:p>0</text:p>
          </table:table-cell>
          <table:table-cell table:formula="oooc:=[Бонусы.D32]" office:value-type="float" office:value="0">
            <text:p>0</text:p>
          </table:table-cell>
          <table:table-cell table:formula="oooc:=[Бонусы.D33]" office:value-type="float" office:value="0">
            <text:p>0</text:p>
          </table:table-cell>
          <table:table-cell table:formula="oooc:=[Бонусы.D34]" office:value-type="float" office:value="0">
            <text:p>0</text:p>
          </table:table-cell>
          <table:table-cell table:formula="oooc:=[Бонусы.D35]" office:value-type="float" office:value="0">
            <text:p>0</text:p>
          </table:table-cell>
          <table:table-cell table:formula="oooc:=[Бонусы.D36]" office:value-type="float" office:value="0">
            <text:p>0</text:p>
          </table:table-cell>
          <table:table-cell table:formula="oooc:=[Бонусы.D37]" office:value-type="float" office:value="0">
            <text:p>0</text:p>
          </table:table-cell>
          <table:table-cell table:formula="oooc:=[Бонусы.D38]" office:value-type="float" office:value="0">
            <text:p>0</text:p>
          </table:table-cell>
          <table:table-cell table:formula="oooc:=[Бонусы.D39]" office:value-type="float" office:value="0">
            <text:p>0</text:p>
          </table:table-cell>
        </table:table-row>
        <table:table-row table:style-name="ro2">
          <table:table-cell table:style-name="ce181" table:formula="oooc:=[Бонусы.F3]" office:value-type="string" office:string-value="bonus.bomb">
            <text:p>bonus.bomb</text:p>
          </table:table-cell>
          <table:table-cell table:formula="oooc:=[Бонусы.F30]" office:value-type="float" office:value="0">
            <text:p>0</text:p>
          </table:table-cell>
          <table:table-cell table:formula="oooc:=[Бонусы.F31]" office:value-type="float" office:value="0">
            <text:p>0</text:p>
          </table:table-cell>
          <table:table-cell table:formula="oooc:=[Бонусы.F32]" office:value-type="float" office:value="0">
            <text:p>0</text:p>
          </table:table-cell>
          <table:table-cell table:formula="oooc:=[Бонусы.F33]" office:value-type="float" office:value="1">
            <text:p>1</text:p>
          </table:table-cell>
          <table:table-cell table:formula="oooc:=[Бонусы.F34]" office:value-type="float" office:value="1">
            <text:p>1</text:p>
          </table:table-cell>
          <table:table-cell table:formula="oooc:=[Бонусы.F35]" office:value-type="float" office:value="0">
            <text:p>0</text:p>
          </table:table-cell>
          <table:table-cell table:formula="oooc:=[Бонусы.F36]" office:value-type="float" office:value="0">
            <text:p>0</text:p>
          </table:table-cell>
          <table:table-cell table:formula="oooc:=[Бонусы.F37]" office:value-type="float" office:value="0">
            <text:p>0</text:p>
          </table:table-cell>
          <table:table-cell table:formula="oooc:=[Бонусы.F38]" office:value-type="float" office:value="0">
            <text:p>0</text:p>
          </table:table-cell>
          <table:table-cell table:formula="oooc:=[Бонусы.F39]" office:value-type="float" office:value="0">
            <text:p>0</text:p>
          </table:table-cell>
        </table:table-row>
        <table:table-row table:style-name="ro2">
          <table:table-cell table:style-name="ce181" table:formula="oooc:=[Бонусы.H3]" office:value-type="string" office:string-value="bonus.scrollback">
            <text:p>bonus.scrollback</text:p>
          </table:table-cell>
          <table:table-cell table:formula="oooc:=[Бонусы.H30]" office:value-type="float" office:value="0">
            <text:p>0</text:p>
          </table:table-cell>
          <table:table-cell table:formula="oooc:=[Бонусы.H31]" office:value-type="float" office:value="1">
            <text:p>1</text:p>
          </table:table-cell>
          <table:table-cell table:formula="oooc:=[Бонусы.H32]" office:value-type="float" office:value="1">
            <text:p>1</text:p>
          </table:table-cell>
          <table:table-cell table:formula="oooc:=[Бонусы.H33]" office:value-type="float" office:value="0">
            <text:p>0</text:p>
          </table:table-cell>
          <table:table-cell table:formula="oooc:=[Бонусы.H34]" office:value-type="float" office:value="0">
            <text:p>0</text:p>
          </table:table-cell>
          <table:table-cell table:formula="oooc:=[Бонусы.H35]" office:value-type="float" office:value="1">
            <text:p>1</text:p>
          </table:table-cell>
          <table:table-cell table:formula="oooc:=[Бонусы.H36]" office:value-type="float" office:value="1">
            <text:p>1</text:p>
          </table:table-cell>
          <table:table-cell table:formula="oooc:=[Бонусы.H37]" office:value-type="float" office:value="0">
            <text:p>0</text:p>
          </table:table-cell>
          <table:table-cell table:formula="oooc:=[Бонусы.H38]" office:value-type="float" office:value="0">
            <text:p>0</text:p>
          </table:table-cell>
          <table:table-cell table:formula="oooc:=[Бонусы.H39]" office:value-type="float" office:value="0">
            <text:p>0</text:p>
          </table:table-cell>
        </table:table-row>
        <table:table-row table:style-name="ro2">
          <table:table-cell table:style-name="ce181" table:formula="oooc:=[Бонусы.J3]" office:value-type="string" office:string-value="bonus.shuffle">
            <text:p>bonus.shuffle</text:p>
          </table:table-cell>
          <table:table-cell table:formula="oooc:=[Бонусы.J30]" office:value-type="float" office:value="0">
            <text:p>0</text:p>
          </table:table-cell>
          <table:table-cell table:formula="oooc:=[Бонусы.J31]" office:value-type="float" office:value="0">
            <text:p>0</text:p>
          </table:table-cell>
          <table:table-cell table:formula="oooc:=[Бонусы.J32]" office:value-type="float" office:value="0">
            <text:p>0</text:p>
          </table:table-cell>
          <table:table-cell table:formula="oooc:=[Бонусы.J33]" office:value-type="float" office:value="0">
            <text:p>0</text:p>
          </table:table-cell>
          <table:table-cell table:formula="oooc:=[Бонусы.J34]" office:value-type="float" office:value="0">
            <text:p>0</text:p>
          </table:table-cell>
          <table:table-cell table:formula="oooc:=[Бонусы.J35]" office:value-type="float" office:value="0">
            <text:p>0</text:p>
          </table:table-cell>
          <table:table-cell table:formula="oooc:=[Бонусы.J36]" office:value-type="float" office:value="0">
            <text:p>0</text:p>
          </table:table-cell>
          <table:table-cell table:formula="oooc:=[Бонусы.J37]" office:value-type="float" office:value="1">
            <text:p>1</text:p>
          </table:table-cell>
          <table:table-cell table:formula="oooc:=[Бонусы.J38]" office:value-type="float" office:value="1">
            <text:p>1</text:p>
          </table:table-cell>
          <table:table-cell table:formula="oooc:=[Бонусы.J39]" office:value-type="float" office:value="1">
            <text:p>1</text:p>
          </table:table-cell>
        </table:table-row>
        <table:table-row table:style-name="ro2">
          <table:table-cell table:style-name="ce181" table:formula="oooc:=[Бонусы.L3]" office:value-type="string" office:string-value="bonus.magicwand">
            <text:p>bonus.magicwand</text:p>
          </table:table-cell>
          <table:table-cell table:formula="oooc:=[Бонусы.L30]" office:value-type="float" office:value="0">
            <text:p>0</text:p>
          </table:table-cell>
          <table:table-cell table:formula="oooc:=[Бонусы.L31]" office:value-type="float" office:value="0">
            <text:p>0</text:p>
          </table:table-cell>
          <table:table-cell table:formula="oooc:=[Бонусы.L32]" office:value-type="float" office:value="0">
            <text:p>0</text:p>
          </table:table-cell>
          <table:table-cell table:formula="oooc:=[Бонусы.L33]" office:value-type="float" office:value="0">
            <text:p>0</text:p>
          </table:table-cell>
          <table:table-cell table:formula="oooc:=[Бонусы.L34]" office:value-type="float" office:value="0">
            <text:p>0</text:p>
          </table:table-cell>
          <table:table-cell table:formula="oooc:=[Бонусы.L35]" office:value-type="float" office:value="0">
            <text:p>0</text:p>
          </table:table-cell>
          <table:table-cell table:formula="oooc:=[Бонусы.L36]" office:value-type="float" office:value="0">
            <text:p>0</text:p>
          </table:table-cell>
          <table:table-cell table:formula="oooc:=[Бонусы.L37]" office:value-type="float" office:value="0">
            <text:p>0</text:p>
          </table:table-cell>
          <table:table-cell table:formula="oooc:=[Бонусы.L38]" office:value-type="float" office:value="0">
            <text:p>0</text:p>
          </table:table-cell>
          <table:table-cell table:formula="oooc:=[Бонусы.L39]" office:value-type="float" office:value="0">
            <text:p>0</text:p>
          </table:table-cell>
        </table:table-row>
        <table:table-row table:style-name="ro2">
          <table:table-cell table:style-name="ce181" table:formula="oooc:=[Бонусы.N3]" office:value-type="string" office:string-value="bonus.sweet">
            <text:p>bonus.sweet</text:p>
          </table:table-cell>
          <table:table-cell table:formula="oooc:=[Бонусы.N30]" office:value-type="float" office:value="1">
            <text:p>1</text:p>
          </table:table-cell>
          <table:table-cell table:formula="oooc:=[Бонусы.N31]" office:value-type="float" office:value="1">
            <text:p>1</text:p>
          </table:table-cell>
          <table:table-cell table:formula="oooc:=[Бонусы.N32]" office:value-type="float" office:value="1">
            <text:p>1</text:p>
          </table:table-cell>
          <table:table-cell table:formula="oooc:=[Бонусы.N33]" office:value-type="float" office:value="0">
            <text:p>0</text:p>
          </table:table-cell>
          <table:table-cell table:formula="oooc:=[Бонусы.N34]" office:value-type="float" office:value="0">
            <text:p>0</text:p>
          </table:table-cell>
          <table:table-cell table:formula="oooc:=[Бонусы.N35]" office:value-type="float" office:value="0">
            <text:p>0</text:p>
          </table:table-cell>
          <table:table-cell table:formula="oooc:=[Бонусы.N36]" office:value-type="float" office:value="0">
            <text:p>0</text:p>
          </table:table-cell>
          <table:table-cell table:formula="oooc:=[Бонусы.N37]" office:value-type="float" office:value="0">
            <text:p>0</text:p>
          </table:table-cell>
          <table:table-cell table:formula="oooc:=[Бонусы.N38]" office:value-type="float" office:value="0">
            <text:p>0</text:p>
          </table:table-cell>
          <table:table-cell table:formula="oooc:=[Бонусы.N39]" office:value-type="float" office:value="0">
            <text:p>0</text:p>
          </table:table-cell>
        </table:table-row>
        <table:table-row table:style-name="ro2">
          <table:table-cell table:style-name="ce181" table:formula="oooc:=[Бонусы.P3]" office:value-type="string" office:string-value="bonus.gift">
            <text:p>bonus.gift</text:p>
          </table:table-cell>
          <table:table-cell table:formula="oooc:=[Бонусы.P30]" office:value-type="float" office:value="0">
            <text:p>0</text:p>
          </table:table-cell>
          <table:table-cell table:formula="oooc:=[Бонусы.P31]" office:value-type="float" office:value="0">
            <text:p>0</text:p>
          </table:table-cell>
          <table:table-cell table:formula="oooc:=[Бонусы.P32]" office:value-type="float" office:value="0">
            <text:p>0</text:p>
          </table:table-cell>
          <table:table-cell table:formula="oooc:=[Бонусы.P33]" office:value-type="float" office:value="1">
            <text:p>1</text:p>
          </table:table-cell>
          <table:table-cell table:formula="oooc:=[Бонусы.P34]" office:value-type="float" office:value="0">
            <text:p>0</text:p>
          </table:table-cell>
          <table:table-cell table:formula="oooc:=[Бонусы.P35]" office:value-type="float" office:value="0">
            <text:p>0</text:p>
          </table:table-cell>
          <table:table-cell table:formula="oooc:=[Бонусы.P36]" office:value-type="float" office:value="1">
            <text:p>1</text:p>
          </table:table-cell>
          <table:table-cell table:formula="oooc:=[Бонусы.P37]" office:value-type="float" office:value="0">
            <text:p>0</text:p>
          </table:table-cell>
          <table:table-cell table:formula="oooc:=[Бонусы.P38]" office:value-type="float" office:value="1">
            <text:p>1</text:p>
          </table:table-cell>
          <table:table-cell table:formula="oooc:=[Бонусы.P39]" office:value-type="float" office:value="1">
            <text:p>1</text:p>
          </table:table-cell>
        </table:table-row>
        <table:table-row table:style-name="ro2">
          <table:table-cell table:style-name="ce181" table:formula="oooc:=[Бонусы.R3]" office:value-type="string" office:string-value="bonus.hearts">
            <text:p>bonus.hearts</text:p>
          </table:table-cell>
          <table:table-cell table:formula="oooc:=[Бонусы.R30]" office:value-type="float" office:value="0">
            <text:p>0</text:p>
          </table:table-cell>
          <table:table-cell table:formula="oooc:=[Бонусы.R31]" office:value-type="float" office:value="0">
            <text:p>0</text:p>
          </table:table-cell>
          <table:table-cell table:formula="oooc:=[Бонусы.R32]" office:value-type="float" office:value="0">
            <text:p>0</text:p>
          </table:table-cell>
          <table:table-cell table:formula="oooc:=[Бонусы.R33]" office:value-type="float" office:value="0">
            <text:p>0</text:p>
          </table:table-cell>
          <table:table-cell table:formula="oooc:=[Бонусы.R34]" office:value-type="float" office:value="0">
            <text:p>0</text:p>
          </table:table-cell>
          <table:table-cell table:formula="oooc:=[Бонусы.R35]" office:value-type="float" office:value="0">
            <text:p>0</text:p>
          </table:table-cell>
          <table:table-cell table:formula="oooc:=[Бонусы.R36]" office:value-type="float" office:value="0">
            <text:p>0</text:p>
          </table:table-cell>
          <table:table-cell table:formula="oooc:=[Бонусы.R37]" office:value-type="float" office:value="0">
            <text:p>0</text:p>
          </table:table-cell>
          <table:table-cell table:formula="oooc:=[Бонусы.R38]" office:value-type="float" office:value="0">
            <text:p>0</text:p>
          </table:table-cell>
          <table:table-cell table:formula="oooc:=[Бонусы.R39]"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30]" office:value-type="float" office:value="15">
            <text:p>15</text:p>
          </table:table-cell>
          <table:table-cell table:formula="oooc:=[Уровни.B31]" office:value-type="float" office:value="18">
            <text:p>18</text:p>
          </table:table-cell>
          <table:table-cell table:formula="oooc:=[Уровни.B32]" office:value-type="float" office:value="20">
            <text:p>20</text:p>
          </table:table-cell>
          <table:table-cell table:formula="oooc:=[Уровни.B33]" office:value-type="float" office:value="20">
            <text:p>20</text:p>
          </table:table-cell>
          <table:table-cell table:formula="oooc:=[Уровни.B34]" office:value-type="float" office:value="22">
            <text:p>22</text:p>
          </table:table-cell>
          <table:table-cell table:formula="oooc:=[Уровни.B35]" office:value-type="float" office:value="22">
            <text:p>22</text:p>
          </table:table-cell>
          <table:table-cell table:formula="oooc:=[Уровни.B36]" office:value-type="float" office:value="25">
            <text:p>25</text:p>
          </table:table-cell>
          <table:table-cell table:formula="oooc:=[Уровни.B37]" office:value-type="float" office:value="25">
            <text:p>25</text:p>
          </table:table-cell>
          <table:table-cell table:formula="oooc:=[Уровни.B38]" office:value-type="float" office:value="28">
            <text:p>28</text:p>
          </table:table-cell>
          <table:table-cell table:formula="oooc:=[Уровни.B39]" office:value-type="float" office:value="30">
            <text:p>30</text:p>
          </table:table-cell>
        </table:table-row>
        <table:table-row table:style-name="ro2">
          <table:table-cell office:value-type="string">
            <text:p>moneyGoal</text:p>
          </table:table-cell>
          <table:table-cell table:formula="oooc:=[Уровни.R30]" office:value-type="float" office:value="1200">
            <text:p>1200</text:p>
          </table:table-cell>
          <table:table-cell table:formula="oooc:=[Уровни.R31]" office:value-type="float" office:value="1500">
            <text:p>1500</text:p>
          </table:table-cell>
          <table:table-cell table:formula="oooc:=[Уровни.R32]" office:value-type="float" office:value="1800">
            <text:p>1800</text:p>
          </table:table-cell>
          <table:table-cell table:formula="oooc:=[Уровни.R33]" office:value-type="float" office:value="1800">
            <text:p>1800</text:p>
          </table:table-cell>
          <table:table-cell table:formula="oooc:=[Уровни.R34]" office:value-type="float" office:value="2000">
            <text:p>2000</text:p>
          </table:table-cell>
          <table:table-cell table:formula="oooc:=[Уровни.R35]" office:value-type="float" office:value="2100">
            <text:p>2100</text:p>
          </table:table-cell>
          <table:table-cell table:formula="oooc:=[Уровни.R36]" office:value-type="float" office:value="2400">
            <text:p>2400</text:p>
          </table:table-cell>
          <table:table-cell table:formula="oooc:=[Уровни.R37]" office:value-type="float" office:value="2400">
            <text:p>2400</text:p>
          </table:table-cell>
          <table:table-cell table:formula="oooc:=[Уровни.R38]" office:value-type="float" office:value="2700">
            <text:p>2700</text:p>
          </table:table-cell>
          <table:table-cell table:formula="oooc:=[Уровни.R39]" office:value-type="float" office:value="3000">
            <text:p>3000</text:p>
          </table:table-cell>
        </table:table-row>
        <table:table-row table:style-name="ro2">
          <table:table-cell office:value-type="string">
            <text:p>expertGoal</text:p>
          </table:table-cell>
          <table:table-cell table:formula="oooc:=[Уровни.S30]" office:value-type="float" office:value="1500">
            <text:p>1500</text:p>
          </table:table-cell>
          <table:table-cell table:formula="oooc:=[Уровни.S31]" office:value-type="float" office:value="1900">
            <text:p>1900</text:p>
          </table:table-cell>
          <table:table-cell table:formula="oooc:=[Уровни.S32]" office:value-type="float" office:value="2200">
            <text:p>2200</text:p>
          </table:table-cell>
          <table:table-cell table:formula="oooc:=[Уровни.S33]" office:value-type="float" office:value="2300">
            <text:p>2300</text:p>
          </table:table-cell>
          <table:table-cell table:formula="oooc:=[Уровни.S34]" office:value-type="float" office:value="2400">
            <text:p>2400</text:p>
          </table:table-cell>
          <table:table-cell table:formula="oooc:=[Уровни.S35]" office:value-type="float" office:value="2500">
            <text:p>2500</text:p>
          </table:table-cell>
          <table:table-cell table:formula="oooc:=[Уровни.S36]" office:value-type="float" office:value="2900">
            <text:p>2900</text:p>
          </table:table-cell>
          <table:table-cell table:formula="oooc:=[Уровни.S37]" office:value-type="float" office:value="2900">
            <text:p>2900</text:p>
          </table:table-cell>
          <table:table-cell table:formula="oooc:=[Уровни.S38]" office:value-type="float" office:value="3200">
            <text:p>3200</text:p>
          </table:table-cell>
          <table:table-cell table:formula="oooc:=[Уровни.S39]" office:value-type="float" office:value="3800">
            <text:p>38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4" table:style-name="ta1" table:print="false">
        <table:table-column table:style-name="co16" table:default-cell-style-name="ce180"/>
        <table:table-column table:style-name="co5" table:number-columns-repeated="10" table:default-cell-style-name="Default"/>
        <table:table-row table:style-name="ro2">
          <table:table-cell table:formula="oooc:=['4 _ Japanese'.B20]" office:value-type="string" office:string-value="Episode 4 – Japanese">
            <text:p>Episode 4 – Japanese</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81" table:formula="oooc:=[Покупатели.B3]" office:value-type="string" office:string-value="Worker">
            <text:p>Worker</text:p>
          </table:table-cell>
          <table:table-cell table:formula="oooc:=[Покупатели.B42]" office:value-type="float" office:value="0">
            <text:p>0</text:p>
          </table:table-cell>
          <table:table-cell table:formula="oooc:=[Покупатели.B43]" office:value-type="float" office:value="0">
            <text:p>0</text:p>
          </table:table-cell>
          <table:table-cell table:formula="oooc:=[Покупатели.B44]" office:value-type="float" office:value="0">
            <text:p>0</text:p>
          </table:table-cell>
          <table:table-cell table:formula="oooc:=[Покупатели.B45]" office:value-type="float" office:value="0">
            <text:p>0</text:p>
          </table:table-cell>
          <table:table-cell table:formula="oooc:=[Покупатели.B46]" office:value-type="float" office:value="1">
            <text:p>1</text:p>
          </table:table-cell>
          <table:table-cell table:formula="oooc:=[Покупатели.B47]" office:value-type="float" office:value="1">
            <text:p>1</text:p>
          </table:table-cell>
          <table:table-cell table:formula="oooc:=[Покупатели.B48]" office:value-type="float" office:value="1">
            <text:p>1</text:p>
          </table:table-cell>
          <table:table-cell table:formula="oooc:=[Покупатели.B49]" office:value-type="float" office:value="0">
            <text:p>0</text:p>
          </table:table-cell>
          <table:table-cell table:formula="oooc:=[Покупатели.B50]" office:value-type="float" office:value="0">
            <text:p>0</text:p>
          </table:table-cell>
          <table:table-cell table:formula="oooc:=[Покупатели.B51]" office:value-type="float" office:value="0">
            <text:p>0</text:p>
          </table:table-cell>
        </table:table-row>
        <table:table-row table:style-name="ro2">
          <table:table-cell table:style-name="ce181" table:formula="oooc:=[Покупатели.D3]" office:value-type="string" office:string-value="Student">
            <text:p>Student</text:p>
          </table:table-cell>
          <table:table-cell table:formula="oooc:=[Покупатели.D42]" office:value-type="float" office:value="0">
            <text:p>0</text:p>
          </table:table-cell>
          <table:table-cell table:formula="oooc:=[Покупатели.D43]" office:value-type="float" office:value="1">
            <text:p>1</text:p>
          </table:table-cell>
          <table:table-cell table:formula="oooc:=[Покупатели.D44]" office:value-type="float" office:value="1">
            <text:p>1</text:p>
          </table:table-cell>
          <table:table-cell table:formula="oooc:=[Покупатели.D45]" office:value-type="float" office:value="1">
            <text:p>1</text:p>
          </table:table-cell>
          <table:table-cell table:formula="oooc:=[Покупатели.D46]" office:value-type="float" office:value="0">
            <text:p>0</text:p>
          </table:table-cell>
          <table:table-cell table:formula="oooc:=[Покупатели.D47]" office:value-type="float" office:value="1">
            <text:p>1</text:p>
          </table:table-cell>
          <table:table-cell table:formula="oooc:=[Покупатели.D48]" office:value-type="float" office:value="0">
            <text:p>0</text:p>
          </table:table-cell>
          <table:table-cell table:formula="oooc:=[Покупатели.D49]" office:value-type="float" office:value="1">
            <text:p>1</text:p>
          </table:table-cell>
          <table:table-cell table:formula="oooc:=[Покупатели.D50]" office:value-type="float" office:value="0">
            <text:p>0</text:p>
          </table:table-cell>
          <table:table-cell table:formula="oooc:=[Покупатели.D51]" office:value-type="float" office:value="0">
            <text:p>0</text:p>
          </table:table-cell>
        </table:table-row>
        <table:table-row table:style-name="ro2">
          <table:table-cell table:style-name="ce181" table:formula="oooc:=[Покупатели.F3]" office:value-type="string" office:string-value="Business">
            <text:p>Business</text:p>
          </table:table-cell>
          <table:table-cell table:formula="oooc:=[Покупатели.F42]" office:value-type="float" office:value="0">
            <text:p>0</text:p>
          </table:table-cell>
          <table:table-cell table:formula="oooc:=[Покупатели.F43]" office:value-type="float" office:value="0">
            <text:p>0</text:p>
          </table:table-cell>
          <table:table-cell table:formula="oooc:=[Покупатели.F44]" office:value-type="float" office:value="0">
            <text:p>0</text:p>
          </table:table-cell>
          <table:table-cell table:formula="oooc:=[Покупатели.F45]" office:value-type="float" office:value="1">
            <text:p>1</text:p>
          </table:table-cell>
          <table:table-cell table:formula="oooc:=[Покупатели.F46]" office:value-type="float" office:value="0">
            <text:p>0</text:p>
          </table:table-cell>
          <table:table-cell table:formula="oooc:=[Покупатели.F47]" office:value-type="float" office:value="0">
            <text:p>0</text:p>
          </table:table-cell>
          <table:table-cell table:formula="oooc:=[Покупатели.F48]" office:value-type="float" office:value="0">
            <text:p>0</text:p>
          </table:table-cell>
          <table:table-cell table:formula="oooc:=[Покупатели.F49]" office:value-type="float" office:value="1">
            <text:p>1</text:p>
          </table:table-cell>
          <table:table-cell table:formula="oooc:=[Покупатели.F50]" office:value-type="float" office:value="0">
            <text:p>0</text:p>
          </table:table-cell>
          <table:table-cell table:formula="oooc:=[Покупатели.F51]" office:value-type="float" office:value="1">
            <text:p>1</text:p>
          </table:table-cell>
        </table:table-row>
        <table:table-row table:style-name="ro2">
          <table:table-cell table:style-name="ce181" table:formula="oooc:=[Покупатели.H3]" office:value-type="string" office:string-value="Oldlady">
            <text:p>Oldlady</text:p>
          </table:table-cell>
          <table:table-cell table:formula="oooc:=[Покупатели.H42]" office:value-type="float" office:value="0">
            <text:p>0</text:p>
          </table:table-cell>
          <table:table-cell table:formula="oooc:=[Покупатели.H43]" office:value-type="float" office:value="0">
            <text:p>0</text:p>
          </table:table-cell>
          <table:table-cell table:formula="oooc:=[Покупатели.H44]" office:value-type="float" office:value="0">
            <text:p>0</text:p>
          </table:table-cell>
          <table:table-cell table:formula="oooc:=[Покупатели.H45]" office:value-type="float" office:value="1">
            <text:p>1</text:p>
          </table:table-cell>
          <table:table-cell table:formula="oooc:=[Покупатели.H46]" office:value-type="float" office:value="0">
            <text:p>0</text:p>
          </table:table-cell>
          <table:table-cell table:formula="oooc:=[Покупатели.H47]" office:value-type="float" office:value="0">
            <text:p>0</text:p>
          </table:table-cell>
          <table:table-cell table:formula="oooc:=[Покупатели.H48]" office:value-type="float" office:value="0">
            <text:p>0</text:p>
          </table:table-cell>
          <table:table-cell table:formula="oooc:=[Покупатели.H49]" office:value-type="float" office:value="1">
            <text:p>1</text:p>
          </table:table-cell>
          <table:table-cell table:formula="oooc:=[Покупатели.H50]" office:value-type="float" office:value="1">
            <text:p>1</text:p>
          </table:table-cell>
          <table:table-cell table:formula="oooc:=[Покупатели.H51]" office:value-type="float" office:value="0">
            <text:p>0</text:p>
          </table:table-cell>
        </table:table-row>
        <table:table-row table:style-name="ro2">
          <table:table-cell table:style-name="ce181" table:formula="oooc:=[Покупатели.J3]" office:value-type="string" office:string-value="Critic">
            <text:p>Critic</text:p>
          </table:table-cell>
          <table:table-cell table:formula="oooc:=[Покупатели.J42]" office:value-type="float" office:value="0">
            <text:p>0</text:p>
          </table:table-cell>
          <table:table-cell table:formula="oooc:=[Покупатели.J43]" office:value-type="float" office:value="0">
            <text:p>0</text:p>
          </table:table-cell>
          <table:table-cell table:formula="oooc:=[Покупатели.J44]" office:value-type="float" office:value="0">
            <text:p>0</text:p>
          </table:table-cell>
          <table:table-cell table:formula="oooc:=[Покупатели.J45]" office:value-type="float" office:value="0">
            <text:p>0</text:p>
          </table:table-cell>
          <table:table-cell table:formula="oooc:=[Покупатели.J46]" office:value-type="float" office:value="0">
            <text:p>0</text:p>
          </table:table-cell>
          <table:table-cell table:formula="oooc:=[Покупатели.J47]" office:value-type="float" office:value="0">
            <text:p>0</text:p>
          </table:table-cell>
          <table:table-cell table:formula="oooc:=[Покупатели.J48]" office:value-type="float" office:value="0">
            <text:p>0</text:p>
          </table:table-cell>
          <table:table-cell table:formula="oooc:=[Покупатели.J49]" office:value-type="float" office:value="0">
            <text:p>0</text:p>
          </table:table-cell>
          <table:table-cell table:formula="oooc:=[Покупатели.J50]" office:value-type="float" office:value="1">
            <text:p>1</text:p>
          </table:table-cell>
          <table:table-cell table:formula="oooc:=[Покупатели.J51]" office:value-type="float" office:value="1">
            <text:p>1</text:p>
          </table:table-cell>
        </table:table-row>
        <table:table-row table:style-name="ro2">
          <table:table-cell table:style-name="ce181" table:formula="oooc:=[Покупатели.L3]" office:value-type="string" office:string-value="Schoolkid">
            <text:p>Schoolkid</text:p>
          </table:table-cell>
          <table:table-cell table:formula="oooc:=[Покупатели.L42]" office:value-type="float" office:value="0">
            <text:p>0</text:p>
          </table:table-cell>
          <table:table-cell table:formula="oooc:=[Покупатели.L43]" office:value-type="float" office:value="1">
            <text:p>1</text:p>
          </table:table-cell>
          <table:table-cell table:formula="oooc:=[Покупатели.L44]" office:value-type="float" office:value="1">
            <text:p>1</text:p>
          </table:table-cell>
          <table:table-cell table:formula="oooc:=[Покупатели.L45]" office:value-type="float" office:value="0">
            <text:p>0</text:p>
          </table:table-cell>
          <table:table-cell table:formula="oooc:=[Покупатели.L46]" office:value-type="float" office:value="1">
            <text:p>1</text:p>
          </table:table-cell>
          <table:table-cell table:formula="oooc:=[Покупатели.L47]" office:value-type="float" office:value="1">
            <text:p>1</text:p>
          </table:table-cell>
          <table:table-cell table:formula="oooc:=[Покупатели.L48]" office:value-type="float" office:value="1">
            <text:p>1</text:p>
          </table:table-cell>
          <table:table-cell table:formula="oooc:=[Покупатели.L49]" office:value-type="float" office:value="0">
            <text:p>0</text:p>
          </table:table-cell>
          <table:table-cell table:formula="oooc:=[Покупатели.L50]" office:value-type="float" office:value="0">
            <text:p>0</text:p>
          </table:table-cell>
          <table:table-cell table:formula="oooc:=[Покупатели.L51]" office:value-type="float" office:value="0">
            <text:p>0</text:p>
          </table:table-cell>
        </table:table-row>
        <table:table-row table:style-name="ro2">
          <table:table-cell table:style-name="ce181" table:formula="oooc:=[Покупатели.N3]" office:value-type="string" office:string-value="Vegetarian">
            <text:p>Vegetarian</text:p>
          </table:table-cell>
          <table:table-cell table:formula="oooc:=[Покупатели.N42]" office:value-type="float" office:value="1">
            <text:p>1</text:p>
          </table:table-cell>
          <table:table-cell table:formula="oooc:=[Покупатели.N43]" office:value-type="float" office:value="1">
            <text:p>1</text:p>
          </table:table-cell>
          <table:table-cell table:formula="oooc:=[Покупатели.N44]" office:value-type="float" office:value="1">
            <text:p>1</text:p>
          </table:table-cell>
          <table:table-cell table:formula="oooc:=[Покупатели.N45]" office:value-type="float" office:value="0">
            <text:p>0</text:p>
          </table:table-cell>
          <table:table-cell table:formula="oooc:=[Покупатели.N46]" office:value-type="float" office:value="0">
            <text:p>0</text:p>
          </table:table-cell>
          <table:table-cell table:formula="oooc:=[Покупатели.N47]" office:value-type="float" office:value="1">
            <text:p>1</text:p>
          </table:table-cell>
          <table:table-cell table:formula="oooc:=[Покупатели.N48]" office:value-type="float" office:value="1">
            <text:p>1</text:p>
          </table:table-cell>
          <table:table-cell table:formula="oooc:=[Покупатели.N49]" office:value-type="float" office:value="1">
            <text:p>1</text:p>
          </table:table-cell>
          <table:table-cell table:formula="oooc:=[Покупатели.N50]" office:value-type="float" office:value="0">
            <text:p>0</text:p>
          </table:table-cell>
          <table:table-cell table:formula="oooc:=[Покупатели.N51]" office:value-type="float" office:value="1">
            <text:p>1</text:p>
          </table:table-cell>
        </table:table-row>
        <table:table-row table:style-name="ro2">
          <table:table-cell table:style-name="ce181" table:formula="oooc:=[Покупатели.P3]" office:value-type="string" office:string-value="Tourist Hawaiian">
            <text:p>Tourist Hawaiian</text:p>
          </table:table-cell>
          <table:table-cell table:formula="oooc:=[Покупатели.P42]" office:value-type="float" office:value="0">
            <text:p>0</text:p>
          </table:table-cell>
          <table:table-cell table:formula="oooc:=[Покупатели.P43]" office:value-type="float" office:value="1">
            <text:p>1</text:p>
          </table:table-cell>
          <table:table-cell table:formula="oooc:=[Покупатели.P44]" office:value-type="float" office:value="0">
            <text:p>0</text:p>
          </table:table-cell>
          <table:table-cell table:formula="oooc:=[Покупатели.P45]" office:value-type="float" office:value="0">
            <text:p>0</text:p>
          </table:table-cell>
          <table:table-cell table:formula="oooc:=[Покупатели.P46]" office:value-type="float" office:value="0">
            <text:p>0</text:p>
          </table:table-cell>
          <table:table-cell table:formula="oooc:=[Покупатели.P47]" office:value-type="float" office:value="0">
            <text:p>0</text:p>
          </table:table-cell>
          <table:table-cell table:formula="oooc:=[Покупатели.P48]" office:value-type="float" office:value="0">
            <text:p>0</text:p>
          </table:table-cell>
          <table:table-cell table:formula="oooc:=[Покупатели.P49]" office:value-type="float" office:value="0">
            <text:p>0</text:p>
          </table:table-cell>
          <table:table-cell table:formula="oooc:=[Покупатели.P50]" office:value-type="float" office:value="0">
            <text:p>0</text:p>
          </table:table-cell>
          <table:table-cell table:formula="oooc:=[Покупатели.P51]" office:value-type="float" office:value="0">
            <text:p>0</text:p>
          </table:table-cell>
        </table:table-row>
        <table:table-row table:style-name="ro2">
          <table:table-cell table:style-name="ce181" table:formula="oooc:=[Покупатели.R3]" office:value-type="string" office:string-value="Tourist Mexican">
            <text:p>Tourist Mexican</text:p>
          </table:table-cell>
          <table:table-cell table:formula="oooc:=[Покупатели.R42]" office:value-type="float" office:value="0">
            <text:p>0</text:p>
          </table:table-cell>
          <table:table-cell table:formula="oooc:=[Покупатели.R43]" office:value-type="float" office:value="0">
            <text:p>0</text:p>
          </table:table-cell>
          <table:table-cell table:formula="oooc:=[Покупатели.R44]" office:value-type="float" office:value="0">
            <text:p>0</text:p>
          </table:table-cell>
          <table:table-cell table:formula="oooc:=[Покупатели.R45]" office:value-type="float" office:value="0">
            <text:p>0</text:p>
          </table:table-cell>
          <table:table-cell table:formula="oooc:=[Покупатели.R46]" office:value-type="float" office:value="0">
            <text:p>0</text:p>
          </table:table-cell>
          <table:table-cell table:formula="oooc:=[Покупатели.R47]" office:value-type="float" office:value="0">
            <text:p>0</text:p>
          </table:table-cell>
          <table:table-cell table:formula="oooc:=[Покупатели.R48]" office:value-type="float" office:value="0">
            <text:p>0</text:p>
          </table:table-cell>
          <table:table-cell table:formula="oooc:=[Покупатели.R49]" office:value-type="float" office:value="0">
            <text:p>0</text:p>
          </table:table-cell>
          <table:table-cell table:formula="oooc:=[Покупатели.R50]" office:value-type="float" office:value="0">
            <text:p>0</text:p>
          </table:table-cell>
          <table:table-cell table:formula="oooc:=[Покупатели.R51]" office:value-type="float" office:value="0">
            <text:p>0</text:p>
          </table:table-cell>
        </table:table-row>
        <table:table-row table:style-name="ro2">
          <table:table-cell table:style-name="ce181" table:formula="oooc:=[Покупатели.T3]" office:value-type="string" office:string-value="Tourist Russian">
            <text:p>Tourist Russian</text:p>
          </table:table-cell>
          <table:table-cell table:formula="oooc:=[Покупатели.T42]" office:value-type="float" office:value="0">
            <text:p>0</text:p>
          </table:table-cell>
          <table:table-cell table:formula="oooc:=[Покупатели.T43]" office:value-type="float" office:value="0">
            <text:p>0</text:p>
          </table:table-cell>
          <table:table-cell table:formula="oooc:=[Покупатели.T44]" office:value-type="float" office:value="0">
            <text:p>0</text:p>
          </table:table-cell>
          <table:table-cell table:formula="oooc:=[Покупатели.T45]" office:value-type="float" office:value="0">
            <text:p>0</text:p>
          </table:table-cell>
          <table:table-cell table:formula="oooc:=[Покупатели.T46]" office:value-type="float" office:value="1">
            <text:p>1</text:p>
          </table:table-cell>
          <table:table-cell table:formula="oooc:=[Покупатели.T47]" office:value-type="float" office:value="0">
            <text:p>0</text:p>
          </table:table-cell>
          <table:table-cell table:formula="oooc:=[Покупатели.T48]" office:value-type="float" office:value="0">
            <text:p>0</text:p>
          </table:table-cell>
          <table:table-cell table:formula="oooc:=[Покупатели.T49]" office:value-type="float" office:value="0">
            <text:p>0</text:p>
          </table:table-cell>
          <table:table-cell table:formula="oooc:=[Покупатели.T50]" office:value-type="float" office:value="0">
            <text:p>0</text:p>
          </table:table-cell>
          <table:table-cell table:formula="oooc:=[Покупатели.T51]" office:value-type="float" office:value="0">
            <text:p>0</text:p>
          </table:table-cell>
        </table:table-row>
        <table:table-row table:style-name="ro2">
          <table:table-cell table:style-name="ce181" table:formula="oooc:=[Покупатели.V3]" office:value-type="string" office:string-value="Tourist Japanese">
            <text:p>Tourist Japanese</text:p>
          </table:table-cell>
          <table:table-cell table:formula="oooc:=[Покупатели.V42]" office:value-type="float" office:value="0">
            <text:p>0</text:p>
          </table:table-cell>
          <table:table-cell table:formula="oooc:=[Покупатели.V43]" office:value-type="float" office:value="0">
            <text:p>0</text:p>
          </table:table-cell>
          <table:table-cell table:formula="oooc:=[Покупатели.V44]" office:value-type="float" office:value="1">
            <text:p>1</text:p>
          </table:table-cell>
          <table:table-cell table:formula="oooc:=[Покупатели.V45]" office:value-type="float" office:value="1">
            <text:p>1</text:p>
          </table:table-cell>
          <table:table-cell table:formula="oooc:=[Покупатели.V46]" office:value-type="float" office:value="1">
            <text:p>1</text:p>
          </table:table-cell>
          <table:table-cell table:formula="oooc:=[Покупатели.V47]" office:value-type="float" office:value="0">
            <text:p>0</text:p>
          </table:table-cell>
          <table:table-cell table:formula="oooc:=[Покупатели.V48]" office:value-type="float" office:value="1">
            <text:p>1</text:p>
          </table:table-cell>
          <table:table-cell table:formula="oooc:=[Покупатели.V49]" office:value-type="float" office:value="0">
            <text:p>0</text:p>
          </table:table-cell>
          <table:table-cell table:formula="oooc:=[Покупатели.V50]" office:value-type="float" office:value="1">
            <text:p>1</text:p>
          </table:table-cell>
          <table:table-cell table:formula="oooc:=[Покупатели.V51]" office:value-type="float" office:value="1">
            <text:p>1</text:p>
          </table:table-cell>
        </table:table-row>
        <table:table-row table:style-name="ro2">
          <table:table-cell table:style-name="ce182" table:formula="oooc:=['4 _ Japanese'.A3]" office:value-type="string" office:string-value="Nigiri Zushi">
            <text:p>Nigiri Zushi</text:p>
          </table:table-cell>
          <table:table-cell table:formula="oooc:=['4 _ Japanese'.K3]" office:value-type="float" office:value="0">
            <text:p>0</text:p>
          </table:table-cell>
          <table:table-cell table:formula="oooc:=['4 _ Japanese'.L3]" office:value-type="float" office:value="4">
            <text:p>4</text:p>
          </table:table-cell>
          <table:table-cell table:formula="oooc:=['4 _ Japanese'.M3]" office:value-type="float" office:value="4">
            <text:p>4</text:p>
          </table:table-cell>
          <table:table-cell table:formula="oooc:=['4 _ Japanese'.N3]" office:value-type="float" office:value="1">
            <text:p>1</text:p>
          </table:table-cell>
          <table:table-cell table:formula="oooc:=['4 _ Japanese'.O3]" office:value-type="float" office:value="0">
            <text:p>0</text:p>
          </table:table-cell>
          <table:table-cell table:formula="oooc:=['4 _ Japanese'.P3]" office:value-type="float" office:value="2">
            <text:p>2</text:p>
          </table:table-cell>
          <table:table-cell table:formula="oooc:=['4 _ Japanese'.Q3]" office:value-type="float" office:value="0">
            <text:p>0</text:p>
          </table:table-cell>
          <table:table-cell table:formula="oooc:=['4 _ Japanese'.R3]" office:value-type="float" office:value="0">
            <text:p>0</text:p>
          </table:table-cell>
          <table:table-cell table:formula="oooc:=['4 _ Japanese'.S3]" office:value-type="float" office:value="0">
            <text:p>0</text:p>
          </table:table-cell>
          <table:table-cell table:formula="oooc:=['4 _ Japanese'.T3]" office:value-type="float" office:value="2">
            <text:p>2</text:p>
          </table:table-cell>
        </table:table-row>
        <table:table-row table:style-name="ro2">
          <table:table-cell table:style-name="ce182" table:formula="oooc:=['4 _ Japanese'.A4]" office:value-type="string" office:string-value="Sashimi">
            <text:p>Sashimi</text:p>
          </table:table-cell>
          <table:table-cell table:formula="oooc:=['4 _ Japanese'.K4]" office:value-type="float" office:value="3">
            <text:p>3</text:p>
          </table:table-cell>
          <table:table-cell table:formula="oooc:=['4 _ Japanese'.L4]" office:value-type="float" office:value="0">
            <text:p>0</text:p>
          </table:table-cell>
          <table:table-cell table:formula="oooc:=['4 _ Japanese'.M4]" office:value-type="float" office:value="0">
            <text:p>0</text:p>
          </table:table-cell>
          <table:table-cell table:formula="oooc:=['4 _ Japanese'.N4]" office:value-type="float" office:value="0">
            <text:p>0</text:p>
          </table:table-cell>
          <table:table-cell table:formula="oooc:=['4 _ Japanese'.O4]" office:value-type="float" office:value="0">
            <text:p>0</text:p>
          </table:table-cell>
          <table:table-cell table:formula="oooc:=['4 _ Japanese'.P4]" office:value-type="float" office:value="0">
            <text:p>0</text:p>
          </table:table-cell>
          <table:table-cell table:formula="oooc:=['4 _ Japanese'.Q4]" office:value-type="float" office:value="2">
            <text:p>2</text:p>
          </table:table-cell>
          <table:table-cell table:formula="oooc:=['4 _ Japanese'.R4]" office:value-type="float" office:value="2">
            <text:p>2</text:p>
          </table:table-cell>
          <table:table-cell table:formula="oooc:=['4 _ Japanese'.S4]" office:value-type="float" office:value="1">
            <text:p>1</text:p>
          </table:table-cell>
          <table:table-cell table:formula="oooc:=['4 _ Japanese'.T4]" office:value-type="float" office:value="0">
            <text:p>0</text:p>
          </table:table-cell>
        </table:table-row>
        <table:table-row table:style-name="ro2">
          <table:table-cell table:style-name="ce182" table:formula="oooc:=['4 _ Japanese'.A5]" office:value-type="string" office:string-value="Seafood Tempura">
            <text:p>Seafood Tempura</text:p>
          </table:table-cell>
          <table:table-cell table:formula="oooc:=['4 _ Japanese'.K5]" office:value-type="float" office:value="0">
            <text:p>0</text:p>
          </table:table-cell>
          <table:table-cell table:formula="oooc:=['4 _ Japanese'.L5]" office:value-type="float" office:value="0">
            <text:p>0</text:p>
          </table:table-cell>
          <table:table-cell table:formula="oooc:=['4 _ Japanese'.M5]" office:value-type="float" office:value="0">
            <text:p>0</text:p>
          </table:table-cell>
          <table:table-cell table:formula="oooc:=['4 _ Japanese'.N5]" office:value-type="float" office:value="3">
            <text:p>3</text:p>
          </table:table-cell>
          <table:table-cell table:formula="oooc:=['4 _ Japanese'.O5]" office:value-type="float" office:value="3">
            <text:p>3</text:p>
          </table:table-cell>
          <table:table-cell table:formula="oooc:=['4 _ Japanese'.P5]" office:value-type="float" office:value="0">
            <text:p>0</text:p>
          </table:table-cell>
          <table:table-cell table:formula="oooc:=['4 _ Japanese'.Q5]" office:value-type="float" office:value="1">
            <text:p>1</text:p>
          </table:table-cell>
          <table:table-cell table:formula="oooc:=['4 _ Japanese'.R5]" office:value-type="float" office:value="2">
            <text:p>2</text:p>
          </table:table-cell>
          <table:table-cell table:formula="oooc:=['4 _ Japanese'.S5]" office:value-type="float" office:value="0">
            <text:p>0</text:p>
          </table:table-cell>
          <table:table-cell table:formula="oooc:=['4 _ Japanese'.T5]" office:value-type="float" office:value="2">
            <text:p>2</text:p>
          </table:table-cell>
        </table:table-row>
        <table:table-row table:style-name="ro2">
          <table:table-cell table:style-name="ce182" table:formula="oooc:=['4 _ Japanese'.A6]" office:value-type="string" office:string-value="TofuDengaku">
            <text:p>TofuDengaku</text:p>
          </table:table-cell>
          <table:table-cell table:formula="oooc:=['4 _ Japanese'.K6]" office:value-type="float" office:value="0">
            <text:p>0</text:p>
          </table:table-cell>
          <table:table-cell table:formula="oooc:=['4 _ Japanese'.L6]" office:value-type="float" office:value="0">
            <text:p>0</text:p>
          </table:table-cell>
          <table:table-cell table:formula="oooc:=['4 _ Japanese'.M6]" office:value-type="float" office:value="0">
            <text:p>0</text:p>
          </table:table-cell>
          <table:table-cell table:formula="oooc:=['4 _ Japanese'.N6]" office:value-type="float" office:value="0">
            <text:p>0</text:p>
          </table:table-cell>
          <table:table-cell table:formula="oooc:=['4 _ Japanese'.O6]" office:value-type="float" office:value="0">
            <text:p>0</text:p>
          </table:table-cell>
          <table:table-cell table:formula="oooc:=['4 _ Japanese'.P6]" office:value-type="float" office:value="3">
            <text:p>3</text:p>
          </table:table-cell>
          <table:table-cell table:formula="oooc:=['4 _ Japanese'.Q6]" office:value-type="float" office:value="2">
            <text:p>2</text:p>
          </table:table-cell>
          <table:table-cell table:formula="oooc:=['4 _ Japanese'.R6]" office:value-type="float" office:value="0">
            <text:p>0</text:p>
          </table:table-cell>
          <table:table-cell table:formula="oooc:=['4 _ Japanese'.S6]" office:value-type="float" office:value="2">
            <text:p>2</text:p>
          </table:table-cell>
          <table:table-cell table:formula="oooc:=['4 _ Japanese'.T6]" office:value-type="float" office:value="2">
            <text:p>2</text:p>
          </table:table-cell>
        </table:table-row>
        <table:table-row table:style-name="ro2">
          <table:table-cell table:style-name="ce182" table:formula="oooc:=['4 _ Japanese'.A7]" office:value-type="string" office:string-value="Tempura">
            <text:p>Tempura</text:p>
          </table:table-cell>
          <table:table-cell table:formula="oooc:=['4 _ Japanese'.K7]" office:value-type="float" office:value="0">
            <text:p>0</text:p>
          </table:table-cell>
          <table:table-cell table:formula="oooc:=['4 _ Japanese'.L7]" office:value-type="float" office:value="0">
            <text:p>0</text:p>
          </table:table-cell>
          <table:table-cell table:formula="oooc:=['4 _ Japanese'.M7]" office:value-type="float" office:value="0">
            <text:p>0</text:p>
          </table:table-cell>
          <table:table-cell table:formula="oooc:=['4 _ Japanese'.N7]" office:value-type="float" office:value="0">
            <text:p>0</text:p>
          </table:table-cell>
          <table:table-cell table:formula="oooc:=['4 _ Japanese'.O7]" office:value-type="float" office:value="0">
            <text:p>0</text:p>
          </table:table-cell>
          <table:table-cell table:formula="oooc:=['4 _ Japanese'.P7]" office:value-type="float" office:value="0">
            <text:p>0</text:p>
          </table:table-cell>
          <table:table-cell table:formula="oooc:=['4 _ Japanese'.Q7]" office:value-type="float" office:value="3">
            <text:p>3</text:p>
          </table:table-cell>
          <table:table-cell table:formula="oooc:=['4 _ Japanese'.R7]" office:value-type="float" office:value="1">
            <text:p>1</text:p>
          </table:table-cell>
          <table:table-cell table:formula="oooc:=['4 _ Japanese'.S7]" office:value-type="float" office:value="0">
            <text:p>0</text:p>
          </table:table-cell>
          <table:table-cell table:formula="oooc:=['4 _ Japanese'.T7]" office:value-type="float" office:value="1">
            <text:p>1</text:p>
          </table:table-cell>
        </table:table-row>
        <table:table-row table:style-name="ro2">
          <table:table-cell table:style-name="ce182" table:formula="oooc:=['4 _ Japanese'.A8]" office:value-type="string" office:string-value="Koyungohan">
            <text:p>Koyungohan</text:p>
          </table:table-cell>
          <table:table-cell table:formula="oooc:=['4 _ Japanese'.K8]" office:value-type="float" office:value="0">
            <text:p>0</text:p>
          </table:table-cell>
          <table:table-cell table:formula="oooc:=['4 _ Japanese'.L8]" office:value-type="float" office:value="2">
            <text:p>2</text:p>
          </table:table-cell>
          <table:table-cell table:formula="oooc:=['4 _ Japanese'.M8]" office:value-type="float" office:value="0">
            <text:p>0</text:p>
          </table:table-cell>
          <table:table-cell table:formula="oooc:=['4 _ Japanese'.N8]" office:value-type="float" office:value="3">
            <text:p>3</text:p>
          </table:table-cell>
          <table:table-cell table:formula="oooc:=['4 _ Japanese'.O8]" office:value-type="float" office:value="0">
            <text:p>0</text:p>
          </table:table-cell>
          <table:table-cell table:formula="oooc:=['4 _ Japanese'.P8]" office:value-type="float" office:value="2">
            <text:p>2</text:p>
          </table:table-cell>
          <table:table-cell table:formula="oooc:=['4 _ Japanese'.Q8]" office:value-type="float" office:value="0">
            <text:p>0</text:p>
          </table:table-cell>
          <table:table-cell table:formula="oooc:=['4 _ Japanese'.R8]" office:value-type="float" office:value="0">
            <text:p>0</text:p>
          </table:table-cell>
          <table:table-cell table:formula="oooc:=['4 _ Japanese'.S8]" office:value-type="float" office:value="1">
            <text:p>1</text:p>
          </table:table-cell>
          <table:table-cell table:formula="oooc:=['4 _ Japanese'.T8]" office:value-type="float" office:value="0">
            <text:p>0</text:p>
          </table:table-cell>
        </table:table-row>
        <table:table-row table:style-name="ro2">
          <table:table-cell table:style-name="ce182" table:formula="oooc:=['4 _ Japanese'.A9]" office:value-type="string" office:string-value="Ochazuke">
            <text:p>Ochazuke</text:p>
          </table:table-cell>
          <table:table-cell table:formula="oooc:=['4 _ Japanese'.K9]" office:value-type="float" office:value="2">
            <text:p>2</text:p>
          </table:table-cell>
          <table:table-cell table:formula="oooc:=['4 _ Japanese'.L9]" office:value-type="float" office:value="2">
            <text:p>2</text:p>
          </table:table-cell>
          <table:table-cell table:formula="oooc:=['4 _ Japanese'.M9]" office:value-type="float" office:value="0">
            <text:p>0</text:p>
          </table:table-cell>
          <table:table-cell table:formula="oooc:=['4 _ Japanese'.N9]" office:value-type="float" office:value="0">
            <text:p>0</text:p>
          </table:table-cell>
          <table:table-cell table:formula="oooc:=['4 _ Japanese'.O9]" office:value-type="float" office:value="0">
            <text:p>0</text:p>
          </table:table-cell>
          <table:table-cell table:formula="oooc:=['4 _ Japanese'.P9]" office:value-type="float" office:value="3">
            <text:p>3</text:p>
          </table:table-cell>
          <table:table-cell table:formula="oooc:=['4 _ Japanese'.Q9]" office:value-type="float" office:value="0">
            <text:p>0</text:p>
          </table:table-cell>
          <table:table-cell table:formula="oooc:=['4 _ Japanese'.R9]" office:value-type="float" office:value="1">
            <text:p>1</text:p>
          </table:table-cell>
          <table:table-cell table:formula="oooc:=['4 _ Japanese'.S9]" office:value-type="float" office:value="0">
            <text:p>0</text:p>
          </table:table-cell>
          <table:table-cell table:formula="oooc:=['4 _ Japanese'.T9]" office:value-type="float" office:value="0">
            <text:p>0</text:p>
          </table:table-cell>
        </table:table-row>
        <table:table-row table:style-name="ro2">
          <table:table-cell table:style-name="ce182" table:formula="oooc:=['4 _ Japanese'.A10]" office:value-type="string" office:string-value="Tempura Shrimp Roll">
            <text:p>Tempura Shrimp Roll</text:p>
          </table:table-cell>
          <table:table-cell table:formula="oooc:=['4 _ Japanese'.K10]" office:value-type="float" office:value="0">
            <text:p>0</text:p>
          </table:table-cell>
          <table:table-cell table:formula="oooc:=['4 _ Japanese'.L10]" office:value-type="float" office:value="0">
            <text:p>0</text:p>
          </table:table-cell>
          <table:table-cell table:formula="oooc:=['4 _ Japanese'.M10]" office:value-type="float" office:value="3">
            <text:p>3</text:p>
          </table:table-cell>
          <table:table-cell table:formula="oooc:=['4 _ Japanese'.N10]" office:value-type="float" office:value="0">
            <text:p>0</text:p>
          </table:table-cell>
          <table:table-cell table:formula="oooc:=['4 _ Japanese'.O10]" office:value-type="float" office:value="2">
            <text:p>2</text:p>
          </table:table-cell>
          <table:table-cell table:formula="oooc:=['4 _ Japanese'.P10]" office:value-type="float" office:value="0">
            <text:p>0</text:p>
          </table:table-cell>
          <table:table-cell table:formula="oooc:=['4 _ Japanese'.Q10]" office:value-type="float" office:value="0">
            <text:p>0</text:p>
          </table:table-cell>
          <table:table-cell table:formula="oooc:=['4 _ Japanese'.R10]" office:value-type="float" office:value="2">
            <text:p>2</text:p>
          </table:table-cell>
          <table:table-cell table:formula="oooc:=['4 _ Japanese'.S10]" office:value-type="float" office:value="1">
            <text:p>1</text:p>
          </table:table-cell>
          <table:table-cell table:formula="oooc:=['4 _ Japanese'.T10]" office:value-type="float" office:value="0">
            <text:p>0</text:p>
          </table:table-cell>
        </table:table-row>
        <table:table-row table:style-name="ro2">
          <table:table-cell table:style-name="ce182" table:formula="oooc:=['4 _ Japanese'.A11]" office:value-type="string" office:string-value="Onigiri">
            <text:p>Onigiri</text:p>
          </table:table-cell>
          <table:table-cell table:formula="oooc:=['4 _ Japanese'.K11]" office:value-type="float" office:value="0">
            <text:p>0</text:p>
          </table:table-cell>
          <table:table-cell table:formula="oooc:=['4 _ Japanese'.L11]" office:value-type="float" office:value="0">
            <text:p>0</text:p>
          </table:table-cell>
          <table:table-cell table:formula="oooc:=['4 _ Japanese'.M11]" office:value-type="float" office:value="0">
            <text:p>0</text:p>
          </table:table-cell>
          <table:table-cell table:formula="oooc:=['4 _ Japanese'.N11]" office:value-type="float" office:value="0">
            <text:p>0</text:p>
          </table:table-cell>
          <table:table-cell table:formula="oooc:=['4 _ Japanese'.O11]" office:value-type="float" office:value="2">
            <text:p>2</text:p>
          </table:table-cell>
          <table:table-cell table:formula="oooc:=['4 _ Japanese'.P11]" office:value-type="float" office:value="3">
            <text:p>3</text:p>
          </table:table-cell>
          <table:table-cell table:formula="oooc:=['4 _ Japanese'.Q11]" office:value-type="float" office:value="0">
            <text:p>0</text:p>
          </table:table-cell>
          <table:table-cell table:formula="oooc:=['4 _ Japanese'.R11]" office:value-type="float" office:value="0">
            <text:p>0</text:p>
          </table:table-cell>
          <table:table-cell table:formula="oooc:=['4 _ Japanese'.S11]" office:value-type="float" office:value="2">
            <text:p>2</text:p>
          </table:table-cell>
          <table:table-cell table:formula="oooc:=['4 _ Japanese'.T11]" office:value-type="float" office:value="0">
            <text:p>0</text:p>
          </table:table-cell>
        </table:table-row>
        <table:table-row table:style-name="ro2">
          <table:table-cell table:style-name="ce182" table:formula="oooc:=['4 _ Japanese'.A12]" office:value-type="string" office:string-value="Osechi">
            <text:p>Osechi</text:p>
          </table:table-cell>
          <table:table-cell table:formula="oooc:=['4 _ Japanese'.K12]" office:value-type="float" office:value="0">
            <text:p>0</text:p>
          </table:table-cell>
          <table:table-cell table:formula="oooc:=['4 _ Japanese'.L12]" office:value-type="float" office:value="0">
            <text:p>0</text:p>
          </table:table-cell>
          <table:table-cell table:formula="oooc:=['4 _ Japanese'.M12]" office:value-type="float" office:value="1">
            <text:p>1</text:p>
          </table:table-cell>
          <table:table-cell table:formula="oooc:=['4 _ Japanese'.N12]" office:value-type="float" office:value="0">
            <text:p>0</text:p>
          </table:table-cell>
          <table:table-cell table:formula="oooc:=['4 _ Japanese'.O12]" office:value-type="float" office:value="0">
            <text:p>0</text:p>
          </table:table-cell>
          <table:table-cell table:formula="oooc:=['4 _ Japanese'.P12]" office:value-type="float" office:value="0">
            <text:p>0</text:p>
          </table:table-cell>
          <table:table-cell table:formula="oooc:=['4 _ Japanese'.Q12]" office:value-type="float" office:value="0">
            <text:p>0</text:p>
          </table:table-cell>
          <table:table-cell table:formula="oooc:=['4 _ Japanese'.R12]" office:value-type="float" office:value="2">
            <text:p>2</text:p>
          </table:table-cell>
          <table:table-cell table:formula="oooc:=['4 _ Japanese'.S12]" office:value-type="float" office:value="0">
            <text:p>0</text:p>
          </table:table-cell>
          <table:table-cell table:formula="oooc:=['4 _ Japanese'.T12]" office:value-type="float" office:value="2">
            <text:p>2</text:p>
          </table:table-cell>
        </table:table-row>
        <table:table-row table:style-name="ro2">
          <table:table-cell table:style-name="ce182" table:formula="oooc:=['4 _ Japanese'.A13]" office:value-type="string" office:string-value="Yosenabe">
            <text:p>Yosenabe</text:p>
          </table:table-cell>
          <table:table-cell table:formula="oooc:=['4 _ Japanese'.K13]" office:value-type="float" office:value="0">
            <text:p>0</text:p>
          </table:table-cell>
          <table:table-cell table:formula="oooc:=['4 _ Japanese'.L13]" office:value-type="float" office:value="0">
            <text:p>0</text:p>
          </table:table-cell>
          <table:table-cell table:formula="oooc:=['4 _ Japanese'.M13]" office:value-type="float" office:value="0">
            <text:p>0</text:p>
          </table:table-cell>
          <table:table-cell table:formula="oooc:=['4 _ Japanese'.N13]" office:value-type="float" office:value="1">
            <text:p>1</text:p>
          </table:table-cell>
          <table:table-cell table:formula="oooc:=['4 _ Japanese'.O13]" office:value-type="float" office:value="0">
            <text:p>0</text:p>
          </table:table-cell>
          <table:table-cell table:formula="oooc:=['4 _ Japanese'.P13]" office:value-type="float" office:value="0">
            <text:p>0</text:p>
          </table:table-cell>
          <table:table-cell table:formula="oooc:=['4 _ Japanese'.Q13]" office:value-type="float" office:value="2">
            <text:p>2</text:p>
          </table:table-cell>
          <table:table-cell table:formula="oooc:=['4 _ Japanese'.R13]" office:value-type="float" office:value="0">
            <text:p>0</text:p>
          </table:table-cell>
          <table:table-cell table:formula="oooc:=['4 _ Japanese'.S13]" office:value-type="float" office:value="0">
            <text:p>0</text:p>
          </table:table-cell>
          <table:table-cell table:formula="oooc:=['4 _ Japanese'.T13]" office:value-type="float" office:value="2">
            <text:p>2</text:p>
          </table:table-cell>
        </table:table-row>
        <table:table-row table:style-name="ro2">
          <table:table-cell table:style-name="ce182" table:formula="oooc:=['4 _ Japanese'.A14]" office:value-type="string" office:string-value="Temaki Zushi">
            <text:p>Temaki Zushi</text:p>
          </table:table-cell>
          <table:table-cell table:formula="oooc:=['4 _ Japanese'.K14]" office:value-type="float" office:value="0">
            <text:p>0</text:p>
          </table:table-cell>
          <table:table-cell table:formula="oooc:=['4 _ Japanese'.L14]" office:value-type="float" office:value="0">
            <text:p>0</text:p>
          </table:table-cell>
          <table:table-cell table:formula="oooc:=['4 _ Japanese'.M14]" office:value-type="float" office:value="0">
            <text:p>0</text:p>
          </table:table-cell>
          <table:table-cell table:formula="oooc:=['4 _ Japanese'.N14]" office:value-type="float" office:value="0">
            <text:p>0</text:p>
          </table:table-cell>
          <table:table-cell table:formula="oooc:=['4 _ Japanese'.O14]" office:value-type="float" office:value="1">
            <text:p>1</text:p>
          </table:table-cell>
          <table:table-cell table:formula="oooc:=['4 _ Japanese'.P14]" office:value-type="float" office:value="0">
            <text:p>0</text:p>
          </table:table-cell>
          <table:table-cell table:formula="oooc:=['4 _ Japanese'.Q14]" office:value-type="float" office:value="0">
            <text:p>0</text:p>
          </table:table-cell>
          <table:table-cell table:formula="oooc:=['4 _ Japanese'.R14]" office:value-type="float" office:value="0">
            <text:p>0</text:p>
          </table:table-cell>
          <table:table-cell table:formula="oooc:=['4 _ Japanese'.S14]" office:value-type="float" office:value="2">
            <text:p>2</text:p>
          </table:table-cell>
          <table:table-cell table:formula="oooc:=['4 _ Japanese'.T14]" office:value-type="float" office:value="2">
            <text:p>2</text:p>
          </table:table-cell>
        </table:table-row>
        <table:table-row table:style-name="ro2">
          <table:table-cell table:style-name="Default" table:formula="oooc:=['4 _ Japanese'.J20]" office:value-type="string" office:string-value="salmon">
            <text:p>salmon</text:p>
          </table:table-cell>
          <table:table-cell table:formula="oooc:=['4 _ Japanese'.K20]" office:value-type="float" office:value="24">
            <text:p>24</text:p>
          </table:table-cell>
          <table:table-cell table:formula="oooc:=['4 _ Japanese'.L20]" office:value-type="float" office:value="24">
            <text:p>24</text:p>
          </table:table-cell>
          <table:table-cell table:formula="oooc:=['4 _ Japanese'.M20]" office:value-type="float" office:value="18">
            <text:p>18</text:p>
          </table:table-cell>
          <table:table-cell table:formula="oooc:=['4 _ Japanese'.N20]" office:value-type="float" office:value="21">
            <text:p>21</text:p>
          </table:table-cell>
          <table:table-cell table:formula="oooc:=['4 _ Japanese'.O20]" office:value-type="float" office:value="0">
            <text:p>0</text:p>
          </table:table-cell>
          <table:table-cell table:formula="oooc:=['4 _ Japanese'.P20]" office:value-type="float" office:value="24">
            <text:p>24</text:p>
          </table:table-cell>
          <table:table-cell table:formula="oooc:=['4 _ Japanese'.Q20]" office:value-type="float" office:value="24">
            <text:p>24</text:p>
          </table:table-cell>
          <table:table-cell table:formula="oooc:=['4 _ Japanese'.R20]" office:value-type="float" office:value="24">
            <text:p>24</text:p>
          </table:table-cell>
          <table:table-cell table:formula="oooc:=['4 _ Japanese'.S20]" office:value-type="float" office:value="14">
            <text:p>14</text:p>
          </table:table-cell>
          <table:table-cell table:formula="oooc:=['4 _ Japanese'.T20]" office:value-type="float" office:value="21">
            <text:p>21</text:p>
          </table:table-cell>
        </table:table-row>
        <table:table-row table:style-name="ro2">
          <table:table-cell table:style-name="Default" table:formula="oooc:=['4 _ Japanese'.J21]" office:value-type="string" office:string-value="shrimp">
            <text:p>shrimp</text:p>
          </table:table-cell>
          <table:table-cell table:formula="oooc:=['4 _ Japanese'.K21]" office:value-type="float" office:value="0">
            <text:p>0</text:p>
          </table:table-cell>
          <table:table-cell table:formula="oooc:=['4 _ Japanese'.L21]" office:value-type="float" office:value="0">
            <text:p>0</text:p>
          </table:table-cell>
          <table:table-cell table:formula="oooc:=['4 _ Japanese'.M21]" office:value-type="float" office:value="21">
            <text:p>21</text:p>
          </table:table-cell>
          <table:table-cell table:formula="oooc:=['4 _ Japanese'.N21]" office:value-type="float" office:value="24">
            <text:p>24</text:p>
          </table:table-cell>
          <table:table-cell table:formula="oooc:=['4 _ Japanese'.O21]" office:value-type="float" office:value="24">
            <text:p>24</text:p>
          </table:table-cell>
          <table:table-cell table:formula="oooc:=['4 _ Japanese'.P21]" office:value-type="float" office:value="0">
            <text:p>0</text:p>
          </table:table-cell>
          <table:table-cell table:formula="oooc:=['4 _ Japanese'.Q21]" office:value-type="float" office:value="24">
            <text:p>24</text:p>
          </table:table-cell>
          <table:table-cell table:formula="oooc:=['4 _ Japanese'.R21]" office:value-type="float" office:value="24">
            <text:p>24</text:p>
          </table:table-cell>
          <table:table-cell table:formula="oooc:=['4 _ Japanese'.S21]" office:value-type="float" office:value="7">
            <text:p>7</text:p>
          </table:table-cell>
          <table:table-cell table:formula="oooc:=['4 _ Japanese'.T21]" office:value-type="float" office:value="24">
            <text:p>24</text:p>
          </table:table-cell>
        </table:table-row>
        <table:table-row table:style-name="ro2">
          <table:table-cell table:style-name="Default" table:formula="oooc:=['4 _ Japanese'.J22]" office:value-type="string" office:string-value="rice">
            <text:p>rice</text:p>
          </table:table-cell>
          <table:table-cell table:formula="oooc:=['4 _ Japanese'.K22]" office:value-type="float" office:value="14">
            <text:p>14</text:p>
          </table:table-cell>
          <table:table-cell table:formula="oooc:=['4 _ Japanese'.L22]" office:value-type="float" office:value="27">
            <text:p>27</text:p>
          </table:table-cell>
          <table:table-cell table:formula="oooc:=['4 _ Japanese'.M22]" office:value-type="float" office:value="27">
            <text:p>27</text:p>
          </table:table-cell>
          <table:table-cell table:formula="oooc:=['4 _ Japanese'.N22]" office:value-type="float" office:value="27">
            <text:p>27</text:p>
          </table:table-cell>
          <table:table-cell table:formula="oooc:=['4 _ Japanese'.O22]" office:value-type="float" office:value="24">
            <text:p>24</text:p>
          </table:table-cell>
          <table:table-cell table:formula="oooc:=['4 _ Japanese'.P22]" office:value-type="float" office:value="27">
            <text:p>27</text:p>
          </table:table-cell>
          <table:table-cell table:formula="oooc:=['4 _ Japanese'.Q22]" office:value-type="float" office:value="0">
            <text:p>0</text:p>
          </table:table-cell>
          <table:table-cell table:formula="oooc:=['4 _ Japanese'.R22]" office:value-type="float" office:value="21">
            <text:p>21</text:p>
          </table:table-cell>
          <table:table-cell table:formula="oooc:=['4 _ Japanese'.S22]" office:value-type="float" office:value="24">
            <text:p>24</text:p>
          </table:table-cell>
          <table:table-cell table:formula="oooc:=['4 _ Japanese'.T22]" office:value-type="float" office:value="27">
            <text:p>27</text:p>
          </table:table-cell>
        </table:table-row>
        <table:table-row table:style-name="ro2">
          <table:table-cell table:style-name="Default" table:formula="oooc:=['4 _ Japanese'.J23]" office:value-type="string" office:string-value="tofu">
            <text:p>tofu</text:p>
          </table:table-cell>
          <table:table-cell table:formula="oooc:=['4 _ Japanese'.K23]" office:value-type="float" office:value="0">
            <text:p>0</text:p>
          </table:table-cell>
          <table:table-cell table:formula="oooc:=['4 _ Japanese'.L23]" office:value-type="float" office:value="12">
            <text:p>12</text:p>
          </table:table-cell>
          <table:table-cell table:formula="oooc:=['4 _ Japanese'.M23]" office:value-type="float" office:value="0">
            <text:p>0</text:p>
          </table:table-cell>
          <table:table-cell table:formula="oooc:=['4 _ Japanese'.N23]" office:value-type="float" office:value="18">
            <text:p>18</text:p>
          </table:table-cell>
          <table:table-cell table:formula="oooc:=['4 _ Japanese'.O23]" office:value-type="float" office:value="17">
            <text:p>17</text:p>
          </table:table-cell>
          <table:table-cell table:formula="oooc:=['4 _ Japanese'.P23]" office:value-type="float" office:value="27">
            <text:p>27</text:p>
          </table:table-cell>
          <table:table-cell table:formula="oooc:=['4 _ Japanese'.Q23]" office:value-type="float" office:value="27">
            <text:p>27</text:p>
          </table:table-cell>
          <table:table-cell table:formula="oooc:=['4 _ Japanese'.R23]" office:value-type="float" office:value="0">
            <text:p>0</text:p>
          </table:table-cell>
          <table:table-cell table:formula="oooc:=['4 _ Japanese'.S23]" office:value-type="float" office:value="27">
            <text:p>27</text:p>
          </table:table-cell>
          <table:table-cell table:formula="oooc:=['4 _ Japanese'.T23]" office:value-type="float" office:value="27">
            <text:p>27</text:p>
          </table:table-cell>
        </table:table-row>
        <table:table-row table:style-name="ro2">
          <table:table-cell table:style-name="Default" table:formula="oooc:=['4 _ Japanese'.J24]" office:value-type="string" office:string-value="veggymix">
            <text:p>veggymix</text:p>
          </table:table-cell>
          <table:table-cell table:formula="oooc:=['4 _ Japanese'.K24]" office:value-type="float" office:value="21">
            <text:p>21</text:p>
          </table:table-cell>
          <table:table-cell table:formula="oooc:=['4 _ Japanese'.L24]" office:value-type="float" office:value="0">
            <text:p>0</text:p>
          </table:table-cell>
          <table:table-cell table:formula="oooc:=['4 _ Japanese'.M24]" office:value-type="float" office:value="0">
            <text:p>0</text:p>
          </table:table-cell>
          <table:table-cell table:formula="oooc:=['4 _ Japanese'.N24]" office:value-type="float" office:value="21">
            <text:p>21</text:p>
          </table:table-cell>
          <table:table-cell table:formula="oooc:=['4 _ Japanese'.O24]" office:value-type="float" office:value="21">
            <text:p>21</text:p>
          </table:table-cell>
          <table:table-cell table:formula="oooc:=['4 _ Japanese'.P24]" office:value-type="float" office:value="0">
            <text:p>0</text:p>
          </table:table-cell>
          <table:table-cell table:formula="oooc:=['4 _ Japanese'.Q24]" office:value-type="float" office:value="21">
            <text:p>21</text:p>
          </table:table-cell>
          <table:table-cell table:formula="oooc:=['4 _ Japanese'.R24]" office:value-type="float" office:value="21">
            <text:p>21</text:p>
          </table:table-cell>
          <table:table-cell table:formula="oooc:=['4 _ Japanese'.S24]" office:value-type="float" office:value="19">
            <text:p>19</text:p>
          </table:table-cell>
          <table:table-cell table:formula="oooc:=['4 _ Japanese'.T24]" office:value-type="float" office:value="21">
            <text:p>21</text:p>
          </table:table-cell>
        </table:table-row>
        <table:table-row table:style-name="ro2">
          <table:table-cell table:style-name="Default" table:formula="oooc:=['4 _ Japanese'.J25]" office:value-type="string" office:string-value="seaweed">
            <text:p>seaweed</text:p>
          </table:table-cell>
          <table:table-cell table:formula="oooc:=['4 _ Japanese'.K25]" office:value-type="float" office:value="10">
            <text:p>10</text:p>
          </table:table-cell>
          <table:table-cell table:formula="oooc:=['4 _ Japanese'.L25]" office:value-type="float" office:value="10">
            <text:p>10</text:p>
          </table:table-cell>
          <table:table-cell table:formula="oooc:=['4 _ Japanese'.M25]" office:value-type="float" office:value="18">
            <text:p>18</text:p>
          </table:table-cell>
          <table:table-cell table:formula="oooc:=['4 _ Japanese'.N25]" office:value-type="float" office:value="0">
            <text:p>0</text:p>
          </table:table-cell>
          <table:table-cell table:formula="oooc:=['4 _ Japanese'.O25]" office:value-type="float" office:value="21">
            <text:p>21</text:p>
          </table:table-cell>
          <table:table-cell table:formula="oooc:=['4 _ Japanese'.P25]" office:value-type="float" office:value="21">
            <text:p>21</text:p>
          </table:table-cell>
          <table:table-cell table:formula="oooc:=['4 _ Japanese'.Q25]" office:value-type="float" office:value="12">
            <text:p>12</text:p>
          </table:table-cell>
          <table:table-cell table:formula="oooc:=['4 _ Japanese'.R25]" office:value-type="float" office:value="18">
            <text:p>18</text:p>
          </table:table-cell>
          <table:table-cell table:formula="oooc:=['4 _ Japanese'.S25]" office:value-type="float" office:value="21">
            <text:p>21</text:p>
          </table:table-cell>
          <table:table-cell table:formula="oooc:=['4 _ Japanese'.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81" table:formula="oooc:=[Бонусы.B3]" office:value-type="string" office:string-value="bonus.spoon">
            <text:p>bonus.spoon</text:p>
          </table:table-cell>
          <table:table-cell table:formula="oooc:=[Бонусы.B42]" office:value-type="float" office:value="0">
            <text:p>0</text:p>
          </table:table-cell>
          <table:table-cell table:formula="oooc:=[Бонусы.B43]" office:value-type="float" office:value="0">
            <text:p>0</text:p>
          </table:table-cell>
          <table:table-cell table:formula="oooc:=[Бонусы.B44]" office:value-type="float" office:value="0">
            <text:p>0</text:p>
          </table:table-cell>
          <table:table-cell table:formula="oooc:=[Бонусы.B45]" office:value-type="float" office:value="1">
            <text:p>1</text:p>
          </table:table-cell>
          <table:table-cell table:formula="oooc:=[Бонусы.B46]" office:value-type="float" office:value="1">
            <text:p>1</text:p>
          </table:table-cell>
          <table:table-cell table:formula="oooc:=[Бонусы.B47]" office:value-type="float" office:value="0">
            <text:p>0</text:p>
          </table:table-cell>
          <table:table-cell table:formula="oooc:=[Бонусы.B48]" office:value-type="float" office:value="0">
            <text:p>0</text:p>
          </table:table-cell>
          <table:table-cell table:formula="oooc:=[Бонусы.B49]" office:value-type="float" office:value="1">
            <text:p>1</text:p>
          </table:table-cell>
          <table:table-cell table:formula="oooc:=[Бонусы.B50]" office:value-type="float" office:value="1">
            <text:p>1</text:p>
          </table:table-cell>
          <table:table-cell table:formula="oooc:=[Бонусы.B51]" office:value-type="float" office:value="1">
            <text:p>1</text:p>
          </table:table-cell>
        </table:table-row>
        <table:table-row table:style-name="ro2">
          <table:table-cell table:style-name="ce181" table:formula="oooc:=[Бонусы.D3]" office:value-type="string" office:string-value="bonus.removerow">
            <text:p>bonus.removerow</text:p>
          </table:table-cell>
          <table:table-cell table:formula="oooc:=[Бонусы.D42]" office:value-type="float" office:value="0">
            <text:p>0</text:p>
          </table:table-cell>
          <table:table-cell table:formula="oooc:=[Бонусы.D43]" office:value-type="float" office:value="0">
            <text:p>0</text:p>
          </table:table-cell>
          <table:table-cell table:formula="oooc:=[Бонусы.D44]" office:value-type="float" office:value="0">
            <text:p>0</text:p>
          </table:table-cell>
          <table:table-cell table:formula="oooc:=[Бонусы.D45]" office:value-type="float" office:value="0">
            <text:p>0</text:p>
          </table:table-cell>
          <table:table-cell table:formula="oooc:=[Бонусы.D46]" office:value-type="float" office:value="0">
            <text:p>0</text:p>
          </table:table-cell>
          <table:table-cell table:formula="oooc:=[Бонусы.D47]" office:value-type="float" office:value="0">
            <text:p>0</text:p>
          </table:table-cell>
          <table:table-cell table:formula="oooc:=[Бонусы.D48]" office:value-type="float" office:value="0">
            <text:p>0</text:p>
          </table:table-cell>
          <table:table-cell table:formula="oooc:=[Бонусы.D49]" office:value-type="float" office:value="0">
            <text:p>0</text:p>
          </table:table-cell>
          <table:table-cell table:formula="oooc:=[Бонусы.D50]" office:value-type="float" office:value="0">
            <text:p>0</text:p>
          </table:table-cell>
          <table:table-cell table:formula="oooc:=[Бонусы.D51]" office:value-type="float" office:value="0">
            <text:p>0</text:p>
          </table:table-cell>
        </table:table-row>
        <table:table-row table:style-name="ro2">
          <table:table-cell table:style-name="ce181" table:formula="oooc:=[Бонусы.F3]" office:value-type="string" office:string-value="bonus.bomb">
            <text:p>bonus.bomb</text:p>
          </table:table-cell>
          <table:table-cell table:formula="oooc:=[Бонусы.F42]" office:value-type="float" office:value="0">
            <text:p>0</text:p>
          </table:table-cell>
          <table:table-cell table:formula="oooc:=[Бонусы.F43]" office:value-type="float" office:value="0">
            <text:p>0</text:p>
          </table:table-cell>
          <table:table-cell table:formula="oooc:=[Бонусы.F44]" office:value-type="float" office:value="0">
            <text:p>0</text:p>
          </table:table-cell>
          <table:table-cell table:formula="oooc:=[Бонусы.F45]" office:value-type="float" office:value="0">
            <text:p>0</text:p>
          </table:table-cell>
          <table:table-cell table:formula="oooc:=[Бонусы.F46]" office:value-type="float" office:value="0">
            <text:p>0</text:p>
          </table:table-cell>
          <table:table-cell table:formula="oooc:=[Бонусы.F47]" office:value-type="float" office:value="0">
            <text:p>0</text:p>
          </table:table-cell>
          <table:table-cell table:formula="oooc:=[Бонусы.F48]" office:value-type="float" office:value="0">
            <text:p>0</text:p>
          </table:table-cell>
          <table:table-cell table:formula="oooc:=[Бонусы.F49]" office:value-type="float" office:value="0">
            <text:p>0</text:p>
          </table:table-cell>
          <table:table-cell table:formula="oooc:=[Бонусы.F50]" office:value-type="float" office:value="0">
            <text:p>0</text:p>
          </table:table-cell>
          <table:table-cell table:formula="oooc:=[Бонусы.F51]" office:value-type="float" office:value="0">
            <text:p>0</text:p>
          </table:table-cell>
        </table:table-row>
        <table:table-row table:style-name="ro2">
          <table:table-cell table:style-name="ce181" table:formula="oooc:=[Бонусы.H3]" office:value-type="string" office:string-value="bonus.scrollback">
            <text:p>bonus.scrollback</text:p>
          </table:table-cell>
          <table:table-cell table:formula="oooc:=[Бонусы.H42]" office:value-type="float" office:value="0">
            <text:p>0</text:p>
          </table:table-cell>
          <table:table-cell table:formula="oooc:=[Бонусы.H43]" office:value-type="float" office:value="0">
            <text:p>0</text:p>
          </table:table-cell>
          <table:table-cell table:formula="oooc:=[Бонусы.H44]" office:value-type="float" office:value="0">
            <text:p>0</text:p>
          </table:table-cell>
          <table:table-cell table:formula="oooc:=[Бонусы.H45]" office:value-type="float" office:value="0">
            <text:p>0</text:p>
          </table:table-cell>
          <table:table-cell table:formula="oooc:=[Бонусы.H46]" office:value-type="float" office:value="0">
            <text:p>0</text:p>
          </table:table-cell>
          <table:table-cell table:formula="oooc:=[Бонусы.H47]" office:value-type="float" office:value="0">
            <text:p>0</text:p>
          </table:table-cell>
          <table:table-cell table:formula="oooc:=[Бонусы.H48]" office:value-type="float" office:value="0">
            <text:p>0</text:p>
          </table:table-cell>
          <table:table-cell table:formula="oooc:=[Бонусы.H49]" office:value-type="float" office:value="0">
            <text:p>0</text:p>
          </table:table-cell>
          <table:table-cell table:formula="oooc:=[Бонусы.H50]" office:value-type="float" office:value="0">
            <text:p>0</text:p>
          </table:table-cell>
          <table:table-cell table:formula="oooc:=[Бонусы.H51]" office:value-type="float" office:value="0">
            <text:p>0</text:p>
          </table:table-cell>
        </table:table-row>
        <table:table-row table:style-name="ro2">
          <table:table-cell table:style-name="ce181" table:formula="oooc:=[Бонусы.J3]" office:value-type="string" office:string-value="bonus.shuffle">
            <text:p>bonus.shuffle</text:p>
          </table:table-cell>
          <table:table-cell table:formula="oooc:=[Бонусы.J42]" office:value-type="float" office:value="1">
            <text:p>1</text:p>
          </table:table-cell>
          <table:table-cell table:formula="oooc:=[Бонусы.J43]" office:value-type="float" office:value="1">
            <text:p>1</text:p>
          </table:table-cell>
          <table:table-cell table:formula="oooc:=[Бонусы.J44]" office:value-type="float" office:value="1">
            <text:p>1</text:p>
          </table:table-cell>
          <table:table-cell table:formula="oooc:=[Бонусы.J45]" office:value-type="float" office:value="1">
            <text:p>1</text:p>
          </table:table-cell>
          <table:table-cell table:formula="oooc:=[Бонусы.J46]" office:value-type="float" office:value="1">
            <text:p>1</text:p>
          </table:table-cell>
          <table:table-cell table:formula="oooc:=[Бонусы.J47]" office:value-type="float" office:value="1">
            <text:p>1</text:p>
          </table:table-cell>
          <table:table-cell table:formula="oooc:=[Бонусы.J48]" office:value-type="float" office:value="1">
            <text:p>1</text:p>
          </table:table-cell>
          <table:table-cell table:formula="oooc:=[Бонусы.J49]" office:value-type="float" office:value="1">
            <text:p>1</text:p>
          </table:table-cell>
          <table:table-cell table:formula="oooc:=[Бонусы.J50]" office:value-type="float" office:value="1">
            <text:p>1</text:p>
          </table:table-cell>
          <table:table-cell table:formula="oooc:=[Бонусы.J51]" office:value-type="float" office:value="1">
            <text:p>1</text:p>
          </table:table-cell>
        </table:table-row>
        <table:table-row table:style-name="ro2">
          <table:table-cell table:style-name="ce181" table:formula="oooc:=[Бонусы.L3]" office:value-type="string" office:string-value="bonus.magicwand">
            <text:p>bonus.magicwand</text:p>
          </table:table-cell>
          <table:table-cell table:formula="oooc:=[Бонусы.L42]" office:value-type="float" office:value="0">
            <text:p>0</text:p>
          </table:table-cell>
          <table:table-cell table:formula="oooc:=[Бонусы.L43]" office:value-type="float" office:value="0">
            <text:p>0</text:p>
          </table:table-cell>
          <table:table-cell table:formula="oooc:=[Бонусы.L44]" office:value-type="float" office:value="0">
            <text:p>0</text:p>
          </table:table-cell>
          <table:table-cell table:formula="oooc:=[Бонусы.L45]" office:value-type="float" office:value="0">
            <text:p>0</text:p>
          </table:table-cell>
          <table:table-cell table:formula="oooc:=[Бонусы.L46]" office:value-type="float" office:value="0">
            <text:p>0</text:p>
          </table:table-cell>
          <table:table-cell table:formula="oooc:=[Бонусы.L47]" office:value-type="float" office:value="0">
            <text:p>0</text:p>
          </table:table-cell>
          <table:table-cell table:formula="oooc:=[Бонусы.L48]" office:value-type="float" office:value="0">
            <text:p>0</text:p>
          </table:table-cell>
          <table:table-cell table:formula="oooc:=[Бонусы.L49]" office:value-type="float" office:value="0">
            <text:p>0</text:p>
          </table:table-cell>
          <table:table-cell table:formula="oooc:=[Бонусы.L50]" office:value-type="float" office:value="0">
            <text:p>0</text:p>
          </table:table-cell>
          <table:table-cell table:formula="oooc:=[Бонусы.L51]" office:value-type="float" office:value="0">
            <text:p>0</text:p>
          </table:table-cell>
        </table:table-row>
        <table:table-row table:style-name="ro2">
          <table:table-cell table:style-name="ce181" table:formula="oooc:=[Бонусы.N3]" office:value-type="string" office:string-value="bonus.sweet">
            <text:p>bonus.sweet</text:p>
          </table:table-cell>
          <table:table-cell table:formula="oooc:=[Бонусы.N42]" office:value-type="float" office:value="1">
            <text:p>1</text:p>
          </table:table-cell>
          <table:table-cell table:formula="oooc:=[Бонусы.N43]" office:value-type="float" office:value="1">
            <text:p>1</text:p>
          </table:table-cell>
          <table:table-cell table:formula="oooc:=[Бонусы.N44]" office:value-type="float" office:value="1">
            <text:p>1</text:p>
          </table:table-cell>
          <table:table-cell table:formula="oooc:=[Бонусы.N45]" office:value-type="float" office:value="1">
            <text:p>1</text:p>
          </table:table-cell>
          <table:table-cell table:formula="oooc:=[Бонусы.N46]" office:value-type="float" office:value="0">
            <text:p>0</text:p>
          </table:table-cell>
          <table:table-cell table:formula="oooc:=[Бонусы.N47]" office:value-type="float" office:value="0">
            <text:p>0</text:p>
          </table:table-cell>
          <table:table-cell table:formula="oooc:=[Бонусы.N48]" office:value-type="float" office:value="0">
            <text:p>0</text:p>
          </table:table-cell>
          <table:table-cell table:formula="oooc:=[Бонусы.N49]" office:value-type="float" office:value="0">
            <text:p>0</text:p>
          </table:table-cell>
          <table:table-cell table:formula="oooc:=[Бонусы.N50]" office:value-type="float" office:value="1">
            <text:p>1</text:p>
          </table:table-cell>
          <table:table-cell table:formula="oooc:=[Бонусы.N51]" office:value-type="float" office:value="0">
            <text:p>0</text:p>
          </table:table-cell>
        </table:table-row>
        <table:table-row table:style-name="ro2">
          <table:table-cell table:style-name="ce181" table:formula="oooc:=[Бонусы.P3]" office:value-type="string" office:string-value="bonus.gift">
            <text:p>bonus.gift</text:p>
          </table:table-cell>
          <table:table-cell table:formula="oooc:=[Бонусы.P42]" office:value-type="float" office:value="0">
            <text:p>0</text:p>
          </table:table-cell>
          <table:table-cell table:formula="oooc:=[Бонусы.P43]" office:value-type="float" office:value="0">
            <text:p>0</text:p>
          </table:table-cell>
          <table:table-cell table:formula="oooc:=[Бонусы.P44]" office:value-type="float" office:value="0">
            <text:p>0</text:p>
          </table:table-cell>
          <table:table-cell table:formula="oooc:=[Бонусы.P45]" office:value-type="float" office:value="0">
            <text:p>0</text:p>
          </table:table-cell>
          <table:table-cell table:formula="oooc:=[Бонусы.P46]" office:value-type="float" office:value="1">
            <text:p>1</text:p>
          </table:table-cell>
          <table:table-cell table:formula="oooc:=[Бонусы.P47]" office:value-type="float" office:value="1">
            <text:p>1</text:p>
          </table:table-cell>
          <table:table-cell table:formula="oooc:=[Бонусы.P48]" office:value-type="float" office:value="0">
            <text:p>0</text:p>
          </table:table-cell>
          <table:table-cell table:formula="oooc:=[Бонусы.P49]" office:value-type="float" office:value="0">
            <text:p>0</text:p>
          </table:table-cell>
          <table:table-cell table:formula="oooc:=[Бонусы.P50]" office:value-type="float" office:value="0">
            <text:p>0</text:p>
          </table:table-cell>
          <table:table-cell table:formula="oooc:=[Бонусы.P51]" office:value-type="float" office:value="1">
            <text:p>1</text:p>
          </table:table-cell>
        </table:table-row>
        <table:table-row table:style-name="ro2">
          <table:table-cell table:style-name="ce181" table:formula="oooc:=[Бонусы.R3]" office:value-type="string" office:string-value="bonus.hearts">
            <text:p>bonus.hearts</text:p>
          </table:table-cell>
          <table:table-cell table:formula="oooc:=[Бонусы.R42]" office:value-type="float" office:value="0">
            <text:p>0</text:p>
          </table:table-cell>
          <table:table-cell table:formula="oooc:=[Бонусы.R43]" office:value-type="float" office:value="0">
            <text:p>0</text:p>
          </table:table-cell>
          <table:table-cell table:formula="oooc:=[Бонусы.R44]" office:value-type="float" office:value="0">
            <text:p>0</text:p>
          </table:table-cell>
          <table:table-cell table:formula="oooc:=[Бонусы.R45]" office:value-type="float" office:value="0">
            <text:p>0</text:p>
          </table:table-cell>
          <table:table-cell table:formula="oooc:=[Бонусы.R46]" office:value-type="float" office:value="0">
            <text:p>0</text:p>
          </table:table-cell>
          <table:table-cell table:formula="oooc:=[Бонусы.R47]" office:value-type="float" office:value="0">
            <text:p>0</text:p>
          </table:table-cell>
          <table:table-cell table:formula="oooc:=[Бонусы.R48]" office:value-type="float" office:value="1">
            <text:p>1</text:p>
          </table:table-cell>
          <table:table-cell table:formula="oooc:=[Бонусы.R49]" office:value-type="float" office:value="1">
            <text:p>1</text:p>
          </table:table-cell>
          <table:table-cell table:formula="oooc:=[Бонусы.R50]" office:value-type="float" office:value="0">
            <text:p>0</text:p>
          </table:table-cell>
          <table:table-cell table:formula="oooc:=[Бонусы.R51]"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42]" office:value-type="float" office:value="18">
            <text:p>18</text:p>
          </table:table-cell>
          <table:table-cell table:formula="oooc:=[Уровни.B43]" office:value-type="float" office:value="20">
            <text:p>20</text:p>
          </table:table-cell>
          <table:table-cell table:formula="oooc:=[Уровни.B44]" office:value-type="float" office:value="20">
            <text:p>20</text:p>
          </table:table-cell>
          <table:table-cell table:formula="oooc:=[Уровни.B45]" office:value-type="float" office:value="22">
            <text:p>22</text:p>
          </table:table-cell>
          <table:table-cell table:formula="oooc:=[Уровни.B46]" office:value-type="float" office:value="22">
            <text:p>22</text:p>
          </table:table-cell>
          <table:table-cell table:formula="oooc:=[Уровни.B47]" office:value-type="float" office:value="25">
            <text:p>25</text:p>
          </table:table-cell>
          <table:table-cell table:formula="oooc:=[Уровни.B48]" office:value-type="float" office:value="25">
            <text:p>25</text:p>
          </table:table-cell>
          <table:table-cell table:formula="oooc:=[Уровни.B49]" office:value-type="float" office:value="25">
            <text:p>25</text:p>
          </table:table-cell>
          <table:table-cell table:formula="oooc:=[Уровни.B50]" office:value-type="float" office:value="30">
            <text:p>30</text:p>
          </table:table-cell>
          <table:table-cell table:formula="oooc:=[Уровни.B51]" office:value-type="float" office:value="30">
            <text:p>30</text:p>
          </table:table-cell>
        </table:table-row>
        <table:table-row table:style-name="ro2">
          <table:table-cell office:value-type="string">
            <text:p>moneyGoal</text:p>
          </table:table-cell>
          <table:table-cell table:formula="oooc:=[Уровни.R42]" office:value-type="float" office:value="1400">
            <text:p>1400</text:p>
          </table:table-cell>
          <table:table-cell table:formula="oooc:=[Уровни.R43]" office:value-type="float" office:value="1700">
            <text:p>1700</text:p>
          </table:table-cell>
          <table:table-cell table:formula="oooc:=[Уровни.R44]" office:value-type="float" office:value="1800">
            <text:p>1800</text:p>
          </table:table-cell>
          <table:table-cell table:formula="oooc:=[Уровни.R45]" office:value-type="float" office:value="2100">
            <text:p>2100</text:p>
          </table:table-cell>
          <table:table-cell table:formula="oooc:=[Уровни.R46]" office:value-type="float" office:value="2100">
            <text:p>2100</text:p>
          </table:table-cell>
          <table:table-cell table:formula="oooc:=[Уровни.R47]" office:value-type="float" office:value="2300">
            <text:p>2300</text:p>
          </table:table-cell>
          <table:table-cell table:formula="oooc:=[Уровни.R48]" office:value-type="float" office:value="2400">
            <text:p>2400</text:p>
          </table:table-cell>
          <table:table-cell table:formula="oooc:=[Уровни.R49]" office:value-type="float" office:value="2600">
            <text:p>2600</text:p>
          </table:table-cell>
          <table:table-cell table:formula="oooc:=[Уровни.R50]" office:value-type="float" office:value="3200">
            <text:p>3200</text:p>
          </table:table-cell>
          <table:table-cell table:formula="oooc:=[Уровни.R51]" office:value-type="float" office:value="3200">
            <text:p>3200</text:p>
          </table:table-cell>
        </table:table-row>
        <table:table-row table:style-name="ro2">
          <table:table-cell office:value-type="string">
            <text:p>expertGoal</text:p>
          </table:table-cell>
          <table:table-cell table:formula="oooc:=[Уровни.S42]" office:value-type="float" office:value="1800">
            <text:p>1800</text:p>
          </table:table-cell>
          <table:table-cell table:formula="oooc:=[Уровни.S43]" office:value-type="float" office:value="2100">
            <text:p>2100</text:p>
          </table:table-cell>
          <table:table-cell table:formula="oooc:=[Уровни.S44]" office:value-type="float" office:value="2200">
            <text:p>2200</text:p>
          </table:table-cell>
          <table:table-cell table:formula="oooc:=[Уровни.S45]" office:value-type="float" office:value="2800">
            <text:p>2800</text:p>
          </table:table-cell>
          <table:table-cell table:formula="oooc:=[Уровни.S46]" office:value-type="float" office:value="2700">
            <text:p>2700</text:p>
          </table:table-cell>
          <table:table-cell table:formula="oooc:=[Уровни.S47]" office:value-type="float" office:value="2900">
            <text:p>2900</text:p>
          </table:table-cell>
          <table:table-cell table:formula="oooc:=[Уровни.S48]" office:value-type="float" office:value="3000">
            <text:p>3000</text:p>
          </table:table-cell>
          <table:table-cell table:formula="oooc:=[Уровни.S49]" office:value-type="float" office:value="3400">
            <text:p>3400</text:p>
          </table:table-cell>
          <table:table-cell table:formula="oooc:=[Уровни.S50]" office:value-type="float" office:value="4300">
            <text:p>4300</text:p>
          </table:table-cell>
          <table:table-cell table:formula="oooc:=[Уровни.S51]" office:value-type="float" office:value="4300">
            <text:p>43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5" table:style-name="ta1" table:print="false">
        <table:table-column table:style-name="co16" table:default-cell-style-name="ce180"/>
        <table:table-column table:style-name="co5" table:number-columns-repeated="10" table:default-cell-style-name="Default"/>
        <table:table-row table:style-name="ro2">
          <table:table-cell table:formula="oooc:=['5 _ Hawaiian'.B20]" office:value-type="string" office:string-value="Episode 5 – Hawaiian">
            <text:p>Episode 5 – Hawai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81" table:formula="oooc:=[Покупатели.B3]" office:value-type="string" office:string-value="Worker">
            <text:p>Worker</text:p>
          </table:table-cell>
          <table:table-cell table:formula="oooc:=[Покупатели.B54]" office:value-type="float" office:value="1">
            <text:p>1</text:p>
          </table:table-cell>
          <table:table-cell table:formula="oooc:=[Покупатели.B55]" office:value-type="float" office:value="0">
            <text:p>0</text:p>
          </table:table-cell>
          <table:table-cell table:formula="oooc:=[Покупатели.B56]" office:value-type="float" office:value="0">
            <text:p>0</text:p>
          </table:table-cell>
          <table:table-cell table:formula="oooc:=[Покупатели.B57]" office:value-type="float" office:value="0">
            <text:p>0</text:p>
          </table:table-cell>
          <table:table-cell table:formula="oooc:=[Покупатели.B58]" office:value-type="float" office:value="1">
            <text:p>1</text:p>
          </table:table-cell>
          <table:table-cell table:formula="oooc:=[Покупатели.B59]" office:value-type="float" office:value="0">
            <text:p>0</text:p>
          </table:table-cell>
          <table:table-cell table:formula="oooc:=[Покупатели.B60]" office:value-type="float" office:value="0">
            <text:p>0</text:p>
          </table:table-cell>
          <table:table-cell table:formula="oooc:=[Покупатели.B61]" office:value-type="float" office:value="0">
            <text:p>0</text:p>
          </table:table-cell>
          <table:table-cell table:formula="oooc:=[Покупатели.B62]" office:value-type="float" office:value="1">
            <text:p>1</text:p>
          </table:table-cell>
          <table:table-cell table:formula="oooc:=[Покупатели.B63]" office:value-type="float" office:value="0">
            <text:p>0</text:p>
          </table:table-cell>
        </table:table-row>
        <table:table-row table:style-name="ro2">
          <table:table-cell table:style-name="ce181" table:formula="oooc:=[Покупатели.D3]" office:value-type="string" office:string-value="Student">
            <text:p>Student</text:p>
          </table:table-cell>
          <table:table-cell table:formula="oooc:=[Покупатели.D54]" office:value-type="float" office:value="0">
            <text:p>0</text:p>
          </table:table-cell>
          <table:table-cell table:formula="oooc:=[Покупатели.D55]" office:value-type="float" office:value="0">
            <text:p>0</text:p>
          </table:table-cell>
          <table:table-cell table:formula="oooc:=[Покупатели.D56]" office:value-type="float" office:value="1">
            <text:p>1</text:p>
          </table:table-cell>
          <table:table-cell table:formula="oooc:=[Покупатели.D57]" office:value-type="float" office:value="1">
            <text:p>1</text:p>
          </table:table-cell>
          <table:table-cell table:formula="oooc:=[Покупатели.D58]" office:value-type="float" office:value="0">
            <text:p>0</text:p>
          </table:table-cell>
          <table:table-cell table:formula="oooc:=[Покупатели.D59]" office:value-type="float" office:value="0">
            <text:p>0</text:p>
          </table:table-cell>
          <table:table-cell table:formula="oooc:=[Покупатели.D60]" office:value-type="float" office:value="0">
            <text:p>0</text:p>
          </table:table-cell>
          <table:table-cell table:formula="oooc:=[Покупатели.D61]" office:value-type="float" office:value="0">
            <text:p>0</text:p>
          </table:table-cell>
          <table:table-cell table:formula="oooc:=[Покупатели.D62]" office:value-type="float" office:value="0">
            <text:p>0</text:p>
          </table:table-cell>
          <table:table-cell table:formula="oooc:=[Покупатели.D63]" office:value-type="float" office:value="1">
            <text:p>1</text:p>
          </table:table-cell>
        </table:table-row>
        <table:table-row table:style-name="ro2">
          <table:table-cell table:style-name="ce181" table:formula="oooc:=[Покупатели.F3]" office:value-type="string" office:string-value="Business">
            <text:p>Business</text:p>
          </table:table-cell>
          <table:table-cell table:formula="oooc:=[Покупатели.F54]" office:value-type="float" office:value="0">
            <text:p>0</text:p>
          </table:table-cell>
          <table:table-cell table:formula="oooc:=[Покупатели.F55]" office:value-type="float" office:value="0">
            <text:p>0</text:p>
          </table:table-cell>
          <table:table-cell table:formula="oooc:=[Покупатели.F56]" office:value-type="float" office:value="0">
            <text:p>0</text:p>
          </table:table-cell>
          <table:table-cell table:formula="oooc:=[Покупатели.F57]" office:value-type="float" office:value="1">
            <text:p>1</text:p>
          </table:table-cell>
          <table:table-cell table:formula="oooc:=[Покупатели.F58]" office:value-type="float" office:value="1">
            <text:p>1</text:p>
          </table:table-cell>
          <table:table-cell table:formula="oooc:=[Покупатели.F59]" office:value-type="float" office:value="0">
            <text:p>0</text:p>
          </table:table-cell>
          <table:table-cell table:formula="oooc:=[Покупатели.F60]" office:value-type="float" office:value="0">
            <text:p>0</text:p>
          </table:table-cell>
          <table:table-cell table:formula="oooc:=[Покупатели.F61]" office:value-type="float" office:value="0">
            <text:p>0</text:p>
          </table:table-cell>
          <table:table-cell table:formula="oooc:=[Покупатели.F62]" office:value-type="float" office:value="0">
            <text:p>0</text:p>
          </table:table-cell>
          <table:table-cell table:formula="oooc:=[Покупатели.F63]" office:value-type="float" office:value="1">
            <text:p>1</text:p>
          </table:table-cell>
        </table:table-row>
        <table:table-row table:style-name="ro2">
          <table:table-cell table:style-name="ce181" table:formula="oooc:=[Покупатели.H3]" office:value-type="string" office:string-value="Oldlady">
            <text:p>Oldlady</text:p>
          </table:table-cell>
          <table:table-cell table:formula="oooc:=[Покупатели.H54]" office:value-type="float" office:value="1">
            <text:p>1</text:p>
          </table:table-cell>
          <table:table-cell table:formula="oooc:=[Покупатели.H55]" office:value-type="float" office:value="0">
            <text:p>0</text:p>
          </table:table-cell>
          <table:table-cell table:formula="oooc:=[Покупатели.H56]" office:value-type="float" office:value="0">
            <text:p>0</text:p>
          </table:table-cell>
          <table:table-cell table:formula="oooc:=[Покупатели.H57]" office:value-type="float" office:value="1">
            <text:p>1</text:p>
          </table:table-cell>
          <table:table-cell table:formula="oooc:=[Покупатели.H58]" office:value-type="float" office:value="1">
            <text:p>1</text:p>
          </table:table-cell>
          <table:table-cell table:formula="oooc:=[Покупатели.H59]" office:value-type="float" office:value="0">
            <text:p>0</text:p>
          </table:table-cell>
          <table:table-cell table:formula="oooc:=[Покупатели.H60]" office:value-type="float" office:value="1">
            <text:p>1</text:p>
          </table:table-cell>
          <table:table-cell table:formula="oooc:=[Покупатели.H61]" office:value-type="float" office:value="0">
            <text:p>0</text:p>
          </table:table-cell>
          <table:table-cell table:formula="oooc:=[Покупатели.H62]" office:value-type="float" office:value="0">
            <text:p>0</text:p>
          </table:table-cell>
          <table:table-cell table:formula="oooc:=[Покупатели.H63]" office:value-type="float" office:value="1">
            <text:p>1</text:p>
          </table:table-cell>
        </table:table-row>
        <table:table-row table:style-name="ro2">
          <table:table-cell table:style-name="ce181" table:formula="oooc:=[Покупатели.J3]" office:value-type="string" office:string-value="Critic">
            <text:p>Critic</text:p>
          </table:table-cell>
          <table:table-cell table:formula="oooc:=[Покупатели.J54]" office:value-type="float" office:value="0">
            <text:p>0</text:p>
          </table:table-cell>
          <table:table-cell table:formula="oooc:=[Покупатели.J55]" office:value-type="float" office:value="0">
            <text:p>0</text:p>
          </table:table-cell>
          <table:table-cell table:formula="oooc:=[Покупатели.J56]" office:value-type="float" office:value="0">
            <text:p>0</text:p>
          </table:table-cell>
          <table:table-cell table:formula="oooc:=[Покупатели.J57]" office:value-type="float" office:value="0">
            <text:p>0</text:p>
          </table:table-cell>
          <table:table-cell table:formula="oooc:=[Покупатели.J58]" office:value-type="float" office:value="0">
            <text:p>0</text:p>
          </table:table-cell>
          <table:table-cell table:formula="oooc:=[Покупатели.J59]" office:value-type="float" office:value="1">
            <text:p>1</text:p>
          </table:table-cell>
          <table:table-cell table:formula="oooc:=[Покупатели.J60]" office:value-type="float" office:value="1">
            <text:p>1</text:p>
          </table:table-cell>
          <table:table-cell table:formula="oooc:=[Покупатели.J61]" office:value-type="float" office:value="0">
            <text:p>0</text:p>
          </table:table-cell>
          <table:table-cell table:formula="oooc:=[Покупатели.J62]" office:value-type="float" office:value="1">
            <text:p>1</text:p>
          </table:table-cell>
          <table:table-cell table:formula="oooc:=[Покупатели.J63]" office:value-type="float" office:value="1">
            <text:p>1</text:p>
          </table:table-cell>
        </table:table-row>
        <table:table-row table:style-name="ro2">
          <table:table-cell table:style-name="ce181" table:formula="oooc:=[Покупатели.L3]" office:value-type="string" office:string-value="Schoolkid">
            <text:p>Schoolkid</text:p>
          </table:table-cell>
          <table:table-cell table:formula="oooc:=[Покупатели.L54]" office:value-type="float" office:value="0">
            <text:p>0</text:p>
          </table:table-cell>
          <table:table-cell table:formula="oooc:=[Покупатели.L55]" office:value-type="float" office:value="0">
            <text:p>0</text:p>
          </table:table-cell>
          <table:table-cell table:formula="oooc:=[Покупатели.L56]" office:value-type="float" office:value="1">
            <text:p>1</text:p>
          </table:table-cell>
          <table:table-cell table:formula="oooc:=[Покупатели.L57]" office:value-type="float" office:value="0">
            <text:p>0</text:p>
          </table:table-cell>
          <table:table-cell table:formula="oooc:=[Покупатели.L58]" office:value-type="float" office:value="0">
            <text:p>0</text:p>
          </table:table-cell>
          <table:table-cell table:formula="oooc:=[Покупатели.L59]" office:value-type="float" office:value="0">
            <text:p>0</text:p>
          </table:table-cell>
          <table:table-cell table:formula="oooc:=[Покупатели.L60]" office:value-type="float" office:value="0">
            <text:p>0</text:p>
          </table:table-cell>
          <table:table-cell table:formula="oooc:=[Покупатели.L61]" office:value-type="float" office:value="0">
            <text:p>0</text:p>
          </table:table-cell>
          <table:table-cell table:formula="oooc:=[Покупатели.L62]" office:value-type="float" office:value="1">
            <text:p>1</text:p>
          </table:table-cell>
          <table:table-cell table:formula="oooc:=[Покупатели.L63]" office:value-type="float" office:value="0">
            <text:p>0</text:p>
          </table:table-cell>
        </table:table-row>
        <table:table-row table:style-name="ro2">
          <table:table-cell table:style-name="ce181" table:formula="oooc:=[Покупатели.N3]" office:value-type="string" office:string-value="Vegetarian">
            <text:p>Vegetarian</text:p>
          </table:table-cell>
          <table:table-cell table:formula="oooc:=[Покупатели.N54]" office:value-type="float" office:value="0">
            <text:p>0</text:p>
          </table:table-cell>
          <table:table-cell table:formula="oooc:=[Покупатели.N55]" office:value-type="float" office:value="0">
            <text:p>0</text:p>
          </table:table-cell>
          <table:table-cell table:formula="oooc:=[Покупатели.N56]" office:value-type="float" office:value="1">
            <text:p>1</text:p>
          </table:table-cell>
          <table:table-cell table:formula="oooc:=[Покупатели.N57]" office:value-type="float" office:value="1">
            <text:p>1</text:p>
          </table:table-cell>
          <table:table-cell table:formula="oooc:=[Покупатели.N58]" office:value-type="float" office:value="0">
            <text:p>0</text:p>
          </table:table-cell>
          <table:table-cell table:formula="oooc:=[Покупатели.N59]" office:value-type="float" office:value="0">
            <text:p>0</text:p>
          </table:table-cell>
          <table:table-cell table:formula="oooc:=[Покупатели.N60]" office:value-type="float" office:value="0">
            <text:p>0</text:p>
          </table:table-cell>
          <table:table-cell table:formula="oooc:=[Покупатели.N61]" office:value-type="float" office:value="0">
            <text:p>0</text:p>
          </table:table-cell>
          <table:table-cell table:formula="oooc:=[Покупатели.N62]" office:value-type="float" office:value="0">
            <text:p>0</text:p>
          </table:table-cell>
          <table:table-cell table:formula="oooc:=[Покупатели.N63]" office:value-type="float" office:value="0">
            <text:p>0</text:p>
          </table:table-cell>
        </table:table-row>
        <table:table-row table:style-name="ro2">
          <table:table-cell table:style-name="ce181" table:formula="oooc:=[Покупатели.P3]" office:value-type="string" office:string-value="Tourist Hawaiian">
            <text:p>Tourist Hawaiian</text:p>
          </table:table-cell>
          <table:table-cell table:formula="oooc:=[Покупатели.P54]" office:value-type="float" office:value="1">
            <text:p>1</text:p>
          </table:table-cell>
          <table:table-cell table:formula="oooc:=[Покупатели.P55]" office:value-type="float" office:value="1">
            <text:p>1</text:p>
          </table:table-cell>
          <table:table-cell table:formula="oooc:=[Покупатели.P56]" office:value-type="float" office:value="0">
            <text:p>0</text:p>
          </table:table-cell>
          <table:table-cell table:formula="oooc:=[Покупатели.P57]" office:value-type="float" office:value="0">
            <text:p>0</text:p>
          </table:table-cell>
          <table:table-cell table:formula="oooc:=[Покупатели.P58]" office:value-type="float" office:value="1">
            <text:p>1</text:p>
          </table:table-cell>
          <table:table-cell table:formula="oooc:=[Покупатели.P59]" office:value-type="float" office:value="0">
            <text:p>0</text:p>
          </table:table-cell>
          <table:table-cell table:formula="oooc:=[Покупатели.P60]" office:value-type="float" office:value="0">
            <text:p>0</text:p>
          </table:table-cell>
          <table:table-cell table:formula="oooc:=[Покупатели.P61]" office:value-type="float" office:value="1">
            <text:p>1</text:p>
          </table:table-cell>
          <table:table-cell table:formula="oooc:=[Покупатели.P62]" office:value-type="float" office:value="1">
            <text:p>1</text:p>
          </table:table-cell>
          <table:table-cell table:formula="oooc:=[Покупатели.P63]" office:value-type="float" office:value="1">
            <text:p>1</text:p>
          </table:table-cell>
        </table:table-row>
        <table:table-row table:style-name="ro2">
          <table:table-cell table:style-name="ce181" table:formula="oooc:=[Покупатели.R3]" office:value-type="string" office:string-value="Tourist Mexican">
            <text:p>Tourist Mexican</text:p>
          </table:table-cell>
          <table:table-cell table:formula="oooc:=[Покупатели.R54]" office:value-type="float" office:value="1">
            <text:p>1</text:p>
          </table:table-cell>
          <table:table-cell table:formula="oooc:=[Покупатели.R55]" office:value-type="float" office:value="1">
            <text:p>1</text:p>
          </table:table-cell>
          <table:table-cell table:formula="oooc:=[Покупатели.R56]" office:value-type="float" office:value="0">
            <text:p>0</text:p>
          </table:table-cell>
          <table:table-cell table:formula="oooc:=[Покупатели.R57]" office:value-type="float" office:value="0">
            <text:p>0</text:p>
          </table:table-cell>
          <table:table-cell table:formula="oooc:=[Покупатели.R58]" office:value-type="float" office:value="0">
            <text:p>0</text:p>
          </table:table-cell>
          <table:table-cell table:formula="oooc:=[Покупатели.R59]" office:value-type="float" office:value="0">
            <text:p>0</text:p>
          </table:table-cell>
          <table:table-cell table:formula="oooc:=[Покупатели.R60]" office:value-type="float" office:value="1">
            <text:p>1</text:p>
          </table:table-cell>
          <table:table-cell table:formula="oooc:=[Покупатели.R61]" office:value-type="float" office:value="1">
            <text:p>1</text:p>
          </table:table-cell>
          <table:table-cell table:formula="oooc:=[Покупатели.R62]" office:value-type="float" office:value="1">
            <text:p>1</text:p>
          </table:table-cell>
          <table:table-cell table:formula="oooc:=[Покупатели.R63]" office:value-type="float" office:value="0">
            <text:p>0</text:p>
          </table:table-cell>
        </table:table-row>
        <table:table-row table:style-name="ro2">
          <table:table-cell table:style-name="ce181" table:formula="oooc:=[Покупатели.T3]" office:value-type="string" office:string-value="Tourist Russian">
            <text:p>Tourist Russian</text:p>
          </table:table-cell>
          <table:table-cell table:formula="oooc:=[Покупатели.T54]" office:value-type="float" office:value="0">
            <text:p>0</text:p>
          </table:table-cell>
          <table:table-cell table:formula="oooc:=[Покупатели.T55]" office:value-type="float" office:value="1">
            <text:p>1</text:p>
          </table:table-cell>
          <table:table-cell table:formula="oooc:=[Покупатели.T56]" office:value-type="float" office:value="0">
            <text:p>0</text:p>
          </table:table-cell>
          <table:table-cell table:formula="oooc:=[Покупатели.T57]" office:value-type="float" office:value="0">
            <text:p>0</text:p>
          </table:table-cell>
          <table:table-cell table:formula="oooc:=[Покупатели.T58]" office:value-type="float" office:value="1">
            <text:p>1</text:p>
          </table:table-cell>
          <table:table-cell table:formula="oooc:=[Покупатели.T59]" office:value-type="float" office:value="0">
            <text:p>0</text:p>
          </table:table-cell>
          <table:table-cell table:formula="oooc:=[Покупатели.T60]" office:value-type="float" office:value="1">
            <text:p>1</text:p>
          </table:table-cell>
          <table:table-cell table:formula="oooc:=[Покупатели.T61]" office:value-type="float" office:value="1">
            <text:p>1</text:p>
          </table:table-cell>
          <table:table-cell table:formula="oooc:=[Покупатели.T62]" office:value-type="float" office:value="0">
            <text:p>0</text:p>
          </table:table-cell>
          <table:table-cell table:formula="oooc:=[Покупатели.T63]" office:value-type="float" office:value="0">
            <text:p>0</text:p>
          </table:table-cell>
        </table:table-row>
        <table:table-row table:style-name="ro2">
          <table:table-cell table:style-name="ce181" table:formula="oooc:=[Покупатели.V3]" office:value-type="string" office:string-value="Tourist Japanese">
            <text:p>Tourist Japanese</text:p>
          </table:table-cell>
          <table:table-cell table:formula="oooc:=[Покупатели.V54]" office:value-type="float" office:value="0">
            <text:p>0</text:p>
          </table:table-cell>
          <table:table-cell table:formula="oooc:=[Покупатели.V55]" office:value-type="float" office:value="1">
            <text:p>1</text:p>
          </table:table-cell>
          <table:table-cell table:formula="oooc:=[Покупатели.V56]" office:value-type="float" office:value="0">
            <text:p>0</text:p>
          </table:table-cell>
          <table:table-cell table:formula="oooc:=[Покупатели.V57]" office:value-type="float" office:value="0">
            <text:p>0</text:p>
          </table:table-cell>
          <table:table-cell table:formula="oooc:=[Покупатели.V58]" office:value-type="float" office:value="1">
            <text:p>1</text:p>
          </table:table-cell>
          <table:table-cell table:formula="oooc:=[Покупатели.V59]" office:value-type="float" office:value="0">
            <text:p>0</text:p>
          </table:table-cell>
          <table:table-cell table:formula="oooc:=[Покупатели.V60]" office:value-type="float" office:value="1">
            <text:p>1</text:p>
          </table:table-cell>
          <table:table-cell table:formula="oooc:=[Покупатели.V61]" office:value-type="float" office:value="1">
            <text:p>1</text:p>
          </table:table-cell>
          <table:table-cell table:formula="oooc:=[Покупатели.V62]" office:value-type="float" office:value="1">
            <text:p>1</text:p>
          </table:table-cell>
          <table:table-cell table:formula="oooc:=[Покупатели.V63]" office:value-type="float" office:value="1">
            <text:p>1</text:p>
          </table:table-cell>
        </table:table-row>
        <table:table-row table:style-name="ro2">
          <table:table-cell table:style-name="ce182" table:formula="oooc:=['5 _ Hawaiian'.A3]" office:value-type="string" office:string-value="Chicken Shrimp Soup">
            <text:p>Chicken Shrimp Soup</text:p>
          </table:table-cell>
          <table:table-cell table:formula="oooc:=['5 _ Hawaiian'.K3]" office:value-type="float" office:value="0">
            <text:p>0</text:p>
          </table:table-cell>
          <table:table-cell table:formula="oooc:=['5 _ Hawaiian'.L3]" office:value-type="float" office:value="0">
            <text:p>0</text:p>
          </table:table-cell>
          <table:table-cell table:formula="oooc:=['5 _ Hawaiian'.M3]" office:value-type="float" office:value="0">
            <text:p>0</text:p>
          </table:table-cell>
          <table:table-cell table:formula="oooc:=['5 _ Hawaiian'.N3]" office:value-type="float" office:value="3">
            <text:p>3</text:p>
          </table:table-cell>
          <table:table-cell table:formula="oooc:=['5 _ Hawaiian'.O3]" office:value-type="float" office:value="0">
            <text:p>0</text:p>
          </table:table-cell>
          <table:table-cell table:formula="oooc:=['5 _ Hawaiian'.P3]" office:value-type="float" office:value="0">
            <text:p>0</text:p>
          </table:table-cell>
          <table:table-cell table:formula="oooc:=['5 _ Hawaiian'.Q3]" office:value-type="float" office:value="0">
            <text:p>0</text:p>
          </table:table-cell>
          <table:table-cell table:formula="oooc:=['5 _ Hawaiian'.R3]" office:value-type="float" office:value="2">
            <text:p>2</text:p>
          </table:table-cell>
          <table:table-cell table:formula="oooc:=['5 _ Hawaiian'.S3]" office:value-type="float" office:value="2">
            <text:p>2</text:p>
          </table:table-cell>
          <table:table-cell table:formula="oooc:=['5 _ Hawaiian'.T3]" office:value-type="float" office:value="0">
            <text:p>0</text:p>
          </table:table-cell>
        </table:table-row>
        <table:table-row table:style-name="ro2">
          <table:table-cell table:style-name="ce182" table:formula="oooc:=['5 _ Hawaiian'.A4]" office:value-type="string" office:string-value="Spicy Shrimps">
            <text:p>Spicy Shrimps</text:p>
          </table:table-cell>
          <table:table-cell table:formula="oooc:=['5 _ Hawaiian'.K4]" office:value-type="float" office:value="0">
            <text:p>0</text:p>
          </table:table-cell>
          <table:table-cell table:formula="oooc:=['5 _ Hawaiian'.L4]" office:value-type="float" office:value="0">
            <text:p>0</text:p>
          </table:table-cell>
          <table:table-cell table:formula="oooc:=['5 _ Hawaiian'.M4]" office:value-type="float" office:value="3">
            <text:p>3</text:p>
          </table:table-cell>
          <table:table-cell table:formula="oooc:=['5 _ Hawaiian'.N4]" office:value-type="float" office:value="0">
            <text:p>0</text:p>
          </table:table-cell>
          <table:table-cell table:formula="oooc:=['5 _ Hawaiian'.O4]" office:value-type="float" office:value="4">
            <text:p>4</text:p>
          </table:table-cell>
          <table:table-cell table:formula="oooc:=['5 _ Hawaiian'.P4]" office:value-type="float" office:value="0">
            <text:p>0</text:p>
          </table:table-cell>
          <table:table-cell table:formula="oooc:=['5 _ Hawaiian'.Q4]" office:value-type="float" office:value="0">
            <text:p>0</text:p>
          </table:table-cell>
          <table:table-cell table:formula="oooc:=['5 _ Hawaiian'.R4]" office:value-type="float" office:value="2">
            <text:p>2</text:p>
          </table:table-cell>
          <table:table-cell table:formula="oooc:=['5 _ Hawaiian'.S4]" office:value-type="float" office:value="0">
            <text:p>0</text:p>
          </table:table-cell>
          <table:table-cell table:formula="oooc:=['5 _ Hawaiian'.T4]" office:value-type="float" office:value="1">
            <text:p>1</text:p>
          </table:table-cell>
        </table:table-row>
        <table:table-row table:style-name="ro2">
          <table:table-cell table:style-name="ce182" table:formula="oooc:=['5 _ Hawaiian'.A5]" office:value-type="string" office:string-value="Hulihuli Chicken">
            <text:p>Hulihuli Chicken</text:p>
          </table:table-cell>
          <table:table-cell table:formula="oooc:=['5 _ Hawaiian'.K5]" office:value-type="float" office:value="3">
            <text:p>3</text:p>
          </table:table-cell>
          <table:table-cell table:formula="oooc:=['5 _ Hawaiian'.L5]" office:value-type="float" office:value="4">
            <text:p>4</text:p>
          </table:table-cell>
          <table:table-cell table:formula="oooc:=['5 _ Hawaiian'.M5]" office:value-type="float" office:value="0">
            <text:p>0</text:p>
          </table:table-cell>
          <table:table-cell table:formula="oooc:=['5 _ Hawaiian'.N5]" office:value-type="float" office:value="0">
            <text:p>0</text:p>
          </table:table-cell>
          <table:table-cell table:formula="oooc:=['5 _ Hawaiian'.O5]" office:value-type="float" office:value="0">
            <text:p>0</text:p>
          </table:table-cell>
          <table:table-cell table:formula="oooc:=['5 _ Hawaiian'.P5]" office:value-type="float" office:value="0">
            <text:p>0</text:p>
          </table:table-cell>
          <table:table-cell table:formula="oooc:=['5 _ Hawaiian'.Q5]" office:value-type="float" office:value="2">
            <text:p>2</text:p>
          </table:table-cell>
          <table:table-cell table:formula="oooc:=['5 _ Hawaiian'.R5]" office:value-type="float" office:value="0">
            <text:p>0</text:p>
          </table:table-cell>
          <table:table-cell table:formula="oooc:=['5 _ Hawaiian'.S5]" office:value-type="float" office:value="1">
            <text:p>1</text:p>
          </table:table-cell>
          <table:table-cell table:formula="oooc:=['5 _ Hawaiian'.T5]" office:value-type="float" office:value="0">
            <text:p>0</text:p>
          </table:table-cell>
        </table:table-row>
        <table:table-row table:style-name="ro2">
          <table:table-cell table:style-name="ce182" table:formula="oooc:=['5 _ Hawaiian'.A6]" office:value-type="string" office:string-value="Mango Mui">
            <text:p>Mango Mui</text:p>
          </table:table-cell>
          <table:table-cell table:formula="oooc:=['5 _ Hawaiian'.K6]" office:value-type="float" office:value="0">
            <text:p>0</text:p>
          </table:table-cell>
          <table:table-cell table:formula="oooc:=['5 _ Hawaiian'.L6]" office:value-type="float" office:value="0">
            <text:p>0</text:p>
          </table:table-cell>
          <table:table-cell table:formula="oooc:=['5 _ Hawaiian'.M6]" office:value-type="float" office:value="0">
            <text:p>0</text:p>
          </table:table-cell>
          <table:table-cell table:formula="oooc:=['5 _ Hawaiian'.N6]" office:value-type="float" office:value="2">
            <text:p>2</text:p>
          </table:table-cell>
          <table:table-cell table:formula="oooc:=['5 _ Hawaiian'.O6]" office:value-type="float" office:value="0">
            <text:p>0</text:p>
          </table:table-cell>
          <table:table-cell table:formula="oooc:=['5 _ Hawaiian'.P6]" office:value-type="float" office:value="3">
            <text:p>3</text:p>
          </table:table-cell>
          <table:table-cell table:formula="oooc:=['5 _ Hawaiian'.Q6]" office:value-type="float" office:value="1">
            <text:p>1</text:p>
          </table:table-cell>
          <table:table-cell table:formula="oooc:=['5 _ Hawaiian'.R6]" office:value-type="float" office:value="0">
            <text:p>0</text:p>
          </table:table-cell>
          <table:table-cell table:formula="oooc:=['5 _ Hawaiian'.S6]" office:value-type="float" office:value="0">
            <text:p>0</text:p>
          </table:table-cell>
          <table:table-cell table:formula="oooc:=['5 _ Hawaiian'.T6]" office:value-type="float" office:value="2">
            <text:p>2</text:p>
          </table:table-cell>
        </table:table-row>
        <table:table-row table:style-name="ro2">
          <table:table-cell table:style-name="ce182" table:formula="oooc:=['5 _ Hawaiian'.A7]" office:value-type="string" office:string-value="Wonton">
            <text:p>Wonton</text:p>
          </table:table-cell>
          <table:table-cell table:formula="oooc:=['5 _ Hawaiian'.K7]" office:value-type="float" office:value="0">
            <text:p>0</text:p>
          </table:table-cell>
          <table:table-cell table:formula="oooc:=['5 _ Hawaiian'.L7]" office:value-type="float" office:value="2">
            <text:p>2</text:p>
          </table:table-cell>
          <table:table-cell table:formula="oooc:=['5 _ Hawaiian'.M7]" office:value-type="float" office:value="0">
            <text:p>0</text:p>
          </table:table-cell>
          <table:table-cell table:formula="oooc:=['5 _ Hawaiian'.N7]" office:value-type="float" office:value="0">
            <text:p>0</text:p>
          </table:table-cell>
          <table:table-cell table:formula="oooc:=['5 _ Hawaiian'.O7]" office:value-type="float" office:value="2">
            <text:p>2</text:p>
          </table:table-cell>
          <table:table-cell table:formula="oooc:=['5 _ Hawaiian'.P7]" office:value-type="float" office:value="1">
            <text:p>1</text:p>
          </table:table-cell>
          <table:table-cell table:formula="oooc:=['5 _ Hawaiian'.Q7]" office:value-type="float" office:value="0">
            <text:p>0</text:p>
          </table:table-cell>
          <table:table-cell table:formula="oooc:=['5 _ Hawaiian'.R7]" office:value-type="float" office:value="0">
            <text:p>0</text:p>
          </table:table-cell>
          <table:table-cell table:formula="oooc:=['5 _ Hawaiian'.S7]" office:value-type="float" office:value="1">
            <text:p>1</text:p>
          </table:table-cell>
          <table:table-cell table:formula="oooc:=['5 _ Hawaiian'.T7]" office:value-type="float" office:value="0">
            <text:p>0</text:p>
          </table:table-cell>
        </table:table-row>
        <table:table-row table:style-name="ro2">
          <table:table-cell table:style-name="ce182" table:formula="oooc:=['5 _ Hawaiian'.A8]" office:value-type="string" office:string-value="Shrimp Canton">
            <text:p>Shrimp Canton</text:p>
          </table:table-cell>
          <table:table-cell table:formula="oooc:=['5 _ Hawaiian'.K8]" office:value-type="float" office:value="0">
            <text:p>0</text:p>
          </table:table-cell>
          <table:table-cell table:formula="oooc:=['5 _ Hawaiian'.L8]" office:value-type="float" office:value="2">
            <text:p>2</text:p>
          </table:table-cell>
          <table:table-cell table:formula="oooc:=['5 _ Hawaiian'.M8]" office:value-type="float" office:value="2">
            <text:p>2</text:p>
          </table:table-cell>
          <table:table-cell table:formula="oooc:=['5 _ Hawaiian'.N8]" office:value-type="float" office:value="0">
            <text:p>0</text:p>
          </table:table-cell>
          <table:table-cell table:formula="oooc:=['5 _ Hawaiian'.O8]" office:value-type="float" office:value="0">
            <text:p>0</text:p>
          </table:table-cell>
          <table:table-cell table:formula="oooc:=['5 _ Hawaiian'.P8]" office:value-type="float" office:value="1">
            <text:p>1</text:p>
          </table:table-cell>
          <table:table-cell table:formula="oooc:=['5 _ Hawaiian'.Q8]" office:value-type="float" office:value="0">
            <text:p>0</text:p>
          </table:table-cell>
          <table:table-cell table:formula="oooc:=['5 _ Hawaiian'.R8]" office:value-type="float" office:value="0">
            <text:p>0</text:p>
          </table:table-cell>
          <table:table-cell table:formula="oooc:=['5 _ Hawaiian'.S8]" office:value-type="float" office:value="0">
            <text:p>0</text:p>
          </table:table-cell>
          <table:table-cell table:formula="oooc:=['5 _ Hawaiian'.T8]" office:value-type="float" office:value="2">
            <text:p>2</text:p>
          </table:table-cell>
        </table:table-row>
        <table:table-row table:style-name="ro2">
          <table:table-cell table:style-name="ce182" table:formula="oooc:=['5 _ Hawaiian'.A9]" office:value-type="string" office:string-value="Lime Chicken">
            <text:p>Lime Chicken</text:p>
          </table:table-cell>
          <table:table-cell table:formula="oooc:=['5 _ Hawaiian'.K9]" office:value-type="float" office:value="2">
            <text:p>2</text:p>
          </table:table-cell>
          <table:table-cell table:formula="oooc:=['5 _ Hawaiian'.L9]" office:value-type="float" office:value="0">
            <text:p>0</text:p>
          </table:table-cell>
          <table:table-cell table:formula="oooc:=['5 _ Hawaiian'.M9]" office:value-type="float" office:value="0">
            <text:p>0</text:p>
          </table:table-cell>
          <table:table-cell table:formula="oooc:=['5 _ Hawaiian'.N9]" office:value-type="float" office:value="3">
            <text:p>3</text:p>
          </table:table-cell>
          <table:table-cell table:formula="oooc:=['5 _ Hawaiian'.O9]" office:value-type="float" office:value="2">
            <text:p>2</text:p>
          </table:table-cell>
          <table:table-cell table:formula="oooc:=['5 _ Hawaiian'.P9]" office:value-type="float" office:value="1">
            <text:p>1</text:p>
          </table:table-cell>
          <table:table-cell table:formula="oooc:=['5 _ Hawaiian'.Q9]" office:value-type="float" office:value="0">
            <text:p>0</text:p>
          </table:table-cell>
          <table:table-cell table:formula="oooc:=['5 _ Hawaiian'.R9]" office:value-type="float" office:value="0">
            <text:p>0</text:p>
          </table:table-cell>
          <table:table-cell table:formula="oooc:=['5 _ Hawaiian'.S9]" office:value-type="float" office:value="0">
            <text:p>0</text:p>
          </table:table-cell>
          <table:table-cell table:formula="oooc:=['5 _ Hawaiian'.T9]" office:value-type="float" office:value="0">
            <text:p>0</text:p>
          </table:table-cell>
        </table:table-row>
        <table:table-row table:style-name="ro2">
          <table:table-cell table:style-name="ce182" table:formula="oooc:=['5 _ Hawaiian'.A10]" office:value-type="string" office:string-value="Mango Salsa">
            <text:p>Mango Salsa</text:p>
          </table:table-cell>
          <table:table-cell table:formula="oooc:=['5 _ Hawaiian'.K10]" office:value-type="float" office:value="0">
            <text:p>0</text:p>
          </table:table-cell>
          <table:table-cell table:formula="oooc:=['5 _ Hawaiian'.L10]" office:value-type="float" office:value="0">
            <text:p>0</text:p>
          </table:table-cell>
          <table:table-cell table:formula="oooc:=['5 _ Hawaiian'.M10]" office:value-type="float" office:value="0">
            <text:p>0</text:p>
          </table:table-cell>
          <table:table-cell table:formula="oooc:=['5 _ Hawaiian'.N10]" office:value-type="float" office:value="0">
            <text:p>0</text:p>
          </table:table-cell>
          <table:table-cell table:formula="oooc:=['5 _ Hawaiian'.O10]" office:value-type="float" office:value="0">
            <text:p>0</text:p>
          </table:table-cell>
          <table:table-cell table:formula="oooc:=['5 _ Hawaiian'.P10]" office:value-type="float" office:value="0">
            <text:p>0</text:p>
          </table:table-cell>
          <table:table-cell table:formula="oooc:=['5 _ Hawaiian'.Q10]" office:value-type="float" office:value="3">
            <text:p>3</text:p>
          </table:table-cell>
          <table:table-cell table:formula="oooc:=['5 _ Hawaiian'.R10]" office:value-type="float" office:value="1">
            <text:p>1</text:p>
          </table:table-cell>
          <table:table-cell table:formula="oooc:=['5 _ Hawaiian'.S10]" office:value-type="float" office:value="1">
            <text:p>1</text:p>
          </table:table-cell>
          <table:table-cell table:formula="oooc:=['5 _ Hawaiian'.T10]" office:value-type="float" office:value="1">
            <text:p>1</text:p>
          </table:table-cell>
        </table:table-row>
        <table:table-row table:style-name="ro2">
          <table:table-cell table:style-name="ce182" table:formula="oooc:=['5 _ Hawaiian'.A11]" office:value-type="string" office:string-value="Chicken Laulau">
            <text:p>Chicken Laulau</text:p>
          </table:table-cell>
          <table:table-cell table:formula="oooc:=['5 _ Hawaiian'.K11]" office:value-type="float" office:value="0">
            <text:p>0</text:p>
          </table:table-cell>
          <table:table-cell table:formula="oooc:=['5 _ Hawaiian'.L11]" office:value-type="float" office:value="0">
            <text:p>0</text:p>
          </table:table-cell>
          <table:table-cell table:formula="oooc:=['5 _ Hawaiian'.M11]" office:value-type="float" office:value="0">
            <text:p>0</text:p>
          </table:table-cell>
          <table:table-cell table:formula="oooc:=['5 _ Hawaiian'.N11]" office:value-type="float" office:value="0">
            <text:p>0</text:p>
          </table:table-cell>
          <table:table-cell table:formula="oooc:=['5 _ Hawaiian'.O11]" office:value-type="float" office:value="1">
            <text:p>1</text:p>
          </table:table-cell>
          <table:table-cell table:formula="oooc:=['5 _ Hawaiian'.P11]" office:value-type="float" office:value="0">
            <text:p>0</text:p>
          </table:table-cell>
          <table:table-cell table:formula="oooc:=['5 _ Hawaiian'.Q11]" office:value-type="float" office:value="0">
            <text:p>0</text:p>
          </table:table-cell>
          <table:table-cell table:formula="oooc:=['5 _ Hawaiian'.R11]" office:value-type="float" office:value="1">
            <text:p>1</text:p>
          </table:table-cell>
          <table:table-cell table:formula="oooc:=['5 _ Hawaiian'.S11]" office:value-type="float" office:value="2">
            <text:p>2</text:p>
          </table:table-cell>
          <table:table-cell table:formula="oooc:=['5 _ Hawaiian'.T11]" office:value-type="float" office:value="1">
            <text:p>1</text:p>
          </table:table-cell>
        </table:table-row>
        <table:table-row table:style-name="ro2">
          <table:table-cell table:style-name="ce182" table:formula="oooc:=['5 _ Hawaiian'.A12]" office:value-type="string" office:string-value="Shrimp Mango Salad">
            <text:p>Shrimp Mango Salad</text:p>
          </table:table-cell>
          <table:table-cell table:formula="oooc:=['5 _ Hawaiian'.K12]" office:value-type="float" office:value="0">
            <text:p>0</text:p>
          </table:table-cell>
          <table:table-cell table:formula="oooc:=['5 _ Hawaiian'.L12]" office:value-type="float" office:value="0">
            <text:p>0</text:p>
          </table:table-cell>
          <table:table-cell table:formula="oooc:=['5 _ Hawaiian'.M12]" office:value-type="float" office:value="1">
            <text:p>1</text:p>
          </table:table-cell>
          <table:table-cell table:formula="oooc:=['5 _ Hawaiian'.N12]" office:value-type="float" office:value="2">
            <text:p>2</text:p>
          </table:table-cell>
          <table:table-cell table:formula="oooc:=['5 _ Hawaiian'.O12]" office:value-type="float" office:value="0">
            <text:p>0</text:p>
          </table:table-cell>
          <table:table-cell table:formula="oooc:=['5 _ Hawaiian'.P12]" office:value-type="float" office:value="1">
            <text:p>1</text:p>
          </table:table-cell>
          <table:table-cell table:formula="oooc:=['5 _ Hawaiian'.Q12]" office:value-type="float" office:value="0">
            <text:p>0</text:p>
          </table:table-cell>
          <table:table-cell table:formula="oooc:=['5 _ Hawaiian'.R12]" office:value-type="float" office:value="0">
            <text:p>0</text:p>
          </table:table-cell>
          <table:table-cell table:formula="oooc:=['5 _ Hawaiian'.S12]" office:value-type="float" office:value="1">
            <text:p>1</text:p>
          </table:table-cell>
          <table:table-cell table:formula="oooc:=['5 _ Hawaiian'.T12]" office:value-type="float" office:value="0">
            <text:p>0</text:p>
          </table:table-cell>
        </table:table-row>
        <table:table-row table:style-name="ro2">
          <table:table-cell table:style-name="ce182" table:formula="oooc:=['5 _ Hawaiian'.A13]" office:value-type="string" office:string-value="Pipikaula">
            <text:p>Pipikaula</text:p>
          </table:table-cell>
          <table:table-cell table:formula="oooc:=['5 _ Hawaiian'.K13]" office:value-type="float" office:value="0">
            <text:p>0</text:p>
          </table:table-cell>
          <table:table-cell table:formula="oooc:=['5 _ Hawaiian'.L13]" office:value-type="float" office:value="0">
            <text:p>0</text:p>
          </table:table-cell>
          <table:table-cell table:formula="oooc:=['5 _ Hawaiian'.M13]" office:value-type="float" office:value="0">
            <text:p>0</text:p>
          </table:table-cell>
          <table:table-cell table:formula="oooc:=['5 _ Hawaiian'.N13]" office:value-type="float" office:value="0">
            <text:p>0</text:p>
          </table:table-cell>
          <table:table-cell table:formula="oooc:=['5 _ Hawaiian'.O13]" office:value-type="float" office:value="1">
            <text:p>1</text:p>
          </table:table-cell>
          <table:table-cell table:formula="oooc:=['5 _ Hawaiian'.P13]" office:value-type="float" office:value="0">
            <text:p>0</text:p>
          </table:table-cell>
          <table:table-cell table:formula="oooc:=['5 _ Hawaiian'.Q13]" office:value-type="float" office:value="1">
            <text:p>1</text:p>
          </table:table-cell>
          <table:table-cell table:formula="oooc:=['5 _ Hawaiian'.R13]" office:value-type="float" office:value="2">
            <text:p>2</text:p>
          </table:table-cell>
          <table:table-cell table:formula="oooc:=['5 _ Hawaiian'.S13]" office:value-type="float" office:value="0">
            <text:p>0</text:p>
          </table:table-cell>
          <table:table-cell table:formula="oooc:=['5 _ Hawaiian'.T13]" office:value-type="float" office:value="1">
            <text:p>1</text:p>
          </table:table-cell>
        </table:table-row>
        <table:table-row table:style-name="ro2">
          <table:table-cell table:style-name="ce182" table:formula="oooc:=['5 _ Hawaiian'.A14]" office:value-type="string" office:string-value="Mango Chicken">
            <text:p>Mango Chicken</text:p>
          </table:table-cell>
          <table:table-cell table:formula="oooc:=['5 _ Hawaiian'.K14]" office:value-type="float" office:value="0">
            <text:p>0</text:p>
          </table:table-cell>
          <table:table-cell table:formula="oooc:=['5 _ Hawaiian'.L14]" office:value-type="float" office:value="0">
            <text:p>0</text:p>
          </table:table-cell>
          <table:table-cell table:formula="oooc:=['5 _ Hawaiian'.M14]" office:value-type="float" office:value="0">
            <text:p>0</text:p>
          </table:table-cell>
          <table:table-cell table:formula="oooc:=['5 _ Hawaiian'.N14]" office:value-type="float" office:value="0">
            <text:p>0</text:p>
          </table:table-cell>
          <table:table-cell table:formula="oooc:=['5 _ Hawaiian'.O14]" office:value-type="float" office:value="0">
            <text:p>0</text:p>
          </table:table-cell>
          <table:table-cell table:formula="oooc:=['5 _ Hawaiian'.P14]" office:value-type="float" office:value="1">
            <text:p>1</text:p>
          </table:table-cell>
          <table:table-cell table:formula="oooc:=['5 _ Hawaiian'.Q14]" office:value-type="float" office:value="1">
            <text:p>1</text:p>
          </table:table-cell>
          <table:table-cell table:formula="oooc:=['5 _ Hawaiian'.R14]" office:value-type="float" office:value="1">
            <text:p>1</text:p>
          </table:table-cell>
          <table:table-cell table:formula="oooc:=['5 _ Hawaiian'.S14]" office:value-type="float" office:value="0">
            <text:p>0</text:p>
          </table:table-cell>
          <table:table-cell table:formula="oooc:=['5 _ Hawaiian'.T14]" office:value-type="float" office:value="2">
            <text:p>2</text:p>
          </table:table-cell>
        </table:table-row>
        <table:table-row table:style-name="ro2">
          <table:table-cell table:style-name="Default" table:formula="oooc:=['5 _ Hawaiian'.J20]" office:value-type="string" office:string-value="shrimp">
            <text:p>shrimp</text:p>
          </table:table-cell>
          <table:table-cell table:formula="oooc:=['5 _ Hawaiian'.K20]" office:value-type="float" office:value="0">
            <text:p>0</text:p>
          </table:table-cell>
          <table:table-cell table:formula="oooc:=['5 _ Hawaiian'.L20]" office:value-type="float" office:value="24">
            <text:p>24</text:p>
          </table:table-cell>
          <table:table-cell table:formula="oooc:=['5 _ Hawaiian'.M20]" office:value-type="float" office:value="24">
            <text:p>24</text:p>
          </table:table-cell>
          <table:table-cell table:formula="oooc:=['5 _ Hawaiian'.N20]" office:value-type="float" office:value="21">
            <text:p>21</text:p>
          </table:table-cell>
          <table:table-cell table:formula="oooc:=['5 _ Hawaiian'.O20]" office:value-type="float" office:value="24">
            <text:p>24</text:p>
          </table:table-cell>
          <table:table-cell table:formula="oooc:=['5 _ Hawaiian'.P20]" office:value-type="float" office:value="22">
            <text:p>22</text:p>
          </table:table-cell>
          <table:table-cell table:formula="oooc:=['5 _ Hawaiian'.Q20]" office:value-type="float" office:value="0">
            <text:p>0</text:p>
          </table:table-cell>
          <table:table-cell table:formula="oooc:=['5 _ Hawaiian'.R20]" office:value-type="float" office:value="24">
            <text:p>24</text:p>
          </table:table-cell>
          <table:table-cell table:formula="oooc:=['5 _ Hawaiian'.S20]" office:value-type="float" office:value="21">
            <text:p>21</text:p>
          </table:table-cell>
          <table:table-cell table:formula="oooc:=['5 _ Hawaiian'.T20]" office:value-type="float" office:value="24">
            <text:p>24</text:p>
          </table:table-cell>
        </table:table-row>
        <table:table-row table:style-name="ro2">
          <table:table-cell table:style-name="Default" table:formula="oooc:=['5 _ Hawaiian'.J21]" office:value-type="string" office:string-value="meat">
            <text:p>meat</text:p>
          </table:table-cell>
          <table:table-cell table:formula="oooc:=['5 _ Hawaiian'.K21]" office:value-type="float" office:value="24">
            <text:p>24</text:p>
          </table:table-cell>
          <table:table-cell table:formula="oooc:=['5 _ Hawaiian'.L21]" office:value-type="float" office:value="24">
            <text:p>24</text:p>
          </table:table-cell>
          <table:table-cell table:formula="oooc:=['5 _ Hawaiian'.M21]" office:value-type="float" office:value="0">
            <text:p>0</text:p>
          </table:table-cell>
          <table:table-cell table:formula="oooc:=['5 _ Hawaiian'.N21]" office:value-type="float" office:value="24">
            <text:p>24</text:p>
          </table:table-cell>
          <table:table-cell table:formula="oooc:=['5 _ Hawaiian'.O21]" office:value-type="float" office:value="24">
            <text:p>24</text:p>
          </table:table-cell>
          <table:table-cell table:formula="oooc:=['5 _ Hawaiian'.P21]" office:value-type="float" office:value="24">
            <text:p>24</text:p>
          </table:table-cell>
          <table:table-cell table:formula="oooc:=['5 _ Hawaiian'.Q21]" office:value-type="float" office:value="24">
            <text:p>24</text:p>
          </table:table-cell>
          <table:table-cell table:formula="oooc:=['5 _ Hawaiian'.R21]" office:value-type="float" office:value="24">
            <text:p>24</text:p>
          </table:table-cell>
          <table:table-cell table:formula="oooc:=['5 _ Hawaiian'.S21]" office:value-type="float" office:value="24">
            <text:p>24</text:p>
          </table:table-cell>
          <table:table-cell table:formula="oooc:=['5 _ Hawaiian'.T21]" office:value-type="float" office:value="24">
            <text:p>24</text:p>
          </table:table-cell>
        </table:table-row>
        <table:table-row table:style-name="ro2">
          <table:table-cell table:style-name="Default" table:formula="oooc:=['5 _ Hawaiian'.J22]" office:value-type="string" office:string-value="chili-pepper">
            <text:p>chili-pepper</text:p>
          </table:table-cell>
          <table:table-cell table:formula="oooc:=['5 _ Hawaiian'.K22]" office:value-type="float" office:value="12">
            <text:p>12</text:p>
          </table:table-cell>
          <table:table-cell table:formula="oooc:=['5 _ Hawaiian'.L22]" office:value-type="float" office:value="0">
            <text:p>0</text:p>
          </table:table-cell>
          <table:table-cell table:formula="oooc:=['5 _ Hawaiian'.M22]" office:value-type="float" office:value="21">
            <text:p>21</text:p>
          </table:table-cell>
          <table:table-cell table:formula="oooc:=['5 _ Hawaiian'.N22]" office:value-type="float" office:value="18">
            <text:p>18</text:p>
          </table:table-cell>
          <table:table-cell table:formula="oooc:=['5 _ Hawaiian'.O22]" office:value-type="float" office:value="21">
            <text:p>21</text:p>
          </table:table-cell>
          <table:table-cell table:formula="oooc:=['5 _ Hawaiian'.P22]" office:value-type="float" office:value="17">
            <text:p>17</text:p>
          </table:table-cell>
          <table:table-cell table:formula="oooc:=['5 _ Hawaiian'.Q22]" office:value-type="float" office:value="21">
            <text:p>21</text:p>
          </table:table-cell>
          <table:table-cell table:formula="oooc:=['5 _ Hawaiian'.R22]" office:value-type="float" office:value="21">
            <text:p>21</text:p>
          </table:table-cell>
          <table:table-cell table:formula="oooc:=['5 _ Hawaiian'.S22]" office:value-type="float" office:value="13">
            <text:p>13</text:p>
          </table:table-cell>
          <table:table-cell table:formula="oooc:=['5 _ Hawaiian'.T22]" office:value-type="float" office:value="21">
            <text:p>21</text:p>
          </table:table-cell>
        </table:table-row>
        <table:table-row table:style-name="ro2">
          <table:table-cell table:style-name="Default" table:formula="oooc:=['5 _ Hawaiian'.J23]" office:value-type="string" office:string-value="lime">
            <text:p>lime</text:p>
          </table:table-cell>
          <table:table-cell table:formula="oooc:=['5 _ Hawaiian'.K23]" office:value-type="float" office:value="14">
            <text:p>14</text:p>
          </table:table-cell>
          <table:table-cell table:formula="oooc:=['5 _ Hawaiian'.L23]" office:value-type="float" office:value="0">
            <text:p>0</text:p>
          </table:table-cell>
          <table:table-cell table:formula="oooc:=['5 _ Hawaiian'.M23]" office:value-type="float" office:value="6">
            <text:p>6</text:p>
          </table:table-cell>
          <table:table-cell table:formula="oooc:=['5 _ Hawaiian'.N23]" office:value-type="float" office:value="21">
            <text:p>21</text:p>
          </table:table-cell>
          <table:table-cell table:formula="oooc:=['5 _ Hawaiian'.O23]" office:value-type="float" office:value="21">
            <text:p>21</text:p>
          </table:table-cell>
          <table:table-cell table:formula="oooc:=['5 _ Hawaiian'.P23]" office:value-type="float" office:value="21">
            <text:p>21</text:p>
          </table:table-cell>
          <table:table-cell table:formula="oooc:=['5 _ Hawaiian'.Q23]" office:value-type="float" office:value="18">
            <text:p>18</text:p>
          </table:table-cell>
          <table:table-cell table:formula="oooc:=['5 _ Hawaiian'.R23]" office:value-type="float" office:value="18">
            <text:p>18</text:p>
          </table:table-cell>
          <table:table-cell table:formula="oooc:=['5 _ Hawaiian'.S23]" office:value-type="float" office:value="18">
            <text:p>18</text:p>
          </table:table-cell>
          <table:table-cell table:formula="oooc:=['5 _ Hawaiian'.T23]" office:value-type="float" office:value="18">
            <text:p>18</text:p>
          </table:table-cell>
        </table:table-row>
        <table:table-row table:style-name="ro2">
          <table:table-cell table:style-name="Default" table:formula="oooc:=['5 _ Hawaiian'.J24]" office:value-type="string" office:string-value="mango">
            <text:p>mango</text:p>
          </table:table-cell>
          <table:table-cell table:formula="oooc:=['5 _ Hawaiian'.K24]" office:value-type="float" office:value="0">
            <text:p>0</text:p>
          </table:table-cell>
          <table:table-cell table:formula="oooc:=['5 _ Hawaiian'.L24]" office:value-type="float" office:value="14">
            <text:p>14</text:p>
          </table:table-cell>
          <table:table-cell table:formula="oooc:=['5 _ Hawaiian'.M24]" office:value-type="float" office:value="21">
            <text:p>21</text:p>
          </table:table-cell>
          <table:table-cell table:formula="oooc:=['5 _ Hawaiian'.N24]" office:value-type="float" office:value="27">
            <text:p>27</text:p>
          </table:table-cell>
          <table:table-cell table:formula="oooc:=['5 _ Hawaiian'.O24]" office:value-type="float" office:value="0">
            <text:p>0</text:p>
          </table:table-cell>
          <table:table-cell table:formula="oooc:=['5 _ Hawaiian'.P24]" office:value-type="float" office:value="27">
            <text:p>27</text:p>
          </table:table-cell>
          <table:table-cell table:formula="oooc:=['5 _ Hawaiian'.Q24]" office:value-type="float" office:value="27">
            <text:p>27</text:p>
          </table:table-cell>
          <table:table-cell table:formula="oooc:=['5 _ Hawaiian'.R24]" office:value-type="float" office:value="16">
            <text:p>16</text:p>
          </table:table-cell>
          <table:table-cell table:formula="oooc:=['5 _ Hawaiian'.S24]" office:value-type="float" office:value="15">
            <text:p>15</text:p>
          </table:table-cell>
          <table:table-cell table:formula="oooc:=['5 _ Hawaiian'.T24]" office:value-type="float" office:value="27">
            <text:p>27</text:p>
          </table:table-cell>
        </table:table-row>
        <table:table-row table:style-name="ro2">
          <table:table-cell table:style-name="Default" table:formula="oooc:=['5 _ Hawaiian'.J25]" office:value-type="string" office:string-value="shoyu">
            <text:p>shoyu</text:p>
          </table:table-cell>
          <table:table-cell table:formula="oooc:=['5 _ Hawaiian'.K25]" office:value-type="float" office:value="21">
            <text:p>21</text:p>
          </table:table-cell>
          <table:table-cell table:formula="oooc:=['5 _ Hawaiian'.L25]" office:value-type="float" office:value="21">
            <text:p>21</text:p>
          </table:table-cell>
          <table:table-cell table:formula="oooc:=['5 _ Hawaiian'.M25]" office:value-type="float" office:value="12">
            <text:p>12</text:p>
          </table:table-cell>
          <table:table-cell table:formula="oooc:=['5 _ Hawaiian'.N25]" office:value-type="float" office:value="0">
            <text:p>0</text:p>
          </table:table-cell>
          <table:table-cell table:formula="oooc:=['5 _ Hawaiian'.O25]" office:value-type="float" office:value="18">
            <text:p>18</text:p>
          </table:table-cell>
          <table:table-cell table:formula="oooc:=['5 _ Hawaiian'.P25]" office:value-type="float" office:value="17">
            <text:p>17</text:p>
          </table:table-cell>
          <table:table-cell table:formula="oooc:=['5 _ Hawaiian'.Q25]" office:value-type="float" office:value="21">
            <text:p>21</text:p>
          </table:table-cell>
          <table:table-cell table:formula="oooc:=['5 _ Hawaiian'.R25]" office:value-type="float" office:value="18">
            <text:p>18</text:p>
          </table:table-cell>
          <table:table-cell table:formula="oooc:=['5 _ Hawaiian'.S25]" office:value-type="float" office:value="21">
            <text:p>21</text:p>
          </table:table-cell>
          <table:table-cell table:formula="oooc:=['5 _ Hawaiian'.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81" table:formula="oooc:=[Бонусы.B3]" office:value-type="string" office:string-value="bonus.spoon">
            <text:p>bonus.spoon</text:p>
          </table:table-cell>
          <table:table-cell table:formula="oooc:=[Бонусы.B54]" office:value-type="float" office:value="1">
            <text:p>1</text:p>
          </table:table-cell>
          <table:table-cell table:formula="oooc:=[Бонусы.B55]" office:value-type="float" office:value="1">
            <text:p>1</text:p>
          </table:table-cell>
          <table:table-cell table:formula="oooc:=[Бонусы.B56]" office:value-type="float" office:value="1">
            <text:p>1</text:p>
          </table:table-cell>
          <table:table-cell table:formula="oooc:=[Бонусы.B57]" office:value-type="float" office:value="1">
            <text:p>1</text:p>
          </table:table-cell>
          <table:table-cell table:formula="oooc:=[Бонусы.B58]" office:value-type="float" office:value="1">
            <text:p>1</text:p>
          </table:table-cell>
          <table:table-cell table:formula="oooc:=[Бонусы.B59]" office:value-type="float" office:value="1">
            <text:p>1</text:p>
          </table:table-cell>
          <table:table-cell table:formula="oooc:=[Бонусы.B60]" office:value-type="float" office:value="1">
            <text:p>1</text:p>
          </table:table-cell>
          <table:table-cell table:formula="oooc:=[Бонусы.B61]" office:value-type="float" office:value="1">
            <text:p>1</text:p>
          </table:table-cell>
          <table:table-cell table:formula="oooc:=[Бонусы.B62]" office:value-type="float" office:value="1">
            <text:p>1</text:p>
          </table:table-cell>
          <table:table-cell table:formula="oooc:=[Бонусы.B63]" office:value-type="float" office:value="1">
            <text:p>1</text:p>
          </table:table-cell>
        </table:table-row>
        <table:table-row table:style-name="ro2">
          <table:table-cell table:style-name="ce181" table:formula="oooc:=[Бонусы.D3]" office:value-type="string" office:string-value="bonus.removerow">
            <text:p>bonus.removerow</text:p>
          </table:table-cell>
          <table:table-cell table:formula="oooc:=[Бонусы.D54]" office:value-type="float" office:value="0">
            <text:p>0</text:p>
          </table:table-cell>
          <table:table-cell table:formula="oooc:=[Бонусы.D55]" office:value-type="float" office:value="0">
            <text:p>0</text:p>
          </table:table-cell>
          <table:table-cell table:formula="oooc:=[Бонусы.D56]" office:value-type="float" office:value="0">
            <text:p>0</text:p>
          </table:table-cell>
          <table:table-cell table:formula="oooc:=[Бонусы.D57]" office:value-type="float" office:value="0">
            <text:p>0</text:p>
          </table:table-cell>
          <table:table-cell table:formula="oooc:=[Бонусы.D58]" office:value-type="float" office:value="0">
            <text:p>0</text:p>
          </table:table-cell>
          <table:table-cell table:formula="oooc:=[Бонусы.D59]" office:value-type="float" office:value="0">
            <text:p>0</text:p>
          </table:table-cell>
          <table:table-cell table:formula="oooc:=[Бонусы.D60]" office:value-type="float" office:value="0">
            <text:p>0</text:p>
          </table:table-cell>
          <table:table-cell table:formula="oooc:=[Бонусы.D61]" office:value-type="float" office:value="0">
            <text:p>0</text:p>
          </table:table-cell>
          <table:table-cell table:formula="oooc:=[Бонусы.D62]" office:value-type="float" office:value="0">
            <text:p>0</text:p>
          </table:table-cell>
          <table:table-cell table:formula="oooc:=[Бонусы.D63]" office:value-type="float" office:value="0">
            <text:p>0</text:p>
          </table:table-cell>
        </table:table-row>
        <table:table-row table:style-name="ro2">
          <table:table-cell table:style-name="ce181" table:formula="oooc:=[Бонусы.F3]" office:value-type="string" office:string-value="bonus.bomb">
            <text:p>bonus.bomb</text:p>
          </table:table-cell>
          <table:table-cell table:formula="oooc:=[Бонусы.F54]" office:value-type="float" office:value="1">
            <text:p>1</text:p>
          </table:table-cell>
          <table:table-cell table:formula="oooc:=[Бонусы.F55]" office:value-type="float" office:value="1">
            <text:p>1</text:p>
          </table:table-cell>
          <table:table-cell table:formula="oooc:=[Бонусы.F56]" office:value-type="float" office:value="1">
            <text:p>1</text:p>
          </table:table-cell>
          <table:table-cell table:formula="oooc:=[Бонусы.F57]" office:value-type="float" office:value="1">
            <text:p>1</text:p>
          </table:table-cell>
          <table:table-cell table:formula="oooc:=[Бонусы.F58]" office:value-type="float" office:value="1">
            <text:p>1</text:p>
          </table:table-cell>
          <table:table-cell table:formula="oooc:=[Бонусы.F59]" office:value-type="float" office:value="1">
            <text:p>1</text:p>
          </table:table-cell>
          <table:table-cell table:formula="oooc:=[Бонусы.F60]" office:value-type="float" office:value="1">
            <text:p>1</text:p>
          </table:table-cell>
          <table:table-cell table:formula="oooc:=[Бонусы.F61]" office:value-type="float" office:value="1">
            <text:p>1</text:p>
          </table:table-cell>
          <table:table-cell table:formula="oooc:=[Бонусы.F62]" office:value-type="float" office:value="1">
            <text:p>1</text:p>
          </table:table-cell>
          <table:table-cell table:formula="oooc:=[Бонусы.F63]" office:value-type="float" office:value="1">
            <text:p>1</text:p>
          </table:table-cell>
        </table:table-row>
        <table:table-row table:style-name="ro2">
          <table:table-cell table:style-name="ce181" table:formula="oooc:=[Бонусы.H3]" office:value-type="string" office:string-value="bonus.scrollback">
            <text:p>bonus.scrollback</text:p>
          </table:table-cell>
          <table:table-cell table:formula="oooc:=[Бонусы.H54]" office:value-type="float" office:value="0">
            <text:p>0</text:p>
          </table:table-cell>
          <table:table-cell table:formula="oooc:=[Бонусы.H55]" office:value-type="float" office:value="1">
            <text:p>1</text:p>
          </table:table-cell>
          <table:table-cell table:formula="oooc:=[Бонусы.H56]" office:value-type="float" office:value="0">
            <text:p>0</text:p>
          </table:table-cell>
          <table:table-cell table:formula="oooc:=[Бонусы.H57]" office:value-type="float" office:value="1">
            <text:p>1</text:p>
          </table:table-cell>
          <table:table-cell table:formula="oooc:=[Бонусы.H58]" office:value-type="float" office:value="1">
            <text:p>1</text:p>
          </table:table-cell>
          <table:table-cell table:formula="oooc:=[Бонусы.H59]" office:value-type="float" office:value="0">
            <text:p>0</text:p>
          </table:table-cell>
          <table:table-cell table:formula="oooc:=[Бонусы.H60]" office:value-type="float" office:value="1">
            <text:p>1</text:p>
          </table:table-cell>
          <table:table-cell table:formula="oooc:=[Бонусы.H61]" office:value-type="float" office:value="0">
            <text:p>0</text:p>
          </table:table-cell>
          <table:table-cell table:formula="oooc:=[Бонусы.H62]" office:value-type="float" office:value="0">
            <text:p>0</text:p>
          </table:table-cell>
          <table:table-cell table:formula="oooc:=[Бонусы.H63]" office:value-type="float" office:value="0">
            <text:p>0</text:p>
          </table:table-cell>
        </table:table-row>
        <table:table-row table:style-name="ro2">
          <table:table-cell table:style-name="ce181" table:formula="oooc:=[Бонусы.J3]" office:value-type="string" office:string-value="bonus.shuffle">
            <text:p>bonus.shuffle</text:p>
          </table:table-cell>
          <table:table-cell table:formula="oooc:=[Бонусы.J54]" office:value-type="float" office:value="1">
            <text:p>1</text:p>
          </table:table-cell>
          <table:table-cell table:formula="oooc:=[Бонусы.J55]" office:value-type="float" office:value="1">
            <text:p>1</text:p>
          </table:table-cell>
          <table:table-cell table:formula="oooc:=[Бонусы.J56]" office:value-type="float" office:value="1">
            <text:p>1</text:p>
          </table:table-cell>
          <table:table-cell table:formula="oooc:=[Бонусы.J57]" office:value-type="float" office:value="1">
            <text:p>1</text:p>
          </table:table-cell>
          <table:table-cell table:formula="oooc:=[Бонусы.J58]" office:value-type="float" office:value="1">
            <text:p>1</text:p>
          </table:table-cell>
          <table:table-cell table:formula="oooc:=[Бонусы.J59]" office:value-type="float" office:value="1">
            <text:p>1</text:p>
          </table:table-cell>
          <table:table-cell table:formula="oooc:=[Бонусы.J60]" office:value-type="float" office:value="1">
            <text:p>1</text:p>
          </table:table-cell>
          <table:table-cell table:formula="oooc:=[Бонусы.J61]" office:value-type="float" office:value="1">
            <text:p>1</text:p>
          </table:table-cell>
          <table:table-cell table:formula="oooc:=[Бонусы.J62]" office:value-type="float" office:value="1">
            <text:p>1</text:p>
          </table:table-cell>
          <table:table-cell table:formula="oooc:=[Бонусы.J63]" office:value-type="float" office:value="1">
            <text:p>1</text:p>
          </table:table-cell>
        </table:table-row>
        <table:table-row table:style-name="ro2">
          <table:table-cell table:style-name="ce181" table:formula="oooc:=[Бонусы.L3]" office:value-type="string" office:string-value="bonus.magicwand">
            <text:p>bonus.magicwand</text:p>
          </table:table-cell>
          <table:table-cell table:formula="oooc:=[Бонусы.L54]" office:value-type="float" office:value="0">
            <text:p>0</text:p>
          </table:table-cell>
          <table:table-cell table:formula="oooc:=[Бонусы.L55]" office:value-type="float" office:value="0">
            <text:p>0</text:p>
          </table:table-cell>
          <table:table-cell table:formula="oooc:=[Бонусы.L56]" office:value-type="float" office:value="0">
            <text:p>0</text:p>
          </table:table-cell>
          <table:table-cell table:formula="oooc:=[Бонусы.L57]" office:value-type="float" office:value="0">
            <text:p>0</text:p>
          </table:table-cell>
          <table:table-cell table:formula="oooc:=[Бонусы.L58]" office:value-type="float" office:value="0">
            <text:p>0</text:p>
          </table:table-cell>
          <table:table-cell table:formula="oooc:=[Бонусы.L59]" office:value-type="float" office:value="0">
            <text:p>0</text:p>
          </table:table-cell>
          <table:table-cell table:formula="oooc:=[Бонусы.L60]" office:value-type="float" office:value="0">
            <text:p>0</text:p>
          </table:table-cell>
          <table:table-cell table:formula="oooc:=[Бонусы.L61]" office:value-type="float" office:value="0">
            <text:p>0</text:p>
          </table:table-cell>
          <table:table-cell table:formula="oooc:=[Бонусы.L62]" office:value-type="float" office:value="0">
            <text:p>0</text:p>
          </table:table-cell>
          <table:table-cell table:formula="oooc:=[Бонусы.L63]" office:value-type="float" office:value="0">
            <text:p>0</text:p>
          </table:table-cell>
        </table:table-row>
        <table:table-row table:style-name="ro2">
          <table:table-cell table:style-name="ce181" table:formula="oooc:=[Бонусы.N3]" office:value-type="string" office:string-value="bonus.sweet">
            <text:p>bonus.sweet</text:p>
          </table:table-cell>
          <table:table-cell table:formula="oooc:=[Бонусы.N54]" office:value-type="float" office:value="1">
            <text:p>1</text:p>
          </table:table-cell>
          <table:table-cell table:formula="oooc:=[Бонусы.N55]" office:value-type="float" office:value="1">
            <text:p>1</text:p>
          </table:table-cell>
          <table:table-cell table:formula="oooc:=[Бонусы.N56]" office:value-type="float" office:value="1">
            <text:p>1</text:p>
          </table:table-cell>
          <table:table-cell table:formula="oooc:=[Бонусы.N57]" office:value-type="float" office:value="1">
            <text:p>1</text:p>
          </table:table-cell>
          <table:table-cell table:formula="oooc:=[Бонусы.N58]" office:value-type="float" office:value="1">
            <text:p>1</text:p>
          </table:table-cell>
          <table:table-cell table:formula="oooc:=[Бонусы.N59]" office:value-type="float" office:value="0">
            <text:p>0</text:p>
          </table:table-cell>
          <table:table-cell table:formula="oooc:=[Бонусы.N60]" office:value-type="float" office:value="0">
            <text:p>0</text:p>
          </table:table-cell>
          <table:table-cell table:formula="oooc:=[Бонусы.N61]" office:value-type="float" office:value="1">
            <text:p>1</text:p>
          </table:table-cell>
          <table:table-cell table:formula="oooc:=[Бонусы.N62]" office:value-type="float" office:value="0">
            <text:p>0</text:p>
          </table:table-cell>
          <table:table-cell table:formula="oooc:=[Бонусы.N63]" office:value-type="float" office:value="0">
            <text:p>0</text:p>
          </table:table-cell>
        </table:table-row>
        <table:table-row table:style-name="ro2">
          <table:table-cell table:style-name="ce181" table:formula="oooc:=[Бонусы.P3]" office:value-type="string" office:string-value="bonus.gift">
            <text:p>bonus.gift</text:p>
          </table:table-cell>
          <table:table-cell table:formula="oooc:=[Бонусы.P54]" office:value-type="float" office:value="0">
            <text:p>0</text:p>
          </table:table-cell>
          <table:table-cell table:formula="oooc:=[Бонусы.P55]" office:value-type="float" office:value="0">
            <text:p>0</text:p>
          </table:table-cell>
          <table:table-cell table:formula="oooc:=[Бонусы.P56]" office:value-type="float" office:value="0">
            <text:p>0</text:p>
          </table:table-cell>
          <table:table-cell table:formula="oooc:=[Бонусы.P57]" office:value-type="float" office:value="1">
            <text:p>1</text:p>
          </table:table-cell>
          <table:table-cell table:formula="oooc:=[Бонусы.P58]" office:value-type="float" office:value="1">
            <text:p>1</text:p>
          </table:table-cell>
          <table:table-cell table:formula="oooc:=[Бонусы.P59]" office:value-type="float" office:value="1">
            <text:p>1</text:p>
          </table:table-cell>
          <table:table-cell table:formula="oooc:=[Бонусы.P60]" office:value-type="float" office:value="1">
            <text:p>1</text:p>
          </table:table-cell>
          <table:table-cell table:formula="oooc:=[Бонусы.P61]" office:value-type="float" office:value="1">
            <text:p>1</text:p>
          </table:table-cell>
          <table:table-cell table:formula="oooc:=[Бонусы.P62]" office:value-type="float" office:value="1">
            <text:p>1</text:p>
          </table:table-cell>
          <table:table-cell table:formula="oooc:=[Бонусы.P63]" office:value-type="float" office:value="1">
            <text:p>1</text:p>
          </table:table-cell>
        </table:table-row>
        <table:table-row table:style-name="ro2">
          <table:table-cell table:style-name="ce181" table:formula="oooc:=[Бонусы.R3]" office:value-type="string" office:string-value="bonus.hearts">
            <text:p>bonus.hearts</text:p>
          </table:table-cell>
          <table:table-cell table:formula="oooc:=[Бонусы.R54]" office:value-type="float" office:value="1">
            <text:p>1</text:p>
          </table:table-cell>
          <table:table-cell table:formula="oooc:=[Бонусы.R55]" office:value-type="float" office:value="1">
            <text:p>1</text:p>
          </table:table-cell>
          <table:table-cell table:formula="oooc:=[Бонусы.R56]" office:value-type="float" office:value="1">
            <text:p>1</text:p>
          </table:table-cell>
          <table:table-cell table:formula="oooc:=[Бонусы.R57]" office:value-type="float" office:value="0">
            <text:p>0</text:p>
          </table:table-cell>
          <table:table-cell table:formula="oooc:=[Бонусы.R58]" office:value-type="float" office:value="0">
            <text:p>0</text:p>
          </table:table-cell>
          <table:table-cell table:formula="oooc:=[Бонусы.R59]" office:value-type="float" office:value="1">
            <text:p>1</text:p>
          </table:table-cell>
          <table:table-cell table:formula="oooc:=[Бонусы.R60]" office:value-type="float" office:value="1">
            <text:p>1</text:p>
          </table:table-cell>
          <table:table-cell table:formula="oooc:=[Бонусы.R61]" office:value-type="float" office:value="0">
            <text:p>0</text:p>
          </table:table-cell>
          <table:table-cell table:formula="oooc:=[Бонусы.R62]" office:value-type="float" office:value="1">
            <text:p>1</text:p>
          </table:table-cell>
          <table:table-cell table:formula="oooc:=[Бонусы.R63]" office:value-type="float" office:value="1">
            <text:p>1</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54]" office:value-type="float" office:value="20">
            <text:p>20</text:p>
          </table:table-cell>
          <table:table-cell table:formula="oooc:=[Уровни.B55]" office:value-type="float" office:value="20">
            <text:p>20</text:p>
          </table:table-cell>
          <table:table-cell table:formula="oooc:=[Уровни.B56]" office:value-type="float" office:value="22">
            <text:p>22</text:p>
          </table:table-cell>
          <table:table-cell table:formula="oooc:=[Уровни.B57]" office:value-type="float" office:value="22">
            <text:p>22</text:p>
          </table:table-cell>
          <table:table-cell table:formula="oooc:=[Уровни.B58]" office:value-type="float" office:value="25">
            <text:p>25</text:p>
          </table:table-cell>
          <table:table-cell table:formula="oooc:=[Уровни.B59]" office:value-type="float" office:value="25">
            <text:p>25</text:p>
          </table:table-cell>
          <table:table-cell table:formula="oooc:=[Уровни.B60]" office:value-type="float" office:value="30">
            <text:p>30</text:p>
          </table:table-cell>
          <table:table-cell table:formula="oooc:=[Уровни.B61]" office:value-type="float" office:value="30">
            <text:p>30</text:p>
          </table:table-cell>
          <table:table-cell table:formula="oooc:=[Уровни.B62]" office:value-type="float" office:value="35">
            <text:p>35</text:p>
          </table:table-cell>
          <table:table-cell table:formula="oooc:=[Уровни.B63]" office:value-type="float" office:value="40">
            <text:p>40</text:p>
          </table:table-cell>
        </table:table-row>
        <table:table-row table:style-name="ro2">
          <table:table-cell office:value-type="string">
            <text:p>moneyGoal</text:p>
          </table:table-cell>
          <table:table-cell table:formula="oooc:=[Уровни.R54]" office:value-type="float" office:value="1600">
            <text:p>1600</text:p>
          </table:table-cell>
          <table:table-cell table:formula="oooc:=[Уровни.R55]" office:value-type="float" office:value="1700">
            <text:p>1700</text:p>
          </table:table-cell>
          <table:table-cell table:formula="oooc:=[Уровни.R56]" office:value-type="float" office:value="2100">
            <text:p>2100</text:p>
          </table:table-cell>
          <table:table-cell table:formula="oooc:=[Уровни.R57]" office:value-type="float" office:value="2200">
            <text:p>2200</text:p>
          </table:table-cell>
          <table:table-cell table:formula="oooc:=[Уровни.R58]" office:value-type="float" office:value="2500">
            <text:p>2500</text:p>
          </table:table-cell>
          <table:table-cell table:formula="oooc:=[Уровни.R59]" office:value-type="float" office:value="2800">
            <text:p>2800</text:p>
          </table:table-cell>
          <table:table-cell table:formula="oooc:=[Уровни.R60]" office:value-type="float" office:value="3100">
            <text:p>3100</text:p>
          </table:table-cell>
          <table:table-cell table:formula="oooc:=[Уровни.R61]" office:value-type="float" office:value="3100">
            <text:p>3100</text:p>
          </table:table-cell>
          <table:table-cell table:formula="oooc:=[Уровни.R62]" office:value-type="float" office:value="3700">
            <text:p>3700</text:p>
          </table:table-cell>
          <table:table-cell table:formula="oooc:=[Уровни.R63]" office:value-type="float" office:value="4500">
            <text:p>4500</text:p>
          </table:table-cell>
        </table:table-row>
        <table:table-row table:style-name="ro2">
          <table:table-cell office:value-type="string">
            <text:p>expertGoal</text:p>
          </table:table-cell>
          <table:table-cell table:formula="oooc:=[Уровни.S54]" office:value-type="float" office:value="2000">
            <text:p>2000</text:p>
          </table:table-cell>
          <table:table-cell table:formula="oooc:=[Уровни.S55]" office:value-type="float" office:value="2100">
            <text:p>2100</text:p>
          </table:table-cell>
          <table:table-cell table:formula="oooc:=[Уровни.S56]" office:value-type="float" office:value="2600">
            <text:p>2600</text:p>
          </table:table-cell>
          <table:table-cell table:formula="oooc:=[Уровни.S57]" office:value-type="float" office:value="2800">
            <text:p>2800</text:p>
          </table:table-cell>
          <table:table-cell table:formula="oooc:=[Уровни.S58]" office:value-type="float" office:value="3200">
            <text:p>3200</text:p>
          </table:table-cell>
          <table:table-cell table:formula="oooc:=[Уровни.S59]" office:value-type="float" office:value="3700">
            <text:p>3700</text:p>
          </table:table-cell>
          <table:table-cell table:formula="oooc:=[Уровни.S60]" office:value-type="float" office:value="4100">
            <text:p>4100</text:p>
          </table:table-cell>
          <table:table-cell table:formula="oooc:=[Уровни.S61]" office:value-type="float" office:value="3700">
            <text:p>3700</text:p>
          </table:table-cell>
          <table:table-cell table:formula="oooc:=[Уровни.S62]" office:value-type="float" office:value="4600">
            <text:p>4600</text:p>
          </table:table-cell>
          <table:table-cell table:formula="oooc:=[Уровни.S63]" office:value-type="float" office:value="6000">
            <text:p>6000</text:p>
          </table:table-cell>
        </table:table-row>
        <table:table-row table:style-name="ro2" table:number-rows-repeated="65482">
          <table:table-cell table:number-columns-repeated="11"/>
        </table:table-row>
        <table:table-row table:style-name="ro2">
          <table:table-cell table:number-columns-repeated="11"/>
        </table:table-row>
      </table:table>
      <table:table table:name="Cuisine" table:style-name="ta1" table:print="false">
        <table:table-column table:style-name="co16" table:default-cell-style-name="Default"/>
        <table:table-column table:style-name="co5"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5" table:number-columns-repeated="2" table:default-cell-style-name="Default"/>
        <table:table-row table:style-name="ro2">
          <table:table-cell office:value-type="string">
            <text:p>recipe name</text:p>
          </table:table-cell>
          <table:table-cell office:value-type="string">
            <text:p>setting</text:p>
          </table:table-cell>
          <table:table-cell office:value-type="string">
            <text:p>ingredients</text:p>
          </table:table-cell>
          <table:table-cell office:value-type="string">
            <text:p>price</text:p>
          </table:table-cell>
          <table:table-cell office:value-type="string">
            <text:p>picture</text:p>
          </table:table-cell>
          <table:table-cell office:value-type="string">
            <text:p>readyat</text:p>
          </table:table-cell>
          <table:table-cell office:value-type="string">
            <text:p>description</text:p>
          </table:table-cell>
          <table:table-cell office:value-type="string">
            <text:p>x</text:p>
          </table:table-cell>
          <table:table-cell office:value-type="string">
            <text:p>y</text:p>
          </table:table-cell>
        </table:table-row>
        <table:table-row table:style-name="ro2">
          <table:table-cell table:formula="oooc:=['1 _ American'.A3]" office:value-type="string" office:string-value="Squash with Tomato Sauce">
            <text:p>Squash with Tomato Sauce</text:p>
          </table:table-cell>
          <table:table-cell office:value-type="string">
            <text:p>American</text:p>
          </table:table-cell>
          <table:table-cell table:formula="oooc:=&quot;{ &quot;&amp;IF(['1 _ American'.B3]&gt;0;&quot;'&quot;&amp;['1 _ American'.B2]&amp;&quot;':&quot;&amp;['1 _ American'.B3]&amp;&quot;, &quot;;&quot;&quot;)&amp;IF(['1 _ American'.C3]&gt;0;&quot;'&quot;&amp;['1 _ American'.C2]&amp;&quot;':&quot;&amp;['1 _ American'.C3]&amp;&quot;, &quot;;&quot;&quot;)&amp;IF(['1 _ American'.D3]&gt;0;&quot;'&quot;&amp;['1 _ American'.D2]&amp;&quot;':&quot;&amp;['1 _ American'.D3]&amp;&quot;, &quot;;&quot;&quot;)&amp;IF(['1 _ American'.E3]&gt;0;&quot;'&quot;&amp;['1 _ American'.E2]&amp;&quot;':&quot;&amp;['1 _ American'.E3]&amp;&quot;, &quot;;&quot;&quot;)&amp;IF(['1 _ American'.F3]&gt;0;&quot;'&quot;&amp;['1 _ American'.F2]&amp;&quot;':&quot;&amp;['1 _ American'.F3]&amp;&quot;, &quot;;&quot;&quot;)&amp;IF(['1 _ American'.G3]&gt;0;&quot;'&quot;&amp;['1 _ American'.G2]&amp;&quot;':&quot;&amp;['1 _ American'.G3]&amp;&quot;, &quot;;&quot;&quot;)&amp;&quot; }&quot;" office:value-type="string" office:string-value="{ 'pumpkin':8, 'tomato':5,  }">
            <text:p>{ 'pumpkin':8, 'tomato':5, <text:s/>}</text:p>
          </table:table-cell>
          <table:table-cell office:value-type="float" office:value="50">
            <text:p>50</text:p>
          </table:table-cell>
          <table:table-cell office:value-type="string">
            <text:p>squash-tomato-sauce</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1 _ American'.A4]" office:value-type="string" office:string-value="Chicken Squash Stir-Fry">
            <text:p>Chicken Squash Stir-Fry</text:p>
          </table:table-cell>
          <table:table-cell office:value-type="string">
            <text:p>American</text:p>
          </table:table-cell>
          <table:table-cell table:formula="oooc:=&quot;{ &quot;&amp;IF(['1 _ American'.B4]&gt;0;&quot;'&quot;&amp;['1 _ American'.B2]&amp;&quot;':&quot;&amp;['1 _ American'.B4]&amp;&quot;, &quot;;&quot;&quot;)&amp;IF(['1 _ American'.C4]&gt;0;&quot;'&quot;&amp;['1 _ American'.C2]&amp;&quot;':&quot;&amp;['1 _ American'.C4]&amp;&quot;, &quot;;&quot;&quot;)&amp;IF(['1 _ American'.D4]&gt;0;&quot;'&quot;&amp;['1 _ American'.D2]&amp;&quot;':&quot;&amp;['1 _ American'.D4]&amp;&quot;, &quot;;&quot;&quot;)&amp;IF(['1 _ American'.E4]&gt;0;&quot;'&quot;&amp;['1 _ American'.E2]&amp;&quot;':&quot;&amp;['1 _ American'.E4]&amp;&quot;, &quot;;&quot;&quot;)&amp;IF(['1 _ American'.F4]&gt;0;&quot;'&quot;&amp;['1 _ American'.F2]&amp;&quot;':&quot;&amp;['1 _ American'.F4]&amp;&quot;, &quot;;&quot;&quot;)&amp;IF(['1 _ American'.G4]&gt;0;&quot;'&quot;&amp;['1 _ American'.G2]&amp;&quot;':&quot;&amp;['1 _ American'.G4]&amp;&quot;, &quot;;&quot;&quot;)&amp;&quot; }&quot;" office:value-type="string" office:string-value="{ 'meat':5, 'pumpkin':8,  }">
            <text:p>{ 'meat':5, 'pumpkin':8, <text:s/>}</text:p>
          </table:table-cell>
          <table:table-cell office:value-type="float" office:value="50">
            <text:p>50</text:p>
          </table:table-cell>
          <table:table-cell office:value-type="string">
            <text:p>chicken-squash-stir-fry</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1 _ American'.A5]" office:value-type="string" office:string-value="Pasta with Tomato Sauce">
            <text:p>Pasta with Tomato Sauce</text:p>
          </table:table-cell>
          <table:table-cell office:value-type="string">
            <text:p>American</text:p>
          </table:table-cell>
          <table:table-cell table:formula="oooc:=&quot;{ &quot;&amp;IF(['1 _ American'.B5]&gt;0;&quot;'&quot;&amp;['1 _ American'.B2]&amp;&quot;':&quot;&amp;['1 _ American'.B5]&amp;&quot;, &quot;;&quot;&quot;)&amp;IF(['1 _ American'.C5]&gt;0;&quot;'&quot;&amp;['1 _ American'.C2]&amp;&quot;':&quot;&amp;['1 _ American'.C5]&amp;&quot;, &quot;;&quot;&quot;)&amp;IF(['1 _ American'.D5]&gt;0;&quot;'&quot;&amp;['1 _ American'.D2]&amp;&quot;':&quot;&amp;['1 _ American'.D5]&amp;&quot;, &quot;;&quot;&quot;)&amp;IF(['1 _ American'.E5]&gt;0;&quot;'&quot;&amp;['1 _ American'.E2]&amp;&quot;':&quot;&amp;['1 _ American'.E5]&amp;&quot;, &quot;;&quot;&quot;)&amp;IF(['1 _ American'.F5]&gt;0;&quot;'&quot;&amp;['1 _ American'.F2]&amp;&quot;':&quot;&amp;['1 _ American'.F5]&amp;&quot;, &quot;;&quot;&quot;)&amp;IF(['1 _ American'.G5]&gt;0;&quot;'&quot;&amp;['1 _ American'.G2]&amp;&quot;':&quot;&amp;['1 _ American'.G5]&amp;&quot;, &quot;;&quot;&quot;)&amp;&quot; }&quot;" office:value-type="string" office:string-value="{ 'pasta':7, 'tomato':6,  }">
            <text:p>{ 'pasta':7, 'tomato':6, <text:s/>}</text:p>
          </table:table-cell>
          <table:table-cell office:value-type="float" office:value="50">
            <text:p>50</text:p>
          </table:table-cell>
          <table:table-cell office:value-type="string">
            <text:p>pasta-with-tomato-sauce</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1 _ American'.A6]" office:value-type="string" office:string-value="Pineapple Tomato Salad">
            <text:p>Pineapple Tomato Salad</text:p>
          </table:table-cell>
          <table:table-cell office:value-type="string">
            <text:p>American</text:p>
          </table:table-cell>
          <table:table-cell table:formula="oooc:=&quot;{ &quot;&amp;IF(['1 _ American'.B6]&gt;0;&quot;'&quot;&amp;['1 _ American'.B2]&amp;&quot;':&quot;&amp;['1 _ American'.B6]&amp;&quot;, &quot;;&quot;&quot;)&amp;IF(['1 _ American'.C6]&gt;0;&quot;'&quot;&amp;['1 _ American'.C2]&amp;&quot;':&quot;&amp;['1 _ American'.C6]&amp;&quot;, &quot;;&quot;&quot;)&amp;IF(['1 _ American'.D6]&gt;0;&quot;'&quot;&amp;['1 _ American'.D2]&amp;&quot;':&quot;&amp;['1 _ American'.D6]&amp;&quot;, &quot;;&quot;&quot;)&amp;IF(['1 _ American'.E6]&gt;0;&quot;'&quot;&amp;['1 _ American'.E2]&amp;&quot;':&quot;&amp;['1 _ American'.E6]&amp;&quot;, &quot;;&quot;&quot;)&amp;IF(['1 _ American'.F6]&gt;0;&quot;'&quot;&amp;['1 _ American'.F2]&amp;&quot;':&quot;&amp;['1 _ American'.F6]&amp;&quot;, &quot;;&quot;&quot;)&amp;IF(['1 _ American'.G6]&gt;0;&quot;'&quot;&amp;['1 _ American'.G2]&amp;&quot;':&quot;&amp;['1 _ American'.G6]&amp;&quot;, &quot;;&quot;&quot;)&amp;&quot; }&quot;" office:value-type="string" office:string-value="{ 'tomato':6, 'pineapple':7,  }">
            <text:p>{ 'tomato':6, 'pineapple':7, <text:s/>}</text:p>
          </table:table-cell>
          <table:table-cell office:value-type="float" office:value="50">
            <text:p>50</text:p>
          </table:table-cell>
          <table:table-cell office:value-type="string">
            <text:p>pineapple-tomato-salad</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1 _ American'.A7]" office:value-type="string" office:string-value="Caribbean Spice Chicken">
            <text:p>Caribbean Spice Chicken</text:p>
          </table:table-cell>
          <table:table-cell office:value-type="string">
            <text:p>American</text:p>
          </table:table-cell>
          <table:table-cell table:formula="oooc:=&quot;{ &quot;&amp;IF(['1 _ American'.B7]&gt;0;&quot;'&quot;&amp;['1 _ American'.B2]&amp;&quot;':&quot;&amp;['1 _ American'.B7]&amp;&quot;, &quot;;&quot;&quot;)&amp;IF(['1 _ American'.C7]&gt;0;&quot;'&quot;&amp;['1 _ American'.C2]&amp;&quot;':&quot;&amp;['1 _ American'.C7]&amp;&quot;, &quot;;&quot;&quot;)&amp;IF(['1 _ American'.D7]&gt;0;&quot;'&quot;&amp;['1 _ American'.D2]&amp;&quot;':&quot;&amp;['1 _ American'.D7]&amp;&quot;, &quot;;&quot;&quot;)&amp;IF(['1 _ American'.E7]&gt;0;&quot;'&quot;&amp;['1 _ American'.E2]&amp;&quot;':&quot;&amp;['1 _ American'.E7]&amp;&quot;, &quot;;&quot;&quot;)&amp;IF(['1 _ American'.F7]&gt;0;&quot;'&quot;&amp;['1 _ American'.F2]&amp;&quot;':&quot;&amp;['1 _ American'.F7]&amp;&quot;, &quot;;&quot;&quot;)&amp;IF(['1 _ American'.G7]&gt;0;&quot;'&quot;&amp;['1 _ American'.G2]&amp;&quot;':&quot;&amp;['1 _ American'.G7]&amp;&quot;, &quot;;&quot;&quot;)&amp;&quot; }&quot;" office:value-type="string" office:string-value="{ 'meat':8, 'pineapple':5,  }">
            <text:p>{ 'meat':8, 'pineapple':5, <text:s/>}</text:p>
          </table:table-cell>
          <table:table-cell office:value-type="float" office:value="50">
            <text:p>50</text:p>
          </table:table-cell>
          <table:table-cell office:value-type="string">
            <text:p>caribbean-spice-chicken</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1 _ American'.A8]" office:value-type="string" office:string-value="Crispy Baked Chicken">
            <text:p>Crispy Baked Chicken</text:p>
          </table:table-cell>
          <table:table-cell office:value-type="string">
            <text:p>American</text:p>
          </table:table-cell>
          <table:table-cell table:formula="oooc:=&quot;{ &quot;&amp;IF(['1 _ American'.B8]&gt;0;&quot;'&quot;&amp;['1 _ American'.B2]&amp;&quot;':&quot;&amp;['1 _ American'.B8]&amp;&quot;, &quot;;&quot;&quot;)&amp;IF(['1 _ American'.C8]&gt;0;&quot;'&quot;&amp;['1 _ American'.C2]&amp;&quot;':&quot;&amp;['1 _ American'.C8]&amp;&quot;, &quot;;&quot;&quot;)&amp;IF(['1 _ American'.D8]&gt;0;&quot;'&quot;&amp;['1 _ American'.D2]&amp;&quot;':&quot;&amp;['1 _ American'.D8]&amp;&quot;, &quot;;&quot;&quot;)&amp;IF(['1 _ American'.E8]&gt;0;&quot;'&quot;&amp;['1 _ American'.E2]&amp;&quot;':&quot;&amp;['1 _ American'.E8]&amp;&quot;, &quot;;&quot;&quot;)&amp;IF(['1 _ American'.F8]&gt;0;&quot;'&quot;&amp;['1 _ American'.F2]&amp;&quot;':&quot;&amp;['1 _ American'.F8]&amp;&quot;, &quot;;&quot;&quot;)&amp;IF(['1 _ American'.G8]&gt;0;&quot;'&quot;&amp;['1 _ American'.G2]&amp;&quot;':&quot;&amp;['1 _ American'.G8]&amp;&quot;, &quot;;&quot;&quot;)&amp;&quot; }&quot;" office:value-type="string" office:string-value="{ 'meat':8, 'milk':5,  }">
            <text:p>{ 'meat':8, 'milk':5, <text:s/>}</text:p>
          </table:table-cell>
          <table:table-cell office:value-type="float" office:value="50">
            <text:p>50</text:p>
          </table:table-cell>
          <table:table-cell office:value-type="string">
            <text:p>crispy-baked-chicke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1 _ American'.A9]" office:value-type="string" office:string-value="Pineapple Lasagna">
            <text:p>Pineapple Lasagna</text:p>
          </table:table-cell>
          <table:table-cell office:value-type="string">
            <text:p>American</text:p>
          </table:table-cell>
          <table:table-cell table:formula="oooc:=&quot;{ &quot;&amp;IF(['1 _ American'.B9]&gt;0;&quot;'&quot;&amp;['1 _ American'.B2]&amp;&quot;':&quot;&amp;['1 _ American'.B9]&amp;&quot;, &quot;;&quot;&quot;)&amp;IF(['1 _ American'.C9]&gt;0;&quot;'&quot;&amp;['1 _ American'.C2]&amp;&quot;':&quot;&amp;['1 _ American'.C9]&amp;&quot;, &quot;;&quot;&quot;)&amp;IF(['1 _ American'.D9]&gt;0;&quot;'&quot;&amp;['1 _ American'.D2]&amp;&quot;':&quot;&amp;['1 _ American'.D9]&amp;&quot;, &quot;;&quot;&quot;)&amp;IF(['1 _ American'.E9]&gt;0;&quot;'&quot;&amp;['1 _ American'.E2]&amp;&quot;':&quot;&amp;['1 _ American'.E9]&amp;&quot;, &quot;;&quot;&quot;)&amp;IF(['1 _ American'.F9]&gt;0;&quot;'&quot;&amp;['1 _ American'.F2]&amp;&quot;':&quot;&amp;['1 _ American'.F9]&amp;&quot;, &quot;;&quot;&quot;)&amp;IF(['1 _ American'.G9]&gt;0;&quot;'&quot;&amp;['1 _ American'.G2]&amp;&quot;':&quot;&amp;['1 _ American'.G9]&amp;&quot;, &quot;;&quot;&quot;)&amp;&quot; }&quot;" office:value-type="string" office:string-value="{ 'pasta':6, 'milk':6, 'pineapple':6,  }">
            <text:p>{ 'pasta':6, 'milk':6, 'pineapple':6, <text:s/>}</text:p>
          </table:table-cell>
          <table:table-cell office:value-type="float" office:value="75">
            <text:p>75</text:p>
          </table:table-cell>
          <table:table-cell office:value-type="string">
            <text:p>pineapple-lasagna</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1 _ American'.A10]" office:value-type="string" office:string-value="Hubbard Squash Soup Du Jour">
            <text:p>Hubbard Squash Soup Du Jour</text:p>
          </table:table-cell>
          <table:table-cell office:value-type="string">
            <text:p>American</text:p>
          </table:table-cell>
          <table:table-cell table:formula="oooc:=&quot;{ &quot;&amp;IF(['1 _ American'.B10]&gt;0;&quot;'&quot;&amp;['1 _ American'.B2]&amp;&quot;':&quot;&amp;['1 _ American'.B10]&amp;&quot;, &quot;;&quot;&quot;)&amp;IF(['1 _ American'.C10]&gt;0;&quot;'&quot;&amp;['1 _ American'.C2]&amp;&quot;':&quot;&amp;['1 _ American'.C10]&amp;&quot;, &quot;;&quot;&quot;)&amp;IF(['1 _ American'.D10]&gt;0;&quot;'&quot;&amp;['1 _ American'.D2]&amp;&quot;':&quot;&amp;['1 _ American'.D10]&amp;&quot;, &quot;;&quot;&quot;)&amp;IF(['1 _ American'.E10]&gt;0;&quot;'&quot;&amp;['1 _ American'.E2]&amp;&quot;':&quot;&amp;['1 _ American'.E10]&amp;&quot;, &quot;;&quot;&quot;)&amp;IF(['1 _ American'.F10]&gt;0;&quot;'&quot;&amp;['1 _ American'.F2]&amp;&quot;':&quot;&amp;['1 _ American'.F10]&amp;&quot;, &quot;;&quot;&quot;)&amp;IF(['1 _ American'.G10]&gt;0;&quot;'&quot;&amp;['1 _ American'.G2]&amp;&quot;':&quot;&amp;['1 _ American'.G10]&amp;&quot;, &quot;;&quot;&quot;)&amp;&quot; }&quot;" office:value-type="string" office:string-value="{ 'meat':4, 'pumpkin':8, 'milk':6,  }">
            <text:p>{ 'meat':4, 'pumpkin':8, 'milk':6, <text:s/>}</text:p>
          </table:table-cell>
          <table:table-cell office:value-type="float" office:value="75">
            <text:p>75</text:p>
          </table:table-cell>
          <table:table-cell office:value-type="string">
            <text:p>hubbard-squash-soup</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1 _ American'.A11]" office:value-type="string" office:string-value="Grilled Meat">
            <text:p>Grilled Meat</text:p>
          </table:table-cell>
          <table:table-cell office:value-type="string">
            <text:p>American</text:p>
          </table:table-cell>
          <table:table-cell table:formula="oooc:=&quot;{ &quot;&amp;IF(['1 _ American'.B11]&gt;0;&quot;'&quot;&amp;['1 _ American'.B2]&amp;&quot;':&quot;&amp;['1 _ American'.B11]&amp;&quot;, &quot;;&quot;&quot;)&amp;IF(['1 _ American'.C11]&gt;0;&quot;'&quot;&amp;['1 _ American'.C2]&amp;&quot;':&quot;&amp;['1 _ American'.C11]&amp;&quot;, &quot;;&quot;&quot;)&amp;IF(['1 _ American'.D11]&gt;0;&quot;'&quot;&amp;['1 _ American'.D2]&amp;&quot;':&quot;&amp;['1 _ American'.D11]&amp;&quot;, &quot;;&quot;&quot;)&amp;IF(['1 _ American'.E11]&gt;0;&quot;'&quot;&amp;['1 _ American'.E2]&amp;&quot;':&quot;&amp;['1 _ American'.E11]&amp;&quot;, &quot;;&quot;&quot;)&amp;IF(['1 _ American'.F11]&gt;0;&quot;'&quot;&amp;['1 _ American'.F2]&amp;&quot;':&quot;&amp;['1 _ American'.F11]&amp;&quot;, &quot;;&quot;&quot;)&amp;IF(['1 _ American'.G11]&gt;0;&quot;'&quot;&amp;['1 _ American'.G2]&amp;&quot;':&quot;&amp;['1 _ American'.G11]&amp;&quot;, &quot;;&quot;&quot;)&amp;&quot; }&quot;" office:value-type="string" office:string-value="{ 'meat':8, 'tomato':5, 'pineapple':5,  }">
            <text:p>{ 'meat':8, 'tomato':5, 'pineapple':5, <text:s/>}</text:p>
          </table:table-cell>
          <table:table-cell office:value-type="float" office:value="75">
            <text:p>75</text:p>
          </table:table-cell>
          <table:table-cell office:value-type="string">
            <text:p>grilled-meat</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1 _ American'.A12]" office:value-type="string" office:string-value="Spaghetti with Turkey Meat Sauce">
            <text:p>Spaghetti with Turkey Meat Sauce</text:p>
          </table:table-cell>
          <table:table-cell office:value-type="string">
            <text:p>American</text:p>
          </table:table-cell>
          <table:table-cell table:formula="oooc:=&quot;{ &quot;&amp;IF(['1 _ American'.B12]&gt;0;&quot;'&quot;&amp;['1 _ American'.B2]&amp;&quot;':&quot;&amp;['1 _ American'.B12]&amp;&quot;, &quot;;&quot;&quot;)&amp;IF(['1 _ American'.C12]&gt;0;&quot;'&quot;&amp;['1 _ American'.C2]&amp;&quot;':&quot;&amp;['1 _ American'.C12]&amp;&quot;, &quot;;&quot;&quot;)&amp;IF(['1 _ American'.D12]&gt;0;&quot;'&quot;&amp;['1 _ American'.D2]&amp;&quot;':&quot;&amp;['1 _ American'.D12]&amp;&quot;, &quot;;&quot;&quot;)&amp;IF(['1 _ American'.E12]&gt;0;&quot;'&quot;&amp;['1 _ American'.E2]&amp;&quot;':&quot;&amp;['1 _ American'.E12]&amp;&quot;, &quot;;&quot;&quot;)&amp;IF(['1 _ American'.F12]&gt;0;&quot;'&quot;&amp;['1 _ American'.F2]&amp;&quot;':&quot;&amp;['1 _ American'.F12]&amp;&quot;, &quot;;&quot;&quot;)&amp;IF(['1 _ American'.G12]&gt;0;&quot;'&quot;&amp;['1 _ American'.G2]&amp;&quot;':&quot;&amp;['1 _ American'.G12]&amp;&quot;, &quot;;&quot;&quot;)&amp;&quot; }&quot;" office:value-type="string" office:string-value="{ 'meat':5, 'pasta':8, 'tomato':5,  }">
            <text:p>{ 'meat':5, 'pasta':8, 'tomato':5, <text:s/>}</text:p>
          </table:table-cell>
          <table:table-cell office:value-type="float" office:value="75">
            <text:p>75</text:p>
          </table:table-cell>
          <table:table-cell office:value-type="string">
            <text:p>spaghetti-with-turkey-meat-sauce</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1 _ American'.A13]" office:value-type="string" office:string-value="Chicken Pasta Casseroule">
            <text:p>Chicken Pasta Casseroule</text:p>
          </table:table-cell>
          <table:table-cell office:value-type="string">
            <text:p>American</text:p>
          </table:table-cell>
          <table:table-cell table:formula="oooc:=&quot;{ &quot;&amp;IF(['1 _ American'.B13]&gt;0;&quot;'&quot;&amp;['1 _ American'.B2]&amp;&quot;':&quot;&amp;['1 _ American'.B13]&amp;&quot;, &quot;;&quot;&quot;)&amp;IF(['1 _ American'.C13]&gt;0;&quot;'&quot;&amp;['1 _ American'.C2]&amp;&quot;':&quot;&amp;['1 _ American'.C13]&amp;&quot;, &quot;;&quot;&quot;)&amp;IF(['1 _ American'.D13]&gt;0;&quot;'&quot;&amp;['1 _ American'.D2]&amp;&quot;':&quot;&amp;['1 _ American'.D13]&amp;&quot;, &quot;;&quot;&quot;)&amp;IF(['1 _ American'.E13]&gt;0;&quot;'&quot;&amp;['1 _ American'.E2]&amp;&quot;':&quot;&amp;['1 _ American'.E13]&amp;&quot;, &quot;;&quot;&quot;)&amp;IF(['1 _ American'.F13]&gt;0;&quot;'&quot;&amp;['1 _ American'.F2]&amp;&quot;':&quot;&amp;['1 _ American'.F13]&amp;&quot;, &quot;;&quot;&quot;)&amp;IF(['1 _ American'.G13]&gt;0;&quot;'&quot;&amp;['1 _ American'.G2]&amp;&quot;':&quot;&amp;['1 _ American'.G13]&amp;&quot;, &quot;;&quot;&quot;)&amp;&quot; }&quot;" office:value-type="string" office:string-value="{ 'meat':5, 'pasta':8, 'pumpkin':4, 'tomato':5,  }">
            <text:p>{ 'meat':5, 'pasta':8, 'pumpkin':4, 'tomato':5, <text:s/>}</text:p>
          </table:table-cell>
          <table:table-cell office:value-type="float" office:value="100">
            <text:p>100</text:p>
          </table:table-cell>
          <table:table-cell office:value-type="string">
            <text:p>chicken-pasta-casseroule</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1 _ American'.A14]" office:value-type="string" office:string-value="Chicken Pineapple Pasta Pockets">
            <text:p>Chicken Pineapple Pasta Pockets</text:p>
          </table:table-cell>
          <table:table-cell office:value-type="string">
            <text:p>American</text:p>
          </table:table-cell>
          <table:table-cell table:formula="oooc:=&quot;{ &quot;&amp;IF(['1 _ American'.B14]&gt;0;&quot;'&quot;&amp;['1 _ American'.B2]&amp;&quot;':&quot;&amp;['1 _ American'.B14]&amp;&quot;, &quot;;&quot;&quot;)&amp;IF(['1 _ American'.C14]&gt;0;&quot;'&quot;&amp;['1 _ American'.C2]&amp;&quot;':&quot;&amp;['1 _ American'.C14]&amp;&quot;, &quot;;&quot;&quot;)&amp;IF(['1 _ American'.D14]&gt;0;&quot;'&quot;&amp;['1 _ American'.D2]&amp;&quot;':&quot;&amp;['1 _ American'.D14]&amp;&quot;, &quot;;&quot;&quot;)&amp;IF(['1 _ American'.E14]&gt;0;&quot;'&quot;&amp;['1 _ American'.E2]&amp;&quot;':&quot;&amp;['1 _ American'.E14]&amp;&quot;, &quot;;&quot;&quot;)&amp;IF(['1 _ American'.F14]&gt;0;&quot;'&quot;&amp;['1 _ American'.F2]&amp;&quot;':&quot;&amp;['1 _ American'.F14]&amp;&quot;, &quot;;&quot;&quot;)&amp;IF(['1 _ American'.G14]&gt;0;&quot;'&quot;&amp;['1 _ American'.G2]&amp;&quot;':&quot;&amp;['1 _ American'.G14]&amp;&quot;, &quot;;&quot;&quot;)&amp;&quot; }&quot;" office:value-type="string" office:string-value="{ 'meat':4, 'pasta':8, 'milk':6, 'pineapple':4,  }">
            <text:p>{ 'meat':4, 'pasta':8, 'milk':6, 'pineapple':4, <text:s/>}</text:p>
          </table:table-cell>
          <table:table-cell office:value-type="float" office:value="100">
            <text:p>100</text:p>
          </table:table-cell>
          <table:table-cell office:value-type="string">
            <text:p>chicken-pineapple-pasta-pockets</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2 _ Mexican'.A3]" office:value-type="string" office:string-value="Tortilla Soup">
            <text:p>Tortilla Soup</text:p>
          </table:table-cell>
          <table:table-cell office:value-type="string">
            <text:p>Mexican</text:p>
          </table:table-cell>
          <table:table-cell table:formula="oooc:=&quot;{ &quot;&amp;IF(['2 _ Mexican'.B3]&gt;0;&quot;'&quot;&amp;['2 _ Mexican'.B2]&amp;&quot;':&quot;&amp;['2 _ Mexican'.B3]&amp;&quot;, &quot;;&quot;&quot;)&amp;IF(['2 _ Mexican'.C3]&gt;0;&quot;'&quot;&amp;['2 _ Mexican'.C2]&amp;&quot;':&quot;&amp;['2 _ Mexican'.C3]&amp;&quot;, &quot;;&quot;&quot;)&amp;IF(['2 _ Mexican'.D3]&gt;0;&quot;'&quot;&amp;['2 _ Mexican'.D2]&amp;&quot;':&quot;&amp;['2 _ Mexican'.D3]&amp;&quot;, &quot;;&quot;&quot;)&amp;IF(['2 _ Mexican'.E3]&gt;0;&quot;'&quot;&amp;['2 _ Mexican'.E2]&amp;&quot;':&quot;&amp;['2 _ Mexican'.E3]&amp;&quot;, &quot;;&quot;&quot;)&amp;IF(['2 _ Mexican'.F3]&gt;0;&quot;'&quot;&amp;['2 _ Mexican'.F2]&amp;&quot;':&quot;&amp;['2 _ Mexican'.F3]&amp;&quot;, &quot;;&quot;&quot;)&amp;IF(['2 _ Mexican'.G3]&gt;0;&quot;'&quot;&amp;['2 _ Mexican'.G2]&amp;&quot;':&quot;&amp;['2 _ Mexican'.G3]&amp;&quot;, &quot;;&quot;&quot;)&amp;&quot; }&quot;" office:value-type="string" office:string-value="{ 'pork':8, 'tortilla':6,  }">
            <text:p>{ 'pork':8, 'tortilla':6, <text:s/>}</text:p>
          </table:table-cell>
          <table:table-cell office:value-type="float" office:value="50">
            <text:p>50</text:p>
          </table:table-cell>
          <table:table-cell office:value-type="string">
            <text:p>tortilla-soup</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2 _ Mexican'.A4]" office:value-type="string" office:string-value="Guacamole">
            <text:p>Guacamole</text:p>
          </table:table-cell>
          <table:table-cell office:value-type="string">
            <text:p>Mexican</text:p>
          </table:table-cell>
          <table:table-cell table:formula="oooc:=&quot;{ &quot;&amp;IF(['2 _ Mexican'.B4]&gt;0;&quot;'&quot;&amp;['2 _ Mexican'.B2]&amp;&quot;':&quot;&amp;['2 _ Mexican'.B4]&amp;&quot;, &quot;;&quot;&quot;)&amp;IF(['2 _ Mexican'.C4]&gt;0;&quot;'&quot;&amp;['2 _ Mexican'.C2]&amp;&quot;':&quot;&amp;['2 _ Mexican'.C4]&amp;&quot;, &quot;;&quot;&quot;)&amp;IF(['2 _ Mexican'.D4]&gt;0;&quot;'&quot;&amp;['2 _ Mexican'.D2]&amp;&quot;':&quot;&amp;['2 _ Mexican'.D4]&amp;&quot;, &quot;;&quot;&quot;)&amp;IF(['2 _ Mexican'.E4]&gt;0;&quot;'&quot;&amp;['2 _ Mexican'.E2]&amp;&quot;':&quot;&amp;['2 _ Mexican'.E4]&amp;&quot;, &quot;;&quot;&quot;)&amp;IF(['2 _ Mexican'.F4]&gt;0;&quot;'&quot;&amp;['2 _ Mexican'.F2]&amp;&quot;':&quot;&amp;['2 _ Mexican'.F4]&amp;&quot;, &quot;;&quot;&quot;)&amp;IF(['2 _ Mexican'.G4]&gt;0;&quot;'&quot;&amp;['2 _ Mexican'.G2]&amp;&quot;':&quot;&amp;['2 _ Mexican'.G4]&amp;&quot;, &quot;;&quot;&quot;)&amp;&quot; }&quot;" office:value-type="string" office:string-value="{ 'tomato':5, 'avocado':9,  }">
            <text:p>{ 'tomato':5, 'avocado':9, <text:s/>}</text:p>
          </table:table-cell>
          <table:table-cell office:value-type="float" office:value="50">
            <text:p>50</text:p>
          </table:table-cell>
          <table:table-cell office:value-type="string">
            <text:p>guacamole</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2 _ Mexican'.A5]" office:value-type="string" office:string-value="Cheese Nachos">
            <text:p>Cheese Nachos</text:p>
          </table:table-cell>
          <table:table-cell office:value-type="string">
            <text:p>Mexican</text:p>
          </table:table-cell>
          <table:table-cell table:formula="oooc:=&quot;{ &quot;&amp;IF(['2 _ Mexican'.B5]&gt;0;&quot;'&quot;&amp;['2 _ Mexican'.B2]&amp;&quot;':&quot;&amp;['2 _ Mexican'.B5]&amp;&quot;, &quot;;&quot;&quot;)&amp;IF(['2 _ Mexican'.C5]&gt;0;&quot;'&quot;&amp;['2 _ Mexican'.C2]&amp;&quot;':&quot;&amp;['2 _ Mexican'.C5]&amp;&quot;, &quot;;&quot;&quot;)&amp;IF(['2 _ Mexican'.D5]&gt;0;&quot;'&quot;&amp;['2 _ Mexican'.D2]&amp;&quot;':&quot;&amp;['2 _ Mexican'.D5]&amp;&quot;, &quot;;&quot;&quot;)&amp;IF(['2 _ Mexican'.E5]&gt;0;&quot;'&quot;&amp;['2 _ Mexican'.E2]&amp;&quot;':&quot;&amp;['2 _ Mexican'.E5]&amp;&quot;, &quot;;&quot;&quot;)&amp;IF(['2 _ Mexican'.F5]&gt;0;&quot;'&quot;&amp;['2 _ Mexican'.F2]&amp;&quot;':&quot;&amp;['2 _ Mexican'.F5]&amp;&quot;, &quot;;&quot;&quot;)&amp;IF(['2 _ Mexican'.G5]&gt;0;&quot;'&quot;&amp;['2 _ Mexican'.G2]&amp;&quot;':&quot;&amp;['2 _ Mexican'.G5]&amp;&quot;, &quot;;&quot;&quot;)&amp;&quot; }&quot;" office:value-type="string" office:string-value="{ 'tortilla':7, 'cheese':7,  }">
            <text:p>{ 'tortilla':7, 'cheese':7, <text:s/>}</text:p>
          </table:table-cell>
          <table:table-cell office:value-type="float" office:value="50">
            <text:p>50</text:p>
          </table:table-cell>
          <table:table-cell office:value-type="string">
            <text:p>cheese-nachos</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2 _ Mexican'.A6]" office:value-type="string" office:string-value="Chiles Renellos">
            <text:p>Chiles Renellos</text:p>
          </table:table-cell>
          <table:table-cell office:value-type="string">
            <text:p>Mexican</text:p>
          </table:table-cell>
          <table:table-cell table:formula="oooc:=&quot;{ &quot;&amp;IF(['2 _ Mexican'.B6]&gt;0;&quot;'&quot;&amp;['2 _ Mexican'.B2]&amp;&quot;':&quot;&amp;['2 _ Mexican'.B6]&amp;&quot;, &quot;;&quot;&quot;)&amp;IF(['2 _ Mexican'.C6]&gt;0;&quot;'&quot;&amp;['2 _ Mexican'.C2]&amp;&quot;':&quot;&amp;['2 _ Mexican'.C6]&amp;&quot;, &quot;;&quot;&quot;)&amp;IF(['2 _ Mexican'.D6]&gt;0;&quot;'&quot;&amp;['2 _ Mexican'.D2]&amp;&quot;':&quot;&amp;['2 _ Mexican'.D6]&amp;&quot;, &quot;;&quot;&quot;)&amp;IF(['2 _ Mexican'.E6]&gt;0;&quot;'&quot;&amp;['2 _ Mexican'.E2]&amp;&quot;':&quot;&amp;['2 _ Mexican'.E6]&amp;&quot;, &quot;;&quot;&quot;)&amp;IF(['2 _ Mexican'.F6]&gt;0;&quot;'&quot;&amp;['2 _ Mexican'.F2]&amp;&quot;':&quot;&amp;['2 _ Mexican'.F6]&amp;&quot;, &quot;;&quot;&quot;)&amp;IF(['2 _ Mexican'.G6]&gt;0;&quot;'&quot;&amp;['2 _ Mexican'.G2]&amp;&quot;':&quot;&amp;['2 _ Mexican'.G6]&amp;&quot;, &quot;;&quot;&quot;)&amp;&quot; }&quot;" office:value-type="string" office:string-value="{ 'pork':6, 'chili-pepper':8,  }">
            <text:p>{ 'pork':6, 'chili-pepper':8, <text:s/>}</text:p>
          </table:table-cell>
          <table:table-cell office:value-type="float" office:value="50">
            <text:p>50</text:p>
          </table:table-cell>
          <table:table-cell office:value-type="string">
            <text:p>chilies-renellos</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2 _ Mexican'.A7]" office:value-type="string" office:string-value="Avocado Stuffed Tacos">
            <text:p>Avocado Stuffed Tacos</text:p>
          </table:table-cell>
          <table:table-cell office:value-type="string">
            <text:p>Mexican</text:p>
          </table:table-cell>
          <table:table-cell table:formula="oooc:=&quot;{ &quot;&amp;IF(['2 _ Mexican'.B7]&gt;0;&quot;'&quot;&amp;['2 _ Mexican'.B2]&amp;&quot;':&quot;&amp;['2 _ Mexican'.B7]&amp;&quot;, &quot;;&quot;&quot;)&amp;IF(['2 _ Mexican'.C7]&gt;0;&quot;'&quot;&amp;['2 _ Mexican'.C2]&amp;&quot;':&quot;&amp;['2 _ Mexican'.C7]&amp;&quot;, &quot;;&quot;&quot;)&amp;IF(['2 _ Mexican'.D7]&gt;0;&quot;'&quot;&amp;['2 _ Mexican'.D2]&amp;&quot;':&quot;&amp;['2 _ Mexican'.D7]&amp;&quot;, &quot;;&quot;&quot;)&amp;IF(['2 _ Mexican'.E7]&gt;0;&quot;'&quot;&amp;['2 _ Mexican'.E2]&amp;&quot;':&quot;&amp;['2 _ Mexican'.E7]&amp;&quot;, &quot;;&quot;&quot;)&amp;IF(['2 _ Mexican'.F7]&gt;0;&quot;'&quot;&amp;['2 _ Mexican'.F2]&amp;&quot;':&quot;&amp;['2 _ Mexican'.F7]&amp;&quot;, &quot;;&quot;&quot;)&amp;IF(['2 _ Mexican'.G7]&gt;0;&quot;'&quot;&amp;['2 _ Mexican'.G2]&amp;&quot;':&quot;&amp;['2 _ Mexican'.G7]&amp;&quot;, &quot;;&quot;&quot;)&amp;&quot; }&quot;" office:value-type="string" office:string-value="{ 'tortilla':6, 'avocado':8,  }">
            <text:p>{ 'tortilla':6, 'avocado':8, <text:s/>}</text:p>
          </table:table-cell>
          <table:table-cell office:value-type="float" office:value="50">
            <text:p>50</text:p>
          </table:table-cell>
          <table:table-cell office:value-type="string">
            <text:p>avocado-stuffed-tacos</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2 _ Mexican'.A8]" office:value-type="string" office:string-value="Burrito">
            <text:p>Burrito</text:p>
          </table:table-cell>
          <table:table-cell office:value-type="string">
            <text:p>Mexican</text:p>
          </table:table-cell>
          <table:table-cell table:formula="oooc:=&quot;{ &quot;&amp;IF(['2 _ Mexican'.B8]&gt;0;&quot;'&quot;&amp;['2 _ Mexican'.B2]&amp;&quot;':&quot;&amp;['2 _ Mexican'.B8]&amp;&quot;, &quot;;&quot;&quot;)&amp;IF(['2 _ Mexican'.C8]&gt;0;&quot;'&quot;&amp;['2 _ Mexican'.C2]&amp;&quot;':&quot;&amp;['2 _ Mexican'.C8]&amp;&quot;, &quot;;&quot;&quot;)&amp;IF(['2 _ Mexican'.D8]&gt;0;&quot;'&quot;&amp;['2 _ Mexican'.D2]&amp;&quot;':&quot;&amp;['2 _ Mexican'.D8]&amp;&quot;, &quot;;&quot;&quot;)&amp;IF(['2 _ Mexican'.E8]&gt;0;&quot;'&quot;&amp;['2 _ Mexican'.E2]&amp;&quot;':&quot;&amp;['2 _ Mexican'.E8]&amp;&quot;, &quot;;&quot;&quot;)&amp;IF(['2 _ Mexican'.F8]&gt;0;&quot;'&quot;&amp;['2 _ Mexican'.F2]&amp;&quot;':&quot;&amp;['2 _ Mexican'.F8]&amp;&quot;, &quot;;&quot;&quot;)&amp;IF(['2 _ Mexican'.G8]&gt;0;&quot;'&quot;&amp;['2 _ Mexican'.G2]&amp;&quot;':&quot;&amp;['2 _ Mexican'.G8]&amp;&quot;, &quot;;&quot;&quot;)&amp;&quot; }&quot;" office:value-type="string" office:string-value="{ 'pork':6, 'tomato':6, 'tortilla':7,  }">
            <text:p>{ 'pork':6, 'tomato':6, 'tortilla':7, <text:s/>}</text:p>
          </table:table-cell>
          <table:table-cell office:value-type="float" office:value="75">
            <text:p>75</text:p>
          </table:table-cell>
          <table:table-cell office:value-type="string">
            <text:p>burrito</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2 _ Mexican'.A9]" office:value-type="string" office:string-value="Chili con Carne">
            <text:p>Chili con Carne</text:p>
          </table:table-cell>
          <table:table-cell office:value-type="string">
            <text:p>Mexican</text:p>
          </table:table-cell>
          <table:table-cell table:formula="oooc:=&quot;{ &quot;&amp;IF(['2 _ Mexican'.B9]&gt;0;&quot;'&quot;&amp;['2 _ Mexican'.B2]&amp;&quot;':&quot;&amp;['2 _ Mexican'.B9]&amp;&quot;, &quot;;&quot;&quot;)&amp;IF(['2 _ Mexican'.C9]&gt;0;&quot;'&quot;&amp;['2 _ Mexican'.C2]&amp;&quot;':&quot;&amp;['2 _ Mexican'.C9]&amp;&quot;, &quot;;&quot;&quot;)&amp;IF(['2 _ Mexican'.D9]&gt;0;&quot;'&quot;&amp;['2 _ Mexican'.D2]&amp;&quot;':&quot;&amp;['2 _ Mexican'.D9]&amp;&quot;, &quot;;&quot;&quot;)&amp;IF(['2 _ Mexican'.E9]&gt;0;&quot;'&quot;&amp;['2 _ Mexican'.E2]&amp;&quot;':&quot;&amp;['2 _ Mexican'.E9]&amp;&quot;, &quot;;&quot;&quot;)&amp;IF(['2 _ Mexican'.F9]&gt;0;&quot;'&quot;&amp;['2 _ Mexican'.F2]&amp;&quot;':&quot;&amp;['2 _ Mexican'.F9]&amp;&quot;, &quot;;&quot;&quot;)&amp;IF(['2 _ Mexican'.G9]&gt;0;&quot;'&quot;&amp;['2 _ Mexican'.G2]&amp;&quot;':&quot;&amp;['2 _ Mexican'.G9]&amp;&quot;, &quot;;&quot;&quot;)&amp;&quot; }&quot;" office:value-type="string" office:string-value="{ 'pork':6, 'chili-pepper':8, 'tomato':5,  }">
            <text:p>{ 'pork':6, 'chili-pepper':8, 'tomato':5, <text:s/>}</text:p>
          </table:table-cell>
          <table:table-cell office:value-type="float" office:value="75">
            <text:p>75</text:p>
          </table:table-cell>
          <table:table-cell office:value-type="string">
            <text:p>chili-con-carne</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2 _ Mexican'.A10]" office:value-type="string" office:string-value="Quesadilla">
            <text:p>Quesadilla</text:p>
          </table:table-cell>
          <table:table-cell office:value-type="string">
            <text:p>Mexican</text:p>
          </table:table-cell>
          <table:table-cell table:formula="oooc:=&quot;{ &quot;&amp;IF(['2 _ Mexican'.B10]&gt;0;&quot;'&quot;&amp;['2 _ Mexican'.B2]&amp;&quot;':&quot;&amp;['2 _ Mexican'.B10]&amp;&quot;, &quot;;&quot;&quot;)&amp;IF(['2 _ Mexican'.C10]&gt;0;&quot;'&quot;&amp;['2 _ Mexican'.C2]&amp;&quot;':&quot;&amp;['2 _ Mexican'.C10]&amp;&quot;, &quot;;&quot;&quot;)&amp;IF(['2 _ Mexican'.D10]&gt;0;&quot;'&quot;&amp;['2 _ Mexican'.D2]&amp;&quot;':&quot;&amp;['2 _ Mexican'.D10]&amp;&quot;, &quot;;&quot;&quot;)&amp;IF(['2 _ Mexican'.E10]&gt;0;&quot;'&quot;&amp;['2 _ Mexican'.E2]&amp;&quot;':&quot;&amp;['2 _ Mexican'.E10]&amp;&quot;, &quot;;&quot;&quot;)&amp;IF(['2 _ Mexican'.F10]&gt;0;&quot;'&quot;&amp;['2 _ Mexican'.F2]&amp;&quot;':&quot;&amp;['2 _ Mexican'.F10]&amp;&quot;, &quot;;&quot;&quot;)&amp;IF(['2 _ Mexican'.G10]&gt;0;&quot;'&quot;&amp;['2 _ Mexican'.G2]&amp;&quot;':&quot;&amp;['2 _ Mexican'.G10]&amp;&quot;, &quot;;&quot;&quot;)&amp;&quot; }&quot;" office:value-type="string" office:string-value="{ 'tortilla':8, 'avocado':6, 'cheese':5,  }">
            <text:p>{ 'tortilla':8, 'avocado':6, 'cheese':5, <text:s/>}</text:p>
          </table:table-cell>
          <table:table-cell office:value-type="float" office:value="75">
            <text:p>75</text:p>
          </table:table-cell>
          <table:table-cell office:value-type="string">
            <text:p>quesadilla</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2 _ Mexican'.A11]" office:value-type="string" office:string-value="Tex-Mex Turkey Casseruole">
            <text:p>Tex-Mex Turkey Casseruole</text:p>
          </table:table-cell>
          <table:table-cell office:value-type="string">
            <text:p>Mexican</text:p>
          </table:table-cell>
          <table:table-cell table:formula="oooc:=&quot;{ &quot;&amp;IF(['2 _ Mexican'.B11]&gt;0;&quot;'&quot;&amp;['2 _ Mexican'.B2]&amp;&quot;':&quot;&amp;['2 _ Mexican'.B11]&amp;&quot;, &quot;;&quot;&quot;)&amp;IF(['2 _ Mexican'.C11]&gt;0;&quot;'&quot;&amp;['2 _ Mexican'.C2]&amp;&quot;':&quot;&amp;['2 _ Mexican'.C11]&amp;&quot;, &quot;;&quot;&quot;)&amp;IF(['2 _ Mexican'.D11]&gt;0;&quot;'&quot;&amp;['2 _ Mexican'.D2]&amp;&quot;':&quot;&amp;['2 _ Mexican'.D11]&amp;&quot;, &quot;;&quot;&quot;)&amp;IF(['2 _ Mexican'.E11]&gt;0;&quot;'&quot;&amp;['2 _ Mexican'.E2]&amp;&quot;':&quot;&amp;['2 _ Mexican'.E11]&amp;&quot;, &quot;;&quot;&quot;)&amp;IF(['2 _ Mexican'.F11]&gt;0;&quot;'&quot;&amp;['2 _ Mexican'.F2]&amp;&quot;':&quot;&amp;['2 _ Mexican'.F11]&amp;&quot;, &quot;;&quot;&quot;)&amp;IF(['2 _ Mexican'.G11]&gt;0;&quot;'&quot;&amp;['2 _ Mexican'.G2]&amp;&quot;':&quot;&amp;['2 _ Mexican'.G11]&amp;&quot;, &quot;;&quot;&quot;)&amp;&quot; }&quot;" office:value-type="string" office:string-value="{ 'pork':6, 'chili-pepper':7, 'cheese':6,  }">
            <text:p>{ 'pork':6, 'chili-pepper':7, 'cheese':6, <text:s/>}</text:p>
          </table:table-cell>
          <table:table-cell office:value-type="float" office:value="75">
            <text:p>75</text:p>
          </table:table-cell>
          <table:table-cell office:value-type="string">
            <text:p>tex-mex-turkey-casseruole</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2 _ Mexican'.A12]" office:value-type="string" office:string-value="Avocado Salsa">
            <text:p>Avocado Salsa</text:p>
          </table:table-cell>
          <table:table-cell office:value-type="string">
            <text:p>Mexican</text:p>
          </table:table-cell>
          <table:table-cell table:formula="oooc:=&quot;{ &quot;&amp;IF(['2 _ Mexican'.B12]&gt;0;&quot;'&quot;&amp;['2 _ Mexican'.B2]&amp;&quot;':&quot;&amp;['2 _ Mexican'.B12]&amp;&quot;, &quot;;&quot;&quot;)&amp;IF(['2 _ Mexican'.C12]&gt;0;&quot;'&quot;&amp;['2 _ Mexican'.C2]&amp;&quot;':&quot;&amp;['2 _ Mexican'.C12]&amp;&quot;, &quot;;&quot;&quot;)&amp;IF(['2 _ Mexican'.D12]&gt;0;&quot;'&quot;&amp;['2 _ Mexican'.D2]&amp;&quot;':&quot;&amp;['2 _ Mexican'.D12]&amp;&quot;, &quot;;&quot;&quot;)&amp;IF(['2 _ Mexican'.E12]&gt;0;&quot;'&quot;&amp;['2 _ Mexican'.E2]&amp;&quot;':&quot;&amp;['2 _ Mexican'.E12]&amp;&quot;, &quot;;&quot;&quot;)&amp;IF(['2 _ Mexican'.F12]&gt;0;&quot;'&quot;&amp;['2 _ Mexican'.F2]&amp;&quot;':&quot;&amp;['2 _ Mexican'.F12]&amp;&quot;, &quot;;&quot;&quot;)&amp;IF(['2 _ Mexican'.G12]&gt;0;&quot;'&quot;&amp;['2 _ Mexican'.G2]&amp;&quot;':&quot;&amp;['2 _ Mexican'.G12]&amp;&quot;, &quot;;&quot;&quot;)&amp;&quot; }&quot;" office:value-type="string" office:string-value="{ 'chili-pepper':7, 'tomato':5, 'avocado':7,  }">
            <text:p>{ 'chili-pepper':7, 'tomato':5, 'avocado':7, <text:s/>}</text:p>
          </table:table-cell>
          <table:table-cell office:value-type="float" office:value="75">
            <text:p>75</text:p>
          </table:table-cell>
          <table:table-cell office:value-type="string">
            <text:p>avocado-salsa</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2 _ Mexican'.A13]" office:value-type="string" office:string-value="Football Fan Nachos">
            <text:p>Football Fan Nachos</text:p>
          </table:table-cell>
          <table:table-cell office:value-type="string">
            <text:p>Mexican</text:p>
          </table:table-cell>
          <table:table-cell table:formula="oooc:=&quot;{ &quot;&amp;IF(['2 _ Mexican'.B13]&gt;0;&quot;'&quot;&amp;['2 _ Mexican'.B2]&amp;&quot;':&quot;&amp;['2 _ Mexican'.B13]&amp;&quot;, &quot;;&quot;&quot;)&amp;IF(['2 _ Mexican'.C13]&gt;0;&quot;'&quot;&amp;['2 _ Mexican'.C2]&amp;&quot;':&quot;&amp;['2 _ Mexican'.C13]&amp;&quot;, &quot;;&quot;&quot;)&amp;IF(['2 _ Mexican'.D13]&gt;0;&quot;'&quot;&amp;['2 _ Mexican'.D2]&amp;&quot;':&quot;&amp;['2 _ Mexican'.D13]&amp;&quot;, &quot;;&quot;&quot;)&amp;IF(['2 _ Mexican'.E13]&gt;0;&quot;'&quot;&amp;['2 _ Mexican'.E2]&amp;&quot;':&quot;&amp;['2 _ Mexican'.E13]&amp;&quot;, &quot;;&quot;&quot;)&amp;IF(['2 _ Mexican'.F13]&gt;0;&quot;'&quot;&amp;['2 _ Mexican'.F2]&amp;&quot;':&quot;&amp;['2 _ Mexican'.F13]&amp;&quot;, &quot;;&quot;&quot;)&amp;IF(['2 _ Mexican'.G13]&gt;0;&quot;'&quot;&amp;['2 _ Mexican'.G2]&amp;&quot;':&quot;&amp;['2 _ Mexican'.G13]&amp;&quot;, &quot;;&quot;&quot;)&amp;&quot; }&quot;" office:value-type="string" office:string-value="{ 'pork':5, 'chili-pepper':5, 'tortilla':7, 'cheese':6,  }">
            <text:p>{ 'pork':5, 'chili-pepper':5, 'tortilla':7, 'cheese':6, <text:s/>}</text:p>
          </table:table-cell>
          <table:table-cell office:value-type="float" office:value="100">
            <text:p>100</text:p>
          </table:table-cell>
          <table:table-cell office:value-type="string">
            <text:p>football-fan-nachos</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2 _ Mexican'.A14]" office:value-type="string" office:string-value="Fajitas">
            <text:p>Fajitas</text:p>
          </table:table-cell>
          <table:table-cell office:value-type="string">
            <text:p>Mexican</text:p>
          </table:table-cell>
          <table:table-cell table:formula="oooc:=&quot;{ &quot;&amp;IF(['2 _ Mexican'.B14]&gt;0;&quot;'&quot;&amp;['2 _ Mexican'.B2]&amp;&quot;':&quot;&amp;['2 _ Mexican'.B14]&amp;&quot;, &quot;;&quot;&quot;)&amp;IF(['2 _ Mexican'.C14]&gt;0;&quot;'&quot;&amp;['2 _ Mexican'.C2]&amp;&quot;':&quot;&amp;['2 _ Mexican'.C14]&amp;&quot;, &quot;;&quot;&quot;)&amp;IF(['2 _ Mexican'.D14]&gt;0;&quot;'&quot;&amp;['2 _ Mexican'.D2]&amp;&quot;':&quot;&amp;['2 _ Mexican'.D14]&amp;&quot;, &quot;;&quot;&quot;)&amp;IF(['2 _ Mexican'.E14]&gt;0;&quot;'&quot;&amp;['2 _ Mexican'.E2]&amp;&quot;':&quot;&amp;['2 _ Mexican'.E14]&amp;&quot;, &quot;;&quot;&quot;)&amp;IF(['2 _ Mexican'.F14]&gt;0;&quot;'&quot;&amp;['2 _ Mexican'.F2]&amp;&quot;':&quot;&amp;['2 _ Mexican'.F14]&amp;&quot;, &quot;;&quot;&quot;)&amp;IF(['2 _ Mexican'.G14]&gt;0;&quot;'&quot;&amp;['2 _ Mexican'.G2]&amp;&quot;':&quot;&amp;['2 _ Mexican'.G14]&amp;&quot;, &quot;;&quot;&quot;)&amp;&quot; }&quot;" office:value-type="string" office:string-value="{ 'pork':6, 'tomato':5, 'tortilla':6, 'avocado':6,  }">
            <text:p>{ 'pork':6, 'tomato':5, 'tortilla':6, 'avocado':6, <text:s/>}</text:p>
          </table:table-cell>
          <table:table-cell office:value-type="float" office:value="100">
            <text:p>100</text:p>
          </table:table-cell>
          <table:table-cell office:value-type="string">
            <text:p>fajitas</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3 _ Russian'.A3]" office:value-type="string" office:string-value="Cabbage Stew">
            <text:p>Cabbage Stew</text:p>
          </table:table-cell>
          <table:table-cell office:value-type="string">
            <text:p>Russian</text:p>
          </table:table-cell>
          <table:table-cell table:formula="oooc:=&quot;{ &quot;&amp;IF(['3 _ Russian'.B3]&gt;0;&quot;'&quot;&amp;['3 _ Russian'.B2]&amp;&quot;':&quot;&amp;['3 _ Russian'.B3]&amp;&quot;, &quot;;&quot;&quot;)&amp;IF(['3 _ Russian'.C3]&gt;0;&quot;'&quot;&amp;['3 _ Russian'.C2]&amp;&quot;':&quot;&amp;['3 _ Russian'.C3]&amp;&quot;, &quot;;&quot;&quot;)&amp;IF(['3 _ Russian'.D3]&gt;0;&quot;'&quot;&amp;['3 _ Russian'.D2]&amp;&quot;':&quot;&amp;['3 _ Russian'.D3]&amp;&quot;, &quot;;&quot;&quot;)&amp;IF(['3 _ Russian'.E3]&gt;0;&quot;'&quot;&amp;['3 _ Russian'.E2]&amp;&quot;':&quot;&amp;['3 _ Russian'.E3]&amp;&quot;, &quot;;&quot;&quot;)&amp;IF(['3 _ Russian'.F3]&gt;0;&quot;'&quot;&amp;['3 _ Russian'.F2]&amp;&quot;':&quot;&amp;['3 _ Russian'.F3]&amp;&quot;, &quot;;&quot;&quot;)&amp;IF(['3 _ Russian'.G3]&gt;0;&quot;'&quot;&amp;['3 _ Russian'.G2]&amp;&quot;':&quot;&amp;['3 _ Russian'.G3]&amp;&quot;, &quot;;&quot;&quot;)&amp;&quot; }&quot;" office:value-type="string" office:string-value="{ 'pork':6, 'cabbage':8,  }">
            <text:p>{ 'pork':6, 'cabbage':8, <text:s/>}</text:p>
          </table:table-cell>
          <table:table-cell office:value-type="float" office:value="50">
            <text:p>50</text:p>
          </table:table-cell>
          <table:table-cell office:value-type="string">
            <text:p>cabbage-stew</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3 _ Russian'.A4]" office:value-type="string" office:string-value="Pelmeni">
            <text:p>Pelmeni</text:p>
          </table:table-cell>
          <table:table-cell office:value-type="string">
            <text:p>Russian</text:p>
          </table:table-cell>
          <table:table-cell table:formula="oooc:=&quot;{ &quot;&amp;IF(['3 _ Russian'.B4]&gt;0;&quot;'&quot;&amp;['3 _ Russian'.B2]&amp;&quot;':&quot;&amp;['3 _ Russian'.B4]&amp;&quot;, &quot;;&quot;&quot;)&amp;IF(['3 _ Russian'.C4]&gt;0;&quot;'&quot;&amp;['3 _ Russian'.C2]&amp;&quot;':&quot;&amp;['3 _ Russian'.C4]&amp;&quot;, &quot;;&quot;&quot;)&amp;IF(['3 _ Russian'.D4]&gt;0;&quot;'&quot;&amp;['3 _ Russian'.D2]&amp;&quot;':&quot;&amp;['3 _ Russian'.D4]&amp;&quot;, &quot;;&quot;&quot;)&amp;IF(['3 _ Russian'.E4]&gt;0;&quot;'&quot;&amp;['3 _ Russian'.E2]&amp;&quot;':&quot;&amp;['3 _ Russian'.E4]&amp;&quot;, &quot;;&quot;&quot;)&amp;IF(['3 _ Russian'.F4]&gt;0;&quot;'&quot;&amp;['3 _ Russian'.F2]&amp;&quot;':&quot;&amp;['3 _ Russian'.F4]&amp;&quot;, &quot;;&quot;&quot;)&amp;IF(['3 _ Russian'.G4]&gt;0;&quot;'&quot;&amp;['3 _ Russian'.G2]&amp;&quot;':&quot;&amp;['3 _ Russian'.G4]&amp;&quot;, &quot;;&quot;&quot;)&amp;&quot; }&quot;" office:value-type="string" office:string-value="{ 'pork':8, 'flour':6,  }">
            <text:p>{ 'pork':8, 'flour':6, <text:s/>}</text:p>
          </table:table-cell>
          <table:table-cell office:value-type="float" office:value="50">
            <text:p>50</text:p>
          </table:table-cell>
          <table:table-cell office:value-type="string">
            <text:p>pelmeni</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3 _ Russian'.A5]" office:value-type="string" office:string-value="Golubtsy">
            <text:p>Golubtsy</text:p>
          </table:table-cell>
          <table:table-cell office:value-type="string">
            <text:p>Russian</text:p>
          </table:table-cell>
          <table:table-cell table:formula="oooc:=&quot;{ &quot;&amp;IF(['3 _ Russian'.B5]&gt;0;&quot;'&quot;&amp;['3 _ Russian'.B2]&amp;&quot;':&quot;&amp;['3 _ Russian'.B5]&amp;&quot;, &quot;;&quot;&quot;)&amp;IF(['3 _ Russian'.C5]&gt;0;&quot;'&quot;&amp;['3 _ Russian'.C2]&amp;&quot;':&quot;&amp;['3 _ Russian'.C5]&amp;&quot;, &quot;;&quot;&quot;)&amp;IF(['3 _ Russian'.D5]&gt;0;&quot;'&quot;&amp;['3 _ Russian'.D2]&amp;&quot;':&quot;&amp;['3 _ Russian'.D5]&amp;&quot;, &quot;;&quot;&quot;)&amp;IF(['3 _ Russian'.E5]&gt;0;&quot;'&quot;&amp;['3 _ Russian'.E2]&amp;&quot;':&quot;&amp;['3 _ Russian'.E5]&amp;&quot;, &quot;;&quot;&quot;)&amp;IF(['3 _ Russian'.F5]&gt;0;&quot;'&quot;&amp;['3 _ Russian'.F2]&amp;&quot;':&quot;&amp;['3 _ Russian'.F5]&amp;&quot;, &quot;;&quot;&quot;)&amp;IF(['3 _ Russian'.G5]&gt;0;&quot;'&quot;&amp;['3 _ Russian'.G2]&amp;&quot;':&quot;&amp;['3 _ Russian'.G5]&amp;&quot;, &quot;;&quot;&quot;)&amp;&quot; }&quot;" office:value-type="string" office:string-value="{ 'mushroom':7, 'cabbage':7,  }">
            <text:p>{ 'mushroom':7, 'cabbage':7, <text:s/>}</text:p>
          </table:table-cell>
          <table:table-cell office:value-type="float" office:value="50">
            <text:p>50</text:p>
          </table:table-cell>
          <table:table-cell office:value-type="string">
            <text:p>golubtsy</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3 _ Russian'.A6]" office:value-type="string" office:string-value="Fried Mushrooms">
            <text:p>Fried Mushrooms</text:p>
          </table:table-cell>
          <table:table-cell office:value-type="string">
            <text:p>Russian</text:p>
          </table:table-cell>
          <table:table-cell table:formula="oooc:=&quot;{ &quot;&amp;IF(['3 _ Russian'.B6]&gt;0;&quot;'&quot;&amp;['3 _ Russian'.B2]&amp;&quot;':&quot;&amp;['3 _ Russian'.B6]&amp;&quot;, &quot;;&quot;&quot;)&amp;IF(['3 _ Russian'.C6]&gt;0;&quot;'&quot;&amp;['3 _ Russian'.C2]&amp;&quot;':&quot;&amp;['3 _ Russian'.C6]&amp;&quot;, &quot;;&quot;&quot;)&amp;IF(['3 _ Russian'.D6]&gt;0;&quot;'&quot;&amp;['3 _ Russian'.D2]&amp;&quot;':&quot;&amp;['3 _ Russian'.D6]&amp;&quot;, &quot;;&quot;&quot;)&amp;IF(['3 _ Russian'.E6]&gt;0;&quot;'&quot;&amp;['3 _ Russian'.E2]&amp;&quot;':&quot;&amp;['3 _ Russian'.E6]&amp;&quot;, &quot;;&quot;&quot;)&amp;IF(['3 _ Russian'.F6]&gt;0;&quot;'&quot;&amp;['3 _ Russian'.F2]&amp;&quot;':&quot;&amp;['3 _ Russian'.F6]&amp;&quot;, &quot;;&quot;&quot;)&amp;IF(['3 _ Russian'.G6]&gt;0;&quot;'&quot;&amp;['3 _ Russian'.G2]&amp;&quot;':&quot;&amp;['3 _ Russian'.G6]&amp;&quot;, &quot;;&quot;&quot;)&amp;&quot; }&quot;" office:value-type="string" office:string-value="{ 'mushroom':9, 'onion':5,  }">
            <text:p>{ 'mushroom':9, 'onion':5, <text:s/>}</text:p>
          </table:table-cell>
          <table:table-cell office:value-type="float" office:value="50">
            <text:p>50</text:p>
          </table:table-cell>
          <table:table-cell office:value-type="string">
            <text:p>fried-mushrooms</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3 _ Russian'.A7]" office:value-type="string" office:string-value="Vareniki">
            <text:p>Vareniki</text:p>
          </table:table-cell>
          <table:table-cell office:value-type="string">
            <text:p>Russian</text:p>
          </table:table-cell>
          <table:table-cell table:formula="oooc:=&quot;{ &quot;&amp;IF(['3 _ Russian'.B7]&gt;0;&quot;'&quot;&amp;['3 _ Russian'.B2]&amp;&quot;':&quot;&amp;['3 _ Russian'.B7]&amp;&quot;, &quot;;&quot;&quot;)&amp;IF(['3 _ Russian'.C7]&gt;0;&quot;'&quot;&amp;['3 _ Russian'.C2]&amp;&quot;':&quot;&amp;['3 _ Russian'.C7]&amp;&quot;, &quot;;&quot;&quot;)&amp;IF(['3 _ Russian'.D7]&gt;0;&quot;'&quot;&amp;['3 _ Russian'.D2]&amp;&quot;':&quot;&amp;['3 _ Russian'.D7]&amp;&quot;, &quot;;&quot;&quot;)&amp;IF(['3 _ Russian'.E7]&gt;0;&quot;'&quot;&amp;['3 _ Russian'.E2]&amp;&quot;':&quot;&amp;['3 _ Russian'.E7]&amp;&quot;, &quot;;&quot;&quot;)&amp;IF(['3 _ Russian'.F7]&gt;0;&quot;'&quot;&amp;['3 _ Russian'.F2]&amp;&quot;':&quot;&amp;['3 _ Russian'.F7]&amp;&quot;, &quot;;&quot;&quot;)&amp;IF(['3 _ Russian'.G7]&gt;0;&quot;'&quot;&amp;['3 _ Russian'.G2]&amp;&quot;':&quot;&amp;['3 _ Russian'.G7]&amp;&quot;, &quot;;&quot;&quot;)&amp;&quot; }&quot;" office:value-type="string" office:string-value="{ 'potato':8, 'flour':6,  }">
            <text:p>{ 'potato':8, 'flour':6, <text:s/>}</text:p>
          </table:table-cell>
          <table:table-cell office:value-type="float" office:value="50">
            <text:p>50</text:p>
          </table:table-cell>
          <table:table-cell office:value-type="string">
            <text:p>vareniki</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3 _ Russian'.A8]" office:value-type="string" office:string-value="Baked Meat">
            <text:p>Baked Meat</text:p>
          </table:table-cell>
          <table:table-cell office:value-type="string">
            <text:p>Russian</text:p>
          </table:table-cell>
          <table:table-cell table:formula="oooc:=&quot;{ &quot;&amp;IF(['3 _ Russian'.B8]&gt;0;&quot;'&quot;&amp;['3 _ Russian'.B2]&amp;&quot;':&quot;&amp;['3 _ Russian'.B8]&amp;&quot;, &quot;;&quot;&quot;)&amp;IF(['3 _ Russian'.C8]&gt;0;&quot;'&quot;&amp;['3 _ Russian'.C2]&amp;&quot;':&quot;&amp;['3 _ Russian'.C8]&amp;&quot;, &quot;;&quot;&quot;)&amp;IF(['3 _ Russian'.D8]&gt;0;&quot;'&quot;&amp;['3 _ Russian'.D2]&amp;&quot;':&quot;&amp;['3 _ Russian'.D8]&amp;&quot;, &quot;;&quot;&quot;)&amp;IF(['3 _ Russian'.E8]&gt;0;&quot;'&quot;&amp;['3 _ Russian'.E2]&amp;&quot;':&quot;&amp;['3 _ Russian'.E8]&amp;&quot;, &quot;;&quot;&quot;)&amp;IF(['3 _ Russian'.F8]&gt;0;&quot;'&quot;&amp;['3 _ Russian'.F2]&amp;&quot;':&quot;&amp;['3 _ Russian'.F8]&amp;&quot;, &quot;;&quot;&quot;)&amp;IF(['3 _ Russian'.G8]&gt;0;&quot;'&quot;&amp;['3 _ Russian'.G2]&amp;&quot;':&quot;&amp;['3 _ Russian'.G8]&amp;&quot;, &quot;;&quot;&quot;)&amp;&quot; }&quot;" office:value-type="string" office:string-value="{ 'pork':7, 'mushroom':6, 'potato':7,  }">
            <text:p>{ 'pork':7, 'mushroom':6, 'potato':7, <text:s/>}</text:p>
          </table:table-cell>
          <table:table-cell office:value-type="float" office:value="75">
            <text:p>75</text:p>
          </table:table-cell>
          <table:table-cell office:value-type="string">
            <text:p>baked-meat</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3 _ Russian'.A9]" office:value-type="string" office:string-value="Cutlets">
            <text:p>Cutlets</text:p>
          </table:table-cell>
          <table:table-cell office:value-type="string">
            <text:p>Russian</text:p>
          </table:table-cell>
          <table:table-cell table:formula="oooc:=&quot;{ &quot;&amp;IF(['3 _ Russian'.B9]&gt;0;&quot;'&quot;&amp;['3 _ Russian'.B2]&amp;&quot;':&quot;&amp;['3 _ Russian'.B9]&amp;&quot;, &quot;;&quot;&quot;)&amp;IF(['3 _ Russian'.C9]&gt;0;&quot;'&quot;&amp;['3 _ Russian'.C2]&amp;&quot;':&quot;&amp;['3 _ Russian'.C9]&amp;&quot;, &quot;;&quot;&quot;)&amp;IF(['3 _ Russian'.D9]&gt;0;&quot;'&quot;&amp;['3 _ Russian'.D2]&amp;&quot;':&quot;&amp;['3 _ Russian'.D9]&amp;&quot;, &quot;;&quot;&quot;)&amp;IF(['3 _ Russian'.E9]&gt;0;&quot;'&quot;&amp;['3 _ Russian'.E2]&amp;&quot;':&quot;&amp;['3 _ Russian'.E9]&amp;&quot;, &quot;;&quot;&quot;)&amp;IF(['3 _ Russian'.F9]&gt;0;&quot;'&quot;&amp;['3 _ Russian'.F2]&amp;&quot;':&quot;&amp;['3 _ Russian'.F9]&amp;&quot;, &quot;;&quot;&quot;)&amp;IF(['3 _ Russian'.G9]&gt;0;&quot;'&quot;&amp;['3 _ Russian'.G2]&amp;&quot;':&quot;&amp;['3 _ Russian'.G9]&amp;&quot;, &quot;;&quot;&quot;)&amp;&quot; }&quot;" office:value-type="string" office:string-value="{ 'pork':8, 'onion':6, 'flour':6,  }">
            <text:p>{ 'pork':8, 'onion':6, 'flour':6, <text:s/>}</text:p>
          </table:table-cell>
          <table:table-cell office:value-type="float" office:value="75">
            <text:p>75</text:p>
          </table:table-cell>
          <table:table-cell office:value-type="string">
            <text:p>cutlets</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3 _ Russian'.A10]" office:value-type="string" office:string-value="Mushroom Ragout">
            <text:p>Mushroom Ragout</text:p>
          </table:table-cell>
          <table:table-cell office:value-type="string">
            <text:p>Russian</text:p>
          </table:table-cell>
          <table:table-cell table:formula="oooc:=&quot;{ &quot;&amp;IF(['3 _ Russian'.B10]&gt;0;&quot;'&quot;&amp;['3 _ Russian'.B2]&amp;&quot;':&quot;&amp;['3 _ Russian'.B10]&amp;&quot;, &quot;;&quot;&quot;)&amp;IF(['3 _ Russian'.C10]&gt;0;&quot;'&quot;&amp;['3 _ Russian'.C2]&amp;&quot;':&quot;&amp;['3 _ Russian'.C10]&amp;&quot;, &quot;;&quot;&quot;)&amp;IF(['3 _ Russian'.D10]&gt;0;&quot;'&quot;&amp;['3 _ Russian'.D2]&amp;&quot;':&quot;&amp;['3 _ Russian'.D10]&amp;&quot;, &quot;;&quot;&quot;)&amp;IF(['3 _ Russian'.E10]&gt;0;&quot;'&quot;&amp;['3 _ Russian'.E2]&amp;&quot;':&quot;&amp;['3 _ Russian'.E10]&amp;&quot;, &quot;;&quot;&quot;)&amp;IF(['3 _ Russian'.F10]&gt;0;&quot;'&quot;&amp;['3 _ Russian'.F2]&amp;&quot;':&quot;&amp;['3 _ Russian'.F10]&amp;&quot;, &quot;;&quot;&quot;)&amp;IF(['3 _ Russian'.G10]&gt;0;&quot;'&quot;&amp;['3 _ Russian'.G2]&amp;&quot;':&quot;&amp;['3 _ Russian'.G10]&amp;&quot;, &quot;;&quot;&quot;)&amp;&quot; }&quot;" office:value-type="string" office:string-value="{ 'mushroom':8, 'potato':7, 'onion':5,  }">
            <text:p>{ 'mushroom':8, 'potato':7, 'onion':5, <text:s/>}</text:p>
          </table:table-cell>
          <table:table-cell office:value-type="float" office:value="75">
            <text:p>75</text:p>
          </table:table-cell>
          <table:table-cell office:value-type="string">
            <text:p>mushroom-ragout</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3 _ Russian'.A11]" office:value-type="string" office:string-value="Cabbage Stuffed Pancakes">
            <text:p>Cabbage Stuffed Pancakes</text:p>
          </table:table-cell>
          <table:table-cell office:value-type="string">
            <text:p>Russian</text:p>
          </table:table-cell>
          <table:table-cell table:formula="oooc:=&quot;{ &quot;&amp;IF(['3 _ Russian'.B11]&gt;0;&quot;'&quot;&amp;['3 _ Russian'.B2]&amp;&quot;':&quot;&amp;['3 _ Russian'.B11]&amp;&quot;, &quot;;&quot;&quot;)&amp;IF(['3 _ Russian'.C11]&gt;0;&quot;'&quot;&amp;['3 _ Russian'.C2]&amp;&quot;':&quot;&amp;['3 _ Russian'.C11]&amp;&quot;, &quot;;&quot;&quot;)&amp;IF(['3 _ Russian'.D11]&gt;0;&quot;'&quot;&amp;['3 _ Russian'.D2]&amp;&quot;':&quot;&amp;['3 _ Russian'.D11]&amp;&quot;, &quot;;&quot;&quot;)&amp;IF(['3 _ Russian'.E11]&gt;0;&quot;'&quot;&amp;['3 _ Russian'.E2]&amp;&quot;':&quot;&amp;['3 _ Russian'.E11]&amp;&quot;, &quot;;&quot;&quot;)&amp;IF(['3 _ Russian'.F11]&gt;0;&quot;'&quot;&amp;['3 _ Russian'.F2]&amp;&quot;':&quot;&amp;['3 _ Russian'.F11]&amp;&quot;, &quot;;&quot;&quot;)&amp;IF(['3 _ Russian'.G11]&gt;0;&quot;'&quot;&amp;['3 _ Russian'.G2]&amp;&quot;':&quot;&amp;['3 _ Russian'.G11]&amp;&quot;, &quot;;&quot;&quot;)&amp;&quot; }&quot;" office:value-type="string" office:string-value="{ 'cabbage':8, 'onion':4, 'flour':8,  }">
            <text:p>{ 'cabbage':8, 'onion':4, 'flour':8, <text:s/>}</text:p>
          </table:table-cell>
          <table:table-cell office:value-type="float" office:value="75">
            <text:p>75</text:p>
          </table:table-cell>
          <table:table-cell office:value-type="string">
            <text:p>cabbage-stuffed-pancakes</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3 _ Russian'.A12]" office:value-type="string" office:string-value="Kulebyaka">
            <text:p>Kulebyaka</text:p>
          </table:table-cell>
          <table:table-cell office:value-type="string">
            <text:p>Russian</text:p>
          </table:table-cell>
          <table:table-cell table:formula="oooc:=&quot;{ &quot;&amp;IF(['3 _ Russian'.B12]&gt;0;&quot;'&quot;&amp;['3 _ Russian'.B2]&amp;&quot;':&quot;&amp;['3 _ Russian'.B12]&amp;&quot;, &quot;;&quot;&quot;)&amp;IF(['3 _ Russian'.C12]&gt;0;&quot;'&quot;&amp;['3 _ Russian'.C2]&amp;&quot;':&quot;&amp;['3 _ Russian'.C12]&amp;&quot;, &quot;;&quot;&quot;)&amp;IF(['3 _ Russian'.D12]&gt;0;&quot;'&quot;&amp;['3 _ Russian'.D2]&amp;&quot;':&quot;&amp;['3 _ Russian'.D12]&amp;&quot;, &quot;;&quot;&quot;)&amp;IF(['3 _ Russian'.E12]&gt;0;&quot;'&quot;&amp;['3 _ Russian'.E2]&amp;&quot;':&quot;&amp;['3 _ Russian'.E12]&amp;&quot;, &quot;;&quot;&quot;)&amp;IF(['3 _ Russian'.F12]&gt;0;&quot;'&quot;&amp;['3 _ Russian'.F2]&amp;&quot;':&quot;&amp;['3 _ Russian'.F12]&amp;&quot;, &quot;;&quot;&quot;)&amp;IF(['3 _ Russian'.G12]&gt;0;&quot;'&quot;&amp;['3 _ Russian'.G2]&amp;&quot;':&quot;&amp;['3 _ Russian'.G12]&amp;&quot;, &quot;;&quot;&quot;)&amp;&quot; }&quot;" office:value-type="string" office:string-value="{ 'pork':6, 'mushroom':6, 'potato':4, 'flour':8,  }">
            <text:p>{ 'pork':6, 'mushroom':6, 'potato':4, 'flour':8, <text:s/>}</text:p>
          </table:table-cell>
          <table:table-cell office:value-type="float" office:value="100">
            <text:p>100</text:p>
          </table:table-cell>
          <table:table-cell office:value-type="string">
            <text:p>kulebyaka</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3 _ Russian'.A13]" office:value-type="string" office:string-value="Shchi">
            <text:p>Shchi</text:p>
          </table:table-cell>
          <table:table-cell office:value-type="string">
            <text:p>Russian</text:p>
          </table:table-cell>
          <table:table-cell table:formula="oooc:=&quot;{ &quot;&amp;IF(['3 _ Russian'.B13]&gt;0;&quot;'&quot;&amp;['3 _ Russian'.B2]&amp;&quot;':&quot;&amp;['3 _ Russian'.B13]&amp;&quot;, &quot;;&quot;&quot;)&amp;IF(['3 _ Russian'.C13]&gt;0;&quot;'&quot;&amp;['3 _ Russian'.C2]&amp;&quot;':&quot;&amp;['3 _ Russian'.C13]&amp;&quot;, &quot;;&quot;&quot;)&amp;IF(['3 _ Russian'.D13]&gt;0;&quot;'&quot;&amp;['3 _ Russian'.D2]&amp;&quot;':&quot;&amp;['3 _ Russian'.D13]&amp;&quot;, &quot;;&quot;&quot;)&amp;IF(['3 _ Russian'.E13]&gt;0;&quot;'&quot;&amp;['3 _ Russian'.E2]&amp;&quot;':&quot;&amp;['3 _ Russian'.E13]&amp;&quot;, &quot;;&quot;&quot;)&amp;IF(['3 _ Russian'.F13]&gt;0;&quot;'&quot;&amp;['3 _ Russian'.F2]&amp;&quot;':&quot;&amp;['3 _ Russian'.F13]&amp;&quot;, &quot;;&quot;&quot;)&amp;IF(['3 _ Russian'.G13]&gt;0;&quot;'&quot;&amp;['3 _ Russian'.G2]&amp;&quot;':&quot;&amp;['3 _ Russian'.G13]&amp;&quot;, &quot;;&quot;&quot;)&amp;&quot; }&quot;" office:value-type="string" office:string-value="{ 'pork':6, 'cabbage':8, 'potato':5, 'onion':5,  }">
            <text:p>{ 'pork':6, 'cabbage':8, 'potato':5, 'onion':5, <text:s/>}</text:p>
          </table:table-cell>
          <table:table-cell office:value-type="float" office:value="100">
            <text:p>100</text:p>
          </table:table-cell>
          <table:table-cell office:value-type="string">
            <text:p>shchi</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3 _ Russian'.A14]" office:value-type="string" office:string-value="Mushroom Soup">
            <text:p>Mushroom Soup</text:p>
          </table:table-cell>
          <table:table-cell office:value-type="string">
            <text:p>Russian</text:p>
          </table:table-cell>
          <table:table-cell table:formula="oooc:=&quot;{ &quot;&amp;IF(['3 _ Russian'.B14]&gt;0;&quot;'&quot;&amp;['3 _ Russian'.B2]&amp;&quot;':&quot;&amp;['3 _ Russian'.B14]&amp;&quot;, &quot;;&quot;&quot;)&amp;IF(['3 _ Russian'.C14]&gt;0;&quot;'&quot;&amp;['3 _ Russian'.C2]&amp;&quot;':&quot;&amp;['3 _ Russian'.C14]&amp;&quot;, &quot;;&quot;&quot;)&amp;IF(['3 _ Russian'.D14]&gt;0;&quot;'&quot;&amp;['3 _ Russian'.D2]&amp;&quot;':&quot;&amp;['3 _ Russian'.D14]&amp;&quot;, &quot;;&quot;&quot;)&amp;IF(['3 _ Russian'.E14]&gt;0;&quot;'&quot;&amp;['3 _ Russian'.E2]&amp;&quot;':&quot;&amp;['3 _ Russian'.E14]&amp;&quot;, &quot;;&quot;&quot;)&amp;IF(['3 _ Russian'.F14]&gt;0;&quot;'&quot;&amp;['3 _ Russian'.F2]&amp;&quot;':&quot;&amp;['3 _ Russian'.F14]&amp;&quot;, &quot;;&quot;&quot;)&amp;IF(['3 _ Russian'.G14]&gt;0;&quot;'&quot;&amp;['3 _ Russian'.G2]&amp;&quot;':&quot;&amp;['3 _ Russian'.G14]&amp;&quot;, &quot;;&quot;&quot;)&amp;&quot; }&quot;" office:value-type="string" office:string-value="{ 'mushroom':7, 'cabbage':6, 'potato':6, 'onion':5,  }">
            <text:p>{ 'mushroom':7, 'cabbage':6, 'potato':6, 'onion':5, <text:s/>}</text:p>
          </table:table-cell>
          <table:table-cell office:value-type="float" office:value="100">
            <text:p>100</text:p>
          </table:table-cell>
          <table:table-cell office:value-type="string">
            <text:p>mushroom-soup</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4 _ Japanese'.A3]" office:value-type="string" office:string-value="Nigiri Zushi">
            <text:p>Nigiri Zushi</text:p>
          </table:table-cell>
          <table:table-cell office:value-type="string">
            <text:p>Japanese</text:p>
          </table:table-cell>
          <table:table-cell table:formula="oooc:=&quot;{ &quot;&amp;IF(['4 _ Japanese'.B3]&gt;0;&quot;'&quot;&amp;['4 _ Japanese'.B2]&amp;&quot;':&quot;&amp;['4 _ Japanese'.B3]&amp;&quot;, &quot;;&quot;&quot;)&amp;IF(['4 _ Japanese'.C3]&gt;0;&quot;'&quot;&amp;['4 _ Japanese'.C2]&amp;&quot;':&quot;&amp;['4 _ Japanese'.C3]&amp;&quot;, &quot;;&quot;&quot;)&amp;IF(['4 _ Japanese'.D3]&gt;0;&quot;'&quot;&amp;['4 _ Japanese'.D2]&amp;&quot;':&quot;&amp;['4 _ Japanese'.D3]&amp;&quot;, &quot;;&quot;&quot;)&amp;IF(['4 _ Japanese'.E3]&gt;0;&quot;'&quot;&amp;['4 _ Japanese'.E2]&amp;&quot;':&quot;&amp;['4 _ Japanese'.E3]&amp;&quot;, &quot;;&quot;&quot;)&amp;IF(['4 _ Japanese'.F3]&gt;0;&quot;'&quot;&amp;['4 _ Japanese'.F2]&amp;&quot;':&quot;&amp;['4 _ Japanese'.F3]&amp;&quot;, &quot;;&quot;&quot;)&amp;IF(['4 _ Japanese'.G3]&gt;0;&quot;'&quot;&amp;['4 _ Japanese'.G2]&amp;&quot;':&quot;&amp;['4 _ Japanese'.G3]&amp;&quot;, &quot;;&quot;&quot;)&amp;&quot; }&quot;" office:value-type="string" office:string-value="{ 'salmon':6, 'rice':9,  }">
            <text:p>{ 'salmon':6, 'rice':9, <text:s/>}</text:p>
          </table:table-cell>
          <table:table-cell office:value-type="float" office:value="50">
            <text:p>50</text:p>
          </table:table-cell>
          <table:table-cell office:value-type="string">
            <text:p>nigirizushi</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4 _ Japanese'.A4]" office:value-type="string" office:string-value="Sashimi">
            <text:p>Sashimi</text:p>
          </table:table-cell>
          <table:table-cell office:value-type="string">
            <text:p>Japanese</text:p>
          </table:table-cell>
          <table:table-cell table:formula="oooc:=&quot;{ &quot;&amp;IF(['4 _ Japanese'.B4]&gt;0;&quot;'&quot;&amp;['4 _ Japanese'.B2]&amp;&quot;':&quot;&amp;['4 _ Japanese'.B4]&amp;&quot;, &quot;;&quot;&quot;)&amp;IF(['4 _ Japanese'.C4]&gt;0;&quot;'&quot;&amp;['4 _ Japanese'.C2]&amp;&quot;':&quot;&amp;['4 _ Japanese'.C4]&amp;&quot;, &quot;;&quot;&quot;)&amp;IF(['4 _ Japanese'.D4]&gt;0;&quot;'&quot;&amp;['4 _ Japanese'.D2]&amp;&quot;':&quot;&amp;['4 _ Japanese'.D4]&amp;&quot;, &quot;;&quot;&quot;)&amp;IF(['4 _ Japanese'.E4]&gt;0;&quot;'&quot;&amp;['4 _ Japanese'.E2]&amp;&quot;':&quot;&amp;['4 _ Japanese'.E4]&amp;&quot;, &quot;;&quot;&quot;)&amp;IF(['4 _ Japanese'.F4]&gt;0;&quot;'&quot;&amp;['4 _ Japanese'.F2]&amp;&quot;':&quot;&amp;['4 _ Japanese'.F4]&amp;&quot;, &quot;;&quot;&quot;)&amp;IF(['4 _ Japanese'.G4]&gt;0;&quot;'&quot;&amp;['4 _ Japanese'.G2]&amp;&quot;':&quot;&amp;['4 _ Japanese'.G4]&amp;&quot;, &quot;;&quot;&quot;)&amp;&quot; }&quot;" office:value-type="string" office:string-value="{ 'salmon':8, 'veggymix':7,  }">
            <text:p>{ 'salmon':8, 'veggymix':7, <text:s/>}</text:p>
          </table:table-cell>
          <table:table-cell office:value-type="float" office:value="50">
            <text:p>50</text:p>
          </table:table-cell>
          <table:table-cell office:value-type="string">
            <text:p>sashimi</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4 _ Japanese'.A5]" office:value-type="string" office:string-value="Seafood Tempura">
            <text:p>Seafood Tempura</text:p>
          </table:table-cell>
          <table:table-cell office:value-type="string">
            <text:p>Japanese</text:p>
          </table:table-cell>
          <table:table-cell table:formula="oooc:=&quot;{ &quot;&amp;IF(['4 _ Japanese'.B5]&gt;0;&quot;'&quot;&amp;['4 _ Japanese'.B2]&amp;&quot;':&quot;&amp;['4 _ Japanese'.B5]&amp;&quot;, &quot;;&quot;&quot;)&amp;IF(['4 _ Japanese'.C5]&gt;0;&quot;'&quot;&amp;['4 _ Japanese'.C2]&amp;&quot;':&quot;&amp;['4 _ Japanese'.C5]&amp;&quot;, &quot;;&quot;&quot;)&amp;IF(['4 _ Japanese'.D5]&gt;0;&quot;'&quot;&amp;['4 _ Japanese'.D2]&amp;&quot;':&quot;&amp;['4 _ Japanese'.D5]&amp;&quot;, &quot;;&quot;&quot;)&amp;IF(['4 _ Japanese'.E5]&gt;0;&quot;'&quot;&amp;['4 _ Japanese'.E2]&amp;&quot;':&quot;&amp;['4 _ Japanese'.E5]&amp;&quot;, &quot;;&quot;&quot;)&amp;IF(['4 _ Japanese'.F5]&gt;0;&quot;'&quot;&amp;['4 _ Japanese'.F2]&amp;&quot;':&quot;&amp;['4 _ Japanese'.F5]&amp;&quot;, &quot;;&quot;&quot;)&amp;IF(['4 _ Japanese'.G5]&gt;0;&quot;'&quot;&amp;['4 _ Japanese'.G2]&amp;&quot;':&quot;&amp;['4 _ Japanese'.G5]&amp;&quot;, &quot;;&quot;&quot;)&amp;&quot; }&quot;" office:value-type="string" office:string-value="{ 'shrimp':8, 'veggymix':7,  }">
            <text:p>{ 'shrimp':8, 'veggymix':7, <text:s/>}</text:p>
          </table:table-cell>
          <table:table-cell office:value-type="float" office:value="50">
            <text:p>50</text:p>
          </table:table-cell>
          <table:table-cell office:value-type="string">
            <text:p>seafood-tempura</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4 _ Japanese'.A6]" office:value-type="string" office:string-value="TofuDengaku">
            <text:p>TofuDengaku</text:p>
          </table:table-cell>
          <table:table-cell office:value-type="string">
            <text:p>Japanese</text:p>
          </table:table-cell>
          <table:table-cell table:formula="oooc:=&quot;{ &quot;&amp;IF(['4 _ Japanese'.B6]&gt;0;&quot;'&quot;&amp;['4 _ Japanese'.B2]&amp;&quot;':&quot;&amp;['4 _ Japanese'.B6]&amp;&quot;, &quot;;&quot;&quot;)&amp;IF(['4 _ Japanese'.C6]&gt;0;&quot;'&quot;&amp;['4 _ Japanese'.C2]&amp;&quot;':&quot;&amp;['4 _ Japanese'.C6]&amp;&quot;, &quot;;&quot;&quot;)&amp;IF(['4 _ Japanese'.D6]&gt;0;&quot;'&quot;&amp;['4 _ Japanese'.D2]&amp;&quot;':&quot;&amp;['4 _ Japanese'.D6]&amp;&quot;, &quot;;&quot;&quot;)&amp;IF(['4 _ Japanese'.E6]&gt;0;&quot;'&quot;&amp;['4 _ Japanese'.E2]&amp;&quot;':&quot;&amp;['4 _ Japanese'.E6]&amp;&quot;, &quot;;&quot;&quot;)&amp;IF(['4 _ Japanese'.F6]&gt;0;&quot;'&quot;&amp;['4 _ Japanese'.F2]&amp;&quot;':&quot;&amp;['4 _ Japanese'.F6]&amp;&quot;, &quot;;&quot;&quot;)&amp;IF(['4 _ Japanese'.G6]&gt;0;&quot;'&quot;&amp;['4 _ Japanese'.G2]&amp;&quot;':&quot;&amp;['4 _ Japanese'.G6]&amp;&quot;, &quot;;&quot;&quot;)&amp;&quot; }&quot;" office:value-type="string" office:string-value="{ 'tofu':9, 'seaweed':6,  }">
            <text:p>{ 'tofu':9, 'seaweed':6, <text:s/>}</text:p>
          </table:table-cell>
          <table:table-cell office:value-type="float" office:value="50">
            <text:p>50</text:p>
          </table:table-cell>
          <table:table-cell office:value-type="string">
            <text:p>tofudengaku</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4 _ Japanese'.A7]" office:value-type="string" office:string-value="Tempura">
            <text:p>Tempura</text:p>
          </table:table-cell>
          <table:table-cell office:value-type="string">
            <text:p>Japanese</text:p>
          </table:table-cell>
          <table:table-cell table:formula="oooc:=&quot;{ &quot;&amp;IF(['4 _ Japanese'.B7]&gt;0;&quot;'&quot;&amp;['4 _ Japanese'.B2]&amp;&quot;':&quot;&amp;['4 _ Japanese'.B7]&amp;&quot;, &quot;;&quot;&quot;)&amp;IF(['4 _ Japanese'.C7]&gt;0;&quot;'&quot;&amp;['4 _ Japanese'.C2]&amp;&quot;':&quot;&amp;['4 _ Japanese'.C7]&amp;&quot;, &quot;;&quot;&quot;)&amp;IF(['4 _ Japanese'.D7]&gt;0;&quot;'&quot;&amp;['4 _ Japanese'.D2]&amp;&quot;':&quot;&amp;['4 _ Japanese'.D7]&amp;&quot;, &quot;;&quot;&quot;)&amp;IF(['4 _ Japanese'.E7]&gt;0;&quot;'&quot;&amp;['4 _ Japanese'.E2]&amp;&quot;':&quot;&amp;['4 _ Japanese'.E7]&amp;&quot;, &quot;;&quot;&quot;)&amp;IF(['4 _ Japanese'.F7]&gt;0;&quot;'&quot;&amp;['4 _ Japanese'.F2]&amp;&quot;':&quot;&amp;['4 _ Japanese'.F7]&amp;&quot;, &quot;;&quot;&quot;)&amp;IF(['4 _ Japanese'.G7]&gt;0;&quot;'&quot;&amp;['4 _ Japanese'.G2]&amp;&quot;':&quot;&amp;['4 _ Japanese'.G7]&amp;&quot;, &quot;;&quot;&quot;)&amp;&quot; }&quot;" office:value-type="string" office:string-value="{ 'salmon':6, 'shrimp':8, 'veggymix':6,  }">
            <text:p>{ 'salmon':6, 'shrimp':8, 'veggymix':6, <text:s/>}</text:p>
          </table:table-cell>
          <table:table-cell office:value-type="float" office:value="75">
            <text:p>75</text:p>
          </table:table-cell>
          <table:table-cell office:value-type="string">
            <text:p>tempura</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4 _ Japanese'.A8]" office:value-type="string" office:string-value="Koyungohan">
            <text:p>Koyungohan</text:p>
          </table:table-cell>
          <table:table-cell office:value-type="string">
            <text:p>Japanese</text:p>
          </table:table-cell>
          <table:table-cell table:formula="oooc:=&quot;{ &quot;&amp;IF(['4 _ Japanese'.B8]&gt;0;&quot;'&quot;&amp;['4 _ Japanese'.B2]&amp;&quot;':&quot;&amp;['4 _ Japanese'.B8]&amp;&quot;, &quot;;&quot;&quot;)&amp;IF(['4 _ Japanese'.C8]&gt;0;&quot;'&quot;&amp;['4 _ Japanese'.C2]&amp;&quot;':&quot;&amp;['4 _ Japanese'.C8]&amp;&quot;, &quot;;&quot;&quot;)&amp;IF(['4 _ Japanese'.D8]&gt;0;&quot;'&quot;&amp;['4 _ Japanese'.D2]&amp;&quot;':&quot;&amp;['4 _ Japanese'.D8]&amp;&quot;, &quot;;&quot;&quot;)&amp;IF(['4 _ Japanese'.E8]&gt;0;&quot;'&quot;&amp;['4 _ Japanese'.E2]&amp;&quot;':&quot;&amp;['4 _ Japanese'.E8]&amp;&quot;, &quot;;&quot;&quot;)&amp;IF(['4 _ Japanese'.F8]&gt;0;&quot;'&quot;&amp;['4 _ Japanese'.F2]&amp;&quot;':&quot;&amp;['4 _ Japanese'.F8]&amp;&quot;, &quot;;&quot;&quot;)&amp;IF(['4 _ Japanese'.G8]&gt;0;&quot;'&quot;&amp;['4 _ Japanese'.G2]&amp;&quot;':&quot;&amp;['4 _ Japanese'.G8]&amp;&quot;, &quot;;&quot;&quot;)&amp;&quot; }&quot;" office:value-type="string" office:string-value="{ 'salmon':6, 'rice':8, 'tofu':6,  }">
            <text:p>{ 'salmon':6, 'rice':8, 'tofu':6, <text:s/>}</text:p>
          </table:table-cell>
          <table:table-cell office:value-type="float" office:value="75">
            <text:p>75</text:p>
          </table:table-cell>
          <table:table-cell office:value-type="string">
            <text:p>koyungoha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4 _ Japanese'.A9]" office:value-type="string" office:string-value="Ochazuke">
            <text:p>Ochazuke</text:p>
          </table:table-cell>
          <table:table-cell office:value-type="string">
            <text:p>Japanese</text:p>
          </table:table-cell>
          <table:table-cell table:formula="oooc:=&quot;{ &quot;&amp;IF(['4 _ Japanese'.B9]&gt;0;&quot;'&quot;&amp;['4 _ Japanese'.B2]&amp;&quot;':&quot;&amp;['4 _ Japanese'.B9]&amp;&quot;, &quot;;&quot;&quot;)&amp;IF(['4 _ Japanese'.C9]&gt;0;&quot;'&quot;&amp;['4 _ Japanese'.C2]&amp;&quot;':&quot;&amp;['4 _ Japanese'.C9]&amp;&quot;, &quot;;&quot;&quot;)&amp;IF(['4 _ Japanese'.D9]&gt;0;&quot;'&quot;&amp;['4 _ Japanese'.D2]&amp;&quot;':&quot;&amp;['4 _ Japanese'.D9]&amp;&quot;, &quot;;&quot;&quot;)&amp;IF(['4 _ Japanese'.E9]&gt;0;&quot;'&quot;&amp;['4 _ Japanese'.E2]&amp;&quot;':&quot;&amp;['4 _ Japanese'.E9]&amp;&quot;, &quot;;&quot;&quot;)&amp;IF(['4 _ Japanese'.F9]&gt;0;&quot;'&quot;&amp;['4 _ Japanese'.F2]&amp;&quot;':&quot;&amp;['4 _ Japanese'.F9]&amp;&quot;, &quot;;&quot;&quot;)&amp;IF(['4 _ Japanese'.G9]&gt;0;&quot;'&quot;&amp;['4 _ Japanese'.G2]&amp;&quot;':&quot;&amp;['4 _ Japanese'.G9]&amp;&quot;, &quot;;&quot;&quot;)&amp;&quot; }&quot;" office:value-type="string" office:string-value="{ 'salmon':8, 'rice':7, 'seaweed':5,  }">
            <text:p>{ 'salmon':8, 'rice':7, 'seaweed':5, <text:s/>}</text:p>
          </table:table-cell>
          <table:table-cell office:value-type="float" office:value="75">
            <text:p>75</text:p>
          </table:table-cell>
          <table:table-cell office:value-type="string">
            <text:p>ochazuke</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4 _ Japanese'.A10]" office:value-type="string" office:string-value="Tempura Shrimp Roll">
            <text:p>Tempura Shrimp Roll</text:p>
          </table:table-cell>
          <table:table-cell office:value-type="string">
            <text:p>Japanese</text:p>
          </table:table-cell>
          <table:table-cell table:formula="oooc:=&quot;{ &quot;&amp;IF(['4 _ Japanese'.B10]&gt;0;&quot;'&quot;&amp;['4 _ Japanese'.B2]&amp;&quot;':&quot;&amp;['4 _ Japanese'.B10]&amp;&quot;, &quot;;&quot;&quot;)&amp;IF(['4 _ Japanese'.C10]&gt;0;&quot;'&quot;&amp;['4 _ Japanese'.C2]&amp;&quot;':&quot;&amp;['4 _ Japanese'.C10]&amp;&quot;, &quot;;&quot;&quot;)&amp;IF(['4 _ Japanese'.D10]&gt;0;&quot;'&quot;&amp;['4 _ Japanese'.D2]&amp;&quot;':&quot;&amp;['4 _ Japanese'.D10]&amp;&quot;, &quot;;&quot;&quot;)&amp;IF(['4 _ Japanese'.E10]&gt;0;&quot;'&quot;&amp;['4 _ Japanese'.E2]&amp;&quot;':&quot;&amp;['4 _ Japanese'.E10]&amp;&quot;, &quot;;&quot;&quot;)&amp;IF(['4 _ Japanese'.F10]&gt;0;&quot;'&quot;&amp;['4 _ Japanese'.F2]&amp;&quot;':&quot;&amp;['4 _ Japanese'.F10]&amp;&quot;, &quot;;&quot;&quot;)&amp;IF(['4 _ Japanese'.G10]&gt;0;&quot;'&quot;&amp;['4 _ Japanese'.G2]&amp;&quot;':&quot;&amp;['4 _ Japanese'.G10]&amp;&quot;, &quot;;&quot;&quot;)&amp;&quot; }&quot;" office:value-type="string" office:string-value="{ 'shrimp':7, 'rice':7, 'seaweed':6,  }">
            <text:p>{ 'shrimp':7, 'rice':7, 'seaweed':6, <text:s/>}</text:p>
          </table:table-cell>
          <table:table-cell office:value-type="float" office:value="75">
            <text:p>75</text:p>
          </table:table-cell>
          <table:table-cell office:value-type="string">
            <text:p>tempura-shrimp-roll</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4 _ Japanese'.A11]" office:value-type="string" office:string-value="Onigiri">
            <text:p>Onigiri</text:p>
          </table:table-cell>
          <table:table-cell office:value-type="string">
            <text:p>Japanese</text:p>
          </table:table-cell>
          <table:table-cell table:formula="oooc:=&quot;{ &quot;&amp;IF(['4 _ Japanese'.B11]&gt;0;&quot;'&quot;&amp;['4 _ Japanese'.B2]&amp;&quot;':&quot;&amp;['4 _ Japanese'.B11]&amp;&quot;, &quot;;&quot;&quot;)&amp;IF(['4 _ Japanese'.C11]&gt;0;&quot;'&quot;&amp;['4 _ Japanese'.C2]&amp;&quot;':&quot;&amp;['4 _ Japanese'.C11]&amp;&quot;, &quot;;&quot;&quot;)&amp;IF(['4 _ Japanese'.D11]&gt;0;&quot;'&quot;&amp;['4 _ Japanese'.D2]&amp;&quot;':&quot;&amp;['4 _ Japanese'.D11]&amp;&quot;, &quot;;&quot;&quot;)&amp;IF(['4 _ Japanese'.E11]&gt;0;&quot;'&quot;&amp;['4 _ Japanese'.E2]&amp;&quot;':&quot;&amp;['4 _ Japanese'.E11]&amp;&quot;, &quot;;&quot;&quot;)&amp;IF(['4 _ Japanese'.F11]&gt;0;&quot;'&quot;&amp;['4 _ Japanese'.F2]&amp;&quot;':&quot;&amp;['4 _ Japanese'.F11]&amp;&quot;, &quot;;&quot;&quot;)&amp;IF(['4 _ Japanese'.G11]&gt;0;&quot;'&quot;&amp;['4 _ Japanese'.G2]&amp;&quot;':&quot;&amp;['4 _ Japanese'.G11]&amp;&quot;, &quot;;&quot;&quot;)&amp;&quot; }&quot;" office:value-type="string" office:string-value="{ 'rice':7, 'tofu':6, 'seaweed':7,  }">
            <text:p>{ 'rice':7, 'tofu':6, 'seaweed':7, <text:s/>}</text:p>
          </table:table-cell>
          <table:table-cell office:value-type="float" office:value="75">
            <text:p>75</text:p>
          </table:table-cell>
          <table:table-cell office:value-type="string">
            <text:p>onigiri</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4 _ Japanese'.A12]" office:value-type="string" office:string-value="Osechi">
            <text:p>Osechi</text:p>
          </table:table-cell>
          <table:table-cell office:value-type="string">
            <text:p>Japanese</text:p>
          </table:table-cell>
          <table:table-cell table:formula="oooc:=&quot;{ &quot;&amp;IF(['4 _ Japanese'.B12]&gt;0;&quot;'&quot;&amp;['4 _ Japanese'.B2]&amp;&quot;':&quot;&amp;['4 _ Japanese'.B12]&amp;&quot;, &quot;;&quot;&quot;)&amp;IF(['4 _ Japanese'.C12]&gt;0;&quot;'&quot;&amp;['4 _ Japanese'.C2]&amp;&quot;':&quot;&amp;['4 _ Japanese'.C12]&amp;&quot;, &quot;;&quot;&quot;)&amp;IF(['4 _ Japanese'.D12]&gt;0;&quot;'&quot;&amp;['4 _ Japanese'.D2]&amp;&quot;':&quot;&amp;['4 _ Japanese'.D12]&amp;&quot;, &quot;;&quot;&quot;)&amp;IF(['4 _ Japanese'.E12]&gt;0;&quot;'&quot;&amp;['4 _ Japanese'.E2]&amp;&quot;':&quot;&amp;['4 _ Japanese'.E12]&amp;&quot;, &quot;;&quot;&quot;)&amp;IF(['4 _ Japanese'.F12]&gt;0;&quot;'&quot;&amp;['4 _ Japanese'.F2]&amp;&quot;':&quot;&amp;['4 _ Japanese'.F12]&amp;&quot;, &quot;;&quot;&quot;)&amp;IF(['4 _ Japanese'.G12]&gt;0;&quot;'&quot;&amp;['4 _ Japanese'.G2]&amp;&quot;':&quot;&amp;['4 _ Japanese'.G12]&amp;&quot;, &quot;;&quot;&quot;)&amp;&quot; }&quot;" office:value-type="string" office:string-value="{ 'salmon':6, 'shrimp':6, 'rice':7, 'seaweed':6,  }">
            <text:p>{ 'salmon':6, 'shrimp':6, 'rice':7, 'seaweed':6, <text:s/>}</text:p>
          </table:table-cell>
          <table:table-cell office:value-type="float" office:value="100">
            <text:p>100</text:p>
          </table:table-cell>
          <table:table-cell office:value-type="string">
            <text:p>osechi</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4 _ Japanese'.A13]" office:value-type="string" office:string-value="Yosenabe">
            <text:p>Yosenabe</text:p>
          </table:table-cell>
          <table:table-cell office:value-type="string">
            <text:p>Japanese</text:p>
          </table:table-cell>
          <table:table-cell table:formula="oooc:=&quot;{ &quot;&amp;IF(['4 _ Japanese'.B13]&gt;0;&quot;'&quot;&amp;['4 _ Japanese'.B2]&amp;&quot;':&quot;&amp;['4 _ Japanese'.B13]&amp;&quot;, &quot;;&quot;&quot;)&amp;IF(['4 _ Japanese'.C13]&gt;0;&quot;'&quot;&amp;['4 _ Japanese'.C2]&amp;&quot;':&quot;&amp;['4 _ Japanese'.C13]&amp;&quot;, &quot;;&quot;&quot;)&amp;IF(['4 _ Japanese'.D13]&gt;0;&quot;'&quot;&amp;['4 _ Japanese'.D2]&amp;&quot;':&quot;&amp;['4 _ Japanese'.D13]&amp;&quot;, &quot;;&quot;&quot;)&amp;IF(['4 _ Japanese'.E13]&gt;0;&quot;'&quot;&amp;['4 _ Japanese'.E2]&amp;&quot;':&quot;&amp;['4 _ Japanese'.E13]&amp;&quot;, &quot;;&quot;&quot;)&amp;IF(['4 _ Japanese'.F13]&gt;0;&quot;'&quot;&amp;['4 _ Japanese'.F2]&amp;&quot;':&quot;&amp;['4 _ Japanese'.F13]&amp;&quot;, &quot;;&quot;&quot;)&amp;IF(['4 _ Japanese'.G13]&gt;0;&quot;'&quot;&amp;['4 _ Japanese'.G2]&amp;&quot;':&quot;&amp;['4 _ Japanese'.G13]&amp;&quot;, &quot;;&quot;&quot;)&amp;&quot; }&quot;" office:value-type="string" office:string-value="{ 'salmon':7, 'shrimp':6, 'tofu':5, 'veggymix':7,  }">
            <text:p>{ 'salmon':7, 'shrimp':6, 'tofu':5, 'veggymix':7, <text:s/>}</text:p>
          </table:table-cell>
          <table:table-cell office:value-type="float" office:value="100">
            <text:p>100</text:p>
          </table:table-cell>
          <table:table-cell office:value-type="string">
            <text:p>yosenabe</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4 _ Japanese'.A14]" office:value-type="string" office:string-value="Temaki Zushi">
            <text:p>Temaki Zushi</text:p>
          </table:table-cell>
          <table:table-cell office:value-type="string">
            <text:p>Japanese</text:p>
          </table:table-cell>
          <table:table-cell table:formula="oooc:=&quot;{ &quot;&amp;IF(['4 _ Japanese'.B14]&gt;0;&quot;'&quot;&amp;['4 _ Japanese'.B2]&amp;&quot;':&quot;&amp;['4 _ Japanese'.B14]&amp;&quot;, &quot;;&quot;&quot;)&amp;IF(['4 _ Japanese'.C14]&gt;0;&quot;'&quot;&amp;['4 _ Japanese'.C2]&amp;&quot;':&quot;&amp;['4 _ Japanese'.C14]&amp;&quot;, &quot;;&quot;&quot;)&amp;IF(['4 _ Japanese'.D14]&gt;0;&quot;'&quot;&amp;['4 _ Japanese'.D2]&amp;&quot;':&quot;&amp;['4 _ Japanese'.D14]&amp;&quot;, &quot;;&quot;&quot;)&amp;IF(['4 _ Japanese'.E14]&gt;0;&quot;'&quot;&amp;['4 _ Japanese'.E2]&amp;&quot;':&quot;&amp;['4 _ Japanese'.E14]&amp;&quot;, &quot;;&quot;&quot;)&amp;IF(['4 _ Japanese'.F14]&gt;0;&quot;'&quot;&amp;['4 _ Japanese'.F2]&amp;&quot;':&quot;&amp;['4 _ Japanese'.F14]&amp;&quot;, &quot;;&quot;&quot;)&amp;IF(['4 _ Japanese'.G14]&gt;0;&quot;'&quot;&amp;['4 _ Japanese'.G2]&amp;&quot;':&quot;&amp;['4 _ Japanese'.G14]&amp;&quot;, &quot;;&quot;&quot;)&amp;&quot; }&quot;" office:value-type="string" office:string-value="{ 'rice':8, 'tofu':5, 'veggymix':6, 'seaweed':6,  }">
            <text:p>{ 'rice':8, 'tofu':5, 'veggymix':6, 'seaweed':6, <text:s/>}</text:p>
          </table:table-cell>
          <table:table-cell office:value-type="float" office:value="100">
            <text:p>100</text:p>
          </table:table-cell>
          <table:table-cell office:value-type="string">
            <text:p>temakizushi</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5 _ Hawaiian'.A3]" office:value-type="string" office:string-value="Chicken Shrimp Soup">
            <text:p>Chicken Shrimp Soup</text:p>
          </table:table-cell>
          <table:table-cell office:value-type="string">
            <text:p>Hawaiian</text:p>
          </table:table-cell>
          <table:table-cell table:formula="oooc:=&quot;{ &quot;&amp;IF(['5 _ Hawaiian'.B3]&gt;0;&quot;'&quot;&amp;['5 _ Hawaiian'.B2]&amp;&quot;':&quot;&amp;['5 _ Hawaiian'.B3]&amp;&quot;, &quot;;&quot;&quot;)&amp;IF(['5 _ Hawaiian'.C3]&gt;0;&quot;'&quot;&amp;['5 _ Hawaiian'.C2]&amp;&quot;':&quot;&amp;['5 _ Hawaiian'.C3]&amp;&quot;, &quot;;&quot;&quot;)&amp;IF(['5 _ Hawaiian'.D3]&gt;0;&quot;'&quot;&amp;['5 _ Hawaiian'.D2]&amp;&quot;':&quot;&amp;['5 _ Hawaiian'.D3]&amp;&quot;, &quot;;&quot;&quot;)&amp;IF(['5 _ Hawaiian'.E3]&gt;0;&quot;'&quot;&amp;['5 _ Hawaiian'.E2]&amp;&quot;':&quot;&amp;['5 _ Hawaiian'.E3]&amp;&quot;, &quot;;&quot;&quot;)&amp;IF(['5 _ Hawaiian'.F3]&gt;0;&quot;'&quot;&amp;['5 _ Hawaiian'.F2]&amp;&quot;':&quot;&amp;['5 _ Hawaiian'.F3]&amp;&quot;, &quot;;&quot;&quot;)&amp;IF(['5 _ Hawaiian'.G3]&gt;0;&quot;'&quot;&amp;['5 _ Hawaiian'.G2]&amp;&quot;':&quot;&amp;['5 _ Hawaiian'.G3]&amp;&quot;, &quot;;&quot;&quot;)&amp;&quot; }&quot;" office:value-type="string" office:string-value="{ 'shrimp':7, 'meat':8,  }">
            <text:p>{ 'shrimp':7, 'meat':8, <text:s/>}</text:p>
          </table:table-cell>
          <table:table-cell office:value-type="float" office:value="50">
            <text:p>50</text:p>
          </table:table-cell>
          <table:table-cell office:value-type="string">
            <text:p>chicken-shrimp-soup</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5 _ Hawaiian'.A4]" office:value-type="string" office:string-value="Spicy Shrimps">
            <text:p>Spicy Shrimps</text:p>
          </table:table-cell>
          <table:table-cell office:value-type="string">
            <text:p>Hawaiian</text:p>
          </table:table-cell>
          <table:table-cell table:formula="oooc:=&quot;{ &quot;&amp;IF(['5 _ Hawaiian'.B4]&gt;0;&quot;'&quot;&amp;['5 _ Hawaiian'.B2]&amp;&quot;':&quot;&amp;['5 _ Hawaiian'.B4]&amp;&quot;, &quot;;&quot;&quot;)&amp;IF(['5 _ Hawaiian'.C4]&gt;0;&quot;'&quot;&amp;['5 _ Hawaiian'.C2]&amp;&quot;':&quot;&amp;['5 _ Hawaiian'.C4]&amp;&quot;, &quot;;&quot;&quot;)&amp;IF(['5 _ Hawaiian'.D4]&gt;0;&quot;'&quot;&amp;['5 _ Hawaiian'.D2]&amp;&quot;':&quot;&amp;['5 _ Hawaiian'.D4]&amp;&quot;, &quot;;&quot;&quot;)&amp;IF(['5 _ Hawaiian'.E4]&gt;0;&quot;'&quot;&amp;['5 _ Hawaiian'.E2]&amp;&quot;':&quot;&amp;['5 _ Hawaiian'.E4]&amp;&quot;, &quot;;&quot;&quot;)&amp;IF(['5 _ Hawaiian'.F4]&gt;0;&quot;'&quot;&amp;['5 _ Hawaiian'.F2]&amp;&quot;':&quot;&amp;['5 _ Hawaiian'.F4]&amp;&quot;, &quot;;&quot;&quot;)&amp;IF(['5 _ Hawaiian'.G4]&gt;0;&quot;'&quot;&amp;['5 _ Hawaiian'.G2]&amp;&quot;':&quot;&amp;['5 _ Hawaiian'.G4]&amp;&quot;, &quot;;&quot;&quot;)&amp;&quot; }&quot;" office:value-type="string" office:string-value="{ 'shrimp':8, 'chili-pepper':7,  }">
            <text:p>{ 'shrimp':8, 'chili-pepper':7, <text:s/>}</text:p>
          </table:table-cell>
          <table:table-cell office:value-type="float" office:value="50">
            <text:p>50</text:p>
          </table:table-cell>
          <table:table-cell office:value-type="string">
            <text:p>spicy-shrimps</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5 _ Hawaiian'.A5]" office:value-type="string" office:string-value="Hulihuli Chicken">
            <text:p>Hulihuli Chicken</text:p>
          </table:table-cell>
          <table:table-cell office:value-type="string">
            <text:p>Hawaiian</text:p>
          </table:table-cell>
          <table:table-cell table:formula="oooc:=&quot;{ &quot;&amp;IF(['5 _ Hawaiian'.B5]&gt;0;&quot;'&quot;&amp;['5 _ Hawaiian'.B2]&amp;&quot;':&quot;&amp;['5 _ Hawaiian'.B5]&amp;&quot;, &quot;;&quot;&quot;)&amp;IF(['5 _ Hawaiian'.C5]&gt;0;&quot;'&quot;&amp;['5 _ Hawaiian'.C2]&amp;&quot;':&quot;&amp;['5 _ Hawaiian'.C5]&amp;&quot;, &quot;;&quot;&quot;)&amp;IF(['5 _ Hawaiian'.D5]&gt;0;&quot;'&quot;&amp;['5 _ Hawaiian'.D2]&amp;&quot;':&quot;&amp;['5 _ Hawaiian'.D5]&amp;&quot;, &quot;;&quot;&quot;)&amp;IF(['5 _ Hawaiian'.E5]&gt;0;&quot;'&quot;&amp;['5 _ Hawaiian'.E2]&amp;&quot;':&quot;&amp;['5 _ Hawaiian'.E5]&amp;&quot;, &quot;;&quot;&quot;)&amp;IF(['5 _ Hawaiian'.F5]&gt;0;&quot;'&quot;&amp;['5 _ Hawaiian'.F2]&amp;&quot;':&quot;&amp;['5 _ Hawaiian'.F5]&amp;&quot;, &quot;;&quot;&quot;)&amp;IF(['5 _ Hawaiian'.G5]&gt;0;&quot;'&quot;&amp;['5 _ Hawaiian'.G2]&amp;&quot;':&quot;&amp;['5 _ Hawaiian'.G5]&amp;&quot;, &quot;;&quot;&quot;)&amp;&quot; }&quot;" office:value-type="string" office:string-value="{ 'meat':8, 'shoyu':7,  }">
            <text:p>{ 'meat':8, 'shoyu':7, <text:s/>}</text:p>
          </table:table-cell>
          <table:table-cell office:value-type="float" office:value="50">
            <text:p>50</text:p>
          </table:table-cell>
          <table:table-cell office:value-type="string">
            <text:p>hulihuli-chicken</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5 _ Hawaiian'.A6]" office:value-type="string" office:string-value="Mango Mui">
            <text:p>Mango Mui</text:p>
          </table:table-cell>
          <table:table-cell office:value-type="string">
            <text:p>Hawaiian</text:p>
          </table:table-cell>
          <table:table-cell table:formula="oooc:=&quot;{ &quot;&amp;IF(['5 _ Hawaiian'.B6]&gt;0;&quot;'&quot;&amp;['5 _ Hawaiian'.B2]&amp;&quot;':&quot;&amp;['5 _ Hawaiian'.B6]&amp;&quot;, &quot;;&quot;&quot;)&amp;IF(['5 _ Hawaiian'.C6]&gt;0;&quot;'&quot;&amp;['5 _ Hawaiian'.C2]&amp;&quot;':&quot;&amp;['5 _ Hawaiian'.C6]&amp;&quot;, &quot;;&quot;&quot;)&amp;IF(['5 _ Hawaiian'.D6]&gt;0;&quot;'&quot;&amp;['5 _ Hawaiian'.D2]&amp;&quot;':&quot;&amp;['5 _ Hawaiian'.D6]&amp;&quot;, &quot;;&quot;&quot;)&amp;IF(['5 _ Hawaiian'.E6]&gt;0;&quot;'&quot;&amp;['5 _ Hawaiian'.E2]&amp;&quot;':&quot;&amp;['5 _ Hawaiian'.E6]&amp;&quot;, &quot;;&quot;&quot;)&amp;IF(['5 _ Hawaiian'.F6]&gt;0;&quot;'&quot;&amp;['5 _ Hawaiian'.F2]&amp;&quot;':&quot;&amp;['5 _ Hawaiian'.F6]&amp;&quot;, &quot;;&quot;&quot;)&amp;IF(['5 _ Hawaiian'.G6]&gt;0;&quot;'&quot;&amp;['5 _ Hawaiian'.G2]&amp;&quot;':&quot;&amp;['5 _ Hawaiian'.G6]&amp;&quot;, &quot;;&quot;&quot;)&amp;&quot; }&quot;" office:value-type="string" office:string-value="{ 'lime':6, 'mango':9,  }">
            <text:p>{ 'lime':6, 'mango':9, <text:s/>}</text:p>
          </table:table-cell>
          <table:table-cell office:value-type="float" office:value="50">
            <text:p>50</text:p>
          </table:table-cell>
          <table:table-cell office:value-type="string">
            <text:p>mango-mui</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5 _ Hawaiian'.A7]" office:value-type="string" office:string-value="Wonton">
            <text:p>Wonton</text:p>
          </table:table-cell>
          <table:table-cell office:value-type="string">
            <text:p>Hawaiian</text:p>
          </table:table-cell>
          <table:table-cell table:formula="oooc:=&quot;{ &quot;&amp;IF(['5 _ Hawaiian'.B7]&gt;0;&quot;'&quot;&amp;['5 _ Hawaiian'.B2]&amp;&quot;':&quot;&amp;['5 _ Hawaiian'.B7]&amp;&quot;, &quot;;&quot;&quot;)&amp;IF(['5 _ Hawaiian'.C7]&gt;0;&quot;'&quot;&amp;['5 _ Hawaiian'.C2]&amp;&quot;':&quot;&amp;['5 _ Hawaiian'.C7]&amp;&quot;, &quot;;&quot;&quot;)&amp;IF(['5 _ Hawaiian'.D7]&gt;0;&quot;'&quot;&amp;['5 _ Hawaiian'.D2]&amp;&quot;':&quot;&amp;['5 _ Hawaiian'.D7]&amp;&quot;, &quot;;&quot;&quot;)&amp;IF(['5 _ Hawaiian'.E7]&gt;0;&quot;'&quot;&amp;['5 _ Hawaiian'.E2]&amp;&quot;':&quot;&amp;['5 _ Hawaiian'.E7]&amp;&quot;, &quot;;&quot;&quot;)&amp;IF(['5 _ Hawaiian'.F7]&gt;0;&quot;'&quot;&amp;['5 _ Hawaiian'.F2]&amp;&quot;':&quot;&amp;['5 _ Hawaiian'.F7]&amp;&quot;, &quot;;&quot;&quot;)&amp;IF(['5 _ Hawaiian'.G7]&gt;0;&quot;'&quot;&amp;['5 _ Hawaiian'.G2]&amp;&quot;':&quot;&amp;['5 _ Hawaiian'.G7]&amp;&quot;, &quot;;&quot;&quot;)&amp;&quot; }&quot;" office:value-type="string" office:string-value="{ 'shrimp':7, 'meat':8, 'shoyu':6,  }">
            <text:p>{ 'shrimp':7, 'meat':8, 'shoyu':6, <text:s/>}</text:p>
          </table:table-cell>
          <table:table-cell office:value-type="float" office:value="75">
            <text:p>75</text:p>
          </table:table-cell>
          <table:table-cell office:value-type="string">
            <text:p>wonton</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5 _ Hawaiian'.A8]" office:value-type="string" office:string-value="Shrimp Canton">
            <text:p>Shrimp Canton</text:p>
          </table:table-cell>
          <table:table-cell office:value-type="string">
            <text:p>Hawaiian</text:p>
          </table:table-cell>
          <table:table-cell table:formula="oooc:=&quot;{ &quot;&amp;IF(['5 _ Hawaiian'.B8]&gt;0;&quot;'&quot;&amp;['5 _ Hawaiian'.B2]&amp;&quot;':&quot;&amp;['5 _ Hawaiian'.B8]&amp;&quot;, &quot;;&quot;&quot;)&amp;IF(['5 _ Hawaiian'.C8]&gt;0;&quot;'&quot;&amp;['5 _ Hawaiian'.C2]&amp;&quot;':&quot;&amp;['5 _ Hawaiian'.C8]&amp;&quot;, &quot;;&quot;&quot;)&amp;IF(['5 _ Hawaiian'.D8]&gt;0;&quot;'&quot;&amp;['5 _ Hawaiian'.D2]&amp;&quot;':&quot;&amp;['5 _ Hawaiian'.D8]&amp;&quot;, &quot;;&quot;&quot;)&amp;IF(['5 _ Hawaiian'.E8]&gt;0;&quot;'&quot;&amp;['5 _ Hawaiian'.E2]&amp;&quot;':&quot;&amp;['5 _ Hawaiian'.E8]&amp;&quot;, &quot;;&quot;&quot;)&amp;IF(['5 _ Hawaiian'.F8]&gt;0;&quot;'&quot;&amp;['5 _ Hawaiian'.F2]&amp;&quot;':&quot;&amp;['5 _ Hawaiian'.F8]&amp;&quot;, &quot;;&quot;&quot;)&amp;IF(['5 _ Hawaiian'.G8]&gt;0;&quot;'&quot;&amp;['5 _ Hawaiian'.G2]&amp;&quot;':&quot;&amp;['5 _ Hawaiian'.G8]&amp;&quot;, &quot;;&quot;&quot;)&amp;&quot; }&quot;" office:value-type="string" office:string-value="{ 'shrimp':8, 'mango':7, 'shoyu':6,  }">
            <text:p>{ 'shrimp':8, 'mango':7, 'shoyu':6, <text:s/>}</text:p>
          </table:table-cell>
          <table:table-cell office:value-type="float" office:value="75">
            <text:p>75</text:p>
          </table:table-cell>
          <table:table-cell office:value-type="string">
            <text:p>shrimp-canto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5 _ Hawaiian'.A9]" office:value-type="string" office:string-value="Lime Chicken">
            <text:p>Lime Chicken</text:p>
          </table:table-cell>
          <table:table-cell office:value-type="string">
            <text:p>Hawaiian</text:p>
          </table:table-cell>
          <table:table-cell table:formula="oooc:=&quot;{ &quot;&amp;IF(['5 _ Hawaiian'.B9]&gt;0;&quot;'&quot;&amp;['5 _ Hawaiian'.B2]&amp;&quot;':&quot;&amp;['5 _ Hawaiian'.B9]&amp;&quot;, &quot;;&quot;&quot;)&amp;IF(['5 _ Hawaiian'.C9]&gt;0;&quot;'&quot;&amp;['5 _ Hawaiian'.C2]&amp;&quot;':&quot;&amp;['5 _ Hawaiian'.C9]&amp;&quot;, &quot;;&quot;&quot;)&amp;IF(['5 _ Hawaiian'.D9]&gt;0;&quot;'&quot;&amp;['5 _ Hawaiian'.D2]&amp;&quot;':&quot;&amp;['5 _ Hawaiian'.D9]&amp;&quot;, &quot;;&quot;&quot;)&amp;IF(['5 _ Hawaiian'.E9]&gt;0;&quot;'&quot;&amp;['5 _ Hawaiian'.E2]&amp;&quot;':&quot;&amp;['5 _ Hawaiian'.E9]&amp;&quot;, &quot;;&quot;&quot;)&amp;IF(['5 _ Hawaiian'.F9]&gt;0;&quot;'&quot;&amp;['5 _ Hawaiian'.F2]&amp;&quot;':&quot;&amp;['5 _ Hawaiian'.F9]&amp;&quot;, &quot;;&quot;&quot;)&amp;IF(['5 _ Hawaiian'.G9]&gt;0;&quot;'&quot;&amp;['5 _ Hawaiian'.G2]&amp;&quot;':&quot;&amp;['5 _ Hawaiian'.G9]&amp;&quot;, &quot;;&quot;&quot;)&amp;&quot; }&quot;" office:value-type="string" office:string-value="{ 'meat':8, 'chili-pepper':6, 'lime':7,  }">
            <text:p>{ 'meat':8, 'chili-pepper':6, 'lime':7, <text:s/>}</text:p>
          </table:table-cell>
          <table:table-cell office:value-type="float" office:value="75">
            <text:p>75</text:p>
          </table:table-cell>
          <table:table-cell office:value-type="string">
            <text:p>lime-chicken</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5 _ Hawaiian'.A10]" office:value-type="string" office:string-value="Mango Salsa">
            <text:p>Mango Salsa</text:p>
          </table:table-cell>
          <table:table-cell office:value-type="string">
            <text:p>Hawaiian</text:p>
          </table:table-cell>
          <table:table-cell table:formula="oooc:=&quot;{ &quot;&amp;IF(['5 _ Hawaiian'.B10]&gt;0;&quot;'&quot;&amp;['5 _ Hawaiian'.B2]&amp;&quot;':&quot;&amp;['5 _ Hawaiian'.B10]&amp;&quot;, &quot;;&quot;&quot;)&amp;IF(['5 _ Hawaiian'.C10]&gt;0;&quot;'&quot;&amp;['5 _ Hawaiian'.C2]&amp;&quot;':&quot;&amp;['5 _ Hawaiian'.C10]&amp;&quot;, &quot;;&quot;&quot;)&amp;IF(['5 _ Hawaiian'.D10]&gt;0;&quot;'&quot;&amp;['5 _ Hawaiian'.D2]&amp;&quot;':&quot;&amp;['5 _ Hawaiian'.D10]&amp;&quot;, &quot;;&quot;&quot;)&amp;IF(['5 _ Hawaiian'.E10]&gt;0;&quot;'&quot;&amp;['5 _ Hawaiian'.E2]&amp;&quot;':&quot;&amp;['5 _ Hawaiian'.E10]&amp;&quot;, &quot;;&quot;&quot;)&amp;IF(['5 _ Hawaiian'.F10]&gt;0;&quot;'&quot;&amp;['5 _ Hawaiian'.F2]&amp;&quot;':&quot;&amp;['5 _ Hawaiian'.F10]&amp;&quot;, &quot;;&quot;&quot;)&amp;IF(['5 _ Hawaiian'.G10]&gt;0;&quot;'&quot;&amp;['5 _ Hawaiian'.G2]&amp;&quot;':&quot;&amp;['5 _ Hawaiian'.G10]&amp;&quot;, &quot;;&quot;&quot;)&amp;&quot; }&quot;" office:value-type="string" office:string-value="{ 'chili-pepper':7, 'lime':6, 'mango':8,  }">
            <text:p>{ 'chili-pepper':7, 'lime':6, 'mango':8, <text:s/>}</text:p>
          </table:table-cell>
          <table:table-cell office:value-type="float" office:value="75">
            <text:p>75</text:p>
          </table:table-cell>
          <table:table-cell office:value-type="string">
            <text:p>mango-salsa</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5 _ Hawaiian'.A11]" office:value-type="string" office:string-value="Chicken Laulau">
            <text:p>Chicken Laulau</text:p>
          </table:table-cell>
          <table:table-cell office:value-type="string">
            <text:p>Hawaiian</text:p>
          </table:table-cell>
          <table:table-cell table:formula="oooc:=&quot;{ &quot;&amp;IF(['5 _ Hawaiian'.B11]&gt;0;&quot;'&quot;&amp;['5 _ Hawaiian'.B2]&amp;&quot;':&quot;&amp;['5 _ Hawaiian'.B11]&amp;&quot;, &quot;;&quot;&quot;)&amp;IF(['5 _ Hawaiian'.C11]&gt;0;&quot;'&quot;&amp;['5 _ Hawaiian'.C2]&amp;&quot;':&quot;&amp;['5 _ Hawaiian'.C11]&amp;&quot;, &quot;;&quot;&quot;)&amp;IF(['5 _ Hawaiian'.D11]&gt;0;&quot;'&quot;&amp;['5 _ Hawaiian'.D2]&amp;&quot;':&quot;&amp;['5 _ Hawaiian'.D11]&amp;&quot;, &quot;;&quot;&quot;)&amp;IF(['5 _ Hawaiian'.E11]&gt;0;&quot;'&quot;&amp;['5 _ Hawaiian'.E2]&amp;&quot;':&quot;&amp;['5 _ Hawaiian'.E11]&amp;&quot;, &quot;;&quot;&quot;)&amp;IF(['5 _ Hawaiian'.F11]&gt;0;&quot;'&quot;&amp;['5 _ Hawaiian'.F2]&amp;&quot;':&quot;&amp;['5 _ Hawaiian'.F11]&amp;&quot;, &quot;;&quot;&quot;)&amp;IF(['5 _ Hawaiian'.G11]&gt;0;&quot;'&quot;&amp;['5 _ Hawaiian'.G2]&amp;&quot;':&quot;&amp;['5 _ Hawaiian'.G11]&amp;&quot;, &quot;;&quot;&quot;)&amp;&quot; }&quot;" office:value-type="string" office:string-value="{ 'shrimp':6, 'meat':8, 'lime':6, 'shoyu':6,  }">
            <text:p>{ 'shrimp':6, 'meat':8, 'lime':6, 'shoyu':6, <text:s/>}</text:p>
          </table:table-cell>
          <table:table-cell office:value-type="float" office:value="100">
            <text:p>100</text:p>
          </table:table-cell>
          <table:table-cell office:value-type="string">
            <text:p>chicken-laulau</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5 _ Hawaiian'.A12]" office:value-type="string" office:string-value="Shrimp Mango Salad">
            <text:p>Shrimp Mango Salad</text:p>
          </table:table-cell>
          <table:table-cell office:value-type="string">
            <text:p>Hawaiian</text:p>
          </table:table-cell>
          <table:table-cell table:formula="oooc:=&quot;{ &quot;&amp;IF(['5 _ Hawaiian'.B12]&gt;0;&quot;'&quot;&amp;['5 _ Hawaiian'.B2]&amp;&quot;':&quot;&amp;['5 _ Hawaiian'.B12]&amp;&quot;, &quot;;&quot;&quot;)&amp;IF(['5 _ Hawaiian'.C12]&gt;0;&quot;'&quot;&amp;['5 _ Hawaiian'.C2]&amp;&quot;':&quot;&amp;['5 _ Hawaiian'.C12]&amp;&quot;, &quot;;&quot;&quot;)&amp;IF(['5 _ Hawaiian'.D12]&gt;0;&quot;'&quot;&amp;['5 _ Hawaiian'.D2]&amp;&quot;':&quot;&amp;['5 _ Hawaiian'.D12]&amp;&quot;, &quot;;&quot;&quot;)&amp;IF(['5 _ Hawaiian'.E12]&gt;0;&quot;'&quot;&amp;['5 _ Hawaiian'.E2]&amp;&quot;':&quot;&amp;['5 _ Hawaiian'.E12]&amp;&quot;, &quot;;&quot;&quot;)&amp;IF(['5 _ Hawaiian'.F12]&gt;0;&quot;'&quot;&amp;['5 _ Hawaiian'.F2]&amp;&quot;':&quot;&amp;['5 _ Hawaiian'.F12]&amp;&quot;, &quot;;&quot;&quot;)&amp;IF(['5 _ Hawaiian'.G12]&gt;0;&quot;'&quot;&amp;['5 _ Hawaiian'.G2]&amp;&quot;':&quot;&amp;['5 _ Hawaiian'.G12]&amp;&quot;, &quot;;&quot;&quot;)&amp;&quot; }&quot;" office:value-type="string" office:string-value="{ 'shrimp':7, 'chili-pepper':6, 'lime':6, 'mango':7,  }">
            <text:p>{ 'shrimp':7, 'chili-pepper':6, 'lime':6, 'mango':7, <text:s/>}</text:p>
          </table:table-cell>
          <table:table-cell office:value-type="float" office:value="100">
            <text:p>100</text:p>
          </table:table-cell>
          <table:table-cell office:value-type="string">
            <text:p>shrimp-mango-salad</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5 _ Hawaiian'.A13]" office:value-type="string" office:string-value="Pipikaula">
            <text:p>Pipikaula</text:p>
          </table:table-cell>
          <table:table-cell office:value-type="string">
            <text:p>Hawaiian</text:p>
          </table:table-cell>
          <table:table-cell table:formula="oooc:=&quot;{ &quot;&amp;IF(['5 _ Hawaiian'.B13]&gt;0;&quot;'&quot;&amp;['5 _ Hawaiian'.B2]&amp;&quot;':&quot;&amp;['5 _ Hawaiian'.B13]&amp;&quot;, &quot;;&quot;&quot;)&amp;IF(['5 _ Hawaiian'.C13]&gt;0;&quot;'&quot;&amp;['5 _ Hawaiian'.C2]&amp;&quot;':&quot;&amp;['5 _ Hawaiian'.C13]&amp;&quot;, &quot;;&quot;&quot;)&amp;IF(['5 _ Hawaiian'.D13]&gt;0;&quot;'&quot;&amp;['5 _ Hawaiian'.D2]&amp;&quot;':&quot;&amp;['5 _ Hawaiian'.D13]&amp;&quot;, &quot;;&quot;&quot;)&amp;IF(['5 _ Hawaiian'.E13]&gt;0;&quot;'&quot;&amp;['5 _ Hawaiian'.E2]&amp;&quot;':&quot;&amp;['5 _ Hawaiian'.E13]&amp;&quot;, &quot;;&quot;&quot;)&amp;IF(['5 _ Hawaiian'.F13]&gt;0;&quot;'&quot;&amp;['5 _ Hawaiian'.F2]&amp;&quot;':&quot;&amp;['5 _ Hawaiian'.F13]&amp;&quot;, &quot;;&quot;&quot;)&amp;IF(['5 _ Hawaiian'.G13]&gt;0;&quot;'&quot;&amp;['5 _ Hawaiian'.G2]&amp;&quot;':&quot;&amp;['5 _ Hawaiian'.G13]&amp;&quot;, &quot;;&quot;&quot;)&amp;&quot; }&quot;" office:value-type="string" office:string-value="{ 'meat':7, 'chili-pepper':7, 'lime':6, 'shoyu':6,  }">
            <text:p>{ 'meat':7, 'chili-pepper':7, 'lime':6, 'shoyu':6, <text:s/>}</text:p>
          </table:table-cell>
          <table:table-cell office:value-type="float" office:value="100">
            <text:p>100</text:p>
          </table:table-cell>
          <table:table-cell office:value-type="string">
            <text:p>pipikaula</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5 _ Hawaiian'.A14]" office:value-type="string" office:string-value="Mango Chicken">
            <text:p>Mango Chicken</text:p>
          </table:table-cell>
          <table:table-cell office:value-type="string">
            <text:p>Hawaiian</text:p>
          </table:table-cell>
          <table:table-cell table:formula="oooc:=&quot;{ &quot;&amp;IF(['5 _ Hawaiian'.B14]&gt;0;&quot;'&quot;&amp;['5 _ Hawaiian'.B2]&amp;&quot;':&quot;&amp;['5 _ Hawaiian'.B14]&amp;&quot;, &quot;;&quot;&quot;)&amp;IF(['5 _ Hawaiian'.C14]&gt;0;&quot;'&quot;&amp;['5 _ Hawaiian'.C2]&amp;&quot;':&quot;&amp;['5 _ Hawaiian'.C14]&amp;&quot;, &quot;;&quot;&quot;)&amp;IF(['5 _ Hawaiian'.D14]&gt;0;&quot;'&quot;&amp;['5 _ Hawaiian'.D2]&amp;&quot;':&quot;&amp;['5 _ Hawaiian'.D14]&amp;&quot;, &quot;;&quot;&quot;)&amp;IF(['5 _ Hawaiian'.E14]&gt;0;&quot;'&quot;&amp;['5 _ Hawaiian'.E2]&amp;&quot;':&quot;&amp;['5 _ Hawaiian'.E14]&amp;&quot;, &quot;;&quot;&quot;)&amp;IF(['5 _ Hawaiian'.F14]&gt;0;&quot;'&quot;&amp;['5 _ Hawaiian'.F2]&amp;&quot;':&quot;&amp;['5 _ Hawaiian'.F14]&amp;&quot;, &quot;;&quot;&quot;)&amp;IF(['5 _ Hawaiian'.G14]&gt;0;&quot;'&quot;&amp;['5 _ Hawaiian'.G2]&amp;&quot;':&quot;&amp;['5 _ Hawaiian'.G14]&amp;&quot;, &quot;;&quot;&quot;)&amp;&quot; }&quot;" office:value-type="string" office:string-value="{ 'meat':8, 'chili-pepper':5, 'mango':8, 'shoyu':5,  }">
            <text:p>{ 'meat':8, 'chili-pepper':5, 'mango':8, 'shoyu':5, <text:s/>}</text:p>
          </table:table-cell>
          <table:table-cell office:value-type="float" office:value="100">
            <text:p>100</text:p>
          </table:table-cell>
          <table:table-cell office:value-type="string">
            <text:p>mango-chicken</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number-rows-repeated="2">
          <table:table-cell table:number-columns-repeated="9"/>
        </table:table-row>
        <table:table-row table:style-name="ro2">
          <table:table-cell office:value-type="string">
            <text:p>This file is exported into «recipes.def»</text:p>
          </table:table-cell>
          <table:table-cell table:number-columns-repeated="8"/>
        </table:table-row>
      </table:table>
      <table:table table:name="LevelProgress" table:style-name="ta1" table:print="false">
        <table:table-column table:style-name="co5" table:default-cell-style-name="ce122"/>
        <table:table-column table:style-name="co22" table:default-cell-style-name="ce122"/>
        <table:table-column table:style-name="co23" table:default-cell-style-name="ce122"/>
        <table:table-column table:style-name="co24" table:default-cell-style-name="ce122"/>
        <table:table-column table:style-name="co25" table:default-cell-style-name="ce184"/>
        <table:table-column table:style-name="co5" table:number-columns-repeated="3" table:default-cell-style-name="ce183"/>
        <table:table-column table:style-name="co26" table:default-cell-style-name="ce122"/>
        <table:table-column table:style-name="co5" table:default-cell-style-name="ce122"/>
        <table:table-column table:style-name="co27" table:default-cell-style-name="ce122"/>
        <table:table-column table:style-name="co28" table:default-cell-style-name="ce122"/>
        <table:table-column table:style-name="co29" table:default-cell-style-name="ce122"/>
        <table:table-column table:style-name="co30" table:default-cell-style-name="ce122"/>
        <table:table-column table:style-name="co5" table:number-columns-repeated="242" table:default-cell-style-name="ce122"/>
        <table:table-row table:style-name="ro2">
          <table:table-cell office:value-type="string">
            <text:p>record type:</text:p>
          </table:table-cell>
          <table:table-cell office:value-type="string">
            <text:p>title</text:p>
          </table:table-cell>
          <table:table-cell office:value-type="string">
            <text:p>restaurant name</text:p>
          </table:table-cell>
          <table:table-cell office:value-type="string">
            <text:p>day in episode</text:p>
          </table:table-cell>
          <table:table-cell office:value-type="string">
            <text:p>title</text:p>
          </table:table-cell>
          <table:table-cell office:value-type="string">
            <text:p>no</text:p>
          </table:table-cell>
          <table:table-cell office:value-type="string">
            <text:p>x</text:p>
          </table:table-cell>
          <table:table-cell office:value-type="string">
            <text:p>y</text:p>
          </table:table-cell>
          <table:table-cell office:value-type="string">
            <text:p>unlock</text:p>
          </table:table-cell>
          <table:table-cell office:value-type="string">
            <text:p>name</text:p>
          </table:table-cell>
          <table:table-cell office:value-type="string">
            <text:p>intro</text:p>
          </table:table-cell>
          <table:table-cell office:value-type="string">
            <text:p>passed</text:p>
          </table:table-cell>
          <table:table-cell office:value-type="string">
            <text:p>failed</text:p>
          </table:table-cell>
          <table:table-cell table:number-columns-repeated="243"/>
        </table:table-row>
        <table:table-row table:style-name="ro2">
          <table:table-cell office:value-type="string">
            <text:p>string</text:p>
          </table:table-cell>
          <table:table-cell office:value-type="string">
            <text:p><text:s text:c="4"/>Levels {</text:p>
          </table:table-cell>
          <table:table-cell table:number-columns-repeated="254"/>
        </table:table-row>
        <table:table-row table:style-name="ro2">
          <table:table-cell office:value-type="string">
            <text:p>string</text:p>
          </table:table-cell>
          <table:table-cell office:value-type="string">
            <text:p><text:s text:c="8"/>comic(MasterChef.intro.1) {</text:p>
          </table:table-cell>
          <table:table-cell table:number-columns-repeated="254"/>
        </table:table-row>
        <table:table-row table:style-name="ro2">
          <table:table-cell office:value-type="string">
            <text:p>string</text:p>
          </table:table-cell>
          <table:table-cell office:value-type="string">
            <text:p><text:s text:c="12"/>image = "comics.masterchef.intro.1"</text:p>
          </table:table-cell>
          <table:table-cell table:number-columns-repeated="254"/>
        </table:table-row>
        <table:table-row table:style-name="ro2">
          <table:table-cell office:value-type="string">
            <text:p>string</text:p>
          </table:table-cell>
          <table:table-cell office:value-type="string">
            <text:p><text:s text:c="12"/>button = "continue-button"</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comic(MasterChef.intro.2) {</text:p>
          </table:table-cell>
          <table:table-cell table:number-columns-repeated="254"/>
        </table:table-row>
        <table:table-row table:style-name="ro2">
          <table:table-cell office:value-type="string">
            <text:p>string</text:p>
          </table:table-cell>
          <table:table-cell office:value-type="string">
            <text:p><text:s text:c="12"/>image = "comics.masterchef.intro.2"</text:p>
          </table:table-cell>
          <table:table-cell table:number-columns-repeated="254"/>
        </table:table-row>
        <table:table-row table:style-name="ro2">
          <table:table-cell office:value-type="string">
            <text:p>string</text:p>
          </table:table-cell>
          <table:table-cell office:value-type="string">
            <text:p><text:s text:c="12"/>button = "continue-button"</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comic(MasterChef.intro.3) {</text:p>
          </table:table-cell>
          <table:table-cell table:number-columns-repeated="254"/>
        </table:table-row>
        <table:table-row table:style-name="ro2">
          <table:table-cell office:value-type="string">
            <text:p>string</text:p>
          </table:table-cell>
          <table:table-cell office:value-type="string">
            <text:p><text:s text:c="12"/>image = "comics.masterchef.intro.3"</text:p>
          </table:table-cell>
          <table:table-cell table:number-columns-repeated="254"/>
        </table:table-row>
        <table:table-row table:style-name="ro2">
          <table:table-cell office:value-type="string">
            <text:p>string</text:p>
          </table:table-cell>
          <table:table-cell office:value-type="string">
            <text:p><text:s text:c="12"/>button = "continue-button"</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comic(Help.Rules) {</text:p>
          </table:table-cell>
          <table:table-cell table:number-columns-repeated="254"/>
        </table:table-row>
        <table:table-row table:style-name="ro2">
          <table:table-cell office:value-type="string">
            <text:p>string</text:p>
          </table:table-cell>
          <table:table-cell office:value-type="string">
            <text:p><text:s text:c="12"/>image = "help.champ-rules"</text:p>
          </table:table-cell>
          <table:table-cell table:number-columns-repeated="254"/>
        </table:table-row>
        <table:table-row table:style-name="ro2">
          <table:table-cell office:value-type="string">
            <text:p>string</text:p>
          </table:table-cell>
          <table:table-cell office:value-type="string">
            <text:p><text:s text:c="12"/>button = "continue-button"</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Episode - American</text:p>
          </table:table-cell>
          <table:table-cell table:number-columns-repeated="254"/>
        </table:table-row>
        <table:table-row table:style-name="ro2">
          <table:table-cell office:value-type="string">
            <text:p>string</text:p>
          </table:table-cell>
          <table:table-cell office:value-type="string">
            <text:p><text:s text:c="8"/>intro(intro.American)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episode = "Americ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AMERICAN OPE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american.intro.1" layout = "episode-intro.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american.intro.2" layout = "episode-intro.2" }</text:p>
          </table:table-cell>
          <table:table-cell table:number-columns-repeated="2"/>
          <table:table-cell table:style-name="Default"/>
          <table:table-cell/>
          <table:table-cell table:style-name="Default"/>
          <table:table-cell table:number-columns-repeated="249"/>
        </table:table-row>
        <table:table-row table:style-name="ro2">
          <table:table-cell office:value-type="string">
            <text:p>string</text:p>
          </table:table-cell>
          <table:table-cell office:value-type="string">
            <text:p><text:s text:c="12"/>text { str = "american.intro.3" layout = "episode-intro.3" }</text:p>
          </table:table-cell>
          <table:table-cell table:number-columns-repeated="2"/>
          <table:table-cell table:style-name="ce122"/>
          <table:table-cell table:number-columns-repeated="251"/>
        </table:table-row>
        <table:table-row table:style-name="ro2">
          <table:table-cell office:value-type="string">
            <text:p>string</text:p>
          </table:table-cell>
          <table:table-cell office:value-type="string">
            <text:p><text:s text:c="12"/>text { str = "american.intro.4" layout = "episode-intro.4"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american.intro.5" layout = "episode-intro.5"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american.intro.6" layout = "episode-intro.6"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style-name="Default" table:number-columns-repeated="4"/>
          <table:table-cell table:number-columns-repeated="251"/>
        </table:table-row>
        <table:table-row table:style-name="ro2">
          <table:table-cell office:value-type="string">
            <text:p>string</text:p>
          </table:table-cell>
          <table:table-cell office:value-type="string">
            <text:p><text:s text:c="8"/>//level(def/00.def) { name = "TUT" no = "0" x = "90" y = "285" }</text:p>
          </table:table-cell>
          <table:table-cell table:number-columns-repeated="254"/>
        </table:table-row>
        <table:table-row table:style-name="ro2">
          <table:table-cell office:value-type="string">
            <text:p>string</text:p>
          </table:table-cell>
          <table:table-cell table:number-columns-repeated="255"/>
        </table:table-row>
        <table:table-row table:style-name="ro2">
          <table:table-cell office:value-type="string">
            <text:p>level</text:p>
          </table:table-cell>
          <table:table-cell table:style-name="Default" table:formula="oooc:=&quot;def/&quot;&amp;IF([.F33]&gt;9;&quot;&quot;;&quot;0&quot;)&amp;([.F33])&amp;&quot;.def&quot;" office:value-type="string" office:string-value="def/01.def">
            <text:p>def/01.def</text:p>
          </table:table-cell>
          <table:table-cell table:style-name="Default" table:formula="oooc:=VLOOKUP(INT(([.F33]+9)/10);[.A1:.B1053];2)&amp;&quot;&quot;" office:value-type="string" office:string-value="Rocky Ranch">
            <text:p>Rocky Ranch</text:p>
          </table:table-cell>
          <table:table-cell table:style-name="Default" table:formula="oooc:=&quot;Day &quot;&amp;(MOD([.F33]-1;10)+1)" office:value-type="string" office:string-value="Day 1">
            <text:p>Day 1</text:p>
          </table:table-cell>
          <table:table-cell table:style-name="Default" table:formula="oooc:=VLOOKUP(INT(([.F33]+9)/10);[.A1:.B1053];2)&amp;&quot; - Day &quot;&amp;(MOD([.F33]-1;10)+1)" office:value-type="string" office:string-value="Rocky Ranch - Day 1">
            <text:p>Rocky Ranch - Day 1</text:p>
          </table:table-cell>
          <table:table-cell office:value-type="float" office:value="1">
            <text:p>1</text:p>
          </table:table-cell>
          <table:table-cell office:value-type="float" office:value="62">
            <text:p>62</text:p>
          </table:table-cell>
          <table:table-cell office:value-type="string">
            <text:p>175</text:p>
          </table:table-cell>
          <table:table-cell table:style-name="Default" table:formula="oooc:=['1 _ American'.K30]" office:value-type="string" office:string-value="'Grilled Meat', ">
            <text:p>'Grilled Meat', </text:p>
          </table:table-cell>
          <table:table-cell table:style-name="ce185" table:formula="oooc:=INT(([.F33]+9)/10)&amp;&quot;-&quot;&amp;(MOD([.F33]-1;10)+1)" office:value-type="string" office:string-value="1-1">
            <text:p>1-1</text:p>
          </table:table-cell>
          <table:table-cell table:style-name="Default" table:formula="oooc:=&quot;'layout': '&quot;&amp;[LevelIntros.C6]&amp;&quot;', 'title': '&quot;&amp;[LevelIntros.D6]&amp;&quot;', 'text': '&quot;&amp;[LevelIntros.E6]&amp;&quot;'&quot;&amp;IF([LevelIntros.C6]=&quot;custpic&quot;;&quot;, 'picture': '&quot;&amp;[LevelIntros.F6]&amp;&quot;', 'frno': &quot;&amp;[LevelIntros.G6];&quot;&quot;)&amp;IF([LevelIntros.C6]=&quot;bonuspic&quot;;&quot;, 'picture': '&quot;&amp;[LevelIntros.F6]&amp;&quot;'&quot;;&quot;&quot;)" office:value-type="string" office:string-value="'layout': 'custpic', 'title': 'def/01.def.intro.title', 'text': 'def/01.def.intro.text', 'picture': 'customer.worker', 'frno': 9">
            <text:p>'layout': 'custpic', 'title': 'def/01.def.intro.title', 'text': 'def/01.def.intro.text', 'picture': 'customer.worker', 'frno': 9</text:p>
          </table:table-cell>
          <table:table-cell table:style-name="Default" table:formula="oooc:=&quot;'layout': 'outro', 'text': '&quot;&amp;[.B33]&amp;&quot;.passed.text'&quot;" office:value-type="string" office:string-value="'layout': 'outro', 'text': 'def/01.def.passed.text'">
            <text:p>'layout': 'outro', 'text': 'def/01.def.passed.text'</text:p>
          </table:table-cell>
          <table:table-cell table:style-name="Default" table:formula="oooc:=&quot;'layout': 'outro', 'text': '&quot;&amp;[.B33]&amp;&quot;.failed.text'&quot;" office:value-type="string" office:string-value="'layout': 'outro', 'text': 'def/01.def.failed.text'">
            <text:p>'layout': 'outro', 'text': 'def/01.def.failed.text'</text:p>
          </table:table-cell>
          <table:table-cell table:style-name="Default" table:number-columns-repeated="5"/>
          <table:table-cell table:number-columns-repeated="238"/>
        </table:table-row>
        <table:table-row table:style-name="ro2">
          <table:table-cell office:value-type="string">
            <text:p>level</text:p>
          </table:table-cell>
          <table:table-cell table:style-name="Default" table:formula="oooc:=&quot;def/&quot;&amp;IF([.F34]&gt;9;&quot;&quot;;&quot;0&quot;)&amp;([.F34])&amp;&quot;.def&quot;" office:value-type="string" office:string-value="def/02.def">
            <text:p>def/02.def</text:p>
          </table:table-cell>
          <table:table-cell table:style-name="Default" table:formula="oooc:=VLOOKUP(INT(([.F34]+9)/10);[.A2:.B1054];2)&amp;&quot;&quot;" office:value-type="string" office:string-value="Rocky Ranch">
            <text:p>Rocky Ranch</text:p>
          </table:table-cell>
          <table:table-cell table:style-name="Default" table:formula="oooc:=&quot;Day &quot;&amp;(MOD([.F34]-1;10)+1)" office:value-type="string" office:string-value="Day 2">
            <text:p>Day 2</text:p>
          </table:table-cell>
          <table:table-cell table:style-name="Default" table:formula="oooc:=VLOOKUP(INT(([.F34]+9)/10);[.A2:.B1054];2)&amp;&quot; - Day &quot;&amp;(MOD([.F34]-1;10)+1)" office:value-type="string" office:string-value="Rocky Ranch - Day 2">
            <text:p>Rocky Ranch - Day 2</text:p>
          </table:table-cell>
          <table:table-cell office:value-type="float" office:value="2">
            <text:p>2</text:p>
          </table:table-cell>
          <table:table-cell office:value-type="float" office:value="46">
            <text:p>46</text:p>
          </table:table-cell>
          <table:table-cell office:value-type="string">
            <text:p>201</text:p>
          </table:table-cell>
          <table:table-cell table:style-name="Default" table:formula="oooc:=['1 _ American'.L30]" office:value-type="string" office:string-value="'Pineapple Tomato Salad', ">
            <text:p>'Pineapple Tomato Salad', </text:p>
          </table:table-cell>
          <table:table-cell table:style-name="ce185" table:formula="oooc:=INT(([.F34]+9)/10)&amp;&quot;-&quot;&amp;(MOD([.F34]-1;10)+1)" office:value-type="string" office:string-value="1-2">
            <text:p>1-2</text:p>
          </table:table-cell>
          <table:table-cell table:style-name="Default" table:formula="oooc:=&quot;'layout': '&quot;&amp;[LevelIntros.C7]&amp;&quot;', 'title': '&quot;&amp;[LevelIntros.D7]&amp;&quot;', 'text': '&quot;&amp;[LevelIntros.E7]&amp;&quot;'&quot;&amp;IF([LevelIntros.C7]=&quot;custpic&quot;;&quot;, 'picture': '&quot;&amp;[LevelIntros.F7]&amp;&quot;', 'frno': &quot;&amp;[LevelIntros.G7];&quot;&quot;)&amp;IF([LevelIntros.C7]=&quot;bonuspic&quot;;&quot;, 'picture': '&quot;&amp;[LevelIntros.F7]&amp;&quot;'&quot;;&quot;&quot;)" office:value-type="string" office:string-value="'layout': 'nopic', 'title': 'def/02.def.intro.title', 'text': 'def/02.def.intro.text'">
            <text:p>'layout': 'nopic', 'title': 'def/02.def.intro.title', 'text': 'def/02.def.intro.text'</text:p>
          </table:table-cell>
          <table:table-cell table:style-name="Default" table:formula="oooc:=&quot;'layout': 'outro', 'text': '&quot;&amp;[.B34]&amp;&quot;.passed.text'&quot;" office:value-type="string" office:string-value="'layout': 'outro', 'text': 'def/02.def.passed.text'">
            <text:p>'layout': 'outro', 'text': 'def/02.def.passed.text'</text:p>
          </table:table-cell>
          <table:table-cell table:style-name="Default" table:formula="oooc:=&quot;'layout': 'outro', 'text': '&quot;&amp;[.B34]&amp;&quot;.failed.text'&quot;" office:value-type="string" office:string-value="'layout': 'outro', 'text': 'def/02.def.failed.text'">
            <text:p>'layout': 'outro', 'text': 'def/02.def.failed.text'</text:p>
          </table:table-cell>
          <table:table-cell table:number-columns-repeated="243"/>
        </table:table-row>
        <table:table-row table:style-name="ro2">
          <table:table-cell office:value-type="string">
            <text:p>level</text:p>
          </table:table-cell>
          <table:table-cell table:style-name="Default" table:formula="oooc:=&quot;def/&quot;&amp;IF([.F35]&gt;9;&quot;&quot;;&quot;0&quot;)&amp;([.F35])&amp;&quot;.def&quot;" office:value-type="string" office:string-value="def/03.def">
            <text:p>def/03.def</text:p>
          </table:table-cell>
          <table:table-cell table:style-name="Default" table:formula="oooc:=VLOOKUP(INT(([.F35]+9)/10);[.A3:.B1055];2)&amp;&quot;&quot;" office:value-type="string" office:string-value="Rocky Ranch">
            <text:p>Rocky Ranch</text:p>
          </table:table-cell>
          <table:table-cell table:style-name="Default" table:formula="oooc:=&quot;Day &quot;&amp;(MOD([.F35]-1;10)+1)" office:value-type="string" office:string-value="Day 3">
            <text:p>Day 3</text:p>
          </table:table-cell>
          <table:table-cell table:style-name="Default" table:formula="oooc:=VLOOKUP(INT(([.F35]+9)/10);[.A3:.B1055];2)&amp;&quot; - Day &quot;&amp;(MOD([.F35]-1;10)+1)" office:value-type="string" office:string-value="Rocky Ranch - Day 3">
            <text:p>Rocky Ranch - Day 3</text:p>
          </table:table-cell>
          <table:table-cell office:value-type="float" office:value="3">
            <text:p>3</text:p>
          </table:table-cell>
          <table:table-cell office:value-type="float" office:value="41">
            <text:p>41</text:p>
          </table:table-cell>
          <table:table-cell office:value-type="float" office:value="233">
            <text:p>233</text:p>
          </table:table-cell>
          <table:table-cell table:style-name="Default" table:formula="oooc:=['1 _ American'.M30]" office:value-type="string" office:string-value="'Caribbean Spice Chicken', 'Spaghetti with Turkey Meat Sauce', ">
            <text:p>'Caribbean Spice Chicken', 'Spaghetti with Turkey Meat Sauce', </text:p>
          </table:table-cell>
          <table:table-cell table:style-name="ce185" table:formula="oooc:=INT(([.F35]+9)/10)&amp;&quot;-&quot;&amp;(MOD([.F35]-1;10)+1)" office:value-type="string" office:string-value="1-3">
            <text:p>1-3</text:p>
          </table:table-cell>
          <table:table-cell table:style-name="Default" table:formula="oooc:=&quot;'layout': '&quot;&amp;[LevelIntros.C8]&amp;&quot;', 'title': '&quot;&amp;[LevelIntros.D8]&amp;&quot;', 'text': '&quot;&amp;[LevelIntros.E8]&amp;&quot;'&quot;&amp;IF([LevelIntros.C8]=&quot;custpic&quot;;&quot;, 'picture': '&quot;&amp;[LevelIntros.F8]&amp;&quot;', 'frno': &quot;&amp;[LevelIntros.G8];&quot;&quot;)&amp;IF([LevelIntros.C8]=&quot;bonuspic&quot;;&quot;, 'picture': '&quot;&amp;[LevelIntros.F8]&amp;&quot;'&quot;;&quot;&quot;)" office:value-type="string" office:string-value="'layout': 'custpic', 'title': 'def/03.def.intro.title', 'text': 'def/03.def.intro.text', 'picture': 'customer.student', 'frno': 9">
            <text:p>'layout': 'custpic', 'title': 'def/03.def.intro.title', 'text': 'def/03.def.intro.text', 'picture': 'customer.student', 'frno': 9</text:p>
          </table:table-cell>
          <table:table-cell table:style-name="Default" table:formula="oooc:=&quot;'layout': 'outro', 'text': '&quot;&amp;[.B35]&amp;&quot;.passed.text'&quot;" office:value-type="string" office:string-value="'layout': 'outro', 'text': 'def/03.def.passed.text'">
            <text:p>'layout': 'outro', 'text': 'def/03.def.passed.text'</text:p>
          </table:table-cell>
          <table:table-cell table:style-name="Default" table:formula="oooc:=&quot;'layout': 'outro', 'text': '&quot;&amp;[.B35]&amp;&quot;.failed.text'&quot;" office:value-type="string" office:string-value="'layout': 'outro', 'text': 'def/03.def.failed.text'">
            <text:p>'layout': 'outro', 'text': 'def/03.def.failed.text'</text:p>
          </table:table-cell>
          <table:table-cell table:number-columns-repeated="243"/>
        </table:table-row>
        <table:table-row table:style-name="ro2">
          <table:table-cell office:value-type="string">
            <text:p>level</text:p>
          </table:table-cell>
          <table:table-cell table:style-name="Default" table:formula="oooc:=&quot;def/&quot;&amp;IF([.F36]&gt;9;&quot;&quot;;&quot;0&quot;)&amp;([.F36])&amp;&quot;.def&quot;" office:value-type="string" office:string-value="def/04.def">
            <text:p>def/04.def</text:p>
          </table:table-cell>
          <table:table-cell table:style-name="Default" table:formula="oooc:=VLOOKUP(INT(([.F36]+9)/10);[.A4:.B1056];2)&amp;&quot;&quot;" office:value-type="string" office:string-value="Rocky Ranch">
            <text:p>Rocky Ranch</text:p>
          </table:table-cell>
          <table:table-cell table:style-name="Default" table:formula="oooc:=&quot;Day &quot;&amp;(MOD([.F36]-1;10)+1)" office:value-type="string" office:string-value="Day 4">
            <text:p>Day 4</text:p>
          </table:table-cell>
          <table:table-cell table:style-name="Default" table:formula="oooc:=VLOOKUP(INT(([.F36]+9)/10);[.A4:.B1056];2)&amp;&quot; - Day &quot;&amp;(MOD([.F36]-1;10)+1)" office:value-type="string" office:string-value="Rocky Ranch - Day 4">
            <text:p>Rocky Ranch - Day 4</text:p>
          </table:table-cell>
          <table:table-cell office:value-type="float" office:value="4">
            <text:p>4</text:p>
          </table:table-cell>
          <table:table-cell office:value-type="float" office:value="48">
            <text:p>48</text:p>
          </table:table-cell>
          <table:table-cell office:value-type="float" office:value="261">
            <text:p>261</text:p>
          </table:table-cell>
          <table:table-cell table:style-name="Default" table:formula="oooc:=['1 _ American'.N30]" office:value-type="string" office:string-value="'Crispy Baked Chicken', 'Pineapple Lasagna', ">
            <text:p>'Crispy Baked Chicken', 'Pineapple Lasagna', </text:p>
          </table:table-cell>
          <table:table-cell table:style-name="ce185" table:formula="oooc:=INT(([.F36]+9)/10)&amp;&quot;-&quot;&amp;(MOD([.F36]-1;10)+1)" office:value-type="string" office:string-value="1-4">
            <text:p>1-4</text:p>
          </table:table-cell>
          <table:table-cell table:style-name="Default" table:formula="oooc:=&quot;'layout': '&quot;&amp;[LevelIntros.C9]&amp;&quot;', 'title': '&quot;&amp;[LevelIntros.D9]&amp;&quot;', 'text': '&quot;&amp;[LevelIntros.E9]&amp;&quot;'&quot;&amp;IF([LevelIntros.C9]=&quot;custpic&quot;;&quot;, 'picture': '&quot;&amp;[LevelIntros.F9]&amp;&quot;', 'frno': &quot;&amp;[LevelIntros.G9];&quot;&quot;)&amp;IF([LevelIntros.C9]=&quot;bonuspic&quot;;&quot;, 'picture': '&quot;&amp;[LevelIntros.F9]&amp;&quot;'&quot;;&quot;&quot;)" office:value-type="string" office:string-value="'layout': 'nopic', 'title': 'def/04.def.intro.title', 'text': 'def/04.def.intro.text'">
            <text:p>'layout': 'nopic', 'title': 'def/04.def.intro.title', 'text': 'def/04.def.intro.text'</text:p>
          </table:table-cell>
          <table:table-cell table:style-name="Default" table:formula="oooc:=&quot;'layout': 'outro', 'text': '&quot;&amp;[.B36]&amp;&quot;.passed.text'&quot;" office:value-type="string" office:string-value="'layout': 'outro', 'text': 'def/04.def.passed.text'">
            <text:p>'layout': 'outro', 'text': 'def/04.def.passed.text'</text:p>
          </table:table-cell>
          <table:table-cell table:style-name="Default" table:formula="oooc:=&quot;'layout': 'outro', 'text': '&quot;&amp;[.B36]&amp;&quot;.failed.text'&quot;" office:value-type="string" office:string-value="'layout': 'outro', 'text': 'def/04.def.failed.text'">
            <text:p>'layout': 'outro', 'text': 'def/04.def.failed.text'</text:p>
          </table:table-cell>
          <table:table-cell table:number-columns-repeated="243"/>
        </table:table-row>
        <table:table-row table:style-name="ro2">
          <table:table-cell office:value-type="string">
            <text:p>level</text:p>
          </table:table-cell>
          <table:table-cell table:style-name="Default" table:formula="oooc:=&quot;def/&quot;&amp;IF([.F37]&gt;9;&quot;&quot;;&quot;0&quot;)&amp;([.F37])&amp;&quot;.def&quot;" office:value-type="string" office:string-value="def/05.def">
            <text:p>def/05.def</text:p>
          </table:table-cell>
          <table:table-cell table:style-name="Default" table:formula="oooc:=VLOOKUP(INT(([.F37]+9)/10);[.A5:.B1057];2)&amp;&quot;&quot;" office:value-type="string" office:string-value="Rocky Ranch">
            <text:p>Rocky Ranch</text:p>
          </table:table-cell>
          <table:table-cell table:style-name="Default" table:formula="oooc:=&quot;Day &quot;&amp;(MOD([.F37]-1;10)+1)" office:value-type="string" office:string-value="Day 5">
            <text:p>Day 5</text:p>
          </table:table-cell>
          <table:table-cell table:style-name="Default" table:formula="oooc:=VLOOKUP(INT(([.F37]+9)/10);[.A5:.B1057];2)&amp;&quot; - Day &quot;&amp;(MOD([.F37]-1;10)+1)" office:value-type="string" office:string-value="Rocky Ranch - Day 5">
            <text:p>Rocky Ranch - Day 5</text:p>
          </table:table-cell>
          <table:table-cell office:value-type="float" office:value="5">
            <text:p>5</text:p>
          </table:table-cell>
          <table:table-cell office:value-type="float" office:value="60">
            <text:p>60</text:p>
          </table:table-cell>
          <table:table-cell office:value-type="float" office:value="287">
            <text:p>287</text:p>
          </table:table-cell>
          <table:table-cell table:style-name="Default" table:formula="oooc:=['1 _ American'.O30]" office:value-type="string" office:string-value="'Chicken Squash Stir-Fry', 'Hubbard Squash Soup Du Jour', ">
            <text:p>'Chicken Squash Stir-Fry', 'Hubbard Squash Soup Du Jour', </text:p>
          </table:table-cell>
          <table:table-cell table:style-name="ce185" table:formula="oooc:=INT(([.F37]+9)/10)&amp;&quot;-&quot;&amp;(MOD([.F37]-1;10)+1)" office:value-type="string" office:string-value="1-5">
            <text:p>1-5</text:p>
          </table:table-cell>
          <table:table-cell table:style-name="Default" table:formula="oooc:=&quot;'layout': '&quot;&amp;[LevelIntros.C10]&amp;&quot;', 'title': '&quot;&amp;[LevelIntros.D10]&amp;&quot;', 'text': '&quot;&amp;[LevelIntros.E10]&amp;&quot;'&quot;&amp;IF([LevelIntros.C10]=&quot;custpic&quot;;&quot;, 'picture': '&quot;&amp;[LevelIntros.F10]&amp;&quot;', 'frno': &quot;&amp;[LevelIntros.G10];&quot;&quot;)&amp;IF([LevelIntros.C10]=&quot;bonuspic&quot;;&quot;, 'picture': '&quot;&amp;[LevelIntros.F10]&amp;&quot;'&quot;;&quot;&quot;)" office:value-type="string" office:string-value="'layout': 'bonuspic', 'title': 'def/05.def.intro.title', 'text': 'def/05.def.intro.text', 'picture': 'bonus.sweet'">
            <text:p>'layout': 'bonuspic', 'title': 'def/05.def.intro.title', 'text': 'def/05.def.intro.text', 'picture': 'bonus.sweet'</text:p>
          </table:table-cell>
          <table:table-cell table:style-name="Default" table:formula="oooc:=&quot;'layout': 'outro', 'text': '&quot;&amp;[.B37]&amp;&quot;.passed.text'&quot;" office:value-type="string" office:string-value="'layout': 'outro', 'text': 'def/05.def.passed.text'">
            <text:p>'layout': 'outro', 'text': 'def/05.def.passed.text'</text:p>
          </table:table-cell>
          <table:table-cell table:style-name="Default" table:formula="oooc:=&quot;'layout': 'outro', 'text': '&quot;&amp;[.B37]&amp;&quot;.failed.text'&quot;" office:value-type="string" office:string-value="'layout': 'outro', 'text': 'def/05.def.failed.text'">
            <text:p>'layout': 'outro', 'text': 'def/05.def.failed.text'</text:p>
          </table:table-cell>
          <table:table-cell table:number-columns-repeated="243"/>
        </table:table-row>
        <table:table-row table:style-name="ro2">
          <table:table-cell office:value-type="string">
            <text:p>level</text:p>
          </table:table-cell>
          <table:table-cell table:style-name="Default" table:formula="oooc:=&quot;def/&quot;&amp;IF([.F38]&gt;9;&quot;&quot;;&quot;0&quot;)&amp;([.F38])&amp;&quot;.def&quot;" office:value-type="string" office:string-value="def/06.def">
            <text:p>def/06.def</text:p>
          </table:table-cell>
          <table:table-cell table:style-name="Default" table:formula="oooc:=VLOOKUP(INT(([.F38]+9)/10);[.A6:.B1058];2)&amp;&quot;&quot;" office:value-type="string" office:string-value="Rocky Ranch">
            <text:p>Rocky Ranch</text:p>
          </table:table-cell>
          <table:table-cell table:style-name="Default" table:formula="oooc:=&quot;Day &quot;&amp;(MOD([.F38]-1;10)+1)" office:value-type="string" office:string-value="Day 6">
            <text:p>Day 6</text:p>
          </table:table-cell>
          <table:table-cell table:style-name="Default" table:formula="oooc:=VLOOKUP(INT(([.F38]+9)/10);[.A6:.B1058];2)&amp;&quot; - Day &quot;&amp;(MOD([.F38]-1;10)+1)" office:value-type="string" office:string-value="Rocky Ranch - Day 6">
            <text:p>Rocky Ranch - Day 6</text:p>
          </table:table-cell>
          <table:table-cell office:value-type="float" office:value="6">
            <text:p>6</text:p>
          </table:table-cell>
          <table:table-cell office:value-type="float" office:value="78">
            <text:p>78</text:p>
          </table:table-cell>
          <table:table-cell office:value-type="float" office:value="308">
            <text:p>308</text:p>
          </table:table-cell>
          <table:table-cell table:style-name="Default" table:formula="oooc:=['1 _ American'.P30]" office:value-type="string" office:string-value="'Pasta with Tomato Sauce', ">
            <text:p>'Pasta with Tomato Sauce', </text:p>
          </table:table-cell>
          <table:table-cell table:style-name="ce185" table:formula="oooc:=INT(([.F38]+9)/10)&amp;&quot;-&quot;&amp;(MOD([.F38]-1;10)+1)" office:value-type="string" office:string-value="1-6">
            <text:p>1-6</text:p>
          </table:table-cell>
          <table:table-cell table:style-name="Default" table:formula="oooc:=&quot;'layout': '&quot;&amp;[LevelIntros.C11]&amp;&quot;', 'title': '&quot;&amp;[LevelIntros.D11]&amp;&quot;', 'text': '&quot;&amp;[LevelIntros.E11]&amp;&quot;'&quot;&amp;IF([LevelIntros.C11]=&quot;custpic&quot;;&quot;, 'picture': '&quot;&amp;[LevelIntros.F11]&amp;&quot;', 'frno': &quot;&amp;[LevelIntros.G11];&quot;&quot;)&amp;IF([LevelIntros.C11]=&quot;bonuspic&quot;;&quot;, 'picture': '&quot;&amp;[LevelIntros.F11]&amp;&quot;'&quot;;&quot;&quot;)" office:value-type="string" office:string-value="'layout': 'custpic', 'title': 'def/06.def.intro.title', 'text': 'def/06.def.intro.text', 'picture': 'customer.business', 'frno': 9">
            <text:p>'layout': 'custpic', 'title': 'def/06.def.intro.title', 'text': 'def/06.def.intro.text', 'picture': 'customer.business', 'frno': 9</text:p>
          </table:table-cell>
          <table:table-cell table:style-name="Default" table:formula="oooc:=&quot;'layout': 'outro', 'text': '&quot;&amp;[.B38]&amp;&quot;.passed.text'&quot;" office:value-type="string" office:string-value="'layout': 'outro', 'text': 'def/06.def.passed.text'">
            <text:p>'layout': 'outro', 'text': 'def/06.def.passed.text'</text:p>
          </table:table-cell>
          <table:table-cell table:style-name="Default" table:formula="oooc:=&quot;'layout': 'outro', 'text': '&quot;&amp;[.B38]&amp;&quot;.failed.text'&quot;" office:value-type="string" office:string-value="'layout': 'outro', 'text': 'def/06.def.failed.text'">
            <text:p>'layout': 'outro', 'text': 'def/06.def.failed.text'</text:p>
          </table:table-cell>
          <table:table-cell table:number-columns-repeated="243"/>
        </table:table-row>
        <table:table-row table:style-name="ro2">
          <table:table-cell office:value-type="string">
            <text:p>level</text:p>
          </table:table-cell>
          <table:table-cell table:style-name="Default" table:formula="oooc:=&quot;def/&quot;&amp;IF([.F39]&gt;9;&quot;&quot;;&quot;0&quot;)&amp;([.F39])&amp;&quot;.def&quot;" office:value-type="string" office:string-value="def/07.def">
            <text:p>def/07.def</text:p>
          </table:table-cell>
          <table:table-cell table:style-name="Default" table:formula="oooc:=VLOOKUP(INT(([.F39]+9)/10);[.A7:.B1059];2)&amp;&quot;&quot;" office:value-type="string" office:string-value="Rocky Ranch">
            <text:p>Rocky Ranch</text:p>
          </table:table-cell>
          <table:table-cell table:style-name="Default" table:formula="oooc:=&quot;Day &quot;&amp;(MOD([.F39]-1;10)+1)" office:value-type="string" office:string-value="Day 7">
            <text:p>Day 7</text:p>
          </table:table-cell>
          <table:table-cell table:style-name="Default" table:formula="oooc:=VLOOKUP(INT(([.F39]+9)/10);[.A7:.B1059];2)&amp;&quot; - Day &quot;&amp;(MOD([.F39]-1;10)+1)" office:value-type="string" office:string-value="Rocky Ranch - Day 7">
            <text:p>Rocky Ranch - Day 7</text:p>
          </table:table-cell>
          <table:table-cell office:value-type="float" office:value="7">
            <text:p>7</text:p>
          </table:table-cell>
          <table:table-cell office:value-type="float" office:value="96">
            <text:p>96</text:p>
          </table:table-cell>
          <table:table-cell office:value-type="float" office:value="327">
            <text:p>327</text:p>
          </table:table-cell>
          <table:table-cell table:style-name="Default" table:formula="oooc:=['1 _ American'.Q30]" office:value-type="string" office:string-value="'Squash with Tomato Sauce', 'Chicken Pasta Casseroule', ">
            <text:p>'Squash with Tomato Sauce', 'Chicken Pasta Casseroule', </text:p>
          </table:table-cell>
          <table:table-cell table:style-name="ce185" table:formula="oooc:=INT(([.F39]+9)/10)&amp;&quot;-&quot;&amp;(MOD([.F39]-1;10)+1)" office:value-type="string" office:string-value="1-7">
            <text:p>1-7</text:p>
          </table:table-cell>
          <table:table-cell table:style-name="Default" table:formula="oooc:=&quot;'layout': '&quot;&amp;[LevelIntros.C12]&amp;&quot;', 'title': '&quot;&amp;[LevelIntros.D12]&amp;&quot;', 'text': '&quot;&amp;[LevelIntros.E12]&amp;&quot;'&quot;&amp;IF([LevelIntros.C12]=&quot;custpic&quot;;&quot;, 'picture': '&quot;&amp;[LevelIntros.F12]&amp;&quot;', 'frno': &quot;&amp;[LevelIntros.G12];&quot;&quot;)&amp;IF([LevelIntros.C12]=&quot;bonuspic&quot;;&quot;, 'picture': '&quot;&amp;[LevelIntros.F12]&amp;&quot;'&quot;;&quot;&quot;)" office:value-type="string" office:string-value="'layout': 'nopic', 'title': 'def/07.def.intro.title', 'text': 'def/07.def.intro.text'">
            <text:p>'layout': 'nopic', 'title': 'def/07.def.intro.title', 'text': 'def/07.def.intro.text'</text:p>
          </table:table-cell>
          <table:table-cell table:style-name="Default" table:formula="oooc:=&quot;'layout': 'outro', 'text': '&quot;&amp;[.B39]&amp;&quot;.passed.text'&quot;" office:value-type="string" office:string-value="'layout': 'outro', 'text': 'def/07.def.passed.text'">
            <text:p>'layout': 'outro', 'text': 'def/07.def.passed.text'</text:p>
          </table:table-cell>
          <table:table-cell table:style-name="Default" table:formula="oooc:=&quot;'layout': 'outro', 'text': '&quot;&amp;[.B39]&amp;&quot;.failed.text'&quot;" office:value-type="string" office:string-value="'layout': 'outro', 'text': 'def/07.def.failed.text'">
            <text:p>'layout': 'outro', 'text': 'def/07.def.failed.text'</text:p>
          </table:table-cell>
          <table:table-cell table:number-columns-repeated="243"/>
        </table:table-row>
        <table:table-row table:style-name="ro2">
          <table:table-cell office:value-type="string">
            <text:p>level</text:p>
          </table:table-cell>
          <table:table-cell table:style-name="Default" table:formula="oooc:=&quot;def/&quot;&amp;IF([.F40]&gt;9;&quot;&quot;;&quot;0&quot;)&amp;([.F40])&amp;&quot;.def&quot;" office:value-type="string" office:string-value="def/08.def">
            <text:p>def/08.def</text:p>
          </table:table-cell>
          <table:table-cell table:style-name="Default" table:formula="oooc:=VLOOKUP(INT(([.F40]+9)/10);[.A8:.B1060];2)&amp;&quot;&quot;" office:value-type="string" office:string-value="Rocky Ranch">
            <text:p>Rocky Ranch</text:p>
          </table:table-cell>
          <table:table-cell table:style-name="Default" table:formula="oooc:=&quot;Day &quot;&amp;(MOD([.F40]-1;10)+1)" office:value-type="string" office:string-value="Day 8">
            <text:p>Day 8</text:p>
          </table:table-cell>
          <table:table-cell table:style-name="Default" table:formula="oooc:=VLOOKUP(INT(([.F40]+9)/10);[.A8:.B1060];2)&amp;&quot; - Day &quot;&amp;(MOD([.F40]-1;10)+1)" office:value-type="string" office:string-value="Rocky Ranch - Day 8">
            <text:p>Rocky Ranch - Day 8</text:p>
          </table:table-cell>
          <table:table-cell office:value-type="float" office:value="8">
            <text:p>8</text:p>
          </table:table-cell>
          <table:table-cell office:value-type="float" office:value="118">
            <text:p>118</text:p>
          </table:table-cell>
          <table:table-cell office:value-type="float" office:value="342">
            <text:p>342</text:p>
          </table:table-cell>
          <table:table-cell table:style-name="Default" table:formula="oooc:=['1 _ American'.R30]" office:value-type="string" office:string-value="'Chicken Pineapple Pasta Pockets', ">
            <text:p>'Chicken Pineapple Pasta Pockets', </text:p>
          </table:table-cell>
          <table:table-cell table:style-name="ce185" table:formula="oooc:=INT(([.F40]+9)/10)&amp;&quot;-&quot;&amp;(MOD([.F40]-1;10)+1)" office:value-type="string" office:string-value="1-8">
            <text:p>1-8</text:p>
          </table:table-cell>
          <table:table-cell table:style-name="Default" table:formula="oooc:=&quot;'layout': '&quot;&amp;[LevelIntros.C13]&amp;&quot;', 'title': '&quot;&amp;[LevelIntros.D13]&amp;&quot;', 'text': '&quot;&amp;[LevelIntros.E13]&amp;&quot;'&quot;&amp;IF([LevelIntros.C13]=&quot;custpic&quot;;&quot;, 'picture': '&quot;&amp;[LevelIntros.F13]&amp;&quot;', 'frno': &quot;&amp;[LevelIntros.G13];&quot;&quot;)&amp;IF([LevelIntros.C13]=&quot;bonuspic&quot;;&quot;, 'picture': '&quot;&amp;[LevelIntros.F13]&amp;&quot;'&quot;;&quot;&quot;)" office:value-type="string" office:string-value="'layout': 'bonuspic', 'title': 'def/08.def.intro.title', 'text': 'def/08.def.intro.text', 'picture': 'bonus.removerow'">
            <text:p>'layout': 'bonuspic', 'title': 'def/08.def.intro.title', 'text': 'def/08.def.intro.text', 'picture': 'bonus.removerow'</text:p>
          </table:table-cell>
          <table:table-cell table:style-name="Default" table:formula="oooc:=&quot;'layout': 'outro', 'text': '&quot;&amp;[.B40]&amp;&quot;.passed.text'&quot;" office:value-type="string" office:string-value="'layout': 'outro', 'text': 'def/08.def.passed.text'">
            <text:p>'layout': 'outro', 'text': 'def/08.def.passed.text'</text:p>
          </table:table-cell>
          <table:table-cell table:style-name="Default" table:formula="oooc:=&quot;'layout': 'outro', 'text': '&quot;&amp;[.B40]&amp;&quot;.failed.text'&quot;" office:value-type="string" office:string-value="'layout': 'outro', 'text': 'def/08.def.failed.text'">
            <text:p>'layout': 'outro', 'text': 'def/08.def.failed.text'</text:p>
          </table:table-cell>
          <table:table-cell table:number-columns-repeated="243"/>
        </table:table-row>
        <table:table-row table:style-name="ro2">
          <table:table-cell office:value-type="string">
            <text:p>level</text:p>
          </table:table-cell>
          <table:table-cell table:style-name="Default" table:formula="oooc:=&quot;def/&quot;&amp;IF([.F41]&gt;9;&quot;&quot;;&quot;0&quot;)&amp;([.F41])&amp;&quot;.def&quot;" office:value-type="string" office:string-value="def/09.def">
            <text:p>def/09.def</text:p>
          </table:table-cell>
          <table:table-cell table:style-name="Default" table:formula="oooc:=VLOOKUP(INT(([.F41]+9)/10);[.A9:.B1061];2)&amp;&quot;&quot;" office:value-type="string" office:string-value="Rocky Ranch">
            <text:p>Rocky Ranch</text:p>
          </table:table-cell>
          <table:table-cell table:style-name="Default" table:formula="oooc:=&quot;Day &quot;&amp;(MOD([.F41]-1;10)+1)" office:value-type="string" office:string-value="Day 9">
            <text:p>Day 9</text:p>
          </table:table-cell>
          <table:table-cell table:style-name="Default" table:formula="oooc:=VLOOKUP(INT(([.F41]+9)/10);[.A9:.B1061];2)&amp;&quot; - Day &quot;&amp;(MOD([.F41]-1;10)+1)" office:value-type="string" office:string-value="Rocky Ranch - Day 9">
            <text:p>Rocky Ranch - Day 9</text:p>
          </table:table-cell>
          <table:table-cell office:value-type="float" office:value="9">
            <text:p>9</text:p>
          </table:table-cell>
          <table:table-cell office:value-type="float" office:value="141">
            <text:p>141</text:p>
          </table:table-cell>
          <table:table-cell office:value-type="float" office:value="353">
            <text:p>353</text:p>
          </table:table-cell>
          <table:table-cell table:style-name="Default" table:formula="oooc:=['1 _ American'.S30]">
            <text:p/>
          </table:table-cell>
          <table:table-cell table:style-name="ce185" table:formula="oooc:=INT(([.F41]+9)/10)&amp;&quot;-&quot;&amp;(MOD([.F41]-1;10)+1)" office:value-type="string" office:string-value="1-9">
            <text:p>1-9</text:p>
          </table:table-cell>
          <table:table-cell table:style-name="Default" table:formula="oooc:=&quot;'layout': '&quot;&amp;[LevelIntros.C14]&amp;&quot;', 'title': '&quot;&amp;[LevelIntros.D14]&amp;&quot;', 'text': '&quot;&amp;[LevelIntros.E14]&amp;&quot;'&quot;&amp;IF([LevelIntros.C14]=&quot;custpic&quot;;&quot;, 'picture': '&quot;&amp;[LevelIntros.F14]&amp;&quot;', 'frno': &quot;&amp;[LevelIntros.G14];&quot;&quot;)&amp;IF([LevelIntros.C14]=&quot;bonuspic&quot;;&quot;, 'picture': '&quot;&amp;[LevelIntros.F14]&amp;&quot;'&quot;;&quot;&quot;)" office:value-type="string" office:string-value="'layout': 'custpic', 'title': 'def/09.def.intro.title', 'text': 'def/09.def.intro.text', 'picture': 'customer.tourist.hawaiian', 'frno': 9">
            <text:p>'layout': 'custpic', 'title': 'def/09.def.intro.title', 'text': 'def/09.def.intro.text', 'picture': 'customer.tourist.hawaiian', 'frno': 9</text:p>
          </table:table-cell>
          <table:table-cell table:style-name="Default" table:formula="oooc:=&quot;'layout': 'outro', 'text': '&quot;&amp;[.B41]&amp;&quot;.passed.text'&quot;" office:value-type="string" office:string-value="'layout': 'outro', 'text': 'def/09.def.passed.text'">
            <text:p>'layout': 'outro', 'text': 'def/09.def.passed.text'</text:p>
          </table:table-cell>
          <table:table-cell table:style-name="Default" table:formula="oooc:=&quot;'layout': 'outro', 'text': '&quot;&amp;[.B41]&amp;&quot;.failed.text'&quot;" office:value-type="string" office:string-value="'layout': 'outro', 'text': 'def/09.def.failed.text'">
            <text:p>'layout': 'outro', 'text': 'def/09.def.failed.text'</text:p>
          </table:table-cell>
          <table:table-cell table:number-columns-repeated="243"/>
        </table:table-row>
        <table:table-row table:style-name="ro2">
          <table:table-cell office:value-type="string">
            <text:p>level</text:p>
          </table:table-cell>
          <table:table-cell table:style-name="Default" table:formula="oooc:=&quot;def/&quot;&amp;IF([.F42]&gt;9;&quot;&quot;;&quot;0&quot;)&amp;([.F42])&amp;&quot;.def&quot;" office:value-type="string" office:string-value="def/10.def">
            <text:p>def/10.def</text:p>
          </table:table-cell>
          <table:table-cell table:style-name="Default" table:formula="oooc:=VLOOKUP(INT(([.F42]+9)/10);[.A10:.B1062];2)&amp;&quot;&quot;" office:value-type="string" office:string-value="Rocky Ranch">
            <text:p>Rocky Ranch</text:p>
          </table:table-cell>
          <table:table-cell table:style-name="Default" table:formula="oooc:=&quot;Day &quot;&amp;(MOD([.F42]-1;10)+1)" office:value-type="string" office:string-value="Day 10">
            <text:p>Day 10</text:p>
          </table:table-cell>
          <table:table-cell table:style-name="Default" table:formula="oooc:=VLOOKUP(INT(([.F42]+9)/10);[.A10:.B1062];2)&amp;&quot; - Day &quot;&amp;(MOD([.F42]-1;10)+1)" office:value-type="string" office:string-value="Rocky Ranch - Day 10">
            <text:p>Rocky Ranch - Day 10</text:p>
          </table:table-cell>
          <table:table-cell office:value-type="float" office:value="10">
            <text:p>10</text:p>
          </table:table-cell>
          <table:table-cell office:value-type="float" office:value="167">
            <text:p>167</text:p>
          </table:table-cell>
          <table:table-cell office:value-type="float" office:value="358">
            <text:p>358</text:p>
          </table:table-cell>
          <table:table-cell table:style-name="Default" table:formula="oooc:=['1 _ American'.T30]">
            <text:p/>
          </table:table-cell>
          <table:table-cell table:style-name="ce185" table:formula="oooc:=INT(([.F42]+9)/10)&amp;&quot;-&quot;&amp;(MOD([.F42]-1;10)+1)" office:value-type="string" office:string-value="1-10">
            <text:p>1-10</text:p>
          </table:table-cell>
          <table:table-cell table:style-name="Default" table:formula="oooc:=&quot;'layout': '&quot;&amp;[LevelIntros.C15]&amp;&quot;', 'title': '&quot;&amp;[LevelIntros.D15]&amp;&quot;', 'text': '&quot;&amp;[LevelIntros.E15]&amp;&quot;'&quot;&amp;IF([LevelIntros.C15]=&quot;custpic&quot;;&quot;, 'picture': '&quot;&amp;[LevelIntros.F15]&amp;&quot;', 'frno': &quot;&amp;[LevelIntros.G15];&quot;&quot;)&amp;IF([LevelIntros.C15]=&quot;bonuspic&quot;;&quot;, 'picture': '&quot;&amp;[LevelIntros.F15]&amp;&quot;'&quot;;&quot;&quot;)" office:value-type="string" office:string-value="'layout': 'nopic', 'title': 'def/10.def.intro.title', 'text': 'def/10.def.intro.text'">
            <text:p>'layout': 'nopic', 'title': 'def/10.def.intro.title', 'text': 'def/10.def.intro.text'</text:p>
          </table:table-cell>
          <table:table-cell table:style-name="Default" table:formula="oooc:=&quot;'layout': 'outro', 'text': '&quot;&amp;[.B42]&amp;&quot;.passed.text'&quot;" office:value-type="string" office:string-value="'layout': 'outro', 'text': 'def/10.def.passed.text'">
            <text:p>'layout': 'outro', 'text': 'def/10.def.passed.text'</text:p>
          </table:table-cell>
          <table:table-cell table:style-name="Default" table:formula="oooc:=&quot;'layout': 'outro', 'text': '&quot;&amp;[.B42]&amp;&quot;.failed.text'&quot;" office:value-type="string" office:string-value="'layout': 'outro', 'text': 'def/10.def.failed.text'">
            <text:p>'layout': 'outro', 'text': 'def/10.def.failed.text'</text:p>
          </table:table-cell>
          <table:table-cell table:number-columns-repeated="243"/>
        </table:table-row>
        <table:table-row table:style-name="ro2">
          <table:table-cell office:value-type="string">
            <text:p>string</text:p>
          </table:table-cell>
          <table:table-cell table:style-name="Default" table:number-columns-repeated="3"/>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outro(outro.American)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table:style-name="Default" table:formula="oooc:=&quot;            sum = &quot;&quot;[ '&quot;&amp;[.B33]&amp;&quot;', '&quot;&amp;[.B34]&amp;&quot;', '&quot;&amp;[.B35]&amp;&quot;', '&quot;&amp;[.B36]&amp;&quot;', '&quot;&amp;[.B37]&amp;&quot;', '&quot;&amp;[.B38]&amp;&quot;', '&quot;&amp;[.B39]&amp;&quot;', '&quot;&amp;[.B40]&amp;&quot;', '&quot;&amp;[.B41]&amp;&quot;', '&quot;&amp;[.B42]&amp;&quot;' ]&quot;&quot;&quot;" office:value-type="string" office:string-value="            sum = &quot;[ 'def/01.def', 'def/02.def', 'def/03.def', 'def/04.def', 'def/05.def', 'def/06.def', 'def/07.def', 'def/08.def', 'def/09.def', 'def/10.def' ]&quot;">
            <text:p><text:s text:c="12"/>sum = "[ 'def/01.def', 'def/02.def', 'def/03.def', 'def/04.def', 'def/05.def', 'def/06.def', 'def/07.def', 'def/08.def', 'def/09.def', 'def/10.def' ]"</text:p>
          </table:table-cell>
          <table:table-cell table:style-name="Default" table:number-columns-repeated="2"/>
          <table:table-cell table:style-name="ce185"/>
          <table:table-cell table:number-columns-repeated="3"/>
          <table:table-cell table:style-name="Default"/>
          <table:table-cell/>
          <table:table-cell table:style-name="Default" table:number-columns-repeated="3"/>
          <table:table-cell table:number-columns-repeated="243"/>
        </table:table-row>
        <table:table-row table:style-name="ro2">
          <table:table-cell office:value-type="string">
            <text:p>string</text:p>
          </table:table-cell>
          <table:table-cell office:value-type="string">
            <text:p><text:s text:c="12"/>x = "160" y = "90"</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episode = "American"</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itle = "AMERICAN OPEN - RESULTS"</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restaurant = "ROCKY RANCH"</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day = "Round Results"</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If = "{ 'American': 4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Further = "4"</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howWinners = "yes"</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edText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1" layout = "episode-outro.1"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2" layout = "episode-outro.2"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3" layout = "episode-outro.3"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4" layout = "episode-outro.4"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5" layout = "episode-outro.5"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6" layout = "episode-outro.6"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failedText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table:number-columns-repeated="255"/>
        </table:table-row>
        <table:table-row table:style-name="ro2">
          <table:table-cell office:value-type="string">
            <text:p>string</text:p>
          </table:table-cell>
          <table:table-cell office:value-type="string">
            <text:p><text:s text:c="8"/>//Episode - Mexican</text:p>
          </table:table-cell>
          <table:table-cell table:number-columns-repeated="254"/>
        </table:table-row>
        <table:table-row table:style-name="ro2">
          <table:table-cell office:value-type="string">
            <text:p>string</text:p>
          </table:table-cell>
          <table:table-cell office:value-type="string">
            <text:p><text:s text:c="8"/>intro(intro.Mexican)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episode = "Mexic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MEXICAN OPE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mexican.intro.1" layout = "episode-intro.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mexican.intro.2" layout = "episode-intro.2"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mexican.intro.3" layout = "episode-intro.3" }</text:p>
          </table:table-cell>
          <table:table-cell table:number-columns-repeated="2"/>
          <table:table-cell table:style-name="ce122"/>
          <table:table-cell table:number-columns-repeated="251"/>
        </table:table-row>
        <table:table-row table:style-name="ro2">
          <table:table-cell office:value-type="string">
            <text:p>string</text:p>
          </table:table-cell>
          <table:table-cell office:value-type="string">
            <text:p><text:s text:c="12"/>text { str = "mexican.intro.4" layout = "episode-intro.4" }</text:p>
          </table:table-cell>
          <table:table-cell table:number-columns-repeated="2"/>
          <table:table-cell table:style-name="ce122"/>
          <table:table-cell table:number-columns-repeated="251"/>
        </table:table-row>
        <table:table-row table:style-name="ro2">
          <table:table-cell office:value-type="string">
            <text:p>string</text:p>
          </table:table-cell>
          <table:table-cell office:value-type="string">
            <text:p><text:s text:c="12"/>text { str = "mexican.intro.5" layout = "episode-intro.5" }</text:p>
          </table:table-cell>
          <table:table-cell table:number-columns-repeated="2"/>
          <table:table-cell table:style-name="ce122"/>
          <table:table-cell table:number-columns-repeated="251"/>
        </table:table-row>
        <table:table-row table:style-name="ro2">
          <table:table-cell office:value-type="string">
            <text:p>string</text:p>
          </table:table-cell>
          <table:table-cell office:value-type="string">
            <text:p><text:s text:c="12"/>text { str = "mexican.intro.6" layout = "episode-intro.6" }</text:p>
          </table:table-cell>
          <table:table-cell table:number-columns-repeated="2"/>
          <table:table-cell table:style-name="ce122"/>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number-columns-repeated="255"/>
        </table:table-row>
        <table:table-row table:style-name="ro2">
          <table:table-cell office:value-type="string">
            <text:p>level</text:p>
          </table:table-cell>
          <table:table-cell table:style-name="Default" table:formula="oooc:=&quot;def/&quot;&amp;IF([.F78]&gt;9;&quot;&quot;;&quot;0&quot;)&amp;([.F78])&amp;&quot;.def&quot;" office:value-type="string" office:string-value="def/11.def">
            <text:p>def/11.def</text:p>
          </table:table-cell>
          <table:table-cell table:style-name="Default" table:formula="oooc:=VLOOKUP(INT(([.F78]+9)/10);[.A44:.B1096];2)&amp;&quot;&quot;" office:value-type="string" office:string-value="Lemon Lime">
            <text:p>Lemon Lime</text:p>
          </table:table-cell>
          <table:table-cell table:style-name="Default" table:formula="oooc:=&quot;Day &quot;&amp;(MOD([.F78]-1;10)+1)" office:value-type="string" office:string-value="Day 1">
            <text:p>Day 1</text:p>
          </table:table-cell>
          <table:table-cell table:style-name="Default" table:formula="oooc:=VLOOKUP(INT(([.F78]+9)/10);[.A43:.B1095];2)&amp;&quot; - Day &quot;&amp;(MOD([.F78]-1;10)+1)" office:value-type="string" office:string-value="Lemon Lime - Day 1">
            <text:p>Lemon Lime - Day 1</text:p>
          </table:table-cell>
          <table:table-cell office:value-type="float" office:value="11">
            <text:p>11</text:p>
          </table:table-cell>
          <table:table-cell office:value-type="float" office:value="211">
            <text:p>211</text:p>
          </table:table-cell>
          <table:table-cell office:value-type="float" office:value="272">
            <text:p>272</text:p>
          </table:table-cell>
          <table:table-cell table:style-name="Default" table:formula="oooc:=['2 _ Mexican'.K30]" office:value-type="string" office:string-value="'Tortilla Soup', 'Burrito', ">
            <text:p>'Tortilla Soup', 'Burrito', </text:p>
          </table:table-cell>
          <table:table-cell table:style-name="ce185" table:formula="oooc:=INT(([.F78]+9)/10)&amp;&quot;-&quot;&amp;(MOD([.F78]-1;10)+1)" office:value-type="string" office:string-value="2-1">
            <text:p>2-1</text:p>
          </table:table-cell>
          <table:table-cell table:style-name="Default" table:formula="oooc:=&quot;'layout': '&quot;&amp;[LevelIntros.C18]&amp;&quot;', 'title': '&quot;&amp;[LevelIntros.D18]&amp;&quot;', 'text': '&quot;&amp;[LevelIntros.E18]&amp;&quot;'&quot;&amp;IF([LevelIntros.C18]=&quot;custpic&quot;;&quot;, 'picture': '&quot;&amp;[LevelIntros.F18]&amp;&quot;', 'frno': &quot;&amp;[LevelIntros.G18];&quot;&quot;)&amp;IF([LevelIntros.C18]=&quot;bonuspic&quot;;&quot;, 'picture': '&quot;&amp;[LevelIntros.F18]&amp;&quot;'&quot;;&quot;&quot;)" office:value-type="string" office:string-value="'layout': 'nopic', 'title': 'def/11.def.intro.title', 'text': 'def/11.def.intro.text'">
            <text:p>'layout': 'nopic', 'title': 'def/11.def.intro.title', 'text': 'def/11.def.intro.text'</text:p>
          </table:table-cell>
          <table:table-cell table:style-name="Default" table:formula="oooc:=&quot;'layout': 'outro', 'text': '&quot;&amp;[.B78]&amp;&quot;.passed.text'&quot;" office:value-type="string" office:string-value="'layout': 'outro', 'text': 'def/11.def.passed.text'">
            <text:p>'layout': 'outro', 'text': 'def/11.def.passed.text'</text:p>
          </table:table-cell>
          <table:table-cell table:style-name="Default" table:formula="oooc:=&quot;'layout': 'outro', 'text': '&quot;&amp;[.B78]&amp;&quot;.failed.text'&quot;" office:value-type="string" office:string-value="'layout': 'outro', 'text': 'def/11.def.failed.text'">
            <text:p>'layout': 'outro', 'text': 'def/11.def.failed.text'</text:p>
          </table:table-cell>
          <table:table-cell table:number-columns-repeated="243"/>
        </table:table-row>
        <table:table-row table:style-name="ro2">
          <table:table-cell office:value-type="string">
            <text:p>level</text:p>
          </table:table-cell>
          <table:table-cell table:style-name="Default" table:formula="oooc:=&quot;def/&quot;&amp;IF([.F79]&gt;9;&quot;&quot;;&quot;0&quot;)&amp;([.F79])&amp;&quot;.def&quot;" office:value-type="string" office:string-value="def/12.def">
            <text:p>def/12.def</text:p>
          </table:table-cell>
          <table:table-cell table:style-name="Default" table:formula="oooc:=VLOOKUP(INT(([.F79]+9)/10);[.A45:.B1097];2)&amp;&quot;&quot;" office:value-type="string" office:string-value="Lemon Lime">
            <text:p>Lemon Lime</text:p>
          </table:table-cell>
          <table:table-cell table:style-name="Default" table:formula="oooc:=&quot;Day &quot;&amp;(MOD([.F79]-1;10)+1)" office:value-type="string" office:string-value="Day 2">
            <text:p>Day 2</text:p>
          </table:table-cell>
          <table:table-cell table:style-name="Default" table:formula="oooc:=VLOOKUP(INT(([.F79]+9)/10);[.A44:.B1096];2)&amp;&quot; - Day &quot;&amp;(MOD([.F79]-1;10)+1)" office:value-type="string" office:string-value="Lemon Lime - Day 2">
            <text:p>Lemon Lime - Day 2</text:p>
          </table:table-cell>
          <table:table-cell office:value-type="float" office:value="12">
            <text:p>12</text:p>
          </table:table-cell>
          <table:table-cell office:value-type="float" office:value="201">
            <text:p>201</text:p>
          </table:table-cell>
          <table:table-cell office:value-type="float" office:value="237">
            <text:p>237</text:p>
          </table:table-cell>
          <table:table-cell table:style-name="Default" table:formula="oooc:=['2 _ Mexican'.L30]" office:value-type="string" office:string-value="'Chiles Renellos', 'Chili con Carne', ">
            <text:p>'Chiles Renellos', 'Chili con Carne', </text:p>
          </table:table-cell>
          <table:table-cell table:style-name="ce185" table:formula="oooc:=INT(([.F79]+9)/10)&amp;&quot;-&quot;&amp;(MOD([.F79]-1;10)+1)" office:value-type="string" office:string-value="2-2">
            <text:p>2-2</text:p>
          </table:table-cell>
          <table:table-cell table:style-name="Default" table:formula="oooc:=&quot;'layout': '&quot;&amp;[LevelIntros.C19]&amp;&quot;', 'title': '&quot;&amp;[LevelIntros.D19]&amp;&quot;', 'text': '&quot;&amp;[LevelIntros.E19]&amp;&quot;'&quot;&amp;IF([LevelIntros.C19]=&quot;custpic&quot;;&quot;, 'picture': '&quot;&amp;[LevelIntros.F19]&amp;&quot;', 'frno': &quot;&amp;[LevelIntros.G19];&quot;&quot;)&amp;IF([LevelIntros.C19]=&quot;bonuspic&quot;;&quot;, 'picture': '&quot;&amp;[LevelIntros.F19]&amp;&quot;'&quot;;&quot;&quot;)" office:value-type="string" office:string-value="'layout': 'bonuspic', 'title': 'def/12.def.intro.title', 'text': 'def/12.def.intro.text', 'picture': 'bonus.bomb'">
            <text:p>'layout': 'bonuspic', 'title': 'def/12.def.intro.title', 'text': 'def/12.def.intro.text', 'picture': 'bonus.bomb'</text:p>
          </table:table-cell>
          <table:table-cell table:style-name="Default" table:formula="oooc:=&quot;'layout': 'outro', 'text': '&quot;&amp;[.B79]&amp;&quot;.passed.text'&quot;" office:value-type="string" office:string-value="'layout': 'outro', 'text': 'def/12.def.passed.text'">
            <text:p>'layout': 'outro', 'text': 'def/12.def.passed.text'</text:p>
          </table:table-cell>
          <table:table-cell table:style-name="Default" table:formula="oooc:=&quot;'layout': 'outro', 'text': '&quot;&amp;[.B79]&amp;&quot;.failed.text'&quot;" office:value-type="string" office:string-value="'layout': 'outro', 'text': 'def/12.def.failed.text'">
            <text:p>'layout': 'outro', 'text': 'def/12.def.failed.text'</text:p>
          </table:table-cell>
          <table:table-cell table:number-columns-repeated="243"/>
        </table:table-row>
        <table:table-row table:style-name="ro2">
          <table:table-cell office:value-type="string">
            <text:p>level</text:p>
          </table:table-cell>
          <table:table-cell table:style-name="Default" table:formula="oooc:=&quot;def/&quot;&amp;IF([.F80]&gt;9;&quot;&quot;;&quot;0&quot;)&amp;([.F80])&amp;&quot;.def&quot;" office:value-type="string" office:string-value="def/13.def">
            <text:p>def/13.def</text:p>
          </table:table-cell>
          <table:table-cell table:style-name="Default" table:formula="oooc:=VLOOKUP(INT(([.F80]+9)/10);[.A46:.B1098];2)&amp;&quot;&quot;" office:value-type="string" office:string-value="Lemon Lime">
            <text:p>Lemon Lime</text:p>
          </table:table-cell>
          <table:table-cell table:style-name="Default" table:formula="oooc:=&quot;Day &quot;&amp;(MOD([.F80]-1;10)+1)" office:value-type="string" office:string-value="Day 3">
            <text:p>Day 3</text:p>
          </table:table-cell>
          <table:table-cell table:style-name="Default" table:formula="oooc:=VLOOKUP(INT(([.F80]+9)/10);[.A45:.B1097];2)&amp;&quot; - Day &quot;&amp;(MOD([.F80]-1;10)+1)" office:value-type="string" office:string-value="Lemon Lime - Day 3">
            <text:p>Lemon Lime - Day 3</text:p>
          </table:table-cell>
          <table:table-cell office:value-type="float" office:value="13">
            <text:p>13</text:p>
          </table:table-cell>
          <table:table-cell office:value-type="float" office:value="195">
            <text:p>195</text:p>
          </table:table-cell>
          <table:table-cell office:value-type="float" office:value="205">
            <text:p>205</text:p>
          </table:table-cell>
          <table:table-cell table:style-name="Default" table:formula="oooc:=['2 _ Mexican'.M30]" office:value-type="string" office:string-value="'Tex-Mex Turkey Casseruole', ">
            <text:p>'Tex-Mex Turkey Casseruole', </text:p>
          </table:table-cell>
          <table:table-cell table:style-name="ce185" table:formula="oooc:=INT(([.F80]+9)/10)&amp;&quot;-&quot;&amp;(MOD([.F80]-1;10)+1)" office:value-type="string" office:string-value="2-3">
            <text:p>2-3</text:p>
          </table:table-cell>
          <table:table-cell table:style-name="Default" table:formula="oooc:=&quot;'layout': '&quot;&amp;[LevelIntros.C20]&amp;&quot;', 'title': '&quot;&amp;[LevelIntros.D20]&amp;&quot;', 'text': '&quot;&amp;[LevelIntros.E20]&amp;&quot;'&quot;&amp;IF([LevelIntros.C20]=&quot;custpic&quot;;&quot;, 'picture': '&quot;&amp;[LevelIntros.F20]&amp;&quot;', 'frno': &quot;&amp;[LevelIntros.G20];&quot;&quot;)&amp;IF([LevelIntros.C20]=&quot;bonuspic&quot;;&quot;, 'picture': '&quot;&amp;[LevelIntros.F20]&amp;&quot;'&quot;;&quot;&quot;)" office:value-type="string" office:string-value="'layout': 'custpic', 'title': 'def/13.def.intro.title', 'text': 'def/13.def.intro.text', 'picture': 'customer.tourist.mexican', 'frno': 9">
            <text:p>'layout': 'custpic', 'title': 'def/13.def.intro.title', 'text': 'def/13.def.intro.text', 'picture': 'customer.tourist.mexican', 'frno': 9</text:p>
          </table:table-cell>
          <table:table-cell table:style-name="Default" table:formula="oooc:=&quot;'layout': 'outro', 'text': '&quot;&amp;[.B80]&amp;&quot;.passed.text'&quot;" office:value-type="string" office:string-value="'layout': 'outro', 'text': 'def/13.def.passed.text'">
            <text:p>'layout': 'outro', 'text': 'def/13.def.passed.text'</text:p>
          </table:table-cell>
          <table:table-cell table:style-name="Default" table:formula="oooc:=&quot;'layout': 'outro', 'text': '&quot;&amp;[.B80]&amp;&quot;.failed.text'&quot;" office:value-type="string" office:string-value="'layout': 'outro', 'text': 'def/13.def.failed.text'">
            <text:p>'layout': 'outro', 'text': 'def/13.def.failed.text'</text:p>
          </table:table-cell>
          <table:table-cell table:number-columns-repeated="243"/>
        </table:table-row>
        <table:table-row table:style-name="ro2">
          <table:table-cell office:value-type="string">
            <text:p>level</text:p>
          </table:table-cell>
          <table:table-cell table:style-name="Default" table:formula="oooc:=&quot;def/&quot;&amp;IF([.F81]&gt;9;&quot;&quot;;&quot;0&quot;)&amp;([.F81])&amp;&quot;.def&quot;" office:value-type="string" office:string-value="def/14.def">
            <text:p>def/14.def</text:p>
          </table:table-cell>
          <table:table-cell table:style-name="Default" table:formula="oooc:=VLOOKUP(INT(([.F81]+9)/10);[.A47:.B1099];2)&amp;&quot;&quot;" office:value-type="string" office:string-value="Lemon Lime">
            <text:p>Lemon Lime</text:p>
          </table:table-cell>
          <table:table-cell table:style-name="Default" table:formula="oooc:=&quot;Day &quot;&amp;(MOD([.F81]-1;10)+1)" office:value-type="string" office:string-value="Day 4">
            <text:p>Day 4</text:p>
          </table:table-cell>
          <table:table-cell table:style-name="Default" table:formula="oooc:=VLOOKUP(INT(([.F81]+9)/10);[.A46:.B1098];2)&amp;&quot; - Day &quot;&amp;(MOD([.F81]-1;10)+1)" office:value-type="string" office:string-value="Lemon Lime - Day 4">
            <text:p>Lemon Lime - Day 4</text:p>
          </table:table-cell>
          <table:table-cell office:value-type="float" office:value="14">
            <text:p>14</text:p>
          </table:table-cell>
          <table:table-cell office:value-type="float" office:value="197">
            <text:p>197</text:p>
          </table:table-cell>
          <table:table-cell office:value-type="float" office:value="172">
            <text:p>172</text:p>
          </table:table-cell>
          <table:table-cell table:style-name="Default" table:formula="oooc:=['2 _ Mexican'.N30]" office:value-type="string" office:string-value="'Guacamole', 'Avocado Salsa', ">
            <text:p>'Guacamole', 'Avocado Salsa', </text:p>
          </table:table-cell>
          <table:table-cell table:style-name="ce185" table:formula="oooc:=INT(([.F81]+9)/10)&amp;&quot;-&quot;&amp;(MOD([.F81]-1;10)+1)" office:value-type="string" office:string-value="2-4">
            <text:p>2-4</text:p>
          </table:table-cell>
          <table:table-cell table:style-name="Default" table:formula="oooc:=&quot;'layout': '&quot;&amp;[LevelIntros.C21]&amp;&quot;', 'title': '&quot;&amp;[LevelIntros.D21]&amp;&quot;', 'text': '&quot;&amp;[LevelIntros.E21]&amp;&quot;'&quot;&amp;IF([LevelIntros.C21]=&quot;custpic&quot;;&quot;, 'picture': '&quot;&amp;[LevelIntros.F21]&amp;&quot;', 'frno': &quot;&amp;[LevelIntros.G21];&quot;&quot;)&amp;IF([LevelIntros.C21]=&quot;bonuspic&quot;;&quot;, 'picture': '&quot;&amp;[LevelIntros.F21]&amp;&quot;'&quot;;&quot;&quot;)" office:value-type="string" office:string-value="'layout': 'nopic', 'title': 'def/14.def.intro.title', 'text': 'def/14.def.intro.text'">
            <text:p>'layout': 'nopic', 'title': 'def/14.def.intro.title', 'text': 'def/14.def.intro.text'</text:p>
          </table:table-cell>
          <table:table-cell table:style-name="Default" table:formula="oooc:=&quot;'layout': 'outro', 'text': '&quot;&amp;[.B81]&amp;&quot;.passed.text'&quot;" office:value-type="string" office:string-value="'layout': 'outro', 'text': 'def/14.def.passed.text'">
            <text:p>'layout': 'outro', 'text': 'def/14.def.passed.text'</text:p>
          </table:table-cell>
          <table:table-cell table:style-name="Default" table:formula="oooc:=&quot;'layout': 'outro', 'text': '&quot;&amp;[.B81]&amp;&quot;.failed.text'&quot;" office:value-type="string" office:string-value="'layout': 'outro', 'text': 'def/14.def.failed.text'">
            <text:p>'layout': 'outro', 'text': 'def/14.def.failed.text'</text:p>
          </table:table-cell>
          <table:table-cell table:number-columns-repeated="243"/>
        </table:table-row>
        <table:table-row table:style-name="ro2">
          <table:table-cell office:value-type="string">
            <text:p>level</text:p>
          </table:table-cell>
          <table:table-cell table:style-name="Default" table:formula="oooc:=&quot;def/&quot;&amp;IF([.F82]&gt;9;&quot;&quot;;&quot;0&quot;)&amp;([.F82])&amp;&quot;.def&quot;" office:value-type="string" office:string-value="def/15.def">
            <text:p>def/15.def</text:p>
          </table:table-cell>
          <table:table-cell table:style-name="Default" table:formula="oooc:=VLOOKUP(INT(([.F82]+9)/10);[.A48:.B1100];2)&amp;&quot;&quot;" office:value-type="string" office:string-value="Lemon Lime">
            <text:p>Lemon Lime</text:p>
          </table:table-cell>
          <table:table-cell table:style-name="Default" table:formula="oooc:=&quot;Day &quot;&amp;(MOD([.F82]-1;10)+1)" office:value-type="string" office:string-value="Day 5">
            <text:p>Day 5</text:p>
          </table:table-cell>
          <table:table-cell table:style-name="Default" table:formula="oooc:=VLOOKUP(INT(([.F82]+9)/10);[.A47:.B1099];2)&amp;&quot; - Day &quot;&amp;(MOD([.F82]-1;10)+1)" office:value-type="string" office:string-value="Lemon Lime - Day 5">
            <text:p>Lemon Lime - Day 5</text:p>
          </table:table-cell>
          <table:table-cell office:value-type="float" office:value="15">
            <text:p>15</text:p>
          </table:table-cell>
          <table:table-cell office:value-type="float" office:value="202">
            <text:p>202</text:p>
          </table:table-cell>
          <table:table-cell office:value-type="float" office:value="141">
            <text:p>141</text:p>
          </table:table-cell>
          <table:table-cell table:style-name="Default" table:formula="oooc:=['2 _ Mexican'.O30]" office:value-type="string" office:string-value="'Fajitas', ">
            <text:p>'Fajitas', </text:p>
          </table:table-cell>
          <table:table-cell table:style-name="ce185" table:formula="oooc:=INT(([.F82]+9)/10)&amp;&quot;-&quot;&amp;(MOD([.F82]-1;10)+1)" office:value-type="string" office:string-value="2-5">
            <text:p>2-5</text:p>
          </table:table-cell>
          <table:table-cell table:style-name="Default" table:formula="oooc:=&quot;'layout': '&quot;&amp;[LevelIntros.C22]&amp;&quot;', 'title': '&quot;&amp;[LevelIntros.D22]&amp;&quot;', 'text': '&quot;&amp;[LevelIntros.E22]&amp;&quot;'&quot;&amp;IF([LevelIntros.C22]=&quot;custpic&quot;;&quot;, 'picture': '&quot;&amp;[LevelIntros.F22]&amp;&quot;', 'frno': &quot;&amp;[LevelIntros.G22];&quot;&quot;)&amp;IF([LevelIntros.C22]=&quot;bonuspic&quot;;&quot;, 'picture': '&quot;&amp;[LevelIntros.F22]&amp;&quot;'&quot;;&quot;&quot;)" office:value-type="string" office:string-value="'layout': 'bonuspic', 'title': 'def/15.def.intro.title', 'text': 'def/15.def.intro.text', 'picture': 'bonus.scrollback'">
            <text:p>'layout': 'bonuspic', 'title': 'def/15.def.intro.title', 'text': 'def/15.def.intro.text', 'picture': 'bonus.scrollback'</text:p>
          </table:table-cell>
          <table:table-cell table:style-name="Default" table:formula="oooc:=&quot;'layout': 'outro', 'text': '&quot;&amp;[.B82]&amp;&quot;.passed.text'&quot;" office:value-type="string" office:string-value="'layout': 'outro', 'text': 'def/15.def.passed.text'">
            <text:p>'layout': 'outro', 'text': 'def/15.def.passed.text'</text:p>
          </table:table-cell>
          <table:table-cell table:style-name="Default" table:formula="oooc:=&quot;'layout': 'outro', 'text': '&quot;&amp;[.B82]&amp;&quot;.failed.text'&quot;" office:value-type="string" office:string-value="'layout': 'outro', 'text': 'def/15.def.failed.text'">
            <text:p>'layout': 'outro', 'text': 'def/15.def.failed.text'</text:p>
          </table:table-cell>
          <table:table-cell table:number-columns-repeated="243"/>
        </table:table-row>
        <table:table-row table:style-name="ro2">
          <table:table-cell office:value-type="string">
            <text:p>level</text:p>
          </table:table-cell>
          <table:table-cell table:style-name="Default" table:formula="oooc:=&quot;def/&quot;&amp;IF([.F83]&gt;9;&quot;&quot;;&quot;0&quot;)&amp;([.F83])&amp;&quot;.def&quot;" office:value-type="string" office:string-value="def/16.def">
            <text:p>def/16.def</text:p>
          </table:table-cell>
          <table:table-cell table:style-name="Default" table:formula="oooc:=VLOOKUP(INT(([.F83]+9)/10);[.A51:.B1101];2)&amp;&quot;&quot;" office:value-type="string" office:string-value="Lemon Lime">
            <text:p>Lemon Lime</text:p>
          </table:table-cell>
          <table:table-cell table:style-name="Default" table:formula="oooc:=&quot;Day &quot;&amp;(MOD([.F83]-1;10)+1)" office:value-type="string" office:string-value="Day 6">
            <text:p>Day 6</text:p>
          </table:table-cell>
          <table:table-cell table:style-name="Default" table:formula="oooc:=VLOOKUP(INT(([.F83]+9)/10);[.A48:.B1100];2)&amp;&quot; - Day &quot;&amp;(MOD([.F83]-1;10)+1)" office:value-type="string" office:string-value="Lemon Lime - Day 6">
            <text:p>Lemon Lime - Day 6</text:p>
          </table:table-cell>
          <table:table-cell office:value-type="float" office:value="16">
            <text:p>16</text:p>
          </table:table-cell>
          <table:table-cell office:value-type="float" office:value="215">
            <text:p>215</text:p>
          </table:table-cell>
          <table:table-cell office:value-type="float" office:value="117">
            <text:p>117</text:p>
          </table:table-cell>
          <table:table-cell table:style-name="Default" table:formula="oooc:=['2 _ Mexican'.P30]" office:value-type="string" office:string-value="'Quesadilla', ">
            <text:p>'Quesadilla', </text:p>
          </table:table-cell>
          <table:table-cell table:style-name="ce185" table:formula="oooc:=INT(([.F83]+9)/10)&amp;&quot;-&quot;&amp;(MOD([.F83]-1;10)+1)" office:value-type="string" office:string-value="2-6">
            <text:p>2-6</text:p>
          </table:table-cell>
          <table:table-cell table:style-name="Default" table:formula="oooc:=&quot;'layout': '&quot;&amp;[LevelIntros.C23]&amp;&quot;', 'title': '&quot;&amp;[LevelIntros.D23]&amp;&quot;', 'text': '&quot;&amp;[LevelIntros.E23]&amp;&quot;'&quot;&amp;IF([LevelIntros.C23]=&quot;custpic&quot;;&quot;, 'picture': '&quot;&amp;[LevelIntros.F23]&amp;&quot;', 'frno': &quot;&amp;[LevelIntros.G23];&quot;&quot;)&amp;IF([LevelIntros.C23]=&quot;bonuspic&quot;;&quot;, 'picture': '&quot;&amp;[LevelIntros.F23]&amp;&quot;'&quot;;&quot;&quot;)" office:value-type="string" office:string-value="'layout': 'custpic', 'title': 'def/16.def.intro.title', 'text': 'def/16.def.intro.text', 'picture': 'customer.oldlady', 'frno': 9">
            <text:p>'layout': 'custpic', 'title': 'def/16.def.intro.title', 'text': 'def/16.def.intro.text', 'picture': 'customer.oldlady', 'frno': 9</text:p>
          </table:table-cell>
          <table:table-cell table:style-name="Default" table:formula="oooc:=&quot;'layout': 'outro', 'text': '&quot;&amp;[.B83]&amp;&quot;.passed.text'&quot;" office:value-type="string" office:string-value="'layout': 'outro', 'text': 'def/16.def.passed.text'">
            <text:p>'layout': 'outro', 'text': 'def/16.def.passed.text'</text:p>
          </table:table-cell>
          <table:table-cell table:style-name="Default" table:formula="oooc:=&quot;'layout': 'outro', 'text': '&quot;&amp;[.B83]&amp;&quot;.failed.text'&quot;" office:value-type="string" office:string-value="'layout': 'outro', 'text': 'def/16.def.failed.text'">
            <text:p>'layout': 'outro', 'text': 'def/16.def.failed.text'</text:p>
          </table:table-cell>
          <table:table-cell table:number-columns-repeated="243"/>
        </table:table-row>
        <table:table-row table:style-name="ro2">
          <table:table-cell office:value-type="string">
            <text:p>level</text:p>
          </table:table-cell>
          <table:table-cell table:style-name="Default" table:formula="oooc:=&quot;def/&quot;&amp;IF([.F84]&gt;9;&quot;&quot;;&quot;0&quot;)&amp;([.F84])&amp;&quot;.def&quot;" office:value-type="string" office:string-value="def/17.def">
            <text:p>def/17.def</text:p>
          </table:table-cell>
          <table:table-cell table:style-name="Default" table:formula="oooc:=VLOOKUP(INT(([.F84]+9)/10);[.A52:.B1102];2)&amp;&quot;&quot;" office:value-type="string" office:string-value="Lemon Lime">
            <text:p>Lemon Lime</text:p>
          </table:table-cell>
          <table:table-cell table:style-name="Default" table:formula="oooc:=&quot;Day &quot;&amp;(MOD([.F84]-1;10)+1)" office:value-type="string" office:string-value="Day 7">
            <text:p>Day 7</text:p>
          </table:table-cell>
          <table:table-cell table:style-name="Default" table:formula="oooc:=VLOOKUP(INT(([.F84]+9)/10);[.A51:.B1101];2)&amp;&quot; - Day &quot;&amp;(MOD([.F84]-1;10)+1)" office:value-type="string" office:string-value="Lemon Lime - Day 7">
            <text:p>Lemon Lime - Day 7</text:p>
          </table:table-cell>
          <table:table-cell office:value-type="float" office:value="17">
            <text:p>17</text:p>
          </table:table-cell>
          <table:table-cell office:value-type="float" office:value="230">
            <text:p>230</text:p>
          </table:table-cell>
          <table:table-cell office:value-type="float" office:value="92">
            <text:p>92</text:p>
          </table:table-cell>
          <table:table-cell table:style-name="Default" table:formula="oooc:=['2 _ Mexican'.Q30]" office:value-type="string" office:string-value="'Cheese Nachos', 'Football Fan Nachos', ">
            <text:p>'Cheese Nachos', 'Football Fan Nachos', </text:p>
          </table:table-cell>
          <table:table-cell table:style-name="ce185" table:formula="oooc:=INT(([.F84]+9)/10)&amp;&quot;-&quot;&amp;(MOD([.F84]-1;10)+1)" office:value-type="string" office:string-value="2-7">
            <text:p>2-7</text:p>
          </table:table-cell>
          <table:table-cell table:style-name="Default" table:formula="oooc:=&quot;'layout': '&quot;&amp;[LevelIntros.C24]&amp;&quot;', 'title': '&quot;&amp;[LevelIntros.D24]&amp;&quot;', 'text': '&quot;&amp;[LevelIntros.E24]&amp;&quot;'&quot;&amp;IF([LevelIntros.C24]=&quot;custpic&quot;;&quot;, 'picture': '&quot;&amp;[LevelIntros.F24]&amp;&quot;', 'frno': &quot;&amp;[LevelIntros.G24];&quot;&quot;)&amp;IF([LevelIntros.C24]=&quot;bonuspic&quot;;&quot;, 'picture': '&quot;&amp;[LevelIntros.F24]&amp;&quot;'&quot;;&quot;&quot;)" office:value-type="string" office:string-value="'layout': 'nopic', 'title': 'def/17.def.intro.title', 'text': 'def/17.def.intro.text'">
            <text:p>'layout': 'nopic', 'title': 'def/17.def.intro.title', 'text': 'def/17.def.intro.text'</text:p>
          </table:table-cell>
          <table:table-cell table:style-name="Default" table:formula="oooc:=&quot;'layout': 'outro', 'text': '&quot;&amp;[.B84]&amp;&quot;.passed.text'&quot;" office:value-type="string" office:string-value="'layout': 'outro', 'text': 'def/17.def.passed.text'">
            <text:p>'layout': 'outro', 'text': 'def/17.def.passed.text'</text:p>
          </table:table-cell>
          <table:table-cell table:style-name="Default" table:formula="oooc:=&quot;'layout': 'outro', 'text': '&quot;&amp;[.B84]&amp;&quot;.failed.text'&quot;" office:value-type="string" office:string-value="'layout': 'outro', 'text': 'def/17.def.failed.text'">
            <text:p>'layout': 'outro', 'text': 'def/17.def.failed.text'</text:p>
          </table:table-cell>
          <table:table-cell table:number-columns-repeated="243"/>
        </table:table-row>
        <table:table-row table:style-name="ro2">
          <table:table-cell office:value-type="string">
            <text:p>level</text:p>
          </table:table-cell>
          <table:table-cell table:style-name="Default" table:formula="oooc:=&quot;def/&quot;&amp;IF([.F85]&gt;9;&quot;&quot;;&quot;0&quot;)&amp;([.F85])&amp;&quot;.def&quot;" office:value-type="string" office:string-value="def/18.def">
            <text:p>def/18.def</text:p>
          </table:table-cell>
          <table:table-cell table:style-name="Default" table:formula="oooc:=VLOOKUP(INT(([.F85]+9)/10);[.A53:.B1103];2)&amp;&quot;&quot;" office:value-type="string" office:string-value="Lemon Lime">
            <text:p>Lemon Lime</text:p>
          </table:table-cell>
          <table:table-cell table:style-name="Default" table:formula="oooc:=&quot;Day &quot;&amp;(MOD([.F85]-1;10)+1)" office:value-type="string" office:string-value="Day 8">
            <text:p>Day 8</text:p>
          </table:table-cell>
          <table:table-cell table:style-name="Default" table:formula="oooc:=VLOOKUP(INT(([.F85]+9)/10);[.A52:.B1102];2)&amp;&quot; - Day &quot;&amp;(MOD([.F85]-1;10)+1)" office:value-type="string" office:string-value="Lemon Lime - Day 8">
            <text:p>Lemon Lime - Day 8</text:p>
          </table:table-cell>
          <table:table-cell office:value-type="float" office:value="18">
            <text:p>18</text:p>
          </table:table-cell>
          <table:table-cell office:value-type="float" office:value="253">
            <text:p>253</text:p>
          </table:table-cell>
          <table:table-cell office:value-type="float" office:value="75">
            <text:p>75</text:p>
          </table:table-cell>
          <table:table-cell table:style-name="Default" table:formula="oooc:=['2 _ Mexican'.R30]" office:value-type="string" office:string-value="'Avocado Stuffed Tacos', ">
            <text:p>'Avocado Stuffed Tacos', </text:p>
          </table:table-cell>
          <table:table-cell table:style-name="ce185" table:formula="oooc:=INT(([.F85]+9)/10)&amp;&quot;-&quot;&amp;(MOD([.F85]-1;10)+1)" office:value-type="string" office:string-value="2-8">
            <text:p>2-8</text:p>
          </table:table-cell>
          <table:table-cell table:style-name="Default" table:formula="oooc:=&quot;'layout': '&quot;&amp;[LevelIntros.C25]&amp;&quot;', 'title': '&quot;&amp;[LevelIntros.D25]&amp;&quot;', 'text': '&quot;&amp;[LevelIntros.E25]&amp;&quot;'&quot;&amp;IF([LevelIntros.C25]=&quot;custpic&quot;;&quot;, 'picture': '&quot;&amp;[LevelIntros.F25]&amp;&quot;', 'frno': &quot;&amp;[LevelIntros.G25];&quot;&quot;)&amp;IF([LevelIntros.C25]=&quot;bonuspic&quot;;&quot;, 'picture': '&quot;&amp;[LevelIntros.F25]&amp;&quot;'&quot;;&quot;&quot;)" office:value-type="string" office:string-value="'layout': 'nopic', 'title': 'def/18.def.intro.title', 'text': 'def/18.def.intro.text'">
            <text:p>'layout': 'nopic', 'title': 'def/18.def.intro.title', 'text': 'def/18.def.intro.text'</text:p>
          </table:table-cell>
          <table:table-cell table:style-name="Default" table:formula="oooc:=&quot;'layout': 'outro', 'text': '&quot;&amp;[.B85]&amp;&quot;.passed.text'&quot;" office:value-type="string" office:string-value="'layout': 'outro', 'text': 'def/18.def.passed.text'">
            <text:p>'layout': 'outro', 'text': 'def/18.def.passed.text'</text:p>
          </table:table-cell>
          <table:table-cell table:style-name="Default" table:formula="oooc:=&quot;'layout': 'outro', 'text': '&quot;&amp;[.B85]&amp;&quot;.failed.text'&quot;" office:value-type="string" office:string-value="'layout': 'outro', 'text': 'def/18.def.failed.text'">
            <text:p>'layout': 'outro', 'text': 'def/18.def.failed.text'</text:p>
          </table:table-cell>
          <table:table-cell table:number-columns-repeated="243"/>
        </table:table-row>
        <table:table-row table:style-name="ro2">
          <table:table-cell office:value-type="string">
            <text:p>level</text:p>
          </table:table-cell>
          <table:table-cell table:style-name="Default" table:formula="oooc:=&quot;def/&quot;&amp;IF([.F86]&gt;9;&quot;&quot;;&quot;0&quot;)&amp;([.F86])&amp;&quot;.def&quot;" office:value-type="string" office:string-value="def/19.def">
            <text:p>def/19.def</text:p>
          </table:table-cell>
          <table:table-cell table:style-name="Default" table:formula="oooc:=VLOOKUP(INT(([.F86]+9)/10);[.A54:.B1104];2)&amp;&quot;&quot;" office:value-type="string" office:string-value="Lemon Lime">
            <text:p>Lemon Lime</text:p>
          </table:table-cell>
          <table:table-cell table:style-name="Default" table:formula="oooc:=&quot;Day &quot;&amp;(MOD([.F86]-1;10)+1)" office:value-type="string" office:string-value="Day 9">
            <text:p>Day 9</text:p>
          </table:table-cell>
          <table:table-cell table:style-name="Default" table:formula="oooc:=VLOOKUP(INT(([.F86]+9)/10);[.A54:.B1103];2)&amp;&quot; - Day &quot;&amp;(MOD([.F86]-1;10)+1)" office:value-type="string" office:string-value="Lemon Lime - Day 9">
            <text:p>Lemon Lime - Day 9</text:p>
          </table:table-cell>
          <table:table-cell office:value-type="float" office:value="19">
            <text:p>19</text:p>
          </table:table-cell>
          <table:table-cell office:value-type="float" office:value="276">
            <text:p>276</text:p>
          </table:table-cell>
          <table:table-cell office:value-type="float" office:value="65">
            <text:p>65</text:p>
          </table:table-cell>
          <table:table-cell table:style-name="Default" table:formula="oooc:=['2 _ Mexican'.S30]">
            <text:p/>
          </table:table-cell>
          <table:table-cell table:style-name="ce185" table:formula="oooc:=INT(([.F86]+9)/10)&amp;&quot;-&quot;&amp;(MOD([.F86]-1;10)+1)" office:value-type="string" office:string-value="2-9">
            <text:p>2-9</text:p>
          </table:table-cell>
          <table:table-cell table:style-name="Default" table:formula="oooc:=&quot;'layout': '&quot;&amp;[LevelIntros.C26]&amp;&quot;', 'title': '&quot;&amp;[LevelIntros.D26]&amp;&quot;', 'text': '&quot;&amp;[LevelIntros.E26]&amp;&quot;'&quot;&amp;IF([LevelIntros.C26]=&quot;custpic&quot;;&quot;, 'picture': '&quot;&amp;[LevelIntros.F26]&amp;&quot;', 'frno': &quot;&amp;[LevelIntros.G26];&quot;&quot;)&amp;IF([LevelIntros.C26]=&quot;bonuspic&quot;;&quot;, 'picture': '&quot;&amp;[LevelIntros.F26]&amp;&quot;'&quot;;&quot;&quot;)" office:value-type="string" office:string-value="'layout': 'nopic', 'title': 'def/19.def.intro.title', 'text': 'def/19.def.intro.text'">
            <text:p>'layout': 'nopic', 'title': 'def/19.def.intro.title', 'text': 'def/19.def.intro.text'</text:p>
          </table:table-cell>
          <table:table-cell table:style-name="Default" table:formula="oooc:=&quot;'layout': 'outro', 'text': '&quot;&amp;[.B86]&amp;&quot;.passed.text'&quot;" office:value-type="string" office:string-value="'layout': 'outro', 'text': 'def/19.def.passed.text'">
            <text:p>'layout': 'outro', 'text': 'def/19.def.passed.text'</text:p>
          </table:table-cell>
          <table:table-cell table:style-name="Default" table:formula="oooc:=&quot;'layout': 'outro', 'text': '&quot;&amp;[.B86]&amp;&quot;.failed.text'&quot;" office:value-type="string" office:string-value="'layout': 'outro', 'text': 'def/19.def.failed.text'">
            <text:p>'layout': 'outro', 'text': 'def/19.def.failed.text'</text:p>
          </table:table-cell>
          <table:table-cell table:number-columns-repeated="243"/>
        </table:table-row>
        <table:table-row table:style-name="ro2">
          <table:table-cell office:value-type="string">
            <text:p>level</text:p>
          </table:table-cell>
          <table:table-cell table:style-name="Default" table:formula="oooc:=&quot;def/&quot;&amp;IF([.F87]&gt;9;&quot;&quot;;&quot;0&quot;)&amp;([.F87])&amp;&quot;.def&quot;" office:value-type="string" office:string-value="def/20.def">
            <text:p>def/20.def</text:p>
          </table:table-cell>
          <table:table-cell table:style-name="Default" table:formula="oooc:=VLOOKUP(INT(([.F87]+9)/10);[.A55:.B1105];2)&amp;&quot;&quot;" office:value-type="string" office:string-value="Lemon Lime">
            <text:p>Lemon Lime</text:p>
          </table:table-cell>
          <table:table-cell table:style-name="Default" table:formula="oooc:=&quot;Day &quot;&amp;(MOD([.F87]-1;10)+1)" office:value-type="string" office:string-value="Day 10">
            <text:p>Day 10</text:p>
          </table:table-cell>
          <table:table-cell table:style-name="Default" table:formula="oooc:=VLOOKUP(INT(([.F87]+9)/10);[.A55:.B1104];2)&amp;&quot; - Day &quot;&amp;(MOD([.F87]-1;10)+1)" office:value-type="string" office:string-value="Lemon Lime - Day 10">
            <text:p>Lemon Lime - Day 10</text:p>
          </table:table-cell>
          <table:table-cell office:value-type="float" office:value="20">
            <text:p>20</text:p>
          </table:table-cell>
          <table:table-cell office:value-type="float" office:value="302">
            <text:p>302</text:p>
          </table:table-cell>
          <table:table-cell office:value-type="float" office:value="61">
            <text:p>61</text:p>
          </table:table-cell>
          <table:table-cell table:style-name="Default" table:formula="oooc:=['2 _ Mexican'.T30]">
            <text:p/>
          </table:table-cell>
          <table:table-cell table:style-name="ce185" table:formula="oooc:=INT(([.F87]+9)/10)&amp;&quot;-&quot;&amp;(MOD([.F87]-1;10)+1)" office:value-type="string" office:string-value="2-10">
            <text:p>2-10</text:p>
          </table:table-cell>
          <table:table-cell table:style-name="Default" table:formula="oooc:=&quot;'layout': '&quot;&amp;[LevelIntros.C27]&amp;&quot;', 'title': '&quot;&amp;[LevelIntros.D27]&amp;&quot;', 'text': '&quot;&amp;[LevelIntros.E27]&amp;&quot;'&quot;&amp;IF([LevelIntros.C27]=&quot;custpic&quot;;&quot;, 'picture': '&quot;&amp;[LevelIntros.F27]&amp;&quot;', 'frno': &quot;&amp;[LevelIntros.G27];&quot;&quot;)&amp;IF([LevelIntros.C27]=&quot;bonuspic&quot;;&quot;, 'picture': '&quot;&amp;[LevelIntros.F27]&amp;&quot;'&quot;;&quot;&quot;)" office:value-type="string" office:string-value="'layout': 'custpic', 'title': 'def/20.def.intro.title', 'text': 'def/20.def.intro.text', 'picture': 'customer.critic', 'frno': 9">
            <text:p>'layout': 'custpic', 'title': 'def/20.def.intro.title', 'text': 'def/20.def.intro.text', 'picture': 'customer.critic', 'frno': 9</text:p>
          </table:table-cell>
          <table:table-cell table:style-name="Default" table:formula="oooc:=&quot;'layout': 'outro', 'text': '&quot;&amp;[.B87]&amp;&quot;.passed.text'&quot;" office:value-type="string" office:string-value="'layout': 'outro', 'text': 'def/20.def.passed.text'">
            <text:p>'layout': 'outro', 'text': 'def/20.def.passed.text'</text:p>
          </table:table-cell>
          <table:table-cell table:style-name="Default" table:formula="oooc:=&quot;'layout': 'outro', 'text': '&quot;&amp;[.B87]&amp;&quot;.failed.text'&quot;" office:value-type="string" office:string-value="'layout': 'outro', 'text': 'def/20.def.failed.text'">
            <text:p>'layout': 'outro', 'text': 'def/20.def.failed.text'</text:p>
          </table:table-cell>
          <table:table-cell table:number-columns-repeated="243"/>
        </table:table-row>
        <table:table-row table:style-name="ro2">
          <table:table-cell office:value-type="string">
            <text:p>string</text:p>
          </table:table-cell>
          <table:table-cell table:style-name="Default" table:number-columns-repeated="3"/>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outro(outro.Mexican)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table:style-name="Default" table:formula="oooc:=&quot;            sum = &quot;&quot;[ '&quot;&amp;[.B78]&amp;&quot;', '&quot;&amp;[.B79]&amp;&quot;', '&quot;&amp;[.B80]&amp;&quot;', '&quot;&amp;[.B81]&amp;&quot;', '&quot;&amp;[.B82]&amp;&quot;', '&quot;&amp;[.B83]&amp;&quot;', '&quot;&amp;[.B84]&amp;&quot;', '&quot;&amp;[.B85]&amp;&quot;', '&quot;&amp;[.B86]&amp;&quot;', '&quot;&amp;[.B87]&amp;&quot;' ]&quot;&quot;&quot;" office:value-type="string" office:string-value="            sum = &quot;[ 'def/11.def', 'def/12.def', 'def/13.def', 'def/14.def', 'def/15.def', 'def/16.def', 'def/17.def', 'def/18.def', 'def/19.def', 'def/20.def' ]&quot;">
            <text:p><text:s text:c="12"/>sum = "[ 'def/11.def', 'def/12.def', 'def/13.def', 'def/14.def', 'def/15.def', 'def/16.def', 'def/17.def', 'def/18.def', 'def/19.def', 'def/20.def' ]"</text:p>
          </table:table-cell>
          <table:table-cell table:style-name="Default" table:number-columns-repeated="2"/>
          <table:table-cell table:style-name="ce185"/>
          <table:table-cell table:number-columns-repeated="3"/>
          <table:table-cell table:style-name="Default"/>
          <table:table-cell/>
          <table:table-cell table:style-name="Default" table:number-columns-repeated="3"/>
          <table:table-cell table:number-columns-repeated="243"/>
        </table:table-row>
        <table:table-row table:style-name="ro2">
          <table:table-cell office:value-type="string">
            <text:p>string</text:p>
          </table:table-cell>
          <table:table-cell office:value-type="string">
            <text:p><text:s text:c="12"/>x = "225" y = "360"</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episode = "Mexican"</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itle = "MEXICAN OPEN – RESULTS"</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restaurant = "LEMON LIME"</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day = "Round Results"</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If = "{ 'Mexican': 4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Further = "4"</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howWinners = "yes"</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edText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1" layout = "episode-outro.1"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2" layout = "episode-outro.2"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3" layout = "episode-outro.3"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4" layout = "episode-outro.4"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5" layout = "episode-outro.5"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6" layout = "episode-outro.6"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failedText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Episode – Russi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8"/>intro(intro.Russian)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episode = "Russi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RUSSIAN OPE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russian.intro.1" layout = "episode-intro.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russian.intro.2" layout = "episode-intro.2"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russian.intro.3" layout = "episode-intro.3" }</text:p>
          </table:table-cell>
          <table:table-cell table:number-columns-repeated="2"/>
          <table:table-cell table:style-name="ce122"/>
          <table:table-cell table:number-columns-repeated="251"/>
        </table:table-row>
        <table:table-row table:style-name="ro2">
          <table:table-cell office:value-type="string">
            <text:p>string</text:p>
          </table:table-cell>
          <table:table-cell office:value-type="string">
            <text:p><text:s text:c="12"/>text { str = "russian.intro.4" layout = "episode-intro.4" }</text:p>
          </table:table-cell>
          <table:table-cell table:number-columns-repeated="2"/>
          <table:table-cell table:style-name="ce122"/>
          <table:table-cell table:number-columns-repeated="251"/>
        </table:table-row>
        <table:table-row table:style-name="ro2">
          <table:table-cell office:value-type="string">
            <text:p>string</text:p>
          </table:table-cell>
          <table:table-cell office:value-type="string">
            <text:p><text:s text:c="12"/>text { str = "russian.intro.5" layout = "episode-intro.5" }</text:p>
          </table:table-cell>
          <table:table-cell table:number-columns-repeated="2"/>
          <table:table-cell table:style-name="ce122"/>
          <table:table-cell table:number-columns-repeated="251"/>
        </table:table-row>
        <table:table-row table:style-name="ro2">
          <table:table-cell office:value-type="string">
            <text:p>string</text:p>
          </table:table-cell>
          <table:table-cell office:value-type="string">
            <text:p><text:s text:c="12"/>text { str = "russian.intro.6" layout = "episode-intro.6" }</text:p>
          </table:table-cell>
          <table:table-cell table:number-columns-repeated="2"/>
          <table:table-cell table:style-name="ce122"/>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style-name="Default" table:number-columns-repeated="4"/>
          <table:table-cell table:number-columns-repeated="251"/>
        </table:table-row>
        <table:table-row table:style-name="ro2">
          <table:table-cell office:value-type="string">
            <text:p>string</text:p>
          </table:table-cell>
          <table:table-cell table:number-columns-repeated="255"/>
        </table:table-row>
        <table:table-row table:style-name="ro2">
          <table:table-cell office:value-type="string">
            <text:p>level</text:p>
          </table:table-cell>
          <table:table-cell table:style-name="Default" table:formula="oooc:=&quot;def/&quot;&amp;IF([.F124]&gt;9;&quot;&quot;;&quot;0&quot;)&amp;([.F124])&amp;&quot;.def&quot;" office:value-type="string" office:string-value="def/21.def">
            <text:p>def/21.def</text:p>
          </table:table-cell>
          <table:table-cell table:style-name="Default" table:formula="oooc:=VLOOKUP(INT(([.F124]+9)/10);[.A90:.B1140];2)&amp;&quot;&quot;" office:value-type="string" office:string-value="Bread &amp; Butter">
            <text:p>Bread &amp; Butter</text:p>
          </table:table-cell>
          <table:table-cell table:style-name="Default" table:formula="oooc:=&quot;Day &quot;&amp;(MOD([.F124]-1;10)+1)" office:value-type="string" office:string-value="Day 1">
            <text:p>Day 1</text:p>
          </table:table-cell>
          <table:table-cell table:style-name="Default" table:formula="oooc:=VLOOKUP(INT(([.F124]+9)/10);[.A79:.B1128];2)&amp;&quot; - Day &quot;&amp;(MOD([.F124]-1;10)+1)" office:value-type="string" office:string-value="Bread &amp; Butter - Day 1">
            <text:p>Bread &amp; Butter - Day 1</text:p>
          </table:table-cell>
          <table:table-cell office:value-type="float" office:value="21">
            <text:p>21</text:p>
          </table:table-cell>
          <table:table-cell office:value-type="float" office:value="416">
            <text:p>416</text:p>
          </table:table-cell>
          <table:table-cell office:value-type="float" office:value="45">
            <text:p>45</text:p>
          </table:table-cell>
          <table:table-cell table:style-name="Default" table:formula="oooc:=['3 _ Russian'.K30]" office:value-type="string" office:string-value="'Pelmeni', 'Cutlets', ">
            <text:p>'Pelmeni', 'Cutlets', </text:p>
          </table:table-cell>
          <table:table-cell table:style-name="ce185" table:formula="oooc:=INT(([.F124]+9)/10)&amp;&quot;-&quot;&amp;(MOD([.F124]-1;10)+1)" office:value-type="string" office:string-value="3-1">
            <text:p>3-1</text:p>
          </table:table-cell>
          <table:table-cell table:style-name="Default" table:formula="oooc:=&quot;'layout': '&quot;&amp;[LevelIntros.C30]&amp;&quot;', 'title': '&quot;&amp;[LevelIntros.D30]&amp;&quot;', 'text': '&quot;&amp;[LevelIntros.E30]&amp;&quot;'&quot;&amp;IF([LevelIntros.C30]=&quot;custpic&quot;;&quot;, 'picture': '&quot;&amp;[LevelIntros.F30]&amp;&quot;', 'frno': &quot;&amp;[LevelIntros.G30];&quot;&quot;)&amp;IF([LevelIntros.C30]=&quot;bonuspic&quot;;&quot;, 'picture': '&quot;&amp;[LevelIntros.F30]&amp;&quot;'&quot;;&quot;&quot;)" office:value-type="string" office:string-value="'layout': 'nopic', 'title': 'def/21.def.intro.title', 'text': 'def/21.def.intro.text'">
            <text:p>'layout': 'nopic', 'title': 'def/21.def.intro.title', 'text': 'def/21.def.intro.text'</text:p>
          </table:table-cell>
          <table:table-cell table:style-name="Default" table:formula="oooc:=&quot;'layout': 'outro', 'text': '&quot;&amp;[.B124]&amp;&quot;.passed.text'&quot;" office:value-type="string" office:string-value="'layout': 'outro', 'text': 'def/21.def.passed.text'">
            <text:p>'layout': 'outro', 'text': 'def/21.def.passed.text'</text:p>
          </table:table-cell>
          <table:table-cell table:style-name="Default" table:formula="oooc:=&quot;'layout': 'outro', 'text': '&quot;&amp;[.B124]&amp;&quot;.failed.text'&quot;" office:value-type="string" office:string-value="'layout': 'outro', 'text': 'def/21.def.failed.text'">
            <text:p>'layout': 'outro', 'text': 'def/21.def.failed.text'</text:p>
          </table:table-cell>
          <table:table-cell table:number-columns-repeated="243"/>
        </table:table-row>
        <table:table-row table:style-name="ro2">
          <table:table-cell office:value-type="string">
            <text:p>level</text:p>
          </table:table-cell>
          <table:table-cell table:style-name="Default" table:formula="oooc:=&quot;def/&quot;&amp;IF([.F125]&gt;9;&quot;&quot;;&quot;0&quot;)&amp;([.F125])&amp;&quot;.def&quot;" office:value-type="string" office:string-value="def/22.def">
            <text:p>def/22.def</text:p>
          </table:table-cell>
          <table:table-cell table:style-name="Default" table:formula="oooc:=VLOOKUP(INT(([.F125]+9)/10);[.A91:.B1141];2)&amp;&quot;&quot;" office:value-type="string" office:string-value="Bread &amp; Butter">
            <text:p>Bread &amp; Butter</text:p>
          </table:table-cell>
          <table:table-cell table:style-name="Default" table:formula="oooc:=&quot;Day &quot;&amp;(MOD([.F125]-1;10)+1)" office:value-type="string" office:string-value="Day 2">
            <text:p>Day 2</text:p>
          </table:table-cell>
          <table:table-cell table:style-name="Default" table:formula="oooc:=VLOOKUP(INT(([.F125]+9)/10);[.A80:.B1129];2)&amp;&quot; - Day &quot;&amp;(MOD([.F125]-1;10)+1)" office:value-type="string" office:string-value="Bread &amp; Butter - Day 2">
            <text:p>Bread &amp; Butter - Day 2</text:p>
          </table:table-cell>
          <table:table-cell office:value-type="float" office:value="22">
            <text:p>22</text:p>
          </table:table-cell>
          <table:table-cell office:value-type="float" office:value="443">
            <text:p>443</text:p>
          </table:table-cell>
          <table:table-cell office:value-type="float" office:value="46">
            <text:p>46</text:p>
          </table:table-cell>
          <table:table-cell table:style-name="Default" table:formula="oooc:=['3 _ Russian'.L30]" office:value-type="string" office:string-value="'Cabbage Stew', 'Cabbage Stuffed Pancakes', ">
            <text:p>'Cabbage Stew', 'Cabbage Stuffed Pancakes', </text:p>
          </table:table-cell>
          <table:table-cell table:style-name="ce185" table:formula="oooc:=INT(([.F125]+9)/10)&amp;&quot;-&quot;&amp;(MOD([.F125]-1;10)+1)" office:value-type="string" office:string-value="3-2">
            <text:p>3-2</text:p>
          </table:table-cell>
          <table:table-cell table:style-name="Default" table:formula="oooc:=&quot;'layout': '&quot;&amp;[LevelIntros.C31]&amp;&quot;', 'title': '&quot;&amp;[LevelIntros.D31]&amp;&quot;', 'text': '&quot;&amp;[LevelIntros.E31]&amp;&quot;'&quot;&amp;IF([LevelIntros.C31]=&quot;custpic&quot;;&quot;, 'picture': '&quot;&amp;[LevelIntros.F31]&amp;&quot;', 'frno': &quot;&amp;[LevelIntros.G31];&quot;&quot;)&amp;IF([LevelIntros.C31]=&quot;bonuspic&quot;;&quot;, 'picture': '&quot;&amp;[LevelIntros.F31]&amp;&quot;'&quot;;&quot;&quot;)" office:value-type="string" office:string-value="'layout': 'custpic', 'title': 'def/22.def.intro.title', 'text': 'def/22.def.intro.text', 'picture': 'customer.tourist.russian', 'frno': 4">
            <text:p>'layout': 'custpic', 'title': 'def/22.def.intro.title', 'text': 'def/22.def.intro.text', 'picture': 'customer.tourist.russian', 'frno': 4</text:p>
          </table:table-cell>
          <table:table-cell table:style-name="Default" table:formula="oooc:=&quot;'layout': 'outro', 'text': '&quot;&amp;[.B125]&amp;&quot;.passed.text'&quot;" office:value-type="string" office:string-value="'layout': 'outro', 'text': 'def/22.def.passed.text'">
            <text:p>'layout': 'outro', 'text': 'def/22.def.passed.text'</text:p>
          </table:table-cell>
          <table:table-cell table:style-name="Default" table:formula="oooc:=&quot;'layout': 'outro', 'text': '&quot;&amp;[.B125]&amp;&quot;.failed.text'&quot;" office:value-type="string" office:string-value="'layout': 'outro', 'text': 'def/22.def.failed.text'">
            <text:p>'layout': 'outro', 'text': 'def/22.def.failed.text'</text:p>
          </table:table-cell>
          <table:table-cell table:number-columns-repeated="243"/>
        </table:table-row>
        <table:table-row table:style-name="ro2">
          <table:table-cell office:value-type="string">
            <text:p>level</text:p>
          </table:table-cell>
          <table:table-cell table:style-name="Default" table:formula="oooc:=&quot;def/&quot;&amp;IF([.F126]&gt;9;&quot;&quot;;&quot;0&quot;)&amp;([.F126])&amp;&quot;.def&quot;" office:value-type="string" office:string-value="def/23.def">
            <text:p>def/23.def</text:p>
          </table:table-cell>
          <table:table-cell table:style-name="Default" table:formula="oooc:=VLOOKUP(INT(([.F126]+9)/10);[.A92:.B1142];2)&amp;&quot;&quot;" office:value-type="string" office:string-value="Bread &amp; Butter">
            <text:p>Bread &amp; Butter</text:p>
          </table:table-cell>
          <table:table-cell table:style-name="Default" table:formula="oooc:=&quot;Day &quot;&amp;(MOD([.F126]-1;10)+1)" office:value-type="string" office:string-value="Day 3">
            <text:p>Day 3</text:p>
          </table:table-cell>
          <table:table-cell table:style-name="Default" table:formula="oooc:=VLOOKUP(INT(([.F126]+9)/10);[.A81:.B1130];2)&amp;&quot; - Day &quot;&amp;(MOD([.F126]-1;10)+1)" office:value-type="string" office:string-value="Bread &amp; Butter - Day 3">
            <text:p>Bread &amp; Butter - Day 3</text:p>
          </table:table-cell>
          <table:table-cell office:value-type="float" office:value="23">
            <text:p>23</text:p>
          </table:table-cell>
          <table:table-cell office:value-type="float" office:value="469">
            <text:p>469</text:p>
          </table:table-cell>
          <table:table-cell office:value-type="float" office:value="48">
            <text:p>48</text:p>
          </table:table-cell>
          <table:table-cell table:style-name="Default" table:formula="oooc:=['3 _ Russian'.M30]" office:value-type="string" office:string-value="'Baked Meat', 'Kulebyaka', ">
            <text:p>'Baked Meat', 'Kulebyaka', </text:p>
          </table:table-cell>
          <table:table-cell table:style-name="ce185" table:formula="oooc:=INT(([.F126]+9)/10)&amp;&quot;-&quot;&amp;(MOD([.F126]-1;10)+1)" office:value-type="string" office:string-value="3-3">
            <text:p>3-3</text:p>
          </table:table-cell>
          <table:table-cell table:style-name="Default" table:formula="oooc:=&quot;'layout': '&quot;&amp;[LevelIntros.C32]&amp;&quot;', 'title': '&quot;&amp;[LevelIntros.D32]&amp;&quot;', 'text': '&quot;&amp;[LevelIntros.E32]&amp;&quot;'&quot;&amp;IF([LevelIntros.C32]=&quot;custpic&quot;;&quot;, 'picture': '&quot;&amp;[LevelIntros.F32]&amp;&quot;', 'frno': &quot;&amp;[LevelIntros.G32];&quot;&quot;)&amp;IF([LevelIntros.C32]=&quot;bonuspic&quot;;&quot;, 'picture': '&quot;&amp;[LevelIntros.F32]&amp;&quot;'&quot;;&quot;&quot;)" office:value-type="string" office:string-value="'layout': 'nopic', 'title': 'def/23.def.intro.title', 'text': 'def/23.def.intro.text'">
            <text:p>'layout': 'nopic', 'title': 'def/23.def.intro.title', 'text': 'def/23.def.intro.text'</text:p>
          </table:table-cell>
          <table:table-cell table:style-name="Default" table:formula="oooc:=&quot;'layout': 'outro', 'text': '&quot;&amp;[.B126]&amp;&quot;.passed.text'&quot;" office:value-type="string" office:string-value="'layout': 'outro', 'text': 'def/23.def.passed.text'">
            <text:p>'layout': 'outro', 'text': 'def/23.def.passed.text'</text:p>
          </table:table-cell>
          <table:table-cell table:style-name="Default" table:formula="oooc:=&quot;'layout': 'outro', 'text': '&quot;&amp;[.B126]&amp;&quot;.failed.text'&quot;" office:value-type="string" office:string-value="'layout': 'outro', 'text': 'def/23.def.failed.text'">
            <text:p>'layout': 'outro', 'text': 'def/23.def.failed.text'</text:p>
          </table:table-cell>
          <table:table-cell table:number-columns-repeated="243"/>
        </table:table-row>
        <table:table-row table:style-name="ro2">
          <table:table-cell office:value-type="string">
            <text:p>level</text:p>
          </table:table-cell>
          <table:table-cell table:style-name="Default" table:formula="oooc:=&quot;def/&quot;&amp;IF([.F127]&gt;9;&quot;&quot;;&quot;0&quot;)&amp;([.F127])&amp;&quot;.def&quot;" office:value-type="string" office:string-value="def/24.def">
            <text:p>def/24.def</text:p>
          </table:table-cell>
          <table:table-cell table:style-name="Default" table:formula="oooc:=VLOOKUP(INT(([.F127]+9)/10);[.A93:.B1143];2)&amp;&quot;&quot;" office:value-type="string" office:string-value="Bread &amp; Butter">
            <text:p>Bread &amp; Butter</text:p>
          </table:table-cell>
          <table:table-cell table:style-name="Default" table:formula="oooc:=&quot;Day &quot;&amp;(MOD([.F127]-1;10)+1)" office:value-type="string" office:string-value="Day 4">
            <text:p>Day 4</text:p>
          </table:table-cell>
          <table:table-cell table:style-name="Default" table:formula="oooc:=VLOOKUP(INT(([.F127]+9)/10);[.A82:.B1131];2)&amp;&quot; - Day &quot;&amp;(MOD([.F127]-1;10)+1)" office:value-type="string" office:string-value="Bread &amp; Butter - Day 4">
            <text:p>Bread &amp; Butter - Day 4</text:p>
          </table:table-cell>
          <table:table-cell office:value-type="float" office:value="24">
            <text:p>24</text:p>
          </table:table-cell>
          <table:table-cell office:value-type="float" office:value="495">
            <text:p>495</text:p>
          </table:table-cell>
          <table:table-cell office:value-type="float" office:value="50">
            <text:p>50</text:p>
          </table:table-cell>
          <table:table-cell table:style-name="Default" table:formula="oooc:=['3 _ Russian'.N30]" office:value-type="string" office:string-value="'Golubtsy', 'Fried Mushrooms', ">
            <text:p>'Golubtsy', 'Fried Mushrooms', </text:p>
          </table:table-cell>
          <table:table-cell table:style-name="ce185" table:formula="oooc:=INT(([.F127]+9)/10)&amp;&quot;-&quot;&amp;(MOD([.F127]-1;10)+1)" office:value-type="string" office:string-value="3-4">
            <text:p>3-4</text:p>
          </table:table-cell>
          <table:table-cell table:style-name="Default" table:formula="oooc:=&quot;'layout': '&quot;&amp;[LevelIntros.C33]&amp;&quot;', 'title': '&quot;&amp;[LevelIntros.D33]&amp;&quot;', 'text': '&quot;&amp;[LevelIntros.E33]&amp;&quot;'&quot;&amp;IF([LevelIntros.C33]=&quot;custpic&quot;;&quot;, 'picture': '&quot;&amp;[LevelIntros.F33]&amp;&quot;', 'frno': &quot;&amp;[LevelIntros.G33];&quot;&quot;)&amp;IF([LevelIntros.C33]=&quot;bonuspic&quot;;&quot;, 'picture': '&quot;&amp;[LevelIntros.F33]&amp;&quot;'&quot;;&quot;&quot;)" office:value-type="string" office:string-value="'layout': 'bonuspic', 'title': 'def/24.def.intro.title', 'text': 'def/24.def.intro.text', 'picture': 'bonus.gift'">
            <text:p>'layout': 'bonuspic', 'title': 'def/24.def.intro.title', 'text': 'def/24.def.intro.text', 'picture': 'bonus.gift'</text:p>
          </table:table-cell>
          <table:table-cell table:style-name="Default" table:formula="oooc:=&quot;'layout': 'outro', 'text': '&quot;&amp;[.B127]&amp;&quot;.passed.text'&quot;" office:value-type="string" office:string-value="'layout': 'outro', 'text': 'def/24.def.passed.text'">
            <text:p>'layout': 'outro', 'text': 'def/24.def.passed.text'</text:p>
          </table:table-cell>
          <table:table-cell table:style-name="Default" table:formula="oooc:=&quot;'layout': 'outro', 'text': '&quot;&amp;[.B127]&amp;&quot;.failed.text'&quot;" office:value-type="string" office:string-value="'layout': 'outro', 'text': 'def/24.def.failed.text'">
            <text:p>'layout': 'outro', 'text': 'def/24.def.failed.text'</text:p>
          </table:table-cell>
          <table:table-cell table:number-columns-repeated="243"/>
        </table:table-row>
        <table:table-row table:style-name="ro2">
          <table:table-cell office:value-type="string">
            <text:p>level</text:p>
          </table:table-cell>
          <table:table-cell table:style-name="Default" table:formula="oooc:=&quot;def/&quot;&amp;IF([.F128]&gt;9;&quot;&quot;;&quot;0&quot;)&amp;([.F128])&amp;&quot;.def&quot;" office:value-type="string" office:string-value="def/25.def">
            <text:p>def/25.def</text:p>
          </table:table-cell>
          <table:table-cell table:style-name="Default" table:formula="oooc:=VLOOKUP(INT(([.F128]+9)/10);[.A96:.B1144];2)&amp;&quot;&quot;" office:value-type="string" office:string-value="Bread &amp; Butter">
            <text:p>Bread &amp; Butter</text:p>
          </table:table-cell>
          <table:table-cell table:style-name="Default" table:formula="oooc:=&quot;Day &quot;&amp;(MOD([.F128]-1;10)+1)" office:value-type="string" office:string-value="Day 5">
            <text:p>Day 5</text:p>
          </table:table-cell>
          <table:table-cell table:style-name="Default" table:formula="oooc:=VLOOKUP(INT(([.F128]+9)/10);[.A83:.B1132];2)&amp;&quot; - Day &quot;&amp;(MOD([.F128]-1;10)+1)" office:value-type="string" office:string-value="Bread &amp; Butter - Day 5">
            <text:p>Bread &amp; Butter - Day 5</text:p>
          </table:table-cell>
          <table:table-cell office:value-type="float" office:value="25">
            <text:p>25</text:p>
          </table:table-cell>
          <table:table-cell office:value-type="float" office:value="521">
            <text:p>521</text:p>
          </table:table-cell>
          <table:table-cell office:value-type="float" office:value="56">
            <text:p>56</text:p>
          </table:table-cell>
          <table:table-cell table:style-name="Default" table:formula="oooc:=['3 _ Russian'.O30]" office:value-type="string" office:string-value="'Mushroom Ragout', 'Mushroom Soup', ">
            <text:p>'Mushroom Ragout', 'Mushroom Soup', </text:p>
          </table:table-cell>
          <table:table-cell table:style-name="ce185" table:formula="oooc:=INT(([.F128]+9)/10)&amp;&quot;-&quot;&amp;(MOD([.F128]-1;10)+1)" office:value-type="string" office:string-value="3-5">
            <text:p>3-5</text:p>
          </table:table-cell>
          <table:table-cell table:style-name="Default" table:formula="oooc:=&quot;'layout': '&quot;&amp;[LevelIntros.C34]&amp;&quot;', 'title': '&quot;&amp;[LevelIntros.D34]&amp;&quot;', 'text': '&quot;&amp;[LevelIntros.E34]&amp;&quot;'&quot;&amp;IF([LevelIntros.C34]=&quot;custpic&quot;;&quot;, 'picture': '&quot;&amp;[LevelIntros.F34]&amp;&quot;', 'frno': &quot;&amp;[LevelIntros.G34];&quot;&quot;)&amp;IF([LevelIntros.C34]=&quot;bonuspic&quot;;&quot;, 'picture': '&quot;&amp;[LevelIntros.F34]&amp;&quot;'&quot;;&quot;&quot;)" office:value-type="string" office:string-value="'layout': 'nopic', 'title': 'def/25.def.intro.title', 'text': 'def/25.def.intro.text'">
            <text:p>'layout': 'nopic', 'title': 'def/25.def.intro.title', 'text': 'def/25.def.intro.text'</text:p>
          </table:table-cell>
          <table:table-cell table:style-name="Default" table:formula="oooc:=&quot;'layout': 'outro', 'text': '&quot;&amp;[.B128]&amp;&quot;.passed.text'&quot;" office:value-type="string" office:string-value="'layout': 'outro', 'text': 'def/25.def.passed.text'">
            <text:p>'layout': 'outro', 'text': 'def/25.def.passed.text'</text:p>
          </table:table-cell>
          <table:table-cell table:style-name="Default" table:formula="oooc:=&quot;'layout': 'outro', 'text': '&quot;&amp;[.B128]&amp;&quot;.failed.text'&quot;" office:value-type="string" office:string-value="'layout': 'outro', 'text': 'def/25.def.failed.text'">
            <text:p>'layout': 'outro', 'text': 'def/25.def.failed.text'</text:p>
          </table:table-cell>
          <table:table-cell table:number-columns-repeated="243"/>
        </table:table-row>
        <table:table-row table:style-name="ro2">
          <table:table-cell office:value-type="string">
            <text:p>level</text:p>
          </table:table-cell>
          <table:table-cell table:style-name="Default" table:formula="oooc:=&quot;def/&quot;&amp;IF([.F129]&gt;9;&quot;&quot;;&quot;0&quot;)&amp;([.F129])&amp;&quot;.def&quot;" office:value-type="string" office:string-value="def/26.def">
            <text:p>def/26.def</text:p>
          </table:table-cell>
          <table:table-cell table:style-name="Default" table:formula="oooc:=VLOOKUP(INT(([.F129]+9)/10);[.A97:.B1145];2)&amp;&quot;&quot;" office:value-type="string" office:string-value="Bread &amp; Butter">
            <text:p>Bread &amp; Butter</text:p>
          </table:table-cell>
          <table:table-cell table:style-name="Default" table:formula="oooc:=&quot;Day &quot;&amp;(MOD([.F129]-1;10)+1)" office:value-type="string" office:string-value="Day 6">
            <text:p>Day 6</text:p>
          </table:table-cell>
          <table:table-cell table:style-name="Default" table:formula="oooc:=VLOOKUP(INT(([.F129]+9)/10);[.A84:.B1133];2)&amp;&quot; - Day &quot;&amp;(MOD([.F129]-1;10)+1)" office:value-type="string" office:string-value="Bread &amp; Butter - Day 6">
            <text:p>Bread &amp; Butter - Day 6</text:p>
          </table:table-cell>
          <table:table-cell office:value-type="float" office:value="26">
            <text:p>26</text:p>
          </table:table-cell>
          <table:table-cell office:value-type="float" office:value="543">
            <text:p>543</text:p>
          </table:table-cell>
          <table:table-cell office:value-type="float" office:value="63">
            <text:p>63</text:p>
          </table:table-cell>
          <table:table-cell table:style-name="Default" table:formula="oooc:=['3 _ Russian'.P30]" office:value-type="string" office:string-value="'Vareniki', ">
            <text:p>'Vareniki', </text:p>
          </table:table-cell>
          <table:table-cell table:style-name="ce185" table:formula="oooc:=INT(([.F129]+9)/10)&amp;&quot;-&quot;&amp;(MOD([.F129]-1;10)+1)" office:value-type="string" office:string-value="3-6">
            <text:p>3-6</text:p>
          </table:table-cell>
          <table:table-cell table:style-name="Default" table:formula="oooc:=&quot;'layout': '&quot;&amp;[LevelIntros.C35]&amp;&quot;', 'title': '&quot;&amp;[LevelIntros.D35]&amp;&quot;', 'text': '&quot;&amp;[LevelIntros.E35]&amp;&quot;'&quot;&amp;IF([LevelIntros.C35]=&quot;custpic&quot;;&quot;, 'picture': '&quot;&amp;[LevelIntros.F35]&amp;&quot;', 'frno': &quot;&amp;[LevelIntros.G35];&quot;&quot;)&amp;IF([LevelIntros.C35]=&quot;bonuspic&quot;;&quot;, 'picture': '&quot;&amp;[LevelIntros.F35]&amp;&quot;'&quot;;&quot;&quot;)" office:value-type="string" office:string-value="'layout': 'custpic', 'title': 'def/26.def.intro.title', 'text': 'def/26.def.intro.text', 'picture': 'customer.vegetarian', 'frno': 9">
            <text:p>'layout': 'custpic', 'title': 'def/26.def.intro.title', 'text': 'def/26.def.intro.text', 'picture': 'customer.vegetarian', 'frno': 9</text:p>
          </table:table-cell>
          <table:table-cell table:style-name="Default" table:formula="oooc:=&quot;'layout': 'outro', 'text': '&quot;&amp;[.B129]&amp;&quot;.passed.text'&quot;" office:value-type="string" office:string-value="'layout': 'outro', 'text': 'def/26.def.passed.text'">
            <text:p>'layout': 'outro', 'text': 'def/26.def.passed.text'</text:p>
          </table:table-cell>
          <table:table-cell table:style-name="Default" table:formula="oooc:=&quot;'layout': 'outro', 'text': '&quot;&amp;[.B129]&amp;&quot;.failed.text'&quot;" office:value-type="string" office:string-value="'layout': 'outro', 'text': 'def/26.def.failed.text'">
            <text:p>'layout': 'outro', 'text': 'def/26.def.failed.text'</text:p>
          </table:table-cell>
          <table:table-cell table:number-columns-repeated="243"/>
        </table:table-row>
        <table:table-row table:style-name="ro2">
          <table:table-cell office:value-type="string">
            <text:p>level</text:p>
          </table:table-cell>
          <table:table-cell table:style-name="Default" table:formula="oooc:=&quot;def/&quot;&amp;IF([.F130]&gt;9;&quot;&quot;;&quot;0&quot;)&amp;([.F130])&amp;&quot;.def&quot;" office:value-type="string" office:string-value="def/27.def">
            <text:p>def/27.def</text:p>
          </table:table-cell>
          <table:table-cell table:style-name="Default" table:formula="oooc:=VLOOKUP(INT(([.F130]+9)/10);[.A98:.B1146];2)&amp;&quot;&quot;" office:value-type="string" office:string-value="Bread &amp; Butter">
            <text:p>Bread &amp; Butter</text:p>
          </table:table-cell>
          <table:table-cell table:style-name="Default" table:formula="oooc:=&quot;Day &quot;&amp;(MOD([.F130]-1;10)+1)" office:value-type="string" office:string-value="Day 7">
            <text:p>Day 7</text:p>
          </table:table-cell>
          <table:table-cell table:style-name="Default" table:formula="oooc:=VLOOKUP(INT(([.F130]+9)/10);[.A85:.B1134];2)&amp;&quot; - Day &quot;&amp;(MOD([.F130]-1;10)+1)" office:value-type="string" office:string-value="Bread &amp; Butter - Day 7">
            <text:p>Bread &amp; Butter - Day 7</text:p>
          </table:table-cell>
          <table:table-cell office:value-type="float" office:value="27">
            <text:p>27</text:p>
          </table:table-cell>
          <table:table-cell office:value-type="float" office:value="571">
            <text:p>571</text:p>
          </table:table-cell>
          <table:table-cell office:value-type="float" office:value="71">
            <text:p>71</text:p>
          </table:table-cell>
          <table:table-cell table:style-name="Default" table:formula="oooc:=['3 _ Russian'.Q30]" office:value-type="string" office:string-value="'Shchi', ">
            <text:p>'Shchi', </text:p>
          </table:table-cell>
          <table:table-cell table:style-name="ce185" table:formula="oooc:=INT(([.F130]+9)/10)&amp;&quot;-&quot;&amp;(MOD([.F130]-1;10)+1)" office:value-type="string" office:string-value="3-7">
            <text:p>3-7</text:p>
          </table:table-cell>
          <table:table-cell table:style-name="Default" table:formula="oooc:=&quot;'layout': '&quot;&amp;[LevelIntros.C36]&amp;&quot;', 'title': '&quot;&amp;[LevelIntros.D36]&amp;&quot;', 'text': '&quot;&amp;[LevelIntros.E36]&amp;&quot;'&quot;&amp;IF([LevelIntros.C36]=&quot;custpic&quot;;&quot;, 'picture': '&quot;&amp;[LevelIntros.F36]&amp;&quot;', 'frno': &quot;&amp;[LevelIntros.G36];&quot;&quot;)&amp;IF([LevelIntros.C36]=&quot;bonuspic&quot;;&quot;, 'picture': '&quot;&amp;[LevelIntros.F36]&amp;&quot;'&quot;;&quot;&quot;)" office:value-type="string" office:string-value="'layout': 'nopic', 'title': 'def/27.def.intro.title', 'text': 'def/27.def.intro.text'">
            <text:p>'layout': 'nopic', 'title': 'def/27.def.intro.title', 'text': 'def/27.def.intro.text'</text:p>
          </table:table-cell>
          <table:table-cell table:style-name="Default" table:formula="oooc:=&quot;'layout': 'outro', 'text': '&quot;&amp;[.B130]&amp;&quot;.passed.text'&quot;" office:value-type="string" office:string-value="'layout': 'outro', 'text': 'def/27.def.passed.text'">
            <text:p>'layout': 'outro', 'text': 'def/27.def.passed.text'</text:p>
          </table:table-cell>
          <table:table-cell table:style-name="Default" table:formula="oooc:=&quot;'layout': 'outro', 'text': '&quot;&amp;[.B130]&amp;&quot;.failed.text'&quot;" office:value-type="string" office:string-value="'layout': 'outro', 'text': 'def/27.def.failed.text'">
            <text:p>'layout': 'outro', 'text': 'def/27.def.failed.text'</text:p>
          </table:table-cell>
          <table:table-cell table:number-columns-repeated="243"/>
        </table:table-row>
        <table:table-row table:style-name="ro2">
          <table:table-cell office:value-type="string">
            <text:p>level</text:p>
          </table:table-cell>
          <table:table-cell table:style-name="Default" table:formula="oooc:=&quot;def/&quot;&amp;IF([.F131]&gt;9;&quot;&quot;;&quot;0&quot;)&amp;([.F131])&amp;&quot;.def&quot;" office:value-type="string" office:string-value="def/28.def">
            <text:p>def/28.def</text:p>
          </table:table-cell>
          <table:table-cell table:style-name="Default" table:formula="oooc:=VLOOKUP(INT(([.F131]+9)/10);[.A99:.B1147];2)&amp;&quot;&quot;" office:value-type="string" office:string-value="Bread &amp; Butter">
            <text:p>Bread &amp; Butter</text:p>
          </table:table-cell>
          <table:table-cell table:style-name="Default" table:formula="oooc:=&quot;Day &quot;&amp;(MOD([.F131]-1;10)+1)" office:value-type="string" office:string-value="Day 8">
            <text:p>Day 8</text:p>
          </table:table-cell>
          <table:table-cell table:style-name="Default" table:formula="oooc:=VLOOKUP(INT(([.F131]+9)/10);[.A86:.B1135];2)&amp;&quot; - Day &quot;&amp;(MOD([.F131]-1;10)+1)" office:value-type="string" office:string-value="Bread &amp; Butter - Day 8">
            <text:p>Bread &amp; Butter - Day 8</text:p>
          </table:table-cell>
          <table:table-cell office:value-type="float" office:value="28">
            <text:p>28</text:p>
          </table:table-cell>
          <table:table-cell office:value-type="float" office:value="595">
            <text:p>595</text:p>
          </table:table-cell>
          <table:table-cell office:value-type="float" office:value="79">
            <text:p>79</text:p>
          </table:table-cell>
          <table:table-cell table:style-name="Default" table:formula="oooc:=['3 _ Russian'.R30]">
            <text:p/>
          </table:table-cell>
          <table:table-cell table:style-name="ce185" table:formula="oooc:=INT(([.F131]+9)/10)&amp;&quot;-&quot;&amp;(MOD([.F131]-1;10)+1)" office:value-type="string" office:string-value="3-8">
            <text:p>3-8</text:p>
          </table:table-cell>
          <table:table-cell table:style-name="Default" table:formula="oooc:=&quot;'layout': '&quot;&amp;[LevelIntros.C37]&amp;&quot;', 'title': '&quot;&amp;[LevelIntros.D37]&amp;&quot;', 'text': '&quot;&amp;[LevelIntros.E37]&amp;&quot;'&quot;&amp;IF([LevelIntros.C37]=&quot;custpic&quot;;&quot;, 'picture': '&quot;&amp;[LevelIntros.F37]&amp;&quot;', 'frno': &quot;&amp;[LevelIntros.G37];&quot;&quot;)&amp;IF([LevelIntros.C37]=&quot;bonuspic&quot;;&quot;, 'picture': '&quot;&amp;[LevelIntros.F37]&amp;&quot;'&quot;;&quot;&quot;)" office:value-type="string" office:string-value="'layout': 'bonuspic', 'title': 'def/28.def.intro.title', 'text': 'def/28.def.intro.text', 'picture': 'bonus.shuffle'">
            <text:p>'layout': 'bonuspic', 'title': 'def/28.def.intro.title', 'text': 'def/28.def.intro.text', 'picture': 'bonus.shuffle'</text:p>
          </table:table-cell>
          <table:table-cell table:style-name="Default" table:formula="oooc:=&quot;'layout': 'outro', 'text': '&quot;&amp;[.B131]&amp;&quot;.passed.text'&quot;" office:value-type="string" office:string-value="'layout': 'outro', 'text': 'def/28.def.passed.text'">
            <text:p>'layout': 'outro', 'text': 'def/28.def.passed.text'</text:p>
          </table:table-cell>
          <table:table-cell table:style-name="Default" table:formula="oooc:=&quot;'layout': 'outro', 'text': '&quot;&amp;[.B131]&amp;&quot;.failed.text'&quot;" office:value-type="string" office:string-value="'layout': 'outro', 'text': 'def/28.def.failed.text'">
            <text:p>'layout': 'outro', 'text': 'def/28.def.failed.text'</text:p>
          </table:table-cell>
          <table:table-cell table:number-columns-repeated="243"/>
        </table:table-row>
        <table:table-row table:style-name="ro2">
          <table:table-cell office:value-type="string">
            <text:p>level</text:p>
          </table:table-cell>
          <table:table-cell table:style-name="Default" table:formula="oooc:=&quot;def/&quot;&amp;IF([.F132]&gt;9;&quot;&quot;;&quot;0&quot;)&amp;([.F132])&amp;&quot;.def&quot;" office:value-type="string" office:string-value="def/29.def">
            <text:p>def/29.def</text:p>
          </table:table-cell>
          <table:table-cell table:style-name="Default" table:formula="oooc:=VLOOKUP(INT(([.F132]+9)/10);[.A100:.B1148];2)&amp;&quot;&quot;" office:value-type="string" office:string-value="Bread &amp; Butter">
            <text:p>Bread &amp; Butter</text:p>
          </table:table-cell>
          <table:table-cell table:style-name="Default" table:formula="oooc:=&quot;Day &quot;&amp;(MOD([.F132]-1;10)+1)" office:value-type="string" office:string-value="Day 9">
            <text:p>Day 9</text:p>
          </table:table-cell>
          <table:table-cell table:style-name="Default" table:formula="oooc:=VLOOKUP(INT(([.F132]+9)/10);[.A87:.B1136];2)&amp;&quot; - Day &quot;&amp;(MOD([.F132]-1;10)+1)" office:value-type="string" office:string-value="Bread &amp; Butter - Day 9">
            <text:p>Bread &amp; Butter - Day 9</text:p>
          </table:table-cell>
          <table:table-cell office:value-type="float" office:value="29">
            <text:p>29</text:p>
          </table:table-cell>
          <table:table-cell office:value-type="float" office:value="620">
            <text:p>620</text:p>
          </table:table-cell>
          <table:table-cell office:value-type="float" office:value="90">
            <text:p>90</text:p>
          </table:table-cell>
          <table:table-cell table:style-name="Default" table:formula="oooc:=['3 _ Russian'.S30]">
            <text:p/>
          </table:table-cell>
          <table:table-cell table:style-name="ce185" table:formula="oooc:=INT(([.F132]+9)/10)&amp;&quot;-&quot;&amp;(MOD([.F132]-1;10)+1)" office:value-type="string" office:string-value="3-9">
            <text:p>3-9</text:p>
          </table:table-cell>
          <table:table-cell table:style-name="Default" table:formula="oooc:=&quot;'layout': '&quot;&amp;[LevelIntros.C38]&amp;&quot;', 'title': '&quot;&amp;[LevelIntros.D38]&amp;&quot;', 'text': '&quot;&amp;[LevelIntros.E38]&amp;&quot;'&quot;&amp;IF([LevelIntros.C38]=&quot;custpic&quot;;&quot;, 'picture': '&quot;&amp;[LevelIntros.F38]&amp;&quot;', 'frno': &quot;&amp;[LevelIntros.G38];&quot;&quot;)&amp;IF([LevelIntros.C38]=&quot;bonuspic&quot;;&quot;, 'picture': '&quot;&amp;[LevelIntros.F38]&amp;&quot;'&quot;;&quot;&quot;)" office:value-type="string" office:string-value="'layout': 'custpic', 'title': 'def/29.def.intro.title', 'text': 'def/29.def.intro.text', 'picture': 'customer.schoolkid', 'frno': 9">
            <text:p>'layout': 'custpic', 'title': 'def/29.def.intro.title', 'text': 'def/29.def.intro.text', 'picture': 'customer.schoolkid', 'frno': 9</text:p>
          </table:table-cell>
          <table:table-cell table:style-name="Default" table:formula="oooc:=&quot;'layout': 'outro', 'text': '&quot;&amp;[.B132]&amp;&quot;.passed.text'&quot;" office:value-type="string" office:string-value="'layout': 'outro', 'text': 'def/29.def.passed.text'">
            <text:p>'layout': 'outro', 'text': 'def/29.def.passed.text'</text:p>
          </table:table-cell>
          <table:table-cell table:style-name="Default" table:formula="oooc:=&quot;'layout': 'outro', 'text': '&quot;&amp;[.B132]&amp;&quot;.failed.text'&quot;" office:value-type="string" office:string-value="'layout': 'outro', 'text': 'def/29.def.failed.text'">
            <text:p>'layout': 'outro', 'text': 'def/29.def.failed.text'</text:p>
          </table:table-cell>
          <table:table-cell table:number-columns-repeated="243"/>
        </table:table-row>
        <table:table-row table:style-name="ro2">
          <table:table-cell office:value-type="string">
            <text:p>level</text:p>
          </table:table-cell>
          <table:table-cell table:style-name="Default" table:formula="oooc:=&quot;def/&quot;&amp;IF([.F133]&gt;9;&quot;&quot;;&quot;0&quot;)&amp;([.F133])&amp;&quot;.def&quot;" office:value-type="string" office:string-value="def/30.def">
            <text:p>def/30.def</text:p>
          </table:table-cell>
          <table:table-cell table:style-name="Default" table:formula="oooc:=VLOOKUP(INT(([.F133]+9)/10);[.A101:.B1149];2)&amp;&quot;&quot;" office:value-type="string" office:string-value="Bread &amp; Butter">
            <text:p>Bread &amp; Butter</text:p>
          </table:table-cell>
          <table:table-cell table:style-name="Default" table:formula="oooc:=&quot;Day &quot;&amp;(MOD([.F133]-1;10)+1)" office:value-type="string" office:string-value="Day 10">
            <text:p>Day 10</text:p>
          </table:table-cell>
          <table:table-cell table:style-name="Default" table:formula="oooc:=VLOOKUP(INT(([.F133]+9)/10);[.A88:.B1137];2)&amp;&quot; - Day &quot;&amp;(MOD([.F133]-1;10)+1)" office:value-type="string" office:string-value="Bread &amp; Butter - Day 10">
            <text:p>Bread &amp; Butter - Day 10</text:p>
          </table:table-cell>
          <table:table-cell office:value-type="float" office:value="30">
            <text:p>30</text:p>
          </table:table-cell>
          <table:table-cell office:value-type="float" office:value="642">
            <text:p>642</text:p>
          </table:table-cell>
          <table:table-cell office:value-type="float" office:value="105">
            <text:p>105</text:p>
          </table:table-cell>
          <table:table-cell table:style-name="Default" table:formula="oooc:=['3 _ Russian'.T30]">
            <text:p/>
          </table:table-cell>
          <table:table-cell table:style-name="ce185" table:formula="oooc:=INT(([.F133]+9)/10)&amp;&quot;-&quot;&amp;(MOD([.F133]-1;10)+1)" office:value-type="string" office:string-value="3-10">
            <text:p>3-10</text:p>
          </table:table-cell>
          <table:table-cell table:style-name="Default" table:formula="oooc:=&quot;'layout': '&quot;&amp;[LevelIntros.C39]&amp;&quot;', 'title': '&quot;&amp;[LevelIntros.D39]&amp;&quot;', 'text': '&quot;&amp;[LevelIntros.E39]&amp;&quot;'&quot;&amp;IF([LevelIntros.C39]=&quot;custpic&quot;;&quot;, 'picture': '&quot;&amp;[LevelIntros.F39]&amp;&quot;', 'frno': &quot;&amp;[LevelIntros.G39];&quot;&quot;)&amp;IF([LevelIntros.C39]=&quot;bonuspic&quot;;&quot;, 'picture': '&quot;&amp;[LevelIntros.F39]&amp;&quot;'&quot;;&quot;&quot;)" office:value-type="string" office:string-value="'layout': 'nopic', 'title': 'def/30.def.intro.title', 'text': 'def/30.def.intro.text'">
            <text:p>'layout': 'nopic', 'title': 'def/30.def.intro.title', 'text': 'def/30.def.intro.text'</text:p>
          </table:table-cell>
          <table:table-cell table:style-name="Default" table:formula="oooc:=&quot;'layout': 'outro', 'text': '&quot;&amp;[.B133]&amp;&quot;.passed.text'&quot;" office:value-type="string" office:string-value="'layout': 'outro', 'text': 'def/30.def.passed.text'">
            <text:p>'layout': 'outro', 'text': 'def/30.def.passed.text'</text:p>
          </table:table-cell>
          <table:table-cell table:style-name="Default" table:formula="oooc:=&quot;'layout': 'outro', 'text': '&quot;&amp;[.B133]&amp;&quot;.failed.text'&quot;" office:value-type="string" office:string-value="'layout': 'outro', 'text': 'def/30.def.failed.text'">
            <text:p>'layout': 'outro', 'text': 'def/30.def.failed.text'</text:p>
          </table:table-cell>
          <table:table-cell table:number-columns-repeated="243"/>
        </table:table-row>
        <table:table-row table:style-name="ro2">
          <table:table-cell office:value-type="string">
            <text:p>string</text:p>
          </table:table-cell>
          <table:table-cell table:style-name="Default" table:number-columns-repeated="3"/>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outro(outro.Russian)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table:style-name="Default" table:formula="oooc:=&quot;            sum = &quot;&quot;[ '&quot;&amp;[.B124]&amp;&quot;', '&quot;&amp;[.B125]&amp;&quot;', '&quot;&amp;[.B126]&amp;&quot;', '&quot;&amp;[.B127]&amp;&quot;', '&quot;&amp;[.B128]&amp;&quot;', '&quot;&amp;[.B129]&amp;&quot;', '&quot;&amp;[.B130]&amp;&quot;', '&quot;&amp;[.B131]&amp;&quot;', '&quot;&amp;[.B132]&amp;&quot;', '&quot;&amp;[.B133]&amp;&quot;' ]&quot;&quot;&quot;" office:value-type="string" office:string-value="            sum = &quot;[ 'def/21.def', 'def/22.def', 'def/23.def', 'def/24.def', 'def/25.def', 'def/26.def', 'def/27.def', 'def/28.def', 'def/29.def', 'def/30.def' ]&quot;">
            <text:p><text:s text:c="12"/>sum = "[ 'def/21.def', 'def/22.def', 'def/23.def', 'def/24.def', 'def/25.def', 'def/26.def', 'def/27.def', 'def/28.def', 'def/29.def', 'def/30.def' ]"</text:p>
          </table:table-cell>
          <table:table-cell table:style-name="Default" table:number-columns-repeated="2"/>
          <table:table-cell table:style-name="ce185"/>
          <table:table-cell table:number-columns-repeated="3"/>
          <table:table-cell table:style-name="Default"/>
          <table:table-cell/>
          <table:table-cell table:style-name="Default" table:number-columns-repeated="3"/>
          <table:table-cell table:number-columns-repeated="243"/>
        </table:table-row>
        <table:table-row table:style-name="ro2">
          <table:table-cell office:value-type="string">
            <text:p>string</text:p>
          </table:table-cell>
          <table:table-cell office:value-type="string">
            <text:p><text:s text:c="12"/>x = "330" y = "30"</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episode = "Russian"</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itle = "RUSSIAN OPEN – RESULTS"</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restaurant = "BREAD&amp;BUTTER"</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day = "Round Results"</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If = "{ 'Russian': 4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Further = "4"</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howWinners = "yes"</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edText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1" layout = "episode-outro.1"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2" layout = "episode-outro.2"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3" layout = "episode-outro.3"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4" layout = "episode-outro.4"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5" layout = "episode-outro.5"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6" layout = "episode-outro.6"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failedText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Episode – Japanese</text:p>
          </table:table-cell>
          <table:table-cell table:number-columns-repeated="254"/>
        </table:table-row>
        <table:table-row table:style-name="ro2">
          <table:table-cell office:value-type="string">
            <text:p>string</text:p>
          </table:table-cell>
          <table:table-cell office:value-type="string">
            <text:p><text:s text:c="8"/>intro(intro.Japanese)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episode = "Japanese"</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JAPANESE OPE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japanese.intro.1" layout = "episode-intro.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japanese.intro.2" layout = "episode-intro.2"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japanese.intro.3" layout = "episode-intro.3" }</text:p>
          </table:table-cell>
          <table:table-cell table:number-columns-repeated="2"/>
          <table:table-cell table:style-name="ce122"/>
          <table:table-cell table:number-columns-repeated="251"/>
        </table:table-row>
        <table:table-row table:style-name="ro2">
          <table:table-cell office:value-type="string">
            <text:p>string</text:p>
          </table:table-cell>
          <table:table-cell office:value-type="string">
            <text:p><text:s text:c="12"/>text { str = "japanese.intro.4" layout = "episode-intro.4" }</text:p>
          </table:table-cell>
          <table:table-cell table:number-columns-repeated="2"/>
          <table:table-cell table:style-name="ce122"/>
          <table:table-cell table:number-columns-repeated="251"/>
        </table:table-row>
        <table:table-row table:style-name="ro2">
          <table:table-cell office:value-type="string">
            <text:p>string</text:p>
          </table:table-cell>
          <table:table-cell office:value-type="string">
            <text:p><text:s text:c="12"/>text { str = "japanese.intro.5" layout = "episode-intro.5" }</text:p>
          </table:table-cell>
          <table:table-cell table:number-columns-repeated="2"/>
          <table:table-cell table:style-name="ce122"/>
          <table:table-cell table:number-columns-repeated="251"/>
        </table:table-row>
        <table:table-row table:style-name="ro2">
          <table:table-cell office:value-type="string">
            <text:p>string</text:p>
          </table:table-cell>
          <table:table-cell office:value-type="string">
            <text:p><text:s text:c="12"/>text { str = "japanese.intro.6" layout = "episode-intro.6" }</text:p>
          </table:table-cell>
          <table:table-cell table:number-columns-repeated="2"/>
          <table:table-cell table:style-name="ce122"/>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style-name="Default" table:number-columns-repeated="4"/>
          <table:table-cell table:number-columns-repeated="251"/>
        </table:table-row>
        <table:table-row table:style-name="ro2">
          <table:table-cell office:value-type="string">
            <text:p>string</text:p>
          </table:table-cell>
          <table:table-cell table:number-columns-repeated="255"/>
        </table:table-row>
        <table:table-row table:style-name="ro2">
          <table:table-cell office:value-type="string">
            <text:p>level</text:p>
          </table:table-cell>
          <table:table-cell table:style-name="Default" table:formula="oooc:=&quot;def/&quot;&amp;IF([.F170]&gt;9;&quot;&quot;;&quot;0&quot;)&amp;([.F170])&amp;&quot;.def&quot;" office:value-type="string" office:string-value="def/31.def">
            <text:p>def/31.def</text:p>
          </table:table-cell>
          <table:table-cell table:style-name="Default" table:formula="oooc:=VLOOKUP(INT(([.F170]+9)/10);[.A136:.B1184];2)&amp;&quot;&quot;" office:value-type="string" office:string-value="Sushi Side">
            <text:p>Sushi Side</text:p>
          </table:table-cell>
          <table:table-cell table:style-name="Default" table:formula="oooc:=&quot;Day &quot;&amp;(MOD([.F170]-1;10)+1)" office:value-type="string" office:string-value="Day 1">
            <text:p>Day 1</text:p>
          </table:table-cell>
          <table:table-cell table:style-name="Default" table:formula="oooc:=VLOOKUP(INT(([.F170]+9)/10);[.A125:.B1161];2)&amp;&quot; - Day &quot;&amp;(MOD([.F170]-1;10)+1)" office:value-type="string" office:string-value="Sushi Side - Day 1">
            <text:p>Sushi Side - Day 1</text:p>
          </table:table-cell>
          <table:table-cell office:value-type="float" office:value="31">
            <text:p>31</text:p>
          </table:table-cell>
          <table:table-cell office:value-type="float" office:value="714">
            <text:p>714</text:p>
          </table:table-cell>
          <table:table-cell office:value-type="float" office:value="177">
            <text:p>177</text:p>
          </table:table-cell>
          <table:table-cell table:style-name="Default" table:formula="oooc:=['4 _ Japanese'.K30]" office:value-type="string" office:string-value="'Sashimi', 'Ochazuke', ">
            <text:p>'Sashimi', 'Ochazuke', </text:p>
          </table:table-cell>
          <table:table-cell table:style-name="ce185" table:formula="oooc:=INT(([.F170]+9)/10)&amp;&quot;-&quot;&amp;(MOD([.F170]-1;10)+1)" office:value-type="string" office:string-value="4-1">
            <text:p>4-1</text:p>
          </table:table-cell>
          <table:table-cell table:style-name="Default" table:formula="oooc:=&quot;'layout': '&quot;&amp;[LevelIntros.C42]&amp;&quot;', 'title': '&quot;&amp;[LevelIntros.D42]&amp;&quot;', 'text': '&quot;&amp;[LevelIntros.E42]&amp;&quot;'&quot;&amp;IF([LevelIntros.C42]=&quot;custpic&quot;;&quot;, 'picture': '&quot;&amp;[LevelIntros.F42]&amp;&quot;', 'frno': &quot;&amp;[LevelIntros.G42];&quot;&quot;)&amp;IF([LevelIntros.C42]=&quot;bonuspic&quot;;&quot;, 'picture': '&quot;&amp;[LevelIntros.F42]&amp;&quot;'&quot;;&quot;&quot;)" office:value-type="string" office:string-value="'layout': 'nopic', 'title': 'def/31.def.intro.title', 'text': 'def/31.def.intro.text'">
            <text:p>'layout': 'nopic', 'title': 'def/31.def.intro.title', 'text': 'def/31.def.intro.text'</text:p>
          </table:table-cell>
          <table:table-cell table:style-name="Default" table:formula="oooc:=&quot;'layout': 'outro', 'text': '&quot;&amp;[.B170]&amp;&quot;.passed.text'&quot;" office:value-type="string" office:string-value="'layout': 'outro', 'text': 'def/31.def.passed.text'">
            <text:p>'layout': 'outro', 'text': 'def/31.def.passed.text'</text:p>
          </table:table-cell>
          <table:table-cell table:style-name="Default" table:formula="oooc:=&quot;'layout': 'outro', 'text': '&quot;&amp;[.B170]&amp;&quot;.failed.text'&quot;" office:value-type="string" office:string-value="'layout': 'outro', 'text': 'def/31.def.failed.text'">
            <text:p>'layout': 'outro', 'text': 'def/31.def.failed.text'</text:p>
          </table:table-cell>
          <table:table-cell table:number-columns-repeated="243"/>
        </table:table-row>
        <table:table-row table:style-name="ro2">
          <table:table-cell office:value-type="string">
            <text:p>level</text:p>
          </table:table-cell>
          <table:table-cell table:style-name="Default" table:formula="oooc:=&quot;def/&quot;&amp;IF([.F171]&gt;9;&quot;&quot;;&quot;0&quot;)&amp;([.F171])&amp;&quot;.def&quot;" office:value-type="string" office:string-value="def/32.def">
            <text:p>def/32.def</text:p>
          </table:table-cell>
          <table:table-cell table:style-name="Default" table:formula="oooc:=VLOOKUP(INT(([.F171]+9)/10);[.A137:.B1185];2)&amp;&quot;&quot;" office:value-type="string" office:string-value="Sushi Side">
            <text:p>Sushi Side</text:p>
          </table:table-cell>
          <table:table-cell table:style-name="Default" table:formula="oooc:=&quot;Day &quot;&amp;(MOD([.F171]-1;10)+1)" office:value-type="string" office:string-value="Day 2">
            <text:p>Day 2</text:p>
          </table:table-cell>
          <table:table-cell table:style-name="Default" table:formula="oooc:=VLOOKUP(INT(([.F171]+9)/10);[.A126:.B1162];2)&amp;&quot; - Day &quot;&amp;(MOD([.F171]-1;10)+1)" office:value-type="string" office:string-value="Sushi Side - Day 2">
            <text:p>Sushi Side - Day 2</text:p>
          </table:table-cell>
          <table:table-cell office:value-type="float" office:value="32">
            <text:p>32</text:p>
          </table:table-cell>
          <table:table-cell office:value-type="float" office:value="734">
            <text:p>734</text:p>
          </table:table-cell>
          <table:table-cell office:value-type="float" office:value="198">
            <text:p>198</text:p>
          </table:table-cell>
          <table:table-cell table:style-name="Default" table:formula="oooc:=['4 _ Japanese'.L30]" office:value-type="string" office:string-value="'Nigiri Zushi', 'Koyungohan', ">
            <text:p>'Nigiri Zushi', 'Koyungohan', </text:p>
          </table:table-cell>
          <table:table-cell table:style-name="ce185" table:formula="oooc:=INT(([.F171]+9)/10)&amp;&quot;-&quot;&amp;(MOD([.F171]-1;10)+1)" office:value-type="string" office:string-value="4-2">
            <text:p>4-2</text:p>
          </table:table-cell>
          <table:table-cell table:style-name="Default" table:formula="oooc:=&quot;'layout': '&quot;&amp;[LevelIntros.C43]&amp;&quot;', 'title': '&quot;&amp;[LevelIntros.D43]&amp;&quot;', 'text': '&quot;&amp;[LevelIntros.E43]&amp;&quot;'&quot;&amp;IF([LevelIntros.C43]=&quot;custpic&quot;;&quot;, 'picture': '&quot;&amp;[LevelIntros.F43]&amp;&quot;', 'frno': &quot;&amp;[LevelIntros.G43];&quot;&quot;)&amp;IF([LevelIntros.C43]=&quot;bonuspic&quot;;&quot;, 'picture': '&quot;&amp;[LevelIntros.F43]&amp;&quot;'&quot;;&quot;&quot;)" office:value-type="string" office:string-value="'layout': 'nopic', 'title': 'def/32.def.intro.title', 'text': 'def/32.def.intro.text'">
            <text:p>'layout': 'nopic', 'title': 'def/32.def.intro.title', 'text': 'def/32.def.intro.text'</text:p>
          </table:table-cell>
          <table:table-cell table:style-name="Default" table:formula="oooc:=&quot;'layout': 'outro', 'text': '&quot;&amp;[.B171]&amp;&quot;.passed.text'&quot;" office:value-type="string" office:string-value="'layout': 'outro', 'text': 'def/32.def.passed.text'">
            <text:p>'layout': 'outro', 'text': 'def/32.def.passed.text'</text:p>
          </table:table-cell>
          <table:table-cell table:style-name="Default" table:formula="oooc:=&quot;'layout': 'outro', 'text': '&quot;&amp;[.B171]&amp;&quot;.failed.text'&quot;" office:value-type="string" office:string-value="'layout': 'outro', 'text': 'def/32.def.failed.text'">
            <text:p>'layout': 'outro', 'text': 'def/32.def.failed.text'</text:p>
          </table:table-cell>
          <table:table-cell table:number-columns-repeated="243"/>
        </table:table-row>
        <table:table-row table:style-name="ro2">
          <table:table-cell office:value-type="string">
            <text:p>level</text:p>
          </table:table-cell>
          <table:table-cell table:style-name="Default" table:formula="oooc:=&quot;def/&quot;&amp;IF([.F172]&gt;9;&quot;&quot;;&quot;0&quot;)&amp;([.F172])&amp;&quot;.def&quot;" office:value-type="string" office:string-value="def/33.def">
            <text:p>def/33.def</text:p>
          </table:table-cell>
          <table:table-cell table:style-name="Default" table:formula="oooc:=VLOOKUP(INT(([.F172]+9)/10);[.A138:.B1186];2)&amp;&quot;&quot;" office:value-type="string" office:string-value="Sushi Side">
            <text:p>Sushi Side</text:p>
          </table:table-cell>
          <table:table-cell table:style-name="Default" table:formula="oooc:=&quot;Day &quot;&amp;(MOD([.F172]-1;10)+1)" office:value-type="string" office:string-value="Day 3">
            <text:p>Day 3</text:p>
          </table:table-cell>
          <table:table-cell table:style-name="Default" table:formula="oooc:=VLOOKUP(INT(([.F172]+9)/10);[.A127:.B1163];2)&amp;&quot; - Day &quot;&amp;(MOD([.F172]-1;10)+1)" office:value-type="string" office:string-value="Sushi Side - Day 3">
            <text:p>Sushi Side - Day 3</text:p>
          </table:table-cell>
          <table:table-cell office:value-type="float" office:value="33">
            <text:p>33</text:p>
          </table:table-cell>
          <table:table-cell office:value-type="float" office:value="746">
            <text:p>746</text:p>
          </table:table-cell>
          <table:table-cell office:value-type="float" office:value="222">
            <text:p>222</text:p>
          </table:table-cell>
          <table:table-cell table:style-name="Default" table:formula="oooc:=['4 _ Japanese'.M30]" office:value-type="string" office:string-value="'Tempura Shrimp Roll', 'Osechi', ">
            <text:p>'Tempura Shrimp Roll', 'Osechi', </text:p>
          </table:table-cell>
          <table:table-cell table:style-name="ce185" table:formula="oooc:=INT(([.F172]+9)/10)&amp;&quot;-&quot;&amp;(MOD([.F172]-1;10)+1)" office:value-type="string" office:string-value="4-3">
            <text:p>4-3</text:p>
          </table:table-cell>
          <table:table-cell table:style-name="Default" table:formula="oooc:=&quot;'layout': '&quot;&amp;[LevelIntros.C44]&amp;&quot;', 'title': '&quot;&amp;[LevelIntros.D44]&amp;&quot;', 'text': '&quot;&amp;[LevelIntros.E44]&amp;&quot;'&quot;&amp;IF([LevelIntros.C44]=&quot;custpic&quot;;&quot;, 'picture': '&quot;&amp;[LevelIntros.F44]&amp;&quot;', 'frno': &quot;&amp;[LevelIntros.G44];&quot;&quot;)&amp;IF([LevelIntros.C44]=&quot;bonuspic&quot;;&quot;, 'picture': '&quot;&amp;[LevelIntros.F44]&amp;&quot;'&quot;;&quot;&quot;)" office:value-type="string" office:string-value="'layout': 'custpic', 'title': 'def/33.def.intro.title', 'text': 'def/33.def.intro.text', 'picture': 'customer.tourist.japanese', 'frno': 9">
            <text:p>'layout': 'custpic', 'title': 'def/33.def.intro.title', 'text': 'def/33.def.intro.text', 'picture': 'customer.tourist.japanese', 'frno': 9</text:p>
          </table:table-cell>
          <table:table-cell table:style-name="Default" table:formula="oooc:=&quot;'layout': 'outro', 'text': '&quot;&amp;[.B172]&amp;&quot;.passed.text'&quot;" office:value-type="string" office:string-value="'layout': 'outro', 'text': 'def/33.def.passed.text'">
            <text:p>'layout': 'outro', 'text': 'def/33.def.passed.text'</text:p>
          </table:table-cell>
          <table:table-cell table:style-name="Default" table:formula="oooc:=&quot;'layout': 'outro', 'text': '&quot;&amp;[.B172]&amp;&quot;.failed.text'&quot;" office:value-type="string" office:string-value="'layout': 'outro', 'text': 'def/33.def.failed.text'">
            <text:p>'layout': 'outro', 'text': 'def/33.def.failed.text'</text:p>
          </table:table-cell>
          <table:table-cell table:number-columns-repeated="243"/>
        </table:table-row>
        <table:table-row table:style-name="ro2">
          <table:table-cell office:value-type="string">
            <text:p>level</text:p>
          </table:table-cell>
          <table:table-cell table:style-name="Default" table:formula="oooc:=&quot;def/&quot;&amp;IF([.F173]&gt;9;&quot;&quot;;&quot;0&quot;)&amp;([.F173])&amp;&quot;.def&quot;" office:value-type="string" office:string-value="def/34.def">
            <text:p>def/34.def</text:p>
          </table:table-cell>
          <table:table-cell table:style-name="Default" table:formula="oooc:=VLOOKUP(INT(([.F173]+9)/10);[.A139:.B1187];2)&amp;&quot;&quot;" office:value-type="string" office:string-value="Sushi Side">
            <text:p>Sushi Side</text:p>
          </table:table-cell>
          <table:table-cell table:style-name="Default" table:formula="oooc:=&quot;Day &quot;&amp;(MOD([.F173]-1;10)+1)" office:value-type="string" office:string-value="Day 4">
            <text:p>Day 4</text:p>
          </table:table-cell>
          <table:table-cell table:style-name="Default" table:formula="oooc:=VLOOKUP(INT(([.F173]+9)/10);[.A128:.B1164];2)&amp;&quot; - Day &quot;&amp;(MOD([.F173]-1;10)+1)" office:value-type="string" office:string-value="Sushi Side - Day 4">
            <text:p>Sushi Side - Day 4</text:p>
          </table:table-cell>
          <table:table-cell office:value-type="float" office:value="34">
            <text:p>34</text:p>
          </table:table-cell>
          <table:table-cell office:value-type="float" office:value="752">
            <text:p>752</text:p>
          </table:table-cell>
          <table:table-cell office:value-type="float" office:value="249">
            <text:p>249</text:p>
          </table:table-cell>
          <table:table-cell table:style-name="Default" table:formula="oooc:=['4 _ Japanese'.N30]" office:value-type="string" office:string-value="'Seafood Tempura', 'Yosenabe', ">
            <text:p>'Seafood Tempura', 'Yosenabe', </text:p>
          </table:table-cell>
          <table:table-cell table:style-name="ce185" table:formula="oooc:=INT(([.F173]+9)/10)&amp;&quot;-&quot;&amp;(MOD([.F173]-1;10)+1)" office:value-type="string" office:string-value="4-4">
            <text:p>4-4</text:p>
          </table:table-cell>
          <table:table-cell table:style-name="Default" table:formula="oooc:=&quot;'layout': '&quot;&amp;[LevelIntros.C45]&amp;&quot;', 'title': '&quot;&amp;[LevelIntros.D45]&amp;&quot;', 'text': '&quot;&amp;[LevelIntros.E45]&amp;&quot;'&quot;&amp;IF([LevelIntros.C45]=&quot;custpic&quot;;&quot;, 'picture': '&quot;&amp;[LevelIntros.F45]&amp;&quot;', 'frno': &quot;&amp;[LevelIntros.G45];&quot;&quot;)&amp;IF([LevelIntros.C45]=&quot;bonuspic&quot;;&quot;, 'picture': '&quot;&amp;[LevelIntros.F45]&amp;&quot;'&quot;;&quot;&quot;)" office:value-type="string" office:string-value="'layout': 'bonuspic', 'title': 'def/34.def.intro.title', 'text': 'def/34.def.intro.text', 'picture': 'bonus.spoon'">
            <text:p>'layout': 'bonuspic', 'title': 'def/34.def.intro.title', 'text': 'def/34.def.intro.text', 'picture': 'bonus.spoon'</text:p>
          </table:table-cell>
          <table:table-cell table:style-name="Default" table:formula="oooc:=&quot;'layout': 'outro', 'text': '&quot;&amp;[.B173]&amp;&quot;.passed.text'&quot;" office:value-type="string" office:string-value="'layout': 'outro', 'text': 'def/34.def.passed.text'">
            <text:p>'layout': 'outro', 'text': 'def/34.def.passed.text'</text:p>
          </table:table-cell>
          <table:table-cell table:style-name="Default" table:formula="oooc:=&quot;'layout': 'outro', 'text': '&quot;&amp;[.B173]&amp;&quot;.failed.text'&quot;" office:value-type="string" office:string-value="'layout': 'outro', 'text': 'def/34.def.failed.text'">
            <text:p>'layout': 'outro', 'text': 'def/34.def.failed.text'</text:p>
          </table:table-cell>
          <table:table-cell table:number-columns-repeated="243"/>
        </table:table-row>
        <table:table-row table:style-name="ro2">
          <table:table-cell office:value-type="string">
            <text:p>level</text:p>
          </table:table-cell>
          <table:table-cell table:style-name="Default" table:formula="oooc:=&quot;def/&quot;&amp;IF([.F174]&gt;9;&quot;&quot;;&quot;0&quot;)&amp;([.F174])&amp;&quot;.def&quot;" office:value-type="string" office:string-value="def/35.def">
            <text:p>def/35.def</text:p>
          </table:table-cell>
          <table:table-cell table:style-name="Default" table:formula="oooc:=VLOOKUP(INT(([.F174]+9)/10);[.A142:.B1188];2)&amp;&quot;&quot;" office:value-type="string" office:string-value="Sushi Side">
            <text:p>Sushi Side</text:p>
          </table:table-cell>
          <table:table-cell table:style-name="Default" table:formula="oooc:=&quot;Day &quot;&amp;(MOD([.F174]-1;10)+1)" office:value-type="string" office:string-value="Day 5">
            <text:p>Day 5</text:p>
          </table:table-cell>
          <table:table-cell table:style-name="Default" table:formula="oooc:=VLOOKUP(INT(([.F174]+9)/10);[.A129:.B1165];2)&amp;&quot; - Day &quot;&amp;(MOD([.F174]-1;10)+1)" office:value-type="string" office:string-value="Sushi Side - Day 5">
            <text:p>Sushi Side - Day 5</text:p>
          </table:table-cell>
          <table:table-cell office:value-type="float" office:value="35">
            <text:p>35</text:p>
          </table:table-cell>
          <table:table-cell office:value-type="float" office:value="755">
            <text:p>755</text:p>
          </table:table-cell>
          <table:table-cell office:value-type="float" office:value="278">
            <text:p>278</text:p>
          </table:table-cell>
          <table:table-cell table:style-name="Default" table:formula="oooc:=['4 _ Japanese'.O30]" office:value-type="string" office:string-value="'Onigiri', 'Temaki Zushi', ">
            <text:p>'Onigiri', 'Temaki Zushi', </text:p>
          </table:table-cell>
          <table:table-cell table:style-name="ce185" table:formula="oooc:=INT(([.F174]+9)/10)&amp;&quot;-&quot;&amp;(MOD([.F174]-1;10)+1)" office:value-type="string" office:string-value="4-5">
            <text:p>4-5</text:p>
          </table:table-cell>
          <table:table-cell table:style-name="Default" table:formula="oooc:=&quot;'layout': '&quot;&amp;[LevelIntros.C46]&amp;&quot;', 'title': '&quot;&amp;[LevelIntros.D46]&amp;&quot;', 'text': '&quot;&amp;[LevelIntros.E46]&amp;&quot;'&quot;&amp;IF([LevelIntros.C46]=&quot;custpic&quot;;&quot;, 'picture': '&quot;&amp;[LevelIntros.F46]&amp;&quot;', 'frno': &quot;&amp;[LevelIntros.G46];&quot;&quot;)&amp;IF([LevelIntros.C46]=&quot;bonuspic&quot;;&quot;, 'picture': '&quot;&amp;[LevelIntros.F46]&amp;&quot;'&quot;;&quot;&quot;)" office:value-type="string" office:string-value="'layout': 'nopic', 'title': 'def/35.def.intro.title', 'text': 'def/35.def.intro.text'">
            <text:p>'layout': 'nopic', 'title': 'def/35.def.intro.title', 'text': 'def/35.def.intro.text'</text:p>
          </table:table-cell>
          <table:table-cell table:style-name="Default" table:formula="oooc:=&quot;'layout': 'outro', 'text': '&quot;&amp;[.B174]&amp;&quot;.passed.text'&quot;" office:value-type="string" office:string-value="'layout': 'outro', 'text': 'def/35.def.passed.text'">
            <text:p>'layout': 'outro', 'text': 'def/35.def.passed.text'</text:p>
          </table:table-cell>
          <table:table-cell table:style-name="Default" table:formula="oooc:=&quot;'layout': 'outro', 'text': '&quot;&amp;[.B174]&amp;&quot;.failed.text'&quot;" office:value-type="string" office:string-value="'layout': 'outro', 'text': 'def/35.def.failed.text'">
            <text:p>'layout': 'outro', 'text': 'def/35.def.failed.text'</text:p>
          </table:table-cell>
          <table:table-cell table:number-columns-repeated="243"/>
        </table:table-row>
        <table:table-row table:style-name="ro2">
          <table:table-cell office:value-type="string">
            <text:p>level</text:p>
          </table:table-cell>
          <table:table-cell table:style-name="Default" table:formula="oooc:=&quot;def/&quot;&amp;IF([.F175]&gt;9;&quot;&quot;;&quot;0&quot;)&amp;([.F175])&amp;&quot;.def&quot;" office:value-type="string" office:string-value="def/36.def">
            <text:p>def/36.def</text:p>
          </table:table-cell>
          <table:table-cell table:style-name="Default" table:formula="oooc:=VLOOKUP(INT(([.F175]+9)/10);[.A143:.B1189];2)&amp;&quot;&quot;" office:value-type="string" office:string-value="Sushi Side">
            <text:p>Sushi Side</text:p>
          </table:table-cell>
          <table:table-cell table:style-name="Default" table:formula="oooc:=&quot;Day &quot;&amp;(MOD([.F175]-1;10)+1)" office:value-type="string" office:string-value="Day 6">
            <text:p>Day 6</text:p>
          </table:table-cell>
          <table:table-cell table:style-name="Default" table:formula="oooc:=VLOOKUP(INT(([.F175]+9)/10);[.A130:.B1166];2)&amp;&quot; - Day &quot;&amp;(MOD([.F175]-1;10)+1)" office:value-type="string" office:string-value="Sushi Side - Day 6">
            <text:p>Sushi Side - Day 6</text:p>
          </table:table-cell>
          <table:table-cell office:value-type="float" office:value="36">
            <text:p>36</text:p>
          </table:table-cell>
          <table:table-cell office:value-type="float" office:value="752">
            <text:p>752</text:p>
          </table:table-cell>
          <table:table-cell office:value-type="float" office:value="307">
            <text:p>307</text:p>
          </table:table-cell>
          <table:table-cell table:style-name="Default" table:formula="oooc:=['4 _ Japanese'.P30]" office:value-type="string" office:string-value="'TofuDengaku', ">
            <text:p>'TofuDengaku', </text:p>
          </table:table-cell>
          <table:table-cell table:style-name="ce185" table:formula="oooc:=INT(([.F175]+9)/10)&amp;&quot;-&quot;&amp;(MOD([.F175]-1;10)+1)" office:value-type="string" office:string-value="4-6">
            <text:p>4-6</text:p>
          </table:table-cell>
          <table:table-cell table:style-name="Default" table:formula="oooc:=&quot;'layout': '&quot;&amp;[LevelIntros.C47]&amp;&quot;', 'title': '&quot;&amp;[LevelIntros.D47]&amp;&quot;', 'text': '&quot;&amp;[LevelIntros.E47]&amp;&quot;'&quot;&amp;IF([LevelIntros.C47]=&quot;custpic&quot;;&quot;, 'picture': '&quot;&amp;[LevelIntros.F47]&amp;&quot;', 'frno': &quot;&amp;[LevelIntros.G47];&quot;&quot;)&amp;IF([LevelIntros.C47]=&quot;bonuspic&quot;;&quot;, 'picture': '&quot;&amp;[LevelIntros.F47]&amp;&quot;'&quot;;&quot;&quot;)" office:value-type="string" office:string-value="'layout': 'nopic', 'title': 'def/36.def.intro.title', 'text': 'def/36.def.intro.text'">
            <text:p>'layout': 'nopic', 'title': 'def/36.def.intro.title', 'text': 'def/36.def.intro.text'</text:p>
          </table:table-cell>
          <table:table-cell table:style-name="Default" table:formula="oooc:=&quot;'layout': 'outro', 'text': '&quot;&amp;[.B175]&amp;&quot;.passed.text'&quot;" office:value-type="string" office:string-value="'layout': 'outro', 'text': 'def/36.def.passed.text'">
            <text:p>'layout': 'outro', 'text': 'def/36.def.passed.text'</text:p>
          </table:table-cell>
          <table:table-cell table:style-name="Default" table:formula="oooc:=&quot;'layout': 'outro', 'text': '&quot;&amp;[.B175]&amp;&quot;.failed.text'&quot;" office:value-type="string" office:string-value="'layout': 'outro', 'text': 'def/36.def.failed.text'">
            <text:p>'layout': 'outro', 'text': 'def/36.def.failed.text'</text:p>
          </table:table-cell>
          <table:table-cell table:number-columns-repeated="243"/>
        </table:table-row>
        <table:table-row table:style-name="ro2">
          <table:table-cell office:value-type="string">
            <text:p>level</text:p>
          </table:table-cell>
          <table:table-cell table:style-name="Default" table:formula="oooc:=&quot;def/&quot;&amp;IF([.F176]&gt;9;&quot;&quot;;&quot;0&quot;)&amp;([.F176])&amp;&quot;.def&quot;" office:value-type="string" office:string-value="def/37.def">
            <text:p>def/37.def</text:p>
          </table:table-cell>
          <table:table-cell table:style-name="Default" table:formula="oooc:=VLOOKUP(INT(([.F176]+9)/10);[.A144:.B1190];2)&amp;&quot;&quot;" office:value-type="string" office:string-value="Sushi Side">
            <text:p>Sushi Side</text:p>
          </table:table-cell>
          <table:table-cell table:style-name="Default" table:formula="oooc:=&quot;Day &quot;&amp;(MOD([.F176]-1;10)+1)" office:value-type="string" office:string-value="Day 7">
            <text:p>Day 7</text:p>
          </table:table-cell>
          <table:table-cell table:style-name="Default" table:formula="oooc:=VLOOKUP(INT(([.F176]+9)/10);[.A131:.B1167];2)&amp;&quot; - Day &quot;&amp;(MOD([.F176]-1;10)+1)" office:value-type="string" office:string-value="Sushi Side - Day 7">
            <text:p>Sushi Side - Day 7</text:p>
          </table:table-cell>
          <table:table-cell office:value-type="float" office:value="37">
            <text:p>37</text:p>
          </table:table-cell>
          <table:table-cell office:value-type="float" office:value="741">
            <text:p>741</text:p>
          </table:table-cell>
          <table:table-cell office:value-type="float" office:value="332">
            <text:p>332</text:p>
          </table:table-cell>
          <table:table-cell table:style-name="Default" table:formula="oooc:=['4 _ Japanese'.Q30]" office:value-type="string" office:string-value="'Tempura', ">
            <text:p>'Tempura', </text:p>
          </table:table-cell>
          <table:table-cell table:style-name="ce185" table:formula="oooc:=INT(([.F176]+9)/10)&amp;&quot;-&quot;&amp;(MOD([.F176]-1;10)+1)" office:value-type="string" office:string-value="4-7">
            <text:p>4-7</text:p>
          </table:table-cell>
          <table:table-cell table:style-name="Default" table:formula="oooc:=&quot;'layout': '&quot;&amp;[LevelIntros.C48]&amp;&quot;', 'title': '&quot;&amp;[LevelIntros.D48]&amp;&quot;', 'text': '&quot;&amp;[LevelIntros.E48]&amp;&quot;'&quot;&amp;IF([LevelIntros.C48]=&quot;custpic&quot;;&quot;, 'picture': '&quot;&amp;[LevelIntros.F48]&amp;&quot;', 'frno': &quot;&amp;[LevelIntros.G48];&quot;&quot;)&amp;IF([LevelIntros.C48]=&quot;bonuspic&quot;;&quot;, 'picture': '&quot;&amp;[LevelIntros.F48]&amp;&quot;'&quot;;&quot;&quot;)" office:value-type="string" office:string-value="'layout': 'bonuspic', 'title': 'def/37.def.intro.title', 'text': 'def/37.def.intro.text', 'picture': 'bonus.heart'">
            <text:p>'layout': 'bonuspic', 'title': 'def/37.def.intro.title', 'text': 'def/37.def.intro.text', 'picture': 'bonus.heart'</text:p>
          </table:table-cell>
          <table:table-cell table:style-name="Default" table:formula="oooc:=&quot;'layout': 'outro', 'text': '&quot;&amp;[.B176]&amp;&quot;.passed.text'&quot;" office:value-type="string" office:string-value="'layout': 'outro', 'text': 'def/37.def.passed.text'">
            <text:p>'layout': 'outro', 'text': 'def/37.def.passed.text'</text:p>
          </table:table-cell>
          <table:table-cell table:style-name="Default" table:formula="oooc:=&quot;'layout': 'outro', 'text': '&quot;&amp;[.B176]&amp;&quot;.failed.text'&quot;" office:value-type="string" office:string-value="'layout': 'outro', 'text': 'def/37.def.failed.text'">
            <text:p>'layout': 'outro', 'text': 'def/37.def.failed.text'</text:p>
          </table:table-cell>
          <table:table-cell table:number-columns-repeated="243"/>
        </table:table-row>
        <table:table-row table:style-name="ro2">
          <table:table-cell office:value-type="string">
            <text:p>level</text:p>
          </table:table-cell>
          <table:table-cell table:style-name="Default" table:formula="oooc:=&quot;def/&quot;&amp;IF([.F177]&gt;9;&quot;&quot;;&quot;0&quot;)&amp;([.F177])&amp;&quot;.def&quot;" office:value-type="string" office:string-value="def/38.def">
            <text:p>def/38.def</text:p>
          </table:table-cell>
          <table:table-cell table:style-name="Default" table:formula="oooc:=VLOOKUP(INT(([.F177]+9)/10);[.A145:.B1191];2)&amp;&quot;&quot;" office:value-type="string" office:string-value="Sushi Side">
            <text:p>Sushi Side</text:p>
          </table:table-cell>
          <table:table-cell table:style-name="Default" table:formula="oooc:=&quot;Day &quot;&amp;(MOD([.F177]-1;10)+1)" office:value-type="string" office:string-value="Day 8">
            <text:p>Day 8</text:p>
          </table:table-cell>
          <table:table-cell table:style-name="Default" table:formula="oooc:=VLOOKUP(INT(([.F177]+9)/10);[.A132:.B1168];2)&amp;&quot; - Day &quot;&amp;(MOD([.F177]-1;10)+1)" office:value-type="string" office:string-value="Sushi Side - Day 8">
            <text:p>Sushi Side - Day 8</text:p>
          </table:table-cell>
          <table:table-cell office:value-type="float" office:value="38">
            <text:p>38</text:p>
          </table:table-cell>
          <table:table-cell office:value-type="float" office:value="724">
            <text:p>724</text:p>
          </table:table-cell>
          <table:table-cell office:value-type="float" office:value="357">
            <text:p>357</text:p>
          </table:table-cell>
          <table:table-cell table:style-name="Default" table:formula="oooc:=['4 _ Japanese'.R30]">
            <text:p/>
          </table:table-cell>
          <table:table-cell table:style-name="ce185" table:formula="oooc:=INT(([.F177]+9)/10)&amp;&quot;-&quot;&amp;(MOD([.F177]-1;10)+1)" office:value-type="string" office:string-value="4-8">
            <text:p>4-8</text:p>
          </table:table-cell>
          <table:table-cell table:style-name="Default" table:formula="oooc:=&quot;'layout': '&quot;&amp;[LevelIntros.C49]&amp;&quot;', 'title': '&quot;&amp;[LevelIntros.D49]&amp;&quot;', 'text': '&quot;&amp;[LevelIntros.E49]&amp;&quot;'&quot;&amp;IF([LevelIntros.C49]=&quot;custpic&quot;;&quot;, 'picture': '&quot;&amp;[LevelIntros.F49]&amp;&quot;', 'frno': &quot;&amp;[LevelIntros.G49];&quot;&quot;)&amp;IF([LevelIntros.C49]=&quot;bonuspic&quot;;&quot;, 'picture': '&quot;&amp;[LevelIntros.F49]&amp;&quot;'&quot;;&quot;&quot;)" office:value-type="string" office:string-value="'layout': 'nopic', 'title': 'def/38.def.intro.title', 'text': 'def/38.def.intro.text'">
            <text:p>'layout': 'nopic', 'title': 'def/38.def.intro.title', 'text': 'def/38.def.intro.text'</text:p>
          </table:table-cell>
          <table:table-cell table:style-name="Default" table:formula="oooc:=&quot;'layout': 'outro', 'text': '&quot;&amp;[.B177]&amp;&quot;.passed.text'&quot;" office:value-type="string" office:string-value="'layout': 'outro', 'text': 'def/38.def.passed.text'">
            <text:p>'layout': 'outro', 'text': 'def/38.def.passed.text'</text:p>
          </table:table-cell>
          <table:table-cell table:style-name="Default" table:formula="oooc:=&quot;'layout': 'outro', 'text': '&quot;&amp;[.B177]&amp;&quot;.failed.text'&quot;" office:value-type="string" office:string-value="'layout': 'outro', 'text': 'def/38.def.failed.text'">
            <text:p>'layout': 'outro', 'text': 'def/38.def.failed.text'</text:p>
          </table:table-cell>
          <table:table-cell table:number-columns-repeated="243"/>
        </table:table-row>
        <table:table-row table:style-name="ro2">
          <table:table-cell office:value-type="string">
            <text:p>level</text:p>
          </table:table-cell>
          <table:table-cell table:style-name="Default" table:formula="oooc:=&quot;def/&quot;&amp;IF([.F178]&gt;9;&quot;&quot;;&quot;0&quot;)&amp;([.F178])&amp;&quot;.def&quot;" office:value-type="string" office:string-value="def/39.def">
            <text:p>def/39.def</text:p>
          </table:table-cell>
          <table:table-cell table:style-name="Default" table:formula="oooc:=VLOOKUP(INT(([.F178]+9)/10);[.A146:.B1192];2)&amp;&quot;&quot;" office:value-type="string" office:string-value="Sushi Side">
            <text:p>Sushi Side</text:p>
          </table:table-cell>
          <table:table-cell table:style-name="Default" table:formula="oooc:=&quot;Day &quot;&amp;(MOD([.F178]-1;10)+1)" office:value-type="string" office:string-value="Day 9">
            <text:p>Day 9</text:p>
          </table:table-cell>
          <table:table-cell table:style-name="Default" table:formula="oooc:=VLOOKUP(INT(([.F178]+9)/10);[.A133:.B1169];2)&amp;&quot; - Day &quot;&amp;(MOD([.F178]-1;10)+1)" office:value-type="string" office:string-value="Sushi Side - Day 9">
            <text:p>Sushi Side - Day 9</text:p>
          </table:table-cell>
          <table:table-cell office:value-type="float" office:value="39">
            <text:p>39</text:p>
          </table:table-cell>
          <table:table-cell office:value-type="float" office:value="704">
            <text:p>704</text:p>
          </table:table-cell>
          <table:table-cell office:value-type="float" office:value="374">
            <text:p>374</text:p>
          </table:table-cell>
          <table:table-cell table:style-name="Default" table:formula="oooc:=['4 _ Japanese'.S30]">
            <text:p/>
          </table:table-cell>
          <table:table-cell table:style-name="ce185" table:formula="oooc:=INT(([.F178]+9)/10)&amp;&quot;-&quot;&amp;(MOD([.F178]-1;10)+1)" office:value-type="string" office:string-value="4-9">
            <text:p>4-9</text:p>
          </table:table-cell>
          <table:table-cell table:style-name="Default" table:formula="oooc:=&quot;'layout': '&quot;&amp;[LevelIntros.C50]&amp;&quot;', 'title': '&quot;&amp;[LevelIntros.D50]&amp;&quot;', 'text': '&quot;&amp;[LevelIntros.E50]&amp;&quot;'&quot;&amp;IF([LevelIntros.C50]=&quot;custpic&quot;;&quot;, 'picture': '&quot;&amp;[LevelIntros.F50]&amp;&quot;', 'frno': &quot;&amp;[LevelIntros.G50];&quot;&quot;)&amp;IF([LevelIntros.C50]=&quot;bonuspic&quot;;&quot;, 'picture': '&quot;&amp;[LevelIntros.F50]&amp;&quot;'&quot;;&quot;&quot;)" office:value-type="string" office:string-value="'layout': 'nopic', 'title': 'def/39.def.intro.title', 'text': 'def/39.def.intro.text'">
            <text:p>'layout': 'nopic', 'title': 'def/39.def.intro.title', 'text': 'def/39.def.intro.text'</text:p>
          </table:table-cell>
          <table:table-cell table:style-name="Default" table:formula="oooc:=&quot;'layout': 'outro', 'text': '&quot;&amp;[.B178]&amp;&quot;.passed.text'&quot;" office:value-type="string" office:string-value="'layout': 'outro', 'text': 'def/39.def.passed.text'">
            <text:p>'layout': 'outro', 'text': 'def/39.def.passed.text'</text:p>
          </table:table-cell>
          <table:table-cell table:style-name="Default" table:formula="oooc:=&quot;'layout': 'outro', 'text': '&quot;&amp;[.B178]&amp;&quot;.failed.text'&quot;" office:value-type="string" office:string-value="'layout': 'outro', 'text': 'def/39.def.failed.text'">
            <text:p>'layout': 'outro', 'text': 'def/39.def.failed.text'</text:p>
          </table:table-cell>
          <table:table-cell table:number-columns-repeated="243"/>
        </table:table-row>
        <table:table-row table:style-name="ro2">
          <table:table-cell office:value-type="string">
            <text:p>level</text:p>
          </table:table-cell>
          <table:table-cell table:style-name="Default" table:formula="oooc:=&quot;def/&quot;&amp;IF([.F179]&gt;9;&quot;&quot;;&quot;0&quot;)&amp;([.F179])&amp;&quot;.def&quot;" office:value-type="string" office:string-value="def/40.def">
            <text:p>def/40.def</text:p>
          </table:table-cell>
          <table:table-cell table:style-name="Default" table:formula="oooc:=VLOOKUP(INT(([.F179]+9)/10);[.A147:.B1193];2)&amp;&quot;&quot;" office:value-type="string" office:string-value="Sushi Side">
            <text:p>Sushi Side</text:p>
          </table:table-cell>
          <table:table-cell table:style-name="Default" table:formula="oooc:=&quot;Day &quot;&amp;(MOD([.F179]-1;10)+1)" office:value-type="string" office:string-value="Day 10">
            <text:p>Day 10</text:p>
          </table:table-cell>
          <table:table-cell table:style-name="Default" table:formula="oooc:=VLOOKUP(INT(([.F179]+9)/10);[.A134:.B1170];2)&amp;&quot; - Day &quot;&amp;(MOD([.F179]-1;10)+1)" office:value-type="string" office:string-value="Sushi Side - Day 10">
            <text:p>Sushi Side - Day 10</text:p>
          </table:table-cell>
          <table:table-cell office:value-type="float" office:value="40">
            <text:p>40</text:p>
          </table:table-cell>
          <table:table-cell office:value-type="float" office:value="681">
            <text:p>681</text:p>
          </table:table-cell>
          <table:table-cell office:value-type="float" office:value="388">
            <text:p>388</text:p>
          </table:table-cell>
          <table:table-cell table:style-name="Default" table:formula="oooc:=['4 _ Japanese'.T30]">
            <text:p/>
          </table:table-cell>
          <table:table-cell table:style-name="ce185" table:formula="oooc:=INT(([.F179]+9)/10)&amp;&quot;-&quot;&amp;(MOD([.F179]-1;10)+1)" office:value-type="string" office:string-value="4-10">
            <text:p>4-10</text:p>
          </table:table-cell>
          <table:table-cell table:style-name="Default" table:formula="oooc:=&quot;'layout': '&quot;&amp;[LevelIntros.C51]&amp;&quot;', 'title': '&quot;&amp;[LevelIntros.D51]&amp;&quot;', 'text': '&quot;&amp;[LevelIntros.E51]&amp;&quot;'&quot;&amp;IF([LevelIntros.C51]=&quot;custpic&quot;;&quot;, 'picture': '&quot;&amp;[LevelIntros.F51]&amp;&quot;', 'frno': &quot;&amp;[LevelIntros.G51];&quot;&quot;)&amp;IF([LevelIntros.C51]=&quot;bonuspic&quot;;&quot;, 'picture': '&quot;&amp;[LevelIntros.F51]&amp;&quot;'&quot;;&quot;&quot;)" office:value-type="string" office:string-value="'layout': 'nopic', 'title': 'def/40.def.intro.title', 'text': 'def/40.def.intro.text'">
            <text:p>'layout': 'nopic', 'title': 'def/40.def.intro.title', 'text': 'def/40.def.intro.text'</text:p>
          </table:table-cell>
          <table:table-cell table:style-name="Default" table:formula="oooc:=&quot;'layout': 'outro', 'text': '&quot;&amp;[.B179]&amp;&quot;.passed.text'&quot;" office:value-type="string" office:string-value="'layout': 'outro', 'text': 'def/40.def.passed.text'">
            <text:p>'layout': 'outro', 'text': 'def/40.def.passed.text'</text:p>
          </table:table-cell>
          <table:table-cell table:style-name="Default" table:formula="oooc:=&quot;'layout': 'outro', 'text': '&quot;&amp;[.B179]&amp;&quot;.failed.text'&quot;" office:value-type="string" office:string-value="'layout': 'outro', 'text': 'def/40.def.failed.text'">
            <text:p>'layout': 'outro', 'text': 'def/40.def.failed.text'</text:p>
          </table:table-cell>
          <table:table-cell table:number-columns-repeated="243"/>
        </table:table-row>
        <table:table-row table:style-name="ro2">
          <table:table-cell office:value-type="string">
            <text:p>string</text:p>
          </table:table-cell>
          <table:table-cell table:style-name="Default" table:number-columns-repeated="3"/>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outro(outro.Japanese)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table:style-name="Default" table:formula="oooc:=&quot;            sum = &quot;&quot;[ '&quot;&amp;[.B170]&amp;&quot;', '&quot;&amp;[.B171]&amp;&quot;', '&quot;&amp;[.B172]&amp;&quot;', '&quot;&amp;[.B173]&amp;&quot;', '&quot;&amp;[.B174]&amp;&quot;', '&quot;&amp;[.B175]&amp;&quot;', '&quot;&amp;[.B176]&amp;&quot;', '&quot;&amp;[.B177]&amp;&quot;', '&quot;&amp;[.B178]&amp;&quot;', '&quot;&amp;[.B179]&amp;&quot;' ]&quot;&quot;&quot;" office:value-type="string" office:string-value="            sum = &quot;[ 'def/31.def', 'def/32.def', 'def/33.def', 'def/34.def', 'def/35.def', 'def/36.def', 'def/37.def', 'def/38.def', 'def/39.def', 'def/40.def' ]&quot;">
            <text:p><text:s text:c="12"/>sum = "[ 'def/31.def', 'def/32.def', 'def/33.def', 'def/34.def', 'def/35.def', 'def/36.def', 'def/37.def', 'def/38.def', 'def/39.def', 'def/40.def' ]"</text:p>
          </table:table-cell>
          <table:table-cell table:style-name="Default" table:number-columns-repeated="2"/>
          <table:table-cell table:style-name="ce185"/>
          <table:table-cell table:number-columns-repeated="3"/>
          <table:table-cell table:style-name="Default"/>
          <table:table-cell/>
          <table:table-cell table:style-name="Default" table:number-columns-repeated="3"/>
          <table:table-cell table:number-columns-repeated="243"/>
        </table:table-row>
        <table:table-row table:style-name="ro2">
          <table:table-cell office:value-type="string">
            <text:p>string</text:p>
          </table:table-cell>
          <table:table-cell office:value-type="string">
            <text:p><text:s text:c="12"/>x = "720" y = "115"</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episode = "Japanese"</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itle = "JAPANESE OPEN – RESULTS"</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restaurant = "SUSHI SIDE"</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day = "Round Results"</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If = "{ 'American': 2, <text:s/>'Mexican': 2, <text:s/>'Russian': 2, <text:s/>'Japanese': 2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Score = "{ 'American': 90, <text:s/>'Mexican': 90, <text:s/>'Russian': 90, <text:s/>'Japanese': 90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umScore = "380"</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Further = "2"</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howWinners = "no"</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edText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1" layout = "episode-outro.japanese.1"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2" layout = "episode-outro.japanese.2"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3" layout = "episode-outro.japanese.3"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4" layout = "episode-outro.japanese.4"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5" layout = "episode-outro.japanese.5"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6" layout = "episode-outro.japanese.6"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failedText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1" layout = "episode-outro.failed.1"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2" layout = "episode-outro.failed.2"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3" layout = "episode-outro.failed.3"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4" layout = "episode-outro.failed.4"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5" layout = "episode-outro.failed.5"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6" layout = "episode-outro.failed.6"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7" layout = "episode-outro.failed.7"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Episode - Hawaiian</text:p>
          </table:table-cell>
          <table:table-cell table:number-columns-repeated="254"/>
        </table:table-row>
        <table:table-row table:style-name="ro2">
          <table:table-cell office:value-type="string">
            <text:p>string</text:p>
          </table:table-cell>
          <table:table-cell office:value-type="string">
            <text:p><text:s text:c="8"/>intro(intro.Hawaiian)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episode = "Hawaii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FINALS"</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hawaiian.intro.1" layout = "episode-intro.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hawaiian.intro.2" layout = "episode-intro.2"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hawaiian.intro.3" layout = "episode-intro.3" }</text:p>
          </table:table-cell>
          <table:table-cell table:number-columns-repeated="2"/>
          <table:table-cell table:style-name="ce122"/>
          <table:table-cell table:number-columns-repeated="251"/>
        </table:table-row>
        <table:table-row table:style-name="ro2">
          <table:table-cell office:value-type="string">
            <text:p>string</text:p>
          </table:table-cell>
          <table:table-cell office:value-type="string">
            <text:p><text:s text:c="12"/>text { str = "hawaiian.intro.4" layout = "episode-intro.4" }</text:p>
          </table:table-cell>
          <table:table-cell table:number-columns-repeated="2"/>
          <table:table-cell table:style-name="ce122"/>
          <table:table-cell table:number-columns-repeated="251"/>
        </table:table-row>
        <table:table-row table:style-name="ro2">
          <table:table-cell office:value-type="string">
            <text:p>string</text:p>
          </table:table-cell>
          <table:table-cell office:value-type="string">
            <text:p><text:s text:c="12"/>text { str = "hawaiian.intro.5" layout = "episode-intro.5" }</text:p>
          </table:table-cell>
          <table:table-cell table:number-columns-repeated="2"/>
          <table:table-cell table:style-name="ce122"/>
          <table:table-cell table:number-columns-repeated="251"/>
        </table:table-row>
        <table:table-row table:style-name="ro2">
          <table:table-cell office:value-type="string">
            <text:p>string</text:p>
          </table:table-cell>
          <table:table-cell office:value-type="string">
            <text:p><text:s text:c="12"/>text { str = "hawaiian.intro.6" layout = "episode-intro.6" }</text:p>
          </table:table-cell>
          <table:table-cell table:number-columns-repeated="2"/>
          <table:table-cell table:style-name="ce122"/>
          <table:table-cell table:number-columns-repeated="251"/>
        </table:table-row>
        <table:table-row table:style-name="ro2">
          <table:table-cell office:value-type="string">
            <text:p>string</text:p>
          </table:table-cell>
          <table:table-cell office:value-type="string">
            <text:p><text:s text:c="12"/>text { str = "hawaiian.intro.7" layout = "episode-intro.7" }</text:p>
          </table:table-cell>
          <table:table-cell table:number-columns-repeated="2"/>
          <table:table-cell table:style-name="ce122"/>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style-name="Default" table:number-columns-repeated="4"/>
          <table:table-cell table:number-columns-repeated="251"/>
        </table:table-row>
        <table:table-row table:style-name="ro2">
          <table:table-cell office:value-type="string">
            <text:p>string</text:p>
          </table:table-cell>
          <table:table-cell table:number-columns-repeated="255"/>
        </table:table-row>
        <table:table-row table:style-name="ro2">
          <table:table-cell office:value-type="string">
            <text:p>level</text:p>
          </table:table-cell>
          <table:table-cell table:style-name="Default" table:formula="oooc:=&quot;def/&quot;&amp;IF([.F226]&gt;9;&quot;&quot;;&quot;0&quot;)&amp;([.F226])&amp;&quot;.def&quot;" office:value-type="string" office:string-value="def/41.def">
            <text:p>def/41.def</text:p>
          </table:table-cell>
          <table:table-cell table:style-name="Default" table:formula="oooc:=VLOOKUP(INT(([.F226]+9)/10);[.A194:.B1238];2)&amp;&quot;&quot;" office:value-type="string" office:string-value="Tiki Time">
            <text:p>Tiki Time</text:p>
          </table:table-cell>
          <table:table-cell table:style-name="Default" table:formula="oooc:=&quot;Day &quot;&amp;(MOD([.F226]-1;10)+1)" office:value-type="string" office:string-value="Day 1">
            <text:p>Day 1</text:p>
          </table:table-cell>
          <table:table-cell table:style-name="Default" table:formula="oooc:=VLOOKUP(INT(([.F226]+9)/10);[.A174:.B1197];2)&amp;&quot; - Day &quot;&amp;(MOD([.F226]-1;10)+1)" office:value-type="string" office:string-value="Tiki Time - Day 1">
            <text:p>Tiki Time - Day 1</text:p>
          </table:table-cell>
          <table:table-cell office:value-type="float" office:value="41">
            <text:p>41</text:p>
          </table:table-cell>
          <table:table-cell office:value-type="float" office:value="586">
            <text:p>586</text:p>
          </table:table-cell>
          <table:table-cell office:value-type="float" office:value="407">
            <text:p>407</text:p>
          </table:table-cell>
          <table:table-cell table:style-name="Default" table:formula="oooc:=['5 _ Hawaiian'.K30]" office:value-type="string" office:string-value="'Hulihuli Chicken', 'Lime Chicken', ">
            <text:p>'Hulihuli Chicken', 'Lime Chicken', </text:p>
          </table:table-cell>
          <table:table-cell table:style-name="ce185" table:formula="oooc:=INT(([.F226]+9)/10)&amp;&quot;-&quot;&amp;(MOD([.F226]-1;10)+1)" office:value-type="string" office:string-value="5-1">
            <text:p>5-1</text:p>
          </table:table-cell>
          <table:table-cell table:style-name="Default" table:formula="oooc:=&quot;'layout': '&quot;&amp;[LevelIntros.C54]&amp;&quot;', 'title': '&quot;&amp;[LevelIntros.D54]&amp;&quot;', 'text': '&quot;&amp;[LevelIntros.E54]&amp;&quot;'&quot;&amp;IF([LevelIntros.C54]=&quot;custpic&quot;;&quot;, 'picture': '&quot;&amp;[LevelIntros.F54]&amp;&quot;', 'frno': &quot;&amp;[LevelIntros.G54];&quot;&quot;)&amp;IF([LevelIntros.C54]=&quot;bonuspic&quot;;&quot;, 'picture': '&quot;&amp;[LevelIntros.F54]&amp;&quot;'&quot;;&quot;&quot;)" office:value-type="string" office:string-value="'layout': 'nopic', 'title': 'def/41.def.intro.title', 'text': 'def/41.def.intro.text'">
            <text:p>'layout': 'nopic', 'title': 'def/41.def.intro.title', 'text': 'def/41.def.intro.text'</text:p>
          </table:table-cell>
          <table:table-cell table:style-name="Default" table:formula="oooc:=&quot;'layout': 'outro', 'text': '&quot;&amp;[.B226]&amp;&quot;.passed.text'&quot;" office:value-type="string" office:string-value="'layout': 'outro', 'text': 'def/41.def.passed.text'">
            <text:p>'layout': 'outro', 'text': 'def/41.def.passed.text'</text:p>
          </table:table-cell>
          <table:table-cell table:style-name="Default" table:formula="oooc:=&quot;'layout': 'outro', 'text': '&quot;&amp;[.B226]&amp;&quot;.failed.text'&quot;" office:value-type="string" office:string-value="'layout': 'outro', 'text': 'def/41.def.failed.text'">
            <text:p>'layout': 'outro', 'text': 'def/41.def.failed.text'</text:p>
          </table:table-cell>
          <table:table-cell table:number-columns-repeated="243"/>
        </table:table-row>
        <table:table-row table:style-name="ro2">
          <table:table-cell office:value-type="string">
            <text:p>level</text:p>
          </table:table-cell>
          <table:table-cell table:style-name="Default" table:formula="oooc:=&quot;def/&quot;&amp;IF([.F227]&gt;9;&quot;&quot;;&quot;0&quot;)&amp;([.F227])&amp;&quot;.def&quot;" office:value-type="string" office:string-value="def/42.def">
            <text:p>def/42.def</text:p>
          </table:table-cell>
          <table:table-cell table:style-name="Default" table:formula="oooc:=VLOOKUP(INT(([.F227]+9)/10);[.A195:.B1239];2)&amp;&quot;&quot;" office:value-type="string" office:string-value="Tiki Time">
            <text:p>Tiki Time</text:p>
          </table:table-cell>
          <table:table-cell table:style-name="Default" table:formula="oooc:=&quot;Day &quot;&amp;(MOD([.F227]-1;10)+1)" office:value-type="string" office:string-value="Day 2">
            <text:p>Day 2</text:p>
          </table:table-cell>
          <table:table-cell table:style-name="Default" table:formula="oooc:=VLOOKUP(INT(([.F227]+9)/10);[.A175:.B1198];2)&amp;&quot; - Day &quot;&amp;(MOD([.F227]-1;10)+1)" office:value-type="string" office:string-value="Tiki Time - Day 2">
            <text:p>Tiki Time - Day 2</text:p>
          </table:table-cell>
          <table:table-cell office:value-type="float" office:value="42">
            <text:p>42</text:p>
          </table:table-cell>
          <table:table-cell office:value-type="float" office:value="561">
            <text:p>561</text:p>
          </table:table-cell>
          <table:table-cell office:value-type="float" office:value="423">
            <text:p>423</text:p>
          </table:table-cell>
          <table:table-cell table:style-name="Default" table:formula="oooc:=['5 _ Hawaiian'.L30]" office:value-type="string" office:string-value="'Wonton', 'Shrimp Canton', ">
            <text:p>'Wonton', 'Shrimp Canton', </text:p>
          </table:table-cell>
          <table:table-cell table:style-name="ce185" table:formula="oooc:=INT(([.F227]+9)/10)&amp;&quot;-&quot;&amp;(MOD([.F227]-1;10)+1)" office:value-type="string" office:string-value="5-2">
            <text:p>5-2</text:p>
          </table:table-cell>
          <table:table-cell table:style-name="Default" table:formula="oooc:=&quot;'layout': '&quot;&amp;[LevelIntros.C55]&amp;&quot;', 'title': '&quot;&amp;[LevelIntros.D55]&amp;&quot;', 'text': '&quot;&amp;[LevelIntros.E55]&amp;&quot;'&quot;&amp;IF([LevelIntros.C55]=&quot;custpic&quot;;&quot;, 'picture': '&quot;&amp;[LevelIntros.F55]&amp;&quot;', 'frno': &quot;&amp;[LevelIntros.G55];&quot;&quot;)&amp;IF([LevelIntros.C55]=&quot;bonuspic&quot;;&quot;, 'picture': '&quot;&amp;[LevelIntros.F55]&amp;&quot;'&quot;;&quot;&quot;)" office:value-type="string" office:string-value="'layout': 'nopic', 'title': 'def/42.def.intro.title', 'text': 'def/42.def.intro.text'">
            <text:p>'layout': 'nopic', 'title': 'def/42.def.intro.title', 'text': 'def/42.def.intro.text'</text:p>
          </table:table-cell>
          <table:table-cell table:style-name="Default" table:formula="oooc:=&quot;'layout': 'outro', 'text': '&quot;&amp;[.B227]&amp;&quot;.passed.text'&quot;" office:value-type="string" office:string-value="'layout': 'outro', 'text': 'def/42.def.passed.text'">
            <text:p>'layout': 'outro', 'text': 'def/42.def.passed.text'</text:p>
          </table:table-cell>
          <table:table-cell table:style-name="Default" table:formula="oooc:=&quot;'layout': 'outro', 'text': '&quot;&amp;[.B227]&amp;&quot;.failed.text'&quot;" office:value-type="string" office:string-value="'layout': 'outro', 'text': 'def/42.def.failed.text'">
            <text:p>'layout': 'outro', 'text': 'def/42.def.failed.text'</text:p>
          </table:table-cell>
          <table:table-cell table:number-columns-repeated="243"/>
        </table:table-row>
        <table:table-row table:style-name="ro2">
          <table:table-cell office:value-type="string">
            <text:p>level</text:p>
          </table:table-cell>
          <table:table-cell table:style-name="Default" table:formula="oooc:=&quot;def/&quot;&amp;IF([.F228]&gt;9;&quot;&quot;;&quot;0&quot;)&amp;([.F228])&amp;&quot;.def&quot;" office:value-type="string" office:string-value="def/43.def">
            <text:p>def/43.def</text:p>
          </table:table-cell>
          <table:table-cell table:style-name="Default" table:formula="oooc:=VLOOKUP(INT(([.F228]+9)/10);[.A196:.B1240];2)&amp;&quot;&quot;" office:value-type="string" office:string-value="Tiki Time">
            <text:p>Tiki Time</text:p>
          </table:table-cell>
          <table:table-cell table:style-name="Default" table:formula="oooc:=&quot;Day &quot;&amp;(MOD([.F228]-1;10)+1)" office:value-type="string" office:string-value="Day 3">
            <text:p>Day 3</text:p>
          </table:table-cell>
          <table:table-cell table:style-name="Default" table:formula="oooc:=VLOOKUP(INT(([.F228]+9)/10);[.A176:.B1199];2)&amp;&quot; - Day &quot;&amp;(MOD([.F228]-1;10)+1)" office:value-type="string" office:string-value="Tiki Time - Day 3">
            <text:p>Tiki Time - Day 3</text:p>
          </table:table-cell>
          <table:table-cell office:value-type="float" office:value="43">
            <text:p>43</text:p>
          </table:table-cell>
          <table:table-cell office:value-type="float" office:value="545">
            <text:p>545</text:p>
          </table:table-cell>
          <table:table-cell office:value-type="float" office:value="450">
            <text:p>450</text:p>
          </table:table-cell>
          <table:table-cell table:style-name="Default" table:formula="oooc:=['5 _ Hawaiian'.M30]" office:value-type="string" office:string-value="'Spicy Shrimps', 'Shrimp Mango Salad', ">
            <text:p>'Spicy Shrimps', 'Shrimp Mango Salad', </text:p>
          </table:table-cell>
          <table:table-cell table:style-name="ce185" table:formula="oooc:=INT(([.F228]+9)/10)&amp;&quot;-&quot;&amp;(MOD([.F228]-1;10)+1)" office:value-type="string" office:string-value="5-3">
            <text:p>5-3</text:p>
          </table:table-cell>
          <table:table-cell table:style-name="Default" table:formula="oooc:=&quot;'layout': '&quot;&amp;[LevelIntros.C56]&amp;&quot;', 'title': '&quot;&amp;[LevelIntros.D56]&amp;&quot;', 'text': '&quot;&amp;[LevelIntros.E56]&amp;&quot;'&quot;&amp;IF([LevelIntros.C56]=&quot;custpic&quot;;&quot;, 'picture': '&quot;&amp;[LevelIntros.F56]&amp;&quot;', 'frno': &quot;&amp;[LevelIntros.G56];&quot;&quot;)&amp;IF([LevelIntros.C56]=&quot;bonuspic&quot;;&quot;, 'picture': '&quot;&amp;[LevelIntros.F56]&amp;&quot;'&quot;;&quot;&quot;)" office:value-type="string" office:string-value="'layout': 'nopic', 'title': 'def/43.def.intro.title', 'text': 'def/43.def.intro.text'">
            <text:p>'layout': 'nopic', 'title': 'def/43.def.intro.title', 'text': 'def/43.def.intro.text'</text:p>
          </table:table-cell>
          <table:table-cell table:style-name="Default" table:formula="oooc:=&quot;'layout': 'outro', 'text': '&quot;&amp;[.B228]&amp;&quot;.passed.text'&quot;" office:value-type="string" office:string-value="'layout': 'outro', 'text': 'def/43.def.passed.text'">
            <text:p>'layout': 'outro', 'text': 'def/43.def.passed.text'</text:p>
          </table:table-cell>
          <table:table-cell table:style-name="Default" table:formula="oooc:=&quot;'layout': 'outro', 'text': '&quot;&amp;[.B228]&amp;&quot;.failed.text'&quot;" office:value-type="string" office:string-value="'layout': 'outro', 'text': 'def/43.def.failed.text'">
            <text:p>'layout': 'outro', 'text': 'def/43.def.failed.text'</text:p>
          </table:table-cell>
          <table:table-cell table:number-columns-repeated="243"/>
        </table:table-row>
        <table:table-row table:style-name="ro2">
          <table:table-cell office:value-type="string">
            <text:p>level</text:p>
          </table:table-cell>
          <table:table-cell table:style-name="Default" table:formula="oooc:=&quot;def/&quot;&amp;IF([.F229]&gt;9;&quot;&quot;;&quot;0&quot;)&amp;([.F229])&amp;&quot;.def&quot;" office:value-type="string" office:string-value="def/44.def">
            <text:p>def/44.def</text:p>
          </table:table-cell>
          <table:table-cell table:style-name="Default" table:formula="oooc:=VLOOKUP(INT(([.F229]+9)/10);[.A197:.B1241];2)&amp;&quot;&quot;" office:value-type="string" office:string-value="Tiki Time">
            <text:p>Tiki Time</text:p>
          </table:table-cell>
          <table:table-cell table:style-name="Default" table:formula="oooc:=&quot;Day &quot;&amp;(MOD([.F229]-1;10)+1)" office:value-type="string" office:string-value="Day 4">
            <text:p>Day 4</text:p>
          </table:table-cell>
          <table:table-cell table:style-name="Default" table:formula="oooc:=VLOOKUP(INT(([.F229]+9)/10);[.A177:.B1200];2)&amp;&quot; - Day &quot;&amp;(MOD([.F229]-1;10)+1)" office:value-type="string" office:string-value="Tiki Time - Day 4">
            <text:p>Tiki Time - Day 4</text:p>
          </table:table-cell>
          <table:table-cell office:value-type="float" office:value="44">
            <text:p>44</text:p>
          </table:table-cell>
          <table:table-cell table:style-name="Default" office:value-type="float" office:value="545">
            <text:p>545</text:p>
          </table:table-cell>
          <table:table-cell office:value-type="float" office:value="482">
            <text:p>482</text:p>
          </table:table-cell>
          <table:table-cell table:style-name="Default" table:formula="oooc:=['5 _ Hawaiian'.N30]" office:value-type="string" office:string-value="'Chicken Shrimp Soup', 'Mango Mui', ">
            <text:p>'Chicken Shrimp Soup', 'Mango Mui', </text:p>
          </table:table-cell>
          <table:table-cell table:style-name="ce185" table:formula="oooc:=INT(([.F229]+9)/10)&amp;&quot;-&quot;&amp;(MOD([.F229]-1;10)+1)" office:value-type="string" office:string-value="5-4">
            <text:p>5-4</text:p>
          </table:table-cell>
          <table:table-cell table:style-name="Default" table:formula="oooc:=&quot;'layout': '&quot;&amp;[LevelIntros.C57]&amp;&quot;', 'title': '&quot;&amp;[LevelIntros.D57]&amp;&quot;', 'text': '&quot;&amp;[LevelIntros.E57]&amp;&quot;'&quot;&amp;IF([LevelIntros.C57]=&quot;custpic&quot;;&quot;, 'picture': '&quot;&amp;[LevelIntros.F57]&amp;&quot;', 'frno': &quot;&amp;[LevelIntros.G57];&quot;&quot;)&amp;IF([LevelIntros.C57]=&quot;bonuspic&quot;;&quot;, 'picture': '&quot;&amp;[LevelIntros.F57]&amp;&quot;'&quot;;&quot;&quot;)" office:value-type="string" office:string-value="'layout': 'nopic', 'title': 'def/44.def.intro.title', 'text': 'def/44.def.intro.text'">
            <text:p>'layout': 'nopic', 'title': 'def/44.def.intro.title', 'text': 'def/44.def.intro.text'</text:p>
          </table:table-cell>
          <table:table-cell table:style-name="Default" table:formula="oooc:=&quot;'layout': 'outro', 'text': '&quot;&amp;[.B229]&amp;&quot;.passed.text'&quot;" office:value-type="string" office:string-value="'layout': 'outro', 'text': 'def/44.def.passed.text'">
            <text:p>'layout': 'outro', 'text': 'def/44.def.passed.text'</text:p>
          </table:table-cell>
          <table:table-cell table:style-name="Default" table:formula="oooc:=&quot;'layout': 'outro', 'text': '&quot;&amp;[.B229]&amp;&quot;.failed.text'&quot;" office:value-type="string" office:string-value="'layout': 'outro', 'text': 'def/44.def.failed.text'">
            <text:p>'layout': 'outro', 'text': 'def/44.def.failed.text'</text:p>
          </table:table-cell>
          <table:table-cell table:number-columns-repeated="243"/>
        </table:table-row>
        <table:table-row table:style-name="ro2">
          <table:table-cell office:value-type="string">
            <text:p>level</text:p>
          </table:table-cell>
          <table:table-cell table:style-name="Default" table:formula="oooc:=&quot;def/&quot;&amp;IF([.F230]&gt;9;&quot;&quot;;&quot;0&quot;)&amp;([.F230])&amp;&quot;.def&quot;" office:value-type="string" office:string-value="def/45.def">
            <text:p>def/45.def</text:p>
          </table:table-cell>
          <table:table-cell table:style-name="Default" table:formula="oooc:=VLOOKUP(INT(([.F230]+9)/10);[.A198:.B1242];2)&amp;&quot;&quot;" office:value-type="string" office:string-value="Tiki Time">
            <text:p>Tiki Time</text:p>
          </table:table-cell>
          <table:table-cell table:style-name="Default" table:formula="oooc:=&quot;Day &quot;&amp;(MOD([.F230]-1;10)+1)" office:value-type="string" office:string-value="Day 5">
            <text:p>Day 5</text:p>
          </table:table-cell>
          <table:table-cell table:style-name="Default" table:formula="oooc:=VLOOKUP(INT(([.F230]+9)/10);[.A178:.B1201];2)&amp;&quot; - Day &quot;&amp;(MOD([.F230]-1;10)+1)" office:value-type="string" office:string-value="Tiki Time - Day 5">
            <text:p>Tiki Time - Day 5</text:p>
          </table:table-cell>
          <table:table-cell office:value-type="float" office:value="45">
            <text:p>45</text:p>
          </table:table-cell>
          <table:table-cell office:value-type="float" office:value="555">
            <text:p>555</text:p>
          </table:table-cell>
          <table:table-cell office:value-type="float" office:value="508">
            <text:p>508</text:p>
          </table:table-cell>
          <table:table-cell table:style-name="Default" table:formula="oooc:=['5 _ Hawaiian'.O30]" office:value-type="string" office:string-value="'Chicken Laulau', 'Pipikaula', ">
            <text:p>'Chicken Laulau', 'Pipikaula', </text:p>
          </table:table-cell>
          <table:table-cell table:style-name="ce185" table:formula="oooc:=INT(([.F230]+9)/10)&amp;&quot;-&quot;&amp;(MOD([.F230]-1;10)+1)" office:value-type="string" office:string-value="5-5">
            <text:p>5-5</text:p>
          </table:table-cell>
          <table:table-cell table:style-name="Default" table:formula="oooc:=&quot;'layout': '&quot;&amp;[LevelIntros.C58]&amp;&quot;', 'title': '&quot;&amp;[LevelIntros.D58]&amp;&quot;', 'text': '&quot;&amp;[LevelIntros.E58]&amp;&quot;'&quot;&amp;IF([LevelIntros.C58]=&quot;custpic&quot;;&quot;, 'picture': '&quot;&amp;[LevelIntros.F58]&amp;&quot;', 'frno': &quot;&amp;[LevelIntros.G58];&quot;&quot;)&amp;IF([LevelIntros.C58]=&quot;bonuspic&quot;;&quot;, 'picture': '&quot;&amp;[LevelIntros.F58]&amp;&quot;'&quot;;&quot;&quot;)" office:value-type="string" office:string-value="'layout': 'nopic', 'title': 'def/45.def.intro.title', 'text': 'def/45.def.intro.text'">
            <text:p>'layout': 'nopic', 'title': 'def/45.def.intro.title', 'text': 'def/45.def.intro.text'</text:p>
          </table:table-cell>
          <table:table-cell table:style-name="Default" table:formula="oooc:=&quot;'layout': 'outro', 'text': '&quot;&amp;[.B230]&amp;&quot;.passed.text'&quot;" office:value-type="string" office:string-value="'layout': 'outro', 'text': 'def/45.def.passed.text'">
            <text:p>'layout': 'outro', 'text': 'def/45.def.passed.text'</text:p>
          </table:table-cell>
          <table:table-cell table:style-name="Default" table:formula="oooc:=&quot;'layout': 'outro', 'text': '&quot;&amp;[.B230]&amp;&quot;.failed.text'&quot;" office:value-type="string" office:string-value="'layout': 'outro', 'text': 'def/45.def.failed.text'">
            <text:p>'layout': 'outro', 'text': 'def/45.def.failed.text'</text:p>
          </table:table-cell>
          <table:table-cell table:number-columns-repeated="243"/>
        </table:table-row>
        <table:table-row table:style-name="ro2">
          <table:table-cell office:value-type="string">
            <text:p>level</text:p>
          </table:table-cell>
          <table:table-cell table:style-name="Default" table:formula="oooc:=&quot;def/&quot;&amp;IF([.F231]&gt;9;&quot;&quot;;&quot;0&quot;)&amp;([.F231])&amp;&quot;.def&quot;" office:value-type="string" office:string-value="def/46.def">
            <text:p>def/46.def</text:p>
          </table:table-cell>
          <table:table-cell table:style-name="Default" table:formula="oooc:=VLOOKUP(INT(([.F231]+9)/10);[.A199:.B1243];2)&amp;&quot;&quot;" office:value-type="string" office:string-value="Tiki Time">
            <text:p>Tiki Time</text:p>
          </table:table-cell>
          <table:table-cell table:style-name="Default" table:formula="oooc:=&quot;Day &quot;&amp;(MOD([.F231]-1;10)+1)" office:value-type="string" office:string-value="Day 6">
            <text:p>Day 6</text:p>
          </table:table-cell>
          <table:table-cell table:style-name="Default" table:formula="oooc:=VLOOKUP(INT(([.F231]+9)/10);[.A179:.B1202];2)&amp;&quot; - Day &quot;&amp;(MOD([.F231]-1;10)+1)" office:value-type="string" office:string-value="Tiki Time - Day 6">
            <text:p>Tiki Time - Day 6</text:p>
          </table:table-cell>
          <table:table-cell office:value-type="float" office:value="46">
            <text:p>46</text:p>
          </table:table-cell>
          <table:table-cell office:value-type="float" office:value="573">
            <text:p>573</text:p>
          </table:table-cell>
          <table:table-cell office:value-type="float" office:value="527">
            <text:p>527</text:p>
          </table:table-cell>
          <table:table-cell table:style-name="Default" table:formula="oooc:=['5 _ Hawaiian'.P30]" office:value-type="string" office:string-value="'Mango Chicken', ">
            <text:p>'Mango Chicken', </text:p>
          </table:table-cell>
          <table:table-cell table:style-name="ce185" table:formula="oooc:=INT(([.F231]+9)/10)&amp;&quot;-&quot;&amp;(MOD([.F231]-1;10)+1)" office:value-type="string" office:string-value="5-6">
            <text:p>5-6</text:p>
          </table:table-cell>
          <table:table-cell table:style-name="Default" table:formula="oooc:=&quot;'layout': '&quot;&amp;[LevelIntros.C59]&amp;&quot;', 'title': '&quot;&amp;[LevelIntros.D59]&amp;&quot;', 'text': '&quot;&amp;[LevelIntros.E59]&amp;&quot;'&quot;&amp;IF([LevelIntros.C59]=&quot;custpic&quot;;&quot;, 'picture': '&quot;&amp;[LevelIntros.F59]&amp;&quot;', 'frno': &quot;&amp;[LevelIntros.G59];&quot;&quot;)&amp;IF([LevelIntros.C59]=&quot;bonuspic&quot;;&quot;, 'picture': '&quot;&amp;[LevelIntros.F59]&amp;&quot;'&quot;;&quot;&quot;)" office:value-type="string" office:string-value="'layout': 'nopic', 'title': 'def/46.def.intro.title', 'text': 'def/46.def.intro.text'">
            <text:p>'layout': 'nopic', 'title': 'def/46.def.intro.title', 'text': 'def/46.def.intro.text'</text:p>
          </table:table-cell>
          <table:table-cell table:style-name="Default" table:formula="oooc:=&quot;'layout': 'outro', 'text': '&quot;&amp;[.B231]&amp;&quot;.passed.text'&quot;" office:value-type="string" office:string-value="'layout': 'outro', 'text': 'def/46.def.passed.text'">
            <text:p>'layout': 'outro', 'text': 'def/46.def.passed.text'</text:p>
          </table:table-cell>
          <table:table-cell table:style-name="Default" table:formula="oooc:=&quot;'layout': 'outro', 'text': '&quot;&amp;[.B231]&amp;&quot;.failed.text'&quot;" office:value-type="string" office:string-value="'layout': 'outro', 'text': 'def/46.def.failed.text'">
            <text:p>'layout': 'outro', 'text': 'def/46.def.failed.text'</text:p>
          </table:table-cell>
          <table:table-cell table:number-columns-repeated="243"/>
        </table:table-row>
        <table:table-row table:style-name="ro2">
          <table:table-cell office:value-type="string">
            <text:p>level</text:p>
          </table:table-cell>
          <table:table-cell table:style-name="Default" table:formula="oooc:=&quot;def/&quot;&amp;IF([.F232]&gt;9;&quot;&quot;;&quot;0&quot;)&amp;([.F232])&amp;&quot;.def&quot;" office:value-type="string" office:string-value="def/47.def">
            <text:p>def/47.def</text:p>
          </table:table-cell>
          <table:table-cell table:style-name="Default" table:formula="oooc:=VLOOKUP(INT(([.F232]+9)/10);[.A200:.B1244];2)&amp;&quot;&quot;" office:value-type="string" office:string-value="Tiki Time">
            <text:p>Tiki Time</text:p>
          </table:table-cell>
          <table:table-cell table:style-name="Default" table:formula="oooc:=&quot;Day &quot;&amp;(MOD([.F232]-1;10)+1)" office:value-type="string" office:string-value="Day 7">
            <text:p>Day 7</text:p>
          </table:table-cell>
          <table:table-cell table:style-name="Default" table:formula="oooc:=VLOOKUP(INT(([.F232]+9)/10);[.A180:.B1203];2)&amp;&quot; - Day &quot;&amp;(MOD([.F232]-1;10)+1)" office:value-type="string" office:string-value="Tiki Time - Day 7">
            <text:p>Tiki Time - Day 7</text:p>
          </table:table-cell>
          <table:table-cell office:value-type="float" office:value="47">
            <text:p>47</text:p>
          </table:table-cell>
          <table:table-cell office:value-type="float" office:value="599">
            <text:p>599</text:p>
          </table:table-cell>
          <table:table-cell table:style-name="Default" office:value-type="float" office:value="537">
            <text:p>537</text:p>
          </table:table-cell>
          <table:table-cell table:style-name="Default" table:formula="oooc:=['5 _ Hawaiian'.Q30]" office:value-type="string" office:string-value="'Mango Salsa', ">
            <text:p>'Mango Salsa', </text:p>
          </table:table-cell>
          <table:table-cell table:style-name="ce185" table:formula="oooc:=INT(([.F232]+9)/10)&amp;&quot;-&quot;&amp;(MOD([.F232]-1;10)+1)" office:value-type="string" office:string-value="5-7">
            <text:p>5-7</text:p>
          </table:table-cell>
          <table:table-cell table:style-name="Default" table:formula="oooc:=&quot;'layout': '&quot;&amp;[LevelIntros.C60]&amp;&quot;', 'title': '&quot;&amp;[LevelIntros.D60]&amp;&quot;', 'text': '&quot;&amp;[LevelIntros.E60]&amp;&quot;'&quot;&amp;IF([LevelIntros.C60]=&quot;custpic&quot;;&quot;, 'picture': '&quot;&amp;[LevelIntros.F60]&amp;&quot;', 'frno': &quot;&amp;[LevelIntros.G60];&quot;&quot;)&amp;IF([LevelIntros.C60]=&quot;bonuspic&quot;;&quot;, 'picture': '&quot;&amp;[LevelIntros.F60]&amp;&quot;'&quot;;&quot;&quot;)" office:value-type="string" office:string-value="'layout': 'nopic', 'title': 'def/47.def.intro.title', 'text': 'def/47.def.intro.text'">
            <text:p>'layout': 'nopic', 'title': 'def/47.def.intro.title', 'text': 'def/47.def.intro.text'</text:p>
          </table:table-cell>
          <table:table-cell table:style-name="Default" table:formula="oooc:=&quot;'layout': 'outro', 'text': '&quot;&amp;[.B232]&amp;&quot;.passed.text'&quot;" office:value-type="string" office:string-value="'layout': 'outro', 'text': 'def/47.def.passed.text'">
            <text:p>'layout': 'outro', 'text': 'def/47.def.passed.text'</text:p>
          </table:table-cell>
          <table:table-cell table:style-name="Default" table:formula="oooc:=&quot;'layout': 'outro', 'text': '&quot;&amp;[.B232]&amp;&quot;.failed.text'&quot;" office:value-type="string" office:string-value="'layout': 'outro', 'text': 'def/47.def.failed.text'">
            <text:p>'layout': 'outro', 'text': 'def/47.def.failed.text'</text:p>
          </table:table-cell>
          <table:table-cell table:number-columns-repeated="243"/>
        </table:table-row>
        <table:table-row table:style-name="ro2">
          <table:table-cell office:value-type="string">
            <text:p>level</text:p>
          </table:table-cell>
          <table:table-cell table:style-name="Default" table:formula="oooc:=&quot;def/&quot;&amp;IF([.F233]&gt;9;&quot;&quot;;&quot;0&quot;)&amp;([.F233])&amp;&quot;.def&quot;" office:value-type="string" office:string-value="def/48.def">
            <text:p>def/48.def</text:p>
          </table:table-cell>
          <table:table-cell table:style-name="Default" table:formula="oooc:=VLOOKUP(INT(([.F233]+9)/10);[.A201:.B1245];2)&amp;&quot;&quot;" office:value-type="string" office:string-value="Tiki Time">
            <text:p>Tiki Time</text:p>
          </table:table-cell>
          <table:table-cell table:style-name="Default" table:formula="oooc:=&quot;Day &quot;&amp;(MOD([.F233]-1;10)+1)" office:value-type="string" office:string-value="Day 8">
            <text:p>Day 8</text:p>
          </table:table-cell>
          <table:table-cell table:style-name="Default" table:formula="oooc:=VLOOKUP(INT(([.F233]+9)/10);[.A181:.B1204];2)&amp;&quot; - Day &quot;&amp;(MOD([.F233]-1;10)+1)" office:value-type="string" office:string-value="Tiki Time - Day 8">
            <text:p>Tiki Time - Day 8</text:p>
          </table:table-cell>
          <table:table-cell office:value-type="float" office:value="48">
            <text:p>48</text:p>
          </table:table-cell>
          <table:table-cell office:value-type="float" office:value="626">
            <text:p>626</text:p>
          </table:table-cell>
          <table:table-cell office:value-type="float" office:value="540">
            <text:p>540</text:p>
          </table:table-cell>
          <table:table-cell table:style-name="Default" table:formula="oooc:=['5 _ Hawaiian'.R30]">
            <text:p/>
          </table:table-cell>
          <table:table-cell table:style-name="ce185" table:formula="oooc:=INT(([.F233]+9)/10)&amp;&quot;-&quot;&amp;(MOD([.F233]-1;10)+1)" office:value-type="string" office:string-value="5-8">
            <text:p>5-8</text:p>
          </table:table-cell>
          <table:table-cell table:style-name="Default" table:formula="oooc:=&quot;'layout': '&quot;&amp;[LevelIntros.C61]&amp;&quot;', 'title': '&quot;&amp;[LevelIntros.D61]&amp;&quot;', 'text': '&quot;&amp;[LevelIntros.E61]&amp;&quot;'&quot;&amp;IF([LevelIntros.C61]=&quot;custpic&quot;;&quot;, 'picture': '&quot;&amp;[LevelIntros.F61]&amp;&quot;', 'frno': &quot;&amp;[LevelIntros.G61];&quot;&quot;)&amp;IF([LevelIntros.C61]=&quot;bonuspic&quot;;&quot;, 'picture': '&quot;&amp;[LevelIntros.F61]&amp;&quot;'&quot;;&quot;&quot;)" office:value-type="string" office:string-value="'layout': 'nopic', 'title': 'def/48.def.intro.title', 'text': 'def/48.def.intro.text'">
            <text:p>'layout': 'nopic', 'title': 'def/48.def.intro.title', 'text': 'def/48.def.intro.text'</text:p>
          </table:table-cell>
          <table:table-cell table:style-name="Default" table:formula="oooc:=&quot;'layout': 'outro', 'text': '&quot;&amp;[.B233]&amp;&quot;.passed.text'&quot;" office:value-type="string" office:string-value="'layout': 'outro', 'text': 'def/48.def.passed.text'">
            <text:p>'layout': 'outro', 'text': 'def/48.def.passed.text'</text:p>
          </table:table-cell>
          <table:table-cell table:style-name="Default" table:formula="oooc:=&quot;'layout': 'outro', 'text': '&quot;&amp;[.B233]&amp;&quot;.failed.text'&quot;" office:value-type="string" office:string-value="'layout': 'outro', 'text': 'def/48.def.failed.text'">
            <text:p>'layout': 'outro', 'text': 'def/48.def.failed.text'</text:p>
          </table:table-cell>
          <table:table-cell table:number-columns-repeated="243"/>
        </table:table-row>
        <table:table-row table:style-name="ro2">
          <table:table-cell office:value-type="string">
            <text:p>level</text:p>
          </table:table-cell>
          <table:table-cell table:style-name="Default" table:formula="oooc:=&quot;def/&quot;&amp;IF([.F234]&gt;9;&quot;&quot;;&quot;0&quot;)&amp;([.F234])&amp;&quot;.def&quot;" office:value-type="string" office:string-value="def/49.def">
            <text:p>def/49.def</text:p>
          </table:table-cell>
          <table:table-cell table:style-name="Default" table:formula="oooc:=VLOOKUP(INT(([.F234]+9)/10);[.A202:.B1246];2)&amp;&quot;&quot;" office:value-type="string" office:string-value="Tiki Time">
            <text:p>Tiki Time</text:p>
          </table:table-cell>
          <table:table-cell table:style-name="Default" table:formula="oooc:=&quot;Day &quot;&amp;(MOD([.F234]-1;10)+1)" office:value-type="string" office:string-value="Day 9">
            <text:p>Day 9</text:p>
          </table:table-cell>
          <table:table-cell table:style-name="Default" table:formula="oooc:=VLOOKUP(INT(([.F234]+9)/10);[.A182:.B1205];2)&amp;&quot; - Day &quot;&amp;(MOD([.F234]-1;10)+1)" office:value-type="string" office:string-value="Tiki Time - Day 9">
            <text:p>Tiki Time - Day 9</text:p>
          </table:table-cell>
          <table:table-cell office:value-type="float" office:value="49">
            <text:p>49</text:p>
          </table:table-cell>
          <table:table-cell office:value-type="float" office:value="654">
            <text:p>654</text:p>
          </table:table-cell>
          <table:table-cell office:value-type="float" office:value="542">
            <text:p>542</text:p>
          </table:table-cell>
          <table:table-cell table:style-name="Default" table:formula="oooc:=['5 _ Hawaiian'.S30]">
            <text:p/>
          </table:table-cell>
          <table:table-cell table:style-name="ce185" table:formula="oooc:=INT(([.F234]+9)/10)&amp;&quot;-&quot;&amp;(MOD([.F234]-1;10)+1)" office:value-type="string" office:string-value="5-9">
            <text:p>5-9</text:p>
          </table:table-cell>
          <table:table-cell table:style-name="Default" table:formula="oooc:=&quot;'layout': '&quot;&amp;[LevelIntros.C62]&amp;&quot;', 'title': '&quot;&amp;[LevelIntros.D62]&amp;&quot;', 'text': '&quot;&amp;[LevelIntros.E62]&amp;&quot;'&quot;&amp;IF([LevelIntros.C62]=&quot;custpic&quot;;&quot;, 'picture': '&quot;&amp;[LevelIntros.F62]&amp;&quot;', 'frno': &quot;&amp;[LevelIntros.G62];&quot;&quot;)&amp;IF([LevelIntros.C62]=&quot;bonuspic&quot;;&quot;, 'picture': '&quot;&amp;[LevelIntros.F62]&amp;&quot;'&quot;;&quot;&quot;)" office:value-type="string" office:string-value="'layout': 'nopic', 'title': 'def/49.def.intro.title', 'text': 'def/49.def.intro.text'">
            <text:p>'layout': 'nopic', 'title': 'def/49.def.intro.title', 'text': 'def/49.def.intro.text'</text:p>
          </table:table-cell>
          <table:table-cell table:style-name="Default" table:formula="oooc:=&quot;'layout': 'outro', 'text': '&quot;&amp;[.B234]&amp;&quot;.passed.text'&quot;" office:value-type="string" office:string-value="'layout': 'outro', 'text': 'def/49.def.passed.text'">
            <text:p>'layout': 'outro', 'text': 'def/49.def.passed.text'</text:p>
          </table:table-cell>
          <table:table-cell table:style-name="Default" table:formula="oooc:=&quot;'layout': 'outro', 'text': '&quot;&amp;[.B234]&amp;&quot;.failed.text'&quot;" office:value-type="string" office:string-value="'layout': 'outro', 'text': 'def/49.def.failed.text'">
            <text:p>'layout': 'outro', 'text': 'def/49.def.failed.text'</text:p>
          </table:table-cell>
          <table:table-cell table:number-columns-repeated="243"/>
        </table:table-row>
        <table:table-row table:style-name="ro2">
          <table:table-cell office:value-type="string">
            <text:p>level</text:p>
          </table:table-cell>
          <table:table-cell table:style-name="Default" table:formula="oooc:=&quot;def/&quot;&amp;IF([.F235]&gt;9;&quot;&quot;;&quot;0&quot;)&amp;([.F235])&amp;&quot;.def&quot;" office:value-type="string" office:string-value="def/50.def">
            <text:p>def/50.def</text:p>
          </table:table-cell>
          <table:table-cell table:style-name="Default" table:formula="oooc:=VLOOKUP(INT(([.F235]+9)/10);[.A203:.B1247];2)&amp;&quot;&quot;" office:value-type="string" office:string-value="Tiki Time">
            <text:p>Tiki Time</text:p>
          </table:table-cell>
          <table:table-cell table:style-name="Default" table:formula="oooc:=&quot;Day &quot;&amp;(MOD([.F235]-1;10)+1)" office:value-type="string" office:string-value="Day 10">
            <text:p>Day 10</text:p>
          </table:table-cell>
          <table:table-cell table:style-name="Default" table:formula="oooc:=VLOOKUP(INT(([.F235]+9)/10);[.A183:.B1206];2)&amp;&quot; - Day &quot;&amp;(MOD([.F235]-1;10)+1)" office:value-type="string" office:string-value="Tiki Time - Day 10">
            <text:p>Tiki Time - Day 10</text:p>
          </table:table-cell>
          <table:table-cell office:value-type="float" office:value="50">
            <text:p>50</text:p>
          </table:table-cell>
          <table:table-cell office:value-type="float" office:value="683">
            <text:p>683</text:p>
          </table:table-cell>
          <table:table-cell office:value-type="float" office:value="538">
            <text:p>538</text:p>
          </table:table-cell>
          <table:table-cell table:style-name="Default" table:formula="oooc:=['5 _ Hawaiian'.T30]">
            <text:p/>
          </table:table-cell>
          <table:table-cell table:style-name="ce185" table:formula="oooc:=INT(([.F235]+9)/10)&amp;&quot;-&quot;&amp;(MOD([.F235]-1;10)+1)" office:value-type="string" office:string-value="5-10">
            <text:p>5-10</text:p>
          </table:table-cell>
          <table:table-cell table:style-name="Default" table:formula="oooc:=&quot;'layout': '&quot;&amp;[LevelIntros.C63]&amp;&quot;', 'title': '&quot;&amp;[LevelIntros.D63]&amp;&quot;', 'text': '&quot;&amp;[LevelIntros.E63]&amp;&quot;'&quot;&amp;IF([LevelIntros.C63]=&quot;custpic&quot;;&quot;, 'picture': '&quot;&amp;[LevelIntros.F63]&amp;&quot;', 'frno': &quot;&amp;[LevelIntros.G63];&quot;&quot;)&amp;IF([LevelIntros.C63]=&quot;bonuspic&quot;;&quot;, 'picture': '&quot;&amp;[LevelIntros.F63]&amp;&quot;'&quot;;&quot;&quot;)" office:value-type="string" office:string-value="'layout': 'nopic', 'title': 'def/50.def.intro.title', 'text': 'def/50.def.intro.text'">
            <text:p>'layout': 'nopic', 'title': 'def/50.def.intro.title', 'text': 'def/50.def.intro.text'</text:p>
          </table:table-cell>
          <table:table-cell table:style-name="Default" table:formula="oooc:=&quot;'layout': 'outro', 'text': '&quot;&amp;[.B235]&amp;&quot;.passed.text'&quot;" office:value-type="string" office:string-value="'layout': 'outro', 'text': 'def/50.def.passed.text'">
            <text:p>'layout': 'outro', 'text': 'def/50.def.passed.text'</text:p>
          </table:table-cell>
          <table:table-cell table:style-name="Default" table:formula="oooc:=&quot;'layout': 'outro', 'text': '&quot;&amp;[.B235]&amp;&quot;.failed.text'&quot;" office:value-type="string" office:string-value="'layout': 'outro', 'text': 'def/50.def.failed.text'">
            <text:p>'layout': 'outro', 'text': 'def/50.def.failed.text'</text:p>
          </table:table-cell>
          <table:table-cell table:number-columns-repeated="243"/>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outro(outro.Hawaiian) {</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style-name="Default" table:formula="oooc:=&quot;            sum = &quot;&quot;[ '&quot;&amp;[.B226]&amp;&quot;', '&quot;&amp;[.B227]&amp;&quot;', '&quot;&amp;[.B228]&amp;&quot;', '&quot;&amp;[.B229]&amp;&quot;', '&quot;&amp;[.B230]&amp;&quot;', '&quot;&amp;[.B231]&amp;&quot;', '&quot;&amp;[.B232]&amp;&quot;', '&quot;&amp;[.B233]&amp;&quot;', '&quot;&amp;[.B234]&amp;&quot;', '&quot;&amp;[.B235]&amp;&quot;' ]&quot;&quot;&quot;" office:value-type="string" office:string-value="            sum = &quot;[ 'def/41.def', 'def/42.def', 'def/43.def', 'def/44.def', 'def/45.def', 'def/46.def', 'def/47.def', 'def/48.def', 'def/49.def', 'def/50.def' ]&quot;">
            <text:p><text:s text:c="12"/>sum = "[ 'def/41.def', 'def/42.def', 'def/43.def', 'def/44.def', 'def/45.def', 'def/46.def', 'def/47.def', 'def/48.def', 'def/49.def', 'def/50.def' ]"</text:p>
          </table:table-cell>
          <table:table-cell table:style-name="Default" table:number-columns-repeated="3"/>
          <table:table-cell table:number-columns-repeated="251"/>
        </table:table-row>
        <table:table-row table:style-name="ro2">
          <table:table-cell office:value-type="string">
            <text:p>string</text:p>
          </table:table-cell>
          <table:table-cell office:value-type="string">
            <text:p><text:s text:c="12"/>x = "580" y = "350"</text:p>
          </table:table-cell>
          <table:table-cell table:number-columns-repeated="2"/>
          <table:table-cell table:style-name="Default"/>
          <table:table-cell table:number-columns-repeated="3"/>
          <table:table-cell table:style-name="ce185"/>
          <table:table-cell table:number-columns-repeated="247"/>
        </table:table-row>
        <table:table-row table:style-name="ro2">
          <table:table-cell office:value-type="string">
            <text:p>string</text:p>
          </table:table-cell>
          <table:table-cell office:value-type="string">
            <text:p><text:s text:c="12"/>episode = "Hawaii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FINALS – RESULTS"</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restaurant = "TIKI TIME"</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day = "Round Results"</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passIf = "{ 'Hawaiian': 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passFurther = "1"</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umScore = "100"</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howWinners = "no"</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edText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passed.1" layout = "episode-outro.hawaiian.1"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passed.2" layout = "episode-outro.hawaiian.2"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passed.3" layout = "episode-outro.hawaiian.3"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passed.4" layout = "episode-outro.hawaiian.4"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passed.5" layout = "episode-outro.hawaiian.5"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failedText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1" layout = "episode-outro.failed.1"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2" layout = "episode-outro.failed.2"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3" layout = "episode-outro.failed.3"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4" layout = "episode-outro.failed.4"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5" layout = "episode-outro.failed.5"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6" layout = "episode-outro.failed.6"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7" layout = "episode-outro.failed.7" }</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8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8"/>comic(MasterChef.outro)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image = "comics.masterchef.outro"</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button = "continue-butto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4"/>}</text:p>
          </table:table-cell>
          <table:table-cell table:number-columns-repeated="254"/>
        </table:table-row>
        <table:table-row table:style-name="ro2">
          <table:table-cell office:value-type="string">
            <text:p>string</text:p>
          </table:table-cell>
          <table:table-cell office:value-type="string">
            <text:p><text:s text:c="4"/></text:p>
          </table:table-cell>
          <table:table-cell table:number-columns-repeated="254"/>
        </table:table-row>
        <table:table-row table:style-name="ro2">
          <table:table-cell office:value-type="string">
            <text:p>string</text:p>
          </table:table-cell>
          <table:table-cell office:value-type="string">
            <text:p><text:s text:c="4"/>//Episode images to display on the travel map</text:p>
          </table:table-cell>
          <table:table-cell table:number-columns-repeated="254"/>
        </table:table-row>
        <table:table-row table:style-name="ro2">
          <table:table-cell office:value-type="string">
            <text:p>string</text:p>
          </table:table-cell>
          <table:table-cell office:value-type="string">
            <text:p><text:s text:c="4"/>Episodes {</text:p>
          </table:table-cell>
          <table:table-cell table:number-columns-repeated="254"/>
        </table:table-row>
        <table:table-row table:style-name="ro2">
          <table:table-cell office:value-type="string">
            <text:p>string</text:p>
          </table:table-cell>
          <table:table-cell office:value-type="string">
            <text:p><text:s text:c="8"/>episode(American) { image = "episode.american" x = "120" y = "130" }</text:p>
          </table:table-cell>
          <table:table-cell table:number-columns-repeated="254"/>
        </table:table-row>
        <table:table-row table:style-name="ro2">
          <table:table-cell office:value-type="string">
            <text:p>string</text:p>
          </table:table-cell>
          <table:table-cell office:value-type="string">
            <text:p><text:s text:c="8"/>episode(Mexican) { image = "episode.mexican" x = "220" y = "320" }</text:p>
          </table:table-cell>
          <table:table-cell table:number-columns-repeated="254"/>
        </table:table-row>
        <table:table-row table:style-name="ro2">
          <table:table-cell office:value-type="string">
            <text:p>string</text:p>
          </table:table-cell>
          <table:table-cell office:value-type="string">
            <text:p><text:s text:c="8"/>episode(Russian) { image = "episode.russian" x = "360" y = "70" }</text:p>
          </table:table-cell>
          <table:table-cell table:number-columns-repeated="254"/>
        </table:table-row>
        <table:table-row table:style-name="ro2">
          <table:table-cell office:value-type="string">
            <text:p>string</text:p>
          </table:table-cell>
          <table:table-cell office:value-type="string">
            <text:p><text:s text:c="8"/>episode(Japanese) { image = "episode.japanese" x = "680" y = "130" }</text:p>
          </table:table-cell>
          <table:table-cell table:number-columns-repeated="254"/>
        </table:table-row>
        <table:table-row table:style-name="ro2">
          <table:table-cell office:value-type="string">
            <text:p>string</text:p>
          </table:table-cell>
          <table:table-cell office:value-type="string">
            <text:p><text:s text:c="8"/>episode(Hawaiian) { image = "episode.hawaiian" x = "630" y = "385" }</text:p>
          </table:table-cell>
          <table:table-cell table:number-columns-repeated="254"/>
        </table:table-row>
        <table:table-row table:style-name="ro2">
          <table:table-cell office:value-type="string">
            <text:p>string</text:p>
          </table:table-cell>
          <table:table-cell office:value-type="string">
            <text:p><text:s text:c="4"/>}</text:p>
          </table:table-cell>
          <table:table-cell table:number-columns-repeated="254"/>
        </table:table-row>
        <table:table-row table:style-name="ro2">
          <table:table-cell office:value-type="string">
            <text:p>string</text:p>
          </table:table-cell>
          <table:table-cell office:value-type="string">
            <text:p><text:s text:c="4"/></text:p>
          </table:table-cell>
          <table:table-cell table:number-columns-repeated="254"/>
        </table:table-row>
        <table:table-row table:style-name="ro2">
          <table:table-cell office:value-type="string">
            <text:p>string</text:p>
          </table:table-cell>
          <table:table-cell office:value-type="string">
            <text:p><text:s text:c="4"/>//Competitors and their results</text:p>
          </table:table-cell>
          <table:table-cell table:number-columns-repeated="254"/>
        </table:table-row>
        <table:table-row table:style-name="ro2">
          <table:table-cell office:value-type="string">
            <text:p>string</text:p>
          </table:table-cell>
          <table:table-cell office:value-type="string">
            <text:p><text:s text:c="4"/>People {</text:p>
          </table:table-cell>
          <table:table-cell table:number-columns-repeated="254"/>
        </table:table-row>
        <table:table-row table:style-name="ro2">
          <table:table-cell office:value-type="string">
            <text:p>string</text:p>
          </table:table-cell>
          <table:table-cell table:style-name="Default" table:formula="oooc:=&quot;        episode(American) { people= &quot;&quot;{&quot;&amp;[People.B27]&amp;&quot;}&quot;&quot; }&quot;" office:value-type="string" office:string-value="        episode(American) { people= &quot;{'Elisa': { 'score': 54, 'xy': (55, 360) }, 'Emma': { 'score': 42, 'xy': (350, 265) }, 'Jenny': { 'score': 1, 'xy': (130, 570) }, 'Lora': { 'score': 60, 'xy': (200, 260) }, 'Marty': { 'score': 36, 'xy': (417, 285) }, 'Max': { 'score': 48, 'xy': (270, 250) }, 'Ronald': { 'score': 96, 'xy': (60, 490) }, 'Steve': { 'score': 68, 'xy': (127, 285) }, }&quot; }">
            <text:p><text:s text:c="8"/>episode(American) { people= "{'Elisa': { 'score': 54, 'xy': (55, 360) }, 'Emma': { 'score': 42, 'xy': (350, 265) }, 'Jenny': { 'score': 1, 'xy': (130, 570) }, 'Lora': { 'score': 60, 'xy': (200, 260) }, 'Marty': { 'score': 36, 'xy': (417, 285) }, 'Max': { 'score': 48, 'xy': (270, 250) }, 'Ronald': { 'score': 96, 'xy': (60, 490) }, 'Steve': { 'score': 68, 'xy': (127, 285) }, }" }</text:p>
          </table:table-cell>
          <table:table-cell table:style-name="Default" table:number-columns-repeated="2"/>
          <table:table-cell table:number-columns-repeated="252"/>
        </table:table-row>
        <table:table-row table:style-name="ro2">
          <table:table-cell office:value-type="string">
            <text:p>string</text:p>
          </table:table-cell>
          <table:table-cell table:style-name="Default" table:formula="oooc:=&quot;        episode(Mexican) { people= &quot;&quot;{&quot;&amp;[People.C27]&amp;&quot;}&quot;&quot; }&quot;" office:value-type="string" office:string-value="        episode(Mexican) { people= &quot;{'Alex': { 'score': 48, 'xy': (60, 370) }, 'Erica': { 'score': 42, 'xy': (65, 505) }, 'Jenny': { 'score': 1, 'xy': (130, 580) }, 'Lora': { 'score': 54, 'xy': (280, 245) }, 'Michael': { 'score': 64, 'xy': (195, 260) }, 'Nina': { 'score': 76, 'xy': (420, 295) }, 'Ronald': { 'score': 96, 'xy': (120, 295) }, 'Steve': { 'score': 36, 'xy': (355, 260) }, }&quot; }">
            <text:p><text:s text:c="8"/>episode(Mexican) { people= "{'Alex': { 'score': 48, 'xy': (60, 370) }, 'Erica': { 'score': 42, 'xy': (65, 505) }, 'Jenny': { 'score': 1, 'xy': (130, 580) }, 'Lora': { 'score': 54, 'xy': (280, 245) }, 'Michael': { 'score': 64, 'xy': (195, 260) }, 'Nina': { 'score': 76, 'xy': (420, 295) }, 'Ronald': { 'score': 96, 'xy': (120, 295) }, 'Steve': { 'score': 36, 'xy': (355, 260) }, }" }</text:p>
          </table:table-cell>
          <table:table-cell table:style-name="Default" table:number-columns-repeated="2"/>
          <table:table-cell table:number-columns-repeated="252"/>
        </table:table-row>
        <table:table-row table:style-name="ro2">
          <table:table-cell office:value-type="string">
            <text:p>string</text:p>
          </table:table-cell>
          <table:table-cell table:style-name="Default" table:formula="oooc:=&quot;        episode(Russian) { people= &quot;&quot;{&quot;&amp;[People.D27]&amp;&quot;}&quot;&quot; }&quot;" office:value-type="string" office:string-value="        episode(Russian) { people= &quot;{'Alban': { 'score': 84, 'xy': (195, 260) }, 'Angela': { 'score': 54, 'xy': (125, 290) }, 'Jenny': { 'score': 1, 'xy': (130, 580) }, 'Michael': { 'score': 48, 'xy': (60, 360) }, 'Naomi': { 'score': 72, 'xy': (280, 250) }, 'Nina': { 'score': 42, 'xy': (435, 320) }, 'Ronald': { 'score': 96, 'xy': (60, 495) }, 'Sam': { 'score': 36, 'xy': (360, 260) }, }&quot; }">
            <text:p><text:s text:c="8"/>episode(Russian) { people= "{'Alban': { 'score': 84, 'xy': (195, 260) }, 'Angela': { 'score': 54, 'xy': (125, 290) }, 'Jenny': { 'score': 1, 'xy': (130, 580) }, 'Michael': { 'score': 48, 'xy': (60, 360) }, 'Naomi': { 'score': 72, 'xy': (280, 250) }, 'Nina': { 'score': 42, 'xy': (435, 320) }, 'Ronald': { 'score': 96, 'xy': (60, 495) }, 'Sam': { 'score': 36, 'xy': (360, 260) }, }" }</text:p>
          </table:table-cell>
          <table:table-cell table:style-name="Default" table:number-columns-repeated="2"/>
          <table:table-cell table:number-columns-repeated="252"/>
        </table:table-row>
        <table:table-row table:style-name="ro2">
          <table:table-cell office:value-type="string">
            <text:p>string</text:p>
          </table:table-cell>
          <table:table-cell table:style-name="Default" table:formula="oooc:=&quot;        episode(Japanese) { people= &quot;&quot;{&quot;&amp;[People.E27]&amp;&quot;}&quot;&quot; }&quot;" office:value-type="string" office:string-value="        episode(Japanese) { people= &quot;{'Alban': { 'score': 88, 'xy': (270, 255) }, 'Jenny': { 'score': 1, 'xy': (130, 580) }, 'Mary': { 'score': 54, 'xy': (60, 365) }, 'Naomi': { 'score': 42, 'xy': (355, 265) }, 'Paula': { 'score': 92, 'xy': (195, 255) }, 'Peter': { 'score': 48, 'xy': (435, 325) }, 'Ronald': { 'score': 96, 'xy': (60, 495) }, 'Scott': { 'score': 36, 'xy': (115, 280) }, }&quot; }">
            <text:p><text:s text:c="8"/>episode(Japanese) { people= "{'Alban': { 'score': 88, 'xy': (270, 255) }, 'Jenny': { 'score': 1, 'xy': (130, 580) }, 'Mary': { 'score': 54, 'xy': (60, 365) }, 'Naomi': { 'score': 42, 'xy': (355, 265) }, 'Paula': { 'score': 92, 'xy': (195, 255) }, 'Peter': { 'score': 48, 'xy': (435, 325) }, 'Ronald': { 'score': 96, 'xy': (60, 495) }, 'Scott': { 'score': 36, 'xy': (115, 280) }, }" }</text:p>
          </table:table-cell>
          <table:table-cell table:style-name="Default" table:number-columns-repeated="2"/>
          <table:table-cell table:number-columns-repeated="252"/>
        </table:table-row>
        <table:table-row table:style-name="ro2">
          <table:table-cell office:value-type="string">
            <text:p>string</text:p>
          </table:table-cell>
          <table:table-cell table:style-name="Default" table:formula="oooc:=&quot;        episode(Hawaiian) { people= &quot;&quot;{&quot;&amp;[People.F27]&amp;&quot;}&quot;&quot; }&quot;" office:value-type="string" office:string-value="        episode(Hawaiian) { people= &quot;{'Jenny': { 'score': 1, 'xy': (60, 520) }, 'Ronald': { 'score': 96, 'xy': (60, 350) }, }&quot; }">
            <text:p><text:s text:c="8"/>episode(Hawaiian) { people= "{'Jenny': { 'score': 1, 'xy': (60, 520) }, 'Ronald': { 'score': 96, 'xy': (60, 350) }, }" }</text:p>
          </table:table-cell>
          <table:table-cell table:style-name="Default" table:number-columns-repeated="2"/>
          <table:table-cell table:number-columns-repeated="252"/>
        </table:table-row>
        <table:table-row table:style-name="ro2">
          <table:table-cell office:value-type="string">
            <text:p>string</text:p>
          </table:table-cell>
          <table:table-cell office:value-type="string">
            <text:p><text:s text:c="4"/>}</text:p>
          </table:table-cell>
          <table:table-cell table:number-columns-repeated="254"/>
        </table:table-row>
        <table:table-row table:style-name="ro2">
          <table:table-cell office:value-type="string">
            <text:p>string</text:p>
          </table:table-cell>
          <table:table-cell table:number-columns-repeated="255"/>
        </table:table-row>
        <table:table-row table:style-name="ro2">
          <table:table-cell office:value-type="string">
            <text:p>string</text:p>
          </table:table-cell>
          <table:table-cell office:value-type="string">
            <text:p><text:s text:c="4"/>//Level intro/outro layouts</text:p>
          </table:table-cell>
          <table:table-cell table:number-columns-repeated="254"/>
        </table:table-row>
        <table:table-row table:style-name="ro2">
          <table:table-cell office:value-type="string">
            <text:p>string</text:p>
          </table:table-cell>
          <table:table-cell office:value-type="string">
            <text:p><text:s text:c="4"/>Layouts {</text:p>
          </table:table-cell>
          <table:table-cell table:number-columns-repeated="254"/>
        </table:table-row>
        <table:table-row table:style-name="ro2">
          <table:table-cell office:value-type="string">
            <text:p>string</text:p>
          </table:table-cell>
          <table:table-cell office:value-type="string">
            <text:p><text:s text:c="8"/>layout(custpic) { </text:p>
          </table:table-cell>
          <table:table-cell table:number-columns-repeated="254"/>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4"/>
        </table:table-row>
        <table:table-row table:style-name="ro2">
          <table:table-cell office:value-type="string">
            <text:p>string</text:p>
          </table:table-cell>
          <table:table-cell office:value-type="string">
            <text:p><text:s text:c="12"/>textFont = "arial-italic-18" textXY = "(180,400)" textArea = "(270,100)" textColor = "0x000000" </text:p>
          </table:table-cell>
          <table:table-cell table:number-columns-repeated="254"/>
        </table:table-row>
        <table:table-row table:style-name="ro2">
          <table:table-cell office:value-type="string">
            <text:p>string</text:p>
          </table:table-cell>
          <table:table-cell office:value-type="string">
            <text:p><text:s text:c="12"/>hasPicture = "yes" pictureXY = "(130,540)" hotspot = "scraft.HotspotCenterBottom" </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layout(bonuspic) { </text:p>
          </table:table-cell>
          <table:table-cell table:number-columns-repeated="254"/>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4"/>
        </table:table-row>
        <table:table-row table:style-name="ro2">
          <table:table-cell office:value-type="string">
            <text:p>string</text:p>
          </table:table-cell>
          <table:table-cell office:value-type="string">
            <text:p><text:s text:c="12"/>textFont = "arial-italic-18" textXY = "(170,400)" textArea = "(290,150)" textColor = "0x000000" </text:p>
          </table:table-cell>
          <table:table-cell table:number-columns-repeated="254"/>
        </table:table-row>
        <table:table-row table:style-name="ro2">
          <table:table-cell office:value-type="string">
            <text:p>string</text:p>
          </table:table-cell>
          <table:table-cell office:value-type="string">
            <text:p><text:s text:c="12"/>hasPicture = "yes" pictureXY = "(130,425)" hotspot = "scraft.HotspotCenter" </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layout(nopic) { </text:p>
          </table:table-cell>
          <table:table-cell table:number-columns-repeated="254"/>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4"/>
        </table:table-row>
        <table:table-row table:style-name="ro2">
          <table:table-cell office:value-type="string">
            <text:p>string</text:p>
          </table:table-cell>
          <table:table-cell office:value-type="string">
            <text:p><text:s text:c="12"/>textFont = "arial-italic-18" textXY = "(100,400)" textArea = "(360,150)" textColor = "0x000000" </text:p>
          </table:table-cell>
          <table:table-cell table:number-columns-repeated="254"/>
        </table:table-row>
        <table:table-row table:style-name="ro2">
          <table:table-cell office:value-type="string">
            <text:p>string</text:p>
          </table:table-cell>
          <table:table-cell office:value-type="string">
            <text:p><text:s text:c="12"/>hasPicture = "no" </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layout(outro) { textFont = "arial-italic-20" textXY = "(125,380)" textArea = "(300,170)" textColor = "0x000000" }</text:p>
          </table:table-cell>
          <table:table-cell table:number-columns-repeated="254"/>
        </table:table-row>
        <table:table-row table:style-name="ro2">
          <table:table-cell office:value-type="string">
            <text:p>string</text:p>
          </table:table-cell>
          <table:table-cell table:number-columns-repeated="255"/>
        </table:table-row>
        <table:table-row table:style-name="ro2">
          <table:table-cell office:value-type="string">
            <text:p>string</text:p>
          </table:table-cell>
          <table:table-cell office:value-type="string">
            <text:p><text:s text:c="8"/>layout(episode-intro) { textFont = "arial-italic-18" textXY = "(125,280)" textArea = "(280,220)" textColor = "0x000000" }</text:p>
          </table:table-cell>
          <table:table-cell table:number-columns-repeated="254"/>
        </table:table-row>
        <table:table-row table:style-name="ro2">
          <table:table-cell office:value-type="string">
            <text:p>string</text:p>
          </table:table-cell>
          <table:table-cell office:value-type="string">
            <text:p><text:s text:c="8"/>layout(episode-intro.1) { textFont = "arial-italic-18" textXY = "(270,30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intro.2) { textFont = "arial-italic-18" textXY = "(270,325)"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intro.3) { textFont = "arial-italic-18" textXY = "(270,350)" textColor = "0x0000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4) { textFont = "arial-italic-18" textXY = "(270,375)" textColor = "0x0000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5) { textFont = "arial-italic-18" textXY = "(270,400)" textColor = "0x0000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6) { <text:s/>textFont = "arial-italic-18" textXY = "(270,425)" textColor = "0x0000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7) { textFont = "arial-italic-18" textXY = "(270,450)" textColor = "0x0000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table:number-columns-repeated="3"/>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competitors) { textFont = "arial-italic-18" textColor = "0x9933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names) { textFont = "arial-italic-18" textColor = "0x6633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table:number-columns-repeated="3"/>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outro.competitors) { textFont = "arial-italic-18" textColor = "0x9933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outro.names-passed) { textFont = "arial-italic-18" textColor = "0x339900"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outro.names-notpassed) { textFont = "arial-italic-18" textColor = "0x666666"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outro.names-jenny-passed) { textFont = "arial-italic-20" textColor = "0x663300"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outro.names-jenny-notpassed) { textFont = "arial-italic-20" textColor = "0x333333"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table:number-columns-repeated="255"/>
        </table:table-row>
        <table:table-row table:style-name="ro2">
          <table:table-cell office:value-type="string">
            <text:p>string</text:p>
          </table:table-cell>
          <table:table-cell office:value-type="string">
            <text:p><text:s text:c="8"/>layout(episode-outro.1) { <text:s/>textFont = "arial-italic-18" textXY = "(210,36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2) { <text:s/>textFont = "arial-italic-18" textXY = "(210,42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3) { <text:s/>textFont = "arial-italic-18" textXY = "(210,445)"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4) { textFont = "arial-italic-18" textXY = "(210,47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5) { textFont = "arial-italic-18" textXY = "(210,495)"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6) { textFont = "arial-italic-18" textXY = "(210,52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winners) { textFont = "arial-italic-18" textXY = "(210,390)" textColor = "0x993300" hotspot = "scraft.HotspotCenter" }</text:p>
          </table:table-cell>
          <table:table-cell table:number-columns-repeated="254"/>
        </table:table-row>
        <table:table-row table:style-name="ro2">
          <table:table-cell office:value-type="string">
            <text:p>string</text:p>
          </table:table-cell>
          <table:table-cell table:number-columns-repeated="255"/>
        </table:table-row>
        <table:table-row table:style-name="ro2">
          <table:table-cell office:value-type="string">
            <text:p>string</text:p>
          </table:table-cell>
          <table:table-cell office:value-type="string">
            <text:p><text:s text:c="8"/>layout(episode-outro.japanese.1) { <text:s/>textFont = "arial-italic-18" textXY = "(210,360)" textColor = "0x9933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japanese.2) { <text:s/>textFont = "arial-italic-18" textXY = "(210,39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japanese.3) { <text:s/>textFont = "arial-italic-18" textXY = "(210,42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japanese.4) { textFont = "arial-italic-18" textXY = "(210,45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japanese.5) { textFont = "arial-italic-18" textXY = "(210,48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japanese.6) { textFont = "arial-italic-18" textXY = "(210,510)" textColor = "0x000000" hotspot = "scraft.HotspotCenter" }</text:p>
          </table:table-cell>
          <table:table-cell table:number-columns-repeated="254"/>
        </table:table-row>
        <table:table-row table:style-name="ro2">
          <table:table-cell office:value-type="string">
            <text:p>string</text:p>
          </table:table-cell>
          <table:table-cell table:style-name="Default" table:number-columns-repeated="3"/>
          <table:table-cell table:number-columns-repeated="252"/>
        </table:table-row>
        <table:table-row table:style-name="ro2">
          <table:table-cell office:value-type="string">
            <text:p>string</text:p>
          </table:table-cell>
          <table:table-cell office:value-type="string">
            <text:p><text:s text:c="8"/>layout(episode-outro.hawaiian.1) { textFont = "arial-italic-20" textXY = "(210,370)" textColor = "0xcc33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hawaiian.2) { textFont = "arial-italic-20" textXY = "(210,405)"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hawaiian.3) { textFont = "arial-italic-20" textXY = "(210,44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hawaiian.4) { textFont = "arial-italic-20" textXY = "(210,475)"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hawaiian.5) { textFont = "arial-italic-20" textXY = "(210,51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table:style-name="Default" table:number-columns-repeated="255"/>
        </table:table-row>
        <table:table-row table:style-name="ro2">
          <table:table-cell office:value-type="string">
            <text:p>string</text:p>
          </table:table-cell>
          <table:table-cell office:value-type="string">
            <text:p><text:s text:c="8"/>layout(episode-outro.failed.1) { <text:s/>textFont = "arial-italic-18" textXY = "(210,365)"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failed.2) { <text:s/>textFont = "arial-italic-18" textXY = "(210,39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failed.3) { <text:s/>textFont = "arial-italic-18" textXY = "(210,415)"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failed.4) { textFont = "arial-italic-18" textXY = "(210,44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failed.5) { textFont = "arial-italic-18" textXY = "(210,465)"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failed.6) { textFont = "arial-italic-18" textXY = "(210,49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failed.7) { textFont = "arial-italic-18" textXY = "(210,515)"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4"/>}</text:p>
          </table:table-cell>
          <table:table-cell table:number-columns-repeated="2"/>
          <table:table-cell table:style-name="Default" table:number-columns-repeated="252"/>
        </table:table-row>
        <table:table-row table:style-name="ro2">
          <table:table-cell office:value-type="string">
            <text:p>string</text:p>
          </table:table-cell>
          <table:table-cell table:number-columns-repeated="3"/>
          <table:table-cell table:style-name="Default" table:number-columns-repeated="252"/>
        </table:table-row>
        <table:table-row table:style-name="ro2" table:number-rows-repeated="3">
          <table:table-cell table:number-columns-repeated="256"/>
        </table:table-row>
        <table:table-row table:style-name="ro2">
          <table:table-cell/>
          <table:table-cell office:value-type="string">
            <text:p>This file is exported into «levelprogress.def»</text:p>
          </table:table-cell>
          <table:table-cell table:number-columns-repeated="254"/>
        </table:table-row>
        <table:table-row table:style-name="ro2">
          <table:table-cell table:number-columns-repeated="256"/>
        </table:table-row>
        <table:table-row table:style-name="ro2">
          <table:table-cell table:style-name="ce183" office:value-type="string">
            <text:p>episode no</text:p>
          </table:table-cell>
          <table:table-cell table:style-name="ce184" office:value-type="string">
            <text:p>restaurant name</text:p>
          </table:table-cell>
          <table:table-cell table:style-name="ce184" table:number-columns-repeated="2"/>
          <table:table-cell table:number-columns-repeated="252"/>
        </table:table-row>
        <table:table-row table:style-name="ro2">
          <table:table-cell table:style-name="ce183" office:value-type="float" office:value="1">
            <text:p>1</text:p>
          </table:table-cell>
          <table:table-cell table:style-name="ce184" office:value-type="string">
            <text:p>Rocky Ranch</text:p>
          </table:table-cell>
          <table:table-cell table:style-name="ce184" table:number-columns-repeated="2"/>
          <table:table-cell table:number-columns-repeated="252"/>
        </table:table-row>
        <table:table-row table:style-name="ro2">
          <table:table-cell table:style-name="ce183" office:value-type="float" office:value="2">
            <text:p>2</text:p>
          </table:table-cell>
          <table:table-cell table:style-name="ce184" office:value-type="string">
            <text:p>Lemon Lime</text:p>
          </table:table-cell>
          <table:table-cell table:style-name="ce184" table:number-columns-repeated="2"/>
          <table:table-cell table:number-columns-repeated="252"/>
        </table:table-row>
        <table:table-row table:style-name="ro2">
          <table:table-cell table:style-name="ce183" office:value-type="float" office:value="3">
            <text:p>3</text:p>
          </table:table-cell>
          <table:table-cell table:style-name="ce184" office:value-type="string">
            <text:p>Bread &amp; Butter</text:p>
          </table:table-cell>
          <table:table-cell table:style-name="ce184" table:number-columns-repeated="2"/>
          <table:table-cell table:number-columns-repeated="252"/>
        </table:table-row>
        <table:table-row table:style-name="ro2">
          <table:table-cell table:style-name="ce183" office:value-type="float" office:value="4">
            <text:p>4</text:p>
          </table:table-cell>
          <table:table-cell table:style-name="ce184" office:value-type="string">
            <text:p>Sushi Side</text:p>
          </table:table-cell>
          <table:table-cell table:style-name="ce184" table:number-columns-repeated="2"/>
          <table:table-cell table:number-columns-repeated="252"/>
        </table:table-row>
        <table:table-row table:style-name="ro2">
          <table:table-cell table:style-name="ce183" office:value-type="float" office:value="5">
            <text:p>5</text:p>
          </table:table-cell>
          <table:table-cell table:style-name="ce184" office:value-type="string">
            <text:p>Tiki Time</text:p>
          </table:table-cell>
          <table:table-cell table:style-name="ce184" table:number-columns-repeated="2"/>
          <table:table-cell table:number-columns-repeated="252"/>
        </table:table-row>
        <table:table-row table:style-name="ro2" table:number-rows-repeated="65169">
          <table:table-cell table:number-columns-repeated="256"/>
        </table:table-row>
        <table:table-row table:style-name="ro2">
          <table:table-cell table:number-columns-repeated="256"/>
        </table:table-row>
      </table:table>
      <table:table table:name="People" table:style-name="ta1" table:print="false">
        <table:table-column table:style-name="co31" table:number-columns-repeated="8" table:default-cell-style-name="Default"/>
        <table:table-column table:style-name="co5" table:number-columns-repeated="248" table:default-cell-style-name="Default"/>
        <table:table-row table:style-name="ro2">
          <table:table-cell office:value-type="string">
            <text:p>Name</text:p>
          </table:table-cell>
          <table:table-cell office:value-type="string">
            <text:p>American</text:p>
          </table:table-cell>
          <table:table-cell office:value-type="string">
            <text:p>Mexican</text:p>
          </table:table-cell>
          <table:table-cell office:value-type="string">
            <text:p>Russian</text:p>
          </table:table-cell>
          <table:table-cell office:value-type="string">
            <text:p>Japanese</text:p>
          </table:table-cell>
          <table:table-cell office:value-type="string">
            <text:p>Hawaiian</text:p>
          </table:table-cell>
          <table:table-cell office:value-type="string">
            <text:p>Gender</text:p>
          </table:table-cell>
          <table:table-cell office:value-type="string">
            <text:p>Picture</text:p>
          </table:table-cell>
          <table:table-cell table:number-columns-repeated="248"/>
        </table:table-row>
        <table:table-row table:style-name="ro3">
          <table:table-cell table:style-name="ce32" office:value-type="string">
            <text:p>Alban</text:p>
          </table:table-cell>
          <table:table-cell table:number-columns-repeated="2" table:style-name="ce186"/>
          <table:table-cell table:style-name="ce187" office:value-type="float" office:value="84">
            <text:p>84</text:p>
          </table:table-cell>
          <table:table-cell table:style-name="ce186" office:value-type="float" office:value="88">
            <text:p>88</text:p>
          </table:table-cell>
          <table:table-cell table:style-name="ce186"/>
          <table:table-cell table:style-name="ce32" office:value-type="string">
            <text:p>m</text:p>
          </table:table-cell>
          <table:table-cell table:style-name="ce32" office:value-type="string">
            <text:p>alban.png</text:p>
          </table:table-cell>
          <table:table-cell table:style-name="ce32"/>
          <table:table-cell table:number-columns-repeated="2"/>
          <table:table-cell table:style-name="ce32" table:number-columns-repeated="245"/>
        </table:table-row>
        <table:table-row table:style-name="ro3">
          <table:table-cell table:style-name="ce32" office:value-type="string">
            <text:p>Alex</text:p>
          </table:table-cell>
          <table:table-cell table:style-name="ce186"/>
          <table:table-cell table:style-name="ce186" office:value-type="float" office:value="48">
            <text:p>48</text:p>
          </table:table-cell>
          <table:table-cell table:number-columns-repeated="3" table:style-name="ce186"/>
          <table:table-cell table:style-name="ce32" office:value-type="string">
            <text:p>m</text:p>
          </table:table-cell>
          <table:table-cell table:style-name="ce32" office:value-type="string">
            <text:p>alex.png</text:p>
          </table:table-cell>
          <table:table-cell table:number-columns-repeated="3"/>
          <table:table-cell table:style-name="ce32" table:number-columns-repeated="245"/>
        </table:table-row>
        <table:table-row table:style-name="ro3">
          <table:table-cell table:style-name="ce32" office:value-type="string">
            <text:p>Angela</text:p>
          </table:table-cell>
          <table:table-cell table:number-columns-repeated="2" table:style-name="ce186"/>
          <table:table-cell table:style-name="ce186" office:value-type="float" office:value="54">
            <text:p>54</text:p>
          </table:table-cell>
          <table:table-cell table:number-columns-repeated="2" table:style-name="ce186"/>
          <table:table-cell table:style-name="ce32" office:value-type="string">
            <text:p>f</text:p>
          </table:table-cell>
          <table:table-cell table:style-name="ce32" office:value-type="string">
            <text:p>angela.png</text:p>
          </table:table-cell>
          <table:table-cell table:number-columns-repeated="3"/>
          <table:table-cell table:style-name="ce32" table:number-columns-repeated="245"/>
        </table:table-row>
        <table:table-row table:style-name="ro3">
          <table:table-cell table:style-name="ce32" office:value-type="string">
            <text:p>Elisa</text:p>
          </table:table-cell>
          <table:table-cell table:style-name="ce186" office:value-type="float" office:value="54">
            <text:p>54</text:p>
          </table:table-cell>
          <table:table-cell table:number-columns-repeated="4" table:style-name="ce186"/>
          <table:table-cell table:style-name="ce32" office:value-type="string">
            <text:p>f</text:p>
          </table:table-cell>
          <table:table-cell table:style-name="ce32" office:value-type="string">
            <text:p>elisa.png</text:p>
          </table:table-cell>
          <table:table-cell table:number-columns-repeated="3"/>
          <table:table-cell table:style-name="ce32" table:number-columns-repeated="245"/>
        </table:table-row>
        <table:table-row table:style-name="ro3">
          <table:table-cell table:style-name="ce32" office:value-type="string">
            <text:p>Emma</text:p>
          </table:table-cell>
          <table:table-cell table:style-name="ce186" office:value-type="float" office:value="42">
            <text:p>42</text:p>
          </table:table-cell>
          <table:table-cell table:number-columns-repeated="4" table:style-name="ce186"/>
          <table:table-cell table:style-name="ce32" office:value-type="string">
            <text:p>f</text:p>
          </table:table-cell>
          <table:table-cell table:style-name="ce32" office:value-type="string">
            <text:p>emma.png</text:p>
          </table:table-cell>
          <table:table-cell table:number-columns-repeated="3"/>
          <table:table-cell table:style-name="ce32" table:number-columns-repeated="245"/>
        </table:table-row>
        <table:table-row table:style-name="ro3">
          <table:table-cell table:style-name="ce32" office:value-type="string">
            <text:p>Erica</text:p>
          </table:table-cell>
          <table:table-cell table:style-name="ce186"/>
          <table:table-cell table:style-name="ce186" office:value-type="float" office:value="42">
            <text:p>42</text:p>
          </table:table-cell>
          <table:table-cell table:number-columns-repeated="3" table:style-name="ce186"/>
          <table:table-cell table:style-name="ce32" office:value-type="string">
            <text:p>f</text:p>
          </table:table-cell>
          <table:table-cell table:style-name="ce32" office:value-type="string">
            <text:p>erica.png</text:p>
          </table:table-cell>
          <table:table-cell table:number-columns-repeated="3"/>
          <table:table-cell table:style-name="ce32" table:number-columns-repeated="245"/>
        </table:table-row>
        <table:table-row table:style-name="ro3">
          <table:table-cell table:style-name="ce32" office:value-type="string">
            <text:p>Jenny</text:p>
          </table:table-cell>
          <table:table-cell table:number-columns-repeated="5" table:style-name="ce187" office:value-type="float" office:value="1">
            <text:p>1</text:p>
          </table:table-cell>
          <table:table-cell table:style-name="ce32" office:value-type="string">
            <text:p>f</text:p>
          </table:table-cell>
          <table:table-cell table:style-name="ce32" office:value-type="string">
            <text:p>jenny.png</text:p>
          </table:table-cell>
          <table:table-cell table:number-columns-repeated="3"/>
          <table:table-cell table:style-name="ce32" table:number-columns-repeated="245"/>
        </table:table-row>
        <table:table-row table:style-name="ro3">
          <table:table-cell table:style-name="ce32" office:value-type="string">
            <text:p>Lora</text:p>
          </table:table-cell>
          <table:table-cell table:style-name="ce187" office:value-type="float" office:value="60">
            <text:p>60</text:p>
          </table:table-cell>
          <table:table-cell table:style-name="ce186" office:value-type="float" office:value="54">
            <text:p>54</text:p>
          </table:table-cell>
          <table:table-cell table:number-columns-repeated="3" table:style-name="ce186"/>
          <table:table-cell table:style-name="ce32" office:value-type="string">
            <text:p>f</text:p>
          </table:table-cell>
          <table:table-cell table:style-name="ce32" office:value-type="string">
            <text:p>lora.png</text:p>
          </table:table-cell>
          <table:table-cell table:number-columns-repeated="3"/>
          <table:table-cell table:style-name="ce32" table:number-columns-repeated="245"/>
        </table:table-row>
        <table:table-row table:style-name="ro3">
          <table:table-cell table:style-name="ce32" office:value-type="string">
            <text:p>Marty</text:p>
          </table:table-cell>
          <table:table-cell table:style-name="ce186" office:value-type="float" office:value="36">
            <text:p>36</text:p>
          </table:table-cell>
          <table:table-cell table:number-columns-repeated="4" table:style-name="ce186"/>
          <table:table-cell table:style-name="ce32" office:value-type="string">
            <text:p>m</text:p>
          </table:table-cell>
          <table:table-cell table:style-name="ce32" office:value-type="string">
            <text:p>marty.png</text:p>
          </table:table-cell>
          <table:table-cell table:number-columns-repeated="3"/>
          <table:table-cell table:style-name="ce32" table:number-columns-repeated="245"/>
        </table:table-row>
        <table:table-row table:style-name="ro3">
          <table:table-cell table:style-name="ce32" office:value-type="string">
            <text:p>Mary</text:p>
          </table:table-cell>
          <table:table-cell table:number-columns-repeated="3" table:style-name="ce186"/>
          <table:table-cell table:style-name="ce186" office:value-type="float" office:value="54">
            <text:p>54</text:p>
          </table:table-cell>
          <table:table-cell table:style-name="ce186"/>
          <table:table-cell table:style-name="ce32" office:value-type="string">
            <text:p>f</text:p>
          </table:table-cell>
          <table:table-cell table:style-name="ce32" office:value-type="string">
            <text:p>mary.png</text:p>
          </table:table-cell>
          <table:table-cell table:number-columns-repeated="3"/>
          <table:table-cell table:style-name="ce32" table:number-columns-repeated="245"/>
        </table:table-row>
        <table:table-row table:style-name="ro3">
          <table:table-cell table:style-name="ce32" office:value-type="string">
            <text:p>Max</text:p>
          </table:table-cell>
          <table:table-cell table:style-name="ce186" office:value-type="float" office:value="48">
            <text:p>48</text:p>
          </table:table-cell>
          <table:table-cell table:number-columns-repeated="4" table:style-name="ce186"/>
          <table:table-cell table:style-name="ce32" office:value-type="string">
            <text:p>m</text:p>
          </table:table-cell>
          <table:table-cell table:style-name="ce32" office:value-type="string">
            <text:p>max.png</text:p>
          </table:table-cell>
          <table:table-cell table:number-columns-repeated="3"/>
          <table:table-cell table:style-name="ce32" table:number-columns-repeated="245"/>
        </table:table-row>
        <table:table-row table:style-name="ro3">
          <table:table-cell table:style-name="ce32" office:value-type="string">
            <text:p>Michael</text:p>
          </table:table-cell>
          <table:table-cell table:style-name="ce186"/>
          <table:table-cell table:style-name="ce187" office:value-type="float" office:value="64">
            <text:p>64</text:p>
          </table:table-cell>
          <table:table-cell table:style-name="ce186" office:value-type="float" office:value="48">
            <text:p>48</text:p>
          </table:table-cell>
          <table:table-cell table:number-columns-repeated="2" table:style-name="ce186"/>
          <table:table-cell table:style-name="ce32" office:value-type="string">
            <text:p>m</text:p>
          </table:table-cell>
          <table:table-cell table:style-name="ce32" office:value-type="string">
            <text:p>michael.png</text:p>
          </table:table-cell>
          <table:table-cell table:number-columns-repeated="3"/>
          <table:table-cell table:style-name="ce32" table:number-columns-repeated="245"/>
        </table:table-row>
        <table:table-row table:style-name="ro3">
          <table:table-cell table:style-name="ce32" office:value-type="string">
            <text:p>Naomi</text:p>
          </table:table-cell>
          <table:table-cell table:number-columns-repeated="2" table:style-name="ce186"/>
          <table:table-cell table:style-name="ce187" office:value-type="float" office:value="72">
            <text:p>72</text:p>
          </table:table-cell>
          <table:table-cell table:style-name="ce186" office:value-type="float" office:value="42">
            <text:p>42</text:p>
          </table:table-cell>
          <table:table-cell table:style-name="ce186"/>
          <table:table-cell table:style-name="ce32" office:value-type="string">
            <text:p>f</text:p>
          </table:table-cell>
          <table:table-cell table:style-name="ce32" office:value-type="string">
            <text:p>naomi.png</text:p>
          </table:table-cell>
          <table:table-cell table:number-columns-repeated="3"/>
          <table:table-cell table:style-name="ce32" table:number-columns-repeated="245"/>
        </table:table-row>
        <table:table-row table:style-name="ro3">
          <table:table-cell table:style-name="ce32" office:value-type="string">
            <text:p>Nina</text:p>
          </table:table-cell>
          <table:table-cell table:style-name="ce186"/>
          <table:table-cell table:style-name="ce187" office:value-type="float" office:value="76">
            <text:p>76</text:p>
          </table:table-cell>
          <table:table-cell table:style-name="ce186" office:value-type="float" office:value="42">
            <text:p>42</text:p>
          </table:table-cell>
          <table:table-cell table:number-columns-repeated="2" table:style-name="ce186"/>
          <table:table-cell table:style-name="ce32" office:value-type="string">
            <text:p>f</text:p>
          </table:table-cell>
          <table:table-cell table:style-name="ce32" office:value-type="string">
            <text:p>nina.png</text:p>
          </table:table-cell>
          <table:table-cell table:number-columns-repeated="3"/>
          <table:table-cell table:style-name="ce32" table:number-columns-repeated="245"/>
        </table:table-row>
        <table:table-row table:style-name="ro3">
          <table:table-cell table:style-name="ce32" office:value-type="string">
            <text:p>Paula</text:p>
          </table:table-cell>
          <table:table-cell table:number-columns-repeated="3" table:style-name="ce186"/>
          <table:table-cell table:style-name="ce186" office:value-type="float" office:value="92">
            <text:p>92</text:p>
          </table:table-cell>
          <table:table-cell table:style-name="ce186"/>
          <table:table-cell table:style-name="ce32" office:value-type="string">
            <text:p>f</text:p>
          </table:table-cell>
          <table:table-cell table:style-name="ce32" office:value-type="string">
            <text:p>paula.png</text:p>
          </table:table-cell>
          <table:table-cell table:number-columns-repeated="3"/>
          <table:table-cell table:style-name="ce32" table:number-columns-repeated="245"/>
        </table:table-row>
        <table:table-row table:style-name="ro3">
          <table:table-cell table:style-name="ce32" office:value-type="string">
            <text:p>Peter</text:p>
          </table:table-cell>
          <table:table-cell table:number-columns-repeated="3" table:style-name="ce186"/>
          <table:table-cell table:style-name="ce186" office:value-type="float" office:value="48">
            <text:p>48</text:p>
          </table:table-cell>
          <table:table-cell table:style-name="ce186"/>
          <table:table-cell table:style-name="ce32" office:value-type="string">
            <text:p>m</text:p>
          </table:table-cell>
          <table:table-cell table:style-name="ce32" office:value-type="string">
            <text:p>peter.png</text:p>
          </table:table-cell>
          <table:table-cell table:number-columns-repeated="3"/>
          <table:table-cell table:style-name="ce32" table:number-columns-repeated="245"/>
        </table:table-row>
        <table:table-row table:style-name="ro3">
          <table:table-cell table:style-name="ce32" office:value-type="string">
            <text:p>Ronald</text:p>
          </table:table-cell>
          <table:table-cell table:number-columns-repeated="5" table:style-name="ce187" office:value-type="float" office:value="96">
            <text:p>96</text:p>
          </table:table-cell>
          <table:table-cell table:style-name="ce32" office:value-type="string">
            <text:p>m</text:p>
          </table:table-cell>
          <table:table-cell table:style-name="ce32" office:value-type="string">
            <text:p>ronald.png</text:p>
          </table:table-cell>
          <table:table-cell table:number-columns-repeated="3"/>
          <table:table-cell table:style-name="ce32" table:number-columns-repeated="245"/>
        </table:table-row>
        <table:table-row table:style-name="ro3">
          <table:table-cell table:style-name="ce32" office:value-type="string">
            <text:p>Sam</text:p>
          </table:table-cell>
          <table:table-cell table:number-columns-repeated="2" table:style-name="ce186"/>
          <table:table-cell table:style-name="ce186" office:value-type="float" office:value="36">
            <text:p>36</text:p>
          </table:table-cell>
          <table:table-cell table:number-columns-repeated="2" table:style-name="ce186"/>
          <table:table-cell table:style-name="ce32" office:value-type="string">
            <text:p>m</text:p>
          </table:table-cell>
          <table:table-cell table:style-name="ce32" office:value-type="string">
            <text:p>sam.png</text:p>
          </table:table-cell>
          <table:table-cell table:number-columns-repeated="3"/>
          <table:table-cell table:style-name="ce32" table:number-columns-repeated="245"/>
        </table:table-row>
        <table:table-row table:style-name="ro3">
          <table:table-cell table:style-name="ce32" office:value-type="string">
            <text:p>Scott</text:p>
          </table:table-cell>
          <table:table-cell table:number-columns-repeated="3" table:style-name="ce186"/>
          <table:table-cell table:style-name="ce186" office:value-type="float" office:value="36">
            <text:p>36</text:p>
          </table:table-cell>
          <table:table-cell table:style-name="ce186"/>
          <table:table-cell table:style-name="ce32" office:value-type="string">
            <text:p>m</text:p>
          </table:table-cell>
          <table:table-cell office:value-type="string">
            <text:p>scott.png</text:p>
          </table:table-cell>
          <table:table-cell table:number-columns-repeated="3"/>
          <table:table-cell table:style-name="ce32" table:number-columns-repeated="245"/>
        </table:table-row>
        <table:table-row table:style-name="ro3">
          <table:table-cell table:style-name="ce32" office:value-type="string">
            <text:p>Steve</text:p>
          </table:table-cell>
          <table:table-cell table:style-name="ce187" office:value-type="float" office:value="68">
            <text:p>68</text:p>
          </table:table-cell>
          <table:table-cell table:style-name="ce186" office:value-type="float" office:value="36">
            <text:p>36</text:p>
          </table:table-cell>
          <table:table-cell table:number-columns-repeated="3" table:style-name="ce186"/>
          <table:table-cell table:style-name="ce32" office:value-type="string">
            <text:p>m</text:p>
          </table:table-cell>
          <table:table-cell office:value-type="string">
            <text:p>steve.png</text:p>
          </table:table-cell>
          <table:table-cell table:number-columns-repeated="3"/>
          <table:table-cell table:style-name="ce32" table:number-columns-repeated="245"/>
        </table:table-row>
        <table:table-row table:style-name="ro2" table:number-rows-repeated="2">
          <table:table-cell table:number-columns-repeated="256"/>
        </table:table-row>
        <table:table-row table:style-name="ro2">
          <table:table-cell office:value-type="string">
            <text:p>Reference</text:p>
          </table:table-cell>
          <table:table-cell table:formula="oooc:=[Уровни.R16]" office:value-type="float" office:value="13200">
            <text:p>13200</text:p>
          </table:table-cell>
          <table:table-cell table:formula="oooc:=[Уровни.R28]" office:value-type="float" office:value="16900">
            <text:p>16900</text:p>
          </table:table-cell>
          <table:table-cell table:formula="oooc:=[Уровни.R40]" office:value-type="float" office:value="20900">
            <text:p>20900</text:p>
          </table:table-cell>
          <table:table-cell table:formula="oooc:=[Уровни.R52]" office:value-type="float" office:value="22800">
            <text:p>22800</text:p>
          </table:table-cell>
          <table:table-cell table:formula="oooc:=[Уровни.R64]" office:value-type="float" office:value="27300">
            <text:p>27300</text:p>
          </table:table-cell>
          <table:table-cell table:number-columns-repeated="250"/>
        </table:table-row>
        <table:table-row table:style-name="ro2">
          <table:table-cell/>
          <table:table-cell table:formula="oooc:=[Уровни.S16]" office:value-type="float" office:value="16100">
            <text:p>16100</text:p>
          </table:table-cell>
          <table:table-cell table:formula="oooc:=[Уровни.S28]" office:value-type="float" office:value="20800">
            <text:p>20800</text:p>
          </table:table-cell>
          <table:table-cell table:formula="oooc:=[Уровни.S40]" office:value-type="float" office:value="25600">
            <text:p>25600</text:p>
          </table:table-cell>
          <table:table-cell table:formula="oooc:=[Уровни.S52]" office:value-type="float" office:value="29500">
            <text:p>29500</text:p>
          </table:table-cell>
          <table:table-cell table:formula="oooc:=[Уровни.S64]" office:value-type="float" office:value="34800">
            <text:p>34800</text:p>
          </table:table-cell>
          <table:table-cell table:number-columns-repeated="250"/>
        </table:table-row>
        <table:table-row table:style-name="ro2">
          <table:table-cell table:number-columns-repeated="256"/>
        </table:table-row>
        <table:table-row table:style-name="ro2">
          <table:table-cell/>
          <table:table-cell table:formula="oooc:=CONCATENATE([.B52];[.B53];[.B54];[.B55];[.B56];[.B57];[.B58];[.B59];[.B60];[.B61];[.B62];[.B63];[.B64];[.B65];[.B66];[.B67];[.B68];[.B69];[.B70];[.B71])" office:value-type="string" office:string-value="'Elisa': { 'score': 54, 'xy': (55, 360) }, 'Emma': { 'score': 42, 'xy': (350, 265) }, 'Jenny': { 'score': 1, 'xy': (130, 570) }, 'Lora': { 'score': 60, 'xy': (200, 260) }, 'Marty': { 'score': 36, 'xy': (417, 285) }, 'Max': { 'score': 48, 'xy': (270, 250) }, 'Ronald': { 'score': 96, 'xy': (60, 490) }, 'Steve': { 'score': 68, 'xy': (127, 285) }, ">
            <text:p>'Elisa': { 'score': 54, 'xy': (55, 360) }, 'Emma': { 'score': 42, 'xy': (350, 265) }, 'Jenny': { 'score': 1, 'xy': (130, 570) }, 'Lora': { 'score': 60, 'xy': (200, 260) }, 'Marty': { 'score': 36, 'xy': (417, 285) }, 'Max': { 'score': 48, 'xy': (270, 250) }, 'Ronald': { 'score': 96, 'xy': (60, 490) }, 'Steve': { 'score': 68, 'xy': (127, 285) }, </text:p>
          </table:table-cell>
          <table:table-cell table:formula="oooc:=CONCATENATE([.C52];[.C53];[.C54];[.C55];[.C56];[.C57];[.C58];[.C59];[.C60];[.C61];[.C62];[.C63];[.C64];[.C65];[.C66];[.C67];[.C68];[.C69];[.C70];[.C71])" office:value-type="string" office:string-value="'Alex': { 'score': 48, 'xy': (60, 370) }, 'Erica': { 'score': 42, 'xy': (65, 505) }, 'Jenny': { 'score': 1, 'xy': (130, 580) }, 'Lora': { 'score': 54, 'xy': (280, 245) }, 'Michael': { 'score': 64, 'xy': (195, 260) }, 'Nina': { 'score': 76, 'xy': (420, 295) }, 'Ronald': { 'score': 96, 'xy': (120, 295) }, 'Steve': { 'score': 36, 'xy': (355, 260) }, ">
            <text:p>'Alex': { 'score': 48, 'xy': (60, 370) }, 'Erica': { 'score': 42, 'xy': (65, 505) }, 'Jenny': { 'score': 1, 'xy': (130, 580) }, 'Lora': { 'score': 54, 'xy': (280, 245) }, 'Michael': { 'score': 64, 'xy': (195, 260) }, 'Nina': { 'score': 76, 'xy': (420, 295) }, 'Ronald': { 'score': 96, 'xy': (120, 295) }, 'Steve': { 'score': 36, 'xy': (355, 260) }, </text:p>
          </table:table-cell>
          <table:table-cell table:formula="oooc:=CONCATENATE([.D52];[.D53];[.D54];[.D55];[.D56];[.D57];[.D58];[.D59];[.D60];[.D61];[.D62];[.D63];[.D64];[.D65];[.D66];[.D67];[.D68];[.D69];[.D70];[.D71])" office:value-type="string" office:string-value="'Alban': { 'score': 84, 'xy': (195, 260) }, 'Angela': { 'score': 54, 'xy': (125, 290) }, 'Jenny': { 'score': 1, 'xy': (130, 580) }, 'Michael': { 'score': 48, 'xy': (60, 360) }, 'Naomi': { 'score': 72, 'xy': (280, 250) }, 'Nina': { 'score': 42, 'xy': (435, 320) }, 'Ronald': { 'score': 96, 'xy': (60, 495) }, 'Sam': { 'score': 36, 'xy': (360, 260) }, ">
            <text:p>'Alban': { 'score': 84, 'xy': (195, 260) }, 'Angela': { 'score': 54, 'xy': (125, 290) }, 'Jenny': { 'score': 1, 'xy': (130, 580) }, 'Michael': { 'score': 48, 'xy': (60, 360) }, 'Naomi': { 'score': 72, 'xy': (280, 250) }, 'Nina': { 'score': 42, 'xy': (435, 320) }, 'Ronald': { 'score': 96, 'xy': (60, 495) }, 'Sam': { 'score': 36, 'xy': (360, 260) }, </text:p>
          </table:table-cell>
          <table:table-cell table:formula="oooc:=CONCATENATE([.E52];[.E53];[.E54];[.E55];[.E56];[.E57];[.E58];[.E59];[.E60];[.E61];[.E62];[.E63];[.E64];[.E65];[.E66];[.E67];[.E68];[.E69];[.E70];[.E71])" office:value-type="string" office:string-value="'Alban': { 'score': 88, 'xy': (270, 255) }, 'Jenny': { 'score': 1, 'xy': (130, 580) }, 'Mary': { 'score': 54, 'xy': (60, 365) }, 'Naomi': { 'score': 42, 'xy': (355, 265) }, 'Paula': { 'score': 92, 'xy': (195, 255) }, 'Peter': { 'score': 48, 'xy': (435, 325) }, 'Ronald': { 'score': 96, 'xy': (60, 495) }, 'Scott': { 'score': 36, 'xy': (115, 280) }, ">
            <text:p>'Alban': { 'score': 88, 'xy': (270, 255) }, 'Jenny': { 'score': 1, 'xy': (130, 580) }, 'Mary': { 'score': 54, 'xy': (60, 365) }, 'Naomi': { 'score': 42, 'xy': (355, 265) }, 'Paula': { 'score': 92, 'xy': (195, 255) }, 'Peter': { 'score': 48, 'xy': (435, 325) }, 'Ronald': { 'score': 96, 'xy': (60, 495) }, 'Scott': { 'score': 36, 'xy': (115, 280) }, </text:p>
          </table:table-cell>
          <table:table-cell table:formula="oooc:=CONCATENATE([.F52];[.F53];[.F54];[.F55];[.F56];[.F57];[.F58];[.F59];[.F60];[.F61];[.F62];[.F63];[.F64];[.F65];[.F66];[.F67];[.F68];[.F69];[.F70];[.F71])" office:value-type="string" office:string-value="'Jenny': { 'score': 1, 'xy': (60, 520) }, 'Ronald': { 'score': 96, 'xy': (60, 350) }, ">
            <text:p>'Jenny': { 'score': 1, 'xy': (60, 520) }, 'Ronald': { 'score': 96, 'xy': (60, 350) }, </text:p>
          </table:table-cell>
          <table:table-cell table:number-columns-repeated="250"/>
        </table:table-row>
        <table:table-row table:style-name="ro2" table:number-rows-repeated="4">
          <table:table-cell table:number-columns-repeated="256"/>
        </table:table-row>
        <table:table-row table:style-name="ro2">
          <table:table-cell table:formula="oooc:=[.A2]" office:value-type="string" office:string-value="Alban">
            <text:p>Alban</text:p>
          </table:table-cell>
          <table:table-cell table:number-columns-repeated="2" table:style-name="ce122"/>
          <table:table-cell table:style-name="ce122" office:value-type="string">
            <text:p>195, 260</text:p>
          </table:table-cell>
          <table:table-cell table:style-name="ce122" office:value-type="string">
            <text:p>270, 255</text:p>
          </table:table-cell>
          <table:table-cell table:style-name="ce122"/>
          <table:table-cell table:number-columns-repeated="250"/>
        </table:table-row>
        <table:table-row table:style-name="ro2">
          <table:table-cell table:formula="oooc:=[.A3]" office:value-type="string" office:string-value="Alex">
            <text:p>Alex</text:p>
          </table:table-cell>
          <table:table-cell table:style-name="ce122"/>
          <table:table-cell table:style-name="ce122" office:value-type="string">
            <text:p>60, 370</text:p>
          </table:table-cell>
          <table:table-cell table:number-columns-repeated="3" table:style-name="ce122"/>
          <table:table-cell table:number-columns-repeated="250"/>
        </table:table-row>
        <table:table-row table:style-name="ro2">
          <table:table-cell table:formula="oooc:=[.A4]" office:value-type="string" office:string-value="Angela">
            <text:p>Angela</text:p>
          </table:table-cell>
          <table:table-cell table:number-columns-repeated="2" table:style-name="ce122"/>
          <table:table-cell table:style-name="ce122" office:value-type="string">
            <text:p>125, 290</text:p>
          </table:table-cell>
          <table:table-cell table:number-columns-repeated="2" table:style-name="ce122"/>
          <table:table-cell table:number-columns-repeated="250"/>
        </table:table-row>
        <table:table-row table:style-name="ro2">
          <table:table-cell table:formula="oooc:=[.A5]" office:value-type="string" office:string-value="Elisa">
            <text:p>Elisa</text:p>
          </table:table-cell>
          <table:table-cell table:style-name="ce122" office:value-type="string">
            <text:p>55, 360</text:p>
          </table:table-cell>
          <table:table-cell table:number-columns-repeated="4" table:style-name="ce122"/>
          <table:table-cell table:number-columns-repeated="250"/>
        </table:table-row>
        <table:table-row table:style-name="ro2">
          <table:table-cell table:formula="oooc:=[.A6]" office:value-type="string" office:string-value="Emma">
            <text:p>Emma</text:p>
          </table:table-cell>
          <table:table-cell table:style-name="ce122" office:value-type="string">
            <text:p>350, 265</text:p>
          </table:table-cell>
          <table:table-cell table:number-columns-repeated="4" table:style-name="ce122"/>
          <table:table-cell table:number-columns-repeated="250"/>
        </table:table-row>
        <table:table-row table:style-name="ro2">
          <table:table-cell table:formula="oooc:=[.A7]" office:value-type="string" office:string-value="Erica">
            <text:p>Erica</text:p>
          </table:table-cell>
          <table:table-cell table:style-name="ce122"/>
          <table:table-cell table:style-name="ce122" office:value-type="string">
            <text:p>65, 505</text:p>
          </table:table-cell>
          <table:table-cell table:number-columns-repeated="3" table:style-name="ce122"/>
          <table:table-cell table:number-columns-repeated="250"/>
        </table:table-row>
        <table:table-row table:style-name="ro2">
          <table:table-cell table:formula="oooc:=[.A8]" office:value-type="string" office:string-value="Jenny">
            <text:p>Jenny</text:p>
          </table:table-cell>
          <table:table-cell table:style-name="ce122" office:value-type="string">
            <text:p>130, 570</text:p>
          </table:table-cell>
          <table:table-cell table:number-columns-repeated="3" table:style-name="ce122" office:value-type="string">
            <text:p>130, 580</text:p>
          </table:table-cell>
          <table:table-cell table:style-name="ce122" office:value-type="string">
            <text:p>60, 520</text:p>
          </table:table-cell>
          <table:table-cell table:number-columns-repeated="250"/>
        </table:table-row>
        <table:table-row table:style-name="ro2">
          <table:table-cell table:formula="oooc:=[.A9]" office:value-type="string" office:string-value="Lora">
            <text:p>Lora</text:p>
          </table:table-cell>
          <table:table-cell table:style-name="ce122" office:value-type="string">
            <text:p>200, 260</text:p>
          </table:table-cell>
          <table:table-cell table:style-name="ce122" office:value-type="string">
            <text:p>280, 245</text:p>
          </table:table-cell>
          <table:table-cell table:number-columns-repeated="3" table:style-name="ce122"/>
          <table:table-cell table:number-columns-repeated="250"/>
        </table:table-row>
        <table:table-row table:style-name="ro2">
          <table:table-cell table:formula="oooc:=[.A10]" office:value-type="string" office:string-value="Marty">
            <text:p>Marty</text:p>
          </table:table-cell>
          <table:table-cell table:style-name="ce122" office:value-type="string">
            <text:p>417, 285</text:p>
          </table:table-cell>
          <table:table-cell table:number-columns-repeated="4" table:style-name="ce122"/>
          <table:table-cell table:number-columns-repeated="250"/>
        </table:table-row>
        <table:table-row table:style-name="ro2">
          <table:table-cell table:formula="oooc:=[.A11]" office:value-type="string" office:string-value="Mary">
            <text:p>Mary</text:p>
          </table:table-cell>
          <table:table-cell table:number-columns-repeated="3" table:style-name="ce122"/>
          <table:table-cell table:style-name="ce122" office:value-type="string">
            <text:p>60, 365</text:p>
          </table:table-cell>
          <table:table-cell table:style-name="ce122"/>
          <table:table-cell table:number-columns-repeated="250"/>
        </table:table-row>
        <table:table-row table:style-name="ro2">
          <table:table-cell table:formula="oooc:=[.A12]" office:value-type="string" office:string-value="Max">
            <text:p>Max</text:p>
          </table:table-cell>
          <table:table-cell table:style-name="ce122" office:value-type="string">
            <text:p>270, 250</text:p>
          </table:table-cell>
          <table:table-cell table:number-columns-repeated="4" table:style-name="ce122"/>
          <table:table-cell table:number-columns-repeated="250"/>
        </table:table-row>
        <table:table-row table:style-name="ro2">
          <table:table-cell table:formula="oooc:=[.A13]" office:value-type="string" office:string-value="Michael">
            <text:p>Michael</text:p>
          </table:table-cell>
          <table:table-cell table:style-name="ce122"/>
          <table:table-cell table:style-name="ce122" office:value-type="string">
            <text:p>195, 260</text:p>
          </table:table-cell>
          <table:table-cell table:style-name="ce122" office:value-type="string">
            <text:p>60, 360</text:p>
          </table:table-cell>
          <table:table-cell table:number-columns-repeated="2" table:style-name="ce122"/>
          <table:table-cell table:number-columns-repeated="250"/>
        </table:table-row>
        <table:table-row table:style-name="ro2">
          <table:table-cell table:formula="oooc:=[.A14]" office:value-type="string" office:string-value="Naomi">
            <text:p>Naomi</text:p>
          </table:table-cell>
          <table:table-cell table:number-columns-repeated="2" table:style-name="ce122"/>
          <table:table-cell table:style-name="ce122" office:value-type="string">
            <text:p>280, 250</text:p>
          </table:table-cell>
          <table:table-cell table:style-name="ce122" office:value-type="string">
            <text:p>355, 265</text:p>
          </table:table-cell>
          <table:table-cell table:style-name="ce122"/>
          <table:table-cell table:number-columns-repeated="250"/>
        </table:table-row>
        <table:table-row table:style-name="ro2">
          <table:table-cell table:formula="oooc:=[.A15]" office:value-type="string" office:string-value="Nina">
            <text:p>Nina</text:p>
          </table:table-cell>
          <table:table-cell table:style-name="ce122"/>
          <table:table-cell table:style-name="ce122" office:value-type="string">
            <text:p>420, 295</text:p>
          </table:table-cell>
          <table:table-cell table:style-name="ce122" office:value-type="string">
            <text:p>435, 320</text:p>
          </table:table-cell>
          <table:table-cell table:number-columns-repeated="2" table:style-name="ce122"/>
          <table:table-cell table:number-columns-repeated="250"/>
        </table:table-row>
        <table:table-row table:style-name="ro2">
          <table:table-cell table:formula="oooc:=[.A16]" office:value-type="string" office:string-value="Paula">
            <text:p>Paula</text:p>
          </table:table-cell>
          <table:table-cell table:number-columns-repeated="3" table:style-name="ce122"/>
          <table:table-cell table:style-name="ce122" office:value-type="string">
            <text:p>195, 255</text:p>
          </table:table-cell>
          <table:table-cell table:style-name="ce122"/>
          <table:table-cell table:number-columns-repeated="250"/>
        </table:table-row>
        <table:table-row table:style-name="ro2">
          <table:table-cell table:formula="oooc:=[.A17]" office:value-type="string" office:string-value="Peter">
            <text:p>Peter</text:p>
          </table:table-cell>
          <table:table-cell table:number-columns-repeated="3" table:style-name="ce122"/>
          <table:table-cell table:style-name="ce122" office:value-type="string">
            <text:p>435, 325</text:p>
          </table:table-cell>
          <table:table-cell table:style-name="ce122"/>
          <table:table-cell table:number-columns-repeated="250"/>
        </table:table-row>
        <table:table-row table:style-name="ro2">
          <table:table-cell table:formula="oooc:=[.A18]" office:value-type="string" office:string-value="Ronald">
            <text:p>Ronald</text:p>
          </table:table-cell>
          <table:table-cell table:style-name="ce122" office:value-type="string">
            <text:p>60, 490</text:p>
          </table:table-cell>
          <table:table-cell table:style-name="ce122" office:value-type="string">
            <text:p>120, 295</text:p>
          </table:table-cell>
          <table:table-cell table:number-columns-repeated="2" table:style-name="ce122" office:value-type="string">
            <text:p>60, 495</text:p>
          </table:table-cell>
          <table:table-cell table:style-name="ce122" office:value-type="string">
            <text:p>60, 350</text:p>
          </table:table-cell>
          <table:table-cell table:number-columns-repeated="250"/>
        </table:table-row>
        <table:table-row table:style-name="ro2">
          <table:table-cell table:formula="oooc:=[.A19]" office:value-type="string" office:string-value="Sam">
            <text:p>Sam</text:p>
          </table:table-cell>
          <table:table-cell table:number-columns-repeated="2" table:style-name="ce122"/>
          <table:table-cell table:style-name="ce122" office:value-type="string">
            <text:p>360, 260</text:p>
          </table:table-cell>
          <table:table-cell table:number-columns-repeated="2" table:style-name="ce122"/>
          <table:table-cell table:number-columns-repeated="250"/>
        </table:table-row>
        <table:table-row table:style-name="ro2">
          <table:table-cell table:formula="oooc:=[.A20]" office:value-type="string" office:string-value="Scott">
            <text:p>Scott</text:p>
          </table:table-cell>
          <table:table-cell table:number-columns-repeated="3" table:style-name="ce122"/>
          <table:table-cell table:style-name="ce122" office:value-type="string">
            <text:p>115, 280</text:p>
          </table:table-cell>
          <table:table-cell table:style-name="ce122"/>
          <table:table-cell table:number-columns-repeated="250"/>
        </table:table-row>
        <table:table-row table:style-name="ro2">
          <table:table-cell table:formula="oooc:=[.A21]" office:value-type="string" office:string-value="Steve">
            <text:p>Steve</text:p>
          </table:table-cell>
          <table:table-cell table:style-name="ce122" office:value-type="string">
            <text:p>127, 285</text:p>
          </table:table-cell>
          <table:table-cell table:style-name="ce122" office:value-type="string">
            <text:p>355, 260</text:p>
          </table:table-cell>
          <table:table-cell table:number-columns-repeated="3" table:style-name="ce122"/>
          <table:table-cell table:number-columns-repeated="250"/>
        </table:table-row>
        <table:table-row table:style-name="ro2">
          <table:table-cell/>
          <table:table-cell table:formula="oooc:=IF([.B2]&gt;0;&quot;'&quot;&amp;[.A2]&amp;&quot;': { 'score': &quot;&amp;[.B2]&amp;&quot;, 'xy': (&quot;&amp;[.B32]&amp;&quot;) }, &quot;;&quot;&quot;)">
            <text:p/>
          </table:table-cell>
          <table:table-cell table:formula="oooc:=IF([.C2]&gt;0;&quot;'&quot;&amp;[.A2]&amp;&quot;': { 'score': &quot;&amp;[.C2]&amp;&quot;, 'xy': (&quot;&amp;[.C32]&amp;&quot;) }, &quot;;&quot;&quot;)">
            <text:p/>
          </table:table-cell>
          <table:table-cell table:formula="oooc:=IF([.D2]&gt;0;&quot;'&quot;&amp;[.A2]&amp;&quot;': { 'score': &quot;&amp;[.D2]&amp;&quot;, 'xy': (&quot;&amp;[.D32]&amp;&quot;) }, &quot;;&quot;&quot;)" office:value-type="string" office:string-value="'Alban': { 'score': 84, 'xy': (195, 260) }, ">
            <text:p>'Alban': { 'score': 84, 'xy': (195, 260) }, </text:p>
          </table:table-cell>
          <table:table-cell table:formula="oooc:=IF([.E2]&gt;0;&quot;'&quot;&amp;[.A2]&amp;&quot;': { 'score': &quot;&amp;[.E2]&amp;&quot;, 'xy': (&quot;&amp;[.E32]&amp;&quot;) }, &quot;;&quot;&quot;)" office:value-type="string" office:string-value="'Alban': { 'score': 88, 'xy': (270, 255) }, ">
            <text:p>'Alban': { 'score': 88, 'xy': (270, 255) }, </text:p>
          </table:table-cell>
          <table:table-cell table:formula="oooc:=IF([.F2]&gt;0;&quot;'&quot;&amp;[.A2]&amp;&quot;': { 'score': &quot;&amp;[.F2]&amp;&quot;, 'xy': (&quot;&amp;[.F32]&amp;&quot;) }, &quot;;&quot;&quot;)">
            <text:p/>
          </table:table-cell>
          <table:table-cell table:number-columns-repeated="250"/>
        </table:table-row>
        <table:table-row table:style-name="ro2">
          <table:table-cell/>
          <table:table-cell table:formula="oooc:=IF([.B3]&gt;0;&quot;'&quot;&amp;[.A3]&amp;&quot;': { 'score': &quot;&amp;[.B3]&amp;&quot;, 'xy': (&quot;&amp;[.B33]&amp;&quot;) }, &quot;;&quot;&quot;)">
            <text:p/>
          </table:table-cell>
          <table:table-cell table:formula="oooc:=IF([.C3]&gt;0;&quot;'&quot;&amp;[.A3]&amp;&quot;': { 'score': &quot;&amp;[.C3]&amp;&quot;, 'xy': (&quot;&amp;[.C33]&amp;&quot;) }, &quot;;&quot;&quot;)" office:value-type="string" office:string-value="'Alex': { 'score': 48, 'xy': (60, 370) }, ">
            <text:p>'Alex': { 'score': 48, 'xy': (60, 370) }, </text:p>
          </table:table-cell>
          <table:table-cell table:formula="oooc:=IF([.D3]&gt;0;&quot;'&quot;&amp;[.A3]&amp;&quot;': { 'score': &quot;&amp;[.D3]&amp;&quot;, 'xy': (&quot;&amp;[.D33]&amp;&quot;) }, &quot;;&quot;&quot;)">
            <text:p/>
          </table:table-cell>
          <table:table-cell table:formula="oooc:=IF([.E3]&gt;0;&quot;'&quot;&amp;[.A3]&amp;&quot;': { 'score': &quot;&amp;[.E3]&amp;&quot;, 'xy': (&quot;&amp;[.E33]&amp;&quot;) }, &quot;;&quot;&quot;)">
            <text:p/>
          </table:table-cell>
          <table:table-cell table:formula="oooc:=IF([.F3]&gt;0;&quot;'&quot;&amp;[.A3]&amp;&quot;': { 'score': &quot;&amp;[.F3]&amp;&quot;, 'xy': (&quot;&amp;[.F33]&amp;&quot;) }, &quot;;&quot;&quot;)">
            <text:p/>
          </table:table-cell>
          <table:table-cell table:number-columns-repeated="250"/>
        </table:table-row>
        <table:table-row table:style-name="ro2">
          <table:table-cell/>
          <table:table-cell table:formula="oooc:=IF([.B4]&gt;0;&quot;'&quot;&amp;[.A4]&amp;&quot;': { 'score': &quot;&amp;[.B4]&amp;&quot;, 'xy': (&quot;&amp;[.B34]&amp;&quot;) }, &quot;;&quot;&quot;)">
            <text:p/>
          </table:table-cell>
          <table:table-cell table:formula="oooc:=IF([.C4]&gt;0;&quot;'&quot;&amp;[.A4]&amp;&quot;': { 'score': &quot;&amp;[.C4]&amp;&quot;, 'xy': (&quot;&amp;[.C34]&amp;&quot;) }, &quot;;&quot;&quot;)">
            <text:p/>
          </table:table-cell>
          <table:table-cell table:formula="oooc:=IF([.D4]&gt;0;&quot;'&quot;&amp;[.A4]&amp;&quot;': { 'score': &quot;&amp;[.D4]&amp;&quot;, 'xy': (&quot;&amp;[.D34]&amp;&quot;) }, &quot;;&quot;&quot;)" office:value-type="string" office:string-value="'Angela': { 'score': 54, 'xy': (125, 290) }, ">
            <text:p>'Angela': { 'score': 54, 'xy': (125, 290) }, </text:p>
          </table:table-cell>
          <table:table-cell table:formula="oooc:=IF([.E4]&gt;0;&quot;'&quot;&amp;[.A4]&amp;&quot;': { 'score': &quot;&amp;[.E4]&amp;&quot;, 'xy': (&quot;&amp;[.E34]&amp;&quot;) }, &quot;;&quot;&quot;)">
            <text:p/>
          </table:table-cell>
          <table:table-cell table:formula="oooc:=IF([.F4]&gt;0;&quot;'&quot;&amp;[.A4]&amp;&quot;': { 'score': &quot;&amp;[.F4]&amp;&quot;, 'xy': (&quot;&amp;[.F34]&amp;&quot;) }, &quot;;&quot;&quot;)">
            <text:p/>
          </table:table-cell>
          <table:table-cell table:number-columns-repeated="250"/>
        </table:table-row>
        <table:table-row table:style-name="ro2">
          <table:table-cell/>
          <table:table-cell table:formula="oooc:=IF([.B5]&gt;0;&quot;'&quot;&amp;[.A5]&amp;&quot;': { 'score': &quot;&amp;[.B5]&amp;&quot;, 'xy': (&quot;&amp;[.B35]&amp;&quot;) }, &quot;;&quot;&quot;)" office:value-type="string" office:string-value="'Elisa': { 'score': 54, 'xy': (55, 360) }, ">
            <text:p>'Elisa': { 'score': 54, 'xy': (55, 360) }, </text:p>
          </table:table-cell>
          <table:table-cell table:formula="oooc:=IF([.C5]&gt;0;&quot;'&quot;&amp;[.A5]&amp;&quot;': { 'score': &quot;&amp;[.C5]&amp;&quot;, 'xy': (&quot;&amp;[.C35]&amp;&quot;) }, &quot;;&quot;&quot;)">
            <text:p/>
          </table:table-cell>
          <table:table-cell table:formula="oooc:=IF([.D5]&gt;0;&quot;'&quot;&amp;[.A5]&amp;&quot;': { 'score': &quot;&amp;[.D5]&amp;&quot;, 'xy': (&quot;&amp;[.D35]&amp;&quot;) }, &quot;;&quot;&quot;)">
            <text:p/>
          </table:table-cell>
          <table:table-cell table:formula="oooc:=IF([.E5]&gt;0;&quot;'&quot;&amp;[.A5]&amp;&quot;': { 'score': &quot;&amp;[.E5]&amp;&quot;, 'xy': (&quot;&amp;[.E35]&amp;&quot;) }, &quot;;&quot;&quot;)">
            <text:p/>
          </table:table-cell>
          <table:table-cell table:formula="oooc:=IF([.F5]&gt;0;&quot;'&quot;&amp;[.A5]&amp;&quot;': { 'score': &quot;&amp;[.F5]&amp;&quot;, 'xy': (&quot;&amp;[.F35]&amp;&quot;) }, &quot;;&quot;&quot;)">
            <text:p/>
          </table:table-cell>
          <table:table-cell table:number-columns-repeated="250"/>
        </table:table-row>
        <table:table-row table:style-name="ro2">
          <table:table-cell/>
          <table:table-cell table:formula="oooc:=IF([.B6]&gt;0;&quot;'&quot;&amp;[.A6]&amp;&quot;': { 'score': &quot;&amp;[.B6]&amp;&quot;, 'xy': (&quot;&amp;[.B36]&amp;&quot;) }, &quot;;&quot;&quot;)" office:value-type="string" office:string-value="'Emma': { 'score': 42, 'xy': (350, 265) }, ">
            <text:p>'Emma': { 'score': 42, 'xy': (350, 265) }, </text:p>
          </table:table-cell>
          <table:table-cell table:formula="oooc:=IF([.C6]&gt;0;&quot;'&quot;&amp;[.A6]&amp;&quot;': { 'score': &quot;&amp;[.C6]&amp;&quot;, 'xy': (&quot;&amp;[.C36]&amp;&quot;) }, &quot;;&quot;&quot;)">
            <text:p/>
          </table:table-cell>
          <table:table-cell table:formula="oooc:=IF([.D6]&gt;0;&quot;'&quot;&amp;[.A6]&amp;&quot;': { 'score': &quot;&amp;[.D6]&amp;&quot;, 'xy': (&quot;&amp;[.D36]&amp;&quot;) }, &quot;;&quot;&quot;)">
            <text:p/>
          </table:table-cell>
          <table:table-cell table:formula="oooc:=IF([.E6]&gt;0;&quot;'&quot;&amp;[.A6]&amp;&quot;': { 'score': &quot;&amp;[.E6]&amp;&quot;, 'xy': (&quot;&amp;[.E36]&amp;&quot;) }, &quot;;&quot;&quot;)">
            <text:p/>
          </table:table-cell>
          <table:table-cell table:formula="oooc:=IF([.F6]&gt;0;&quot;'&quot;&amp;[.A6]&amp;&quot;': { 'score': &quot;&amp;[.F6]&amp;&quot;, 'xy': (&quot;&amp;[.F36]&amp;&quot;) }, &quot;;&quot;&quot;)">
            <text:p/>
          </table:table-cell>
          <table:table-cell table:number-columns-repeated="250"/>
        </table:table-row>
        <table:table-row table:style-name="ro2">
          <table:table-cell/>
          <table:table-cell table:formula="oooc:=IF([.B7]&gt;0;&quot;'&quot;&amp;[.A7]&amp;&quot;': { 'score': &quot;&amp;[.B7]&amp;&quot;, 'xy': (&quot;&amp;[.B37]&amp;&quot;) }, &quot;;&quot;&quot;)">
            <text:p/>
          </table:table-cell>
          <table:table-cell table:formula="oooc:=IF([.C7]&gt;0;&quot;'&quot;&amp;[.A7]&amp;&quot;': { 'score': &quot;&amp;[.C7]&amp;&quot;, 'xy': (&quot;&amp;[.C37]&amp;&quot;) }, &quot;;&quot;&quot;)" office:value-type="string" office:string-value="'Erica': { 'score': 42, 'xy': (65, 505) }, ">
            <text:p>'Erica': { 'score': 42, 'xy': (65, 505) }, </text:p>
          </table:table-cell>
          <table:table-cell table:formula="oooc:=IF([.D7]&gt;0;&quot;'&quot;&amp;[.A7]&amp;&quot;': { 'score': &quot;&amp;[.D7]&amp;&quot;, 'xy': (&quot;&amp;[.D37]&amp;&quot;) }, &quot;;&quot;&quot;)">
            <text:p/>
          </table:table-cell>
          <table:table-cell table:formula="oooc:=IF([.E7]&gt;0;&quot;'&quot;&amp;[.A7]&amp;&quot;': { 'score': &quot;&amp;[.E7]&amp;&quot;, 'xy': (&quot;&amp;[.E37]&amp;&quot;) }, &quot;;&quot;&quot;)">
            <text:p/>
          </table:table-cell>
          <table:table-cell table:formula="oooc:=IF([.F7]&gt;0;&quot;'&quot;&amp;[.A7]&amp;&quot;': { 'score': &quot;&amp;[.F7]&amp;&quot;, 'xy': (&quot;&amp;[.F37]&amp;&quot;) }, &quot;;&quot;&quot;)">
            <text:p/>
          </table:table-cell>
          <table:table-cell table:number-columns-repeated="250"/>
        </table:table-row>
        <table:table-row table:style-name="ro2">
          <table:table-cell/>
          <table:table-cell table:formula="oooc:=IF([.B8]&gt;0;&quot;'&quot;&amp;[.A8]&amp;&quot;': { 'score': &quot;&amp;[.B8]&amp;&quot;, 'xy': (&quot;&amp;[.B38]&amp;&quot;) }, &quot;;&quot;&quot;)" office:value-type="string" office:string-value="'Jenny': { 'score': 1, 'xy': (130, 570) }, ">
            <text:p>'Jenny': { 'score': 1, 'xy': (130, 570) }, </text:p>
          </table:table-cell>
          <table:table-cell table:formula="oooc:=IF([.C8]&gt;0;&quot;'&quot;&amp;[.A8]&amp;&quot;': { 'score': &quot;&amp;[.C8]&amp;&quot;, 'xy': (&quot;&amp;[.C38]&amp;&quot;) }, &quot;;&quot;&quot;)" office:value-type="string" office:string-value="'Jenny': { 'score': 1, 'xy': (130, 580) }, ">
            <text:p>'Jenny': { 'score': 1, 'xy': (130, 580) }, </text:p>
          </table:table-cell>
          <table:table-cell table:formula="oooc:=IF([.D8]&gt;0;&quot;'&quot;&amp;[.A8]&amp;&quot;': { 'score': &quot;&amp;[.D8]&amp;&quot;, 'xy': (&quot;&amp;[.D38]&amp;&quot;) }, &quot;;&quot;&quot;)" office:value-type="string" office:string-value="'Jenny': { 'score': 1, 'xy': (130, 580) }, ">
            <text:p>'Jenny': { 'score': 1, 'xy': (130, 580) }, </text:p>
          </table:table-cell>
          <table:table-cell table:formula="oooc:=IF([.E8]&gt;0;&quot;'&quot;&amp;[.A8]&amp;&quot;': { 'score': &quot;&amp;[.E8]&amp;&quot;, 'xy': (&quot;&amp;[.E38]&amp;&quot;) }, &quot;;&quot;&quot;)" office:value-type="string" office:string-value="'Jenny': { 'score': 1, 'xy': (130, 580) }, ">
            <text:p>'Jenny': { 'score': 1, 'xy': (130, 580) }, </text:p>
          </table:table-cell>
          <table:table-cell table:formula="oooc:=IF([.F8]&gt;0;&quot;'&quot;&amp;[.A8]&amp;&quot;': { 'score': &quot;&amp;[.F8]&amp;&quot;, 'xy': (&quot;&amp;[.F38]&amp;&quot;) }, &quot;;&quot;&quot;)" office:value-type="string" office:string-value="'Jenny': { 'score': 1, 'xy': (60, 520) }, ">
            <text:p>'Jenny': { 'score': 1, 'xy': (60, 520) }, </text:p>
          </table:table-cell>
          <table:table-cell table:number-columns-repeated="250"/>
        </table:table-row>
        <table:table-row table:style-name="ro2">
          <table:table-cell/>
          <table:table-cell table:formula="oooc:=IF([.B9]&gt;0;&quot;'&quot;&amp;[.A9]&amp;&quot;': { 'score': &quot;&amp;[.B9]&amp;&quot;, 'xy': (&quot;&amp;[.B39]&amp;&quot;) }, &quot;;&quot;&quot;)" office:value-type="string" office:string-value="'Lora': { 'score': 60, 'xy': (200, 260) }, ">
            <text:p>'Lora': { 'score': 60, 'xy': (200, 260) }, </text:p>
          </table:table-cell>
          <table:table-cell table:formula="oooc:=IF([.C9]&gt;0;&quot;'&quot;&amp;[.A9]&amp;&quot;': { 'score': &quot;&amp;[.C9]&amp;&quot;, 'xy': (&quot;&amp;[.C39]&amp;&quot;) }, &quot;;&quot;&quot;)" office:value-type="string" office:string-value="'Lora': { 'score': 54, 'xy': (280, 245) }, ">
            <text:p>'Lora': { 'score': 54, 'xy': (280, 245) }, </text:p>
          </table:table-cell>
          <table:table-cell table:formula="oooc:=IF([.D9]&gt;0;&quot;'&quot;&amp;[.A9]&amp;&quot;': { 'score': &quot;&amp;[.D9]&amp;&quot;, 'xy': (&quot;&amp;[.D39]&amp;&quot;) }, &quot;;&quot;&quot;)">
            <text:p/>
          </table:table-cell>
          <table:table-cell table:formula="oooc:=IF([.E9]&gt;0;&quot;'&quot;&amp;[.A9]&amp;&quot;': { 'score': &quot;&amp;[.E9]&amp;&quot;, 'xy': (&quot;&amp;[.E39]&amp;&quot;) }, &quot;;&quot;&quot;)">
            <text:p/>
          </table:table-cell>
          <table:table-cell table:formula="oooc:=IF([.F9]&gt;0;&quot;'&quot;&amp;[.A9]&amp;&quot;': { 'score': &quot;&amp;[.F9]&amp;&quot;, 'xy': (&quot;&amp;[.F39]&amp;&quot;) }, &quot;;&quot;&quot;)">
            <text:p/>
          </table:table-cell>
          <table:table-cell table:number-columns-repeated="250"/>
        </table:table-row>
        <table:table-row table:style-name="ro2">
          <table:table-cell/>
          <table:table-cell table:formula="oooc:=IF([.B10]&gt;0;&quot;'&quot;&amp;[.A10]&amp;&quot;': { 'score': &quot;&amp;[.B10]&amp;&quot;, 'xy': (&quot;&amp;[.B40]&amp;&quot;) }, &quot;;&quot;&quot;)" office:value-type="string" office:string-value="'Marty': { 'score': 36, 'xy': (417, 285) }, ">
            <text:p>'Marty': { 'score': 36, 'xy': (417, 285) }, </text:p>
          </table:table-cell>
          <table:table-cell table:formula="oooc:=IF([.C10]&gt;0;&quot;'&quot;&amp;[.A10]&amp;&quot;': { 'score': &quot;&amp;[.C10]&amp;&quot;, 'xy': (&quot;&amp;[.C40]&amp;&quot;) }, &quot;;&quot;&quot;)">
            <text:p/>
          </table:table-cell>
          <table:table-cell table:formula="oooc:=IF([.D10]&gt;0;&quot;'&quot;&amp;[.A10]&amp;&quot;': { 'score': &quot;&amp;[.D10]&amp;&quot;, 'xy': (&quot;&amp;[.D40]&amp;&quot;) }, &quot;;&quot;&quot;)">
            <text:p/>
          </table:table-cell>
          <table:table-cell table:formula="oooc:=IF([.E10]&gt;0;&quot;'&quot;&amp;[.A10]&amp;&quot;': { 'score': &quot;&amp;[.E10]&amp;&quot;, 'xy': (&quot;&amp;[.E40]&amp;&quot;) }, &quot;;&quot;&quot;)">
            <text:p/>
          </table:table-cell>
          <table:table-cell table:formula="oooc:=IF([.F10]&gt;0;&quot;'&quot;&amp;[.A10]&amp;&quot;': { 'score': &quot;&amp;[.F10]&amp;&quot;, 'xy': (&quot;&amp;[.F40]&amp;&quot;) }, &quot;;&quot;&quot;)">
            <text:p/>
          </table:table-cell>
          <table:table-cell table:number-columns-repeated="250"/>
        </table:table-row>
        <table:table-row table:style-name="ro2">
          <table:table-cell/>
          <table:table-cell table:formula="oooc:=IF([.B11]&gt;0;&quot;'&quot;&amp;[.A11]&amp;&quot;': { 'score': &quot;&amp;[.B11]&amp;&quot;, 'xy': (&quot;&amp;[.B41]&amp;&quot;) }, &quot;;&quot;&quot;)">
            <text:p/>
          </table:table-cell>
          <table:table-cell table:formula="oooc:=IF([.C11]&gt;0;&quot;'&quot;&amp;[.A11]&amp;&quot;': { 'score': &quot;&amp;[.C11]&amp;&quot;, 'xy': (&quot;&amp;[.C41]&amp;&quot;) }, &quot;;&quot;&quot;)">
            <text:p/>
          </table:table-cell>
          <table:table-cell table:formula="oooc:=IF([.D11]&gt;0;&quot;'&quot;&amp;[.A11]&amp;&quot;': { 'score': &quot;&amp;[.D11]&amp;&quot;, 'xy': (&quot;&amp;[.D41]&amp;&quot;) }, &quot;;&quot;&quot;)">
            <text:p/>
          </table:table-cell>
          <table:table-cell table:formula="oooc:=IF([.E11]&gt;0;&quot;'&quot;&amp;[.A11]&amp;&quot;': { 'score': &quot;&amp;[.E11]&amp;&quot;, 'xy': (&quot;&amp;[.E41]&amp;&quot;) }, &quot;;&quot;&quot;)" office:value-type="string" office:string-value="'Mary': { 'score': 54, 'xy': (60, 365) }, ">
            <text:p>'Mary': { 'score': 54, 'xy': (60, 365) }, </text:p>
          </table:table-cell>
          <table:table-cell table:formula="oooc:=IF([.F11]&gt;0;&quot;'&quot;&amp;[.A11]&amp;&quot;': { 'score': &quot;&amp;[.F11]&amp;&quot;, 'xy': (&quot;&amp;[.F41]&amp;&quot;) }, &quot;;&quot;&quot;)">
            <text:p/>
          </table:table-cell>
          <table:table-cell table:number-columns-repeated="250"/>
        </table:table-row>
        <table:table-row table:style-name="ro2">
          <table:table-cell/>
          <table:table-cell table:formula="oooc:=IF([.B12]&gt;0;&quot;'&quot;&amp;[.A12]&amp;&quot;': { 'score': &quot;&amp;[.B12]&amp;&quot;, 'xy': (&quot;&amp;[.B42]&amp;&quot;) }, &quot;;&quot;&quot;)" office:value-type="string" office:string-value="'Max': { 'score': 48, 'xy': (270, 250) }, ">
            <text:p>'Max': { 'score': 48, 'xy': (270, 250) }, </text:p>
          </table:table-cell>
          <table:table-cell table:formula="oooc:=IF([.C12]&gt;0;&quot;'&quot;&amp;[.A12]&amp;&quot;': { 'score': &quot;&amp;[.C12]&amp;&quot;, 'xy': (&quot;&amp;[.C42]&amp;&quot;) }, &quot;;&quot;&quot;)">
            <text:p/>
          </table:table-cell>
          <table:table-cell table:formula="oooc:=IF([.D12]&gt;0;&quot;'&quot;&amp;[.A12]&amp;&quot;': { 'score': &quot;&amp;[.D12]&amp;&quot;, 'xy': (&quot;&amp;[.D42]&amp;&quot;) }, &quot;;&quot;&quot;)">
            <text:p/>
          </table:table-cell>
          <table:table-cell table:formula="oooc:=IF([.E12]&gt;0;&quot;'&quot;&amp;[.A12]&amp;&quot;': { 'score': &quot;&amp;[.E12]&amp;&quot;, 'xy': (&quot;&amp;[.E42]&amp;&quot;) }, &quot;;&quot;&quot;)">
            <text:p/>
          </table:table-cell>
          <table:table-cell table:formula="oooc:=IF([.F12]&gt;0;&quot;'&quot;&amp;[.A12]&amp;&quot;': { 'score': &quot;&amp;[.F12]&amp;&quot;, 'xy': (&quot;&amp;[.F42]&amp;&quot;) }, &quot;;&quot;&quot;)">
            <text:p/>
          </table:table-cell>
          <table:table-cell table:number-columns-repeated="250"/>
        </table:table-row>
        <table:table-row table:style-name="ro2">
          <table:table-cell/>
          <table:table-cell table:formula="oooc:=IF([.B13]&gt;0;&quot;'&quot;&amp;[.A13]&amp;&quot;': { 'score': &quot;&amp;[.B13]&amp;&quot;, 'xy': (&quot;&amp;[.B43]&amp;&quot;) }, &quot;;&quot;&quot;)">
            <text:p/>
          </table:table-cell>
          <table:table-cell table:formula="oooc:=IF([.C13]&gt;0;&quot;'&quot;&amp;[.A13]&amp;&quot;': { 'score': &quot;&amp;[.C13]&amp;&quot;, 'xy': (&quot;&amp;[.C43]&amp;&quot;) }, &quot;;&quot;&quot;)" office:value-type="string" office:string-value="'Michael': { 'score': 64, 'xy': (195, 260) }, ">
            <text:p>'Michael': { 'score': 64, 'xy': (195, 260) }, </text:p>
          </table:table-cell>
          <table:table-cell table:formula="oooc:=IF([.D13]&gt;0;&quot;'&quot;&amp;[.A13]&amp;&quot;': { 'score': &quot;&amp;[.D13]&amp;&quot;, 'xy': (&quot;&amp;[.D43]&amp;&quot;) }, &quot;;&quot;&quot;)" office:value-type="string" office:string-value="'Michael': { 'score': 48, 'xy': (60, 360) }, ">
            <text:p>'Michael': { 'score': 48, 'xy': (60, 360) }, </text:p>
          </table:table-cell>
          <table:table-cell table:formula="oooc:=IF([.E13]&gt;0;&quot;'&quot;&amp;[.A13]&amp;&quot;': { 'score': &quot;&amp;[.E13]&amp;&quot;, 'xy': (&quot;&amp;[.E43]&amp;&quot;) }, &quot;;&quot;&quot;)">
            <text:p/>
          </table:table-cell>
          <table:table-cell table:formula="oooc:=IF([.F13]&gt;0;&quot;'&quot;&amp;[.A13]&amp;&quot;': { 'score': &quot;&amp;[.F13]&amp;&quot;, 'xy': (&quot;&amp;[.F43]&amp;&quot;) }, &quot;;&quot;&quot;)">
            <text:p/>
          </table:table-cell>
          <table:table-cell table:number-columns-repeated="250"/>
        </table:table-row>
        <table:table-row table:style-name="ro2">
          <table:table-cell/>
          <table:table-cell table:formula="oooc:=IF([.B14]&gt;0;&quot;'&quot;&amp;[.A14]&amp;&quot;': { 'score': &quot;&amp;[.B14]&amp;&quot;, 'xy': (&quot;&amp;[.B44]&amp;&quot;) }, &quot;;&quot;&quot;)">
            <text:p/>
          </table:table-cell>
          <table:table-cell table:formula="oooc:=IF([.C14]&gt;0;&quot;'&quot;&amp;[.A14]&amp;&quot;': { 'score': &quot;&amp;[.C14]&amp;&quot;, 'xy': (&quot;&amp;[.C44]&amp;&quot;) }, &quot;;&quot;&quot;)">
            <text:p/>
          </table:table-cell>
          <table:table-cell table:formula="oooc:=IF([.D14]&gt;0;&quot;'&quot;&amp;[.A14]&amp;&quot;': { 'score': &quot;&amp;[.D14]&amp;&quot;, 'xy': (&quot;&amp;[.D44]&amp;&quot;) }, &quot;;&quot;&quot;)" office:value-type="string" office:string-value="'Naomi': { 'score': 72, 'xy': (280, 250) }, ">
            <text:p>'Naomi': { 'score': 72, 'xy': (280, 250) }, </text:p>
          </table:table-cell>
          <table:table-cell table:formula="oooc:=IF([.E14]&gt;0;&quot;'&quot;&amp;[.A14]&amp;&quot;': { 'score': &quot;&amp;[.E14]&amp;&quot;, 'xy': (&quot;&amp;[.E44]&amp;&quot;) }, &quot;;&quot;&quot;)" office:value-type="string" office:string-value="'Naomi': { 'score': 42, 'xy': (355, 265) }, ">
            <text:p>'Naomi': { 'score': 42, 'xy': (355, 265) }, </text:p>
          </table:table-cell>
          <table:table-cell table:formula="oooc:=IF([.F14]&gt;0;&quot;'&quot;&amp;[.A14]&amp;&quot;': { 'score': &quot;&amp;[.F14]&amp;&quot;, 'xy': (&quot;&amp;[.F44]&amp;&quot;) }, &quot;;&quot;&quot;)">
            <text:p/>
          </table:table-cell>
          <table:table-cell table:number-columns-repeated="250"/>
        </table:table-row>
        <table:table-row table:style-name="ro2">
          <table:table-cell/>
          <table:table-cell table:formula="oooc:=IF([.B15]&gt;0;&quot;'&quot;&amp;[.A15]&amp;&quot;': { 'score': &quot;&amp;[.B15]&amp;&quot;, 'xy': (&quot;&amp;[.B45]&amp;&quot;) }, &quot;;&quot;&quot;)">
            <text:p/>
          </table:table-cell>
          <table:table-cell table:formula="oooc:=IF([.C15]&gt;0;&quot;'&quot;&amp;[.A15]&amp;&quot;': { 'score': &quot;&amp;[.C15]&amp;&quot;, 'xy': (&quot;&amp;[.C45]&amp;&quot;) }, &quot;;&quot;&quot;)" office:value-type="string" office:string-value="'Nina': { 'score': 76, 'xy': (420, 295) }, ">
            <text:p>'Nina': { 'score': 76, 'xy': (420, 295) }, </text:p>
          </table:table-cell>
          <table:table-cell table:formula="oooc:=IF([.D15]&gt;0;&quot;'&quot;&amp;[.A15]&amp;&quot;': { 'score': &quot;&amp;[.D15]&amp;&quot;, 'xy': (&quot;&amp;[.D45]&amp;&quot;) }, &quot;;&quot;&quot;)" office:value-type="string" office:string-value="'Nina': { 'score': 42, 'xy': (435, 320) }, ">
            <text:p>'Nina': { 'score': 42, 'xy': (435, 320) }, </text:p>
          </table:table-cell>
          <table:table-cell table:formula="oooc:=IF([.E15]&gt;0;&quot;'&quot;&amp;[.A15]&amp;&quot;': { 'score': &quot;&amp;[.E15]&amp;&quot;, 'xy': (&quot;&amp;[.E45]&amp;&quot;) }, &quot;;&quot;&quot;)">
            <text:p/>
          </table:table-cell>
          <table:table-cell table:formula="oooc:=IF([.F15]&gt;0;&quot;'&quot;&amp;[.A15]&amp;&quot;': { 'score': &quot;&amp;[.F15]&amp;&quot;, 'xy': (&quot;&amp;[.F45]&amp;&quot;) }, &quot;;&quot;&quot;)">
            <text:p/>
          </table:table-cell>
          <table:table-cell table:number-columns-repeated="250"/>
        </table:table-row>
        <table:table-row table:style-name="ro2">
          <table:table-cell/>
          <table:table-cell table:formula="oooc:=IF([.B16]&gt;0;&quot;'&quot;&amp;[.A16]&amp;&quot;': { 'score': &quot;&amp;[.B16]&amp;&quot;, 'xy': (&quot;&amp;[.B46]&amp;&quot;) }, &quot;;&quot;&quot;)">
            <text:p/>
          </table:table-cell>
          <table:table-cell table:formula="oooc:=IF([.C16]&gt;0;&quot;'&quot;&amp;[.A16]&amp;&quot;': { 'score': &quot;&amp;[.C16]&amp;&quot;, 'xy': (&quot;&amp;[.C46]&amp;&quot;) }, &quot;;&quot;&quot;)">
            <text:p/>
          </table:table-cell>
          <table:table-cell table:formula="oooc:=IF([.D16]&gt;0;&quot;'&quot;&amp;[.A16]&amp;&quot;': { 'score': &quot;&amp;[.D16]&amp;&quot;, 'xy': (&quot;&amp;[.D46]&amp;&quot;) }, &quot;;&quot;&quot;)">
            <text:p/>
          </table:table-cell>
          <table:table-cell table:formula="oooc:=IF([.E16]&gt;0;&quot;'&quot;&amp;[.A16]&amp;&quot;': { 'score': &quot;&amp;[.E16]&amp;&quot;, 'xy': (&quot;&amp;[.E46]&amp;&quot;) }, &quot;;&quot;&quot;)" office:value-type="string" office:string-value="'Paula': { 'score': 92, 'xy': (195, 255) }, ">
            <text:p>'Paula': { 'score': 92, 'xy': (195, 255) }, </text:p>
          </table:table-cell>
          <table:table-cell table:formula="oooc:=IF([.F16]&gt;0;&quot;'&quot;&amp;[.A16]&amp;&quot;': { 'score': &quot;&amp;[.F16]&amp;&quot;, 'xy': (&quot;&amp;[.F46]&amp;&quot;) }, &quot;;&quot;&quot;)">
            <text:p/>
          </table:table-cell>
          <table:table-cell table:number-columns-repeated="250"/>
        </table:table-row>
        <table:table-row table:style-name="ro2">
          <table:table-cell/>
          <table:table-cell table:formula="oooc:=IF([.B17]&gt;0;&quot;'&quot;&amp;[.A17]&amp;&quot;': { 'score': &quot;&amp;[.B17]&amp;&quot;, 'xy': (&quot;&amp;[.B47]&amp;&quot;) }, &quot;;&quot;&quot;)">
            <text:p/>
          </table:table-cell>
          <table:table-cell table:formula="oooc:=IF([.C17]&gt;0;&quot;'&quot;&amp;[.A17]&amp;&quot;': { 'score': &quot;&amp;[.C17]&amp;&quot;, 'xy': (&quot;&amp;[.C47]&amp;&quot;) }, &quot;;&quot;&quot;)">
            <text:p/>
          </table:table-cell>
          <table:table-cell table:formula="oooc:=IF([.D17]&gt;0;&quot;'&quot;&amp;[.A17]&amp;&quot;': { 'score': &quot;&amp;[.D17]&amp;&quot;, 'xy': (&quot;&amp;[.D47]&amp;&quot;) }, &quot;;&quot;&quot;)">
            <text:p/>
          </table:table-cell>
          <table:table-cell table:formula="oooc:=IF([.E17]&gt;0;&quot;'&quot;&amp;[.A17]&amp;&quot;': { 'score': &quot;&amp;[.E17]&amp;&quot;, 'xy': (&quot;&amp;[.E47]&amp;&quot;) }, &quot;;&quot;&quot;)" office:value-type="string" office:string-value="'Peter': { 'score': 48, 'xy': (435, 325) }, ">
            <text:p>'Peter': { 'score': 48, 'xy': (435, 325) }, </text:p>
          </table:table-cell>
          <table:table-cell table:formula="oooc:=IF([.F17]&gt;0;&quot;'&quot;&amp;[.A17]&amp;&quot;': { 'score': &quot;&amp;[.F17]&amp;&quot;, 'xy': (&quot;&amp;[.F47]&amp;&quot;) }, &quot;;&quot;&quot;)">
            <text:p/>
          </table:table-cell>
          <table:table-cell table:number-columns-repeated="250"/>
        </table:table-row>
        <table:table-row table:style-name="ro2">
          <table:table-cell/>
          <table:table-cell table:formula="oooc:=IF([.B18]&gt;0;&quot;'&quot;&amp;[.A18]&amp;&quot;': { 'score': &quot;&amp;[.B18]&amp;&quot;, 'xy': (&quot;&amp;[.B48]&amp;&quot;) }, &quot;;&quot;&quot;)" office:value-type="string" office:string-value="'Ronald': { 'score': 96, 'xy': (60, 490) }, ">
            <text:p>'Ronald': { 'score': 96, 'xy': (60, 490) }, </text:p>
          </table:table-cell>
          <table:table-cell table:formula="oooc:=IF([.C18]&gt;0;&quot;'&quot;&amp;[.A18]&amp;&quot;': { 'score': &quot;&amp;[.C18]&amp;&quot;, 'xy': (&quot;&amp;[.C48]&amp;&quot;) }, &quot;;&quot;&quot;)" office:value-type="string" office:string-value="'Ronald': { 'score': 96, 'xy': (120, 295) }, ">
            <text:p>'Ronald': { 'score': 96, 'xy': (120, 295) }, </text:p>
          </table:table-cell>
          <table:table-cell table:formula="oooc:=IF([.D18]&gt;0;&quot;'&quot;&amp;[.A18]&amp;&quot;': { 'score': &quot;&amp;[.D18]&amp;&quot;, 'xy': (&quot;&amp;[.D48]&amp;&quot;) }, &quot;;&quot;&quot;)" office:value-type="string" office:string-value="'Ronald': { 'score': 96, 'xy': (60, 495) }, ">
            <text:p>'Ronald': { 'score': 96, 'xy': (60, 495) }, </text:p>
          </table:table-cell>
          <table:table-cell table:formula="oooc:=IF([.E18]&gt;0;&quot;'&quot;&amp;[.A18]&amp;&quot;': { 'score': &quot;&amp;[.E18]&amp;&quot;, 'xy': (&quot;&amp;[.E48]&amp;&quot;) }, &quot;;&quot;&quot;)" office:value-type="string" office:string-value="'Ronald': { 'score': 96, 'xy': (60, 495) }, ">
            <text:p>'Ronald': { 'score': 96, 'xy': (60, 495) }, </text:p>
          </table:table-cell>
          <table:table-cell table:formula="oooc:=IF([.F18]&gt;0;&quot;'&quot;&amp;[.A18]&amp;&quot;': { 'score': &quot;&amp;[.F18]&amp;&quot;, 'xy': (&quot;&amp;[.F48]&amp;&quot;) }, &quot;;&quot;&quot;)" office:value-type="string" office:string-value="'Ronald': { 'score': 96, 'xy': (60, 350) }, ">
            <text:p>'Ronald': { 'score': 96, 'xy': (60, 350) }, </text:p>
          </table:table-cell>
          <table:table-cell table:number-columns-repeated="250"/>
        </table:table-row>
        <table:table-row table:style-name="ro2">
          <table:table-cell/>
          <table:table-cell table:formula="oooc:=IF([.B19]&gt;0;&quot;'&quot;&amp;[.A19]&amp;&quot;': { 'score': &quot;&amp;[.B19]&amp;&quot;, 'xy': (&quot;&amp;[.B49]&amp;&quot;) }, &quot;;&quot;&quot;)">
            <text:p/>
          </table:table-cell>
          <table:table-cell table:formula="oooc:=IF([.C19]&gt;0;&quot;'&quot;&amp;[.A19]&amp;&quot;': { 'score': &quot;&amp;[.C19]&amp;&quot;, 'xy': (&quot;&amp;[.C49]&amp;&quot;) }, &quot;;&quot;&quot;)">
            <text:p/>
          </table:table-cell>
          <table:table-cell table:formula="oooc:=IF([.D19]&gt;0;&quot;'&quot;&amp;[.A19]&amp;&quot;': { 'score': &quot;&amp;[.D19]&amp;&quot;, 'xy': (&quot;&amp;[.D49]&amp;&quot;) }, &quot;;&quot;&quot;)" office:value-type="string" office:string-value="'Sam': { 'score': 36, 'xy': (360, 260) }, ">
            <text:p>'Sam': { 'score': 36, 'xy': (360, 260) }, </text:p>
          </table:table-cell>
          <table:table-cell table:formula="oooc:=IF([.E19]&gt;0;&quot;'&quot;&amp;[.A19]&amp;&quot;': { 'score': &quot;&amp;[.E19]&amp;&quot;, 'xy': (&quot;&amp;[.E49]&amp;&quot;) }, &quot;;&quot;&quot;)">
            <text:p/>
          </table:table-cell>
          <table:table-cell table:formula="oooc:=IF([.F19]&gt;0;&quot;'&quot;&amp;[.A19]&amp;&quot;': { 'score': &quot;&amp;[.F19]&amp;&quot;, 'xy': (&quot;&amp;[.F49]&amp;&quot;) }, &quot;;&quot;&quot;)">
            <text:p/>
          </table:table-cell>
          <table:table-cell table:number-columns-repeated="250"/>
        </table:table-row>
        <table:table-row table:style-name="ro2">
          <table:table-cell/>
          <table:table-cell table:formula="oooc:=IF([.B20]&gt;0;&quot;'&quot;&amp;[.A20]&amp;&quot;': { 'score': &quot;&amp;[.B20]&amp;&quot;, 'xy': (&quot;&amp;[.B50]&amp;&quot;) }, &quot;;&quot;&quot;)">
            <text:p/>
          </table:table-cell>
          <table:table-cell table:formula="oooc:=IF([.C20]&gt;0;&quot;'&quot;&amp;[.A20]&amp;&quot;': { 'score': &quot;&amp;[.C20]&amp;&quot;, 'xy': (&quot;&amp;[.C50]&amp;&quot;) }, &quot;;&quot;&quot;)">
            <text:p/>
          </table:table-cell>
          <table:table-cell table:formula="oooc:=IF([.D20]&gt;0;&quot;'&quot;&amp;[.A20]&amp;&quot;': { 'score': &quot;&amp;[.D20]&amp;&quot;, 'xy': (&quot;&amp;[.D50]&amp;&quot;) }, &quot;;&quot;&quot;)">
            <text:p/>
          </table:table-cell>
          <table:table-cell table:formula="oooc:=IF([.E20]&gt;0;&quot;'&quot;&amp;[.A20]&amp;&quot;': { 'score': &quot;&amp;[.E20]&amp;&quot;, 'xy': (&quot;&amp;[.E50]&amp;&quot;) }, &quot;;&quot;&quot;)" office:value-type="string" office:string-value="'Scott': { 'score': 36, 'xy': (115, 280) }, ">
            <text:p>'Scott': { 'score': 36, 'xy': (115, 280) }, </text:p>
          </table:table-cell>
          <table:table-cell table:formula="oooc:=IF([.F20]&gt;0;&quot;'&quot;&amp;[.A20]&amp;&quot;': { 'score': &quot;&amp;[.F20]&amp;&quot;, 'xy': (&quot;&amp;[.F50]&amp;&quot;) }, &quot;;&quot;&quot;)">
            <text:p/>
          </table:table-cell>
          <table:table-cell table:number-columns-repeated="250"/>
        </table:table-row>
        <table:table-row table:style-name="ro2">
          <table:table-cell/>
          <table:table-cell table:formula="oooc:=IF([.B21]&gt;0;&quot;'&quot;&amp;[.A21]&amp;&quot;': { 'score': &quot;&amp;[.B21]&amp;&quot;, 'xy': (&quot;&amp;[.B51]&amp;&quot;) }, &quot;;&quot;&quot;)" office:value-type="string" office:string-value="'Steve': { 'score': 68, 'xy': (127, 285) }, ">
            <text:p>'Steve': { 'score': 68, 'xy': (127, 285) }, </text:p>
          </table:table-cell>
          <table:table-cell table:formula="oooc:=IF([.C21]&gt;0;&quot;'&quot;&amp;[.A21]&amp;&quot;': { 'score': &quot;&amp;[.C21]&amp;&quot;, 'xy': (&quot;&amp;[.C51]&amp;&quot;) }, &quot;;&quot;&quot;)" office:value-type="string" office:string-value="'Steve': { 'score': 36, 'xy': (355, 260) }, ">
            <text:p>'Steve': { 'score': 36, 'xy': (355, 260) }, </text:p>
          </table:table-cell>
          <table:table-cell table:formula="oooc:=IF([.D21]&gt;0;&quot;'&quot;&amp;[.A21]&amp;&quot;': { 'score': &quot;&amp;[.D21]&amp;&quot;, 'xy': (&quot;&amp;[.D51]&amp;&quot;) }, &quot;;&quot;&quot;)">
            <text:p/>
          </table:table-cell>
          <table:table-cell table:formula="oooc:=IF([.E21]&gt;0;&quot;'&quot;&amp;[.A21]&amp;&quot;': { 'score': &quot;&amp;[.E21]&amp;&quot;, 'xy': (&quot;&amp;[.E51]&amp;&quot;) }, &quot;;&quot;&quot;)">
            <text:p/>
          </table:table-cell>
          <table:table-cell table:formula="oooc:=IF([.F21]&gt;0;&quot;'&quot;&amp;[.A21]&amp;&quot;': { 'score': &quot;&amp;[.F21]&amp;&quot;, 'xy': (&quot;&amp;[.F51]&amp;&quot;) }, &quot;;&quot;&quot;)">
            <text:p/>
          </table:table-cell>
          <table:table-cell table:number-columns-repeated="250"/>
        </table:table-row>
      </table:table>
      <table:table table:name="LevelIntros" table:style-name="ta1" table:print="false">
        <table:table-column table:style-name="co3" table:default-cell-style-name="ce2"/>
        <table:table-column table:style-name="co32" table:default-cell-style-name="Default"/>
        <table:table-column table:style-name="co33" table:default-cell-style-name="Default"/>
        <table:table-column table:style-name="co34" table:number-columns-repeated="2" table:default-cell-style-name="Default"/>
        <table:table-column table:style-name="co35" table:default-cell-style-name="Default"/>
        <table:table-column table:style-name="co18" table:default-cell-style-name="Default"/>
        <table:table-column table:style-name="co36" table:default-cell-style-name="Default"/>
        <table:table-column table:style-name="co37" table:default-cell-style-name="Default"/>
        <table:table-column table:style-name="co5" table:number-columns-repeated="237" table:default-cell-style-name="Default"/>
        <table:table-row table:style-name="ro2">
          <table:table-cell table:style-name="ce188" office:value-type="string">
            <text:p>Вводные и итоговые экраны уровней: расположение элементов</text:p>
          </table:table-cell>
          <table:table-cell table:number-columns-repeated="245"/>
        </table:table-row>
        <table:table-row table:style-name="ro2">
          <table:table-cell table:number-columns-repeated="246"/>
        </table:table-row>
        <table:table-row table:style-name="ro2">
          <table:table-cell/>
          <table:table-cell table:style-name="ce189" office:value-type="string">
            <text:p>Особенности</text:p>
          </table:table-cell>
          <table:table-cell office:value-type="string">
            <text:p>Layout</text:p>
          </table:table-cell>
          <table:table-cell table:style-name="ce189" office:value-type="string">
            <text:p>Заголовок</text:p>
          </table:table-cell>
          <table:table-cell table:style-name="ce189" office:value-type="string">
            <text:p>Текст</text:p>
          </table:table-cell>
          <table:table-cell office:value-type="string">
            <text:p>Картинка</text:p>
          </table:table-cell>
          <table:table-cell office:value-type="string">
            <text:p>Кадр</text:p>
          </table:table-cell>
          <table:table-cell office:value-type="string">
            <text:p>Passed</text:p>
          </table:table-cell>
          <table:table-cell office:value-type="string">
            <text:p>Failed</text:p>
          </table:table-cell>
          <table:table-cell table:number-columns-repeated="237"/>
        </table:table-row>
        <table:table-row table:style-name="ro2">
          <table:table-cell table:number-columns-repeated="246"/>
        </table:table-row>
        <table:table-row table:style-name="ro2">
          <table:table-cell table:style-name="ce26" table:formula="oooc:=[Уровни.A5]" office:value-type="string" office:string-value="Америка">
            <text:p>Америка</text:p>
          </table:table-cell>
          <table:table-cell table:style-name="ce28" table:number-columns-repeated="245"/>
        </table:table-row>
        <table:table-row table:style-name="ro2">
          <table:table-cell table:style-name="ce24" table:formula="oooc:=[Уровни.A6]" office:value-type="float" office:value="1">
            <text:p>1</text:p>
          </table:table-cell>
          <table:table-cell table:formula="oooc:=[Уровни.T6]" office:value-type="string" office:string-value="рабочие">
            <text:p>рабочие</text:p>
          </table:table-cell>
          <table:table-cell office:value-type="string">
            <text:p>custpic</text:p>
          </table:table-cell>
          <table:table-cell table:formula="oooc:=[LevelProgress.B33]&amp;&quot;.intro.title&quot;" office:value-type="string" office:string-value="def/01.def.intro.title">
            <text:p>def/01.def.intro.title</text:p>
          </table:table-cell>
          <table:table-cell table:formula="oooc:=[LevelProgress.B33]&amp;&quot;.intro.text&quot;" office:value-type="string" office:string-value="def/01.def.intro.text">
            <text:p>def/01.def.intro.text</text:p>
          </table:table-cell>
          <table:table-cell office:value-type="string">
            <text:p>customer.worker</text:p>
          </table:table-cell>
          <table:table-cell office:value-type="float" office:value="9">
            <text:p>9</text:p>
          </table:table-cell>
          <table:table-cell table:formula="oooc:=[LevelProgress.B33]&amp;&quot;.passed.text&quot;" office:value-type="string" office:string-value="def/01.def.passed.text">
            <text:p>def/01.def.passed.text</text:p>
          </table:table-cell>
          <table:table-cell table:formula="oooc:=[LevelProgress.B33]&amp;&quot;.failed.text&quot;" office:value-type="string" office:string-value="def/01.def.failed.text">
            <text:p>def/01.def.failed.text</text:p>
          </table:table-cell>
          <table:table-cell table:number-columns-repeated="237"/>
        </table:table-row>
        <table:table-row table:style-name="ro2">
          <table:table-cell table:style-name="ce24" table:formula="oooc:=[Уровни.A7]" office:value-type="float" office:value="2">
            <text:p>2</text:p>
          </table:table-cell>
          <table:table-cell table:formula="oooc:=[Уровни.T7]" office:value-type="string" office:string-value="третий стол">
            <text:p>третий стол</text:p>
          </table:table-cell>
          <table:table-cell office:value-type="string">
            <text:p>nopic</text:p>
          </table:table-cell>
          <table:table-cell table:formula="oooc:=[LevelProgress.B34]&amp;&quot;.intro.title&quot;" office:value-type="string" office:string-value="def/02.def.intro.title">
            <text:p>def/02.def.intro.title</text:p>
          </table:table-cell>
          <table:table-cell table:formula="oooc:=[LevelProgress.B34]&amp;&quot;.intro.text&quot;" office:value-type="string" office:string-value="def/02.def.intro.text">
            <text:p>def/02.def.intro.text</text:p>
          </table:table-cell>
          <table:table-cell table:number-columns-repeated="2"/>
          <table:table-cell table:formula="oooc:=[LevelProgress.B34]&amp;&quot;.passed.text&quot;" office:value-type="string" office:string-value="def/02.def.passed.text">
            <text:p>def/02.def.passed.text</text:p>
          </table:table-cell>
          <table:table-cell table:formula="oooc:=[LevelProgress.B34]&amp;&quot;.failed.text&quot;" office:value-type="string" office:string-value="def/02.def.failed.text">
            <text:p>def/02.def.failed.text</text:p>
          </table:table-cell>
          <table:table-cell table:number-columns-repeated="237"/>
        </table:table-row>
        <table:table-row table:style-name="ro2">
          <table:table-cell table:style-name="ce24" table:formula="oooc:=[Уровни.A8]" office:value-type="float" office:value="3">
            <text:p>3</text:p>
          </table:table-cell>
          <table:table-cell table:formula="oooc:=[Уровни.T8]" office:value-type="string" office:string-value="студентки">
            <text:p>студентки</text:p>
          </table:table-cell>
          <table:table-cell office:value-type="string">
            <text:p>custpic</text:p>
          </table:table-cell>
          <table:table-cell table:formula="oooc:=[LevelProgress.B35]&amp;&quot;.intro.title&quot;" office:value-type="string" office:string-value="def/03.def.intro.title">
            <text:p>def/03.def.intro.title</text:p>
          </table:table-cell>
          <table:table-cell table:formula="oooc:=[LevelProgress.B35]&amp;&quot;.intro.text&quot;" office:value-type="string" office:string-value="def/03.def.intro.text">
            <text:p>def/03.def.intro.text</text:p>
          </table:table-cell>
          <table:table-cell office:value-type="string">
            <text:p>customer.student</text:p>
          </table:table-cell>
          <table:table-cell office:value-type="float" office:value="9">
            <text:p>9</text:p>
          </table:table-cell>
          <table:table-cell table:formula="oooc:=[LevelProgress.B35]&amp;&quot;.passed.text&quot;" office:value-type="string" office:string-value="def/03.def.passed.text">
            <text:p>def/03.def.passed.text</text:p>
          </table:table-cell>
          <table:table-cell table:formula="oooc:=[LevelProgress.B35]&amp;&quot;.failed.text&quot;" office:value-type="string" office:string-value="def/03.def.failed.text">
            <text:p>def/03.def.failed.text</text:p>
          </table:table-cell>
          <table:table-cell table:number-columns-repeated="237"/>
        </table:table-row>
        <table:table-row table:style-name="ro2">
          <table:table-cell table:style-name="ce24" table:formula="oooc:=[Уровни.A9]" office:value-type="float" office:value="4">
            <text:p>4</text:p>
          </table:table-cell>
          <table:table-cell table:formula="oooc:=[Уровни.T9]" office:value-type="string" office:string-value="(лазанья)">
            <text:p>(лазанья)</text:p>
          </table:table-cell>
          <table:table-cell office:value-type="string">
            <text:p>nopic</text:p>
          </table:table-cell>
          <table:table-cell table:formula="oooc:=[LevelProgress.B36]&amp;&quot;.intro.title&quot;" office:value-type="string" office:string-value="def/04.def.intro.title">
            <text:p>def/04.def.intro.title</text:p>
          </table:table-cell>
          <table:table-cell table:formula="oooc:=[LevelProgress.B36]&amp;&quot;.intro.text&quot;" office:value-type="string" office:string-value="def/04.def.intro.text">
            <text:p>def/04.def.intro.text</text:p>
          </table:table-cell>
          <table:table-cell table:number-columns-repeated="2"/>
          <table:table-cell table:formula="oooc:=[LevelProgress.B36]&amp;&quot;.passed.text&quot;" office:value-type="string" office:string-value="def/04.def.passed.text">
            <text:p>def/04.def.passed.text</text:p>
          </table:table-cell>
          <table:table-cell table:formula="oooc:=[LevelProgress.B36]&amp;&quot;.failed.text&quot;" office:value-type="string" office:string-value="def/04.def.failed.text">
            <text:p>def/04.def.failed.text</text:p>
          </table:table-cell>
          <table:table-cell table:number-columns-repeated="237"/>
        </table:table-row>
        <table:table-row table:style-name="ro2">
          <table:table-cell table:style-name="ce24" table:formula="oooc:=[Уровни.A10]" office:value-type="float" office:value="5">
            <text:p>5</text:p>
          </table:table-cell>
          <table:table-cell table:formula="oooc:=[Уровни.T10]" office:value-type="string" office:string-value="бонус – конфета">
            <text:p>бонус – конфета</text:p>
          </table:table-cell>
          <table:table-cell office:value-type="string">
            <text:p>bonuspic</text:p>
          </table:table-cell>
          <table:table-cell table:formula="oooc:=[LevelProgress.B37]&amp;&quot;.intro.title&quot;" office:value-type="string" office:string-value="def/05.def.intro.title">
            <text:p>def/05.def.intro.title</text:p>
          </table:table-cell>
          <table:table-cell table:formula="oooc:=[LevelProgress.B37]&amp;&quot;.intro.text&quot;" office:value-type="string" office:string-value="def/05.def.intro.text">
            <text:p>def/05.def.intro.text</text:p>
          </table:table-cell>
          <table:table-cell office:value-type="string">
            <text:p>bonus.sweet</text:p>
          </table:table-cell>
          <table:table-cell/>
          <table:table-cell table:formula="oooc:=[LevelProgress.B37]&amp;&quot;.passed.text&quot;" office:value-type="string" office:string-value="def/05.def.passed.text">
            <text:p>def/05.def.passed.text</text:p>
          </table:table-cell>
          <table:table-cell table:formula="oooc:=[LevelProgress.B37]&amp;&quot;.failed.text&quot;" office:value-type="string" office:string-value="def/05.def.failed.text">
            <text:p>def/05.def.failed.text</text:p>
          </table:table-cell>
          <table:table-cell table:number-columns-repeated="237"/>
        </table:table-row>
        <table:table-row table:style-name="ro2">
          <table:table-cell table:style-name="ce24" table:formula="oooc:=[Уровни.A11]" office:value-type="float" office:value="6">
            <text:p>6</text:p>
          </table:table-cell>
          <table:table-cell table:formula="oooc:=[Уровни.T11]" office:value-type="string" office:string-value="бизнес-леди">
            <text:p>бизнес-леди</text:p>
          </table:table-cell>
          <table:table-cell office:value-type="string">
            <text:p>custpic</text:p>
          </table:table-cell>
          <table:table-cell table:formula="oooc:=[LevelProgress.B38]&amp;&quot;.intro.title&quot;" office:value-type="string" office:string-value="def/06.def.intro.title">
            <text:p>def/06.def.intro.title</text:p>
          </table:table-cell>
          <table:table-cell table:formula="oooc:=[LevelProgress.B38]&amp;&quot;.intro.text&quot;" office:value-type="string" office:string-value="def/06.def.intro.text">
            <text:p>def/06.def.intro.text</text:p>
          </table:table-cell>
          <table:table-cell office:value-type="string">
            <text:p>customer.business</text:p>
          </table:table-cell>
          <table:table-cell office:value-type="float" office:value="9">
            <text:p>9</text:p>
          </table:table-cell>
          <table:table-cell table:formula="oooc:=[LevelProgress.B38]&amp;&quot;.passed.text&quot;" office:value-type="string" office:string-value="def/06.def.passed.text">
            <text:p>def/06.def.passed.text</text:p>
          </table:table-cell>
          <table:table-cell table:formula="oooc:=[LevelProgress.B38]&amp;&quot;.failed.text&quot;" office:value-type="string" office:string-value="def/06.def.failed.text">
            <text:p>def/06.def.failed.text</text:p>
          </table:table-cell>
          <table:table-cell table:number-columns-repeated="237"/>
        </table:table-row>
        <table:table-row table:style-name="ro2">
          <table:table-cell table:style-name="ce24" table:formula="oooc:=[Уровни.A12]" office:value-type="float" office:value="7">
            <text:p>7</text:p>
          </table:table-cell>
          <table:table-cell table:formula="oooc:=[Уровни.T12]" office:value-type="string" office:string-value="только дамы">
            <text:p>только дамы</text:p>
          </table:table-cell>
          <table:table-cell office:value-type="string">
            <text:p>nopic</text:p>
          </table:table-cell>
          <table:table-cell table:formula="oooc:=[LevelProgress.B39]&amp;&quot;.intro.title&quot;" office:value-type="string" office:string-value="def/07.def.intro.title">
            <text:p>def/07.def.intro.title</text:p>
          </table:table-cell>
          <table:table-cell table:formula="oooc:=[LevelProgress.B39]&amp;&quot;.intro.text&quot;" office:value-type="string" office:string-value="def/07.def.intro.text">
            <text:p>def/07.def.intro.text</text:p>
          </table:table-cell>
          <table:table-cell table:number-columns-repeated="2"/>
          <table:table-cell table:formula="oooc:=[LevelProgress.B39]&amp;&quot;.passed.text&quot;" office:value-type="string" office:string-value="def/07.def.passed.text">
            <text:p>def/07.def.passed.text</text:p>
          </table:table-cell>
          <table:table-cell table:formula="oooc:=[LevelProgress.B39]&amp;&quot;.failed.text&quot;" office:value-type="string" office:string-value="def/07.def.failed.text">
            <text:p>def/07.def.failed.text</text:p>
          </table:table-cell>
          <table:table-cell table:number-columns-repeated="237"/>
        </table:table-row>
        <table:table-row table:style-name="ro2">
          <table:table-cell table:style-name="ce24" table:formula="oooc:=[Уровни.A13]" office:value-type="float" office:value="8">
            <text:p>8</text:p>
          </table:table-cell>
          <table:table-cell table:formula="oooc:=[Уровни.T13]" office:value-type="string" office:string-value="бонус – удаление ряда">
            <text:p>бонус – удаление ряда</text:p>
          </table:table-cell>
          <table:table-cell office:value-type="string">
            <text:p>bonuspic</text:p>
          </table:table-cell>
          <table:table-cell table:formula="oooc:=[LevelProgress.B40]&amp;&quot;.intro.title&quot;" office:value-type="string" office:string-value="def/08.def.intro.title">
            <text:p>def/08.def.intro.title</text:p>
          </table:table-cell>
          <table:table-cell table:formula="oooc:=[LevelProgress.B40]&amp;&quot;.intro.text&quot;" office:value-type="string" office:string-value="def/08.def.intro.text">
            <text:p>def/08.def.intro.text</text:p>
          </table:table-cell>
          <table:table-cell office:value-type="string">
            <text:p>bonus.removerow</text:p>
          </table:table-cell>
          <table:table-cell/>
          <table:table-cell table:formula="oooc:=[LevelProgress.B40]&amp;&quot;.passed.text&quot;" office:value-type="string" office:string-value="def/08.def.passed.text">
            <text:p>def/08.def.passed.text</text:p>
          </table:table-cell>
          <table:table-cell table:formula="oooc:=[LevelProgress.B40]&amp;&quot;.failed.text&quot;" office:value-type="string" office:string-value="def/08.def.failed.text">
            <text:p>def/08.def.failed.text</text:p>
          </table:table-cell>
          <table:table-cell table:number-columns-repeated="237"/>
        </table:table-row>
        <table:table-row table:style-name="ro2">
          <table:table-cell table:style-name="ce24" table:formula="oooc:=[Уровни.A14]" office:value-type="float" office:value="9">
            <text:p>9</text:p>
          </table:table-cell>
          <table:table-cell table:formula="oooc:=[Уровни.T14]" office:value-type="string" office:string-value="гавайские туристы">
            <text:p>гавайские туристы</text:p>
          </table:table-cell>
          <table:table-cell office:value-type="string">
            <text:p>custpic</text:p>
          </table:table-cell>
          <table:table-cell table:formula="oooc:=[LevelProgress.B41]&amp;&quot;.intro.title&quot;" office:value-type="string" office:string-value="def/09.def.intro.title">
            <text:p>def/09.def.intro.title</text:p>
          </table:table-cell>
          <table:table-cell table:formula="oooc:=[LevelProgress.B41]&amp;&quot;.intro.text&quot;" office:value-type="string" office:string-value="def/09.def.intro.text">
            <text:p>def/09.def.intro.text</text:p>
          </table:table-cell>
          <table:table-cell office:value-type="string">
            <text:p>customer.tourist.hawaiian</text:p>
          </table:table-cell>
          <table:table-cell office:value-type="float" office:value="9">
            <text:p>9</text:p>
          </table:table-cell>
          <table:table-cell table:formula="oooc:=[LevelProgress.B41]&amp;&quot;.passed.text&quot;" office:value-type="string" office:string-value="def/09.def.passed.text">
            <text:p>def/09.def.passed.text</text:p>
          </table:table-cell>
          <table:table-cell table:formula="oooc:=[LevelProgress.B41]&amp;&quot;.failed.text&quot;" office:value-type="string" office:string-value="def/09.def.failed.text">
            <text:p>def/09.def.failed.text</text:p>
          </table:table-cell>
          <table:table-cell table:number-columns-repeated="237"/>
        </table:table-row>
        <table:table-row table:style-name="ro2">
          <table:table-cell table:style-name="ce24" table:formula="oooc:=[Уровни.A15]" office:value-type="float" office:value="10">
            <text:p>10</text:p>
          </table:table-cell>
          <table:table-cell table:formula="oooc:=[Уровни.T15]" office:value-type="string" office:string-value="последний день">
            <text:p>последний день</text:p>
          </table:table-cell>
          <table:table-cell office:value-type="string">
            <text:p>nopic</text:p>
          </table:table-cell>
          <table:table-cell table:formula="oooc:=[LevelProgress.B42]&amp;&quot;.intro.title&quot;" office:value-type="string" office:string-value="def/10.def.intro.title">
            <text:p>def/10.def.intro.title</text:p>
          </table:table-cell>
          <table:table-cell table:formula="oooc:=[LevelProgress.B42]&amp;&quot;.intro.text&quot;" office:value-type="string" office:string-value="def/10.def.intro.text">
            <text:p>def/10.def.intro.text</text:p>
          </table:table-cell>
          <table:table-cell table:number-columns-repeated="2"/>
          <table:table-cell table:formula="oooc:=[LevelProgress.B42]&amp;&quot;.passed.text&quot;" office:value-type="string" office:string-value="def/10.def.passed.text">
            <text:p>def/10.def.passed.text</text:p>
          </table:table-cell>
          <table:table-cell table:formula="oooc:=[LevelProgress.B42]&amp;&quot;.failed.text&quot;" office:value-type="string" office:string-value="def/10.def.failed.text">
            <text:p>def/10.def.failed.text</text:p>
          </table:table-cell>
          <table:table-cell table:number-columns-repeated="237"/>
        </table:table-row>
        <table:table-row table:style-name="ro2">
          <table:table-cell table:style-name="ce24"/>
          <table:table-cell table:number-columns-repeated="245"/>
        </table:table-row>
        <table:table-row table:style-name="ro2">
          <table:table-cell table:style-name="ce26" table:formula="oooc:=[Уровни.A17]" office:value-type="string" office:string-value="Мексика">
            <text:p>Мексика</text:p>
          </table:table-cell>
          <table:table-cell table:style-name="ce28" table:number-columns-repeated="245"/>
        </table:table-row>
        <table:table-row table:style-name="ro2">
          <table:table-cell table:style-name="ce24" table:formula="oooc:=[Уровни.A18]" office:value-type="float" office:value="11">
            <text:p>11</text:p>
          </table:table-cell>
          <table:table-cell table:formula="oooc:=[Уровни.T18]" office:value-type="string" office:string-value="Мексика">
            <text:p>Мексика</text:p>
          </table:table-cell>
          <table:table-cell office:value-type="string">
            <text:p>nopic</text:p>
          </table:table-cell>
          <table:table-cell table:formula="oooc:=[LevelProgress.B78]&amp;&quot;.intro.title&quot;" office:value-type="string" office:string-value="def/11.def.intro.title">
            <text:p>def/11.def.intro.title</text:p>
          </table:table-cell>
          <table:table-cell table:formula="oooc:=[LevelProgress.B78]&amp;&quot;.intro.text&quot;" office:value-type="string" office:string-value="def/11.def.intro.text">
            <text:p>def/11.def.intro.text</text:p>
          </table:table-cell>
          <table:table-cell table:number-columns-repeated="2"/>
          <table:table-cell table:formula="oooc:=[LevelProgress.B78]&amp;&quot;.passed.text&quot;" office:value-type="string" office:string-value="def/11.def.passed.text">
            <text:p>def/11.def.passed.text</text:p>
          </table:table-cell>
          <table:table-cell table:formula="oooc:=[LevelProgress.B78]&amp;&quot;.failed.text&quot;" office:value-type="string" office:string-value="def/11.def.failed.text">
            <text:p>def/11.def.failed.text</text:p>
          </table:table-cell>
          <table:table-cell table:number-columns-repeated="237"/>
        </table:table-row>
        <table:table-row table:style-name="ro2">
          <table:table-cell table:style-name="ce24" table:formula="oooc:=[Уровни.A19]" office:value-type="float" office:value="12">
            <text:p>12</text:p>
          </table:table-cell>
          <table:table-cell table:formula="oooc:=[Уровни.T19]" office:value-type="string" office:string-value="бонус – бомба">
            <text:p>бонус – бомба</text:p>
          </table:table-cell>
          <table:table-cell office:value-type="string">
            <text:p>bonuspic</text:p>
          </table:table-cell>
          <table:table-cell table:formula="oooc:=[LevelProgress.B79]&amp;&quot;.intro.title&quot;" office:value-type="string" office:string-value="def/12.def.intro.title">
            <text:p>def/12.def.intro.title</text:p>
          </table:table-cell>
          <table:table-cell table:formula="oooc:=[LevelProgress.B79]&amp;&quot;.intro.text&quot;" office:value-type="string" office:string-value="def/12.def.intro.text">
            <text:p>def/12.def.intro.text</text:p>
          </table:table-cell>
          <table:table-cell office:value-type="string">
            <text:p>bonus.bomb</text:p>
          </table:table-cell>
          <table:table-cell/>
          <table:table-cell table:formula="oooc:=[LevelProgress.B79]&amp;&quot;.passed.text&quot;" office:value-type="string" office:string-value="def/12.def.passed.text">
            <text:p>def/12.def.passed.text</text:p>
          </table:table-cell>
          <table:table-cell table:formula="oooc:=[LevelProgress.B79]&amp;&quot;.failed.text&quot;" office:value-type="string" office:string-value="def/12.def.failed.text">
            <text:p>def/12.def.failed.text</text:p>
          </table:table-cell>
          <table:table-cell table:number-columns-repeated="237"/>
        </table:table-row>
        <table:table-row table:style-name="ro2">
          <table:table-cell table:style-name="ce24" table:formula="oooc:=[Уровни.A20]" office:value-type="float" office:value="13">
            <text:p>13</text:p>
          </table:table-cell>
          <table:table-cell table:formula="oooc:=[Уровни.T20]" office:value-type="string" office:string-value="мексиканские туристы">
            <text:p>мексиканские туристы</text:p>
          </table:table-cell>
          <table:table-cell office:value-type="string">
            <text:p>custpic</text:p>
          </table:table-cell>
          <table:table-cell table:formula="oooc:=[LevelProgress.B80]&amp;&quot;.intro.title&quot;" office:value-type="string" office:string-value="def/13.def.intro.title">
            <text:p>def/13.def.intro.title</text:p>
          </table:table-cell>
          <table:table-cell table:formula="oooc:=[LevelProgress.B80]&amp;&quot;.intro.text&quot;" office:value-type="string" office:string-value="def/13.def.intro.text">
            <text:p>def/13.def.intro.text</text:p>
          </table:table-cell>
          <table:table-cell office:value-type="string">
            <text:p>customer.tourist.mexican</text:p>
          </table:table-cell>
          <table:table-cell office:value-type="float" office:value="9">
            <text:p>9</text:p>
          </table:table-cell>
          <table:table-cell table:formula="oooc:=[LevelProgress.B80]&amp;&quot;.passed.text&quot;" office:value-type="string" office:string-value="def/13.def.passed.text">
            <text:p>def/13.def.passed.text</text:p>
          </table:table-cell>
          <table:table-cell table:formula="oooc:=[LevelProgress.B80]&amp;&quot;.failed.text&quot;" office:value-type="string" office:string-value="def/13.def.failed.text">
            <text:p>def/13.def.failed.text</text:p>
          </table:table-cell>
          <table:table-cell table:number-columns-repeated="237"/>
        </table:table-row>
        <table:table-row table:style-name="ro2">
          <table:table-cell table:style-name="ce24" table:formula="oooc:=[Уровни.A21]" office:value-type="float" office:value="14">
            <text:p>14</text:p>
          </table:table-cell>
          <table:table-cell table:formula="oooc:=[Уровни.T21]" office:value-type="string" office:string-value="(playing tips)">
            <text:p>(playing tips)</text:p>
          </table:table-cell>
          <table:table-cell office:value-type="string">
            <text:p>nopic</text:p>
          </table:table-cell>
          <table:table-cell table:formula="oooc:=[LevelProgress.B81]&amp;&quot;.intro.title&quot;" office:value-type="string" office:string-value="def/14.def.intro.title">
            <text:p>def/14.def.intro.title</text:p>
          </table:table-cell>
          <table:table-cell table:formula="oooc:=[LevelProgress.B81]&amp;&quot;.intro.text&quot;" office:value-type="string" office:string-value="def/14.def.intro.text">
            <text:p>def/14.def.intro.text</text:p>
          </table:table-cell>
          <table:table-cell table:number-columns-repeated="2"/>
          <table:table-cell table:formula="oooc:=[LevelProgress.B81]&amp;&quot;.passed.text&quot;" office:value-type="string" office:string-value="def/14.def.passed.text">
            <text:p>def/14.def.passed.text</text:p>
          </table:table-cell>
          <table:table-cell table:formula="oooc:=[LevelProgress.B81]&amp;&quot;.failed.text&quot;" office:value-type="string" office:string-value="def/14.def.failed.text">
            <text:p>def/14.def.failed.text</text:p>
          </table:table-cell>
          <table:table-cell table:number-columns-repeated="237"/>
        </table:table-row>
        <table:table-row table:style-name="ro2">
          <table:table-cell table:style-name="ce24" table:formula="oooc:=[Уровни.A22]" office:value-type="float" office:value="15">
            <text:p>15</text:p>
          </table:table-cell>
          <table:table-cell table:formula="oooc:=[Уровни.T22]" office:value-type="string" office:string-value="бонус – обратная прокрутка">
            <text:p>бонус – обратная прокрутка</text:p>
          </table:table-cell>
          <table:table-cell office:value-type="string">
            <text:p>bonuspic</text:p>
          </table:table-cell>
          <table:table-cell table:formula="oooc:=[LevelProgress.B82]&amp;&quot;.intro.title&quot;" office:value-type="string" office:string-value="def/15.def.intro.title">
            <text:p>def/15.def.intro.title</text:p>
          </table:table-cell>
          <table:table-cell table:formula="oooc:=[LevelProgress.B82]&amp;&quot;.intro.text&quot;" office:value-type="string" office:string-value="def/15.def.intro.text">
            <text:p>def/15.def.intro.text</text:p>
          </table:table-cell>
          <table:table-cell office:value-type="string">
            <text:p>bonus.scrollback</text:p>
          </table:table-cell>
          <table:table-cell/>
          <table:table-cell table:formula="oooc:=[LevelProgress.B82]&amp;&quot;.passed.text&quot;" office:value-type="string" office:string-value="def/15.def.passed.text">
            <text:p>def/15.def.passed.text</text:p>
          </table:table-cell>
          <table:table-cell table:formula="oooc:=[LevelProgress.B82]&amp;&quot;.failed.text&quot;" office:value-type="string" office:string-value="def/15.def.failed.text">
            <text:p>def/15.def.failed.text</text:p>
          </table:table-cell>
          <table:table-cell table:number-columns-repeated="237"/>
        </table:table-row>
        <table:table-row table:style-name="ro2">
          <table:table-cell table:style-name="ce24" table:formula="oooc:=[Уровни.A23]" office:value-type="float" office:value="16">
            <text:p>16</text:p>
          </table:table-cell>
          <table:table-cell table:formula="oooc:=[Уровни.T23]" office:value-type="string" office:string-value="бабушки">
            <text:p>бабушки</text:p>
          </table:table-cell>
          <table:table-cell office:value-type="string">
            <text:p>custpic</text:p>
          </table:table-cell>
          <table:table-cell table:formula="oooc:=[LevelProgress.B83]&amp;&quot;.intro.title&quot;" office:value-type="string" office:string-value="def/16.def.intro.title">
            <text:p>def/16.def.intro.title</text:p>
          </table:table-cell>
          <table:table-cell table:formula="oooc:=[LevelProgress.B83]&amp;&quot;.intro.text&quot;" office:value-type="string" office:string-value="def/16.def.intro.text">
            <text:p>def/16.def.intro.text</text:p>
          </table:table-cell>
          <table:table-cell office:value-type="string">
            <text:p>customer.oldlady</text:p>
          </table:table-cell>
          <table:table-cell office:value-type="float" office:value="9">
            <text:p>9</text:p>
          </table:table-cell>
          <table:table-cell table:formula="oooc:=[LevelProgress.B83]&amp;&quot;.passed.text&quot;" office:value-type="string" office:string-value="def/16.def.passed.text">
            <text:p>def/16.def.passed.text</text:p>
          </table:table-cell>
          <table:table-cell table:formula="oooc:=[LevelProgress.B83]&amp;&quot;.failed.text&quot;" office:value-type="string" office:string-value="def/16.def.failed.text">
            <text:p>def/16.def.failed.text</text:p>
          </table:table-cell>
          <table:table-cell table:number-columns-repeated="237"/>
        </table:table-row>
        <table:table-row table:style-name="ro2">
          <table:table-cell table:style-name="ce24" table:formula="oooc:=[Уровни.A24]" office:value-type="float" office:value="17">
            <text:p>17</text:p>
          </table:table-cell>
          <table:table-cell table:formula="oooc:=[Уровни.T24]" office:value-type="string" office:string-value="только мужчины">
            <text:p>только мужчины</text:p>
          </table:table-cell>
          <table:table-cell office:value-type="string">
            <text:p>nopic</text:p>
          </table:table-cell>
          <table:table-cell table:formula="oooc:=[LevelProgress.B84]&amp;&quot;.intro.title&quot;" office:value-type="string" office:string-value="def/17.def.intro.title">
            <text:p>def/17.def.intro.title</text:p>
          </table:table-cell>
          <table:table-cell table:formula="oooc:=[LevelProgress.B84]&amp;&quot;.intro.text&quot;" office:value-type="string" office:string-value="def/17.def.intro.text">
            <text:p>def/17.def.intro.text</text:p>
          </table:table-cell>
          <table:table-cell table:number-columns-repeated="2"/>
          <table:table-cell table:formula="oooc:=[LevelProgress.B84]&amp;&quot;.passed.text&quot;" office:value-type="string" office:string-value="def/17.def.passed.text">
            <text:p>def/17.def.passed.text</text:p>
          </table:table-cell>
          <table:table-cell table:formula="oooc:=[LevelProgress.B84]&amp;&quot;.failed.text&quot;" office:value-type="string" office:string-value="def/17.def.failed.text">
            <text:p>def/17.def.failed.text</text:p>
          </table:table-cell>
          <table:table-cell table:number-columns-repeated="237"/>
        </table:table-row>
        <table:table-row table:style-name="ro2">
          <table:table-cell table:style-name="ce24" table:formula="oooc:=[Уровни.A25]" office:value-type="float" office:value="18">
            <text:p>18</text:p>
          </table:table-cell>
          <table:table-cell table:formula="oooc:=[Уровни.T25]" office:value-type="string" office:string-value="только туристы">
            <text:p>только туристы</text:p>
          </table:table-cell>
          <table:table-cell office:value-type="string">
            <text:p>nopic</text:p>
          </table:table-cell>
          <table:table-cell table:formula="oooc:=[LevelProgress.B85]&amp;&quot;.intro.title&quot;" office:value-type="string" office:string-value="def/18.def.intro.title">
            <text:p>def/18.def.intro.title</text:p>
          </table:table-cell>
          <table:table-cell table:formula="oooc:=[LevelProgress.B85]&amp;&quot;.intro.text&quot;" office:value-type="string" office:string-value="def/18.def.intro.text">
            <text:p>def/18.def.intro.text</text:p>
          </table:table-cell>
          <table:table-cell table:number-columns-repeated="2"/>
          <table:table-cell table:formula="oooc:=[LevelProgress.B85]&amp;&quot;.passed.text&quot;" office:value-type="string" office:string-value="def/18.def.passed.text">
            <text:p>def/18.def.passed.text</text:p>
          </table:table-cell>
          <table:table-cell table:formula="oooc:=[LevelProgress.B85]&amp;&quot;.failed.text&quot;" office:value-type="string" office:string-value="def/18.def.failed.text">
            <text:p>def/18.def.failed.text</text:p>
          </table:table-cell>
          <table:table-cell table:number-columns-repeated="237"/>
        </table:table-row>
        <table:table-row table:style-name="ro2">
          <table:table-cell table:style-name="ce24" table:formula="oooc:=[Уровни.A26]" office:value-type="float" office:value="19">
            <text:p>19</text:p>
          </table:table-cell>
          <table:table-cell table:formula="oooc:=[Уровни.T26]" office:value-type="string" office:string-value="только дамы">
            <text:p>только дамы</text:p>
          </table:table-cell>
          <table:table-cell office:value-type="string">
            <text:p>nopic</text:p>
          </table:table-cell>
          <table:table-cell table:formula="oooc:=[LevelProgress.B86]&amp;&quot;.intro.title&quot;" office:value-type="string" office:string-value="def/19.def.intro.title">
            <text:p>def/19.def.intro.title</text:p>
          </table:table-cell>
          <table:table-cell table:formula="oooc:=[LevelProgress.B86]&amp;&quot;.intro.text&quot;" office:value-type="string" office:string-value="def/19.def.intro.text">
            <text:p>def/19.def.intro.text</text:p>
          </table:table-cell>
          <table:table-cell table:number-columns-repeated="2"/>
          <table:table-cell table:formula="oooc:=[LevelProgress.B86]&amp;&quot;.passed.text&quot;" office:value-type="string" office:string-value="def/19.def.passed.text">
            <text:p>def/19.def.passed.text</text:p>
          </table:table-cell>
          <table:table-cell table:formula="oooc:=[LevelProgress.B86]&amp;&quot;.failed.text&quot;" office:value-type="string" office:string-value="def/19.def.failed.text">
            <text:p>def/19.def.failed.text</text:p>
          </table:table-cell>
          <table:table-cell table:number-columns-repeated="237"/>
        </table:table-row>
        <table:table-row table:style-name="ro2">
          <table:table-cell table:style-name="ce24" table:formula="oooc:=[Уровни.A27]" office:value-type="float" office:value="20">
            <text:p>20</text:p>
          </table:table-cell>
          <table:table-cell table:formula="oooc:=[Уровни.T27]" office:value-type="string" office:string-value="критики">
            <text:p>критики</text:p>
          </table:table-cell>
          <table:table-cell office:value-type="string">
            <text:p>custpic</text:p>
          </table:table-cell>
          <table:table-cell table:formula="oooc:=[LevelProgress.B87]&amp;&quot;.intro.title&quot;" office:value-type="string" office:string-value="def/20.def.intro.title">
            <text:p>def/20.def.intro.title</text:p>
          </table:table-cell>
          <table:table-cell table:formula="oooc:=[LevelProgress.B87]&amp;&quot;.intro.text&quot;" office:value-type="string" office:string-value="def/20.def.intro.text">
            <text:p>def/20.def.intro.text</text:p>
          </table:table-cell>
          <table:table-cell office:value-type="string">
            <text:p>customer.critic</text:p>
          </table:table-cell>
          <table:table-cell office:value-type="float" office:value="9">
            <text:p>9</text:p>
          </table:table-cell>
          <table:table-cell table:formula="oooc:=[LevelProgress.B87]&amp;&quot;.passed.text&quot;" office:value-type="string" office:string-value="def/20.def.passed.text">
            <text:p>def/20.def.passed.text</text:p>
          </table:table-cell>
          <table:table-cell table:formula="oooc:=[LevelProgress.B87]&amp;&quot;.failed.text&quot;" office:value-type="string" office:string-value="def/20.def.failed.text">
            <text:p>def/20.def.failed.text</text:p>
          </table:table-cell>
          <table:table-cell table:number-columns-repeated="237"/>
        </table:table-row>
        <table:table-row table:style-name="ro2">
          <table:table-cell table:style-name="ce24"/>
          <table:table-cell table:number-columns-repeated="245"/>
        </table:table-row>
        <table:table-row table:style-name="ro2">
          <table:table-cell table:style-name="ce26" table:formula="oooc:=[Уровни.A29]" office:value-type="string" office:string-value="Россия">
            <text:p>Россия</text:p>
          </table:table-cell>
          <table:table-cell table:style-name="ce28" table:number-columns-repeated="245"/>
        </table:table-row>
        <table:table-row table:style-name="ro2">
          <table:table-cell table:style-name="ce24" table:formula="oooc:=[Уровни.A30]" office:value-type="float" office:value="21">
            <text:p>21</text:p>
          </table:table-cell>
          <table:table-cell table:formula="oooc:=[Уровни.T30]" office:value-type="string" office:string-value="Россия">
            <text:p>Россия</text:p>
          </table:table-cell>
          <table:table-cell office:value-type="string">
            <text:p>nopic</text:p>
          </table:table-cell>
          <table:table-cell table:formula="oooc:=[LevelProgress.B124]&amp;&quot;.intro.title&quot;" office:value-type="string" office:string-value="def/21.def.intro.title">
            <text:p>def/21.def.intro.title</text:p>
          </table:table-cell>
          <table:table-cell table:formula="oooc:=[LevelProgress.B124]&amp;&quot;.intro.text&quot;" office:value-type="string" office:string-value="def/21.def.intro.text">
            <text:p>def/21.def.intro.text</text:p>
          </table:table-cell>
          <table:table-cell table:number-columns-repeated="2"/>
          <table:table-cell table:formula="oooc:=[LevelProgress.B124]&amp;&quot;.passed.text&quot;" office:value-type="string" office:string-value="def/21.def.passed.text">
            <text:p>def/21.def.passed.text</text:p>
          </table:table-cell>
          <table:table-cell table:formula="oooc:=[LevelProgress.B124]&amp;&quot;.failed.text&quot;" office:value-type="string" office:string-value="def/21.def.failed.text">
            <text:p>def/21.def.failed.text</text:p>
          </table:table-cell>
          <table:table-cell table:number-columns-repeated="237"/>
        </table:table-row>
        <table:table-row table:style-name="ro2">
          <table:table-cell table:style-name="ce24" table:formula="oooc:=[Уровни.A31]" office:value-type="float" office:value="22">
            <text:p>22</text:p>
          </table:table-cell>
          <table:table-cell table:formula="oooc:=[Уровни.T31]" office:value-type="string" office:string-value="рус туристы">
            <text:p>рус туристы</text:p>
          </table:table-cell>
          <table:table-cell office:value-type="string">
            <text:p>custpic</text:p>
          </table:table-cell>
          <table:table-cell table:formula="oooc:=[LevelProgress.B125]&amp;&quot;.intro.title&quot;" office:value-type="string" office:string-value="def/22.def.intro.title">
            <text:p>def/22.def.intro.title</text:p>
          </table:table-cell>
          <table:table-cell table:formula="oooc:=[LevelProgress.B125]&amp;&quot;.intro.text&quot;" office:value-type="string" office:string-value="def/22.def.intro.text">
            <text:p>def/22.def.intro.text</text:p>
          </table:table-cell>
          <table:table-cell office:value-type="string">
            <text:p>customer.tourist.russian</text:p>
          </table:table-cell>
          <table:table-cell office:value-type="float" office:value="4">
            <text:p>4</text:p>
          </table:table-cell>
          <table:table-cell table:formula="oooc:=[LevelProgress.B125]&amp;&quot;.passed.text&quot;" office:value-type="string" office:string-value="def/22.def.passed.text">
            <text:p>def/22.def.passed.text</text:p>
          </table:table-cell>
          <table:table-cell table:formula="oooc:=[LevelProgress.B125]&amp;&quot;.failed.text&quot;" office:value-type="string" office:string-value="def/22.def.failed.text">
            <text:p>def/22.def.failed.text</text:p>
          </table:table-cell>
          <table:table-cell table:number-columns-repeated="237"/>
        </table:table-row>
        <table:table-row table:style-name="ro2">
          <table:table-cell table:style-name="ce24" table:formula="oooc:=[Уровни.A32]" office:value-type="float" office:value="23">
            <text:p>23</text:p>
          </table:table-cell>
          <table:table-cell table:formula="oooc:=[Уровни.T32]" office:value-type="string" office:string-value="(fun facts)">
            <text:p>(fun facts)</text:p>
          </table:table-cell>
          <table:table-cell office:value-type="string">
            <text:p>nopic</text:p>
          </table:table-cell>
          <table:table-cell table:formula="oooc:=[LevelProgress.B126]&amp;&quot;.intro.title&quot;" office:value-type="string" office:string-value="def/23.def.intro.title">
            <text:p>def/23.def.intro.title</text:p>
          </table:table-cell>
          <table:table-cell table:formula="oooc:=[LevelProgress.B126]&amp;&quot;.intro.text&quot;" office:value-type="string" office:string-value="def/23.def.intro.text">
            <text:p>def/23.def.intro.text</text:p>
          </table:table-cell>
          <table:table-cell table:number-columns-repeated="2"/>
          <table:table-cell table:formula="oooc:=[LevelProgress.B126]&amp;&quot;.passed.text&quot;" office:value-type="string" office:string-value="def/23.def.passed.text">
            <text:p>def/23.def.passed.text</text:p>
          </table:table-cell>
          <table:table-cell table:formula="oooc:=[LevelProgress.B126]&amp;&quot;.failed.text&quot;" office:value-type="string" office:string-value="def/23.def.failed.text">
            <text:p>def/23.def.failed.text</text:p>
          </table:table-cell>
          <table:table-cell table:number-columns-repeated="237"/>
        </table:table-row>
        <table:table-row table:style-name="ro2">
          <table:table-cell table:style-name="ce24" table:formula="oooc:=[Уровни.A33]" office:value-type="float" office:value="24">
            <text:p>24</text:p>
          </table:table-cell>
          <table:table-cell table:formula="oooc:=[Уровни.T33]" office:value-type="string" office:string-value="бонус – подарок">
            <text:p>бонус – подарок</text:p>
          </table:table-cell>
          <table:table-cell office:value-type="string">
            <text:p>bonuspic</text:p>
          </table:table-cell>
          <table:table-cell table:formula="oooc:=[LevelProgress.B127]&amp;&quot;.intro.title&quot;" office:value-type="string" office:string-value="def/24.def.intro.title">
            <text:p>def/24.def.intro.title</text:p>
          </table:table-cell>
          <table:table-cell table:formula="oooc:=[LevelProgress.B127]&amp;&quot;.intro.text&quot;" office:value-type="string" office:string-value="def/24.def.intro.text">
            <text:p>def/24.def.intro.text</text:p>
          </table:table-cell>
          <table:table-cell office:value-type="string">
            <text:p>bonus.gift</text:p>
          </table:table-cell>
          <table:table-cell/>
          <table:table-cell table:formula="oooc:=[LevelProgress.B127]&amp;&quot;.passed.text&quot;" office:value-type="string" office:string-value="def/24.def.passed.text">
            <text:p>def/24.def.passed.text</text:p>
          </table:table-cell>
          <table:table-cell table:formula="oooc:=[LevelProgress.B127]&amp;&quot;.failed.text&quot;" office:value-type="string" office:string-value="def/24.def.failed.text">
            <text:p>def/24.def.failed.text</text:p>
          </table:table-cell>
          <table:table-cell table:number-columns-repeated="237"/>
        </table:table-row>
        <table:table-row table:style-name="ro2">
          <table:table-cell table:style-name="ce24" table:formula="oooc:=[Уровни.A34]" office:value-type="float" office:value="25">
            <text:p>25</text:p>
          </table:table-cell>
          <table:table-cell table:formula="oooc:=[Уровни.T34]" office:value-type="string" office:string-value="только мужчины">
            <text:p>только мужчины</text:p>
          </table:table-cell>
          <table:table-cell office:value-type="string">
            <text:p>nopic</text:p>
          </table:table-cell>
          <table:table-cell table:formula="oooc:=[LevelProgress.B128]&amp;&quot;.intro.title&quot;" office:value-type="string" office:string-value="def/25.def.intro.title">
            <text:p>def/25.def.intro.title</text:p>
          </table:table-cell>
          <table:table-cell table:formula="oooc:=[LevelProgress.B128]&amp;&quot;.intro.text&quot;" office:value-type="string" office:string-value="def/25.def.intro.text">
            <text:p>def/25.def.intro.text</text:p>
          </table:table-cell>
          <table:table-cell table:number-columns-repeated="2"/>
          <table:table-cell table:formula="oooc:=[LevelProgress.B128]&amp;&quot;.passed.text&quot;" office:value-type="string" office:string-value="def/25.def.passed.text">
            <text:p>def/25.def.passed.text</text:p>
          </table:table-cell>
          <table:table-cell table:formula="oooc:=[LevelProgress.B128]&amp;&quot;.failed.text&quot;" office:value-type="string" office:string-value="def/25.def.failed.text">
            <text:p>def/25.def.failed.text</text:p>
          </table:table-cell>
          <table:table-cell table:number-columns-repeated="237"/>
        </table:table-row>
        <table:table-row table:style-name="ro2">
          <table:table-cell table:style-name="ce24" table:formula="oooc:=[Уровни.A35]" office:value-type="float" office:value="26">
            <text:p>26</text:p>
          </table:table-cell>
          <table:table-cell table:formula="oooc:=[Уровни.T35]" office:value-type="string" office:string-value="вегетарианки">
            <text:p>вегетарианки</text:p>
          </table:table-cell>
          <table:table-cell office:value-type="string">
            <text:p>custpic</text:p>
          </table:table-cell>
          <table:table-cell table:formula="oooc:=[LevelProgress.B129]&amp;&quot;.intro.title&quot;" office:value-type="string" office:string-value="def/26.def.intro.title">
            <text:p>def/26.def.intro.title</text:p>
          </table:table-cell>
          <table:table-cell table:formula="oooc:=[LevelProgress.B129]&amp;&quot;.intro.text&quot;" office:value-type="string" office:string-value="def/26.def.intro.text">
            <text:p>def/26.def.intro.text</text:p>
          </table:table-cell>
          <table:table-cell office:value-type="string">
            <text:p>customer.vegetarian</text:p>
          </table:table-cell>
          <table:table-cell office:value-type="float" office:value="9">
            <text:p>9</text:p>
          </table:table-cell>
          <table:table-cell table:formula="oooc:=[LevelProgress.B129]&amp;&quot;.passed.text&quot;" office:value-type="string" office:string-value="def/26.def.passed.text">
            <text:p>def/26.def.passed.text</text:p>
          </table:table-cell>
          <table:table-cell table:formula="oooc:=[LevelProgress.B129]&amp;&quot;.failed.text&quot;" office:value-type="string" office:string-value="def/26.def.failed.text">
            <text:p>def/26.def.failed.text</text:p>
          </table:table-cell>
          <table:table-cell table:number-columns-repeated="237"/>
        </table:table-row>
        <table:table-row table:style-name="ro2">
          <table:table-cell table:style-name="ce24" table:formula="oooc:=[Уровни.A36]" office:value-type="float" office:value="27">
            <text:p>27</text:p>
          </table:table-cell>
          <table:table-cell table:formula="oooc:=[Уровни.T36]" office:value-type="string" office:string-value="только дамы">
            <text:p>только дамы</text:p>
          </table:table-cell>
          <table:table-cell office:value-type="string">
            <text:p>nopic</text:p>
          </table:table-cell>
          <table:table-cell table:formula="oooc:=[LevelProgress.B130]&amp;&quot;.intro.title&quot;" office:value-type="string" office:string-value="def/27.def.intro.title">
            <text:p>def/27.def.intro.title</text:p>
          </table:table-cell>
          <table:table-cell table:formula="oooc:=[LevelProgress.B130]&amp;&quot;.intro.text&quot;" office:value-type="string" office:string-value="def/27.def.intro.text">
            <text:p>def/27.def.intro.text</text:p>
          </table:table-cell>
          <table:table-cell table:number-columns-repeated="2"/>
          <table:table-cell table:formula="oooc:=[LevelProgress.B130]&amp;&quot;.passed.text&quot;" office:value-type="string" office:string-value="def/27.def.passed.text">
            <text:p>def/27.def.passed.text</text:p>
          </table:table-cell>
          <table:table-cell table:formula="oooc:=[LevelProgress.B130]&amp;&quot;.failed.text&quot;" office:value-type="string" office:string-value="def/27.def.failed.text">
            <text:p>def/27.def.failed.text</text:p>
          </table:table-cell>
          <table:table-cell table:number-columns-repeated="237"/>
        </table:table-row>
        <table:table-row table:style-name="ro2">
          <table:table-cell table:style-name="ce24" table:formula="oooc:=[Уровни.A37]" office:value-type="float" office:value="28">
            <text:p>28</text:p>
          </table:table-cell>
          <table:table-cell table:formula="oooc:=[Уровни.T37]" office:value-type="string" office:string-value="бонус – перемешивание">
            <text:p>бонус – перемешивание</text:p>
          </table:table-cell>
          <table:table-cell office:value-type="string">
            <text:p>bonuspic</text:p>
          </table:table-cell>
          <table:table-cell table:formula="oooc:=[LevelProgress.B131]&amp;&quot;.intro.title&quot;" office:value-type="string" office:string-value="def/28.def.intro.title">
            <text:p>def/28.def.intro.title</text:p>
          </table:table-cell>
          <table:table-cell table:formula="oooc:=[LevelProgress.B131]&amp;&quot;.intro.text&quot;" office:value-type="string" office:string-value="def/28.def.intro.text">
            <text:p>def/28.def.intro.text</text:p>
          </table:table-cell>
          <table:table-cell office:value-type="string">
            <text:p>bonus.shuffle</text:p>
          </table:table-cell>
          <table:table-cell/>
          <table:table-cell table:formula="oooc:=[LevelProgress.B131]&amp;&quot;.passed.text&quot;" office:value-type="string" office:string-value="def/28.def.passed.text">
            <text:p>def/28.def.passed.text</text:p>
          </table:table-cell>
          <table:table-cell table:formula="oooc:=[LevelProgress.B131]&amp;&quot;.failed.text&quot;" office:value-type="string" office:string-value="def/28.def.failed.text">
            <text:p>def/28.def.failed.text</text:p>
          </table:table-cell>
          <table:table-cell table:number-columns-repeated="237"/>
        </table:table-row>
        <table:table-row table:style-name="ro2">
          <table:table-cell table:style-name="ce24" table:formula="oooc:=[Уровни.A38]" office:value-type="float" office:value="29">
            <text:p>29</text:p>
          </table:table-cell>
          <table:table-cell table:formula="oooc:=[Уровни.T38]" office:value-type="string" office:string-value="школьники">
            <text:p>школьники</text:p>
          </table:table-cell>
          <table:table-cell office:value-type="string">
            <text:p>custpic</text:p>
          </table:table-cell>
          <table:table-cell table:formula="oooc:=[LevelProgress.B132]&amp;&quot;.intro.title&quot;" office:value-type="string" office:string-value="def/29.def.intro.title">
            <text:p>def/29.def.intro.title</text:p>
          </table:table-cell>
          <table:table-cell table:formula="oooc:=[LevelProgress.B132]&amp;&quot;.intro.text&quot;" office:value-type="string" office:string-value="def/29.def.intro.text">
            <text:p>def/29.def.intro.text</text:p>
          </table:table-cell>
          <table:table-cell office:value-type="string">
            <text:p>customer.schoolkid</text:p>
          </table:table-cell>
          <table:table-cell office:value-type="float" office:value="9">
            <text:p>9</text:p>
          </table:table-cell>
          <table:table-cell table:formula="oooc:=[LevelProgress.B132]&amp;&quot;.passed.text&quot;" office:value-type="string" office:string-value="def/29.def.passed.text">
            <text:p>def/29.def.passed.text</text:p>
          </table:table-cell>
          <table:table-cell table:formula="oooc:=[LevelProgress.B132]&amp;&quot;.failed.text&quot;" office:value-type="string" office:string-value="def/29.def.failed.text">
            <text:p>def/29.def.failed.text</text:p>
          </table:table-cell>
          <table:table-cell table:number-columns-repeated="237"/>
        </table:table-row>
        <table:table-row table:style-name="ro2">
          <table:table-cell table:style-name="ce24" table:formula="oooc:=[Уровни.A39]" office:value-type="float" office:value="30">
            <text:p>30</text:p>
          </table:table-cell>
          <table:table-cell table:formula="oooc:=[Уровни.T39]" office:value-type="string" office:string-value="последний день">
            <text:p>последний день</text:p>
          </table:table-cell>
          <table:table-cell office:value-type="string">
            <text:p>nopic</text:p>
          </table:table-cell>
          <table:table-cell table:formula="oooc:=[LevelProgress.B133]&amp;&quot;.intro.title&quot;" office:value-type="string" office:string-value="def/30.def.intro.title">
            <text:p>def/30.def.intro.title</text:p>
          </table:table-cell>
          <table:table-cell table:formula="oooc:=[LevelProgress.B133]&amp;&quot;.intro.text&quot;" office:value-type="string" office:string-value="def/30.def.intro.text">
            <text:p>def/30.def.intro.text</text:p>
          </table:table-cell>
          <table:table-cell table:number-columns-repeated="2"/>
          <table:table-cell table:formula="oooc:=[LevelProgress.B133]&amp;&quot;.passed.text&quot;" office:value-type="string" office:string-value="def/30.def.passed.text">
            <text:p>def/30.def.passed.text</text:p>
          </table:table-cell>
          <table:table-cell table:formula="oooc:=[LevelProgress.B133]&amp;&quot;.failed.text&quot;" office:value-type="string" office:string-value="def/30.def.failed.text">
            <text:p>def/30.def.failed.text</text:p>
          </table:table-cell>
          <table:table-cell table:number-columns-repeated="237"/>
        </table:table-row>
        <table:table-row table:style-name="ro2">
          <table:table-cell table:style-name="ce24"/>
          <table:table-cell table:number-columns-repeated="245"/>
        </table:table-row>
        <table:table-row table:style-name="ro2">
          <table:table-cell table:style-name="ce26" table:formula="oooc:=[Уровни.A41]" office:value-type="string" office:string-value="Япония">
            <text:p>Япония</text:p>
          </table:table-cell>
          <table:table-cell table:style-name="ce28" table:number-columns-repeated="245"/>
        </table:table-row>
        <table:table-row table:style-name="ro2">
          <table:table-cell table:style-name="ce24" table:formula="oooc:=[Уровни.A42]" office:value-type="float" office:value="31">
            <text:p>31</text:p>
          </table:table-cell>
          <table:table-cell table:formula="oooc:=[Уровни.T42]" office:value-type="string" office:string-value="Япония">
            <text:p>Япония</text:p>
          </table:table-cell>
          <table:table-cell office:value-type="string">
            <text:p>nopic</text:p>
          </table:table-cell>
          <table:table-cell table:formula="oooc:=[LevelProgress.B170]&amp;&quot;.intro.title&quot;" office:value-type="string" office:string-value="def/31.def.intro.title">
            <text:p>def/31.def.intro.title</text:p>
          </table:table-cell>
          <table:table-cell table:formula="oooc:=[LevelProgress.B170]&amp;&quot;.intro.text&quot;" office:value-type="string" office:string-value="def/31.def.intro.text">
            <text:p>def/31.def.intro.text</text:p>
          </table:table-cell>
          <table:table-cell table:number-columns-repeated="2"/>
          <table:table-cell table:formula="oooc:=[LevelProgress.B170]&amp;&quot;.passed.text&quot;" office:value-type="string" office:string-value="def/31.def.passed.text">
            <text:p>def/31.def.passed.text</text:p>
          </table:table-cell>
          <table:table-cell table:formula="oooc:=[LevelProgress.B170]&amp;&quot;.failed.text&quot;" office:value-type="string" office:string-value="def/31.def.failed.text">
            <text:p>def/31.def.failed.text</text:p>
          </table:table-cell>
          <table:table-cell table:number-columns-repeated="237"/>
        </table:table-row>
        <table:table-row table:style-name="ro2">
          <table:table-cell table:style-name="ce24" table:formula="oooc:=[Уровни.A43]" office:value-type="float" office:value="32">
            <text:p>32</text:p>
          </table:table-cell>
          <table:table-cell table:formula="oooc:=[Уровни.T43]" office:value-type="string" office:string-value="(вегетарианки)">
            <text:p>(вегетарианки)</text:p>
          </table:table-cell>
          <table:table-cell office:value-type="string">
            <text:p>nopic</text:p>
          </table:table-cell>
          <table:table-cell table:formula="oooc:=[LevelProgress.B171]&amp;&quot;.intro.title&quot;" office:value-type="string" office:string-value="def/32.def.intro.title">
            <text:p>def/32.def.intro.title</text:p>
          </table:table-cell>
          <table:table-cell table:formula="oooc:=[LevelProgress.B171]&amp;&quot;.intro.text&quot;" office:value-type="string" office:string-value="def/32.def.intro.text">
            <text:p>def/32.def.intro.text</text:p>
          </table:table-cell>
          <table:table-cell table:number-columns-repeated="2"/>
          <table:table-cell table:formula="oooc:=[LevelProgress.B171]&amp;&quot;.passed.text&quot;" office:value-type="string" office:string-value="def/32.def.passed.text">
            <text:p>def/32.def.passed.text</text:p>
          </table:table-cell>
          <table:table-cell table:formula="oooc:=[LevelProgress.B171]&amp;&quot;.failed.text&quot;" office:value-type="string" office:string-value="def/32.def.failed.text">
            <text:p>def/32.def.failed.text</text:p>
          </table:table-cell>
          <table:table-cell table:number-columns-repeated="237"/>
        </table:table-row>
        <table:table-row table:style-name="ro2">
          <table:table-cell table:style-name="ce24" table:formula="oooc:=[Уровни.A44]" office:value-type="float" office:value="33">
            <text:p>33</text:p>
          </table:table-cell>
          <table:table-cell table:formula="oooc:=[Уровни.T44]" office:value-type="string" office:string-value="японские туристы">
            <text:p>японские туристы</text:p>
          </table:table-cell>
          <table:table-cell office:value-type="string">
            <text:p>custpic</text:p>
          </table:table-cell>
          <table:table-cell table:formula="oooc:=[LevelProgress.B172]&amp;&quot;.intro.title&quot;" office:value-type="string" office:string-value="def/33.def.intro.title">
            <text:p>def/33.def.intro.title</text:p>
          </table:table-cell>
          <table:table-cell table:formula="oooc:=[LevelProgress.B172]&amp;&quot;.intro.text&quot;" office:value-type="string" office:string-value="def/33.def.intro.text">
            <text:p>def/33.def.intro.text</text:p>
          </table:table-cell>
          <table:table-cell office:value-type="string">
            <text:p>customer.tourist.japanese</text:p>
          </table:table-cell>
          <table:table-cell office:value-type="float" office:value="9">
            <text:p>9</text:p>
          </table:table-cell>
          <table:table-cell table:formula="oooc:=[LevelProgress.B172]&amp;&quot;.passed.text&quot;" office:value-type="string" office:string-value="def/33.def.passed.text">
            <text:p>def/33.def.passed.text</text:p>
          </table:table-cell>
          <table:table-cell table:formula="oooc:=[LevelProgress.B172]&amp;&quot;.failed.text&quot;" office:value-type="string" office:string-value="def/33.def.failed.text">
            <text:p>def/33.def.failed.text</text:p>
          </table:table-cell>
          <table:table-cell table:number-columns-repeated="237"/>
        </table:table-row>
        <table:table-row table:style-name="ro2">
          <table:table-cell table:style-name="ce24" table:formula="oooc:=[Уровни.A45]" office:value-type="float" office:value="34">
            <text:p>34</text:p>
          </table:table-cell>
          <table:table-cell table:formula="oooc:=[Уровни.T45]" office:value-type="string" office:string-value="бонус – ложка">
            <text:p>бонус – ложка</text:p>
          </table:table-cell>
          <table:table-cell office:value-type="string">
            <text:p>bonuspic</text:p>
          </table:table-cell>
          <table:table-cell table:formula="oooc:=[LevelProgress.B173]&amp;&quot;.intro.title&quot;" office:value-type="string" office:string-value="def/34.def.intro.title">
            <text:p>def/34.def.intro.title</text:p>
          </table:table-cell>
          <table:table-cell table:formula="oooc:=[LevelProgress.B173]&amp;&quot;.intro.text&quot;" office:value-type="string" office:string-value="def/34.def.intro.text">
            <text:p>def/34.def.intro.text</text:p>
          </table:table-cell>
          <table:table-cell office:value-type="string">
            <text:p>bonus.spoon</text:p>
          </table:table-cell>
          <table:table-cell/>
          <table:table-cell table:formula="oooc:=[LevelProgress.B173]&amp;&quot;.passed.text&quot;" office:value-type="string" office:string-value="def/34.def.passed.text">
            <text:p>def/34.def.passed.text</text:p>
          </table:table-cell>
          <table:table-cell table:formula="oooc:=[LevelProgress.B173]&amp;&quot;.failed.text&quot;" office:value-type="string" office:string-value="def/34.def.failed.text">
            <text:p>def/34.def.failed.text</text:p>
          </table:table-cell>
          <table:table-cell table:number-columns-repeated="237"/>
        </table:table-row>
        <table:table-row table:style-name="ro2">
          <table:table-cell table:style-name="ce24" table:formula="oooc:=[Уровни.A46]" office:value-type="float" office:value="35">
            <text:p>35</text:p>
          </table:table-cell>
          <table:table-cell table:formula="oooc:=[Уровни.T46]" office:value-type="string" office:string-value="только мужчины">
            <text:p>только мужчины</text:p>
          </table:table-cell>
          <table:table-cell office:value-type="string">
            <text:p>nopic</text:p>
          </table:table-cell>
          <table:table-cell table:formula="oooc:=[LevelProgress.B174]&amp;&quot;.intro.title&quot;" office:value-type="string" office:string-value="def/35.def.intro.title">
            <text:p>def/35.def.intro.title</text:p>
          </table:table-cell>
          <table:table-cell table:formula="oooc:=[LevelProgress.B174]&amp;&quot;.intro.text&quot;" office:value-type="string" office:string-value="def/35.def.intro.text">
            <text:p>def/35.def.intro.text</text:p>
          </table:table-cell>
          <table:table-cell table:number-columns-repeated="2"/>
          <table:table-cell table:formula="oooc:=[LevelProgress.B174]&amp;&quot;.passed.text&quot;" office:value-type="string" office:string-value="def/35.def.passed.text">
            <text:p>def/35.def.passed.text</text:p>
          </table:table-cell>
          <table:table-cell table:formula="oooc:=[LevelProgress.B174]&amp;&quot;.failed.text&quot;" office:value-type="string" office:string-value="def/35.def.failed.text">
            <text:p>def/35.def.failed.text</text:p>
          </table:table-cell>
          <table:table-cell table:number-columns-repeated="237"/>
        </table:table-row>
        <table:table-row table:style-name="ro2">
          <table:table-cell table:style-name="ce24" table:formula="oooc:=[Уровни.A47]" office:value-type="float" office:value="36">
            <text:p>36</text:p>
          </table:table-cell>
          <table:table-cell table:formula="oooc:=[Уровни.T47]" office:value-type="string" office:string-value="только молодежь">
            <text:p>только молодежь</text:p>
          </table:table-cell>
          <table:table-cell office:value-type="string">
            <text:p>nopic</text:p>
          </table:table-cell>
          <table:table-cell table:formula="oooc:=[LevelProgress.B175]&amp;&quot;.intro.title&quot;" office:value-type="string" office:string-value="def/36.def.intro.title">
            <text:p>def/36.def.intro.title</text:p>
          </table:table-cell>
          <table:table-cell table:formula="oooc:=[LevelProgress.B175]&amp;&quot;.intro.text&quot;" office:value-type="string" office:string-value="def/36.def.intro.text">
            <text:p>def/36.def.intro.text</text:p>
          </table:table-cell>
          <table:table-cell table:number-columns-repeated="2"/>
          <table:table-cell table:formula="oooc:=[LevelProgress.B175]&amp;&quot;.passed.text&quot;" office:value-type="string" office:string-value="def/36.def.passed.text">
            <text:p>def/36.def.passed.text</text:p>
          </table:table-cell>
          <table:table-cell table:formula="oooc:=[LevelProgress.B175]&amp;&quot;.failed.text&quot;" office:value-type="string" office:string-value="def/36.def.failed.text">
            <text:p>def/36.def.failed.text</text:p>
          </table:table-cell>
          <table:table-cell table:number-columns-repeated="237"/>
        </table:table-row>
        <table:table-row table:style-name="ro2">
          <table:table-cell table:style-name="ce24" table:formula="oooc:=[Уровни.A48]" office:value-type="float" office:value="37">
            <text:p>37</text:p>
          </table:table-cell>
          <table:table-cell table:formula="oooc:=[Уровни.T48]" office:value-type="string" office:string-value="бонус – сердце">
            <text:p>бонус – сердце</text:p>
          </table:table-cell>
          <table:table-cell office:value-type="string">
            <text:p>bonuspic</text:p>
          </table:table-cell>
          <table:table-cell table:formula="oooc:=[LevelProgress.B176]&amp;&quot;.intro.title&quot;" office:value-type="string" office:string-value="def/37.def.intro.title">
            <text:p>def/37.def.intro.title</text:p>
          </table:table-cell>
          <table:table-cell table:formula="oooc:=[LevelProgress.B176]&amp;&quot;.intro.text&quot;" office:value-type="string" office:string-value="def/37.def.intro.text">
            <text:p>def/37.def.intro.text</text:p>
          </table:table-cell>
          <table:table-cell office:value-type="string">
            <text:p>bonus.heart</text:p>
          </table:table-cell>
          <table:table-cell/>
          <table:table-cell table:formula="oooc:=[LevelProgress.B176]&amp;&quot;.passed.text&quot;" office:value-type="string" office:string-value="def/37.def.passed.text">
            <text:p>def/37.def.passed.text</text:p>
          </table:table-cell>
          <table:table-cell table:formula="oooc:=[LevelProgress.B176]&amp;&quot;.failed.text&quot;" office:value-type="string" office:string-value="def/37.def.failed.text">
            <text:p>def/37.def.failed.text</text:p>
          </table:table-cell>
          <table:table-cell table:number-columns-repeated="237"/>
        </table:table-row>
        <table:table-row table:style-name="ro2">
          <table:table-cell table:style-name="ce24" table:formula="oooc:=[Уровни.A49]" office:value-type="float" office:value="38">
            <text:p>38</text:p>
          </table:table-cell>
          <table:table-cell table:formula="oooc:=[Уровни.T49]" office:value-type="string" office:string-value="только дамы">
            <text:p>только дамы</text:p>
          </table:table-cell>
          <table:table-cell office:value-type="string">
            <text:p>nopic</text:p>
          </table:table-cell>
          <table:table-cell table:formula="oooc:=[LevelProgress.B177]&amp;&quot;.intro.title&quot;" office:value-type="string" office:string-value="def/38.def.intro.title">
            <text:p>def/38.def.intro.title</text:p>
          </table:table-cell>
          <table:table-cell table:formula="oooc:=[LevelProgress.B177]&amp;&quot;.intro.text&quot;" office:value-type="string" office:string-value="def/38.def.intro.text">
            <text:p>def/38.def.intro.text</text:p>
          </table:table-cell>
          <table:table-cell table:number-columns-repeated="2"/>
          <table:table-cell table:formula="oooc:=[LevelProgress.B177]&amp;&quot;.passed.text&quot;" office:value-type="string" office:string-value="def/38.def.passed.text">
            <text:p>def/38.def.passed.text</text:p>
          </table:table-cell>
          <table:table-cell table:formula="oooc:=[LevelProgress.B177]&amp;&quot;.failed.text&quot;" office:value-type="string" office:string-value="def/38.def.failed.text">
            <text:p>def/38.def.failed.text</text:p>
          </table:table-cell>
          <table:table-cell table:number-columns-repeated="237"/>
        </table:table-row>
        <table:table-row table:style-name="ro2">
          <table:table-cell table:style-name="ce24" table:formula="oooc:=[Уровни.A50]" office:value-type="float" office:value="39">
            <text:p>39</text:p>
          </table:table-cell>
          <table:table-cell table:formula="oooc:=[Уровни.T50]" office:value-type="string" office:string-value="только пожилые">
            <text:p>только пожилые</text:p>
          </table:table-cell>
          <table:table-cell office:value-type="string">
            <text:p>nopic</text:p>
          </table:table-cell>
          <table:table-cell table:formula="oooc:=[LevelProgress.B178]&amp;&quot;.intro.title&quot;" office:value-type="string" office:string-value="def/39.def.intro.title">
            <text:p>def/39.def.intro.title</text:p>
          </table:table-cell>
          <table:table-cell table:formula="oooc:=[LevelProgress.B178]&amp;&quot;.intro.text&quot;" office:value-type="string" office:string-value="def/39.def.intro.text">
            <text:p>def/39.def.intro.text</text:p>
          </table:table-cell>
          <table:table-cell table:number-columns-repeated="2"/>
          <table:table-cell table:formula="oooc:=[LevelProgress.B178]&amp;&quot;.passed.text&quot;" office:value-type="string" office:string-value="def/39.def.passed.text">
            <text:p>def/39.def.passed.text</text:p>
          </table:table-cell>
          <table:table-cell table:formula="oooc:=[LevelProgress.B178]&amp;&quot;.failed.text&quot;" office:value-type="string" office:string-value="def/39.def.failed.text">
            <text:p>def/39.def.failed.text</text:p>
          </table:table-cell>
          <table:table-cell table:number-columns-repeated="237"/>
        </table:table-row>
        <table:table-row table:style-name="ro2">
          <table:table-cell table:style-name="ce24" table:formula="oooc:=[Уровни.A51]" office:value-type="float" office:value="40">
            <text:p>40</text:p>
          </table:table-cell>
          <table:table-cell table:formula="oooc:=[Уровни.T51]" office:value-type="string" office:string-value="последний день – ждем итогов">
            <text:p>последний день – ждем итогов</text:p>
          </table:table-cell>
          <table:table-cell office:value-type="string">
            <text:p>nopic</text:p>
          </table:table-cell>
          <table:table-cell table:formula="oooc:=[LevelProgress.B179]&amp;&quot;.intro.title&quot;" office:value-type="string" office:string-value="def/40.def.intro.title">
            <text:p>def/40.def.intro.title</text:p>
          </table:table-cell>
          <table:table-cell table:formula="oooc:=[LevelProgress.B179]&amp;&quot;.intro.text&quot;" office:value-type="string" office:string-value="def/40.def.intro.text">
            <text:p>def/40.def.intro.text</text:p>
          </table:table-cell>
          <table:table-cell table:number-columns-repeated="2"/>
          <table:table-cell table:formula="oooc:=[LevelProgress.B179]&amp;&quot;.passed.text&quot;" office:value-type="string" office:string-value="def/40.def.passed.text">
            <text:p>def/40.def.passed.text</text:p>
          </table:table-cell>
          <table:table-cell table:formula="oooc:=[LevelProgress.B179]&amp;&quot;.failed.text&quot;" office:value-type="string" office:string-value="def/40.def.failed.text">
            <text:p>def/40.def.failed.text</text:p>
          </table:table-cell>
          <table:table-cell table:number-columns-repeated="237"/>
        </table:table-row>
        <table:table-row table:style-name="ro2">
          <table:table-cell table:style-name="ce24"/>
          <table:table-cell table:number-columns-repeated="245"/>
        </table:table-row>
        <table:table-row table:style-name="ro2">
          <table:table-cell table:style-name="ce26" table:formula="oooc:=[Уровни.A53]" office:value-type="string" office:string-value="Гавайи">
            <text:p>Гавайи</text:p>
          </table:table-cell>
          <table:table-cell table:style-name="ce28" table:number-columns-repeated="245"/>
        </table:table-row>
        <table:table-row table:style-name="ro2">
          <table:table-cell table:style-name="ce24" table:formula="oooc:=[Уровни.A54]" office:value-type="float" office:value="41">
            <text:p>41</text:p>
          </table:table-cell>
          <table:table-cell table:formula="oooc:=[Уровни.T54]" office:value-type="string" office:string-value="Гавайи">
            <text:p>Гавайи</text:p>
          </table:table-cell>
          <table:table-cell office:value-type="string">
            <text:p>nopic</text:p>
          </table:table-cell>
          <table:table-cell table:formula="oooc:=[LevelProgress.B226]&amp;&quot;.intro.title&quot;" office:value-type="string" office:string-value="def/41.def.intro.title">
            <text:p>def/41.def.intro.title</text:p>
          </table:table-cell>
          <table:table-cell table:formula="oooc:=[LevelProgress.B226]&amp;&quot;.intro.text&quot;" office:value-type="string" office:string-value="def/41.def.intro.text">
            <text:p>def/41.def.intro.text</text:p>
          </table:table-cell>
          <table:table-cell table:number-columns-repeated="2"/>
          <table:table-cell table:formula="oooc:=[LevelProgress.B226]&amp;&quot;.passed.text&quot;" office:value-type="string" office:string-value="def/41.def.passed.text">
            <text:p>def/41.def.passed.text</text:p>
          </table:table-cell>
          <table:table-cell table:formula="oooc:=[LevelProgress.B226]&amp;&quot;.failed.text&quot;" office:value-type="string" office:string-value="def/41.def.failed.text">
            <text:p>def/41.def.failed.text</text:p>
          </table:table-cell>
          <table:table-cell table:number-columns-repeated="237"/>
        </table:table-row>
        <table:table-row table:style-name="ro2">
          <table:table-cell table:style-name="ce24" table:formula="oooc:=[Уровни.A55]" office:value-type="float" office:value="42">
            <text:p>42</text:p>
          </table:table-cell>
          <table:table-cell table:formula="oooc:=[Уровни.T55]" office:value-type="string" office:string-value="только туристы">
            <text:p>только туристы</text:p>
          </table:table-cell>
          <table:table-cell office:value-type="string">
            <text:p>nopic</text:p>
          </table:table-cell>
          <table:table-cell table:formula="oooc:=[LevelProgress.B227]&amp;&quot;.intro.title&quot;" office:value-type="string" office:string-value="def/42.def.intro.title">
            <text:p>def/42.def.intro.title</text:p>
          </table:table-cell>
          <table:table-cell table:formula="oooc:=[LevelProgress.B227]&amp;&quot;.intro.text&quot;" office:value-type="string" office:string-value="def/42.def.intro.text">
            <text:p>def/42.def.intro.text</text:p>
          </table:table-cell>
          <table:table-cell table:number-columns-repeated="2"/>
          <table:table-cell table:formula="oooc:=[LevelProgress.B227]&amp;&quot;.passed.text&quot;" office:value-type="string" office:string-value="def/42.def.passed.text">
            <text:p>def/42.def.passed.text</text:p>
          </table:table-cell>
          <table:table-cell table:formula="oooc:=[LevelProgress.B227]&amp;&quot;.failed.text&quot;" office:value-type="string" office:string-value="def/42.def.failed.text">
            <text:p>def/42.def.failed.text</text:p>
          </table:table-cell>
          <table:table-cell table:number-columns-repeated="237"/>
        </table:table-row>
        <table:table-row table:style-name="ro2">
          <table:table-cell table:style-name="ce24" table:formula="oooc:=[Уровни.A56]" office:value-type="float" office:value="43">
            <text:p>43</text:p>
          </table:table-cell>
          <table:table-cell table:formula="oooc:=[Уровни.T56]" office:value-type="string" office:string-value="только молодежь">
            <text:p>только молодежь</text:p>
          </table:table-cell>
          <table:table-cell office:value-type="string">
            <text:p>nopic</text:p>
          </table:table-cell>
          <table:table-cell table:formula="oooc:=[LevelProgress.B228]&amp;&quot;.intro.title&quot;" office:value-type="string" office:string-value="def/43.def.intro.title">
            <text:p>def/43.def.intro.title</text:p>
          </table:table-cell>
          <table:table-cell table:formula="oooc:=[LevelProgress.B228]&amp;&quot;.intro.text&quot;" office:value-type="string" office:string-value="def/43.def.intro.text">
            <text:p>def/43.def.intro.text</text:p>
          </table:table-cell>
          <table:table-cell table:number-columns-repeated="2"/>
          <table:table-cell table:formula="oooc:=[LevelProgress.B228]&amp;&quot;.passed.text&quot;" office:value-type="string" office:string-value="def/43.def.passed.text">
            <text:p>def/43.def.passed.text</text:p>
          </table:table-cell>
          <table:table-cell table:formula="oooc:=[LevelProgress.B228]&amp;&quot;.failed.text&quot;" office:value-type="string" office:string-value="def/43.def.failed.text">
            <text:p>def/43.def.failed.text</text:p>
          </table:table-cell>
          <table:table-cell table:number-columns-repeated="237"/>
        </table:table-row>
        <table:table-row table:style-name="ro2">
          <table:table-cell table:style-name="ce24" table:formula="oooc:=[Уровни.A57]" office:value-type="float" office:value="44">
            <text:p>44</text:p>
          </table:table-cell>
          <table:table-cell table:formula="oooc:=[Уровни.T57]" office:value-type="string" office:string-value="только дамы">
            <text:p>только дамы</text:p>
          </table:table-cell>
          <table:table-cell office:value-type="string">
            <text:p>nopic</text:p>
          </table:table-cell>
          <table:table-cell table:formula="oooc:=[LevelProgress.B229]&amp;&quot;.intro.title&quot;" office:value-type="string" office:string-value="def/44.def.intro.title">
            <text:p>def/44.def.intro.title</text:p>
          </table:table-cell>
          <table:table-cell table:formula="oooc:=[LevelProgress.B229]&amp;&quot;.intro.text&quot;" office:value-type="string" office:string-value="def/44.def.intro.text">
            <text:p>def/44.def.intro.text</text:p>
          </table:table-cell>
          <table:table-cell table:number-columns-repeated="2"/>
          <table:table-cell table:formula="oooc:=[LevelProgress.B229]&amp;&quot;.passed.text&quot;" office:value-type="string" office:string-value="def/44.def.passed.text">
            <text:p>def/44.def.passed.text</text:p>
          </table:table-cell>
          <table:table-cell table:formula="oooc:=[LevelProgress.B229]&amp;&quot;.failed.text&quot;" office:value-type="string" office:string-value="def/44.def.failed.text">
            <text:p>def/44.def.failed.text</text:p>
          </table:table-cell>
          <table:table-cell table:number-columns-repeated="237"/>
        </table:table-row>
        <table:table-row table:style-name="ro2">
          <table:table-cell table:style-name="ce24" table:formula="oooc:=[Уровни.A58]" office:value-type="float" office:value="45">
            <text:p>45</text:p>
          </table:table-cell>
          <table:table-cell table:formula="oooc:=[Уровни.T58]" office:value-type="string" office:string-value="christmas in july">
            <text:p>christmas in july</text:p>
          </table:table-cell>
          <table:table-cell office:value-type="string">
            <text:p>nopic</text:p>
          </table:table-cell>
          <table:table-cell table:formula="oooc:=[LevelProgress.B230]&amp;&quot;.intro.title&quot;" office:value-type="string" office:string-value="def/45.def.intro.title">
            <text:p>def/45.def.intro.title</text:p>
          </table:table-cell>
          <table:table-cell table:formula="oooc:=[LevelProgress.B230]&amp;&quot;.intro.text&quot;" office:value-type="string" office:string-value="def/45.def.intro.text">
            <text:p>def/45.def.intro.text</text:p>
          </table:table-cell>
          <table:table-cell table:number-columns-repeated="2"/>
          <table:table-cell table:formula="oooc:=[LevelProgress.B230]&amp;&quot;.passed.text&quot;" office:value-type="string" office:string-value="def/45.def.passed.text">
            <text:p>def/45.def.passed.text</text:p>
          </table:table-cell>
          <table:table-cell table:formula="oooc:=[LevelProgress.B230]&amp;&quot;.failed.text&quot;" office:value-type="string" office:string-value="def/45.def.failed.text">
            <text:p>def/45.def.failed.text</text:p>
          </table:table-cell>
          <table:table-cell table:number-columns-repeated="237"/>
        </table:table-row>
        <table:table-row table:style-name="ro2">
          <table:table-cell table:style-name="ce24" table:formula="oooc:=[Уровни.A59]" office:value-type="float" office:value="46">
            <text:p>46</text:p>
          </table:table-cell>
          <table:table-cell table:formula="oooc:=[Уровни.T59]" office:value-type="string" office:string-value="только критики">
            <text:p>только критики</text:p>
          </table:table-cell>
          <table:table-cell office:value-type="string">
            <text:p>nopic</text:p>
          </table:table-cell>
          <table:table-cell table:formula="oooc:=[LevelProgress.B231]&amp;&quot;.intro.title&quot;" office:value-type="string" office:string-value="def/46.def.intro.title">
            <text:p>def/46.def.intro.title</text:p>
          </table:table-cell>
          <table:table-cell table:formula="oooc:=[LevelProgress.B231]&amp;&quot;.intro.text&quot;" office:value-type="string" office:string-value="def/46.def.intro.text">
            <text:p>def/46.def.intro.text</text:p>
          </table:table-cell>
          <table:table-cell table:number-columns-repeated="2"/>
          <table:table-cell table:formula="oooc:=[LevelProgress.B231]&amp;&quot;.passed.text&quot;" office:value-type="string" office:string-value="def/46.def.passed.text">
            <text:p>def/46.def.passed.text</text:p>
          </table:table-cell>
          <table:table-cell table:formula="oooc:=[LevelProgress.B231]&amp;&quot;.failed.text&quot;" office:value-type="string" office:string-value="def/46.def.failed.text">
            <text:p>def/46.def.failed.text</text:p>
          </table:table-cell>
          <table:table-cell table:number-columns-repeated="237"/>
        </table:table-row>
        <table:table-row table:style-name="ro2">
          <table:table-cell table:style-name="ce24" table:formula="oooc:=[Уровни.A60]" office:value-type="float" office:value="47">
            <text:p>47</text:p>
          </table:table-cell>
          <table:table-cell table:formula="oooc:=[Уровни.T60]" office:value-type="string" office:string-value="только пожилые">
            <text:p>только пожилые</text:p>
          </table:table-cell>
          <table:table-cell office:value-type="string">
            <text:p>nopic</text:p>
          </table:table-cell>
          <table:table-cell table:formula="oooc:=[LevelProgress.B232]&amp;&quot;.intro.title&quot;" office:value-type="string" office:string-value="def/47.def.intro.title">
            <text:p>def/47.def.intro.title</text:p>
          </table:table-cell>
          <table:table-cell table:formula="oooc:=[LevelProgress.B232]&amp;&quot;.intro.text&quot;" office:value-type="string" office:string-value="def/47.def.intro.text">
            <text:p>def/47.def.intro.text</text:p>
          </table:table-cell>
          <table:table-cell table:number-columns-repeated="2"/>
          <table:table-cell table:formula="oooc:=[LevelProgress.B232]&amp;&quot;.passed.text&quot;" office:value-type="string" office:string-value="def/47.def.passed.text">
            <text:p>def/47.def.passed.text</text:p>
          </table:table-cell>
          <table:table-cell table:formula="oooc:=[LevelProgress.B232]&amp;&quot;.failed.text&quot;" office:value-type="string" office:string-value="def/47.def.failed.text">
            <text:p>def/47.def.failed.text</text:p>
          </table:table-cell>
          <table:table-cell table:number-columns-repeated="237"/>
        </table:table-row>
        <table:table-row table:style-name="ro2">
          <table:table-cell table:style-name="ce24" table:formula="oooc:=[Уровни.A61]" office:value-type="float" office:value="48">
            <text:p>48</text:p>
          </table:table-cell>
          <table:table-cell table:formula="oooc:=[Уровни.T61]" office:value-type="string" office:string-value="только туристы">
            <text:p>только туристы</text:p>
          </table:table-cell>
          <table:table-cell office:value-type="string">
            <text:p>nopic</text:p>
          </table:table-cell>
          <table:table-cell table:formula="oooc:=[LevelProgress.B233]&amp;&quot;.intro.title&quot;" office:value-type="string" office:string-value="def/48.def.intro.title">
            <text:p>def/48.def.intro.title</text:p>
          </table:table-cell>
          <table:table-cell table:formula="oooc:=[LevelProgress.B233]&amp;&quot;.intro.text&quot;" office:value-type="string" office:string-value="def/48.def.intro.text">
            <text:p>def/48.def.intro.text</text:p>
          </table:table-cell>
          <table:table-cell table:number-columns-repeated="2"/>
          <table:table-cell table:formula="oooc:=[LevelProgress.B233]&amp;&quot;.passed.text&quot;" office:value-type="string" office:string-value="def/48.def.passed.text">
            <text:p>def/48.def.passed.text</text:p>
          </table:table-cell>
          <table:table-cell table:formula="oooc:=[LevelProgress.B233]&amp;&quot;.failed.text&quot;" office:value-type="string" office:string-value="def/48.def.failed.text">
            <text:p>def/48.def.failed.text</text:p>
          </table:table-cell>
          <table:table-cell table:number-columns-repeated="237"/>
        </table:table-row>
        <table:table-row table:style-name="ro2">
          <table:table-cell table:style-name="ce24" table:formula="oooc:=[Уровни.A62]" office:value-type="float" office:value="49">
            <text:p>49</text:p>
          </table:table-cell>
          <table:table-cell table:formula="oooc:=[Уровни.T62]" office:value-type="string" office:string-value="только мужчины">
            <text:p>только мужчины</text:p>
          </table:table-cell>
          <table:table-cell office:value-type="string">
            <text:p>nopic</text:p>
          </table:table-cell>
          <table:table-cell table:formula="oooc:=[LevelProgress.B234]&amp;&quot;.intro.title&quot;" office:value-type="string" office:string-value="def/49.def.intro.title">
            <text:p>def/49.def.intro.title</text:p>
          </table:table-cell>
          <table:table-cell table:formula="oooc:=[LevelProgress.B234]&amp;&quot;.intro.text&quot;" office:value-type="string" office:string-value="def/49.def.intro.text">
            <text:p>def/49.def.intro.text</text:p>
          </table:table-cell>
          <table:table-cell table:number-columns-repeated="2"/>
          <table:table-cell table:formula="oooc:=[LevelProgress.B234]&amp;&quot;.passed.text&quot;" office:value-type="string" office:string-value="def/49.def.passed.text">
            <text:p>def/49.def.passed.text</text:p>
          </table:table-cell>
          <table:table-cell table:formula="oooc:=[LevelProgress.B234]&amp;&quot;.failed.text&quot;" office:value-type="string" office:string-value="def/49.def.failed.text">
            <text:p>def/49.def.failed.text</text:p>
          </table:table-cell>
          <table:table-cell table:number-columns-repeated="237"/>
        </table:table-row>
        <table:table-row table:style-name="ro2">
          <table:table-cell table:style-name="ce24" table:formula="oooc:=[Уровни.A63]" office:value-type="float" office:value="50">
            <text:p>50</text:p>
          </table:table-cell>
          <table:table-cell table:formula="oooc:=[Уровни.T63]" office:value-type="string" office:string-value="последнее испытание">
            <text:p>последнее испытание</text:p>
          </table:table-cell>
          <table:table-cell office:value-type="string">
            <text:p>nopic</text:p>
          </table:table-cell>
          <table:table-cell table:formula="oooc:=[LevelProgress.B235]&amp;&quot;.intro.title&quot;" office:value-type="string" office:string-value="def/50.def.intro.title">
            <text:p>def/50.def.intro.title</text:p>
          </table:table-cell>
          <table:table-cell table:formula="oooc:=[LevelProgress.B235]&amp;&quot;.intro.text&quot;" office:value-type="string" office:string-value="def/50.def.intro.text">
            <text:p>def/50.def.intro.text</text:p>
          </table:table-cell>
          <table:table-cell table:number-columns-repeated="2"/>
          <table:table-cell table:formula="oooc:=[LevelProgress.B235]&amp;&quot;.passed.text&quot;" office:value-type="string" office:string-value="def/50.def.passed.text">
            <text:p>def/50.def.passed.text</text:p>
          </table:table-cell>
          <table:table-cell table:formula="oooc:=[LevelProgress.B235]&amp;&quot;.failed.text&quot;" office:value-type="string" office:string-value="def/50.def.failed.text">
            <text:p>def/50.def.failed.text</text:p>
          </table:table-cell>
          <table:table-cell table:number-columns-repeated="237"/>
        </table:table-row>
        <table:table-row table:style-name="ro2">
          <table:table-cell table:style-name="ce24"/>
          <table:table-cell table:number-columns-repeated="245"/>
        </table:table-row>
        <table:table-row table:style-name="ro2">
          <table:table-cell table:style-name="ce26"/>
          <table:table-cell table:style-name="ce28" table:number-columns-repeated="245"/>
        </table:table-row>
        <table:table-row table:style-name="ro2">
          <table:table-cell table:style-name="ce4"/>
          <table:table-cell table:number-columns-repeated="245"/>
        </table:table-row>
        <table:table-row table:style-name="ro2" table:number-rows-repeated="11">
          <table:table-cell table:number-columns-repeated="246"/>
        </table:table-row>
        <table:table-row table:style-name="ro2" table:number-rows-repeated="221">
          <table:table-cell table:style-name="ce4"/>
          <table:table-cell table:number-columns-repeated="245"/>
        </table:table-row>
        <table:table-row table:style-name="ro2" table:number-rows-repeated="65237">
          <table:table-cell table:number-columns-repeated="246"/>
        </table:table-row>
        <table:table-row table:style-name="ro2">
          <table:table-cell table:number-columns-repeated="246"/>
        </table:table-row>
      </table:table>
      <table:table table:name="Text" table:style-name="ta1" table:print="false">
        <table:table-column table:style-name="co38" table:default-cell-style-name="Default"/>
        <table:table-column table:style-name="co39" table:default-cell-style-name="Default"/>
        <table:table-column table:style-name="co36" table:default-cell-style-name="ce32"/>
        <table:table-column table:style-name="co40" table:default-cell-style-name="Default"/>
        <table:table-column table:style-name="co41" table:number-columns-repeated="3" table:default-cell-style-name="Default"/>
        <table:table-column table:style-name="co5" table:number-columns-repeated="249" table:default-cell-style-name="Default"/>
        <table:table-row table:style-name="ro2">
          <table:table-cell table:style-name="ce190" table:formula="oooc:=[LevelProgress.B33]&amp;&quot;.intro.title&quot;" office:value-type="string" office:string-value="def/01.def.intro.title">
            <text:p>def/01.def.intro.title</text:p>
          </table:table-cell>
          <table:table-cell table:style-name="ce190" office:value-type="string">
            <text:p>New customer * Blue Collar</text:p>
          </table:table-cell>
          <table:table-cell table:style-name="ce190" table:formula="oooc:=[Уровни.T6]" office:value-type="string" office:string-value="рабочие">
            <text:p>рабочие</text:p>
          </table:table-cell>
          <table:table-cell table:style-name="ce190" office:value-type="string">
            <text:p>строки для начала</text:p>
          </table:table-cell>
          <table:table-cell table:style-name="ce190" table:number-columns-repeated="252"/>
        </table:table-row>
        <table:table-row table:style-name="ro2">
          <table:table-cell table:style-name="ce190" table:formula="oooc:=[LevelProgress.B33]&amp;&quot;.intro.text&quot;" office:value-type="string" office:string-value="def/01.def.intro.text">
            <text:p>def/01.def.intro.text</text:p>
          </table:table-cell>
          <table:table-cell table:style-name="ce190" office:value-type="string">
            <text:p>As we start the first round at Rocky Ranch, our first customers are blue collars. These guys work hard at their job and need some rest after the day.</text:p>
          </table:table-cell>
          <table:table-cell table:style-name="ce190"/>
          <table:table-cell table:style-name="ce190" office:value-type="string">
            <text:p>и завершения уровней</text:p>
          </table:table-cell>
          <table:table-cell table:style-name="ce190" table:number-columns-repeated="252"/>
        </table:table-row>
        <table:table-row table:style-name="ro2">
          <table:table-cell table:formula="oooc:=[LevelProgress.B33]&amp;&quot;.passed.text&quot;" office:value-type="string" office:string-value="def/01.def.passed.text">
            <text:p>def/01.def.passed.text</text:p>
          </table:table-cell>
          <table:table-cell office:value-type="string">
            <text:p>Good work! Continue this way, and we can win the competition.</text:p>
          </table:table-cell>
          <table:table-cell table:number-columns-repeated="254"/>
        </table:table-row>
        <table:table-row table:style-name="ro2">
          <table:table-cell table:formula="oooc:=[LevelProgress.B33]&amp;&quot;.expert.text&quot;" office:value-type="string" office:string-value="def/01.def.expert.text">
            <text:p>def/01.def.expert.text</text:p>
          </table:table-cell>
          <table:table-cell office:value-type="string">
            <text:p>Excellent! Continue this way, and we can win the competition.</text:p>
          </table:table-cell>
          <table:table-cell table:number-columns-repeated="254"/>
        </table:table-row>
        <table:table-row table:style-name="ro2">
          <table:table-cell table:formula="oooc:=[LevelProgress.B33]&amp;&quot;.failed.text&quot;" office:value-type="string" office:string-value="def/01.def.failed.text">
            <text:p>def/01.def.failed.text</text:p>
          </table:table-cell>
          <table:table-cell office:value-type="string">
            <text:p>We haven't made enough money today. Remember the basics: check what ingredients are required and pick them quickly!</text:p>
          </table:table-cell>
          <table:table-cell table:style-name="Default"/>
          <table:table-cell table:number-columns-repeated="253"/>
        </table:table-row>
        <table:table-row table:style-name="ro2">
          <table:table-cell table:style-name="ce190" table:formula="oooc:=[LevelProgress.B34]&amp;&quot;.intro.title&quot;" office:value-type="string" office:string-value="def/02.def.intro.title">
            <text:p>def/02.def.intro.title</text:p>
          </table:table-cell>
          <table:table-cell table:style-name="ce190" office:value-type="string">
            <text:p>New table</text:p>
          </table:table-cell>
          <table:table-cell table:style-name="ce190" table:formula="oooc:=[Уровни.T7]" office:value-type="string" office:string-value="третий стол">
            <text:p>третий стол</text:p>
          </table:table-cell>
          <table:table-cell table:style-name="ce190" table:number-columns-repeated="253"/>
        </table:table-row>
        <table:table-row table:style-name="ro2">
          <table:table-cell table:style-name="ce190" table:formula="oooc:=[LevelProgress.B34]&amp;&quot;.intro.text&quot;" office:value-type="string" office:string-value="def/02.def.intro.text">
            <text:p>def/02.def.intro.text</text:p>
          </table:table-cell>
          <table:table-cell table:style-name="ce190" office:value-type="string">
            <text:p>Serving two customers at a time was pretty easy, now let's see if we can deal with three customers.</text:p>
          </table:table-cell>
          <table:table-cell table:style-name="ce190" table:number-columns-repeated="254"/>
        </table:table-row>
        <table:table-row table:style-name="ro2">
          <table:table-cell table:formula="oooc:=[LevelProgress.B34]&amp;&quot;.passed.text&quot;" office:value-type="string" office:string-value="def/02.def.passed.text">
            <text:p>def/02.def.passed.text</text:p>
          </table:table-cell>
          <table:table-cell office:value-type="string">
            <text:p>Good work! Now let's see how you can serve another customers.</text:p>
          </table:table-cell>
          <table:table-cell table:style-name="Default"/>
          <table:table-cell table:number-columns-repeated="253"/>
        </table:table-row>
        <table:table-row table:style-name="ro2">
          <table:table-cell table:formula="oooc:=[LevelProgress.B34]&amp;&quot;.expert.text&quot;" office:value-type="string" office:string-value="def/02.def.expert.text">
            <text:p>def/02.def.expert.text</text:p>
          </table:table-cell>
          <table:table-cell office:value-type="string">
            <text:p>Excellent! Now let's see how you can serve another customers.</text:p>
          </table:table-cell>
          <table:table-cell table:style-name="Default"/>
          <table:table-cell table:number-columns-repeated="253"/>
        </table:table-row>
        <table:table-row table:style-name="ro2">
          <table:table-cell table:formula="oooc:=[LevelProgress.B34]&amp;&quot;.failed.text&quot;" office:value-type="string" office:string-value="def/02.def.failed.text">
            <text:p>def/02.def.failed.text</text:p>
          </table:table-cell>
          <table:table-cell office:value-type="string">
            <text:p>We haven't made enough money today. To get more score points, pick bigger groups of ingredients.</text:p>
          </table:table-cell>
          <table:table-cell table:style-name="Default"/>
          <table:table-cell table:number-columns-repeated="253"/>
        </table:table-row>
        <table:table-row table:style-name="ro2">
          <table:table-cell table:style-name="ce190" table:formula="oooc:=[LevelProgress.B35]&amp;&quot;.intro.title&quot;" office:value-type="string" office:string-value="def/03.def.intro.title">
            <text:p>def/03.def.intro.title</text:p>
          </table:table-cell>
          <table:table-cell table:style-name="ce190" office:value-type="string">
            <text:p>New customer * Student</text:p>
          </table:table-cell>
          <table:table-cell table:style-name="ce190" table:formula="oooc:=[Уровни.T8]" office:value-type="string" office:string-value="студентки">
            <text:p>студентки</text:p>
          </table:table-cell>
          <table:table-cell table:style-name="ce190" table:number-columns-repeated="253"/>
        </table:table-row>
        <table:table-row table:style-name="ro2">
          <table:table-cell table:style-name="ce190" table:formula="oooc:=[LevelProgress.B35]&amp;&quot;.intro.text&quot;" office:value-type="string" office:string-value="def/03.def.intro.text">
            <text:p>def/03.def.intro.text</text:p>
          </table:table-cell>
          <table:table-cell table:style-name="ce190" office:value-type="string">
            <text:p>College students are back from their vacations. Girls can stay at the restaurant for hours, though they have not much cash for tipping.</text:p>
          </table:table-cell>
          <table:table-cell table:style-name="ce190" table:number-columns-repeated="254"/>
        </table:table-row>
        <table:table-row table:style-name="ro2">
          <table:table-cell table:formula="oooc:=[LevelProgress.B35]&amp;&quot;.passed.text&quot;" office:value-type="string" office:string-value="def/03.def.passed.text">
            <text:p>def/03.def.passed.text</text:p>
          </table:table-cell>
          <table:table-cell office:value-type="string">
            <text:p>Good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B35]&amp;&quot;.expert.text&quot;" office:value-type="string" office:string-value="def/03.def.expert.text">
            <text:p>def/03.def.expert.text</text:p>
          </table:table-cell>
          <table:table-cell office:value-type="string">
            <text:p>Excellent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B35]&amp;&quot;.failed.text&quot;" office:value-type="string" office:string-value="def/03.def.failed.text">
            <text:p>def/03.def.failed.text</text:p>
          </table:table-cell>
          <table:table-cell office:value-type="string">
            <text:p>We haven't made enough money today. Try keeping customers at higher mood to get more tips from them.</text:p>
          </table:table-cell>
          <table:table-cell table:style-name="Default"/>
          <table:table-cell table:number-columns-repeated="253"/>
        </table:table-row>
        <table:table-row table:style-name="ro2">
          <table:table-cell table:style-name="ce190" table:formula="oooc:=[LevelProgress.B36]&amp;&quot;.intro.title&quot;" office:value-type="string" office:string-value="def/04.def.intro.title">
            <text:p>def/04.def.intro.title</text:p>
          </table:table-cell>
          <table:table-cell table:style-name="ce194" office:value-type="string">
            <text:p>Get ready for more customers</text:p>
          </table:table-cell>
          <table:table-cell table:style-name="ce190" table:formula="oooc:=[Уровни.T9]" office:value-type="string" office:string-value="(лазанья)">
            <text:p>(лазанья)</text:p>
          </table:table-cell>
          <table:table-cell table:style-name="ce190" table:number-columns-repeated="253"/>
        </table:table-row>
        <table:table-row table:style-name="ro2">
          <table:table-cell table:style-name="ce190" table:formula="oooc:=[LevelProgress.B36]&amp;&quot;.intro.text&quot;" office:value-type="string" office:string-value="def/04.def.intro.text">
            <text:p>def/04.def.intro.text</text:p>
          </table:table-cell>
          <table:table-cell table:style-name="ce194" office:value-type="string">
            <text:p>The word is spreading about our restaurant, and we can expect more and more customers. Hungry students will love our lasagna, it's so rich and delicious.</text:p>
          </table:table-cell>
          <table:table-cell table:style-name="ce190" table:number-columns-repeated="254"/>
        </table:table-row>
        <table:table-row table:style-name="ro2">
          <table:table-cell table:formula="oooc:=[LevelProgress.B36]&amp;&quot;.passed.text&quot;" office:value-type="string" office:string-value="def/04.def.passed.text">
            <text:p>def/04.def.passed.text</text:p>
          </table:table-cell>
          <table:table-cell office:value-type="string">
            <text:p>Good work! Now let's see if there is something to ease our job: say, a candy?</text:p>
          </table:table-cell>
          <table:table-cell table:style-name="ce196"/>
          <table:table-cell table:number-columns-repeated="253"/>
        </table:table-row>
        <table:table-row table:style-name="ro2">
          <table:table-cell table:formula="oooc:=[LevelProgress.B36]&amp;&quot;.expert.text&quot;" office:value-type="string" office:string-value="def/04.def.expert.text">
            <text:p>def/04.def.expert.text</text:p>
          </table:table-cell>
          <table:table-cell office:value-type="string">
            <text:p>We should learn serving customers that patient * if we're going to win the competition?</text:p>
          </table:table-cell>
          <table:table-cell table:style-name="ce196"/>
          <table:table-cell table:number-columns-repeated="253"/>
        </table:table-row>
        <table:table-row table:style-name="ro2">
          <table:table-cell table:formula="oooc:=[LevelProgress.B36]&amp;&quot;.failed.text&quot;" office:value-type="string" office:string-value="def/04.def.failed.text">
            <text:p>def/04.def.failed.text</text:p>
          </table:table-cell>
          <table:table-cell office:value-type="string">
            <text:p>We haven't made enough money today. We really should learn serving customers that patient, or we'll never win the competition.</text:p>
          </table:table-cell>
          <table:table-cell table:style-name="ce196"/>
          <table:table-cell table:number-columns-repeated="253"/>
        </table:table-row>
        <table:table-row table:style-name="ro2">
          <table:table-cell table:style-name="ce190" table:formula="oooc:=[LevelProgress.B37]&amp;&quot;.intro.title&quot;" office:value-type="string" office:string-value="def/05.def.intro.title">
            <text:p>def/05.def.intro.title</text:p>
          </table:table-cell>
          <table:table-cell table:style-name="ce194" office:value-type="string">
            <text:p>New bonus * Candy Sweet</text:p>
          </table:table-cell>
          <table:table-cell table:style-name="ce190" table:formula="oooc:=[Уровни.T10]" office:value-type="string" office:string-value="бонус – конфета">
            <text:p>бонус – конфета</text:p>
          </table:table-cell>
          <table:table-cell table:style-name="ce190" table:number-columns-repeated="253"/>
        </table:table-row>
        <table:table-row table:style-name="ro2">
          <table:table-cell table:style-name="ce190" table:formula="oooc:=[LevelProgress.B37]&amp;&quot;.intro.text&quot;" office:value-type="string" office:string-value="def/05.def.intro.text">
            <text:p>def/05.def.intro.text</text:p>
          </table:table-cell>
          <table:table-cell table:style-name="ce194" office:value-type="string">
            <text:p>Here is the first bonus token * a candy sweet. If a customer is getting angry, you can improve his mode with a candy.</text:p>
          </table:table-cell>
          <table:table-cell table:style-name="ce190" table:number-columns-repeated="254"/>
        </table:table-row>
        <table:table-row table:style-name="ro2">
          <table:table-cell table:formula="oooc:=[LevelProgress.B37]&amp;&quot;.passed.text&quot;" office:value-type="string" office:string-value="def/05.def.passed.text">
            <text:p>def/05.def.passed.text</text:p>
          </table:table-cell>
          <table:table-cell office:value-type="string">
            <text:p>Good work! Now when you learned to use sweets, you're ready for more difficult customers.</text:p>
          </table:table-cell>
          <table:table-cell table:style-name="Default"/>
          <table:table-cell table:number-columns-repeated="253"/>
        </table:table-row>
        <table:table-row table:style-name="ro2">
          <table:table-cell table:formula="oooc:=[LevelProgress.B37]&amp;&quot;.expert.text&quot;" office:value-type="string" office:string-value="def/05.def.expert.text">
            <text:p>def/05.def.expert.text</text:p>
          </table:table-cell>
          <table:table-cell office:value-type="string">
            <text:p>Excellent work! Now when you learned to use sweets, you're ready for more difficult customers.</text:p>
          </table:table-cell>
          <table:table-cell table:style-name="Default"/>
          <table:table-cell table:number-columns-repeated="253"/>
        </table:table-row>
        <table:table-row table:style-name="ro2">
          <table:table-cell table:formula="oooc:=[LevelProgress.B37]&amp;&quot;.failed.text&quot;" office:value-type="string" office:string-value="def/05.def.failed.text">
            <text:p>def/05.def.failed.text</text:p>
          </table:table-cell>
          <table:table-cell office:value-type="string">
            <text:p>We haven't made enough money today. Let's try again, and don't forget to use sweets if someone is getting upset.</text:p>
          </table:table-cell>
          <table:table-cell table:style-name="Default"/>
          <table:table-cell table:number-columns-repeated="253"/>
        </table:table-row>
        <table:table-row table:style-name="ro2">
          <table:table-cell table:style-name="ce190" table:formula="oooc:=[LevelProgress.B38]&amp;&quot;.intro.title&quot;" office:value-type="string" office:string-value="def/06.def.intro.title">
            <text:p>def/06.def.intro.title</text:p>
          </table:table-cell>
          <table:table-cell table:style-name="ce190" office:value-type="string">
            <text:p>New customer * Business Woman</text:p>
          </table:table-cell>
          <table:table-cell table:style-name="ce190" table:formula="oooc:=[Уровни.T11]" office:value-type="string" office:string-value="бизнес-леди">
            <text:p>бизнес-леди</text:p>
          </table:table-cell>
          <table:table-cell table:style-name="ce190" table:number-columns-repeated="253"/>
        </table:table-row>
        <table:table-row table:style-name="ro2">
          <table:table-cell table:style-name="ce190" table:formula="oooc:=[LevelProgress.B38]&amp;&quot;.intro.text&quot;" office:value-type="string" office:string-value="def/06.def.intro.text">
            <text:p>def/06.def.intro.text</text:p>
          </table:table-cell>
          <table:table-cell table:style-name="ce190" office:value-type="string">
            <text:p>These ladies leave high tips for quick service, but easily get mad if you don't serve them fast enough. Luckily, they prefer easy recipes.</text:p>
          </table:table-cell>
          <table:table-cell table:style-name="ce190" table:number-columns-repeated="254"/>
        </table:table-row>
        <table:table-row table:style-name="ro2">
          <table:table-cell table:formula="oooc:=[LevelProgress.B38]&amp;&quot;.passed.text&quot;" office:value-type="string" office:string-value="def/06.def.passed.text">
            <text:p>def/06.def.passed.text</text:p>
          </table:table-cell>
          <table:table-cell office:value-type="string">
            <text:p>Good work! It was not easy to serve the businesswomen, but we made it through.</text:p>
          </table:table-cell>
          <table:table-cell table:style-name="ce196"/>
          <table:table-cell table:number-columns-repeated="253"/>
        </table:table-row>
        <table:table-row table:style-name="ro2">
          <table:table-cell table:formula="oooc:=[LevelProgress.B38]&amp;&quot;.expert.text&quot;" office:value-type="string" office:string-value="def/06.def.expert.text">
            <text:p>def/06.def.expert.text</text:p>
          </table:table-cell>
          <table:table-cell office:value-type="string">
            <text:p>Excellent work! It was not easy to serve the businesswomen, but we made it through.</text:p>
          </table:table-cell>
          <table:table-cell table:style-name="ce196"/>
          <table:table-cell table:number-columns-repeated="253"/>
        </table:table-row>
        <table:table-row table:style-name="ro2">
          <table:table-cell table:formula="oooc:=[LevelProgress.B38]&amp;&quot;.failed.text&quot;" office:value-type="string" office:string-value="def/06.def.failed.text">
            <text:p>def/06.def.failed.text</text:p>
          </table:table-cell>
          <table:table-cell office:value-type="string">
            <text:p>We haven't made enough money today. It's not that easy do deal with business women, so try paying more attention to them.</text:p>
          </table:table-cell>
          <table:table-cell table:style-name="ce196"/>
          <table:table-cell table:number-columns-repeated="253"/>
        </table:table-row>
        <table:table-row table:style-name="ro2">
          <table:table-cell table:style-name="ce190" table:formula="oooc:=[LevelProgress.B39]&amp;&quot;.intro.title&quot;" office:value-type="string" office:string-value="def/07.def.intro.title">
            <text:p>def/07.def.intro.title</text:p>
          </table:table-cell>
          <table:table-cell table:style-name="ce190" office:value-type="string">
            <text:p>Girls only</text:p>
          </table:table-cell>
          <table:table-cell table:style-name="ce190" table:formula="oooc:=[Уровни.T12]" office:value-type="string" office:string-value="только дамы">
            <text:p>только дамы</text:p>
          </table:table-cell>
          <table:table-cell table:style-name="ce190" table:number-columns-repeated="253"/>
        </table:table-row>
        <table:table-row table:style-name="ro2">
          <table:table-cell table:style-name="ce190" table:formula="oooc:=[LevelProgress.B39]&amp;&quot;.intro.text&quot;" office:value-type="string" office:string-value="def/07.def.intro.text">
            <text:p>def/07.def.intro.text</text:p>
          </table:table-cell>
          <table:table-cell table:style-name="ce190" office:value-type="string">
            <text:p>Young Women Business Conference starts today at the Univercity. The conference committee reserved our restaurant to provide the participants with a fine lunch.</text:p>
          </table:table-cell>
          <table:table-cell table:style-name="ce190" table:number-columns-repeated="254"/>
        </table:table-row>
        <table:table-row table:style-name="ro2">
          <table:table-cell table:formula="oooc:=[LevelProgress.B39]&amp;&quot;.passed.text&quot;" office:value-type="string" office:string-value="def/07.def.passed.text">
            <text:p>def/07.def.passed.text</text:p>
          </table:table-cell>
          <table:table-cell office:value-type="string">
            <text:p>Good work with the ladies! Everyone loved our cuisine, and we expect they'll recommend our restaurant to their friends.</text:p>
          </table:table-cell>
          <table:table-cell table:style-name="ce196"/>
          <table:table-cell table:number-columns-repeated="253"/>
        </table:table-row>
        <table:table-row table:style-name="ro2">
          <table:table-cell table:formula="oooc:=[LevelProgress.B39]&amp;&quot;.expert.text&quot;" office:value-type="string" office:string-value="def/07.def.expert.text">
            <text:p>def/07.def.expert.text</text:p>
          </table:table-cell>
          <table:table-cell office:value-type="string">
            <text:p>Excellent work with the ladies! Everyone loved our cuisine, and we expect they'll recommend our restaurant to their friends.</text:p>
          </table:table-cell>
          <table:table-cell table:style-name="ce197"/>
          <table:table-cell table:number-columns-repeated="253"/>
        </table:table-row>
        <table:table-row table:style-name="ro2">
          <table:table-cell table:formula="oooc:=[LevelProgress.B39]&amp;&quot;.failed.text&quot;" office:value-type="string" office:string-value="def/07.def.failed.text">
            <text:p>def/07.def.failed.text</text:p>
          </table:table-cell>
          <table:table-cell office:value-type="string">
            <text:p>We haven't made enough money today. If someone starts losing patience, she needs more attention from you.</text:p>
          </table:table-cell>
          <table:table-cell table:style-name="ce196"/>
          <table:table-cell table:number-columns-repeated="253"/>
        </table:table-row>
        <table:table-row table:style-name="ro2">
          <table:table-cell table:style-name="ce190" table:formula="oooc:=[LevelProgress.B40]&amp;&quot;.intro.title&quot;" office:value-type="string" office:string-value="def/08.def.intro.title">
            <text:p>def/08.def.intro.title</text:p>
          </table:table-cell>
          <table:table-cell table:style-name="ce194" office:value-type="string">
            <text:p>New bonus * Row Remover</text:p>
          </table:table-cell>
          <table:table-cell table:style-name="ce190" table:formula="oooc:=[Уровни.T13]" office:value-type="string" office:string-value="бонус – удаление ряда">
            <text:p>бонус – удаление ряда</text:p>
          </table:table-cell>
          <table:table-cell table:style-name="ce190" table:number-columns-repeated="253"/>
        </table:table-row>
        <table:table-row table:style-name="ro2">
          <table:table-cell table:style-name="ce190" table:formula="oooc:=[LevelProgress.B40]&amp;&quot;.intro.text&quot;" office:value-type="string" office:string-value="def/08.def.intro.text">
            <text:p>def/08.def.intro.text</text:p>
          </table:table-cell>
          <table:table-cell table:style-name="ce194" office:value-type="string">
            <text:p>This bonus will remove an entire row of tokens from the field.</text:p>
          </table:table-cell>
          <table:table-cell table:style-name="ce190" table:number-columns-repeated="254"/>
        </table:table-row>
        <table:table-row table:style-name="ro2">
          <table:table-cell table:formula="oooc:=[LevelProgress.B40]&amp;&quot;.passed.text&quot;" office:value-type="string" office:string-value="def/08.def.passed.text">
            <text:p>def/08.def.passed.text</text:p>
          </table:table-cell>
          <table:table-cell office:value-type="string">
            <text:p>Good work! Now you can free some space on the board if necessary.</text:p>
          </table:table-cell>
          <table:table-cell table:style-name="ce196"/>
          <table:table-cell table:number-columns-repeated="253"/>
        </table:table-row>
        <table:table-row table:style-name="ro2">
          <table:table-cell table:formula="oooc:=[LevelProgress.B40]&amp;&quot;.expert.text&quot;" office:value-type="string" office:string-value="def/08.def.expert.text">
            <text:p>def/08.def.expert.text</text:p>
          </table:table-cell>
          <table:table-cell office:value-type="string">
            <text:p>Excellent work! Now you can free some space on the board if necessary.</text:p>
          </table:table-cell>
          <table:table-cell table:style-name="ce196"/>
          <table:table-cell table:number-columns-repeated="253"/>
        </table:table-row>
        <table:table-row table:style-name="ro2">
          <table:table-cell table:formula="oooc:=[LevelProgress.B40]&amp;&quot;.failed.text&quot;" office:value-type="string" office:string-value="def/08.def.failed.text">
            <text:p>def/08.def.failed.text</text:p>
          </table:table-cell>
          <table:table-cell office:value-type="string">
            <text:p>We haven't made enough money today, but don't give up. If the field is overfilled, use bonuses to keep some free space.</text:p>
          </table:table-cell>
          <table:table-cell table:style-name="ce196"/>
          <table:table-cell table:number-columns-repeated="253"/>
        </table:table-row>
        <table:table-row table:style-name="ro2">
          <table:table-cell table:style-name="ce190" table:formula="oooc:=[LevelProgress.B41]&amp;&quot;.intro.title&quot;" office:value-type="string" office:string-value="def/09.def.intro.title">
            <text:p>def/09.def.intro.title</text:p>
          </table:table-cell>
          <table:table-cell table:style-name="ce190" office:value-type="string">
            <text:p>New customer * Tourist</text:p>
          </table:table-cell>
          <table:table-cell table:style-name="ce190" table:formula="oooc:=[Уровни.T14]" office:value-type="string" office:string-value="гавайские туристы">
            <text:p>гавайские туристы</text:p>
          </table:table-cell>
          <table:table-cell table:style-name="ce190" table:number-columns-repeated="253"/>
        </table:table-row>
        <table:table-row table:style-name="ro2">
          <table:table-cell table:style-name="ce190" table:formula="oooc:=[LevelProgress.B41]&amp;&quot;.intro.text&quot;" office:value-type="string" office:string-value="def/09.def.intro.text">
            <text:p>def/09.def.intro.text</text:p>
          </table:table-cell>
          <table:table-cell table:style-name="ce190" office:value-type="string">
            <text:p>Rocky Ranch just got into a local restaurant catalog, and we expect that some tourists to drop in. Tourists are very patient but won't tip much.</text:p>
          </table:table-cell>
          <table:table-cell table:style-name="ce190" table:number-columns-repeated="254"/>
        </table:table-row>
        <table:table-row table:style-name="ro2">
          <table:table-cell table:formula="oooc:=[LevelProgress.B41]&amp;&quot;.passed.text&quot;" office:value-type="string" office:string-value="def/09.def.passed.text">
            <text:p>def/09.def.passed.text</text:p>
          </table:table-cell>
          <table:table-cell office:value-type="string">
            <text:p>Good work! Now, one more day, and we'll know who has passed the first stage.</text:p>
          </table:table-cell>
          <table:table-cell table:style-name="ce197"/>
          <table:table-cell table:number-columns-repeated="253"/>
        </table:table-row>
        <table:table-row table:style-name="ro2">
          <table:table-cell table:formula="oooc:=[LevelProgress.B41]&amp;&quot;.expert.text&quot;" office:value-type="string" office:string-value="def/09.def.expert.text">
            <text:p>def/09.def.expert.text</text:p>
          </table:table-cell>
          <table:table-cell office:value-type="string">
            <text:p>Excellent work! Now, one more day, and we'll know who has passed the first stage.</text:p>
          </table:table-cell>
          <table:table-cell table:style-name="ce197"/>
          <table:table-cell table:number-columns-repeated="253"/>
        </table:table-row>
        <table:table-row table:style-name="ro2">
          <table:table-cell table:formula="oooc:=[LevelProgress.B41]&amp;&quot;.failed.text&quot;" office:value-type="string" office:string-value="def/09.def.failed.text">
            <text:p>def/09.def.failed.text</text:p>
          </table:table-cell>
          <table:table-cell office:value-type="string">
            <text:p>We haven't made enough money today. Remember, don't let the field overfill with the ingredients * it will cost you some score points.</text:p>
          </table:table-cell>
          <table:table-cell table:style-name="ce196"/>
          <table:table-cell table:number-columns-repeated="253"/>
        </table:table-row>
        <table:table-row table:style-name="ro2">
          <table:table-cell table:style-name="ce190" table:formula="oooc:=[LevelProgress.B42]&amp;&quot;.intro.title&quot;" office:value-type="string" office:string-value="def/10.def.intro.title">
            <text:p>def/10.def.intro.title</text:p>
          </table:table-cell>
          <table:table-cell table:style-name="ce190" office:value-type="string">
            <text:p>Last day at Rocky Ranch</text:p>
          </table:table-cell>
          <table:table-cell table:style-name="ce190" table:formula="oooc:=[Уровни.T15]" office:value-type="string" office:string-value="последний день">
            <text:p>последний день</text:p>
          </table:table-cell>
          <table:table-cell table:style-name="ce190" table:number-columns-repeated="253"/>
        </table:table-row>
        <table:table-row table:style-name="ro2">
          <table:table-cell table:style-name="ce190" table:formula="oooc:=[LevelProgress.B42]&amp;&quot;.intro.text&quot;" office:value-type="string" office:string-value="def/10.def.intro.text">
            <text:p>def/10.def.intro.text</text:p>
          </table:table-cell>
          <table:table-cell table:style-name="ce190" office:value-type="string">
            <text:p>With my help, this restaurant got quite a name, so get ready for even more customers today. And tonight, we'll know who wins this round of the copmetition.</text:p>
          </table:table-cell>
          <table:table-cell table:style-name="ce190" table:number-columns-repeated="254"/>
        </table:table-row>
        <table:table-row table:style-name="ro2">
          <table:table-cell table:formula="oooc:=[LevelProgress.B42]&amp;&quot;.passed.text&quot;" office:value-type="string" office:string-value="def/10.def.passed.text">
            <text:p>def/10.def.passed.text</text:p>
          </table:table-cell>
          <table:table-cell office:value-type="string">
            <text:p>Good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B42]&amp;&quot;.expert.text&quot;" office:value-type="string" office:string-value="def/10.def.expert.text">
            <text:p>def/10.def.expert.text</text:p>
          </table:table-cell>
          <table:table-cell office:value-type="string">
            <text:p>Excellent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B42]&amp;&quot;.failed.text&quot;" office:value-type="string" office:string-value="def/10.def.failed.text">
            <text:p>def/10.def.failed.text</text:p>
          </table:table-cell>
          <table:table-cell office:value-type="string">
            <text:p>We haven't made enough money today. The victory was so close! Let's try again * we still have a chance to win.</text:p>
          </table:table-cell>
          <table:table-cell table:style-name="Default"/>
          <table:table-cell table:number-columns-repeated="253"/>
        </table:table-row>
        <table:table-row table:style-name="ro2">
          <table:table-cell table:style-name="ce190" table:formula="oooc:=[LevelProgress.B78]&amp;&quot;.intro.title&quot;" office:value-type="string" office:string-value="def/11.def.intro.title">
            <text:p>def/11.def.intro.title</text:p>
          </table:table-cell>
          <table:table-cell table:style-name="ce190" office:value-type="string">
            <text:p>Welcome to Mexico!</text:p>
          </table:table-cell>
          <table:table-cell table:style-name="ce190" table:formula="oooc:=[Уровни.T18]" office:value-type="string" office:string-value="Мексика">
            <text:p>Мексика</text:p>
          </table:table-cell>
          <table:table-cell table:style-name="ce190" table:number-columns-repeated="253"/>
        </table:table-row>
        <table:table-row table:style-name="ro2">
          <table:table-cell table:style-name="ce190" table:formula="oooc:=[LevelProgress.B78]&amp;&quot;.intro.text&quot;" office:value-type="string" office:string-value="def/11.def.intro.text">
            <text:p>def/11.def.intro.text</text:p>
          </table:table-cell>
          <table:table-cell table:style-name="ce190" office:value-type="string">
            <text:p>We have successfully passed the first competition stage, and now we're in Mexico. We will work at Lemon Lime for another 10 days. Let's start!</text:p>
          </table:table-cell>
          <table:table-cell table:style-name="ce190" table:number-columns-repeated="254"/>
        </table:table-row>
        <table:table-row table:style-name="ro2">
          <table:table-cell table:formula="oooc:=[LevelProgress.B78]&amp;&quot;.passed.text&quot;" office:value-type="string" office:string-value="def/11.def.passed.text">
            <text:p>def/11.def.passed.text</text:p>
          </table:table-cell>
          <table:table-cell office:value-type="string">
            <text:p>Good work! The first day passed smoothly, but there is still much to do.</text:p>
          </table:table-cell>
          <table:table-cell table:number-columns-repeated="254"/>
        </table:table-row>
        <table:table-row table:style-name="ro2">
          <table:table-cell table:formula="oooc:=[LevelProgress.B78]&amp;&quot;.expert.text&quot;" office:value-type="string" office:string-value="def/11.def.expert.text">
            <text:p>def/11.def.expert.text</text:p>
          </table:table-cell>
          <table:table-cell office:value-type="string">
            <text:p>Excellent work! The first day passed smoothly, but there is still much to do.</text:p>
          </table:table-cell>
          <table:table-cell table:number-columns-repeated="254"/>
        </table:table-row>
        <table:table-row table:style-name="ro2">
          <table:table-cell table:formula="oooc:=[LevelProgress.B78]&amp;&quot;.failed.text&quot;" office:value-type="string" office:string-value="def/11.def.failed.text">
            <text:p>def/11.def.failed.text</text:p>
          </table:table-cell>
          <table:table-cell office:value-type="string">
            <text:p>We haven't made enough money today. Try serving business ladies who give higher tips first.</text:p>
          </table:table-cell>
          <table:table-cell table:number-columns-repeated="254"/>
        </table:table-row>
        <table:table-row table:style-name="ro2">
          <table:table-cell table:style-name="ce190" table:formula="oooc:=[LevelProgress.B79]&amp;&quot;.intro.title&quot;" office:value-type="string" office:string-value="def/12.def.intro.title">
            <text:p>def/12.def.intro.title</text:p>
          </table:table-cell>
          <table:table-cell table:style-name="ce194" office:value-type="string">
            <text:p>New bonus * Trash Can</text:p>
          </table:table-cell>
          <table:table-cell table:style-name="ce190" table:formula="oooc:=[Уровни.T19]" office:value-type="string" office:string-value="бонус – бомба">
            <text:p>бонус – бомба</text:p>
          </table:table-cell>
          <table:table-cell table:style-name="ce190" table:number-columns-repeated="253"/>
        </table:table-row>
        <table:table-row table:style-name="ro2">
          <table:table-cell table:style-name="ce190" table:formula="oooc:=[LevelProgress.B79]&amp;&quot;.intro.text&quot;" office:value-type="string" office:string-value="def/12.def.intro.text">
            <text:p>def/12.def.intro.text</text:p>
          </table:table-cell>
          <table:table-cell table:style-name="ce194" office:value-type="string">
            <text:p>Another way to get rid of extra tokens: this bonus will remove nearby tokens from the field.</text:p>
          </table:table-cell>
          <table:table-cell table:style-name="ce190" table:number-columns-repeated="254"/>
        </table:table-row>
        <table:table-row table:style-name="ro2">
          <table:table-cell table:formula="oooc:=[LevelProgress.B79]&amp;&quot;.passed.text&quot;" office:value-type="string" office:string-value="def/12.def.passed.text">
            <text:p>def/12.def.passed.text</text:p>
          </table:table-cell>
          <table:table-cell office:value-type="string">
            <text:p>Good work! Don't forget to use trash cans as the filed is getting too thick with ingredients.</text:p>
          </table:table-cell>
          <table:table-cell table:style-name="Default"/>
          <table:table-cell table:number-columns-repeated="253"/>
        </table:table-row>
        <table:table-row table:style-name="ro2">
          <table:table-cell table:formula="oooc:=[LevelProgress.B79]&amp;&quot;.expert.text&quot;" office:value-type="string" office:string-value="def/12.def.expert.text">
            <text:p>def/12.def.expert.text</text:p>
          </table:table-cell>
          <table:table-cell office:value-type="string">
            <text:p>Excellent work! Don't forget to use trash cans as the filed is getting too thick with ingredients.</text:p>
          </table:table-cell>
          <table:table-cell table:style-name="Default"/>
          <table:table-cell table:number-columns-repeated="253"/>
        </table:table-row>
        <table:table-row table:style-name="ro2">
          <table:table-cell table:formula="oooc:=[LevelProgress.B79]&amp;&quot;.failed.text&quot;" office:value-type="string" office:string-value="def/12.def.failed.text">
            <text:p>def/12.def.failed.text</text:p>
          </table:table-cell>
          <table:table-cell office:value-type="string">
            <text:p>We haven't made enough money today. Keep your eye on the filed, don't let it overflow with the tokens.</text:p>
          </table:table-cell>
          <table:table-cell table:style-name="Default"/>
          <table:table-cell table:number-columns-repeated="253"/>
        </table:table-row>
        <table:table-row table:style-name="ro2">
          <table:table-cell table:style-name="ce190" table:formula="oooc:=[LevelProgress.B80]&amp;&quot;.intro.title&quot;" office:value-type="string" office:string-value="def/13.def.intro.title">
            <text:p>def/13.def.intro.title</text:p>
          </table:table-cell>
          <table:table-cell table:style-name="ce190" office:value-type="string">
            <text:p>Tourists got new look</text:p>
          </table:table-cell>
          <table:table-cell table:style-name="ce190" table:formula="oooc:=[Уровни.T20]" office:value-type="string" office:string-value="мексиканские туристы">
            <text:p>мексиканские туристы</text:p>
          </table:table-cell>
          <table:table-cell table:style-name="ce190" table:number-columns-repeated="253"/>
        </table:table-row>
        <table:table-row table:style-name="ro2">
          <table:table-cell table:style-name="ce190" table:formula="oooc:=[LevelProgress.B80]&amp;&quot;.intro.text&quot;" office:value-type="string" office:string-value="def/13.def.intro.text">
            <text:p>def/13.def.intro.text</text:p>
          </table:table-cell>
          <table:table-cell table:style-name="ce190" office:value-type="string">
            <text:p>Look, this is our old good tourist! He has just arrived to Mexica and at the first he's bought traditional souvenirs * poncho and sombrero.</text:p>
          </table:table-cell>
          <table:table-cell table:style-name="ce190" table:number-columns-repeated="254"/>
        </table:table-row>
        <table:table-row table:style-name="ro2">
          <table:table-cell table:formula="oooc:=[LevelProgress.B80]&amp;&quot;.passed.text&quot;" office:value-type="string" office:string-value="def/13.def.passed.text">
            <text:p>def/13.def.passed.text</text:p>
          </table:table-cell>
          <table:table-cell office:value-type="string">
            <text:p>Good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B80]&amp;&quot;.expert.text&quot;" office:value-type="string" office:string-value="def/13.def.expert.text">
            <text:p>def/13.def.expert.text</text:p>
          </table:table-cell>
          <table:table-cell office:value-type="string">
            <text:p>Excellent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B80]&amp;&quot;.failed.text&quot;" office:value-type="string" office:string-value="def/13.def.failed.text">
            <text:p>def/13.def.failed.text</text:p>
          </table:table-cell>
          <table:table-cell office:value-type="string">
            <text:p>We haven't made enough money today. Remember: when a tourist pulls his hat over his eyes * it's time to hurry up.</text:p>
          </table:table-cell>
          <table:table-cell table:style-name="Default"/>
          <table:table-cell table:number-columns-repeated="253"/>
        </table:table-row>
        <table:table-row table:style-name="ro2">
          <table:table-cell table:style-name="ce190" table:formula="oooc:=[LevelProgress.B81]&amp;&quot;.intro.title&quot;" office:value-type="string" office:string-value="def/14.def.intro.title">
            <text:p>def/14.def.intro.title</text:p>
          </table:table-cell>
          <table:table-cell table:style-name="ce194" office:value-type="string">
            <text:p>Playing tips</text:p>
          </table:table-cell>
          <table:table-cell table:style-name="ce190" table:formula="oooc:=[Уровни.T21]" office:value-type="string" office:string-value="(playing tips)">
            <text:p>(playing tips)</text:p>
          </table:table-cell>
          <table:table-cell table:style-name="ce190" table:number-columns-repeated="253"/>
        </table:table-row>
        <table:table-row table:style-name="ro2">
          <table:table-cell table:style-name="ce190" table:formula="oooc:=[LevelProgress.B81]&amp;&quot;.intro.text&quot;" office:value-type="string" office:string-value="def/14.def.intro.text">
            <text:p>def/14.def.intro.text</text:p>
          </table:table-cell>
          <table:table-cell table:style-name="ce194" office:value-type="string">
            <text:p>If you're short of ingredients for your recipes, you can get more tokens by clicking the dropping area below the filed. </text:p>
          </table:table-cell>
          <table:table-cell table:style-name="ce190" table:number-columns-repeated="254"/>
        </table:table-row>
        <table:table-row table:style-name="ro2">
          <table:table-cell table:formula="oooc:=[LevelProgress.B81]&amp;&quot;.passed.text&quot;" office:value-type="string" office:string-value="def/14.def.passed.text">
            <text:p>def/14.def.passed.text</text:p>
          </table:table-cell>
          <table:table-cell office:value-type="string">
            <text:p>Good work! Make sure to use field acceleration carefuly, if you don't want to lose some points.</text:p>
          </table:table-cell>
          <table:table-cell table:number-columns-repeated="254"/>
        </table:table-row>
        <table:table-row table:style-name="ro2">
          <table:table-cell table:formula="oooc:=[LevelProgress.B81]&amp;&quot;.expert.text&quot;" office:value-type="string" office:string-value="def/14.def.expert.text">
            <text:p>def/14.def.expert.text</text:p>
          </table:table-cell>
          <table:table-cell office:value-type="string">
            <text:p>Excellent work! Make sure to use field acceleration carefuly, if you don't want to lose some points.</text:p>
          </table:table-cell>
          <table:table-cell table:number-columns-repeated="254"/>
        </table:table-row>
        <table:table-row table:style-name="ro2">
          <table:table-cell table:formula="oooc:=[LevelProgress.B81]&amp;&quot;.failed.text&quot;" office:value-type="string" office:string-value="def/14.def.failed.text">
            <text:p>def/14.def.failed.text</text:p>
          </table:table-cell>
          <table:table-cell office:value-type="string">
            <text:p>We haven't made enough money today. Don't overuse field acceleration, or you can easily lose some points.</text:p>
          </table:table-cell>
          <table:table-cell table:number-columns-repeated="254"/>
        </table:table-row>
        <table:table-row table:style-name="ro2">
          <table:table-cell table:style-name="ce190" table:formula="oooc:=[LevelProgress.B82]&amp;&quot;.intro.title&quot;" office:value-type="string" office:string-value="def/15.def.intro.title">
            <text:p>def/15.def.intro.title</text:p>
          </table:table-cell>
          <table:table-cell table:style-name="ce194" office:value-type="string">
            <text:p>New bonus * Scroll Backward</text:p>
          </table:table-cell>
          <table:table-cell table:style-name="ce190" table:formula="oooc:=[Уровни.T22]" office:value-type="string" office:string-value="бонус – обратная прокрутка">
            <text:p>бонус – обратная прокрутка</text:p>
          </table:table-cell>
          <table:table-cell table:style-name="ce190" table:number-columns-repeated="253"/>
        </table:table-row>
        <table:table-row table:style-name="ro2">
          <table:table-cell table:style-name="ce190" table:formula="oooc:=[LevelProgress.B82]&amp;&quot;.intro.text&quot;" office:value-type="string" office:string-value="def/15.def.intro.text">
            <text:p>def/15.def.intro.text</text:p>
          </table:table-cell>
          <table:table-cell table:style-name="ce194" office:value-type="string">
            <text:p>With this bonus, you can scroll the entire field backwards for 3 rows.</text:p>
          </table:table-cell>
          <table:table-cell table:style-name="ce190" table:number-columns-repeated="254"/>
        </table:table-row>
        <table:table-row table:style-name="ro2">
          <table:table-cell table:formula="oooc:=[LevelProgress.B82]&amp;&quot;.passed.text&quot;" office:value-type="string" office:string-value="def/15.def.passed.text">
            <text:p>def/15.def.passed.text</text:p>
          </table:table-cell>
          <table:table-cell office:value-type="string">
            <text:p>Good work! Now with that back*scroll bonus you can prevent the board from overflow with the tokens.</text:p>
          </table:table-cell>
          <table:table-cell table:number-columns-repeated="254"/>
        </table:table-row>
        <table:table-row table:style-name="ro2">
          <table:table-cell table:formula="oooc:=[LevelProgress.B82]&amp;&quot;.expert.text&quot;" office:value-type="string" office:string-value="def/15.def.expert.text">
            <text:p>def/15.def.expert.text</text:p>
          </table:table-cell>
          <table:table-cell office:value-type="string">
            <text:p>Excellent work! Now with that back*scroll bonus you can prevent the board from overflow with the tokens.</text:p>
          </table:table-cell>
          <table:table-cell table:number-columns-repeated="254"/>
        </table:table-row>
        <table:table-row table:style-name="ro2">
          <table:table-cell table:formula="oooc:=[LevelProgress.B82]&amp;&quot;.failed.text&quot;" office:value-type="string" office:string-value="def/15.def.failed.text">
            <text:p>def/15.def.failed.text</text:p>
          </table:table-cell>
          <table:table-cell office:value-type="string">
            <text:p>We haven't made enough money today. Keep your eye on the field, don't let it overflow with the tokens.</text:p>
          </table:table-cell>
          <table:table-cell table:number-columns-repeated="254"/>
        </table:table-row>
        <table:table-row table:style-name="ro2">
          <table:table-cell table:style-name="ce190" table:formula="oooc:=[LevelProgress.B83]&amp;&quot;.intro.title&quot;" office:value-type="string" office:string-value="def/16.def.intro.title">
            <text:p>def/16.def.intro.title</text:p>
          </table:table-cell>
          <table:table-cell table:style-name="ce190" office:value-type="string">
            <text:p>New customer * Old Lady</text:p>
          </table:table-cell>
          <table:table-cell table:style-name="ce190" table:formula="oooc:=[Уровни.T23]" office:value-type="string" office:string-value="бабушки">
            <text:p>бабушки</text:p>
          </table:table-cell>
          <table:table-cell table:style-name="ce190" table:number-columns-repeated="253"/>
        </table:table-row>
        <table:table-row table:style-name="ro2">
          <table:table-cell table:style-name="ce190" table:formula="oooc:=[LevelProgress.B83]&amp;&quot;.intro.text&quot;" office:value-type="string" office:string-value="def/16.def.intro.text">
            <text:p>def/16.def.intro.text</text:p>
          </table:table-cell>
          <table:table-cell table:style-name="ce190" office:value-type="string">
            <text:p>Get ready to meet another customer: an Old Lady. She will certainly be your favorite customer * she is very patient, but still tips very well.</text:p>
          </table:table-cell>
          <table:table-cell table:style-name="ce190" table:number-columns-repeated="254"/>
        </table:table-row>
        <table:table-row table:style-name="ro2">
          <table:table-cell table:formula="oooc:=[LevelProgress.B83]&amp;&quot;.passed.text&quot;" office:value-type="string" office:string-value="def/16.def.passed.text">
            <text:p>def/16.def.passed.text</text:p>
          </table:table-cell>
          <table:table-cell office:value-type="string">
            <text:p>Good work! The old ladies were that happy with our service!</text:p>
          </table:table-cell>
          <table:table-cell table:style-name="Default"/>
          <table:table-cell table:number-columns-repeated="253"/>
        </table:table-row>
        <table:table-row table:style-name="ro2">
          <table:table-cell table:formula="oooc:=[LevelProgress.B83]&amp;&quot;.expert.text&quot;" office:value-type="string" office:string-value="def/16.def.expert.text">
            <text:p>def/16.def.expert.text</text:p>
          </table:table-cell>
          <table:table-cell office:value-type="string">
            <text:p>Excellent work! The old ladies were that happy with our service!</text:p>
          </table:table-cell>
          <table:table-cell table:style-name="Default"/>
          <table:table-cell table:number-columns-repeated="253"/>
        </table:table-row>
        <table:table-row table:style-name="ro2">
          <table:table-cell table:formula="oooc:=[LevelProgress.B83]&amp;&quot;.failed.text&quot;" office:value-type="string" office:string-value="def/16.def.failed.text">
            <text:p>def/16.def.failed.text</text:p>
          </table:table-cell>
          <table:table-cell office:value-type="string">
            <text:p>We haven't made enough money today. Remember that old ladies and tourists can wait much longer than buisness women.</text:p>
          </table:table-cell>
          <table:table-cell table:style-name="Default"/>
          <table:table-cell table:number-columns-repeated="253"/>
        </table:table-row>
        <table:table-row table:style-name="ro2">
          <table:table-cell table:style-name="ce190" table:formula="oooc:=[LevelProgress.B84]&amp;&quot;.intro.title&quot;" office:value-type="string" office:string-value="def/17.def.intro.title">
            <text:p>def/17.def.intro.title</text:p>
          </table:table-cell>
          <table:table-cell table:style-name="ce190" office:value-type="string">
            <text:p>Men Only!</text:p>
          </table:table-cell>
          <table:table-cell table:style-name="ce190" table:formula="oooc:=[Уровни.T24]" office:value-type="string" office:string-value="только мужчины">
            <text:p>только мужчины</text:p>
          </table:table-cell>
          <table:table-cell table:style-name="ce190" table:number-columns-repeated="253"/>
        </table:table-row>
        <table:table-row table:style-name="ro2">
          <table:table-cell table:style-name="ce190" table:formula="oooc:=[LevelProgress.B84]&amp;&quot;.intro.text&quot;" office:value-type="string" office:string-value="def/17.def.intro.text">
            <text:p>def/17.def.intro.text</text:p>
          </table:table-cell>
          <table:table-cell table:style-name="ce190" office:value-type="string">
            <text:p>The national Football League holds its semi*finals at the local stadium. I hope that football lovers will also like our special 'Football Fan Nachos'.</text:p>
          </table:table-cell>
          <table:table-cell table:style-name="ce190" table:number-columns-repeated="254"/>
        </table:table-row>
        <table:table-row table:style-name="ro2">
          <table:table-cell table:formula="oooc:=[LevelProgress.B84]&amp;&quot;.passed.text&quot;" office:value-type="string" office:string-value="def/17.def.passed.text">
            <text:p>def/17.def.passed.text</text:p>
          </table:table-cell>
          <table:table-cell office:value-type="string">
            <text:p>Good work! Maybe these guys are not that much particular what they eat, but everyone appreciates fast service!</text:p>
          </table:table-cell>
          <table:table-cell table:number-columns-repeated="254"/>
        </table:table-row>
        <table:table-row table:style-name="ro2">
          <table:table-cell table:formula="oooc:=[LevelProgress.B84]&amp;&quot;.expert.text&quot;" office:value-type="string" office:string-value="def/17.def.expert.text">
            <text:p>def/17.def.expert.text</text:p>
          </table:table-cell>
          <table:table-cell office:value-type="string">
            <text:p>Excellent work! Maybe these guys are not that much particular what they eat, but everyone appreciates fast service!</text:p>
          </table:table-cell>
          <table:table-cell table:number-columns-repeated="254"/>
        </table:table-row>
        <table:table-row table:style-name="ro2">
          <table:table-cell table:formula="oooc:=[LevelProgress.B84]&amp;&quot;.failed.text&quot;" office:value-type="string" office:string-value="def/17.def.failed.text">
            <text:p>def/17.def.failed.text</text:p>
          </table:table-cell>
          <table:table-cell office:value-type="string">
            <text:p>We haven't made enough money today. Let's try again and make sure to serve the customers fast enough.</text:p>
          </table:table-cell>
          <table:table-cell table:number-columns-repeated="254"/>
        </table:table-row>
        <table:table-row table:style-name="ro2">
          <table:table-cell table:style-name="ce190" table:formula="oooc:=[LevelProgress.B85]&amp;&quot;.intro.title&quot;" office:value-type="string" office:string-value="def/18.def.intro.title">
            <text:p>def/18.def.intro.title</text:p>
          </table:table-cell>
          <table:table-cell table:style-name="ce190" office:value-type="string">
            <text:p>Lots of tourists</text:p>
          </table:table-cell>
          <table:table-cell table:style-name="ce190" table:formula="oooc:=[Уровни.T25]" office:value-type="string" office:string-value="только туристы">
            <text:p>только туристы</text:p>
          </table:table-cell>
          <table:table-cell table:style-name="ce190" table:number-columns-repeated="253"/>
        </table:table-row>
        <table:table-row table:style-name="ro2">
          <table:table-cell table:style-name="ce190" table:formula="oooc:=[LevelProgress.B85]&amp;&quot;.intro.text&quot;" office:value-type="string" office:string-value="def/18.def.intro.text">
            <text:p>def/18.def.intro.text</text:p>
          </table:table-cell>
          <table:table-cell table:style-name="ce190" office:value-type="string">
            <text:p>I heard that archeologists digged out an ancient statue of Aztec god Tlaloc. Today a large group of tourists arrived to the city and they reserved the whole restaurant for tonight.</text:p>
          </table:table-cell>
          <table:table-cell table:style-name="ce190" table:number-columns-repeated="254"/>
        </table:table-row>
        <table:table-row table:style-name="ro2">
          <table:table-cell table:formula="oooc:=[LevelProgress.B85]&amp;&quot;.passed.text&quot;" office:value-type="string" office:string-value="def/18.def.passed.text">
            <text:p>def/18.def.passed.text</text:p>
          </table:table-cell>
          <table:table-cell office:value-type="string">
            <text:p>Good work! This day is over, and we can go see that Tlaloc statue too.</text:p>
          </table:table-cell>
          <table:table-cell table:number-columns-repeated="254"/>
        </table:table-row>
        <table:table-row table:style-name="ro2">
          <table:table-cell table:formula="oooc:=[LevelProgress.B85]&amp;&quot;.expert.text&quot;" office:value-type="string" office:string-value="def/18.def.expert.text">
            <text:p>def/18.def.expert.text</text:p>
          </table:table-cell>
          <table:table-cell office:value-type="string">
            <text:p>Excellent work! This day is over, and we can go see that Tlaloc statue too.</text:p>
          </table:table-cell>
          <table:table-cell table:number-columns-repeated="254"/>
        </table:table-row>
        <table:table-row table:style-name="ro2">
          <table:table-cell table:formula="oooc:=[LevelProgress.B85]&amp;&quot;.failed.text&quot;" office:value-type="string" office:string-value="def/18.def.failed.text">
            <text:p>def/18.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190" table:formula="oooc:=[LevelProgress.B86]&amp;&quot;.intro.title&quot;" office:value-type="string" office:string-value="def/19.def.intro.title">
            <text:p>def/19.def.intro.title</text:p>
          </table:table-cell>
          <table:table-cell table:style-name="ce190" office:value-type="string">
            <text:p>El Dia de la Madre</text:p>
          </table:table-cell>
          <table:table-cell table:style-name="ce190" table:formula="oooc:=[Уровни.T26]" office:value-type="string" office:string-value="только дамы">
            <text:p>только дамы</text:p>
          </table:table-cell>
          <table:table-cell table:style-name="ce190" table:number-columns-repeated="253"/>
        </table:table-row>
        <table:table-row table:style-name="ro2">
          <table:table-cell table:style-name="ce190" table:formula="oooc:=[LevelProgress.B86]&amp;&quot;.intro.text&quot;" office:value-type="string" office:string-value="def/19.def.intro.text">
            <text:p>def/19.def.intro.text</text:p>
          </table:table-cell>
          <table:table-cell table:style-name="ce190" office:value-type="string">
            <text:p>People are celebrating Mother's Day, so women of all ages are coming to dine at the restaurant.</text:p>
          </table:table-cell>
          <table:table-cell table:style-name="ce190" table:number-columns-repeated="254"/>
        </table:table-row>
        <table:table-row table:style-name="ro2">
          <table:table-cell table:formula="oooc:=[LevelProgress.B86]&amp;&quot;.passed.text&quot;" office:value-type="string" office:string-value="def/19.def.passed.text">
            <text:p>def/19.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B86]&amp;&quot;.expert.text&quot;" office:value-type="string" office:string-value="def/19.def.expert.text">
            <text:p>def/19.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B86]&amp;&quot;.failed.text&quot;" office:value-type="string" office:string-value="def/19.def.failed.text">
            <text:p>def/19.def.failed.text</text:p>
          </table:table-cell>
          <table:table-cell office:value-type="string">
            <text:p>We haven't made enough money today. Remember that students and old ladies are much more patient than business women.</text:p>
          </table:table-cell>
          <table:table-cell table:number-columns-repeated="254"/>
        </table:table-row>
        <table:table-row table:style-name="ro2">
          <table:table-cell table:style-name="ce190" table:formula="oooc:=[LevelProgress.B87]&amp;&quot;.intro.title&quot;" office:value-type="string" office:string-value="def/20.def.intro.title">
            <text:p>def/20.def.intro.title</text:p>
          </table:table-cell>
          <table:table-cell table:style-name="ce190" office:value-type="string">
            <text:p>New customer * Food Critic</text:p>
          </table:table-cell>
          <table:table-cell table:style-name="ce190" table:formula="oooc:=[Уровни.T27]" office:value-type="string" office:string-value="критики">
            <text:p>критики</text:p>
          </table:table-cell>
          <table:table-cell table:style-name="ce190" table:number-columns-repeated="253"/>
        </table:table-row>
        <table:table-row table:style-name="ro2">
          <table:table-cell table:style-name="ce190" table:formula="oooc:=[LevelProgress.B87]&amp;&quot;.intro.text&quot;" office:value-type="string" office:string-value="def/20.def.intro.text">
            <text:p>def/20.def.intro.text</text:p>
          </table:table-cell>
          <table:table-cell table:style-name="ce190" office:value-type="string">
            <text:p>Food critics know what is good restaurant food and service. I expect that some critics from the jury will come today to check my work.</text:p>
          </table:table-cell>
          <table:table-cell table:style-name="ce190" table:number-columns-repeated="254"/>
        </table:table-row>
        <table:table-row table:style-name="ro2">
          <table:table-cell table:formula="oooc:=[LevelProgress.B87]&amp;&quot;.passed.text&quot;" office:value-type="string" office:string-value="def/20.def.passed.text">
            <text:p>def/20.def.passed.text</text:p>
          </table:table-cell>
          <table:table-cell office:value-type="string">
            <text:p>Good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B87]&amp;&quot;.expert.text&quot;" office:value-type="string" office:string-value="def/20.def.expert.text">
            <text:p>def/20.def.expert.text</text:p>
          </table:table-cell>
          <table:table-cell office:value-type="string">
            <text:p>Excellent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B87]&amp;&quot;.failed.text&quot;" office:value-type="string" office:string-value="def/20.def.failed.text">
            <text:p>def/20.def.failed.text</text:p>
          </table:table-cell>
          <table:table-cell office:value-type="string">
            <text:p>We haven't made enough money today. Pay maximum attention to the critics: you cannot pass this round without their support.</text:p>
          </table:table-cell>
          <table:table-cell table:style-name="Default"/>
          <table:table-cell table:number-columns-repeated="253"/>
        </table:table-row>
        <table:table-row table:style-name="ro2">
          <table:table-cell table:style-name="ce190" table:formula="oooc:=[LevelProgress.B124]&amp;&quot;.intro.title&quot;" office:value-type="string" office:string-value="def/21.def.intro.title">
            <text:p>def/21.def.intro.title</text:p>
          </table:table-cell>
          <table:table-cell table:style-name="ce190" office:value-type="string">
            <text:p>Welcome to Bread&amp;Butter!</text:p>
          </table:table-cell>
          <table:table-cell table:style-name="ce190" table:formula="oooc:=[Уровни.T30]" office:value-type="string" office:string-value="Россия">
            <text:p>Россия</text:p>
          </table:table-cell>
          <table:table-cell table:style-name="ce190" table:number-columns-repeated="253"/>
        </table:table-row>
        <table:table-row table:style-name="ro2">
          <table:table-cell table:style-name="ce190" table:formula="oooc:=[LevelProgress.B124]&amp;&quot;.intro.text&quot;" office:value-type="string" office:string-value="def/21.def.intro.text">
            <text:p>def/21.def.intro.text</text:p>
          </table:table-cell>
          <table:table-cell table:style-name="ce190" office:value-type="string">
            <text:p>We already passed two stages of the competition, and today the trird round starts at the traditional Russian restaurant, Bread&amp;Butter.</text:p>
          </table:table-cell>
          <table:table-cell table:style-name="ce190" table:number-columns-repeated="254"/>
        </table:table-row>
        <table:table-row table:style-name="ro2">
          <table:table-cell table:formula="oooc:=[LevelProgress.B124]&amp;&quot;.passed.text&quot;" office:value-type="string" office:string-value="def/21.def.passed.text">
            <text:p>def/21.def.passed.text</text:p>
          </table:table-cell>
          <table:table-cell office:value-type="string">
            <text:p>Good work! The first day passed smoothly, but there is still much to learn about.</text:p>
          </table:table-cell>
          <table:table-cell table:number-columns-repeated="254"/>
        </table:table-row>
        <table:table-row table:style-name="ro2">
          <table:table-cell table:formula="oooc:=[LevelProgress.B124]&amp;&quot;.expert.text&quot;" office:value-type="string" office:string-value="def/21.def.expert.text">
            <text:p>def/21.def.expert.text</text:p>
          </table:table-cell>
          <table:table-cell office:value-type="string">
            <text:p>Excellent work! The first day passed smoothly, but there is still much to learn about.</text:p>
          </table:table-cell>
          <table:table-cell table:number-columns-repeated="254"/>
        </table:table-row>
        <table:table-row table:style-name="ro2">
          <table:table-cell table:formula="oooc:=[LevelProgress.B124]&amp;&quot;.failed.text&quot;" office:value-type="string" office:string-value="def/21.def.failed.text">
            <text:p>def/2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190" table:formula="oooc:=[LevelProgress.B125]&amp;&quot;.intro.title&quot;" office:value-type="string" office:string-value="def/22.def.intro.title">
            <text:p>def/22.def.intro.title</text:p>
          </table:table-cell>
          <table:table-cell table:style-name="ce190" office:value-type="string">
            <text:p>Tourists got new look</text:p>
          </table:table-cell>
          <table:table-cell table:style-name="ce190" table:formula="oooc:=[Уровни.T31]" office:value-type="string" office:string-value="рус туристы">
            <text:p>рус туристы</text:p>
          </table:table-cell>
          <table:table-cell table:style-name="ce190" table:number-columns-repeated="253"/>
        </table:table-row>
        <table:table-row table:style-name="ro2">
          <table:table-cell table:style-name="ce190" table:formula="oooc:=[LevelProgress.B125]&amp;&quot;.intro.text&quot;" office:value-type="string" office:string-value="def/22.def.intro.text">
            <text:p>def/22.def.intro.text</text:p>
          </table:table-cell>
          <table:table-cell table:style-name="ce190" office:value-type="string">
            <text:p>Tourists are hunting for souvenirs again. Traditional Russian Matryoshka dolls and Kosovorotka shirts are very popular among them.</text:p>
          </table:table-cell>
          <table:table-cell table:style-name="ce190" table:number-columns-repeated="254"/>
        </table:table-row>
        <table:table-row table:style-name="ro2">
          <table:table-cell table:formula="oooc:=[LevelProgress.B125]&amp;&quot;.passed.text&quot;" office:value-type="string" office:string-value="def/22.def.passed.text">
            <text:p>def/22.def.passed.text</text:p>
          </table:table-cell>
          <table:table-cell office:value-type="string">
            <text:p>Good work! As you see, the tourists are always the same: it's not difficult to keep them happy.</text:p>
          </table:table-cell>
          <table:table-cell table:style-name="Default"/>
          <table:table-cell table:number-columns-repeated="253"/>
        </table:table-row>
        <table:table-row table:style-name="ro2">
          <table:table-cell table:formula="oooc:=[LevelProgress.B125]&amp;&quot;.expert.text&quot;" office:value-type="string" office:string-value="def/22.def.expert.text">
            <text:p>def/22.def.expert.text</text:p>
          </table:table-cell>
          <table:table-cell office:value-type="string">
            <text:p>Excellent work! As you see, the tourists are always the same: it's not difficult to keep them happy.</text:p>
          </table:table-cell>
          <table:table-cell table:style-name="Default"/>
          <table:table-cell table:number-columns-repeated="253"/>
        </table:table-row>
        <table:table-row table:style-name="ro2">
          <table:table-cell table:formula="oooc:=[LevelProgress.B125]&amp;&quot;.failed.text&quot;" office:value-type="string" office:string-value="def/22.def.failed.text">
            <text:p>def/22.def.failed.text</text:p>
          </table:table-cell>
          <table:table-cell office:value-type="string">
            <text:p>We haven't made enough money today. Remember, the tourists are always the same: it's not difficult to keep them happy.</text:p>
          </table:table-cell>
          <table:table-cell table:style-name="Default"/>
          <table:table-cell table:number-columns-repeated="253"/>
        </table:table-row>
        <table:table-row table:style-name="ro2">
          <table:table-cell table:style-name="ce190" table:formula="oooc:=[LevelProgress.B126]&amp;&quot;.intro.title&quot;" office:value-type="string" office:string-value="def/23.def.intro.title">
            <text:p>def/23.def.intro.title</text:p>
          </table:table-cell>
          <table:table-cell table:style-name="ce190" office:value-type="string">
            <text:p>Fun facts</text:p>
          </table:table-cell>
          <table:table-cell table:style-name="ce190" table:formula="oooc:=[Уровни.T32]" office:value-type="string" office:string-value="(fun facts)">
            <text:p>(fun facts)</text:p>
          </table:table-cell>
          <table:table-cell table:style-name="ce190" table:number-columns-repeated="253"/>
        </table:table-row>
        <table:table-row table:style-name="ro2">
          <table:table-cell table:style-name="ce190" table:formula="oooc:=[LevelProgress.B126]&amp;&quot;.intro.text&quot;" office:value-type="string" office:string-value="def/23.def.intro.text">
            <text:p>def/23.def.intro.text</text:p>
          </table:table-cell>
          <table:table-cell table:style-name="ce190" office:value-type="string">
            <text:p>Pelemeni is a popular traditional food in Russia, but many other national cuisines have similar dishes: Italian ravioli, Japanese gyoza, and others.</text:p>
          </table:table-cell>
          <table:table-cell table:style-name="ce190" table:number-columns-repeated="254"/>
        </table:table-row>
        <table:table-row table:style-name="ro2">
          <table:table-cell table:formula="oooc:=[LevelProgress.B126]&amp;&quot;.passed.text&quot;" office:value-type="string" office:string-value="def/23.def.passed.text">
            <text:p>def/23.def.passed.text</text:p>
          </table:table-cell>
          <table:table-cell office:value-type="string">
            <text:p>Good work! In the last three day we have learned a half of all recipes in this restaurant.</text:p>
          </table:table-cell>
          <table:table-cell table:number-columns-repeated="254"/>
        </table:table-row>
        <table:table-row table:style-name="ro2">
          <table:table-cell table:formula="oooc:=[LevelProgress.B126]&amp;&quot;.expert.text&quot;" office:value-type="string" office:string-value="def/23.def.expert.text">
            <text:p>def/23.def.expert.text</text:p>
          </table:table-cell>
          <table:table-cell office:value-type="string">
            <text:p>Excellent work! In the last three day we have learned a half of all recipes in this restaurant.</text:p>
          </table:table-cell>
          <table:table-cell table:number-columns-repeated="254"/>
        </table:table-row>
        <table:table-row table:style-name="ro2">
          <table:table-cell table:formula="oooc:=[LevelProgress.B126]&amp;&quot;.failed.text&quot;" office:value-type="string" office:string-value="def/23.def.failed.text">
            <text:p>def/23.def.failed.text</text:p>
          </table:table-cell>
          <table:table-cell office:value-type="string">
            <text:p>We haven't made enough money today. Remember that young men should return to their job after having a dinner, so they can't wait for too long.</text:p>
          </table:table-cell>
          <table:table-cell table:number-columns-repeated="254"/>
        </table:table-row>
        <table:table-row table:style-name="ro2">
          <table:table-cell table:style-name="ce190" table:formula="oooc:=[LevelProgress.B127]&amp;&quot;.intro.title&quot;" office:value-type="string" office:string-value="def/24.def.intro.title">
            <text:p>def/24.def.intro.title</text:p>
          </table:table-cell>
          <table:table-cell table:style-name="ce194" office:value-type="string">
            <text:p>New bonus * Free Gift</text:p>
          </table:table-cell>
          <table:table-cell table:style-name="ce190" table:formula="oooc:=[Уровни.T33]" office:value-type="string" office:string-value="бонус – подарок">
            <text:p>бонус – подарок</text:p>
          </table:table-cell>
          <table:table-cell table:style-name="ce190" table:number-columns-repeated="253"/>
        </table:table-row>
        <table:table-row table:style-name="ro2">
          <table:table-cell table:style-name="ce190" table:formula="oooc:=[LevelProgress.B127]&amp;&quot;.intro.text&quot;" office:value-type="string" office:string-value="def/24.def.intro.text">
            <text:p>def/24.def.intro.text</text:p>
          </table:table-cell>
          <table:table-cell table:style-name="ce194" office:value-type="string">
            <text:p>A Free Gift gives a significant mood boost to any customer. Giving gifts to the most impatient customers is a good idea.</text:p>
          </table:table-cell>
          <table:table-cell table:style-name="ce190" table:number-columns-repeated="254"/>
        </table:table-row>
        <table:table-row table:style-name="ro2">
          <table:table-cell table:formula="oooc:=[LevelProgress.B127]&amp;&quot;.passed.text&quot;" office:value-type="string" office:string-value="def/24.def.passed.text">
            <text:p>def/24.def.passed.text</text:p>
          </table:table-cell>
          <table:table-cell office:value-type="string">
            <text:p>Good work! Remember that a small gift can greatly improve customer's mood.</text:p>
          </table:table-cell>
          <table:table-cell table:number-columns-repeated="254"/>
        </table:table-row>
        <table:table-row table:style-name="ro2">
          <table:table-cell table:formula="oooc:=[LevelProgress.B127]&amp;&quot;.expert.text&quot;" office:value-type="string" office:string-value="def/24.def.expert.text">
            <text:p>def/24.def.expert.text</text:p>
          </table:table-cell>
          <table:table-cell office:value-type="string">
            <text:p>Excellent work! Remember that a small gift can greatly improve customer's mood.</text:p>
          </table:table-cell>
          <table:table-cell table:number-columns-repeated="254"/>
        </table:table-row>
        <table:table-row table:style-name="ro2">
          <table:table-cell table:formula="oooc:=[LevelProgress.B127]&amp;&quot;.failed.text&quot;" office:value-type="string" office:string-value="def/24.def.failed.text">
            <text:p>def/24.def.failed.text</text:p>
          </table:table-cell>
          <table:table-cell office:value-type="string">
            <text:p>We haven't made enough money today. Don't forget to give gifts to the most impatient customers.</text:p>
          </table:table-cell>
          <table:table-cell table:number-columns-repeated="254"/>
        </table:table-row>
        <table:table-row table:style-name="ro2">
          <table:table-cell table:style-name="ce190" table:formula="oooc:=[LevelProgress.B128]&amp;&quot;.intro.title&quot;" office:value-type="string" office:string-value="def/25.def.intro.title">
            <text:p>def/25.def.intro.title</text:p>
          </table:table-cell>
          <table:table-cell table:style-name="ce190" office:value-type="string">
            <text:p>Men Only, again!</text:p>
          </table:table-cell>
          <table:table-cell table:style-name="ce190" table:formula="oooc:=[Уровни.T34]" office:value-type="string" office:string-value="только мужчины">
            <text:p>только мужчины</text:p>
          </table:table-cell>
          <table:table-cell table:style-name="ce190" table:number-columns-repeated="253"/>
        </table:table-row>
        <table:table-row table:style-name="ro2">
          <table:table-cell table:style-name="ce190" table:formula="oooc:=[LevelProgress.B128]&amp;&quot;.intro.text&quot;" office:value-type="string" office:string-value="def/25.def.intro.text">
            <text:p>def/25.def.intro.text</text:p>
          </table:table-cell>
          <table:table-cell table:style-name="ce190" office:value-type="string">
            <text:p>The final match of the Junior Hockey League has just finished, and happy fans come to celebrate their team's victory.</text:p>
          </table:table-cell>
          <table:table-cell table:style-name="ce190" table:number-columns-repeated="254"/>
        </table:table-row>
        <table:table-row table:style-name="ro2">
          <table:table-cell table:formula="oooc:=[LevelProgress.B128]&amp;&quot;.passed.text&quot;" office:value-type="string" office:string-value="def/25.def.passed.text">
            <text:p>def/25.def.passed.text</text:p>
          </table:table-cell>
          <table:table-cell office:value-type="string">
            <text:p>Good work with these hockey fans! Everyone loved our cuisine and service.</text:p>
          </table:table-cell>
          <table:table-cell table:style-name="Default"/>
          <table:table-cell table:number-columns-repeated="253"/>
        </table:table-row>
        <table:table-row table:style-name="ro2">
          <table:table-cell table:formula="oooc:=[LevelProgress.B128]&amp;&quot;.expert.text&quot;" office:value-type="string" office:string-value="def/25.def.expert.text">
            <text:p>def/25.def.expert.text</text:p>
          </table:table-cell>
          <table:table-cell office:value-type="string">
            <text:p>Excellent work with these hockey fans! Everyone loved our cuisine and service.</text:p>
          </table:table-cell>
          <table:table-cell table:style-name="Default"/>
          <table:table-cell table:number-columns-repeated="253"/>
        </table:table-row>
        <table:table-row table:style-name="ro2">
          <table:table-cell table:formula="oooc:=[LevelProgress.B128]&amp;&quot;.failed.text&quot;" office:value-type="string" office:string-value="def/25.def.failed.text">
            <text:p>def/25.def.failed.text</text:p>
          </table:table-cell>
          <table:table-cell office:value-type="string">
            <text:p>We haven't made enough money today. Remember, tourists can wait while you serve other customers.</text:p>
          </table:table-cell>
          <table:table-cell table:style-name="Default"/>
          <table:table-cell table:number-columns-repeated="253"/>
        </table:table-row>
        <table:table-row table:style-name="ro2">
          <table:table-cell table:style-name="ce190" table:formula="oooc:=[LevelProgress.B129]&amp;&quot;.intro.title&quot;" office:value-type="string" office:string-value="def/26.def.intro.title">
            <text:p>def/26.def.intro.title</text:p>
          </table:table-cell>
          <table:table-cell table:style-name="ce190" office:value-type="string">
            <text:p>New customer * Vegetarian</text:p>
          </table:table-cell>
          <table:table-cell table:style-name="ce190" table:formula="oooc:=[Уровни.T35]" office:value-type="string" office:string-value="вегетарианки">
            <text:p>вегетарианки</text:p>
          </table:table-cell>
          <table:table-cell table:style-name="ce190" table:number-columns-repeated="253"/>
        </table:table-row>
        <table:table-row table:style-name="ro2">
          <table:table-cell table:style-name="ce190" table:formula="oooc:=[LevelProgress.B129]&amp;&quot;.intro.text&quot;" office:value-type="string" office:string-value="def/26.def.intro.text">
            <text:p>def/26.def.intro.text</text:p>
          </table:table-cell>
          <table:table-cell table:style-name="ce190" office:value-type="string">
            <text:p>These young ladies never order food containing meat, but mushrooms will be Ok for them. They are moderate in patience and tipping as well.</text:p>
          </table:table-cell>
          <table:table-cell table:style-name="ce190" table:number-columns-repeated="254"/>
        </table:table-row>
        <table:table-row table:style-name="ro2">
          <table:table-cell table:formula="oooc:=[LevelProgress.B129]&amp;&quot;.passed.text&quot;" office:value-type="string" office:string-value="def/26.def.passed.text">
            <text:p>def/26.def.passed.text</text:p>
          </table:table-cell>
          <table:table-cell office:value-type="string">
            <text:p>Good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B129]&amp;&quot;.expert.text&quot;" office:value-type="string" office:string-value="def/26.def.expert.text">
            <text:p>def/26.def.expert.text</text:p>
          </table:table-cell>
          <table:table-cell office:value-type="string">
            <text:p>Excellent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B129]&amp;&quot;.failed.text&quot;" office:value-type="string" office:string-value="def/26.def.failed.text">
            <text:p>def/26.def.failed.text</text:p>
          </table:table-cell>
          <table:table-cell office:value-type="string">
            <text:p>We haven't made enough money today. What is important about the vegetarian: if she looks at her wrist*watch * just serve her ASAP.</text:p>
          </table:table-cell>
          <table:table-cell table:style-name="Default"/>
          <table:table-cell table:number-columns-repeated="253"/>
        </table:table-row>
        <table:table-row table:style-name="ro2">
          <table:table-cell table:style-name="ce190" table:formula="oooc:=[LevelProgress.B130]&amp;&quot;.intro.title&quot;" office:value-type="string" office:string-value="def/27.def.intro.title">
            <text:p>def/27.def.intro.title</text:p>
          </table:table-cell>
          <table:table-cell table:style-name="ce190" office:value-type="string">
            <text:p>Women's Day</text:p>
          </table:table-cell>
          <table:table-cell table:style-name="ce190" table:formula="oooc:=[Уровни.T36]" office:value-type="string" office:string-value="только дамы">
            <text:p>только дамы</text:p>
          </table:table-cell>
          <table:table-cell table:style-name="ce190" table:number-columns-repeated="253"/>
        </table:table-row>
        <table:table-row table:style-name="ro2">
          <table:table-cell table:style-name="ce190" table:formula="oooc:=[LevelProgress.B130]&amp;&quot;.intro.text&quot;" office:value-type="string" office:string-value="def/27.def.intro.text">
            <text:p>def/27.def.intro.text</text:p>
          </table:table-cell>
          <table:table-cell table:style-name="ce190" office:value-type="string">
            <text:p>Women of all ages get gifts or flowers from their husbands, children, relatives and friends. And of course, many of them go to a restaurant to celebrate.</text:p>
          </table:table-cell>
          <table:table-cell table:style-name="ce190" table:number-columns-repeated="254"/>
        </table:table-row>
        <table:table-row table:style-name="ro2">
          <table:table-cell table:formula="oooc:=[LevelProgress.B130]&amp;&quot;.passed.text&quot;" office:value-type="string" office:string-value="def/27.def.passed.text">
            <text:p>def/27.def.passed.text</text:p>
          </table:table-cell>
          <table:table-cell office:value-type="string">
            <text:p>Good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B130]&amp;&quot;.expert.text&quot;" office:value-type="string" office:string-value="def/27.def.expert.text">
            <text:p>def/27.def.expert.text</text:p>
          </table:table-cell>
          <table:table-cell office:value-type="string">
            <text:p>Excellent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B130]&amp;&quot;.failed.text&quot;" office:value-type="string" office:string-value="def/27.def.failed.text">
            <text:p>def/27.def.failed.text</text:p>
          </table:table-cell>
          <table:table-cell office:value-type="string">
            <text:p>We haven't made enough money today. Try to serve business ladies first, the other ladies are much more patient.</text:p>
          </table:table-cell>
          <table:table-cell table:style-name="Default"/>
          <table:table-cell table:number-columns-repeated="253"/>
        </table:table-row>
        <table:table-row table:style-name="ro2">
          <table:table-cell table:style-name="ce190" table:formula="oooc:=[LevelProgress.B131]&amp;&quot;.intro.title&quot;" office:value-type="string" office:string-value="def/28.def.intro.title">
            <text:p>def/28.def.intro.title</text:p>
          </table:table-cell>
          <table:table-cell table:style-name="ce190" office:value-type="string">
            <text:p>New bonus * Shuffle</text:p>
          </table:table-cell>
          <table:table-cell table:style-name="ce190" table:formula="oooc:=[Уровни.T37]" office:value-type="string" office:string-value="бонус – перемешивание">
            <text:p>бонус – перемешивание</text:p>
          </table:table-cell>
          <table:table-cell table:style-name="ce190" table:number-columns-repeated="253"/>
        </table:table-row>
        <table:table-row table:style-name="ro2">
          <table:table-cell table:style-name="ce190" table:formula="oooc:=[LevelProgress.B131]&amp;&quot;.intro.text&quot;" office:value-type="string" office:string-value="def/28.def.intro.text">
            <text:p>def/28.def.intro.text</text:p>
          </table:table-cell>
          <table:table-cell table:style-name="ce190" office:value-type="string">
            <text:p>This bonus will shuffle tokens on the filed and gather them in groups of moderate size.</text:p>
          </table:table-cell>
          <table:table-cell table:style-name="ce190" table:number-columns-repeated="254"/>
        </table:table-row>
        <table:table-row table:style-name="ro2">
          <table:table-cell table:formula="oooc:=[LevelProgress.B131]&amp;&quot;.passed.text&quot;" office:value-type="string" office:string-value="def/28.def.passed.text">
            <text:p>def/28.def.passed.text</text:p>
          </table:table-cell>
          <table:table-cell office:value-type="string">
            <text:p>Good work! Now you can make big groups of ingredients when necessary.</text:p>
          </table:table-cell>
          <table:table-cell table:style-name="Default"/>
          <table:table-cell table:number-columns-repeated="253"/>
        </table:table-row>
        <table:table-row table:style-name="ro2">
          <table:table-cell table:formula="oooc:=[LevelProgress.B131]&amp;&quot;.expert.text&quot;" office:value-type="string" office:string-value="def/28.def.expert.text">
            <text:p>def/28.def.expert.text</text:p>
          </table:table-cell>
          <table:table-cell office:value-type="string">
            <text:p>Excellent work! Now you can make big groups of ingredients when necessary.</text:p>
          </table:table-cell>
          <table:table-cell table:style-name="Default"/>
          <table:table-cell table:number-columns-repeated="253"/>
        </table:table-row>
        <table:table-row table:style-name="ro2">
          <table:table-cell table:formula="oooc:=[LevelProgress.B131]&amp;&quot;.failed.text&quot;" office:value-type="string" office:string-value="def/28.def.failed.text">
            <text:p>def/28.def.failed.text</text:p>
          </table:table-cell>
          <table:table-cell office:value-type="string">
            <text:p>We haven't made enough money today. Remember to shuffle the field if you don't have big groups of required ingredients.</text:p>
          </table:table-cell>
          <table:table-cell table:style-name="Default"/>
          <table:table-cell table:number-columns-repeated="253"/>
        </table:table-row>
        <table:table-row table:style-name="ro2">
          <table:table-cell table:style-name="ce190" table:formula="oooc:=[LevelProgress.B132]&amp;&quot;.intro.title&quot;" office:value-type="string" office:string-value="def/29.def.intro.title">
            <text:p>def/29.def.intro.title</text:p>
          </table:table-cell>
          <table:table-cell table:style-name="ce190" office:value-type="string">
            <text:p>New customer * Schoolkid</text:p>
          </table:table-cell>
          <table:table-cell table:style-name="ce190" table:formula="oooc:=[Уровни.T38]" office:value-type="string" office:string-value="школьники">
            <text:p>школьники</text:p>
          </table:table-cell>
          <table:table-cell table:style-name="ce190" table:number-columns-repeated="253"/>
        </table:table-row>
        <table:table-row table:style-name="ro2">
          <table:table-cell table:style-name="ce190" table:formula="oooc:=[LevelProgress.B132]&amp;&quot;.intro.text&quot;" office:value-type="string" office:string-value="def/29.def.intro.text">
            <text:p>def/29.def.intro.text</text:p>
          </table:table-cell>
          <table:table-cell table:style-name="ce190" office:value-type="string">
            <text:p>Kids are very difficult customers * they need as much attention as Business Ladies, but they don't have much money to leave as tips.</text:p>
          </table:table-cell>
          <table:table-cell table:style-name="ce190" table:number-columns-repeated="254"/>
        </table:table-row>
        <table:table-row table:style-name="ro2">
          <table:table-cell table:formula="oooc:=[LevelProgress.B132]&amp;&quot;.passed.text&quot;" office:value-type="string" office:string-value="def/29.def.passed.text">
            <text:p>def/29.def.passed.text</text:p>
          </table:table-cell>
          <table:table-cell office:value-type="string">
            <text:p>Good work! Now you've learned to serve the most difficult customer!</text:p>
          </table:table-cell>
          <table:table-cell table:style-name="Default"/>
          <table:table-cell table:number-columns-repeated="253"/>
        </table:table-row>
        <table:table-row table:style-name="ro2">
          <table:table-cell table:formula="oooc:=[LevelProgress.B132]&amp;&quot;.expert.text&quot;" office:value-type="string" office:string-value="def/29.def.expert.text">
            <text:p>def/29.def.expert.text</text:p>
          </table:table-cell>
          <table:table-cell office:value-type="string">
            <text:p>Excellent work! Now you've learned to serve the most difficult customer!</text:p>
          </table:table-cell>
          <table:table-cell table:style-name="Default"/>
          <table:table-cell table:number-columns-repeated="253"/>
        </table:table-row>
        <table:table-row table:style-name="ro2">
          <table:table-cell table:formula="oooc:=[LevelProgress.B132]&amp;&quot;.failed.text&quot;" office:value-type="string" office:string-value="def/29.def.failed.text">
            <text:p>def/29.def.failed.text</text:p>
          </table:table-cell>
          <table:table-cell office:value-type="string">
            <text:p>We haven't made enough money today. Kids may look nice, but don't let it go to your head: keep your eyes on each one of them.</text:p>
          </table:table-cell>
          <table:table-cell table:style-name="Default"/>
          <table:table-cell table:number-columns-repeated="253"/>
        </table:table-row>
        <table:table-row table:style-name="ro2">
          <table:table-cell table:style-name="ce190" table:formula="oooc:=[LevelProgress.B133]&amp;&quot;.intro.title&quot;" office:value-type="string" office:string-value="def/30.def.intro.title">
            <text:p>def/30.def.intro.title</text:p>
          </table:table-cell>
          <table:table-cell table:style-name="ce190" office:value-type="string">
            <text:p>The last day in Bread&amp;Butter</text:p>
          </table:table-cell>
          <table:table-cell table:style-name="ce190" table:formula="oooc:=[Уровни.T39]" office:value-type="string" office:string-value="последний день">
            <text:p>последний день</text:p>
          </table:table-cell>
          <table:table-cell table:style-name="ce190" table:number-columns-repeated="253"/>
        </table:table-row>
        <table:table-row table:style-name="ro2">
          <table:table-cell table:style-name="ce190" table:formula="oooc:=[LevelProgress.B133]&amp;&quot;.intro.text&quot;" office:value-type="string" office:string-value="def/30.def.intro.text">
            <text:p>def/30.def.intro.text</text:p>
          </table:table-cell>
          <table:table-cell table:style-name="ce190" office:value-type="string">
            <text:p>Again, jury members are coming to check my work. Let's do our best and do not disappoint them. I'm sure we can get through it!</text:p>
          </table:table-cell>
          <table:table-cell table:style-name="ce190" table:number-columns-repeated="254"/>
        </table:table-row>
        <table:table-row table:style-name="ro2">
          <table:table-cell table:formula="oooc:=[LevelProgress.B133]&amp;&quot;.passed.text&quot;" office:value-type="string" office:string-value="def/30.def.passed.text">
            <text:p>def/30.def.passed.text</text:p>
          </table:table-cell>
          <table:table-cell office:value-type="string">
            <text:p>Good work! And we're ready to know who wins this stage!</text:p>
          </table:table-cell>
          <table:table-cell table:style-name="Default"/>
          <table:table-cell table:number-columns-repeated="253"/>
        </table:table-row>
        <table:table-row table:style-name="ro2">
          <table:table-cell table:formula="oooc:=[LevelProgress.B133]&amp;&quot;.expert.text&quot;" office:value-type="string" office:string-value="def/30.def.expert.text">
            <text:p>def/30.def.expert.text</text:p>
          </table:table-cell>
          <table:table-cell office:value-type="string">
            <text:p>Excellent work! And we're ready to know who wins this stage!</text:p>
          </table:table-cell>
          <table:table-cell table:style-name="Default"/>
          <table:table-cell table:number-columns-repeated="253"/>
        </table:table-row>
        <table:table-row table:style-name="ro2">
          <table:table-cell table:formula="oooc:=[LevelProgress.B133]&amp;&quot;.failed.text&quot;" office:value-type="string" office:string-value="def/30.def.failed.text">
            <text:p>def/30.def.failed.text</text:p>
          </table:table-cell>
          <table:table-cell office:value-type="string">
            <text:p>We haven't made enough money today. Let's try again, and don't forget to use gifts if someone is getting upset.</text:p>
          </table:table-cell>
          <table:table-cell table:style-name="Default"/>
          <table:table-cell table:number-columns-repeated="253"/>
        </table:table-row>
        <table:table-row table:style-name="ro2">
          <table:table-cell table:style-name="ce190" table:formula="oooc:=[LevelProgress.B170]&amp;&quot;.intro.title&quot;" office:value-type="string" office:string-value="def/31.def.intro.title">
            <text:p>def/31.def.intro.title</text:p>
          </table:table-cell>
          <table:table-cell table:style-name="ce190" office:value-type="string">
            <text:p>Welcome to Sushi Side!</text:p>
          </table:table-cell>
          <table:table-cell table:style-name="ce190" table:formula="oooc:=[Уровни.T42]" office:value-type="string" office:string-value="Япония">
            <text:p>Япония</text:p>
          </table:table-cell>
          <table:table-cell table:style-name="ce190" table:number-columns-repeated="253"/>
        </table:table-row>
        <table:table-row table:style-name="ro2">
          <table:table-cell table:style-name="ce190" table:formula="oooc:=[LevelProgress.B170]&amp;&quot;.intro.text&quot;" office:value-type="string" office:string-value="def/31.def.intro.text">
            <text:p>def/31.def.intro.text</text:p>
          </table:table-cell>
          <table:table-cell table:style-name="ce190" office:value-type="string">
            <text:p>One more stage of the competition is over, and now we're in Japan. It is said that Japanese chefs make wonders of fish and rice, let's see if we can learn it too.</text:p>
          </table:table-cell>
          <table:table-cell table:style-name="ce190" table:number-columns-repeated="254"/>
        </table:table-row>
        <table:table-row table:style-name="ro2">
          <table:table-cell table:formula="oooc:=[LevelProgress.B170]&amp;&quot;.passed.text&quot;" office:value-type="string" office:string-value="def/31.def.passed.text">
            <text:p>def/31.def.passed.text</text:p>
          </table:table-cell>
          <table:table-cell office:value-type="string">
            <text:p>Good work! Now we are familiar with that sashimi.</text:p>
          </table:table-cell>
          <table:table-cell table:number-columns-repeated="254"/>
        </table:table-row>
        <table:table-row table:style-name="ro2">
          <table:table-cell table:formula="oooc:=[LevelProgress.B170]&amp;&quot;.expert.text&quot;" office:value-type="string" office:string-value="def/31.def.expert.text">
            <text:p>def/31.def.expert.text</text:p>
          </table:table-cell>
          <table:table-cell office:value-type="string">
            <text:p>Excellent work! Now we are familiar with that sashimi.</text:p>
          </table:table-cell>
          <table:table-cell table:number-columns-repeated="254"/>
        </table:table-row>
        <table:table-row table:style-name="ro2">
          <table:table-cell table:formula="oooc:=[LevelProgress.B170]&amp;&quot;.failed.text&quot;" office:value-type="string" office:string-value="def/31.def.failed.text">
            <text:p>def/3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190" table:formula="oooc:=[LevelProgress.B171]&amp;&quot;.intro.title&quot;" office:value-type="string" office:string-value="def/32.def.intro.title">
            <text:p>def/32.def.intro.title</text:p>
          </table:table-cell>
          <table:table-cell table:style-name="ce195" office:value-type="string">
            <text:p>Vegans Paradise</text:p>
          </table:table-cell>
          <table:table-cell table:style-name="ce190" table:formula="oooc:=[Уровни.T43]" office:value-type="string" office:string-value="(вегетарианки)">
            <text:p>(вегетарианки)</text:p>
          </table:table-cell>
          <table:table-cell table:style-name="ce190" table:number-columns-repeated="253"/>
        </table:table-row>
        <table:table-row table:style-name="ro2">
          <table:table-cell table:style-name="ce190" table:formula="oooc:=[LevelProgress.B171]&amp;&quot;.intro.text&quot;" office:value-type="string" office:string-value="def/32.def.intro.text">
            <text:p>def/32.def.intro.text</text:p>
          </table:table-cell>
          <table:table-cell table:style-name="ce195" office:value-type="string">
            <text:p>Traditional Japanese cuisine uses lot of fish and other seafood, so vegetarian customers will be delighted with our menu.</text:p>
          </table:table-cell>
          <table:table-cell table:style-name="ce190" table:number-columns-repeated="254"/>
        </table:table-row>
        <table:table-row table:style-name="ro2">
          <table:table-cell table:formula="oooc:=[LevelProgress.B171]&amp;&quot;.passed.text&quot;" office:value-type="string" office:string-value="def/32.def.passed.text">
            <text:p>def/32.def.passed.text</text:p>
          </table:table-cell>
          <table:table-cell office:value-type="string">
            <text:p>Good work! The vegetarians loved our cuisine and service.</text:p>
          </table:table-cell>
          <table:table-cell table:number-columns-repeated="254"/>
        </table:table-row>
        <table:table-row table:style-name="ro2">
          <table:table-cell table:formula="oooc:=[LevelProgress.B171]&amp;&quot;.expert.text&quot;" office:value-type="string" office:string-value="def/32.def.expert.text">
            <text:p>def/32.def.expert.text</text:p>
          </table:table-cell>
          <table:table-cell office:value-type="string">
            <text:p>Excellent work! The vegetarians loved our cuisine and service.</text:p>
          </table:table-cell>
          <table:table-cell table:number-columns-repeated="254"/>
        </table:table-row>
        <table:table-row table:style-name="ro2">
          <table:table-cell table:formula="oooc:=[LevelProgress.B171]&amp;&quot;.failed.text&quot;" office:value-type="string" office:string-value="def/32.def.failed.text">
            <text:p>def/32.def.failed.text</text:p>
          </table:table-cell>
          <table:table-cell office:value-type="string">
            <text:p>We haven't made enough money today. Pay more attention to the kids: they easily get upset if you don't serve them fast enough.</text:p>
          </table:table-cell>
          <table:table-cell table:number-columns-repeated="254"/>
        </table:table-row>
        <table:table-row table:style-name="ro2">
          <table:table-cell table:style-name="ce190" table:formula="oooc:=[LevelProgress.B172]&amp;&quot;.intro.title&quot;" office:value-type="string" office:string-value="def/33.def.intro.title">
            <text:p>def/33.def.intro.title</text:p>
          </table:table-cell>
          <table:table-cell table:style-name="ce190" office:value-type="string">
            <text:p>Tourists got new look</text:p>
          </table:table-cell>
          <table:table-cell table:style-name="ce190" table:formula="oooc:=[Уровни.T44]" office:value-type="string" office:string-value="японские туристы">
            <text:p>японские туристы</text:p>
          </table:table-cell>
          <table:table-cell table:style-name="ce190" table:number-columns-repeated="253"/>
        </table:table-row>
        <table:table-row table:style-name="ro2">
          <table:table-cell table:style-name="ce190" table:formula="oooc:=[LevelProgress.B172]&amp;&quot;.intro.text&quot;" office:value-type="string" office:string-value="def/33.def.intro.text">
            <text:p>def/33.def.intro.text</text:p>
          </table:table-cell>
          <table:table-cell table:style-name="ce190" office:value-type="string">
            <text:p>These days, tourists wear samurai costumes. I hope that their catanas are decorative so they won't hurt anyone else while waiting for their food.</text:p>
          </table:table-cell>
          <table:table-cell table:style-name="ce190" table:number-columns-repeated="254"/>
        </table:table-row>
        <table:table-row table:style-name="ro2">
          <table:table-cell table:formula="oooc:=[LevelProgress.B172]&amp;&quot;.passed.text&quot;" office:value-type="string" office:string-value="def/33.def.passed.text">
            <text:p>def/33.def.passed.text</text:p>
          </table:table-cell>
          <table:table-cell office:value-type="string">
            <text:p>Good work! As you see, the tourists are always the same: it's not difficult to keep them happy.</text:p>
          </table:table-cell>
          <table:table-cell table:number-columns-repeated="254"/>
        </table:table-row>
        <table:table-row table:style-name="ro2">
          <table:table-cell table:formula="oooc:=[LevelProgress.B172]&amp;&quot;.expert.text&quot;" office:value-type="string" office:string-value="def/33.def.expert.text">
            <text:p>def/33.def.expert.text</text:p>
          </table:table-cell>
          <table:table-cell office:value-type="string">
            <text:p>Excellent work! As you see, the tourists are always the same: it's not difficult to keep them happy.</text:p>
          </table:table-cell>
          <table:table-cell table:number-columns-repeated="254"/>
        </table:table-row>
        <table:table-row table:style-name="ro2">
          <table:table-cell table:formula="oooc:=[LevelProgress.B172]&amp;&quot;.failed.text&quot;" office:value-type="string" office:string-value="def/33.def.failed.text">
            <text:p>def/33.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190" table:formula="oooc:=[LevelProgress.B173]&amp;&quot;.intro.title&quot;" office:value-type="string" office:string-value="def/34.def.intro.title">
            <text:p>def/34.def.intro.title</text:p>
          </table:table-cell>
          <table:table-cell table:style-name="ce190" office:value-type="string">
            <text:p>New bonus * Spoon</text:p>
          </table:table-cell>
          <table:table-cell table:style-name="ce190" table:formula="oooc:=[Уровни.T45]" office:value-type="string" office:string-value="бонус – ложка">
            <text:p>бонус – ложка</text:p>
          </table:table-cell>
          <table:table-cell table:style-name="ce190" table:number-columns-repeated="253"/>
        </table:table-row>
        <table:table-row table:style-name="ro2">
          <table:table-cell table:style-name="ce190" table:formula="oooc:=[LevelProgress.B173]&amp;&quot;.intro.text&quot;" office:value-type="string" office:string-value="def/34.def.intro.text">
            <text:p>def/34.def.intro.text</text:p>
          </table:table-cell>
          <table:table-cell table:style-name="ce190" office:value-type="string">
            <text:p>A spoon will remove all ingredients of certian type. Pick the spoon as a common token and click the ingredient group to remove them.</text:p>
          </table:table-cell>
          <table:table-cell table:style-name="ce190" table:number-columns-repeated="254"/>
        </table:table-row>
        <table:table-row table:style-name="ro2">
          <table:table-cell table:formula="oooc:=[LevelProgress.B173]&amp;&quot;.passed.text&quot;" office:value-type="string" office:string-value="def/34.def.passed.text">
            <text:p>def/34.def.passed.text</text:p>
          </table:table-cell>
          <table:table-cell office:value-type="string">
            <text:p>Good work! Now you can remove unnecessary items from the filed whenever you want.</text:p>
          </table:table-cell>
          <table:table-cell table:number-columns-repeated="254"/>
        </table:table-row>
        <table:table-row table:style-name="ro2">
          <table:table-cell table:formula="oooc:=[LevelProgress.B173]&amp;&quot;.expert.text&quot;" office:value-type="string" office:string-value="def/34.def.expert.text">
            <text:p>def/34.def.expert.text</text:p>
          </table:table-cell>
          <table:table-cell office:value-type="string">
            <text:p>Excellent work! Now you can remove unnecessary items from the filed whenever you want.</text:p>
          </table:table-cell>
          <table:table-cell table:number-columns-repeated="254"/>
        </table:table-row>
        <table:table-row table:style-name="ro2">
          <table:table-cell table:formula="oooc:=[LevelProgress.B173]&amp;&quot;.failed.text&quot;" office:value-type="string" office:string-value="def/34.def.failed.text">
            <text:p>def/34.def.failed.text</text:p>
          </table:table-cell>
          <table:table-cell office:value-type="string">
            <text:p>We haven't made enough money today. Don't forget to remove unnecessary ingredients to avoid the field overfilling.</text:p>
          </table:table-cell>
          <table:table-cell table:number-columns-repeated="254"/>
        </table:table-row>
        <table:table-row table:style-name="ro2">
          <table:table-cell table:style-name="ce190" table:formula="oooc:=[LevelProgress.B174]&amp;&quot;.intro.title&quot;" office:value-type="string" office:string-value="def/35.def.intro.title">
            <text:p>def/35.def.intro.title</text:p>
          </table:table-cell>
          <table:table-cell table:style-name="ce190" office:value-type="string">
            <text:p>Sport fans again</text:p>
          </table:table-cell>
          <table:table-cell table:style-name="ce190" table:formula="oooc:=[Уровни.T46]" office:value-type="string" office:string-value="только мужчины">
            <text:p>только мужчины</text:p>
          </table:table-cell>
          <table:table-cell table:style-name="ce190" table:number-columns-repeated="253"/>
        </table:table-row>
        <table:table-row table:style-name="ro2">
          <table:table-cell table:style-name="ce190" table:formula="oooc:=[LevelProgress.B174]&amp;&quot;.intro.text&quot;" office:value-type="string" office:string-value="def/35.def.intro.text">
            <text:p>def/35.def.intro.text</text:p>
          </table:table-cell>
          <table:table-cell table:style-name="ce190" office:value-type="string">
            <text:p>The local Sumo Championship is about to start, and lots of sport fans and tourists are everywher. Remember, fast service keeps customer's mood high.</text:p>
          </table:table-cell>
          <table:table-cell table:style-name="ce190" table:number-columns-repeated="254"/>
        </table:table-row>
        <table:table-row table:style-name="ro2">
          <table:table-cell table:formula="oooc:=[LevelProgress.B174]&amp;&quot;.passed.text&quot;" office:value-type="string" office:string-value="def/35.def.passed.text">
            <text:p>def/35.def.passed.text</text:p>
          </table:table-cell>
          <table:table-cell office:value-type="string">
            <text:p>Good work with these sport fans! Everyone loved our cuisine and service.</text:p>
          </table:table-cell>
          <table:table-cell table:number-columns-repeated="254"/>
        </table:table-row>
        <table:table-row table:style-name="ro2">
          <table:table-cell table:formula="oooc:=[LevelProgress.B174]&amp;&quot;.expert.text&quot;" office:value-type="string" office:string-value="def/35.def.expert.text">
            <text:p>def/35.def.expert.text</text:p>
          </table:table-cell>
          <table:table-cell office:value-type="string">
            <text:p>Excellent work with these sport fans! Everyone loved our cuisine and service.</text:p>
          </table:table-cell>
          <table:table-cell table:number-columns-repeated="254"/>
        </table:table-row>
        <table:table-row table:style-name="ro2">
          <table:table-cell table:formula="oooc:=[LevelProgress.B174]&amp;&quot;.failed.text&quot;" office:value-type="string" office:string-value="def/35.def.failed.text">
            <text:p>def/35.def.failed.text</text:p>
          </table:table-cell>
          <table:table-cell office:value-type="string">
            <text:p>We haven't made enough money today. Pay more attention to the kids, they easily get upset if you don't feed them fast enough.</text:p>
          </table:table-cell>
          <table:table-cell table:number-columns-repeated="254"/>
        </table:table-row>
        <table:table-row table:style-name="ro2">
          <table:table-cell table:style-name="ce190" table:formula="oooc:=[LevelProgress.B175]&amp;&quot;.intro.title&quot;" office:value-type="string" office:string-value="def/36.def.intro.title">
            <text:p>def/36.def.intro.title</text:p>
          </table:table-cell>
          <table:table-cell table:style-name="ce190" office:value-type="string">
            <text:p>Manga fans in the town</text:p>
          </table:table-cell>
          <table:table-cell table:style-name="ce190" table:formula="oooc:=[Уровни.T47]" office:value-type="string" office:string-value="только молодежь">
            <text:p>только молодежь</text:p>
          </table:table-cell>
          <table:table-cell table:style-name="ce190" table:number-columns-repeated="253"/>
        </table:table-row>
        <table:table-row table:style-name="ro2">
          <table:table-cell table:style-name="ce190" table:formula="oooc:=[LevelProgress.B175]&amp;&quot;.intro.text&quot;" office:value-type="string" office:string-value="def/36.def.intro.text">
            <text:p>def/36.def.intro.text</text:p>
          </table:table-cell>
          <table:table-cell table:style-name="ce190" office:value-type="string">
            <text:p>Seen these crowds of young people? Everyone is talking about the Anime and Manga Festival starting today. I've got a ticket to the opening show tonight, too. </text:p>
          </table:table-cell>
          <table:table-cell table:style-name="ce190" table:number-columns-repeated="254"/>
        </table:table-row>
        <table:table-row table:style-name="ro2">
          <table:table-cell table:formula="oooc:=[LevelProgress.B175]&amp;&quot;.passed.text&quot;" office:value-type="string" office:string-value="def/36.def.passed.text">
            <text:p>def/36.def.passed.text</text:p>
          </table:table-cell>
          <table:table-cell office:value-type="string">
            <text:p>Good work! The day is over, and I think I can go see the opening show at the Festival and maybe get some souvenirs.</text:p>
          </table:table-cell>
          <table:table-cell table:number-columns-repeated="254"/>
        </table:table-row>
        <table:table-row table:style-name="ro2">
          <table:table-cell table:formula="oooc:=[LevelProgress.B175]&amp;&quot;.expert.text&quot;" office:value-type="string" office:string-value="def/36.def.expert.text">
            <text:p>def/36.def.expert.text</text:p>
          </table:table-cell>
          <table:table-cell office:value-type="string">
            <text:p>Excellent work! The day is over, and I think I can go see the opening show at the Festival and maybe get some souvenirs.</text:p>
          </table:table-cell>
          <table:table-cell table:number-columns-repeated="254"/>
        </table:table-row>
        <table:table-row table:style-name="ro2">
          <table:table-cell table:formula="oooc:=[LevelProgress.B175]&amp;&quot;.failed.text&quot;" office:value-type="string" office:string-value="def/36.def.failed.text">
            <text:p>def/36.def.failed.text</text:p>
          </table:table-cell>
          <table:table-cell office:value-type="string">
            <text:p>We haven't made enough money today. Kids may look nice, but don't let it go to your head: keep your eyes on each one of them.</text:p>
          </table:table-cell>
          <table:table-cell table:number-columns-repeated="254"/>
        </table:table-row>
        <table:table-row table:style-name="ro2">
          <table:table-cell table:style-name="ce190" table:formula="oooc:=[LevelProgress.B176]&amp;&quot;.intro.title&quot;" office:value-type="string" office:string-value="def/37.def.intro.title">
            <text:p>def/37.def.intro.title</text:p>
          </table:table-cell>
          <table:table-cell table:style-name="ce190" office:value-type="string">
            <text:p>New bonus * Heart</text:p>
          </table:table-cell>
          <table:table-cell table:style-name="ce190" table:formula="oooc:=[Уровни.T48]" office:value-type="string" office:string-value="бонус – сердце">
            <text:p>бонус – сердце</text:p>
          </table:table-cell>
          <table:table-cell table:style-name="ce190" table:number-columns-repeated="253"/>
        </table:table-row>
        <table:table-row table:style-name="ro2">
          <table:table-cell table:style-name="ce190" table:formula="oooc:=[LevelProgress.B176]&amp;&quot;.intro.text&quot;" office:value-type="string" office:string-value="def/37.def.intro.text">
            <text:p>def/37.def.intro.text</text:p>
          </table:table-cell>
          <table:table-cell table:style-name="ce190" office:value-type="string">
            <text:p>A Heart improves the mood of all customers at once.</text:p>
          </table:table-cell>
          <table:table-cell table:style-name="ce190" table:number-columns-repeated="254"/>
        </table:table-row>
        <table:table-row table:style-name="ro2">
          <table:table-cell table:formula="oooc:=[LevelProgress.B176]&amp;&quot;.passed.text&quot;" office:value-type="string" office:string-value="def/37.def.passed.text">
            <text:p>def/37.def.passed.text</text:p>
          </table:table-cell>
          <table:table-cell office:value-type="string">
            <text:p>Good work! Now you can quickly improve people mood if necessary.</text:p>
          </table:table-cell>
          <table:table-cell table:number-columns-repeated="254"/>
        </table:table-row>
        <table:table-row table:style-name="ro2">
          <table:table-cell table:formula="oooc:=[LevelProgress.B176]&amp;&quot;.expert.text&quot;" office:value-type="string" office:string-value="def/37.def.expert.text">
            <text:p>def/37.def.expert.text</text:p>
          </table:table-cell>
          <table:table-cell office:value-type="string">
            <text:p>Excellent work! Now you can quickly improve people mood if necessary.</text:p>
          </table:table-cell>
          <table:table-cell table:number-columns-repeated="254"/>
        </table:table-row>
        <table:table-row table:style-name="ro2">
          <table:table-cell table:formula="oooc:=[LevelProgress.B176]&amp;&quot;.failed.text&quot;" office:value-type="string" office:string-value="def/37.def.failed.text">
            <text:p>def/37.def.failed.text</text:p>
          </table:table-cell>
          <table:table-cell office:value-type="string">
            <text:p>We haven't made enough money today. Remember to use hearts when many customers are getting angry at once.</text:p>
          </table:table-cell>
          <table:table-cell table:number-columns-repeated="254"/>
        </table:table-row>
        <table:table-row table:style-name="ro2">
          <table:table-cell table:style-name="ce190" table:formula="oooc:=[LevelProgress.B177]&amp;&quot;.intro.title&quot;" office:value-type="string" office:string-value="def/38.def.intro.title">
            <text:p>def/38.def.intro.title</text:p>
          </table:table-cell>
          <table:table-cell table:style-name="ce190" office:value-type="string">
            <text:p>I love sales, too.</text:p>
          </table:table-cell>
          <table:table-cell table:style-name="ce190" table:formula="oooc:=[Уровни.T49]" office:value-type="string" office:string-value="только дамы">
            <text:p>только дамы</text:p>
          </table:table-cell>
          <table:table-cell table:style-name="ce190" table:number-columns-repeated="253"/>
        </table:table-row>
        <table:table-row table:style-name="ro2">
          <table:table-cell table:style-name="ce190" table:formula="oooc:=[LevelProgress.B177]&amp;&quot;.intro.text&quot;" office:value-type="string" office:string-value="def/38.def.intro.text">
            <text:p>def/38.def.intro.text</text:p>
          </table:table-cell>
          <table:table-cell table:style-name="ce190" office:value-type="string">
            <text:p>The famous superstore begins the final sale. Women were waiting for it to start, so today we expect lots of tired but happy ones.</text:p>
          </table:table-cell>
          <table:table-cell table:style-name="ce190" table:number-columns-repeated="254"/>
        </table:table-row>
        <table:table-row table:style-name="ro2">
          <table:table-cell table:formula="oooc:=[LevelProgress.B177]&amp;&quot;.passed.text&quot;" office:value-type="string" office:string-value="def/38.def.passed.text">
            <text:p>def/38.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B177]&amp;&quot;.expert.text&quot;" office:value-type="string" office:string-value="def/38.def.expert.text">
            <text:p>def/38.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B177]&amp;&quot;.failed.text&quot;" office:value-type="string" office:string-value="def/38.def.failed.text">
            <text:p>def/38.def.failed.text</text:p>
          </table:table-cell>
          <table:table-cell office:value-type="string">
            <text:p>We haven't made enough money today. Try to serve business ladies first, the other ladies are much more patient.</text:p>
          </table:table-cell>
          <table:table-cell table:number-columns-repeated="254"/>
        </table:table-row>
        <table:table-row table:style-name="ro2">
          <table:table-cell table:style-name="ce190" table:formula="oooc:=[LevelProgress.B178]&amp;&quot;.intro.title&quot;" office:value-type="string" office:string-value="def/39.def.intro.title">
            <text:p>def/39.def.intro.title</text:p>
          </table:table-cell>
          <table:table-cell table:style-name="ce190" office:value-type="string">
            <text:p>Two more days in this round</text:p>
          </table:table-cell>
          <table:table-cell table:style-name="ce190" table:formula="oooc:=[Уровни.T50]" office:value-type="string" office:string-value="только пожилые">
            <text:p>только пожилые</text:p>
          </table:table-cell>
          <table:table-cell table:style-name="ce190" table:number-columns-repeated="253"/>
        </table:table-row>
        <table:table-row table:style-name="ro2">
          <table:table-cell table:style-name="ce190" table:formula="oooc:=[LevelProgress.B178]&amp;&quot;.intro.text&quot;" office:value-type="string" office:string-value="def/39.def.intro.text">
            <text:p>def/39.def.intro.text</text:p>
          </table:table-cell>
          <table:table-cell table:style-name="ce190" office:value-type="string">
            <text:p>There is not much time left before the finals, and critics from the jury decided to double their efforts. Let the best chef win the competition!</text:p>
          </table:table-cell>
          <table:table-cell table:style-name="ce190" table:number-columns-repeated="254"/>
        </table:table-row>
        <table:table-row table:style-name="ro2">
          <table:table-cell table:formula="oooc:=[LevelProgress.B178]&amp;&quot;.passed.text&quot;" office:value-type="string" office:string-value="def/39.def.passed.text">
            <text:p>def/39.def.passed.text</text:p>
          </table:table-cell>
          <table:table-cell office:value-type="string">
            <text:p>Good work! I think that happy grandmothers and tourists will tell their friends about our place, so get ready for more job!</text:p>
          </table:table-cell>
          <table:table-cell table:number-columns-repeated="254"/>
        </table:table-row>
        <table:table-row table:style-name="ro2">
          <table:table-cell table:formula="oooc:=[LevelProgress.B178]&amp;&quot;.expert.text&quot;" office:value-type="string" office:string-value="def/39.def.expert.text">
            <text:p>def/39.def.expert.text</text:p>
          </table:table-cell>
          <table:table-cell office:value-type="string">
            <text:p>Excellent work! I think that happy grandmothers and tourists will tell their friends about our place, so get ready for more job!</text:p>
          </table:table-cell>
          <table:table-cell table:number-columns-repeated="254"/>
        </table:table-row>
        <table:table-row table:style-name="ro2">
          <table:table-cell table:formula="oooc:=[LevelProgress.B178]&amp;&quot;.failed.text&quot;" office:value-type="string" office:string-value="def/39.def.failed.text">
            <text:p>def/39.def.failed.text</text:p>
          </table:table-cell>
          <table:table-cell office:value-type="string">
            <text:p>We haven't made enough money today. Remember that old ladies and tourists can wait much longer than our jury members.</text:p>
          </table:table-cell>
          <table:table-cell table:number-columns-repeated="254"/>
        </table:table-row>
        <table:table-row table:style-name="ro2">
          <table:table-cell table:style-name="ce190" table:formula="oooc:=[LevelProgress.B179]&amp;&quot;.intro.title&quot;" office:value-type="string" office:string-value="def/40.def.intro.title">
            <text:p>def/40.def.intro.title</text:p>
          </table:table-cell>
          <table:table-cell table:style-name="ce190" office:value-type="string">
            <text:p>I'm waiting for results</text:p>
          </table:table-cell>
          <table:table-cell table:style-name="ce190" table:formula="oooc:=[Уровни.T51]" office:value-type="string" office:string-value="последний день – ждем итогов">
            <text:p>последний день – ждем итогов</text:p>
          </table:table-cell>
          <table:table-cell table:style-name="ce190" table:number-columns-repeated="253"/>
        </table:table-row>
        <table:table-row table:style-name="ro2">
          <table:table-cell table:style-name="ce190" table:formula="oooc:=[LevelProgress.B179]&amp;&quot;.intro.text&quot;" office:value-type="string" office:string-value="def/40.def.intro.text">
            <text:p>def/40.def.intro.text</text:p>
          </table:table-cell>
          <table:table-cell table:style-name="ce190" office:value-type="string">
            <text:p>Last day at Sushi Side, and today the jury will name who is going to the final round. I have to do my best to get there!</text:p>
          </table:table-cell>
          <table:table-cell table:style-name="ce190" table:number-columns-repeated="254"/>
        </table:table-row>
        <table:table-row table:style-name="ro2">
          <table:table-cell table:formula="oooc:=[LevelProgress.B179]&amp;&quot;.passed.text&quot;" office:value-type="string" office:string-value="def/40.def.passed.text">
            <text:p>def/40.def.passed.text</text:p>
          </table:table-cell>
          <table:table-cell office:value-type="string">
            <text:p>Good work! And now we'll hear the winners names. Am I one the them?</text:p>
          </table:table-cell>
          <table:table-cell table:number-columns-repeated="254"/>
        </table:table-row>
        <table:table-row table:style-name="ro2">
          <table:table-cell table:formula="oooc:=[LevelProgress.B179]&amp;&quot;.expert.text&quot;" office:value-type="string" office:string-value="def/40.def.expert.text">
            <text:p>def/40.def.expert.text</text:p>
          </table:table-cell>
          <table:table-cell office:value-type="string">
            <text:p>Excellent work! And now we'll hear the winners names. Am I one the them?</text:p>
          </table:table-cell>
          <table:table-cell table:number-columns-repeated="254"/>
        </table:table-row>
        <table:table-row table:style-name="ro2">
          <table:table-cell table:formula="oooc:=[LevelProgress.B179]&amp;&quot;.failed.text&quot;" office:value-type="string" office:string-value="def/40.def.failed.text">
            <text:p>def/40.def.failed.text</text:p>
          </table:table-cell>
          <table:table-cell office:value-type="string">
            <text:p>We haven't made enough money today. Pay maximum attention to the jury members: you cannot pass this round without their support.</text:p>
          </table:table-cell>
          <table:table-cell table:number-columns-repeated="254"/>
        </table:table-row>
        <table:table-row table:style-name="ro2">
          <table:table-cell table:style-name="ce190" table:formula="oooc:=[LevelProgress.B226]&amp;&quot;.intro.title&quot;" office:value-type="string" office:string-value="def/41.def.intro.title">
            <text:p>def/41.def.intro.title</text:p>
          </table:table-cell>
          <table:table-cell table:style-name="ce194" office:value-type="string">
            <text:p>Welcome to Tiki Time!</text:p>
          </table:table-cell>
          <table:table-cell table:style-name="ce190" table:formula="oooc:=[Уровни.T54]" office:value-type="string" office:string-value="Гавайи">
            <text:p>Гавайи</text:p>
          </table:table-cell>
          <table:table-cell table:style-name="ce190" table:number-columns-repeated="253"/>
        </table:table-row>
        <table:table-row table:style-name="ro2">
          <table:table-cell table:style-name="ce190" table:formula="oooc:=[LevelProgress.B226]&amp;&quot;.intro.text&quot;" office:value-type="string" office:string-value="def/41.def.intro.text">
            <text:p>def/41.def.intro.text</text:p>
          </table:table-cell>
          <table:table-cell table:style-name="ce190" office:value-type="string">
            <text:p>It's unbeliveable how close am I to achieveing the dream on my own restaurant. Let's go! Many people spend their vacations here in Hawaii, so we won't be short on customers.</text:p>
          </table:table-cell>
          <table:table-cell table:style-name="ce190" table:number-columns-repeated="254"/>
        </table:table-row>
        <table:table-row table:style-name="ro2">
          <table:table-cell table:formula="oooc:=[LevelProgress.B226]&amp;&quot;.passed.text&quot;" office:value-type="string" office:string-value="def/41.def.passed.text">
            <text:p>def/41.def.passed.text</text:p>
          </table:table-cell>
          <table:table-cell office:value-type="string">
            <text:p>Good work! Continue this way, and we will win the competition and this restaurant too.</text:p>
          </table:table-cell>
          <table:table-cell table:number-columns-repeated="254"/>
        </table:table-row>
        <table:table-row table:style-name="ro2">
          <table:table-cell table:formula="oooc:=[LevelProgress.B226]&amp;&quot;.expert.text&quot;" office:value-type="string" office:string-value="def/41.def.expert.text">
            <text:p>def/41.def.expert.text</text:p>
          </table:table-cell>
          <table:table-cell office:value-type="string">
            <text:p>Excellent work! Continue this way, and we will win the competition and this restaurant too.</text:p>
          </table:table-cell>
          <table:table-cell table:number-columns-repeated="254"/>
        </table:table-row>
        <table:table-row table:style-name="ro2">
          <table:table-cell table:formula="oooc:=[LevelProgress.B226]&amp;&quot;.failed.text&quot;" office:value-type="string" office:string-value="def/41.def.failed.text">
            <text:p>def/4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190" table:formula="oooc:=[LevelProgress.B227]&amp;&quot;.intro.title&quot;" office:value-type="string" office:string-value="def/42.def.intro.title">
            <text:p>def/42.def.intro.title</text:p>
          </table:table-cell>
          <table:table-cell table:style-name="ce190" office:value-type="string">
            <text:p>Meet all kinds of Tourists!</text:p>
          </table:table-cell>
          <table:table-cell table:style-name="ce190" table:formula="oooc:=[Уровни.T55]" office:value-type="string" office:string-value="только туристы">
            <text:p>только туристы</text:p>
          </table:table-cell>
          <table:table-cell table:style-name="ce190" table:number-columns-repeated="253"/>
        </table:table-row>
        <table:table-row table:style-name="ro2">
          <table:table-cell table:style-name="ce190" table:formula="oooc:=[LevelProgress.B227]&amp;&quot;.intro.text&quot;" office:value-type="string" office:string-value="def/42.def.intro.text">
            <text:p>def/42.def.intro.text</text:p>
          </table:table-cell>
          <table:table-cell table:style-name="ce194" office:value-type="string">
            <text:p>Summer vacation season has just begun, and tourists from all over the world are coming to Tiki Time today.</text:p>
          </table:table-cell>
          <table:table-cell table:style-name="ce190" table:number-columns-repeated="254"/>
        </table:table-row>
        <table:table-row table:style-name="ro2">
          <table:table-cell table:formula="oooc:=[LevelProgress.B227]&amp;&quot;.passed.text&quot;" office:value-type="string" office:string-value="def/42.def.passed.text">
            <text:p>def/42.def.passed.text</text:p>
          </table:table-cell>
          <table:table-cell office:value-type="string">
            <text:p>Good work! Happy tourists will attract even more customers to our restaurant.</text:p>
          </table:table-cell>
          <table:table-cell table:number-columns-repeated="254"/>
        </table:table-row>
        <table:table-row table:style-name="ro2">
          <table:table-cell table:formula="oooc:=[LevelProgress.B227]&amp;&quot;.expert.text&quot;" office:value-type="string" office:string-value="def/42.def.expert.text">
            <text:p>def/42.def.expert.text</text:p>
          </table:table-cell>
          <table:table-cell office:value-type="string">
            <text:p>Excellent work! Happy tourists will attract even more customers to our restaurant.</text:p>
          </table:table-cell>
          <table:table-cell table:number-columns-repeated="254"/>
        </table:table-row>
        <table:table-row table:style-name="ro2">
          <table:table-cell table:formula="oooc:=[LevelProgress.B227]&amp;&quot;.failed.text&quot;" office:value-type="string" office:string-value="def/42.def.failed.text">
            <text:p>def/42.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190" table:formula="oooc:=[LevelProgress.B228]&amp;&quot;.intro.title&quot;" office:value-type="string" office:string-value="def/43.def.intro.title">
            <text:p>def/43.def.intro.title</text:p>
          </table:table-cell>
          <table:table-cell table:style-name="ce190" office:value-type="string">
            <text:p>Circus festival begins</text:p>
          </table:table-cell>
          <table:table-cell table:style-name="ce190" table:formula="oooc:=[Уровни.T56]" office:value-type="string" office:string-value="только молодежь">
            <text:p>только молодежь</text:p>
          </table:table-cell>
          <table:table-cell table:style-name="ce190" table:number-columns-repeated="253"/>
        </table:table-row>
        <table:table-row table:style-name="ro2">
          <table:table-cell table:style-name="ce190" table:formula="oooc:=[LevelProgress.B228]&amp;&quot;.intro.text&quot;" office:value-type="string" office:string-value="def/43.def.intro.text">
            <text:p>def/43.def.intro.text</text:p>
          </table:table-cell>
          <table:table-cell table:style-name="ce190" office:value-type="string">
            <text:p>The festival gathered thousands of circus friends. We have sponsored the young gymnasts show, and today many young people will dine at our restaurant.</text:p>
          </table:table-cell>
          <table:table-cell table:style-name="ce190" table:number-columns-repeated="254"/>
        </table:table-row>
        <table:table-row table:style-name="ro2">
          <table:table-cell table:formula="oooc:=[LevelProgress.B228]&amp;&quot;.passed.text&quot;" office:value-type="string" office:string-value="def/43.def.passed.text">
            <text:p>def/43.def.passed.text</text:p>
          </table:table-cell>
          <table:table-cell office:value-type="string">
            <text:p>Good work! The day is over, and I'm going to see the circus show tonight.</text:p>
          </table:table-cell>
          <table:table-cell table:number-columns-repeated="254"/>
        </table:table-row>
        <table:table-row table:style-name="ro2">
          <table:table-cell table:formula="oooc:=[LevelProgress.B228]&amp;&quot;.expert.text&quot;" office:value-type="string" office:string-value="def/43.def.expert.text">
            <text:p>def/43.def.expert.text</text:p>
          </table:table-cell>
          <table:table-cell office:value-type="string">
            <text:p>Excellent work! The day is over, and I'm going to see the circus show tonight.</text:p>
          </table:table-cell>
          <table:table-cell table:number-columns-repeated="254"/>
        </table:table-row>
        <table:table-row table:style-name="ro2">
          <table:table-cell table:formula="oooc:=[LevelProgress.B228]&amp;&quot;.failed.text&quot;" office:value-type="string" office:string-value="def/43.def.failed.text">
            <text:p>def/43.def.failed.text</text:p>
          </table:table-cell>
          <table:table-cell office:value-type="string">
            <text:p>We haven't made enough money today. Kids may look nice, but don't let it go to your head: keep your eyes on each one of them.</text:p>
          </table:table-cell>
          <table:table-cell table:number-columns-repeated="254"/>
        </table:table-row>
        <table:table-row table:style-name="ro2">
          <table:table-cell table:style-name="ce190" table:formula="oooc:=[LevelProgress.B229]&amp;&quot;.intro.title&quot;" office:value-type="string" office:string-value="def/44.def.intro.title">
            <text:p>def/44.def.intro.title</text:p>
          </table:table-cell>
          <table:table-cell table:style-name="ce190" office:value-type="string">
            <text:p>It's not time to relax yet</text:p>
          </table:table-cell>
          <table:table-cell table:style-name="ce190" table:formula="oooc:=[Уровни.T57]" office:value-type="string" office:string-value="только дамы">
            <text:p>только дамы</text:p>
          </table:table-cell>
          <table:table-cell table:style-name="ce190" table:number-columns-repeated="253"/>
        </table:table-row>
        <table:table-row table:style-name="ro2">
          <table:table-cell table:style-name="ce190" table:formula="oooc:=[LevelProgress.B229]&amp;&quot;.intro.text&quot;" office:value-type="string" office:string-value="def/44.def.intro.text">
            <text:p>def/44.def.intro.text</text:p>
          </table:table-cell>
          <table:table-cell table:style-name="ce190" office:value-type="string">
            <text:p>Nice work with young customers! If we continue this way, I have all chances to win the competition and this restaurant.</text:p>
          </table:table-cell>
          <table:table-cell table:style-name="ce190" table:number-columns-repeated="254"/>
        </table:table-row>
        <table:table-row table:style-name="ro2">
          <table:table-cell table:formula="oooc:=[LevelProgress.B229]&amp;&quot;.passed.text&quot;" office:value-type="string" office:string-value="def/44.def.passed.text">
            <text:p>def/44.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B229]&amp;&quot;.expert.text&quot;" office:value-type="string" office:string-value="def/44.def.expert.text">
            <text:p>def/44.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B229]&amp;&quot;.failed.text&quot;" office:value-type="string" office:string-value="def/44.def.failed.text">
            <text:p>def/44.def.failed.text</text:p>
          </table:table-cell>
          <table:table-cell office:value-type="string">
            <text:p>We haven't made enough money today. Remember that old ladies and students are much more patient than business women.</text:p>
          </table:table-cell>
          <table:table-cell table:number-columns-repeated="254"/>
        </table:table-row>
        <table:table-row table:style-name="ro2">
          <table:table-cell table:style-name="ce190" table:formula="oooc:=[LevelProgress.B230]&amp;&quot;.intro.title&quot;" office:value-type="string" office:string-value="def/45.def.intro.title">
            <text:p>def/45.def.intro.title</text:p>
          </table:table-cell>
          <table:table-cell table:style-name="ce190" office:value-type="string">
            <text:p>Merry Christmas!</text:p>
          </table:table-cell>
          <table:table-cell table:style-name="ce190" table:formula="oooc:=[Уровни.T58]" office:value-type="string" office:string-value="christmas in july">
            <text:p>christmas in july</text:p>
          </table:table-cell>
          <table:table-cell table:style-name="ce190" table:number-columns-repeated="253"/>
        </table:table-row>
        <table:table-row table:style-name="ro2">
          <table:table-cell table:style-name="ce190" table:formula="oooc:=[LevelProgress.B230]&amp;&quot;.intro.text&quot;" office:value-type="string" office:string-value="def/45.def.intro.text">
            <text:p>def/45.def.intro.text</text:p>
          </table:table-cell>
          <table:table-cell table:style-name="ce190" office:value-type="string">
            <text:p>Hawaii is the best place to meet July's Christmas holiday. Get ready to serve all kinds of customers today!</text:p>
          </table:table-cell>
          <table:table-cell table:style-name="ce190" table:number-columns-repeated="254"/>
        </table:table-row>
        <table:table-row table:style-name="ro2">
          <table:table-cell table:formula="oooc:=[LevelProgress.B230]&amp;&quot;.passed.text&quot;" office:value-type="string" office:string-value="def/45.def.passed.text">
            <text:p>def/45.def.passed.text</text:p>
          </table:table-cell>
          <table:table-cell office:value-type="string">
            <text:p>Good work! But I wish next Christmas I will be a customer, not a chef!</text:p>
          </table:table-cell>
          <table:table-cell table:number-columns-repeated="254"/>
        </table:table-row>
        <table:table-row table:style-name="ro2">
          <table:table-cell table:formula="oooc:=[LevelProgress.B230]&amp;&quot;.expert.text&quot;" office:value-type="string" office:string-value="def/45.def.expert.text">
            <text:p>def/45.def.expert.text</text:p>
          </table:table-cell>
          <table:table-cell office:value-type="string">
            <text:p>Excellent work! But I wish next Christmas I will be a customer, not a chef!</text:p>
          </table:table-cell>
          <table:table-cell table:number-columns-repeated="254"/>
        </table:table-row>
        <table:table-row table:style-name="ro2">
          <table:table-cell table:formula="oooc:=[LevelProgress.B230]&amp;&quot;.failed.text&quot;" office:value-type="string" office:string-value="def/45.def.failed.text">
            <text:p>def/45.def.failed.text</text:p>
          </table:table-cell>
          <table:table-cell office:value-type="string">
            <text:p>We haven't made enough money today. Pay more attention to the business women, they can bring you more tips.</text:p>
          </table:table-cell>
          <table:table-cell table:number-columns-repeated="254"/>
        </table:table-row>
        <table:table-row table:style-name="ro2">
          <table:table-cell table:style-name="ce190" table:formula="oooc:=[LevelProgress.B231]&amp;&quot;.intro.title&quot;" office:value-type="string" office:string-value="def/46.def.intro.title">
            <text:p>def/46.def.intro.title</text:p>
          </table:table-cell>
          <table:table-cell table:style-name="ce190" office:value-type="string">
            <text:p>Food Critics again</text:p>
          </table:table-cell>
          <table:table-cell table:style-name="ce190" table:formula="oooc:=[Уровни.T59]" office:value-type="string" office:string-value="только критики">
            <text:p>только критики</text:p>
          </table:table-cell>
          <table:table-cell table:style-name="ce190" table:number-columns-repeated="253"/>
        </table:table-row>
        <table:table-row table:style-name="ro2">
          <table:table-cell table:style-name="ce190" table:formula="oooc:=[LevelProgress.B231]&amp;&quot;.intro.text&quot;" office:value-type="string" office:string-value="def/46.def.intro.text">
            <text:p>def/46.def.intro.text</text:p>
          </table:table-cell>
          <table:table-cell table:style-name="ce190" office:value-type="string">
            <text:p>Stacy Green, a famous food writer, gave a fabulous review about Tiki Time. Now judges from our jury are coming to check my work by themselves.</text:p>
          </table:table-cell>
          <table:table-cell table:style-name="ce190" table:number-columns-repeated="254"/>
        </table:table-row>
        <table:table-row table:style-name="ro2">
          <table:table-cell table:formula="oooc:=[LevelProgress.B231]&amp;&quot;.passed.text&quot;" office:value-type="string" office:string-value="def/46.def.passed.text">
            <text:p>def/46.def.passed.text</text:p>
          </table:table-cell>
          <table:table-cell office:value-type="string">
            <text:p>Good work! If we passed this hardest day, anything else is in out powers, too!</text:p>
          </table:table-cell>
          <table:table-cell table:number-columns-repeated="254"/>
        </table:table-row>
        <table:table-row table:style-name="ro2">
          <table:table-cell table:formula="oooc:=[LevelProgress.B231]&amp;&quot;.expert.text&quot;" office:value-type="string" office:string-value="def/46.def.expert.text">
            <text:p>def/46.def.expert.text</text:p>
          </table:table-cell>
          <table:table-cell office:value-type="string">
            <text:p>Excellent work! If we passed this hardest day, anything else is in out powers, too!</text:p>
          </table:table-cell>
          <table:table-cell table:number-columns-repeated="254"/>
        </table:table-row>
        <table:table-row table:style-name="ro2">
          <table:table-cell table:formula="oooc:=[LevelProgress.B231]&amp;&quot;.failed.text&quot;" office:value-type="string" office:string-value="def/46.def.failed.text">
            <text:p>def/46.def.failed.text</text:p>
          </table:table-cell>
          <table:table-cell office:value-type="string">
            <text:p>We haven't made enough money today. I know it is hard, but try to keep your customers at the best mood.</text:p>
          </table:table-cell>
          <table:table-cell table:number-columns-repeated="254"/>
        </table:table-row>
        <table:table-row table:style-name="ro2">
          <table:table-cell table:style-name="ce190" table:formula="oooc:=[LevelProgress.B232]&amp;&quot;.intro.title&quot;" office:value-type="string" office:string-value="def/47.def.intro.title">
            <text:p>def/47.def.intro.title</text:p>
          </table:table-cell>
          <table:table-cell table:style-name="ce190" office:value-type="string">
            <text:p>Older Persons Day</text:p>
          </table:table-cell>
          <table:table-cell table:style-name="ce190" table:formula="oooc:=[Уровни.T60]" office:value-type="string" office:string-value="только пожилые">
            <text:p>только пожилые</text:p>
          </table:table-cell>
          <table:table-cell table:style-name="ce190" table:number-columns-repeated="253"/>
        </table:table-row>
        <table:table-row table:style-name="ro2">
          <table:table-cell table:style-name="ce190" table:formula="oooc:=[LevelProgress.B232]&amp;&quot;.intro.text&quot;" office:value-type="string" office:string-value="def/47.def.intro.text">
            <text:p>def/47.def.intro.text</text:p>
          </table:table-cell>
          <table:table-cell table:style-name="ce190" office:value-type="string">
            <text:p>To attract grandmothers to our restaurant, today we've prepared small gifts for them. And of course, tourists and critics are coming too.</text:p>
          </table:table-cell>
          <table:table-cell table:style-name="ce190" table:number-columns-repeated="254"/>
        </table:table-row>
        <table:table-row table:style-name="ro2">
          <table:table-cell table:formula="oooc:=[LevelProgress.B232]&amp;&quot;.passed.text&quot;" office:value-type="string" office:string-value="def/47.def.passed.text">
            <text:p>def/47.def.passed.text</text:p>
          </table:table-cell>
          <table:table-cell office:value-type="string">
            <text:p>Good work! I think that happy grandmothers and tourists will tell their friends about our place, so get ready for more job!</text:p>
          </table:table-cell>
          <table:table-cell table:number-columns-repeated="254"/>
        </table:table-row>
        <table:table-row table:style-name="ro2">
          <table:table-cell table:formula="oooc:=[LevelProgress.B232]&amp;&quot;.expert.text&quot;" office:value-type="string" office:string-value="def/47.def.expert.text">
            <text:p>def/47.def.expert.text</text:p>
          </table:table-cell>
          <table:table-cell office:value-type="string">
            <text:p>Excellent work! I think that happy grandmothers and tourists will tell their friends about our place, so get ready for more job!</text:p>
          </table:table-cell>
          <table:table-cell table:number-columns-repeated="254"/>
        </table:table-row>
        <table:table-row table:style-name="ro2">
          <table:table-cell table:formula="oooc:=[LevelProgress.B232]&amp;&quot;.failed.text&quot;" office:value-type="string" office:string-value="def/47.def.failed.text">
            <text:p>def/47.def.failed.text</text:p>
          </table:table-cell>
          <table:table-cell office:value-type="string">
            <text:p>We haven't made enough money today. Remember that old ladies and tourists can wait much longer than our jury members.</text:p>
          </table:table-cell>
          <table:table-cell table:number-columns-repeated="254"/>
        </table:table-row>
        <table:table-row table:style-name="ro2">
          <table:table-cell table:style-name="ce190" table:formula="oooc:=[LevelProgress.B233]&amp;&quot;.intro.title&quot;" office:value-type="string" office:string-value="def/48.def.intro.title">
            <text:p>def/48.def.intro.title</text:p>
          </table:table-cell>
          <table:table-cell table:style-name="ce190" office:value-type="string">
            <text:p>Take a breath with toruists</text:p>
          </table:table-cell>
          <table:table-cell table:style-name="ce190" table:formula="oooc:=[Уровни.T61]" office:value-type="string" office:string-value="только туристы">
            <text:p>только туристы</text:p>
          </table:table-cell>
          <table:table-cell table:style-name="ce190" table:number-columns-repeated="253"/>
        </table:table-row>
        <table:table-row table:style-name="ro2">
          <table:table-cell table:style-name="ce190" table:formula="oooc:=[LevelProgress.B233]&amp;&quot;.intro.text&quot;" office:value-type="string" office:string-value="def/48.def.intro.text">
            <text:p>def/48.def.intro.text</text:p>
          </table:table-cell>
          <table:table-cell table:style-name="ce190" office:value-type="string">
            <text:p>A 1000*foot long cruise ship tied up at the island yesterday and brought us lots of new customers. Let's see if we can surprize them with our service.</text:p>
          </table:table-cell>
          <table:table-cell table:style-name="ce190" table:number-columns-repeated="254"/>
        </table:table-row>
        <table:table-row table:style-name="ro2">
          <table:table-cell table:formula="oooc:=[LevelProgress.B233]&amp;&quot;.passed.text&quot;" office:value-type="string" office:string-value="def/48.def.passed.text">
            <text:p>def/48.def.passed.text</text:p>
          </table:table-cell>
          <table:table-cell office:value-type="string">
            <text:p>Good work! I hope that some of our today's customers will stay here for a while.</text:p>
          </table:table-cell>
          <table:table-cell table:number-columns-repeated="254"/>
        </table:table-row>
        <table:table-row table:style-name="ro2">
          <table:table-cell table:formula="oooc:=[LevelProgress.B233]&amp;&quot;.expert.text&quot;" office:value-type="string" office:string-value="def/48.def.expert.text">
            <text:p>def/48.def.expert.text</text:p>
          </table:table-cell>
          <table:table-cell office:value-type="string">
            <text:p>Excellent work! I hope that some of our today's customers will stay here for a while.</text:p>
          </table:table-cell>
          <table:table-cell table:number-columns-repeated="254"/>
        </table:table-row>
        <table:table-row table:style-name="ro2">
          <table:table-cell table:formula="oooc:=[LevelProgress.B233]&amp;&quot;.failed.text&quot;" office:value-type="string" office:string-value="def/48.def.failed.text">
            <text:p>def/48.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190" table:formula="oooc:=[LevelProgress.B234]&amp;&quot;.intro.title&quot;" office:value-type="string" office:string-value="def/49.def.intro.title">
            <text:p>def/49.def.intro.title</text:p>
          </table:table-cell>
          <table:table-cell table:style-name="ce190" office:value-type="string">
            <text:p>Another men*only day</text:p>
          </table:table-cell>
          <table:table-cell table:style-name="ce190" table:formula="oooc:=[Уровни.T62]" office:value-type="string" office:string-value="только мужчины">
            <text:p>только мужчины</text:p>
          </table:table-cell>
          <table:table-cell table:style-name="ce190" table:number-columns-repeated="253"/>
        </table:table-row>
        <table:table-row table:style-name="ro2">
          <table:table-cell table:style-name="ce190" table:formula="oooc:=[LevelProgress.B234]&amp;&quot;.intro.text&quot;" office:value-type="string" office:string-value="def/49.def.intro.text">
            <text:p>def/49.def.intro.text</text:p>
          </table:table-cell>
          <table:table-cell table:style-name="ce190" office:value-type="string">
            <text:p>The World Beach Volleyball Association holds the men's championship on the stadium right near our restaurant. All fans are welcome to dine today!</text:p>
          </table:table-cell>
          <table:table-cell table:style-name="ce190" table:number-columns-repeated="254"/>
        </table:table-row>
        <table:table-row table:style-name="ro2">
          <table:table-cell table:formula="oooc:=[LevelProgress.B234]&amp;&quot;.passed.text&quot;" office:value-type="string" office:string-value="def/49.def.passed.text">
            <text:p>def/49.def.passed.text</text:p>
          </table:table-cell>
          <table:table-cell office:value-type="string">
            <text:p>Good work! Do you think you're ready for the final day? Then, let's go!</text:p>
          </table:table-cell>
          <table:table-cell table:number-columns-repeated="254"/>
        </table:table-row>
        <table:table-row table:style-name="ro2">
          <table:table-cell table:formula="oooc:=[LevelProgress.B234]&amp;&quot;.expert.text&quot;" office:value-type="string" office:string-value="def/49.def.expert.text">
            <text:p>def/49.def.expert.text</text:p>
          </table:table-cell>
          <table:table-cell office:value-type="string">
            <text:p>Excellent work! Do you think you're ready for the final day? Then, let's go!</text:p>
          </table:table-cell>
          <table:table-cell table:number-columns-repeated="254"/>
        </table:table-row>
        <table:table-row table:style-name="ro2">
          <table:table-cell table:formula="oooc:=[LevelProgress.B234]&amp;&quot;.failed.text&quot;" office:value-type="string" office:string-value="def/49.def.failed.text">
            <text:p>def/49.def.failed.text</text:p>
          </table:table-cell>
          <table:table-cell office:value-type="string">
            <text:p>We haven't made enough money today. Gather yourself, there's only two more days left!</text:p>
          </table:table-cell>
          <table:table-cell table:number-columns-repeated="254"/>
        </table:table-row>
        <table:table-row table:style-name="ro2">
          <table:table-cell table:style-name="ce190" table:formula="oooc:=[LevelProgress.B235]&amp;&quot;.intro.title&quot;" office:value-type="string" office:string-value="def/50.def.intro.title">
            <text:p>def/50.def.intro.title</text:p>
          </table:table-cell>
          <table:table-cell table:style-name="ce190" office:value-type="string">
            <text:p>The final trial</text:p>
          </table:table-cell>
          <table:table-cell table:style-name="ce190" table:formula="oooc:=[Уровни.T63]" office:value-type="string" office:string-value="последнее испытание">
            <text:p>последнее испытание</text:p>
          </table:table-cell>
          <table:table-cell table:style-name="ce190" table:number-columns-repeated="253"/>
        </table:table-row>
        <table:table-row table:style-name="ro2">
          <table:table-cell table:style-name="ce190" table:formula="oooc:=[LevelProgress.B235]&amp;&quot;.intro.text&quot;" office:value-type="string" office:string-value="def/50.def.intro.text">
            <text:p>def/50.def.intro.text</text:p>
          </table:table-cell>
          <table:table-cell table:style-name="ce190" office:value-type="string">
            <text:p>Roll up your sleeves for the last and the longest competition day. Tonight we'll finally know who wins the contest and owns this restaurant.</text:p>
          </table:table-cell>
          <table:table-cell table:style-name="ce190" table:number-columns-repeated="254"/>
        </table:table-row>
        <table:table-row table:style-name="ro2">
          <table:table-cell table:formula="oooc:=[LevelProgress.B235]&amp;&quot;.passed.text&quot;" office:value-type="string" office:string-value="def/50.def.passed.text">
            <text:p>def/50.def.passed.text</text:p>
          </table:table-cell>
          <table:table-cell office:value-type="string">
            <text:p>Good work! Now, let's check out who wins this round.</text:p>
          </table:table-cell>
          <table:table-cell table:number-columns-repeated="254"/>
        </table:table-row>
        <table:table-row table:style-name="ro2">
          <table:table-cell table:formula="oooc:=[LevelProgress.B235]&amp;&quot;.expert.text&quot;" office:value-type="string" office:string-value="def/50.def.expert.text">
            <text:p>def/50.def.expert.text</text:p>
          </table:table-cell>
          <table:table-cell office:value-type="string">
            <text:p>Excellent work! Now, let's check out who wins this round.</text:p>
          </table:table-cell>
          <table:table-cell table:number-columns-repeated="254"/>
        </table:table-row>
        <table:table-row table:style-name="ro2">
          <table:table-cell table:formula="oooc:=[LevelProgress.B235]&amp;&quot;.failed.text&quot;" office:value-type="string" office:string-value="def/50.def.failed.text">
            <text:p>def/50.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36" office:value-type="string">
            <text:p>american.intro.1</text:p>
          </table:table-cell>
          <table:table-cell table:style-name="ce36" office:value-type="string">
            <text:p>Dear friends!</text:p>
          </table:table-cell>
          <table:table-cell table:style-name="ce36" office:value-type="string">
            <text:p>введения к эпизодам</text:p>
          </table:table-cell>
          <table:table-cell table:style-name="ce36" table:number-columns-repeated="253"/>
        </table:table-row>
        <table:table-row table:style-name="ro2">
          <table:table-cell table:style-name="ce36" office:value-type="string">
            <text:p>american.intro.2</text:p>
          </table:table-cell>
          <table:table-cell table:style-name="ce36" office:value-type="string">
            <text:p>The first round of our</text:p>
          </table:table-cell>
          <table:table-cell table:style-name="ce36" table:number-columns-repeated="254"/>
        </table:table-row>
        <table:table-row table:style-name="ro2">
          <table:table-cell table:style-name="ce36" office:value-type="string">
            <text:p>american.intro.3</text:p>
          </table:table-cell>
          <table:table-cell table:style-name="ce36" office:value-type="string">
            <text:p>competition will take place</text:p>
          </table:table-cell>
          <table:table-cell table:style-name="ce36" table:number-columns-repeated="254"/>
        </table:table-row>
        <table:table-row table:style-name="ro2">
          <table:table-cell table:style-name="ce36" office:value-type="string">
            <text:p>american.intro.4</text:p>
          </table:table-cell>
          <table:table-cell table:style-name="ce36" office:value-type="string">
            <text:p>place in the American</text:p>
          </table:table-cell>
          <table:table-cell table:style-name="ce36" table:number-columns-repeated="254"/>
        </table:table-row>
        <table:table-row table:style-name="ro2">
          <table:table-cell table:style-name="ce36" office:value-type="string">
            <text:p>american.intro.5</text:p>
          </table:table-cell>
          <table:table-cell table:style-name="ce36" office:value-type="string">
            <text:p>restaurant 'Rocky Ranch'.</text:p>
          </table:table-cell>
          <table:table-cell table:style-name="ce36" table:number-columns-repeated="254"/>
        </table:table-row>
        <table:table-row table:style-name="ro2">
          <table:table-cell table:style-name="ce36" office:value-type="string">
            <text:p>american.intro.6</text:p>
          </table:table-cell>
          <table:table-cell table:style-name="ce36" office:value-type="string">
            <text:p>Let the best chefs win!</text:p>
          </table:table-cell>
          <table:table-cell table:style-name="ce36" table:number-columns-repeated="254"/>
        </table:table-row>
        <table:table-row table:style-name="ro2">
          <table:table-cell table:style-name="ce191" office:value-type="string">
            <text:p>mexican.intro.1</text:p>
          </table:table-cell>
          <table:table-cell table:style-name="ce191" office:value-type="string">
            <text:p>Avocados,</text:p>
          </table:table-cell>
          <table:table-cell table:style-name="ce191" table:number-columns-repeated="254"/>
        </table:table-row>
        <table:table-row table:style-name="ro2">
          <table:table-cell table:style-name="ce191" office:value-type="string">
            <text:p>mexican.intro.2</text:p>
          </table:table-cell>
          <table:table-cell table:style-name="ce191" office:value-type="string">
            <text:p>nachos and quesadillas!</text:p>
          </table:table-cell>
          <table:table-cell table:style-name="ce191" table:number-columns-repeated="254"/>
        </table:table-row>
        <table:table-row table:style-name="ro2">
          <table:table-cell table:style-name="ce191" office:value-type="string">
            <text:p>mexican.intro.3</text:p>
          </table:table-cell>
          <table:table-cell table:style-name="ce191" office:value-type="string">
            <text:p>Welcome to Mexico, chefs!</text:p>
          </table:table-cell>
          <table:table-cell table:style-name="ce191" table:number-columns-repeated="254"/>
        </table:table-row>
        <table:table-row table:style-name="ro2">
          <table:table-cell table:style-name="ce191" office:value-type="string">
            <text:p>mexican.intro.4</text:p>
          </table:table-cell>
          <table:table-cell table:style-name="ce191" office:value-type="string">
            <text:p>The Lemon Lime restaurant</text:p>
          </table:table-cell>
          <table:table-cell table:style-name="ce191" table:number-columns-repeated="254"/>
        </table:table-row>
        <table:table-row table:style-name="ro2">
          <table:table-cell table:style-name="ce191" office:value-type="string">
            <text:p>mexican.intro.5</text:p>
          </table:table-cell>
          <table:table-cell table:style-name="ce191" office:value-type="string">
            <text:p>is your home for the</text:p>
          </table:table-cell>
          <table:table-cell table:style-name="ce191" table:number-columns-repeated="254"/>
        </table:table-row>
        <table:table-row table:style-name="ro2">
          <table:table-cell table:style-name="ce191" office:value-type="string">
            <text:p>mexican.intro.6</text:p>
          </table:table-cell>
          <table:table-cell table:style-name="ce191" office:value-type="string">
            <text:p>next 10 days!</text:p>
          </table:table-cell>
          <table:table-cell table:style-name="ce191" table:number-columns-repeated="254"/>
        </table:table-row>
        <table:table-row table:style-name="ro2">
          <table:table-cell table:style-name="ce192" office:value-type="string">
            <text:p>russian.intro.1</text:p>
          </table:table-cell>
          <table:table-cell table:style-name="ce192" office:value-type="string">
            <text:p>Great show, chefs!</text:p>
          </table:table-cell>
          <table:table-cell table:style-name="ce192" table:number-columns-repeated="254"/>
        </table:table-row>
        <table:table-row table:style-name="ro2">
          <table:table-cell table:style-name="ce192" office:value-type="string">
            <text:p>russian.intro.2</text:p>
          </table:table-cell>
          <table:table-cell table:style-name="ce192" office:value-type="string">
            <text:p>You all have passed</text:p>
          </table:table-cell>
          <table:table-cell table:style-name="ce192" table:number-columns-repeated="254"/>
        </table:table-row>
        <table:table-row table:style-name="ro2">
          <table:table-cell table:style-name="ce192" office:value-type="string">
            <text:p>russian.intro.3</text:p>
          </table:table-cell>
          <table:table-cell table:style-name="ce192" office:value-type="string">
            <text:p>two rounds, and now we</text:p>
          </table:table-cell>
          <table:table-cell table:style-name="ce192" table:number-columns-repeated="254"/>
        </table:table-row>
        <table:table-row table:style-name="ro2">
          <table:table-cell table:style-name="ce192" office:value-type="string">
            <text:p>russian.intro.4</text:p>
          </table:table-cell>
          <table:table-cell table:style-name="ce192" office:value-type="string">
            <text:p>are in Russian restaurant</text:p>
          </table:table-cell>
          <table:table-cell table:style-name="ce192" table:number-columns-repeated="254"/>
        </table:table-row>
        <table:table-row table:style-name="ro2">
          <table:table-cell table:style-name="ce192" office:value-type="string">
            <text:p>russian.intro.5</text:p>
          </table:table-cell>
          <table:table-cell table:style-name="ce192" office:value-type="string">
            <text:p>‘Bread&amp;Butter’. Good luck</text:p>
          </table:table-cell>
          <table:table-cell table:style-name="ce192" table:number-columns-repeated="254"/>
        </table:table-row>
        <table:table-row table:style-name="ro2">
          <table:table-cell table:style-name="ce192" office:value-type="string">
            <text:p>russian.intro.6</text:p>
          </table:table-cell>
          <table:table-cell table:style-name="ce192" office:value-type="string">
            <text:p>to everyone!</text:p>
          </table:table-cell>
          <table:table-cell table:style-name="ce192" table:number-columns-repeated="254"/>
        </table:table-row>
        <table:table-row table:style-name="ro2">
          <table:table-cell table:style-name="ce190" office:value-type="string">
            <text:p>japanese.intro.1</text:p>
          </table:table-cell>
          <table:table-cell table:style-name="ce190" office:value-type="string">
            <text:p>Everyone of you</text:p>
          </table:table-cell>
          <table:table-cell table:style-name="ce190" table:number-columns-repeated="254"/>
        </table:table-row>
        <table:table-row table:style-name="ro2">
          <table:table-cell table:style-name="ce190" office:value-type="string">
            <text:p>japanese.intro.2</text:p>
          </table:table-cell>
          <table:table-cell table:style-name="ce190" office:value-type="string">
            <text:p>has shown good results</text:p>
          </table:table-cell>
          <table:table-cell table:style-name="ce190" table:number-columns-repeated="254"/>
        </table:table-row>
        <table:table-row table:style-name="ro2">
          <table:table-cell table:style-name="ce190" office:value-type="string">
            <text:p>japanese.intro.3</text:p>
          </table:table-cell>
          <table:table-cell table:style-name="ce190" office:value-type="string">
            <text:p>for three rounds already.</text:p>
          </table:table-cell>
          <table:table-cell table:style-name="ce190" table:number-columns-repeated="254"/>
        </table:table-row>
        <table:table-row table:style-name="ro2">
          <table:table-cell table:style-name="ce190" office:value-type="string">
            <text:p>japanese.intro.4</text:p>
          </table:table-cell>
          <table:table-cell table:style-name="ce190" office:value-type="string">
            <text:p>Now let’s see how you can</text:p>
          </table:table-cell>
          <table:table-cell table:style-name="ce190" table:number-columns-repeated="254"/>
        </table:table-row>
        <table:table-row table:style-name="ro2">
          <table:table-cell table:style-name="ce190" office:value-type="string">
            <text:p>japanese.intro.5</text:p>
          </table:table-cell>
          <table:table-cell table:style-name="ce190" office:value-type="string">
            <text:p>master that Japanese</text:p>
          </table:table-cell>
          <table:table-cell table:style-name="ce190" table:number-columns-repeated="254"/>
        </table:table-row>
        <table:table-row table:style-name="ro2">
          <table:table-cell table:style-name="ce190" office:value-type="string">
            <text:p>japanese.intro.6</text:p>
          </table:table-cell>
          <table:table-cell table:style-name="ce190" office:value-type="string">
            <text:p>cuisine!</text:p>
          </table:table-cell>
          <table:table-cell table:style-name="ce190" table:number-columns-repeated="254"/>
        </table:table-row>
        <table:table-row table:style-name="ro2">
          <table:table-cell table:style-name="ce193" office:value-type="string">
            <text:p>hawaiian.intro.1</text:p>
          </table:table-cell>
          <table:table-cell table:style-name="ce193" office:value-type="string">
            <text:p>Dear friends!</text:p>
          </table:table-cell>
          <table:table-cell table:style-name="ce193" table:number-columns-repeated="254"/>
        </table:table-row>
        <table:table-row table:style-name="ro2">
          <table:table-cell table:style-name="ce193" office:value-type="string">
            <text:p>hawaiian.intro.2</text:p>
          </table:table-cell>
          <table:table-cell table:style-name="ce193" office:value-type="string">
            <text:p>Finally, the jury will</text:p>
          </table:table-cell>
          <table:table-cell table:style-name="ce193" table:number-columns-repeated="254"/>
        </table:table-row>
        <table:table-row table:style-name="ro2">
          <table:table-cell table:style-name="ce193" office:value-type="string">
            <text:p>hawaiian.intro.3</text:p>
          </table:table-cell>
          <table:table-cell table:style-name="ce193" office:value-type="string">
            <text:p>choose the best chef</text:p>
          </table:table-cell>
          <table:table-cell table:style-name="ce193" table:number-columns-repeated="254"/>
        </table:table-row>
        <table:table-row table:style-name="ro2">
          <table:table-cell table:style-name="ce193" office:value-type="string">
            <text:p>hawaiian.intro.4</text:p>
          </table:table-cell>
          <table:table-cell table:style-name="ce193" office:value-type="string">
            <text:p>of the competition, and </text:p>
          </table:table-cell>
          <table:table-cell table:style-name="ce193" table:number-columns-repeated="254"/>
        </table:table-row>
        <table:table-row table:style-name="ro2">
          <table:table-cell table:style-name="ce193" office:value-type="string">
            <text:p>hawaiian.intro.5</text:p>
          </table:table-cell>
          <table:table-cell table:style-name="ce193" office:value-type="string">
            <text:p>this restaurant, Tiki Time,</text:p>
          </table:table-cell>
          <table:table-cell table:style-name="ce193" table:number-columns-repeated="254"/>
        </table:table-row>
        <table:table-row table:style-name="ro2">
          <table:table-cell table:style-name="ce193" office:value-type="string">
            <text:p>hawaiian.intro.6</text:p>
          </table:table-cell>
          <table:table-cell table:style-name="ce193" office:value-type="string">
            <text:p>is the main prize!</text:p>
          </table:table-cell>
          <table:table-cell table:style-name="ce193" table:number-columns-repeated="254"/>
        </table:table-row>
        <table:table-row table:style-name="ro2">
          <table:table-cell table:style-name="ce193" office:value-type="string">
            <text:p>hawaiian.intro.7</text:p>
          </table:table-cell>
          <table:table-cell table:style-name="ce193" office:value-type="string">
            <text:p>Good luck!</text:p>
          </table:table-cell>
          <table:table-cell table:style-name="ce193" table:number-columns-repeated="254"/>
        </table:table-row>
        <table:table-row table:style-name="ro2">
          <table:table-cell table:style-name="ce36" office:value-type="string">
            <text:p>american.passed.1</text:p>
          </table:table-cell>
          <table:table-cell table:style-name="ce36" office:value-type="string">
            <text:p>And the winners are:</text:p>
          </table:table-cell>
          <table:table-cell table:style-name="ce36" office:value-type="string">
            <text:p>результаты эпизодов</text:p>
          </table:table-cell>
          <table:table-cell table:style-name="ce36" table:number-columns-repeated="253"/>
        </table:table-row>
        <table:table-row table:style-name="ro2">
          <table:table-cell table:style-name="ce36" office:value-type="string">
            <text:p>american.passed.2</text:p>
          </table:table-cell>
          <table:table-cell table:style-name="ce36" office:value-type="string">
            <text:p>Congratulations, dear chefs!</text:p>
          </table:table-cell>
          <table:table-cell table:style-name="ce36" office:value-type="string">
            <text:p>(если эпизод пройден)</text:p>
          </table:table-cell>
          <table:table-cell table:style-name="ce36" table:number-columns-repeated="253"/>
        </table:table-row>
        <table:table-row table:style-name="ro2">
          <table:table-cell table:style-name="ce36" office:value-type="string">
            <text:p>american.passed.3</text:p>
          </table:table-cell>
          <table:table-cell table:style-name="ce36" office:value-type="string">
            <text:p>It has been a very good show!</text:p>
          </table:table-cell>
          <table:table-cell table:style-name="ce36" table:number-columns-repeated="254"/>
        </table:table-row>
        <table:table-row table:style-name="ro2">
          <table:table-cell table:style-name="ce36" office:value-type="string">
            <text:p>american.passed.4</text:p>
          </table:table-cell>
          <table:table-cell table:style-name="ce36" office:value-type="string">
            <text:p>We will meet again in Mexica</text:p>
          </table:table-cell>
          <table:table-cell table:style-name="ce36" table:number-columns-repeated="254"/>
        </table:table-row>
        <table:table-row table:style-name="ro2">
          <table:table-cell table:style-name="ce36" office:value-type="string">
            <text:p>american.passed.5</text:p>
          </table:table-cell>
          <table:table-cell table:style-name="ce36" office:value-type="string">
            <text:p>in few days. And thanks</text:p>
          </table:table-cell>
          <table:table-cell table:style-name="ce36" table:number-columns-repeated="254"/>
        </table:table-row>
        <table:table-row table:style-name="ro2">
          <table:table-cell table:style-name="ce36" office:value-type="string">
            <text:p>american.passed.6</text:p>
          </table:table-cell>
          <table:table-cell table:style-name="ce36" office:value-type="string">
            <text:p>to all our participants!</text:p>
          </table:table-cell>
          <table:table-cell table:style-name="ce36" table:number-columns-repeated="254"/>
        </table:table-row>
        <table:table-row table:style-name="ro2">
          <table:table-cell table:style-name="ce191" office:value-type="string">
            <text:p>mexican.passed.1</text:p>
          </table:table-cell>
          <table:table-cell table:style-name="ce191" office:value-type="string">
            <text:p>And the winners are:</text:p>
          </table:table-cell>
          <table:table-cell table:style-name="ce191" table:number-columns-repeated="254"/>
        </table:table-row>
        <table:table-row table:style-name="ro2">
          <table:table-cell table:style-name="ce191" office:value-type="string">
            <text:p>mexican.passed.2</text:p>
          </table:table-cell>
          <table:table-cell table:style-name="ce191" office:value-type="string">
            <text:p>Congratulations, dear chefs!</text:p>
          </table:table-cell>
          <table:table-cell table:style-name="ce191" table:number-columns-repeated="254"/>
        </table:table-row>
        <table:table-row table:style-name="ro2">
          <table:table-cell table:style-name="ce191" office:value-type="string">
            <text:p>mexican.passed.3</text:p>
          </table:table-cell>
          <table:table-cell table:style-name="ce191" office:value-type="string">
            <text:p>It has been a very good show!</text:p>
          </table:table-cell>
          <table:table-cell table:style-name="ce191" table:number-columns-repeated="254"/>
        </table:table-row>
        <table:table-row table:style-name="ro2">
          <table:table-cell table:style-name="ce191" office:value-type="string">
            <text:p>mexican.passed.4</text:p>
          </table:table-cell>
          <table:table-cell table:style-name="ce191" office:value-type="string">
            <text:p>We will meet again in Russia</text:p>
          </table:table-cell>
          <table:table-cell table:style-name="ce191" table:number-columns-repeated="254"/>
        </table:table-row>
        <table:table-row table:style-name="ro2">
          <table:table-cell table:style-name="ce191" office:value-type="string">
            <text:p>mexican.passed.5</text:p>
          </table:table-cell>
          <table:table-cell table:style-name="ce191" office:value-type="string">
            <text:p>in few days. And thanks</text:p>
          </table:table-cell>
          <table:table-cell table:style-name="ce191" table:number-columns-repeated="254"/>
        </table:table-row>
        <table:table-row table:style-name="ro2">
          <table:table-cell table:style-name="ce191" office:value-type="string">
            <text:p>mexican.passed.6</text:p>
          </table:table-cell>
          <table:table-cell table:style-name="ce191" office:value-type="string">
            <text:p>to all our participants!</text:p>
          </table:table-cell>
          <table:table-cell table:style-name="ce191" table:number-columns-repeated="254"/>
        </table:table-row>
        <table:table-row table:style-name="ro2">
          <table:table-cell table:style-name="ce192" office:value-type="string">
            <text:p>russian.passed.1</text:p>
          </table:table-cell>
          <table:table-cell table:style-name="ce192" office:value-type="string">
            <text:p>And the winners are:</text:p>
          </table:table-cell>
          <table:table-cell table:style-name="ce192" table:number-columns-repeated="254"/>
        </table:table-row>
        <table:table-row table:style-name="ro2">
          <table:table-cell table:style-name="ce192" office:value-type="string">
            <text:p>russian.passed.2</text:p>
          </table:table-cell>
          <table:table-cell table:style-name="ce192" office:value-type="string">
            <text:p>Congratulations, dear chefs!</text:p>
          </table:table-cell>
          <table:table-cell table:style-name="ce192" table:number-columns-repeated="254"/>
        </table:table-row>
        <table:table-row table:style-name="ro2">
          <table:table-cell table:style-name="ce192" office:value-type="string">
            <text:p>russian.passed.3</text:p>
          </table:table-cell>
          <table:table-cell table:style-name="ce192" office:value-type="string">
            <text:p>It has been a very good show!</text:p>
          </table:table-cell>
          <table:table-cell table:style-name="ce192" table:number-columns-repeated="254"/>
        </table:table-row>
        <table:table-row table:style-name="ro2">
          <table:table-cell table:style-name="ce192" office:value-type="string">
            <text:p>russian.passed.4</text:p>
          </table:table-cell>
          <table:table-cell table:style-name="ce192" office:value-type="string">
            <text:p>We will meet again in Japan</text:p>
          </table:table-cell>
          <table:table-cell table:style-name="ce192" table:number-columns-repeated="254"/>
        </table:table-row>
        <table:table-row table:style-name="ro2">
          <table:table-cell table:style-name="ce192" office:value-type="string">
            <text:p>russian.passed.5</text:p>
          </table:table-cell>
          <table:table-cell table:style-name="ce192" office:value-type="string">
            <text:p>in few days. And thanks</text:p>
          </table:table-cell>
          <table:table-cell table:style-name="ce192" table:number-columns-repeated="254"/>
        </table:table-row>
        <table:table-row table:style-name="ro2">
          <table:table-cell table:style-name="ce192" office:value-type="string">
            <text:p>russian.passed.6</text:p>
          </table:table-cell>
          <table:table-cell table:style-name="ce192" office:value-type="string">
            <text:p>to all our participants!</text:p>
          </table:table-cell>
          <table:table-cell table:style-name="ce192" table:number-columns-repeated="254"/>
        </table:table-row>
        <table:table-row table:style-name="ro2">
          <table:table-cell table:style-name="ce190" office:value-type="string">
            <text:p>japanese.passed.1</text:p>
          </table:table-cell>
          <table:table-cell table:style-name="ce190" office:value-type="string">
            <text:p>Jenny and Ronald,</text:p>
          </table:table-cell>
          <table:table-cell table:style-name="ce190" table:number-columns-repeated="254"/>
        </table:table-row>
        <table:table-row table:style-name="ro2">
          <table:table-cell table:style-name="ce190" office:value-type="string">
            <text:p>japanese.passed.2</text:p>
          </table:table-cell>
          <table:table-cell table:style-name="ce190" office:value-type="string">
            <text:p>the two of you were the best </text:p>
          </table:table-cell>
          <table:table-cell table:style-name="ce190" table:number-columns-repeated="254"/>
        </table:table-row>
        <table:table-row table:style-name="ro2">
          <table:table-cell table:style-name="ce190" office:value-type="string">
            <text:p>japanese.passed.3</text:p>
          </table:table-cell>
          <table:table-cell table:style-name="ce190" office:value-type="string">
            <text:p>for all the competition time.</text:p>
          </table:table-cell>
          <table:table-cell table:style-name="ce190" table:number-columns-repeated="254"/>
        </table:table-row>
        <table:table-row table:style-name="ro2">
          <table:table-cell table:style-name="ce190" office:value-type="string">
            <text:p>japanese.passed.4</text:p>
          </table:table-cell>
          <table:table-cell table:style-name="ce190" office:value-type="string">
            <text:p>And the jury decided that</text:p>
          </table:table-cell>
          <table:table-cell table:style-name="ce190" table:number-columns-repeated="254"/>
        </table:table-row>
        <table:table-row table:style-name="ro2">
          <table:table-cell table:style-name="ce190" office:value-type="string">
            <text:p>japanese.passed.5</text:p>
          </table:table-cell>
          <table:table-cell table:style-name="ce190" office:value-type="string">
            <text:p>we need one more round </text:p>
          </table:table-cell>
          <table:table-cell table:style-name="ce190" table:number-columns-repeated="254"/>
        </table:table-row>
        <table:table-row table:style-name="ro2">
          <table:table-cell table:style-name="ce190" office:value-type="string">
            <text:p>japanese.passed.6</text:p>
          </table:table-cell>
          <table:table-cell table:style-name="ce190" office:value-type="string">
            <text:p>to choose the best of you!</text:p>
          </table:table-cell>
          <table:table-cell table:style-name="ce190" table:number-columns-repeated="254"/>
        </table:table-row>
        <table:table-row table:style-name="ro2">
          <table:table-cell table:style-name="ce193" office:value-type="string">
            <text:p>hawaiian.passed.1</text:p>
          </table:table-cell>
          <table:table-cell table:style-name="ce193" office:value-type="string">
            <text:p>Congratulations, Jenny!</text:p>
          </table:table-cell>
          <table:table-cell table:style-name="ce193" table:number-columns-repeated="254"/>
        </table:table-row>
        <table:table-row table:style-name="ro2">
          <table:table-cell table:style-name="ce193" office:value-type="string">
            <text:p>hawaiian.passed.2</text:p>
          </table:table-cell>
          <table:table-cell table:style-name="ce193" office:value-type="string">
            <text:p>Your dream comes true!</text:p>
          </table:table-cell>
          <table:table-cell table:style-name="ce193" table:number-columns-repeated="254"/>
        </table:table-row>
        <table:table-row table:style-name="ro2">
          <table:table-cell table:style-name="ce193" office:value-type="string">
            <text:p>hawaiian.passed.3</text:p>
          </table:table-cell>
          <table:table-cell table:style-name="ce193" office:value-type="string">
            <text:p>You win the competition and</text:p>
          </table:table-cell>
          <table:table-cell table:style-name="ce193" table:number-columns-repeated="254"/>
        </table:table-row>
        <table:table-row table:style-name="ro2">
          <table:table-cell table:style-name="ce193" office:value-type="string">
            <text:p>hawaiian.passed.4</text:p>
          </table:table-cell>
          <table:table-cell table:style-name="ce193" office:value-type="string">
            <text:p>this restaurant, Tiki Time,</text:p>
          </table:table-cell>
          <table:table-cell table:style-name="ce193" table:number-columns-repeated="254"/>
        </table:table-row>
        <table:table-row table:style-name="ro2">
          <table:table-cell table:style-name="ce193" office:value-type="string">
            <text:p>hawaiian.passed.5</text:p>
          </table:table-cell>
          <table:table-cell table:style-name="ce193" office:value-type="string">
            <text:p>is now yours!</text:p>
          </table:table-cell>
          <table:table-cell table:style-name="ce193" table:number-columns-repeated="254"/>
        </table:table-row>
        <table:table-row table:style-name="ro2">
          <table:table-cell table:style-name="ce190" office:value-type="string">
            <text:p>japanese.failed.1</text:p>
          </table:table-cell>
          <table:table-cell table:style-name="ce190" office:value-type="string">
            <text:p>Ronald and Paula</text:p>
          </table:table-cell>
          <table:table-cell table:style-name="ce190" office:value-type="string">
            <text:p>результаты эпизодов</text:p>
          </table:table-cell>
          <table:table-cell table:style-name="ce190" table:number-columns-repeated="253"/>
        </table:table-row>
        <table:table-row table:style-name="ro2">
          <table:table-cell table:style-name="ce190" office:value-type="string">
            <text:p>japanese.failed.2</text:p>
          </table:table-cell>
          <table:table-cell table:style-name="ce190" office:value-type="string">
            <text:p>are our best chefs and they</text:p>
          </table:table-cell>
          <table:table-cell table:style-name="ce190" office:value-type="string">
            <text:p>(если эпизод НЕ пройден)</text:p>
          </table:table-cell>
          <table:table-cell table:style-name="ce190" table:number-columns-repeated="253"/>
        </table:table-row>
        <table:table-row table:style-name="ro2">
          <table:table-cell table:style-name="ce190" office:value-type="string">
            <text:p>japanese.failed.3</text:p>
          </table:table-cell>
          <table:table-cell table:style-name="ce190" office:value-type="string">
            <text:p>will pass to the final round</text:p>
          </table:table-cell>
          <table:table-cell table:style-name="ce190" office:value-type="string">
            <text:p>(только японский и гавайский)</text:p>
          </table:table-cell>
          <table:table-cell table:style-name="ce190" table:number-columns-repeated="253"/>
        </table:table-row>
        <table:table-row table:style-name="ro2">
          <table:table-cell table:style-name="ce190" office:value-type="string">
            <text:p>japanese.failed.4</text:p>
          </table:table-cell>
          <table:table-cell table:style-name="ce190" office:value-type="string">
            <text:p>where we'll choose the winner.</text:p>
          </table:table-cell>
          <table:table-cell table:style-name="ce190" table:number-columns-repeated="254"/>
        </table:table-row>
        <table:table-row table:style-name="ro2">
          <table:table-cell table:style-name="ce190" office:value-type="string">
            <text:p>japanese.failed.5</text:p>
          </table:table-cell>
          <table:table-cell table:style-name="ce190" office:value-type="string">
            <text:p>Jenny, you could do better.</text:p>
          </table:table-cell>
          <table:table-cell table:style-name="ce190" table:number-columns-repeated="254"/>
        </table:table-row>
        <table:table-row table:style-name="ro2">
          <table:table-cell table:style-name="ce190" office:value-type="string">
            <text:p>japanese.failed.6</text:p>
          </table:table-cell>
          <table:table-cell table:style-name="ce190" office:value-type="string">
            <text:p>You can replay some levels</text:p>
          </table:table-cell>
          <table:table-cell table:style-name="ce190" table:number-columns-repeated="254"/>
        </table:table-row>
        <table:table-row table:style-name="ro2">
          <table:table-cell table:style-name="ce190" office:value-type="string">
            <text:p>japanese.failed.7</text:p>
          </table:table-cell>
          <table:table-cell table:style-name="ce190" office:value-type="string">
            <text:p>to pass to the finals.</text:p>
          </table:table-cell>
          <table:table-cell table:style-name="ce190" table:number-columns-repeated="254"/>
        </table:table-row>
        <table:table-row table:style-name="ro2">
          <table:table-cell table:style-name="ce193" office:value-type="string">
            <text:p>hawaiian.failed.1</text:p>
          </table:table-cell>
          <table:table-cell table:style-name="ce193" office:value-type="string">
            <text:p>Congratulation, Ronald!</text:p>
          </table:table-cell>
          <table:table-cell table:style-name="ce193" table:number-columns-repeated="254"/>
        </table:table-row>
        <table:table-row table:style-name="ro2">
          <table:table-cell table:style-name="ce193" office:value-type="string">
            <text:p>hawaiian.failed.2</text:p>
          </table:table-cell>
          <table:table-cell table:style-name="ce193" office:value-type="string">
            <text:p>You win the competition and</text:p>
          </table:table-cell>
          <table:table-cell table:style-name="ce193" table:number-columns-repeated="254"/>
        </table:table-row>
        <table:table-row table:style-name="ro2">
          <table:table-cell table:style-name="ce193" office:value-type="string">
            <text:p>hawaiian.failed.3</text:p>
          </table:table-cell>
          <table:table-cell table:style-name="ce193" office:value-type="string">
            <text:p>this restaurant, Tiki Time,</text:p>
          </table:table-cell>
          <table:table-cell table:style-name="ce193" table:number-columns-repeated="254"/>
        </table:table-row>
        <table:table-row table:style-name="ro2">
          <table:table-cell table:style-name="ce193" office:value-type="string">
            <text:p>hawaiian.failed.4</text:p>
          </table:table-cell>
          <table:table-cell table:style-name="ce193" office:value-type="string">
            <text:p>is now yours!</text:p>
          </table:table-cell>
          <table:table-cell table:style-name="ce193" table:number-columns-repeated="254"/>
        </table:table-row>
        <table:table-row table:style-name="ro2">
          <table:table-cell table:style-name="ce193" office:value-type="string">
            <text:p>hawaiian.failed.5</text:p>
          </table:table-cell>
          <table:table-cell table:style-name="ce193" office:value-type="string">
            <text:p>Jenny, you could do better.</text:p>
          </table:table-cell>
          <table:table-cell table:style-name="ce193" table:number-columns-repeated="254"/>
        </table:table-row>
        <table:table-row table:style-name="ro2">
          <table:table-cell table:style-name="ce193" office:value-type="string">
            <text:p>hawaiian.failed.6</text:p>
          </table:table-cell>
          <table:table-cell table:style-name="ce193" office:value-type="string">
            <text:p>You can replay some levels</text:p>
          </table:table-cell>
          <table:table-cell table:style-name="ce193" table:number-columns-repeated="254"/>
        </table:table-row>
        <table:table-row table:style-name="ro2">
          <table:table-cell table:style-name="ce193" office:value-type="string">
            <text:p>hawaiian.failed.7</text:p>
          </table:table-cell>
          <table:table-cell table:style-name="ce193" office:value-type="string">
            <text:p>to win the game.</text:p>
          </table:table-cell>
          <table:table-cell table:style-name="ce193" table:number-columns-repeated="254"/>
        </table:table-row>
        <table:table-row table:style-name="ro2">
          <table:table-cell office:value-type="string">
            <text:p>Str_Menu_Welcome</text:p>
          </table:table-cell>
          <table:table-cell office:value-type="string">
            <text:p>Welcome,</text:p>
          </table:table-cell>
          <table:table-cell table:style-name="Default" office:value-type="string">
            <text:p>главное меню</text:p>
          </table:table-cell>
          <table:table-cell table:style-name="ce32" office:value-type="string">
            <text:p>строки для гуи</text:p>
          </table:table-cell>
          <table:table-cell table:number-columns-repeated="252"/>
        </table:table-row>
        <table:table-row table:style-name="ro2">
          <table:table-cell office:value-type="string">
            <text:p>Str_Menu_PlayCareer</text:p>
          </table:table-cell>
          <table:table-cell office:value-type="string">
            <text:p>P L A Y</text:p>
          </table:table-cell>
          <table:table-cell table:number-columns-repeated="254"/>
        </table:table-row>
        <table:table-row table:style-name="ro2">
          <table:table-cell office:value-type="string">
            <text:p>Str_Menu_PlayEndless</text:p>
          </table:table-cell>
          <table:table-cell office:value-type="string">
            <text:p>PLAY ENDLESS</text:p>
          </table:table-cell>
          <table:table-cell table:number-columns-repeated="254"/>
        </table:table-row>
        <table:table-row table:style-name="ro2">
          <table:table-cell office:value-type="string">
            <text:p>Str_Menu_Players</text:p>
          </table:table-cell>
          <table:table-cell office:value-type="string">
            <text:p>Click to change player</text:p>
          </table:table-cell>
          <table:table-cell table:number-columns-repeated="254"/>
        </table:table-row>
        <table:table-row table:style-name="ro2">
          <table:table-cell office:value-type="string">
            <text:p>Str_Menu_Options</text:p>
          </table:table-cell>
          <table:table-cell office:value-type="string">
            <text:p>Options</text:p>
          </table:table-cell>
          <table:table-cell table:number-columns-repeated="254"/>
        </table:table-row>
        <table:table-row table:style-name="ro2">
          <table:table-cell office:value-type="string">
            <text:p>Str_Menu_Rules</text:p>
          </table:table-cell>
          <table:table-cell office:value-type="string">
            <text:p>Help</text:p>
          </table:table-cell>
          <table:table-cell table:number-columns-repeated="254"/>
        </table:table-row>
        <table:table-row table:style-name="ro2">
          <table:table-cell office:value-type="string">
            <text:p>Str_Menu_Cookbook</text:p>
          </table:table-cell>
          <table:table-cell office:value-type="string">
            <text:p>Cookbook</text:p>
          </table:table-cell>
          <table:table-cell table:number-columns-repeated="254"/>
        </table:table-row>
        <table:table-row table:style-name="ro2">
          <table:table-cell office:value-type="string">
            <text:p>Str_Menu_Hiscores</text:p>
          </table:table-cell>
          <table:table-cell office:value-type="string">
            <text:p>Hiscores</text:p>
          </table:table-cell>
          <table:table-cell table:number-columns-repeated="254"/>
        </table:table-row>
        <table:table-row table:style-name="ro2">
          <table:table-cell office:value-type="string">
            <text:p>Str_Menu_Quit</text:p>
          </table:table-cell>
          <table:table-cell office:value-type="string">
            <text:p>Quit</text:p>
          </table:table-cell>
          <table:table-cell table:number-columns-repeated="254"/>
        </table:table-row>
        <table:table-row table:style-name="ro2">
          <table:table-cell office:value-type="string">
            <text:p>Str_Paused1</text:p>
          </table:table-cell>
          <table:table-cell office:value-type="string">
            <text:p>Game paused. Click</text:p>
          </table:table-cell>
          <table:table-cell table:number-columns-repeated="254"/>
        </table:table-row>
        <table:table-row table:style-name="ro2">
          <table:table-cell office:value-type="string">
            <text:p>Str_Paused2</text:p>
          </table:table-cell>
          <table:table-cell office:value-type="string">
            <text:p>anywhere to continue</text:p>
          </table:table-cell>
          <table:table-cell table:number-columns-repeated="254"/>
        </table:table-row>
        <table:table-row table:style-name="ro2">
          <table:table-cell table:style-name="ce28" office:value-type="string">
            <text:p>Str_HelpPrev</text:p>
          </table:table-cell>
          <table:table-cell table:style-name="ce28" office:value-type="string">
            <text:p>Page down</text:p>
          </table:table-cell>
          <table:table-cell table:style-name="ce28" office:value-type="string">
            <text:p>справка (листание)</text:p>
          </table:table-cell>
          <table:table-cell table:style-name="ce28" table:number-columns-repeated="253"/>
        </table:table-row>
        <table:table-row table:style-name="ro2">
          <table:table-cell table:style-name="ce28" office:value-type="string">
            <text:p>Str_HelpNext</text:p>
          </table:table-cell>
          <table:table-cell table:style-name="ce28" office:value-type="string">
            <text:p>Page up</text:p>
          </table:table-cell>
          <table:table-cell table:style-name="ce28" table:number-columns-repeated="254"/>
        </table:table-row>
        <table:table-row table:style-name="ro2">
          <table:table-cell table:style-name="ce28" office:value-type="string">
            <text:p>Str_HelpClose</text:p>
          </table:table-cell>
          <table:table-cell table:style-name="ce28" office:value-type="string">
            <text:p>Close window</text:p>
          </table:table-cell>
          <table:table-cell table:style-name="ce28" table:number-columns-repeated="254"/>
        </table:table-row>
        <table:table-row table:style-name="ro2">
          <table:table-cell office:value-type="string">
            <text:p>Str_Players_Title</text:p>
          </table:table-cell>
          <table:table-cell office:value-type="string">
            <text:p>PLAY AS...</text:p>
          </table:table-cell>
          <table:table-cell office:value-type="string">
            <text:p>выбор игрока</text:p>
          </table:table-cell>
          <table:table-cell table:number-columns-repeated="253"/>
        </table:table-row>
        <table:table-row table:style-name="ro2">
          <table:table-cell office:value-type="string">
            <text:p>Str_PlayersRemove</text:p>
          </table:table-cell>
          <table:table-cell office:value-type="string">
            <text:p>Remove player</text:p>
          </table:table-cell>
          <table:table-cell table:number-columns-repeated="254"/>
        </table:table-row>
        <table:table-row table:style-name="ro2">
          <table:table-cell office:value-type="string">
            <text:p>Str_PlayersOk</text:p>
          </table:table-cell>
          <table:table-cell office:value-type="string">
            <text:p>Ok</text:p>
          </table:table-cell>
          <table:table-cell table:number-columns-repeated="254"/>
        </table:table-row>
        <table:table-row table:style-name="ro2">
          <table:table-cell office:value-type="string">
            <text:p>Str_PlayersCancel</text:p>
          </table:table-cell>
          <table:table-cell office:value-type="string">
            <text:p>Cancel</text:p>
          </table:table-cell>
          <table:table-cell table:number-columns-repeated="254"/>
        </table:table-row>
        <table:table-row table:style-name="ro2">
          <table:table-cell office:value-type="string">
            <text:p>Str_PlayersNew</text:p>
          </table:table-cell>
          <table:table-cell office:value-type="string">
            <text:p>Create new player</text:p>
          </table:table-cell>
          <table:table-cell table:number-columns-repeated="254"/>
        </table:table-row>
        <table:table-row table:style-name="ro2">
          <table:table-cell table:style-name="ce28" office:value-type="string">
            <text:p>Str_EnterName_Title</text:p>
          </table:table-cell>
          <table:table-cell table:style-name="ce28" office:value-type="string">
            <text:p>Please enter your name</text:p>
          </table:table-cell>
          <table:table-cell table:style-name="ce28" office:value-type="string">
            <text:p>ввод имени</text:p>
          </table:table-cell>
          <table:table-cell table:style-name="ce28" table:number-columns-repeated="253"/>
        </table:table-row>
        <table:table-row table:style-name="ro2">
          <table:table-cell table:style-name="ce28" office:value-type="string">
            <text:p>Str_EnterNameOk</text:p>
          </table:table-cell>
          <table:table-cell table:style-name="ce28" office:value-type="string">
            <text:p>Ok</text:p>
          </table:table-cell>
          <table:table-cell table:style-name="ce28" table:number-columns-repeated="254"/>
        </table:table-row>
        <table:table-row table:style-name="ro2">
          <table:table-cell table:style-name="ce28" office:value-type="string">
            <text:p>Str_EnterNameCancel</text:p>
          </table:table-cell>
          <table:table-cell table:style-name="ce28" office:value-type="string">
            <text:p>Cancel</text:p>
          </table:table-cell>
          <table:table-cell table:style-name="ce28" table:number-columns-repeated="254"/>
        </table:table-row>
        <table:table-row table:style-name="ro2">
          <table:table-cell table:style-name="ce28" office:value-type="string">
            <text:p>Str_EnterName_Error_Empty</text:p>
          </table:table-cell>
          <table:table-cell table:style-name="ce28" office:value-type="string">
            <text:p>Cannot use empty name</text:p>
          </table:table-cell>
          <table:table-cell table:style-name="ce28" table:number-columns-repeated="254"/>
        </table:table-row>
        <table:table-row table:style-name="ro2">
          <table:table-cell table:style-name="ce28" office:value-type="string">
            <text:p>Str_EnterName_Error_Bad</text:p>
          </table:table-cell>
          <table:table-cell table:style-name="ce28" office:value-type="string">
            <text:p>Bad name</text:p>
          </table:table-cell>
          <table:table-cell table:style-name="ce28" table:number-columns-repeated="254"/>
        </table:table-row>
        <table:table-row table:style-name="ro2">
          <table:table-cell table:style-name="ce28" office:value-type="string">
            <text:p>Str_EnterName_Error_Exist</text:p>
          </table:table-cell>
          <table:table-cell table:style-name="ce28" office:value-type="string">
            <text:p>This name already exists</text:p>
          </table:table-cell>
          <table:table-cell table:style-name="ce28" table:number-columns-repeated="254"/>
        </table:table-row>
        <table:table-row table:style-name="ro2">
          <table:table-cell office:value-type="string">
            <text:p>Str_LvGoalsPlay</text:p>
          </table:table-cell>
          <table:table-cell office:value-type="string">
            <text:p>PLAY</text:p>
          </table:table-cell>
          <table:table-cell office:value-type="string">
            <text:p>начало уровня</text:p>
          </table:table-cell>
          <table:table-cell table:number-columns-repeated="253"/>
        </table:table-row>
        <table:table-row table:style-name="ro2">
          <table:table-cell office:value-type="string">
            <text:p>Str_LvGoals_Title</text:p>
          </table:table-cell>
          <table:table-cell office:value-type="string">
            <text:p>Level </text:p>
          </table:table-cell>
          <table:table-cell table:number-columns-repeated="254"/>
        </table:table-row>
        <table:table-row table:style-name="ro2">
          <table:table-cell office:value-type="string">
            <text:p>Str_LvGoals_Level</text:p>
          </table:table-cell>
          <table:table-cell office:value-type="string">
            <text:p>Level</text:p>
          </table:table-cell>
          <table:table-cell table:number-columns-repeated="254"/>
        </table:table-row>
        <table:table-row table:style-name="ro2">
          <table:table-cell office:value-type="string">
            <text:p>Str_LvGoals_Goal</text:p>
          </table:table-cell>
          <table:table-cell office:value-type="string">
            <text:p>Money goal</text:p>
          </table:table-cell>
          <table:table-cell table:number-columns-repeated="254"/>
        </table:table-row>
        <table:table-row table:style-name="ro2">
          <table:table-cell office:value-type="string">
            <text:p>Str_LvGoals_Expert</text:p>
          </table:table-cell>
          <table:table-cell office:value-type="string">
            <text:p>Expert goal</text:p>
          </table:table-cell>
          <table:table-cell table:number-columns-repeated="254"/>
        </table:table-row>
        <table:table-row table:style-name="ro2">
          <table:table-cell table:style-name="ce28" office:value-type="string">
            <text:p>Str_LvComplete_Title</text:p>
          </table:table-cell>
          <table:table-cell table:style-name="ce28" office:value-type="string">
            <text:p>LEVEL RESULTS</text:p>
          </table:table-cell>
          <table:table-cell table:style-name="ce28" office:value-type="string">
            <text:p>результаты уровня</text:p>
          </table:table-cell>
          <table:table-cell table:style-name="ce28" table:number-columns-repeated="253"/>
        </table:table-row>
        <table:table-row table:style-name="ro2">
          <table:table-cell table:style-name="ce28" office:value-type="string">
            <text:p>Str_LvCompleteRestart</text:p>
          </table:table-cell>
          <table:table-cell table:style-name="ce28" office:value-type="string">
            <text:p>Try again</text:p>
          </table:table-cell>
          <table:table-cell table:style-name="ce28" table:number-columns-repeated="254"/>
        </table:table-row>
        <table:table-row table:style-name="ro2">
          <table:table-cell table:style-name="ce28" office:value-type="string">
            <text:p>Str_LvCompleteMainMenu</text:p>
          </table:table-cell>
          <table:table-cell table:style-name="ce28" office:value-type="string">
            <text:p>Exit to menu</text:p>
          </table:table-cell>
          <table:table-cell table:style-name="ce28" table:number-columns-repeated="254"/>
        </table:table-row>
        <table:table-row table:style-name="ro2">
          <table:table-cell table:style-name="ce28" office:value-type="string">
            <text:p>Str_LvComplete_Served</text:p>
          </table:table-cell>
          <table:table-cell table:style-name="ce28" office:value-type="string">
            <text:p>Customers served: </text:p>
          </table:table-cell>
          <table:table-cell table:style-name="ce28" table:number-columns-repeated="254"/>
        </table:table-row>
        <table:table-row table:style-name="ro2">
          <table:table-cell table:style-name="ce28" office:value-type="string">
            <text:p>Str_LvComplete_Lost</text:p>
          </table:table-cell>
          <table:table-cell table:style-name="ce28" office:value-type="string">
            <text:p>Customers lost: </text:p>
          </table:table-cell>
          <table:table-cell table:style-name="ce28" table:number-columns-repeated="254"/>
        </table:table-row>
        <table:table-row table:style-name="ro2">
          <table:table-cell table:style-name="ce28" office:value-type="string">
            <text:p>Str_LvComplete_Score</text:p>
          </table:table-cell>
          <table:table-cell table:style-name="ce28" office:value-type="string">
            <text:p>Money earned: </text:p>
          </table:table-cell>
          <table:table-cell table:style-name="ce28" table:number-columns-repeated="254"/>
        </table:table-row>
        <table:table-row table:style-name="ro2">
          <table:table-cell office:value-type="string">
            <text:p>Str_Options_Title</text:p>
          </table:table-cell>
          <table:table-cell office:value-type="string">
            <text:p>OPTIONS</text:p>
          </table:table-cell>
          <table:table-cell office:value-type="string">
            <text:p>опции</text:p>
          </table:table-cell>
          <table:table-cell table:number-columns-repeated="253"/>
        </table:table-row>
        <table:table-row table:style-name="ro2">
          <table:table-cell office:value-type="string">
            <text:p>Str_Options_LabelSound</text:p>
          </table:table-cell>
          <table:table-cell office:value-type="string">
            <text:p>SOUND</text:p>
          </table:table-cell>
          <table:table-cell table:number-columns-repeated="254"/>
        </table:table-row>
        <table:table-row table:style-name="ro2">
          <table:table-cell office:value-type="string">
            <text:p>Str_Options_LabelMusic</text:p>
          </table:table-cell>
          <table:table-cell office:value-type="string">
            <text:p>MUSIC</text:p>
          </table:table-cell>
          <table:table-cell table:number-columns-repeated="254"/>
        </table:table-row>
        <table:table-row table:style-name="ro2">
          <table:table-cell office:value-type="string">
            <text:p>Str_Options_LabelMute</text:p>
          </table:table-cell>
          <table:table-cell office:value-type="string">
            <text:p>Mute</text:p>
          </table:table-cell>
          <table:table-cell table:number-columns-repeated="254"/>
        </table:table-row>
        <table:table-row table:style-name="ro2">
          <table:table-cell office:value-type="string">
            <text:p>Str_Options_LabelHints</text:p>
          </table:table-cell>
          <table:table-cell office:value-type="string">
            <text:p>Hints</text:p>
          </table:table-cell>
          <table:table-cell table:number-columns-repeated="254"/>
        </table:table-row>
        <table:table-row table:style-name="ro2">
          <table:table-cell office:value-type="string">
            <text:p>Str_Options_LabelFullscreen</text:p>
          </table:table-cell>
          <table:table-cell office:value-type="string">
            <text:p>Fullscreen</text:p>
          </table:table-cell>
          <table:table-cell table:number-columns-repeated="254"/>
        </table:table-row>
        <table:table-row table:style-name="ro2">
          <table:table-cell office:value-type="string">
            <text:p>Str_OptionsOk</text:p>
          </table:table-cell>
          <table:table-cell office:value-type="string">
            <text:p>Ok</text:p>
          </table:table-cell>
          <table:table-cell table:number-columns-repeated="254"/>
        </table:table-row>
        <table:table-row table:style-name="ro2">
          <table:table-cell office:value-type="string">
            <text:p>Str_OptionsCancel</text:p>
          </table:table-cell>
          <table:table-cell office:value-type="string">
            <text:p>Cancel</text:p>
          </table:table-cell>
          <table:table-cell table:number-columns-repeated="254"/>
        </table:table-row>
        <table:table-row table:style-name="ro2">
          <table:table-cell office:value-type="string">
            <text:p>Str_OptionsResume</text:p>
          </table:table-cell>
          <table:table-cell office:value-type="string">
            <text:p>Resume</text:p>
          </table:table-cell>
          <table:table-cell table:number-columns-repeated="254"/>
        </table:table-row>
        <table:table-row table:style-name="ro2">
          <table:table-cell office:value-type="string">
            <text:p>Str_OptionsRestart</text:p>
          </table:table-cell>
          <table:table-cell office:value-type="string">
            <text:p>Restart level</text:p>
          </table:table-cell>
          <table:table-cell table:number-columns-repeated="254"/>
        </table:table-row>
        <table:table-row table:style-name="ro2">
          <table:table-cell office:value-type="string">
            <text:p>Str_OptionsEndGame</text:p>
          </table:table-cell>
          <table:table-cell office:value-type="string">
            <text:p>Main menu</text:p>
          </table:table-cell>
          <table:table-cell table:number-columns-repeated="254"/>
        </table:table-row>
        <table:table-row table:style-name="ro2">
          <table:table-cell office:value-type="string">
            <text:p>Str_Hiscores_Title</text:p>
          </table:table-cell>
          <table:table-cell office:value-type="string">
            <text:p>HISCORES</text:p>
          </table:table-cell>
          <table:table-cell table:number-columns-repeated="254"/>
        </table:table-row>
        <table:table-row table:style-name="ro2">
          <table:table-cell office:value-type="string">
            <text:p>Str_HiscoresReset</text:p>
          </table:table-cell>
          <table:table-cell office:value-type="string">
            <text:p>Reset scores</text:p>
          </table:table-cell>
          <table:table-cell table:number-columns-repeated="254"/>
        </table:table-row>
        <table:table-row table:style-name="ro2">
          <table:table-cell office:value-type="string">
            <text:p>Str_HiscoresClose</text:p>
          </table:table-cell>
          <table:table-cell office:value-type="string">
            <text:p>Close</text:p>
          </table:table-cell>
          <table:table-cell table:number-columns-repeated="254"/>
        </table:table-row>
        <table:table-row table:style-name="ro2">
          <table:table-cell table:style-name="ce28" office:value-type="string">
            <text:p>Str_MapStart</text:p>
          </table:table-cell>
          <table:table-cell table:style-name="ce28" office:value-type="string">
            <text:p>Start game</text:p>
          </table:table-cell>
          <table:table-cell table:style-name="ce28" office:value-type="string">
            <text:p>карта и комиксы</text:p>
          </table:table-cell>
          <table:table-cell table:style-name="ce28" table:number-columns-repeated="253"/>
        </table:table-row>
        <table:table-row table:style-name="ro2">
          <table:table-cell table:style-name="ce28" office:value-type="string">
            <text:p>Str_MapViewResults</text:p>
          </table:table-cell>
          <table:table-cell table:style-name="ce28" office:value-type="string">
            <text:p>View results</text:p>
          </table:table-cell>
          <table:table-cell table:style-name="ce28" table:number-columns-repeated="254"/>
        </table:table-row>
        <table:table-row table:style-name="ro2">
          <table:table-cell table:style-name="ce28" office:value-type="string">
            <text:p>Str_MapHiscore</text:p>
          </table:table-cell>
          <table:table-cell table:style-name="ce28" office:value-type="string">
            <text:p>Hiscore </text:p>
          </table:table-cell>
          <table:table-cell table:style-name="ce28" table:number-columns-repeated="254"/>
        </table:table-row>
        <table:table-row table:style-name="ro2">
          <table:table-cell table:style-name="ce28" office:value-type="string">
            <text:p>Str_MapNoHiscore</text:p>
          </table:table-cell>
          <table:table-cell table:style-name="ce28" office:value-type="string">
            <text:p>No hiscore set</text:p>
          </table:table-cell>
          <table:table-cell table:style-name="ce28" table:number-columns-repeated="254"/>
        </table:table-row>
        <table:table-row table:style-name="ro2">
          <table:table-cell table:style-name="ce28" office:value-type="string">
            <text:p>Str_MapAchievedBy</text:p>
          </table:table-cell>
          <table:table-cell table:style-name="ce28" office:value-type="string">
            <text:p>achieved by </text:p>
          </table:table-cell>
          <table:table-cell table:style-name="ce28" table:number-columns-repeated="254"/>
        </table:table-row>
        <table:table-row table:style-name="ro2">
          <table:table-cell table:style-name="ce28" office:value-type="string">
            <text:p>Str_IntroCompetitors</text:p>
          </table:table-cell>
          <table:table-cell table:style-name="ce28" office:value-type="string">
            <text:p>COMPETITORS</text:p>
          </table:table-cell>
          <table:table-cell table:style-name="ce28" table:number-columns-repeated="254"/>
        </table:table-row>
        <table:table-row table:style-name="ro2">
          <table:table-cell table:style-name="ce28" office:value-type="string">
            <text:p>Str_OutroCompetitors</text:p>
          </table:table-cell>
          <table:table-cell table:style-name="ce28" office:value-type="string">
            <text:p>Competitors</text:p>
          </table:table-cell>
          <table:table-cell table:style-name="ce28" table:number-columns-repeated="254"/>
        </table:table-row>
        <table:table-row table:style-name="ro2">
          <table:table-cell table:style-name="ce28" office:value-type="string">
            <text:p>Str_OutroPoints</text:p>
          </table:table-cell>
          <table:table-cell table:style-name="ce28" office:value-type="string">
            <text:p>Points</text:p>
          </table:table-cell>
          <table:table-cell table:style-name="ce28" table:number-columns-repeated="254"/>
        </table:table-row>
        <table:table-row table:style-name="ro2">
          <table:table-cell office:value-type="string">
            <text:p>Str_Yes</text:p>
          </table:table-cell>
          <table:table-cell office:value-type="string">
            <text:p>YES</text:p>
          </table:table-cell>
          <table:table-cell table:number-columns-repeated="254"/>
        </table:table-row>
        <table:table-row table:style-name="ro2">
          <table:table-cell office:value-type="string">
            <text:p>Str_No</text:p>
          </table:table-cell>
          <table:table-cell office:value-type="string">
            <text:p>NO</text:p>
          </table:table-cell>
          <table:table-cell table:number-columns-repeated="254"/>
        </table:table-row>
        <table:table-row table:style-name="ro2">
          <table:table-cell office:value-type="string">
            <text:p>Str_Cancel</text:p>
          </table:table-cell>
          <table:table-cell office:value-type="string">
            <text:p>Cancel</text:p>
          </table:table-cell>
          <table:table-cell table:number-columns-repeated="254"/>
        </table:table-row>
        <table:table-row table:style-name="ro2">
          <table:table-cell office:value-type="string">
            <text:p>Str_Question_ExitGame</text:p>
          </table:table-cell>
          <table:table-cell office:value-type="string">
            <text:p>Exit to Windows?</text:p>
          </table:table-cell>
          <table:table-cell table:number-columns-repeated="254"/>
        </table:table-row>
        <table:table-row table:style-name="ro2">
          <table:table-cell office:value-type="string">
            <text:p>Str_Question_RemovePlayer</text:p>
          </table:table-cell>
          <table:table-cell office:value-type="string">
            <text:p>Remove player, are you sure?</text:p>
          </table:table-cell>
          <table:table-cell table:number-columns-repeated="254"/>
        </table:table-row>
        <table:table-row table:style-name="ro2">
          <table:table-cell office:value-type="string">
            <text:p>Str_Question_RestartLevel</text:p>
          </table:table-cell>
          <table:table-cell office:value-type="string">
            <text:p>Restart level, are you sure?</text:p>
          </table:table-cell>
          <table:table-cell table:number-columns-repeated="254"/>
        </table:table-row>
        <table:table-row table:style-name="ro2">
          <table:table-cell office:value-type="string">
            <text:p>Str_Question_ClearHiscores</text:p>
          </table:table-cell>
          <table:table-cell office:value-type="string">
            <text:p>Clear hiscores list, are you sure?</text:p>
          </table:table-cell>
          <table:table-cell table:number-columns-repeated="254"/>
        </table:table-row>
        <table:table-row table:style-name="ro2">
          <table:table-cell table:style-name="ce28" office:value-type="string">
            <text:p>Str_HUD_LevelText</text:p>
          </table:table-cell>
          <table:table-cell table:style-name="ce28" office:value-type="string">
            <text:p>LEVEL</text:p>
          </table:table-cell>
          <table:table-cell table:style-name="ce28" table:number-columns-repeated="254"/>
        </table:table-row>
        <table:table-row table:style-name="ro2">
          <table:table-cell table:style-name="ce28" office:value-type="string">
            <text:p>Str_HUD_ScoreText</text:p>
          </table:table-cell>
          <table:table-cell table:style-name="ce28" office:value-type="string">
            <text:p>SCORE</text:p>
          </table:table-cell>
          <table:table-cell table:style-name="ce28" table:number-columns-repeated="254"/>
        </table:table-row>
        <table:table-row table:style-name="ro2">
          <table:table-cell table:style-name="ce28" office:value-type="string">
            <text:p>Str_HUD_GoalText</text:p>
          </table:table-cell>
          <table:table-cell table:style-name="ce28" office:value-type="string">
            <text:p>GOAL</text:p>
          </table:table-cell>
          <table:table-cell table:style-name="ce28" table:number-columns-repeated="254"/>
        </table:table-row>
        <table:table-row table:style-name="ro2">
          <table:table-cell table:style-name="ce28" office:value-type="string">
            <text:p>Str_HUD_ExpertText</text:p>
          </table:table-cell>
          <table:table-cell table:style-name="ce28" office:value-type="string">
            <text:p>EXPERT</text:p>
          </table:table-cell>
          <table:table-cell table:style-name="ce28" table:number-columns-repeated="254"/>
        </table:table-row>
        <table:table-row table:style-name="ro2">
          <table:table-cell table:style-name="ce28" office:value-type="string">
            <text:p>Str_HUD_ApprovalText</text:p>
          </table:table-cell>
          <table:table-cell table:style-name="ce28" office:value-type="string">
            <text:p>BONUS</text:p>
          </table:table-cell>
          <table:table-cell table:style-name="ce28" table:number-columns-repeated="254"/>
        </table:table-row>
        <table:table-row table:style-name="ro2">
          <table:table-cell table:style-name="ce28" office:value-type="string">
            <text:p>Str_HUD_NoPeopleText</text:p>
          </table:table-cell>
          <table:table-cell table:style-name="ce28" office:value-type="string">
            <text:p>PEOPLE</text:p>
          </table:table-cell>
          <table:table-cell table:style-name="ce28" table:number-columns-repeated="254"/>
        </table:table-row>
        <table:table-row table:style-name="ro2">
          <table:table-cell table:style-name="ce28" office:value-type="string">
            <text:p>Str_Great</text:p>
          </table:table-cell>
          <table:table-cell table:style-name="ce28" office:value-type="string">
            <text:p>Great!</text:p>
          </table:table-cell>
          <table:table-cell table:style-name="ce28" table:number-columns-repeated="254"/>
        </table:table-row>
        <table:table-row table:style-name="ro2">
          <table:table-cell table:style-name="ce28" office:value-type="string">
            <text:p>Str_Incredible</text:p>
          </table:table-cell>
          <table:table-cell table:style-name="ce28" office:value-type="string">
            <text:p>Incredible!</text:p>
          </table:table-cell>
          <table:table-cell table:style-name="ce28" table:number-columns-repeated="254"/>
        </table:table-row>
        <table:table-row table:style-name="ro2" table:number-rows-repeated="65138">
          <table:table-cell table:number-columns-repeated="256"/>
        </table:table-row>
        <table:table-row table:style-name="ro2">
          <table:table-cell table:number-columns-repeated="256"/>
        </table:table-row>
      </table:table>
      <table:table table:name="Text1" table:style-name="ta1" table:print="false">
        <table:table-column table:style-name="co3" table:default-cell-style-name="ce2"/>
        <table:table-column table:style-name="co32" table:default-cell-style-name="Default"/>
        <table:table-column table:style-name="co5" table:default-cell-style-name="Default"/>
        <table:table-column table:style-name="co42" table:default-cell-style-name="Default"/>
        <table:table-column table:style-name="co5" table:number-columns-repeated="252" table:default-cell-style-name="Default"/>
        <table:table-row table:style-name="ro2">
          <table:table-cell table:style-name="ce1" office:value-type="string">
            <text:p>Сводная информация об уровнях</text:p>
          </table:table-cell>
          <table:table-cell table:number-columns-repeated="255"/>
        </table:table-row>
        <table:table-row table:style-name="ro2">
          <table:table-cell table:number-columns-repeated="256"/>
        </table:table-row>
        <table:table-row table:style-name="ro2">
          <table:table-cell office:value-type="string">
            <text:p>Уровень</text:p>
          </table:table-cell>
          <table:table-cell office:value-type="string">
            <text:p>Особенности</text:p>
          </table:table-cell>
          <table:table-cell/>
          <table:table-cell office:value-type="string">
            <text:p>Текст</text:p>
          </table:table-cell>
          <table:table-cell table:number-columns-repeated="252"/>
        </table:table-row>
        <table:table-row table:style-name="ro2">
          <table:table-cell table:number-columns-repeated="256"/>
        </table:table-row>
        <table:table-row table:style-name="ro2">
          <table:table-cell table:style-name="ce3" office:value-type="string">
            <text:p>Америка</text:p>
          </table:table-cell>
          <table:table-cell table:style-name="ce28" table:number-columns-repeated="255"/>
        </table:table-row>
        <table:table-row table:style-name="ro2">
          <table:table-cell table:style-name="ce4" office:value-type="float" office:value="1">
            <text:p>1</text:p>
          </table:table-cell>
          <table:table-cell table:formula="oooc:=[Уровни.T6]" office:value-type="string" office:string-value="рабочие">
            <text:p>рабочие</text:p>
          </table:table-cell>
          <table:table-cell table:formula="oooc:=[LevelProgress.B33]" office:value-type="string" office:string-value="def/01.def">
            <text:p>def/01.def</text:p>
          </table:table-cell>
          <table:table-cell office:value-type="string">
            <text:p>The first dayRNof our competition.RNEverything seemsRNpretty easy for now.</text:p>
          </table:table-cell>
          <table:table-cell table:number-columns-repeated="252"/>
        </table:table-row>
        <table:table-row table:style-name="ro2">
          <table:table-cell table:style-name="ce4" office:value-type="float" office:value="2">
            <text:p>2</text:p>
          </table:table-cell>
          <table:table-cell table:formula="oooc:=[Уровни.T7]" office:value-type="string" office:string-value="третий стол">
            <text:p>третий стол</text:p>
          </table:table-cell>
          <table:table-cell table:formula="oooc:=[LevelProgress.B34]" office:value-type="string" office:string-value="def/02.def">
            <text:p>def/02.def</text:p>
          </table:table-cell>
          <table:table-cell office:value-type="string">
            <text:p>People in AmericaRNlove barbequed meat,RNand I have learnedRNto cook it very good. </text:p>
          </table:table-cell>
          <table:table-cell table:number-columns-repeated="252"/>
        </table:table-row>
        <table:table-row table:style-name="ro2">
          <table:table-cell table:style-name="ce4" office:value-type="float" office:value="3">
            <text:p>3</text:p>
          </table:table-cell>
          <table:table-cell table:formula="oooc:=[Уровни.T8]" office:value-type="string" office:string-value="студентки">
            <text:p>студентки</text:p>
          </table:table-cell>
          <table:table-cell table:formula="oooc:=[LevelProgress.B35]" office:value-type="string" office:string-value="def/03.def">
            <text:p>def/03.def</text:p>
          </table:table-cell>
          <table:table-cell office:value-type="string">
            <text:p>College studentsRNare back from theirRNvacations,and someRNof them will comeRNto us.</text:p>
          </table:table-cell>
          <table:table-cell table:number-columns-repeated="252"/>
        </table:table-row>
        <table:table-row table:style-name="ro2">
          <table:table-cell table:style-name="ce4" office:value-type="float" office:value="4">
            <text:p>4</text:p>
          </table:table-cell>
          <table:table-cell table:formula="oooc:=[Уровни.T9]" office:value-type="string" office:string-value="(лазанья)">
            <text:p>(лазанья)</text:p>
          </table:table-cell>
          <table:table-cell table:formula="oooc:=[LevelProgress.B36]" office:value-type="string" office:string-value="def/04.def">
            <text:p>def/04.def</text:p>
          </table:table-cell>
          <table:table-cell office:value-type="string">
            <text:p>I'm not sure ifRNlasagna was inventedRNin Italy or in England.RNMore importantly,RNit is sooo delicious.</text:p>
          </table:table-cell>
          <table:table-cell table:number-columns-repeated="252"/>
        </table:table-row>
        <table:table-row table:style-name="ro2">
          <table:table-cell table:style-name="ce4" office:value-type="float" office:value="5">
            <text:p>5</text:p>
          </table:table-cell>
          <table:table-cell table:formula="oooc:=[Уровни.T10]" office:value-type="string" office:string-value="бонус – конфета">
            <text:p>бонус – конфета</text:p>
          </table:table-cell>
          <table:table-cell table:formula="oooc:=[LevelProgress.B37]" office:value-type="string" office:string-value="def/05.def">
            <text:p>def/05.def</text:p>
          </table:table-cell>
          <table:table-cell office:value-type="string">
            <text:p>Business womenRNlike squash dishes,RNnourishingRNand delicious.</text:p>
          </table:table-cell>
          <table:table-cell table:number-columns-repeated="252"/>
        </table:table-row>
        <table:table-row table:style-name="ro2">
          <table:table-cell table:style-name="ce4" office:value-type="float" office:value="6">
            <text:p>6</text:p>
          </table:table-cell>
          <table:table-cell table:formula="oooc:=[Уровни.T11]" office:value-type="string" office:string-value="бизнес-леди">
            <text:p>бизнес-леди</text:p>
          </table:table-cell>
          <table:table-cell table:formula="oooc:=[LevelProgress.B38]" office:value-type="string" office:string-value="def/06.def">
            <text:p>def/06.def</text:p>
          </table:table-cell>
          <table:table-cell office:value-type="string">
            <text:p>These chocolate sweetsRNwill improve customer'sRNmood and make sureRNhe does not leave.</text:p>
          </table:table-cell>
          <table:table-cell table:number-columns-repeated="252"/>
        </table:table-row>
        <table:table-row table:style-name="ro2">
          <table:table-cell table:style-name="ce4" office:value-type="float" office:value="7">
            <text:p>7</text:p>
          </table:table-cell>
          <table:table-cell table:formula="oooc:=[Уровни.T12]" office:value-type="string" office:string-value="только дамы">
            <text:p>только дамы</text:p>
          </table:table-cell>
          <table:table-cell table:formula="oooc:=[LevelProgress.B39]" office:value-type="string" office:string-value="def/07.def">
            <text:p>def/07.def</text:p>
          </table:table-cell>
          <table:table-cell office:value-type="string">
            <text:p>It is mother's day * RNwhile men are out forRNgifts, women come to dineRNat our restaurant.</text:p>
          </table:table-cell>
          <table:table-cell table:number-columns-repeated="252"/>
        </table:table-row>
        <table:table-row table:style-name="ro2">
          <table:table-cell table:style-name="ce4" office:value-type="float" office:value="8">
            <text:p>8</text:p>
          </table:table-cell>
          <table:table-cell table:formula="oooc:=[Уровни.T13]" office:value-type="string" office:string-value="бонус – удаление ряда">
            <text:p>бонус – удаление ряда</text:p>
          </table:table-cell>
          <table:table-cell table:formula="oooc:=[LevelProgress.B40]" office:value-type="string" office:string-value="def/08.def">
            <text:p>def/08.def</text:p>
          </table:table-cell>
          <table:table-cell office:value-type="string">
            <text:p>Our restaurantRNbecomes popular,RNso today we'll seeRNsome tourists here.</text:p>
          </table:table-cell>
          <table:table-cell table:number-columns-repeated="252"/>
        </table:table-row>
        <table:table-row table:style-name="ro2">
          <table:table-cell table:style-name="ce4" office:value-type="float" office:value="9">
            <text:p>9</text:p>
          </table:table-cell>
          <table:table-cell table:formula="oooc:=[Уровни.T14]" office:value-type="string" office:string-value="гавайские туристы">
            <text:p>гавайские туристы</text:p>
          </table:table-cell>
          <table:table-cell table:formula="oooc:=[LevelProgress.B41]" office:value-type="string" office:string-value="def/09.def">
            <text:p>def/09.def</text:p>
          </table:table-cell>
          <table:table-cell office:value-type="string">
            <text:p>The first stage isRNalmost finished, justRNtwo more days andRNwe'll know the winners. </text:p>
          </table:table-cell>
          <table:table-cell table:number-columns-repeated="252"/>
        </table:table-row>
        <table:table-row table:style-name="ro2">
          <table:table-cell table:style-name="ce4" office:value-type="float" office:value="10">
            <text:p>10</text:p>
          </table:table-cell>
          <table:table-cell table:formula="oooc:=[Уровни.T15]" office:value-type="string" office:string-value="последний день">
            <text:p>последний день</text:p>
          </table:table-cell>
          <table:table-cell table:formula="oooc:=[LevelProgress.B42]" office:value-type="string" office:string-value="def/10.def">
            <text:p>def/10.def</text:p>
          </table:table-cell>
          <table:table-cell office:value-type="string">
            <text:p>Some jury members areRNcoming to check my work.RNI have to be very carefulRNto get their votes!</text:p>
          </table:table-cell>
          <table:table-cell table:number-columns-repeated="252"/>
        </table:table-row>
        <table:table-row table:style-name="ro2">
          <table:table-cell table:number-columns-repeated="256"/>
        </table:table-row>
        <table:table-row table:style-name="ro2">
          <table:table-cell table:style-name="ce3" office:value-type="string">
            <text:p>Мексика</text:p>
          </table:table-cell>
          <table:table-cell table:style-name="ce28" table:number-columns-repeated="255"/>
        </table:table-row>
        <table:table-row table:style-name="ro2">
          <table:table-cell table:style-name="ce4" office:value-type="float" office:value="11">
            <text:p>11</text:p>
          </table:table-cell>
          <table:table-cell table:formula="oooc:=[Уровни.T18]" office:value-type="string" office:string-value="Мексика">
            <text:p>Мексика</text:p>
          </table:table-cell>
          <table:table-cell table:formula="oooc:=[LevelProgress.B78]" office:value-type="string" office:string-value="def/11.def">
            <text:p>def/11.def</text:p>
          </table:table-cell>
          <table:table-cell office:value-type="string">
            <text:p>Every tourist comingRNin Mexico should buyRNa poncho and a sombrero. </text:p>
          </table:table-cell>
          <table:table-cell table:number-columns-repeated="252"/>
        </table:table-row>
        <table:table-row table:style-name="ro2">
          <table:table-cell table:style-name="ce4" office:value-type="float" office:value="12">
            <text:p>12</text:p>
          </table:table-cell>
          <table:table-cell table:formula="oooc:=[Уровни.T19]" office:value-type="string" office:string-value="бонус – бомба">
            <text:p>бонус – бомба</text:p>
          </table:table-cell>
          <table:table-cell table:formula="oooc:=[LevelProgress.B79]" office:value-type="string" office:string-value="def/12.def">
            <text:p>def/12.def</text:p>
          </table:table-cell>
          <table:table-cell office:value-type="string">
            <text:p>Many traditionalRNmexican dishes useRNchili pepper as a mainRNingredient. Chili con carne,RNnot carne con chili.</text:p>
          </table:table-cell>
          <table:table-cell table:number-columns-repeated="252"/>
        </table:table-row>
        <table:table-row table:style-name="ro2">
          <table:table-cell table:style-name="ce4" office:value-type="float" office:value="13">
            <text:p>13</text:p>
          </table:table-cell>
          <table:table-cell table:formula="oooc:=[Уровни.T20]" office:value-type="string" office:string-value="мексиканские туристы">
            <text:p>мексиканские туристы</text:p>
          </table:table-cell>
          <table:table-cell table:formula="oooc:=[LevelProgress.B80]" office:value-type="string" office:string-value="def/13.def">
            <text:p>def/13.def</text:p>
          </table:table-cell>
          <table:table-cell office:value-type="string">
            <text:p>Tex-mex is a typeRNof American foodRNinfluenced by traditionalRNMexican cuisine.</text:p>
          </table:table-cell>
          <table:table-cell table:number-columns-repeated="252"/>
        </table:table-row>
        <table:table-row table:style-name="ro2">
          <table:table-cell table:style-name="ce4" office:value-type="float" office:value="14">
            <text:p>14</text:p>
          </table:table-cell>
          <table:table-cell table:formula="oooc:=[Уровни.T21]" office:value-type="string" office:string-value="(playing tips)">
            <text:p>(playing tips)</text:p>
          </table:table-cell>
          <table:table-cell table:formula="oooc:=[LevelProgress.B81]" office:value-type="string" office:string-value="def/14.def">
            <text:p>def/14.def</text:p>
          </table:table-cell>
          <table:table-cell office:value-type="string">
            <text:p>Another traditionalRNmexican ingredient isRNavocado. Avocado isRNa fruit of an evergreenRNtree.</text:p>
          </table:table-cell>
          <table:table-cell table:number-columns-repeated="252"/>
        </table:table-row>
        <table:table-row table:style-name="ro2">
          <table:table-cell table:style-name="ce4" office:value-type="float" office:value="15">
            <text:p>15</text:p>
          </table:table-cell>
          <table:table-cell table:formula="oooc:=[Уровни.T22]" office:value-type="string" office:string-value="бонус – обратная прокрутка">
            <text:p>бонус – обратная прокрутка</text:p>
          </table:table-cell>
          <table:table-cell table:formula="oooc:=[LevelProgress.B82]" office:value-type="string" office:string-value="def/15.def">
            <text:p>def/15.def</text:p>
          </table:table-cell>
          <table:table-cell office:value-type="string">
            <text:p>Old ladies wouldRNbe your favoriteRNcustomers, they areRNvery parient and tipRNvery well.</text:p>
          </table:table-cell>
          <table:table-cell table:number-columns-repeated="252"/>
        </table:table-row>
        <table:table-row table:style-name="ro2">
          <table:table-cell table:style-name="ce4" office:value-type="float" office:value="16">
            <text:p>16</text:p>
          </table:table-cell>
          <table:table-cell table:formula="oooc:=[Уровни.T23]" office:value-type="string" office:string-value="бабушки">
            <text:p>бабушки</text:p>
          </table:table-cell>
          <table:table-cell table:formula="oooc:=[LevelProgress.B83]" office:value-type="string" office:string-value="def/16.def">
            <text:p>def/16.def</text:p>
          </table:table-cell>
          <table:table-cell office:value-type="string">
            <text:p>Quesadillas are madeRNfrom corn or whet tortillasRNstuffed with cheese andRNother various fillings.</text:p>
          </table:table-cell>
          <table:table-cell table:number-columns-repeated="252"/>
        </table:table-row>
        <table:table-row table:style-name="ro2">
          <table:table-cell table:style-name="ce4" office:value-type="float" office:value="17">
            <text:p>17</text:p>
          </table:table-cell>
          <table:table-cell table:formula="oooc:=[Уровни.T24]" office:value-type="string" office:string-value="только мужчины">
            <text:p>только мужчины</text:p>
          </table:table-cell>
          <table:table-cell table:formula="oooc:=[LevelProgress.B84]" office:value-type="string" office:string-value="def/17.def">
            <text:p>def/17.def</text:p>
          </table:table-cell>
          <table:table-cell office:value-type="string">
            <text:p>The local stadiumRNholds the junior's footballRNcup finals. I hope thatRNfootball fans will likeRNour nachos dishes.</text:p>
          </table:table-cell>
          <table:table-cell table:number-columns-repeated="252"/>
        </table:table-row>
        <table:table-row table:style-name="ro2">
          <table:table-cell table:style-name="ce4" office:value-type="float" office:value="18">
            <text:p>18</text:p>
          </table:table-cell>
          <table:table-cell table:formula="oooc:=[Уровни.T25]" office:value-type="string" office:string-value="только туристы">
            <text:p>только туристы</text:p>
          </table:table-cell>
          <table:table-cell table:formula="oooc:=[LevelProgress.B85]" office:value-type="string" office:string-value="def/18.def">
            <text:p>def/18.def</text:p>
          </table:table-cell>
          <table:table-cell office:value-type="string">
            <text:p>A large group of touristsRNhas just arrived to the town,RNand all of then are willingRNto try our cuisine.</text:p>
          </table:table-cell>
          <table:table-cell table:number-columns-repeated="252"/>
        </table:table-row>
        <table:table-row table:style-name="ro2">
          <table:table-cell table:style-name="ce4" office:value-type="float" office:value="19">
            <text:p>19</text:p>
          </table:table-cell>
          <table:table-cell table:formula="oooc:=[Уровни.T26]" office:value-type="string" office:string-value="только дамы">
            <text:p>только дамы</text:p>
          </table:table-cell>
          <table:table-cell table:formula="oooc:=[LevelProgress.B86]" office:value-type="string" office:string-value="def/19.def">
            <text:p>def/19.def</text:p>
          </table:table-cell>
          <table:table-cell office:value-type="string">
            <text:p>School vacationsRNhas just began and someRNschoolkids will comeRNto the restaurant today.</text:p>
          </table:table-cell>
          <table:table-cell table:number-columns-repeated="252"/>
        </table:table-row>
        <table:table-row table:style-name="ro2">
          <table:table-cell table:style-name="ce4" office:value-type="float" office:value="20">
            <text:p>20</text:p>
          </table:table-cell>
          <table:table-cell table:formula="oooc:=[Уровни.T27]" office:value-type="string" office:string-value="критики">
            <text:p>критики</text:p>
          </table:table-cell>
          <table:table-cell table:formula="oooc:=[LevelProgress.B87]" office:value-type="string" office:string-value="def/20.def">
            <text:p>def/20.def</text:p>
          </table:table-cell>
          <table:table-cell office:value-type="string">
            <text:p>It is my last dayRNin this restaurant andRNwe expect jury membersRNto come again.</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Россия</text:p>
          </table:table-cell>
          <table:table-cell table:style-name="ce28" table:number-columns-repeated="255"/>
        </table:table-row>
        <table:table-row table:style-name="ro2">
          <table:table-cell table:style-name="ce4" office:value-type="float" office:value="21">
            <text:p>21</text:p>
          </table:table-cell>
          <table:table-cell table:formula="oooc:=[Уровни.T30]" office:value-type="string" office:string-value="Россия">
            <text:p>Россия</text:p>
          </table:table-cell>
          <table:table-cell table:formula="oooc:=[LevelProgress.B124]" office:value-type="string" office:string-value="def/21.def">
            <text:p>def/21.def</text:p>
          </table:table-cell>
          <table:table-cell office:value-type="string">
            <text:p>Russian pelemeniRNis similar to ravioli.RNMany people used toRNcook pelemeni at home.</text:p>
          </table:table-cell>
          <table:table-cell table:number-columns-repeated="252"/>
        </table:table-row>
        <table:table-row table:style-name="ro2">
          <table:table-cell table:style-name="ce4" office:value-type="float" office:value="22">
            <text:p>22</text:p>
          </table:table-cell>
          <table:table-cell table:formula="oooc:=[Уровни.T31]" office:value-type="string" office:string-value="рус туристы">
            <text:p>рус туристы</text:p>
          </table:table-cell>
          <table:table-cell table:formula="oooc:=[LevelProgress.B125]" office:value-type="string" office:string-value="def/22.def">
            <text:p>def/22.def</text:p>
          </table:table-cell>
          <table:table-cell office:value-type="string">
            <text:p>Russians love thinRNpancakes stuffed withRNvarious fillings – meat,RNrice, cabbage.</text:p>
          </table:table-cell>
          <table:table-cell table:number-columns-repeated="252"/>
        </table:table-row>
        <table:table-row table:style-name="ro2">
          <table:table-cell table:style-name="ce4" office:value-type="float" office:value="23">
            <text:p>23</text:p>
          </table:table-cell>
          <table:table-cell table:formula="oooc:=[Уровни.T32]" office:value-type="string" office:string-value="(fun facts)">
            <text:p>(fun facts)</text:p>
          </table:table-cell>
          <table:table-cell table:formula="oooc:=[LevelProgress.B126]" office:value-type="string" office:string-value="def/23.def">
            <text:p>def/23.def</text:p>
          </table:table-cell>
          <table:table-cell office:value-type="string">
            <text:p>Kulebyaka is a typeRNof big Russian closedRNpie filled with pre-cookedRNingredients.</text:p>
          </table:table-cell>
          <table:table-cell table:number-columns-repeated="252"/>
        </table:table-row>
        <table:table-row table:style-name="ro2">
          <table:table-cell table:style-name="ce4" office:value-type="float" office:value="24">
            <text:p>24</text:p>
          </table:table-cell>
          <table:table-cell table:formula="oooc:=[Уровни.T33]" office:value-type="string" office:string-value="бонус – подарок">
            <text:p>бонус – подарок</text:p>
          </table:table-cell>
          <table:table-cell table:formula="oooc:=[LevelProgress.B127]" office:value-type="string" office:string-value="def/24.def">
            <text:p>def/24.def</text:p>
          </table:table-cell>
          <table:table-cell office:value-type="string">
            <text:p>In Autumn many peopleRNin Russia pick forestRNmushrooms and dryRNthem out, to stock forRNwinter.</text:p>
          </table:table-cell>
          <table:table-cell table:number-columns-repeated="252"/>
        </table:table-row>
        <table:table-row table:style-name="ro2">
          <table:table-cell table:style-name="ce4" office:value-type="float" office:value="25">
            <text:p>25</text:p>
          </table:table-cell>
          <table:table-cell table:formula="oooc:=[Уровни.T34]" office:value-type="string" office:string-value="только мужчины">
            <text:p>только мужчины</text:p>
          </table:table-cell>
          <table:table-cell table:formula="oooc:=[LevelProgress.B128]" office:value-type="string" office:string-value="def/25.def">
            <text:p>def/25.def</text:p>
          </table:table-cell>
          <table:table-cell office:value-type="string">
            <text:p>Vegetarians will beRNhappy to try ourRNmushroom dishes *RN soups, ragouts, andRNgolubtsy.</text:p>
          </table:table-cell>
          <table:table-cell table:number-columns-repeated="252"/>
        </table:table-row>
        <table:table-row table:style-name="ro2">
          <table:table-cell table:style-name="ce4" office:value-type="float" office:value="26">
            <text:p>26</text:p>
          </table:table-cell>
          <table:table-cell table:formula="oooc:=[Уровни.T35]" office:value-type="string" office:string-value="вегетарианки">
            <text:p>вегетарианки</text:p>
          </table:table-cell>
          <table:table-cell table:formula="oooc:=[LevelProgress.B129]" office:value-type="string" office:string-value="def/26.def">
            <text:p>def/26.def</text:p>
          </table:table-cell>
          <table:table-cell office:value-type="string">
            <text:p>Vareniki is anotherRNtraditional dish similarRNto pelemeni, but stuffedRNwith vegetable or fruitRNfillings.</text:p>
          </table:table-cell>
          <table:table-cell table:number-columns-repeated="252"/>
        </table:table-row>
        <table:table-row table:style-name="ro2">
          <table:table-cell table:style-name="ce4" office:value-type="float" office:value="27">
            <text:p>27</text:p>
          </table:table-cell>
          <table:table-cell table:formula="oooc:=[Уровни.T36]" office:value-type="string" office:string-value="только дамы">
            <text:p>только дамы</text:p>
          </table:table-cell>
          <table:table-cell table:formula="oooc:=[LevelProgress.B130]" office:value-type="string" office:string-value="def/27.def">
            <text:p>def/27.def</text:p>
          </table:table-cell>
          <table:table-cell office:value-type="string">
            <text:p>Shchi is a soup madeRNof fresh or fermentedRNcabbage. It is popularRNin Russia and EasternRNEurope.</text:p>
          </table:table-cell>
          <table:table-cell table:number-columns-repeated="252"/>
        </table:table-row>
        <table:table-row table:style-name="ro2">
          <table:table-cell table:style-name="ce4" office:value-type="float" office:value="28">
            <text:p>28</text:p>
          </table:table-cell>
          <table:table-cell table:formula="oooc:=[Уровни.T37]" office:value-type="string" office:string-value="бонус – перемешивание">
            <text:p>бонус – перемешивание</text:p>
          </table:table-cell>
          <table:table-cell table:formula="oooc:=[LevelProgress.B131]" office:value-type="string" office:string-value="def/28.def">
            <text:p>def/28.def</text:p>
          </table:table-cell>
          <table:table-cell office:value-type="string">
            <text:p>Matryoshka is a popularRNsouvenir from Russia,RNthey even make dollsRNfeaturing political leaders.</text:p>
          </table:table-cell>
          <table:table-cell table:number-columns-repeated="252"/>
        </table:table-row>
        <table:table-row table:style-name="ro2">
          <table:table-cell table:style-name="ce4" office:value-type="float" office:value="29">
            <text:p>29</text:p>
          </table:table-cell>
          <table:table-cell table:formula="oooc:=[Уровни.T38]" office:value-type="string" office:string-value="школьники">
            <text:p>школьники</text:p>
          </table:table-cell>
          <table:table-cell table:formula="oooc:=[LevelProgress.B132]" office:value-type="string" office:string-value="def/29.def">
            <text:p>def/29.def</text:p>
          </table:table-cell>
          <table:table-cell office:value-type="string">
            <text:p>While the competitionRNgoes on, this time juryRNmembers will checkRNour work for two days.</text:p>
          </table:table-cell>
          <table:table-cell table:number-columns-repeated="252"/>
        </table:table-row>
        <table:table-row table:style-name="ro3">
          <table:table-cell table:style-name="ce4" office:value-type="float" office:value="30">
            <text:p>30</text:p>
          </table:table-cell>
          <table:table-cell table:formula="oooc:=[Уровни.T39]" office:value-type="string" office:string-value="последний день">
            <text:p>последний день</text:p>
          </table:table-cell>
          <table:table-cell table:formula="oooc:=[LevelProgress.B133]" office:value-type="string" office:string-value="def/30.def">
            <text:p>def/30.def</text:p>
          </table:table-cell>
          <table:table-cell office:value-type="string">
            <text:p>It is the last dayRNof the competitionRNin Russia, I have to doRNmy best and get <text:span text:style-name="T1">enoughRNmoney</text:span> to go further.</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Япония</text:p>
          </table:table-cell>
          <table:table-cell table:style-name="ce28" table:number-columns-repeated="255"/>
        </table:table-row>
        <table:table-row table:style-name="ro2">
          <table:table-cell table:style-name="ce4" office:value-type="float" office:value="31">
            <text:p>31</text:p>
          </table:table-cell>
          <table:table-cell table:formula="oooc:=[Уровни.T42]" office:value-type="string" office:string-value="Япония">
            <text:p>Япония</text:p>
          </table:table-cell>
          <table:table-cell table:formula="oooc:=[LevelProgress.B170]" office:value-type="string" office:string-value="def/31.def">
            <text:p>def/31.def</text:p>
          </table:table-cell>
          <table:table-cell office:value-type="string">
            <text:p>Japanese cooks work wonders from fish and rice, I hope they will teach me too.</text:p>
          </table:table-cell>
          <table:table-cell table:number-columns-repeated="252"/>
        </table:table-row>
        <table:table-row table:style-name="ro2">
          <table:table-cell table:style-name="ce4" office:value-type="float" office:value="32">
            <text:p>32</text:p>
          </table:table-cell>
          <table:table-cell table:formula="oooc:=[Уровни.T43]" office:value-type="string" office:string-value="(вегетарианки)">
            <text:p>(вегетарианки)</text:p>
          </table:table-cell>
          <table:table-cell table:formula="oooc:=[LevelProgress.B171]" office:value-type="string" office:string-value="def/32.def">
            <text:p>def/32.def</text:p>
          </table:table-cell>
          <table:table-cell office:value-type="string">
            <text:p>Comments.</text:p>
          </table:table-cell>
          <table:table-cell table:number-columns-repeated="252"/>
        </table:table-row>
        <table:table-row table:style-name="ro2">
          <table:table-cell table:style-name="ce4" office:value-type="float" office:value="33">
            <text:p>33</text:p>
          </table:table-cell>
          <table:table-cell table:formula="oooc:=[Уровни.T44]" office:value-type="string" office:string-value="японские туристы">
            <text:p>японские туристы</text:p>
          </table:table-cell>
          <table:table-cell table:formula="oooc:=[LevelProgress.B172]" office:value-type="string" office:string-value="def/33.def">
            <text:p>def/33.def</text:p>
          </table:table-cell>
          <table:table-cell office:value-type="string">
            <text:p>New Year is coming, and we will cook osechi, a traditional dish for this holiday.</text:p>
          </table:table-cell>
          <table:table-cell table:number-columns-repeated="252"/>
        </table:table-row>
        <table:table-row table:style-name="ro2">
          <table:table-cell table:style-name="ce4" office:value-type="float" office:value="34">
            <text:p>34</text:p>
          </table:table-cell>
          <table:table-cell table:formula="oooc:=[Уровни.T45]" office:value-type="string" office:string-value="бонус – ложка">
            <text:p>бонус – ложка</text:p>
          </table:table-cell>
          <table:table-cell table:formula="oooc:=[LevelProgress.B173]" office:value-type="string" office:string-value="def/34.def">
            <text:p>def/34.def</text:p>
          </table:table-cell>
          <table:table-cell office:value-type="string">
            <text:p>Comments.</text:p>
          </table:table-cell>
          <table:table-cell table:number-columns-repeated="252"/>
        </table:table-row>
        <table:table-row table:style-name="ro2">
          <table:table-cell table:style-name="ce4" office:value-type="float" office:value="35">
            <text:p>35</text:p>
          </table:table-cell>
          <table:table-cell table:formula="oooc:=[Уровни.T46]" office:value-type="string" office:string-value="только мужчины">
            <text:p>только мужчины</text:p>
          </table:table-cell>
          <table:table-cell table:formula="oooc:=[LevelProgress.B174]" office:value-type="string" office:string-value="def/35.def">
            <text:p>def/35.def</text:p>
          </table:table-cell>
          <table:table-cell office:value-type="string">
            <text:p>Comments.</text:p>
          </table:table-cell>
          <table:table-cell table:number-columns-repeated="252"/>
        </table:table-row>
        <table:table-row table:style-name="ro2">
          <table:table-cell table:style-name="ce4" office:value-type="float" office:value="36">
            <text:p>36</text:p>
          </table:table-cell>
          <table:table-cell table:formula="oooc:=[Уровни.T47]" office:value-type="string" office:string-value="только молодежь">
            <text:p>только молодежь</text:p>
          </table:table-cell>
          <table:table-cell table:formula="oooc:=[LevelProgress.B175]" office:value-type="string" office:string-value="def/36.def">
            <text:p>def/36.def</text:p>
          </table:table-cell>
          <table:table-cell office:value-type="string">
            <text:p>Comments.</text:p>
          </table:table-cell>
          <table:table-cell table:number-columns-repeated="252"/>
        </table:table-row>
        <table:table-row table:style-name="ro2">
          <table:table-cell table:style-name="ce4" office:value-type="float" office:value="37">
            <text:p>37</text:p>
          </table:table-cell>
          <table:table-cell table:formula="oooc:=[Уровни.T48]" office:value-type="string" office:string-value="бонус – сердце">
            <text:p>бонус – сердце</text:p>
          </table:table-cell>
          <table:table-cell table:formula="oooc:=[LevelProgress.B176]" office:value-type="string" office:string-value="def/37.def">
            <text:p>def/37.def</text:p>
          </table:table-cell>
          <table:table-cell office:value-type="string">
            <text:p>Comments.</text:p>
          </table:table-cell>
          <table:table-cell table:number-columns-repeated="252"/>
        </table:table-row>
        <table:table-row table:style-name="ro2">
          <table:table-cell table:style-name="ce4" office:value-type="float" office:value="38">
            <text:p>38</text:p>
          </table:table-cell>
          <table:table-cell table:formula="oooc:=[Уровни.T49]" office:value-type="string" office:string-value="только дамы">
            <text:p>только дамы</text:p>
          </table:table-cell>
          <table:table-cell table:formula="oooc:=[LevelProgress.B177]" office:value-type="string" office:string-value="def/38.def">
            <text:p>def/38.def</text:p>
          </table:table-cell>
          <table:table-cell office:value-type="string">
            <text:p>Comments.</text:p>
          </table:table-cell>
          <table:table-cell table:number-columns-repeated="252"/>
        </table:table-row>
        <table:table-row table:style-name="ro2">
          <table:table-cell table:style-name="ce4" office:value-type="float" office:value="39">
            <text:p>39</text:p>
          </table:table-cell>
          <table:table-cell table:formula="oooc:=[Уровни.T50]" office:value-type="string" office:string-value="только пожилые">
            <text:p>только пожилые</text:p>
          </table:table-cell>
          <table:table-cell table:formula="oooc:=[LevelProgress.B178]" office:value-type="string" office:string-value="def/39.def">
            <text:p>def/39.def</text:p>
          </table:table-cell>
          <table:table-cell office:value-type="string">
            <text:p>Comments.</text:p>
          </table:table-cell>
          <table:table-cell table:number-columns-repeated="252"/>
        </table:table-row>
        <table:table-row table:style-name="ro2">
          <table:table-cell table:style-name="ce4" office:value-type="float" office:value="40">
            <text:p>40</text:p>
          </table:table-cell>
          <table:table-cell table:formula="oooc:=[Уровни.T51]" office:value-type="string" office:string-value="последний день – ждем итогов">
            <text:p>последний день – ждем итогов</text:p>
          </table:table-cell>
          <table:table-cell table:formula="oooc:=[LevelProgress.B179]" office:value-type="string" office:string-value="def/40.def">
            <text:p>def/40.def</text:p>
          </table:table-cell>
          <table:table-cell office:value-type="string">
            <text:p>Comments.</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Гавайи</text:p>
          </table:table-cell>
          <table:table-cell table:style-name="ce28" table:number-columns-repeated="255"/>
        </table:table-row>
        <table:table-row table:style-name="ro2">
          <table:table-cell table:style-name="ce4" office:value-type="float" office:value="41">
            <text:p>41</text:p>
          </table:table-cell>
          <table:table-cell table:formula="oooc:=[Уровни.T54]" office:value-type="string" office:string-value="Гавайи">
            <text:p>Гавайи</text:p>
          </table:table-cell>
          <table:table-cell table:formula="oooc:=[LevelProgress.B226]" office:value-type="string" office:string-value="def/41.def">
            <text:p>def/41.def</text:p>
          </table:table-cell>
          <table:table-cell office:value-type="string">
            <text:p>Comments.</text:p>
          </table:table-cell>
          <table:table-cell table:number-columns-repeated="252"/>
        </table:table-row>
        <table:table-row table:style-name="ro2">
          <table:table-cell table:style-name="ce4" office:value-type="float" office:value="42">
            <text:p>42</text:p>
          </table:table-cell>
          <table:table-cell table:formula="oooc:=[Уровни.T55]" office:value-type="string" office:string-value="только туристы">
            <text:p>только туристы</text:p>
          </table:table-cell>
          <table:table-cell table:formula="oooc:=[LevelProgress.B227]" office:value-type="string" office:string-value="def/42.def">
            <text:p>def/42.def</text:p>
          </table:table-cell>
          <table:table-cell office:value-type="string">
            <text:p>Comments.</text:p>
          </table:table-cell>
          <table:table-cell table:number-columns-repeated="252"/>
        </table:table-row>
        <table:table-row table:style-name="ro2">
          <table:table-cell table:style-name="ce4" office:value-type="float" office:value="43">
            <text:p>43</text:p>
          </table:table-cell>
          <table:table-cell table:formula="oooc:=[Уровни.T56]" office:value-type="string" office:string-value="только молодежь">
            <text:p>только молодежь</text:p>
          </table:table-cell>
          <table:table-cell table:formula="oooc:=[LevelProgress.B228]" office:value-type="string" office:string-value="def/43.def">
            <text:p>def/43.def</text:p>
          </table:table-cell>
          <table:table-cell office:value-type="string">
            <text:p>Comments.</text:p>
          </table:table-cell>
          <table:table-cell table:number-columns-repeated="252"/>
        </table:table-row>
        <table:table-row table:style-name="ro2">
          <table:table-cell table:style-name="ce4" office:value-type="float" office:value="44">
            <text:p>44</text:p>
          </table:table-cell>
          <table:table-cell table:formula="oooc:=[Уровни.T57]" office:value-type="string" office:string-value="только дамы">
            <text:p>только дамы</text:p>
          </table:table-cell>
          <table:table-cell table:formula="oooc:=[LevelProgress.B229]" office:value-type="string" office:string-value="def/44.def">
            <text:p>def/44.def</text:p>
          </table:table-cell>
          <table:table-cell office:value-type="string">
            <text:p>Comments.</text:p>
          </table:table-cell>
          <table:table-cell table:number-columns-repeated="252"/>
        </table:table-row>
        <table:table-row table:style-name="ro2">
          <table:table-cell table:style-name="ce4" office:value-type="float" office:value="45">
            <text:p>45</text:p>
          </table:table-cell>
          <table:table-cell table:formula="oooc:=[Уровни.T58]" office:value-type="string" office:string-value="christmas in july">
            <text:p>christmas in july</text:p>
          </table:table-cell>
          <table:table-cell table:formula="oooc:=[LevelProgress.B230]" office:value-type="string" office:string-value="def/45.def">
            <text:p>def/45.def</text:p>
          </table:table-cell>
          <table:table-cell office:value-type="string">
            <text:p>Comments.</text:p>
          </table:table-cell>
          <table:table-cell table:number-columns-repeated="252"/>
        </table:table-row>
        <table:table-row table:style-name="ro2">
          <table:table-cell table:style-name="ce4" office:value-type="float" office:value="46">
            <text:p>46</text:p>
          </table:table-cell>
          <table:table-cell table:formula="oooc:=[Уровни.T59]" office:value-type="string" office:string-value="только критики">
            <text:p>только критики</text:p>
          </table:table-cell>
          <table:table-cell table:formula="oooc:=[LevelProgress.B231]" office:value-type="string" office:string-value="def/46.def">
            <text:p>def/46.def</text:p>
          </table:table-cell>
          <table:table-cell office:value-type="string">
            <text:p>Comments.</text:p>
          </table:table-cell>
          <table:table-cell table:number-columns-repeated="252"/>
        </table:table-row>
        <table:table-row table:style-name="ro2">
          <table:table-cell table:style-name="ce4" office:value-type="float" office:value="47">
            <text:p>47</text:p>
          </table:table-cell>
          <table:table-cell table:formula="oooc:=[Уровни.T60]" office:value-type="string" office:string-value="только пожилые">
            <text:p>только пожилые</text:p>
          </table:table-cell>
          <table:table-cell table:formula="oooc:=[LevelProgress.B232]" office:value-type="string" office:string-value="def/47.def">
            <text:p>def/47.def</text:p>
          </table:table-cell>
          <table:table-cell office:value-type="string">
            <text:p>Comments.</text:p>
          </table:table-cell>
          <table:table-cell table:number-columns-repeated="252"/>
        </table:table-row>
        <table:table-row table:style-name="ro2">
          <table:table-cell table:style-name="ce4" office:value-type="float" office:value="48">
            <text:p>48</text:p>
          </table:table-cell>
          <table:table-cell table:formula="oooc:=[Уровни.T61]" office:value-type="string" office:string-value="только туристы">
            <text:p>только туристы</text:p>
          </table:table-cell>
          <table:table-cell table:formula="oooc:=[LevelProgress.B233]" office:value-type="string" office:string-value="def/48.def">
            <text:p>def/48.def</text:p>
          </table:table-cell>
          <table:table-cell office:value-type="string">
            <text:p>Comments.</text:p>
          </table:table-cell>
          <table:table-cell table:number-columns-repeated="252"/>
        </table:table-row>
        <table:table-row table:style-name="ro2">
          <table:table-cell table:style-name="ce4" office:value-type="float" office:value="49">
            <text:p>49</text:p>
          </table:table-cell>
          <table:table-cell table:formula="oooc:=[Уровни.T62]" office:value-type="string" office:string-value="только мужчины">
            <text:p>только мужчины</text:p>
          </table:table-cell>
          <table:table-cell table:formula="oooc:=[LevelProgress.B234]" office:value-type="string" office:string-value="def/49.def">
            <text:p>def/49.def</text:p>
          </table:table-cell>
          <table:table-cell office:value-type="string">
            <text:p>Comments.</text:p>
          </table:table-cell>
          <table:table-cell table:number-columns-repeated="252"/>
        </table:table-row>
        <table:table-row table:style-name="ro2">
          <table:table-cell table:style-name="ce4" office:value-type="float" office:value="50">
            <text:p>50</text:p>
          </table:table-cell>
          <table:table-cell table:formula="oooc:=[Уровни.T63]" office:value-type="string" office:string-value="последнее испытание">
            <text:p>последнее испытание</text:p>
          </table:table-cell>
          <table:table-cell table:formula="oooc:=[LevelProgress.B235]" office:value-type="string" office:string-value="def/50.def">
            <text:p>def/50.def</text:p>
          </table:table-cell>
          <table:table-cell office:value-type="string">
            <text:p>Comments.</text:p>
          </table:table-cell>
          <table:table-cell table:number-columns-repeated="252"/>
        </table:table-row>
        <table:table-row table:style-name="ro2">
          <table:table-cell table:style-name="ce4"/>
          <table:table-cell table:number-columns-repeated="255"/>
        </table:table-row>
        <table:table-row table:style-name="ro2">
          <table:table-cell table:style-name="ce5"/>
          <table:table-cell table:style-name="ce28" table:number-columns-repeated="255"/>
        </table:table-row>
        <table:table-row table:style-name="ro2">
          <table:table-cell table:style-name="ce4"/>
          <table:table-cell table:number-columns-repeated="255"/>
        </table:table-row>
        <table:table-row table:style-name="ro2" table:number-rows-repeated="11">
          <table:table-cell table:number-columns-repeated="256"/>
        </table:table-row>
        <table:table-row table:style-name="ro2" table:number-rows-repeated="221">
          <table:table-cell table:style-name="ce4"/>
          <table:table-cell table:number-columns-repeated="255"/>
        </table:table-row>
        <table:table-row table:style-name="ro2" table:number-rows-repeated="65237">
          <table:table-cell table:number-columns-repeated="256"/>
        </table:table-row>
        <table:table-row table:style-name="ro2">
          <table:table-cell table:number-columns-repeated="256"/>
        </table:table-row>
      </table:table>
      <table:database-ranges>
        <table:database-range table:name="a" table:target-range-address="'Рецепты ингред'.A72:'Рецепты ингред'.A72"/>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zxx" fo:country="none" style:font-name-asian="Arial Unicode MS" style:language-asian="zxx" style:country-asian="none" style:font-name-complex="Tahoma"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zxx" fo:country="none" style:font-size-asian="24pt" style:language-asian="zxx" style:country-asian="none" style:font-size-complex="24pt" style:language-complex="zxx" style:country-complex="none"/>
    </style:default-style>
    <number:number-style style:name="N0">
      <number:number number:min-integer-digits="1"/>
    </number:number-style>
    <number:number-style style:name="N1">
      <number:number number:decimal-places="0" number:min-integer-digits="1"/>
    </number:number-style>
    <number:currency-style style:name="N106P0" style:volatile="true">
      <number:number number:decimal-places="2" number:min-integer-digits="1" number:grouping="true"/>
      <number:currency-symbol number:language="ru" number:country="RU">руб.</number:currency-symbol>
    </number:currency-style>
    <number:currency-style style:name="N106">
      <style:text-properties fo:color="#ff0000"/>
      <number:text>-</number:text>
      <number:number number:decimal-places="2" number:min-integer-digits="1" number:grouping="true"/>
      <number:currency-symbol number:language="ru" number:country="RU">руб.</number:currency-symbol>
      <style:map style:condition="value()&gt;=0" style:apply-style-name="N106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синий" style:family="table-cell" style:parent-style-name="Default">
      <style:table-cell-properties fo:background-color="#ffff99"/>
      <style:text-properties style:use-window-font-color="true"/>
    </style:style>
    <style:style style:name="blue" style:family="table-cell" style:parent-style-name="Default" style:data-style-name="N1">
      <style:table-cell-properties style:glyph-orientation-vertical="0" fo:background-color="#ffff66"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Excel_5f_CondFormat_5f_27_5f_2_5f_1" style:display-name="Excel_CondFormat_27_2_1" style:family="table-cell" style:parent-style-name="Default">
      <style:table-cell-properties fo:background-color="#800080"/>
    </style:style>
    <style:style style:name="Excel_5f_CondFormat_5f_27_5f_2_5f_2" style:display-name="Excel_CondFormat_27_2_2" style:family="table-cell" style:parent-style-name="Default">
      <style:table-cell-properties fo:background-color="#c0c0c0"/>
      <style:text-properties fo:color="#c0c0c0"/>
    </style:style>
    <style:style style:name="Excel_5f_CondFormat_5f_27_5f_2_5f_3" style:display-name="Excel_CondFormat_27_2_3" style:family="table-cell" style:parent-style-name="Default"/>
    <style:style style:name="Excel_5f_CondFormat_5f_27_5f_1_5f_1" style:display-name="Excel_CondFormat_27_1_1" style:family="table-cell" style:parent-style-name="Default">
      <style:table-cell-properties fo:background-color="#800080"/>
    </style:style>
    <style:style style:name="Excel_5f_CondFormat_5f_27_5f_1_5f_2" style:display-name="Excel_CondFormat_27_1_2" style:family="table-cell" style:parent-style-name="Default">
      <style:table-cell-properties fo:background-color="#c0c0c0"/>
      <style:text-properties fo:color="#c0c0c0"/>
    </style:style>
    <style:style style:name="Excel_5f_CondFormat_5f_27_5f_1_5f_3" style:display-name="Excel_CondFormat_27_1_3" style:family="table-cell" style:parent-style-name="Default"/>
    <style:style style:name="blue2" style:family="table-cell" style:parent-style-name="Default">
      <style:table-cell-properties fo:background-color="#b3b3b3"/>
      <style:text-properties fo:color="#b3b3b3"/>
    </style:style>
    <style:style style:name="white_20_font" style:display-name="white font" style:family="table-cell" style:parent-style-name="синий">
      <style:table-cell-properties fo:background-color="transparent"/>
      <style:text-properties fo:color="#ffffff"/>
    </style:style>
    <style:style style:name="Excel_5f_CondFormat_5f_15_5f_2_5f_1" style:display-name="Excel_CondFormat_15_2_1" style:family="table-cell" style:parent-style-name="Default">
      <style:table-cell-properties fo:background-color="#800080"/>
    </style:style>
    <style:style style:name="Excel_5f_CondFormat_5f_15_5f_2_5f_2" style:display-name="Excel_CondFormat_15_2_2" style:family="table-cell" style:parent-style-name="Default">
      <style:table-cell-properties fo:background-color="#c0c0c0"/>
      <style:text-properties fo:color="#c0c0c0"/>
    </style:style>
    <style:style style:name="Excel_5f_CondFormat_5f_15_5f_2_5f_3" style:display-name="Excel_CondFormat_15_2_3" style:family="table-cell" style:parent-style-name="Default"/>
    <style:style style:name="Excel_5f_CondFormat_5f_18_5f_2_5f_1" style:display-name="Excel_CondFormat_18_2_1" style:family="table-cell" style:parent-style-name="Default">
      <style:table-cell-properties fo:background-color="#800080"/>
    </style:style>
    <style:style style:name="Excel_5f_CondFormat_5f_18_5f_2_5f_2" style:display-name="Excel_CondFormat_18_2_2" style:family="table-cell" style:parent-style-name="Default">
      <style:table-cell-properties fo:background-color="#c0c0c0"/>
      <style:text-properties fo:color="#c0c0c0"/>
    </style:style>
    <style:style style:name="Excel_5f_CondFormat_5f_18_5f_2_5f_3" style:display-name="Excel_CondFormat_18_2_3" style:family="table-cell" style:parent-style-name="Default"/>
    <style:style style:name="Excel_5f_CondFormat_5f_21_5f_3_5f_1" style:display-name="Excel_CondFormat_21_3_1" style:family="table-cell" style:parent-style-name="Default">
      <style:table-cell-properties fo:background-color="#800080"/>
    </style:style>
    <style:style style:name="Excel_5f_CondFormat_5f_21_5f_3_5f_2" style:display-name="Excel_CondFormat_21_3_2" style:family="table-cell" style:parent-style-name="Default">
      <style:table-cell-properties fo:background-color="#c0c0c0"/>
      <style:text-properties fo:color="#c0c0c0"/>
    </style:style>
    <style:style style:name="Excel_5f_CondFormat_5f_24_5f_3_5f_1" style:display-name="Excel_CondFormat_24_3_1" style:family="table-cell" style:parent-style-name="Default">
      <style:table-cell-properties fo:background-color="#800080"/>
    </style:style>
    <style:style style:name="Excel_5f_CondFormat_5f_24_5f_3_5f_2" style:display-name="Excel_CondFormat_24_3_2" style:family="table-cell" style:parent-style-name="Default">
      <style:table-cell-properties fo:background-color="#c0c0c0"/>
      <style:text-properties fo:color="#c0c0c0"/>
    </style:style>
    <style:style style:name="Excel_5f_CondFormat_5f_24_5f_3_5f_3" style:display-name="Excel_CondFormat_24_3_3" style:family="table-cell" style:parent-style-name="Default"/>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8-31">31.08.2007</text:date>, <text:time>17:06:21</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5$Build-9093
  </meta:generator>
    <meta:creation-date>2007-05-29T13:25:18</meta:creation-date>
    <dc:creator>Olga Marchevska</dc:creator>
    <dc:date>2007-08-31T17:06:21</dc:date>
    <dc:language>zxx</dc:language>
    <meta:editing-cycles>967</meta:editing-cycles>
    <meta:editing-duration>P25DT8H1M1S</meta:editing-duration>
    <meta:user-defined meta:name="Info 1"/>
    <meta:user-defined meta:name="Info 2"/>
    <meta:user-defined meta:name="Info 3"/>
    <meta:user-defined meta:name="Info 4"/>
    <meta:document-statistic meta:table-count="20" meta:cell-count="14018" meta:object-count="30"/>
  </office:meta>
</office:document-meta>
</file>

<file path=Basic/Standard/Levels.xml><?xml version="1.0" encoding="utf-8"?>
<!DOCTYPE module  PUBLIC '-//OpenOffice.org//DTD OfficeDocument 1.0//EN'  'module.dtd'>
<script:module xmlns:script="http://openoffice.org/2000/script" script:name="Levels" script:language="StarBasic">REM  *****  BASIC  *****

Sub Main
For i = 1 to 50
	Edit_Level(i)
Next i
Edit_Cuisine
Edit_LevelProgress
Edit_Text
print "ok"
End Sub

rem -----------------------------
Sub Edit_Cuisine

Dim oDoc, oSheet
Dim filename As String
Dim fNum as Integer, i As Integer

oDoc = ThisComponent
oSheet = oDoc.Sheets.getByName("Cuisine")
filename = "c:\projects\proto games\master chef\py\def\recipes.def"

fNum = freefile
open filename for output as #fNum
print #fNum, "MasterChef {"

for i = 1 to 60
	print #fNum, "    Recipe(" &amp; oSheet.getCellByPosition(0, i).getString() &amp; ") {"
	print #fNum, "        setting = " &amp; Chr(34) &amp; oSheet.getCellByPosition(1, i).getString() &amp; Chr(34)
	print #fNum, "        type = " &amp; Chr(34) &amp; oSheet.getCellByPosition(6, i).getString() &amp; Chr(34) 
	print #fNum, "        requires = " &amp; Chr(34) &amp; oSheet.getCellByPosition(2, i).getString() &amp; Chr(34) 
	print #fNum, "        price = " &amp; Chr(34) &amp; oSheet.getCellByPosition(3, i).getString() &amp; Chr(34) 
	print #fNum, "        readyAt = " &amp; Chr(34) &amp; oSheet.getCellByPosition(5, i).getString() &amp; Chr(34) 
	print #fNum, "        src = " &amp; Chr(34) &amp; "recipe." &amp; oSheet.getCellByPosition(4, i).getString() &amp; Chr(34) 
	print #fNum, "        emptySrc = " &amp; Chr(34) &amp; "recipe." &amp; oSheet.getCellByPosition(4, i).getString() &amp; ".empty" &amp; Chr(34) 
	print #fNum, "        badge = " &amp; Chr(34) &amp; "cookbook." &amp; oSheet.getCellByPosition(4, i).getString() &amp; Chr(34) 
	print #fNum, "        emptyBadge = " &amp; Chr(34) &amp; "cookbook." &amp; oSheet.getCellByPosition(4, i).getString() &amp; ".empty" &amp; Chr(34) 
	print #fNum, "        badgeX = " &amp; Chr(34) &amp; oSheet.getCellByPosition(7, i).getString() &amp; Chr(34) 
	print #fNum, "        badgeY = " &amp; Chr(34) &amp; oSheet.getCellByPosition(8, i).getString() &amp; Chr(34) 
	print #fNum, "    }"
	print #fNum, ""
next i

print #fNum, "}"
close #fNum

End Sub

rem -----------------------------
Sub Edit_Level(no As Integer)

Const Max_Strings = 200

Dim oDoc, oSheet
Dim filename As String, currentdir As String
Dim strs(Max_Strings) As String
Dim fNum as Integer, i As Integer, j As Integer, k As Integer
Dim sheetname As string
Dim col As Integer, row As Integer
Dim ing As String, qua As String

oDoc = ThisComponent
rem currentdir = DirectoryNameoutofPath(oDoc.getURL(), "/")
currentdir = "c:\projects\proto games\master chef\py\def\"
if no&gt;=10 then
	filename = currentdir &amp; cstr(no) &amp;".def"
else
	filename = currentdir &amp; "0" &amp; cstr(no) &amp;".def"
end if

fNum = freefile
open filename for input as #fNum
i = 1
Do While Not EOF(fNum)
	line input #fNum, strs(i)
	i=i+1
Loop
close #fNum

rem modify what is necessary
sheetname = "Episode"+cstr(int((no+9)/10))
oSheet = oDoc.Sheets.getByName(sheetname)
col = (no-1) mod 10 + 1
for row = 1 to 40
	ing = oSheet.getCellByPosition(0, row).getString()
	qua = oSheet.getCellByPosition(col, row).getString()
	for j=1 to i-1
		k = InStr(strs(j), chr(34) &amp; ing &amp; chr(34))
		if k&gt;0 then
			k1 = Instr(strs(j), "rate")+7
			k2 = Instr(strs(j), " }")-1
			strs(j) = mid(strs(j),1,k1) + qua + mid(strs(j),k2)
		end if
	next j
next row

rem modify level attributes
for row = 50 to 52
	prop = oSheet.getCellByPosition(0, row).getString()
	qua = oSheet.getCellByPosition(col, row).getString()
	for j=1 to i-1
		k = InStr(strs(j), prop)
		if k&gt;0 then
			k1 = Instr(strs(j), "= ")+2
			strs(j) = mid(strs(j),1,k1) + qua + chr(34)
		end if
	next j
next row

fNum = freefile
open filename for output as #fNum
for j = 1 to i-1
	print #fNum, strs(j)
next j
close #fNum

End Sub

rem -----------------------------
Sub Edit_LevelProgress
Dim oDoc, oSheet
Dim filename As String
Dim fNum as Integer, i As Integer

oDoc = ThisComponent
oSheet = oDoc.Sheets.getByName("LevelProgress")
filename = "c:\projects\proto games\master chef\py\def\levelprogress.def"

fNum = freefile
open filename for output as #fNum
print #fNum, "MasterChef {"

i = 0
do while oSheet.getCellByPosition(0, i).getString() &lt;&gt; ""
	select case oSheet.getCellByPosition(0, i).getString()
		case "string"
			print #fNum, oSheet.getCellByPosition(1, i).getString()
		case "level"
			print #fNum, "        level(" &amp; oSheet.getCellByPosition(1, i).getString() &amp; ") {"
			print #fNum, "            restaurant = " &amp; Chr(34) &amp; oSheet.getCellByPosition(2, i).getString() &amp; Chr(34) &amp; _
				" day = " &amp; Chr(34) &amp; oSheet.getCellByPosition(3, i).getString() &amp; Chr(34)
			print #fNum, "            title = " &amp; Chr(34) &amp; oSheet.getCellByPosition(4, i).getString() &amp; Chr(34) &amp; _
				" name = " &amp; Chr(34) &amp; oSheet.getCellByPosition(9, i).getString() &amp; Chr(34) &amp; _
				" no = " &amp; Chr(34) &amp; oSheet.getCellByPosition(5, i).getString() &amp; Chr(34) &amp; _
				" x = " &amp; Chr(34) &amp; oSheet.getCellByPosition(6, i).getString() &amp; Chr(34) &amp; _
				" y = " &amp; Chr(34) &amp; oSheet.getCellByPosition(7, i).getString() &amp; Chr(34)
			print #fNum, "            unlock = " &amp; Chr(34) &amp; "[ " &amp; oSheet.getCellByPosition(8, i).getString() &amp; "]" &amp; Chr(34) 
			print #fNum, "            intro = " &amp; Chr(34) &amp; "{ " &amp; oSheet.getCellByPosition(10, i).getString() &amp; " }" &amp; Chr(34)
			print #fNum, "            passed = " &amp; Chr(34) &amp; "{ " &amp; oSheet.getCellByPosition(11, i).getString() &amp; " }" &amp; Chr(34)
			print #fNum, "            failed = " &amp; Chr(34) &amp; "{ " &amp; oSheet.getCellByPosition(12, i).getString() &amp; " }" &amp; Chr(34)
			print #fNum, "        }"
	end select
	i = i+1
loop

print #fNum, "}"
close #fNum


End Sub


rem -----------------------------
Sub Edit_Text
Dim oDoc, oSheet
Dim filename As String
Dim fNum as Integer, i As Integer

oDoc = ThisComponent
oSheet = oDoc.Sheets.getByName("Text")
filename = "c:\projects\proto games\master chef\py\def\text.def"

fNum = freefile
open filename for output as #fNum
print #fNum, "MasterChef {"

i = 0
do while oSheet.getCellByPosition(0, i).getString() &lt;&gt; ""
	print #fNum, "    text(" &amp; oSheet.getCellByPosition(0, i).getString() &amp; _
		") { str = " &amp; Chr(34) &amp; oSheet.getCellByPosition(1, i).getString() &amp; Chr(34) &amp; " }"
	i = i+1
loop

print #fNum, "}"
close #fNum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Level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